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08" manifest:media-type=""/>
  <manifest:file-entry manifest:full-path="ObjectReplacements/Object 15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57" manifest:media-type="application/x-openoffice-gdimetafile;windows_formatname=&quot;GDIMetaFile&quot;"/>
  <manifest:file-entry manifest:full-path="ObjectReplacements/Object 127" manifest:media-type=""/>
  <manifest:file-entry manifest:full-path="ObjectReplacements/Object 128" manifest:media-type="application/x-openoffice-gdimetafile;windows_formatname=&quot;GDIMetaFile&quot;"/>
  <manifest:file-entry manifest:full-path="ObjectReplacements/Object 129"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3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05" manifest:media-type=""/>
  <manifest:file-entry manifest:full-path="ObjectReplacements/Object 510" manifest:media-type=""/>
  <manifest:file-entry manifest:full-path="ObjectReplacements/Object 511" manifest:media-type="application/x-openoffice-gdimetafile;windows_formatname=&quot;GDIMetaFile&quot;"/>
  <manifest:file-entry manifest:full-path="ObjectReplacements/Object 515" manifest:media-type=""/>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
  <manifest:file-entry manifest:full-path="ObjectReplacements/Object 522" manifest:media-type=""/>
  <manifest:file-entry manifest:full-path="ObjectReplacements/Object 523"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48/content.xml" manifest:media-type="text/xml"/>
  <manifest:file-entry manifest:full-path="Object 448/Configurations2/accelerator/current.xml" manifest:media-type=""/>
  <manifest:file-entry manifest:full-path="Object 448/Configurations2/" manifest:media-type="application/vnd.sun.xml.ui.configuration"/>
  <manifest:file-entry manifest:full-path="Object 448/settings.xml" manifest:media-type="text/xml"/>
  <manifest:file-entry manifest:full-path="Object 4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settings.xml" manifest:media-type="text/xml"/>
  <manifest:file-entry manifest:full-path="Object 419/Configurations2/accelerator/current.xml" manifest:media-type=""/>
  <manifest:file-entry manifest:full-path="Object 419/Configurations2/" manifest:media-type="application/vnd.sun.xml.ui.configuration"/>
  <manifest:file-entry manifest:full-path="Object 419/content.xml" manifest:media-type="text/xml"/>
  <manifest:file-entry manifest:full-path="Object 419/"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8/content.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Configurations2/accelerator/current.xml" manifest:media-type=""/>
  <manifest:file-entry manifest:full-path="Object 422/Configurations2/" manifest:media-type="application/vnd.sun.xml.ui.configuration"/>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settings.xml" manifest:media-type="text/xml"/>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 manifest:version="1.2" manifest:media-type="application/vnd.oasis.opendocument.formula"/>
  <manifest:file-entry manifest:full-path="layout-cache" manifest:media-type="application/binary"/>
  <manifest:file-entry manifest:full-path="Object 424/Configurations2/accelerator/current.xml" manifest:media-type=""/>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tent.xml" manifest:media-type="text/xml"/>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11/settings.xml" manifest:media-type="text/xml"/>
  <manifest:file-entry manifest:full-path="Object 311/Configurations2/accelerator/current.xml" manifest:media-type=""/>
  <manifest:file-entry manifest:full-path="Object 311/Configurations2/" manifest:media-type="application/vnd.sun.xml.ui.configuration"/>
  <manifest:file-entry manifest:full-path="Object 311/content.xml" manifest:media-type="text/xml"/>
  <manifest:file-entry manifest:full-path="Object 31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tent.xml" manifest:media-type="text/xml"/>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14/settings.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settings.xml" manifest:media-type="text/xml"/>
  <manifest:file-entry manifest:full-path="Object 313/"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491/settings.xml" manifest:media-type="text/xml"/>
  <manifest:file-entry manifest:full-path="Object 491/Configurations2/accelerator/current.xml" manifest:media-type=""/>
  <manifest:file-entry manifest:full-path="Object 491/Configurations2/" manifest:media-type="application/vnd.sun.xml.ui.configuration"/>
  <manifest:file-entry manifest:full-path="Object 491/content.xml" manifest:media-type="text/xml"/>
  <manifest:file-entry manifest:full-path="Object 491/"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content.xml" manifest:media-type="text/xml"/>
  <manifest:file-entry manifest:full-path="Object 435/" manifest:version="1.2" manifest:media-type="application/vnd.oasis.opendocument.formula"/>
  <manifest:file-entry manifest:full-path="Object 436/content.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settings.xml" manifest:media-type="text/xml"/>
  <manifest:file-entry manifest:full-path="Object 379/Configurations2/accelerator/current.xml" manifest:media-type=""/>
  <manifest:file-entry manifest:full-path="Object 379/Configurations2/" manifest:media-type="application/vnd.sun.xml.ui.configuration"/>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meta.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7/Configurations2/accelerator/current.xml" manifest:media-type=""/>
  <manifest:file-entry manifest:full-path="Object 387/Configurations2/" manifest:media-type="application/vnd.sun.xml.ui.configuration"/>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settings.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content.xml" manifest:media-type="text/xml"/>
  <manifest:file-entry manifest:full-path="Object 3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4/settings.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505/settings.xml" manifest:media-type="text/xml"/>
  <manifest:file-entry manifest:full-path="Object 505/Configurations2/accelerator/current.xml" manifest:media-type=""/>
  <manifest:file-entry manifest:full-path="Object 505/Configurations2/" manifest:media-type="application/vnd.sun.xml.ui.configuration"/>
  <manifest:file-entry manifest:full-path="Object 505/content.xml" manifest:media-type="text/xml"/>
  <manifest:file-entry manifest:full-path="Object 505/"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5/settings.xml" manifest:media-type="text/xml"/>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24/Configurations2/accelerator/current.xml" manifest:media-type=""/>
  <manifest:file-entry manifest:full-path="Object 524/Configurations2/" manifest:media-type="application/vnd.sun.xml.ui.configuration"/>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17/Configurations2/accelerator/current.xml" manifest:media-type=""/>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figurations2/accelerator/current.xml" manifest:media-type=""/>
  <manifest:file-entry manifest:full-path="Object 451/Configurations2/" manifest:media-type="application/vnd.sun.xml.ui.configuration"/>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4/content.xml" manifest:media-type="text/xml"/>
  <manifest:file-entry manifest:full-path="Object 464/Configurations2/accelerator/current.xml" manifest:media-type=""/>
  <manifest:file-entry manifest:full-path="Object 464/Configurations2/" manifest:media-type="application/vnd.sun.xml.ui.configuration"/>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67/content.xml" manifest:media-type="text/xml"/>
  <manifest:file-entry manifest:full-path="Object 467/Configurations2/accelerator/current.xml" manifest:media-type=""/>
  <manifest:file-entry manifest:full-path="Object 467/Configurations2/" manifest:media-type="application/vnd.sun.xml.ui.configuration"/>
  <manifest:file-entry manifest:full-path="Object 467/settings.xml" manifest:media-type="text/xml"/>
  <manifest:file-entry manifest:full-path="Object 467/"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74/settings.xml" manifest:media-type="text/xml"/>
  <manifest:file-entry manifest:full-path="Object 474/Configurations2/accelerator/current.xml" manifest:media-type=""/>
  <manifest:file-entry manifest:full-path="Object 474/Configurations2/" manifest:media-type="application/vnd.sun.xml.ui.configuration"/>
  <manifest:file-entry manifest:full-path="Object 474/content.xml" manifest:media-type="text/xml"/>
  <manifest:file-entry manifest:full-path="Object 474/"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521/content.xml" manifest:media-type="text/xml"/>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 manifest:version="1.2" manifest:media-type="application/vnd.oasis.opendocument.formula"/>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tent.xml" manifest:media-type="text/xml"/>
  <manifest:file-entry manifest:full-path="Object 530/Configurations2/accelerator/current.xml" manifest:media-type=""/>
  <manifest:file-entry manifest:full-path="Object 530/Configurations2/" manifest:media-type="application/vnd.sun.xml.ui.configuration"/>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settings.xml" manifest:media-type="text/xml"/>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 manifest:version="1.2" manifest:media-type="application/vnd.oasis.opendocument.formula"/>
  <manifest:file-entry manifest:full-path="Object 528/Configurations2/accelerator/current.xml" manifest:media-type=""/>
  <manifest:file-entry manifest:full-path="Object 528/Configurations2/" manifest:media-type="application/vnd.sun.xml.ui.configuration"/>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480/settings.xml" manifest:media-type="text/xml"/>
  <manifest:file-entry manifest:full-path="Object 480/Configurations2/accelerator/current.xml" manifest:media-type=""/>
  <manifest:file-entry manifest:full-path="Object 480/Configurations2/" manifest:media-type="application/vnd.sun.xml.ui.configuration"/>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tent.xml" manifest:media-type="text/xml"/>
  <manifest:file-entry manifest:full-path="Object 482/Configurations2/accelerator/current.xml" manifest:media-type=""/>
  <manifest:file-entry manifest:full-path="Object 482/Configurations2/" manifest:media-type="application/vnd.sun.xml.ui.configuration"/>
  <manifest:file-entry manifest:full-path="Object 482/settings.xml" manifest:media-type="text/xml"/>
  <manifest:file-entry manifest:full-path="Object 482/" manifest:version="1.2" manifest:media-type="application/vnd.oasis.opendocument.formula"/>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55/Configurations2/accelerator/current.xml" manifest:media-type=""/>
  <manifest:file-entry manifest:full-path="Object 455/Configurations2/" manifest:media-type="application/vnd.sun.xml.ui.configuration"/>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settings.xml" manifest:media-type="text/xml"/>
  <manifest:file-entry manifest:full-path="Object 486/Configurations2/accelerator/current.xml" manifest:media-type=""/>
  <manifest:file-entry manifest:full-path="Object 486/Configurations2/" manifest:media-type="application/vnd.sun.xml.ui.configuration"/>
  <manifest:file-entry manifest:full-path="Object 486/content.xml" manifest:media-type="text/xml"/>
  <manifest:file-entry manifest:full-path="Object 486/" manifest:version="1.2" manifest:media-type="application/vnd.oasis.opendocument.formula"/>
  <manifest:file-entry manifest:full-path="Object 487/content.xml" manifest:media-type="text/xml"/>
  <manifest:file-entry manifest:full-path="Object 487/Configurations2/accelerator/current.xml" manifest:media-type=""/>
  <manifest:file-entry manifest:full-path="Object 487/Configurations2/" manifest:media-type="application/vnd.sun.xml.ui.configuration"/>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01/content.xml" manifest:media-type="text/xml"/>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settings.xml" manifest:media-type="text/xml"/>
  <manifest:file-entry manifest:full-path="Object 363/" manifest:version="1.2"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settings.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ell Gothic Std Black" svg:font-family="'Bell Gothic Std Black'" style:font-adornments="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2pt" fo:font-style="normal" fo:font-weight="normal" officeooo:paragraph-rsid="003cd6dc" style:font-name-asian="Courier New" style:font-size-asian="10.5pt" style:font-style-asian="normal" style:font-weight-asian="normal" style:font-name-complex="Courier New" style:font-size-complex="10.5pt" style:font-style-complex="normal" style:font-weight-complex="normal"/>
    </style:style>
    <style:style style:name="P2" style:family="paragraph" style:parent-style-name="Standard">
      <style:paragraph-properties fo:text-align="start" style:justify-single-word="false" style:text-autospace="none"/>
      <style:text-properties style:font-name="Times New Roman" fo:font-size="12pt" fo:font-style="normal" fo:font-weight="normal" officeooo:paragraph-rsid="0021375c" style:font-name-asian="Courier New" style:font-size-asian="12pt" style:font-style-asian="normal" style:font-weight-asian="normal" style:font-name-complex="Courier New" style:font-size-complex="12pt" style:font-style-complex="normal" style:font-weight-complex="normal"/>
    </style:style>
    <style:style style:name="P3" style:family="paragraph" style:parent-style-name="Standard">
      <style:paragraph-properties fo:text-align="center" style:justify-single-word="false" style:text-autospace="none"/>
      <style:text-properties style:font-name="Times New Roman" fo:font-size="12pt" fo:font-style="normal" fo:font-weight="bold" officeooo:paragraph-rsid="00ddc72b" style:font-name-asian="Courier New" style:font-size-asian="10.5pt" style:font-style-asian="normal" style:font-weight-asian="bold" style:font-name-complex="Courier New" style:font-size-complex="10.5pt" style:font-style-complex="normal" style:font-weight-complex="bold"/>
    </style:style>
    <style:style style:name="P4"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2e468a"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45efcb"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04918f"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2e471e"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2fbf57"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3f9b4f"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858e1b"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85bd7b"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876080"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893277"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1b84749"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2041110"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26b75d3"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2681a6d"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2cd667b"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44fc4d1"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49ede5a"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4fe5c3c"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534aced"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554821c"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Standard">
      <style:paragraph-properties fo:text-align="start" style:justify-single-word="false" style:text-autospace="none"/>
      <style:text-properties fo:color="#000000" style:font-name="Times New Roman" fo:font-size="12pt" fo:font-style="normal" fo:font-weight="normal" officeooo:rsid="002e468a"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Standard">
      <style:paragraph-properties fo:text-align="start" style:justify-single-word="false" style:text-autospace="none"/>
      <style:text-properties fo:color="#000000" style:font-name="Times New Roman" fo:font-size="12pt" fo:font-style="normal" fo:font-weight="normal" officeooo:rsid="002e468a" officeooo:paragraph-rsid="02cd667b"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Standard">
      <style:paragraph-properties fo:text-align="start" style:justify-single-word="false" style:text-autospace="none"/>
      <style:text-properties fo:color="#000000" style:font-name="Times New Roman" fo:font-size="12pt" fo:font-style="normal" fo:font-weight="normal" officeooo:rsid="002e468a" officeooo:paragraph-rsid="05413ef7"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Standard">
      <style:paragraph-properties fo:text-align="end" style:justify-single-word="false" style:text-autospace="none"/>
      <style:text-properties fo:color="#000000" style:font-name="Times New Roman" fo:font-size="12pt" fo:font-style="normal" fo:font-weight="normal" officeooo:rsid="002e468a" officeooo:paragraph-rsid="049ede5a"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03ea520"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03ee6dc"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23b3284"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2cd667b"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2b47c38"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3a4835a"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245a8c0"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3951821"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5047d77"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516df3f"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5433c9c"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03cd6dc"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2d71a5"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370da3"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37abc1"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39748c"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3b11e4"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44a605d"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Standard">
      <style:paragraph-properties fo:text-align="start" style:justify-single-word="false" style:text-autospace="none"/>
      <style:text-properties fo:color="#000000" style:font-name="Times New Roman" fo:font-size="12pt" fo:font-style="normal" fo:font-weight="normal" officeooo:rsid="003cd6dc" officeooo:paragraph-rsid="0554821c"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Standard">
      <style:paragraph-properties fo:text-align="end" style:justify-single-word="false" style:text-autospace="none"/>
      <style:text-properties fo:color="#000000" style:font-name="Times New Roman" fo:font-size="12pt" fo:font-style="normal" fo:font-weight="normal" officeooo:rsid="003cd6dc" officeooo:paragraph-rsid="05047d77"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Standard">
      <style:paragraph-properties fo:text-align="end" style:justify-single-word="false" style:text-autospace="none"/>
      <style:text-properties fo:color="#000000" style:font-name="Times New Roman" fo:font-size="12pt" fo:font-style="normal" fo:font-weight="normal" officeooo:rsid="003cd6dc" officeooo:paragraph-rsid="0516df3f"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Standard">
      <style:paragraph-properties fo:text-align="start" style:justify-single-word="false" style:text-autospace="none"/>
      <style:text-properties fo:color="#000000" style:font-name="Times New Roman" fo:font-size="12pt" fo:font-style="normal" fo:font-weight="normal" officeooo:rsid="003ee6dc" officeooo:paragraph-rsid="003cd6dc"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Standard">
      <style:paragraph-properties fo:text-align="center" style:justify-single-word="false" style:text-autospace="none"/>
      <style:text-properties fo:color="#000000" style:font-name="Times New Roman" fo:font-size="12pt" fo:font-style="normal" fo:font-weight="normal" officeooo:rsid="0039a80a" officeooo:paragraph-rsid="0039a80a" style:font-name-asian="Courier New" style:font-size-asian="10.5pt" style:font-style-asian="normal" style:font-weight-asian="normal" style:font-name-complex="Courier New" style:font-size-complex="10.5pt" style:font-style-complex="normal" style:font-weight-complex="normal"/>
    </style:style>
    <style:style style:name="P57" style:family="paragraph" style:parent-style-name="Standard">
      <style:paragraph-properties fo:text-align="center" style:justify-single-word="false" style:text-autospace="none"/>
      <style:text-properties fo:color="#000000" style:font-name="Times New Roman" fo:font-size="12pt" fo:font-style="normal" fo:font-weight="normal" officeooo:rsid="0039a80a" officeooo:paragraph-rsid="02041110" style:font-name-asian="Courier New" style:font-size-asian="10.5pt" style:font-style-asian="normal" style:font-weight-asian="normal" style:font-name-complex="Courier New" style:font-size-complex="10.5pt" style:font-style-complex="normal" style:font-weight-complex="normal"/>
    </style:style>
    <style:style style:name="P58" style:family="paragraph" style:parent-style-name="Standard">
      <style:paragraph-properties fo:text-align="center" style:justify-single-word="false" style:text-autospace="none"/>
      <style:text-properties fo:color="#000000" style:font-name="Times New Roman" fo:font-size="12pt" fo:font-style="normal" fo:font-weight="normal" officeooo:rsid="0039a80a" officeooo:paragraph-rsid="03247c83" style:font-name-asian="Courier New" style:font-size-asian="10.5pt" style:font-style-asian="normal" style:font-weight-asian="normal" style:font-name-complex="Courier New" style:font-size-complex="10.5pt" style:font-style-complex="normal" style:font-weight-complex="normal"/>
    </style:style>
    <style:style style:name="P59" style:family="paragraph" style:parent-style-name="Standard">
      <style:paragraph-properties fo:text-align="center" style:justify-single-word="false" style:text-autospace="none"/>
      <style:text-properties fo:color="#000000" style:font-name="Times New Roman" fo:font-size="12pt" fo:font-style="normal" fo:font-weight="normal" officeooo:rsid="0039a80a" officeooo:paragraph-rsid="01858e1b" style:font-name-asian="Courier New" style:font-size-asian="10.5pt" style:font-style-asian="normal" style:font-weight-asian="normal" style:font-name-complex="Courier New" style:font-size-complex="10.5pt" style:font-style-complex="normal" style:font-weight-complex="normal"/>
    </style:style>
    <style:style style:name="P60" style:family="paragraph" style:parent-style-name="Standard">
      <style:paragraph-properties fo:text-align="center" style:justify-single-word="false" style:text-autospace="none"/>
      <style:text-properties fo:color="#000000" style:font-name="Times New Roman" fo:font-size="12pt" fo:font-style="normal" fo:font-weight="normal" officeooo:rsid="0039a80a"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61" style:family="paragraph" style:parent-style-name="Standard">
      <style:paragraph-properties fo:text-align="start" style:justify-single-word="false" style:text-autospace="none"/>
      <style:text-properties fo:color="#000000" style:font-name="Times New Roman" fo:font-size="12pt" fo:font-style="normal" fo:font-weight="normal" officeooo:rsid="007e0c0a" officeooo:paragraph-rsid="037e6467"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Standard">
      <style:paragraph-properties fo:text-align="start" style:justify-single-word="false" style:text-autospace="none"/>
      <style:text-properties fo:color="#000000" style:font-name="Times New Roman" fo:font-size="12pt" fo:font-style="normal" fo:font-weight="normal" officeooo:rsid="007e0c0a"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Standard">
      <style:paragraph-properties fo:text-align="start" style:justify-single-word="false" style:text-autospace="none"/>
      <style:text-properties fo:color="#000000" style:font-name="Times New Roman" fo:font-size="12pt" fo:font-style="normal" fo:font-weight="normal" officeooo:rsid="007e0c0a" officeooo:paragraph-rsid="03951821"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Standard">
      <style:paragraph-properties fo:text-align="start" style:justify-single-word="false" style:text-autospace="none"/>
      <style:text-properties fo:color="#000000" style:font-name="Times New Roman" fo:font-size="12pt" fo:font-style="normal" fo:font-weight="normal" officeooo:rsid="007e0c0a" officeooo:paragraph-rsid="02b31e8f"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Standard">
      <style:paragraph-properties fo:text-align="start" style:justify-single-word="false" style:text-autospace="none"/>
      <style:text-properties fo:color="#000000" style:font-name="Times New Roman" fo:font-size="12pt" fo:font-style="normal" fo:font-weight="normal" officeooo:rsid="007e0c0a" officeooo:paragraph-rsid="05522dd5"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Standard">
      <style:paragraph-properties fo:text-align="center" style:justify-single-word="false" style:text-autospace="none"/>
      <style:text-properties fo:color="#000000" style:font-name="Times New Roman" fo:font-size="12pt" fo:font-style="normal" fo:font-weight="normal" officeooo:rsid="007e0c0a"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Standard">
      <style:paragraph-properties fo:text-align="start" style:justify-single-word="false" style:text-autospace="none"/>
      <style:text-properties fo:color="#000000" style:font-name="Times New Roman" fo:font-size="12pt" fo:font-style="normal" fo:font-weight="normal" officeooo:rsid="00258354" officeooo:paragraph-rsid="0021375c"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104918f"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191323"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2e6d2a"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31064c"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31e86b"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32c8b1"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349dd2"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4c3898"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1408087"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center" style:justify-single-word="false" style:text-autospace="none"/>
      <style:text-properties fo:color="#000000" style:font-name="Times New Roman" fo:font-size="12pt" fo:font-style="normal" fo:font-weight="normal" officeooo:rsid="003bee55" officeooo:paragraph-rsid="056696cf"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0e056ce"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0e2424c"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0e5724b"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0e86134"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00cf0e"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04918f"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1c0e30"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2e471e"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2fbf57"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476e84"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4e0281"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8bfc13"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94fc73"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c30feb"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c4d2eb"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3980bda"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39b7938"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74cb59"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49ede5a"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1902ca"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31e86b"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32c8b1"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349dd2"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5134fe"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322e4e4"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44b7bb"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1c30feb"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Standard">
      <style:paragraph-properties fo:text-align="end" style:justify-single-word="false" style:text-autospace="none"/>
      <style:text-properties fo:color="#000000" style:font-name="Times New Roman" fo:font-size="12pt" fo:font-style="normal" fo:font-weight="normal" officeooo:rsid="003bee55" officeooo:paragraph-rsid="054c3898"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258bf2e"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26b75d3"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183cb18"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2c45044"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3247c83"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32baa2e"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32d5c0e"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4aac0f5"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4ba1d00"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53742f0"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5522dd5"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1c75c14"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3247c83"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3730a60"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37a6944"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37da085"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39ff8b6"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4fe5c3c"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Standard">
      <style:paragraph-properties fo:text-align="start" style:justify-single-word="false" style:text-autospace="none"/>
      <style:text-properties fo:color="#000000" style:font-name="Times New Roman" fo:font-size="12pt" fo:font-style="normal" fo:font-weight="normal" officeooo:rsid="005a182b" officeooo:paragraph-rsid="0556d214"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12c1294"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53742f0" style:font-name-asian="Courier New" style:font-size-asian="10.5pt" style:font-style-asian="normal" style:font-weight-asian="normal" style:font-name-complex="Courier New" style:font-size-complex="10.5pt" style:font-style-complex="normal" style:font-weight-complex="normal"/>
    </style:style>
    <style:style style:name="P130"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4fe5c3c" style:font-name-asian="Courier New" style:font-size-asian="10.5pt" style:font-style-asian="normal" style:font-weight-asian="normal" style:font-name-complex="Courier New" style:font-size-complex="10.5pt" style:font-style-complex="normal" style:font-weight-complex="normal"/>
    </style:style>
    <style:style style:name="P131"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1d12e07" style:font-name-asian="Courier New" style:font-size-asian="10.5pt" style:font-style-asian="normal" style:font-weight-asian="normal" style:font-name-complex="Courier New" style:font-size-complex="10.5pt" style:font-style-complex="normal" style:font-weight-complex="normal"/>
    </style:style>
    <style:style style:name="P132"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55469ed" style:font-name-asian="Courier New" style:font-size-asian="10.5pt" style:font-style-asian="normal" style:font-weight-asian="normal" style:font-name-complex="Courier New" style:font-size-complex="10.5pt" style:font-style-complex="normal" style:font-weight-complex="normal"/>
    </style:style>
    <style:style style:name="P133" style:family="paragraph" style:parent-style-name="Standard">
      <style:paragraph-properties fo:text-align="end" style:justify-single-word="false" style:text-autospace="none"/>
      <style:text-properties fo:color="#000000" style:font-name="Times New Roman" fo:font-size="12pt" fo:font-style="normal" fo:font-weight="normal" officeooo:rsid="005a182b" officeooo:paragraph-rsid="04b01f2e" style:font-name-asian="Courier New" style:font-size-asian="10.5pt" style:font-style-asian="normal" style:font-weight-asian="normal" style:font-name-complex="Courier New" style:font-size-complex="10.5pt" style:font-style-complex="normal" style:font-weight-complex="normal"/>
    </style:style>
    <style:style style:name="P134" style:family="paragraph" style:parent-style-name="Standard">
      <style:paragraph-properties fo:text-align="center" style:justify-single-word="false" style:text-autospace="none"/>
      <style:text-properties fo:color="#000000" style:font-name="Times New Roman" fo:font-size="12pt" fo:font-style="normal" fo:font-weight="normal" officeooo:rsid="00a54f65" officeooo:paragraph-rsid="0220c45b" style:font-name-asian="Courier New" style:font-size-asian="10.5pt" style:font-style-asian="normal" style:font-weight-asian="normal" style:font-name-complex="Courier New" style:font-size-complex="10.5pt" style:font-style-complex="normal" style:font-weight-complex="normal"/>
    </style:style>
    <style:style style:name="P135" style:family="paragraph" style:parent-style-name="Standard">
      <style:paragraph-properties fo:text-align="center" style:justify-single-word="false" style:text-autospace="none"/>
      <style:text-properties fo:color="#000000" style:font-name="Times New Roman" fo:font-size="12pt" fo:font-style="normal" fo:font-weight="normal" officeooo:rsid="02934130" officeooo:paragraph-rsid="02934130" style:font-name-asian="Courier New" style:font-size-asian="10.5pt" style:font-style-asian="normal" style:font-weight-asian="normal" style:font-name-complex="Courier New" style:font-size-complex="10.5pt" style:font-style-complex="normal" style:font-weight-complex="normal"/>
    </style:style>
    <style:style style:name="P136"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32baa2e" style:font-name-asian="Courier New" style:font-size-asian="10.5pt" style:font-style-asian="normal" style:font-weight-asian="normal" style:font-name-complex="Courier New" style:font-size-complex="10.5pt" style:font-style-complex="normal" style:font-weight-complex="normal"/>
    </style:style>
    <style:style style:name="P137"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3312065" style:font-name-asian="Courier New" style:font-size-asian="10.5pt" style:font-style-asian="normal" style:font-weight-asian="normal" style:font-name-complex="Courier New" style:font-size-complex="10.5pt" style:font-style-complex="normal" style:font-weight-complex="normal"/>
    </style:style>
    <style:style style:name="P138"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341b2e7" style:font-name-asian="Courier New" style:font-size-asian="10.5pt" style:font-style-asian="normal" style:font-weight-asian="normal" style:font-name-complex="Courier New" style:font-size-complex="10.5pt" style:font-style-complex="normal" style:font-weight-complex="normal"/>
    </style:style>
    <style:style style:name="P139"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4c990c8" style:font-name-asian="Courier New" style:font-size-asian="10.5pt" style:font-style-asian="normal" style:font-weight-asian="normal" style:font-name-complex="Courier New" style:font-size-complex="10.5pt" style:font-style-complex="normal" style:font-weight-complex="normal"/>
    </style:style>
    <style:style style:name="P140"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539f7ec" style:font-name-asian="Courier New" style:font-size-asian="10.5pt" style:font-style-asian="normal" style:font-weight-asian="normal" style:font-name-complex="Courier New" style:font-size-complex="10.5pt" style:font-style-complex="normal" style:font-weight-complex="normal"/>
    </style:style>
    <style:style style:name="P141" style:family="paragraph" style:parent-style-name="Standard">
      <style:paragraph-properties fo:text-align="start" style:justify-single-word="false" style:text-autospace="none"/>
      <style:text-properties fo:color="#000000" style:font-name="Times New Roman" fo:font-size="12pt" fo:font-style="normal" fo:font-weight="normal" officeooo:rsid="0083eae4" officeooo:paragraph-rsid="053b5136" style:font-name-asian="Courier New" style:font-size-asian="10.5pt" style:font-style-asian="normal" style:font-weight-asian="normal" style:font-name-complex="Courier New" style:font-size-complex="10.5pt" style:font-style-complex="normal" style:font-weight-complex="normal"/>
    </style:style>
    <style:style style:name="P142" style:family="paragraph" style:parent-style-name="Standard">
      <style:paragraph-properties fo:text-align="center" style:justify-single-word="false" style:text-autospace="none"/>
      <style:text-properties fo:color="#000000" style:font-name="Times New Roman" fo:font-size="12pt" fo:font-style="normal" fo:font-weight="normal" officeooo:rsid="0083eae4" officeooo:paragraph-rsid="02c45044" style:font-name-asian="Courier New" style:font-size-asian="10.5pt" style:font-style-asian="normal" style:font-weight-asian="normal" style:font-name-complex="Courier New" style:font-size-complex="10.5pt" style:font-style-complex="normal" style:font-weight-complex="normal"/>
    </style:style>
    <style:style style:name="P143" style:family="paragraph" style:parent-style-name="Standard">
      <style:paragraph-properties fo:text-align="start" style:justify-single-word="false" style:text-autospace="none"/>
      <style:text-properties fo:color="#000000" style:font-name="Times New Roman" fo:font-size="12pt" fo:font-style="normal" fo:font-weight="normal" officeooo:rsid="0393e455"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144" style:family="paragraph" style:parent-style-name="Standard">
      <style:paragraph-properties fo:text-align="start" style:justify-single-word="false" style:text-autospace="none"/>
      <style:text-properties fo:color="#000000" style:font-name="Times New Roman" fo:font-size="12pt" fo:font-style="normal" fo:font-weight="normal" officeooo:rsid="0393e455" officeooo:paragraph-rsid="05191323" style:font-name-asian="Courier New" style:font-size-asian="10.5pt" style:font-style-asian="normal" style:font-weight-asian="normal" style:font-name-complex="Courier New" style:font-size-complex="10.5pt" style:font-style-complex="normal" style:font-weight-complex="normal"/>
    </style:style>
    <style:style style:name="P145" style:family="paragraph" style:parent-style-name="Standard">
      <style:paragraph-properties fo:text-align="start" style:justify-single-word="false" style:text-autospace="none"/>
      <style:text-properties fo:color="#000000" style:font-name="Times New Roman" fo:font-size="12pt" fo:font-style="normal" fo:font-weight="normal" officeooo:rsid="00e0ccf0" officeooo:paragraph-rsid="012fbf57" style:font-name-asian="Courier New" style:font-size-asian="10.5pt" style:font-style-asian="normal" style:font-weight-asian="normal" style:font-name-complex="Courier New" style:font-size-complex="10.5pt" style:font-style-complex="normal" style:font-weight-complex="normal"/>
    </style:style>
    <style:style style:name="P146" style:family="paragraph" style:parent-style-name="Standard">
      <style:paragraph-properties fo:text-align="start" style:justify-single-word="false" style:text-autospace="none"/>
      <style:text-properties fo:color="#000000" style:font-name="Times New Roman" fo:font-size="12pt" fo:font-style="normal" fo:font-weight="normal" officeooo:rsid="00e0ccf0" officeooo:paragraph-rsid="0500187b" style:font-name-asian="Courier New" style:font-size-asian="10.5pt" style:font-style-asian="normal" style:font-weight-asian="normal" style:font-name-complex="Courier New" style:font-size-complex="10.5pt" style:font-style-complex="normal" style:font-weight-complex="normal"/>
    </style:style>
    <style:style style:name="P147" style:family="paragraph" style:parent-style-name="Standard">
      <style:paragraph-properties fo:text-align="start" style:justify-single-word="false" style:text-autospace="none"/>
      <style:text-properties fo:color="#000000" style:font-name="Times New Roman" fo:font-size="12pt" fo:font-style="normal" fo:font-weight="normal" officeooo:rsid="049ede5a" officeooo:paragraph-rsid="0393e455" style:font-name-asian="Courier New" style:font-size-asian="10.5pt" style:font-style-asian="normal" style:font-weight-asian="normal" style:font-name-complex="Courier New" style:font-size-complex="10.5pt" style:font-style-complex="normal" style:font-weight-complex="normal"/>
    </style:style>
    <style:style style:name="P148" style:family="paragraph" style:parent-style-name="Standard">
      <style:paragraph-properties fo:text-align="start" style:justify-single-word="false" style:text-autospace="none"/>
      <style:text-properties fo:color="#000000" style:font-name="Times New Roman" fo:font-size="12pt" fo:font-style="normal" fo:font-weight="normal" officeooo:rsid="01b31afa" officeooo:paragraph-rsid="012e471e" style:font-name-asian="Courier New" style:font-size-asian="10.5pt" style:font-style-asian="normal" style:font-weight-asian="normal" style:font-name-complex="Courier New" style:font-size-complex="10.5pt" style:font-style-complex="normal" style:font-weight-complex="normal"/>
    </style:style>
    <style:style style:name="P149" style:family="paragraph" style:parent-style-name="Standard">
      <style:paragraph-properties fo:text-align="start" style:justify-single-word="false" style:text-autospace="none"/>
      <style:text-properties fo:color="#000000" style:font-name="Times New Roman" fo:font-size="12pt" fo:font-style="normal" fo:font-weight="normal" officeooo:rsid="01430a32" officeooo:paragraph-rsid="04fab08f" style:font-name-asian="Courier New" style:font-size-asian="10.5pt" style:font-style-asian="normal" style:font-weight-asian="normal" style:font-name-complex="Courier New" style:font-size-complex="10.5pt" style:font-style-complex="normal" style:font-weight-complex="normal"/>
    </style:style>
    <style:style style:name="P150" style:family="paragraph" style:parent-style-name="Standard">
      <style:paragraph-properties fo:text-align="start" style:justify-single-word="false" style:text-autospace="none"/>
      <style:text-properties fo:color="#000000" style:font-name="Times New Roman" fo:font-size="12pt" fo:font-style="normal" fo:font-weight="normal" officeooo:rsid="01430a32" officeooo:paragraph-rsid="0506ce08" style:font-name-asian="Courier New" style:font-size-asian="10.5pt" style:font-style-asian="normal" style:font-weight-asian="normal" style:font-name-complex="Courier New" style:font-size-complex="10.5pt" style:font-style-complex="normal" style:font-weight-complex="normal"/>
    </style:style>
    <style:style style:name="P151" style:family="paragraph" style:parent-style-name="Standard">
      <style:paragraph-properties fo:text-align="start" style:justify-single-word="false" style:text-autospace="none"/>
      <style:text-properties fo:color="#000000" style:font-name="Times New Roman" fo:font-size="12pt" fo:font-style="normal" fo:font-weight="normal" officeooo:rsid="02d08841" officeooo:paragraph-rsid="05413ef7" style:font-name-asian="Courier New" style:font-size-asian="10.5pt" style:font-style-asian="normal" style:font-weight-asian="normal" style:font-name-complex="Courier New" style:font-size-complex="10.5pt" style:font-style-complex="normal" style:font-weight-complex="normal"/>
    </style:style>
    <style:style style:name="P152" style:family="paragraph" style:parent-style-name="Standard">
      <style:paragraph-properties fo:text-align="start" style:justify-single-word="false" style:text-autospace="none"/>
      <style:text-properties fo:color="#000000" style:font-name="Times New Roman" fo:font-size="12pt" fo:font-style="normal" fo:font-weight="normal" officeooo:rsid="04ccab95" officeooo:paragraph-rsid="0021375c" style:font-name-asian="Courier New" style:font-size-asian="12pt" style:font-style-asian="normal" style:font-weight-asian="normal" style:font-name-complex="Courier New" style:font-size-complex="12pt" style:font-style-complex="normal" style:font-weight-complex="normal"/>
    </style:style>
    <style:style style:name="P153"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09bbbb2" style:font-name-asian="Courier New" style:font-size-asian="10.5pt" style:font-style-asian="normal" style:font-weight-asian="bold" style:font-name-complex="Courier New" style:font-size-complex="10.5pt" style:font-style-complex="normal" style:font-weight-complex="bold"/>
    </style:style>
    <style:style style:name="P154"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23513f3" style:font-name-asian="Courier New" style:font-size-asian="10.5pt" style:font-style-asian="normal" style:font-weight-asian="bold" style:font-name-complex="Courier New" style:font-size-complex="10.5pt" style:font-style-complex="normal" style:font-weight-complex="bold"/>
    </style:style>
    <style:style style:name="P155"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2c45044" style:font-name-asian="Courier New" style:font-size-asian="10.5pt" style:font-style-asian="normal" style:font-weight-asian="bold" style:font-name-complex="Courier New" style:font-size-complex="10.5pt" style:font-style-complex="normal" style:font-weight-complex="bold"/>
    </style:style>
    <style:style style:name="P156"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28863e" style:font-name-asian="Courier New" style:font-size-asian="10.5pt" style:font-style-asian="normal" style:font-weight-asian="bold" style:font-name-complex="Courier New" style:font-size-complex="10.5pt" style:font-style-complex="normal" style:font-weight-complex="bold"/>
    </style:style>
    <style:style style:name="P157"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4a33ab" style:font-name-asian="Courier New" style:font-size-asian="10.5pt" style:font-style-asian="normal" style:font-weight-asian="bold" style:font-name-complex="Courier New" style:font-size-complex="10.5pt" style:font-style-complex="normal" style:font-weight-complex="bold"/>
    </style:style>
    <style:style style:name="P158"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4e5258" style:font-name-asian="Courier New" style:font-size-asian="10.5pt" style:font-style-asian="normal" style:font-weight-asian="bold" style:font-name-complex="Courier New" style:font-size-complex="10.5pt" style:font-style-complex="normal" style:font-weight-complex="bold"/>
    </style:style>
    <style:style style:name="P159"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58ca92" style:font-name-asian="Courier New" style:font-size-asian="10.5pt" style:font-style-asian="normal" style:font-weight-asian="bold" style:font-name-complex="Courier New" style:font-size-complex="10.5pt" style:font-style-complex="normal" style:font-weight-complex="bold"/>
    </style:style>
    <style:style style:name="P160"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5f0b7e" style:font-name-asian="Courier New" style:font-size-asian="10.5pt" style:font-style-asian="normal" style:font-weight-asian="bold" style:font-name-complex="Courier New" style:font-size-complex="10.5pt" style:font-style-complex="normal" style:font-weight-complex="bold"/>
    </style:style>
    <style:style style:name="P161" style:family="paragraph" style:parent-style-name="Standard">
      <style:paragraph-properties fo:text-align="center" style:justify-single-word="false" style:text-autospace="none"/>
      <style:text-properties fo:color="#000000" style:font-name="Times New Roman" fo:font-size="12pt" fo:font-style="normal" fo:font-weight="bold" officeooo:rsid="0039a80a" officeooo:paragraph-rsid="032baa2e" style:font-name-asian="Courier New" style:font-size-asian="10.5pt" style:font-style-asian="normal" style:font-weight-asian="bold" style:font-name-complex="Courier New" style:font-size-complex="10.5pt" style:font-style-complex="normal" style:font-weight-complex="bold"/>
    </style:style>
    <style:style style:name="P162" style:family="paragraph" style:parent-style-name="Standard">
      <style:paragraph-properties fo:text-align="start" style:justify-single-word="false" style:text-autospace="none"/>
      <style:text-properties fo:color="#000000" style:font-name="Times New Roman" fo:font-size="12pt" fo:font-style="normal" fo:font-weight="bold" officeooo:rsid="0039a80a" officeooo:paragraph-rsid="05424605" style:font-name-asian="Courier New" style:font-size-asian="10.5pt" style:font-style-asian="normal" style:font-weight-asian="bold" style:font-name-complex="Courier New" style:font-size-complex="10.5pt" style:font-style-complex="normal" style:font-weight-complex="bold"/>
    </style:style>
    <style:style style:name="P163" style:family="paragraph" style:parent-style-name="Standard">
      <style:paragraph-properties fo:text-align="center" style:justify-single-word="false" style:text-autospace="none"/>
      <style:text-properties fo:color="#000000" style:font-name="Times New Roman" fo:font-size="12pt" fo:font-style="normal" fo:font-weight="bold" officeooo:rsid="00563b6c" officeooo:paragraph-rsid="01114aa6" style:font-name-asian="Courier New" style:font-size-asian="10.5pt" style:font-style-asian="normal" style:font-weight-asian="bold" style:font-name-complex="Courier New" style:font-size-complex="10.5pt" style:font-style-complex="normal" style:font-weight-complex="bold"/>
    </style:style>
    <style:style style:name="P164" style:family="paragraph" style:parent-style-name="Standard">
      <style:paragraph-properties fo:text-align="center" style:justify-single-word="false" style:text-autospace="none"/>
      <style:text-properties fo:color="#000000" style:font-name="Times New Roman" fo:font-size="12pt" fo:font-style="normal" fo:font-weight="bold" officeooo:rsid="003bee55" officeooo:paragraph-rsid="00ddc72b" style:font-name-asian="Courier New" style:font-size-asian="10.5pt" style:font-style-asian="normal" style:font-weight-asian="bold" style:font-name-complex="Courier New" style:font-size-complex="10.5pt" style:font-style-complex="normal" style:font-weight-complex="bold"/>
    </style:style>
    <style:style style:name="P165" style:family="paragraph" style:parent-style-name="Standard">
      <style:paragraph-properties fo:text-align="center" style:justify-single-word="false" style:text-autospace="none"/>
      <style:text-properties fo:color="#000000" style:font-name="Times New Roman" fo:font-size="12pt" fo:font-style="normal" fo:font-weight="bold" officeooo:rsid="003bee55" officeooo:paragraph-rsid="01114aa6" style:font-name-asian="Courier New" style:font-size-asian="10.5pt" style:font-style-asian="normal" style:font-weight-asian="bold" style:font-name-complex="Courier New" style:font-size-complex="10.5pt" style:font-style-complex="normal" style:font-weight-complex="bold"/>
    </style:style>
    <style:style style:name="P166" style:family="paragraph" style:parent-style-name="Standard">
      <style:paragraph-properties fo:text-align="center" style:justify-single-word="false" style:text-autospace="none"/>
      <style:text-properties fo:color="#000000" style:font-name="Times New Roman" fo:font-size="12pt" fo:font-style="normal" fo:font-weight="bold" officeooo:rsid="003bee55" officeooo:paragraph-rsid="05368651" style:font-name-asian="Courier New" style:font-size-asian="10.5pt" style:font-style-asian="normal" style:font-weight-asian="bold" style:font-name-complex="Courier New" style:font-size-complex="10.5pt" style:font-style-complex="normal" style:font-weight-complex="bold"/>
    </style:style>
    <style:style style:name="P167"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12e471e" style:font-name-asian="Courier New" style:font-size-asian="10.5pt" style:font-style-asian="normal" style:font-weight-asian="bold" style:font-name-complex="Courier New" style:font-size-complex="10.5pt" style:font-style-complex="normal" style:font-weight-complex="bold"/>
    </style:style>
    <style:style style:name="P168"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1408087" style:font-name-asian="Courier New" style:font-size-asian="10.5pt" style:font-style-asian="normal" style:font-weight-asian="bold" style:font-name-complex="Courier New" style:font-size-complex="10.5pt" style:font-style-complex="normal" style:font-weight-complex="bold"/>
    </style:style>
    <style:style style:name="P169"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1430a32" style:font-name-asian="Courier New" style:font-size-asian="10.5pt" style:font-style-asian="normal" style:font-weight-asian="bold" style:font-name-complex="Courier New" style:font-size-complex="10.5pt" style:font-style-complex="normal" style:font-weight-complex="bold"/>
    </style:style>
    <style:style style:name="P170"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174cb59" style:font-name-asian="Courier New" style:font-size-asian="10.5pt" style:font-style-asian="normal" style:font-weight-asian="bold" style:font-name-complex="Courier New" style:font-size-complex="10.5pt" style:font-style-complex="normal" style:font-weight-complex="bold"/>
    </style:style>
    <style:style style:name="P171"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259aafa" style:font-name-asian="Courier New" style:font-size-asian="10.5pt" style:font-style-asian="normal" style:font-weight-asian="bold" style:font-name-complex="Courier New" style:font-size-complex="10.5pt" style:font-style-complex="normal" style:font-weight-complex="bold"/>
    </style:style>
    <style:style style:name="P172"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49b426e" style:font-name-asian="Courier New" style:font-size-asian="10.5pt" style:font-style-asian="normal" style:font-weight-asian="bold" style:font-name-complex="Courier New" style:font-size-complex="10.5pt" style:font-style-complex="normal" style:font-weight-complex="bold"/>
    </style:style>
    <style:style style:name="P173"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534aced" style:font-name-asian="Courier New" style:font-size-asian="10.5pt" style:font-style-asian="normal" style:font-weight-asian="bold" style:font-name-complex="Courier New" style:font-size-complex="10.5pt" style:font-style-complex="normal" style:font-weight-complex="bold"/>
    </style:style>
    <style:style style:name="P174" style:family="paragraph" style:parent-style-name="Standard">
      <style:paragraph-properties fo:text-align="center" style:justify-single-word="false" style:text-autospace="none"/>
      <style:text-properties fo:color="#000000" style:font-name="Times New Roman" fo:font-size="12pt" fo:font-style="normal" fo:font-weight="bold" officeooo:rsid="00ddc72b" officeooo:paragraph-rsid="054c3898" style:font-name-asian="Courier New" style:font-size-asian="10.5pt" style:font-style-asian="normal" style:font-weight-asian="bold" style:font-name-complex="Courier New" style:font-size-complex="10.5pt" style:font-style-complex="normal" style:font-weight-complex="bold"/>
    </style:style>
    <style:style style:name="P175" style:family="paragraph" style:parent-style-name="Standard">
      <style:paragraph-properties fo:text-align="center" style:justify-single-word="false" style:text-autospace="none"/>
      <style:text-properties fo:color="#000000" style:font-name="Times New Roman" fo:font-size="12pt" fo:font-style="normal" fo:font-weight="bold" officeooo:rsid="010c62d8" officeooo:paragraph-rsid="010d96f0" style:font-name-asian="Courier New" style:font-size-asian="10.5pt" style:font-style-asian="normal" style:font-weight-asian="bold" style:font-name-complex="Courier New" style:font-size-complex="10.5pt" style:font-style-complex="normal" style:font-weight-complex="bold"/>
    </style:style>
    <style:style style:name="P176" style:family="paragraph" style:parent-style-name="Standard">
      <style:paragraph-properties fo:text-align="center" style:justify-single-word="false" style:text-autospace="none"/>
      <style:text-properties fo:color="#000000" style:font-name="Times New Roman" fo:font-size="12pt" fo:font-style="normal" fo:font-weight="bold" officeooo:rsid="010c62d8" officeooo:paragraph-rsid="03149b37" style:font-name-asian="Courier New" style:font-size-asian="10.5pt" style:font-style-asian="normal" style:font-weight-asian="bold" style:font-name-complex="Courier New" style:font-size-complex="10.5pt" style:font-style-complex="normal" style:font-weight-complex="bold"/>
    </style:style>
    <style:style style:name="P177" style:family="paragraph" style:parent-style-name="Standard">
      <style:paragraph-properties fo:text-align="center" style:justify-single-word="false" style:text-autospace="none"/>
      <style:text-properties fo:color="#000000" style:font-name="Times New Roman" fo:font-size="12pt" fo:font-style="normal" fo:font-weight="bold" officeooo:rsid="010c62d8" officeooo:paragraph-rsid="046784b3" style:font-name-asian="Courier New" style:font-size-asian="10.5pt" style:font-style-asian="normal" style:font-weight-asian="bold" style:font-name-complex="Courier New" style:font-size-complex="10.5pt" style:font-style-complex="normal" style:font-weight-complex="bold"/>
    </style:style>
    <style:style style:name="P178" style:family="paragraph" style:parent-style-name="Standard">
      <style:paragraph-properties fo:text-align="center" style:justify-single-word="false" style:text-autospace="none"/>
      <style:text-properties fo:color="#000000" style:font-name="Times New Roman" fo:font-size="12pt" fo:font-style="normal" fo:font-weight="bold" officeooo:rsid="010c62d8" officeooo:paragraph-rsid="05169c2c" style:font-name-asian="Courier New" style:font-size-asian="10.5pt" style:font-style-asian="normal" style:font-weight-asian="bold" style:font-name-complex="Courier New" style:font-size-complex="10.5pt" style:font-style-complex="normal" style:font-weight-complex="bold"/>
    </style:style>
    <style:style style:name="P179" style:family="paragraph" style:parent-style-name="Standard">
      <style:paragraph-properties fo:text-align="center" style:justify-single-word="false" style:text-autospace="none"/>
      <style:text-properties fo:color="#000000" style:font-name="Times New Roman" fo:font-size="12pt" fo:font-style="normal" fo:font-weight="bold" officeooo:rsid="013dc103" officeooo:paragraph-rsid="01430a32" style:font-name-asian="Courier New" style:font-size-asian="10.5pt" style:font-style-asian="normal" style:font-weight-asian="bold" style:font-name-complex="Courier New" style:font-size-complex="10.5pt" style:font-style-complex="normal" style:font-weight-complex="bold"/>
    </style:style>
    <style:style style:name="P180"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13f9b4f" style:font-name-asian="Courier New" style:font-size-asian="10.5pt" style:font-style-asian="normal" style:font-weight-asian="bold" style:font-name-complex="Courier New" style:font-size-complex="10.5pt" style:font-style-complex="normal" style:font-weight-complex="bold"/>
    </style:style>
    <style:style style:name="P181"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23513f3" style:font-name-asian="Courier New" style:font-size-asian="10.5pt" style:font-style-asian="normal" style:font-weight-asian="bold" style:font-name-complex="Courier New" style:font-size-complex="10.5pt" style:font-style-complex="normal" style:font-weight-complex="bold"/>
    </style:style>
    <style:style style:name="P182"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11608aa" style:font-name-asian="Courier New" style:font-size-asian="10.5pt" style:font-style-asian="normal" style:font-weight-asian="bold" style:font-name-complex="Courier New" style:font-size-complex="10.5pt" style:font-style-complex="normal" style:font-weight-complex="bold"/>
    </style:style>
    <style:style style:name="P183"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1114aa6" style:font-name-asian="Courier New" style:font-size-asian="10.5pt" style:font-style-asian="normal" style:font-weight-asian="bold" style:font-name-complex="Courier New" style:font-size-complex="10.5pt" style:font-style-complex="normal" style:font-weight-complex="bold"/>
    </style:style>
    <style:style style:name="P184"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0ddc72b" style:font-name-asian="Courier New" style:font-size-asian="10.5pt" style:font-style-asian="normal" style:font-weight-asian="bold" style:font-name-complex="Courier New" style:font-size-complex="10.5pt" style:font-style-complex="normal" style:font-weight-complex="bold"/>
    </style:style>
    <style:style style:name="P185"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44fc4d1" style:font-name-asian="Courier New" style:font-size-asian="10.5pt" style:font-style-asian="normal" style:font-weight-asian="bold" style:font-name-complex="Courier New" style:font-size-complex="10.5pt" style:font-style-complex="normal" style:font-weight-complex="bold"/>
    </style:style>
    <style:style style:name="P186"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2041110" style:font-name-asian="Courier New" style:font-size-asian="10.5pt" style:font-style-asian="normal" style:font-weight-asian="bold" style:font-name-complex="Courier New" style:font-size-complex="10.5pt" style:font-style-complex="normal" style:font-weight-complex="bold"/>
    </style:style>
    <style:style style:name="P187"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368651" style:font-name-asian="Courier New" style:font-size-asian="10.5pt" style:font-style-asian="normal" style:font-weight-asian="bold" style:font-name-complex="Courier New" style:font-size-complex="10.5pt" style:font-style-complex="normal" style:font-weight-complex="bold"/>
    </style:style>
    <style:style style:name="P188"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38bf88" style:font-name-asian="Courier New" style:font-size-asian="10.5pt" style:font-style-asian="normal" style:font-weight-asian="bold" style:font-name-complex="Courier New" style:font-size-complex="10.5pt" style:font-style-complex="normal" style:font-weight-complex="bold"/>
    </style:style>
    <style:style style:name="P189"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7b69e2" style:font-name-asian="Courier New" style:font-size-asian="10.5pt" style:font-style-asian="normal" style:font-weight-asian="bold" style:font-name-complex="Courier New" style:font-size-complex="10.5pt" style:font-style-complex="normal" style:font-weight-complex="bold"/>
    </style:style>
    <style:style style:name="P190"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7eaa77" style:font-name-asian="Courier New" style:font-size-asian="10.5pt" style:font-style-asian="normal" style:font-weight-asian="bold" style:font-name-complex="Courier New" style:font-size-complex="10.5pt" style:font-style-complex="normal" style:font-weight-complex="bold"/>
    </style:style>
    <style:style style:name="P191"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7f2180" style:font-name-asian="Courier New" style:font-size-asian="10.5pt" style:font-style-asian="normal" style:font-weight-asian="bold" style:font-name-complex="Courier New" style:font-size-complex="10.5pt" style:font-style-complex="normal" style:font-weight-complex="bold"/>
    </style:style>
    <style:style style:name="P192" style:family="paragraph" style:parent-style-name="Standard">
      <style:paragraph-properties fo:text-align="center" style:justify-single-word="false" style:text-autospace="none"/>
      <style:text-properties fo:color="#000000" style:font-name="Times New Roman" fo:font-size="12pt" fo:font-style="normal" fo:font-weight="bold" officeooo:rsid="01430a32" officeooo:paragraph-rsid="05926f88" style:font-name-asian="Courier New" style:font-size-asian="10.5pt" style:font-style-asian="normal" style:font-weight-asian="bold" style:font-name-complex="Courier New" style:font-size-complex="10.5pt" style:font-style-complex="normal" style:font-weight-complex="bold"/>
    </style:style>
    <style:style style:name="P193" style:family="paragraph" style:parent-style-name="Standard">
      <style:paragraph-properties fo:text-align="start" style:justify-single-word="false" style:text-autospace="none"/>
      <style:text-properties fo:color="#000000" style:font-name="Times New Roman" fo:font-size="12pt" fo:font-style="normal" fo:font-weight="bold" officeooo:rsid="01430a32" officeooo:paragraph-rsid="04e81c4b" style:font-name-asian="Courier New" style:font-size-asian="10.5pt" style:font-style-asian="normal" style:font-weight-asian="bold" style:font-name-complex="Courier New" style:font-size-complex="10.5pt" style:font-style-complex="normal" style:font-weight-complex="bold"/>
    </style:style>
    <style:style style:name="P194" style:family="paragraph" style:parent-style-name="Standard">
      <style:paragraph-properties fo:text-align="center" style:justify-single-word="false" style:text-autospace="none"/>
      <style:text-properties fo:color="#000000" style:font-name="Times New Roman" fo:font-size="12pt" fo:font-style="normal" fo:font-weight="bold" officeooo:rsid="013f9b4f" officeooo:paragraph-rsid="01430a32" style:font-name-asian="Courier New" style:font-size-asian="10.5pt" style:font-style-asian="normal" style:font-weight-asian="bold" style:font-name-complex="Courier New" style:font-size-complex="10.5pt" style:font-style-complex="normal" style:font-weight-complex="bold"/>
    </style:style>
    <style:style style:name="P195" style:family="paragraph" style:parent-style-name="Standard">
      <style:paragraph-properties fo:text-align="center" style:justify-single-word="false" style:text-autospace="none"/>
      <style:text-properties fo:color="#000000" style:font-name="Times New Roman" fo:font-size="12pt" fo:font-style="normal" fo:font-weight="bold" officeooo:rsid="049c9bf9" officeooo:paragraph-rsid="049c9bf9" style:font-name-asian="Courier New" style:font-size-asian="10.5pt" style:font-style-asian="normal" style:font-weight-asian="bold" style:font-name-complex="Courier New" style:font-size-complex="10.5pt" style:font-style-complex="normal" style:font-weight-complex="bold"/>
    </style:style>
    <style:style style:name="P196" style:family="paragraph" style:parent-style-name="Standard">
      <style:paragraph-properties fo:text-align="center" style:justify-single-word="false" style:text-autospace="none"/>
      <style:text-properties fo:color="#000000" style:font-name="Times New Roman" fo:font-size="12pt" fo:font-style="italic" fo:font-weight="normal" officeooo:rsid="01430a32" officeooo:paragraph-rsid="01430a32" style:font-name-asian="Courier New" style:font-size-asian="12pt" style:font-style-asian="italic" style:font-weight-asian="normal" style:font-name-complex="Courier New" style:font-size-complex="12pt" style:font-style-complex="italic" style:font-weight-complex="normal"/>
    </style:style>
    <style:style style:name="P197" style:family="paragraph" style:parent-style-name="Standard">
      <style:paragraph-properties fo:text-align="center" style:justify-single-word="false" style:text-autospace="none"/>
      <style:text-properties fo:color="#000000" style:font-name="Times New Roman" fo:font-size="18pt" fo:font-style="italic" fo:font-weight="normal" officeooo:rsid="002e468a" officeooo:paragraph-rsid="01430a32" style:font-name-asian="Courier New" style:font-size-asian="18pt" style:font-style-asian="italic" style:font-weight-asian="normal" style:font-name-complex="Courier New" style:font-size-complex="18pt" style:font-style-complex="italic" style:font-weight-complex="normal"/>
    </style:style>
    <style:style style:name="P198" style:family="paragraph" style:parent-style-name="Standard">
      <style:paragraph-properties fo:text-align="center" style:justify-single-word="false" style:text-autospace="none"/>
      <style:text-properties fo:color="#000000" style:font-name="Times New Roman" fo:font-size="18pt" fo:font-style="italic" fo:font-weight="normal" officeooo:rsid="002e468a" officeooo:paragraph-rsid="02c45044" style:font-name-asian="Courier New" style:font-size-asian="18pt" style:font-style-asian="italic" style:font-weight-asian="normal" style:font-name-complex="Courier New" style:font-size-complex="18pt" style:font-style-complex="italic" style:font-weight-complex="normal"/>
    </style:style>
    <style:style style:name="P199" style:family="paragraph" style:parent-style-name="Standard">
      <style:paragraph-properties fo:text-align="center" style:justify-single-word="false" style:text-autospace="none"/>
      <style:text-properties fo:color="#000000" style:font-name="Times New Roman" fo:font-size="18pt" fo:font-style="italic" fo:font-weight="normal" officeooo:rsid="002e468a" officeooo:paragraph-rsid="057b69e2" style:font-name-asian="Courier New" style:font-size-asian="18pt" style:font-style-asian="italic" style:font-weight-asian="normal" style:font-name-complex="Courier New" style:font-size-complex="18pt" style:font-style-complex="italic" style:font-weight-complex="normal"/>
    </style:style>
    <style:style style:name="P200"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1430a32" style:font-name-asian="Courier New" style:font-size-asian="18pt" style:font-style-asian="italic" style:font-weight-asian="normal" style:font-name-complex="Courier New" style:font-size-complex="18pt" style:font-style-complex="italic" style:font-weight-complex="normal"/>
    </style:style>
    <style:style style:name="P201"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4ce3ff8" style:font-name-asian="Courier New" style:font-size-asian="18pt" style:font-style-asian="italic" style:font-weight-asian="normal" style:font-name-complex="Courier New" style:font-size-complex="18pt" style:font-style-complex="italic" style:font-weight-complex="normal"/>
    </style:style>
    <style:style style:name="P202"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4ece4e4" style:font-name-asian="Courier New" style:font-size-asian="18pt" style:font-style-asian="italic" style:font-weight-asian="normal" style:font-name-complex="Courier New" style:font-size-complex="18pt" style:font-style-complex="italic" style:font-weight-complex="normal"/>
    </style:style>
    <style:style style:name="P203"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52b53be" style:font-name-asian="Courier New" style:font-size-asian="18pt" style:font-style-asian="italic" style:font-weight-asian="normal" style:font-name-complex="Courier New" style:font-size-complex="18pt" style:font-style-complex="italic" style:font-weight-complex="normal"/>
    </style:style>
    <style:style style:name="P204"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52d1640" style:font-name-asian="Courier New" style:font-size-asian="18pt" style:font-style-asian="italic" style:font-weight-asian="normal" style:font-name-complex="Courier New" style:font-size-complex="18pt" style:font-style-complex="italic" style:font-weight-complex="normal"/>
    </style:style>
    <style:style style:name="P205"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57b69e2" style:font-name-asian="Courier New" style:font-size-asian="18pt" style:font-style-asian="italic" style:font-weight-asian="normal" style:font-name-complex="Courier New" style:font-size-complex="18pt" style:font-style-complex="italic" style:font-weight-complex="normal"/>
    </style:style>
    <style:style style:name="P206" style:family="paragraph" style:parent-style-name="Standard">
      <style:paragraph-properties fo:text-align="center" style:justify-single-word="false" style:text-autospace="none"/>
      <style:text-properties fo:color="#000000" style:font-name="Times New Roman" fo:font-size="18pt" fo:font-style="italic" fo:font-weight="normal" officeooo:rsid="01430a32" officeooo:paragraph-rsid="058e9991" style:font-name-asian="Courier New" style:font-size-asian="18pt" style:font-style-asian="italic" style:font-weight-asian="normal" style:font-name-complex="Courier New" style:font-size-complex="18pt" style:font-style-complex="italic" style:font-weight-complex="normal"/>
    </style:style>
    <style:style style:name="P207" style:family="paragraph" style:parent-style-name="Standard">
      <style:paragraph-properties fo:text-align="start" style:justify-single-word="false" style:text-autospace="none"/>
      <style:text-properties fo:color="#000000" style:font-name="Times New Roman" fo:font-size="18pt" fo:font-style="italic" fo:font-weight="normal" officeooo:rsid="01430a32" officeooo:paragraph-rsid="04ece4e4" style:font-name-asian="Courier New" style:font-size-asian="18pt" style:font-style-asian="italic" style:font-weight-asian="normal" style:font-name-complex="Courier New" style:font-size-complex="18pt" style:font-style-complex="italic" style:font-weight-complex="normal"/>
    </style:style>
    <style:style style:name="P208" style:family="paragraph" style:parent-style-name="Standard">
      <style:paragraph-properties fo:text-align="start" style:justify-single-word="false" style:text-autospace="none"/>
      <style:text-properties fo:color="#000000" style:font-name="Times New Roman" fo:font-size="18pt" fo:font-style="italic" fo:font-weight="normal" officeooo:rsid="01430a32" officeooo:paragraph-rsid="052d1640" style:font-name-asian="Courier New" style:font-size-asian="18pt" style:font-style-asian="italic" style:font-weight-asian="normal" style:font-name-complex="Courier New" style:font-size-complex="18pt" style:font-style-complex="italic" style:font-weight-complex="normal"/>
    </style:style>
    <style:style style:name="P209" style:family="paragraph" style:parent-style-name="Standard">
      <style:paragraph-properties fo:text-align="start" style:justify-single-word="false" style:text-autospace="none"/>
      <style:text-properties fo:color="#000000" style:font-name="Times New Roman" fo:font-size="18pt" fo:font-style="italic" fo:font-weight="normal" officeooo:rsid="01430a32" officeooo:paragraph-rsid="057b69e2" style:font-name-asian="Courier New" style:font-size-asian="18pt" style:font-style-asian="italic" style:font-weight-asian="normal" style:font-name-complex="Courier New" style:font-size-complex="18pt" style:font-style-complex="italic" style:font-weight-complex="normal"/>
    </style:style>
    <style:style style:name="P210" style:family="paragraph" style:parent-style-name="Standard">
      <style:paragraph-properties fo:text-align="end" style:justify-single-word="false" style:text-autospace="none"/>
      <style:text-properties fo:color="#000000" style:font-name="Times New Roman" fo:font-size="18pt" fo:font-style="italic" fo:font-weight="normal" officeooo:rsid="01430a32" officeooo:paragraph-rsid="05054dd9" style:font-name-asian="Courier New" style:font-size-asian="18pt" style:font-style-asian="italic" style:font-weight-asian="normal" style:font-name-complex="Courier New" style:font-size-complex="18pt" style:font-style-complex="italic" style:font-weight-complex="normal"/>
    </style:style>
    <style:style style:name="P211" style:family="paragraph" style:parent-style-name="Standard">
      <style:paragraph-properties fo:text-align="end" style:justify-single-word="false" style:text-autospace="none"/>
      <style:text-properties fo:color="#000000" style:font-name="Times New Roman" fo:font-size="18pt" fo:font-style="italic" fo:font-weight="normal" officeooo:rsid="01430a32" officeooo:paragraph-rsid="05068b8f" style:font-name-asian="Courier New" style:font-size-asian="18pt" style:font-style-asian="italic" style:font-weight-asian="normal" style:font-name-complex="Courier New" style:font-size-complex="18pt" style:font-style-complex="italic" style:font-weight-complex="normal"/>
    </style:style>
    <style:style style:name="P212" style:family="paragraph" style:parent-style-name="Standard">
      <style:paragraph-properties fo:text-align="end" style:justify-single-word="false" style:text-autospace="none"/>
      <style:text-properties fo:color="#000000" style:font-name="Times New Roman" fo:font-size="18pt" fo:font-style="italic" fo:font-weight="normal" officeooo:rsid="01430a32" officeooo:paragraph-rsid="057b69e2" style:font-name-asian="Courier New" style:font-size-asian="18pt" style:font-style-asian="italic" style:font-weight-asian="normal" style:font-name-complex="Courier New" style:font-size-complex="18pt" style:font-style-complex="italic" style:font-weight-complex="normal"/>
    </style:style>
    <style:style style:name="P213" style:family="paragraph" style:parent-style-name="Standard">
      <style:paragraph-properties fo:text-align="center" style:justify-single-word="false" style:text-autospace="none"/>
      <style:text-properties fo:color="#000000" style:font-name="Times New Roman" fo:font-size="18pt" fo:font-style="italic" fo:font-weight="normal" officeooo:rsid="013dc103" officeooo:paragraph-rsid="01430a32" style:font-name-asian="Courier New" style:font-size-asian="18pt" style:font-style-asian="italic" style:font-weight-asian="normal" style:font-name-complex="Courier New" style:font-size-complex="18pt" style:font-style-complex="italic" style:font-weight-complex="normal"/>
    </style:style>
    <style:style style:name="P214" style:family="paragraph" style:parent-style-name="Standard">
      <style:paragraph-properties fo:text-align="center" style:justify-single-word="false" style:text-autospace="none"/>
      <style:text-properties fo:color="#000000" style:font-name="Times New Roman" fo:font-size="18pt" fo:font-style="italic" fo:font-weight="normal" officeooo:rsid="0141b033" officeooo:paragraph-rsid="01430a32" style:font-name-asian="Courier New" style:font-size-asian="18pt" style:font-style-asian="italic" style:font-weight-asian="normal" style:font-name-complex="Courier New" style:font-size-complex="18pt" style:font-style-complex="italic" style:font-weight-complex="normal"/>
    </style:style>
    <style:style style:name="P215" style:family="paragraph" style:parent-style-name="Standard">
      <style:paragraph-properties fo:text-align="center" style:justify-single-word="false" style:text-autospace="none"/>
      <style:text-properties fo:color="#000000" style:font-name="Times New Roman" fo:font-size="18pt" fo:font-style="italic" fo:font-weight="normal" officeooo:rsid="02c45044" officeooo:paragraph-rsid="02c45044" style:font-name-asian="Courier New" style:font-size-asian="18pt" style:font-style-asian="italic" style:font-weight-asian="normal" style:font-name-complex="Courier New" style:font-size-complex="18pt" style:font-style-complex="italic" style:font-weight-complex="normal"/>
    </style:style>
    <style:style style:name="P216" style:family="paragraph" style:parent-style-name="Standard">
      <style:paragraph-properties fo:text-align="start" style:justify-single-word="false" style:text-autospace="none"/>
      <style:text-properties fo:color="#000000" style:font-name="Times New Roman" fo:font-size="18pt" fo:font-style="italic" fo:font-weight="normal" officeooo:rsid="02c45044" officeooo:paragraph-rsid="04ece4e4" style:font-name-asian="Courier New" style:font-size-asian="18pt" style:font-style-asian="italic" style:font-weight-asian="normal" style:font-name-complex="Courier New" style:font-size-complex="18pt" style:font-style-complex="italic" style:font-weight-complex="normal"/>
    </style:style>
    <style:style style:name="P217" style:family="paragraph" style:parent-style-name="Standard">
      <style:paragraph-properties fo:text-align="center" style:justify-single-word="false" style:text-autospace="none"/>
      <style:text-properties fo:color="#000000" style:font-name="Times New Roman" fo:font-size="18pt" fo:font-style="italic" fo:font-weight="normal" officeooo:rsid="04dd6c10" officeooo:paragraph-rsid="04dd6c10" style:font-name-asian="Courier New" style:font-size-asian="18pt" style:font-style-asian="italic" style:font-weight-asian="normal" style:font-name-complex="Courier New" style:font-size-complex="18pt" style:font-style-complex="italic" style:font-weight-complex="normal"/>
    </style:style>
    <style:style style:name="P218" style:family="paragraph" style:parent-style-name="Standard">
      <style:paragraph-properties fo:text-align="start" style:justify-single-word="false" style:text-autospace="none"/>
      <style:text-properties fo:color="#000000" style:font-name="Times New Roman" fo:font-size="18pt" fo:font-style="italic" fo:font-weight="normal" officeooo:rsid="04dd6c10" officeooo:paragraph-rsid="04ece4e4" style:font-name-asian="Courier New" style:font-size-asian="18pt" style:font-style-asian="italic" style:font-weight-asian="normal" style:font-name-complex="Courier New" style:font-size-complex="18pt" style:font-style-complex="italic" style:font-weight-complex="normal"/>
    </style:style>
    <style:style style:name="P219" style:family="paragraph" style:parent-style-name="Standard">
      <style:paragraph-properties fo:text-align="end" style:justify-single-word="false" style:text-autospace="none"/>
      <style:text-properties fo:color="#000000" style:font-name="Times New Roman" fo:font-size="18pt" fo:font-style="italic" fo:font-weight="normal" officeooo:rsid="04dd6c10" officeooo:paragraph-rsid="05054dd9" style:font-name-asian="Courier New" style:font-size-asian="18pt" style:font-style-asian="italic" style:font-weight-asian="normal" style:font-name-complex="Courier New" style:font-size-complex="18pt" style:font-style-complex="italic" style:font-weight-complex="normal"/>
    </style:style>
    <style:style style:name="P220" style:family="paragraph" style:parent-style-name="Standard">
      <style:paragraph-properties fo:text-align="end" style:justify-single-word="false" style:text-autospace="none"/>
      <style:text-properties fo:color="#000000" style:font-name="Times New Roman" fo:font-size="18pt" fo:font-style="italic" fo:font-weight="normal" officeooo:rsid="04dd6c10" officeooo:paragraph-rsid="05068b8f" style:font-name-asian="Courier New" style:font-size-asian="18pt" style:font-style-asian="italic" style:font-weight-asian="normal" style:font-name-complex="Courier New" style:font-size-complex="18pt" style:font-style-complex="italic" style:font-weight-complex="normal"/>
    </style:style>
    <style:style style:name="P221" style:family="paragraph" style:parent-style-name="Standard">
      <style:paragraph-properties fo:text-align="end" style:justify-single-word="false" style:text-autospace="none"/>
      <style:text-properties fo:color="#000000" style:font-name="Times New Roman" fo:font-size="18pt" fo:font-style="italic" fo:font-weight="normal" officeooo:rsid="04dd6c10" officeooo:paragraph-rsid="0516b116" style:font-name-asian="Courier New" style:font-size-asian="18pt" style:font-style-asian="italic" style:font-weight-asian="normal" style:font-name-complex="Courier New" style:font-size-complex="18pt" style:font-style-complex="italic" style:font-weight-complex="normal"/>
    </style:style>
    <style:style style:name="P222" style:family="paragraph" style:parent-style-name="Standard">
      <style:paragraph-properties fo:text-align="center" style:justify-single-word="false" style:text-autospace="none"/>
      <style:text-properties fo:color="#000000" style:font-name="Times New Roman" fo:font-size="18pt" fo:font-style="italic" fo:font-weight="normal" officeooo:rsid="03a822be" officeooo:paragraph-rsid="03a822be" style:font-name-asian="Courier New" style:font-size-asian="18pt" style:font-style-asian="italic" style:font-weight-asian="normal" style:font-name-complex="Courier New" style:font-size-complex="18pt" style:font-style-complex="italic" style:font-weight-complex="normal"/>
    </style:style>
    <style:style style:name="P223" style:family="paragraph" style:parent-style-name="Standard">
      <style:paragraph-properties fo:text-align="end" style:justify-single-word="false" style:text-autospace="none"/>
      <style:text-properties fo:color="#000000" style:font-name="Times New Roman" fo:font-size="8pt" fo:font-style="normal" fo:font-weight="bold" officeooo:rsid="00439349" officeooo:paragraph-rsid="01114aa6" style:font-name-asian="Courier New" style:font-size-asian="8pt" style:font-style-asian="normal" style:font-weight-asian="bold" style:font-name-complex="Courier New" style:font-size-complex="8pt" style:font-style-complex="normal" style:font-weight-complex="bold"/>
    </style:style>
    <style:style style:name="P224" style:family="paragraph" style:parent-style-name="Standard">
      <style:paragraph-properties fo:text-align="end" style:justify-single-word="false" style:text-autospace="none"/>
      <style:text-properties fo:color="#000000" style:font-name="Times New Roman" fo:font-size="8pt" fo:font-style="normal" fo:font-weight="normal" officeooo:rsid="005a182b" officeooo:paragraph-rsid="05368651" style:font-name-asian="Courier New" style:font-size-asian="8pt" style:font-style-asian="normal" style:font-weight-asian="normal" style:font-name-complex="Courier New" style:font-size-complex="8pt" style:font-style-complex="normal" style:font-weight-complex="normal"/>
    </style:style>
    <style:style style:name="P225" style:family="paragraph" style:parent-style-name="Standard">
      <style:paragraph-properties fo:text-align="center" style:justify-single-word="false" style:text-autospace="none"/>
      <style:text-properties fo:color="#000000" style:font-name="Times New Roman" fo:font-size="10pt" fo:font-style="italic" fo:font-weight="normal" officeooo:rsid="004284ae" officeooo:paragraph-rsid="0054d759" style:font-name-asian="Courier New" style:font-size-asian="10pt" style:font-style-asian="italic" style:font-weight-asian="normal" style:font-name-complex="Courier New" style:font-size-complex="10pt" style:font-style-complex="italic" style:font-weight-complex="normal"/>
    </style:style>
    <style:style style:name="P226" style:family="paragraph" style:parent-style-name="Standard">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09a4f6f" style:font-name-asian="Courier" style:font-size-asian="8pt" style:font-style-asian="normal" style:font-weight-asian="bold" style:font-name-complex="Courier" style:font-size-complex="8pt" style:font-style-complex="normal" style:font-weight-complex="bold"/>
    </style:style>
    <style:style style:name="P227" style:family="paragraph" style:parent-style-name="Standard">
      <style:paragraph-properties fo:text-align="center"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03ea520" style:font-name-asian="Courier" style:font-size-asian="8pt" style:font-style-asian="normal" style:font-weight-asian="bold" style:font-name-complex="Courier" style:font-size-complex="8pt" style:font-style-complex="normal" style:font-weight-complex="bold"/>
    </style:style>
    <style:style style:name="P2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44b7bb" style:font-name-asian="Courier New" style:font-size-asian="10.5pt" style:font-style-asian="normal" style:font-weight-asian="normal" style:font-name-complex="Courier New" style:font-size-complex="10.5pt" style:font-style-complex="normal" style:font-weight-complex="normal"/>
    </style:style>
    <style:style style:name="P2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74cb59" style:font-name-asian="Courier New" style:font-size-asian="10.5pt" style:font-style-asian="normal" style:font-weight-asian="normal" style:font-name-complex="Courier New" style:font-size-complex="10.5pt" style:font-style-complex="normal" style:font-weight-complex="normal"/>
    </style:style>
    <style:style style:name="P23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7759f9" style:font-name-asian="Courier New" style:font-size-asian="10.5pt" style:font-style-asian="normal" style:font-weight-asian="normal" style:font-name-complex="Courier New" style:font-size-complex="10.5pt" style:font-style-complex="normal" style:font-weight-complex="normal"/>
    </style:style>
    <style:style style:name="P2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76080" style:font-name-asian="Courier New" style:font-size-asian="10.5pt" style:font-style-asian="normal" style:font-weight-asian="normal" style:font-name-complex="Courier New" style:font-size-complex="10.5pt" style:font-style-complex="normal" style:font-weight-complex="normal"/>
    </style:style>
    <style:style style:name="P2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84749" style:font-name-asian="Courier New" style:font-size-asian="10.5pt" style:font-style-asian="normal" style:font-weight-asian="normal" style:font-name-complex="Courier New" style:font-size-complex="10.5pt" style:font-style-complex="normal" style:font-weight-complex="normal"/>
    </style:style>
    <style:style style:name="P2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ae5ba" style:font-name-asian="Courier New" style:font-size-asian="10.5pt" style:font-style-asian="normal" style:font-weight-asian="normal" style:font-name-complex="Courier New" style:font-size-complex="10.5pt" style:font-style-complex="normal" style:font-weight-complex="normal"/>
    </style:style>
    <style:style style:name="P23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bcbfe" style:font-name-asian="Courier New" style:font-size-asian="10.5pt" style:font-style-asian="normal" style:font-weight-asian="normal" style:font-name-complex="Courier New" style:font-size-complex="10.5pt" style:font-style-complex="normal" style:font-weight-complex="normal"/>
    </style:style>
    <style:style style:name="P23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6b832b"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a12d7a" style:font-name-asian="Courier New" style:font-size-asian="10.5pt" style:font-style-asian="normal" style:font-weight-asian="normal" style:font-name-complex="Courier New" style:font-size-complex="10.5pt" style:font-style-complex="normal" style:font-weight-complex="normal"/>
    </style:style>
    <style:style style:name="P23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ba1d00" style:font-name-asian="Courier New" style:font-size-asian="10.5pt" style:font-style-asian="normal" style:font-weight-asian="normal" style:font-name-complex="Courier New" style:font-size-complex="10.5pt" style:font-style-complex="normal" style:font-weight-complex="normal"/>
    </style:style>
    <style:style style:name="P23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f201d9" style:font-name-asian="Courier New" style:font-size-asian="10.5pt" style:font-style-asian="normal" style:font-weight-asian="normal" style:font-name-complex="Courier New" style:font-size-complex="10.5pt" style:font-style-complex="normal" style:font-weight-complex="normal"/>
    </style:style>
    <style:style style:name="P23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47dcde" style:font-name-asian="Courier New" style:font-size-asian="10.5pt" style:font-style-asian="normal" style:font-weight-asian="normal" style:font-name-complex="Courier New" style:font-size-complex="10.5pt" style:font-style-complex="normal" style:font-weight-complex="normal"/>
    </style:style>
    <style:style style:name="P2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4a7908" style:font-name-asian="Courier New" style:font-size-asian="10.5pt" style:font-style-asian="normal" style:font-weight-asian="normal" style:font-name-complex="Courier New" style:font-size-complex="10.5pt" style:font-style-complex="normal" style:font-weight-complex="normal"/>
    </style:style>
    <style:style style:name="P2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4dd197" style:font-name-asian="Courier New" style:font-size-asian="10.5pt" style:font-style-asian="normal" style:font-weight-asian="normal" style:font-name-complex="Courier New" style:font-size-complex="10.5pt" style:font-style-complex="normal" style:font-weight-complex="normal"/>
    </style:style>
    <style:style style:name="P2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4e6569" style:font-name-asian="Courier New" style:font-size-asian="10.5pt" style:font-style-asian="normal" style:font-weight-asian="normal" style:font-name-complex="Courier New" style:font-size-complex="10.5pt" style:font-style-complex="normal" style:font-weight-complex="normal"/>
    </style:style>
    <style:style style:name="P2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4e9dd3" style:font-name-asian="Courier New" style:font-size-asian="10.5pt" style:font-style-asian="normal" style:font-weight-asian="normal" style:font-name-complex="Courier New" style:font-size-complex="10.5pt" style:font-style-complex="normal" style:font-weight-complex="normal"/>
    </style:style>
    <style:style style:name="P2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084a3" style:font-name-asian="Courier New" style:font-size-asian="10.5pt" style:font-style-asian="normal" style:font-weight-asian="normal" style:font-name-complex="Courier New" style:font-size-complex="10.5pt" style:font-style-complex="normal" style:font-weight-complex="normal"/>
    </style:style>
    <style:style style:name="P2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134fe" style:font-name-asian="Courier New" style:font-size-asian="10.5pt" style:font-style-asian="normal" style:font-weight-asian="normal" style:font-name-complex="Courier New" style:font-size-complex="10.5pt" style:font-style-complex="normal" style:font-weight-complex="normal"/>
    </style:style>
    <style:style style:name="P2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3d6b2" style:font-name-asian="Courier New" style:font-size-asian="10.5pt" style:font-style-asian="normal" style:font-weight-asian="normal" style:font-name-complex="Courier New" style:font-size-complex="10.5pt" style:font-style-complex="normal" style:font-weight-complex="normal"/>
    </style:style>
    <style:style style:name="P2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469ed" style:font-name-asian="Courier New" style:font-size-asian="10.5pt" style:font-style-asian="normal" style:font-weight-asian="normal" style:font-name-complex="Courier New" style:font-size-complex="10.5pt" style:font-style-complex="normal" style:font-weight-complex="normal"/>
    </style:style>
    <style:style style:name="P2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b3c36" style:font-name-asian="Courier New" style:font-size-asian="10.5pt" style:font-style-asian="normal" style:font-weight-asian="normal" style:font-name-complex="Courier New" style:font-size-complex="10.5pt" style:font-style-complex="normal" style:font-weight-complex="normal"/>
    </style:style>
    <style:style style:name="P2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634f44" style:font-name-asian="Courier New" style:font-size-asian="10.5pt" style:font-style-asian="normal" style:font-weight-asian="normal" style:font-name-complex="Courier New" style:font-size-complex="10.5pt" style:font-style-complex="normal" style:font-weight-complex="normal"/>
    </style:style>
    <style:style style:name="P2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64a7c9" style:font-name-asian="Courier New" style:font-size-asian="10.5pt" style:font-style-asian="normal" style:font-weight-asian="normal" style:font-name-complex="Courier New" style:font-size-complex="10.5pt" style:font-style-complex="normal" style:font-weight-complex="normal"/>
    </style:style>
    <style:style style:name="P2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7d0099" style:font-name-asian="Courier New" style:font-size-asian="10.5pt" style:font-style-asian="normal" style:font-weight-asian="normal" style:font-name-complex="Courier New" style:font-size-complex="10.5pt" style:font-style-complex="normal" style:font-weight-complex="normal"/>
    </style:style>
    <style:style style:name="P2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7eaa77" style:font-name-asian="Courier New" style:font-size-asian="10.5pt" style:font-style-asian="normal" style:font-weight-asian="normal" style:font-name-complex="Courier New" style:font-size-complex="10.5pt" style:font-style-complex="normal" style:font-weight-complex="normal"/>
    </style:style>
    <style:style style:name="P2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2ebb7" style:font-name-asian="Courier New" style:font-size-asian="10.5pt" style:font-style-asian="normal" style:font-weight-asian="normal" style:font-name-complex="Courier New" style:font-size-complex="10.5pt" style:font-style-complex="normal" style:font-weight-complex="normal"/>
    </style:style>
    <style:style style:name="P2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39abd" style:font-name-asian="Courier New" style:font-size-asian="10.5pt" style:font-style-asian="normal" style:font-weight-asian="normal" style:font-name-complex="Courier New" style:font-size-complex="10.5pt" style:font-style-complex="normal" style:font-weight-complex="normal"/>
    </style:style>
    <style:style style:name="P2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56000" style:font-name-asian="Courier New" style:font-size-asian="10.5pt" style:font-style-asian="normal" style:font-weight-asian="normal" style:font-name-complex="Courier New" style:font-size-complex="10.5pt" style:font-style-complex="normal" style:font-weight-complex="normal"/>
    </style:style>
    <style:style style:name="P2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6a84b" style:font-name-asian="Courier New" style:font-size-asian="10.5pt" style:font-style-asian="normal" style:font-weight-asian="normal" style:font-name-complex="Courier New" style:font-size-complex="10.5pt" style:font-style-complex="normal" style:font-weight-complex="normal"/>
    </style:style>
    <style:style style:name="P2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c8618" style:font-name-asian="Courier New" style:font-size-asian="10.5pt" style:font-style-asian="normal" style:font-weight-asian="normal" style:font-name-complex="Courier New" style:font-size-complex="10.5pt" style:font-style-complex="normal" style:font-weight-complex="normal"/>
    </style:style>
    <style:style style:name="P2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cabdc" style:font-name-asian="Courier New" style:font-size-asian="10.5pt" style:font-style-asian="normal" style:font-weight-asian="normal" style:font-name-complex="Courier New" style:font-size-complex="10.5pt" style:font-style-complex="normal" style:font-weight-complex="normal"/>
    </style:style>
    <style:style style:name="P2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dfede" style:font-name-asian="Courier New" style:font-size-asian="10.5pt" style:font-style-asian="normal" style:font-weight-asian="normal" style:font-name-complex="Courier New" style:font-size-complex="10.5pt" style:font-style-complex="normal" style:font-weight-complex="normal"/>
    </style:style>
    <style:style style:name="P2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f8cd4" style:font-name-asian="Courier New" style:font-size-asian="10.5pt" style:font-style-asian="normal" style:font-weight-asian="normal" style:font-name-complex="Courier New" style:font-size-complex="10.5pt" style:font-style-complex="normal" style:font-weight-complex="normal"/>
    </style:style>
    <style:style style:name="P2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921591" style:font-name-asian="Courier New" style:font-size-asian="10.5pt" style:font-style-asian="normal" style:font-weight-asian="normal" style:font-name-complex="Courier New" style:font-size-complex="10.5pt" style:font-style-complex="normal" style:font-weight-complex="normal"/>
    </style:style>
    <style:style style:name="P2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a0b13e" style:font-name-asian="Courier New" style:font-size-asian="10.5pt" style:font-style-asian="normal" style:font-weight-asian="normal" style:font-name-complex="Courier New" style:font-size-complex="10.5pt" style:font-style-complex="normal" style:font-weight-complex="normal"/>
    </style:style>
    <style:style style:name="P2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a4f95f" style:font-name-asian="Courier New" style:font-size-asian="10.5pt" style:font-style-asian="normal" style:font-weight-asian="normal" style:font-name-complex="Courier New" style:font-size-complex="10.5pt" style:font-style-complex="normal" style:font-weight-complex="normal"/>
    </style:style>
    <style:style style:name="P26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4b5255" style:font-name-asian="Courier New" style:font-size-asian="10.5pt" style:font-style-asian="normal" style:font-weight-asian="normal" style:font-name-complex="Courier New" style:font-size-complex="10.5pt" style:font-style-complex="normal" style:font-weight-complex="normal"/>
    </style:style>
    <style:style style:name="P2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4d4346" style:font-name-asian="Courier New" style:font-size-asian="10.5pt" style:font-style-asian="normal" style:font-weight-asian="normal" style:font-name-complex="Courier New" style:font-size-complex="10.5pt" style:font-style-complex="normal" style:font-weight-complex="normal"/>
    </style:style>
    <style:style style:name="P2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4fc4d1" style:font-name-asian="Courier New" style:font-size-asian="10.5pt" style:font-style-asian="normal" style:font-weight-asian="normal" style:font-name-complex="Courier New" style:font-size-complex="10.5pt" style:font-style-complex="normal" style:font-weight-complex="normal"/>
    </style:style>
    <style:style style:name="P2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0739a" style:font-name-asian="Courier New" style:font-size-asian="10.5pt" style:font-style-asian="normal" style:font-weight-asian="normal" style:font-name-complex="Courier New" style:font-size-complex="10.5pt" style:font-style-complex="normal" style:font-weight-complex="normal"/>
    </style:style>
    <style:style style:name="P2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1e5ee" style:font-name-asian="Courier New" style:font-size-asian="10.5pt" style:font-style-asian="normal" style:font-weight-asian="normal" style:font-name-complex="Courier New" style:font-size-complex="10.5pt" style:font-style-complex="normal" style:font-weight-complex="normal"/>
    </style:style>
    <style:style style:name="P2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3cb08" style:font-name-asian="Courier New" style:font-size-asian="10.5pt" style:font-style-asian="normal" style:font-weight-asian="normal" style:font-name-complex="Courier New" style:font-size-complex="10.5pt" style:font-style-complex="normal" style:font-weight-complex="normal"/>
    </style:style>
    <style:style style:name="P2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3d607" style:font-name-asian="Courier New" style:font-size-asian="10.5pt" style:font-style-asian="normal" style:font-weight-asian="normal" style:font-name-complex="Courier New" style:font-size-complex="10.5pt" style:font-style-complex="normal" style:font-weight-complex="normal"/>
    </style:style>
    <style:style style:name="P2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7c625" style:font-name-asian="Courier New" style:font-size-asian="10.5pt" style:font-style-asian="normal" style:font-weight-asian="normal" style:font-name-complex="Courier New" style:font-size-complex="10.5pt" style:font-style-complex="normal" style:font-weight-complex="normal"/>
    </style:style>
    <style:style style:name="P27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8b930" style:font-name-asian="Courier New" style:font-size-asian="10.5pt" style:font-style-asian="normal" style:font-weight-asian="normal" style:font-name-complex="Courier New" style:font-size-complex="10.5pt" style:font-style-complex="normal" style:font-weight-complex="normal"/>
    </style:style>
    <style:style style:name="P27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699b93" style:font-name-asian="Courier New" style:font-size-asian="10.5pt" style:font-style-asian="normal" style:font-weight-asian="normal" style:font-name-complex="Courier New" style:font-size-complex="10.5pt" style:font-style-complex="normal" style:font-weight-complex="normal"/>
    </style:style>
    <style:style style:name="P27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c990c8" style:font-name-asian="Courier New" style:font-size-asian="10.5pt" style:font-style-asian="normal" style:font-weight-asian="normal" style:font-name-complex="Courier New" style:font-size-complex="10.5pt" style:font-style-complex="normal" style:font-weight-complex="normal"/>
    </style:style>
    <style:style style:name="P27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047d77" style:font-name-asian="Courier New" style:font-size-asian="10.5pt" style:font-style-asian="normal" style:font-weight-asian="normal" style:font-name-complex="Courier New" style:font-size-complex="10.5pt" style:font-style-complex="normal" style:font-weight-complex="normal"/>
    </style:style>
    <style:style style:name="P27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16df3f" style:font-name-asian="Courier New" style:font-size-asian="10.5pt" style:font-style-asian="normal" style:font-weight-asian="normal" style:font-name-complex="Courier New" style:font-size-complex="10.5pt" style:font-style-complex="normal" style:font-weight-complex="normal"/>
    </style:style>
    <style:style style:name="P2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34aced" style:font-name-asian="Courier New" style:font-size-asian="10.5pt" style:font-style-asian="normal" style:font-weight-asian="normal" style:font-name-complex="Courier New" style:font-size-complex="10.5pt" style:font-style-complex="normal" style:font-weight-complex="normal"/>
    </style:style>
    <style:style style:name="P27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4ba1d00" style:font-name-asian="Courier New" style:font-size-asian="10.5pt" style:font-style-asian="normal" style:font-weight-asian="normal" style:font-name-complex="Courier New" style:font-size-complex="10.5pt" style:font-style-complex="normal" style:font-weight-complex="normal"/>
    </style:style>
    <style:style style:name="P27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5794b8" style:font-name-asian="Courier New" style:font-size-asian="10.5pt" style:font-style-asian="normal" style:font-weight-asian="normal" style:font-name-complex="Courier New" style:font-size-complex="10.5pt" style:font-style-complex="normal" style:font-weight-complex="normal"/>
    </style:style>
    <style:style style:name="P28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58f8cd4" style:font-name-asian="Courier New" style:font-size-asian="10.5pt" style:font-style-asian="normal" style:font-weight-asian="normal" style:font-name-complex="Courier New" style:font-size-complex="10.5pt" style:font-style-complex="normal" style:font-weight-complex="normal"/>
    </style:style>
    <style:style style:name="P28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1bd66ca" style:font-name-asian="Courier New" style:font-size-asian="10.5pt" style:font-style-asian="normal" style:font-weight-asian="normal" style:font-name-complex="Courier New" style:font-size-complex="10.5pt" style:font-style-complex="normal" style:font-weight-complex="normal"/>
    </style:style>
    <style:style style:name="P28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5424605" style:font-name-asian="Courier New" style:font-size-asian="10.5pt" style:font-style-asian="normal" style:font-weight-asian="normal" style:font-name-complex="Courier New" style:font-size-complex="10.5pt" style:font-style-complex="normal" style:font-weight-complex="normal"/>
    </style:style>
    <style:style style:name="P2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2c2fb91" style:font-name-asian="Courier New" style:font-size-asian="10.5pt" style:font-style-asian="normal" style:font-weight-asian="normal" style:font-name-complex="Courier New" style:font-size-complex="10.5pt" style:font-style-complex="normal" style:font-weight-complex="normal"/>
    </style:style>
    <style:style style:name="P28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aff456" style:font-name-asian="Courier New" style:font-size-asian="10.5pt" style:font-style-asian="normal" style:font-weight-asian="normal" style:font-name-complex="Courier New" style:font-size-complex="10.5pt" style:font-style-complex="normal" style:font-weight-complex="normal"/>
    </style:style>
    <style:style style:name="P28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bde6be" style:font-name-asian="Courier New" style:font-size-asian="10.5pt" style:font-style-asian="normal" style:font-weight-asian="normal" style:font-name-complex="Courier New" style:font-size-complex="10.5pt" style:font-style-complex="normal" style:font-weight-complex="normal"/>
    </style:style>
    <style:style style:name="P28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c1aceb" style:font-name-asian="Courier New" style:font-size-asian="10.5pt" style:font-style-asian="normal" style:font-weight-asian="normal" style:font-name-complex="Courier New" style:font-size-complex="10.5pt" style:font-style-complex="normal" style:font-weight-complex="normal"/>
    </style:style>
    <style:style style:name="P28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d58c22" style:font-name-asian="Courier New" style:font-size-asian="10.5pt" style:font-style-asian="normal" style:font-weight-asian="normal" style:font-name-complex="Courier New" style:font-size-complex="10.5pt" style:font-style-complex="normal" style:font-weight-complex="normal"/>
    </style:style>
    <style:style style:name="P28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ea1684" style:font-name-asian="Courier New" style:font-size-asian="10.5pt" style:font-style-asian="normal" style:font-weight-asian="normal" style:font-name-complex="Courier New" style:font-size-complex="10.5pt" style:font-style-complex="normal" style:font-weight-complex="normal"/>
    </style:style>
    <style:style style:name="P28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ebe738" style:font-name-asian="Courier New" style:font-size-asian="10.5pt" style:font-style-asian="normal" style:font-weight-asian="normal" style:font-name-complex="Courier New" style:font-size-complex="10.5pt" style:font-style-complex="normal" style:font-weight-complex="normal"/>
    </style:style>
    <style:style style:name="P29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f089fc" style:font-name-asian="Courier New" style:font-size-asian="10.5pt" style:font-style-asian="normal" style:font-weight-asian="normal" style:font-name-complex="Courier New" style:font-size-complex="10.5pt" style:font-style-complex="normal" style:font-weight-complex="normal"/>
    </style:style>
    <style:style style:name="P29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f8bd44" style:font-name-asian="Courier New" style:font-size-asian="10.5pt" style:font-style-asian="normal" style:font-weight-asian="normal" style:font-name-complex="Courier New" style:font-size-complex="10.5pt" style:font-style-complex="normal" style:font-weight-complex="normal"/>
    </style:style>
    <style:style style:name="P29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fd51cb" style:font-name-asian="Courier New" style:font-size-asian="10.5pt" style:font-style-asian="normal" style:font-weight-asian="normal" style:font-name-complex="Courier New" style:font-size-complex="10.5pt" style:font-style-complex="normal" style:font-weight-complex="normal"/>
    </style:style>
    <style:style style:name="P29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044572" style:font-name-asian="Courier New" style:font-size-asian="10.5pt" style:font-style-asian="normal" style:font-weight-asian="normal" style:font-name-complex="Courier New" style:font-size-complex="10.5pt" style:font-style-complex="normal" style:font-weight-complex="normal"/>
    </style:style>
    <style:style style:name="P29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079805" style:font-name-asian="Courier New" style:font-size-asian="10.5pt" style:font-style-asian="normal" style:font-weight-asian="normal" style:font-name-complex="Courier New" style:font-size-complex="10.5pt" style:font-style-complex="normal" style:font-weight-complex="normal"/>
    </style:style>
    <style:style style:name="P29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6e4838" style:font-name-asian="Courier New" style:font-size-asian="10.5pt" style:font-style-asian="normal" style:font-weight-asian="normal" style:font-name-complex="Courier New" style:font-size-complex="10.5pt" style:font-style-complex="normal" style:font-weight-complex="normal"/>
    </style:style>
    <style:style style:name="P29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2d71a5" style:font-name-asian="Courier New" style:font-size-asian="10.5pt" style:font-style-asian="normal" style:font-weight-asian="normal" style:font-name-complex="Courier New" style:font-size-complex="10.5pt" style:font-style-complex="normal" style:font-weight-complex="normal"/>
    </style:style>
    <style:style style:name="P29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cbbd92" style:font-name-asian="Courier New" style:font-size-asian="10.5pt" style:font-style-asian="normal" style:font-weight-asian="normal" style:font-name-complex="Courier New" style:font-size-complex="10.5pt" style:font-style-complex="normal" style:font-weight-complex="normal"/>
    </style:style>
    <style:style style:name="P29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cc8f33" style:font-name-asian="Courier New" style:font-size-asian="10.5pt" style:font-style-asian="normal" style:font-weight-asian="normal" style:font-name-complex="Courier New" style:font-size-complex="10.5pt" style:font-style-complex="normal" style:font-weight-complex="normal"/>
    </style:style>
    <style:style style:name="P29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f36074" style:font-name-asian="Courier New" style:font-size-asian="10.5pt" style:font-style-asian="normal" style:font-weight-asian="normal" style:font-name-complex="Courier New" style:font-size-complex="10.5pt" style:font-style-complex="normal" style:font-weight-complex="normal"/>
    </style:style>
    <style:style style:name="P30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5047d77" style:font-name-asian="Courier New" style:font-size-asian="10.5pt" style:font-style-asian="normal" style:font-weight-asian="normal" style:font-name-complex="Courier New" style:font-size-complex="10.5pt" style:font-style-complex="normal" style:font-weight-complex="normal"/>
    </style:style>
    <style:style style:name="P30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51ce559" style:font-name-asian="Courier New" style:font-size-asian="10.5pt" style:font-style-asian="normal" style:font-weight-asian="normal" style:font-name-complex="Courier New" style:font-size-complex="10.5pt" style:font-style-complex="normal" style:font-weight-complex="normal"/>
    </style:style>
    <style:style style:name="P3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2dbaaf" style:font-name-asian="Courier New" style:font-size-asian="10.5pt" style:font-style-asian="normal" style:font-weight-asian="normal" style:font-name-complex="Courier New" style:font-size-complex="10.5pt" style:font-style-complex="normal" style:font-weight-complex="normal"/>
    </style:style>
    <style:style style:name="P3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575ec2" style:font-name-asian="Courier New" style:font-size-asian="10.5pt" style:font-style-asian="normal" style:font-weight-asian="normal" style:font-name-complex="Courier New" style:font-size-complex="10.5pt" style:font-style-complex="normal" style:font-weight-complex="normal"/>
    </style:style>
    <style:style style:name="P3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d58c22" style:font-name-asian="Courier New" style:font-size-asian="10.5pt" style:font-style-asian="normal" style:font-weight-asian="normal" style:font-name-complex="Courier New" style:font-size-complex="10.5pt" style:font-style-complex="normal" style:font-weight-complex="normal"/>
    </style:style>
    <style:style style:name="P30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e773e5" style:font-name-asian="Courier New" style:font-size-asian="10.5pt" style:font-style-asian="normal" style:font-weight-asian="normal" style:font-name-complex="Courier New" style:font-size-complex="10.5pt" style:font-style-complex="normal" style:font-weight-complex="normal"/>
    </style:style>
    <style:style style:name="P30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fa88da" style:font-name-asian="Courier New" style:font-size-asian="10.5pt" style:font-style-asian="normal" style:font-weight-asian="normal" style:font-name-complex="Courier New" style:font-size-complex="10.5pt" style:font-style-complex="normal" style:font-weight-complex="normal"/>
    </style:style>
    <style:style style:name="P30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9c9bf9" style:font-name-asian="Courier New" style:font-size-asian="10.5pt" style:font-style-asian="normal" style:font-weight-asian="normal" style:font-name-complex="Courier New" style:font-size-complex="10.5pt" style:font-style-complex="normal" style:font-weight-complex="normal"/>
    </style:style>
    <style:style style:name="P30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54d759" style:font-name-asian="Courier New" style:font-size-asian="10.5pt" style:font-style-asian="normal" style:font-weight-asian="normal" style:font-name-complex="Courier New" style:font-size-complex="10.5pt" style:font-style-complex="normal" style:font-weight-complex="normal"/>
    </style:style>
    <style:style style:name="P310" style:family="paragraph" style:parent-style-name="Standard">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d58c22" style:font-name-asian="Courier New" style:font-size-asian="10.5pt" style:font-style-asian="normal" style:font-weight-asian="normal" style:font-name-complex="Courier New" style:font-size-complex="10.5pt" style:font-style-complex="normal" style:font-weight-complex="normal"/>
    </style:style>
    <style:style style:name="P311" style:family="paragraph" style:parent-style-name="Standard">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c18572" style:font-name-asian="Courier New" style:font-size-asian="10.5pt" style:font-style-asian="normal" style:font-weight-asian="normal" style:font-name-complex="Courier New" style:font-size-complex="10.5pt" style:font-style-complex="normal" style:font-weight-complex="normal"/>
    </style:style>
    <style:style style:name="P31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1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cd667b" style:font-name-asian="Courier New" style:font-size-asian="10.5pt" style:font-style-asian="normal" style:font-weight-asian="normal" style:font-name-complex="Courier New" style:font-size-complex="10.5pt" style:font-style-complex="normal" style:font-weight-complex="normal"/>
    </style:style>
    <style:style style:name="P3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5469ed" style:font-name-asian="Courier New" style:font-size-asian="10.5pt" style:font-style-asian="normal" style:font-weight-asian="normal" style:font-name-complex="Courier New" style:font-size-complex="10.5pt" style:font-style-complex="normal" style:font-weight-complex="normal"/>
    </style:style>
    <style:style style:name="P3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7d0099" style:font-name-asian="Courier New" style:font-size-asian="10.5pt" style:font-style-asian="normal" style:font-weight-asian="normal" style:font-name-complex="Courier New" style:font-size-complex="10.5pt" style:font-style-complex="normal" style:font-weight-complex="normal"/>
    </style:style>
    <style:style style:name="P3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7eaa77" style:font-name-asian="Courier New" style:font-size-asian="10.5pt" style:font-style-asian="normal" style:font-weight-asian="normal" style:font-name-complex="Courier New" style:font-size-complex="10.5pt" style:font-style-complex="normal" style:font-weight-complex="normal"/>
    </style:style>
    <style:style style:name="P31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7f2180" style:font-name-asian="Courier New" style:font-size-asian="10.5pt" style:font-style-asian="normal" style:font-weight-asian="normal" style:font-name-complex="Courier New" style:font-size-complex="10.5pt" style:font-style-complex="normal" style:font-weight-complex="normal"/>
    </style:style>
    <style:style style:name="P31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0f81a" style:font-name-asian="Courier New" style:font-size-asian="10.5pt" style:font-style-asian="normal" style:font-weight-asian="normal" style:font-name-complex="Courier New" style:font-size-complex="10.5pt" style:font-style-complex="normal" style:font-weight-complex="normal"/>
    </style:style>
    <style:style style:name="P32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2ebb7" style:font-name-asian="Courier New" style:font-size-asian="10.5pt" style:font-style-asian="normal" style:font-weight-asian="normal" style:font-name-complex="Courier New" style:font-size-complex="10.5pt" style:font-style-complex="normal" style:font-weight-complex="normal"/>
    </style:style>
    <style:style style:name="P3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56000" style:font-name-asian="Courier New" style:font-size-asian="10.5pt" style:font-style-asian="normal" style:font-weight-asian="normal" style:font-name-complex="Courier New" style:font-size-complex="10.5pt" style:font-style-complex="normal" style:font-weight-complex="normal"/>
    </style:style>
    <style:style style:name="P3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6a84b" style:font-name-asian="Courier New" style:font-size-asian="10.5pt" style:font-style-asian="normal" style:font-weight-asian="normal" style:font-name-complex="Courier New" style:font-size-complex="10.5pt" style:font-style-complex="normal" style:font-weight-complex="normal"/>
    </style:style>
    <style:style style:name="P3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72fd1" style:font-name-asian="Courier New" style:font-size-asian="10.5pt" style:font-style-asian="normal" style:font-weight-asian="normal" style:font-name-complex="Courier New" style:font-size-complex="10.5pt" style:font-style-complex="normal" style:font-weight-complex="normal"/>
    </style:style>
    <style:style style:name="P3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91787" style:font-name-asian="Courier New" style:font-size-asian="10.5pt" style:font-style-asian="normal" style:font-weight-asian="normal" style:font-name-complex="Courier New" style:font-size-complex="10.5pt" style:font-style-complex="normal" style:font-weight-complex="normal"/>
    </style:style>
    <style:style style:name="P3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cabdc" style:font-name-asian="Courier New" style:font-size-asian="10.5pt" style:font-style-asian="normal" style:font-weight-asian="normal" style:font-name-complex="Courier New" style:font-size-complex="10.5pt" style:font-style-complex="normal" style:font-weight-complex="normal"/>
    </style:style>
    <style:style style:name="P3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d4109" style:font-name-asian="Courier New" style:font-size-asian="10.5pt" style:font-style-asian="normal" style:font-weight-asian="normal" style:font-name-complex="Courier New" style:font-size-complex="10.5pt" style:font-style-complex="normal" style:font-weight-complex="normal"/>
    </style:style>
    <style:style style:name="P3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26f88" style:font-name-asian="Courier New" style:font-size-asian="10.5pt" style:font-style-asian="normal" style:font-weight-asian="normal" style:font-name-complex="Courier New" style:font-size-complex="10.5pt" style:font-style-complex="normal" style:font-weight-complex="normal"/>
    </style:style>
    <style:style style:name="P3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45af3" style:font-name-asian="Courier New" style:font-size-asian="10.5pt" style:font-style-asian="normal" style:font-weight-asian="normal" style:font-name-complex="Courier New" style:font-size-complex="10.5pt" style:font-style-complex="normal" style:font-weight-complex="normal"/>
    </style:style>
    <style:style style:name="P32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7578a" style:font-name-asian="Courier New" style:font-size-asian="10.5pt" style:font-style-asian="normal" style:font-weight-asian="normal" style:font-name-complex="Courier New" style:font-size-complex="10.5pt" style:font-style-complex="normal" style:font-weight-complex="normal"/>
    </style:style>
    <style:style style:name="P3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a0e2e" style:font-name-asian="Courier New" style:font-size-asian="10.5pt" style:font-style-asian="normal" style:font-weight-asian="normal" style:font-name-complex="Courier New" style:font-size-complex="10.5pt" style:font-style-complex="normal" style:font-weight-complex="normal"/>
    </style:style>
    <style:style style:name="P33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d73e6" style:font-name-asian="Courier New" style:font-size-asian="10.5pt" style:font-style-asian="normal" style:font-weight-asian="normal" style:font-name-complex="Courier New" style:font-size-complex="10.5pt" style:font-style-complex="normal" style:font-weight-complex="normal"/>
    </style:style>
    <style:style style:name="P3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a0b13e" style:font-name-asian="Courier New" style:font-size-asian="10.5pt" style:font-style-asian="normal" style:font-weight-asian="normal" style:font-name-complex="Courier New" style:font-size-complex="10.5pt" style:font-style-complex="normal" style:font-weight-complex="normal"/>
    </style:style>
    <style:style style:name="P3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a394f2" style:font-name-asian="Courier New" style:font-size-asian="10.5pt" style:font-style-asian="normal" style:font-weight-asian="normal" style:font-name-complex="Courier New" style:font-size-complex="10.5pt" style:font-style-complex="normal" style:font-weight-complex="normal"/>
    </style:style>
    <style:style style:name="P3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a4f95f" style:font-name-asian="Courier New" style:font-size-asian="10.5pt" style:font-style-asian="normal" style:font-weight-asian="normal" style:font-name-complex="Courier New" style:font-size-complex="10.5pt" style:font-style-complex="normal" style:font-weight-complex="normal"/>
    </style:style>
    <style:style style:name="P335"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174385" style:font-name-asian="Courier New" style:font-size-asian="10.5pt" style:font-style-asian="normal" style:font-weight-asian="normal" style:font-name-complex="Courier New" style:font-size-complex="10.5pt" style:font-style-complex="normal" style:font-weight-complex="normal"/>
    </style:style>
    <style:style style:name="P33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c45044" style:font-name-asian="Courier New" style:font-size-asian="10.5pt" style:font-style-asian="normal" style:font-weight-asian="normal" style:font-name-complex="Courier New" style:font-size-complex="10.5pt" style:font-style-complex="normal" style:font-weight-complex="normal"/>
    </style:style>
    <style:style style:name="P33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5084a3" style:font-name-asian="Courier New" style:font-size-asian="10.5pt" style:font-style-asian="normal" style:font-weight-asian="normal" style:font-name-complex="Courier New" style:font-size-complex="10.5pt" style:font-style-complex="normal" style:font-weight-complex="normal"/>
    </style:style>
    <style:style style:name="P33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6a84b" style:font-name-asian="Courier New" style:font-size-asian="10.5pt" style:font-style-asian="normal" style:font-weight-asian="normal" style:font-name-complex="Courier New" style:font-size-complex="10.5pt" style:font-style-complex="normal" style:font-weight-complex="normal"/>
    </style:style>
    <style:style style:name="P3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91787" style:font-name-asian="Courier New" style:font-size-asian="10.5pt" style:font-style-asian="normal" style:font-weight-asian="normal" style:font-name-complex="Courier New" style:font-size-complex="10.5pt" style:font-style-complex="normal" style:font-weight-complex="normal"/>
    </style:style>
    <style:style style:name="P3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8d4109" style:font-name-asian="Courier New" style:font-size-asian="10.5pt" style:font-style-asian="normal" style:font-weight-asian="normal" style:font-name-complex="Courier New" style:font-size-complex="10.5pt" style:font-style-complex="normal" style:font-weight-complex="normal"/>
    </style:style>
    <style:style style:name="P3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26f88" style:font-name-asian="Courier New" style:font-size-asian="10.5pt" style:font-style-asian="normal" style:font-weight-asian="normal" style:font-name-complex="Courier New" style:font-size-complex="10.5pt" style:font-style-complex="normal" style:font-weight-complex="normal"/>
    </style:style>
    <style:style style:name="P3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61454" style:font-name-asian="Courier New" style:font-size-asian="10.5pt" style:font-style-asian="normal" style:font-weight-asian="normal" style:font-name-complex="Courier New" style:font-size-complex="10.5pt" style:font-style-complex="normal" style:font-weight-complex="normal"/>
    </style:style>
    <style:style style:name="P3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a0e2e" style:font-name-asian="Courier New" style:font-size-asian="10.5pt" style:font-style-asian="normal" style:font-weight-asian="normal" style:font-name-complex="Courier New" style:font-size-complex="10.5pt" style:font-style-complex="normal" style:font-weight-complex="normal"/>
    </style:style>
    <style:style style:name="P3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b7b7b" style:font-name-asian="Courier New" style:font-size-asian="10.5pt" style:font-style-asian="normal" style:font-weight-asian="normal" style:font-name-complex="Courier New" style:font-size-complex="10.5pt" style:font-style-complex="normal" style:font-weight-complex="normal"/>
    </style:style>
    <style:style style:name="P3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9d0169" style:font-name-asian="Courier New" style:font-size-asian="10.5pt" style:font-style-asian="normal" style:font-weight-asian="normal" style:font-name-complex="Courier New" style:font-size-complex="10.5pt" style:font-style-complex="normal" style:font-weight-complex="normal"/>
    </style:style>
    <style:style style:name="P3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a394f2" style:font-name-asian="Courier New" style:font-size-asian="10.5pt" style:font-style-asian="normal" style:font-weight-asian="normal" style:font-name-complex="Courier New" style:font-size-complex="10.5pt" style:font-style-complex="normal" style:font-weight-complex="normal"/>
    </style:style>
    <style:style style:name="P3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a4f95f" style:font-name-asian="Courier New" style:font-size-asian="10.5pt" style:font-style-asian="normal" style:font-weight-asian="normal" style:font-name-complex="Courier New" style:font-size-complex="10.5pt" style:font-style-complex="normal" style:font-weight-complex="normal"/>
    </style:style>
    <style:style style:name="P3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2c45044" style:font-name-asian="Courier New" style:font-size-asian="10.5pt" style:font-style-asian="normal" style:font-weight-asian="normal" style:font-name-complex="Courier New" style:font-size-complex="10.5pt" style:font-style-complex="normal" style:font-weight-complex="normal"/>
    </style:style>
    <style:style style:name="P3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335015a" style:font-name-asian="Courier New" style:font-size-asian="10.5pt" style:font-style-asian="normal" style:font-weight-asian="normal" style:font-name-complex="Courier New" style:font-size-complex="10.5pt" style:font-style-complex="normal" style:font-weight-complex="normal"/>
    </style:style>
    <style:style style:name="P3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1eaff3" style:font-name-asian="Courier New" style:font-size-asian="10.5pt" style:font-style-asian="normal" style:font-weight-asian="normal" style:font-name-complex="Courier New" style:font-size-complex="10.5pt" style:font-style-complex="normal" style:font-weight-complex="normal"/>
    </style:style>
    <style:style style:name="P3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1ec944" style:font-name-asian="Courier New" style:font-size-asian="10.5pt" style:font-style-asian="normal" style:font-weight-asian="normal" style:font-name-complex="Courier New" style:font-size-complex="10.5pt" style:font-style-complex="normal" style:font-weight-complex="normal"/>
    </style:style>
    <style:style style:name="P3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1f7036" style:font-name-asian="Courier New" style:font-size-asian="10.5pt" style:font-style-asian="normal" style:font-weight-asian="normal" style:font-name-complex="Courier New" style:font-size-complex="10.5pt" style:font-style-complex="normal" style:font-weight-complex="normal"/>
    </style:style>
    <style:style style:name="P3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216e26" style:font-name-asian="Courier New" style:font-size-asian="10.5pt" style:font-style-asian="normal" style:font-weight-asian="normal" style:font-name-complex="Courier New" style:font-size-complex="10.5pt" style:font-style-complex="normal" style:font-weight-complex="normal"/>
    </style:style>
    <style:style style:name="P3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21e618" style:font-name-asian="Courier New" style:font-size-asian="10.5pt" style:font-style-asian="normal" style:font-weight-asian="normal" style:font-name-complex="Courier New" style:font-size-complex="10.5pt" style:font-style-complex="normal" style:font-weight-complex="normal"/>
    </style:style>
    <style:style style:name="P35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2c45044" style:font-name-asian="Courier New" style:font-size-asian="10.5pt" style:font-style-asian="normal" style:font-weight-asian="normal" style:font-name-complex="Courier New" style:font-size-complex="10.5pt" style:font-style-complex="normal" style:font-weight-complex="normal"/>
    </style:style>
    <style:style style:name="P35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1eaff3" style:font-name-asian="Courier New" style:font-size-asian="10.5pt" style:font-style-asian="normal" style:font-weight-asian="normal" style:font-name-complex="Courier New" style:font-size-complex="10.5pt" style:font-style-complex="normal" style:font-weight-complex="normal"/>
    </style:style>
    <style:style style:name="P35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1f7036" style:font-name-asian="Courier New" style:font-size-asian="10.5pt" style:font-style-asian="normal" style:font-weight-asian="normal" style:font-name-complex="Courier New" style:font-size-complex="10.5pt" style:font-style-complex="normal" style:font-weight-complex="normal"/>
    </style:style>
    <style:style style:name="P36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5216e26" style:font-name-asian="Courier New" style:font-size-asian="10.5pt" style:font-style-asian="normal" style:font-weight-asian="normal" style:font-name-complex="Courier New" style:font-size-complex="10.5pt" style:font-style-complex="normal" style:font-weight-complex="normal"/>
    </style:style>
    <style:style style:name="P361" style:family="paragraph" style:parent-style-name="Standard">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34b8a4b" style:font-name-asian="Courier New" style:font-size-asian="10.5pt" style:font-style-asian="normal" style:font-weight-asian="normal" style:font-name-complex="Courier New" style:font-size-complex="10.5pt" style:font-style-complex="normal" style:font-weight-complex="normal"/>
    </style:style>
    <style:style style:name="P3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officeooo:paragraph-rsid="0346ca60" style:font-name-asian="Courier New" style:font-size-asian="10.5pt" style:font-style-asian="normal" style:font-weight-asian="normal" style:font-name-complex="Courier New" style:font-size-complex="10.5pt" style:font-style-complex="normal" style:font-weight-complex="normal"/>
    </style:style>
    <style:style style:name="P3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3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officeooo:paragraph-rsid="034e4b0e" style:font-name-asian="Courier New" style:font-size-asian="10.5pt" style:font-style-asian="normal" style:font-weight-asian="normal" style:font-name-complex="Courier New" style:font-size-complex="10.5pt" style:font-style-complex="normal" style:font-weight-complex="normal"/>
    </style:style>
    <style:style style:name="P3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officeooo:paragraph-rsid="032baa2e" style:font-name-asian="Courier New" style:font-size-asian="10.5pt" style:font-style-asian="normal" style:font-weight-asian="normal" style:font-name-complex="Courier New" style:font-size-complex="10.5pt" style:font-style-complex="normal" style:font-weight-complex="normal"/>
    </style:style>
    <style:style style:name="P36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3a8fafc" officeooo:paragraph-rsid="03ebe738" style:font-name-asian="Courier New" style:font-size-asian="10.5pt" style:font-style-asian="normal" style:font-weight-asian="normal" style:font-name-complex="Courier New" style:font-size-complex="10.5pt" style:font-style-complex="normal" style:font-weight-complex="normal"/>
    </style:style>
    <style:style style:name="P3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8pt" fo:letter-spacing="normal" fo:font-style="normal" fo:text-shadow="none" style:text-underline-style="none" fo:font-weight="normal" officeooo:rsid="003cd6dc" officeooo:paragraph-rsid="003cd6dc" style:font-name-asian="Courier New" style:font-size-asian="8pt" style:font-style-asian="normal" style:font-weight-asian="normal" style:font-name-complex="Courier New" style:font-size-complex="8pt" style:font-style-complex="normal" style:font-weight-complex="normal"/>
    </style:style>
    <style:style style:name="P368"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8pt" fo:letter-spacing="normal" fo:font-style="normal" fo:text-shadow="none" style:text-underline-style="none" fo:font-weight="bold" officeooo:rsid="003cd6dc" officeooo:paragraph-rsid="03ee7174" style:font-name-asian="Courier New" style:font-size-asian="8pt" style:font-style-asian="normal" style:font-weight-asian="bold" style:font-name-complex="Courier New" style:font-size-complex="8pt" style:font-style-complex="normal" style:font-weight-complex="bold"/>
    </style:style>
    <style:style style:name="P3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8pt" fo:letter-spacing="normal" fo:font-style="italic" fo:text-shadow="none" style:text-underline-style="none" fo:font-weight="normal" officeooo:rsid="01430a32" officeooo:paragraph-rsid="057eaa77" style:font-name-asian="Courier New" style:font-size-asian="18pt" style:font-style-asian="italic" style:font-weight-asian="normal" style:font-name-complex="Courier New" style:font-size-complex="18pt" style:font-style-complex="italic" style:font-weight-complex="normal"/>
    </style:style>
    <style:style style:name="P3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8pt" fo:letter-spacing="normal" fo:font-style="italic" fo:text-shadow="none" style:text-underline-style="none" fo:font-weight="normal" officeooo:rsid="01430a32" officeooo:paragraph-rsid="057f2180" style:font-name-asian="Courier New" style:font-size-asian="18pt" style:font-style-asian="italic" style:font-weight-asian="normal" style:font-name-complex="Courier New" style:font-size-complex="18pt" style:font-style-complex="italic" style:font-weight-complex="normal"/>
    </style:style>
    <style:style style:name="P3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8pt" fo:letter-spacing="normal" fo:font-style="italic" fo:text-shadow="none" style:text-underline-style="none" fo:font-weight="normal" officeooo:rsid="01430a32" officeooo:paragraph-rsid="058c8618" style:font-name-asian="Courier New" style:font-size-asian="18pt" style:font-style-asian="italic" style:font-weight-asian="normal" style:font-name-complex="Courier New" style:font-size-complex="18pt" style:font-style-complex="italic" style:font-weight-complex="normal"/>
    </style:style>
    <style:style style:name="P37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8pt" fo:letter-spacing="normal" fo:font-style="italic" fo:text-shadow="none" style:text-underline-style="none" fo:font-weight="normal" officeooo:rsid="01430a32" officeooo:paragraph-rsid="05926f88" style:font-name-asian="Courier New" style:font-size-asian="18pt" style:font-style-asian="italic" style:font-weight-asian="normal" style:font-name-complex="Courier New" style:font-size-complex="18pt" style:font-style-complex="italic" style:font-weight-complex="normal"/>
    </style:style>
    <style:style style:name="P373" style:family="paragraph" style:parent-style-name="Standard">
      <style:paragraph-properties style:line-height-at-least="0.1799in" fo:text-align="end" style:justify-single-word="false" style:text-autospace="none"/>
      <style:text-properties fo:color="#000000" style:text-outline="false" style:text-line-through-style="none" style:text-line-through-type="none" style:font-name="Bell Gothic Std Black" fo:font-size="8pt" fo:letter-spacing="normal" fo:font-style="normal" fo:text-shadow="none" style:text-underline-style="none" fo:font-weight="bold" officeooo:rsid="003cd6dc" officeooo:paragraph-rsid="003cd6dc" fo:background-color="#cfe7e5" style:font-name-asian="Courier" style:font-size-asian="8pt" style:font-style-asian="normal" style:font-weight-asian="bold" style:font-name-complex="Courier" style:font-size-complex="8pt" style:font-style-complex="normal" style:font-weight-complex="bold"/>
    </style:style>
    <style:style style:name="P374" style:family="paragraph" style:parent-style-name="Standard">
      <style:paragraph-properties style:line-height-at-least="0.1799in" fo:text-align="end" style:justify-single-word="false" style:text-autospace="none"/>
      <style:text-properties fo:color="#000000" style:text-outline="false" style:text-line-through-style="none" style:text-line-through-type="none" style:font-name="Bell Gothic Std Black" fo:font-size="8pt" fo:letter-spacing="normal" fo:font-style="normal" fo:text-shadow="none" style:text-underline-style="none" fo:font-weight="bold" officeooo:rsid="002e468a" officeooo:paragraph-rsid="05368651" style:font-name-asian="Courier" style:font-size-asian="8pt" style:font-style-asian="normal" style:font-weight-asian="bold" style:font-name-complex="Courier" style:font-size-complex="8pt" style:font-style-complex="normal" style:font-weight-complex="bold"/>
    </style:style>
    <style:style style:name="P375" style:family="paragraph" style:parent-style-name="Standard">
      <style:paragraph-properties style:line-height-at-least="0.1799in" fo:text-align="end" style:justify-single-word="false" style:text-autospace="none"/>
      <style:text-properties fo:color="#000000" style:font-name="Bell Gothic Std Black" fo:font-size="8pt" fo:font-style="normal" fo:font-weight="bold" officeooo:rsid="002e468a" officeooo:paragraph-rsid="037e6467" fo:background-color="#99ccff" style:font-name-asian="Courier" style:font-size-asian="8pt" style:font-style-asian="normal" style:font-weight-asian="bold" style:font-name-complex="Courier" style:font-size-complex="8pt" style:font-style-complex="normal" style:font-weight-complex="bold"/>
    </style:style>
    <style:style style:name="P376" style:family="paragraph" style:parent-style-name="Standard">
      <style:paragraph-properties style:line-height-at-least="0.1799in" fo:text-align="end" style:justify-single-word="false" style:text-autospace="none"/>
      <style:text-properties fo:color="#000000" style:font-name="Courier" fo:font-size="8pt" fo:font-style="normal" fo:font-weight="bold" officeooo:rsid="002e468a" officeooo:paragraph-rsid="037e6467" style:font-name-asian="Courier" style:font-size-asian="8pt" style:font-style-asian="normal" style:font-weight-asian="bold" style:font-name-complex="Courier" style:font-size-complex="8pt" style:font-style-complex="normal" style:font-weight-complex="bold"/>
    </style:style>
    <style:style style:name="P377" style:family="paragraph" style:parent-style-name="Standard">
      <style:paragraph-properties fo:text-align="start" style:justify-single-word="false" style:text-autospace="none"/>
      <style:text-properties officeooo:paragraph-rsid="01c30feb"/>
    </style:style>
    <style:style style:name="P378" style:family="paragraph" style:parent-style-name="Standard">
      <style:paragraph-properties fo:text-align="start" style:justify-single-word="false" style:text-autospace="none"/>
      <style:text-properties officeooo:paragraph-rsid="01c4d2eb"/>
    </style:style>
    <style:style style:name="P379" style:family="paragraph" style:parent-style-name="Standard">
      <style:paragraph-properties fo:text-align="start" style:justify-single-word="false" style:text-autospace="none"/>
      <style:text-properties officeooo:paragraph-rsid="034a33ab"/>
    </style:style>
    <style:style style:name="P380" style:family="paragraph" style:parent-style-name="Standard">
      <style:paragraph-properties fo:text-align="start" style:justify-single-word="false" style:text-autospace="none"/>
      <style:text-properties officeooo:paragraph-rsid="04d1755a"/>
    </style:style>
    <style:style style:name="P381" style:family="paragraph" style:parent-style-name="Standard">
      <style:paragraph-properties fo:text-align="start" style:justify-single-word="false" style:text-autospace="none"/>
      <style:text-properties officeooo:paragraph-rsid="04d45fc3"/>
    </style:style>
    <style:style style:name="P382" style:family="paragraph" style:parent-style-name="Standard">
      <style:paragraph-properties fo:text-align="start" style:justify-single-word="false" style:text-autospace="none"/>
      <style:text-properties officeooo:paragraph-rsid="04d5daa6"/>
    </style:style>
    <style:style style:name="P383" style:family="paragraph" style:parent-style-name="Standard">
      <style:paragraph-properties fo:text-align="start" style:justify-single-word="false" style:text-autospace="none"/>
      <style:text-properties officeooo:paragraph-rsid="04d664fa"/>
    </style:style>
    <style:style style:name="P384" style:family="paragraph" style:parent-style-name="Standard">
      <style:paragraph-properties fo:text-align="start" style:justify-single-word="false" style:text-autospace="none"/>
      <style:text-properties officeooo:paragraph-rsid="04d8a24f"/>
    </style:style>
    <style:style style:name="P385" style:family="paragraph" style:parent-style-name="Standard">
      <style:paragraph-properties fo:text-align="start" style:justify-single-word="false" style:text-autospace="none"/>
      <style:text-properties officeooo:paragraph-rsid="04e4ddf0"/>
    </style:style>
    <style:style style:name="P386" style:family="paragraph" style:parent-style-name="Standard">
      <style:paragraph-properties fo:text-align="start" style:justify-single-word="false" style:text-autospace="none"/>
      <style:text-properties officeooo:paragraph-rsid="04e60b2b"/>
    </style:style>
    <style:style style:name="P387" style:family="paragraph" style:parent-style-name="Standard">
      <style:paragraph-properties fo:text-align="start" style:justify-single-word="false" style:text-autospace="none"/>
      <style:text-properties officeooo:paragraph-rsid="04e81c4b"/>
    </style:style>
    <style:style style:name="P388" style:family="paragraph" style:parent-style-name="Standard">
      <style:paragraph-properties fo:text-align="start" style:justify-single-word="false" style:text-autospace="none"/>
      <style:text-properties officeooo:paragraph-rsid="04fc6c59"/>
    </style:style>
    <style:style style:name="P389" style:family="paragraph" style:parent-style-name="Standard">
      <style:paragraph-properties fo:text-align="start" style:justify-single-word="false" style:text-autospace="none"/>
      <style:text-properties officeooo:paragraph-rsid="05009eaf"/>
    </style:style>
    <style:style style:name="P390" style:family="paragraph" style:parent-style-name="Standard">
      <style:paragraph-properties fo:text-align="start" style:justify-single-word="false" style:text-autospace="none"/>
      <style:text-properties officeooo:paragraph-rsid="0500d2c7"/>
    </style:style>
    <style:style style:name="P391" style:family="paragraph" style:parent-style-name="Standard">
      <style:paragraph-properties fo:text-align="start" style:justify-single-word="false" style:text-autospace="none"/>
      <style:text-properties officeooo:paragraph-rsid="052963a8"/>
    </style:style>
    <style:style style:name="P392" style:family="paragraph" style:parent-style-name="Standard">
      <style:paragraph-properties fo:text-align="start" style:justify-single-word="false" style:text-autospace="none"/>
      <style:text-properties officeooo:paragraph-rsid="054dd197"/>
    </style:style>
    <style:style style:name="P393" style:family="paragraph" style:parent-style-name="Standard">
      <style:paragraph-properties fo:text-align="end" style:justify-single-word="false" style:text-autospace="none"/>
      <style:text-properties officeooo:paragraph-rsid="012e471e"/>
    </style:style>
    <style:style style:name="P394" style:family="paragraph" style:parent-style-name="Standard">
      <style:paragraph-properties fo:text-align="end" style:justify-single-word="false" style:text-autospace="none"/>
      <style:text-properties officeooo:paragraph-rsid="01d12e07"/>
    </style:style>
    <style:style style:name="P395" style:family="paragraph" style:parent-style-name="Standard">
      <style:paragraph-properties fo:text-align="end" style:justify-single-word="false" style:text-autospace="none"/>
      <style:text-properties officeooo:paragraph-rsid="02c45044"/>
    </style:style>
    <style:style style:name="P396" style:family="paragraph" style:parent-style-name="Standard">
      <style:paragraph-properties fo:text-align="end" style:justify-single-word="false" style:text-autospace="none"/>
      <style:text-properties officeooo:paragraph-rsid="03a4835a"/>
    </style:style>
    <style:style style:name="P397" style:family="paragraph" style:parent-style-name="Standard">
      <style:paragraph-properties fo:text-align="end" style:justify-single-word="false" style:text-autospace="none"/>
      <style:text-properties officeooo:paragraph-rsid="04d664fa"/>
    </style:style>
    <style:style style:name="P398" style:family="paragraph" style:parent-style-name="Standard">
      <style:paragraph-properties fo:text-align="end" style:justify-single-word="false" style:text-autospace="none"/>
      <style:text-properties officeooo:paragraph-rsid="04d8a24f"/>
    </style:style>
    <style:style style:name="P399" style:family="paragraph" style:parent-style-name="Standard">
      <style:paragraph-properties fo:text-align="end" style:justify-single-word="false" style:text-autospace="none"/>
      <style:text-properties officeooo:paragraph-rsid="0521e618"/>
    </style:style>
    <style:style style:name="P400" style:family="paragraph" style:parent-style-name="Standard">
      <style:paragraph-properties fo:text-align="end" style:justify-single-word="false" style:text-autospace="none"/>
      <style:text-properties officeooo:paragraph-rsid="055ed2bf"/>
    </style:style>
    <style:style style:name="P401" style:family="paragraph" style:parent-style-name="Standard">
      <style:paragraph-properties fo:text-align="center" style:justify-single-word="false" style:text-autospace="none"/>
      <style:text-properties officeooo:paragraph-rsid="012e471e"/>
    </style:style>
    <style:style style:name="P402" style:family="paragraph" style:parent-style-name="Standard">
      <style:paragraph-properties fo:text-align="center" style:justify-single-word="false" style:text-autospace="none"/>
      <style:text-properties officeooo:paragraph-rsid="02681a6d"/>
    </style:style>
    <style:style style:name="P403" style:family="paragraph" style:parent-style-name="Standard">
      <style:paragraph-properties fo:text-align="center" style:justify-single-word="false" style:text-autospace="none"/>
      <style:text-properties officeooo:paragraph-rsid="01876080"/>
    </style:style>
    <style:style style:name="P404" style:family="paragraph" style:parent-style-name="Standard">
      <style:paragraph-properties fo:text-align="center" style:justify-single-word="false" style:text-autospace="none"/>
      <style:text-properties officeooo:paragraph-rsid="04ccab95"/>
    </style:style>
    <style:style style:name="P405" style:family="paragraph" style:parent-style-name="Standard">
      <style:paragraph-properties fo:text-align="center" style:justify-single-word="false" style:text-autospace="none"/>
      <style:text-properties officeooo:paragraph-rsid="04d5daa6"/>
    </style:style>
    <style:style style:name="P406" style:family="paragraph" style:parent-style-name="Standard">
      <style:paragraph-properties fo:text-align="center" style:justify-single-word="false" style:text-autospace="none"/>
      <style:text-properties officeooo:paragraph-rsid="04d664fa"/>
    </style:style>
    <style:style style:name="P407" style:family="paragraph" style:parent-style-name="Standard">
      <style:paragraph-properties fo:text-align="center" style:justify-single-word="false" style:text-autospace="none"/>
      <style:text-properties officeooo:paragraph-rsid="04d8a24f"/>
    </style:style>
    <style:style style:name="P408" style:family="paragraph" style:parent-style-name="Standard">
      <style:paragraph-properties fo:text-align="center" style:justify-single-word="false" style:text-autospace="none"/>
      <style:text-properties officeooo:paragraph-rsid="04df4708"/>
    </style:style>
    <style:style style:name="P409" style:family="paragraph" style:parent-style-name="Standard">
      <style:paragraph-properties fo:text-align="center" style:justify-single-word="false" style:text-autospace="none"/>
      <style:text-properties officeooo:paragraph-rsid="0521e618"/>
    </style:style>
    <style:style style:name="P410" style:family="paragraph" style:parent-style-name="Standard">
      <style:paragraph-properties fo:text-align="center" style:justify-single-word="false" style:text-autospace="none"/>
      <style:text-properties officeooo:paragraph-rsid="052963a8"/>
    </style:style>
    <style:style style:name="P411" style:family="paragraph" style:parent-style-name="Standard">
      <style:paragraph-properties fo:text-align="center" style:justify-single-word="false" style:text-autospace="none"/>
      <style:text-properties officeooo:paragraph-rsid="0258bf2e"/>
    </style:style>
    <style:style style:name="P412" style:family="paragraph" style:parent-style-name="Standard">
      <style:paragraph-properties fo:text-align="center" style:justify-single-word="false" style:text-autospace="none"/>
      <style:text-properties officeooo:paragraph-rsid="05522dd5"/>
    </style:style>
    <style:style style:name="P413" style:family="paragraph" style:parent-style-name="Standard">
      <style:paragraph-properties fo:text-align="center" style:justify-single-word="false" style:text-autospace="none"/>
      <style:text-properties officeooo:paragraph-rsid="055ed2bf"/>
    </style:style>
    <style:style style:name="P414" style:family="paragraph" style:parent-style-name="Standard">
      <style:paragraph-properties style:line-height-at-least="0.1799in" fo:text-align="end" style:justify-single-word="false" style:text-autospace="none"/>
      <style:text-properties style:text-outline="false" style:text-line-through-style="none" style:text-line-through-type="none" style:font-name="Bell Gothic Std Black" fo:font-size="8pt" fo:letter-spacing="normal" fo:font-style="normal" fo:text-shadow="none" style:text-underline-style="none" fo:font-weight="bold" officeooo:paragraph-rsid="05169c2c" fo:background-color="#ccffff" style:font-name-asian="Courier" style:font-size-asian="8pt" style:font-style-asian="normal" style:font-weight-asian="bold" style:font-name-complex="Courier" style:font-size-complex="8pt" style:font-style-complex="normal" style:font-weight-complex="bold"/>
    </style:style>
    <style:style style:name="P415" style:family="paragraph" style:parent-style-name="Standard">
      <style:paragraph-properties style:line-height-at-least="0.1799in" fo:text-align="end" style:justify-single-word="false" style:text-autospace="none"/>
      <style:text-properties style:text-outline="false" style:text-line-through-style="none" style:text-line-through-type="none" style:font-name="Bell Gothic Std Black" fo:font-size="8pt" fo:letter-spacing="normal" fo:font-style="normal" fo:text-shadow="none" style:text-underline-style="none" fo:font-weight="bold" officeooo:paragraph-rsid="009a4f6f" fo:background-color="#cfe7e5" style:font-name-asian="Courier" style:font-size-asian="8pt" style:font-style-asian="normal" style:font-weight-asian="bold" style:font-name-complex="Courier" style:font-size-complex="8pt" style:font-style-complex="normal" style:font-weight-complex="bold"/>
    </style:style>
    <style:style style:name="P416" style:family="paragraph" style:parent-style-name="Standard">
      <style:paragraph-properties style:line-height-at-least="0.1799in" fo:text-align="end" style:justify-single-word="false" style:text-autospace="none"/>
      <style:text-properties officeooo:paragraph-rsid="04a8c5f0"/>
    </style:style>
    <style:style style:name="P417" style:family="paragraph" style:parent-style-name="Standard">
      <style:paragraph-properties style:line-height-at-least="0.1799in" fo:text-align="end" style:justify-single-word="false" style:text-autospace="none"/>
      <style:text-properties officeooo:paragraph-rsid="04d664fa"/>
    </style:style>
    <style:style style:name="P418" style:family="paragraph" style:parent-style-name="Standard">
      <style:paragraph-properties style:line-height-at-least="0.1799in" fo:text-align="end" style:justify-single-word="false" style:text-autospace="none"/>
      <style:text-properties officeooo:paragraph-rsid="04df4708"/>
    </style:style>
    <style:style style:name="P419" style:family="paragraph" style:parent-style-name="MathematicaCellInput">
      <style:paragraph-properties style:line-height-at-least="0.1799in" fo:text-align="end" style:justify-single-word="false" style:text-autospace="none"/>
      <style:text-properties style:text-outline="false" style:text-line-through-style="none" style:text-line-through-type="none" style:font-name="Bell Gothic Std Black" fo:font-size="8pt" fo:letter-spacing="normal" fo:font-style="normal" fo:text-shadow="none" style:text-underline-style="none" fo:font-weight="bold" officeooo:paragraph-rsid="05169c2c" fo:background-color="#cfe7e5" style:font-name-asian="Courier" style:font-size-asian="8pt" style:font-style-asian="normal" style:font-weight-asian="bold" style:font-name-complex="Courier" style:font-size-complex="8pt" style:font-style-complex="normal" style:font-weight-complex="bold"/>
    </style:style>
    <style:style style:name="P420" style:family="paragraph" style:parent-style-name="MathematicaCellInput">
      <style:paragraph-properties style:line-height-at-least="0.1799in" fo:text-align="end" style:justify-single-word="false" style:text-autospace="none"/>
      <style:text-properties style:text-outline="false" style:text-line-through-style="none" style:text-line-through-type="none" style:font-name="Bell Gothic Std Black" fo:font-size="8pt" fo:letter-spacing="normal" fo:font-style="normal" fo:text-shadow="none" style:text-underline-style="none" fo:font-weight="bold" officeooo:paragraph-rsid="05368651" style:font-name-asian="Courier" style:font-size-asian="8pt" style:font-style-asian="normal" style:font-weight-asian="bold" style:font-name-complex="Courier" style:font-size-complex="8pt" style:font-style-complex="normal" style:font-weight-complex="bold"/>
    </style:style>
    <style:style style:name="P421"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2e468a" officeooo:paragraph-rsid="009a4f6f" style:font-name-asian="Courier" style:font-size-asian="8pt" style:font-style-asian="normal" style:font-weight-asian="bold" style:font-name-complex="Courier" style:font-size-complex="8pt" style:font-style-complex="normal" style:font-weight-complex="bold"/>
    </style:style>
    <style:style style:name="P422"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2e468a" officeooo:paragraph-rsid="01c94c18" style:font-name-asian="Courier" style:font-size-asian="8pt" style:font-style-asian="normal" style:font-weight-asian="bold" style:font-name-complex="Courier" style:font-size-complex="8pt" style:font-style-complex="normal" style:font-weight-complex="bold"/>
    </style:style>
    <style:style style:name="P423"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2e468a" officeooo:paragraph-rsid="04cbbd92" style:font-name-asian="Courier" style:font-size-asian="8pt" style:font-style-asian="normal" style:font-weight-asian="bold" style:font-name-complex="Courier" style:font-size-complex="8pt" style:font-style-complex="normal" style:font-weight-complex="bold"/>
    </style:style>
    <style:style style:name="P424"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5a182b" officeooo:paragraph-rsid="021f5eed" style:font-name-asian="Courier" style:font-size-asian="8pt" style:font-style-asian="normal" style:font-weight-asian="bold" style:font-name-complex="Courier" style:font-size-complex="8pt" style:font-style-complex="normal" style:font-weight-complex="bold"/>
    </style:style>
    <style:style style:name="P425"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5a182b" officeooo:paragraph-rsid="021f5eed" style:font-name-asian="Courier" style:font-size-asian="8pt" style:font-style-asian="normal" style:font-weight-asian="bold" style:font-name-complex="Courier" style:font-size-complex="8pt" style:font-style-complex="normal" style:font-weight-complex="bold"/>
    </style:style>
    <style:style style:name="P426"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5a182b" officeooo:paragraph-rsid="021cfdce" style:font-name-asian="Courier" style:font-size-asian="8pt" style:font-style-asian="normal" style:font-weight-asian="bold" style:font-name-complex="Courier" style:font-size-complex="8pt" style:font-style-complex="normal" style:font-weight-complex="bold"/>
    </style:style>
    <style:style style:name="P427"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1e5f296" style:font-name-asian="Courier" style:font-size-asian="8pt" style:font-style-asian="normal" style:font-weight-asian="bold" style:font-name-complex="Courier" style:font-size-complex="8pt" style:font-style-complex="normal" style:font-weight-complex="bold"/>
    </style:style>
    <style:style style:name="P428"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1e70353" style:font-name-asian="Courier" style:font-size-asian="8pt" style:font-style-asian="normal" style:font-weight-asian="bold" style:font-name-complex="Courier" style:font-size-complex="8pt" style:font-style-complex="normal" style:font-weight-complex="bold"/>
    </style:style>
    <style:style style:name="P429"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2b6ed6c" style:font-name-asian="Courier" style:font-size-asian="8pt" style:font-style-asian="normal" style:font-weight-asian="bold" style:font-name-complex="Courier" style:font-size-complex="8pt" style:font-style-complex="normal" style:font-weight-complex="bold"/>
    </style:style>
    <style:style style:name="P430"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officeooo:rsid="003cd6dc" officeooo:paragraph-rsid="02041110" style:font-name-asian="Courier" style:font-size-asian="8pt" style:font-style-asian="normal" style:font-weight-asian="bold" style:font-name-complex="Courier" style:font-size-complex="8pt" style:font-style-complex="normal" style:font-weight-complex="bold"/>
    </style:style>
    <style:style style:name="P431"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34a33ab" style:font-name-asian="Courier New" style:font-size-asian="10.5pt" style:font-style-asian="normal" style:font-weight-asian="normal" style:font-name-complex="Courier New" style:font-size-complex="10.5pt" style:font-style-complex="normal" style:font-weight-complex="normal"/>
    </style:style>
    <style:style style:name="P432"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433"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ee7174" style:font-name-asian="Courier New" style:font-size-asian="10.5pt" style:font-style-asian="normal" style:font-weight-asian="normal" style:font-name-complex="Courier New" style:font-size-complex="10.5pt" style:font-style-complex="normal" style:font-weight-complex="normal"/>
    </style:style>
    <style:style style:name="P434"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a8c5f0" style:font-name-asian="Courier New" style:font-size-asian="10.5pt" style:font-style-asian="normal" style:font-weight-asian="normal" style:font-name-complex="Courier New" style:font-size-complex="10.5pt" style:font-style-complex="normal" style:font-weight-complex="normal"/>
    </style:style>
    <style:style style:name="P435"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3ee7174" style:font-name-asian="Courier New" style:font-size-asian="10.5pt" style:font-style-asian="normal" style:font-weight-asian="normal" style:font-name-complex="Courier New" style:font-size-complex="10.5pt" style:font-style-complex="normal" style:font-weight-complex="normal"/>
    </style:style>
    <style:style style:name="P436"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cbbd92" style:font-name-asian="Courier New" style:font-size-asian="10.5pt" style:font-style-asian="normal" style:font-weight-asian="normal" style:font-name-complex="Courier New" style:font-size-complex="10.5pt" style:font-style-complex="normal" style:font-weight-complex="normal"/>
    </style:style>
    <style:style style:name="P437"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34cd39d" style:font-name-asian="Courier New" style:font-size-asian="10.5pt" style:font-style-asian="normal" style:font-weight-asian="normal" style:font-name-complex="Courier New" style:font-size-complex="10.5pt" style:font-style-complex="normal" style:font-weight-complex="normal"/>
    </style:style>
    <style:style style:name="P438"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83eae4" officeooo:paragraph-rsid="034b8a4b" style:font-name-asian="Courier New" style:font-size-asian="10.5pt" style:font-style-asian="normal" style:font-weight-asian="normal" style:font-name-complex="Courier New" style:font-size-complex="10.5pt" style:font-style-complex="normal" style:font-weight-complex="normal"/>
    </style:style>
    <style:style style:name="P439"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officeooo:paragraph-rsid="034b8a4b" style:font-name-asian="Courier New" style:font-size-asian="10.5pt" style:font-style-asian="normal" style:font-weight-asian="normal" style:font-name-complex="Courier New" style:font-size-complex="10.5pt" style:font-style-complex="normal" style:font-weight-complex="normal"/>
    </style:style>
    <style:style style:name="P440" style:family="paragraph" style:parent-style-name="MathematicaCellInput">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76080" style:font-name-asian="Courier New" style:font-size-asian="10.5pt" style:font-style-asian="normal" style:font-weight-asian="normal" style:font-name-complex="Courier New" style:font-size-complex="10.5pt" style:font-style-complex="normal" style:font-weight-complex="normal"/>
    </style:style>
    <style:style style:name="P441" style:family="paragraph" style:parent-style-name="MathematicaCellInput">
      <style:paragraph-properties style:line-height-at-least="0.1799in" fo:text-align="end" style:justify-single-word="false" style:text-autospace="none"/>
      <style:text-properties fo:color="#000000" style:text-outline="false" style:text-line-through-style="none" style:text-line-through-type="none" style:font-name="Bell Gothic Std Black" fo:font-size="8pt" fo:letter-spacing="normal" fo:font-style="normal" fo:text-shadow="none" style:text-underline-style="none" fo:font-weight="bold" officeooo:rsid="005a182b" officeooo:paragraph-rsid="05368651" style:font-name-asian="Courier" style:font-size-asian="8pt" style:font-style-asian="normal" style:font-weight-asian="bold" style:font-name-complex="Courier" style:font-size-complex="8pt" style:font-style-complex="normal" style:font-weight-complex="bold"/>
    </style:style>
    <style:style style:name="P442"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2e468a" officeooo:paragraph-rsid="037e6467" style:font-name-asian="Courier New" style:font-size-asian="10.5pt" style:font-style-asian="normal" style:font-weight-asian="normal" style:font-name-complex="Courier New" style:font-size-complex="10.5pt" style:font-style-complex="normal" style:font-weight-complex="normal"/>
    </style:style>
    <style:style style:name="P443"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1d9d75a" style:font-name-asian="Courier New" style:font-size-asian="10.5pt" style:font-style-asian="normal" style:font-weight-asian="normal" style:font-name-complex="Courier New" style:font-size-complex="10.5pt" style:font-style-complex="normal" style:font-weight-complex="normal"/>
    </style:style>
    <style:style style:name="P444"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37e6467" style:font-name-asian="Courier New" style:font-size-asian="10.5pt" style:font-style-asian="normal" style:font-weight-asian="normal" style:font-name-complex="Courier New" style:font-size-complex="10.5pt" style:font-style-complex="normal" style:font-weight-complex="normal"/>
    </style:style>
    <style:style style:name="P445"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2cecba1" style:font-name-asian="Courier New" style:font-size-asian="10.5pt" style:font-style-asian="normal" style:font-weight-asian="normal" style:font-name-complex="Courier New" style:font-size-complex="10.5pt" style:font-style-complex="normal" style:font-weight-complex="normal"/>
    </style:style>
    <style:style style:name="P446"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12fbf57" style:font-name-asian="Courier New" style:font-size-asian="10.5pt" style:font-style-asian="normal" style:font-weight-asian="normal" style:font-name-complex="Courier New" style:font-size-complex="10.5pt" style:font-style-complex="normal" style:font-weight-complex="normal"/>
    </style:style>
    <style:style style:name="P447"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448"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2e468a" officeooo:paragraph-rsid="055cd32e" style:font-name-asian="Courier New" style:font-size-asian="10.5pt" style:font-style-asian="normal" style:font-weight-asian="normal" style:font-name-complex="Courier New" style:font-size-complex="10.5pt" style:font-style-complex="normal" style:font-weight-complex="normal"/>
    </style:style>
    <style:style style:name="P449" style:family="paragraph" style:parent-style-name="MathematicaCellInput">
      <style:paragraph-properties style:line-height-at-least="0.1799in" fo:text-align="start" style:justify-single-word="false" style:text-autospace="none"/>
      <style:text-properties fo:color="#000000" style:font-name="Times New Roman" fo:font-size="12pt" fo:font-style="normal" fo:font-weight="normal" officeooo:rsid="002e468a" officeooo:paragraph-rsid="055cd32e" style:font-name-asian="Courier New" style:font-size-asian="10.5pt" style:font-style-asian="normal" style:font-weight-asian="normal" style:font-name-complex="Courier New" style:font-size-complex="10.5pt" style:font-style-complex="normal" style:font-weight-complex="normal"/>
    </style:style>
    <style:style style:name="P450"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273d462" style:font-name-asian="Courier New" style:font-size-asian="10.5pt" style:font-style-asian="normal" style:font-weight-asian="normal" style:font-name-complex="Courier New" style:font-size-complex="10.5pt" style:font-style-complex="normal" style:font-weight-complex="normal"/>
    </style:style>
    <style:style style:name="P451"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12fbf57" style:font-name-asian="Courier New" style:font-size-asian="10.5pt" style:font-style-asian="normal" style:font-weight-asian="normal" style:font-name-complex="Courier New" style:font-size-complex="10.5pt" style:font-style-complex="normal" style:font-weight-complex="normal"/>
    </style:style>
    <style:style style:name="P452"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453"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540546f" style:font-name-asian="Courier New" style:font-size-asian="10.5pt" style:font-style-asian="normal" style:font-weight-asian="normal" style:font-name-complex="Courier New" style:font-size-complex="10.5pt" style:font-style-complex="normal" style:font-weight-complex="normal"/>
    </style:style>
    <style:style style:name="P454"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5406bd9" style:font-name-asian="Courier New" style:font-size-asian="10.5pt" style:font-style-asian="normal" style:font-weight-asian="normal" style:font-name-complex="Courier New" style:font-size-complex="10.5pt" style:font-style-complex="normal" style:font-weight-complex="normal"/>
    </style:style>
    <style:style style:name="P455"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bee55" officeooo:paragraph-rsid="054136c4" style:font-name-asian="Courier New" style:font-size-asian="10.5pt" style:font-style-asian="normal" style:font-weight-asian="normal" style:font-name-complex="Courier New" style:font-size-complex="10.5pt" style:font-style-complex="normal" style:font-weight-complex="normal"/>
    </style:style>
    <style:style style:name="P456"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bee55" officeooo:paragraph-rsid="015e43d9" style:font-name-asian="Courier New" style:font-size-asian="10.5pt" style:font-style-asian="normal" style:font-weight-asian="normal" style:font-name-complex="Courier New" style:font-size-complex="10.5pt" style:font-style-complex="normal" style:font-weight-complex="normal"/>
    </style:style>
    <style:style style:name="P457"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9a80a" officeooo:paragraph-rsid="0183cb18" style:font-name-asian="Courier New" style:font-size-asian="10.5pt" style:font-style-asian="normal" style:font-weight-asian="normal" style:font-name-complex="Courier New" style:font-size-complex="10.5pt" style:font-style-complex="normal" style:font-weight-complex="normal"/>
    </style:style>
    <style:style style:name="P458"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9a80a" officeooo:paragraph-rsid="01c895a1" style:font-name-asian="Courier New" style:font-size-asian="10.5pt" style:font-style-asian="normal" style:font-weight-asian="normal" style:font-name-complex="Courier New" style:font-size-complex="10.5pt" style:font-style-complex="normal" style:font-weight-complex="normal"/>
    </style:style>
    <style:style style:name="P459"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9a80a" officeooo:paragraph-rsid="04fe5c3c" style:font-name-asian="Courier New" style:font-size-asian="10.5pt" style:font-style-asian="normal" style:font-weight-asian="normal" style:font-name-complex="Courier New" style:font-size-complex="10.5pt" style:font-style-complex="normal" style:font-weight-complex="normal"/>
    </style:style>
    <style:style style:name="P460"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9a80a" officeooo:paragraph-rsid="0534aced" style:font-name-asian="Courier New" style:font-size-asian="10.5pt" style:font-style-asian="normal" style:font-weight-asian="normal" style:font-name-complex="Courier New" style:font-size-complex="10.5pt" style:font-style-complex="normal" style:font-weight-complex="normal"/>
    </style:style>
    <style:style style:name="P461"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1c895a1" style:font-name-asian="Courier New" style:font-size-asian="10.5pt" style:font-style-asian="normal" style:font-weight-asian="normal" style:font-name-complex="Courier New" style:font-size-complex="10.5pt" style:font-style-complex="normal" style:font-weight-complex="normal"/>
    </style:style>
    <style:style style:name="P462"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1e2645a" style:font-name-asian="Courier New" style:font-size-asian="10.5pt" style:font-style-asian="normal" style:font-weight-asian="normal" style:font-name-complex="Courier New" style:font-size-complex="10.5pt" style:font-style-complex="normal" style:font-weight-complex="normal"/>
    </style:style>
    <style:style style:name="P463"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183cb18" style:font-name-asian="Courier New" style:font-size-asian="10.5pt" style:font-style-asian="normal" style:font-weight-asian="normal" style:font-name-complex="Courier New" style:font-size-complex="10.5pt" style:font-style-complex="normal" style:font-weight-complex="normal"/>
    </style:style>
    <style:style style:name="P464"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039a80a" style:font-name-asian="Courier New" style:font-size-asian="10.5pt" style:font-style-asian="normal" style:font-weight-asian="normal" style:font-name-complex="Courier New" style:font-size-complex="10.5pt" style:font-style-complex="normal" style:font-weight-complex="normal"/>
    </style:style>
    <style:style style:name="P465"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4baecba" style:font-name-asian="Courier New" style:font-size-asian="10.5pt" style:font-style-asian="normal" style:font-weight-asian="normal" style:font-name-complex="Courier New" style:font-size-complex="10.5pt" style:font-style-complex="normal" style:font-weight-complex="normal"/>
    </style:style>
    <style:style style:name="P466"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467"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9a80a" officeooo:paragraph-rsid="0540546f" style:font-name-asian="Courier New" style:font-size-asian="10.5pt" style:font-style-asian="normal" style:font-weight-asian="normal" style:font-name-complex="Courier New" style:font-size-complex="10.5pt" style:font-style-complex="normal" style:font-weight-complex="normal"/>
    </style:style>
    <style:style style:name="P468"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5a182b" officeooo:paragraph-rsid="012c1294" style:font-name-asian="Courier New" style:font-size-asian="10.5pt" style:font-style-asian="normal" style:font-weight-asian="normal" style:font-name-complex="Courier New" style:font-size-complex="10.5pt" style:font-style-complex="normal" style:font-weight-complex="normal"/>
    </style:style>
    <style:style style:name="P469"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5a182b" officeooo:paragraph-rsid="034cd39d" style:font-name-asian="Courier New" style:font-size-asian="10.5pt" style:font-style-asian="normal" style:font-weight-asian="normal" style:font-name-complex="Courier New" style:font-size-complex="10.5pt" style:font-style-complex="normal" style:font-weight-complex="normal"/>
    </style:style>
    <style:style style:name="P470" style:family="paragraph" style:parent-style-name="MathematicaCellInput">
      <style:paragraph-properties fo:text-align="end" style:justify-single-word="false"/>
      <style:text-properties fo:color="#000000" style:font-name="Times New Roman" fo:font-size="12pt" fo:font-style="normal" fo:font-weight="normal" officeooo:rsid="005a182b" officeooo:paragraph-rsid="038c6001" style:font-name-asian="Courier New" style:font-size-asian="10.5pt" style:font-style-asian="normal" style:font-weight-asian="normal" style:font-name-complex="Courier New" style:font-size-complex="10.5pt" style:font-style-complex="normal" style:font-weight-complex="normal"/>
    </style:style>
    <style:style style:name="P471" style:family="paragraph" style:parent-style-name="MathematicaCellInput">
      <style:paragraph-properties style:line-height-at-least="0.1799in" fo:text-align="end" style:justify-single-word="false"/>
      <style:text-properties fo:color="#000000" style:font-name="Times New Roman" fo:font-size="12pt" fo:font-style="normal" fo:font-weight="normal" officeooo:rsid="005a182b" officeooo:paragraph-rsid="038c6001" style:font-name-asian="Courier New" style:font-size-asian="10.5pt" style:font-style-asian="normal" style:font-weight-asian="normal" style:font-name-complex="Courier New" style:font-size-complex="10.5pt" style:font-style-complex="normal" style:font-weight-complex="normal"/>
    </style:style>
    <style:style style:name="P472"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5a182b" officeooo:paragraph-rsid="034cd39d" style:font-name-asian="Courier New" style:font-size-asian="10.5pt" style:font-style-asian="normal" style:font-weight-asian="normal" style:font-name-complex="Courier New" style:font-size-complex="10.5pt" style:font-style-complex="normal" style:font-weight-complex="normal"/>
    </style:style>
    <style:style style:name="P473"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5a182b" officeooo:paragraph-rsid="0219875c" style:font-name-asian="Courier New" style:font-size-asian="10.5pt" style:font-style-asian="normal" style:font-weight-asian="normal" style:font-name-complex="Courier New" style:font-size-complex="10.5pt" style:font-style-complex="normal" style:font-weight-complex="normal"/>
    </style:style>
    <style:style style:name="P474"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5a182b" officeooo:paragraph-rsid="021a8fb4" style:font-name-asian="Courier New" style:font-size-asian="10.5pt" style:font-style-asian="normal" style:font-weight-asian="normal" style:font-name-complex="Courier New" style:font-size-complex="10.5pt" style:font-style-complex="normal" style:font-weight-complex="normal"/>
    </style:style>
    <style:style style:name="P475"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5a182b" officeooo:paragraph-rsid="012c1294" style:font-name-asian="Courier New" style:font-size-asian="10.5pt" style:font-style-asian="normal" style:font-weight-asian="normal" style:font-name-complex="Courier New" style:font-size-complex="10.5pt" style:font-style-complex="normal" style:font-weight-complex="normal"/>
    </style:style>
    <style:style style:name="P476"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5a182b" officeooo:paragraph-rsid="05368651" style:font-name-asian="Courier New" style:font-size-asian="10.5pt" style:font-style-asian="normal" style:font-weight-asian="normal" style:font-name-complex="Courier New" style:font-size-complex="10.5pt" style:font-style-complex="normal" style:font-weight-complex="normal"/>
    </style:style>
    <style:style style:name="P477"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cd6dc" style:font-name-asian="Courier New" style:font-size-asian="10.5pt" style:font-style-asian="normal" style:font-weight-asian="normal" style:font-name-complex="Courier New" style:font-size-complex="10.5pt" style:font-style-complex="normal" style:font-weight-complex="normal"/>
    </style:style>
    <style:style style:name="P478" style:family="paragraph" style:parent-style-name="MathematicaCellInput">
      <style:paragraph-properties fo:text-align="end" style:justify-single-word="false" style:text-autospace="none"/>
      <style:text-properties fo:color="#000000" style:font-name="Times New Roman" fo:font-size="12pt" fo:font-style="normal" fo:font-weight="normal" officeooo:rsid="003cd6dc" officeooo:paragraph-rsid="0516df3f" style:font-name-asian="Courier New" style:font-size-asian="10.5pt" style:font-style-asian="normal" style:font-weight-asian="normal" style:font-name-complex="Courier New" style:font-size-complex="10.5pt" style:font-style-complex="normal" style:font-weight-complex="normal"/>
    </style:style>
    <style:style style:name="P479"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cd6dc" officeooo:paragraph-rsid="05406bd9" style:font-name-asian="Courier New" style:font-size-asian="10.5pt" style:font-style-asian="normal" style:font-weight-asian="normal" style:font-name-complex="Courier New" style:font-size-complex="10.5pt" style:font-style-complex="normal" style:font-weight-complex="normal"/>
    </style:style>
    <style:style style:name="P480"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cd6dc" officeooo:paragraph-rsid="054136c4" style:font-name-asian="Courier New" style:font-size-asian="10.5pt" style:font-style-asian="normal" style:font-weight-asian="normal" style:font-name-complex="Courier New" style:font-size-complex="10.5pt" style:font-style-complex="normal" style:font-weight-complex="normal"/>
    </style:style>
    <style:style style:name="P481"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normal" officeooo:rsid="003cd6dc" officeooo:paragraph-rsid="0576d06d" style:font-name-asian="Courier New" style:font-size-asian="10.5pt" style:font-style-asian="normal" style:font-weight-asian="normal" style:font-name-complex="Courier New" style:font-size-complex="10.5pt" style:font-style-complex="normal" style:font-weight-complex="normal"/>
    </style:style>
    <style:style style:name="P482" style:family="paragraph" style:parent-style-name="MathematicaCellInput">
      <style:paragraph-properties fo:text-align="end" style:justify-single-word="false" style:text-autospace="none"/>
      <style:text-properties fo:color="#000000" style:font-name="Times New Roman" fo:font-size="12pt" fo:font-style="normal" fo:font-weight="bold" officeooo:rsid="00439349" officeooo:paragraph-rsid="02934130" style:font-name-asian="Courier New" style:font-size-asian="10.5pt" style:font-style-asian="normal" style:font-weight-asian="bold" style:font-name-complex="Courier New" style:font-size-complex="10.5pt" style:font-style-complex="normal" style:font-weight-complex="bold"/>
    </style:style>
    <style:style style:name="P483" style:family="paragraph" style:parent-style-name="MathematicaCellInput">
      <style:paragraph-properties fo:text-align="end" style:justify-single-word="false" style:text-autospace="none"/>
      <style:text-properties fo:color="#000000" style:font-name="Times New Roman" fo:font-size="12pt" fo:font-style="normal" fo:font-weight="bold" officeooo:rsid="00ddc72b" officeooo:paragraph-rsid="0576d06d" style:font-name-asian="Courier New" style:font-size-asian="10.5pt" style:font-style-asian="normal" style:font-weight-asian="bold" style:font-name-complex="Courier New" style:font-size-complex="10.5pt" style:font-style-complex="normal" style:font-weight-complex="bold"/>
    </style:style>
    <style:style style:name="P484" style:family="paragraph" style:parent-style-name="MathematicaCellInput">
      <style:paragraph-properties style:line-height-at-least="0.1799in" fo:text-align="end" style:justify-single-word="false" style:text-autospace="none"/>
      <style:text-properties fo:color="#000000" style:font-name="Times New Roman" fo:font-size="12pt" fo:font-style="normal" fo:font-weight="bold" officeooo:rsid="00ddc72b" officeooo:paragraph-rsid="0576d06d" style:font-name-asian="Courier New" style:font-size-asian="10.5pt" style:font-style-asian="normal" style:font-weight-asian="bold" style:font-name-complex="Courier New" style:font-size-complex="10.5pt" style:font-style-complex="normal" style:font-weight-complex="bold"/>
    </style:style>
    <style:style style:name="P485" style:family="paragraph" style:parent-style-name="MathematicaCellInput">
      <style:paragraph-properties fo:text-align="end" style:justify-single-word="false"/>
      <style:text-properties fo:color="#000000" style:font-name="Times New Roman" fo:font-size="10pt" fo:font-style="normal" fo:font-weight="normal" officeooo:rsid="003cd6dc" style:font-name-asian="Courier New" style:font-size-asian="10pt" style:font-style-asian="normal" style:font-weight-asian="normal" style:font-name-complex="Courier New" style:font-size-complex="10pt" style:font-style-complex="normal" style:font-weight-complex="normal"/>
    </style:style>
    <style:style style:name="P486" style:family="paragraph" style:parent-style-name="MathematicaCellInput">
      <style:paragraph-properties style:line-height-at-least="0.1799in" fo:text-align="end" style:justify-single-word="false" style:text-autospace="none"/>
      <style:text-properties fo:color="#000000" style:font-name="Courier" fo:font-size="8pt" fo:font-style="normal" fo:font-weight="bold" officeooo:rsid="002e468a" officeooo:paragraph-rsid="01c94c18" style:font-name-asian="Courier" style:font-size-asian="8pt" style:font-style-asian="normal" style:font-weight-asian="bold" style:font-name-complex="Courier" style:font-size-complex="8pt" style:font-style-complex="normal" style:font-weight-complex="bold"/>
    </style:style>
    <style:style style:name="P487" style:family="paragraph" style:parent-style-name="MathematicaCellInput">
      <style:paragraph-properties style:line-height-at-least="0.1799in" fo:text-align="end" style:justify-single-word="false" style:text-autospace="none"/>
      <style:text-properties fo:color="#000000" style:font-name="Courier" fo:font-size="8pt" fo:font-style="normal" fo:font-weight="bold" officeooo:rsid="002e468a" officeooo:paragraph-rsid="01e14ccc" style:font-name-asian="Courier" style:font-size-asian="8pt" style:font-style-asian="normal" style:font-weight-asian="bold" style:font-name-complex="Courier" style:font-size-complex="8pt" style:font-style-complex="normal" style:font-weight-complex="bold"/>
    </style:style>
    <style:style style:name="P488" style:family="paragraph" style:parent-style-name="MathematicaCellInput">
      <style:paragraph-properties style:line-height-at-least="0.1799in" fo:text-align="end" style:justify-single-word="false" style:text-autospace="none"/>
      <style:text-properties fo:color="#000000" style:font-name="Courier" fo:font-size="8pt" fo:font-style="normal" fo:font-weight="bold" officeooo:rsid="002e468a" officeooo:paragraph-rsid="04cbbd92" style:font-name-asian="Courier" style:font-size-asian="8pt" style:font-style-asian="normal" style:font-weight-asian="bold" style:font-name-complex="Courier" style:font-size-complex="8pt" style:font-style-complex="normal" style:font-weight-complex="bold"/>
    </style:style>
    <style:style style:name="P489" style:family="paragraph" style:parent-style-name="MathematicaCellInput">
      <style:paragraph-properties fo:text-align="end" style:justify-single-word="false"/>
    </style:style>
    <style:style style:name="P490" style:family="paragraph" style:parent-style-name="MathematicaCellInput">
      <style:paragraph-properties fo:text-align="end" style:justify-single-word="false" style:text-autospace="none"/>
      <style:text-properties officeooo:paragraph-rsid="023873b2"/>
    </style:style>
    <style:style style:name="P491" style:family="paragraph" style:parent-style-name="MathematicaCellInput">
      <style:paragraph-properties fo:text-align="end" style:justify-single-word="false" style:text-autospace="none"/>
      <style:text-properties officeooo:paragraph-rsid="04a8c5f0"/>
    </style:style>
    <style:style style:name="P492" style:family="paragraph" style:parent-style-name="MathematicaCellInput">
      <style:paragraph-properties fo:text-align="end" style:justify-single-word="false" style:text-autospace="none"/>
      <style:text-properties officeooo:paragraph-rsid="04fe5c3c"/>
    </style:style>
    <style:style style:name="P493" style:family="paragraph" style:parent-style-name="MathematicaCellInput">
      <style:paragraph-properties fo:text-align="end" style:justify-single-word="false"/>
      <style:text-properties officeooo:paragraph-rsid="012e471e"/>
    </style:style>
    <style:style style:name="P494" style:family="paragraph" style:parent-style-name="MathematicaCellInput">
      <style:paragraph-properties fo:text-align="end" style:justify-single-word="false"/>
      <style:text-properties officeooo:paragraph-rsid="0183cb18"/>
    </style:style>
    <style:style style:name="P495" style:family="paragraph" style:parent-style-name="MathematicaCellInput">
      <style:paragraph-properties fo:text-align="end" style:justify-single-word="false"/>
      <style:text-properties officeooo:paragraph-rsid="055cd32e"/>
    </style:style>
    <style:style style:name="P496" style:family="paragraph" style:parent-style-name="MathematicaCellInput">
      <style:paragraph-properties style:line-height-at-least="0.1799in" fo:text-align="end" style:justify-single-word="false"/>
    </style:style>
    <style:style style:name="P497" style:family="paragraph" style:parent-style-name="MathematicaCellInput">
      <style:paragraph-properties style:line-height-at-least="0.1799in" fo:text-align="end" style:justify-single-word="false" style:text-autospace="none"/>
      <style:text-properties officeooo:paragraph-rsid="028275ec"/>
    </style:style>
    <style:style style:name="P498" style:family="paragraph" style:parent-style-name="MathematicaCellInput">
      <style:paragraph-properties style:line-height-at-least="0.1799in" fo:text-align="end" style:justify-single-word="false" style:text-autospace="none"/>
      <style:text-properties officeooo:paragraph-rsid="0278bf2b"/>
    </style:style>
    <style:style style:name="P499" style:family="paragraph" style:parent-style-name="MathematicaCellInput">
      <style:paragraph-properties style:line-height-at-least="0.1799in" fo:text-align="end" style:justify-single-word="false" style:text-autospace="none"/>
      <style:text-properties officeooo:paragraph-rsid="01d12e07"/>
    </style:style>
    <style:style style:name="P500" style:family="paragraph" style:parent-style-name="MathematicaCellInput">
      <style:paragraph-properties style:line-height-at-least="0.1799in" fo:text-align="end" style:justify-single-word="false" style:text-autospace="none"/>
      <style:text-properties officeooo:paragraph-rsid="02864def"/>
    </style:style>
    <style:style style:name="P501" style:family="paragraph" style:parent-style-name="MathematicaCellInput">
      <style:paragraph-properties style:line-height-at-least="0.1799in" fo:text-align="end" style:justify-single-word="false" style:text-autospace="none"/>
      <style:text-properties officeooo:paragraph-rsid="01cc6d65"/>
    </style:style>
    <style:style style:name="P502" style:family="paragraph" style:parent-style-name="MathematicaCellInput">
      <style:paragraph-properties style:line-height-at-least="0.1799in" fo:text-align="end" style:justify-single-word="false" style:text-autospace="none"/>
      <style:text-properties officeooo:paragraph-rsid="01c94c18"/>
    </style:style>
    <style:style style:name="P503" style:family="paragraph" style:parent-style-name="MathematicaCellInput">
      <style:paragraph-properties style:line-height-at-least="0.1799in" fo:text-align="end" style:justify-single-word="false" style:text-autospace="none"/>
      <style:text-properties officeooo:paragraph-rsid="0289e8e9"/>
    </style:style>
    <style:style style:name="P504" style:family="paragraph" style:parent-style-name="MathematicaCellInput">
      <style:paragraph-properties style:line-height-at-least="0.1799in" fo:text-align="end" style:justify-single-word="false" style:text-autospace="none"/>
      <style:text-properties officeooo:paragraph-rsid="03a4835a"/>
    </style:style>
    <style:style style:name="P505" style:family="paragraph" style:parent-style-name="MathematicaCellInput">
      <style:paragraph-properties style:line-height-at-least="0.1799in" fo:text-align="end" style:justify-single-word="false" style:text-autospace="none"/>
      <style:text-properties officeooo:paragraph-rsid="02af289a"/>
    </style:style>
    <style:style style:name="P506" style:family="paragraph" style:parent-style-name="MathematicaCellInput">
      <style:paragraph-properties style:line-height-at-least="0.1799in" fo:text-align="end" style:justify-single-word="false" style:text-autospace="none"/>
      <style:text-properties officeooo:paragraph-rsid="02a24e27"/>
    </style:style>
    <style:style style:name="P507" style:family="paragraph" style:parent-style-name="MathematicaCellInput">
      <style:paragraph-properties style:line-height-at-least="0.1799in" fo:text-align="end" style:justify-single-word="false" style:text-autospace="none"/>
      <style:text-properties officeooo:paragraph-rsid="023873b2"/>
    </style:style>
    <style:style style:name="P508" style:family="paragraph" style:parent-style-name="MathematicaCellInput">
      <style:paragraph-properties style:line-height-at-least="0.1799in" fo:text-align="end" style:justify-single-word="false" style:text-autospace="none"/>
      <style:text-properties officeooo:paragraph-rsid="02a6bbb4"/>
    </style:style>
    <style:style style:name="P509" style:family="paragraph" style:parent-style-name="MathematicaCellInput">
      <style:paragraph-properties style:line-height-at-least="0.1799in" fo:text-align="end" style:justify-single-word="false" style:text-autospace="none"/>
      <style:text-properties officeooo:paragraph-rsid="02a4ada2"/>
    </style:style>
    <style:style style:name="P510" style:family="paragraph" style:parent-style-name="MathematicaCellInput">
      <style:paragraph-properties style:line-height-at-least="0.1799in" fo:text-align="end" style:justify-single-word="false" style:text-autospace="none"/>
      <style:text-properties officeooo:paragraph-rsid="02ae2bec"/>
    </style:style>
    <style:style style:name="P511" style:family="paragraph" style:parent-style-name="MathematicaCellInput">
      <style:paragraph-properties style:line-height-at-least="0.1799in" fo:text-align="end" style:justify-single-word="false" style:text-autospace="none"/>
      <style:text-properties officeooo:paragraph-rsid="02ad0555"/>
    </style:style>
    <style:style style:name="P512" style:family="paragraph" style:parent-style-name="MathematicaCellInput">
      <style:paragraph-properties style:line-height-at-least="0.1799in" fo:text-align="end" style:justify-single-word="false" style:text-autospace="none"/>
      <style:text-properties officeooo:paragraph-rsid="02ab4847"/>
    </style:style>
    <style:style style:name="P513" style:family="paragraph" style:parent-style-name="MathematicaCellInput">
      <style:paragraph-properties style:line-height-at-least="0.1799in" fo:text-align="end" style:justify-single-word="false" style:text-autospace="none"/>
      <style:text-properties officeooo:paragraph-rsid="02934130"/>
    </style:style>
    <style:style style:name="P514" style:family="paragraph" style:parent-style-name="MathematicaCellInput">
      <style:paragraph-properties style:line-height-at-least="0.1799in" fo:text-align="end" style:justify-single-word="false" style:text-autospace="none"/>
      <style:text-properties officeooo:paragraph-rsid="04bf7ca0"/>
    </style:style>
    <style:style style:name="P515" style:family="paragraph" style:parent-style-name="MathematicaCellInput">
      <style:paragraph-properties style:line-height-at-least="0.1799in" fo:text-align="end" style:justify-single-word="false" style:text-autospace="none"/>
      <style:text-properties officeooo:paragraph-rsid="04cbbd92"/>
    </style:style>
    <style:style style:name="P516" style:family="paragraph" style:parent-style-name="MathematicaCellInput">
      <style:paragraph-properties style:line-height-at-least="0.1799in" fo:text-align="end" style:justify-single-word="false" style:text-autospace="none"/>
      <style:text-properties officeooo:paragraph-rsid="04a8c5f0"/>
    </style:style>
    <style:style style:name="P517" style:family="paragraph" style:parent-style-name="MathematicaCellInput">
      <style:paragraph-properties style:line-height-at-least="0.1799in" fo:text-align="end" style:justify-single-word="false" style:text-autospace="none"/>
      <style:text-properties officeooo:paragraph-rsid="04df4708"/>
    </style:style>
    <style:style style:name="P518" style:family="paragraph" style:parent-style-name="MathematicaCellInput">
      <style:paragraph-properties style:line-height-at-least="0.1799in" fo:text-align="end" style:justify-single-word="false" style:text-autospace="none"/>
      <style:text-properties officeooo:paragraph-rsid="05406bd9"/>
    </style:style>
    <style:style style:name="P519" style:family="paragraph" style:parent-style-name="MathematicaCellInput">
      <style:paragraph-properties style:line-height-at-least="0.1799in" fo:text-align="end" style:justify-single-word="false" style:text-autospace="none"/>
      <style:text-properties officeooo:paragraph-rsid="0576d06d"/>
    </style:style>
    <style:style style:name="P520" style:family="paragraph" style:parent-style-name="MathematicaCellInput">
      <style:paragraph-properties style:line-height-at-least="0.1799in" fo:text-align="end" style:justify-single-word="false"/>
      <style:text-properties officeooo:paragraph-rsid="037e6467"/>
    </style:style>
    <style:style style:name="P521" style:family="paragraph" style:parent-style-name="MathematicaCellInput">
      <style:paragraph-properties style:line-height-at-least="0.1799in" fo:text-align="end" style:justify-single-word="false"/>
      <style:text-properties officeooo:paragraph-rsid="015e43d9"/>
    </style:style>
    <style:style style:name="P522" style:family="paragraph" style:parent-style-name="MathematicaCellInput">
      <style:paragraph-properties style:line-height-at-least="0.1799in" fo:text-align="end" style:justify-single-word="false"/>
      <style:text-properties officeooo:paragraph-rsid="012e471e"/>
    </style:style>
    <style:style style:name="P523" style:family="paragraph" style:parent-style-name="MathematicaCellInput">
      <style:paragraph-properties style:line-height-at-least="0.1799in" fo:text-align="end" style:justify-single-word="false"/>
      <style:text-properties officeooo:paragraph-rsid="02839206"/>
    </style:style>
    <style:style style:name="P524" style:family="paragraph" style:parent-style-name="MathematicaCellInput">
      <style:paragraph-properties style:line-height-at-least="0.1799in" fo:text-align="end" style:justify-single-word="false"/>
      <style:text-properties officeooo:paragraph-rsid="01dcb679"/>
    </style:style>
    <style:style style:name="P525" style:family="paragraph" style:parent-style-name="MathematicaCellInput">
      <style:paragraph-properties style:line-height-at-least="0.1799in" fo:text-align="end" style:justify-single-word="false"/>
      <style:text-properties officeooo:paragraph-rsid="0183cb18"/>
    </style:style>
    <style:style style:name="P526" style:family="paragraph" style:parent-style-name="MathematicaCellInput">
      <style:paragraph-properties style:line-height-at-least="0.1799in" fo:text-align="end" style:justify-single-word="false"/>
      <style:text-properties officeooo:paragraph-rsid="01e29478"/>
    </style:style>
    <style:style style:name="P527" style:family="paragraph" style:parent-style-name="MathematicaCellInput">
      <style:paragraph-properties style:line-height-at-least="0.1799in" fo:text-align="end" style:justify-single-word="false"/>
      <style:text-properties officeooo:paragraph-rsid="03d58c22"/>
    </style:style>
    <style:style style:name="P528" style:family="paragraph" style:parent-style-name="MathematicaCellInput">
      <style:paragraph-properties style:line-height-at-least="0.1799in" fo:text-align="end" style:justify-single-word="false"/>
      <style:text-properties officeooo:paragraph-rsid="02934130"/>
    </style:style>
    <style:style style:name="P529" style:family="paragraph" style:parent-style-name="MathematicaCellInput">
      <style:paragraph-properties style:line-height-at-least="0.1799in" fo:text-align="end" style:justify-single-word="false"/>
      <style:text-properties officeooo:paragraph-rsid="01edcf5e"/>
    </style:style>
    <style:style style:name="P530" style:family="paragraph" style:parent-style-name="MathematicaCellInput">
      <style:paragraph-properties style:line-height-at-least="0.1799in" fo:text-align="end" style:justify-single-word="false"/>
      <style:text-properties officeooo:paragraph-rsid="02b87719"/>
    </style:style>
    <style:style style:name="P531" style:family="paragraph" style:parent-style-name="MathematicaCellInput">
      <style:paragraph-properties style:line-height-at-least="0.1799in" fo:text-align="end" style:justify-single-word="false"/>
      <style:text-properties officeooo:paragraph-rsid="01f4beb0"/>
    </style:style>
    <style:style style:name="P532" style:family="paragraph" style:parent-style-name="MathematicaCellInput">
      <style:paragraph-properties style:line-height-at-least="0.1799in" fo:text-align="end" style:justify-single-word="false"/>
      <style:text-properties officeooo:paragraph-rsid="01efc402"/>
    </style:style>
    <style:style style:name="P533" style:family="paragraph" style:parent-style-name="MathematicaCellInput">
      <style:paragraph-properties style:line-height-at-least="0.1799in" fo:text-align="end" style:justify-single-word="false"/>
      <style:text-properties officeooo:paragraph-rsid="02aab956"/>
    </style:style>
    <style:style style:name="P534" style:family="paragraph" style:parent-style-name="MathematicaCellInput">
      <style:paragraph-properties style:line-height-at-least="0.1799in" fo:text-align="end" style:justify-single-word="false"/>
      <style:text-properties officeooo:paragraph-rsid="02b24564"/>
    </style:style>
    <style:style style:name="P535" style:family="paragraph" style:parent-style-name="MathematicaCellInput">
      <style:paragraph-properties style:line-height-at-least="0.1799in" fo:text-align="end" style:justify-single-word="false"/>
      <style:text-properties officeooo:paragraph-rsid="029f3331"/>
    </style:style>
    <style:style style:name="P536" style:family="paragraph" style:parent-style-name="MathematicaCellInput">
      <style:paragraph-properties style:line-height-at-least="0.1799in" fo:text-align="end" style:justify-single-word="false"/>
      <style:text-properties officeooo:paragraph-rsid="034cd39d"/>
    </style:style>
    <style:style style:name="P537" style:family="paragraph" style:parent-style-name="MathematicaCellInput">
      <style:paragraph-properties style:line-height-at-least="0.1799in" fo:text-align="end" style:justify-single-word="false"/>
      <style:text-properties officeooo:paragraph-rsid="034a33ab"/>
    </style:style>
    <style:style style:name="P538" style:family="paragraph" style:parent-style-name="MathematicaCellInput">
      <style:paragraph-properties style:line-height-at-least="0.1799in" fo:text-align="end" style:justify-single-word="false"/>
      <style:text-properties officeooo:paragraph-rsid="02cecba1"/>
    </style:style>
    <style:style style:name="P539" style:family="paragraph" style:parent-style-name="MathematicaCellInput">
      <style:paragraph-properties style:line-height-at-least="0.1799in" fo:text-align="end" style:justify-single-word="false"/>
      <style:text-properties officeooo:paragraph-rsid="021a8fb4"/>
    </style:style>
    <style:style style:name="P540" style:family="paragraph" style:parent-style-name="MathematicaCellInput">
      <style:paragraph-properties style:line-height-at-least="0.1799in" fo:text-align="end" style:justify-single-word="false"/>
      <style:text-properties officeooo:paragraph-rsid="04712818"/>
    </style:style>
    <style:style style:name="P541" style:family="paragraph" style:parent-style-name="MathematicaCellInput">
      <style:paragraph-properties style:line-height-at-least="0.1799in" fo:text-align="end" style:justify-single-word="false"/>
      <style:text-properties officeooo:paragraph-rsid="0491eff1"/>
    </style:style>
    <style:style style:name="P542" style:family="paragraph" style:parent-style-name="MathematicaCellInput">
      <style:paragraph-properties style:line-height-at-least="0.1799in" fo:text-align="end" style:justify-single-word="false"/>
      <style:text-properties officeooo:paragraph-rsid="04a8c5f0"/>
    </style:style>
    <style:style style:name="P543" style:family="paragraph" style:parent-style-name="MathematicaCellInput">
      <style:paragraph-properties style:line-height-at-least="0.1799in" fo:text-align="end" style:justify-single-word="false"/>
      <style:text-properties officeooo:paragraph-rsid="04c36ddd"/>
    </style:style>
    <style:style style:name="P544" style:family="paragraph" style:parent-style-name="MathematicaCellInput">
      <style:paragraph-properties style:line-height-at-least="0.1799in" fo:text-align="end" style:justify-single-word="false"/>
      <style:text-properties officeooo:paragraph-rsid="04c5d829"/>
    </style:style>
    <style:style style:name="P545" style:family="paragraph" style:parent-style-name="MathematicaCellInput">
      <style:paragraph-properties style:line-height-at-least="0.1799in" fo:text-align="end" style:justify-single-word="false"/>
      <style:text-properties officeooo:paragraph-rsid="02dd5ad9"/>
    </style:style>
    <style:style style:name="P546" style:family="paragraph" style:parent-style-name="MathematicaCellInput">
      <style:paragraph-properties style:line-height-at-least="0.1799in" fo:text-align="end" style:justify-single-word="false"/>
      <style:text-properties officeooo:paragraph-rsid="05237ffe"/>
    </style:style>
    <style:style style:name="P547" style:family="paragraph" style:parent-style-name="MathematicaCellInput">
      <style:paragraph-properties style:line-height-at-least="0.1799in" fo:text-align="end" style:justify-single-word="false"/>
      <style:text-properties officeooo:paragraph-rsid="05368651"/>
    </style:style>
    <style:style style:name="P548" style:family="paragraph" style:parent-style-name="MathematicaCellInput">
      <style:paragraph-properties style:line-height-at-least="0.1799in" fo:text-align="end" style:justify-single-word="false"/>
      <style:text-properties officeooo:paragraph-rsid="054136c4"/>
    </style:style>
    <style:style style:name="P549" style:family="paragraph" style:parent-style-name="MathematicaCellInput">
      <style:paragraph-properties style:line-height-at-least="0.1799in" fo:text-align="end" style:justify-single-word="false"/>
      <style:text-properties officeooo:paragraph-rsid="055cd32e"/>
    </style:style>
    <style:style style:name="P550" style:family="paragraph" style:parent-style-name="MathematicaCellInput">
      <style:paragraph-properties style:line-height-at-least="0.1799in" fo:text-align="end" style:justify-single-word="false"/>
      <style:text-properties officeooo:paragraph-rsid="0576d06d"/>
    </style:style>
    <style:style style:name="P551" style:family="paragraph" style:parent-style-name="MathematicaCellInput">
      <style:paragraph-properties style:line-height-at-least="0.1799in" fo:text-align="start" style:justify-single-word="false"/>
    </style:style>
    <style:style style:name="P552" style:family="paragraph" style:parent-style-name="MathematicaCellInput">
      <style:paragraph-properties fo:text-align="start" style:justify-single-word="false"/>
      <style:text-properties officeooo:paragraph-rsid="04e81c4b"/>
    </style:style>
    <style:style style:name="P553"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1430a32" officeooo:paragraph-rsid="01430a32" style:font-name-asian="Courier New" style:font-size-asian="18pt" style:font-style-asian="italic" style:font-weight-asian="normal" style:font-name-complex="Courier New" style:font-size-complex="18pt" style:font-style-complex="italic" style:font-weight-complex="normal"/>
    </style:style>
    <style:style style:name="P554"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1430a32" officeooo:paragraph-rsid="02c45044" style:font-name-asian="Courier New" style:font-size-asian="18pt" style:font-style-asian="italic" style:font-weight-asian="normal" style:font-name-complex="Courier New" style:font-size-complex="18pt" style:font-style-complex="italic" style:font-weight-complex="normal"/>
    </style:style>
    <style:style style:name="P555"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2c45044" officeooo:paragraph-rsid="02c45044" style:font-name-asian="Courier New" style:font-size-asian="18pt" style:font-style-asian="italic" style:font-weight-asian="normal" style:font-name-complex="Courier New" style:font-size-complex="18pt" style:font-style-complex="italic" style:font-weight-complex="normal"/>
    </style:style>
    <style:style style:name="P556"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2c45044" officeooo:paragraph-rsid="057b69e2" style:font-name-asian="Courier New" style:font-size-asian="18pt" style:font-style-asian="italic" style:font-weight-asian="normal" style:font-name-complex="Courier New" style:font-size-complex="18pt" style:font-style-complex="italic" style:font-weight-complex="normal"/>
    </style:style>
    <style:style style:name="P557"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13dc103" officeooo:paragraph-rsid="02b31e8f" style:font-name-asian="Courier New" style:font-size-asian="18pt" style:font-style-asian="italic" style:font-weight-asian="normal" style:font-name-complex="Courier New" style:font-size-complex="18pt" style:font-style-complex="italic" style:font-weight-complex="normal"/>
    </style:style>
    <style:style style:name="P558" style:family="paragraph" style:parent-style-name="Standard">
      <style:paragraph-properties fo:text-align="center" style:justify-single-word="false" fo:break-before="page" style:text-autospace="none"/>
      <style:text-properties fo:color="#000000" style:font-name="Times New Roman" fo:font-size="18pt" fo:font-style="italic" fo:font-weight="normal" officeooo:rsid="04dd6c10" officeooo:paragraph-rsid="04dd6c10" style:font-name-asian="Courier New" style:font-size-asian="18pt" style:font-style-asian="italic" style:font-weight-asian="normal" style:font-name-complex="Courier New" style:font-size-complex="18pt" style:font-style-complex="italic" style:font-weight-complex="normal"/>
    </style:style>
    <style:style style:name="P559" style:family="paragraph" style:parent-style-name="Standard">
      <style:paragraph-properties fo:text-align="center" style:justify-single-word="false" fo:break-before="page" style:text-autospace="none"/>
      <style:text-properties fo:color="#000000" style:font-name="Times New Roman" fo:font-size="12pt" fo:font-style="normal" fo:font-weight="normal" officeooo:rsid="007e0c0a" officeooo:paragraph-rsid="02b31e8f" style:font-name-asian="Courier New" style:font-size-asian="10.5pt" style:font-style-asian="normal" style:font-weight-asian="normal" style:font-name-complex="Courier New" style:font-size-complex="10.5pt" style:font-style-complex="normal" style:font-weight-complex="normal"/>
    </style:style>
    <style:style style:name="P560" style:family="paragraph" style:parent-style-name="MathematicaCellInput" style:master-page-name="">
      <style:paragraph-properties style:line-height-at-least="0.1799in" fo:text-align="end" style:justify-single-word="false" style:page-number="auto" fo:padding="0in" fo:border="none" style:shadow="none" style:text-autospace="none">
        <style:tab-stops/>
        <style:drop-cap/>
      </style:paragraph-properties>
      <style:text-properties fo:color="#000000" style:font-name="Times New Roman" fo:font-size="12pt" fo:font-style="normal" fo:font-weight="normal" officeooo:rsid="0039a80a" officeooo:paragraph-rsid="027e5317" style:font-name-asian="Courier New" style:font-size-asian="10.5pt" style:font-style-asian="normal" style:font-weight-asian="normal" style:font-name-complex="Courier New" style:font-size-complex="10.5pt" style:font-style-complex="normal" style:font-weight-complex="normal"/>
    </style:style>
    <style:style style:name="P561" style:family="paragraph" style:parent-style-name="MathematicaCellInput" style:master-page-name="">
      <style:paragraph-properties style:line-height-at-least="0.1799in" fo:text-align="end" style:justify-single-word="false" style:page-number="auto" fo:padding="0in" fo:border="none" style:shadow="none" style:text-autospace="none">
        <style:tab-stops/>
        <style:drop-cap/>
      </style:paragraph-properties>
      <style:text-properties fo:color="#000000" style:font-name="Times New Roman" fo:font-size="12pt" fo:font-style="normal" fo:font-weight="normal" officeooo:rsid="0039a80a" officeooo:paragraph-rsid="048e2fd3" style:font-name-asian="Courier New" style:font-size-asian="10.5pt" style:font-style-asian="normal" style:font-weight-asian="normal" style:font-name-complex="Courier New" style:font-size-complex="10.5pt" style:font-style-complex="normal" style:font-weight-complex="normal"/>
    </style:style>
    <style:style style:name="P562" style:family="paragraph" style:parent-style-name="MathematicaCellInput" style:master-page-name="">
      <style:paragraph-properties style:line-height-at-least="0.1799in" fo:text-align="end" style:justify-single-word="false" style:page-number="auto" fo:padding="0in" fo:border="none" style:shadow="none" style:text-autospace="none">
        <style:tab-stops/>
        <style:drop-cap/>
      </style:paragraph-properties>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48e2fd3" style:font-name-asian="Courier New" style:font-size-asian="10.5pt" style:font-style-asian="normal" style:font-weight-asian="normal" style:font-name-complex="Courier New" style:font-size-complex="10.5pt" style:font-style-complex="normal" style:font-weight-complex="normal"/>
    </style:style>
    <style:style style:name="P563"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44fc4d1" style:font-name-asian="Courier New" style:font-size-asian="10.5pt" style:font-style-asian="normal" style:font-weight-asian="bold" style:font-name-complex="Courier New" style:font-size-complex="10.5pt" style:font-style-complex="normal" style:font-weight-complex="bold"/>
    </style:style>
    <style:style style:name="P564"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09a4f6f" style:font-name-asian="Courier New" style:font-size-asian="10.5pt" style:font-style-asian="normal" style:font-weight-asian="bold" style:font-name-complex="Courier New" style:font-size-complex="10.5pt" style:font-style-complex="normal" style:font-weight-complex="bold"/>
    </style:style>
    <style:style style:name="P565"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4fe5c3c" style:font-name-asian="Courier New" style:font-size-asian="10.5pt" style:font-style-asian="normal" style:font-weight-asian="bold" style:font-name-complex="Courier New" style:font-size-complex="10.5pt" style:font-style-complex="normal" style:font-weight-complex="bold"/>
    </style:style>
    <style:style style:name="P566"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169c2c" style:font-name-asian="Courier New" style:font-size-asian="10.5pt" style:font-style-asian="normal" style:font-weight-asian="bold" style:font-name-complex="Courier New" style:font-size-complex="10.5pt" style:font-style-complex="normal" style:font-weight-complex="bold"/>
    </style:style>
    <style:style style:name="P567"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34aced" style:font-name-asian="Courier New" style:font-size-asian="10.5pt" style:font-style-asian="normal" style:font-weight-asian="bold" style:font-name-complex="Courier New" style:font-size-complex="10.5pt" style:font-style-complex="normal" style:font-weight-complex="bold"/>
    </style:style>
    <style:style style:name="P568"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368651" style:font-name-asian="Courier New" style:font-size-asian="10.5pt" style:font-style-asian="normal" style:font-weight-asian="bold" style:font-name-complex="Courier New" style:font-size-complex="10.5pt" style:font-style-complex="normal" style:font-weight-complex="bold"/>
    </style:style>
    <style:style style:name="P569"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38bf88" style:font-name-asian="Courier New" style:font-size-asian="10.5pt" style:font-style-asian="normal" style:font-weight-asian="bold" style:font-name-complex="Courier New" style:font-size-complex="10.5pt" style:font-style-complex="normal" style:font-weight-complex="bold"/>
    </style:style>
    <style:style style:name="P570"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7b69e2" style:font-name-asian="Courier New" style:font-size-asian="10.5pt" style:font-style-asian="normal" style:font-weight-asian="bold" style:font-name-complex="Courier New" style:font-size-complex="10.5pt" style:font-style-complex="normal" style:font-weight-complex="bold"/>
    </style:style>
    <style:style style:name="P571"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7eaa77" style:font-name-asian="Courier New" style:font-size-asian="10.5pt" style:font-style-asian="normal" style:font-weight-asian="bold" style:font-name-complex="Courier New" style:font-size-complex="10.5pt" style:font-style-complex="normal" style:font-weight-complex="bold"/>
    </style:style>
    <style:style style:name="P572"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7f2180" style:font-name-asian="Courier New" style:font-size-asian="10.5pt" style:font-style-asian="normal" style:font-weight-asian="bold" style:font-name-complex="Courier New" style:font-size-complex="10.5pt" style:font-style-complex="normal" style:font-weight-complex="bold"/>
    </style:style>
    <style:style style:name="P573"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5926f88" style:font-name-asian="Courier New" style:font-size-asian="10.5pt" style:font-style-asian="normal" style:font-weight-asian="bold" style:font-name-complex="Courier New" style:font-size-complex="10.5pt" style:font-style-complex="normal" style:font-weight-complex="bold"/>
    </style:style>
    <style:style style:name="P574" style:family="paragraph" style:parent-style-name="MathematicaCellInput">
      <style:paragraph-properties fo:text-align="end"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normal" officeooo:rsid="002e468a" officeooo:paragraph-rsid="044fc4d1" style:font-name-asian="Courier New" style:font-size-asian="10.5pt" style:font-style-asian="normal" style:font-weight-asian="normal" style:font-name-complex="Courier New" style:font-size-complex="10.5pt" style:font-style-complex="normal" style:font-weight-complex="normal"/>
    </style:style>
    <style:style style:name="P575"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font-name="Times New Roman" fo:font-size="12pt" fo:font-style="normal" fo:font-weight="bold" officeooo:rsid="01430a32" officeooo:paragraph-rsid="04e81c4b" style:font-name-asian="Courier New" style:font-size-asian="10.5pt" style:font-style-asian="normal" style:font-weight-asian="bold" style:font-name-complex="Courier New" style:font-size-complex="10.5pt" style:font-style-complex="normal" style:font-weight-complex="bold"/>
    </style:style>
    <style:style style:name="P576" style:family="paragraph" style:parent-style-name="MathematicaCellInput">
      <style:paragraph-properties style:line-height-at-least="0.1799in" fo:text-align="end" style:justify-single-word="false" fo:padding="0in" fo:border="none" style:shadow="none" style:text-autospace="none">
        <style:tab-stops/>
        <style:drop-cap/>
      </style:paragraph-properties>
      <style:text-properties fo:color="#000000" style:font-name="Times New Roman" fo:font-size="12pt" fo:font-style="normal" fo:font-weight="normal" officeooo:rsid="002e468a" officeooo:paragraph-rsid="01e6c134" style:font-name-asian="Courier New" style:font-size-asian="10.5pt" style:font-style-asian="normal" style:font-weight-asian="normal" style:font-name-complex="Courier New" style:font-size-complex="10.5pt" style:font-style-complex="normal" style:font-weight-complex="normal"/>
    </style:style>
    <style:style style:name="P577" style:family="paragraph" style:parent-style-name="MathematicaCellInput">
      <style:paragraph-properties style:line-height-at-least="0.1799in" fo:text-align="end" style:justify-single-word="false" fo:padding="0in" fo:border="none" style:shadow="none">
        <style:tab-stops/>
        <style:drop-cap/>
      </style:paragraph-properties>
      <style:text-properties officeooo:paragraph-rsid="01b84749"/>
    </style:style>
    <style:style style:name="P578" style:family="paragraph" style:parent-style-name="MathematicaCellInput">
      <style:paragraph-properties style:line-height-at-least="0.1799in" fo:text-align="end" style:justify-single-word="false" fo:padding="0in" fo:border="none" style:shadow="none">
        <style:tab-stops/>
        <style:drop-cap/>
      </style:paragraph-properties>
      <style:text-properties officeooo:paragraph-rsid="01e4293e"/>
    </style:style>
    <style:style style:name="P579" style:family="paragraph" style:parent-style-name="Standard">
      <style:paragraph-properties fo:text-align="center" style:justify-single-word="false" style:shadow="none" style:text-autospace="none"/>
      <style:text-properties fo:color="#000000" style:font-name="Times New Roman" fo:font-size="12pt" fo:font-style="normal" fo:font-weight="normal" officeooo:rsid="003cd6dc" officeooo:paragraph-rsid="05169c2c" style:font-name-asian="Courier New" style:font-size-asian="10.5pt" style:font-style-asian="normal" style:font-weight-asian="normal" style:font-name-complex="Courier New" style:font-size-complex="10.5pt" style:font-style-complex="normal" style:font-weight-complex="normal"/>
    </style:style>
    <style:style style:name="P580" style:family="paragraph" style:parent-style-name="MathematicaCellInput">
      <style:paragraph-properties style:line-height-at-least="0.1799in" fo:text-align="end" style:justify-single-word="false" style:shadow="none" style:text-autospace="none">
        <style:tab-stops/>
      </style:paragraph-properties>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bef828" style:font-name-asian="Courier New" style:font-size-asian="10.5pt" style:font-style-asian="normal" style:font-weight-asian="normal" style:font-name-complex="Courier New" style:font-size-complex="10.5pt" style:font-style-complex="normal" style:font-weight-complex="normal"/>
    </style:style>
    <style:style style:name="P581" style:family="paragraph" style:parent-style-name="MathematicaCellInput">
      <style:paragraph-properties style:line-height-at-least="0.1799in" fo:text-align="end" style:justify-single-word="false" style:shadow="none" style:text-autospace="none">
        <style:tab-stops/>
      </style:paragraph-properties>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4ce3ff8" style:font-name-asian="Courier New" style:font-size-asian="10.5pt" style:font-style-asian="normal" style:font-weight-asian="normal" style:font-name-complex="Courier New" style:font-size-complex="10.5pt" style:font-style-complex="normal" style:font-weight-complex="normal"/>
    </style:style>
    <style:style style:name="P582" style:family="paragraph" style:parent-style-name="MathematicaCellInput">
      <style:paragraph-properties style:line-height-at-least="0.1799in" fo:text-align="end" style:justify-single-word="false" style:shadow="none" style:text-autospace="none">
        <style:tab-stops/>
      </style:paragraph-properties>
      <style:text-properties officeooo:paragraph-rsid="04a8c5f0"/>
    </style:style>
    <style:style style:name="P583" style:family="paragraph" style:parent-style-name="Standard" style:master-page-name="Standard">
      <style:paragraph-properties fo:text-align="center" style:justify-single-word="false" style:page-number="auto" style:text-autospace="none"/>
      <style:text-properties fo:color="#000000" style:font-name="Times New Roman" fo:font-size="18pt" fo:font-style="italic" fo:font-weight="normal" officeooo:rsid="01430a32" officeooo:paragraph-rsid="04ce3ff8" style:font-name-asian="Courier New" style:font-size-asian="18pt" style:font-style-asian="italic" style:font-weight-asian="normal" style:font-name-complex="Courier New" style:font-size-complex="18pt" style:font-style-complex="italic" style:font-weight-complex="normal"/>
    </style:style>
    <style:style style:name="P584" style:family="paragraph" style:parent-style-name="Standard">
      <style:paragraph-properties fo:text-align="start" style:justify-single-word="false" style:text-autospace="none"/>
      <style:text-properties fo:color="#000000" style:font-name="Times New Roman" fo:font-size="12pt" fo:font-style="normal" fo:font-weight="normal" officeooo:rsid="0393e455" officeooo:paragraph-rsid="05191323" style:font-name-asian="Courier New" style:font-size-asian="10.5pt" style:font-style-asian="normal" style:font-weight-asian="normal" style:font-name-complex="Courier New" style:font-size-complex="10.5pt" style:font-style-complex="normal" style:font-weight-complex="normal"/>
    </style:style>
    <style:style style:name="P585"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12e471e" style:font-name-asian="Courier New" style:font-size-asian="10.5pt" style:font-style-asian="normal" style:font-weight-asian="normal" style:font-name-complex="Courier New" style:font-size-complex="10.5pt" style:font-style-complex="normal" style:font-weight-complex="normal"/>
    </style:style>
    <style:style style:name="P586" style:family="paragraph" style:parent-style-name="Standard">
      <style:paragraph-properties fo:text-align="start" style:justify-single-word="false" style:text-autospace="none"/>
      <style:text-properties fo:color="#000000" style:font-name="Times New Roman" fo:font-size="12pt" fo:font-style="normal" fo:font-weight="normal" officeooo:rsid="003bee55" officeooo:paragraph-rsid="05bb5604" style:font-name-asian="Courier New" style:font-size-asian="10.5pt" style:font-style-asian="normal" style:font-weight-asian="normal" style:font-name-complex="Courier New" style:font-size-complex="10.5pt" style:font-style-complex="normal" style:font-weight-complex="normal"/>
    </style:style>
    <style:style style:name="P587" style:family="paragraph" style:parent-style-name="Standard">
      <style:paragraph-properties fo:text-align="center" style:justify-single-word="false" style:text-autospace="none"/>
      <style:text-properties officeooo:paragraph-rsid="012e471e"/>
    </style:style>
    <style:style style:name="T1" style:family="text">
      <style:text-properties fo:color="#000000"/>
    </style:style>
    <style:style style:name="T2" style:family="text">
      <style:text-properties fo:color="#000000" officeooo:rsid="003cd6dc"/>
    </style:style>
    <style:style style:name="T3" style:family="text">
      <style:text-properties fo:color="#000000" style:font-name="Times New Roman" fo:font-size="12pt" fo:font-style="normal" fo:font-weight="normal" officeooo:rsid="002e468a" style:font-name-asian="Courier New" style:font-size-asian="10.5pt" style:font-style-asian="normal" style:font-weight-asian="normal" style:font-name-complex="Courier New" style:font-size-complex="10.5pt" style:font-style-complex="normal" style:font-weight-complex="normal"/>
    </style:style>
    <style:style style:name="T4" style:family="text">
      <style:text-properties fo:color="#000000" style:font-name="Times New Roman" fo:font-size="12pt" fo:font-style="normal" fo:font-weight="normal" officeooo:rsid="00e0ccf0" style:font-name-asian="Courier New" style:font-size-asian="10.5pt" style:font-style-asian="normal" style:font-weight-asian="normal" style:font-name-complex="Courier New" style:font-size-complex="10.5pt" style:font-style-complex="normal" style:font-weight-complex="normal"/>
    </style:style>
    <style:style style:name="T5" style:family="text">
      <style:text-properties fo:color="#000000" style:font-name="Times New Roman" fo:font-size="12pt" fo:font-style="normal" fo:font-weight="normal" officeooo:rsid="00f9ff0c" style:font-name-asian="Courier New" style:font-size-asian="10.5pt" style:font-style-asian="normal" style:font-weight-asian="normal" style:font-name-complex="Courier New" style:font-size-complex="10.5pt" style:font-style-complex="normal" style:font-weight-complex="normal"/>
    </style:style>
    <style:style style:name="T6" style:family="text">
      <style:text-properties fo:color="#000000" style:font-name="Times New Roman" fo:font-size="12pt" fo:font-style="normal" fo:font-weight="normal" officeooo:rsid="00fb73fc" style:font-name-asian="Courier New" style:font-size-asian="10.5pt" style:font-style-asian="normal" style:font-weight-asian="normal" style:font-name-complex="Courier New" style:font-size-complex="10.5pt" style:font-style-complex="normal" style:font-weight-complex="normal"/>
    </style:style>
    <style:style style:name="T7" style:family="text">
      <style:text-properties fo:color="#000000" style:font-name="Times New Roman" fo:font-size="12pt" fo:font-style="normal" fo:font-weight="normal" officeooo:rsid="017bbe0d" style:font-name-asian="Courier New" style:font-size-asian="10.5pt" style:font-style-asian="normal" style:font-weight-asian="normal" style:font-name-complex="Courier New" style:font-size-complex="10.5pt" style:font-style-complex="normal" style:font-weight-complex="normal"/>
    </style:style>
    <style:style style:name="T8" style:family="text">
      <style:text-properties fo:color="#000000" style:font-name="Times New Roman" fo:font-size="12pt" fo:font-style="normal" fo:font-weight="normal" officeooo:rsid="031fe1ab" style:font-name-asian="Courier New" style:font-size-asian="10.5pt" style:font-style-asian="normal" style:font-weight-asian="normal" style:font-name-complex="Courier New" style:font-size-complex="10.5pt" style:font-style-complex="normal" style:font-weight-complex="normal"/>
    </style:style>
    <style:style style:name="T9" style:family="text">
      <style:text-properties fo:color="#000000" style:font-name="Times New Roman" fo:font-size="12pt" fo:font-style="normal" fo:font-weight="normal" officeooo:rsid="03211be8" style:font-name-asian="Courier New" style:font-size-asian="10.5pt" style:font-style-asian="normal" style:font-weight-asian="normal" style:font-name-complex="Courier New" style:font-size-complex="10.5pt" style:font-style-complex="normal" style:font-weight-complex="normal"/>
    </style:style>
    <style:style style:name="T10" style:family="text">
      <style:text-properties fo:color="#000000" style:font-name="Times New Roman" fo:font-size="12pt" fo:font-style="normal" fo:font-weight="normal" officeooo:rsid="017ae4d4" style:font-name-asian="Courier New" style:font-size-asian="10.5pt" style:font-style-asian="normal" style:font-weight-asian="normal" style:font-name-complex="Courier New" style:font-size-complex="10.5pt" style:font-style-complex="normal" style:font-weight-complex="normal"/>
    </style:style>
    <style:style style:name="T11" style:family="text">
      <style:text-properties fo:color="#000000" style:font-name="Times New Roman" fo:font-size="12pt" fo:font-style="normal" fo:font-weight="normal" officeooo:rsid="017c4e20" style:font-name-asian="Courier New" style:font-size-asian="10.5pt" style:font-style-asian="normal" style:font-weight-asian="normal" style:font-name-complex="Courier New" style:font-size-complex="10.5pt" style:font-style-complex="normal" style:font-weight-complex="normal"/>
    </style:style>
    <style:style style:name="T12" style:family="text">
      <style:text-properties fo:color="#000000" style:font-name="Times New Roman" fo:font-size="12pt" fo:font-style="normal" fo:font-weight="normal" officeooo:rsid="01b4dc6a" style:font-name-asian="Courier New" style:font-size-asian="10.5pt" style:font-style-asian="normal" style:font-weight-asian="normal" style:font-name-complex="Courier New" style:font-size-complex="10.5pt" style:font-style-complex="normal" style:font-weight-complex="normal"/>
    </style:style>
    <style:style style:name="T13" style:family="text">
      <style:text-properties fo:color="#000000" style:font-name="Times New Roman" fo:font-size="12pt" fo:font-style="normal" fo:font-weight="normal" officeooo:rsid="05009eaf" style:font-name-asian="Courier New" style:font-size-asian="10.5pt" style:font-style-asian="normal" style:font-weight-asian="normal" style:font-name-complex="Courier New" style:font-size-complex="10.5pt" style:font-style-complex="normal" style:font-weight-complex="normal"/>
    </style:style>
    <style:style style:name="T14" style:family="text">
      <style:text-properties fo:color="#000000" style:font-name="Times New Roman" fo:font-size="12pt" fo:font-style="normal" fo:font-weight="normal" officeooo:rsid="0500d2c7" style:font-name-asian="Courier New" style:font-size-asian="10.5pt" style:font-style-asian="normal" style:font-weight-asian="normal" style:font-name-complex="Courier New" style:font-size-complex="10.5pt" style:font-style-complex="normal" style:font-weight-complex="normal"/>
    </style:style>
    <style:style style:name="T15" style:family="text">
      <style:text-properties fo:color="#000000" style:font-name="Times New Roman" fo:font-size="12pt" fo:font-style="normal" fo:font-weight="normal" officeooo:rsid="05017044" style:font-name-asian="Courier New" style:font-size-asian="10.5pt" style:font-style-asian="normal" style:font-weight-asian="normal" style:font-name-complex="Courier New" style:font-size-complex="10.5pt" style:font-style-complex="normal" style:font-weight-complex="normal"/>
    </style:style>
    <style:style style:name="T16" style:family="text">
      <style:text-properties fo:color="#000000" style:font-name="Times New Roman" fo:font-size="12pt" fo:font-style="normal" fo:font-weight="normal" officeooo:rsid="005a182b" style:font-name-asian="Courier New" style:font-size-asian="10.5pt" style:font-style-asian="normal" style:font-weight-asian="normal" style:font-name-complex="Courier New" style:font-size-complex="10.5pt" style:font-style-complex="normal" style:font-weight-complex="normal"/>
    </style:style>
    <style:style style:name="T17" style:family="text">
      <style:text-properties fo:color="#000000" fo:font-size="8pt" fo:font-style="normal" fo:font-weight="bold" officeooo:rsid="00e0ccf0" style:font-size-asian="8pt" style:font-style-asian="normal" style:font-weight-asian="bold" style:font-size-complex="8pt" style:font-style-complex="normal" style:font-weight-complex="bold"/>
    </style:style>
    <style:style style:name="T18" style:family="text">
      <style:text-properties fo:color="#000000" style:font-name="Courier" fo:font-size="8pt" fo:font-style="normal" fo:font-weight="bold" officeooo:rsid="002e468a" style:font-size-asian="8pt" style:font-style-asian="normal" style:font-weight-asian="bold" style:font-size-complex="8pt" style:font-style-complex="normal" style:font-weight-complex="bold"/>
    </style:style>
    <style:style style:name="T19" style:family="text">
      <style:text-properties fo:color="#000000" fo:font-size="12pt" fo:font-style="normal" fo:font-weight="normal" officeooo:rsid="002e468a" style:font-size-asian="10.5pt" style:font-style-asian="normal" style:font-weight-asian="normal" style:font-size-complex="10.5pt" style:font-style-complex="normal" style:font-weight-complex="normal"/>
    </style:style>
    <style:style style:name="T2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0ccf0" style:font-name-asian="Courier New" style:font-size-asian="10.5pt" style:font-style-asian="normal" style:font-weight-asian="normal" style:font-name-complex="Courier New" style:font-size-complex="10.5pt" style:font-style-complex="normal" style:font-weight-complex="normal"/>
    </style:style>
    <style:style style:name="T2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style:font-name-asian="Courier New" style:font-size-asian="10.5pt" style:font-style-asian="normal" style:font-weight-asian="normal" style:font-name-complex="Courier New" style:font-size-complex="10.5pt" style:font-style-complex="normal" style:font-weight-complex="normal"/>
    </style:style>
    <style:style style:name="T2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style:font-name-asian="Courier New" style:font-size-asian="10.5pt" style:font-style-asian="normal" style:font-weight-asian="normal" style:font-name-complex="Courier New" style:font-size-complex="10.5pt" style:font-style-complex="normal" style:font-weight-complex="normal"/>
    </style:style>
    <style:style style:name="T2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style:font-name-asian="Courier New" style:font-size-asian="10.5pt" style:font-style-asian="normal" style:font-weight-asian="normal" style:font-name-complex="Courier New" style:font-size-complex="10.5pt" style:font-style-complex="normal" style:font-weight-complex="normal"/>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8841" style:font-name-asian="Courier New" style:font-size-asian="10.5pt" style:font-style-asian="normal" style:font-weight-asian="normal" style:font-name-complex="Courier New" style:font-size-complex="10.5pt" style:font-style-complex="normal" style:font-weight-complex="normal"/>
    </style:style>
    <style:style style:name="T2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2d09768" style:font-name-asian="Courier New" style:font-size-asian="10.5pt" style:font-style-asian="normal" style:font-weight-asian="normal" style:font-name-complex="Courier New" style:font-size-complex="10.5pt" style:font-style-complex="normal" style:font-weight-complex="normal"/>
    </style:style>
    <style:style style:name="T2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2f1ef8a" style:font-name-asian="Courier New" style:font-size-asian="10.5pt" style:font-style-asian="normal" style:font-weight-asian="normal" style:font-name-complex="Courier New" style:font-size-complex="10.5pt" style:font-style-complex="normal" style:font-weight-complex="normal"/>
    </style:style>
    <style:style style:name="T2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2fd197a" style:font-name-asian="Courier New" style:font-size-asian="10.5pt" style:font-style-asian="normal" style:font-weight-asian="normal" style:font-name-complex="Courier New" style:font-size-complex="10.5pt" style:font-style-complex="normal" style:font-weight-complex="normal"/>
    </style:style>
    <style:style style:name="T2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36da45e" style:font-name-asian="Courier New" style:font-size-asian="10.5pt" style:font-style-asian="normal" style:font-weight-asian="normal" style:font-name-complex="Courier New" style:font-size-complex="10.5pt" style:font-style-complex="normal" style:font-weight-complex="normal"/>
    </style:style>
    <style:style style:name="T2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ccab95" style:font-name-asian="Courier New" style:font-size-asian="10.5pt" style:font-style-asian="normal" style:font-weight-asian="normal" style:font-name-complex="Courier New" style:font-size-complex="10.5pt" style:font-style-complex="normal" style:font-weight-complex="normal"/>
    </style:style>
    <style:style style:name="T3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ce3ff8" style:font-name-asian="Courier New" style:font-size-asian="10.5pt" style:font-style-asian="normal" style:font-weight-asian="normal" style:font-name-complex="Courier New" style:font-size-complex="10.5pt" style:font-style-complex="normal" style:font-weight-complex="normal"/>
    </style:style>
    <style:style style:name="T3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07ab5" style:font-name-asian="Courier New" style:font-size-asian="10.5pt" style:font-style-asian="normal" style:font-weight-asian="normal" style:font-name-complex="Courier New" style:font-size-complex="10.5pt" style:font-style-complex="normal" style:font-weight-complex="normal"/>
    </style:style>
    <style:style style:name="T3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5009eaf" style:font-name-asian="Courier New" style:font-size-asian="10.5pt" style:font-style-asian="normal" style:font-weight-asian="normal" style:font-name-complex="Courier New" style:font-size-complex="10.5pt" style:font-style-complex="normal" style:font-weight-complex="normal"/>
    </style:style>
    <style:style style:name="T3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51eaff3" style:font-name-asian="Courier New" style:font-size-asian="10.5pt" style:font-style-asian="normal" style:font-weight-asian="normal" style:font-name-complex="Courier New" style:font-size-complex="10.5pt" style:font-style-complex="normal" style:font-weight-complex="normal"/>
    </style:style>
    <style:style style:name="T3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5283c7e" style:font-name-asian="Courier New" style:font-size-asian="10.5pt" style:font-style-asian="normal" style:font-weight-asian="normal" style:font-name-complex="Courier New" style:font-size-complex="10.5pt" style:font-style-complex="normal" style:font-weight-complex="normal"/>
    </style:style>
    <style:style style:name="T3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ccab95" style:font-name-asian="Courier New" style:font-size-asian="12pt" style:font-style-asian="normal" style:font-weight-asian="normal" style:font-name-complex="Courier New" style:font-size-complex="12pt" style:font-style-complex="normal" style:font-weight-complex="normal"/>
    </style:style>
    <style:style style:name="T3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ce3ff8" style:font-name-asian="Courier New" style:font-size-asian="12pt" style:font-style-asian="normal" style:font-weight-asian="normal" style:font-name-complex="Courier New" style:font-size-complex="12pt" style:font-style-complex="normal" style:font-weight-complex="normal"/>
    </style:style>
    <style:style style:name="T3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cedf67" style:font-name-asian="Courier New" style:font-size-asian="12pt" style:font-style-asian="normal" style:font-weight-asian="normal" style:font-name-complex="Courier New" style:font-size-complex="12pt" style:font-style-complex="normal" style:font-weight-complex="normal"/>
    </style:style>
    <style:style style:name="T3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07ab5" style:font-name-asian="Courier New" style:font-size-asian="12pt" style:font-style-asian="normal" style:font-weight-asian="normal" style:font-name-complex="Courier New" style:font-size-complex="12pt" style:font-style-complex="normal" style:font-weight-complex="normal"/>
    </style:style>
    <style:style style:name="T3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1755a" style:font-name-asian="Courier New" style:font-size-asian="12pt" style:font-style-asian="normal" style:font-weight-asian="normal" style:font-name-complex="Courier New" style:font-size-complex="12pt" style:font-style-complex="normal" style:font-weight-complex="normal"/>
    </style:style>
    <style:style style:name="T4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18fce" style:font-name-asian="Courier New" style:font-size-asian="12pt" style:font-style-asian="normal" style:font-weight-asian="normal" style:font-name-complex="Courier New" style:font-size-complex="12pt" style:font-style-complex="normal" style:font-weight-complex="normal"/>
    </style:style>
    <style:style style:name="T4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3475e" style:font-name-asian="Courier New" style:font-size-asian="12pt" style:font-style-asian="normal" style:font-weight-asian="normal" style:font-name-complex="Courier New" style:font-size-complex="12pt" style:font-style-complex="normal" style:font-weight-complex="normal"/>
    </style:style>
    <style:style style:name="T4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45fc3" style:font-name-asian="Courier New" style:font-size-asian="12pt" style:font-style-asian="normal" style:font-weight-asian="normal" style:font-name-complex="Courier New" style:font-size-complex="12pt" style:font-style-complex="normal" style:font-weight-complex="normal"/>
    </style:style>
    <style:style style:name="T4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5daa6" style:font-name-asian="Courier New" style:font-size-asian="12pt" style:font-style-asian="normal" style:font-weight-asian="normal" style:font-name-complex="Courier New" style:font-size-complex="12pt" style:font-style-complex="normal" style:font-weight-complex="normal"/>
    </style:style>
    <style:style style:name="T4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664fa" style:font-name-asian="Courier New" style:font-size-asian="12pt" style:font-style-asian="normal" style:font-weight-asian="normal" style:font-name-complex="Courier New" style:font-size-complex="12pt" style:font-style-complex="normal" style:font-weight-complex="normal"/>
    </style:style>
    <style:style style:name="T4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6b112" style:font-name-asian="Courier New" style:font-size-asian="12pt" style:font-style-asian="normal" style:font-weight-asian="normal" style:font-name-complex="Courier New" style:font-size-complex="12pt" style:font-style-complex="normal" style:font-weight-complex="normal"/>
    </style:style>
    <style:style style:name="T4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a0068" style:font-name-asian="Courier New" style:font-size-asian="12pt" style:font-style-asian="normal" style:font-weight-asian="normal" style:font-name-complex="Courier New" style:font-size-complex="12pt" style:font-style-complex="normal" style:font-weight-complex="normal"/>
    </style:style>
    <style:style style:name="T4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c0307" style:font-name-asian="Courier New" style:font-size-asian="12pt" style:font-style-asian="normal" style:font-weight-asian="normal" style:font-name-complex="Courier New" style:font-size-complex="12pt" style:font-style-complex="normal" style:font-weight-complex="normal"/>
    </style:style>
    <style:style style:name="T4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d6c10" style:font-name-asian="Courier New" style:font-size-asian="12pt" style:font-style-asian="normal" style:font-weight-asian="normal" style:font-name-complex="Courier New" style:font-size-complex="12pt" style:font-style-complex="normal" style:font-weight-complex="normal"/>
    </style:style>
    <style:style style:name="T4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de940f" style:font-name-asian="Courier New" style:font-size-asian="12pt" style:font-style-asian="normal" style:font-weight-asian="normal" style:font-name-complex="Courier New" style:font-size-complex="12pt" style:font-style-complex="normal" style:font-weight-complex="normal"/>
    </style:style>
    <style:style style:name="T5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189fa" style:font-name-asian="Courier New" style:font-size-asian="12pt" style:font-style-asian="normal" style:font-weight-asian="normal" style:font-name-complex="Courier New" style:font-size-complex="12pt" style:font-style-complex="normal" style:font-weight-complex="normal"/>
    </style:style>
    <style:style style:name="T5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1cbaa" style:font-name-asian="Courier New" style:font-size-asian="12pt" style:font-style-asian="normal" style:font-weight-asian="normal" style:font-name-complex="Courier New" style:font-size-complex="12pt" style:font-style-complex="normal" style:font-weight-complex="normal"/>
    </style:style>
    <style:style style:name="T5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2a07e" style:font-name-asian="Courier New" style:font-size-asian="12pt" style:font-style-asian="normal" style:font-weight-asian="normal" style:font-name-complex="Courier New" style:font-size-complex="12pt" style:font-style-complex="normal" style:font-weight-complex="normal"/>
    </style:style>
    <style:style style:name="T5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43051" style:font-name-asian="Courier New" style:font-size-asian="12pt" style:font-style-asian="normal" style:font-weight-asian="normal" style:font-name-complex="Courier New" style:font-size-complex="12pt" style:font-style-complex="normal" style:font-weight-complex="normal"/>
    </style:style>
    <style:style style:name="T5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4ddf0" style:font-name-asian="Courier New" style:font-size-asian="12pt" style:font-style-asian="normal" style:font-weight-asian="normal" style:font-name-complex="Courier New" style:font-size-complex="12pt" style:font-style-complex="normal" style:font-weight-complex="normal"/>
    </style:style>
    <style:style style:name="T5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60b2b" style:font-name-asian="Courier New" style:font-size-asian="12pt" style:font-style-asian="normal" style:font-weight-asian="normal" style:font-name-complex="Courier New" style:font-size-complex="12pt" style:font-style-complex="normal" style:font-weight-complex="normal"/>
    </style:style>
    <style:style style:name="T5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7f931" style:font-name-asian="Courier New" style:font-size-asian="12pt" style:font-style-asian="normal" style:font-weight-asian="normal" style:font-name-complex="Courier New" style:font-size-complex="12pt" style:font-style-complex="normal" style:font-weight-complex="normal"/>
    </style:style>
    <style:style style:name="T5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81c4b" style:font-name-asian="Courier New" style:font-size-asian="12pt" style:font-style-asian="normal" style:font-weight-asian="normal" style:font-name-complex="Courier New" style:font-size-complex="12pt" style:font-style-complex="normal" style:font-weight-complex="normal"/>
    </style:style>
    <style:style style:name="T5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e1bfc" style:font-name-asian="Courier New" style:font-size-asian="12pt" style:font-style-asian="normal" style:font-weight-asian="normal" style:font-name-complex="Courier New" style:font-size-complex="12pt" style:font-style-complex="normal" style:font-weight-complex="normal"/>
    </style:style>
    <style:style style:name="T5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ef406a" style:font-name-asian="Courier New" style:font-size-asian="12pt" style:font-style-asian="normal" style:font-weight-asian="normal" style:font-name-complex="Courier New" style:font-size-complex="12pt" style:font-style-complex="normal" style:font-weight-complex="normal"/>
    </style:style>
    <style:style style:name="T6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f8f3eb" style:font-name-asian="Courier New" style:font-size-asian="12pt" style:font-style-asian="normal" style:font-weight-asian="normal" style:font-name-complex="Courier New" style:font-size-complex="12pt" style:font-style-complex="normal" style:font-weight-complex="normal"/>
    </style:style>
    <style:style style:name="T6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fc6c59" style:font-name-asian="Courier New" style:font-size-asian="12pt" style:font-style-asian="normal" style:font-weight-asian="normal" style:font-name-complex="Courier New" style:font-size-complex="12pt" style:font-style-complex="normal" style:font-weight-complex="normal"/>
    </style:style>
    <style:style style:name="T6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fe3c4d" style:font-name-asian="Courier New" style:font-size-asian="12pt" style:font-style-asian="normal" style:font-weight-asian="normal" style:font-name-complex="Courier New" style:font-size-complex="12pt" style:font-style-complex="normal" style:font-weight-complex="normal"/>
    </style:style>
    <style:style style:name="T6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4fe5c3c" style:font-name-asian="Courier New" style:font-size-asian="12pt" style:font-style-asian="normal" style:font-weight-asian="normal" style:font-name-complex="Courier New" style:font-size-complex="12pt" style:font-style-complex="normal" style:font-weight-complex="normal"/>
    </style:style>
    <style:style style:name="T64"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6585b2" style:font-name-asian="Courier New" style:font-size-asian="10.5pt" style:font-style-asian="italic" style:font-weight-asian="normal" style:font-name-complex="Courier New" style:font-size-complex="10.5pt" style:font-style-complex="italic" style:font-weight-complex="normal"/>
    </style:style>
    <style:style style:name="T65"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ccab95" style:font-name-asian="Courier New" style:font-size-asian="10.5pt" style:font-style-asian="italic" style:font-weight-asian="normal" style:font-name-complex="Courier New" style:font-size-complex="10.5pt" style:font-style-complex="italic" style:font-weight-complex="normal"/>
    </style:style>
    <style:style style:name="T66"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d1755a" style:font-name-asian="Courier New" style:font-size-asian="12pt" style:font-style-asian="italic" style:font-weight-asian="normal" style:font-name-complex="Courier New" style:font-size-complex="12pt" style:font-style-complex="italic" style:font-weight-complex="normal"/>
    </style:style>
    <style:style style:name="T67"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e7f931" style:font-name-asian="Courier New" style:font-size-asian="12pt" style:font-style-asian="italic" style:font-weight-asian="normal" style:font-name-complex="Courier New" style:font-size-complex="12pt" style:font-style-complex="italic" style:font-weight-complex="normal"/>
    </style:style>
    <style:style style:name="T68"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fc6c59" style:font-name-asian="Courier New" style:font-size-asian="12pt" style:font-style-asian="italic" style:font-weight-asian="normal" style:font-name-complex="Courier New" style:font-size-complex="12pt" style:font-style-complex="italic" style:font-weight-complex="normal"/>
    </style:style>
    <style:style style:name="T69"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officeooo:rsid="04fe3c4d" style:font-name-asian="Courier New" style:font-size-asian="12pt" style:font-style-asian="italic" style:font-weight-asian="normal" style:font-name-complex="Courier New" style:font-size-complex="12pt" style:font-style-complex="italic" style:font-weight-complex="normal"/>
    </style:style>
    <style:style style:name="T7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54dd197" style:font-name-asian="Courier New" style:font-size-asian="10pt" style:font-style-asian="italic" style:font-weight-asian="normal" style:font-name-complex="Courier New" style:font-size-complex="10pt" style:font-style-complex="italic" style:font-weight-complex="normal"/>
    </style:style>
    <style:style style:name="T71" style:family="text">
      <style:text-properties fo:color="#000000" style:text-outline="false" style:text-line-through-style="none" style:text-line-through-type="none" fo:font-size="8pt" fo:letter-spacing="normal" fo:font-style="normal" fo:text-shadow="none" style:text-underline-style="none" fo:font-weight="bold" officeooo:rsid="002e468a" style:font-size-asian="8pt" style:font-style-asian="normal" style:font-weight-asian="bold" style:font-size-complex="8pt" style:font-style-complex="normal" style:font-weight-complex="bold"/>
    </style:style>
    <style:style style:name="T72" style:family="text">
      <style:text-properties fo:color="#000000" style:text-outline="false" style:text-line-through-style="none" style:text-line-through-type="none" style:font-name="Bell Gothic Std Black" fo:font-size="8pt" fo:letter-spacing="normal" fo:font-style="normal" fo:text-shadow="none" style:text-underline-style="none" fo:font-weight="bold" officeooo:rsid="002e468a" fo:background-color="#ccffff" loext:char-shading-value="0" style:font-size-asian="8pt" style:font-style-asian="normal" style:font-weight-asian="bold" style:font-size-complex="8pt" style:font-style-complex="normal" style:font-weight-complex="bold"/>
    </style:style>
    <style:style style:name="T73" style:family="text">
      <style:text-properties fo:color="#000000" officeooo:rsid="01ba06bb"/>
    </style:style>
    <style:style style:name="T74" style:family="text">
      <style:text-properties fo:color="#000000" officeooo:rsid="01ba76ac"/>
    </style:style>
    <style:style style:name="T75" style:family="text">
      <style:text-properties fo:color="#000000" officeooo:rsid="01bacf9d"/>
    </style:style>
    <style:style style:name="T76" style:family="text">
      <style:text-properties fo:color="#000000" officeooo:rsid="01bae5ba"/>
    </style:style>
    <style:style style:name="T77" style:family="text">
      <style:text-properties fo:color="#000000" officeooo:rsid="002e468a"/>
    </style:style>
    <style:style style:name="T78" style:family="text">
      <style:text-properties fo:color="#000000" officeooo:rsid="02934130"/>
    </style:style>
    <style:style style:name="T79" style:family="text">
      <style:text-properties fo:color="#000000" officeooo:rsid="01e6c134"/>
    </style:style>
    <style:style style:name="T80" style:family="text">
      <style:text-properties fo:color="#000000" officeooo:rsid="027e5317"/>
    </style:style>
    <style:style style:name="T81" style:family="text">
      <style:text-properties fo:color="#000000" officeooo:rsid="01efc402"/>
    </style:style>
    <style:style style:name="T82" style:family="text">
      <style:text-properties fo:color="#000000" officeooo:rsid="0295bf3b"/>
    </style:style>
    <style:style style:name="T83" style:family="text">
      <style:text-properties fo:color="#000000" officeooo:rsid="02b6ed6c"/>
    </style:style>
    <style:style style:name="T84" style:family="text">
      <style:text-properties fo:color="#000000" officeooo:rsid="04ccab95"/>
    </style:style>
    <style:style style:name="T85" style:family="text">
      <style:text-properties fo:color="#000000" officeooo:rsid="005a182b"/>
    </style:style>
    <style:style style:name="T86" style:family="text">
      <style:text-properties fo:color="#000000" officeooo:rsid="04a35082"/>
    </style:style>
    <style:style style:name="T87" style:family="text">
      <style:text-properties fo:color="#000000" officeooo:rsid="04df4708"/>
    </style:style>
    <style:style style:name="T88" style:family="text">
      <style:text-properties fo:color="#000000" officeooo:rsid="04f201d9"/>
    </style:style>
    <style:style style:name="T89" style:family="text">
      <style:text-properties fo:color="#000000" officeooo:rsid="05047d77"/>
    </style:style>
    <style:style style:name="T90" style:family="text">
      <style:text-properties fo:color="#000000" officeooo:rsid="0273d462"/>
    </style:style>
    <style:style style:name="T91" style:family="text">
      <style:text-properties officeooo:rsid="003cd6dc"/>
    </style:style>
    <style:style style:name="T92" style:family="text">
      <style:text-properties officeooo:rsid="005a182b"/>
    </style:style>
    <style:style style:name="T93" style:family="text">
      <style:text-properties fo:font-size="8pt" fo:font-weight="bold" style:font-size-asian="8pt" style:font-weight-asian="bold" style:font-size-complex="8pt" style:font-weight-complex="bold"/>
    </style:style>
    <style:style style:name="T94" style:family="text">
      <style:text-properties fo:font-size="8pt" fo:font-weight="bold" officeooo:rsid="005a182b" style:font-size-asian="8pt" style:font-weight-asian="bold" style:font-size-complex="8pt" style:font-weight-complex="bold"/>
    </style:style>
    <style:style style:name="T95" style:family="text">
      <style:text-properties fo:font-size="8pt" fo:font-weight="bold" officeooo:rsid="03ee7174" style:font-size-asian="8pt" style:font-weight-asian="bold" style:font-size-complex="8pt" style:font-weight-complex="bold"/>
    </style:style>
    <style:style style:name="T96" style:family="text">
      <style:text-properties fo:font-size="8pt" style:font-size-asian="8pt" style:font-size-complex="8pt"/>
    </style:style>
    <style:style style:name="T97" style:family="text">
      <style:text-properties fo:font-size="8pt" officeooo:rsid="02934130" style:font-size-asian="8pt" style:font-size-complex="8pt"/>
    </style:style>
    <style:style style:name="T98" style:family="text">
      <style:text-properties style:font-name="Courier" fo:font-size="8pt" fo:font-weight="bold" style:font-size-asian="8pt" style:font-weight-asian="bold" style:font-size-complex="8pt" style:font-weight-complex="bold"/>
    </style:style>
    <style:style style:name="T99" style:family="text">
      <style:text-properties officeooo:rsid="00c454d4"/>
    </style:style>
    <style:style style:name="T100" style:family="text">
      <style:text-properties officeooo:rsid="00e0ccf0"/>
    </style:style>
    <style:style style:name="T101" style:family="text">
      <style:text-properties officeooo:rsid="00e5724b"/>
    </style:style>
    <style:style style:name="T102" style:family="text">
      <style:text-properties fo:font-style="italic" officeooo:rsid="00e5724b" style:font-style-asian="italic" style:font-style-complex="italic"/>
    </style:style>
    <style:style style:name="T103" style:family="text">
      <style:text-properties fo:font-style="italic" officeooo:rsid="00f8d0b8" style:font-style-asian="italic" style:font-style-complex="italic"/>
    </style:style>
    <style:style style:name="T104" style:family="text">
      <style:text-properties fo:font-style="italic" officeooo:rsid="0553d6b2" style:font-style-asian="italic" style:font-style-complex="italic"/>
    </style:style>
    <style:style style:name="T105" style:family="text">
      <style:text-properties fo:font-style="italic" officeooo:rsid="055469ed" style:font-style-asian="italic" style:font-style-complex="italic"/>
    </style:style>
    <style:style style:name="T106" style:family="text">
      <style:text-properties fo:font-style="italic" officeooo:rsid="057b69e2" style:font-style-asian="italic" style:font-style-complex="italic"/>
    </style:style>
    <style:style style:name="T107" style:family="text">
      <style:text-properties style:font-name="Times New Roman" style:font-name-asian="Courier New" style:font-name-complex="Courier New"/>
    </style:style>
    <style:style style:name="T108" style:family="text">
      <style:text-properties style:font-name="Times New Roman" officeooo:rsid="00e0ccf0" style:font-name-asian="Courier New" style:font-name-complex="Courier New"/>
    </style:style>
    <style:style style:name="T109" style:family="text">
      <style:text-properties style:font-name="Times New Roman" officeooo:rsid="00f9a1fa" style:font-name-asian="Courier New" style:font-name-complex="Courier New"/>
    </style:style>
    <style:style style:name="T110" style:family="text">
      <style:text-properties style:font-name="Times New Roman" officeooo:rsid="00ff4250" style:font-name-asian="Courier New" style:font-name-complex="Courier New"/>
    </style:style>
    <style:style style:name="T111" style:family="text">
      <style:text-properties style:font-name="Times New Roman" officeooo:rsid="0104918f" style:font-name-asian="Courier New" style:font-name-complex="Courier New"/>
    </style:style>
    <style:style style:name="T112" style:family="text">
      <style:text-properties style:font-name="Times New Roman" officeooo:rsid="0106ea7f" style:font-name-asian="Courier New" style:font-name-complex="Courier New"/>
    </style:style>
    <style:style style:name="T113" style:family="text">
      <style:text-properties style:font-name="Times New Roman" officeooo:rsid="0107099a" style:font-name-asian="Courier New" style:font-name-complex="Courier New"/>
    </style:style>
    <style:style style:name="T114" style:family="text">
      <style:text-properties style:font-name="Times New Roman" officeooo:rsid="01083511" style:font-name-asian="Courier New" style:font-name-complex="Courier New"/>
    </style:style>
    <style:style style:name="T115" style:family="text">
      <style:text-properties style:font-name="Times New Roman" officeooo:rsid="01199a80" style:font-name-asian="Courier New" style:font-name-complex="Courier New"/>
    </style:style>
    <style:style style:name="T116" style:family="text">
      <style:text-properties style:font-name="Times New Roman" officeooo:rsid="011ab266" style:font-name-asian="Courier New" style:font-name-complex="Courier New"/>
    </style:style>
    <style:style style:name="T117" style:family="text">
      <style:text-properties style:font-name="Times New Roman" officeooo:rsid="011c0e30" style:font-name-asian="Courier New" style:font-name-complex="Courier New"/>
    </style:style>
    <style:style style:name="T118" style:family="text">
      <style:text-properties style:font-name="Times New Roman" officeooo:rsid="011fd42a" style:font-name-asian="Courier New" style:font-name-complex="Courier New"/>
    </style:style>
    <style:style style:name="T119" style:family="text">
      <style:text-properties style:font-name="Times New Roman" officeooo:rsid="01386167" style:font-name-asian="Courier New" style:font-name-complex="Courier New"/>
    </style:style>
    <style:style style:name="T120" style:family="text">
      <style:text-properties style:font-name="Times New Roman" officeooo:rsid="013a2ce3" style:font-name-asian="Courier New" style:font-name-complex="Courier New"/>
    </style:style>
    <style:style style:name="T121" style:family="text">
      <style:text-properties style:font-name="Times New Roman" officeooo:rsid="013b4cc4" style:font-name-asian="Courier New" style:font-name-complex="Courier New"/>
    </style:style>
    <style:style style:name="T122" style:family="text">
      <style:text-properties style:font-name="Times New Roman" officeooo:rsid="013cc32d" style:font-name-asian="Courier New" style:font-name-complex="Courier New"/>
    </style:style>
    <style:style style:name="T123" style:family="text">
      <style:text-properties style:font-name="Times New Roman" officeooo:rsid="013dc2eb" style:font-name-asian="Courier New" style:font-name-complex="Courier New"/>
    </style:style>
    <style:style style:name="T124" style:family="text">
      <style:text-properties style:font-name="Times New Roman" officeooo:rsid="01408087" style:font-name-asian="Courier New" style:font-name-complex="Courier New"/>
    </style:style>
    <style:style style:name="T125" style:family="text">
      <style:text-properties style:font-name="Times New Roman" officeooo:rsid="01430a32" style:font-name-asian="Courier New" style:font-name-complex="Courier New"/>
    </style:style>
    <style:style style:name="T126" style:family="text">
      <style:text-properties style:font-name="Times New Roman" officeooo:rsid="01476e84" style:font-name-asian="Courier New" style:font-name-complex="Courier New"/>
    </style:style>
    <style:style style:name="T127" style:family="text">
      <style:text-properties style:font-name="Times New Roman" officeooo:rsid="0149406e" style:font-name-asian="Courier New" style:font-name-complex="Courier New"/>
    </style:style>
    <style:style style:name="T128" style:family="text">
      <style:text-properties style:font-name="Times New Roman" officeooo:rsid="014e0281" style:font-name-asian="Courier New" style:font-name-complex="Courier New"/>
    </style:style>
    <style:style style:name="T129" style:family="text">
      <style:text-properties style:font-name="Times New Roman" officeooo:rsid="01507204" style:font-name-asian="Courier New" style:font-name-complex="Courier New"/>
    </style:style>
    <style:style style:name="T130" style:family="text">
      <style:text-properties style:font-name="Times New Roman" officeooo:rsid="0152e3e1" style:font-name-asian="Courier New" style:font-name-complex="Courier New"/>
    </style:style>
    <style:style style:name="T131" style:family="text">
      <style:text-properties style:font-name="Times New Roman" officeooo:rsid="015426d5" style:font-name-asian="Courier New" style:font-name-complex="Courier New"/>
    </style:style>
    <style:style style:name="T132" style:family="text">
      <style:text-properties style:font-name="Times New Roman" officeooo:rsid="01569acc" style:font-name-asian="Courier New" style:font-name-complex="Courier New"/>
    </style:style>
    <style:style style:name="T133" style:family="text">
      <style:text-properties style:font-name="Times New Roman" officeooo:rsid="0158476d" style:font-name-asian="Courier New" style:font-name-complex="Courier New"/>
    </style:style>
    <style:style style:name="T134" style:family="text">
      <style:text-properties style:font-name="Times New Roman" officeooo:rsid="0159b8a9" style:font-name-asian="Courier New" style:font-name-complex="Courier New"/>
    </style:style>
    <style:style style:name="T135" style:family="text">
      <style:text-properties style:font-name="Times New Roman" officeooo:rsid="015a0c34" style:font-name-asian="Courier New" style:font-name-complex="Courier New"/>
    </style:style>
    <style:style style:name="T136" style:family="text">
      <style:text-properties style:font-name="Times New Roman" officeooo:rsid="015b6be6" style:font-name-asian="Courier New" style:font-name-complex="Courier New"/>
    </style:style>
    <style:style style:name="T137" style:family="text">
      <style:text-properties style:font-name="Times New Roman" officeooo:rsid="015d1c5f" style:font-name-asian="Courier New" style:font-name-complex="Courier New"/>
    </style:style>
    <style:style style:name="T138" style:family="text">
      <style:text-properties style:font-name="Times New Roman" officeooo:rsid="005a182b" style:font-name-asian="Courier New" style:font-name-complex="Courier New"/>
    </style:style>
    <style:style style:name="T139" style:family="text">
      <style:text-properties style:font-name="Times New Roman" officeooo:rsid="015e43d9" style:font-name-asian="Courier New" style:font-name-complex="Courier New"/>
    </style:style>
    <style:style style:name="T140" style:family="text">
      <style:text-properties style:font-name="Times New Roman" officeooo:rsid="015e7b0e" style:font-name-asian="Courier New" style:font-name-complex="Courier New"/>
    </style:style>
    <style:style style:name="T141" style:family="text">
      <style:text-properties style:font-name="Times New Roman" officeooo:rsid="0162fb0b" style:font-name-asian="Courier New" style:font-name-complex="Courier New"/>
    </style:style>
    <style:style style:name="T142" style:family="text">
      <style:text-properties style:font-name="Times New Roman" officeooo:rsid="0164e58a" style:font-name-asian="Courier New" style:font-name-complex="Courier New"/>
    </style:style>
    <style:style style:name="T143" style:family="text">
      <style:text-properties style:font-name="Times New Roman" officeooo:rsid="01655e46" style:font-name-asian="Courier New" style:font-name-complex="Courier New"/>
    </style:style>
    <style:style style:name="T144" style:family="text">
      <style:text-properties style:font-name="Times New Roman" officeooo:rsid="016a298d" style:font-name-asian="Courier New" style:font-name-complex="Courier New"/>
    </style:style>
    <style:style style:name="T145" style:family="text">
      <style:text-properties style:font-name="Times New Roman" officeooo:rsid="016c850d" style:font-name-asian="Courier New" style:font-name-complex="Courier New"/>
    </style:style>
    <style:style style:name="T146" style:family="text">
      <style:text-properties style:font-name="Times New Roman" officeooo:rsid="016d0fa5" style:font-name-asian="Courier New" style:font-name-complex="Courier New"/>
    </style:style>
    <style:style style:name="T147" style:family="text">
      <style:text-properties style:font-name="Times New Roman" officeooo:rsid="016f0e40" style:font-name-asian="Courier New" style:font-name-complex="Courier New"/>
    </style:style>
    <style:style style:name="T148" style:family="text">
      <style:text-properties style:font-name="Times New Roman" officeooo:rsid="01710105" style:font-name-asian="Courier New" style:font-name-complex="Courier New"/>
    </style:style>
    <style:style style:name="T149" style:family="text">
      <style:text-properties style:font-name="Times New Roman" officeooo:rsid="003cd6dc" style:font-name-asian="Courier New" style:font-name-complex="Courier New"/>
    </style:style>
    <style:style style:name="T150" style:family="text">
      <style:text-properties style:font-name="Times New Roman" officeooo:rsid="017176e9" style:font-name-asian="Courier New" style:font-name-complex="Courier New"/>
    </style:style>
    <style:style style:name="T151" style:family="text">
      <style:text-properties style:font-name="Times New Roman" officeooo:rsid="0174cb59" style:font-name-asian="Courier New" style:font-name-complex="Courier New"/>
    </style:style>
    <style:style style:name="T152" style:family="text">
      <style:text-properties style:font-name="Times New Roman" officeooo:rsid="017623b0" style:font-name-asian="Courier New" style:font-name-complex="Courier New"/>
    </style:style>
    <style:style style:name="T153" style:family="text">
      <style:text-properties style:font-name="Times New Roman" officeooo:rsid="017759f9" style:font-name-asian="Courier New" style:font-name-complex="Courier New"/>
    </style:style>
    <style:style style:name="T154" style:family="text">
      <style:text-properties style:font-name="Times New Roman" officeooo:rsid="01876080" style:font-name-asian="Courier New" style:font-name-complex="Courier New"/>
    </style:style>
    <style:style style:name="T155" style:family="text">
      <style:text-properties style:font-name="Times New Roman" officeooo:rsid="01941aea" style:font-name-asian="Courier New" style:font-name-complex="Courier New"/>
    </style:style>
    <style:style style:name="T156" style:family="text">
      <style:text-properties style:font-name="Times New Roman" officeooo:rsid="0194fc73" style:font-name-asian="Courier New" style:font-name-complex="Courier New"/>
    </style:style>
    <style:style style:name="T157" style:family="text">
      <style:text-properties style:font-name="Times New Roman" officeooo:rsid="019510f8" style:font-name-asian="Courier New" style:font-name-complex="Courier New"/>
    </style:style>
    <style:style style:name="T158" style:family="text">
      <style:text-properties style:font-name="Times New Roman" officeooo:rsid="0198f6ff" style:font-name-asian="Courier New" style:font-name-complex="Courier New"/>
    </style:style>
    <style:style style:name="T159" style:family="text">
      <style:text-properties style:font-name="Times New Roman" officeooo:rsid="0199c644" style:font-name-asian="Courier New" style:font-name-complex="Courier New"/>
    </style:style>
    <style:style style:name="T160" style:family="text">
      <style:text-properties style:font-name="Times New Roman" officeooo:rsid="019b48d9" style:font-name-asian="Courier New" style:font-name-complex="Courier New"/>
    </style:style>
    <style:style style:name="T161" style:family="text">
      <style:text-properties style:font-name="Times New Roman" officeooo:rsid="01a09a69" style:font-name-asian="Courier New" style:font-name-complex="Courier New"/>
    </style:style>
    <style:style style:name="T162" style:family="text">
      <style:text-properties style:font-name="Times New Roman" officeooo:rsid="01a6d7f1" style:font-name-asian="Courier New" style:font-name-complex="Courier New"/>
    </style:style>
    <style:style style:name="T163" style:family="text">
      <style:text-properties style:font-name="Times New Roman" officeooo:rsid="01a6e297" style:font-name-asian="Courier New" style:font-name-complex="Courier New"/>
    </style:style>
    <style:style style:name="T164" style:family="text">
      <style:text-properties style:font-name="Times New Roman" officeooo:rsid="01a8a76b" style:font-name-asian="Courier New" style:font-name-complex="Courier New"/>
    </style:style>
    <style:style style:name="T165" style:family="text">
      <style:text-properties style:font-name="Times New Roman" officeooo:rsid="01a93a3a" style:font-name-asian="Courier New" style:font-name-complex="Courier New"/>
    </style:style>
    <style:style style:name="T166" style:family="text">
      <style:text-properties style:font-name="Times New Roman" officeooo:rsid="01ab511b" style:font-name-asian="Courier New" style:font-name-complex="Courier New"/>
    </style:style>
    <style:style style:name="T167" style:family="text">
      <style:text-properties style:font-name="Times New Roman" officeooo:rsid="01ae5c24" style:font-name-asian="Courier New" style:font-name-complex="Courier New"/>
    </style:style>
    <style:style style:name="T168" style:family="text">
      <style:text-properties style:font-name="Times New Roman" officeooo:rsid="01afeb7b" style:font-name-asian="Courier New" style:font-name-complex="Courier New"/>
    </style:style>
    <style:style style:name="T169" style:family="text">
      <style:text-properties style:font-name="Times New Roman" officeooo:rsid="01b18623" style:font-name-asian="Courier New" style:font-name-complex="Courier New"/>
    </style:style>
    <style:style style:name="T170" style:family="text">
      <style:text-properties style:font-name="Times New Roman" officeooo:rsid="01b34dfa" style:font-name-asian="Courier New" style:font-name-complex="Courier New"/>
    </style:style>
    <style:style style:name="T171" style:family="text">
      <style:text-properties style:font-name="Times New Roman" officeooo:rsid="01b7853a" style:font-name-asian="Courier New" style:font-name-complex="Courier New"/>
    </style:style>
    <style:style style:name="T172" style:family="text">
      <style:text-properties style:font-name="Times New Roman" officeooo:rsid="01b84749" style:font-name-asian="Courier New" style:font-name-complex="Courier New"/>
    </style:style>
    <style:style style:name="T173" style:family="text">
      <style:text-properties style:font-name="Times New Roman" officeooo:rsid="01bae5ba" style:font-name-asian="Courier New" style:font-name-complex="Courier New"/>
    </style:style>
    <style:style style:name="T174" style:family="text">
      <style:text-properties style:font-name="Times New Roman" officeooo:rsid="01bb9d7f" style:font-name-asian="Courier New" style:font-name-complex="Courier New"/>
    </style:style>
    <style:style style:name="T175" style:family="text">
      <style:text-properties style:font-name="Times New Roman" officeooo:rsid="01bc60dc" style:font-name-asian="Courier New" style:font-name-complex="Courier New"/>
    </style:style>
    <style:style style:name="T176" style:family="text">
      <style:text-properties style:font-name="Times New Roman" officeooo:rsid="01c30feb" style:font-name-asian="Courier New" style:font-name-complex="Courier New"/>
    </style:style>
    <style:style style:name="T177" style:family="text">
      <style:text-properties style:font-name="Times New Roman" officeooo:rsid="01c3a496" style:font-name-asian="Courier New" style:font-name-complex="Courier New"/>
    </style:style>
    <style:style style:name="T178" style:family="text">
      <style:text-properties style:font-name="Times New Roman" officeooo:rsid="01c4d2eb" style:font-name-asian="Courier New" style:font-name-complex="Courier New"/>
    </style:style>
    <style:style style:name="T179" style:family="text">
      <style:text-properties style:font-name="Times New Roman" officeooo:rsid="01cac41d" style:font-name-asian="Courier New" style:font-name-complex="Courier New"/>
    </style:style>
    <style:style style:name="T180" style:family="text">
      <style:text-properties style:font-name="Times New Roman" officeooo:rsid="01d92498" style:font-name-asian="Courier New" style:font-name-complex="Courier New"/>
    </style:style>
    <style:style style:name="T181" style:family="text">
      <style:text-properties style:font-name="Times New Roman" officeooo:rsid="01e4293e" style:font-name-asian="Courier New" style:font-name-complex="Courier New"/>
    </style:style>
    <style:style style:name="T182" style:family="text">
      <style:text-properties style:font-name="Times New Roman" officeooo:rsid="01e4674a" style:font-name-asian="Courier New" style:font-name-complex="Courier New"/>
    </style:style>
    <style:style style:name="T183" style:family="text">
      <style:text-properties style:font-name="Times New Roman" officeooo:rsid="01e57403" style:font-name-asian="Courier New" style:font-name-complex="Courier New"/>
    </style:style>
    <style:style style:name="T184" style:family="text">
      <style:text-properties style:font-name="Times New Roman" officeooo:rsid="02014e3c" style:font-name-asian="Courier New" style:font-name-complex="Courier New"/>
    </style:style>
    <style:style style:name="T185" style:family="text">
      <style:text-properties style:font-name="Times New Roman" officeooo:rsid="01c1ea8c" style:font-name-asian="Courier New" style:font-name-complex="Courier New"/>
    </style:style>
    <style:style style:name="T186" style:family="text">
      <style:text-properties style:font-name="Times New Roman" officeooo:rsid="0205aedb" style:font-name-asian="Courier New" style:font-name-complex="Courier New"/>
    </style:style>
    <style:style style:name="T187" style:family="text">
      <style:text-properties style:font-name="Times New Roman" officeooo:rsid="020e9cab" style:font-name-asian="Courier New" style:font-name-complex="Courier New"/>
    </style:style>
    <style:style style:name="T188" style:family="text">
      <style:text-properties style:font-name="Times New Roman" officeooo:rsid="0211e399" style:font-name-asian="Courier New" style:font-name-complex="Courier New"/>
    </style:style>
    <style:style style:name="T189" style:family="text">
      <style:text-properties style:font-name="Times New Roman" officeooo:rsid="0255bcdd" style:font-name-asian="Courier New" style:font-name-complex="Courier New"/>
    </style:style>
    <style:style style:name="T190" style:family="text">
      <style:text-properties style:font-name="Times New Roman" officeooo:rsid="0267bc6f" style:font-name-asian="Courier New" style:font-name-complex="Courier New"/>
    </style:style>
    <style:style style:name="T191" style:family="text">
      <style:text-properties style:font-name="Times New Roman" officeooo:rsid="00ed1c88" style:font-name-asian="Courier New" style:font-name-complex="Courier New"/>
    </style:style>
    <style:style style:name="T192" style:family="text">
      <style:text-properties style:font-name="Times New Roman" officeooo:rsid="0268d2c3" style:font-name-asian="Courier New" style:font-name-complex="Courier New"/>
    </style:style>
    <style:style style:name="T193" style:family="text">
      <style:text-properties style:font-name="Times New Roman" officeooo:rsid="0268e712" style:font-name-asian="Courier New" style:font-name-complex="Courier New"/>
    </style:style>
    <style:style style:name="T194" style:family="text">
      <style:text-properties style:font-name="Times New Roman" officeooo:rsid="026e2b98" style:font-name-asian="Courier New" style:font-name-complex="Courier New"/>
    </style:style>
    <style:style style:name="T195" style:family="text">
      <style:text-properties style:font-name="Times New Roman" officeooo:rsid="02700b1a" style:font-name-asian="Courier New" style:font-name-complex="Courier New"/>
    </style:style>
    <style:style style:name="T196" style:family="text">
      <style:text-properties style:font-name="Times New Roman" officeooo:rsid="02bddd26" style:font-name-asian="Courier New" style:font-name-complex="Courier New"/>
    </style:style>
    <style:style style:name="T197" style:family="text">
      <style:text-properties style:font-name="Times New Roman" officeooo:rsid="002e468a" style:font-name-asian="Courier New" style:font-name-complex="Courier New"/>
    </style:style>
    <style:style style:name="T198" style:family="text">
      <style:text-properties style:font-name="Times New Roman" officeooo:rsid="02d4667a" style:font-name-asian="Courier New" style:font-name-complex="Courier New"/>
    </style:style>
    <style:style style:name="T199" style:family="text">
      <style:text-properties style:font-name="Times New Roman" officeooo:rsid="02d798f0" style:font-name-asian="Courier New" style:font-name-complex="Courier New"/>
    </style:style>
    <style:style style:name="T200" style:family="text">
      <style:text-properties style:font-name="Times New Roman" officeooo:rsid="02e85360" style:font-name-asian="Courier New" style:font-name-complex="Courier New"/>
    </style:style>
    <style:style style:name="T201" style:family="text">
      <style:text-properties style:font-name="Times New Roman" officeooo:rsid="02f15bc7" style:font-name-asian="Courier New" style:font-name-complex="Courier New"/>
    </style:style>
    <style:style style:name="T202" style:family="text">
      <style:text-properties style:font-name="Times New Roman" officeooo:rsid="02f5bb2b" style:font-name-asian="Courier New" style:font-name-complex="Courier New"/>
    </style:style>
    <style:style style:name="T203" style:family="text">
      <style:text-properties style:font-name="Times New Roman" officeooo:rsid="02f6f1ad" style:font-name-asian="Courier New" style:font-name-complex="Courier New"/>
    </style:style>
    <style:style style:name="T204" style:family="text">
      <style:text-properties style:font-name="Times New Roman" officeooo:rsid="02f8ddb3" style:font-name-asian="Courier New" style:font-name-complex="Courier New"/>
    </style:style>
    <style:style style:name="T205" style:family="text">
      <style:text-properties style:font-name="Times New Roman" officeooo:rsid="03002672" style:font-name-asian="Courier New" style:font-name-complex="Courier New"/>
    </style:style>
    <style:style style:name="T206" style:family="text">
      <style:text-properties style:font-name="Times New Roman" officeooo:rsid="0308f29d" style:font-name-asian="Courier New" style:font-name-complex="Courier New"/>
    </style:style>
    <style:style style:name="T207" style:family="text">
      <style:text-properties style:font-name="Times New Roman" officeooo:rsid="0309ce94" style:font-name-asian="Courier New" style:font-name-complex="Courier New"/>
    </style:style>
    <style:style style:name="T208" style:family="text">
      <style:text-properties style:font-name="Times New Roman" officeooo:rsid="030b86d2" style:font-name-asian="Courier New" style:font-name-complex="Courier New"/>
    </style:style>
    <style:style style:name="T209" style:family="text">
      <style:text-properties style:font-name="Times New Roman" officeooo:rsid="030bcbfe" style:font-name-asian="Courier New" style:font-name-complex="Courier New"/>
    </style:style>
    <style:style style:name="T210" style:family="text">
      <style:text-properties style:font-name="Times New Roman" officeooo:rsid="030d242e" style:font-name-asian="Courier New" style:font-name-complex="Courier New"/>
    </style:style>
    <style:style style:name="T211" style:family="text">
      <style:text-properties style:font-name="Times New Roman" officeooo:rsid="030f606a" style:font-name-asian="Courier New" style:font-name-complex="Courier New"/>
    </style:style>
    <style:style style:name="T212" style:family="text">
      <style:text-properties style:font-name="Times New Roman" officeooo:rsid="03149b37" style:font-name-asian="Courier New" style:font-name-complex="Courier New"/>
    </style:style>
    <style:style style:name="T213" style:family="text">
      <style:text-properties style:font-name="Times New Roman" officeooo:rsid="0315d9fe" style:font-name-asian="Courier New" style:font-name-complex="Courier New"/>
    </style:style>
    <style:style style:name="T214" style:family="text">
      <style:text-properties style:font-name="Times New Roman" officeooo:rsid="03181303" style:font-name-asian="Courier New" style:font-name-complex="Courier New"/>
    </style:style>
    <style:style style:name="T215" style:family="text">
      <style:text-properties style:font-name="Times New Roman" officeooo:rsid="031a0bb6" style:font-name-asian="Courier New" style:font-name-complex="Courier New"/>
    </style:style>
    <style:style style:name="T216" style:family="text">
      <style:text-properties style:font-name="Times New Roman" officeooo:rsid="031be255" style:font-name-asian="Courier New" style:font-name-complex="Courier New"/>
    </style:style>
    <style:style style:name="T217" style:family="text">
      <style:text-properties style:font-name="Times New Roman" officeooo:rsid="031d18e4" style:font-name-asian="Courier New" style:font-name-complex="Courier New"/>
    </style:style>
    <style:style style:name="T218" style:family="text">
      <style:text-properties style:font-name="Times New Roman" officeooo:rsid="031d7861" style:font-name-asian="Courier New" style:font-name-complex="Courier New"/>
    </style:style>
    <style:style style:name="T219" style:family="text">
      <style:text-properties style:font-name="Times New Roman" officeooo:rsid="0322b078" style:font-name-asian="Courier New" style:font-name-complex="Courier New"/>
    </style:style>
    <style:style style:name="T220" style:family="text">
      <style:text-properties style:font-name="Times New Roman" officeooo:rsid="0322e4e4" style:font-name-asian="Courier New" style:font-name-complex="Courier New"/>
    </style:style>
    <style:style style:name="T221" style:family="text">
      <style:text-properties style:font-name="Times New Roman" officeooo:rsid="03344a67" style:font-name-asian="Courier New" style:font-name-complex="Courier New"/>
    </style:style>
    <style:style style:name="T222" style:family="text">
      <style:text-properties style:font-name="Times New Roman" officeooo:rsid="0335015a" style:font-name-asian="Courier New" style:font-name-complex="Courier New"/>
    </style:style>
    <style:style style:name="T223" style:family="text">
      <style:text-properties style:font-name="Times New Roman" officeooo:rsid="03350de5" style:font-name-asian="Courier New" style:font-name-complex="Courier New"/>
    </style:style>
    <style:style style:name="T224" style:family="text">
      <style:text-properties style:font-name="Times New Roman" officeooo:rsid="03357c90" style:font-name-asian="Courier New" style:font-name-complex="Courier New"/>
    </style:style>
    <style:style style:name="T225" style:family="text">
      <style:text-properties style:font-name="Times New Roman" officeooo:rsid="0346b8ac" style:font-name-asian="Courier New" style:font-name-complex="Courier New"/>
    </style:style>
    <style:style style:name="T226" style:family="text">
      <style:text-properties style:font-name="Times New Roman" officeooo:rsid="0346ca60" style:font-name-asian="Courier New" style:font-name-complex="Courier New"/>
    </style:style>
    <style:style style:name="T227" style:family="text">
      <style:text-properties style:font-name="Times New Roman" officeooo:rsid="034e4b0e" style:font-name-asian="Courier New" style:font-name-complex="Courier New"/>
    </style:style>
    <style:style style:name="T228" style:family="text">
      <style:text-properties style:font-name="Times New Roman" officeooo:rsid="0350a918" style:font-name-asian="Courier New" style:font-name-complex="Courier New"/>
    </style:style>
    <style:style style:name="T229" style:family="text">
      <style:text-properties style:font-name="Times New Roman" officeooo:rsid="03558e73" style:font-name-asian="Courier New" style:font-name-complex="Courier New"/>
    </style:style>
    <style:style style:name="T230" style:family="text">
      <style:text-properties style:font-name="Times New Roman" officeooo:rsid="03575ec2" style:font-name-asian="Courier New" style:font-name-complex="Courier New"/>
    </style:style>
    <style:style style:name="T231" style:family="text">
      <style:text-properties style:font-name="Times New Roman" officeooo:rsid="0358ca92" style:font-name-asian="Courier New" style:font-name-complex="Courier New"/>
    </style:style>
    <style:style style:name="T232" style:family="text">
      <style:text-properties style:font-name="Times New Roman" officeooo:rsid="0359bb9d" style:font-name-asian="Courier New" style:font-name-complex="Courier New"/>
    </style:style>
    <style:style style:name="T233" style:family="text">
      <style:text-properties style:font-name="Times New Roman" officeooo:rsid="0365c8b4" style:font-name-asian="Courier New" style:font-name-complex="Courier New"/>
    </style:style>
    <style:style style:name="T234" style:family="text">
      <style:text-properties style:font-name="Times New Roman" officeooo:rsid="03689530" style:font-name-asian="Courier New" style:font-name-complex="Courier New"/>
    </style:style>
    <style:style style:name="T235" style:family="text">
      <style:text-properties style:font-name="Times New Roman" officeooo:rsid="036b832b" style:font-name-asian="Courier New" style:font-name-complex="Courier New"/>
    </style:style>
    <style:style style:name="T236" style:family="text">
      <style:text-properties style:font-name="Times New Roman" officeooo:rsid="036d2296" style:font-name-asian="Courier New" style:font-name-complex="Courier New"/>
    </style:style>
    <style:style style:name="T237" style:family="text">
      <style:text-properties style:font-name="Times New Roman" officeooo:rsid="037da085" style:font-name-asian="Courier New" style:font-name-complex="Courier New"/>
    </style:style>
    <style:style style:name="T238" style:family="text">
      <style:text-properties style:font-name="Times New Roman" officeooo:rsid="03832740" style:font-name-asian="Courier New" style:font-name-complex="Courier New"/>
    </style:style>
    <style:style style:name="T239" style:family="text">
      <style:text-properties style:font-name="Times New Roman" officeooo:rsid="03898047" style:font-name-asian="Courier New" style:font-name-complex="Courier New"/>
    </style:style>
    <style:style style:name="T240" style:family="text">
      <style:text-properties style:font-name="Times New Roman" officeooo:rsid="038a26c6" style:font-name-asian="Courier New" style:font-name-complex="Courier New"/>
    </style:style>
    <style:style style:name="T241" style:family="text">
      <style:text-properties style:font-name="Times New Roman" officeooo:rsid="038eddbe" style:font-name-asian="Courier New" style:font-name-complex="Courier New"/>
    </style:style>
    <style:style style:name="T242" style:family="text">
      <style:text-properties style:font-name="Times New Roman" officeooo:rsid="038f6487" style:font-name-asian="Courier New" style:font-name-complex="Courier New"/>
    </style:style>
    <style:style style:name="T243" style:family="text">
      <style:text-properties style:font-name="Times New Roman" officeooo:rsid="03980bda" style:font-name-asian="Courier New" style:font-name-complex="Courier New"/>
    </style:style>
    <style:style style:name="T244" style:family="text">
      <style:text-properties style:font-name="Times New Roman" officeooo:rsid="039b7938" style:font-name-asian="Courier New" style:font-name-complex="Courier New"/>
    </style:style>
    <style:style style:name="T245" style:family="text">
      <style:text-properties style:font-name="Times New Roman" officeooo:rsid="039c3a26" style:font-name-asian="Courier New" style:font-name-complex="Courier New"/>
    </style:style>
    <style:style style:name="T246" style:family="text">
      <style:text-properties style:font-name="Times New Roman" officeooo:rsid="039dec3a" style:font-name-asian="Courier New" style:font-name-complex="Courier New"/>
    </style:style>
    <style:style style:name="T247" style:family="text">
      <style:text-properties style:font-name="Times New Roman" officeooo:rsid="03a12d7a" style:font-name-asian="Courier New" style:font-name-complex="Courier New"/>
    </style:style>
    <style:style style:name="T248" style:family="text">
      <style:text-properties style:font-name="Times New Roman" officeooo:rsid="03a8fafc" style:font-name-asian="Courier New" style:font-name-complex="Courier New"/>
    </style:style>
    <style:style style:name="T249" style:family="text">
      <style:text-properties style:font-name="Times New Roman" officeooo:rsid="03ad326c" style:font-name-asian="Courier New" style:font-name-complex="Courier New"/>
    </style:style>
    <style:style style:name="T250" style:family="text">
      <style:text-properties style:font-name="Times New Roman" officeooo:rsid="03ae713b" style:font-name-asian="Courier New" style:font-name-complex="Courier New"/>
    </style:style>
    <style:style style:name="T251" style:family="text">
      <style:text-properties style:font-name="Times New Roman" officeooo:rsid="03aff456" style:font-name-asian="Courier New" style:font-name-complex="Courier New"/>
    </style:style>
    <style:style style:name="T252" style:family="text">
      <style:text-properties style:font-name="Times New Roman" officeooo:rsid="03b100bb" style:font-name-asian="Courier New" style:font-name-complex="Courier New"/>
    </style:style>
    <style:style style:name="T253" style:family="text">
      <style:text-properties style:font-name="Times New Roman" officeooo:rsid="03b1da60" style:font-name-asian="Courier New" style:font-name-complex="Courier New"/>
    </style:style>
    <style:style style:name="T254" style:family="text">
      <style:text-properties style:font-name="Times New Roman" officeooo:rsid="03b853f3" style:font-name-asian="Courier New" style:font-name-complex="Courier New"/>
    </style:style>
    <style:style style:name="T255" style:family="text">
      <style:text-properties style:font-name="Times New Roman" officeooo:rsid="03c14ed8" style:font-name-asian="Courier New" style:font-name-complex="Courier New"/>
    </style:style>
    <style:style style:name="T256" style:family="text">
      <style:text-properties style:font-name="Times New Roman" officeooo:rsid="03c1aceb" style:font-name-asian="Courier New" style:font-name-complex="Courier New"/>
    </style:style>
    <style:style style:name="T257" style:family="text">
      <style:text-properties style:font-name="Times New Roman" officeooo:rsid="03c4b393" style:font-name-asian="Courier New" style:font-name-complex="Courier New"/>
    </style:style>
    <style:style style:name="T258" style:family="text">
      <style:text-properties style:font-name="Times New Roman" officeooo:rsid="03cb96a9" style:font-name-asian="Courier New" style:font-name-complex="Courier New"/>
    </style:style>
    <style:style style:name="T259" style:family="text">
      <style:text-properties style:font-name="Times New Roman" officeooo:rsid="03ceb3b7" style:font-name-asian="Courier New" style:font-name-complex="Courier New"/>
    </style:style>
    <style:style style:name="T260" style:family="text">
      <style:text-properties style:font-name="Times New Roman" officeooo:rsid="03cf42c3" style:font-name-asian="Courier New" style:font-name-complex="Courier New"/>
    </style:style>
    <style:style style:name="T261" style:family="text">
      <style:text-properties style:font-name="Times New Roman" officeooo:rsid="03d09d35" style:font-name-asian="Courier New" style:font-name-complex="Courier New"/>
    </style:style>
    <style:style style:name="T262" style:family="text">
      <style:text-properties style:font-name="Times New Roman" officeooo:rsid="03d1a69f" style:font-name-asian="Courier New" style:font-name-complex="Courier New"/>
    </style:style>
    <style:style style:name="T263" style:family="text">
      <style:text-properties style:font-name="Times New Roman" officeooo:rsid="03d280fe" style:font-name-asian="Courier New" style:font-name-complex="Courier New"/>
    </style:style>
    <style:style style:name="T264" style:family="text">
      <style:text-properties style:font-name="Times New Roman" officeooo:rsid="03d78678" style:font-name-asian="Courier New" style:font-name-complex="Courier New"/>
    </style:style>
    <style:style style:name="T265" style:family="text">
      <style:text-properties style:font-name="Times New Roman" officeooo:rsid="03da5e26" style:font-name-asian="Courier New" style:font-name-complex="Courier New"/>
    </style:style>
    <style:style style:name="T266" style:family="text">
      <style:text-properties style:font-name="Times New Roman" officeooo:rsid="03dab327" style:font-name-asian="Courier New" style:font-name-complex="Courier New"/>
    </style:style>
    <style:style style:name="T267" style:family="text">
      <style:text-properties style:font-name="Times New Roman" officeooo:rsid="03db32ff" style:font-name-asian="Courier New" style:font-name-complex="Courier New"/>
    </style:style>
    <style:style style:name="T268" style:family="text">
      <style:text-properties style:font-name="Times New Roman" officeooo:rsid="03dd0050" style:font-name-asian="Courier New" style:font-name-complex="Courier New"/>
    </style:style>
    <style:style style:name="T269" style:family="text">
      <style:text-properties style:font-name="Times New Roman" officeooo:rsid="03df65cb" style:font-name-asian="Courier New" style:font-name-complex="Courier New"/>
    </style:style>
    <style:style style:name="T270" style:family="text">
      <style:text-properties style:font-name="Times New Roman" officeooo:rsid="03e0bac0" style:font-name-asian="Courier New" style:font-name-complex="Courier New"/>
    </style:style>
    <style:style style:name="T271" style:family="text">
      <style:text-properties style:font-name="Times New Roman" officeooo:rsid="03e0fc11" style:font-name-asian="Courier New" style:font-name-complex="Courier New"/>
    </style:style>
    <style:style style:name="T272" style:family="text">
      <style:text-properties style:font-name="Times New Roman" officeooo:rsid="03e2d167" style:font-name-asian="Courier New" style:font-name-complex="Courier New"/>
    </style:style>
    <style:style style:name="T273" style:family="text">
      <style:text-properties style:font-name="Times New Roman" officeooo:rsid="03e37e08" style:font-name-asian="Courier New" style:font-name-complex="Courier New"/>
    </style:style>
    <style:style style:name="T274" style:family="text">
      <style:text-properties style:font-name="Times New Roman" officeooo:rsid="03ea1684" style:font-name-asian="Courier New" style:font-name-complex="Courier New"/>
    </style:style>
    <style:style style:name="T275" style:family="text">
      <style:text-properties style:font-name="Times New Roman" officeooo:rsid="03f089fc" style:font-name-asian="Courier New" style:font-name-complex="Courier New"/>
    </style:style>
    <style:style style:name="T276" style:family="text">
      <style:text-properties style:font-name="Times New Roman" officeooo:rsid="03f1c74a" style:font-name-asian="Courier New" style:font-name-complex="Courier New"/>
    </style:style>
    <style:style style:name="T277" style:family="text">
      <style:text-properties style:font-name="Times New Roman" officeooo:rsid="03f1f398" style:font-name-asian="Courier New" style:font-name-complex="Courier New"/>
    </style:style>
    <style:style style:name="T278" style:family="text">
      <style:text-properties style:font-name="Times New Roman" officeooo:rsid="03f2969f" style:font-name-asian="Courier New" style:font-name-complex="Courier New"/>
    </style:style>
    <style:style style:name="T279" style:family="text">
      <style:text-properties style:font-name="Times New Roman" officeooo:rsid="03f3e088" style:font-name-asian="Courier New" style:font-name-complex="Courier New"/>
    </style:style>
    <style:style style:name="T280" style:family="text">
      <style:text-properties style:font-name="Times New Roman" officeooo:rsid="03f8bd44" style:font-name-asian="Courier New" style:font-name-complex="Courier New"/>
    </style:style>
    <style:style style:name="T281" style:family="text">
      <style:text-properties style:font-name="Times New Roman" officeooo:rsid="03fc4ebf" style:font-name-asian="Courier New" style:font-name-complex="Courier New"/>
    </style:style>
    <style:style style:name="T282" style:family="text">
      <style:text-properties style:font-name="Times New Roman" officeooo:rsid="03fd51cb" style:font-name-asian="Courier New" style:font-name-complex="Courier New"/>
    </style:style>
    <style:style style:name="T283" style:family="text">
      <style:text-properties style:font-name="Times New Roman" officeooo:rsid="03fe1bc1" style:font-name-asian="Courier New" style:font-name-complex="Courier New"/>
    </style:style>
    <style:style style:name="T284" style:family="text">
      <style:text-properties style:font-name="Times New Roman" officeooo:rsid="04003ff2" style:font-name-asian="Courier New" style:font-name-complex="Courier New"/>
    </style:style>
    <style:style style:name="T285" style:family="text">
      <style:text-properties style:font-name="Times New Roman" officeooo:rsid="0400ecea" style:font-name-asian="Courier New" style:font-name-complex="Courier New"/>
    </style:style>
    <style:style style:name="T286" style:family="text">
      <style:text-properties style:font-name="Times New Roman" officeooo:rsid="0402ec85" style:font-name-asian="Courier New" style:font-name-complex="Courier New"/>
    </style:style>
    <style:style style:name="T287" style:family="text">
      <style:text-properties style:font-name="Times New Roman" officeooo:rsid="04044572" style:font-name-asian="Courier New" style:font-name-complex="Courier New"/>
    </style:style>
    <style:style style:name="T288" style:family="text">
      <style:text-properties style:font-name="Times New Roman" officeooo:rsid="0404ca49" style:font-name-asian="Courier New" style:font-name-complex="Courier New"/>
    </style:style>
    <style:style style:name="T289" style:family="text">
      <style:text-properties style:font-name="Times New Roman" officeooo:rsid="04079805" style:font-name-asian="Courier New" style:font-name-complex="Courier New"/>
    </style:style>
    <style:style style:name="T290" style:family="text">
      <style:text-properties style:font-name="Times New Roman" officeooo:rsid="0407aedb" style:font-name-asian="Courier New" style:font-name-complex="Courier New"/>
    </style:style>
    <style:style style:name="T291" style:family="text">
      <style:text-properties style:font-name="Times New Roman" officeooo:rsid="0408a4a6" style:font-name-asian="Courier New" style:font-name-complex="Courier New"/>
    </style:style>
    <style:style style:name="T292" style:family="text">
      <style:text-properties style:font-name="Times New Roman" officeooo:rsid="0409bb78" style:font-name-asian="Courier New" style:font-name-complex="Courier New"/>
    </style:style>
    <style:style style:name="T293" style:family="text">
      <style:text-properties style:font-name="Times New Roman" officeooo:rsid="040d54d0" style:font-name-asian="Courier New" style:font-name-complex="Courier New"/>
    </style:style>
    <style:style style:name="T294" style:family="text">
      <style:text-properties style:font-name="Times New Roman" officeooo:rsid="040e9896" style:font-name-asian="Courier New" style:font-name-complex="Courier New"/>
    </style:style>
    <style:style style:name="T295" style:family="text">
      <style:text-properties style:font-name="Times New Roman" officeooo:rsid="04103fae" style:font-name-asian="Courier New" style:font-name-complex="Courier New"/>
    </style:style>
    <style:style style:name="T296" style:family="text">
      <style:text-properties style:font-name="Times New Roman" officeooo:rsid="04153cd5" style:font-name-asian="Courier New" style:font-name-complex="Courier New"/>
    </style:style>
    <style:style style:name="T297" style:family="text">
      <style:text-properties style:font-name="Times New Roman" officeooo:rsid="0416435b" style:font-name-asian="Courier New" style:font-name-complex="Courier New"/>
    </style:style>
    <style:style style:name="T298" style:family="text">
      <style:text-properties style:font-name="Times New Roman" officeooo:rsid="04167f3b" style:font-name-asian="Courier New" style:font-name-complex="Courier New"/>
    </style:style>
    <style:style style:name="T299" style:family="text">
      <style:text-properties style:font-name="Times New Roman" officeooo:rsid="041903ac" style:font-name-asian="Courier New" style:font-name-complex="Courier New"/>
    </style:style>
    <style:style style:name="T300" style:family="text">
      <style:text-properties style:font-name="Times New Roman" officeooo:rsid="041b99d6" style:font-name-asian="Courier New" style:font-name-complex="Courier New"/>
    </style:style>
    <style:style style:name="T301" style:family="text">
      <style:text-properties style:font-name="Times New Roman" officeooo:rsid="041ce22a" style:font-name-asian="Courier New" style:font-name-complex="Courier New"/>
    </style:style>
    <style:style style:name="T302" style:family="text">
      <style:text-properties style:font-name="Times New Roman" officeooo:rsid="041ce9e9" style:font-name-asian="Courier New" style:font-name-complex="Courier New"/>
    </style:style>
    <style:style style:name="T303" style:family="text">
      <style:text-properties style:font-name="Times New Roman" officeooo:rsid="041decff" style:font-name-asian="Courier New" style:font-name-complex="Courier New"/>
    </style:style>
    <style:style style:name="T304" style:family="text">
      <style:text-properties style:font-name="Times New Roman" officeooo:rsid="041fd9c4" style:font-name-asian="Courier New" style:font-name-complex="Courier New"/>
    </style:style>
    <style:style style:name="T305" style:family="text">
      <style:text-properties style:font-name="Times New Roman" officeooo:rsid="0421b77f" style:font-name-asian="Courier New" style:font-name-complex="Courier New"/>
    </style:style>
    <style:style style:name="T306" style:family="text">
      <style:text-properties style:font-name="Times New Roman" officeooo:rsid="04231d11" style:font-name-asian="Courier New" style:font-name-complex="Courier New"/>
    </style:style>
    <style:style style:name="T307" style:family="text">
      <style:text-properties style:font-name="Times New Roman" officeooo:rsid="04258628" style:font-name-asian="Courier New" style:font-name-complex="Courier New"/>
    </style:style>
    <style:style style:name="T308" style:family="text">
      <style:text-properties style:font-name="Times New Roman" officeooo:rsid="0429f275" style:font-name-asian="Courier New" style:font-name-complex="Courier New"/>
    </style:style>
    <style:style style:name="T309" style:family="text">
      <style:text-properties style:font-name="Times New Roman" officeooo:rsid="042ad2a3" style:font-name-asian="Courier New" style:font-name-complex="Courier New"/>
    </style:style>
    <style:style style:name="T310" style:family="text">
      <style:text-properties style:font-name="Times New Roman" officeooo:rsid="042f45e5" style:font-name-asian="Courier New" style:font-name-complex="Courier New"/>
    </style:style>
    <style:style style:name="T311" style:family="text">
      <style:text-properties style:font-name="Times New Roman" officeooo:rsid="04314313" style:font-name-asian="Courier New" style:font-name-complex="Courier New"/>
    </style:style>
    <style:style style:name="T312" style:family="text">
      <style:text-properties style:font-name="Times New Roman" officeooo:rsid="04331dc9" style:font-name-asian="Courier New" style:font-name-complex="Courier New"/>
    </style:style>
    <style:style style:name="T313" style:family="text">
      <style:text-properties style:font-name="Times New Roman" officeooo:rsid="0468b930" style:font-name-asian="Courier New" style:font-name-complex="Courier New"/>
    </style:style>
    <style:style style:name="T314" style:family="text">
      <style:text-properties style:font-name="Times New Roman" officeooo:rsid="046e4838" style:font-name-asian="Courier New" style:font-name-complex="Courier New"/>
    </style:style>
    <style:style style:name="T315" style:family="text">
      <style:text-properties style:font-name="Times New Roman" officeooo:rsid="046fb304" style:font-name-asian="Courier New" style:font-name-complex="Courier New"/>
    </style:style>
    <style:style style:name="T316" style:family="text">
      <style:text-properties style:font-name="Times New Roman" officeooo:rsid="048328f6" style:font-name-asian="Courier New" style:font-name-complex="Courier New"/>
    </style:style>
    <style:style style:name="T317" style:family="text">
      <style:text-properties style:font-name="Times New Roman" officeooo:rsid="0484f475" style:font-name-asian="Courier New" style:font-name-complex="Courier New"/>
    </style:style>
    <style:style style:name="T318" style:family="text">
      <style:text-properties style:font-name="Times New Roman" officeooo:rsid="049b426e" style:font-name-asian="Courier New" style:font-name-complex="Courier New"/>
    </style:style>
    <style:style style:name="T319" style:family="text">
      <style:text-properties style:font-name="Times New Roman" officeooo:rsid="049c9bf9" style:font-name-asian="Courier New" style:font-name-complex="Courier New"/>
    </style:style>
    <style:style style:name="T320" style:family="text">
      <style:text-properties style:font-name="Times New Roman" officeooo:rsid="049cb44a" style:font-name-asian="Courier New" style:font-name-complex="Courier New"/>
    </style:style>
    <style:style style:name="T321" style:family="text">
      <style:text-properties style:font-name="Times New Roman" officeooo:rsid="049ede5a" style:font-name-asian="Courier New" style:font-name-complex="Courier New"/>
    </style:style>
    <style:style style:name="T322" style:family="text">
      <style:text-properties style:font-name="Times New Roman" officeooo:rsid="049fec33" style:font-name-asian="Courier New" style:font-name-complex="Courier New"/>
    </style:style>
    <style:style style:name="T323" style:family="text">
      <style:text-properties style:font-name="Times New Roman" officeooo:rsid="04ae64e2" style:font-name-asian="Courier New" style:font-name-complex="Courier New"/>
    </style:style>
    <style:style style:name="T324" style:family="text">
      <style:text-properties style:font-name="Times New Roman" officeooo:rsid="04ba1d00" style:font-name-asian="Courier New" style:font-name-complex="Courier New"/>
    </style:style>
    <style:style style:name="T325" style:family="text">
      <style:text-properties style:font-name="Times New Roman" officeooo:rsid="04c990c8" style:font-name-asian="Courier New" style:font-name-complex="Courier New"/>
    </style:style>
    <style:style style:name="T326" style:family="text">
      <style:text-properties style:font-name="Times New Roman" officeooo:rsid="04ca3e52" style:font-name-asian="Courier New" style:font-name-complex="Courier New"/>
    </style:style>
    <style:style style:name="T327" style:family="text">
      <style:text-properties style:font-name="Times New Roman" officeooo:rsid="04caa1dd" style:font-name-asian="Courier New" style:font-name-complex="Courier New"/>
    </style:style>
    <style:style style:name="T328" style:family="text">
      <style:text-properties style:font-name="Times New Roman" officeooo:rsid="04cb5f56" style:font-name-asian="Courier New" style:font-name-complex="Courier New"/>
    </style:style>
    <style:style style:name="T329" style:family="text">
      <style:text-properties style:font-name="Times New Roman" officeooo:rsid="04cbbd92" style:font-name-asian="Courier New" style:font-name-complex="Courier New"/>
    </style:style>
    <style:style style:name="T330" style:family="text">
      <style:text-properties style:font-name="Times New Roman" officeooo:rsid="04cc8f33" style:font-name-asian="Courier New" style:font-name-complex="Courier New"/>
    </style:style>
    <style:style style:name="T331" style:family="text">
      <style:text-properties style:font-name="Times New Roman" officeooo:rsid="04f02f02" style:font-name-asian="Courier New" style:font-name-complex="Courier New"/>
    </style:style>
    <style:style style:name="T332" style:family="text">
      <style:text-properties style:font-name="Times New Roman" officeooo:rsid="04f201d9" style:font-name-asian="Courier New" style:font-name-complex="Courier New"/>
    </style:style>
    <style:style style:name="T333" style:family="text">
      <style:text-properties style:font-name="Times New Roman" officeooo:rsid="04f36074" style:font-name-asian="Courier New" style:font-name-complex="Courier New"/>
    </style:style>
    <style:style style:name="T334" style:family="text">
      <style:text-properties style:font-name="Times New Roman" officeooo:rsid="04f42398" style:font-name-asian="Courier New" style:font-name-complex="Courier New"/>
    </style:style>
    <style:style style:name="T335" style:family="text">
      <style:text-properties style:font-name="Times New Roman" officeooo:rsid="0500187b" style:font-name-asian="Courier New" style:font-name-complex="Courier New"/>
    </style:style>
    <style:style style:name="T336" style:family="text">
      <style:text-properties style:font-name="Times New Roman" officeooo:rsid="05009eaf" style:font-name-asian="Courier New" style:font-name-complex="Courier New"/>
    </style:style>
    <style:style style:name="T337" style:family="text">
      <style:text-properties style:font-name="Times New Roman" officeooo:rsid="050326a1" style:font-name-asian="Courier New" style:font-name-complex="Courier New"/>
    </style:style>
    <style:style style:name="T338" style:family="text">
      <style:text-properties style:font-name="Times New Roman" officeooo:rsid="05047d77" style:font-name-asian="Courier New" style:font-name-complex="Courier New"/>
    </style:style>
    <style:style style:name="T339" style:family="text">
      <style:text-properties style:font-name="Times New Roman" officeooo:rsid="05169c2c" style:font-name-asian="Courier New" style:font-name-complex="Courier New"/>
    </style:style>
    <style:style style:name="T340" style:family="text">
      <style:text-properties style:font-name="Times New Roman" officeooo:rsid="0516df3f" style:font-name-asian="Courier New" style:font-name-complex="Courier New"/>
    </style:style>
    <style:style style:name="T341" style:family="text">
      <style:text-properties style:font-name="Times New Roman" officeooo:rsid="05174385" style:font-name-asian="Courier New" style:font-name-complex="Courier New"/>
    </style:style>
    <style:style style:name="T342" style:family="text">
      <style:text-properties style:font-name="Times New Roman" officeooo:rsid="0463cb08" style:font-name-asian="Courier New" style:font-name-complex="Courier New"/>
    </style:style>
    <style:style style:name="T343" style:family="text">
      <style:text-properties style:font-name="Times New Roman" officeooo:rsid="051902ca" style:font-name-asian="Courier New" style:font-name-complex="Courier New"/>
    </style:style>
    <style:style style:name="T344" style:family="text">
      <style:text-properties style:font-name="Times New Roman" officeooo:rsid="05191323" style:font-name-asian="Courier New" style:font-name-complex="Courier New"/>
    </style:style>
    <style:style style:name="T345" style:family="text">
      <style:text-properties style:font-name="Times New Roman" officeooo:rsid="051ce559" style:font-name-asian="Courier New" style:font-name-complex="Courier New"/>
    </style:style>
    <style:style style:name="T346" style:family="text">
      <style:text-properties style:font-name="Times New Roman" officeooo:rsid="051eaff3" style:font-name-asian="Courier New" style:font-name-complex="Courier New"/>
    </style:style>
    <style:style style:name="T347" style:family="text">
      <style:text-properties style:font-name="Times New Roman" officeooo:rsid="051ec944" style:font-name-asian="Courier New" style:font-name-complex="Courier New"/>
    </style:style>
    <style:style style:name="T348" style:family="text">
      <style:text-properties style:font-name="Times New Roman" officeooo:rsid="051f7036" style:font-name-asian="Courier New" style:font-name-complex="Courier New"/>
    </style:style>
    <style:style style:name="T349" style:family="text">
      <style:text-properties style:font-name="Times New Roman" officeooo:rsid="05216e26" style:font-name-asian="Courier New" style:font-name-complex="Courier New"/>
    </style:style>
    <style:style style:name="T350" style:family="text">
      <style:text-properties style:font-name="Times New Roman" officeooo:rsid="0521e618" style:font-name-asian="Courier New" style:font-name-complex="Courier New"/>
    </style:style>
    <style:style style:name="T351" style:family="text">
      <style:text-properties style:font-name="Times New Roman" officeooo:rsid="05413ef7" style:font-name-asian="Courier New" style:font-name-complex="Courier New"/>
    </style:style>
    <style:style style:name="T352" style:family="text">
      <style:text-properties style:font-name="Times New Roman" officeooo:rsid="05424605" style:font-name-asian="Courier New" style:font-name-complex="Courier New"/>
    </style:style>
    <style:style style:name="T353" style:family="text">
      <style:text-properties style:font-name="Times New Roman" officeooo:rsid="054fcf5d" style:font-name-asian="Courier New" style:font-name-complex="Courier New"/>
    </style:style>
    <style:style style:name="T354" style:family="text">
      <style:text-properties style:font-name="Times New Roman" officeooo:rsid="055084a3" style:font-name-asian="Courier New" style:font-name-complex="Courier New"/>
    </style:style>
    <style:style style:name="T355" style:family="text">
      <style:text-properties style:font-name="Times New Roman" officeooo:rsid="055134fe" style:font-name-asian="Courier New" style:font-name-complex="Courier New"/>
    </style:style>
    <style:style style:name="T356" style:family="text">
      <style:text-properties style:font-name="Times New Roman" officeooo:rsid="05522dd5" style:font-name-asian="Courier New" style:font-name-complex="Courier New"/>
    </style:style>
    <style:style style:name="T357" style:family="text">
      <style:text-properties style:font-name="Times New Roman" officeooo:rsid="0552911d" style:font-name-asian="Courier New" style:font-name-complex="Courier New"/>
    </style:style>
    <style:style style:name="T358" style:family="text">
      <style:text-properties style:font-name="Times New Roman" officeooo:rsid="0553d6b2" style:font-name-asian="Courier New" style:font-name-complex="Courier New"/>
    </style:style>
    <style:style style:name="T359" style:family="text">
      <style:text-properties style:font-name="Times New Roman" officeooo:rsid="055469ed" style:font-name-asian="Courier New" style:font-name-complex="Courier New"/>
    </style:style>
    <style:style style:name="T360" style:family="text">
      <style:text-properties style:font-name="Times New Roman" officeooo:rsid="05552bd5" style:font-name-asian="Courier New" style:font-name-complex="Courier New"/>
    </style:style>
    <style:style style:name="T361" style:family="text">
      <style:text-properties style:font-name="Times New Roman" officeooo:rsid="0556d214" style:font-name-asian="Courier New" style:font-name-complex="Courier New"/>
    </style:style>
    <style:style style:name="T362" style:family="text">
      <style:text-properties style:font-name="Times New Roman" officeooo:rsid="055b3c36" style:font-name-asian="Courier New" style:font-name-complex="Courier New"/>
    </style:style>
    <style:style style:name="T363" style:family="text">
      <style:text-properties style:font-name="Times New Roman" officeooo:rsid="056d6930" style:font-name-asian="Courier New" style:font-name-complex="Courier New"/>
    </style:style>
    <style:style style:name="T364" style:family="text">
      <style:text-properties style:font-name="Times New Roman" officeooo:rsid="056ec18d" style:font-name-asian="Courier New" style:font-name-complex="Courier New"/>
    </style:style>
    <style:style style:name="T365" style:family="text">
      <style:text-properties style:font-name="Times New Roman" officeooo:rsid="057a612c" style:font-name-asian="Courier New" style:font-name-complex="Courier New"/>
    </style:style>
    <style:style style:name="T366" style:family="text">
      <style:text-properties style:font-name="Times New Roman" officeooo:rsid="057d0099" style:font-name-asian="Courier New" style:font-name-complex="Courier New"/>
    </style:style>
    <style:style style:name="T367" style:family="text">
      <style:text-properties style:font-name="Times New Roman" officeooo:rsid="05839abd" style:font-name-asian="Courier New" style:font-name-complex="Courier New"/>
    </style:style>
    <style:style style:name="T368" style:family="text">
      <style:text-properties style:font-name="Times New Roman" officeooo:rsid="05856000" style:font-name-asian="Courier New" style:font-name-complex="Courier New"/>
    </style:style>
    <style:style style:name="T369" style:family="text">
      <style:text-properties style:font-name="Times New Roman" officeooo:rsid="0586a84b" style:font-name-asian="Courier New" style:font-name-complex="Courier New"/>
    </style:style>
    <style:style style:name="T370" style:family="text">
      <style:text-properties style:font-name="Times New Roman" officeooo:rsid="05872fd1" style:font-name-asian="Courier New" style:font-name-complex="Courier New"/>
    </style:style>
    <style:style style:name="T371" style:family="text">
      <style:text-properties style:font-name="Times New Roman" officeooo:rsid="05891787" style:font-name-asian="Courier New" style:font-name-complex="Courier New"/>
    </style:style>
    <style:style style:name="T372" style:family="text">
      <style:text-properties style:font-name="Times New Roman" officeooo:rsid="058b1207" style:font-name-asian="Courier New" style:font-name-complex="Courier New"/>
    </style:style>
    <style:style style:name="T373" style:family="text">
      <style:text-properties style:font-name="Times New Roman" officeooo:rsid="058c8618" style:font-name-asian="Courier New" style:font-name-complex="Courier New"/>
    </style:style>
    <style:style style:name="T374" style:family="text">
      <style:text-properties style:font-name="Times New Roman" officeooo:rsid="058cabdc" style:font-name-asian="Courier New" style:font-name-complex="Courier New"/>
    </style:style>
    <style:style style:name="T375" style:family="text">
      <style:text-properties style:font-name="Times New Roman" officeooo:rsid="058d4109" style:font-name-asian="Courier New" style:font-name-complex="Courier New"/>
    </style:style>
    <style:style style:name="T376" style:family="text">
      <style:text-properties style:font-name="Times New Roman" officeooo:rsid="058dfede" style:font-name-asian="Courier New" style:font-name-complex="Courier New"/>
    </style:style>
    <style:style style:name="T377" style:family="text">
      <style:text-properties style:font-name="Times New Roman" officeooo:rsid="058e307a" style:font-name-asian="Courier New" style:font-name-complex="Courier New"/>
    </style:style>
    <style:style style:name="T378" style:family="text">
      <style:text-properties style:font-name="Times New Roman" officeooo:rsid="058f8cd4" style:font-name-asian="Courier New" style:font-name-complex="Courier New"/>
    </style:style>
    <style:style style:name="T379" style:family="text">
      <style:text-properties style:font-name="Times New Roman" officeooo:rsid="05902ffc" style:font-name-asian="Courier New" style:font-name-complex="Courier New"/>
    </style:style>
    <style:style style:name="T380" style:family="text">
      <style:text-properties style:font-name="Times New Roman" officeooo:rsid="05921591" style:font-name-asian="Courier New" style:font-name-complex="Courier New"/>
    </style:style>
    <style:style style:name="T381" style:family="text">
      <style:text-properties style:font-name="Times New Roman" officeooo:rsid="05926f88" style:font-name-asian="Courier New" style:font-name-complex="Courier New"/>
    </style:style>
    <style:style style:name="T382" style:family="text">
      <style:text-properties style:font-name="Times New Roman" officeooo:rsid="05945af3" style:font-name-asian="Courier New" style:font-name-complex="Courier New"/>
    </style:style>
    <style:style style:name="T383" style:family="text">
      <style:text-properties style:font-name="Times New Roman" officeooo:rsid="05961454" style:font-name-asian="Courier New" style:font-name-complex="Courier New"/>
    </style:style>
    <style:style style:name="T384" style:family="text">
      <style:text-properties style:font-name="Times New Roman" officeooo:rsid="0597578a" style:font-name-asian="Courier New" style:font-name-complex="Courier New"/>
    </style:style>
    <style:style style:name="T385" style:family="text">
      <style:text-properties style:font-name="Times New Roman" officeooo:rsid="05986fe4" style:font-name-asian="Courier New" style:font-name-complex="Courier New"/>
    </style:style>
    <style:style style:name="T386" style:family="text">
      <style:text-properties style:font-name="Times New Roman" officeooo:rsid="059a0e2e" style:font-name-asian="Courier New" style:font-name-complex="Courier New"/>
    </style:style>
    <style:style style:name="T387" style:family="text">
      <style:text-properties style:font-name="Times New Roman" officeooo:rsid="059b7b7b" style:font-name-asian="Courier New" style:font-name-complex="Courier New"/>
    </style:style>
    <style:style style:name="T388" style:family="text">
      <style:text-properties style:font-name="Times New Roman" officeooo:rsid="059d0169" style:font-name-asian="Courier New" style:font-name-complex="Courier New"/>
    </style:style>
    <style:style style:name="T389" style:family="text">
      <style:text-properties style:font-name="Times New Roman" officeooo:rsid="059d73e6" style:font-name-asian="Courier New" style:font-name-complex="Courier New"/>
    </style:style>
    <style:style style:name="T390" style:family="text">
      <style:text-properties style:font-name="Times New Roman" officeooo:rsid="05a0b13e" style:font-name-asian="Courier New" style:font-name-complex="Courier New"/>
    </style:style>
    <style:style style:name="T391" style:family="text">
      <style:text-properties style:font-name="Times New Roman" officeooo:rsid="05a234d5" style:font-name-asian="Courier New" style:font-name-complex="Courier New"/>
    </style:style>
    <style:style style:name="T392" style:family="text">
      <style:text-properties style:font-name="Times New Roman" officeooo:rsid="05a4f95f" style:font-name-asian="Courier New" style:font-name-complex="Courier New"/>
    </style:style>
    <style:style style:name="T393" style:family="text">
      <style:text-properties style:font-name="Times New Roman" officeooo:rsid="04ccab95" style:font-name-asian="Courier New" style:font-size-asian="12pt" style:font-name-complex="Courier New" style:font-size-complex="12pt"/>
    </style:style>
    <style:style style:name="T394" style:family="text">
      <style:text-properties style:font-name="Times New Roman" officeooo:rsid="04f201d9" style:font-name-asian="Courier New" style:font-size-asian="12pt" style:font-name-complex="Courier New" style:font-size-complex="12pt"/>
    </style:style>
    <style:style style:name="T395" style:family="text">
      <style:text-properties style:font-name="Times New Roman" officeooo:rsid="04f36074" style:font-name-asian="Courier New" style:font-size-asian="12pt" style:font-name-complex="Courier New" style:font-size-complex="12pt"/>
    </style:style>
    <style:style style:name="T396" style:family="text">
      <style:text-properties style:font-name="Times New Roman" officeooo:rsid="05047d77" style:font-name-asian="Courier New" style:font-size-asian="12pt" style:font-name-complex="Courier New" style:font-size-complex="12pt"/>
    </style:style>
    <style:style style:name="T397" style:family="text">
      <style:text-properties style:font-name="Times New Roman" officeooo:rsid="051ce559" style:font-name-asian="Courier New" style:font-size-asian="12pt" style:font-name-complex="Courier New" style:font-size-complex="12pt"/>
    </style:style>
    <style:style style:name="T398" style:family="text">
      <style:text-properties style:font-name="Times New Roman" officeooo:rsid="0554821c" style:font-name-asian="Courier New" style:font-size-asian="12pt" style:font-name-complex="Courier New" style:font-size-complex="12pt"/>
    </style:style>
    <style:style style:name="T399" style:family="text">
      <style:text-properties style:font-name="Times New Roman" fo:font-style="italic" officeooo:rsid="0158476d" style:font-name-asian="Courier New" style:font-style-asian="italic" style:font-name-complex="Courier New" style:font-style-complex="italic"/>
    </style:style>
    <style:style style:name="T400" style:family="text">
      <style:text-properties style:font-name="Times New Roman" fo:font-style="italic" officeooo:rsid="01a93a3a" style:font-name-asian="Courier New" style:font-style-asian="italic" style:font-name-complex="Courier New" style:font-style-complex="italic"/>
    </style:style>
    <style:style style:name="T401" style:family="text">
      <style:text-properties style:font-name="Times New Roman" fo:font-style="italic" officeooo:rsid="026e2b98" style:font-name-asian="Courier New" style:font-style-asian="italic" style:font-name-complex="Courier New" style:font-style-complex="italic"/>
    </style:style>
    <style:style style:name="T402" style:family="text">
      <style:text-properties style:font-name="Times New Roman" fo:font-style="italic" officeooo:rsid="0346ca60" style:font-name-asian="Courier New" style:font-style-asian="italic" style:font-name-complex="Courier New" style:font-style-complex="italic"/>
    </style:style>
    <style:style style:name="T403" style:family="text">
      <style:text-properties style:font-name="Times New Roman" fo:font-style="italic" officeooo:rsid="03a8fafc" style:font-name-asian="Courier New" style:font-style-asian="italic" style:font-name-complex="Courier New" style:font-style-complex="italic"/>
    </style:style>
    <style:style style:name="T404" style:family="text">
      <style:text-properties style:font-name="Times New Roman" fo:font-style="italic" officeooo:rsid="03ceb3b7" style:font-name-asian="Courier New" style:font-style-asian="italic" style:font-name-complex="Courier New" style:font-style-complex="italic"/>
    </style:style>
    <style:style style:name="T405" style:family="text">
      <style:text-properties style:font-name="Times New Roman" fo:font-style="italic" officeooo:rsid="03d1a69f" style:font-name-asian="Courier New" style:font-style-asian="italic" style:font-name-complex="Courier New" style:font-style-complex="italic"/>
    </style:style>
    <style:style style:name="T406" style:family="text">
      <style:text-properties style:font-name="Times New Roman" fo:font-style="italic" officeooo:rsid="04044572" style:font-name-asian="Courier New" style:font-style-asian="italic" style:font-name-complex="Courier New" style:font-style-complex="italic"/>
    </style:style>
    <style:style style:name="T407" style:family="text">
      <style:text-properties style:font-name="Times New Roman" fo:font-style="italic" officeooo:rsid="0404ca49" style:font-name-asian="Courier New" style:font-style-asian="italic" style:font-name-complex="Courier New" style:font-style-complex="italic"/>
    </style:style>
    <style:style style:name="T408" style:family="text">
      <style:text-properties style:font-name="Times New Roman" fo:font-style="italic" officeooo:rsid="04103fae" style:font-name-asian="Courier New" style:font-style-asian="italic" style:font-name-complex="Courier New" style:font-style-complex="italic"/>
    </style:style>
    <style:style style:name="T409" style:family="text">
      <style:text-properties style:font-name="Times New Roman" fo:font-style="italic" officeooo:rsid="0421b77f" style:font-name-asian="Courier New" style:font-style-asian="italic" style:font-name-complex="Courier New" style:font-style-complex="italic"/>
    </style:style>
    <style:style style:name="T410" style:family="text">
      <style:text-properties style:font-name="Times New Roman" fo:font-style="italic" officeooo:rsid="03fc4ebf" style:font-name-asian="Courier New" style:font-style-asian="italic" style:font-name-complex="Courier New" style:font-style-complex="italic"/>
    </style:style>
    <style:style style:name="T411" style:family="text">
      <style:text-properties style:font-name="Times New Roman" fo:font-style="italic" officeooo:rsid="044b5255" style:font-name-asian="Courier New" style:font-style-asian="italic" style:font-name-complex="Courier New" style:font-style-complex="italic"/>
    </style:style>
    <style:style style:name="T412" style:family="text">
      <style:text-properties style:font-name="Times New Roman" fo:font-style="italic" officeooo:rsid="05191323" style:font-name-asian="Courier New" style:font-style-asian="italic" style:font-name-complex="Courier New" style:font-style-complex="italic"/>
    </style:style>
    <style:style style:name="T413" style:family="text">
      <style:text-properties style:font-name="Times New Roman" fo:font-style="italic" officeooo:rsid="0547dcde" style:font-name-asian="Courier New" style:font-style-asian="italic" style:font-name-complex="Courier New" style:font-style-complex="italic"/>
    </style:style>
    <style:style style:name="T414" style:family="text">
      <style:text-properties style:font-name="Times New Roman" fo:font-style="italic" officeooo:rsid="055b3c36" style:font-name-asian="Courier New" style:font-style-asian="italic" style:font-name-complex="Courier New" style:font-style-complex="italic"/>
    </style:style>
    <style:style style:name="T415" style:family="text">
      <style:text-properties style:font-name="Times New Roman" fo:font-style="italic" officeooo:rsid="055faaa9" style:font-name-asian="Courier New" style:font-style-asian="italic" style:font-name-complex="Courier New" style:font-style-complex="italic"/>
    </style:style>
    <style:style style:name="T416" style:family="text">
      <style:text-properties style:font-name="Times New Roman" fo:font-style="italic" officeooo:rsid="058c8618" style:font-name-asian="Courier New" style:font-style-asian="italic" style:font-name-complex="Courier New" style:font-style-complex="italic"/>
    </style:style>
    <style:style style:name="T417" style:family="text">
      <style:text-properties style:font-name="Times New Roman" fo:font-style="italic" officeooo:rsid="058f8cd4" style:font-name-asian="Courier New" style:font-style-asian="italic" style:font-name-complex="Courier New" style:font-style-complex="italic"/>
    </style:style>
    <style:style style:name="T418" style:family="text">
      <style:text-properties style:font-name="Times New Roman" fo:font-style="italic" officeooo:rsid="05921591" style:font-name-asian="Courier New" style:font-style-asian="italic" style:font-name-complex="Courier New" style:font-style-complex="italic"/>
    </style:style>
    <style:style style:name="T419" style:family="text">
      <style:text-properties style:font-name="Times New Roman" fo:font-style="italic" officeooo:rsid="05926f88" style:font-name-asian="Courier New" style:font-style-asian="italic" style:font-name-complex="Courier New" style:font-style-complex="italic"/>
    </style:style>
    <style:style style:name="T420" style:family="text">
      <style:text-properties style:font-name="Times New Roman" fo:font-style="italic" officeooo:rsid="05945af3" style:font-name-asian="Courier New" style:font-style-asian="italic" style:font-name-complex="Courier New" style:font-style-complex="italic"/>
    </style:style>
    <style:style style:name="T421" style:family="text">
      <style:text-properties style:font-name="Times New Roman" fo:font-style="italic" officeooo:rsid="059d0169" style:font-name-asian="Courier New" style:font-style-asian="italic" style:font-name-complex="Courier New" style:font-style-complex="italic"/>
    </style:style>
    <style:style style:name="T422" style:family="text">
      <style:text-properties style:font-name="Times New Roman" fo:font-weight="bold" officeooo:rsid="010c62d8" style:font-name-asian="Courier New" style:font-weight-asian="bold" style:font-name-complex="Courier New" style:font-weight-complex="bold"/>
    </style:style>
    <style:style style:name="T423" style:family="text">
      <style:text-properties style:font-name="Times New Roman" fo:font-weight="normal" officeooo:rsid="011c0e30" style:font-name-asian="Courier New" style:font-weight-asian="normal" style:font-name-complex="Courier New" style:font-weight-complex="normal"/>
    </style:style>
    <style:style style:name="T424" style:family="text">
      <style:text-properties style:font-name="Times New Roman" fo:font-size="18pt" fo:font-style="italic" style:text-underline-style="none" fo:font-weight="normal" officeooo:rsid="01408087" style:font-name-asian="Courier New" style:font-size-asian="18pt" style:font-style-asian="italic" style:font-weight-asian="normal" style:font-name-complex="Courier New" style:font-size-complex="18pt" style:font-style-complex="italic" style:font-weight-complex="normal"/>
    </style:style>
    <style:style style:name="T425" style:family="text">
      <style:text-properties style:font-name="Times New Roman" fo:font-size="8pt" fo:font-weight="bold" style:font-name-asian="Courier New" style:font-size-asian="8pt" style:font-weight-asian="bold" style:font-name-complex="Courier New" style:font-size-complex="8pt" style:font-weight-complex="bold"/>
    </style:style>
    <style:style style:name="T426" style:family="text">
      <style:text-properties style:font-name="Times New Roman" fo:font-size="8pt" fo:font-weight="bold" officeooo:rsid="017fa830" style:font-name-asian="Courier New" style:font-size-asian="8pt" style:font-weight-asian="bold" style:font-name-complex="Courier New" style:font-size-complex="8pt" style:font-weight-complex="bold"/>
    </style:style>
    <style:style style:name="T427" style:family="text">
      <style:text-properties style:font-name="Times New Roman" fo:font-size="8pt" fo:font-weight="bold" officeooo:rsid="00e0ccf0" style:font-name-asian="Courier New" style:font-size-asian="8pt" style:font-weight-asian="bold" style:font-name-complex="Courier New" style:font-size-complex="8pt" style:font-weight-complex="bold"/>
    </style:style>
    <style:style style:name="T428" style:family="text">
      <style:text-properties style:font-name="Times New Roman" fo:font-size="8pt" fo:font-weight="bold" officeooo:rsid="005a182b" style:font-name-asian="Courier New" style:font-size-asian="8pt" style:font-weight-asian="bold" style:font-name-complex="Courier New" style:font-size-complex="8pt" style:font-weight-complex="bold"/>
    </style:style>
    <style:style style:name="T429" style:family="text">
      <style:text-properties style:font-name="Times New Roman" fo:font-size="8pt" fo:font-weight="bold" officeooo:rsid="03a12d7a" style:font-name-asian="Courier New" style:font-size-asian="8pt" style:font-weight-asian="bold" style:font-name-complex="Courier New" style:font-size-complex="8pt" style:font-weight-complex="bold"/>
    </style:style>
    <style:style style:name="T430" style:family="text">
      <style:text-properties style:font-name="Times New Roman" officeooo:rsid="013b4cc4" fo:background-color="#b3b3b3" loext:char-shading-value="0" style:font-name-asian="Courier New" style:font-name-complex="Courier New"/>
    </style:style>
    <style:style style:name="T431" style:family="text">
      <style:text-properties style:font-name="Times New Roman" fo:font-size="10pt" fo:font-style="italic" officeooo:rsid="0547dcde" style:font-name-asian="Courier New" style:font-size-asian="10pt" style:font-style-asian="italic" style:font-name-complex="Courier New" style:font-size-complex="10pt" style:font-style-complex="italic"/>
    </style:style>
    <style:style style:name="T432" style:family="text">
      <style:text-properties style:font-name="Times New Roman" fo:font-size="10pt" fo:font-style="italic" officeooo:rsid="0548341f" style:font-name-asian="Courier New" style:font-size-asian="10pt" style:font-style-asian="italic" style:font-name-complex="Courier New" style:font-size-complex="10pt" style:font-style-complex="italic"/>
    </style:style>
    <style:style style:name="T433" style:family="text">
      <style:text-properties style:font-name="Times New Roman" fo:font-size="10pt" fo:font-style="italic" officeooo:rsid="0549a6e2" style:font-name-asian="Courier New" style:font-size-asian="10pt" style:font-style-asian="italic" style:font-name-complex="Courier New" style:font-size-complex="10pt" style:font-style-complex="italic"/>
    </style:style>
    <style:style style:name="T434" style:family="text">
      <style:text-properties style:font-name="Times New Roman" fo:font-size="10pt" fo:font-style="italic" officeooo:rsid="054a7908" style:font-name-asian="Courier New" style:font-size-asian="10pt" style:font-style-asian="italic" style:font-name-complex="Courier New" style:font-size-complex="10pt" style:font-style-complex="italic"/>
    </style:style>
    <style:style style:name="T435" style:family="text">
      <style:text-properties style:font-name="Times New Roman" fo:font-size="10pt" fo:font-style="italic" officeooo:rsid="00e0ccf0" style:font-name-asian="Courier New" style:font-size-asian="10pt" style:font-style-asian="italic" style:font-name-complex="Courier New" style:font-size-complex="10pt" style:font-style-complex="italic"/>
    </style:style>
    <style:style style:name="T436" style:family="text">
      <style:text-properties style:font-name="Times New Roman" fo:font-size="10pt" fo:font-style="italic" officeooo:rsid="054dd197" style:font-name-asian="Courier New" style:font-size-asian="10pt" style:font-style-asian="italic" style:font-name-complex="Courier New" style:font-size-complex="10pt" style:font-style-complex="italic"/>
    </style:style>
    <style:style style:name="T437" style:family="text">
      <style:text-properties style:font-name="Times New Roman" fo:font-size="10pt" fo:font-style="italic" officeooo:rsid="054e6569" style:font-name-asian="Courier New" style:font-size-asian="10pt" style:font-style-asian="italic" style:font-name-complex="Courier New" style:font-size-complex="10pt" style:font-style-complex="italic"/>
    </style:style>
    <style:style style:name="T438" style:family="text">
      <style:text-properties style:font-name="Times New Roman" fo:font-size="10pt" fo:font-style="italic" officeooo:rsid="054e9dd3" style:font-name-asian="Courier New" style:font-size-asian="10pt" style:font-style-asian="italic" style:font-name-complex="Courier New" style:font-size-complex="10pt" style:font-style-complex="italic"/>
    </style:style>
    <style:style style:name="T439" style:family="text">
      <style:text-properties style:font-name="Times New Roman" fo:font-size="10pt" fo:font-style="italic" officeooo:rsid="056185c7" style:font-name-asian="Courier New" style:font-size-asian="10pt" style:font-style-asian="italic" style:font-name-complex="Courier New" style:font-size-complex="10pt" style:font-style-complex="italic"/>
    </style:style>
    <style:style style:name="T440" style:family="text">
      <style:text-properties style:font-name="Times New Roman" fo:font-size="10pt" fo:font-style="italic" officeooo:rsid="05634f44" style:font-name-asian="Courier New" style:font-size-asian="10pt" style:font-style-asian="italic" style:font-name-complex="Courier New" style:font-size-complex="10pt" style:font-style-complex="italic"/>
    </style:style>
    <style:style style:name="T441" style:family="text">
      <style:text-properties style:font-name="Times New Roman" fo:font-size="10pt" fo:font-style="italic" officeooo:rsid="0563b352" style:font-name-asian="Courier New" style:font-size-asian="10pt" style:font-style-asian="italic" style:font-name-complex="Courier New" style:font-size-complex="10pt" style:font-style-complex="italic"/>
    </style:style>
    <style:style style:name="T442" style:family="text">
      <style:text-properties style:font-name="Times New Roman" fo:font-size="10pt" fo:font-style="italic" officeooo:rsid="0564a7c9" style:font-name-asian="Courier New" style:font-size-asian="10pt" style:font-style-asian="italic" style:font-name-complex="Courier New" style:font-size-complex="10pt" style:font-style-complex="italic"/>
    </style:style>
    <style:style style:name="T44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44" style:family="text">
      <style:text-properties style:font-name="Times New Roman" fo:font-size="10pt" fo:font-style="italic" fo:font-weight="normal" officeooo:rsid="054dd197" style:font-name-asian="Courier New" style:font-size-asian="10pt" style:font-style-asian="italic" style:font-weight-asian="normal" style:font-name-complex="Courier New" style:font-size-complex="10pt" style:font-style-complex="italic" style:font-weight-complex="normal"/>
    </style:style>
    <style:style style:name="T445" style:family="text">
      <style:text-properties style:font-name="Times New Roman" fo:font-size="12pt" fo:font-style="normal" officeooo:rsid="005a182b" style:font-name-asian="Courier New" style:font-size-asian="10.5pt" style:font-style-asian="normal" style:font-name-complex="Courier New" style:font-size-complex="10.5pt" style:font-style-complex="normal"/>
    </style:style>
    <style:style style:name="T446" style:family="text">
      <style:text-properties style:font-name="Times New Roman" fo:font-size="12pt" fo:font-style="normal" officeooo:rsid="057d0099" style:font-name-asian="Courier New" style:font-size-asian="10.5pt" style:font-style-asian="normal" style:font-name-complex="Courier New" style:font-size-complex="10.5pt" style:font-style-complex="normal"/>
    </style:style>
    <style:style style:name="T447" style:family="text">
      <style:text-properties style:font-name="Times New Roman" fo:font-size="12pt" fo:font-style="normal" officeooo:rsid="05856000" style:font-name-asian="Courier New" style:font-size-asian="10.5pt" style:font-style-asian="normal" style:font-name-complex="Courier New" style:font-size-complex="10.5pt" style:font-style-complex="normal"/>
    </style:style>
    <style:style style:name="T448" style:family="text">
      <style:text-properties style:text-outline="false" style:text-line-through-style="none" style:text-line-through-type="none" style:font-name="Times New Roman" fo:letter-spacing="normal" fo:text-shadow="none" style:text-underline-style="none" style:font-name-asian="Courier New" style:font-name-complex="Courier New"/>
    </style:style>
    <style:style style:name="T449" style:family="text">
      <style:text-properties style:text-outline="false" style:text-line-through-style="none" style:text-line-through-type="none" style:font-name="Times New Roman" fo:letter-spacing="normal" fo:text-shadow="none" style:text-underline-style="none" officeooo:rsid="014abfc4" style:font-name-asian="Courier New" style:font-name-complex="Courier New"/>
    </style:style>
    <style:style style:name="T450" style:family="text">
      <style:text-properties style:text-outline="false" style:text-line-through-style="none" style:text-line-through-type="none" style:font-name="Times New Roman" fo:letter-spacing="normal" fo:text-shadow="none" style:text-underline-style="none" officeooo:rsid="00e0ccf0" style:font-name-asian="Courier New" style:font-name-complex="Courier New"/>
    </style:style>
    <style:style style:name="T451" style:family="text">
      <style:text-properties style:text-outline="false" style:text-line-through-style="none" style:text-line-through-type="none" style:font-name="Times New Roman" fo:letter-spacing="normal" fo:text-shadow="none" style:text-underline-style="none" officeooo:rsid="015dbe00" style:font-name-asian="Courier New" style:font-name-complex="Courier New"/>
    </style:style>
    <style:style style:name="T452" style:family="text">
      <style:text-properties style:text-outline="false" style:text-line-through-style="none" style:text-line-through-type="none" style:font-name="Times New Roman" fo:letter-spacing="normal" fo:text-shadow="none" style:text-underline-style="none" officeooo:rsid="007722be" style:font-name-asian="Courier New" style:font-name-complex="Courier New"/>
    </style:style>
    <style:style style:name="T453" style:family="text">
      <style:text-properties style:text-outline="false" style:text-line-through-style="none" style:text-line-through-type="none" style:font-name="Times New Roman" fo:letter-spacing="normal" fo:text-shadow="none" style:text-underline-style="none" officeooo:rsid="018bfc13" style:font-name-asian="Courier New" style:font-name-complex="Courier New"/>
    </style:style>
    <style:style style:name="T454" style:family="text">
      <style:text-properties style:text-outline="false" style:text-line-through-style="none" style:text-line-through-type="none" style:font-name="Times New Roman" fo:letter-spacing="normal" fo:text-shadow="none" style:text-underline-style="none" officeooo:rsid="01a279b9" style:font-name-asian="Courier New" style:font-name-complex="Courier New"/>
    </style:style>
    <style:style style:name="T455" style:family="text">
      <style:text-properties style:text-outline="false" style:text-line-through-style="none" style:text-line-through-type="none" style:font-name="Times New Roman" fo:letter-spacing="normal" fo:text-shadow="none" style:text-underline-style="none" officeooo:rsid="01c69beb" style:font-name-asian="Courier New" style:font-name-complex="Courier New"/>
    </style:style>
    <style:style style:name="T456" style:family="text">
      <style:text-properties style:text-outline="false" style:text-line-through-style="none" style:text-line-through-type="none" style:font-name="Times New Roman" fo:letter-spacing="normal" fo:text-shadow="none" style:text-underline-style="none" officeooo:rsid="01c75c14" style:font-name-asian="Courier New" style:font-name-complex="Courier New"/>
    </style:style>
    <style:style style:name="T457" style:family="text">
      <style:text-properties style:text-outline="false" style:text-line-through-style="none" style:text-line-through-type="none" style:font-name="Times New Roman" fo:letter-spacing="normal" fo:text-shadow="none" style:text-underline-style="none" officeooo:rsid="005a182b" style:font-name-asian="Courier New" style:font-name-complex="Courier New"/>
    </style:style>
    <style:style style:name="T458" style:family="text">
      <style:text-properties style:text-outline="false" style:text-line-through-style="none" style:text-line-through-type="none" style:font-name="Times New Roman" fo:letter-spacing="normal" fo:text-shadow="none" style:text-underline-style="none" officeooo:rsid="011fd42a" style:font-name-asian="Courier New" style:font-name-complex="Courier New"/>
    </style:style>
    <style:style style:name="T459" style:family="text">
      <style:text-properties style:text-outline="false" style:text-line-through-style="none" style:text-line-through-type="none" style:font-name="Times New Roman" fo:letter-spacing="normal" fo:text-shadow="none" style:text-underline-style="none" officeooo:rsid="01476e84" style:font-name-asian="Courier New" style:font-name-complex="Courier New"/>
    </style:style>
    <style:style style:name="T460" style:family="text">
      <style:text-properties style:text-outline="false" style:text-line-through-style="none" style:text-line-through-type="none" style:font-name="Times New Roman" fo:letter-spacing="normal" fo:text-shadow="none" style:text-underline-style="none" officeooo:rsid="01c1ea8c" style:font-name-asian="Courier New" style:font-name-complex="Courier New"/>
    </style:style>
    <style:style style:name="T461" style:family="text">
      <style:text-properties style:text-outline="false" style:text-line-through-style="none" style:text-line-through-type="none" style:font-name="Times New Roman" fo:letter-spacing="normal" fo:text-shadow="none" style:text-underline-style="none" officeooo:rsid="003cd6dc" style:font-name-asian="Courier New" style:font-name-complex="Courier New"/>
    </style:style>
    <style:style style:name="T462" style:family="text">
      <style:text-properties style:text-outline="false" style:text-line-through-style="none" style:text-line-through-type="none" style:font-name="Times New Roman" fo:letter-spacing="normal" fo:text-shadow="none" style:text-underline-style="none" officeooo:rsid="03240264" style:font-name-asian="Courier New" style:font-name-complex="Courier New"/>
    </style:style>
    <style:style style:name="T463" style:family="text">
      <style:text-properties style:text-outline="false" style:text-line-through-style="none" style:text-line-through-type="none" style:font-name="Times New Roman" fo:letter-spacing="normal" fo:text-shadow="none" style:text-underline-style="none" officeooo:rsid="03263bab" style:font-name-asian="Courier New" style:font-name-complex="Courier New"/>
    </style:style>
    <style:style style:name="T464" style:family="text">
      <style:text-properties style:text-outline="false" style:text-line-through-style="none" style:text-line-through-type="none" style:font-name="Times New Roman" fo:letter-spacing="normal" fo:text-shadow="none" style:text-underline-style="none" officeooo:rsid="03276803" style:font-name-asian="Courier New" style:font-name-complex="Courier New"/>
    </style:style>
    <style:style style:name="T465" style:family="text">
      <style:text-properties style:text-outline="false" style:text-line-through-style="none" style:text-line-through-type="none" style:font-name="Times New Roman" fo:letter-spacing="normal" fo:text-shadow="none" style:text-underline-style="none" officeooo:rsid="032835f3" style:font-name-asian="Courier New" style:font-name-complex="Courier New"/>
    </style:style>
    <style:style style:name="T466" style:family="text">
      <style:text-properties style:text-outline="false" style:text-line-through-style="none" style:text-line-through-type="none" style:font-name="Times New Roman" fo:letter-spacing="normal" fo:text-shadow="none" style:text-underline-style="none" officeooo:rsid="032baa2e" style:font-name-asian="Courier New" style:font-name-complex="Courier New"/>
    </style:style>
    <style:style style:name="T467" style:family="text">
      <style:text-properties style:text-outline="false" style:text-line-through-style="none" style:text-line-through-type="none" style:font-name="Times New Roman" fo:letter-spacing="normal" fo:text-shadow="none" style:text-underline-style="none" officeooo:rsid="0205aedb" style:font-name-asian="Courier New" style:font-name-complex="Courier New"/>
    </style:style>
    <style:style style:name="T468" style:family="text">
      <style:text-properties style:text-outline="false" style:text-line-through-style="none" style:text-line-through-type="none" style:font-name="Times New Roman" fo:letter-spacing="normal" fo:text-shadow="none" style:text-underline-style="none" officeooo:rsid="0211e399" style:font-name-asian="Courier New" style:font-name-complex="Courier New"/>
    </style:style>
    <style:style style:name="T469" style:family="text">
      <style:text-properties style:text-outline="false" style:text-line-through-style="none" style:text-line-through-type="none" style:font-name="Times New Roman" fo:letter-spacing="normal" fo:text-shadow="none" style:text-underline-style="none" officeooo:rsid="020a2b84" style:font-name-asian="Courier New" style:font-name-complex="Courier New"/>
    </style:style>
    <style:style style:name="T470" style:family="text">
      <style:text-properties style:text-outline="false" style:text-line-through-style="none" style:text-line-through-type="none" style:font-name="Times New Roman" fo:letter-spacing="normal" fo:text-shadow="none" style:text-underline-style="none" officeooo:rsid="02123899" style:font-name-asian="Courier New" style:font-name-complex="Courier New"/>
    </style:style>
    <style:style style:name="T471" style:family="text">
      <style:text-properties style:text-outline="false" style:text-line-through-style="none" style:text-line-through-type="none" style:font-name="Times New Roman" fo:letter-spacing="normal" fo:text-shadow="none" style:text-underline-style="none" officeooo:rsid="03312065" style:font-name-asian="Courier New" style:font-name-complex="Courier New"/>
    </style:style>
    <style:style style:name="T472" style:family="text">
      <style:text-properties style:text-outline="false" style:text-line-through-style="none" style:text-line-through-type="none" style:font-name="Times New Roman" fo:letter-spacing="normal" fo:text-shadow="none" style:text-underline-style="none" officeooo:rsid="03382f7d" style:font-name-asian="Courier New" style:font-name-complex="Courier New"/>
    </style:style>
    <style:style style:name="T473" style:family="text">
      <style:text-properties style:text-outline="false" style:text-line-through-style="none" style:text-line-through-type="none" style:font-name="Times New Roman" fo:letter-spacing="normal" fo:text-shadow="none" style:text-underline-style="none" officeooo:rsid="034234e9" style:font-name-asian="Courier New" style:font-name-complex="Courier New"/>
    </style:style>
    <style:style style:name="T474" style:family="text">
      <style:text-properties style:text-outline="false" style:text-line-through-style="none" style:text-line-through-type="none" style:font-name="Times New Roman" fo:letter-spacing="normal" fo:text-shadow="none" style:text-underline-style="none" officeooo:rsid="0343ebdd" style:font-name-asian="Courier New" style:font-name-complex="Courier New"/>
    </style:style>
    <style:style style:name="T475" style:family="text">
      <style:text-properties style:text-outline="false" style:text-line-through-style="none" style:text-line-through-type="none" style:font-name="Times New Roman" fo:letter-spacing="normal" fo:text-shadow="none" style:text-underline-style="none" officeooo:rsid="0341b2e7" style:font-name-asian="Courier New" style:font-name-complex="Courier New"/>
    </style:style>
    <style:style style:name="T476" style:family="text">
      <style:text-properties style:text-outline="false" style:text-line-through-style="none" style:text-line-through-type="none" style:font-name="Times New Roman" fo:letter-spacing="normal" fo:text-shadow="none" style:text-underline-style="none" officeooo:rsid="0335015a" style:font-name-asian="Courier New" style:font-name-complex="Courier New"/>
    </style:style>
    <style:style style:name="T477" style:family="text">
      <style:text-properties style:text-outline="false" style:text-line-through-style="none" style:text-line-through-type="none" style:font-name="Times New Roman" fo:letter-spacing="normal" fo:text-shadow="none" style:text-underline-style="none" officeooo:rsid="033f5a07" style:font-name-asian="Courier New" style:font-name-complex="Courier New"/>
    </style:style>
    <style:style style:name="T478" style:family="text">
      <style:text-properties style:text-outline="false" style:text-line-through-style="none" style:text-line-through-type="none" style:font-name="Times New Roman" fo:letter-spacing="normal" fo:text-shadow="none" style:text-underline-style="none" officeooo:rsid="0337f356" style:font-name-asian="Courier New" style:font-name-complex="Courier New"/>
    </style:style>
    <style:style style:name="T479" style:family="text">
      <style:text-properties style:text-outline="false" style:text-line-through-style="none" style:text-line-through-type="none" style:font-name="Times New Roman" fo:letter-spacing="normal" fo:text-shadow="none" style:text-underline-style="none" officeooo:rsid="033a056a" style:font-name-asian="Courier New" style:font-name-complex="Courier New"/>
    </style:style>
    <style:style style:name="T480" style:family="text">
      <style:text-properties style:text-outline="false" style:text-line-through-style="none" style:text-line-through-type="none" style:font-name="Times New Roman" fo:letter-spacing="normal" fo:text-shadow="none" style:text-underline-style="none" officeooo:rsid="033bfe80" style:font-name-asian="Courier New" style:font-name-complex="Courier New"/>
    </style:style>
    <style:style style:name="T481" style:family="text">
      <style:text-properties style:text-outline="false" style:text-line-through-style="none" style:text-line-through-type="none" style:font-name="Times New Roman" fo:letter-spacing="normal" fo:text-shadow="none" style:text-underline-style="none" officeooo:rsid="033c466e" style:font-name-asian="Courier New" style:font-name-complex="Courier New"/>
    </style:style>
    <style:style style:name="T482" style:family="text">
      <style:text-properties style:text-outline="false" style:text-line-through-style="none" style:text-line-through-type="none" style:font-name="Times New Roman" fo:letter-spacing="normal" fo:text-shadow="none" style:text-underline-style="none" officeooo:rsid="03412927" style:font-name-asian="Courier New" style:font-name-complex="Courier New"/>
    </style:style>
    <style:style style:name="T483" style:family="text">
      <style:text-properties style:text-outline="false" style:text-line-through-style="none" style:text-line-through-type="none" style:font-name="Times New Roman" fo:letter-spacing="normal" fo:text-shadow="none" style:text-underline-style="none" officeooo:rsid="033da075" style:font-name-asian="Courier New" style:font-name-complex="Courier New"/>
    </style:style>
    <style:style style:name="T484" style:family="text">
      <style:text-properties style:text-outline="false" style:text-line-through-style="none" style:text-line-through-type="none" style:font-name="Times New Roman" fo:letter-spacing="normal" fo:text-shadow="none" style:text-underline-style="none" officeooo:rsid="02e85360" style:font-name-asian="Courier New" style:font-name-complex="Courier New"/>
    </style:style>
    <style:style style:name="T485" style:family="text">
      <style:text-properties style:text-outline="false" style:text-line-through-style="none" style:text-line-through-type="none" style:font-name="Times New Roman" fo:letter-spacing="normal" fo:text-shadow="none" style:text-underline-style="none" officeooo:rsid="02ebca97" style:font-name-asian="Courier New" style:font-name-complex="Courier New"/>
    </style:style>
    <style:style style:name="T486" style:family="text">
      <style:text-properties style:text-outline="false" style:text-line-through-style="none" style:text-line-through-type="none" style:font-name="Times New Roman" fo:letter-spacing="normal" fo:text-shadow="none" style:text-underline-style="none" officeooo:rsid="035448aa" style:font-name-asian="Courier New" style:font-name-complex="Courier New"/>
    </style:style>
    <style:style style:name="T487" style:family="text">
      <style:text-properties style:text-outline="false" style:text-line-through-style="none" style:text-line-through-type="none" style:font-name="Times New Roman" fo:letter-spacing="normal" fo:text-shadow="none" style:text-underline-style="none" officeooo:rsid="03453c1e" style:font-name-asian="Courier New" style:font-name-complex="Courier New"/>
    </style:style>
    <style:style style:name="T488" style:family="text">
      <style:text-properties style:text-outline="false" style:text-line-through-style="none" style:text-line-through-type="none" style:font-name="Times New Roman" fo:letter-spacing="normal" fo:text-shadow="none" style:text-underline-style="none" officeooo:rsid="0370e335" style:font-name-asian="Courier New" style:font-name-complex="Courier New"/>
    </style:style>
    <style:style style:name="T489" style:family="text">
      <style:text-properties style:text-outline="false" style:text-line-through-style="none" style:text-line-through-type="none" style:font-name="Times New Roman" fo:letter-spacing="normal" fo:text-shadow="none" style:text-underline-style="none" officeooo:rsid="0372a6e3" style:font-name-asian="Courier New" style:font-name-complex="Courier New"/>
    </style:style>
    <style:style style:name="T490" style:family="text">
      <style:text-properties style:text-outline="false" style:text-line-through-style="none" style:text-line-through-type="none" style:font-name="Times New Roman" fo:letter-spacing="normal" fo:text-shadow="none" style:text-underline-style="none" officeooo:rsid="0372cd29" style:font-name-asian="Courier New" style:font-name-complex="Courier New"/>
    </style:style>
    <style:style style:name="T491" style:family="text">
      <style:text-properties style:text-outline="false" style:text-line-through-style="none" style:text-line-through-type="none" style:font-name="Times New Roman" fo:letter-spacing="normal" fo:text-shadow="none" style:text-underline-style="none" officeooo:rsid="03730a60" style:font-name-asian="Courier New" style:font-name-complex="Courier New"/>
    </style:style>
    <style:style style:name="T492" style:family="text">
      <style:text-properties style:text-outline="false" style:text-line-through-style="none" style:text-line-through-type="none" style:font-name="Times New Roman" fo:letter-spacing="normal" fo:text-shadow="none" style:text-underline-style="none" officeooo:rsid="03738d05" style:font-name-asian="Courier New" style:font-name-complex="Courier New"/>
    </style:style>
    <style:style style:name="T493" style:family="text">
      <style:text-properties style:text-outline="false" style:text-line-through-style="none" style:text-line-through-type="none" style:font-name="Times New Roman" fo:letter-spacing="normal" fo:text-shadow="none" style:text-underline-style="none" officeooo:rsid="0374928f" style:font-name-asian="Courier New" style:font-name-complex="Courier New"/>
    </style:style>
    <style:style style:name="T494" style:family="text">
      <style:text-properties style:text-outline="false" style:text-line-through-style="none" style:text-line-through-type="none" style:font-name="Times New Roman" fo:letter-spacing="normal" fo:text-shadow="none" style:text-underline-style="none" officeooo:rsid="037654ec" style:font-name-asian="Courier New" style:font-name-complex="Courier New"/>
    </style:style>
    <style:style style:name="T495" style:family="text">
      <style:text-properties style:text-outline="false" style:text-line-through-style="none" style:text-line-through-type="none" style:font-name="Times New Roman" fo:letter-spacing="normal" fo:text-shadow="none" style:text-underline-style="none" officeooo:rsid="03798f34" style:font-name-asian="Courier New" style:font-name-complex="Courier New"/>
    </style:style>
    <style:style style:name="T496" style:family="text">
      <style:text-properties style:text-outline="false" style:text-line-through-style="none" style:text-line-through-type="none" style:font-name="Times New Roman" fo:letter-spacing="normal" fo:text-shadow="none" style:text-underline-style="none" officeooo:rsid="037a6944" style:font-name-asian="Courier New" style:font-name-complex="Courier New"/>
    </style:style>
    <style:style style:name="T497" style:family="text">
      <style:text-properties style:text-outline="false" style:text-line-through-style="none" style:text-line-through-type="none" style:font-name="Times New Roman" fo:letter-spacing="normal" fo:text-shadow="none" style:text-underline-style="none" officeooo:rsid="038447b3" style:font-name-asian="Courier New" style:font-name-complex="Courier New"/>
    </style:style>
    <style:style style:name="T498" style:family="text">
      <style:text-properties style:text-outline="false" style:text-line-through-style="none" style:text-line-through-type="none" style:font-name="Times New Roman" fo:letter-spacing="normal" fo:text-shadow="none" style:text-underline-style="none" officeooo:rsid="0385531c" style:font-name-asian="Courier New" style:font-name-complex="Courier New"/>
    </style:style>
    <style:style style:name="T499" style:family="text">
      <style:text-properties style:text-outline="false" style:text-line-through-style="none" style:text-line-through-type="none" style:font-name="Times New Roman" fo:letter-spacing="normal" fo:text-shadow="none" style:text-underline-style="none" officeooo:rsid="03866aa1" style:font-name-asian="Courier New" style:font-name-complex="Courier New"/>
    </style:style>
    <style:style style:name="T500" style:family="text">
      <style:text-properties style:text-outline="false" style:text-line-through-style="none" style:text-line-through-type="none" style:font-name="Times New Roman" fo:letter-spacing="normal" fo:text-shadow="none" style:text-underline-style="none" officeooo:rsid="038d9596" style:font-name-asian="Courier New" style:font-name-complex="Courier New"/>
    </style:style>
    <style:style style:name="T501" style:family="text">
      <style:text-properties style:text-outline="false" style:text-line-through-style="none" style:text-line-through-type="none" style:font-name="Times New Roman" fo:letter-spacing="normal" fo:text-shadow="none" style:text-underline-style="none" officeooo:rsid="03974cdd" style:font-name-asian="Courier New" style:font-name-complex="Courier New"/>
    </style:style>
    <style:style style:name="T502" style:family="text">
      <style:text-properties style:text-outline="false" style:text-line-through-style="none" style:text-line-through-type="none" style:font-name="Times New Roman" fo:letter-spacing="normal" fo:text-shadow="none" style:text-underline-style="none" officeooo:rsid="0399c815" style:font-name-asian="Courier New" style:font-name-complex="Courier New"/>
    </style:style>
    <style:style style:name="T503" style:family="text">
      <style:text-properties style:text-outline="false" style:text-line-through-style="none" style:text-line-through-type="none" style:font-name="Times New Roman" fo:letter-spacing="normal" fo:text-shadow="none" style:text-underline-style="none" officeooo:rsid="039f2d65" style:font-name-asian="Courier New" style:font-name-complex="Courier New"/>
    </style:style>
    <style:style style:name="T504" style:family="text">
      <style:text-properties style:text-outline="false" style:text-line-through-style="none" style:text-line-through-type="none" style:font-name="Times New Roman" fo:letter-spacing="normal" fo:text-shadow="none" style:text-underline-style="none" officeooo:rsid="039ff8b6" style:font-name-asian="Courier New" style:font-name-complex="Courier New"/>
    </style:style>
    <style:style style:name="T505" style:family="text">
      <style:text-properties style:text-outline="false" style:text-line-through-style="none" style:text-line-through-type="none" style:font-name="Times New Roman" fo:letter-spacing="normal" fo:text-shadow="none" style:text-underline-style="none" officeooo:rsid="03a0f96c" style:font-name-asian="Courier New" style:font-name-complex="Courier New"/>
    </style:style>
    <style:style style:name="T506" style:family="text">
      <style:text-properties style:text-outline="false" style:text-line-through-style="none" style:text-line-through-type="none" style:font-name="Times New Roman" fo:letter-spacing="normal" fo:text-shadow="none" style:text-underline-style="none" officeooo:rsid="03b9029b" style:font-name-asian="Courier New" style:font-name-complex="Courier New"/>
    </style:style>
    <style:style style:name="T507" style:family="text">
      <style:text-properties style:text-outline="false" style:text-line-through-style="none" style:text-line-through-type="none" style:font-name="Times New Roman" fo:letter-spacing="normal" fo:text-shadow="none" style:text-underline-style="none" officeooo:rsid="042d71a5" style:font-name-asian="Courier New" style:font-name-complex="Courier New"/>
    </style:style>
    <style:style style:name="T508" style:family="text">
      <style:text-properties style:text-outline="false" style:text-line-through-style="none" style:text-line-through-type="none" style:font-name="Times New Roman" fo:letter-spacing="normal" fo:text-shadow="none" style:text-underline-style="none" officeooo:rsid="042e5afa" style:font-name-asian="Courier New" style:font-name-complex="Courier New"/>
    </style:style>
    <style:style style:name="T509" style:family="text">
      <style:text-properties style:text-outline="false" style:text-line-through-style="none" style:text-line-through-type="none" style:font-name="Times New Roman" fo:letter-spacing="normal" fo:text-shadow="none" style:text-underline-style="none" officeooo:rsid="04359e86" style:font-name-asian="Courier New" style:font-name-complex="Courier New"/>
    </style:style>
    <style:style style:name="T510" style:family="text">
      <style:text-properties style:text-outline="false" style:text-line-through-style="none" style:text-line-through-type="none" style:font-name="Times New Roman" fo:letter-spacing="normal" fo:text-shadow="none" style:text-underline-style="none" officeooo:rsid="04371a20" style:font-name-asian="Courier New" style:font-name-complex="Courier New"/>
    </style:style>
    <style:style style:name="T511" style:family="text">
      <style:text-properties style:text-outline="false" style:text-line-through-style="none" style:text-line-through-type="none" style:font-name="Times New Roman" fo:letter-spacing="normal" fo:text-shadow="none" style:text-underline-style="none" officeooo:rsid="0439748c" style:font-name-asian="Courier New" style:font-name-complex="Courier New"/>
    </style:style>
    <style:style style:name="T512" style:family="text">
      <style:text-properties style:text-outline="false" style:text-line-through-style="none" style:text-line-through-type="none" style:font-name="Times New Roman" fo:letter-spacing="normal" fo:text-shadow="none" style:text-underline-style="none" officeooo:rsid="043b11e4" style:font-name-asian="Courier New" style:font-name-complex="Courier New"/>
    </style:style>
    <style:style style:name="T513" style:family="text">
      <style:text-properties style:text-outline="false" style:text-line-through-style="none" style:text-line-through-type="none" style:font-name="Times New Roman" fo:letter-spacing="normal" fo:text-shadow="none" style:text-underline-style="none" officeooo:rsid="043d9647" style:font-name-asian="Courier New" style:font-name-complex="Courier New"/>
    </style:style>
    <style:style style:name="T514" style:family="text">
      <style:text-properties style:text-outline="false" style:text-line-through-style="none" style:text-line-through-type="none" style:font-name="Times New Roman" fo:letter-spacing="normal" fo:text-shadow="none" style:text-underline-style="none" officeooo:rsid="043f27c2" style:font-name-asian="Courier New" style:font-name-complex="Courier New"/>
    </style:style>
    <style:style style:name="T515" style:family="text">
      <style:text-properties style:text-outline="false" style:text-line-through-style="none" style:text-line-through-type="none" style:font-name="Times New Roman" fo:letter-spacing="normal" fo:text-shadow="none" style:text-underline-style="none" officeooo:rsid="04411399" style:font-name-asian="Courier New" style:font-name-complex="Courier New"/>
    </style:style>
    <style:style style:name="T516" style:family="text">
      <style:text-properties style:text-outline="false" style:text-line-through-style="none" style:text-line-through-type="none" style:font-name="Times New Roman" fo:letter-spacing="normal" fo:text-shadow="none" style:text-underline-style="none" officeooo:rsid="04420b8b" style:font-name-asian="Courier New" style:font-name-complex="Courier New"/>
    </style:style>
    <style:style style:name="T517" style:family="text">
      <style:text-properties style:text-outline="false" style:text-line-through-style="none" style:text-line-through-type="none" style:font-name="Times New Roman" fo:letter-spacing="normal" fo:text-shadow="none" style:text-underline-style="none" officeooo:rsid="0443f2c9" style:font-name-asian="Courier New" style:font-name-complex="Courier New"/>
    </style:style>
    <style:style style:name="T518" style:family="text">
      <style:text-properties style:text-outline="false" style:text-line-through-style="none" style:text-line-through-type="none" style:font-name="Times New Roman" fo:letter-spacing="normal" fo:text-shadow="none" style:text-underline-style="none" officeooo:rsid="0444bd65" style:font-name-asian="Courier New" style:font-name-complex="Courier New"/>
    </style:style>
    <style:style style:name="T519" style:family="text">
      <style:text-properties style:text-outline="false" style:text-line-through-style="none" style:text-line-through-type="none" style:font-name="Times New Roman" fo:letter-spacing="normal" fo:text-shadow="none" style:text-underline-style="none" officeooo:rsid="044735e4" style:font-name-asian="Courier New" style:font-name-complex="Courier New"/>
    </style:style>
    <style:style style:name="T520" style:family="text">
      <style:text-properties style:text-outline="false" style:text-line-through-style="none" style:text-line-through-type="none" style:font-name="Times New Roman" fo:letter-spacing="normal" fo:text-shadow="none" style:text-underline-style="none" officeooo:rsid="0447ff4d" style:font-name-asian="Courier New" style:font-name-complex="Courier New"/>
    </style:style>
    <style:style style:name="T521" style:family="text">
      <style:text-properties style:text-outline="false" style:text-line-through-style="none" style:text-line-through-type="none" style:font-name="Times New Roman" fo:letter-spacing="normal" fo:text-shadow="none" style:text-underline-style="none" officeooo:rsid="04484c8a" style:font-name-asian="Courier New" style:font-name-complex="Courier New"/>
    </style:style>
    <style:style style:name="T522" style:family="text">
      <style:text-properties style:text-outline="false" style:text-line-through-style="none" style:text-line-through-type="none" style:font-name="Times New Roman" fo:letter-spacing="normal" fo:text-shadow="none" style:text-underline-style="none" officeooo:rsid="04489b40" style:font-name-asian="Courier New" style:font-name-complex="Courier New"/>
    </style:style>
    <style:style style:name="T523" style:family="text">
      <style:text-properties style:text-outline="false" style:text-line-through-style="none" style:text-line-through-type="none" style:font-name="Times New Roman" fo:letter-spacing="normal" fo:text-shadow="none" style:text-underline-style="none" officeooo:rsid="0448e22a" style:font-name-asian="Courier New" style:font-name-complex="Courier New"/>
    </style:style>
    <style:style style:name="T524" style:family="text">
      <style:text-properties style:text-outline="false" style:text-line-through-style="none" style:text-line-through-type="none" style:font-name="Times New Roman" fo:letter-spacing="normal" fo:text-shadow="none" style:text-underline-style="none" officeooo:rsid="044a605d" style:font-name-asian="Courier New" style:font-name-complex="Courier New"/>
    </style:style>
    <style:style style:name="T525" style:family="text">
      <style:text-properties style:text-outline="false" style:text-line-through-style="none" style:text-line-through-type="none" style:font-name="Times New Roman" fo:letter-spacing="normal" fo:text-shadow="none" style:text-underline-style="none" officeooo:rsid="0463cb08" style:font-name-asian="Courier New" style:font-name-complex="Courier New"/>
    </style:style>
    <style:style style:name="T526" style:family="text">
      <style:text-properties style:text-outline="false" style:text-line-through-style="none" style:text-line-through-type="none" style:font-name="Times New Roman" fo:letter-spacing="normal" fo:text-shadow="none" style:text-underline-style="none" officeooo:rsid="04699b93" style:font-name-asian="Courier New" style:font-name-complex="Courier New"/>
    </style:style>
    <style:style style:name="T527" style:family="text">
      <style:text-properties style:text-outline="false" style:text-line-through-style="none" style:text-line-through-type="none" style:font-name="Times New Roman" fo:letter-spacing="normal" fo:text-shadow="none" style:text-underline-style="none" officeooo:rsid="04993ad0" style:font-name-asian="Courier New" style:font-name-complex="Courier New"/>
    </style:style>
    <style:style style:name="T528" style:family="text">
      <style:text-properties style:text-outline="false" style:text-line-through-style="none" style:text-line-through-type="none" style:font-name="Times New Roman" fo:letter-spacing="normal" fo:text-shadow="none" style:text-underline-style="none" officeooo:rsid="0499607c" style:font-name-asian="Courier New" style:font-name-complex="Courier New"/>
    </style:style>
    <style:style style:name="T529" style:family="text">
      <style:text-properties style:text-outline="false" style:text-line-through-style="none" style:text-line-through-type="none" style:font-name="Times New Roman" fo:letter-spacing="normal" fo:text-shadow="none" style:text-underline-style="none" officeooo:rsid="049c9bf9" style:font-name-asian="Courier New" style:font-name-complex="Courier New"/>
    </style:style>
    <style:style style:name="T530" style:family="text">
      <style:text-properties style:text-outline="false" style:text-line-through-style="none" style:text-line-through-type="none" style:font-name="Times New Roman" fo:letter-spacing="normal" fo:text-shadow="none" style:text-underline-style="none" officeooo:rsid="04aac0f5" style:font-name-asian="Courier New" style:font-name-complex="Courier New"/>
    </style:style>
    <style:style style:name="T531" style:family="text">
      <style:text-properties style:text-outline="false" style:text-line-through-style="none" style:text-line-through-type="none" style:font-name="Times New Roman" fo:letter-spacing="normal" fo:text-shadow="none" style:text-underline-style="none" officeooo:rsid="04f02f02" style:font-name-asian="Courier New" style:font-name-complex="Courier New"/>
    </style:style>
    <style:style style:name="T532" style:family="text">
      <style:text-properties style:text-outline="false" style:text-line-through-style="none" style:text-line-through-type="none" style:font-name="Times New Roman" fo:letter-spacing="normal" fo:text-shadow="none" style:text-underline-style="none" officeooo:rsid="04f5e498" style:font-name-asian="Courier New" style:font-name-complex="Courier New"/>
    </style:style>
    <style:style style:name="T533" style:family="text">
      <style:text-properties style:text-outline="false" style:text-line-through-style="none" style:text-line-through-type="none" style:font-name="Times New Roman" fo:letter-spacing="normal" fo:text-shadow="none" style:text-underline-style="none" officeooo:rsid="04f778f7" style:font-name-asian="Courier New" style:font-name-complex="Courier New"/>
    </style:style>
    <style:style style:name="T534" style:family="text">
      <style:text-properties style:text-outline="false" style:text-line-through-style="none" style:text-line-through-type="none" style:font-name="Times New Roman" fo:letter-spacing="normal" fo:text-shadow="none" style:text-underline-style="none" officeooo:rsid="04f86f6e" style:font-name-asian="Courier New" style:font-name-complex="Courier New"/>
    </style:style>
    <style:style style:name="T535" style:family="text">
      <style:text-properties style:text-outline="false" style:text-line-through-style="none" style:text-line-through-type="none" style:font-name="Times New Roman" fo:letter-spacing="normal" fo:text-shadow="none" style:text-underline-style="none" officeooo:rsid="0500187b" style:font-name-asian="Courier New" style:font-name-complex="Courier New"/>
    </style:style>
    <style:style style:name="T536" style:family="text">
      <style:text-properties style:text-outline="false" style:text-line-through-style="none" style:text-line-through-type="none" style:font-name="Times New Roman" fo:letter-spacing="normal" fo:text-shadow="none" style:text-underline-style="none" officeooo:rsid="002e468a" style:font-name-asian="Courier New" style:font-name-complex="Courier New"/>
    </style:style>
    <style:style style:name="T537" style:family="text">
      <style:text-properties style:text-outline="false" style:text-line-through-style="none" style:text-line-through-type="none" style:font-name="Times New Roman" fo:letter-spacing="normal" fo:text-shadow="none" style:text-underline-style="none" officeooo:rsid="051e0f21" style:font-name-asian="Courier New" style:font-name-complex="Courier New"/>
    </style:style>
    <style:style style:name="T538" style:family="text">
      <style:text-properties style:text-outline="false" style:text-line-through-style="none" style:text-line-through-type="none" style:font-name="Times New Roman" fo:letter-spacing="normal" fo:text-shadow="none" style:text-underline-style="none" officeooo:rsid="052d1640" style:font-name-asian="Courier New" style:font-name-complex="Courier New"/>
    </style:style>
    <style:style style:name="T539" style:family="text">
      <style:text-properties style:text-outline="false" style:text-line-through-style="none" style:text-line-through-type="none" style:font-name="Times New Roman" fo:letter-spacing="normal" fo:text-shadow="none" style:text-underline-style="none" officeooo:rsid="052e6d2a" style:font-name-asian="Courier New" style:font-name-complex="Courier New"/>
    </style:style>
    <style:style style:name="T540" style:family="text">
      <style:text-properties style:text-outline="false" style:text-line-through-style="none" style:text-line-through-type="none" style:font-name="Times New Roman" fo:letter-spacing="normal" fo:text-shadow="none" style:text-underline-style="none" officeooo:rsid="0531e86b" style:font-name-asian="Courier New" style:font-name-complex="Courier New"/>
    </style:style>
    <style:style style:name="T541" style:family="text">
      <style:text-properties style:text-outline="false" style:text-line-through-style="none" style:text-line-through-type="none" style:font-name="Times New Roman" fo:letter-spacing="normal" fo:text-shadow="none" style:text-underline-style="none" officeooo:rsid="0532c8b1" style:font-name-asian="Courier New" style:font-name-complex="Courier New"/>
    </style:style>
    <style:style style:name="T542" style:family="text">
      <style:text-properties style:text-outline="false" style:text-line-through-style="none" style:text-line-through-type="none" style:font-name="Times New Roman" fo:letter-spacing="normal" fo:text-shadow="none" style:text-underline-style="none" officeooo:rsid="05349dd2" style:font-name-asian="Courier New" style:font-name-complex="Courier New"/>
    </style:style>
    <style:style style:name="T543" style:family="text">
      <style:text-properties style:text-outline="false" style:text-line-through-style="none" style:text-line-through-type="none" style:font-name="Times New Roman" fo:letter-spacing="normal" fo:text-shadow="none" style:text-underline-style="none" officeooo:rsid="053742f0" style:font-name-asian="Courier New" style:font-name-complex="Courier New"/>
    </style:style>
    <style:style style:name="T544" style:family="text">
      <style:text-properties style:text-outline="false" style:text-line-through-style="none" style:text-line-through-type="none" style:font-name="Times New Roman" fo:letter-spacing="normal" fo:text-shadow="none" style:text-underline-style="none" officeooo:rsid="0538bf88" style:font-name-asian="Courier New" style:font-name-complex="Courier New"/>
    </style:style>
    <style:style style:name="T545" style:family="text">
      <style:text-properties style:text-outline="false" style:text-line-through-style="none" style:text-line-through-type="none" style:font-name="Times New Roman" fo:letter-spacing="normal" fo:text-shadow="none" style:text-underline-style="none" officeooo:rsid="0539f7ec" style:font-name-asian="Courier New" style:font-name-complex="Courier New"/>
    </style:style>
    <style:style style:name="T546" style:family="text">
      <style:text-properties style:text-outline="false" style:text-line-through-style="none" style:text-line-through-type="none" style:font-name="Times New Roman" fo:letter-spacing="normal" fo:text-shadow="none" style:text-underline-style="none" officeooo:rsid="053b5136" style:font-name-asian="Courier New" style:font-name-complex="Courier New"/>
    </style:style>
    <style:style style:name="T547" style:family="text">
      <style:text-properties style:text-outline="false" style:text-line-through-style="none" style:text-line-through-type="none" style:font-name="Times New Roman" fo:letter-spacing="normal" fo:text-shadow="none" style:text-underline-style="none" officeooo:rsid="05413ef7" style:font-name-asian="Courier New" style:font-name-complex="Courier New"/>
    </style:style>
    <style:style style:name="T548" style:family="text">
      <style:text-properties style:text-outline="false" style:text-line-through-style="none" style:text-line-through-type="none" style:font-name="Times New Roman" fo:letter-spacing="normal" fo:text-shadow="none" style:text-underline-style="none" officeooo:rsid="05424605" style:font-name-asian="Courier New" style:font-name-complex="Courier New"/>
    </style:style>
    <style:style style:name="T549" style:family="text">
      <style:text-properties style:text-outline="false" style:text-line-through-style="none" style:text-line-through-type="none" style:font-name="Times New Roman" fo:letter-spacing="normal" fo:text-shadow="none" style:text-underline-style="none" officeooo:rsid="05433c9c" style:font-name-asian="Courier New" style:font-name-complex="Courier New"/>
    </style:style>
    <style:style style:name="T550" style:family="text">
      <style:text-properties style:text-outline="false" style:text-line-through-style="none" style:text-line-through-type="none" style:font-name="Times New Roman" fo:letter-spacing="normal" fo:text-shadow="none" style:text-underline-style="none" officeooo:rsid="054c3898" style:font-name-asian="Courier New" style:font-name-complex="Courier New"/>
    </style:style>
    <style:style style:name="T551" style:family="text">
      <style:text-properties style:text-outline="false" style:text-line-through-style="none" style:text-line-through-type="none" style:font-name="Times New Roman" fo:letter-spacing="normal" fo:text-shadow="none" style:text-underline-style="none" officeooo:rsid="054fcf5d" style:font-name-asian="Courier New" style:font-name-complex="Courier New"/>
    </style:style>
    <style:style style:name="T552" style:family="text">
      <style:text-properties style:text-outline="false" style:text-line-through-style="none" style:text-line-through-type="none" style:font-name="Times New Roman" fo:letter-spacing="normal" fo:text-shadow="none" style:text-underline-style="none" officeooo:rsid="055134fe" style:font-name-asian="Courier New" style:font-name-complex="Courier New"/>
    </style:style>
    <style:style style:name="T553" style:family="text">
      <style:text-properties style:text-outline="false" style:text-line-through-style="none" style:text-line-through-type="none" style:font-name="Times New Roman" fo:letter-spacing="normal" fo:text-shadow="none" style:text-underline-style="none" officeooo:rsid="0552911d" style:font-name-asian="Courier New" style:font-name-complex="Courier New"/>
    </style:style>
    <style:style style:name="T554" style:family="text">
      <style:text-properties style:text-outline="false" style:text-line-through-style="none" style:text-line-through-type="none" style:font-name="Times New Roman" fo:letter-spacing="normal" fo:text-shadow="none" style:text-underline-style="none" officeooo:rsid="0322e4e4" style:font-name-asian="Courier New" style:font-name-complex="Courier New"/>
    </style:style>
    <style:style style:name="T555" style:family="text">
      <style:text-properties style:text-outline="false" style:text-line-through-style="none" style:text-line-through-type="none" style:font-name="Times New Roman" fo:letter-spacing="normal" fo:text-shadow="none" style:text-underline-style="none" officeooo:rsid="055469ed" style:font-name-asian="Courier New" style:font-name-complex="Courier New"/>
    </style:style>
    <style:style style:name="T556" style:family="text">
      <style:text-properties style:text-outline="false" style:text-line-through-style="none" style:text-line-through-type="none" style:font-name="Times New Roman" fo:letter-spacing="normal" fo:text-shadow="none" style:text-underline-style="none" officeooo:rsid="0554821c" style:font-name-asian="Courier New" style:font-name-complex="Courier New"/>
    </style:style>
    <style:style style:name="T557" style:family="text">
      <style:text-properties style:text-outline="false" style:text-line-through-style="none" style:text-line-through-type="none" style:font-name="Times New Roman" fo:letter-spacing="normal" fo:text-shadow="none" style:text-underline-style="none" officeooo:rsid="05552bd5" style:font-name-asian="Courier New" style:font-name-complex="Courier New"/>
    </style:style>
    <style:style style:name="T558" style:family="text">
      <style:text-properties style:text-outline="false" style:text-line-through-style="none" style:text-line-through-type="none" style:font-name="Times New Roman" fo:letter-spacing="normal" fo:text-shadow="none" style:text-underline-style="none" officeooo:rsid="05615dcc" style:font-name-asian="Courier New" style:font-name-complex="Courier New"/>
    </style:style>
    <style:style style:name="T559" style:family="text">
      <style:text-properties style:text-outline="false" style:text-line-through-style="none" style:text-line-through-type="none" style:font-name="Times New Roman" fo:letter-spacing="normal" fo:text-shadow="none" style:text-underline-style="none" officeooo:rsid="056ec18d" style:font-name-asian="Courier New" style:font-name-complex="Courier New"/>
    </style:style>
    <style:style style:name="T560" style:family="text">
      <style:text-properties style:text-outline="false" style:text-line-through-style="none" style:text-line-through-type="none" style:font-name="Times New Roman" fo:letter-spacing="normal" fo:text-shadow="none" style:text-underline-style="none" officeooo:rsid="04ccab95" style:font-name-asian="Courier New" style:font-size-asian="12pt" style:font-name-complex="Courier New" style:font-size-complex="12pt"/>
    </style:style>
    <style:style style:name="T561" style:family="text">
      <style:text-properties style:text-outline="false" style:text-line-through-style="none" style:text-line-through-type="none" style:font-name="Times New Roman" fo:letter-spacing="normal" fo:text-shadow="none" style:text-underline-style="none" officeooo:rsid="04fab08f" style:font-name-asian="Courier New" style:font-size-asian="12pt" style:font-name-complex="Courier New" style:font-size-complex="12pt"/>
    </style:style>
    <style:style style:name="T562" style:family="text">
      <style:text-properties style:text-outline="false" style:text-line-through-style="none" style:text-line-through-type="none" style:font-name="Times New Roman" fo:letter-spacing="normal" fo:text-shadow="none" style:text-underline-style="none" officeooo:rsid="0506ce08" style:font-name-asian="Courier New" style:font-size-asian="12pt" style:font-name-complex="Courier New" style:font-size-complex="12pt"/>
    </style:style>
    <style:style style:name="T563" style:family="text">
      <style:text-properties style:text-outline="false" style:text-line-through-style="none" style:text-line-through-type="none" style:font-name="Times New Roman" fo:letter-spacing="normal" fo:text-shadow="none" style:text-underline-style="none" officeooo:rsid="05080e1c" style:font-name-asian="Courier New" style:font-size-asian="12pt" style:font-name-complex="Courier New" style:font-size-complex="12pt"/>
    </style:style>
    <style:style style:name="T564" style:family="text">
      <style:text-properties style:text-outline="false" style:text-line-through-style="none" style:text-line-through-type="none" style:font-name="Times New Roman" fo:letter-spacing="normal" fo:text-shadow="none" style:text-underline-style="none" officeooo:rsid="05446661" style:font-name-asian="Courier New" style:font-size-asian="12pt" style:font-name-complex="Courier New" style:font-size-complex="12pt"/>
    </style:style>
    <style:style style:name="T565" style:family="text">
      <style:text-properties style:text-outline="false" style:text-line-through-style="none" style:text-line-through-type="none" style:font-name="Times New Roman" fo:letter-spacing="normal" fo:text-shadow="none" style:text-underline-style="none" officeooo:rsid="054609fd" style:font-name-asian="Courier New" style:font-size-asian="12pt" style:font-name-complex="Courier New" style:font-size-complex="12pt"/>
    </style:style>
    <style:style style:name="T566" style:family="text">
      <style:text-properties style:text-outline="false" style:text-line-through-style="none" style:text-line-through-type="none" style:font-name="Times New Roman" fo:letter-spacing="normal" fo:text-shadow="none" style:text-underline-style="none" officeooo:rsid="05678767" style:font-name-asian="Courier New" style:font-size-asian="12pt" style:font-name-complex="Courier New" style:font-size-complex="12pt"/>
    </style:style>
    <style:style style:name="T567" style:family="text">
      <style:text-properties style:text-outline="false" style:text-line-through-style="none" style:text-line-through-type="none" style:font-name="Times New Roman" fo:letter-spacing="normal" fo:text-shadow="none" style:text-underline-style="none" officeooo:rsid="05680348" style:font-name-asian="Courier New" style:font-size-asian="12pt" style:font-name-complex="Courier New" style:font-size-complex="12pt"/>
    </style:style>
    <style:style style:name="T568" style:family="text">
      <style:text-properties style:text-outline="false" style:text-line-through-style="none" style:text-line-through-type="none" style:font-name="Times New Roman" fo:letter-spacing="normal" fo:text-shadow="none" style:text-underline-style="none" officeooo:rsid="0569a161" style:font-name-asian="Courier New" style:font-size-asian="12pt" style:font-name-complex="Courier New" style:font-size-complex="12pt"/>
    </style:style>
    <style:style style:name="T569" style:family="text">
      <style:text-properties style:text-outline="false" style:text-line-through-style="none" style:text-line-through-type="none" style:font-name="Times New Roman" fo:letter-spacing="normal" fo:text-shadow="none" style:text-underline-style="none" officeooo:rsid="056b184e" style:font-name-asian="Courier New" style:font-size-asian="12pt" style:font-name-complex="Courier New" style:font-size-complex="12pt"/>
    </style:style>
    <style:style style:name="T570" style:family="text">
      <style:text-properties style:text-outline="false" style:text-line-through-style="none" style:text-line-through-type="none" style:font-name="Times New Roman" fo:letter-spacing="normal" fo:text-shadow="none" style:text-underline-style="none" officeooo:rsid="056cd55f" style:font-name-asian="Courier New" style:font-size-asian="12pt" style:font-name-complex="Courier New" style:font-size-complex="12pt"/>
    </style:style>
    <style:style style:name="T571" style:family="text">
      <style:text-properties style:text-outline="false" style:text-line-through-style="none" style:text-line-through-type="none" style:font-name="Times New Roman" fo:letter-spacing="normal" fo:text-shadow="none" style:text-underline-style="none" fo:font-weight="normal" officeooo:rsid="01876080" style:font-name-asian="Courier New" style:font-weight-asian="normal" style:font-name-complex="Courier New" style:font-weight-complex="normal"/>
    </style:style>
    <style:style style:name="T572" style:family="text">
      <style:text-properties style:text-outline="false" style:text-line-through-style="none" style:text-line-through-type="none" style:font-name="Times New Roman" fo:letter-spacing="normal" fo:text-shadow="none" style:text-underline-style="none" fo:font-weight="normal" officeooo:rsid="04e81c4b" style:font-name-asian="Courier New" style:font-size-asian="12pt" style:font-weight-asian="normal" style:font-name-complex="Courier New" style:font-size-complex="12pt" style:font-weight-complex="normal"/>
    </style:style>
    <style:style style:name="T573" style:family="text">
      <style:text-properties style:text-outline="false" style:text-line-through-style="none" style:text-line-through-type="none" style:font-name="Times New Roman" fo:letter-spacing="normal" fo:text-shadow="none" style:text-underline-style="none" fo:font-weight="normal" officeooo:rsid="04ccab95" style:font-name-asian="Courier New" style:font-size-asian="12pt" style:font-weight-asian="normal" style:font-name-complex="Courier New" style:font-size-complex="12pt" style:font-weight-complex="normal"/>
    </style:style>
    <style:style style:name="T574" style:family="text">
      <style:text-properties style:text-outline="false" style:text-line-through-style="none" style:text-line-through-type="none" style:font-name="Times New Roman" fo:letter-spacing="normal" fo:text-shadow="none" style:text-underline-style="none" fo:font-weight="normal" officeooo:rsid="04e9b760" style:font-name-asian="Courier New" style:font-size-asian="12pt" style:font-weight-asian="normal" style:font-name-complex="Courier New" style:font-size-complex="12pt" style:font-weight-complex="normal"/>
    </style:style>
    <style:style style:name="T575" style:family="text">
      <style:text-properties style:text-outline="false" style:text-line-through-style="none" style:text-line-through-type="none" style:font-name="Times New Roman" fo:letter-spacing="normal" fo:text-shadow="none" style:text-underline-style="none" fo:font-weight="normal" officeooo:rsid="04e9c2ae" style:font-name-asian="Courier New" style:font-size-asian="12pt" style:font-weight-asian="normal" style:font-name-complex="Courier New" style:font-size-complex="12pt" style:font-weight-complex="normal"/>
    </style:style>
    <style:style style:name="T576" style:family="text">
      <style:text-properties style:text-outline="false" style:text-line-through-style="none" style:text-line-through-type="none" style:font-name="Times New Roman" fo:letter-spacing="normal" fo:text-shadow="none" style:text-underline-style="none" fo:font-weight="normal" officeooo:rsid="04eb8884" style:font-name-asian="Courier New" style:font-size-asian="12pt" style:font-weight-asian="normal" style:font-name-complex="Courier New" style:font-size-complex="12pt" style:font-weight-complex="normal"/>
    </style:style>
    <style:style style:name="T577" style:family="text">
      <style:text-properties style:text-outline="false" style:text-line-through-style="none" style:text-line-through-type="none" style:font-name="Times New Roman" fo:letter-spacing="normal" fo:text-shadow="none" style:text-underline-style="none" fo:font-weight="bold" officeooo:rsid="0039a80a" style:font-name-asian="Courier New" style:font-weight-asian="bold" style:font-name-complex="Courier New" style:font-weight-complex="bold"/>
    </style:style>
    <style:style style:name="T578" style:family="text">
      <style:text-properties style:text-outline="false" style:text-line-through-style="none" style:text-line-through-type="none" style:font-name="Times New Roman" fo:letter-spacing="normal" fo:font-style="italic" fo:text-shadow="none" style:text-underline-style="none" officeooo:rsid="03312065" style:font-name-asian="Courier New" style:font-style-asian="italic" style:font-name-complex="Courier New" style:font-style-complex="italic"/>
    </style:style>
    <style:style style:name="T579" style:family="text">
      <style:text-properties style:text-outline="false" style:text-line-through-style="none" style:text-line-through-type="none" style:font-name="Times New Roman" fo:letter-spacing="normal" fo:font-style="italic" fo:text-shadow="none" style:text-underline-style="none" officeooo:rsid="03730a60" style:font-name-asian="Courier New" style:font-style-asian="italic" style:font-name-complex="Courier New" style:font-style-complex="italic"/>
    </style:style>
    <style:style style:name="T580" style:family="text">
      <style:text-properties style:text-outline="false" style:text-line-through-style="none" style:text-line-through-type="none" style:font-name="Times New Roman" fo:letter-spacing="normal" fo:font-style="italic" fo:text-shadow="none" style:text-underline-style="none" officeooo:rsid="04359e86" style:font-name-asian="Courier New" style:font-style-asian="italic" style:font-name-complex="Courier New" style:font-style-complex="italic"/>
    </style:style>
    <style:style style:name="T581" style:family="text">
      <style:text-properties style:text-outline="false" style:text-line-through-style="none" style:text-line-through-type="none" style:font-name="Times New Roman" fo:letter-spacing="normal" fo:font-style="italic" fo:text-shadow="none" style:text-underline-style="none" officeooo:rsid="043b11e4" style:font-name-asian="Courier New" style:font-style-asian="italic" style:font-name-complex="Courier New" style:font-style-complex="italic"/>
    </style:style>
    <style:style style:name="T582" style:family="text">
      <style:text-properties style:text-outline="false" style:text-line-through-style="none" style:text-line-through-type="none" style:font-name="Times New Roman" fo:letter-spacing="normal" fo:font-style="italic" fo:text-shadow="none" style:text-underline-style="none" officeooo:rsid="04420b8b" style:font-name-asian="Courier New" style:font-style-asian="italic" style:font-name-complex="Courier New" style:font-style-complex="italic"/>
    </style:style>
    <style:style style:name="T583" style:family="text">
      <style:text-properties style:text-outline="false" style:text-line-through-style="none" style:text-line-through-type="none" style:font-name="Times New Roman" fo:letter-spacing="normal" fo:font-style="italic" fo:text-shadow="none" style:text-underline-style="none" officeooo:rsid="0448e22a" style:font-name-asian="Courier New" style:font-style-asian="italic" style:font-name-complex="Courier New" style:font-style-complex="italic"/>
    </style:style>
    <style:style style:name="T584" style:family="text">
      <style:text-properties style:text-outline="false" style:text-line-through-style="none" style:text-line-through-type="none" style:font-name="Times New Roman" fo:letter-spacing="normal" fo:font-style="italic" fo:text-shadow="none" style:text-underline-style="none" officeooo:rsid="04699b93" style:font-name-asian="Courier New" style:font-style-asian="italic" style:font-name-complex="Courier New" style:font-style-complex="italic"/>
    </style:style>
    <style:style style:name="T585" style:family="text">
      <style:text-properties style:text-outline="false" style:text-line-through-style="none" style:text-line-through-type="none" style:font-name="Times New Roman" fo:letter-spacing="normal" fo:font-style="italic" fo:text-shadow="none" style:text-underline-style="none" officeooo:rsid="0531e86b" style:font-name-asian="Courier New" style:font-style-asian="italic" style:font-name-complex="Courier New" style:font-style-complex="italic"/>
    </style:style>
    <style:style style:name="T586" style:family="text">
      <style:text-properties style:text-outline="false" style:text-line-through-style="none" style:text-line-through-type="none" style:font-name="Times New Roman" fo:letter-spacing="normal" fo:font-style="italic" fo:text-shadow="none" style:text-underline-style="none" officeooo:rsid="055134fe" style:font-name-asian="Courier New" style:font-style-asian="italic" style:font-name-complex="Courier New" style:font-style-complex="italic"/>
    </style:style>
    <style:style style:name="T587" style:family="text">
      <style:text-properties style:text-outline="false" style:text-line-through-style="none" style:text-line-through-type="none" style:font-name="Times New Roman" fo:letter-spacing="normal" fo:font-style="italic" fo:text-shadow="none" style:text-underline-style="none" officeooo:rsid="056ec18d" style:font-name-asian="Courier New" style:font-style-asian="italic" style:font-name-complex="Courier New" style:font-style-complex="italic"/>
    </style:style>
    <style:style style:name="T588" style:family="text">
      <style:text-properties style:text-outline="false" style:text-line-through-style="none" style:text-line-through-type="none" style:font-name="Times New Roman" fo:font-size="12pt" fo:letter-spacing="normal" fo:text-shadow="none" style:text-underline-style="none" fo:font-weight="normal" officeooo:rsid="00e0ccf0" style:font-name-asian="Courier New" style:font-size-asian="10.5pt" style:font-weight-asian="normal" style:font-name-complex="Courier New" style:font-size-complex="10.5pt" style:font-weight-complex="normal"/>
    </style:style>
    <style:style style:name="T589" style:family="text">
      <style:text-properties style:text-outline="false" style:text-line-through-style="none" style:text-line-through-type="none" style:font-name="Times New Roman" fo:font-size="11pt" fo:letter-spacing="normal" fo:text-shadow="none" style:text-underline-style="none" officeooo:rsid="052e6d2a" style:font-name-asian="Courier New" style:font-size-asian="11pt" style:font-name-complex="Courier New"/>
    </style:style>
    <style:style style:name="T590" style:family="text">
      <style:text-properties style:text-outline="false" style:text-line-through-style="none" style:text-line-through-type="none" style:font-name="Times New Roman" fo:font-size="11pt" fo:letter-spacing="normal" fo:text-shadow="none" style:text-underline-style="none" officeooo:rsid="0531e86b" style:font-name-asian="Courier New" style:font-size-asian="11pt" style:font-name-complex="Courier New"/>
    </style:style>
    <style:style style:name="T591" style:family="text">
      <style:text-properties style:text-outline="false" style:text-line-through-style="none" style:text-line-through-type="none" style:font-name="Times New Roman" fo:font-size="11pt" fo:letter-spacing="normal" fo:text-shadow="none" style:text-underline-style="none" officeooo:rsid="0532c8b1" style:font-name-asian="Courier New" style:font-size-asian="11pt" style:font-name-complex="Courier New"/>
    </style:style>
    <style:style style:name="T592" style:family="text">
      <style:text-properties style:text-outline="false" style:text-line-through-style="none" style:text-line-through-type="none" style:font-name="Times New Roman" fo:font-size="10pt" fo:letter-spacing="normal" fo:font-style="normal" fo:text-shadow="none" style:text-underline-style="none" fo:font-weight="normal" officeooo:rsid="054a7908" style:font-name-asian="Courier New" style:font-size-asian="10pt" style:font-style-asian="normal" style:font-weight-asian="normal" style:font-name-complex="Courier New" style:font-size-complex="10pt" style:font-style-complex="normal" style:font-weight-complex="normal"/>
    </style:style>
    <style:style style:name="T593" style:family="text">
      <style:text-properties style:text-outline="false" style:text-line-through-style="none" style:text-line-through-type="none" fo:letter-spacing="normal" fo:text-shadow="none" style:text-underline-style="none"/>
    </style:style>
    <style:style style:name="T594" style:family="text">
      <style:text-properties style:text-outline="false" style:text-line-through-style="none" style:text-line-through-type="none" fo:letter-spacing="normal" fo:text-shadow="none" style:text-underline-style="none" officeooo:rsid="038b91dd"/>
    </style:style>
    <style:style style:name="T595" style:family="text">
      <style:text-properties style:text-outline="false" style:text-line-through-style="none" style:text-line-through-type="none" fo:letter-spacing="normal" fo:text-shadow="none" style:text-underline-style="none" officeooo:rsid="03c79e3b"/>
    </style:style>
    <style:style style:name="T596" style:family="text">
      <style:text-properties style:text-outline="false" style:text-line-through-style="none" style:text-line-through-type="none" fo:letter-spacing="normal" fo:text-shadow="none" style:text-underline-style="none" officeooo:rsid="04359e86"/>
    </style:style>
    <style:style style:name="T597" style:family="text">
      <style:text-properties style:text-outline="false" style:text-line-through-style="none" style:text-line-through-type="none" fo:letter-spacing="normal" fo:text-shadow="none" style:text-underline-style="none" officeooo:rsid="0437abc1"/>
    </style:style>
    <style:style style:name="T598" style:family="text">
      <style:text-properties style:text-outline="false" style:text-line-through-style="none" style:text-line-through-type="none" fo:letter-spacing="normal" fo:text-shadow="none" style:text-underline-style="none" officeooo:rsid="04393c46"/>
    </style:style>
    <style:style style:name="T599" style:family="text">
      <style:text-properties style:text-outline="false" style:text-line-through-style="none" style:text-line-through-type="none" fo:letter-spacing="normal" fo:text-shadow="none" style:text-underline-style="none" officeooo:rsid="0439748c"/>
    </style:style>
    <style:style style:name="T600" style:family="text">
      <style:text-properties style:text-outline="false" style:text-line-through-style="none" style:text-line-through-type="none" fo:letter-spacing="normal" fo:text-shadow="none" style:text-underline-style="none" officeooo:rsid="0447ff4d"/>
    </style:style>
    <style:style style:name="T601" style:family="text">
      <style:text-properties style:text-outline="false" style:text-line-through-style="none" style:text-line-through-type="none" fo:letter-spacing="normal" fo:text-shadow="none" style:text-underline-style="none" officeooo:rsid="00e0ccf0"/>
    </style:style>
    <style:style style:name="T602" style:family="text">
      <style:text-properties style:text-outline="false" style:text-line-through-style="none" style:text-line-through-type="none" fo:letter-spacing="normal" fo:text-shadow="none" style:text-underline-style="none" officeooo:rsid="0358ca92"/>
    </style:style>
    <style:style style:name="T603" style:family="text">
      <style:text-properties style:text-outline="false" style:text-line-through-style="none" style:text-line-through-type="none" fo:letter-spacing="normal" fo:text-shadow="none" style:text-underline-style="none" officeooo:rsid="04993ad0"/>
    </style:style>
    <style:style style:name="T604" style:family="text">
      <style:text-properties style:text-outline="false" style:text-line-through-style="none" style:text-line-through-type="none" fo:letter-spacing="normal" fo:text-shadow="none" style:text-underline-style="none" officeooo:rsid="0499607c"/>
    </style:style>
    <style:style style:name="T605" style:family="text">
      <style:text-properties style:text-outline="false" style:text-line-through-style="none" style:text-line-through-type="none" fo:letter-spacing="normal" fo:text-shadow="none" style:text-underline-style="none" officeooo:rsid="04f4cd27"/>
    </style:style>
    <style:style style:name="T606" style:family="text">
      <style:text-properties style:text-outline="false" style:text-line-through-style="none" style:text-line-through-type="none" fo:letter-spacing="normal" fo:text-shadow="none" style:text-underline-style="none" officeooo:rsid="01430a32"/>
    </style:style>
    <style:style style:name="T607" style:family="text">
      <style:text-properties style:text-outline="false" style:text-line-through-style="none" style:text-line-through-type="none" fo:letter-spacing="normal" fo:text-shadow="none" style:text-underline-style="none" officeooo:rsid="02c45044"/>
    </style:style>
    <style:style style:name="T608" style:family="text">
      <style:text-properties style:text-outline="false" style:text-line-through-style="none" style:text-line-through-type="none" fo:letter-spacing="normal" fo:text-shadow="none" style:text-underline-style="none" officeooo:rsid="05368651"/>
    </style:style>
    <style:style style:name="T609" style:family="text">
      <style:text-properties style:text-outline="false" style:text-line-through-style="none" style:text-line-through-type="none" fo:letter-spacing="normal" fo:text-shadow="none" style:text-underline-style="none" officeooo:rsid="0538bf88"/>
    </style:style>
    <style:style style:name="T610" style:family="text">
      <style:text-properties style:text-outline="false" style:text-line-through-style="none" style:text-line-through-type="none" fo:letter-spacing="normal" fo:font-style="italic" fo:text-shadow="none" style:text-underline-style="none" officeooo:rsid="038b91dd" style:font-style-asian="italic" style:font-style-complex="italic"/>
    </style:style>
    <style:style style:name="T611" style:family="text">
      <style:text-properties style:text-outline="false" style:text-line-through-style="none" style:text-line-through-type="none" fo:font-size="8pt" fo:letter-spacing="normal" fo:text-shadow="none" style:text-underline-style="none" fo:font-weight="bold" officeooo:rsid="002e468a" style:font-size-asian="8pt" style:font-weight-asian="bold" style:font-size-complex="8pt" style:font-weight-complex="bold"/>
    </style:style>
    <style:style style:name="T612" style:family="text">
      <style:text-properties style:text-outline="false" style:text-line-through-style="none" style:text-line-through-type="none" fo:font-size="8pt" fo:letter-spacing="normal" fo:text-shadow="none" style:text-underline-style="none" fo:font-weight="bold" officeooo:rsid="003cd6dc" style:font-size-asian="8pt" style:font-weight-asian="bold" style:font-size-complex="8pt" style:font-weight-complex="bold"/>
    </style:style>
    <style:style style:name="T613" style:family="text">
      <style:text-properties style:text-outline="false" style:text-line-through-style="none" style:text-line-through-type="none" style:font-name="Bell Gothic Std Black" fo:font-size="8pt" fo:letter-spacing="normal" fo:text-shadow="none" style:text-underline-style="none" fo:font-weight="bold" style:font-name-asian="Courier" style:font-size-asian="8pt" style:font-weight-asian="bold" style:font-name-complex="Courier" style:font-size-complex="8pt" style:font-weight-complex="bold"/>
    </style:style>
    <style:style style:name="T614" style:family="text">
      <style:text-properties officeooo:rsid="0130c03a"/>
    </style:style>
    <style:style style:name="T615" style:family="text">
      <style:text-properties officeooo:rsid="01430a32"/>
    </style:style>
    <style:style style:name="T616" style:family="text">
      <style:text-properties officeooo:rsid="01b31afa"/>
    </style:style>
    <style:style style:name="T617" style:family="text">
      <style:text-properties officeooo:rsid="01b5ef56"/>
    </style:style>
    <style:style style:name="T618" style:family="text">
      <style:text-properties officeooo:rsid="01b923ba"/>
    </style:style>
    <style:style style:name="T619" style:family="text">
      <style:text-properties officeooo:rsid="01c1ea8c"/>
    </style:style>
    <style:style style:name="T620" style:family="text">
      <style:text-properties officeooo:rsid="01e29478"/>
    </style:style>
    <style:style style:name="T621" style:family="text">
      <style:text-properties officeooo:rsid="01efc402"/>
    </style:style>
    <style:style style:name="T622" style:family="text">
      <style:text-properties officeooo:rsid="02731b18"/>
    </style:style>
    <style:style style:name="T623" style:family="text">
      <style:text-properties officeooo:rsid="0039a80a"/>
    </style:style>
    <style:style style:name="T624" style:family="text">
      <style:text-properties officeooo:rsid="02c45044"/>
    </style:style>
    <style:style style:name="T625" style:family="text">
      <style:text-properties officeooo:rsid="030f1ed6"/>
    </style:style>
    <style:style style:name="T626" style:family="text">
      <style:text-properties officeooo:rsid="0393e455"/>
    </style:style>
    <style:style style:name="T627" style:family="text">
      <style:text-properties officeooo:rsid="03a8fafc"/>
    </style:style>
    <style:style style:name="T628" style:family="text">
      <style:text-properties officeooo:rsid="03cb96a9"/>
    </style:style>
    <style:style style:name="T629" style:family="text">
      <style:text-properties officeooo:rsid="04196911"/>
    </style:style>
    <style:style style:name="T630" style:family="text">
      <style:text-properties style:text-underline-style="none"/>
    </style:style>
    <style:style style:name="T631" style:family="text">
      <style:text-properties style:font-name="Bell Gothic Std Black"/>
    </style:style>
    <style:style style:name="T632" style:family="text">
      <style:text-properties style:font-name="Bell Gothic Std Black" fo:font-size="8pt" fo:font-weight="bold" style:font-size-asian="8pt" style:font-weight-asian="bold" style:font-size-complex="8pt" style:font-weight-complex="bold"/>
    </style:style>
    <style:style style:name="T633" style:family="text">
      <style:text-properties style:font-name="Bell Gothic Std Black" fo:font-size="8pt" fo:font-weight="bold" officeooo:rsid="01edcf5e" style:font-size-asian="8pt" style:font-weight-asian="bold" style:font-size-complex="8pt" style:font-weight-complex="bold"/>
    </style:style>
    <style:style style:name="T634" style:family="text">
      <style:text-properties style:font-name="Bell Gothic Std Black" fo:font-size="8pt" fo:font-weight="bold" officeooo:rsid="01f64926" style:font-size-asian="8pt" style:font-weight-asian="bold" style:font-size-complex="8pt" style:font-weight-complex="bold"/>
    </style:style>
    <style:style style:name="T635" style:family="text">
      <style:text-properties style:font-name="Bell Gothic Std Black" fo:font-size="8pt" fo:font-weight="bold" officeooo:rsid="02a24e27" style:font-size-asian="8pt" style:font-weight-asian="bold" style:font-size-complex="8pt" style:font-weight-complex="bold"/>
    </style:style>
    <style:style style:name="T636" style:family="text">
      <style:text-properties style:font-name="Bell Gothic Std Black" fo:font-size="8pt" fo:font-weight="bold" officeooo:rsid="02af289a" style:font-size-asian="8pt" style:font-weight-asian="bold" style:font-size-complex="8pt" style:font-weight-complex="bold"/>
    </style:style>
    <style:style style:name="T637" style:family="text">
      <style:text-properties style:font-name="Bell Gothic Std Black" fo:font-size="8pt" fo:font-weight="bold" officeooo:rsid="02a3fc77" style:font-size-asian="8pt" style:font-weight-asian="bold" style:font-size-complex="8pt" style:font-weight-complex="bold"/>
    </style:style>
    <style:style style:name="T638" style:family="text">
      <style:text-properties style:font-name="Bell Gothic Std Black" fo:font-size="8pt" fo:font-weight="bold" officeooo:rsid="02a78c08" style:font-size-asian="8pt" style:font-weight-asian="bold" style:font-size-complex="8pt" style:font-weight-complex="bold"/>
    </style:style>
    <style:style style:name="T639" style:family="text">
      <style:text-properties style:font-name="Bell Gothic Std Black" fo:font-size="8pt" fo:font-weight="bold" officeooo:rsid="02a46f5b" style:font-size-asian="8pt" style:font-weight-asian="bold" style:font-size-complex="8pt" style:font-weight-complex="bold"/>
    </style:style>
    <style:style style:name="T640" style:family="text">
      <style:text-properties style:font-name="Bell Gothic Std Black" fo:font-size="8pt" fo:font-weight="bold" officeooo:rsid="02b05330" style:font-size-asian="8pt" style:font-weight-asian="bold" style:font-size-complex="8pt" style:font-weight-complex="bold"/>
    </style:style>
    <style:style style:name="T641" style:family="text">
      <style:text-properties style:font-name="Bell Gothic Std Black" fo:font-size="8pt" fo:font-weight="bold" officeooo:rsid="02ad0555" style:font-size-asian="8pt" style:font-weight-asian="bold" style:font-size-complex="8pt" style:font-weight-complex="bold"/>
    </style:style>
    <style:style style:name="T642" style:family="text">
      <style:text-properties style:font-name="Bell Gothic Std Black" fo:font-size="8pt" fo:font-weight="bold" officeooo:rsid="02ad77de" style:font-size-asian="8pt" style:font-weight-asian="bold" style:font-size-complex="8pt" style:font-weight-complex="bold"/>
    </style:style>
    <style:style style:name="T643" style:family="text">
      <style:text-properties style:font-name="Bell Gothic Std Black" fo:font-size="8pt" fo:font-weight="bold" officeooo:rsid="029f3331" style:font-size-asian="8pt" style:font-weight-asian="bold" style:font-size-complex="8pt" style:font-weight-complex="bold"/>
    </style:style>
    <style:style style:name="T644" style:family="text">
      <style:text-properties style:font-name="Bell Gothic Std Black" fo:font-size="8pt" fo:font-weight="bold" officeooo:rsid="02b24564" style:font-size-asian="8pt" style:font-weight-asian="bold" style:font-size-complex="8pt" style:font-weight-complex="bold"/>
    </style:style>
    <style:style style:name="T645" style:family="text">
      <style:text-properties style:font-name="Bell Gothic Std Black" fo:font-size="8pt" fo:font-weight="bold" officeooo:rsid="02aab956" style:font-size-asian="8pt" style:font-weight-asian="bold" style:font-size-complex="8pt" style:font-weight-complex="bold"/>
    </style:style>
    <style:style style:name="T646" style:family="text">
      <style:text-properties style:font-name="Bell Gothic Std Black" fo:font-size="8pt" fo:font-weight="bold" officeooo:rsid="0222bd82" style:font-size-asian="8pt" style:font-weight-asian="bold" style:font-size-complex="8pt" style:font-weight-complex="bold"/>
    </style:style>
    <style:style style:name="T647" style:family="text">
      <style:text-properties style:font-name="Bell Gothic Std Black" fo:font-size="8pt" fo:font-weight="bold" officeooo:rsid="021a5632" style:font-size-asian="8pt" style:font-weight-asian="bold" style:font-size-complex="8pt" style:font-weight-complex="bold"/>
    </style:style>
    <style:style style:name="T648" style:family="text">
      <style:text-properties style:font-name="Bell Gothic Std Black" fo:font-size="8pt" fo:font-weight="bold" officeooo:rsid="0219875c" style:font-size-asian="8pt" style:font-weight-asian="bold" style:font-size-complex="8pt" style:font-weight-complex="bold"/>
    </style:style>
    <style:style style:name="T649" style:family="text">
      <style:text-properties style:font-name="Bell Gothic Std Black" fo:font-size="8pt" fo:font-weight="bold" fo:background-color="#b3b3b3" loext:char-shading-value="0" style:font-size-asian="8pt" style:font-weight-asian="bold" style:font-size-complex="8pt" style:font-weight-complex="bold"/>
    </style:style>
    <style:style style:name="T650" style:family="text">
      <style:text-properties style:font-name="Bell Gothic Std Black" fo:font-size="8pt" fo:font-weight="bold" officeooo:rsid="005a182b" fo:background-color="#b3b3b3" loext:char-shading-value="0" style:font-size-asian="8pt" style:font-weight-asian="bold" style:font-size-complex="8pt" style:font-weight-complex="bold"/>
    </style:style>
    <style:style style:name="T651" style:family="text">
      <style:text-properties style:font-name="Bell Gothic Std Black" fo:font-size="8pt" fo:font-weight="bold" officeooo:rsid="037e6467" fo:background-color="#b3b3b3" loext:char-shading-value="0" style:font-size-asian="8pt" style:font-weight-asian="bold" style:font-size-complex="8pt" style:font-weight-complex="bold"/>
    </style:style>
    <style:style style:name="T652" style:family="text">
      <style:text-properties style:font-name="Bell Gothic Std Black" fo:font-size="8pt" fo:font-weight="bold" fo:background-color="#e6e6ff" loext:char-shading-value="0" style:font-size-asian="8pt" style:font-weight-asian="bold" style:font-size-complex="8pt" style:font-weight-complex="bold"/>
    </style:style>
    <style:style style:name="T653" style:family="text">
      <style:text-properties style:font-name="Bell Gothic Std Black" fo:font-size="8pt" fo:font-weight="bold" fo:background-color="#e0ffff" loext:char-shading-value="0" style:font-size-asian="8pt" style:font-weight-asian="bold" style:font-size-complex="8pt" style:font-weight-complex="bold"/>
    </style:style>
    <style:style style:name="T654" style:family="text">
      <style:text-properties style:font-name="Bell Gothic Std Black" fo:font-size="8pt" style:font-size-asian="8pt" style:font-size-complex="8pt"/>
    </style:style>
    <style:style style:name="T655" style:family="text">
      <style:text-properties style:font-name="Bell Gothic Std Black" fo:font-size="8pt" officeooo:rsid="0222bd82" style:font-size-asian="8pt" style:font-size-complex="8pt"/>
    </style:style>
    <style:style style:name="T656" style:family="text">
      <style:text-properties style:font-name="Bell Gothic Std Black" officeooo:rsid="0222bd82"/>
    </style:style>
    <style:style style:name="T657" style:family="text">
      <style:text-properties style:font-name="Bell Gothic Std Black" style:font-name-asian="Courier" style:font-name-complex="Courier"/>
    </style:style>
    <style:style style:name="T658" style:family="text">
      <style:text-properties officeooo:rsid="0460739a"/>
    </style:style>
    <style:style style:name="T659" style:family="text">
      <style:text-properties officeooo:rsid="046d0d74"/>
    </style:style>
    <style:style style:name="T660" style:family="text">
      <style:text-properties officeooo:rsid="03ee7174"/>
    </style:style>
    <style:style style:name="T661" style:family="text">
      <style:text-properties officeooo:rsid="0295bf3b"/>
    </style:style>
    <style:style style:name="T662" style:family="text">
      <style:text-properties officeooo:rsid="02b87719"/>
    </style:style>
    <style:style style:name="T663" style:family="text">
      <style:text-properties officeooo:rsid="02939495"/>
    </style:style>
    <style:style style:name="T664" style:family="text">
      <style:text-properties officeooo:rsid="01f64926"/>
    </style:style>
    <style:style style:name="T665" style:family="text">
      <style:text-properties officeooo:rsid="02726b6b"/>
    </style:style>
    <style:style style:name="T666" style:family="text">
      <style:text-properties officeooo:rsid="014e0281"/>
    </style:style>
    <style:style style:name="T667" style:family="text">
      <style:text-properties officeooo:rsid="037e6467"/>
    </style:style>
    <style:style style:name="T668" style:family="text">
      <style:text-properties officeooo:rsid="028275ec"/>
    </style:style>
    <style:style style:name="T669" style:family="text">
      <style:text-properties officeooo:rsid="002e468a"/>
    </style:style>
    <style:style style:name="T670" style:family="text">
      <style:text-properties officeooo:rsid="0273d462"/>
    </style:style>
    <style:style style:name="T671" style:family="text">
      <style:text-properties officeooo:rsid="01dcb679"/>
    </style:style>
    <style:style style:name="T672" style:family="text">
      <style:text-properties officeooo:rsid="01c30feb"/>
    </style:style>
    <style:style style:name="T673" style:family="text">
      <style:text-properties officeooo:rsid="02881bd7"/>
    </style:style>
    <style:style style:name="T674" style:family="text">
      <style:text-properties officeooo:rsid="02864def"/>
    </style:style>
    <style:style style:name="T675" style:family="text">
      <style:text-properties officeooo:rsid="01c895a1"/>
    </style:style>
    <style:style style:name="T676" style:family="text">
      <style:text-properties officeooo:rsid="0279f482"/>
    </style:style>
    <style:style style:name="T677" style:family="text">
      <style:text-properties officeooo:rsid="01c94c18"/>
    </style:style>
    <style:style style:name="T678" style:family="text">
      <style:text-properties officeooo:rsid="01dea72e"/>
    </style:style>
    <style:style style:name="T679" style:family="text">
      <style:text-properties officeooo:rsid="027d05ce"/>
    </style:style>
    <style:style style:name="T680" style:family="text">
      <style:text-properties officeooo:rsid="01e6c134"/>
    </style:style>
    <style:style style:name="T681" style:family="text">
      <style:text-properties officeooo:rsid="028dd231"/>
    </style:style>
    <style:style style:name="T682" style:family="text">
      <style:text-properties officeooo:rsid="03a615d1"/>
    </style:style>
    <style:style style:name="T683" style:family="text">
      <style:text-properties officeooo:rsid="02934130"/>
    </style:style>
    <style:style style:name="T684" style:family="text">
      <style:text-properties officeooo:rsid="02972247"/>
    </style:style>
    <style:style style:name="T685" style:family="text">
      <style:text-properties officeooo:rsid="02ad77de"/>
    </style:style>
    <style:style style:name="T686" style:family="text">
      <style:text-properties officeooo:rsid="02b24564"/>
    </style:style>
    <style:style style:name="T687" style:family="text">
      <style:text-properties officeooo:rsid="02a78c08"/>
    </style:style>
    <style:style style:name="T688" style:family="text">
      <style:text-properties officeooo:rsid="02901262"/>
    </style:style>
    <style:style style:name="T689" style:family="text">
      <style:text-properties officeooo:rsid="021a8fb4"/>
    </style:style>
    <style:style style:name="T690" style:family="text">
      <style:text-properties officeooo:rsid="021c5766"/>
    </style:style>
    <style:style style:name="T691" style:family="text">
      <style:text-properties officeooo:rsid="0260bf06"/>
    </style:style>
    <style:style style:name="T692" style:family="text">
      <style:text-properties officeooo:rsid="01461ce1"/>
    </style:style>
    <style:style style:name="T693" style:family="text">
      <style:text-properties officeooo:rsid="0185bd7b"/>
    </style:style>
    <style:style style:name="T694" style:family="text">
      <style:text-properties officeooo:rsid="049721f8"/>
    </style:style>
    <style:style style:name="T695" style:family="text">
      <style:text-properties officeooo:rsid="049c9bf9"/>
    </style:style>
    <style:style style:name="T696" style:family="text">
      <style:text-properties officeooo:rsid="049cb44a"/>
    </style:style>
    <style:style style:name="T697" style:family="text">
      <style:text-properties officeooo:rsid="049ede5a"/>
    </style:style>
    <style:style style:name="T698" style:family="text">
      <style:text-properties officeooo:rsid="04a2322b"/>
    </style:style>
    <style:style style:name="T699" style:family="text">
      <style:text-properties officeooo:rsid="04a35082"/>
    </style:style>
    <style:style style:name="T700" style:family="text">
      <style:text-properties officeooo:rsid="04b4abe0"/>
    </style:style>
    <style:style style:name="T701" style:family="text">
      <style:text-properties officeooo:rsid="04b51ab5"/>
    </style:style>
    <style:style style:name="T702" style:family="text">
      <style:text-properties officeooo:rsid="04baecba"/>
    </style:style>
    <style:style style:name="T703" style:family="text">
      <style:text-properties officeooo:rsid="04bf7ca0"/>
    </style:style>
    <style:style style:name="T704" style:family="text">
      <style:text-properties officeooo:rsid="04c990c8"/>
    </style:style>
    <style:style style:name="T705" style:family="text">
      <style:text-properties officeooo:rsid="04cbbd92"/>
    </style:style>
    <style:style style:name="T706" style:family="text">
      <style:text-properties officeooo:rsid="04ccab95"/>
    </style:style>
    <style:style style:name="T707" style:family="text">
      <style:text-properties officeooo:rsid="04d07ab5"/>
    </style:style>
    <style:style style:name="T708" style:family="text">
      <style:text-properties officeooo:rsid="04d5daa6"/>
    </style:style>
    <style:style style:name="T709" style:family="text">
      <style:text-properties officeooo:rsid="04deb366"/>
    </style:style>
    <style:style style:name="T710" style:family="text">
      <style:text-properties officeooo:rsid="04df4708"/>
    </style:style>
    <style:style style:name="T711" style:family="text">
      <style:text-properties officeooo:rsid="04e81c4b"/>
    </style:style>
    <style:style style:name="T712" style:family="text">
      <style:text-properties officeooo:rsid="04e9c2ae"/>
    </style:style>
    <style:style style:name="T713" style:family="text">
      <style:text-properties officeooo:rsid="04ece4e4"/>
    </style:style>
    <style:style style:name="T714" style:family="text">
      <style:text-properties fo:font-size="12pt" fo:font-style="italic" officeooo:rsid="04ece4e4" style:font-size-asian="12pt" style:font-style-asian="italic" style:font-size-complex="12pt" style:font-style-complex="italic"/>
    </style:style>
    <style:style style:name="T715" style:family="text">
      <style:text-properties officeooo:rsid="04f201d9"/>
    </style:style>
    <style:style style:name="T716" style:family="text">
      <style:text-properties fo:font-size="10pt" fo:font-style="italic" style:font-size-asian="10pt" style:font-style-asian="italic" style:font-size-complex="10pt" style:font-style-complex="italic"/>
    </style:style>
    <style:style style:name="T717" style:family="text">
      <style:text-properties fo:font-size="10pt" fo:font-style="italic" officeooo:rsid="04ece4e4" style:font-size-asian="10pt" style:font-style-asian="italic" style:font-size-complex="10pt" style:font-style-complex="italic"/>
    </style:style>
    <style:style style:name="T718" style:family="text">
      <style:text-properties fo:font-size="10pt" fo:font-style="italic" officeooo:rsid="04b4abe0" style:font-size-asian="10pt" style:font-style-asian="italic" style:font-size-complex="10pt" style:font-style-complex="italic"/>
    </style:style>
    <style:style style:name="T719" style:family="text">
      <style:text-properties fo:font-size="10pt" fo:font-style="italic" officeooo:rsid="05054dd9" style:font-size-asian="10pt" style:font-style-asian="italic" style:font-size-complex="10pt" style:font-style-complex="italic"/>
    </style:style>
    <style:style style:name="T720" style:family="text">
      <style:text-properties fo:font-size="10pt" fo:font-style="italic" officeooo:rsid="05068b8f" style:font-size-asian="10pt" style:font-style-asian="italic" style:font-size-complex="10pt" style:font-style-complex="italic"/>
    </style:style>
    <style:style style:name="T721" style:family="text">
      <style:text-properties fo:font-size="10pt" fo:font-style="italic" officeooo:rsid="057b69e2" style:font-size-asian="10pt" style:font-style-asian="italic" style:font-size-complex="10pt" style:font-style-complex="italic"/>
    </style:style>
    <style:style style:name="T722" style:family="text">
      <style:text-properties fo:font-size="10pt" fo:font-style="italic" officeooo:rsid="058e9991" style:font-size-asian="10pt" style:font-style-asian="italic" style:font-size-complex="10pt" style:font-style-complex="italic"/>
    </style:style>
    <style:style style:name="T723" style:family="text">
      <style:text-properties officeooo:rsid="04fe5c3c"/>
    </style:style>
    <style:style style:name="T724" style:family="text">
      <style:text-properties officeooo:rsid="04ff6f11"/>
    </style:style>
    <style:style style:name="T725" style:family="text">
      <style:text-properties officeooo:rsid="0500187b"/>
    </style:style>
    <style:style style:name="T726" style:family="text">
      <style:text-properties officeooo:rsid="05047d77"/>
    </style:style>
    <style:style style:name="T727" style:family="text">
      <style:text-properties officeooo:rsid="050e923c"/>
    </style:style>
    <style:style style:name="T728" style:family="text">
      <style:text-properties officeooo:rsid="05169c2c"/>
    </style:style>
    <style:style style:name="T729" style:family="text">
      <style:text-properties officeooo:rsid="0516df3f"/>
    </style:style>
    <style:style style:name="T730" style:family="text">
      <style:text-properties fo:font-style="normal" style:font-style-asian="normal" style:font-style-complex="normal"/>
    </style:style>
    <style:style style:name="T731" style:family="text">
      <style:text-properties fo:font-style="normal" officeooo:rsid="00e0ccf0" style:font-style-asian="normal" style:font-style-complex="normal"/>
    </style:style>
    <style:style style:name="T732" style:family="text">
      <style:text-properties fo:font-style="normal" officeooo:rsid="055134fe" style:font-style-asian="normal" style:font-style-complex="normal"/>
    </style:style>
    <style:style style:name="T733" style:family="text">
      <style:text-properties fo:font-style="normal" officeooo:rsid="0553d6b2" style:font-style-asian="normal" style:font-style-complex="normal"/>
    </style:style>
    <style:style style:name="T734" style:family="text">
      <style:text-properties fo:font-style="normal" officeooo:rsid="055469ed" style:font-style-asian="normal" style:font-style-complex="normal"/>
    </style:style>
    <style:style style:name="T735" style:family="text">
      <style:text-properties fo:font-style="normal" officeooo:rsid="0554821c" style:font-style-asian="normal" style:font-style-complex="normal"/>
    </style:style>
    <style:style style:name="T736" style:family="text">
      <style:text-properties fo:font-style="normal" officeooo:rsid="055b3c36" style:font-style-asian="normal" style:font-style-complex="normal"/>
    </style:style>
    <style:style style:name="T737" style:family="text">
      <style:text-properties officeooo:rsid="051902ca"/>
    </style:style>
    <style:style style:name="T738" style:family="text">
      <style:text-properties officeooo:rsid="05237ffe"/>
    </style:style>
    <style:style style:name="T739" style:family="text">
      <style:text-properties officeooo:rsid="052d1640"/>
    </style:style>
    <style:style style:name="T740" style:family="text">
      <style:text-properties style:text-line-through-style="none" style:text-line-through-type="none" fo:font-size="10pt" fo:letter-spacing="normal" fo:font-style="italic" style:text-underline-style="none" officeooo:rsid="052d1640" style:font-size-asian="10pt" style:font-style-asian="italic" style:font-size-complex="10pt" style:font-style-complex="italic"/>
    </style:style>
    <style:style style:name="T741" style:family="text">
      <style:text-properties officeooo:rsid="0534aced"/>
    </style:style>
    <style:style style:name="T742" style:family="text">
      <style:text-properties officeooo:rsid="05368651"/>
    </style:style>
    <style:style style:name="T743" style:family="text">
      <style:text-properties officeooo:rsid="053742f0"/>
    </style:style>
    <style:style style:name="T744" style:family="text">
      <style:text-properties officeooo:rsid="0538bf88"/>
    </style:style>
    <style:style style:name="T745" style:family="text">
      <style:text-properties officeooo:rsid="05406bd9"/>
    </style:style>
    <style:style style:name="T746" style:family="text">
      <style:text-properties officeooo:rsid="054136c4"/>
    </style:style>
    <style:style style:name="T747" style:family="text">
      <style:text-properties officeooo:rsid="05413ef7"/>
    </style:style>
    <style:style style:name="T748" style:family="text">
      <style:text-properties fo:font-variant="normal" fo:text-transform="none" fo:color="#000000" style:font-name="Times New Roman" fo:font-size="10pt" fo:letter-spacing="normal" fo:font-style="italic" fo:font-weight="normal" officeooo:rsid="054dd197" style:font-name-asian="Courier New" style:font-size-asian="10pt" style:font-style-asian="italic" style:font-weight-asian="normal" style:font-name-complex="Courier New" style:font-size-complex="10pt" style:font-style-complex="italic" style:font-weight-complex="normal"/>
    </style:style>
    <style:style style:name="T749" style:family="text">
      <style:text-properties officeooo:rsid="05522dd5"/>
    </style:style>
    <style:style style:name="T750" style:family="text">
      <style:text-properties officeooo:rsid="055469ed"/>
    </style:style>
    <style:style style:name="T751" style:family="text">
      <style:text-properties officeooo:rsid="055b3c36"/>
    </style:style>
    <style:style style:name="T752" style:family="text">
      <style:text-properties officeooo:rsid="055cd32e"/>
    </style:style>
    <style:style style:name="T753" style:family="text">
      <style:text-properties officeooo:rsid="055faaa9"/>
    </style:style>
    <style:style style:name="T754" style:family="text">
      <style:text-properties style:text-position="super 58%" style:font-name="Times New Roman" fo:font-size="10pt" fo:font-style="italic" officeooo:rsid="056185c7" style:font-name-asian="Courier New" style:font-size-asian="10pt" style:font-style-asian="italic" style:font-name-complex="Courier New" style:font-size-complex="10pt" style:font-style-complex="italic"/>
    </style:style>
    <style:style style:name="T755" style:family="text">
      <style:text-properties officeooo:rsid="0576d06d"/>
    </style:style>
    <style:style style:name="T756" style:family="text">
      <style:text-properties officeooo:rsid="057b69e2"/>
    </style:style>
    <style:style style:name="T757" style:family="text">
      <style:text-properties officeooo:rsid="058e9991"/>
    </style:style>
    <style:style style:name="T758" style:family="text">
      <style:text-properties officeooo:rsid="05b51da6"/>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4a4a4a"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4"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99pt solid #2e8b57"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2.01pt solid #2e8b57" style:shadow="none" draw:shadow-opacity="100%" draw:ole-draw-aspect="1"/>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2.01pt solid #27408b" style:shadow="none" draw:shadow-opacity="100%" draw:ole-draw-aspect="1"/>
    </style:style>
    <style:style style:name="fr7"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99pt solid #27408b"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3pt solid #000000" style:shadow="none" draw:shadow-opacity="100%"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2.01pt solid #000000" style:shadow="none" draw:shadow-opacity="100%" draw:ole-draw-aspect="1"/>
    </style:style>
    <style:style style:name="fr10"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3"><text:span text:style-name="ATitleBig"><text:span text:style-name="T706">Divisor Functions and</text:span></text:span></text:p>
      <text:p text:style-name="P201"><text:span text:style-name="ATitleBig"><text:span text:style-name="T706">the Distribution of the Primes</text:span></text:span></text:p>
      <text:p text:style-name="P196"/>
      <text:p text:style-name="P196"/>
      <text:p text:style-name="P2"><text:span text:style-name="T1"><text:tab/></text:span><text:span text:style-name="T84">Take a look at this recursive function.</text:span></text:p>
      <text:p text:style-name="P152"/>
      <text:p text:style-name="P404"><text:span text:style-name="MathematicaFormatStandardForm"><text:span text:style-name="T20"><draw:frame draw:style-name="fr1" draw:name="Object264" text:anchor-type="as-char" svg:y="-0.3811in" svg:width="6.002in" svg:height="0.722in" draw:z-index="3"><draw:object xlink:href="./Object 263" xlink:type="simple" xlink:show="embed" xlink:actuate="onLoad"/><draw:image xlink:href="./ObjectReplacements/Object 263" xlink:type="simple" xlink:show="embed" xlink:actuate="onLoad"/></draw:frame></text:span></text:span></text:p>
      <text:p text:style-name="P404"><text:span text:style-name="MathematicaFormatStandardForm"><text:span text:style-name="T20"/></text:span></text:p>
      <text:p text:style-name="P381"><text:span text:style-name="MathematicaFormatStandardForm"><text:span text:style-name="T35"><text:tab/></text:span></text:span><text:span text:style-name="MathematicaFormatStandardForm"><text:span text:style-name="T42">E</text:span></text:span><text:span text:style-name="MathematicaFormatStandardForm"><text:span text:style-name="T35">valuate</text:span></text:span><text:span text:style-name="MathematicaFormatStandardForm"><text:span text:style-name="T35"><draw:frame draw:style-name="fr2" draw:name="Object287" text:anchor-type="as-char" svg:y="-0.1484in" svg:width="0.4209in" svg:height="0.1909in" draw:z-index="5"><draw:object xlink:href="./Object 287" xlink:type="simple" xlink:show="embed" xlink:actuate="onLoad"/><draw:image xlink:href="./ObjectReplacements/Object 287" xlink:type="simple" xlink:show="embed" xlink:actuate="onLoad"/><svg:desc>formula</svg:desc></draw:frame></text:span></text:span><text:span text:style-name="MathematicaFormatStandardForm"><text:span text:style-name="T35">, </text:span></text:span><text:span text:style-name="MathematicaFormatStandardForm"><text:span text:style-name="T42">and </text:span></text:span><text:span text:style-name="MathematicaFormatStandardForm"><text:span text:style-name="T35">you'</text:span></text:span><text:span text:style-name="MathematicaFormatStandardForm"><text:span text:style-name="T42">ll </text:span></text:span><text:span text:style-name="MathematicaFormatStandardForm"><text:span text:style-name="T35">find </text:span></text:span><text:span text:style-name="MathematicaFormatStandardForm"><text:span text:style-name="T42">it </text:span></text:span><text:span text:style-name="MathematicaFormatStandardForm"><text:span text:style-name="T62">bumps up</text:span></text:span><text:span text:style-name="MathematicaFormatStandardForm"><text:span text:style-name="T29"> by 1 every time </text:span></text:span><text:span text:style-name="MathematicaFormatStandardForm"><text:span text:style-name="T65">n</text:span></text:span><text:span text:style-name="MathematicaFormatStandardForm"><text:span text:style-name="T29"> is prime. <text:s/></text:span></text:span><text:span text:style-name="MathematicaFormatStandardForm"><text:span text:style-name="T31">It </text:span></text:span><text:span text:style-name="MathematicaFormatStandardForm"><text:span text:style-name="T30">stays constant otherwise. <text:s/>It's a function that counts primes. <text:s/>Here's some Mathematica code to watch</text:span></text:span><text:span text:style-name="MathematicaFormatStandardForm"><text:span text:style-name="T35"><draw:frame draw:style-name="fr2" draw:name="Object282" text:anchor-type="as-char" svg:y="-0.1484in" svg:width="0.4209in" svg:height="0.1909in" draw:z-index="6"><draw:object xlink:href="./Object 282" xlink:type="simple" xlink:show="embed" xlink:actuate="onLoad"/><draw:image xlink:href="./ObjectReplacements/Object 282" xlink:type="simple" xlink:show="embed" xlink:actuate="onLoad"/><svg:desc>formula</svg:desc></draw:frame></text:span></text:span><text:span text:style-name="MathematicaFormatStandardForm"><text:span text:style-name="T36">work.</text:span></text:span></text:p>
      <text:p text:style-name="P381"><text:span text:style-name="MathematicaFormatStandardForm"><text:span text:style-name="T36"/></text:span></text:p>
      <text:p text:style-name="P416"><text:span text:style-name="Misc_20_Function_20_2">f[ n_, j_, k_ ] := 1 / k - f[ Floor[ n / j ], Floor[ n / j ], k + 1 ] + f[ n, j - 1, k ]; f[ n_, 1, k_ ] := 0</text:span></text:p>
      <text:p text:style-name="P542"><text:span text:style-name="Misc_20_Function"><text:span text:style-name="Linnik2">p[ n_ ] := Sum[ m[[ k ]] / k </text:span></text:span><text:span text:style-name="Misc_20_Function"><text:span text:style-name="Linnik2"><text:span text:style-name="Misc_20_Function_20_2">f[ Floor[ n ^ ( 1 / k )], Floor[ n ^ ( 1 / k )], 1 ]</text:span></text:span></text:span><text:span text:style-name="Misc_20_Function"><text:span text:style-name="Linnik2">, { k, </text:span></text:span><text:span text:style-name="Misc_20_Function"><text:span text:style-name="Linnik2"><text:span text:style-name="T698">Log[ 2, n ]</text:span></text:span></text:span><text:span text:style-name="Misc_20_Function"><text:span text:style-name="Linnik2">}]; m := {1,-1,-1,0,-1,1,-1,</text:span></text:span><text:span text:style-name="Misc_20_Function"><text:span text:style-name="Linnik2"><text:span text:style-name="T699">0,0,1,-1,0,-1,1,1,0</text:span></text:span></text:span><text:span text:style-name="Misc_20_Function"><text:span text:style-name="Linnik2">}</text:span></text:span></text:p>
      <text:p text:style-name="P516"><text:span text:style-name="Table"><text:span text:style-name="T91">{ $RecursionLimit = 10000 }; Table[ { n, </text:span></text:span><text:span text:style-name="Table"><text:span text:style-name="Linnik2"><text:span text:style-name="T91">p[ n ], p[ n ] - p[ n - 1 ]</text:span></text:span></text:span><text:span text:style-name="Table"><text:span text:style-name="T91">}, { n, 2, 100 }] // TableForm</text:span></text:span></text:p>
      <text:p text:style-name="P516"><text:span text:style-name="Table"/></text:p>
      <text:p text:style-name="P380"><text:span text:style-name="MathematicaFormatStandardForm"><text:span text:style-name="T36"><text:tab/></text:span></text:span><text:span text:style-name="MathematicaFormatStandardForm"><text:span text:style-name="T38">So</text:span></text:span><text:span text:style-name="MathematicaFormatStandardForm"><text:span text:style-name="T57">, </text:span></text:span><text:span text:style-name="MathematicaFormatStandardForm"><text:span text:style-name="T63">w</text:span></text:span><text:span text:style-name="MathematicaFormatStandardForm"><text:span text:style-name="T37">hy </text:span></text:span><text:span text:style-name="MathematicaFormatStandardForm"><text:span text:style-name="T57">exactly </text:span></text:span><text:span text:style-name="MathematicaFormatStandardForm"><text:span text:style-name="T37">does</text:span></text:span><text:span text:style-name="MathematicaFormatStandardForm"><text:span text:style-name="T35"><draw:frame draw:style-name="fr2" draw:name="Object286" text:anchor-type="as-char" svg:y="-0.1484in" svg:width="0.4209in" svg:height="0.1909in" draw:z-index="7"><draw:object xlink:href="./Object 286" xlink:type="simple" xlink:show="embed" xlink:actuate="onLoad"/><draw:image xlink:href="./ObjectReplacements/Object 286" xlink:type="simple" xlink:show="embed" xlink:actuate="onLoad"/><svg:desc>formula</svg:desc></draw:frame></text:span></text:span><text:span text:style-name="MathematicaFormatStandardForm"><text:span text:style-name="T35"> </text:span></text:span><text:span text:style-name="MathematicaFormatStandardForm"><text:span text:style-name="T39">work</text:span></text:span><text:span text:style-name="MathematicaFormatStandardForm"><text:span text:style-name="T37">? <text:s/></text:span></text:span><text:span text:style-name="MathematicaFormatStandardForm"><text:span text:style-name="T62">How is </text:span></text:span><text:span text:style-name="MathematicaFormatStandardForm"><text:span text:style-name="T63">that equation </text:span></text:span><text:span text:style-name="MathematicaFormatStandardForm"><text:span text:style-name="T62">counting primes?</text:span></text:span></text:p>
      <text:p text:style-name="P388"><text:span text:style-name="MathematicaFormatStandardForm"><text:span text:style-name="T37"><text:tab/></text:span></text:span><text:span text:style-name="MathematicaFormatStandardForm"><text:span text:style-name="T35"><draw:frame draw:style-name="fr2" draw:name="Object308" text:anchor-type="as-char" svg:y="-0.1484in" svg:width="0.6661in" svg:height="0.2098in" draw:z-index="8"><draw:object xlink:href="./Object 308" xlink:type="simple" xlink:show="embed" xlink:actuate="onLoad"/><draw:image xlink:href="./ObjectReplacements/Object 308" xlink:type="simple" xlink:show="embed" xlink:actuate="onLoad"/></draw:frame></text:span></text:span><text:span text:style-name="MathematicaFormatStandardForm"><text:span text:style-name="T35">, </text:span></text:span><text:span text:style-name="MathematicaFormatStandardForm"><text:span text:style-name="T61">doing the heavy lifting, doesn't seem </text:span></text:span><text:span text:style-name="MathematicaFormatStandardForm"><text:span text:style-name="T68">that </text:span></text:span><text:span text:style-name="MathematicaFormatStandardForm"><text:span text:style-name="T61">complicated. <text:s/>It's a simple recursive function, </text:span></text:span><text:span text:style-name="MathematicaFormatStandardForm"><text:span text:style-name="T62">only a bit </text:span></text:span><text:span text:style-name="MathematicaFormatStandardForm"><text:span text:style-name="T61">more complex than the Fibonacci </text:span></text:span><text:span text:style-name="MathematicaFormatStandardForm"><text:span text:style-name="T63">s</text:span></text:span><text:span text:style-name="MathematicaFormatStandardForm"><text:span text:style-name="T61">equence definition</text:span></text:span><text:span text:style-name="MathematicaFormatStandardForm"><text:span text:style-name="T35"><draw:frame draw:style-name="fr2" draw:name="Object316" text:anchor-type="as-char" svg:y="-0.1484in" svg:width="1.8528in" svg:height="0.1909in" draw:z-index="9"><draw:object xlink:href="./Object 316" xlink:type="simple" xlink:show="embed" xlink:actuate="onLoad"/><draw:image xlink:href="./ObjectReplacements/Object 316" xlink:type="simple" xlink:show="embed" xlink:actuate="onLoad"/><svg:desc>formula</svg:desc></draw:frame></text:span></text:span><text:span text:style-name="MathematicaFormatStandardForm"><text:span text:style-name="T61">with</text:span></text:span><text:span text:style-name="MathematicaFormatStandardForm"><text:span text:style-name="T35"><draw:frame draw:style-name="fr2" draw:name="Object317" text:anchor-type="as-char" svg:y="-0.1484in" svg:width="1.5126in" svg:height="0.1909in" draw:z-index="10"><draw:object xlink:href="./Object 317" xlink:type="simple" xlink:show="embed" xlink:actuate="onLoad"/><draw:image xlink:href="./ObjectReplacements/Object 317" xlink:type="simple" xlink:show="embed" xlink:actuate="onLoad"/><svg:desc>formula</svg:desc></draw:frame></text:span></text:span><text:span text:style-name="MathematicaFormatStandardForm"><text:span text:style-name="T35">.</text:span></text:span></text:p>
      <text:p text:style-name="P388"><text:span text:style-name="MathematicaFormatStandardForm"><text:span text:style-name="T35"><text:tab/></text:span></text:span><text:span text:style-name="MathematicaFormatStandardForm"><text:span text:style-name="T62">Perhaps looking at some mainstays of prime counting will help.</text:span></text:span></text:p>
      <text:p text:style-name="P387"><text:span text:style-name="MathematicaFormatStandardForm"><text:span text:style-name="T37"><text:tab/></text:span></text:span><text:span text:style-name="MathematicaFormatStandardForm"><text:span text:style-name="T62">S</text:span></text:span><text:span text:style-name="MathematicaFormatStandardForm"><text:span text:style-name="T44">ome </text:span></text:span><text:span text:style-name="MathematicaFormatStandardForm"><text:span text:style-name="T38">prime counting functions manually </text:span></text:span><text:span text:style-name="MathematicaFormatStandardForm"><text:span text:style-name="T63">conduct primeness </text:span></text:span><text:span text:style-name="MathematicaFormatStandardForm"><text:span text:style-name="T38">test</text:span></text:span><text:span text:style-name="MathematicaFormatStandardForm"><text:span text:style-name="T63">s on</text:span></text:span><text:span text:style-name="MathematicaFormatStandardForm"><text:span text:style-name="T38"> range</text:span></text:span><text:span text:style-name="MathematicaFormatStandardForm"><text:span text:style-name="T40">s</text:span></text:span><text:span text:style-name="MathematicaFormatStandardForm"><text:span text:style-name="T63"> of numbers</text:span></text:span><text:span text:style-name="MathematicaFormatStandardForm"><text:span text:style-name="T38">, sum</text:span></text:span><text:span text:style-name="MathematicaFormatStandardForm"><text:span text:style-name="T39">ming</text:span></text:span><text:span text:style-name="MathematicaFormatStandardForm"><text:span text:style-name="T38"> the results. <text:s/></text:span></text:span><text:span text:style-name="MathematicaFormatStandardForm"><text:span text:style-name="T44">Is</text:span></text:span><text:span text:style-name="MathematicaFormatStandardForm"><text:span text:style-name="T35"><draw:frame draw:style-name="fr2" draw:name="Object284" text:anchor-type="as-char" svg:y="-0.1484in" svg:width="0.6661in" svg:height="0.2098in" draw:z-index="11"><draw:object xlink:href="./Object 284" xlink:type="simple" xlink:show="embed" xlink:actuate="onLoad"/><draw:image xlink:href="./ObjectReplacements/Object 284" xlink:type="simple" xlink:show="embed" xlink:actuate="onLoad"/></draw:frame></text:span></text:span><text:span text:style-name="MathematicaFormatStandardForm"><text:span text:style-name="T44">doing that? </text:span></text:span><text:span text:style-name="MathematicaFormatStandardForm"><text:span text:style-name="T62">As an example</text:span></text:span><text:span text:style-name="MathematicaFormatStandardForm"><text:span text:style-name="T50">, </text:span></text:span><text:span text:style-name="MathematicaFormatStandardForm"><text:span text:style-name="T51">with</text:span></text:span><text:span text:style-name="MathematicaFormatStandardForm"><text:span text:style-name="T35"><draw:frame draw:style-name="fr2" draw:name="Object294" text:anchor-type="as-char" svg:y="-0.1484in" svg:width="0.4075in" svg:height="0.1909in" draw:z-index="12"><draw:object xlink:href="./Object 294" xlink:type="simple" xlink:show="embed" xlink:actuate="onLoad"/><draw:image xlink:href="./ObjectReplacements/Object 294" xlink:type="simple" xlink:show="embed" xlink:actuate="onLoad"/><svg:desc>formula</svg:desc></draw:frame></text:span></text:span><text:span text:style-name="MathematicaFormatStandardForm"><text:span text:style-name="T60">the</text:span></text:span><text:span text:style-name="MathematicaFormatStandardForm"><text:span text:style-name="T57"> notation for</text:span></text:span><text:span text:style-name="MathematicaFormatStandardForm"><text:span text:style-name="T35"><draw:frame draw:style-name="fr2" draw:name="Object305" text:anchor-type="as-char" svg:y="-0.1484in" svg:width="0.9043in" svg:height="0.1846in" draw:z-index="13"><draw:object xlink:href="./Object 305" xlink:type="simple" xlink:show="embed" xlink:actuate="onLoad"/><draw:image xlink:href="./ObjectReplacements/Object 305" xlink:type="simple" xlink:show="embed" xlink:actuate="onLoad"/><svg:desc>formula</svg:desc></draw:frame></text:span></text:span><text:span text:style-name="MathematicaFormatStandardForm"><text:span text:style-name="T35">, </text:span></text:span><text:span text:style-name="MathematicaFormatStandardForm"><text:span text:style-name="T62">the identity</text:span></text:span></text:p>
      <text:p text:style-name="P384"><text:span text:style-name="MathematicaFormatStandardForm"><text:span text:style-name="T38"/></text:span></text:p>
      <text:p text:style-name="P407"><text:span text:style-name="MathematicaFormatStandardForm"><text:span text:style-name="T35"><draw:frame draw:style-name="fr2" draw:name="Object283" text:anchor-type="as-char" svg:y="-0.2807in" svg:width="2.4583in" svg:height="0.4484in" draw:z-index="14"><draw:object xlink:href="./Object 283" xlink:type="simple" xlink:show="embed" xlink:actuate="onLoad"/><draw:image xlink:href="./ObjectReplacements/Object 283" xlink:type="simple" xlink:show="embed" xlink:actuate="onLoad"/></draw:frame></text:span></text:span></text:p>
      <text:p text:style-name="P407"><text:span text:style-name="MathematicaFormatStandardForm"><text:span text:style-name="T35"/></text:span></text:p>
      <text:p text:style-name="P398"><text:span text:style-name="MathematicaFormatStandardForm"><text:span text:style-name="Table"><text:span text:style-name="T707">Table[</text:span></text:span></text:span><text:span text:style-name="MathematicaFormatStandardForm"><text:span text:style-name="Table">{n, -1 + Sum[ Floor[Cos[Pi ((j-1)!+1)/j]^2], {j,1,n}]},{n,1,100}]//TableForm</text:span></text:span></text:p>
      <text:p text:style-name="P384"><text:span text:style-name="Table"/></text:p>
      <text:p text:style-name="P384"><text:span text:style-name="MathematicaFormatStandardForm"><text:span text:style-name="T42">us</text:span></text:span><text:span text:style-name="MathematicaFormatStandardForm"><text:span text:style-name="T44">es</text:span></text:span><text:span text:style-name="MathematicaFormatStandardForm"><text:span text:style-name="T38"> Wilson's Theorem to identify primes. <text:s/></text:span></text:span><text:span text:style-name="MathematicaFormatStandardForm"><text:span text:style-name="T52">It doesn't rely on properties of the distribution of primes </text:span></text:span><text:span text:style-name="MathematicaFormatStandardForm"><text:span text:style-name="T62">at all</text:span></text:span><text:span text:style-name="MathematicaFormatStandardForm"><text:span text:style-name="T52">; it just identifies </text:span></text:span><text:span text:style-name="MathematicaFormatStandardForm"><text:span text:style-name="T57">individual primes </text:span></text:span><text:span text:style-name="MathematicaFormatStandardForm"><text:span text:style-name="T52">and </text:span></text:span><text:span text:style-name="MathematicaFormatStandardForm"><text:span text:style-name="T57">counts them</text:span></text:span><text:span text:style-name="MathematicaFormatStandardForm"><text:span text:style-name="T52">. </text:span></text:span><text:span text:style-name="MathematicaFormatStandardForm"><text:span text:style-name="T60">There are a lot of functions like this</text:span></text:span><text:span text:style-name="MathematicaFormatStandardForm"><text:span text:style-name="T48">, </text:span></text:span><text:span text:style-name="MathematicaFormatStandardForm"><text:span text:style-name="T53">but </text:span></text:span><text:span text:style-name="MathematicaFormatStandardForm"><text:span text:style-name="T60">let's </text:span></text:span><text:span text:style-name="MathematicaFormatStandardForm"><text:span text:style-name="T53">disregard them </text:span></text:span><text:span text:style-name="MathematicaFormatStandardForm"><text:span text:style-name="T60">all</text:span></text:span><text:span text:style-name="MathematicaFormatStandardForm"><text:span text:style-name="T48">. <text:s/></text:span></text:span><text:span text:style-name="MathematicaFormatStandardForm"><text:span text:style-name="T35"><draw:frame draw:style-name="fr2" draw:name="Object285" text:anchor-type="as-char" svg:y="-0.1484in" svg:width="0.6661in" svg:height="0.2098in" draw:z-index="15"><draw:object xlink:href="./Object 285" xlink:type="simple" xlink:show="embed" xlink:actuate="onLoad"/><draw:image xlink:href="./ObjectReplacements/Object 285" xlink:type="simple" xlink:show="embed" xlink:actuate="onLoad"/><svg:desc>formula</svg:desc></draw:frame></text:span></text:span><text:span text:style-name="MathematicaFormatStandardForm"><text:span text:style-name="T44">clearly </text:span></text:span><text:span text:style-name="MathematicaFormatStandardForm"><text:span text:style-name="T42">isn't </text:span></text:span><text:span text:style-name="MathematicaFormatStandardForm"><text:span text:style-name="T39">testing</text:span></text:span><text:span text:style-name="MathematicaFormatStandardForm"><text:span text:style-name="T42"> any</text:span></text:span><text:span text:style-name="MathematicaFormatStandardForm"><text:span text:style-name="T39"> </text:span></text:span><text:span text:style-name="MathematicaFormatStandardForm"><text:span text:style-name="T66">n</text:span></text:span><text:span text:style-name="MathematicaFormatStandardForm"><text:span text:style-name="T39"> </text:span></text:span><text:span text:style-name="MathematicaFormatStandardForm"><text:span text:style-name="T62">or </text:span></text:span><text:span text:style-name="MathematicaFormatStandardForm"><text:span text:style-name="T69">j</text:span></text:span><text:span text:style-name="MathematicaFormatStandardForm"><text:span text:style-name="T62"> </text:span></text:span><text:span text:style-name="MathematicaFormatStandardForm"><text:span text:style-name="T39">for primeness </text:span></text:span><text:span text:style-name="MathematicaFormatStandardForm"><text:span text:style-name="T44">directly, </text:span></text:span><text:span text:style-name="MathematicaFormatStandardForm"><text:span text:style-name="T47">so let's move on.</text:span></text:span></text:p>
      <text:p text:style-name="P382"><text:span text:style-name="MathematicaFormatStandardForm"><text:span text:style-name="T37"><text:tab/></text:span></text:span><text:span text:style-name="MathematicaFormatStandardForm"><text:span text:style-name="T41">Another </text:span></text:span><text:span text:style-name="MathematicaFormatStandardForm"><text:span text:style-name="T55">really important </text:span></text:span><text:span text:style-name="MathematicaFormatStandardForm"><text:span text:style-name="T43">general </text:span></text:span><text:span text:style-name="MathematicaFormatStandardForm"><text:span text:style-name="T41">approach </text:span></text:span><text:span text:style-name="MathematicaFormatStandardForm"><text:span text:style-name="T44">to prime counting works by </text:span></text:span><text:span text:style-name="MathematicaFormatStandardForm"><text:span text:style-name="T41">siev</text:span></text:span><text:span text:style-name="MathematicaFormatStandardForm"><text:span text:style-name="T44">ing</text:span></text:span><text:span text:style-name="MathematicaFormatStandardForm"><text:span text:style-name="T41"> </text:span></text:span><text:span text:style-name="MathematicaFormatStandardForm"><text:span text:style-name="T42">ranges of numbers </text:span></text:span><text:span text:style-name="MathematicaFormatStandardForm"><text:span text:style-name="T41">by </text:span></text:span><text:span text:style-name="MathematicaFormatStandardForm"><text:span text:style-name="T42">smaller </text:span></text:span><text:span text:style-name="MathematicaFormatStandardForm"><text:span text:style-name="T41">primes.</text:span></text:span><text:span text:style-name="MathematicaFormatStandardForm"><text:span text:style-name="T37"> <text:s/></text:span></text:span><text:span text:style-name="MathematicaFormatStandardForm"><text:span text:style-name="T42">The Sieve of Eratosthenes </text:span></text:span><text:span text:style-name="MathematicaFormatStandardForm"><text:span text:style-name="T58">is probably </text:span></text:span><text:span text:style-name="MathematicaFormatStandardForm"><text:span text:style-name="T55">the</text:span></text:span><text:span text:style-name="MathematicaFormatStandardForm"><text:span text:style-name="T42"> most familiar </text:span></text:span><text:span text:style-name="MathematicaFormatStandardForm"><text:span text:style-name="T55">such approach</text:span></text:span><text:span text:style-name="MathematicaFormatStandardForm"><text:span text:style-name="T42">. <text:s/></text:span></text:span><text:span text:style-name="MathematicaFormatStandardForm"><text:span text:style-name="T56">Adrien-Marie </text:span></text:span><text:span text:style-name="MathematicaFormatStandardForm"><text:span text:style-name="T43">Legendre </text:span></text:span><text:span text:style-name="MathematicaFormatStandardForm"><text:span text:style-name="T44">gave a formula </text:span></text:span><text:span text:style-name="MathematicaFormatStandardForm"><text:span text:style-name="T45">using a similar idea, but in a less algorithmic, more mathematical form.</text:span></text:span></text:p>
      <text:p text:style-name="P382"><text:span text:style-name="MathematicaFormatStandardForm"><text:span text:style-name="T45"/></text:span></text:p>
      <text:p text:style-name="P405"><text:span text:style-name="MathematicaFormatStandardForm"><text:span text:style-name="T35"><draw:frame draw:style-name="fr1" draw:name="Object281" text:anchor-type="as-char" svg:y="-0.3874in" svg:width="5.3972in" svg:height="0.7409in" draw:z-index="16"><draw:object xlink:href="./Object 281" xlink:type="simple" xlink:show="embed" xlink:actuate="onLoad"/><draw:image xlink:href="./ObjectReplacements/Object 281" xlink:type="simple" xlink:show="embed" xlink:actuate="onLoad"/></draw:frame></text:span></text:span></text:p>
      <text:p text:style-name="P417"><text:span text:style-name="Misc_20_Function"><text:span text:style-name="T708">Phi[ x_ ,a_ ] := -Phi[ Floor[ x / Prime[ a ]], a - 1 ] + Phi[ x, a - 1 ]; Phi[ x_, 0 ] := x</text:span></text:span></text:p>
      <text:p text:style-name="P417"><text:span text:style-name="MathematicaFormatStandardForm"><text:span text:style-name="Table">Table[ { n, <text:s/></text:span></text:span><text:span text:style-name="MathematicaFormatStandardForm"><text:span text:style-name="Table"><text:span text:style-name="Misc_20_Function">Phi[ n, PrimePi[ n ^ ( 1 / 2 )]] </text:span></text:span></text:span><text:span text:style-name="MathematicaFormatStandardForm"><text:span text:style-name="Table">+ </text:span></text:span><text:span text:style-name="Misc_20_Function">PrimePi[ n ^ ( 1 / 2 )] </text:span><text:span text:style-name="MathematicaFormatStandardForm"><text:span text:style-name="Table">- 1 }, { n, 1, 100 }] // TableForm</text:span></text:span></text:p>
      <text:p text:style-name="P383"><text:span text:style-name="MathematicaFormatStandardForm"><text:span text:style-name="T43"/></text:span></text:p>
      <text:p text:style-name="P385"><text:soft-page-break/><text:span text:style-name="MathematicaFormatStandardForm"><text:span text:style-name="T46">That seems more promising! <text:s/>In particular,</text:span></text:span><text:span text:style-name="MathematicaFormatStandardForm"><text:span text:style-name="T35"><draw:frame draw:style-name="fr2" draw:name="Object288" text:anchor-type="as-char" svg:y="-0.1484in" svg:width="0.5909in" svg:height="0.1909in" draw:z-index="17"><draw:object xlink:href="./Object 288" xlink:type="simple" xlink:show="embed" xlink:actuate="onLoad"/><draw:image xlink:href="./ObjectReplacements/Object 288" xlink:type="simple" xlink:show="embed" xlink:actuate="onLoad"/><svg:desc>formula</svg:desc></draw:frame></text:span></text:span><text:span text:style-name="MathematicaFormatStandardForm"><text:span text:style-name="T46">and</text:span></text:span><text:span text:style-name="MathematicaFormatStandardForm"><text:span text:style-name="T35"><draw:frame draw:style-name="fr2" draw:name="Object289" text:anchor-type="as-char" svg:y="-0.1484in" svg:width="0.6661in" svg:height="0.2098in" draw:z-index="18"><draw:object xlink:href="./Object 289" xlink:type="simple" xlink:show="embed" xlink:actuate="onLoad"/><draw:image xlink:href="./ObjectReplacements/Object 289" xlink:type="simple" xlink:show="embed" xlink:actuate="onLoad"/><svg:desc>formula</svg:desc></draw:frame></text:span></text:span><text:span text:style-name="MathematicaFormatStandardForm"><text:span text:style-name="T46">are visually </text:span></text:span><text:span text:style-name="MathematicaFormatStandardForm"><text:span text:style-name="T49">quite</text:span></text:span><text:span text:style-name="MathematicaFormatStandardForm"><text:span text:style-name="T46"> similar. <text:s/></text:span></text:span><text:span text:style-name="MathematicaFormatStandardForm"><text:span text:style-name="T54">And </text:span></text:span><text:span text:style-name="MathematicaFormatStandardForm"><text:span text:style-name="T35"><draw:frame draw:style-name="fr2" draw:name="Object295" text:anchor-type="as-char" svg:y="-0.1484in" svg:width="0.5909in" svg:height="0.1909in" draw:z-index="19"><draw:object xlink:href="./Object 295" xlink:type="simple" xlink:show="embed" xlink:actuate="onLoad"/><draw:image xlink:href="./ObjectReplacements/Object 295" xlink:type="simple" xlink:show="embed" xlink:actuate="onLoad"/><svg:desc>formula</svg:desc></draw:frame></text:span></text:span><text:span text:style-name="MathematicaFormatStandardForm"><text:span text:style-name="T54">relies on combinatorial properties of the primes to count them; maybe</text:span></text:span><text:span text:style-name="MathematicaFormatStandardForm"><text:span text:style-name="T35"><draw:frame draw:style-name="fr2" draw:name="Object296" text:anchor-type="as-char" svg:y="-0.1484in" svg:width="0.6661in" svg:height="0.2098in" draw:z-index="20"><draw:object xlink:href="./Object 296" xlink:type="simple" xlink:show="embed" xlink:actuate="onLoad"/><draw:image xlink:href="./ObjectReplacements/Object 296" xlink:type="simple" xlink:show="embed" xlink:actuate="onLoad"/><svg:desc>formula</svg:desc></draw:frame></text:span></text:span><text:span text:style-name="MathematicaFormatStandardForm"><text:span text:style-name="T35"> </text:span></text:span><text:span text:style-name="MathematicaFormatStandardForm"><text:span text:style-name="T54">is doing something similar? <text:s/></text:span></text:span><text:span text:style-name="MathematicaFormatStandardForm"><text:span text:style-name="T46">Still, </text:span></text:span><text:span text:style-name="MathematicaFormatStandardForm"><text:span text:style-name="T35"><draw:frame draw:style-name="fr2" draw:name="Object290" text:anchor-type="as-char" svg:y="-0.1484in" svg:width="0.5909in" svg:height="0.1909in" draw:z-index="21"><draw:object xlink:href="./Object 290" xlink:type="simple" xlink:show="embed" xlink:actuate="onLoad"/><draw:image xlink:href="./ObjectReplacements/Object 290" xlink:type="simple" xlink:show="embed" xlink:actuate="onLoad"/><svg:desc>formula</svg:desc></draw:frame></text:span></text:span><text:span text:style-name="MathematicaFormatStandardForm"><text:span text:style-name="T46">is sieving with primes. <text:s/>There's not a prime in sight for</text:span></text:span><text:span text:style-name="MathematicaFormatStandardForm"><text:span text:style-name="T35"><draw:frame draw:style-name="fr2" draw:name="Object293" text:anchor-type="as-char" svg:y="-0.1484in" svg:width="0.6661in" svg:height="0.2098in" draw:z-index="22"><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46">. <text:s/>So </text:span></text:span><text:span text:style-name="MathematicaFormatStandardForm"><text:span text:style-name="T54">this general approach</text:span></text:span><text:span text:style-name="MathematicaFormatStandardForm"><text:span text:style-name="T47"> </text:span></text:span><text:span text:style-name="MathematicaFormatStandardForm"><text:span text:style-name="T49">must not </text:span></text:span><text:span text:style-name="MathematicaFormatStandardForm"><text:span text:style-name="T47">be </text:span></text:span><text:span text:style-name="MathematicaFormatStandardForm"><text:span text:style-name="T59">that of</text:span></text:span><text:span text:style-name="MathematicaFormatStandardForm"><text:span text:style-name="T35"><draw:frame draw:style-name="fr2" draw:name="Object292" text:anchor-type="as-char" svg:y="-0.1484in" svg:width="0.6661in" svg:height="0.2098in" draw:z-index="23"><draw:object xlink:href="./Object 292" xlink:type="simple" xlink:show="embed" xlink:actuate="onLoad"/><draw:image xlink:href="./ObjectReplacements/Object 292" xlink:type="simple" xlink:show="embed" xlink:actuate="onLoad"/><svg:desc>formula</svg:desc></draw:frame></text:span></text:span><text:span text:style-name="MathematicaFormatStandardForm"><text:span text:style-name="T54">.</text:span></text:span></text:p>
      <text:p text:style-name="P386"><text:span text:style-name="MathematicaFormatStandardForm"><text:span text:style-name="T46"><text:tab/></text:span></text:span><text:span text:style-name="MathematicaFormatStandardForm"><text:span text:style-name="T55">Let's turn to another </text:span></text:span><text:span text:style-name="MathematicaFormatStandardForm"><text:span text:style-name="T56">family of </text:span></text:span><text:span text:style-name="MathematicaFormatStandardForm"><text:span text:style-name="T55">prime counting approach</text:span></text:span><text:span text:style-name="MathematicaFormatStandardForm"><text:span text:style-name="T56">es</text:span></text:span><text:span text:style-name="MathematicaFormatStandardForm"><text:span text:style-name="T55">. <text:s/></text:span></text:span><text:span text:style-name="MathematicaFormatStandardForm"><text:span text:style-name="T56">Now we're entering really challenging territory. <text:s/>In 1859, Bernhard Riemann gave a prime counting formula using logarithmic integrals and the complex zeroes of his soon-to-be very famous zeta function.</text:span></text:span></text:p>
      <text:p text:style-name="P386"><text:span text:style-name="MathematicaFormatStandardForm"><text:span text:style-name="T56"/></text:span></text:p>
      <text:p text:style-name="P408"><text:span text:style-name="MathematicaFormatStandardForm"><text:span text:style-name="T22"><draw:frame draw:style-name="fr3" draw:name="Object291" text:anchor-type="as-char" svg:y="-0.4827in" svg:width="5.5535in" svg:height="0.911in" draw:z-index="24"><draw:object xlink:href="./Object 291" xlink:type="simple" xlink:show="embed" xlink:actuate="onLoad"/><draw:image xlink:href="./ObjectReplacements/Object 291" xlink:type="simple" xlink:show="embed" xlink:actuate="onLoad"/></draw:frame></text:span></text:span></text:p>
      <text:p text:style-name="P517"><text:span text:style-name="Linnik2"><text:span text:style-name="T85"/></text:span></text:p>
      <text:p text:style-name="P517"><text:span text:style-name="Linnik2"><text:span text:style-name="T85">m := {1,-1,-1,0,-1,1,-1,</text:span></text:span><text:span text:style-name="Linnik2"><text:span text:style-name="T86">0,0,1,-1,0,-1,1,1,0</text:span></text:span><text:span text:style-name="Linnik2"><text:span text:style-name="T85">}</text:span></text:span></text:p>
      <text:p text:style-name="P418"><text:span text:style-name="MathematicaFormatStandardForm"><text:span text:style-name="Misc_20_Function"><text:span text:style-name="ExplicitRie"><text:span text:style-name="T85">pi[n_] <text:s/>:= <text:s/>Sum[ </text:span></text:span></text:span></text:span><text:span text:style-name="MathematicaFormatStandardForm"><text:span text:style-name="Misc_20_Function"><text:span text:style-name="ExplicitRie"><text:span text:style-name="T87">m[</text:span></text:span></text:span></text:span><text:span text:style-name="MathematicaFormatStandardForm"><text:span text:style-name="Misc_20_Function"><text:span text:style-name="ExplicitRie"><text:span text:style-name="T85">[ k ]</text:span></text:span></text:span></text:span><text:span text:style-name="MathematicaFormatStandardForm"><text:span text:style-name="Misc_20_Function"><text:span text:style-name="ExplicitRie"><text:span text:style-name="T87">]</text:span></text:span></text:span></text:span><text:span text:style-name="MathematicaFormatStandardForm"><text:span text:style-name="Misc_20_Function"><text:span text:style-name="ExplicitRie"><text:span text:style-name="T85"> / k ( </text:span></text:span></text:span></text:span><text:span text:style-name="MathematicaFormatStandardForm"><text:span text:style-name="Misc_20_Function"><text:span text:style-name="ExplicitRie">MangoldtLambda[ </text:span></text:span></text:span><text:span text:style-name="MathematicaFormatStandardForm"><text:span text:style-name="Misc_20_Function"><text:span text:style-name="ExplicitRie"><text:span text:style-name="T710">a</text:span></text:span></text:span></text:span><text:span text:style-name="MathematicaFormatStandardForm"><text:span text:style-name="Misc_20_Function"><text:span text:style-name="ExplicitRie"> = Floor[ n ^ ( 1 / k )]] / Log[ </text:span></text:span></text:span><text:span text:style-name="MathematicaFormatStandardForm"><text:span text:style-name="Misc_20_Function"><text:span text:style-name="ExplicitRie"><text:span text:style-name="T710">a</text:span></text:span></text:span></text:span><text:span text:style-name="MathematicaFormatStandardForm"><text:span text:style-name="Misc_20_Function"><text:span text:style-name="ExplicitRie"> ] / 2 + LogIntegral[ </text:span></text:span></text:span><text:span text:style-name="MathematicaFormatStandardForm"><text:span text:style-name="Misc_20_Function"><text:span text:style-name="ExplicitRie"><text:span text:style-name="T710">a</text:span></text:span></text:span></text:span><text:span text:style-name="MathematicaFormatStandardForm"><text:span text:style-name="Misc_20_Function"><text:span text:style-name="ExplicitRie"> ] - N[ 2 Re[ Sum[ ExpIntegralEi[ ZetaZero[ k ] Log[ </text:span></text:span></text:span><text:span text:style-name="MathematicaFormatStandardForm"><text:span text:style-name="Misc_20_Function"><text:span text:style-name="ExplicitRie"><text:span text:style-name="T710">a</text:span></text:span></text:span></text:span><text:span text:style-name="MathematicaFormatStandardForm"><text:span text:style-name="Misc_20_Function"><text:span text:style-name="ExplicitRie"> ]], { k, 1, 200 }]]] + N</text:span></text:span></text:span><text:span text:style-name="MathematicaFormatStandardForm"><text:span text:style-name="Misc_20_Function"><text:span text:style-name="ExplicitRie"><text:span text:style-name="T710">I</text:span></text:span></text:span></text:span><text:span text:style-name="MathematicaFormatStandardForm"><text:span text:style-name="Misc_20_Function"><text:span text:style-name="ExplicitRie">ntegrate[ 1 / (( y ^ 3 - y ) Log[ y ]), { y, </text:span></text:span></text:span><text:span text:style-name="MathematicaFormatStandardForm"><text:span text:style-name="Misc_20_Function"><text:span text:style-name="ExplicitRie"><text:span text:style-name="T710">a</text:span></text:span></text:span></text:span><text:span text:style-name="MathematicaFormatStandardForm"><text:span text:style-name="Misc_20_Function"><text:span text:style-name="ExplicitRie">, Infinity}] - Log[ 2 ]), { k, 1, Log[ 2, n ]}]</text:span></text:span></text:span></text:p>
      <text:p text:style-name="P496"><text:span text:style-name="Table">Table[ { n, pi[ n ]}, { n, 2, 100 }] // TableForm</text:span></text:p>
      <text:p text:style-name="P489"><text:span text:style-name="Table"/></text:p>
      <text:p text:style-name="P552"><text:span text:style-name="MathematicaFormatStandardForm"><text:span text:style-name="T56">Why this works is beyond our scope, but notice the</text:span></text:span><text:span text:style-name="MathematicaFormatStandardForm"><text:span text:style-name="T35"><draw:frame draw:style-name="fr2" draw:name="Object297" text:anchor-type="as-char" svg:y="-0.1701in" svg:width="0.3098in" svg:height="0.3063in" draw:z-index="25"><draw:object xlink:href="./Object 297" xlink:type="simple" xlink:show="embed" xlink:actuate="onLoad"/><draw:image xlink:href="./ObjectReplacements/Object 297" xlink:type="simple" xlink:show="embed" xlink:actuate="onLoad"/><svg:desc>formula</svg:desc></draw:frame></text:span></text:span><text:span text:style-name="MathematicaFormatStandardForm"><text:span text:style-name="T35">. <text:s/></text:span></text:span><text:span text:style-name="MathematicaFormatStandardForm"><text:span text:style-name="T56">Each</text:span></text:span><text:span text:style-name="MathematicaFormatStandardForm"><text:span text:style-name="T35"><draw:frame draw:style-name="fr2" draw:name="Object298" text:anchor-type="as-char" svg:y="-0.089in" svg:width="0.1701in" svg:height="0.1311in" draw:z-index="26"><draw:object xlink:href="./Object 298" xlink:type="simple" xlink:show="embed" xlink:actuate="onLoad"/><draw:image xlink:href="./ObjectReplacements/Object 298" xlink:type="simple" xlink:show="embed" xlink:actuate="onLoad"/><svg:desc>formula</svg:desc></draw:frame></text:span></text:span><text:span text:style-name="MathematicaFormatStandardForm"><text:span text:style-name="T56">is one of an infinite number of complex numbers of the form</text:span></text:span><text:span text:style-name="MathematicaFormatStandardForm"><text:span text:style-name="T35"><draw:frame draw:style-name="fr2" draw:name="Object299" text:anchor-type="as-char" svg:y="-0.1484in" svg:width="0.4839in" svg:height="0.1846in" draw:z-index="27"><draw:object xlink:href="./Object 299" xlink:type="simple" xlink:show="embed" xlink:actuate="onLoad"/><draw:image xlink:href="./ObjectReplacements/Object 299" xlink:type="simple" xlink:show="embed" xlink:actuate="onLoad"/><svg:desc>formula</svg:desc></draw:frame></text:span></text:span><text:span text:style-name="MathematicaFormatStandardForm"><text:span text:style-name="T56">(but only .5 </text:span></text:span><text:span text:style-name="MathematicaFormatStandardForm"><text:span text:style-name="T67">if</text:span></text:span><text:span text:style-name="MathematicaFormatStandardForm"><text:span text:style-name="T56"> the Riemann Hypothesis is true). </text:span></text:span><text:span text:style-name="MathematicaFormatStandardForm"><text:span text:style-name="T57">Still, </text:span></text:span><text:span text:style-name="MathematicaFormatStandardForm"><text:span text:style-name="T35"><draw:frame draw:style-name="fr2" draw:name="Object300" text:anchor-type="as-char" svg:y="-0.1484in" svg:width="0.6661in" svg:height="0.2098in" draw:z-index="28"><draw:object xlink:href="./Object 300" xlink:type="simple" xlink:show="embed" xlink:actuate="onLoad"/><draw:image xlink:href="./ObjectReplacements/Object 300" xlink:type="simple" xlink:show="embed" xlink:actuate="onLoad"/><svg:desc>formula</svg:desc></draw:frame></text:span></text:span><text:span text:style-name="MathematicaFormatStandardForm"><text:span text:style-name="T56">doesn't use any complex analysis – or any calculus at all – and there are no zeta zeroes</text:span></text:span><text:span text:style-name="MathematicaFormatStandardForm"><text:span text:style-name="T35"><draw:frame draw:style-name="fr2" draw:name="Object301" text:anchor-type="as-char" svg:y="-0.089in" svg:width="0.1701in" svg:height="0.1311in" draw:z-index="29"><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56">to be found. <text:s/></text:span></text:span><text:span text:style-name="MathematicaFormatStandardForm"><text:span text:style-name="T57">So this isn't how</text:span></text:span><text:span text:style-name="MathematicaFormatStandardForm"><text:span text:style-name="T35"><draw:frame draw:style-name="fr2" draw:name="Object306" text:anchor-type="as-char" svg:y="-0.1484in" svg:width="0.6661in" svg:height="0.2098in" draw:z-index="30"><draw:object xlink:href="./Object 306" xlink:type="simple" xlink:show="embed" xlink:actuate="onLoad"/><draw:image xlink:href="./ObjectReplacements/Object 306" xlink:type="simple" xlink:show="embed" xlink:actuate="onLoad"/><svg:desc>formula</svg:desc></draw:frame></text:span></text:span><text:span text:style-name="MathematicaFormatStandardForm"><text:span text:style-name="T57">works either.</text:span></text:span><text:span text:style-name="MathematicaFormatStandardForm"><text:span text:style-name="T56"> <text:s/></text:span></text:span><text:span text:style-name="MathematicaFormatStandardForm"><text:span text:style-name="T57">Both</text:span></text:span><text:span text:style-name="MathematicaFormatStandardForm"><text:span text:style-name="T35"><draw:frame draw:style-name="fr2" draw:name="Object303" text:anchor-type="as-char" svg:y="-0.1484in" svg:width="0.6661in" svg:height="0.2098in" draw:z-index="32"><draw:object xlink:href="./Object 303" xlink:type="simple" xlink:show="embed" xlink:actuate="onLoad"/><draw:image xlink:href="./ObjectReplacements/Object 303" xlink:type="simple" xlink:show="embed" xlink:actuate="onLoad"/><svg:desc>formula</svg:desc></draw:frame></text:span></text:span><text:span text:style-name="MathematicaFormatStandardForm"><text:span text:style-name="T57">and this formula begin with the same term, </text:span></text:span><text:span text:style-name="MathematicaFormatStandardForm"><text:span text:style-name="T57"><draw:frame draw:style-name="fr2" draw:name="Object302" text:anchor-type="as-char" svg:y="-0.2953in" svg:width="0.6492in" svg:height="0.4634in" draw:z-index="33"><draw:object xlink:href="./Object 302" xlink:type="simple" xlink:show="embed" xlink:actuate="onLoad"/><draw:image xlink:href="./ObjectReplacements/Object 302" xlink:type="simple" xlink:show="embed" xlink:actuate="onLoad"/></draw:frame></text:span></text:span><text:span text:style-name="MathematicaFormatStandardForm"><text:span text:style-name="T35">, </text:span></text:span><text:span text:style-name="MathematicaFormatStandardForm"><text:span text:style-name="T57">though. <text:s/>That warrants an eyebrow </text:span></text:span><text:span text:style-name="MathematicaFormatStandardForm"><text:span text:style-name="T63">raise </text:span></text:span><text:span text:style-name="MathematicaFormatStandardForm"><text:span text:style-name="T57">at the very least.</text:span></text:span></text:p>
      <text:p text:style-name="P387"><text:span text:style-name="MathematicaFormatStandardForm"><text:span text:style-name="T44"/></text:span></text:p>
      <text:p text:style-name="P387"><text:span text:style-name="MathematicaFormatStandardForm"><text:span text:style-name="T44"><text:tab/></text:span></text:span><text:span text:style-name="MathematicaFormatStandardForm"><text:span text:style-name="T57">So why, then, does</text:span></text:span><text:span text:style-name="MathematicaFormatStandardForm"><text:span text:style-name="T35"><draw:frame draw:style-name="fr2" draw:name="Object304" text:anchor-type="as-char" svg:y="-0.1484in" svg:width="0.6661in" svg:height="0.2098in" draw:z-index="34"><draw:object xlink:href="./Object 304" xlink:type="simple" xlink:show="embed" xlink:actuate="onLoad"/><draw:image xlink:href="./ObjectReplacements/Object 304" xlink:type="simple" xlink:show="embed" xlink:actuate="onLoad"/><svg:desc>formula</svg:desc></draw:frame></text:span></text:span><text:span text:style-name="MathematicaFormatStandardForm"><text:span text:style-name="T57">work?</text:span></text:span></text:p>
      <text:p text:style-name="P387"><text:span text:style-name="MathematicaFormatStandardForm"><text:span text:style-name="T57"><text:tab/>And, for that matter, why does the following count primes, too?</text:span></text:span></text:p>
      <text:p text:style-name="P491"><text:span text:style-name="Misc_20_Function"/></text:p>
      <text:p text:style-name="P406"><text:span text:style-name="MathematicaFormatStandardForm"><text:span text:style-name="T20"><draw:frame draw:style-name="fr1" draw:name="Object263" text:anchor-type="as-char" svg:y="-0.5409in" svg:width="5.939in" svg:height="1.0484in" draw:z-index="35"><draw:object xlink:href="./Object 264" xlink:type="simple" xlink:show="embed" xlink:actuate="onLoad"/><draw:image xlink:href="./ObjectReplacements/Object 264" xlink:type="simple" xlink:show="embed" xlink:actuate="onLoad"/></draw:frame></text:span></text:span></text:p>
      <text:p text:style-name="P406"><text:span text:style-name="MathematicaFormatStandardForm"><text:span text:style-name="T20"/></text:span></text:p>
      <text:p text:style-name="P397"><text:span text:style-name="Misc_20_Function"><text:span text:style-name="D2"><text:span text:style-name="Da"><text:span text:style-name="T711">g[ n_, k_, a_] := If[ n &lt; a ^ k, 0, Sum[ Binomial[ k, j ] g[ n / a ^ j, k - j, a + 1 ], { j, 0, k }]]; g</text:span></text:span></text:span></text:span><text:span text:style-name="Misc_20_Function"><text:span text:style-name="D2"><text:span text:style-name="Da">[ n_, 0, a_ ] := 1</text:span></text:span></text:span></text:p>
      <text:p text:style-name="P581"><text:span text:style-name="Linnik2"><text:span text:style-name="T100">m := {1,-1,-1,0,-1,1,-1,0,0,1,-1,0,-1,1,1,0}</text:span></text:span></text:p>
      <text:p text:style-name="P580"><text:span text:style-name="Misc_20_Function"><text:span text:style-name="Linnik2"><text:span text:style-name="T100">pi[ n_ ] := Sum[ m[[ k ]] / ( j k ) ( -1 ) ^ ( j + 1 ) g</text:span></text:span></text:span><text:span text:style-name="Misc_20_Function"><text:span text:style-name="Linnik2"><text:span text:style-name="D2"><text:span text:style-name="Da"><text:span text:style-name="T100">[ Floor[ n ^ ( 1 / k )], j, 2 ]</text:span></text:span></text:span></text:span></text:span><text:span text:style-name="Misc_20_Function"><text:span text:style-name="Linnik2"><text:span text:style-name="T100">, { k, Log[ 2, n ]}, { j, Log[ 2, Floor[ n ^ ( 1 / k )]]}]; </text:span></text:span></text:span></text:p>
      <text:p text:style-name="P582"><text:span text:style-name="Table"><text:span text:style-name="T91">{ $RecursionLimit = 10000 };</text:span></text:span><text:span text:style-name="Table"> Table[ { n, </text:span><text:span text:style-name="Table"><text:span text:style-name="Linnik2">p</text:span></text:span><text:span text:style-name="Table"><text:span text:style-name="Linnik2"><text:span text:style-name="T724">i</text:span></text:span></text:span><text:span text:style-name="Table"><text:span text:style-name="Linnik2">[ n ], p</text:span></text:span><text:span text:style-name="Table"><text:span text:style-name="Linnik2"><text:span text:style-name="T724">i</text:span></text:span></text:span><text:span text:style-name="Table"><text:span text:style-name="Linnik2">[ n ] - p</text:span></text:span><text:span text:style-name="Table"><text:span text:style-name="Linnik2"><text:span text:style-name="T724">i</text:span></text:span></text:span><text:span text:style-name="Table"><text:span text:style-name="Linnik2">[ n - 1 ]</text:span></text:span><text:span text:style-name="Table">}, { n, 2, 100 }] // TableForm</text:span></text:p>
      <text:p text:style-name="P434"><text:span text:style-name="Misc_20_Function"><text:span text:style-name="T23"/></text:span></text:p>
      <text:p text:style-name="P193"><text:span text:style-name="MathematicaFormatStandardForm"><text:span text:style-name="T572"><text:tab/>It</text:span></text:span><text:span text:style-name="MathematicaFormatStandardForm"><text:span text:style-name="T575">'</text:span></text:span><text:span text:style-name="MathematicaFormatStandardForm"><text:span text:style-name="T572">s even worse than</text:span></text:span><text:span text:style-name="MathematicaFormatStandardForm"><text:span text:style-name="T573"><draw:frame draw:style-name="fr2" draw:name="Object307" text:anchor-type="as-char" svg:y="-0.1484in" svg:width="0.6661in" svg:height="0.2098in" draw:z-index="36"><draw:object xlink:href="./Object 307" xlink:type="simple" xlink:show="embed" xlink:actuate="onLoad"/><draw:image xlink:href="./ObjectReplacements/Object 307" xlink:type="simple" xlink:show="embed" xlink:actuate="onLoad"/><svg:desc>formula</svg:desc></draw:frame></text:span></text:span><text:span text:style-name="MathematicaFormatStandardForm"><text:span text:style-name="T573">. <text:s/></text:span></text:span><text:span text:style-name="MathematicaFormatStandardForm"><text:span text:style-name="T575">It doesn't </text:span></text:span><text:span text:style-name="MathematicaFormatStandardForm"><text:span text:style-name="T572">manually exami</text:span></text:span><text:span text:style-name="MathematicaFormatStandardForm"><text:span text:style-name="T574">n</text:span></text:span><text:span text:style-name="MathematicaFormatStandardForm"><text:span text:style-name="T576">e</text:span></text:span><text:span text:style-name="MathematicaFormatStandardForm"><text:span text:style-name="T572"> numbers </text:span></text:span><text:span text:style-name="MathematicaFormatStandardForm"><text:span text:style-name="T574">to</text:span></text:span><text:span text:style-name="MathematicaFormatStandardForm"><text:span text:style-name="T572"> identify primes </text:span></text:span><text:span text:style-name="MathematicaFormatStandardForm"><text:span text:style-name="T574">one by one. <text:s/></text:span></text:span><text:span text:style-name="MathematicaFormatStandardForm"><text:span text:style-name="T575">It doesn't rely </text:span></text:span><text:span text:style-name="MathematicaFormatStandardForm"><text:span text:style-name="T572">on zeta zeroes </text:span></text:span><text:span text:style-name="MathematicaFormatStandardForm"><text:span text:style-name="T574">or complex analysis.</text:span></text:span><text:span text:style-name="MathematicaFormatStandardForm"><text:span text:style-name="T572"> <text:s/></text:span></text:span><text:span text:style-name="MathematicaFormatStandardForm"><text:span text:style-name="T575">It doesn't </text:span></text:span><text:span text:style-name="MathematicaFormatStandardForm"><text:span text:style-name="T574">siev</text:span></text:span><text:span text:style-name="MathematicaFormatStandardForm"><text:span text:style-name="T575">e</text:span></text:span><text:span text:style-name="MathematicaFormatStandardForm"><text:span text:style-name="T574"> </text:span></text:span><text:span text:style-name="MathematicaFormatStandardForm"><text:span text:style-name="T575">by</text:span></text:span><text:span text:style-name="MathematicaFormatStandardForm"><text:span text:style-name="T574"> primes, </text:span></text:span><text:span text:style-name="MathematicaFormatStandardForm"><text:span text:style-name="T572">and </text:span></text:span><text:span text:style-name="MathematicaFormatStandardForm"><text:span text:style-name="T575">it doesn't </text:span></text:span><text:span text:style-name="MathematicaFormatStandardForm"><text:span text:style-name="T572">even </text:span></text:span><text:span text:style-name="MathematicaFormatStandardForm"><text:span text:style-name="T575">have </text:span></text:span><text:span text:style-name="MathematicaFormatStandardForm"><text:span text:style-name="T572">a visual parallel to Legendre's formula this time, either. <text:s/>And what's that binomial doing </text:span></text:span><text:span text:style-name="MathematicaFormatStandardForm"><text:span text:style-name="T574">there</text:span></text:span><text:span text:style-name="MathematicaFormatStandardForm"><text:span text:style-name="T572">?</text:span></text:span><text:span text:style-name="T712"> <text:s text:c="7"/></text:span></text:p>
      <text:p text:style-name="P575"/>
      <text:p text:style-name="P193"/>
      <text:p text:style-name="P149"><text:span text:style-name="T712"><text:tab/>These are leading questions, of course. <text:s/>Both</text:span><text:span text:style-name="MathematicaFormatStandardForm"><text:span text:style-name="T560"><draw:frame draw:style-name="fr2" draw:name="Object314" text:anchor-type="as-char" svg:y="-0.1484in" svg:width="0.6661in" svg:height="0.2098in" draw:z-index="37"><draw:object xlink:href="./Object 314" xlink:type="simple" xlink:show="embed" xlink:actuate="onLoad"/><draw:image xlink:href="./ObjectReplacements/Object 314" xlink:type="simple" xlink:show="embed" xlink:actuate="onLoad"/><svg:desc>formula</svg:desc></draw:frame></text:span></text:span><text:span text:style-name="MathematicaFormatStandardForm"><text:span text:style-name="T561">and</text:span></text:span><text:span text:style-name="MathematicaFormatStandardForm"><text:span text:style-name="T560"><draw:frame draw:style-name="fr2" draw:name="Object315" text:anchor-type="as-char" svg:y="-0.1484in" svg:width="0.5791in" svg:height="0.2098in" draw:z-index="38"><draw:object xlink:href="./Object 315" xlink:type="simple" xlink:show="embed" xlink:actuate="onLoad"/><draw:image xlink:href="./ObjectReplacements/Object 315" xlink:type="simple" xlink:show="embed" xlink:actuate="onLoad"/><svg:desc>formula</svg:desc></draw:frame></text:span></text:span><text:span text:style-name="T712">rely on developments of a </text:span><text:soft-page-break/><text:span text:style-name="T712">certain identity first discovered by Yuri Linnik in the early 1960's. <text:s/>That identity connects specific number-of-divisor functions to a key “is this number prime?” function, but the developments, which are what we'll be excited by here, let us say and do quite a lot more.</text:span></text:p>
      <text:p text:style-name="P150"><text:span text:style-name="T712"><text:tab/>Linnik's identity, with development, sits halfway between Legendre's function and Riemann's approach. <text:s/>It's purely combinatorial in nature, so superficially, it produces identities that look like those associated with Legendre's function. <text:s/>But its core idea is deeply related to the connection between</text:span><text:span text:style-name="MathematicaFormatStandardForm"><text:span text:style-name="T560"><draw:frame draw:style-name="fr2" draw:name="Object326" text:anchor-type="as-char" svg:y="-0.1484in" svg:width="0.389in" svg:height="0.1909in" draw:z-index="39"><draw:object xlink:href="./Object 326" xlink:type="simple" xlink:show="embed" xlink:actuate="onLoad"/><draw:image xlink:href="./ObjectReplacements/Object 326" xlink:type="simple" xlink:show="embed" xlink:actuate="onLoad"/></draw:frame></text:span></text:span><text:span text:style-name="MathematicaFormatStandardForm"><text:span text:style-name="T562">and</text:span></text:span><text:span text:style-name="MathematicaFormatStandardForm"><text:span text:style-name="T560"><draw:frame draw:style-name="fr2" draw:name="Object327" text:anchor-type="as-char" svg:y="-0.1484in" svg:width="0.6272in" svg:height="0.1909in" draw:z-index="40"><draw:object xlink:href="./Object 327" xlink:type="simple" xlink:show="embed" xlink:actuate="onLoad"/><draw:image xlink:href="./ObjectReplacements/Object 327" xlink:type="simple" xlink:show="embed" xlink:actuate="onLoad"/></draw:frame></text:span></text:span><text:span text:style-name="MathematicaFormatStandardForm"><text:span text:style-name="T562">from Riemann's work, </text:span></text:span><text:span text:style-name="MathematicaFormatStandardForm"><text:span text:style-name="T563">which can</text:span></text:span><text:span text:style-name="MathematicaFormatStandardForm"><text:span text:style-name="T562"> easily </text:span></text:span><text:span text:style-name="MathematicaFormatStandardForm"><text:span text:style-name="T563">be </text:span></text:span><text:span text:style-name="MathematicaFormatStandardForm"><text:span text:style-name="T562">used to prove Linnik's identity, </text:span></text:span><text:span text:style-name="MathematicaFormatStandardForm"><text:span text:style-name="T563">in fact.</text:span></text:span></text:p>
      <text:p text:style-name="P150"><text:span text:style-name="MathematicaFormatStandardForm"><text:span text:style-name="T562"><text:tab/></text:span></text:span><text:span text:style-name="MathematicaFormatStandardForm"><text:span text:style-name="T564">This paper has two audiences in mind.</text:span></text:span></text:p>
      <text:p text:style-name="P150"><text:span text:style-name="MathematicaFormatStandardForm"><text:span text:style-name="T564"><text:tab/>One is general readers who like and are inclined towards math, who find the distribution of primes intriguing, but who find confronting the sheer difficulty of analytic number theory daunting. <text:s/>If you're such a reader, most of the results here, </text:span></text:span><text:span text:style-name="MathematicaFormatStandardForm"><text:span text:style-name="T565">largely</text:span></text:span><text:span text:style-name="MathematicaFormatStandardForm"><text:span text:style-name="T564"> combinatorial in nature, might be easier </text:span></text:span><text:span text:style-name="MathematicaFormatStandardForm"><text:span text:style-name="T568">to</text:span></text:span><text:span text:style-name="MathematicaFormatStandardForm"><text:span text:style-name="T564"> </text:span></text:span><text:span text:style-name="MathematicaFormatStandardForm"><text:span text:style-name="T567">grasp</text:span></text:span><text:span text:style-name="MathematicaFormatStandardForm"><text:span text:style-name="T564">. <text:s/></text:span></text:span><text:span text:style-name="MathematicaFormatStandardForm"><text:span text:style-name="T567">In p</text:span></text:span><text:span text:style-name="MathematicaFormatStandardForm"><text:span text:style-name="T566">articular, if power series </text:span></text:span><text:span text:style-name="MathematicaFormatStandardForm"><text:span text:style-name="T567">from</text:span></text:span><text:span text:style-name="MathematicaFormatStandardForm"><text:span text:style-name="T566"> calculus </text:span></text:span><text:span text:style-name="MathematicaFormatStandardForm"><text:span text:style-name="T568">were </text:span></text:span><text:span text:style-name="MathematicaFormatStandardForm"><text:span text:style-name="T567">manageable, you might be surprised to find </text:span></text:span><text:span text:style-name="MathematicaFormatStandardForm"><text:span text:style-name="T568">a host of </text:span></text:span><text:span text:style-name="MathematicaFormatStandardForm"><text:span text:style-name="T567">closely related techniques </text:span></text:span><text:span text:style-name="MathematicaFormatStandardForm"><text:span text:style-name="T568">work with</text:span></text:span><text:span text:style-name="MathematicaFormatStandardForm"><text:span text:style-name="T567"> prime </text:span></text:span><text:span text:style-name="MathematicaFormatStandardForm"><text:span text:style-name="T568">counting, too. <text:s/></text:span></text:span><text:span text:style-name="MathematicaFormatStandardForm"><text:span text:style-name="T570">T</text:span></text:span><text:span text:style-name="MathematicaFormatStandardForm"><text:span text:style-name="T569">his document is empirically-oriented and somewhat casual. <text:s/>It's more a survey of interesting mathematical territory, with </text:span></text:span><text:span text:style-name="MathematicaFormatStandardForm"><text:span text:style-name="T570">high-level </text:span></text:span><text:span text:style-name="MathematicaFormatStandardForm"><text:span text:style-name="T569">justifications and explanations along the way, than a rigorous collection of lemmas and proofs. <text:s/>To that end, Mathematica code accompanies nearly formula so you can experiment with the ideas for yourself </text:span></text:span><text:span text:style-name="MathematicaFormatStandardForm"><text:span text:style-name="T570">to try to see how they work.</text:span></text:span></text:p>
      <text:p text:style-name="P150"><text:span text:style-name="MathematicaFormatStandardForm"><text:span text:style-name="T564"/></text:span></text:p>
      <text:p text:style-name="P277"><text:span text:style-name="ATitleSmall"><text:span text:style-name="T741">References</text:span></text:span></text:p>
      <text:p text:style-name="P150"><text:span text:style-name="MathematicaFormatStandardForm"><text:span text:style-name="T562"><text:tab/></text:span></text:span></text:p>
      <text:p text:style-name="P558"><text:span text:style-name="ATitleBig">Contents</text:span></text:p>
      <text:p text:style-name="P217"><text:span text:style-name="ATitleBig"/></text:p>
      <text:p text:style-name="P218"><text:span text:style-name="ATitleBig"><text:span text:style-name="T714"/></text:span></text:p>
      <text:p text:style-name="P218"><text:span text:style-name="ATitleBig"><text:span text:style-name="T717">1. <text:s/>Introduction</text:span></text:span></text:p>
      <text:p text:style-name="P219"><text:span text:style-name="ATitleBig"><text:span text:style-name="T719">1</text:span></text:span></text:p>
      <text:p text:style-name="P219"><text:span text:style-name="ATitleBig"><text:span text:style-name="T719"/></text:span></text:p>
      <text:p text:style-name="P218"><text:span text:style-name="ATitleBig"><text:span text:style-name="T717">2. <text:s/>Linnik's Identity</text:span></text:span></text:p>
      <text:p text:style-name="P220"><text:span text:style-name="ATitleBig"><text:span text:style-name="T720">5</text:span></text:span></text:p>
      <text:p text:style-name="P219"><text:span text:style-name="ATitleBig"><text:span text:style-name="T719"/></text:span></text:p>
      <text:p text:style-name="P218"><text:span text:style-name="ATitleBig"><text:span text:style-name="T717">3. <text:s/>Linnik's Identity Summed</text:span></text:span></text:p>
      <text:p text:style-name="P220"><text:span text:style-name="ATitleBig"><text:span text:style-name="T720">9</text:span></text:span></text:p>
      <text:p text:style-name="P219"><text:span text:style-name="ATitleBig"><text:span text:style-name="T719"/></text:span></text:p>
      <text:p text:style-name="P207"><text:span text:style-name="ATitleBig"><text:span text:style-name="T717">4. <text:s/></text:span></text:span><text:span text:style-name="ATitleBig"><text:span text:style-name="T716">Counting the Distribution of Primes with Linnik's Identity Summed</text:span></text:span></text:p>
      <text:p text:style-name="P210"><text:span text:style-name="ATitleBig"><text:span text:style-name="T719">1</text:span></text:span><text:span text:style-name="ATitleBig"><text:span text:style-name="T720">4</text:span></text:span></text:p>
      <text:p text:style-name="P210"><text:span text:style-name="ATitleBig"><text:span text:style-name="T719"/></text:span></text:p>
      <text:p text:style-name="P216"><text:span text:style-name="ATitleBig"><text:span text:style-name="T717">5. <text:s/></text:span></text:span><text:span text:style-name="ATitleBig"><text:span text:style-name="T716">Estimating the Distribution of Primes with Linnik's Identity Summed</text:span></text:span></text:p>
      <text:p text:style-name="P220"><text:span text:style-name="ATitleBig"><text:span text:style-name="T720">22</text:span></text:span></text:p>
      <text:p text:style-name="P219"><text:span text:style-name="ATitleBig"><text:span text:style-name="T719"/></text:span></text:p>
      <text:p text:style-name="P207"><text:span text:style-name="ATitleBig"><text:span text:style-name="T717">6. <text:s/></text:span></text:span><text:span text:style-name="ATitleBig"><text:span text:style-name="T718">Identities like</text:span></text:span><text:span text:style-name="ATitleBig"><text:span text:style-name="T716"> Linnik's Identity</text:span></text:span></text:p>
      <text:p text:style-name="P211"><text:span text:style-name="ATitleBig"><text:span text:style-name="T720">27</text:span></text:span></text:p>
      <text:p text:style-name="P210"><text:span text:style-name="ATitleBig"><text:span text:style-name="T719"/></text:span></text:p>
      <text:p text:style-name="P209"><text:span text:style-name="ATitleBig"><text:span text:style-name="T721">7</text:span></text:span><text:span text:style-name="ATitleBig"><text:span text:style-name="T717">. </text:span></text:span><text:span text:style-name="ATitleBig"><text:span text:style-name="T716"><text:s/></text:span></text:span><text:span text:style-name="ATitleBig"><text:span text:style-name="T722">Linnik's Identity Summed and Alternating Series</text:span></text:span></text:p>
      <text:p text:style-name="P212"><text:span text:style-name="ATitleBig"><text:span text:style-name="T720">27</text:span></text:span></text:p>
      <text:p text:style-name="P212"><text:span text:style-name="ATitleBig"><text:span text:style-name="T720"/></text:span></text:p>
      <text:p text:style-name="P207"><text:span text:style-name="ATitleBig"><text:span text:style-name="T721">8</text:span></text:span><text:span text:style-name="ATitleBig"><text:span text:style-name="T717">. <text:s/>Extending Linnik's Identity to Sum Primes</text:span></text:span></text:p>
      <text:p text:style-name="P220"><text:span text:style-name="ATitleBig"><text:span text:style-name="T720">30</text:span></text:span></text:p>
      <text:p text:style-name="P219"><text:span text:style-name="ATitleBig"><text:span text:style-name="T719"/></text:span></text:p>
      <text:p text:style-name="P208"><text:span text:style-name="ATitleBig"><text:span text:style-name="T721">9</text:span></text:span><text:span text:style-name="ATitleBig"><text:span text:style-name="T717">. <text:s/></text:span></text:span><text:span text:style-name="ATitleBig"><text:span text:style-name="T740">More Divisor / Prime Power Connections</text:span></text:span></text:p>
      <text:p text:style-name="P221"><text:span text:style-name="ATitleBig"><text:span text:style-name="T720">30</text:span></text:span></text:p>
      <text:p text:style-name="P221"><text:span text:style-name="ATitleBig"><text:span text:style-name="T720"/></text:span></text:p>
      <text:p text:style-name="P207"><text:span text:style-name="ATitleBig"><text:span text:style-name="T721">10</text:span></text:span><text:span text:style-name="ATitleBig"><text:span text:style-name="T717">. <text:s/>Conclusion</text:span></text:span></text:p>
      <text:p text:style-name="P210"><text:span text:style-name="ATitleBig"><text:span text:style-name="T720">3</text:span></text:span><text:span text:style-name="ATitleBig"><text:span text:style-name="T719">1</text:span></text:span></text:p>
      <text:p text:style-name="P219"><text:span text:style-name="ATitleBig"><text:span text:style-name="T719"/></text:span></text:p>
      <text:p text:style-name="P557"><text:span text:style-name="ATitleBig">2</text:span></text:p>
      <text:p text:style-name="P213"><text:span text:style-name="ATitleBig"/></text:p>
      <text:p text:style-name="P214"><text:span text:style-name="ATitleBig">Linnik's Identity</text:span></text:p>
      <text:p text:style-name="P179"/>
      <text:p text:style-name="P179"/>
      <text:p text:style-name="P179"/>
      <text:p text:style-name="P234"><text:span text:style-name="MathematicaFormatStandardForm"><text:span text:style-name="T118"><text:tab/></text:span></text:span><text:span text:style-name="MathematicaFormatStandardForm"><text:span text:style-name="T190">Let's start </text:span></text:span><text:span text:style-name="MathematicaFormatStandardForm"><text:span text:style-name="T207">with</text:span></text:span><text:span text:style-name="MathematicaFormatStandardForm"><text:span text:style-name="T190"> Linnik's identity </text:span></text:span><text:span text:style-name="MathematicaFormatStandardForm"><text:span text:style-name="T207">for</text:span></text:span><text:span text:style-name="MathematicaFormatStandardForm"><text:span text:style-name="T190"> a single number. <text:s/></text:span></text:span><text:span text:style-name="MathematicaFormatStandardForm"><text:span text:style-name="T335">I</text:span></text:span><text:span text:style-name="MathematicaFormatStandardForm"><text:span text:style-name="T190">t</text:span></text:span><text:span text:style-name="MathematicaFormatStandardForm"><text:span text:style-name="T335">'</text:span></text:span><text:span text:style-name="MathematicaFormatStandardForm"><text:span text:style-name="T190">s a </text:span></text:span><text:span text:style-name="MathematicaFormatStandardForm"><text:span text:style-name="T335">simpler first step, even if it won't be our focus. <text:s/></text:span></text:span><text:span text:style-name="MathematicaFormatStandardForm"><text:span text:style-name="T190">This section introduce</text:span></text:span><text:span text:style-name="MathematicaFormatStandardForm"><text:span text:style-name="T207">s</text:span></text:span><text:span text:style-name="MathematicaFormatStandardForm"><text:span text:style-name="T190"> </text:span></text:span><text:span text:style-name="MathematicaFormatStandardForm"><text:span text:style-name="T356">divisor-style functions, show</text:span></text:span><text:span text:style-name="MathematicaFormatStandardForm"><text:span text:style-name="T362">ing</text:span></text:span><text:span text:style-name="MathematicaFormatStandardForm"><text:span text:style-name="T356"> several </text:span></text:span><text:span text:style-name="MathematicaFormatStandardForm"><text:span text:style-name="T362">place where they mirror </text:span></text:span><text:span text:style-name="MathematicaFormatStandardForm"><text:span text:style-name="T356">rules and properties </text:span></text:span><text:span text:style-name="MathematicaFormatStandardForm"><text:span text:style-name="T362">of </text:span></text:span><text:span text:style-name="MathematicaFormatStandardForm"><text:span text:style-name="T356">power series. <text:s/>It also introduces </text:span></text:span><text:span text:style-name="MathematicaFormatStandardForm"><text:span text:style-name="T190">the prime identifying function</text:span></text:span><text:span text:style-name="MathematicaFormatStandardForm"><text:span text:style-name="T191"><draw:frame draw:style-name="fr2" draw:name="Object22" text:anchor-type="as-char" svg:y="-0.1484in" svg:width="0.7319in" svg:height="0.2098in" draw:z-index="41"><draw:object xlink:href="./Object 104" xlink:type="simple" xlink:show="embed" xlink:actuate="onLoad"/><draw:image xlink:href="./ObjectReplacements/Object 104" xlink:type="simple" xlink:show="embed" xlink:actuate="onLoad"/><svg:desc>formula</svg:desc></draw:frame></text:span></text:span><text:span text:style-name="MathematicaFormatStandardForm"><text:span text:style-name="T191">, </text:span></text:span><text:span text:style-name="MathematicaFormatStandardForm"><text:span text:style-name="T190">a strict count of divisor function</text:span></text:span><text:span text:style-name="MathematicaFormatStandardForm"><text:span text:style-name="T108"><draw:frame draw:style-name="fr2" draw:name="Object101" text:anchor-type="as-char" svg:y="-0.172in" svg:width="0.9075in" svg:height="0.2335in" draw:z-index="42"><draw:object xlink:href="./Object 105" xlink:type="simple" xlink:show="embed" xlink:actuate="onLoad"/><draw:image xlink:href="./ObjectReplacements/Object 105" xlink:type="simple" xlink:show="embed" xlink:actuate="onLoad"/><svg:desc>formula</svg:desc></draw:frame></text:span></text:span><text:span text:style-name="MathematicaFormatStandardForm"><text:span text:style-name="T108">, </text:span></text:span><text:span text:style-name="MathematicaFormatStandardForm"><text:span text:style-name="T210">and </text:span></text:span><text:span text:style-name="MathematicaFormatStandardForm"><text:span text:style-name="T190">then immediately connect</text:span></text:span><text:span text:style-name="MathematicaFormatStandardForm"><text:span text:style-name="T208">s</text:span></text:span><text:span text:style-name="MathematicaFormatStandardForm"><text:span text:style-name="T190"> the two. <text:s/></text:span></text:span></text:p>
      <text:p text:style-name="P234"><text:span text:style-name="MathematicaFormatStandardForm"><text:span text:style-name="T190"><text:tab/></text:span></text:span><text:span text:style-name="MathematicaFormatStandardForm"><text:span text:style-name="T209">T</text:span></text:span><text:span text:style-name="MathematicaFormatStandardForm"><text:span text:style-name="T190">hat will be Linnik's identity.</text:span></text:span></text:p>
      <text:p text:style-name="P184"/>
      <text:p text:style-name="P563"/>
      <text:p text:style-name="P185"/>
      <text:p text:style-name="P3"><text:span text:style-name="ATitleMid"><text:span text:style-name="T615">2-1: Our “is this prime?” function</text:span></text:span></text:p>
      <text:p text:style-name="P78"/>
      <text:p text:style-name="P78"/>
      <text:p text:style-name="P79"><text:tab/><text:span text:style-name="T625">We need to define our prime-identifying function. <text:s/>We'll call it</text:span><text:span text:style-name="T625"><draw:frame draw:style-name="fr2" draw:name="Object25" text:anchor-type="as-char" svg:y="-0.1484in" svg:width="0.9701in" svg:height="0.2098in" draw:z-index="43"><draw:object xlink:href="./Object 25" xlink:type="simple" xlink:show="embed" xlink:actuate="onLoad"/><draw:image xlink:href="./ObjectReplacements/Object 25" xlink:type="simple" xlink:show="embed" xlink:actuate="onLoad"/></draw:frame></text:span><text:span text:style-name="T625">(it lacks standard notation). <text:s/>It's defined like so:</text:span></text:p>
      <text:p text:style-name="P164"/>
      <text:p text:style-name="P8"><draw:frame draw:style-name="fr3" draw:name="Object15" text:anchor-type="as-char" svg:y="-0.2654in" svg:width="3.6457in" svg:height="0.4354in" draw:z-index="44"><draw:object xlink:href="./Object 15" xlink:type="simple" xlink:show="embed" xlink:actuate="onLoad"/><draw:image xlink:href="./ObjectReplacements/Object 15" xlink:type="simple" xlink:show="embed" xlink:actuate="onLoad"/></draw:frame></text:p>
      <text:p text:style-name="P81"/>
      <text:p text:style-name="P96"><text:span text:style-name="T100"><text:tab/></text:span><text:span text:style-name="T100"><draw:frame draw:style-name="fr2" draw:name="Object27" text:anchor-type="as-char" svg:y="-0.1484in" svg:width="0.9701in" svg:height="0.2098in" draw:z-index="45"><draw:object xlink:href="./Object 27" xlink:type="simple" xlink:show="embed" xlink:actuate="onLoad"/><draw:image xlink:href="./ObjectReplacements/Object 27" xlink:type="simple" xlink:show="embed" xlink:actuate="onLoad"/></draw:frame></text:span><text:span text:style-name="T100">isn't a pure “is this number prime?” function.</text:span></text:p>
      <text:p text:style-name="P146"><text:tab/>For<draw:frame draw:style-name="fr2" draw:name="Object318" text:anchor-type="as-char" svg:y="-0.1484in" svg:width="3.0917in" svg:height="0.2098in" draw:z-index="46"><draw:object xlink:href="./Object 318" xlink:type="simple" xlink:show="embed" xlink:actuate="onLoad"/><draw:image xlink:href="./ObjectReplacements/Object 318" xlink:type="simple" xlink:show="embed" xlink:actuate="onLoad"/></draw:frame>, or other primes, its value is 1. <text:s/>For<draw:frame draw:style-name="fr2" draw:name="Object319" text:anchor-type="as-char" svg:y="-0.1484in" svg:width="1.3756in" svg:height="0.1909in" draw:z-index="47"><draw:object xlink:href="./Object 319" xlink:type="simple" xlink:show="embed" xlink:actuate="onLoad"/><draw:image xlink:href="./ObjectReplacements/Object 319" xlink:type="simple" xlink:show="embed" xlink:actuate="onLoad"/><svg:desc>formula</svg:desc></draw:frame>, and other composites divisible <text:span text:style-name="T725">by at least two</text:span> prime<text:span text:style-name="T725">s</text:span>, its value is 0. <text:s/><text:span text:style-name="T725">That's enough to be very </text:span>nearly an “is this number prime?” function.</text:p>
      <text:p text:style-name="P98"><text:span text:style-name="T100"><text:tab/>However, given primes to powers, its value is a fraction, not 0. <text:s/></text:span><text:span text:style-name="T100"><draw:frame draw:style-name="fr2" draw:name="Object320" text:anchor-type="as-char" svg:y="-0.2445in" svg:width="1.7402in" svg:height="0.3937in" draw:z-index="48"><draw:object xlink:href="./Object 320" xlink:type="simple" xlink:show="embed" xlink:actuate="onLoad"/><draw:image xlink:href="./ObjectReplacements/Object 320" xlink:type="simple" xlink:show="embed" xlink:actuate="onLoad"/><svg:desc>formula</svg:desc></draw:frame></text:span><text:span text:style-name="T100">. <text:s/></text:span><text:span text:style-name="T100"><draw:frame draw:style-name="fr2" draw:name="Object321" text:anchor-type="as-char" svg:y="-0.2445in" svg:width="1.8138in" svg:height="0.3937in" draw:z-index="49"><draw:object xlink:href="./Object 321" xlink:type="simple" xlink:show="embed" xlink:actuate="onLoad"/><draw:image xlink:href="./ObjectReplacements/Object 321" xlink:type="simple" xlink:show="embed" xlink:actuate="onLoad"/><svg:desc>formula</svg:desc></draw:frame></text:span><text:span text:style-name="T100">. <text:s/></text:span><text:span text:style-name="T100"><draw:frame draw:style-name="fr2" draw:name="Object33" text:anchor-type="as-char" svg:y="-0.2445in" svg:width="0.8402in" svg:height="0.3937in" draw:z-index="50"><draw:object xlink:href="./Object 33" xlink:type="simple" xlink:show="embed" xlink:actuate="onLoad"/><draw:image xlink:href="./ObjectReplacements/Object 33" xlink:type="simple" xlink:show="embed" xlink:actuate="onLoad"/></draw:frame></text:span><text:span text:style-name="T100">. <text:s/>We'll have a method later to deal with this peculiarity. <text:s/>Additionally, </text:span><text:span text:style-name="T100"><draw:frame draw:style-name="fr2" draw:name="Object336" text:anchor-type="as-char" svg:y="-0.1484in" svg:width="0.3992in" svg:height="0.1909in" draw:z-index="51"><draw:object xlink:href="./Object 336" xlink:type="simple" xlink:show="embed" xlink:actuate="onLoad"/><draw:image xlink:href="./ObjectReplacements/Object 336" xlink:type="simple" xlink:show="embed" xlink:actuate="onLoad"/><svg:desc>formula</svg:desc></draw:frame></text:span><text:span text:style-name="T100">is 0.</text:span></text:p>
      <text:p text:style-name="P80"><text:span text:style-name="T100"><text:tab/>So, why this function? <text:s/>Well, much as </text:span><text:span text:style-name="T102">e</text:span><text:span text:style-name="T101"> just is the natural base for exponentiation, and</text:span><text:span text:style-name="T101"><draw:frame draw:style-name="fr2" draw:name="Object29" text:anchor-type="as-char" svg:y="-0.1484in" svg:width="0.2862in" svg:height="0.1846in" draw:z-index="52"><draw:object xlink:href="./Object 29" xlink:type="simple" xlink:show="embed" xlink:actuate="onLoad"/><draw:image xlink:href="./ObjectReplacements/Object 29" xlink:type="simple" xlink:show="embed" xlink:actuate="onLoad"/><svg:desc>formula</svg:desc></draw:frame></text:span><text:span text:style-name="T101">is the natural unit for trigonometric functions, the plumbing of math just strongly, strongly favors</text:span><text:span text:style-name="T101"><draw:frame draw:style-name="fr2" draw:name="Object30" text:anchor-type="as-char" svg:y="-0.1484in" svg:width="0.4071in" svg:height="0.1909in" draw:z-index="53"><draw:object xlink:href="./Object 30" xlink:type="simple" xlink:show="embed" xlink:actuate="onLoad"/><draw:image xlink:href="./ObjectReplacements/Object 30" xlink:type="simple" xlink:show="embed" xlink:actuate="onLoad"/><svg:desc>formula</svg:desc></draw:frame></text:span><text:span text:style-name="T101">as the natural “is this number prime?” function.</text:span></text:p>
      <text:p text:style-name="P86"><text:span text:style-name="T100"><text:tab/>Mathematica doesn't provide</text:span><text:span text:style-name="T100"><draw:frame draw:style-name="fr2" draw:name="Object31" text:anchor-type="as-char" svg:y="-0.1484in" svg:width="0.4071in" svg:height="0.1909in" draw:z-index="54"><draw:object xlink:href="./Object 26" xlink:type="simple" xlink:show="embed" xlink:actuate="onLoad"/><draw:image xlink:href="./ObjectReplacements/Object 26" xlink:type="simple" xlink:show="embed" xlink:actuate="onLoad"/><svg:desc>formula</svg:desc></draw:frame></text:span><text:span text:style-name="T100">, so for reference, we evaluate it like this:</text:span></text:p>
      <text:p text:style-name="P145"/>
      <text:p text:style-name="P8"><text:span text:style-name="T92"><draw:frame draw:style-name="fr2" draw:name="Object26" text:anchor-type="as-char" svg:y="-0.2508in" svg:width="1.4917in" svg:height="0.4in" draw:z-index="55"><draw:object xlink:href="./Object 31" xlink:type="simple" xlink:show="embed" xlink:actuate="onLoad"/><draw:image xlink:href="./ObjectReplacements/Object 31" xlink:type="simple" xlink:show="embed" xlink:actuate="onLoad"/><svg:desc>formula</svg:desc></draw:frame></text:span> </text:p>
      <text:p text:style-name="P8"/>
      <text:p text:style-name="P446"><text:span text:style-name="Primes">PrimeK[n_] := </text:span><text:span text:style-name="Primes"><text:span text:style-name="T751">If[n==1,0,</text:span></text:span><text:span text:style-name="Primes">FullSimplify[ MangoldtLambda[ n ] / Log[ n ]]</text:span><text:span text:style-name="Primes"><text:span text:style-name="T751">]</text:span></text:span></text:p>
      <text:p text:style-name="P451"><text:span text:style-name="Table">Table[{ n, </text:span><text:span text:style-name="Primes">PrimeK[ n ]</text:span><text:span text:style-name="Table">}, { n, </text:span><text:span text:style-name="Table"><text:span text:style-name="T751">1</text:span></text:span><text:span text:style-name="Table">, 100}] // TableForm</text:span></text:p>
      <text:p text:style-name="P451"><text:span text:style-name="Table"/></text:p>
      <text:p text:style-name="P451"><text:span text:style-name="Table"/></text:p>
      <text:p text:style-name="P451"><text:span text:style-name="Table"/></text:p>
      <text:p text:style-name="P574"><text:soft-page-break/></text:p>
      <text:p text:style-name="P185"/>
      <text:p text:style-name="P175"><text:span text:style-name="ATitleMid"><text:span text:style-name="T615">2-2: </text:span></text:span><text:span text:style-name="ATitleMid">Count</text:span><text:span text:style-name="ATitleMid"><text:span text:style-name="T658">ing Divisors</text:span></text:span></text:p>
      <text:p text:style-name="P67"/>
      <text:p text:style-name="P67"/>
      <text:p text:style-name="P88"><text:span text:style-name="MathematicaFormatStandardForm"><text:span text:style-name="T110"><text:tab/></text:span></text:span><text:span text:style-name="MathematicaFormatStandardForm"><text:span text:style-name="T123">Linnik's </text:span></text:span><text:span text:style-name="MathematicaFormatStandardForm"><text:span text:style-name="T316">i</text:span></text:span><text:span text:style-name="MathematicaFormatStandardForm"><text:span text:style-name="T123">dentity connects primes to </text:span></text:span><text:span text:style-name="MathematicaFormatStandardForm"><text:span text:style-name="T335">counts of </text:span></text:span><text:span text:style-name="MathematicaFormatStandardForm"><text:span text:style-name="T123">divisor, so w</text:span></text:span><text:span text:style-name="MathematicaFormatStandardForm"><text:span text:style-name="T116">e </text:span></text:span><text:span text:style-name="MathematicaFormatStandardForm"><text:span text:style-name="T119">also </text:span></text:span><text:span text:style-name="MathematicaFormatStandardForm"><text:span text:style-name="T116">need divisor </text:span></text:span><text:span text:style-name="MathematicaFormatStandardForm"><text:span text:style-name="T147">counting </text:span></text:span><text:span text:style-name="MathematicaFormatStandardForm"><text:span text:style-name="T116">function</text:span></text:span><text:span text:style-name="MathematicaFormatStandardForm"><text:span text:style-name="T130">s</text:span></text:span><text:span text:style-name="MathematicaFormatStandardForm"><text:span text:style-name="T116">. <text:s/></text:span></text:span><text:span text:style-name="MathematicaFormatStandardForm"><text:span text:style-name="T128">We'</text:span></text:span><text:span text:style-name="MathematicaFormatStandardForm"><text:span text:style-name="T321">ll</text:span></text:span><text:span text:style-name="MathematicaFormatStandardForm"><text:span text:style-name="T128"> use two, one that doesn't treat 1 as a divisor, and then one that does.</text:span></text:span></text:p>
      <text:p text:style-name="P88"><text:span text:style-name="MathematicaFormatStandardForm"><text:span text:style-name="T128"/></text:span></text:p>
      <text:p text:style-name="P267"><text:span text:style-name="ATitleSmall">2-2a: The Strict Count of Divisors Function, </text:span><text:span text:style-name="ATitleSmall"><text:span text:style-name="T100"><draw:frame draw:style-name="fr2" draw:name="Object248" text:anchor-type="as-char" svg:y="-0.172in" svg:width="1.1272in" svg:height="0.2335in" draw:z-index="56"><draw:object xlink:href="./Object 248" xlink:type="simple" xlink:show="embed" xlink:actuate="onLoad"/><draw:image xlink:href="./ObjectReplacements/Object 248" xlink:type="simple" xlink:show="embed" xlink:actuate="onLoad"/><svg:desc>formula</svg:desc></draw:frame></text:span></text:span></text:p>
      <text:p text:style-name="P88"><text:span text:style-name="MathematicaFormatStandardForm"><text:span text:style-name="T116"/></text:span></text:p>
      <text:p text:style-name="P88"><text:span text:style-name="MathematicaFormatStandardForm"><text:span text:style-name="T116"><text:tab/></text:span></text:span><text:span text:style-name="MathematicaFormatStandardForm"><text:span text:style-name="T128">First, l</text:span></text:span><text:span text:style-name="MathematicaFormatStandardForm"><text:span text:style-name="T111">et's define </text:span></text:span><text:span text:style-name="MathematicaFormatStandardForm"><text:span text:style-name="T131">our</text:span></text:span><text:span text:style-name="MathematicaFormatStandardForm"><text:span text:style-name="T111"> strict count of divisors function </text:span></text:span><text:span text:style-name="MathematicaFormatStandardForm"><text:span text:style-name="T112">as</text:span></text:span></text:p>
      <text:p text:style-name="P82"><text:span text:style-name="MathematicaFormatStandardForm"><text:span text:style-name="T112"/></text:span></text:p>
      <text:p text:style-name="P6"><draw:frame draw:style-name="fr3" draw:name="Object49" text:anchor-type="as-char" svg:y="-0.1929in" svg:width="2.2465in" svg:height="0.3972in" draw:z-index="57"><draw:object xlink:href="./Object 49" xlink:type="simple" xlink:show="embed" xlink:actuate="onLoad"/><draw:image xlink:href="./ObjectReplacements/Object 49" xlink:type="simple" xlink:show="embed" xlink:actuate="onLoad"/></draw:frame></text:p>
      <text:p text:style-name="P68"><text:span text:style-name="MathematicaFormatStandardForm"><text:span text:style-name="T111"/></text:span></text:p>
      <text:p text:style-name="P83"><text:span text:style-name="MathematicaFormatStandardForm"><text:span text:style-name="T108"><text:tab/></text:span></text:span><text:span text:style-name="MathematicaFormatStandardForm"><text:span text:style-name="T108"><draw:frame draw:style-name="fr2" draw:name="Object51" text:anchor-type="as-char" svg:y="-0.172in" svg:width="1.1272in" svg:height="0.2335in" draw:z-index="58"><draw:object xlink:href="./Object 51" xlink:type="simple" xlink:show="embed" xlink:actuate="onLoad"/><draw:image xlink:href="./ObjectReplacements/Object 51" xlink:type="simple" xlink:show="embed" xlink:actuate="onLoad"/><svg:desc>formula</svg:desc></draw:frame></text:span></text:span><text:span text:style-name="MathematicaFormatStandardForm"><text:span text:style-name="T111">is the count of solutions to </text:span></text:span><text:span text:style-name="MathematicaFormatStandardForm"><text:span text:style-name="T108"><draw:frame draw:style-name="fr2" draw:name="Object52" text:anchor-type="as-char" svg:y="-0.1484in" svg:width="1.0398in" svg:height="0.2098in" draw:z-index="59"><draw:object xlink:href="./Object 52" xlink:type="simple" xlink:show="embed" xlink:actuate="onLoad"/><draw:image xlink:href="./ObjectReplacements/Object 52" xlink:type="simple" xlink:show="embed" xlink:actuate="onLoad"/><svg:desc>formula</svg:desc></draw:frame></text:span></text:span><text:span text:style-name="MathematicaFormatStandardForm"><text:span text:style-name="T111">where </text:span></text:span><text:span text:style-name="MathematicaFormatStandardForm"><text:span text:style-name="T108"><draw:frame draw:style-name="fr2" draw:name="Object53" text:anchor-type="as-char" svg:y="-0.1484in" svg:width="0.2055in" svg:height="0.2098in" draw:z-index="60"><draw:object xlink:href="./Object 53" xlink:type="simple" xlink:show="embed" xlink:actuate="onLoad"/><draw:image xlink:href="./ObjectReplacements/Object 53" xlink:type="simple" xlink:show="embed" xlink:actuate="onLoad"/><svg:desc>formula</svg:desc></draw:frame></text:span></text:span><text:span text:style-name="MathematicaFormatStandardForm"><text:span text:style-name="T111">is an integer greater than 1 </text:span></text:span><text:span text:style-name="MathematicaFormatStandardForm"><text:span text:style-name="T120">(excluding 1 makes it strict)</text:span></text:span><text:span text:style-name="MathematicaFormatStandardForm"><text:span text:style-name="T111">. <text:s/>So, for example, since 12 can be expressed as </text:span></text:span><text:span text:style-name="MathematicaFormatStandardForm"><text:span text:style-name="T108"><draw:frame draw:style-name="fr2" draw:name="Object54" text:anchor-type="as-char" svg:y="-0.1484in" svg:width="1.439in" svg:height="0.1846in" draw:z-index="61"><draw:object xlink:href="./Object 54" xlink:type="simple" xlink:show="embed" xlink:actuate="onLoad"/><draw:image xlink:href="./ObjectReplacements/Object 54" xlink:type="simple" xlink:show="embed" xlink:actuate="onLoad"/><svg:desc>formula</svg:desc></draw:frame></text:span></text:span><text:span text:style-name="MathematicaFormatStandardForm"><text:span text:style-name="T108">, </text:span></text:span><text:span text:style-name="MathematicaFormatStandardForm"><text:span text:style-name="T108"><draw:frame draw:style-name="fr2" draw:name="Object55" text:anchor-type="as-char" svg:y="-0.1484in" svg:width="0.8402in" svg:height="0.2098in" draw:z-index="62"><draw:object xlink:href="./Object 55" xlink:type="simple" xlink:show="embed" xlink:actuate="onLoad"/><draw:image xlink:href="./ObjectReplacements/Object 55" xlink:type="simple" xlink:show="embed" xlink:actuate="onLoad"/><svg:desc>formula</svg:desc></draw:frame></text:span></text:span><text:span text:style-name="MathematicaFormatStandardForm"><text:span text:style-name="T108">. <text:s/></text:span></text:span><text:span text:style-name="MathematicaFormatStandardForm"><text:span text:style-name="T111">As another example, 30 can be expressed as </text:span></text:span><text:span text:style-name="MathematicaFormatStandardForm"><text:span text:style-name="T108"><draw:frame draw:style-name="fr2" draw:name="Object56" text:anchor-type="as-char" svg:y="-0.1484in" svg:width="0.4445in" svg:height="0.1846in" draw:z-index="65"><draw:object xlink:href="./Object 56" xlink:type="simple" xlink:show="embed" xlink:actuate="onLoad"/><draw:image xlink:href="./ObjectReplacements/Object 56" xlink:type="simple" xlink:show="embed" xlink:actuate="onLoad"/><svg:desc>formula</svg:desc></draw:frame></text:span></text:span><text:span text:style-name="MathematicaFormatStandardForm"><text:span text:style-name="T111">with 6 possible combinations (as 3!, in fact), so</text:span></text:span><text:span text:style-name="MathematicaFormatStandardForm"><text:span text:style-name="T108"><draw:frame draw:style-name="fr2" draw:name="Object57" text:anchor-type="as-char" svg:y="-0.1484in" svg:width="0.8346in" svg:height="0.2098in" draw:z-index="66"><draw:object xlink:href="./Object 57" xlink:type="simple" xlink:show="embed" xlink:actuate="onLoad"/><draw:image xlink:href="./ObjectReplacements/Object 57" xlink:type="simple" xlink:show="embed" xlink:actuate="onLoad"/><svg:desc>formula</svg:desc></draw:frame></text:span></text:span><text:span text:style-name="MathematicaFormatStandardForm"><text:span text:style-name="T108">.</text:span></text:span></text:p>
      <text:p text:style-name="P96"><text:span text:style-name="MathematicaFormatStandardForm"><text:span text:style-name="T108"><text:tab/></text:span></text:span><text:span text:style-name="MathematicaFormatStandardForm"><text:span text:style-name="T108"><draw:frame draw:style-name="fr2" draw:name="Object7" text:anchor-type="as-char" svg:y="-0.172in" svg:width="1.1272in" svg:height="0.2335in" draw:z-index="67"><draw:object xlink:href="./Object 7" xlink:type="simple" xlink:show="embed" xlink:actuate="onLoad"/><draw:image xlink:href="./ObjectReplacements/Object 7" xlink:type="simple" xlink:show="embed" xlink:actuate="onLoad"/><svg:desc>formula</svg:desc></draw:frame></text:span></text:span><text:span text:style-name="MathematicaFormatStandardForm"><text:span text:style-name="T321">is easier to calculate using this identity:</text:span></text:span></text:p>
      <text:p text:style-name="P84"><text:span text:style-name="MathematicaFormatStandardForm"><text:span text:style-name="T117"/></text:span></text:p>
      <text:p text:style-name="P20"><text:span text:style-name="MathematicaFormatStandardForm"><text:span text:style-name="T107"><draw:frame draw:style-name="fr3" draw:name="Object61" text:anchor-type="as-char" svg:y="-0.4398in" svg:width="3.9047in" svg:height="0.8437in" draw:z-index="68"><draw:object xlink:href="./Object 61" xlink:type="simple" xlink:show="embed" xlink:actuate="onLoad"/><draw:image xlink:href="./ObjectReplacements/Object 61" xlink:type="simple" xlink:show="embed" xlink:actuate="onLoad"/></draw:frame></text:span></text:span></text:p>
      <text:p text:style-name="P20"><text:span text:style-name="MathematicaFormatStandardForm"><text:span text:style-name="T107"/></text:span></text:p>
      <text:p text:style-name="P29"><text:span text:style-name="D2">d</text:span><text:span text:style-name="D2"><text:span text:style-name="T665">2</text:span></text:span><text:span text:style-name="D2">[n_,k_] := Sum[ d</text:span><text:span text:style-name="D2"><text:span text:style-name="T665">2</text:span></text:span><text:span text:style-name="D2">[ j, k - 1 ] d</text:span><text:span text:style-name="D2"><text:span text:style-name="T665">2</text:span></text:span><text:span text:style-name="D2">[ n / j, 1 ], { j, Divisors[ n ]}]; d</text:span><text:span text:style-name="D2"><text:span text:style-name="T665">2</text:span></text:span><text:span text:style-name="D2">[n_, 1] := </text:span><text:span text:style-name="D2"><text:span text:style-name="T725">1</text:span></text:span><text:span text:style-name="D2">; </text:span><text:span text:style-name="D2"><text:span text:style-name="T725">d2[1,1]:=0;</text:span></text:span><text:span text:style-name="D2"> d</text:span><text:span text:style-name="D2"><text:span text:style-name="T665">2</text:span></text:span><text:span text:style-name="D2">[ n_, </text:span><text:span text:style-name="D2"><text:span text:style-name="T666">0</text:span></text:span><text:span text:style-name="D2">] := </text:span><text:span text:style-name="D2"><text:span text:style-name="T667">0; d2[ 1, 0]:=1</text:span></text:span></text:p>
      <text:p text:style-name="P443"><text:span text:style-name="Table">Grid[ Table[ </text:span><text:span text:style-name="D2">d</text:span><text:span text:style-name="D2"><text:span text:style-name="T665">2</text:span></text:span><text:span text:style-name="D2">[ n, k ]</text:span><text:span text:style-name="Table">, { n, 1, 100 }, { k, 1, </text:span><text:span text:style-name="Table"><text:span text:style-name="T725">7</text:span></text:span><text:span text:style-name="Table"> }]]</text:span></text:p>
      <text:p text:style-name="P87"><text:span text:style-name="MathematicaFormatStandardForm"><text:span text:style-name="T117"/></text:span></text:p>
      <text:p text:style-name="P102"><text:span text:style-name="MathematicaFormatStandardForm"><text:span text:style-name="T117"><text:tab/></text:span></text:span><text:span text:style-name="MathematicaFormatStandardForm"><text:span text:style-name="T354">Note that this first identity can be generalized further</text:span></text:span><text:span text:style-name="MathematicaFormatStandardForm"><text:span text:style-name="T117"> </text:span></text:span><text:span text:style-name="MathematicaFormatStandardForm"><text:span text:style-name="T354">to</text:span></text:span><text:span text:style-name="MathematicaFormatStandardForm"><text:span text:style-name="T108"><draw:frame draw:style-name="fr2" draw:name="Object408" text:anchor-type="as-char" svg:y="-0.172in" svg:width="3.961in" svg:height="0.3437in" draw:z-index="69"><draw:object xlink:href="./Object 408" xlink:type="simple" xlink:show="embed" xlink:actuate="onLoad"/><draw:image xlink:href="./ObjectReplacements/Object 408" xlink:type="simple" xlink:show="embed" xlink:actuate="onLoad"/><svg:desc>formula</svg:desc></draw:frame></text:span></text:span><text:span text:style-name="MathematicaFormatStandardForm"><text:span text:style-name="T108">, </text:span></text:span><text:span text:style-name="MathematicaFormatStandardForm"><text:span text:style-name="T355">where</text:span></text:span><text:span text:style-name="MathematicaFormatStandardForm"><text:span text:style-name="T108"><draw:frame draw:style-name="fr2" draw:name="Object409" text:anchor-type="as-char" svg:y="-0.1484in" svg:width="0.5744in" svg:height="0.1846in" draw:z-index="70"><draw:object xlink:href="./Object 409" xlink:type="simple" xlink:show="embed" xlink:actuate="onLoad"/><draw:image xlink:href="./ObjectReplacements/Object 409" xlink:type="simple" xlink:show="embed" xlink:actuate="onLoad"/><svg:desc>formula</svg:desc></draw:frame></text:span></text:span><text:span text:style-name="MathematicaFormatStandardForm"><text:span text:style-name="T108">. <text:s/></text:span></text:span><text:span text:style-name="MathematicaFormatStandardForm"><text:span text:style-name="T356">N</text:span></text:span><text:span text:style-name="MathematicaFormatStandardForm"><text:span text:style-name="T355">ote too the similarity here to</text:span></text:span><text:span text:style-name="MathematicaFormatStandardForm"><text:span text:style-name="T108"><draw:frame draw:style-name="fr2" draw:name="Object410" text:anchor-type="as-char" svg:y="-0.172in" svg:width="0.8437in" svg:height="0.2083in" draw:z-index="71"><draw:object xlink:href="./Object 410" xlink:type="simple" xlink:show="embed" xlink:actuate="onLoad"/><draw:image xlink:href="./ObjectReplacements/Object 410" xlink:type="simple" xlink:show="embed" xlink:actuate="onLoad"/><svg:desc>formula</svg:desc></draw:frame></text:span></text:span><text:span text:style-name="MathematicaFormatStandardForm"><text:span text:style-name="T108">.</text:span></text:span></text:p>
      <text:p text:style-name="P87"><text:span text:style-name="MathematicaFormatStandardForm"><text:span text:style-name="T117"/></text:span></text:p>
      <text:p text:style-name="P87"><text:span text:style-name="MathematicaFormatStandardForm"><text:span text:style-name="T117"/></text:span></text:p>
      <text:p text:style-name="P87"><text:span text:style-name="MathematicaFormatStandardForm"><text:span text:style-name="T117"/></text:span></text:p>
      <text:p text:style-name="P268"><text:span text:style-name="ATitleSmall">2-2b: The Count of Divisors Function, </text:span><text:span text:style-name="MathematicaFormatStandardForm"><text:span text:style-name="T108"><draw:frame draw:style-name="fr2" draw:name="Object249" text:anchor-type="as-char" svg:y="-0.172in" svg:width="0.7898in" svg:height="0.2335in" draw:z-index="72"><draw:object xlink:href="./Object 249" xlink:type="simple" xlink:show="embed" xlink:actuate="onLoad"/><draw:image xlink:href="./ObjectReplacements/Object 249" xlink:type="simple" xlink:show="embed" xlink:actuate="onLoad"/><svg:desc>formula</svg:desc></draw:frame></text:span></text:span></text:p>
      <text:p text:style-name="P93"><text:span text:style-name="MathematicaFormatStandardForm"><text:span text:style-name="T117"/></text:span></text:p>
      <text:p text:style-name="P93"><text:span text:style-name="MathematicaFormatStandardForm"><text:span text:style-name="T117"><text:tab/></text:span></text:span><text:span text:style-name="MathematicaFormatStandardForm"><text:span text:style-name="T132">That's one count of divisor function we need. <text:s/></text:span></text:span><text:span text:style-name="MathematicaFormatStandardForm"><text:span text:style-name="T163">The other is </text:span></text:span><text:span text:style-name="MathematicaFormatStandardForm"><text:span text:style-name="T132">t</text:span></text:span><text:span text:style-name="MathematicaFormatStandardForm"><text:span text:style-name="T129">he standard number theory count of divisor function, </text:span></text:span><text:span text:style-name="MathematicaFormatStandardForm"><text:span text:style-name="T108"><draw:frame draw:style-name="fr2" draw:name="Object43" text:anchor-type="as-char" svg:y="-0.1484in" svg:width="0.4728in" svg:height="0.2098in" draw:z-index="73"><draw:object xlink:href="./Object 43" xlink:type="simple" xlink:show="embed" xlink:actuate="onLoad"/><draw:image xlink:href="./ObjectReplacements/Object 43" xlink:type="simple" xlink:show="embed" xlink:actuate="onLoad"/><svg:desc>formula</svg:desc></draw:frame></text:span></text:span><text:span text:style-name="MathematicaFormatStandardForm"><text:span text:style-name="T243">(sometimes referred to as</text:span></text:span><text:span text:style-name="MathematicaFormatStandardForm"><text:span text:style-name="T108"><draw:frame draw:style-name="fr2" draw:name="Object83" text:anchor-type="as-char" svg:y="-0.1484in" svg:width="0.4547in" svg:height="0.2098in" draw:z-index="74"><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243">).</text:span></text:span><text:span text:style-name="MathematicaFormatStandardForm"><text:span text:style-name="T108"> <text:s/></text:span></text:span><text:span text:style-name="MathematicaFormatStandardForm"><text:span text:style-name="T321">It treats</text:span></text:span><text:span text:style-name="MathematicaFormatStandardForm"><text:span text:style-name="T211"> </text:span></text:span><text:span text:style-name="MathematicaFormatStandardForm"><text:span text:style-name="T132">1</text:span></text:span><text:span text:style-name="MathematicaFormatStandardForm"><text:span text:style-name="T126"> </text:span></text:span><text:span text:style-name="MathematicaFormatStandardForm"><text:span text:style-name="T127">as a factor </text:span></text:span><text:span text:style-name="MathematicaFormatStandardForm"><text:span text:style-name="T132">when counting </text:span></text:span><text:span text:style-name="MathematicaFormatStandardForm"><text:span text:style-name="T335">solutions</text:span></text:span><text:span text:style-name="MathematicaFormatStandardForm"><text:span text:style-name="T126">.</text:span></text:span></text:p>
      <text:p text:style-name="P16"><text:span text:style-name="MathematicaFormatStandardForm"><text:span text:style-name="T107"/></text:span></text:p>
      <text:p text:style-name="P108"><text:span text:style-name="MathematicaFormatStandardForm"><text:span text:style-name="T448"><draw:frame draw:style-name="fr2" draw:name="Object105" text:anchor-type="as-char" svg:y="-0.172in" svg:width="7.3701in" svg:height="0.3555in" draw:z-index="75"><draw:object xlink:href="./Object 109" xlink:type="simple" xlink:show="embed" xlink:actuate="onLoad"/><draw:image xlink:href="./ObjectReplacements/Object 109" xlink:type="simple" xlink:show="embed" xlink:actuate="onLoad"/></draw:frame></text:span></text:span></text:p>
      <text:p text:style-name="P108"><text:span text:style-name="MathematicaFormatStandardForm"><text:span text:style-name="T459"/></text:span></text:p>
      <text:p text:style-name="P375"><text:span text:style-name="D1">d[n_,k_] := Sum[ d[ j, k - 1 ] d[ n / j, 1 ], { j, Divisors[ n ]}]; d[ n_, 1 ] := 1; d[ n_, 0 ] := 0; d[ 1, 0 ] := 1</text:span></text:p>
      <text:p text:style-name="P444"><text:span text:style-name="Table">Grid[ Table[ </text:span><text:span text:style-name="D1">d[ n, k ]</text:span><text:span text:style-name="Table">, { n, 1, 100 }, { k, 1, 10 }]]</text:span></text:p>
      <text:p text:style-name="P442"><text:span text:style-name="MathematicaFormatStandardForm"><text:span text:style-name="T611"/></text:span></text:p>
      <text:p text:style-name="P442"><text:span text:style-name="MathematicaFormatStandardForm"><text:span text:style-name="T611"/></text:span></text:p>
      <text:p text:style-name="P442"><text:span text:style-name="MathematicaFormatStandardForm"><text:span text:style-name="T611"/></text:span></text:p>
      <text:p text:style-name="P442"><text:span text:style-name="MathematicaFormatStandardForm"><text:span text:style-name="T611"/></text:span></text:p>
      <text:p text:style-name="P442"><text:span text:style-name="MathematicaFormatStandardForm"><text:span text:style-name="T611"/></text:span></text:p>
      <text:p text:style-name="P269"><text:soft-page-break/><text:span text:style-name="ATitleSmall">2-2c: Generalizing </text:span><text:span text:style-name="MathematicaFormatStandardForm"><text:span text:style-name="T450"><draw:frame draw:style-name="fr2" draw:name="Object250" text:anchor-type="as-char" svg:y="-0.172in" svg:width="0.7898in" svg:height="0.2335in" draw:z-index="76"><draw:object xlink:href="./Object 250" xlink:type="simple" xlink:show="embed" xlink:actuate="onLoad"/><draw:image xlink:href="./ObjectReplacements/Object 250" xlink:type="simple" xlink:show="embed" xlink:actuate="onLoad"/><svg:desc>formula</svg:desc></draw:frame></text:span></text:span></text:p>
      <text:p text:style-name="P442"><text:span text:style-name="MathematicaFormatStandardForm"><text:span text:style-name="T611"/></text:span></text:p>
      <text:p text:style-name="P123"><text:span text:style-name="MathematicaFormatStandardForm"><text:span text:style-name="T459"><text:tab/></text:span></text:span><text:span text:style-name="MathematicaFormatStandardForm"><text:span text:style-name="T525">For our purposes</text:span></text:span><text:span text:style-name="MathematicaFormatStandardForm"><text:span text:style-name="T192">, we'll prefer </text:span></text:span><text:span text:style-name="MathematicaFormatStandardForm"><text:span text:style-name="T341">two</text:span></text:span><text:span text:style-name="MathematicaFormatStandardForm"><text:span text:style-name="T192"> </text:span></text:span><text:span text:style-name="MathematicaFormatStandardForm"><text:span text:style-name="T194">generaliz</text:span></text:span><text:span text:style-name="MathematicaFormatStandardForm"><text:span text:style-name="T195">ed identit</text:span></text:span><text:span text:style-name="MathematicaFormatStandardForm"><text:span text:style-name="T341">ies</text:span></text:span><text:span text:style-name="MathematicaFormatStandardForm"><text:span text:style-name="T195"> </text:span></text:span><text:span text:style-name="MathematicaFormatStandardForm"><text:span text:style-name="T237">for</text:span></text:span><text:span text:style-name="MathematicaFormatStandardForm"><text:span text:style-name="T108"><draw:frame draw:style-name="fr2" draw:name="Object45" text:anchor-type="as-char" svg:y="-0.172in" svg:width="0.7898in" svg:height="0.2335in" draw:z-index="77"><draw:object xlink:href="./Object 47" xlink:type="simple" xlink:show="embed" xlink:actuate="onLoad"/><draw:image xlink:href="./ObjectReplacements/Object 47" xlink:type="simple" xlink:show="embed" xlink:actuate="onLoad"/><svg:desc>formula</svg:desc></draw:frame></text:span></text:span><text:span text:style-name="MathematicaFormatStandardForm"><text:span text:style-name="T180">for</text:span></text:span><text:span text:style-name="MathematicaFormatStandardForm"><text:span text:style-name="T129"> </text:span></text:span><text:span text:style-name="MathematicaFormatStandardForm"><text:span text:style-name="T164">complex </text:span></text:span><text:span text:style-name="MathematicaFormatStandardForm"><text:span text:style-name="T400">k</text:span></text:span><text:span text:style-name="MathematicaFormatStandardForm"><text:span text:style-name="T165"> (</text:span></text:span><text:span text:style-name="MathematicaFormatStandardForm"><text:span text:style-name="T194">rename </text:span></text:span><text:span text:style-name="MathematicaFormatStandardForm"><text:span text:style-name="T401">k</text:span></text:span><text:span text:style-name="MathematicaFormatStandardForm"><text:span text:style-name="T194"> to </text:span></text:span><text:span text:style-name="MathematicaFormatStandardForm"><text:span text:style-name="T400">z</text:span></text:span><text:span text:style-name="MathematicaFormatStandardForm"><text:span text:style-name="T165">). </text:span></text:span><text:span text:style-name="MathematicaFormatStandardForm"><text:span text:style-name="T194"><text:s/></text:span></text:span><text:span text:style-name="MathematicaFormatStandardForm"><text:span text:style-name="T341">The first</text:span></text:span><text:span text:style-name="MathematicaFormatStandardForm"><text:span text:style-name="T321"> </text:span></text:span><text:span text:style-name="MathematicaFormatStandardForm"><text:span text:style-name="T193">us</text:span></text:span><text:span text:style-name="MathematicaFormatStandardForm"><text:span text:style-name="T194">es </text:span></text:span><text:span text:style-name="MathematicaFormatStandardForm"><text:span text:style-name="T167">the prime factorization</text:span></text:span><text:span text:style-name="MathematicaFormatStandardForm"><text:span text:style-name="T108"><draw:frame draw:style-name="fr2" draw:name="Object46" text:anchor-type="as-char" svg:y="-0.1752in" svg:width="0.9445in" svg:height="0.2354in" draw:z-index="78"><draw:object xlink:href="./Object 48" xlink:type="simple" xlink:show="embed" xlink:actuate="onLoad"/><draw:image xlink:href="./ObjectReplacements/Object 48" xlink:type="simple" xlink:show="embed" xlink:actuate="onLoad"/><svg:desc>formula</svg:desc></draw:frame></text:span></text:span><text:span text:style-name="MathematicaFormatStandardForm"><text:span text:style-name="T148">:</text:span></text:span></text:p>
      <text:p text:style-name="P87"><text:span text:style-name="MathematicaFormatStandardForm"><text:span text:style-name="T449"/></text:span></text:p>
      <text:p text:style-name="P402"><text:span text:style-name="MathematicaFormatStandardForm"><text:span text:style-name="T21"><draw:frame draw:style-name="fr3" draw:name="Object104" text:anchor-type="as-char" svg:y="-0.2717in" svg:width="2.5374in" svg:height="0.4756in" draw:z-index="79"><draw:object xlink:href="./Object 108" xlink:type="simple" xlink:show="embed" xlink:actuate="onLoad"/><draw:image xlink:href="./ObjectReplacements/Object 108" xlink:type="simple" xlink:show="embed" xlink:actuate="onLoad"/></draw:frame></text:span></text:span></text:p>
      <text:p text:style-name="P402"><text:span text:style-name="MathematicaFormatStandardForm"><text:span text:style-name="T21"/></text:span></text:p>
      <text:p text:style-name="P376"><text:span text:style-name="D1">d[ n_, k_ ] := Sum[ d[ j, k - 1 ] d[ n / j, 1 ], { j, Divisors[ n ]}]; d[ n_, 1 ] := 1; d[ n_, 0 ] := 0; d[ 1, 0 ] := 1</text:span></text:p>
      <text:p text:style-name="P497"><text:span text:style-name="Misc_20_Function">d</text:span><text:span text:style-name="Misc_20_Function"><text:span text:style-name="T667">Alt</text:span></text:span><text:span text:style-name="Misc_20_Function">[ n_, z_ ] := Product[ Pochhammer[ z, a = p[[2]]] / a!, { p, FI[ n ]}]; </text:span><text:span text:style-name="Misc_20_Function"><text:span text:style-name="T77">FI[ n_ ] := </text:span></text:span><text:span text:style-name="Misc_20_Function">FactorInteger[ n ]; </text:span><text:span text:style-name="Misc_20_Function"><text:span text:style-name="T668">FI[ 1 ] := {}</text:span></text:span></text:p>
      <text:p text:style-name="P520"><text:span text:style-name="Table">Grid[ Table[</text:span><text:span text:style-name="Table"><text:span text:style-name="T667">{</text:span></text:span><text:span text:style-name="MathematicaFormatStandardForm"><text:span text:style-name="T651"> </text:span></text:span><text:span text:style-name="D1">d[ n, k ]</text:span><text:span text:style-name="MathematicaFormatStandardForm"><text:span text:style-name="T651">, </text:span></text:span><text:span text:style-name="Misc_20_Function">d</text:span><text:span text:style-name="Misc_20_Function"><text:span text:style-name="T667">Alt</text:span></text:span><text:span text:style-name="Misc_20_Function">[ n, k ]</text:span><text:span text:style-name="Table"><text:span text:style-name="T667">}</text:span></text:span><text:span text:style-name="Table">, { n, 1, 100 }, { k, 1, 10 }]]</text:span></text:p>
      <text:p text:style-name="P17"><text:span text:style-name="MathematicaFormatStandardForm"><text:span text:style-name="T611"/></text:span></text:p>
      <text:p text:style-name="P248"><text:span text:style-name="ATitleSmall"><text:span text:style-name="T730"><text:tab/></text:span></text:span><text:span text:style-name="ATitleSmall"><text:span text:style-name="T736">This identity makes clear that</text:span></text:span><text:span text:style-name="MathematicaFormatStandardForm"><text:span text:style-name="T108"><draw:frame draw:style-name="fr2" draw:name="Object440" text:anchor-type="as-char" svg:y="-0.172in" svg:width="0.7898in" svg:height="0.2335in" draw:z-index="81"><draw:object xlink:href="./Object 440" xlink:type="simple" xlink:show="embed" xlink:actuate="onLoad"/><draw:image xlink:href="./ObjectReplacements/Object 440" xlink:type="simple" xlink:show="embed" xlink:actuate="onLoad"/><svg:desc>formula</svg:desc></draw:frame></text:span></text:span><text:span text:style-name="MathematicaFormatStandardForm"><text:span text:style-name="T362">is multiplicative: if </text:span></text:span><text:span text:style-name="MathematicaFormatStandardForm"><text:span text:style-name="T414">a </text:span></text:span><text:span text:style-name="MathematicaFormatStandardForm"><text:span text:style-name="T362">and </text:span></text:span><text:span text:style-name="MathematicaFormatStandardForm"><text:span text:style-name="T414">b </text:span></text:span><text:span text:style-name="MathematicaFormatStandardForm"><text:span text:style-name="T362">share no common factors, </text:span></text:span><text:span text:style-name="MathematicaFormatStandardForm"><text:span text:style-name="T108"><draw:frame draw:style-name="fr2" draw:name="Object441" text:anchor-type="as-char" svg:y="-0.172in" svg:width="2.4654in" svg:height="0.2335in" draw:z-index="82"><draw:object xlink:href="./Object 441" xlink:type="simple" xlink:show="embed" xlink:actuate="onLoad"/><draw:image xlink:href="./ObjectReplacements/Object 441" xlink:type="simple" xlink:show="embed" xlink:actuate="onLoad"/><svg:desc>formula</svg:desc></draw:frame></text:span></text:span><text:span text:style-name="MathematicaFormatStandardForm"><text:span text:style-name="T108">. <text:s/></text:span></text:span><text:span text:style-name="MathematicaFormatStandardForm"><text:span text:style-name="T108"><draw:frame draw:style-name="fr2" draw:name="Object442" text:anchor-type="as-char" svg:y="-0.172in" svg:width="1.1272in" svg:height="0.2335in" draw:z-index="84"><draw:object xlink:href="./Object 442" xlink:type="simple" xlink:show="embed" xlink:actuate="onLoad"/><draw:image xlink:href="./ObjectReplacements/Object 442" xlink:type="simple" xlink:show="embed" xlink:actuate="onLoad"/><svg:desc>formula</svg:desc></draw:frame></text:span></text:span><text:span text:style-name="MathematicaFormatStandardForm"><text:span text:style-name="T362">doesn't share this property.</text:span></text:span></text:p>
      <text:p text:style-name="P245"><text:span text:style-name="ATitleSmall"><text:span text:style-name="T730"/></text:span></text:p>
      <text:p text:style-name="P245"><text:span text:style-name="ATitleSmall"><text:span text:style-name="T730"><text:tab/></text:span></text:span><text:span text:style-name="ATitleSmall"><text:span text:style-name="T732">With this </text:span></text:span><text:span text:style-name="ATitleSmall"><text:span text:style-name="T736">first </text:span></text:span><text:span text:style-name="ATitleSmall"><text:span text:style-name="T732">general</text:span></text:span><text:span text:style-name="ATitleSmall"><text:span text:style-name="T736">ized</text:span></text:span><text:span text:style-name="ATitleSmall"><text:span text:style-name="T732"> </text:span></text:span><text:span text:style-name="ATitleSmall"><text:span text:style-name="T736">identity</text:span></text:span><text:span text:style-name="ATitleSmall"><text:span text:style-name="T732">, we can also mention</text:span></text:span><text:span text:style-name="MathematicaFormatStandardForm"><text:span text:style-name="T108"><draw:frame draw:style-name="fr2" draw:name="Object411" text:anchor-type="as-char" svg:y="-0.172in" svg:width="2.922in" svg:height="0.3437in" draw:z-index="85"><draw:object xlink:href="./Object 411" xlink:type="simple" xlink:show="embed" xlink:actuate="onLoad"/><draw:image xlink:href="./ObjectReplacements/Object 411" xlink:type="simple" xlink:show="embed" xlink:actuate="onLoad"/><svg:desc>formula</svg:desc></draw:frame></text:span></text:span><text:span text:style-name="MathematicaFormatStandardForm"><text:span text:style-name="T108">, </text:span></text:span><text:span text:style-name="MathematicaFormatStandardForm"><text:span text:style-name="T355">where </text:span></text:span><text:span text:style-name="MathematicaFormatStandardForm"><text:span text:style-name="T415">z</text:span></text:span><text:span text:style-name="MathematicaFormatStandardForm"><text:span text:style-name="T355"> and </text:span></text:span><text:span text:style-name="MathematicaFormatStandardForm"><text:span text:style-name="T415">w</text:span></text:span><text:span text:style-name="MathematicaFormatStandardForm"><text:span text:style-name="T355"> can be any complex numbers, mirror</text:span></text:span><text:span text:style-name="MathematicaFormatStandardForm"><text:span text:style-name="T362">ing</text:span></text:span><text:span text:style-name="MathematicaFormatStandardForm"><text:span text:style-name="T355"> </text:span></text:span><text:span text:style-name="MathematicaFormatStandardForm"><text:span text:style-name="T108"><draw:frame draw:style-name="fr2" draw:name="Object412" text:anchor-type="as-char" svg:y="-0.172in" svg:width="0.8772in" svg:height="0.2083in" draw:z-index="86"><draw:object xlink:href="./Object 412" xlink:type="simple" xlink:show="embed" xlink:actuate="onLoad"/><draw:image xlink:href="./ObjectReplacements/Object 412" xlink:type="simple" xlink:show="embed" xlink:actuate="onLoad"/><svg:desc>formula</svg:desc></draw:frame></text:span></text:span><text:span text:style-name="MathematicaFormatStandardForm"><text:span text:style-name="T108"> </text:span></text:span><text:span text:style-name="MathematicaFormatStandardForm"><text:span text:style-name="T355">even more closely.</text:span></text:span></text:p>
      <text:p text:style-name="P276"><text:span text:style-name="ATitleSmall"/></text:p>
      <text:p text:style-name="P276"><text:span text:style-name="ATitleSmall"/></text:p>
      <text:p text:style-name="P276"><text:span text:style-name="ATitleSmall">2-2</text:span><text:span text:style-name="ATitleSmall"><text:span text:style-name="T729">d</text:span></text:span><text:span text:style-name="ATitleSmall">: </text:span><text:span text:style-name="ATitleSmall"><text:span text:style-name="T729">Computing a generalized</text:span></text:span><text:span text:style-name="MathematicaFormatStandardForm"><text:span text:style-name="T108"><draw:frame draw:style-name="fr2" draw:name="Object331" text:anchor-type="as-char" svg:y="-0.172in" svg:width="0.7839in" svg:height="0.2335in" draw:z-index="87"><draw:object xlink:href="./Object 331" xlink:type="simple" xlink:show="embed" xlink:actuate="onLoad"/><draw:image xlink:href="./ObjectReplacements/Object 331" xlink:type="simple" xlink:show="embed" xlink:actuate="onLoad"/><svg:desc>formula</svg:desc></draw:frame></text:span></text:span><text:span text:style-name="MathematicaFormatStandardForm"><text:span text:style-name="T340">with</text:span></text:span><text:span text:style-name="ATitleSmall"><text:span text:style-name="T100"><draw:frame draw:style-name="fr2" draw:name="Object332" text:anchor-type="as-char" svg:y="-0.172in" svg:width="1.1272in" svg:height="0.2335in" draw:z-index="88"><draw:object xlink:href="./Object 332" xlink:type="simple" xlink:show="embed" xlink:actuate="onLoad"/><draw:image xlink:href="./ObjectReplacements/Object 332" xlink:type="simple" xlink:show="embed" xlink:actuate="onLoad"/><svg:desc>formula</svg:desc></draw:frame></text:span></text:span></text:p>
      <text:p text:style-name="P276"><text:span text:style-name="MathematicaFormatStandardForm"><text:span text:style-name="T450"/></text:span></text:p>
      <text:p text:style-name="P336"><text:span text:style-name="MathematicaFormatStandardForm"><text:span text:style-name="T342"><text:tab/></text:span></text:span><text:span text:style-name="MathematicaFormatStandardForm"><text:span text:style-name="T341">The second generalized identity expresses</text:span></text:span><text:span text:style-name="MathematicaFormatStandardForm"><text:span text:style-name="T108"><draw:frame draw:style-name="fr2" draw:name="Object333" text:anchor-type="as-char" svg:y="-0.172in" svg:width="0.7839in" svg:height="0.2335in" draw:z-index="89"><draw:object xlink:href="./Object 333" xlink:type="simple" xlink:show="embed" xlink:actuate="onLoad"/><draw:image xlink:href="./ObjectReplacements/Object 333" xlink:type="simple" xlink:show="embed" xlink:actuate="onLoad"/><svg:desc>formula</svg:desc></draw:frame></text:span></text:span><text:span text:style-name="MathematicaFormatStandardForm"><text:span text:style-name="T341">as a sum of</text:span></text:span><text:span text:style-name="ATitleSmall"><text:span text:style-name="T100"><draw:frame draw:style-name="fr2" draw:name="Object334" text:anchor-type="as-char" svg:y="-0.172in" svg:width="1.1272in" svg:height="0.2335in" draw:z-index="90"><draw:object xlink:href="./Object 334" xlink:type="simple" xlink:show="embed" xlink:actuate="onLoad"/><draw:image xlink:href="./ObjectReplacements/Object 334" xlink:type="simple" xlink:show="embed" xlink:actuate="onLoad"/><svg:desc>formula</svg:desc></draw:frame></text:span></text:span><text:span text:style-name="ATitleSmall"><text:span text:style-name="T731">terms.</text:span></text:span></text:p>
      <text:p text:style-name="P276"><text:span text:style-name="MathematicaFormatStandardForm"><text:span text:style-name="T450"/></text:span></text:p>
      <text:p text:style-name="P69"><text:span text:style-name="MathematicaFormatStandardForm"><text:span text:style-name="T536"><draw:frame draw:style-name="fr3" draw:name="Object337" text:anchor-type="as-char" svg:y="-0.2717in" svg:width="3.7173in" svg:height="0.461in" draw:z-index="91"><draw:object xlink:href="./Object 337" xlink:type="simple" xlink:show="embed" xlink:actuate="onLoad"/><draw:image xlink:href="./ObjectReplacements/Object 337" xlink:type="simple" xlink:show="embed" xlink:actuate="onLoad"/><svg:desc>formula</svg:desc></draw:frame></text:span></text:span></text:p>
      <text:p text:style-name="P41"><text:span text:style-name="MathematicaFormatStandardForm"><text:span text:style-name="T149"/></text:span></text:p>
      <text:p text:style-name="P478"><text:span text:style-name="D1">d[n_,z_]:=Product[Pochhammer[z,a=p[[2]]]/a!,{p,FI[n]}];FI[n_]:=FactorInteger[n];FI[1]:={}</text:span></text:p>
      <text:p text:style-name="P489"><text:span text:style-name="D2">d2[n_,k_]:=Sum[d2[j,k-1] d2[n/j,1],{j,Divisors[n]}];d2[n_,1]:=1;d2[1,1]:=0;d2[n_,0]:=0;d2[1,0]:=1</text:span></text:p>
      <text:p text:style-name="P489"><text:span text:style-name="Misc_20_Function">dAlt[n_,z_]:=Sum[FactorialPower[z,a]/a! </text:span><text:span text:style-name="D2">d2[n,a]</text:span><text:span text:style-name="Misc_20_Function">,{a,0, Log[2,n]}]</text:span></text:p>
      <text:p text:style-name="P489"><text:span text:style-name="Table">Grid[Table[{</text:span><text:span text:style-name="D1">d[n,2.2+(-2+.3k)I]</text:span><text:span text:style-name="Table">,</text:span><text:span text:style-name="Misc_20_Function">dAlt[n,2.2+(-2+.3k)I]</text:span><text:span text:style-name="Table">},{n,7,100,5},{k,1,8}]]</text:span></text:p>
      <text:p text:style-name="P54"><text:span text:style-name="Misc_20_Function"/></text:p>
      <text:p text:style-name="P338"><text:span text:style-name="MathematicaFormatStandardForm"><text:span text:style-name="T341"><text:tab/>Note the similarity to</text:span></text:span><text:span text:style-name="MathematicaFormatStandardForm"><text:span text:style-name="T354"> the Taylor series at 0 for</text:span></text:span><text:span text:style-name="MathematicaFormatStandardForm"><text:span text:style-name="T149"><draw:frame draw:style-name="fr2" draw:name="Object335" text:anchor-type="as-char" svg:y="-0.2508in" svg:width="2.5638in" svg:height="0.4193in" draw:z-index="92"><draw:object xlink:href="./Object 335" xlink:type="simple" xlink:show="embed" xlink:actuate="onLoad"/><draw:image xlink:href="./ObjectReplacements/Object 335" xlink:type="simple" xlink:show="embed" xlink:actuate="onLoad"/><svg:desc>formula</svg:desc></draw:frame></text:span></text:span><text:span text:style-name="MathematicaFormatStandardForm"><text:span text:style-name="T149">. <text:s/></text:span></text:span><text:span text:style-name="MathematicaFormatStandardForm"><text:span text:style-name="T354">As we'll see,</text:span></text:span><text:span text:style-name="MathematicaFormatStandardForm"><text:span text:style-name="T108"><draw:frame draw:style-name="fr2" draw:name="Object402" text:anchor-type="as-char" svg:y="-0.1484in" svg:width="0.4728in" svg:height="0.2098in" draw:z-index="93"><draw:object xlink:href="./Object 402" xlink:type="simple" xlink:show="embed" xlink:actuate="onLoad"/><draw:image xlink:href="./ObjectReplacements/Object 402" xlink:type="simple" xlink:show="embed" xlink:actuate="onLoad"/><svg:desc>formula</svg:desc></draw:frame></text:span></text:span><text:span text:style-name="MathematicaFormatStandardForm"><text:span text:style-name="T354">and</text:span></text:span><text:span text:style-name="ATitleSmall"><text:span text:style-name="T100"><draw:frame draw:style-name="fr2" draw:name="Object403" text:anchor-type="as-char" svg:y="-0.1484in" svg:width="0.5417in" svg:height="0.2098in" draw:z-index="94"><draw:object xlink:href="./Object 403" xlink:type="simple" xlink:show="embed" xlink:actuate="onLoad"/><draw:image xlink:href="./ObjectReplacements/Object 403" xlink:type="simple" xlink:show="embed" xlink:actuate="onLoad"/><svg:desc>formula</svg:desc></draw:frame></text:span></text:span><text:span text:style-name="MathematicaFormatStandardForm"><text:span text:style-name="T354">sometimes relate to each other the way that</text:span></text:span><text:span text:style-name="MathematicaFormatStandardForm"><text:span text:style-name="T108"><draw:frame draw:style-name="fr2" draw:name="Object406" text:anchor-type="as-char" svg:y="-0.172in" svg:width="0.2319in" svg:height="0.2083in" draw:z-index="95"><draw:object xlink:href="./Object 406" xlink:type="simple" xlink:show="embed" xlink:actuate="onLoad"/><draw:image xlink:href="./ObjectReplacements/Object 406" xlink:type="simple" xlink:show="embed" xlink:actuate="onLoad"/><svg:desc>formula</svg:desc></draw:frame></text:span></text:span><text:span text:style-name="MathematicaFormatStandardForm"><text:span text:style-name="T354">and</text:span></text:span><text:span text:style-name="MathematicaFormatStandardForm"><text:span text:style-name="T108"><draw:frame draw:style-name="fr2" draw:name="Object407" text:anchor-type="as-char" svg:y="-0.172in" svg:width="0.5752in" svg:height="0.2146in" draw:z-index="96"><draw:object xlink:href="./Object 407" xlink:type="simple" xlink:show="embed" xlink:actuate="onLoad"/><draw:image xlink:href="./ObjectReplacements/Object 407" xlink:type="simple" xlink:show="embed" xlink:actuate="onLoad"/><svg:desc>formula</svg:desc></draw:frame></text:span></text:span><text:span text:style-name="MathematicaFormatStandardForm"><text:span text:style-name="T354">do.</text:span></text:span></text:p>
      <text:p text:style-name="P563"/>
      <text:p text:style-name="P19"><text:span text:style-name="MathematicaFormatStandardForm"><text:span text:style-name="T3"/></text:span></text:p>
      <text:p text:style-name="P177"><text:span text:style-name="ATitleMid"><text:span text:style-name="T615">2-3: Connecting</text:span></text:span><text:span text:style-name="ATitleMid"><text:span text:style-name="T615"><draw:frame draw:style-name="fr2" draw:name="Object251" text:anchor-type="as-char" svg:y="-0.172in" svg:width="0.7839in" svg:height="0.2335in" draw:z-index="97"><draw:object xlink:href="./Object 251" xlink:type="simple" xlink:show="embed" xlink:actuate="onLoad"/><draw:image xlink:href="./ObjectReplacements/Object 251" xlink:type="simple" xlink:show="embed" xlink:actuate="onLoad"/><svg:desc>formula</svg:desc></draw:frame></text:span></text:span><text:span text:style-name="ATitleMid"><text:span text:style-name="T615">and</text:span></text:span><text:span text:style-name="ATitleMid"><text:span text:style-name="T615"><draw:frame draw:style-name="fr2" draw:name="Object252" text:anchor-type="as-char" svg:y="-0.1484in" svg:width="0.7957in" svg:height="0.2098in" draw:z-index="98"><draw:object xlink:href="./Object 252" xlink:type="simple" xlink:show="embed" xlink:actuate="onLoad"/><draw:image xlink:href="./ObjectReplacements/Object 252" xlink:type="simple" xlink:show="embed" xlink:actuate="onLoad"/><svg:desc>formula</svg:desc></draw:frame></text:span></text:span></text:p>
      <text:p text:style-name="P176"><text:span text:style-name="MathematicaFormatStandardForm"><text:span text:style-name="T422"/></text:span></text:p>
      <text:p text:style-name="P176"><text:span text:style-name="MathematicaFormatStandardForm"><text:span text:style-name="T422"/></text:span></text:p>
      <text:p text:style-name="P63"><text:span text:style-name="T99"><text:tab/>Here's a way to derive</text:span><text:span text:style-name="MathematicaFormatStandardForm"><text:span text:style-name="T108"><draw:frame draw:style-name="fr2" draw:name="Object77" text:anchor-type="as-char" svg:y="-0.1484in" svg:width="0.9701in" svg:height="0.2098in" draw:z-index="99"><draw:object xlink:href="./Object 77" xlink:type="simple" xlink:show="embed" xlink:actuate="onLoad"/><draw:image xlink:href="./ObjectReplacements/Object 77" xlink:type="simple" xlink:show="embed" xlink:actuate="onLoad"/></draw:frame></text:span></text:span><text:span text:style-name="MathematicaFormatStandardForm"><text:span text:style-name="T108">.</text:span></text:span><text:span text:style-name="MathematicaFormatStandardForm"><text:span text:style-name="T139"> <text:s/></text:span></text:span><text:span text:style-name="MathematicaFormatStandardForm"><text:span text:style-name="T339">W</text:span></text:span><text:span text:style-name="MathematicaFormatStandardForm"><text:span text:style-name="T321">e'll </text:span></text:span><text:span text:style-name="MathematicaFormatStandardForm"><text:span text:style-name="T140">us</text:span></text:span><text:span text:style-name="MathematicaFormatStandardForm"><text:span text:style-name="T321">e</text:span></text:span><text:span text:style-name="MathematicaFormatStandardForm"><text:span text:style-name="T139"> the standard </text:span></text:span><text:span text:style-name="MathematicaFormatStandardForm"><text:span text:style-name="T140">count of </text:span></text:span><text:span text:style-name="MathematicaFormatStandardForm"><text:span text:style-name="T139">divisor function, </text:span></text:span><text:span text:style-name="MathematicaFormatStandardForm"><text:span text:style-name="T108"><draw:frame draw:style-name="fr2" draw:name="Object78" text:anchor-type="as-char" svg:y="-0.172in" svg:width="0.7839in" svg:height="0.2335in" draw:z-index="100"><draw:object xlink:href="./Object 78" xlink:type="simple" xlink:show="embed" xlink:actuate="onLoad"/><draw:image xlink:href="./ObjectReplacements/Object 78" xlink:type="simple" xlink:show="embed" xlink:actuate="onLoad"/></draw:frame></text:span></text:span><text:span text:style-name="MathematicaFormatStandardForm"><text:span text:style-name="T108">.</text:span></text:span></text:p>
      <text:p text:style-name="P63"><text:span text:style-name="MathematicaFormatStandardForm"><text:span text:style-name="T108"/></text:span></text:p>
      <text:p text:style-name="P271"><text:span text:style-name="ATitleSmall">2-</text:span><text:span text:style-name="ATitleSmall"><text:span text:style-name="T728">3</text:span></text:span><text:span text:style-name="ATitleSmall">a: Evaluating a limit of</text:span><text:span text:style-name="ATitleSmall"><draw:frame draw:style-name="fr2" draw:name="Object253" text:anchor-type="as-char" svg:y="-0.172in" svg:width="0.7839in" svg:height="0.2335in" draw:z-index="101"><draw:object xlink:href="./Object 253" xlink:type="simple" xlink:show="embed" xlink:actuate="onLoad"/><draw:image xlink:href="./ObjectReplacements/Object 253" xlink:type="simple" xlink:show="embed" xlink:actuate="onLoad"/><svg:desc>formula</svg:desc></draw:frame></text:span><text:span text:style-name="ATitleSmall">at </text:span><text:span text:style-name="ATitleSmall"><text:span text:style-name="T758">z</text:span></text:span><text:span text:style-name="ATitleSmall">=0</text:span></text:p>
      <text:p text:style-name="P63"><text:span text:style-name="MathematicaFormatStandardForm"><text:span text:style-name="T108"/></text:span></text:p>
      <text:p text:style-name="P61"><text:span text:style-name="MathematicaFormatStandardForm"><text:span text:style-name="T108"><text:tab/></text:span></text:span><text:span text:style-name="MathematicaFormatStandardForm"><text:span text:style-name="T343">S</text:span></text:span><text:span text:style-name="MathematicaFormatStandardForm"><text:span text:style-name="T146">tart</text:span></text:span><text:span text:style-name="MathematicaFormatStandardForm"><text:span text:style-name="T139"> </text:span></text:span><text:span text:style-name="MathematicaFormatStandardForm"><text:span text:style-name="T168">with </text:span></text:span><text:span text:style-name="MathematicaFormatStandardForm"><text:span text:style-name="T139">our </text:span></text:span><text:span text:style-name="MathematicaFormatStandardForm"><text:span text:style-name="T213">generalized </text:span></text:span><text:span text:style-name="MathematicaFormatStandardForm"><text:span text:style-name="T319">function</text:span></text:span><text:span text:style-name="MathematicaFormatStandardForm"><text:span text:style-name="T139"> </text:span></text:span><text:span text:style-name="MathematicaFormatStandardForm"><text:span text:style-name="T145">for </text:span></text:span><text:span text:style-name="MathematicaFormatStandardForm"><text:span text:style-name="T108"><draw:frame draw:style-name="fr2" draw:name="Object75" text:anchor-type="as-char" svg:y="-0.172in" svg:width="0.7839in" svg:height="0.2335in" draw:z-index="102"><draw:object xlink:href="./Object 75" xlink:type="simple" xlink:show="embed" xlink:actuate="onLoad"/><draw:image xlink:href="./ObjectReplacements/Object 75" xlink:type="simple" xlink:show="embed" xlink:actuate="onLoad"/></draw:frame></text:span></text:span><text:span text:style-name="MathematicaFormatStandardForm"><text:span text:style-name="T343">from 2-2c</text:span></text:span><text:span text:style-name="MathematicaFormatStandardForm"><text:span text:style-name="T108">,</text:span></text:span><text:span text:style-name="MathematicaFormatStandardForm"><text:span text:style-name="T140"> </text:span></text:span><text:span text:style-name="T91"><draw:frame draw:style-name="fr2" draw:name="Object62" text:anchor-type="as-char" svg:y="-0.2508in" svg:width="2.5118in" svg:height="0.4193in" draw:z-index="103"><draw:object xlink:href="./Object 64" xlink:type="simple" xlink:show="embed" xlink:actuate="onLoad"/><draw:image xlink:href="./ObjectReplacements/Object 64" xlink:type="simple" xlink:show="embed" xlink:actuate="onLoad"/></draw:frame></text:span><text:span text:style-name="T91">. <text:s/></text:span></text:p>
      <text:p text:style-name="P61"><text:soft-page-break/><text:span text:style-name="T91"><text:tab/>Now, let's explore this limit: </text:span><text:span text:style-name="T91"><draw:frame draw:style-name="fr2" draw:name="Object71" text:anchor-type="as-char" svg:y="-0.2929in" svg:width="1.0791in" svg:height="0.4425in" draw:z-index="104"><draw:object xlink:href="./Object 71" xlink:type="simple" xlink:show="embed" xlink:actuate="onLoad"/><draw:image xlink:href="./ObjectReplacements/Object 71" xlink:type="simple" xlink:show="embed" xlink:actuate="onLoad"/></draw:frame></text:span><text:span text:style-name="T91">. </text:span></text:p>
      <text:p text:style-name="P45"><text:tab/>If n is 1, <text:span text:style-name="T697">because an empty product is 1,</text:span></text:p>
      <text:p text:style-name="P147"/>
      <text:p text:style-name="P37"><draw:frame draw:style-name="fr2" draw:name="Object161" text:anchor-type="as-char" svg:y="-0.2929in" svg:width="2.1402in" svg:height="0.4425in" draw:z-index="105"><draw:object xlink:href="./Object 161" xlink:type="simple" xlink:show="embed" xlink:actuate="onLoad"/><draw:image xlink:href="./ObjectReplacements/Object 161" xlink:type="simple" xlink:show="embed" xlink:actuate="onLoad"/><svg:desc>formula</svg:desc></draw:frame></text:p>
      <text:p text:style-name="P37"/>
      <text:p text:style-name="P62"><text:span text:style-name="T91"><text:tab/>If n is</text:span><text:span text:style-name="T91"><draw:frame draw:style-name="fr2" draw:name="Object72" text:anchor-type="as-char" svg:y="-0.1484in" svg:width="0.2591in" svg:height="0.1846in" draw:z-index="106"><draw:object xlink:href="./Object 72" xlink:type="simple" xlink:show="embed" xlink:actuate="onLoad"/><draw:image xlink:href="./ObjectReplacements/Object 72" xlink:type="simple" xlink:show="embed" xlink:actuate="onLoad"/></draw:frame></text:span><text:span text:style-name="T91">, a single prime base to a power, then</text:span></text:p>
      <text:p text:style-name="P45"/>
      <text:p text:style-name="P38"><draw:frame draw:style-name="fr2" draw:name="Object160" text:anchor-type="as-char" svg:y="-0.2929in" svg:width="4.8925in" svg:height="0.4425in" draw:z-index="107"><draw:object xlink:href="./Object 160" xlink:type="simple" xlink:show="embed" xlink:actuate="onLoad"/><draw:image xlink:href="./ObjectReplacements/Object 160" xlink:type="simple" xlink:show="embed" xlink:actuate="onLoad"/></draw:frame></text:p>
      <text:p text:style-name="P66"/>
      <text:p text:style-name="P62"><text:span text:style-name="T626"><text:tab/>And if n is </text:span><text:span text:style-name="T626"><draw:frame draw:style-name="fr2" draw:name="Object74" text:anchor-type="as-char" svg:y="-0.1571in" svg:width="0.6362in" svg:height="0.1929in" draw:z-index="108"><draw:object xlink:href="./Object 74" xlink:type="simple" xlink:show="embed" xlink:actuate="onLoad"/><draw:image xlink:href="./ObjectReplacements/Object 74" xlink:type="simple" xlink:show="embed" xlink:actuate="onLoad"/></draw:frame></text:span><text:span text:style-name="T626">, with more than 1 prime base,</text:span></text:p>
      <text:p text:style-name="P143"/>
      <text:p text:style-name="P38"><draw:frame draw:style-name="fr2" draw:name="Object73" text:anchor-type="as-char" svg:y="-0.4575in" svg:width="4.6661in" svg:height="0.8626in" draw:z-index="110"><draw:object xlink:href="./Object 73" xlink:type="simple" xlink:show="embed" xlink:actuate="onLoad"/><draw:image xlink:href="./ObjectReplacements/Object 73" xlink:type="simple" xlink:show="embed" xlink:actuate="onLoad"/><svg:desc>formula</svg:desc></draw:frame></text:p>
      <text:p text:style-name="P66"/>
      <text:p text:style-name="P66"/>
      <text:p text:style-name="P270"><text:span text:style-name="ATitleSmall">2-</text:span><text:span text:style-name="ATitleSmall"><text:span text:style-name="T728">3</text:span></text:span><text:span text:style-name="ATitleSmall">b: The Result of That Limit</text:span></text:p>
      <text:p text:style-name="P66"/>
      <text:p text:style-name="P143"><text:tab/><text:span text:style-name="T737">The results of this limit </text:span>should <text:span text:style-name="T697">ring a bell</text:span>. <text:s/>In fact, <text:span text:style-name="T749">with a touch of term rearrangement,</text:span></text:p>
      <text:p text:style-name="P143"/>
      <text:p text:style-name="P118"><draw:frame draw:style-name="fr4" draw:name="Object76" text:anchor-type="as-char" svg:y="-0.3272in" svg:width="3.0189in" svg:height="0.5102in" draw:z-index="111"><draw:object xlink:href="./Object 76" xlink:type="simple" xlink:show="embed" xlink:actuate="onLoad"/><draw:image xlink:href="./ObjectReplacements/Object 76" xlink:type="simple" xlink:show="embed" xlink:actuate="onLoad"/><draw:contour-polygon svg:width="2.878in" svg:height="0.4106in" svg:viewBox="0 0 7310 1043" draw:points="6965,26 6965,53 3416,80 3416,106 3416,133 3416,160 3416,187 3416,213 3416,240 3416,267 3416,294 3416,320 3416,347 105,374 105,401 105,427 105,454 105,481 105,508 105,534 105,561 105,588 105,614 105,641 105,668 105,695 105,721 105,748 105,775 105,802 105,828 2198,855 2992,882 2780,909 2754,935 2754,962 2754,989 2754,1016 2754,1042 2754,1069 3231,1069 5455,1042 5455,1016 5455,989 5402,962 5429,935 5455,909 5482,882 5482,855 5482,828 2357,802 2357,775 3284,748 3284,721 3284,695 7415,668 7415,641 7415,614 7415,588 3257,561 7362,534 7362,508 7362,481 7362,454 7362,427 7362,401 7362,374 7230,347 7230,320 7230,294 7230,267 7230,240 7230,213 7230,187 7230,160 7230,133 7230,106 7203,80 7071,53 7071,26" draw:recreate-on-edit="true"/></draw:frame></text:p>
      <text:p text:style-name="P412"><text:span text:style-name="Primes"><text:span text:style-name="T16"/></text:span></text:p>
      <text:p text:style-name="P448"><text:span text:style-name="Primes">PrimeK[n_] := </text:span><text:span text:style-name="Primes"><text:span text:style-name="T751">If[n==1,0,</text:span></text:span><text:span text:style-name="Primes">FullSimplify[ MangoldtLambda[ n ] / Log[ n ]]</text:span><text:span text:style-name="Primes"><text:span text:style-name="T751">]</text:span></text:span></text:p>
      <text:p text:style-name="P497"><text:span text:style-name="D1">d[ n_, z_ ] := Product[ Pochhammer[ z, a = p[[2]]] / a!, { p, FI[ n ]}]; FI[ n_ ] := FactorInteger[ n ]; FI[ 1 ] := {}</text:span></text:p>
      <text:p text:style-name="P521"><text:span text:style-name="Linnik2"><text:span text:style-name="T670">dlimit</text:span></text:span><text:span text:style-name="Linnik2">[ n_, z_ ] := Round[ N[ 1 / z <text:s/></text:span><text:span text:style-name="Linnik2"><text:span text:style-name="T749">(</text:span></text:span><text:span text:style-name="D1">d[ n, z ]-</text:span><text:span text:style-name="D1"><text:span text:style-name="T749">d[n,0])</text:span></text:span><text:span text:style-name="Linnik2">], .0000001 ]</text:span></text:p>
      <text:p text:style-name="P450"><text:span text:style-name="Table"><text:span text:style-name="T92">Table[{ n, </text:span></text:span><text:span text:style-name="Linnik2"><text:span text:style-name="T670">dlimit[ n, 10^(-120) ] </text:span></text:span><text:span text:style-name="MathematicaFormatStandardForm"><text:span text:style-name="T650">,</text:span></text:span><text:span text:style-name="Primes">PrimeK[ n ]</text:span><text:span text:style-name="Table"><text:span text:style-name="T92">}, { n, 2, 100 }] // TableForm</text:span></text:span></text:p>
      <text:p text:style-name="P456"><text:span text:style-name="MathematicaFormatStandardForm"><text:span text:style-name="T94"/></text:span></text:p>
      <text:p text:style-name="P65"><text:span text:style-name="MathematicaFormatStandardForm"><text:span text:style-name="T355"><text:tab/></text:span></text:span><text:span text:style-name="MathematicaFormatStandardForm"><text:span text:style-name="T356">Compare this </text:span></text:span><text:span text:style-name="MathematicaFormatStandardForm"><text:span text:style-name="T355">to </text:span></text:span><text:span text:style-name="MathematicaFormatStandardForm"><text:span text:style-name="T362">a slight restatement of </text:span></text:span><text:span text:style-name="MathematicaFormatStandardForm"><text:span text:style-name="T355">the standard log identity,</text:span></text:span><text:span text:style-name="MathematicaFormatStandardForm"><text:span text:style-name="T149"><draw:frame draw:style-name="fr2" draw:name="Object413" text:anchor-type="as-char" svg:y="-0.2681in" svg:width="1.2846in" svg:height="0.4173in" draw:z-index="112"><draw:object xlink:href="./Object 413" xlink:type="simple" xlink:show="embed" xlink:actuate="onLoad"/><draw:image xlink:href="./ObjectReplacements/Object 413" xlink:type="simple" xlink:show="embed" xlink:actuate="onLoad"/><svg:desc>formula</svg:desc></draw:frame></text:span></text:span><text:span text:style-name="MathematicaFormatStandardForm"><text:span text:style-name="T149">. <text:s/></text:span></text:span><text:span text:style-name="MathematicaFormatStandardForm"><text:span text:style-name="T356">In fact, in </text:span></text:span><text:span text:style-name="MathematicaFormatStandardForm"><text:span text:style-name="T360">several </text:span></text:span><text:span text:style-name="MathematicaFormatStandardForm"><text:span text:style-name="T356">important ways, the relationship </text:span></text:span><text:span text:style-name="MathematicaFormatStandardForm"><text:span text:style-name="T363">between our prime counting function and count of divisors function, </text:span></text:span><text:span text:style-name="MathematicaFormatStandardForm"><text:span text:style-name="T149"><draw:frame draw:style-name="fr2" draw:name="Object338" text:anchor-type="as-char" svg:y="-0.1484in" svg:width="0.961in" svg:height="0.2098in" draw:z-index="113"><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356">to</text:span></text:span><text:span text:style-name="MathematicaFormatStandardForm"><text:span text:style-name="T149"><draw:frame draw:style-name="fr2" draw:name="Object339" text:anchor-type="as-char" svg:y="-0.172in" svg:width="0.7752in" svg:height="0.2335in" draw:z-index="114"><draw:object xlink:href="./Object 339" xlink:type="simple" xlink:show="embed" xlink:actuate="onLoad"/><draw:image xlink:href="./ObjectReplacements/Object 339" xlink:type="simple" xlink:show="embed" xlink:actuate="onLoad"/><svg:desc>formula</svg:desc></draw:frame></text:span></text:span><text:span text:style-name="MathematicaFormatStandardForm"><text:span text:style-name="T149">, </text:span></text:span><text:span text:style-name="MathematicaFormatStandardForm"><text:span text:style-name="T356">mirrors that of </text:span></text:span><text:span text:style-name="MathematicaFormatStandardForm"><text:span text:style-name="T149"><draw:frame draw:style-name="fr2" draw:name="Object416" text:anchor-type="as-char" svg:y="-0.1484in" svg:width="0.4126in" svg:height="0.1846in" draw:z-index="115"><draw:object xlink:href="./Object 416" xlink:type="simple" xlink:show="embed" xlink:actuate="onLoad"/><draw:image xlink:href="./ObjectReplacements/Object 416" xlink:type="simple" xlink:show="embed" xlink:actuate="onLoad"/><svg:desc>formula</svg:desc></draw:frame></text:span></text:span><text:span text:style-name="MathematicaFormatStandardForm"><text:span text:style-name="T356">to</text:span></text:span><text:span text:style-name="MathematicaFormatStandardForm"><text:span text:style-name="T149"><draw:frame draw:style-name="fr2" draw:name="Object417" text:anchor-type="as-char" svg:y="-0.172in" svg:width="0.2256in" svg:height="0.2083in" draw:z-index="116"><draw:object xlink:href="./Object 417" xlink:type="simple" xlink:show="embed" xlink:actuate="onLoad"/><draw:image xlink:href="./ObjectReplacements/Object 417" xlink:type="simple" xlink:show="embed" xlink:actuate="onLoad"/><svg:desc>formula</svg:desc></draw:frame></text:span></text:span><text:span text:style-name="MathematicaFormatStandardForm"><text:span text:style-name="T149">.</text:span></text:span></text:p>
      <text:p text:style-name="P97"><text:span text:style-name="MathematicaFormatStandardForm"><text:span text:style-name="T423"/></text:span></text:p>
      <text:p text:style-name="P566"/>
      <text:p text:style-name="P22"><text:span text:style-name="MathematicaFormatStandardForm"><text:span text:style-name="T3"/></text:span></text:p>
      <text:p text:style-name="P178"><text:span text:style-name="ATitleMid"><text:span text:style-name="T615">2-4: </text:span></text:span><text:span text:style-name="ATitleMid">Linnik's Identity</text:span></text:p>
      <text:p text:style-name="P22"/>
      <text:p text:style-name="P144"><text:span text:style-name="T737"><text:tab/>Now we can derive Linnik's identity. <text:s/>Start with the generalized expression for</text:span><text:span text:style-name="MathematicaFormatStandardForm"><text:span text:style-name="T108"><draw:frame draw:style-name="fr2" draw:name="Object330" text:anchor-type="as-char" svg:y="-0.172in" svg:width="0.7752in" svg:height="0.2335in" draw:z-index="118"><draw:object xlink:href="./Object 330" xlink:type="simple" xlink:show="embed" xlink:actuate="onLoad"/><draw:image xlink:href="./ObjectReplacements/Object 330" xlink:type="simple" xlink:show="embed" xlink:actuate="onLoad"/><svg:desc>formula</svg:desc></draw:frame></text:span></text:span><text:span text:style-name="MathematicaFormatStandardForm"><text:span text:style-name="T344">from 2-2d.</text:span></text:span></text:p>
      <text:p text:style-name="P144"><text:span text:style-name="MathematicaFormatStandardForm"><text:span text:style-name="T344"/></text:span></text:p>
      <text:p text:style-name="P40"><text:span text:style-name="MathematicaFormatStandardForm"><text:span text:style-name="T107"><draw:frame draw:style-name="fr2" draw:name="Object328" text:anchor-type="as-char" svg:y="-0.2508in" svg:width="3.661in" svg:height="0.4193in" draw:z-index="119"><draw:object xlink:href="./Object 329" xlink:type="simple" xlink:show="embed" xlink:actuate="onLoad"/><draw:image xlink:href="./ObjectReplacements/Object 329" xlink:type="simple" xlink:show="embed" xlink:actuate="onLoad"/><svg:desc>formula</svg:desc></draw:frame></text:span></text:span></text:p>
      <text:p text:style-name="P40"><text:span text:style-name="MathematicaFormatStandardForm"><text:span text:style-name="T107"/></text:span></text:p>
      <text:p text:style-name="P144"><text:soft-page-break/><text:span text:style-name="MathematicaFormatStandardForm"><text:span text:style-name="T344"><text:tab/>Now, take the limit of both sides divided by </text:span></text:span><text:span text:style-name="MathematicaFormatStandardForm"><text:span text:style-name="T412">z</text:span></text:span><text:span text:style-name="MathematicaFormatStandardForm"><text:span text:style-name="T344"> as </text:span></text:span><text:span text:style-name="MathematicaFormatStandardForm"><text:span text:style-name="T412">z</text:span></text:span><text:span text:style-name="MathematicaFormatStandardForm"><text:span text:style-name="T344"> goes to 0.</text:span></text:span></text:p>
      <text:p text:style-name="P144"><text:span text:style-name="MathematicaFormatStandardForm"><text:span text:style-name="T344"/></text:span></text:p>
      <text:p text:style-name="P40"><text:span text:style-name="MathematicaFormatStandardForm"><text:span text:style-name="T107"><draw:frame draw:style-name="fr2" draw:name="Object329" text:anchor-type="as-char" svg:y="-0.9354in" svg:width="9.3138in" svg:height="1.811in" draw:z-index="120"><draw:object xlink:href="./Object 328" xlink:type="simple" xlink:show="embed" xlink:actuate="onLoad"/><draw:image xlink:href="./ObjectReplacements/Object 328" xlink:type="simple" xlink:show="embed" xlink:actuate="onLoad"/></draw:frame></text:span></text:span></text:p>
      <text:p text:style-name="P97"><text:span text:style-name="MathematicaFormatStandardForm"><text:span text:style-name="T344"/></text:span></text:p>
      <text:p text:style-name="P97"><text:span text:style-name="MathematicaFormatStandardForm"><text:span text:style-name="T344"><text:tab/>This derivation leaves us with </text:span></text:span><text:span text:style-name="MathematicaFormatStandardForm"><text:span text:style-name="T121">Linnik's </text:span></text:span><text:span text:style-name="MathematicaFormatStandardForm"><text:span text:style-name="T316">i</text:span></text:span><text:span text:style-name="MathematicaFormatStandardForm"><text:span text:style-name="T121">dentity</text:span></text:span><text:span text:style-name="MathematicaFormatStandardForm"><text:span text:style-name="T122">:</text:span></text:span></text:p>
      <text:p text:style-name="P26"/>
      <text:p text:style-name="P579"><draw:frame draw:style-name="fr5" draw:name="Object262" text:anchor-type="as-char" svg:y="-0.3709in" svg:width="6.3972in" svg:height="0.6819in" draw:z-index="121"><draw:object xlink:href="./Object 44" xlink:type="simple" xlink:show="embed" xlink:actuate="onLoad"/><draw:image xlink:href="./ObjectReplacements/Object 44" xlink:type="simple" xlink:show="embed" xlink:actuate="onLoad"/><svg:desc>formula</svg:desc></draw:frame></text:p>
      <text:p text:style-name="P447"><text:span text:style-name="Primes"/></text:p>
      <text:p text:style-name="P448"><text:span text:style-name="Primes">PrimeK[n_] := </text:span><text:span text:style-name="Primes"><text:span text:style-name="T751">If[n==1,0,</text:span></text:span><text:span text:style-name="Primes">FullSimplify[ MangoldtLambda[ n ] / Log[ n ]]</text:span><text:span text:style-name="Primes"><text:span text:style-name="T751">]</text:span></text:span></text:p>
      <text:p text:style-name="P414"><text:span text:style-name="D2"><text:span text:style-name="T669">d2[ n_, k_ ] := Sum[ d2[ j, k - 1 ] d2[ n / j, 1 ], { j, Divisors[ n ]}]</text:span></text:span><text:span text:style-name="D2">; d</text:span><text:span text:style-name="D2"><text:span text:style-name="T622">2</text:span></text:span><text:span text:style-name="D2">[ n_, 1 ] := If[ n &lt; 2, 0, 1 ]</text:span></text:p>
      <text:p text:style-name="P419"><text:span text:style-name="Linnik2"><text:span text:style-name="T614">Linnik</text:span></text:span><text:span text:style-name="Linnik2">[ n_ ] := Sum[ (-1)^( k + 1 ) / k </text:span><text:span text:style-name="D2">d</text:span><text:span text:style-name="D2"><text:span text:style-name="T622">2</text:span></text:span><text:span text:style-name="D2">[ n, k ]</text:span><text:span text:style-name="Linnik2">, { k, 1, Log[ </text:span><text:span text:style-name="Linnik2"><text:span text:style-name="T622">2, </text:span></text:span><text:span text:style-name="Linnik2">n ]}]</text:span></text:p>
      <text:p text:style-name="P452"><text:span text:style-name="Table">Table[{ n, </text:span><text:span text:style-name="Primes">PrimeK[ n ]</text:span><text:span text:style-name="MathematicaFormatStandardForm"><text:span text:style-name="T649">, </text:span></text:span><text:span text:style-name="Linnik2"><text:span text:style-name="T614">Linnik[ n ]</text:span></text:span><text:span text:style-name="Table">}, { n, 2, 100 }] // TableForm</text:span></text:p>
      <text:p text:style-name="P97"><text:span text:style-name="MathematicaFormatStandardForm"><text:span text:style-name="T430"/></text:span></text:p>
      <text:p text:style-name="P97"><text:span text:style-name="MathematicaFormatStandardForm"><text:span text:style-name="T244"><text:tab/></text:span></text:span><text:span text:style-name="MathematicaFormatStandardForm"><text:span text:style-name="T245">Only </text:span></text:span><text:span text:style-name="MathematicaFormatStandardForm"><text:span text:style-name="T321">up to</text:span></text:span><text:span text:style-name="MathematicaFormatStandardForm"><text:span text:style-name="T108"><draw:frame draw:style-name="fr2" draw:name="Object168" text:anchor-type="as-char" svg:y="-0.2846in" svg:width="1.3492in" svg:height="0.3453in" draw:z-index="122"><draw:object xlink:href="./Object 45" xlink:type="simple" xlink:show="embed" xlink:actuate="onLoad"/><draw:image xlink:href="./ObjectReplacements/Object 45" xlink:type="simple" xlink:show="embed" xlink:actuate="onLoad"/><svg:desc>formula</svg:desc></draw:frame></text:span></text:span><text:span text:style-name="MathematicaFormatStandardForm"><text:span text:style-name="T245">need</text:span></text:span><text:span text:style-name="MathematicaFormatStandardForm"><text:span text:style-name="T321">s</text:span></text:span><text:span text:style-name="MathematicaFormatStandardForm"><text:span text:style-name="T245"> </text:span></text:span><text:span text:style-name="MathematicaFormatStandardForm"><text:span text:style-name="T331">to be computed </text:span></text:span><text:span text:style-name="MathematicaFormatStandardForm"><text:span text:style-name="T244">because</text:span></text:span><text:span text:style-name="MathematicaFormatStandardForm"><text:span text:style-name="T108"><draw:frame draw:style-name="fr2" draw:name="Object169" text:anchor-type="as-char" svg:y="-0.172in" svg:width="1.3543in" svg:height="0.2335in" draw:z-index="123"><draw:object xlink:href="./Object 62" xlink:type="simple" xlink:show="embed" xlink:actuate="onLoad"/><draw:image xlink:href="./ObjectReplacements/Object 62" xlink:type="simple" xlink:show="embed" xlink:actuate="onLoad"/><svg:desc>formula</svg:desc></draw:frame></text:span></text:span><text:span text:style-name="MathematicaFormatStandardForm"><text:span text:style-name="T321">when</text:span></text:span><text:span text:style-name="MathematicaFormatStandardForm"><text:span text:style-name="T108"><draw:frame draw:style-name="fr2" draw:name="Object170" text:anchor-type="as-char" svg:y="-0.172in" svg:width="0.4311in" svg:height="0.2083in" draw:z-index="124"><draw:object xlink:href="./Object 168" xlink:type="simple" xlink:show="embed" xlink:actuate="onLoad"/><draw:image xlink:href="./ObjectReplacements/Object 168" xlink:type="simple" xlink:show="embed" xlink:actuate="onLoad"/><svg:desc>formula</svg:desc></draw:frame></text:span></text:span><text:span text:style-name="MathematicaFormatStandardForm"><text:span text:style-name="T108">.</text:span></text:span></text:p>
      <text:p text:style-name="P97"><text:span text:style-name="MathematicaFormatStandardForm"><text:span text:style-name="T121"/></text:span></text:p>
      <text:p text:style-name="P102"><text:span text:style-name="MathematicaFormatStandardForm"><text:span text:style-name="T121"><text:tab/></text:span></text:span><text:span text:style-name="MathematicaFormatStandardForm"><text:span text:style-name="T357">I</text:span></text:span><text:span text:style-name="MathematicaFormatStandardForm"><text:span text:style-name="T355">f we took the previously mentioned series</text:span></text:span><text:span text:style-name="MathematicaFormatStandardForm"><text:span text:style-name="T461"><draw:frame draw:style-name="fr2" draw:name="Object414" text:anchor-type="as-char" svg:y="-0.2508in" svg:width="2.5638in" svg:height="0.4193in" draw:z-index="125"><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461">, </text:span></text:span><text:span text:style-name="MathematicaFormatStandardForm"><text:span text:style-name="T559">divided both sides by </text:span></text:span><text:span text:style-name="MathematicaFormatStandardForm"><text:span text:style-name="T587">z</text:span></text:span><text:span text:style-name="MathematicaFormatStandardForm"><text:span text:style-name="T461">, </text:span></text:span><text:span text:style-name="MathematicaFormatStandardForm"><text:span text:style-name="T552">and evaluated its limit as </text:span></text:span><text:span text:style-name="MathematicaFormatStandardForm"><text:span text:style-name="T586">z </text:span></text:span><text:span text:style-name="MathematicaFormatStandardForm"><text:span text:style-name="T552">approached 0, the </text:span></text:span><text:span text:style-name="MathematicaFormatStandardForm"><text:span text:style-name="T553">exact </text:span></text:span><text:span text:style-name="MathematicaFormatStandardForm"><text:span text:style-name="T552">same computation would </text:span></text:span><text:span text:style-name="MathematicaFormatStandardForm"><text:span text:style-name="T553">lead </text:span></text:span><text:span text:style-name="MathematicaFormatStandardForm"><text:span text:style-name="T552">to the well known Taylor series for the logarithm, </text:span></text:span><text:span text:style-name="MathematicaFormatStandardForm"><text:span text:style-name="T461"><draw:frame draw:style-name="fr2" draw:name="Object415" text:anchor-type="as-char" svg:y="-0.2744in" svg:width="3.4189in" svg:height="0.4236in" draw:z-index="126"><draw:object xlink:href="./Object 415" xlink:type="simple" xlink:show="embed" xlink:actuate="onLoad"/><draw:image xlink:href="./ObjectReplacements/Object 415" xlink:type="simple" xlink:show="embed" xlink:actuate="onLoad"/><svg:desc>formula</svg:desc></draw:frame></text:span></text:span></text:p>
      <text:p text:style-name="P97"><text:span text:style-name="MathematicaFormatStandardForm"><text:span text:style-name="T121"/></text:span></text:p>
      <text:p text:style-name="P97"><text:span text:style-name="MathematicaFormatStandardForm"><text:span text:style-name="T121"><text:tab/></text:span></text:span><text:span text:style-name="MathematicaFormatStandardForm"><text:span text:style-name="T212">The take away </text:span></text:span><text:span text:style-name="MathematicaFormatStandardForm"><text:span text:style-name="T335">here </text:span></text:span><text:span text:style-name="MathematicaFormatStandardForm"><text:span text:style-name="T212">is this:</text:span></text:span><text:span text:style-name="MathematicaFormatStandardForm"><text:span text:style-name="T133"> </text:span></text:span><text:span text:style-name="MathematicaFormatStandardForm"><text:span text:style-name="T144">if we </text:span></text:span><text:span text:style-name="MathematicaFormatStandardForm"><text:span text:style-name="T212">have </text:span></text:span><text:span text:style-name="MathematicaFormatStandardForm"><text:span text:style-name="T108"><draw:frame draw:style-name="fr2" draw:name="Object28" text:anchor-type="as-char" svg:y="-0.172in" svg:width="1.1272in" svg:height="0.2335in" draw:z-index="128"><draw:object xlink:href="./Object 169" xlink:type="simple" xlink:show="embed" xlink:actuate="onLoad"/><draw:image xlink:href="./ObjectReplacements/Object 169" xlink:type="simple" xlink:show="embed" xlink:actuate="onLoad"/><svg:desc>formula</svg:desc></draw:frame></text:span></text:span><text:span text:style-name="MathematicaFormatStandardForm"><text:span text:style-name="T133">for </text:span></text:span><text:span text:style-name="MathematicaFormatStandardForm"><text:span text:style-name="T399">n</text:span></text:span><text:span text:style-name="MathematicaFormatStandardForm"><text:span text:style-name="T133">, we </text:span></text:span><text:span text:style-name="MathematicaFormatStandardForm"><text:span text:style-name="T212">can </text:span></text:span><text:span text:style-name="MathematicaFormatStandardForm"><text:span text:style-name="T133">trivially </text:span></text:span><text:span text:style-name="MathematicaFormatStandardForm"><text:span text:style-name="T212">compute </text:span></text:span><text:span text:style-name="MathematicaFormatStandardForm"><text:span text:style-name="T141">the</text:span></text:span><text:span text:style-name="MathematicaFormatStandardForm"><text:span text:style-name="T135"> prime identifying </text:span></text:span><text:span text:style-name="MathematicaFormatStandardForm"><text:span text:style-name="T108"><draw:frame draw:style-name="fr2" draw:name="Object32" text:anchor-type="as-char" svg:y="-0.1484in" svg:width="0.9701in" svg:height="0.2098in" draw:z-index="129"><draw:object xlink:href="./Object 170" xlink:type="simple" xlink:show="embed" xlink:actuate="onLoad"/><draw:image xlink:href="./ObjectReplacements/Object 170" xlink:type="simple" xlink:show="embed" xlink:actuate="onLoad"/><svg:desc>formula</svg:desc></draw:frame></text:span></text:span><text:span text:style-name="MathematicaFormatStandardForm"><text:span text:style-name="T142">too</text:span></text:span><text:span text:style-name="MathematicaFormatStandardForm"><text:span text:style-name="T133">. <text:s/></text:span></text:span><text:span text:style-name="MathematicaFormatStandardForm"><text:span text:style-name="T134">At first glance, this </text:span></text:span><text:span text:style-name="MathematicaFormatStandardForm"><text:span text:style-name="T137">hardly seems useful, </text:span></text:span><text:span text:style-name="MathematicaFormatStandardForm"><text:span text:style-name="T335">as</text:span></text:span><text:span text:style-name="MathematicaFormatStandardForm"><text:span text:style-name="T108"><draw:frame draw:style-name="fr2" draw:name="Object48" text:anchor-type="as-char" svg:y="-0.172in" svg:width="1.1272in" svg:height="0.2335in" draw:z-index="132"><draw:object xlink:href="./Object 262" xlink:type="simple" xlink:show="embed" xlink:actuate="onLoad"/><draw:image xlink:href="./ObjectReplacements/Object 262" xlink:type="simple" xlink:show="embed" xlink:actuate="onLoad"/><svg:desc>formula</svg:desc></draw:frame></text:span></text:span><text:span text:style-name="MathematicaFormatStandardForm"><text:span text:style-name="T212">is a pain to compute as well</text:span></text:span><text:span text:style-name="MathematicaFormatStandardForm"><text:span text:style-name="T134">. <text:s/></text:span></text:span><text:span text:style-name="MathematicaFormatStandardForm"><text:span text:style-name="T321">In </text:span></text:span><text:span text:style-name="MathematicaFormatStandardForm"><text:span text:style-name="T335">sections 4 and 5</text:span></text:span><text:span text:style-name="MathematicaFormatStandardForm"><text:span text:style-name="T160">, </text:span></text:span><text:span text:style-name="MathematicaFormatStandardForm"><text:span text:style-name="T321">though, </text:span></text:span><text:span text:style-name="MathematicaFormatStandardForm"><text:span text:style-name="T160">when </text:span></text:span><text:span text:style-name="MathematicaFormatStandardForm"><text:span text:style-name="T246">we </text:span></text:span><text:span text:style-name="MathematicaFormatStandardForm"><text:span text:style-name="T335">explore </text:span></text:span><text:span text:style-name="MathematicaFormatStandardForm"><text:span text:style-name="T136">Linnik's </text:span></text:span><text:span text:style-name="MathematicaFormatStandardForm"><text:span text:style-name="T246">i</text:span></text:span><text:span text:style-name="MathematicaFormatStandardForm"><text:span text:style-name="T136">dentity </text:span></text:span><text:span text:style-name="MathematicaFormatStandardForm"><text:span text:style-name="T335">applied </text:span></text:span><text:span text:style-name="MathematicaFormatStandardForm"><text:span text:style-name="T136">in bulk, </text:span></text:span><text:span text:style-name="MathematicaFormatStandardForm"><text:span text:style-name="T321">we'll see </text:span></text:span><text:span text:style-name="MathematicaFormatStandardForm"><text:span text:style-name="T212">why this </text:span></text:span><text:span text:style-name="MathematicaFormatStandardForm"><text:span text:style-name="T321">idea </text:span></text:span><text:span text:style-name="MathematicaFormatStandardForm"><text:span text:style-name="T212">is </text:span></text:span><text:span text:style-name="MathematicaFormatStandardForm"><text:span text:style-name="T335">so </text:span></text:span><text:span text:style-name="MathematicaFormatStandardForm"><text:span text:style-name="T143">powerful</text:span></text:span><text:span text:style-name="MathematicaFormatStandardForm"><text:span text:style-name="T136">.</text:span></text:span></text:p>
      <text:p text:style-name="P64"><text:span text:style-name="MathematicaFormatStandardForm"><text:span text:style-name="T149"><text:tab/>I</text:span></text:span><text:span text:style-name="MathematicaFormatStandardForm"><text:span text:style-name="T150">ntriguing, I hope. <text:s/></text:span></text:span><text:span text:style-name="MathematicaFormatStandardForm"><text:span text:style-name="T321">B</text:span></text:span><text:span text:style-name="MathematicaFormatStandardForm"><text:span text:style-name="T150">ut </text:span></text:span><text:span text:style-name="MathematicaFormatStandardForm"><text:span text:style-name="T335">none of this has anything to say about</text:span></text:span><text:span text:style-name="MathematicaFormatStandardForm"><text:span text:style-name="T150"> the distribution of prime numbers. <text:s/>We </text:span></text:span><text:span text:style-name="MathematicaFormatStandardForm"><text:span text:style-name="T214">need to</text:span></text:span><text:span text:style-name="MathematicaFormatStandardForm"><text:span text:style-name="T150"> think </text:span></text:span><text:span text:style-name="MathematicaFormatStandardForm"><text:span text:style-name="T161">bigger.</text:span></text:span></text:p>
      <text:p text:style-name="P64"><text:span text:style-name="MathematicaFormatStandardForm"><text:span text:style-name="T161"/></text:span></text:p>
      <text:p text:style-name="P567"/>
      <text:p text:style-name="P23"><text:span text:style-name="MathematicaFormatStandardForm"><text:span text:style-name="T3"/></text:span></text:p>
      <text:p text:style-name="P173"><text:span text:style-name="ATitleMid"><text:span text:style-name="T741">2-5: References, Notes, Further Questions</text:span></text:span></text:p>
      <text:p text:style-name="P460"><text:span text:style-name="MathematicaFormatStandardForm"><text:span text:style-name="T93"/></text:span></text:p>
      <text:p text:style-name="P460"><text:span text:style-name="MathematicaFormatStandardForm"><text:span text:style-name="T93"/></text:span></text:p>
      <text:p text:style-name="P239"><text:span text:style-name="MathematicaFormatStandardForm"><text:span text:style-name="T431">- Our function</text:span></text:span><text:span text:style-name="MathematicaFormatStandardForm"><text:span text:style-name="T108"><draw:frame draw:style-name="fr2" draw:name="Object398" text:anchor-type="as-char" svg:y="-0.1236in" svg:width="0.35in" svg:height="0.1583in" draw:z-index="133"><draw:object xlink:href="./Object 398" xlink:type="simple" xlink:show="embed" xlink:actuate="onLoad"/><draw:image xlink:href="./ObjectReplacements/Object 398" xlink:type="simple" xlink:show="embed" xlink:actuate="onLoad"/><svg:desc>formula</svg:desc></draw:frame></text:span></text:span><text:span text:style-name="MathematicaFormatStandardForm"><text:span text:style-name="T431">is introduced as (2.9) on p.28 of P. Bateman and H. Diamond's 2004 edition of “Analytic Number Theory – An Introductory Course” in a section covering Linnik's Identity style identities from a more generalized algebraic perspective.</text:span></text:span></text:p>
      <text:p text:style-name="P239"><text:span text:style-name="MathematicaFormatStandardForm"><text:span text:style-name="T431"/></text:span></text:p>
      <text:p text:style-name="P239"><text:span text:style-name="MathematicaFormatStandardForm"><text:span text:style-name="T431">- The generalized equation for</text:span></text:span><text:span text:style-name="MathematicaFormatStandardForm"><text:span text:style-name="T108"><draw:frame draw:style-name="fr2" draw:name="Object395" text:anchor-type="as-char" svg:y="-0.1236in" svg:width="0.4055in" svg:height="0.1736in" draw:z-index="134"><draw:object xlink:href="./Object 395" xlink:type="simple" xlink:show="embed" xlink:actuate="onLoad"/><draw:image xlink:href="./ObjectReplacements/Object 395" xlink:type="simple" xlink:show="embed" xlink:actuate="onLoad"/><svg:desc>formula</svg:desc></draw:frame></text:span></text:span><text:span text:style-name="MathematicaFormatStandardForm"><text:span text:style-name="T431">from 2-2c can be found as identity (14.122) from p.421 of </text:span></text:span><text:span text:style-name="MathematicaFormatStandardForm"><text:span text:style-name="T432">the 2003 edition of A. Ivic's “The Riemann Zeta-Function: Theory and Practice”.</text:span></text:span></text:p>
      <text:p text:style-name="P239"><text:soft-page-break/><text:span text:style-name="MathematicaFormatStandardForm"><text:span text:style-name="T432"/></text:span></text:p>
      <text:p text:style-name="P240"><text:span text:style-name="MathematicaFormatStandardForm"><text:span text:style-name="T431">- </text:span></text:span><text:span text:style-name="MathematicaFormatStandardForm"><text:span text:style-name="T434">The </text:span></text:span><text:span text:style-name="MathematicaFormatStandardForm"><text:span text:style-name="T431">generalized equation for</text:span></text:span><text:span text:style-name="MathematicaFormatStandardForm"><text:span text:style-name="T108"><draw:frame draw:style-name="fr2" draw:name="Object396" text:anchor-type="as-char" svg:y="-0.1236in" svg:width="0.4055in" svg:height="0.1736in" draw:z-index="148"><draw:object xlink:href="./Object 396" xlink:type="simple" xlink:show="embed" xlink:actuate="onLoad"/><draw:image xlink:href="./ObjectReplacements/Object 396" xlink:type="simple" xlink:show="embed" xlink:actuate="onLoad"/><svg:desc>formula</svg:desc></draw:frame></text:span></text:span><text:span text:style-name="MathematicaFormatStandardForm"><text:span text:style-name="T431">from 2-2</text:span></text:span><text:span text:style-name="MathematicaFormatStandardForm"><text:span text:style-name="T434">d can be found by taking formula (13.34) from p.343 of </text:span></text:span><text:span text:style-name="MathematicaFormatStandardForm"><text:span text:style-name="T432">the 2004 edition of H. Iwaniec and E. Kowalski's “Analytic Number Theory”, </text:span></text:span><text:span text:style-name="MathematicaFormatStandardForm"><text:span text:style-name="T108"><draw:frame draw:style-name="fr2" draw:name="Object397" text:anchor-type="as-char" svg:y="-0.2339in" svg:width="1.7161in" svg:height="0.3752in" draw:z-index="149"><draw:object xlink:href="./Object 397" xlink:type="simple" xlink:show="embed" xlink:actuate="onLoad"/><draw:image xlink:href="./ObjectReplacements/Object 397" xlink:type="simple" xlink:show="embed" xlink:actuate="onLoad"/><svg:desc>formula</svg:desc></draw:frame></text:span></text:span><text:span text:style-name="MathematicaFormatStandardForm"><text:span text:style-name="T108">, </text:span></text:span><text:span text:style-name="MathematicaFormatStandardForm"><text:span text:style-name="T434">inverting it to</text:span></text:span><text:span text:style-name="MathematicaFormatStandardForm"><text:span text:style-name="T435"><draw:frame draw:style-name="fr2" draw:name="Object399" text:anchor-type="as-char" svg:y="-0.2339in" svg:width="1.2173in" svg:height="0.3752in" draw:z-index="150"><draw:object xlink:href="./Object 399" xlink:type="simple" xlink:show="embed" xlink:actuate="onLoad"/><draw:image xlink:href="./ObjectReplacements/Object 399" xlink:type="simple" xlink:show="embed" xlink:actuate="onLoad"/></draw:frame></text:span></text:span><text:span text:style-name="MathematicaFormatStandardForm"><text:span text:style-name="T434">then generalizing the binomial with</text:span></text:span><text:span text:style-name="MathematicaFormatStandardForm"><text:span text:style-name="T435"><draw:frame draw:style-name="fr2" draw:name="Object400" text:anchor-type="as-char" svg:y="-0.2083in" svg:width="1.6154in" svg:height="0.3417in" draw:z-index="151"><draw:object xlink:href="./Object 400" xlink:type="simple" xlink:show="embed" xlink:actuate="onLoad"/><draw:image xlink:href="./ObjectReplacements/Object 400" xlink:type="simple" xlink:show="embed" xlink:actuate="onLoad"/><svg:desc>formula</svg:desc></draw:frame></text:span></text:span><text:span text:style-name="MathematicaFormatStandardForm"><text:span text:style-name="T435">, </text:span></text:span><text:span text:style-name="MathematicaFormatStandardForm"><text:span text:style-name="T441">essentially copying the mechanics of Newton's generalized binomial theorem.</text:span></text:span></text:p>
      <text:p text:style-name="P240"><text:span text:style-name="MathematicaFormatStandardForm"><text:span text:style-name="T434"/></text:span></text:p>
      <text:p text:style-name="P239"><text:span text:style-name="MathematicaFormatStandardForm"><text:span text:style-name="T432">- Linnik's identity, as given in 2-4 here, can be found as identity (13.32) from p. 343 of the 2004 edition of H. Iwaniec and E. Kowalski's “Analytic Number Theory”. <text:s/></text:span></text:span><text:span text:style-name="MathematicaFormatStandardForm"><text:span text:style-name="T433">(17.1) from p.346 of the 2010 edition of J. Friedlander and H. Iwaniec's “Opera de Cribro” provides similar coverage.</text:span></text:span></text:p>
      <text:p text:style-name="P239"><text:span text:style-name="MathematicaFormatStandardForm"><text:span text:style-name="T431"/></text:span></text:p>
      <text:p text:style-name="P239"><text:span text:style-name="MathematicaFormatStandardForm"><text:span text:style-name="T431"/></text:span></text:p>
      <text:p text:style-name="P239"><text:span text:style-name="MathematicaFormatStandardForm"><text:span text:style-name="T413"/></text:span></text:p>
      <text:p text:style-name="P559"><text:span text:style-name="ATitleBig"><text:span text:style-name="T630">3</text:span></text:span></text:p>
      <text:p text:style-name="P169"><text:span text:style-name="ATitleBig"><text:span text:style-name="T630"/></text:span></text:p>
      <text:p text:style-name="P169"><text:span text:style-name="ATitleBig"><text:span text:style-name="T630">Summing </text:span></text:span></text:p>
      <text:p text:style-name="P169"><text:span text:style-name="ATitleBig"><text:span text:style-name="T630">Linnik's Identity</text:span></text:span></text:p>
      <text:p text:style-name="P169"><text:span text:style-name="MathematicaFormatStandardForm"><text:span text:style-name="T424"/></text:span></text:p>
      <text:p text:style-name="P169"><text:span text:style-name="MathematicaFormatStandardForm"><text:span text:style-name="T424"/></text:span></text:p>
      <text:p text:style-name="P172"/>
      <text:p text:style-name="P229"><text:span text:style-name="MathematicaFormatStandardForm"><text:span text:style-name="T118"><text:tab/></text:span></text:span><text:span text:style-name="MathematicaFormatStandardForm"><text:span text:style-name="T151">In the last section, we encountered Linnik's </text:span></text:span><text:span text:style-name="MathematicaFormatStandardForm"><text:span text:style-name="T318">i</text:span></text:span><text:span text:style-name="MathematicaFormatStandardForm"><text:span text:style-name="T151">dentity. <text:s/></text:span></text:span><text:span text:style-name="MathematicaFormatStandardForm"><text:span text:style-name="T152">It </text:span></text:span><text:span text:style-name="MathematicaFormatStandardForm"><text:span text:style-name="T151">expressed </text:span></text:span><text:span text:style-name="MathematicaFormatStandardForm"><text:span text:style-name="T215">the</text:span></text:span><text:span text:style-name="MathematicaFormatStandardForm"><text:span text:style-name="T151"> prime identifying function </text:span></text:span><text:span text:style-name="MathematicaFormatStandardForm"><text:span text:style-name="T108"><draw:frame draw:style-name="fr2" draw:name="Object79" text:anchor-type="as-char" svg:y="-0.1484in" svg:width="0.4071in" svg:height="0.1909in" draw:z-index="152"><draw:object xlink:href="./Object 79" xlink:type="simple" xlink:show="embed" xlink:actuate="onLoad"/><draw:image xlink:href="./ObjectReplacements/Object 79" xlink:type="simple" xlink:show="embed" xlink:actuate="onLoad"/><svg:desc>formula</svg:desc></draw:frame></text:span></text:span><text:span text:style-name="MathematicaFormatStandardForm"><text:span text:style-name="T151">in terms of the strict count of divisors function</text:span></text:span><text:span text:style-name="MathematicaFormatStandardForm"><text:span text:style-name="T108"><draw:frame draw:style-name="fr2" draw:name="Object80" text:anchor-type="as-char" svg:y="-0.1484in" svg:width="0.5417in" svg:height="0.2098in" draw:z-index="153"><draw:object xlink:href="./Object 80" xlink:type="simple" xlink:show="embed" xlink:actuate="onLoad"/><draw:image xlink:href="./ObjectReplacements/Object 80" xlink:type="simple" xlink:show="embed" xlink:actuate="onLoad"/><svg:desc>formula</svg:desc></draw:frame></text:span></text:span><text:span text:style-name="MathematicaFormatStandardForm"><text:span text:style-name="T108"> </text:span></text:span><text:span text:style-name="MathematicaFormatStandardForm"><text:span text:style-name="T364">in a form that looked uncannily like the Taylor series for log x</text:span></text:span><text:span text:style-name="MathematicaFormatStandardForm"><text:span text:style-name="T108">. <text:s/></text:span></text:span><text:span text:style-name="MathematicaFormatStandardForm"><text:span text:style-name="T216">Those identities didn't say </text:span></text:span><text:span text:style-name="MathematicaFormatStandardForm"><text:span text:style-name="T238">anything about</text:span></text:span><text:span text:style-name="MathematicaFormatStandardForm"><text:span text:style-name="T153"> the distribution of prime numbers, </text:span></text:span><text:span text:style-name="MathematicaFormatStandardForm"><text:span text:style-name="T169">though</text:span></text:span><text:span text:style-name="MathematicaFormatStandardForm"><text:span text:style-name="T153">.</text:span></text:span></text:p>
      <text:p text:style-name="P230"><text:span text:style-name="MathematicaFormatStandardForm"><text:span text:style-name="T153"><text:tab/></text:span></text:span><text:span text:style-name="MathematicaFormatStandardForm"><text:span text:style-name="T216">Now,</text:span></text:span><text:span text:style-name="MathematicaFormatStandardForm"><text:span text:style-name="T153"> </text:span></text:span><text:span text:style-name="MathematicaFormatStandardForm"><text:span text:style-name="T216">we'll</text:span></text:span><text:span text:style-name="MathematicaFormatStandardForm"><text:span text:style-name="T153"> change that by </text:span></text:span><text:span text:style-name="MathematicaFormatStandardForm"><text:span text:style-name="T322">looking at</text:span></text:span><text:span text:style-name="MathematicaFormatStandardForm"><text:span text:style-name="T217"> the relationship between </text:span></text:span><text:span text:style-name="MathematicaFormatStandardForm"><text:span text:style-name="T108"><draw:frame draw:style-name="fr2" draw:name="Object81" text:anchor-type="as-char" svg:y="-0.1484in" svg:width="0.4071in" svg:height="0.1909in" draw:z-index="154"><draw:object xlink:href="./Object 81" xlink:type="simple" xlink:show="embed" xlink:actuate="onLoad"/><draw:image xlink:href="./ObjectReplacements/Object 81" xlink:type="simple" xlink:show="embed" xlink:actuate="onLoad"/><svg:desc>formula</svg:desc></draw:frame></text:span></text:span><text:span text:style-name="MathematicaFormatStandardForm"><text:span text:style-name="T153">and</text:span></text:span><text:span text:style-name="MathematicaFormatStandardForm"><text:span text:style-name="T108"><draw:frame draw:style-name="fr2" draw:name="Object82" text:anchor-type="as-char" svg:y="-0.1484in" svg:width="0.5417in" svg:height="0.2098in" draw:z-index="155"><draw:object xlink:href="./Object 82" xlink:type="simple" xlink:show="embed" xlink:actuate="onLoad"/><draw:image xlink:href="./ObjectReplacements/Object 82" xlink:type="simple" xlink:show="embed" xlink:actuate="onLoad"/><svg:desc>formula</svg:desc></draw:frame></text:span></text:span><text:span text:style-name="MathematicaFormatStandardForm"><text:span text:style-name="T184">for ranges of </text:span></text:span><text:span text:style-name="MathematicaFormatStandardForm"><text:span text:style-name="T189">numbers</text:span></text:span><text:span text:style-name="MathematicaFormatStandardForm"><text:span text:style-name="T153">.</text:span></text:span></text:p>
      <text:p text:style-name="P230"><text:span text:style-name="MathematicaFormatStandardForm"><text:span text:style-name="T153"/></text:span></text:p>
      <text:p text:style-name="P563"/>
      <text:p text:style-name="P19"><text:span text:style-name="MathematicaFormatStandardForm"><text:span text:style-name="T3"/></text:span></text:p>
      <text:p text:style-name="P167"><text:span text:style-name="ATitleMid"><text:span text:style-name="T615">3-1: The Riemann Prime Counting Function</text:span></text:span></text:p>
      <text:p text:style-name="P153"/>
      <text:p text:style-name="P153"/>
      <text:p text:style-name="P586"><text:span text:style-name="T101"><text:tab/>Let's introduce the Riemann Prime Counting Function, which we'll write as </text:span><text:span text:style-name="MathematicaFormatStandardForm"><text:span text:style-name="T450"><draw:frame draw:style-name="fr2" draw:name="Object162" text:anchor-type="as-char" svg:y="-0.1484in" svg:width="0.7957in" svg:height="0.2098in" draw:z-index="156"><draw:object xlink:href="./Object 162" xlink:type="simple" xlink:show="embed" xlink:actuate="onLoad"/><draw:image xlink:href="./ObjectReplacements/Object 162" xlink:type="simple" xlink:show="embed" xlink:actuate="onLoad"/><svg:desc>formula</svg:desc></draw:frame></text:span></text:span><text:span text:style-name="MathematicaFormatStandardForm"><text:span text:style-name="T501">(it lacks standard notation, </text:span></text:span><text:span text:style-name="MathematicaFormatStandardForm"><text:span text:style-name="T535">also</text:span></text:span><text:span text:style-name="MathematicaFormatStandardForm"><text:span text:style-name="T502"> </text:span></text:span><text:span text:style-name="MathematicaFormatStandardForm"><text:span text:style-name="T501">referred to as</text:span></text:span><text:span text:style-name="MathematicaFormatStandardForm"><text:span text:style-name="T450"><draw:frame draw:style-name="fr2" draw:name="Object163" text:anchor-type="as-char" svg:y="-0.1484in" svg:width="0.4193in" svg:height="0.1909in" draw:z-index="158"><draw:object xlink:href="./Object 163" xlink:type="simple" xlink:show="embed" xlink:actuate="onLoad"/><draw:image xlink:href="./ObjectReplacements/Object 163" xlink:type="simple" xlink:show="embed" xlink:actuate="onLoad"/><svg:desc>formula</svg:desc></draw:frame></text:span></text:span><text:span text:style-name="MathematicaFormatStandardForm"><text:span text:style-name="T450">, </text:span></text:span><text:span text:style-name="MathematicaFormatStandardForm"><text:span text:style-name="T450"><draw:frame draw:style-name="fr2" draw:name="Object404" text:anchor-type="as-char" svg:y="-0.1484in" svg:width="0.4429in" svg:height="0.1909in" draw:z-index="539"><draw:object xlink:href="./Object 404" xlink:type="simple" xlink:show="embed" xlink:actuate="onLoad"/><draw:image xlink:href="./ObjectReplacements/Object 404" xlink:type="simple" xlink:show="embed" xlink:actuate="onLoad"/><svg:desc>formula</svg:desc></draw:frame></text:span></text:span><text:span text:style-name="MathematicaFormatStandardForm"><text:span text:style-name="T450">,</text:span></text:span><text:span text:style-name="MathematicaFormatStandardForm"><text:span text:style-name="T450"><draw:frame draw:style-name="fr2" draw:name="Object164" text:anchor-type="as-char" svg:y="-0.172in" svg:width="0.4575in" svg:height="0.2146in" draw:z-index="159"><draw:object xlink:href="./Object 164" xlink:type="simple" xlink:show="embed" xlink:actuate="onLoad"/><draw:image xlink:href="./ObjectReplacements/Object 164" xlink:type="simple" xlink:show="embed" xlink:actuate="onLoad"/><svg:desc>formula</svg:desc></draw:frame></text:span></text:span><text:span text:style-name="MathematicaFormatStandardForm"><text:span text:style-name="T450">, </text:span></text:span><text:span text:style-name="MathematicaFormatStandardForm"><text:span text:style-name="T501">and </text:span></text:span><text:span text:style-name="MathematicaFormatStandardForm"><text:span text:style-name="T450"><draw:frame draw:style-name="fr2" draw:name="Object165" text:anchor-type="as-char" svg:y="-0.1484in" svg:width="0.4575in" svg:height="0.2098in" draw:z-index="160"><draw:object xlink:href="./Object 165" xlink:type="simple" xlink:show="embed" xlink:actuate="onLoad"/><draw:image xlink:href="./ObjectReplacements/Object 165" xlink:type="simple" xlink:show="embed" xlink:actuate="onLoad"/><svg:desc>formula</svg:desc></draw:frame></text:span></text:span><text:span text:style-name="MathematicaFormatStandardForm"><text:span text:style-name="T501">)</text:span></text:span><text:span text:style-name="T101">. <text:s/></text:span><text:span text:style-name="MathematicaFormatStandardForm"><text:span text:style-name="T501">It can be expressed as</text:span></text:span></text:p>
      <text:p text:style-name="P7"/>
      <text:p text:style-name="P7"><draw:frame draw:style-name="fr3" draw:name="Object23" text:anchor-type="as-char" svg:y="-0.3016in" svg:width="2.0854in" svg:height="0.4902in" draw:z-index="161"><draw:object xlink:href="./Object 16" xlink:type="simple" xlink:show="embed" xlink:actuate="onLoad"/><draw:image xlink:href="./ObjectReplacements/Object 16" xlink:type="simple" xlink:show="embed" xlink:actuate="onLoad"/><svg:desc>formula</svg:desc></draw:frame></text:p>
      <text:p text:style-name="P7"/>
      <text:p text:style-name="P448"><text:span text:style-name="Primes">PrimeK[n_] := </text:span><text:span text:style-name="Primes"><text:span text:style-name="T751">If[n==1,0,</text:span></text:span><text:span text:style-name="Primes">FullSimplify[ MangoldtLambda[ n ] / Log[ n ]]</text:span><text:span text:style-name="Primes"><text:span text:style-name="T751">]</text:span></text:span></text:p>
      <text:p text:style-name="P522"><text:span text:style-name="Primes">RiePrimeCnt[ n_ ] := Sum[ PrimeK[ j ], { j, 2, n }]</text:span></text:p>
      <text:p text:style-name="P522"><text:span text:style-name="Table">Table[{ n, </text:span><text:span text:style-name="Primes">N[ RiePrimeCnt[ n ]]</text:span><text:span text:style-name="Table">}, { n, </text:span><text:span text:style-name="Table"><text:span text:style-name="T753">1</text:span></text:span><text:span text:style-name="Table">, 100 }] // TableForm</text:span></text:p>
      <text:p text:style-name="P85"/>
      <text:p text:style-name="P85"><text:span text:style-name="T616"><text:tab/>It first appeared, as far as I know, in Riemann's epoch-making 1859 paper unveiling his Zeta function. <text:s/>In fact, the paper's end goal, and the development of the Zeta function and its zeroes, were all in the service of providing an explicit formula for</text:span><text:span text:style-name="T616"><draw:frame draw:style-name="fr2" draw:name="Object34" text:anchor-type="as-char" svg:y="-0.1484in" svg:width="0.7957in" svg:height="0.2098in" draw:z-index="162"><draw:object xlink:href="./Object 23" xlink:type="simple" xlink:show="embed" xlink:actuate="onLoad"/><draw:image xlink:href="./ObjectReplacements/Object 23" xlink:type="simple" xlink:show="embed" xlink:actuate="onLoad"/><svg:desc>formula</svg:desc></draw:frame></text:span><text:span text:style-name="T616">(which Riemann called f(x)). <text:s/>The Zeta function, its zeroes, and the associated techniques have gone on to be much, much more broadly important, of course.</text:span></text:p>
      <text:p text:style-name="P85"/>
      <text:p text:style-name="P272"><text:span text:style-name="ATitleSmall">3-1a: </text:span><text:span text:style-name="ATitleSmall"><draw:frame draw:style-name="fr2" draw:name="Object254" text:anchor-type="as-char" svg:y="-0.1484in" svg:width="0.7957in" svg:height="0.2098in" draw:z-index="163"><draw:object xlink:href="./Object 254" xlink:type="simple" xlink:show="embed" xlink:actuate="onLoad"/><draw:image xlink:href="./ObjectReplacements/Object 254" xlink:type="simple" xlink:show="embed" xlink:actuate="onLoad"/><svg:desc>formula</svg:desc></draw:frame></text:span><text:span text:style-name="ATitleSmall">in terms of the number of primes, </text:span><text:span text:style-name="ATitleSmall"><draw:frame draw:style-name="fr2" draw:name="Object255" text:anchor-type="as-char" svg:y="-0.1484in" svg:width="0.4075in" svg:height="0.1909in" draw:z-index="164"><draw:object xlink:href="./Object 255" xlink:type="simple" xlink:show="embed" xlink:actuate="onLoad"/><draw:image xlink:href="./ObjectReplacements/Object 255" xlink:type="simple" xlink:show="embed" xlink:actuate="onLoad"/><svg:desc>formula</svg:desc></draw:frame></text:span></text:p>
      <text:p text:style-name="P148"/>
      <text:p text:style-name="P85"><text:span text:style-name="T100"><text:tab/>Fortunately, the connection between</text:span><text:span text:style-name="T100"><draw:frame draw:style-name="fr2" draw:name="Object35" text:anchor-type="as-char" svg:y="-0.1484in" svg:width="0.7957in" svg:height="0.2098in" draw:z-index="165"><draw:object xlink:href="./Object 24" xlink:type="simple" xlink:show="embed" xlink:actuate="onLoad"/><draw:image xlink:href="./ObjectReplacements/Object 24" xlink:type="simple" xlink:show="embed" xlink:actuate="onLoad"/><svg:desc>formula</svg:desc></draw:frame></text:span><text:span text:style-name="T100">and the number of primes less than </text:span><text:span text:style-name="T103">n</text:span><text:span text:style-name="T100">, </text:span><text:span text:style-name="T100"><draw:frame draw:style-name="fr2" draw:name="Object36" text:anchor-type="as-char" svg:y="-0.1484in" svg:width="0.4075in" svg:height="0.1909in" draw:z-index="166"><draw:object xlink:href="./Object 34" xlink:type="simple" xlink:show="embed" xlink:actuate="onLoad"/><draw:image xlink:href="./ObjectReplacements/Object 34" xlink:type="simple" xlink:show="embed" xlink:actuate="onLoad"/><svg:desc>formula</svg:desc></draw:frame></text:span><text:span text:style-name="T100">, is easily computed. <text:s/></text:span><text:span text:style-name="T100"><draw:frame draw:style-name="fr2" draw:name="Object37" text:anchor-type="as-char" svg:y="-0.1484in" svg:width="0.7957in" svg:height="0.2098in" draw:z-index="167"><draw:object xlink:href="./Object 35" xlink:type="simple" xlink:show="embed" xlink:actuate="onLoad"/><draw:image xlink:href="./ObjectReplacements/Object 35" xlink:type="simple" xlink:show="embed" xlink:actuate="onLoad"/><svg:desc>formula</svg:desc></draw:frame></text:span><text:span text:style-name="T100">in terms of </text:span><text:span text:style-name="T100"><draw:frame draw:style-name="fr2" draw:name="Object38" text:anchor-type="as-char" svg:y="-0.1484in" svg:width="0.4075in" svg:height="0.1909in" draw:z-index="168"><draw:object xlink:href="./Object 36" xlink:type="simple" xlink:show="embed" xlink:actuate="onLoad"/><draw:image xlink:href="./ObjectReplacements/Object 36" xlink:type="simple" xlink:show="embed" xlink:actuate="onLoad"/><svg:desc>formula</svg:desc></draw:frame></text:span><text:span text:style-name="T100">is</text:span></text:p>
      <text:p text:style-name="P7"/>
      <text:p text:style-name="P7"><text:soft-page-break/><draw:frame draw:style-name="fr3" draw:name="Object16" text:anchor-type="as-char" svg:y="-0.372in" svg:width="2.0311in" svg:height="0.7043in" draw:z-index="169"><draw:object xlink:href="./Object 37" xlink:type="simple" xlink:show="embed" xlink:actuate="onLoad"/><draw:image xlink:href="./ObjectReplacements/Object 37" xlink:type="simple" xlink:show="embed" xlink:actuate="onLoad"/><svg:desc>formula</svg:desc></draw:frame></text:p>
      <text:p text:style-name="P401"><text:span text:style-name="MathematicaFormatStandardForm"><text:span text:style-name="T18"/></text:span></text:p>
      <text:p text:style-name="P523"><text:span text:style-name="MathematicaFormatStandardForm"><text:span text:style-name="T652"/></text:span></text:p>
      <text:p text:style-name="P549"><text:span text:style-name="Primes">RiePrimeCnt[ n_ ] := Sum[ PrimeK[ j ], { j, </text:span><text:span text:style-name="Primes"><text:span text:style-name="T752">1,</text:span></text:span><text:span text:style-name="Primes"> n}]; PrimeK[n_] := </text:span><text:span text:style-name="Primes"><text:span text:style-name="T751">If[n==1,0,</text:span></text:span><text:span text:style-name="Primes">FullSimplify[ MangoldtLambda[ n ] / Log[ n ]]</text:span><text:span text:style-name="Primes"><text:span text:style-name="T751">]</text:span></text:span></text:p>
      <text:p text:style-name="P524"><text:span text:style-name="Misc_20_Function_20_2">RiePrimeCntAlt[ n_ ] := Sum[ PrimePi[ n ^ ( 1 /k )] / k, { k, 1, Log[ 2, n ]}]</text:span></text:p>
      <text:p text:style-name="P524"><text:span text:style-name="Table">Table[{ n, </text:span><text:span text:style-name="Misc_20_Function"><text:span text:style-name="Misc_20_Function_20_2">RiePrimeCntAlt[ n ]</text:span></text:span><text:span text:style-name="MathematicaFormatStandardForm"><text:span text:style-name="T649">, </text:span></text:span><text:span text:style-name="Primes">RiePrimeCnt[ n ]</text:span><text:span text:style-name="Table">}, { n, 1, 100}] // TableForm</text:span></text:p>
      <text:p text:style-name="P85"/>
      <text:p text:style-name="P94"><text:span text:style-name="MathematicaFormatStandardForm"><text:span text:style-name="T113"><text:tab/></text:span></text:span><text:span text:style-name="MathematicaFormatStandardForm"><text:span text:style-name="T244">The sum stops at</text:span></text:span><text:span text:style-name="MathematicaFormatStandardForm"><text:span text:style-name="T108"><draw:frame draw:style-name="fr2" draw:name="Object166" text:anchor-type="as-char" svg:y="-0.1484in" svg:width="0.461in" svg:height="0.2098in" draw:z-index="171"><draw:object xlink:href="./Object 166" xlink:type="simple" xlink:show="embed" xlink:actuate="onLoad"/><draw:image xlink:href="./ObjectReplacements/Object 166" xlink:type="simple" xlink:show="embed" xlink:actuate="onLoad"/></draw:frame></text:span></text:span><text:span text:style-name="MathematicaFormatStandardForm"><text:span text:style-name="T244">because</text:span></text:span><text:span text:style-name="MathematicaFormatStandardForm"><text:span text:style-name="T244"><draw:frame draw:style-name="fr2" draw:name="Object167" text:anchor-type="as-char" svg:y="-0.1484in" svg:width="0.6217in" svg:height="0.1909in" draw:z-index="172"><draw:object xlink:href="./Object 167" xlink:type="simple" xlink:show="embed" xlink:actuate="onLoad"/><draw:image xlink:href="./ObjectReplacements/Object 167" xlink:type="simple" xlink:show="embed" xlink:actuate="onLoad"/></draw:frame></text:span></text:span><text:span text:style-name="MathematicaFormatStandardForm"><text:span text:style-name="T108">.</text:span></text:span></text:p>
      <text:p text:style-name="P94"><text:span text:style-name="MathematicaFormatStandardForm"><text:span text:style-name="T108"/></text:span></text:p>
      <text:p text:style-name="P94"><text:span text:style-name="MathematicaFormatStandardForm"><text:span text:style-name="T108"/></text:span></text:p>
      <text:p text:style-name="P272"><text:span text:style-name="ATitleSmall">3-1b: The number of primes, </text:span><text:span text:style-name="ATitleSmall"><draw:frame draw:style-name="fr2" draw:name="Object256" text:anchor-type="as-char" svg:y="-0.1484in" svg:width="0.4075in" svg:height="0.1909in" draw:z-index="173"><draw:object xlink:href="./Object 256" xlink:type="simple" xlink:show="embed" xlink:actuate="onLoad"/><draw:image xlink:href="./ObjectReplacements/Object 256" xlink:type="simple" xlink:show="embed" xlink:actuate="onLoad"/><svg:desc>formula</svg:desc></draw:frame></text:span><text:span text:style-name="ATitleSmall">, in terms of</text:span><text:span text:style-name="ATitleSmall"><draw:frame draw:style-name="fr2" draw:name="Object257" text:anchor-type="as-char" svg:y="-0.1484in" svg:width="0.7957in" svg:height="0.2098in" draw:z-index="174"><draw:object xlink:href="./Object 257" xlink:type="simple" xlink:show="embed" xlink:actuate="onLoad"/><draw:image xlink:href="./ObjectReplacements/Object 257" xlink:type="simple" xlink:show="embed" xlink:actuate="onLoad"/><svg:desc>formula</svg:desc></draw:frame></text:span></text:p>
      <text:p text:style-name="P94"><text:span text:style-name="MathematicaFormatStandardForm"><text:span text:style-name="T108"/></text:span></text:p>
      <text:p text:style-name="P85"><text:span text:style-name="MathematicaFormatStandardForm"><text:span text:style-name="T113"><text:tab/>M</text:span></text:span><text:span text:style-name="MathematicaFormatStandardForm"><text:span text:style-name="T114">athematica doesn't implement</text:span></text:span><text:span text:style-name="MathematicaFormatStandardForm"><text:span text:style-name="T108"><draw:frame draw:style-name="fr2" draw:name="Object58" text:anchor-type="as-char" svg:y="-0.1484in" svg:width="0.7957in" svg:height="0.2098in" draw:z-index="175"><draw:object xlink:href="./Object 38" xlink:type="simple" xlink:show="embed" xlink:actuate="onLoad"/><draw:image xlink:href="./ObjectReplacements/Object 38" xlink:type="simple" xlink:show="embed" xlink:actuate="onLoad"/><svg:desc>formula</svg:desc></draw:frame></text:span></text:span><text:span text:style-name="MathematicaFormatStandardForm"><text:span text:style-name="T108">, </text:span></text:span><text:span text:style-name="MathematicaFormatStandardForm"><text:span text:style-name="T114">but </text:span></text:span><text:span text:style-name="MathematicaFormatStandardForm"><text:span text:style-name="T108"><draw:frame draw:style-name="fr2" draw:name="Object59" text:anchor-type="as-char" svg:y="-0.1484in" svg:width="0.4075in" svg:height="0.1909in" draw:z-index="176"><draw:object xlink:href="./Object 39" xlink:type="simple" xlink:show="embed" xlink:actuate="onLoad"/><draw:image xlink:href="./ObjectReplacements/Object 39" xlink:type="simple" xlink:show="embed" xlink:actuate="onLoad"/><svg:desc>formula</svg:desc></draw:frame></text:span></text:span><text:span text:style-name="MathematicaFormatStandardForm"><text:span text:style-name="T218">i</text:span></text:span><text:span text:style-name="MathematicaFormatStandardForm"><text:span text:style-name="T114">s PrimePi[n], so this identity </text:span></text:span><text:span text:style-name="MathematicaFormatStandardForm"><text:span text:style-name="T162">is</text:span></text:span><text:span text:style-name="MathematicaFormatStandardForm"><text:span text:style-name="T114"> our refere</text:span></text:span><text:span text:style-name="MathematicaFormatStandardForm"><text:span text:style-name="T115">nce</text:span></text:span><text:span text:style-name="MathematicaFormatStandardForm"><text:span text:style-name="T114"> way to compute </text:span></text:span><text:span text:style-name="MathematicaFormatStandardForm"><text:span text:style-name="T108"><draw:frame draw:style-name="fr2" draw:name="Object60" text:anchor-type="as-char" svg:y="-0.1484in" svg:width="0.7957in" svg:height="0.2098in" draw:z-index="177"><draw:object xlink:href="./Object 40" xlink:type="simple" xlink:show="embed" xlink:actuate="onLoad"/><draw:image xlink:href="./ObjectReplacements/Object 40" xlink:type="simple" xlink:show="embed" xlink:actuate="onLoad"/><svg:desc>formula</svg:desc></draw:frame></text:span></text:span><text:span text:style-name="MathematicaFormatStandardForm"><text:span text:style-name="T108">. <text:s/></text:span></text:span><text:span text:style-name="MathematicaFormatStandardForm"><text:span text:style-name="T114">More importantly, </text:span></text:span><text:span text:style-name="MathematicaFormatStandardForm"><text:span text:style-name="T170">this identity is</text:span></text:span><text:span text:style-name="MathematicaFormatStandardForm"><text:span text:style-name="T166"> easily inverted</text:span></text:span><text:span text:style-name="MathematicaFormatStandardForm"><text:span text:style-name="T113"> </text:span></text:span><text:span text:style-name="MathematicaFormatStandardForm"><text:span text:style-name="T109">through Moebius inversion, </text:span></text:span><text:span text:style-name="MathematicaFormatStandardForm"><text:span text:style-name="T113">so</text:span></text:span><text:span text:style-name="MathematicaFormatStandardForm"><text:span text:style-name="T108"><draw:frame draw:style-name="fr2" draw:name="Object40" text:anchor-type="as-char" svg:y="-0.1484in" svg:width="0.4075in" svg:height="0.1909in" draw:z-index="178"><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108">in terms of</text:span></text:span><text:span text:style-name="MathematicaFormatStandardForm"><text:span text:style-name="T108"><draw:frame draw:style-name="fr2" draw:name="Object39" text:anchor-type="as-char" svg:y="-0.1484in" svg:width="0.7957in" svg:height="0.2098in" draw:z-index="179"><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08">is</text:span></text:span></text:p>
      <text:p text:style-name="P85"><text:span text:style-name="MathematicaFormatStandardForm"><text:span text:style-name="T108"/></text:span></text:p>
      <text:p text:style-name="P493"><text:span text:style-name="MathematicaFormatStandardForm"><text:span text:style-name="T98"/></text:span></text:p>
      <text:p text:style-name="P401"><text:span text:style-name="MathematicaFormatStandardForm"><text:span text:style-name="T3"><draw:frame draw:style-name="fr3" draw:name="Object24" text:anchor-type="as-char" svg:y="-0.3161in" svg:width="2.0409in" svg:height="0.5047in" draw:z-index="180"><draw:object xlink:href="./Object 58" xlink:type="simple" xlink:show="embed" xlink:actuate="onLoad"/><draw:image xlink:href="./ObjectReplacements/Object 58" xlink:type="simple" xlink:show="embed" xlink:actuate="onLoad"/><svg:desc>formula</svg:desc></draw:frame></text:span></text:span></text:p>
      <text:p text:style-name="P401"><text:span text:style-name="MathematicaFormatStandardForm"><text:span text:style-name="T3"/></text:span></text:p>
      <text:p text:style-name="P401"><text:span text:style-name="MathematicaFormatStandardForm"><text:span text:style-name="T19"/></text:span></text:p>
      <text:p text:style-name="P393"><text:span text:style-name="MathematicaFormatStandardForm"><text:span text:style-name="T98"/></text:span></text:p>
      <text:p text:style-name="P549"><text:span text:style-name="Primes">RiePrimeCnt[ n_ ] := Sum[ PrimeK[ j ], { j, </text:span><text:span text:style-name="Primes"><text:span text:style-name="T752">1</text:span></text:span><text:span text:style-name="Primes">, n }]; PrimeK[n_] := </text:span><text:span text:style-name="Primes"><text:span text:style-name="T751">If[n==1,0,</text:span></text:span><text:span text:style-name="Primes">FullSimplify[ MangoldtLambda[ n ] / Log[ n ]]</text:span><text:span text:style-name="Primes"><text:span text:style-name="T751">]</text:span></text:span></text:p>
      <text:p text:style-name="P522"><text:span text:style-name="Misc_20_Function"><text:span text:style-name="Misc_20_Function_20_2">PrimePiAlt[ n_ ] := Sum[ MoebiusMu[ k ] </text:span></text:span><text:span text:style-name="Primes">RiePrimeCnt[ n ^ ( 1 / k )] </text:span><text:span text:style-name="Misc_20_Function"><text:span text:style-name="Misc_20_Function_20_2">/ k, { k, 1, Log[ 2, n ]}]</text:span></text:span></text:p>
      <text:p text:style-name="P524"><text:span text:style-name="Table">Table[{ n, </text:span><text:span text:style-name="Table"><text:span text:style-name="T671">PrimePi</text:span></text:span><text:span text:style-name="Table">[ n ], </text:span><text:span text:style-name="Misc_20_Function"><text:span text:style-name="Misc_20_Function_20_2">PrimePiAlt[ n ]</text:span></text:span><text:span text:style-name="Table">}, { n, 1, 100 }] // TableForm</text:span></text:p>
      <text:p text:style-name="P85"/>
      <text:p text:style-name="P92"><text:span text:style-name="T100"><text:tab/></text:span><text:span text:style-name="MathematicaFormatStandardForm"><text:span text:style-name="T109">Moebius inversion</text:span></text:span><text:span text:style-name="T100"> is a standard combinatorial technique, so you can read about it elsewhere at your leisure. <text:s/></text:span></text:p>
      <text:p text:style-name="P92"><text:span text:style-name="T100"><text:tab/>(As a quick sketch, though, note that</text:span><text:span text:style-name="MathematicaFormatStandardForm"><text:span text:style-name="T108"><draw:frame draw:style-name="fr2" draw:name="Object95" text:anchor-type="as-char" svg:y="-0.1484in" svg:width="0.4075in" svg:height="0.1909in" draw:z-index="181"><draw:object xlink:href="./Object 95" xlink:type="simple" xlink:show="embed" xlink:actuate="onLoad"/><draw:image xlink:href="./ObjectReplacements/Object 95" xlink:type="simple" xlink:show="embed" xlink:actuate="onLoad"/></draw:frame></text:span></text:span><text:span text:style-name="MathematicaFormatStandardForm"><text:span text:style-name="T176">is </text:span></text:span><text:span text:style-name="MathematicaFormatStandardForm"><text:span text:style-name="T336">equal to</text:span></text:span><text:span text:style-name="MathematicaFormatStandardForm"><text:span text:style-name="T108"><draw:frame draw:style-name="fr2" draw:name="Object92" text:anchor-type="as-char" svg:y="-0.172in" svg:width="0.8543in" svg:height="0.2335in" draw:z-index="182"><draw:object xlink:href="./Object 92" xlink:type="simple" xlink:show="embed" xlink:actuate="onLoad"/><draw:image xlink:href="./ObjectReplacements/Object 92" xlink:type="simple" xlink:show="embed" xlink:actuate="onLoad"/></draw:frame></text:span></text:span><text:span text:style-name="MathematicaFormatStandardForm"><text:span text:style-name="T108"> - </text:span></text:span><text:span text:style-name="MathematicaFormatStandardForm"><text:span text:style-name="T177">in Mathematica, try</text:span></text:span></text:p>
      <text:p text:style-name="P378"><text:span text:style-name="MathematicaFormatStandardForm"><text:span text:style-name="T93"/></text:span></text:p>
      <text:p text:style-name="P498"><text:span text:style-name="D1">d[ n_, z_ ] := Product[ Pochhammer[ z, a = p[[2]]] / a!, { p, FI[ n ] }]; FI[ n_ ] := FactorInteger[ n ]; FI[ 1 ] := {}</text:span></text:p>
      <text:p text:style-name="P105"><text:span text:style-name="Table"><text:span text:style-name="T672">Table[{ n, </text:span></text:span><text:span text:style-name="D1">d[ n, -1 ]</text:span><text:span text:style-name="Table"><text:span text:style-name="T672">, MoebiusMu[ n ]}, { n, 1, 100 }] // TableForm</text:span></text:span></text:p>
      <text:p text:style-name="P91"><text:span text:style-name="MathematicaFormatStandardForm"><text:span text:style-name="T176"/></text:span></text:p>
      <text:p text:style-name="P91"><text:span text:style-name="MathematicaFormatStandardForm"><text:span text:style-name="T176">and our two sums are</text:span></text:span><text:span text:style-name="MathematicaFormatStandardForm"><text:span text:style-name="T108"><draw:frame draw:style-name="fr2" draw:name="Object93" text:anchor-type="as-char" svg:y="-0.2953in" svg:width="2.5181in" svg:height="0.4634in" draw:z-index="183"><draw:object xlink:href="./Object 93" xlink:type="simple" xlink:show="embed" xlink:actuate="onLoad"/><draw:image xlink:href="./ObjectReplacements/Object 93" xlink:type="simple" xlink:show="embed" xlink:actuate="onLoad"/></draw:frame></text:span></text:span><text:span text:style-name="MathematicaFormatStandardForm"><text:span text:style-name="T176">and</text:span></text:span><text:span text:style-name="MathematicaFormatStandardForm"><text:span text:style-name="T108"><draw:frame draw:style-name="fr2" draw:name="Object94" text:anchor-type="as-char" svg:y="-0.2953in" svg:width="2.5992in" svg:height="0.4634in" draw:z-index="184"><draw:object xlink:href="./Object 94" xlink:type="simple" xlink:show="embed" xlink:actuate="onLoad"/><draw:image xlink:href="./ObjectReplacements/Object 94" xlink:type="simple" xlink:show="embed" xlink:actuate="onLoad"/></draw:frame></text:span></text:span><text:span text:style-name="MathematicaFormatStandardForm"><text:span text:style-name="T108">.</text:span></text:span><text:span text:style-name="MathematicaFormatStandardForm"><text:span text:style-name="T178">)</text:span></text:span></text:p>
      <text:p text:style-name="P377"><text:span text:style-name="MathematicaFormatStandardForm"><text:span text:style-name="T17"/></text:span></text:p>
      <text:p text:style-name="P389"><text:span text:style-name="MathematicaFormatStandardForm"><text:span text:style-name="T7">And so with that Moebius inversion, we finally </text:span></text:span><text:span text:style-name="MathematicaFormatStandardForm"><text:span text:style-name="T13">accommodate </text:span></text:span><text:span text:style-name="MathematicaFormatStandardForm"><text:span text:style-name="T20"><draw:frame draw:style-name="fr2" draw:name="Object85" text:anchor-type="as-char" svg:y="-0.1484in" svg:width="0.4071in" svg:height="0.1909in" draw:z-index="185"><draw:object xlink:href="./Object 85" xlink:type="simple" xlink:show="embed" xlink:actuate="onLoad"/><draw:image xlink:href="./ObjectReplacements/Object 85" xlink:type="simple" xlink:show="embed" xlink:actuate="onLoad"/><svg:desc>formula</svg:desc></draw:frame></text:span></text:span><text:span text:style-name="MathematicaFormatStandardForm"><text:span text:style-name="T32">'s </text:span></text:span><text:span text:style-name="MathematicaFormatStandardForm"><text:span text:style-name="T28">count</text:span></text:span><text:span text:style-name="MathematicaFormatStandardForm"><text:span text:style-name="T32">ing of</text:span></text:span><text:span text:style-name="MathematicaFormatStandardForm"><text:span text:style-name="T28"> prime powers, not primes</text:span></text:span><text:span text:style-name="MathematicaFormatStandardForm"><text:span text:style-name="T20">.</text:span></text:span></text:p>
      <text:p text:style-name="P390"><text:span text:style-name="T4"><text:tab/></text:span><text:span text:style-name="T8">Here's the </text:span><text:span text:style-name="T14">really </text:span><text:span text:style-name="T8">important point. <text:s/>I</text:span><text:span text:style-name="T4">f we can compute</text:span><text:span text:style-name="MathematicaFormatStandardForm"><text:span text:style-name="T4"><draw:frame draw:style-name="fr2" draw:name="Object41" text:anchor-type="as-char" svg:y="-0.1484in" svg:width="0.7957in" svg:height="0.2098in" draw:z-index="537"><draw:object xlink:href="./Object 59" xlink:type="simple" xlink:show="embed" xlink:actuate="onLoad"/><draw:image xlink:href="./ObjectReplacements/Object 59" xlink:type="simple" xlink:show="embed" xlink:actuate="onLoad"/><svg:desc>formula</svg:desc></draw:frame></text:span></text:span><text:span text:style-name="MathematicaFormatStandardForm"><text:span text:style-name="T5">quickly or approximate it well, we can trivially do </text:span></text:span><text:span text:style-name="MathematicaFormatStandardForm"><text:span text:style-name="T6">likewise</text:span></text:span><text:span text:style-name="MathematicaFormatStandardForm"><text:span text:style-name="T5"> for</text:span></text:span><text:span text:style-name="MathematicaFormatStandardForm"><text:span text:style-name="T4"><draw:frame draw:style-name="fr2" draw:name="Object42" text:anchor-type="as-char" svg:y="-0.1484in" svg:width="0.4075in" svg:height="0.1909in" draw:z-index="186"><draw:object xlink:href="./Object 60" xlink:type="simple" xlink:show="embed" xlink:actuate="onLoad"/><draw:image xlink:href="./ObjectReplacements/Object 60" xlink:type="simple" xlink:show="embed" xlink:actuate="onLoad"/><svg:desc>formula</svg:desc></draw:frame></text:span></text:span><text:span text:style-name="MathematicaFormatStandardForm"><text:span text:style-name="T4">, </text:span></text:span><text:span text:style-name="MathematicaFormatStandardForm"><text:span text:style-name="T6">the count of primes</text:span></text:span><text:span text:style-name="MathematicaFormatStandardForm"><text:span text:style-name="T4">, </text:span></text:span><text:span text:style-name="MathematicaFormatStandardForm"><text:span text:style-name="T14">through a simple Moebius inversion.</text:span></text:span></text:p>
      <text:p text:style-name="P390"><text:span text:style-name="MathematicaFormatStandardForm"><text:span text:style-name="T9"><text:tab/>Turnin</text:span></text:span><text:span text:style-name="MathematicaFormatStandardForm"><text:span text:style-name="T15">g to </text:span></text:span><text:span text:style-name="MathematicaFormatStandardForm"><text:span text:style-name="T4"><draw:frame draw:style-name="fr2" draw:name="Object84" text:anchor-type="as-char" svg:y="-0.1484in" svg:width="0.7957in" svg:height="0.2098in" draw:z-index="538"><draw:object xlink:href="./Object 84" xlink:type="simple" xlink:show="embed" xlink:actuate="onLoad"/><draw:image xlink:href="./ObjectReplacements/Object 84" xlink:type="simple" xlink:show="embed" xlink:actuate="onLoad"/><svg:desc>formula</svg:desc></draw:frame></text:span></text:span><text:span text:style-name="MathematicaFormatStandardForm"><text:span text:style-name="T11">(and thus </text:span></text:span><text:span text:style-name="MathematicaFormatStandardForm"><text:span text:style-name="T4"><draw:frame draw:style-name="fr2" draw:name="Object86" text:anchor-type="as-char" svg:y="-0.1484in" svg:width="0.4075in" svg:height="0.1909in" draw:z-index="187"><draw:object xlink:href="./Object 86" xlink:type="simple" xlink:show="embed" xlink:actuate="onLoad"/><draw:image xlink:href="./ObjectReplacements/Object 86" xlink:type="simple" xlink:show="embed" xlink:actuate="onLoad"/></draw:frame></text:span></text:span><text:span text:style-name="MathematicaFormatStandardForm"><text:span text:style-name="T11">) </text:span></text:span><text:span text:style-name="MathematicaFormatStandardForm"><text:span text:style-name="T14">let</text:span></text:span><text:span text:style-name="MathematicaFormatStandardForm"><text:span text:style-name="T15">'s</text:span></text:span><text:span text:style-name="MathematicaFormatStandardForm"><text:span text:style-name="T14"> us</text:span></text:span><text:span text:style-name="MathematicaFormatStandardForm"><text:span text:style-name="T12"> </text:span></text:span><text:span text:style-name="MathematicaFormatStandardForm"><text:span text:style-name="T9">talk </text:span></text:span><text:span text:style-name="MathematicaFormatStandardForm"><text:span text:style-name="T10">about the distribution of the primes.</text:span></text:span></text:p>
      <text:p text:style-name="P168"><text:span text:style-name="MathematicaFormatStandardForm"><text:span text:style-name="T124"/></text:span></text:p>
      <text:p text:style-name="P563"/>
      <text:p text:style-name="P19"><text:span text:style-name="MathematicaFormatStandardForm"><text:span text:style-name="T3"/></text:span></text:p>
      <text:p text:style-name="P170"><text:span text:style-name="ATitleMid"><text:span text:style-name="T615">3-2: </text:span></text:span><text:span text:style-name="ATitleMid">The </text:span><text:span text:style-name="ATitleMid"><text:span text:style-name="T692">Divisor Summatory</text:span></text:span><text:span text:style-name="ATitleMid"> Function</text:span><text:span text:style-name="ATitleMid"><text:span text:style-name="T693">s</text:span></text:span></text:p>
      <text:p text:style-name="P95"><text:span text:style-name="MathematicaFormatStandardForm"><text:span text:style-name="T108"/></text:span></text:p>
      <text:p text:style-name="P236"><text:span text:style-name="MathematicaFormatStandardForm"><text:span text:style-name="T118"><text:tab/></text:span></text:span><text:span text:style-name="MathematicaFormatStandardForm"><text:span text:style-name="T247">Let's introduce two </text:span></text:span><text:span text:style-name="MathematicaFormatStandardForm"><text:span text:style-name="T337">more </text:span></text:span><text:span text:style-name="MathematicaFormatStandardForm"><text:span text:style-name="T247">functions, the </text:span></text:span><text:span text:style-name="MathematicaFormatStandardForm"><text:span text:style-name="T337">sum-of-</text:span></text:span><text:span text:style-name="MathematicaFormatStandardForm"><text:span text:style-name="T247">number-of-divisors </text:span></text:span><text:span text:style-name="MathematicaFormatStandardForm"><text:span text:style-name="T108"><draw:frame draw:style-name="fr2" draw:name="Object97" text:anchor-type="as-char" svg:y="-0.172in" svg:width="0.6154in" svg:height="0.2335in" draw:z-index="188"><draw:object xlink:href="./Object 99" xlink:type="simple" xlink:show="embed" xlink:actuate="onLoad"/><draw:image xlink:href="./ObjectReplacements/Object 99" xlink:type="simple" xlink:show="embed" xlink:actuate="onLoad"/><svg:desc>formula</svg:desc></draw:frame></text:span></text:span><text:span text:style-name="MathematicaFormatStandardForm"><text:span text:style-name="T247">and the strict </text:span></text:span><text:span text:style-name="MathematicaFormatStandardForm"><text:span text:style-name="T337">sum-of-</text:span></text:span><text:span text:style-name="MathematicaFormatStandardForm"><text:span text:style-name="T247">number-of-di</text:span></text:span><text:span text:style-name="MathematicaFormatStandardForm"><text:span text:style-name="T313">v</text:span></text:span><text:span text:style-name="MathematicaFormatStandardForm"><text:span text:style-name="T247">i</text:span></text:span><text:span text:style-name="MathematicaFormatStandardForm"><text:span text:style-name="T313">s</text:span></text:span><text:span text:style-name="MathematicaFormatStandardForm"><text:span text:style-name="T247">or</text:span></text:span><text:span text:style-name="MathematicaFormatStandardForm"><text:span text:style-name="T313">s</text:span></text:span><text:span text:style-name="MathematicaFormatStandardForm"><text:span text:style-name="T247">, </text:span></text:span><text:span text:style-name="MathematicaFormatStandardForm"><text:span text:style-name="T108"><draw:frame draw:style-name="fr2" draw:name="Object98" text:anchor-type="as-char" svg:y="-0.172in" svg:width="0.9437in" svg:height="0.2335in" draw:z-index="189"><draw:object xlink:href="./Object 171" xlink:type="simple" xlink:show="embed" xlink:actuate="onLoad"/><draw:image xlink:href="./ObjectReplacements/Object 171" xlink:type="simple" xlink:show="embed" xlink:actuate="onLoad"/><svg:desc>formula</svg:desc></draw:frame></text:span></text:span><text:span text:style-name="MathematicaFormatStandardForm"><text:span text:style-name="T108">. <text:s/></text:span></text:span><text:span text:style-name="MathematicaFormatStandardForm"><text:span text:style-name="T247">They can be expressed as</text:span></text:span></text:p>
      <text:p text:style-name="P229"><text:span text:style-name="MathematicaFormatStandardForm"><text:span text:style-name="T118"/></text:span></text:p>
      <text:p text:style-name="P11"><text:soft-page-break/><text:span text:style-name="MathematicaFormatStandardForm"><text:span text:style-name="T448"><draw:frame draw:style-name="fr3" draw:name="Object63" text:anchor-type="as-char" svg:y="-0.3016in" svg:width="4.7898in" svg:height="0.4902in" draw:z-index="190"><draw:object xlink:href="./Object 28" xlink:type="simple" xlink:show="embed" xlink:actuate="onLoad"/><draw:image xlink:href="./ObjectReplacements/Object 28" xlink:type="simple" xlink:show="embed" xlink:actuate="onLoad"/></draw:frame></text:span></text:span></text:p>
      <text:p text:style-name="P231"><text:span text:style-name="MathematicaFormatStandardForm"><text:span text:style-name="T426"/></text:span></text:p>
      <text:p text:style-name="P231"><text:span text:style-name="MathematicaFormatStandardForm"><text:span text:style-name="T426"/></text:span></text:p>
      <text:p text:style-name="P231"><text:span text:style-name="MathematicaFormatStandardForm"><text:span text:style-name="T426"/></text:span></text:p>
      <text:p text:style-name="P272"><text:span text:style-name="ATitleSmall">3-2a: </text:span><text:span text:style-name="ATitleSmall"><draw:frame draw:style-name="fr2" draw:name="Object258" text:anchor-type="as-char" svg:y="-0.1484in" svg:width="0.5035in" svg:height="0.2098in" draw:z-index="191"><draw:object xlink:href="./Object 258" xlink:type="simple" xlink:show="embed" xlink:actuate="onLoad"/><draw:image xlink:href="./ObjectReplacements/Object 258" xlink:type="simple" xlink:show="embed" xlink:actuate="onLoad"/><svg:desc>formula</svg:desc></draw:frame></text:span><text:span text:style-name="ATitleSmall">and</text:span><text:span text:style-name="ATitleSmall"><draw:frame draw:style-name="fr2" draw:name="Object259" text:anchor-type="as-char" svg:y="-0.1484in" svg:width="0.572in" svg:height="0.2098in" draw:z-index="192"><draw:object xlink:href="./Object 259" xlink:type="simple" xlink:show="embed" xlink:actuate="onLoad"/><draw:image xlink:href="./ObjectReplacements/Object 259" xlink:type="simple" xlink:show="embed" xlink:actuate="onLoad"/><svg:desc>formula</svg:desc></draw:frame></text:span><text:span text:style-name="ATitleSmall">recursively</text:span></text:p>
      <text:p text:style-name="P231"><text:span text:style-name="MathematicaFormatStandardForm"><text:span text:style-name="T429"/></text:span></text:p>
      <text:p text:style-name="P231"><text:span text:style-name="MathematicaFormatStandardForm"><text:span text:style-name="T429"><text:tab/></text:span></text:span><text:span text:style-name="MathematicaFormatStandardForm"><text:span text:style-name="T247">Fo</text:span></text:span><text:span text:style-name="MathematicaFormatStandardForm"><text:span text:style-name="T179">r </text:span></text:span><text:span text:style-name="MathematicaFormatStandardForm"><text:span text:style-name="T154">computation </text:span></text:span><text:span text:style-name="MathematicaFormatStandardForm"><text:span text:style-name="T179">and approximation, </text:span></text:span><text:span text:style-name="MathematicaFormatStandardForm"><text:span text:style-name="T247">the following identities are often </text:span></text:span><text:span text:style-name="MathematicaFormatStandardForm"><text:span text:style-name="T317">much, much </text:span></text:span><text:span text:style-name="MathematicaFormatStandardForm"><text:span text:style-name="T247">more useful.</text:span></text:span></text:p>
      <text:p text:style-name="P231"><text:span text:style-name="MathematicaFormatStandardForm"><text:span text:style-name="T154"/></text:span></text:p>
      <text:p text:style-name="P12"><text:span text:style-name="MathematicaFormatStandardForm"><text:span text:style-name="T448"><draw:frame draw:style-name="fr3" draw:name="Object19" text:anchor-type="as-char" svg:y="-0.3835in" svg:width="4.2035in" svg:height="0.7311in" draw:z-index="193"><draw:object xlink:href="./Object 32" xlink:type="simple" xlink:show="embed" xlink:actuate="onLoad"/><draw:image xlink:href="./ObjectReplacements/Object 32" xlink:type="simple" xlink:show="embed" xlink:actuate="onLoad"/></draw:frame></text:span></text:span></text:p>
      <text:p text:style-name="P403"><text:span text:style-name="MathematicaFormatStandardForm"><text:span text:style-name="T72"/></text:span></text:p>
      <text:p text:style-name="P499"><text:span text:style-name="D2"><text:span text:style-name="T669">d2[ n_, k_ ] := Sum[ d2[ j, k - 1 ] d2[ n / j, 1 ], </text:span></text:span><text:span text:style-name="D2">{ j, Divisors[ n ]}]; d2[ n_, <text:s/>1] := </text:span><text:span text:style-name="D2"><text:span text:style-name="T673">1; d2[ 1, 1 ] := 0</text:span></text:span><text:span text:style-name="D2">; d2[ n_, 0 ] := </text:span><text:span text:style-name="D2"><text:span text:style-name="T674">0; d2[ 1, 0 ] := 1</text:span></text:span></text:p>
      <text:p text:style-name="P496"><text:span text:style-name="D2">D2[ n_, k_ ] := Sum[ d2[ j, k ], { j, 2, n }]</text:span></text:p>
      <text:p text:style-name="P496"><text:span text:style-name="Misc_20_Function_20_2">D2Alt[ n_, k_ ] := Sum[ D2Alt[ Floor[ n / j ], k - 1 ], { j, 2, n }]; D2Alt[ n_, 0 ] := 1</text:span></text:p>
      <text:p text:style-name="P496"><text:span text:style-name="Table">Grid[ Table[{ </text:span><text:span text:style-name="Table"><text:span text:style-name="D2">D2[ n, k ]</text:span></text:span><text:span text:style-name="Table">, </text:span><text:span text:style-name="Table"><text:span text:style-name="Misc_20_Function"><text:span text:style-name="Misc_20_Function_20_2">D2Alt[ n, k ]</text:span></text:span></text:span><text:span text:style-name="Table">}, { n, 7, 100, 5 }, { k, 1, 8 }]]</text:span></text:p>
      <text:p text:style-name="P496"><text:span text:style-name="MathematicaFormatStandardForm"><text:span text:style-name="T632"/></text:span></text:p>
      <text:p text:style-name="P500"><text:span text:style-name="D1">d[ n_, z_ ] := Product[ Pochhammer[ z, a = p[[2]]] / a!, { p, FI[n] }]; FI[ n_ ] := FactorInteger[ n ]; FI[ 1 ] := {}</text:span></text:p>
      <text:p text:style-name="P496"><text:span text:style-name="D1">DD[ n_, k_ ] := Sum[ d[ j, k ], { j, 1, n}]</text:span></text:p>
      <text:p text:style-name="P496"><text:span text:style-name="Misc_20_Function">DDAlt[ n_, k_ ] := Sum[ DDAlt[ Floor[ n / j ], k - 1 ], { j, 1, n }]; DDAlt[ n_, 0 ] := 1</text:span></text:p>
      <text:p text:style-name="P496"><text:span text:style-name="Table">Grid[ Table[{ </text:span><text:span text:style-name="Table"><text:span text:style-name="D1">DD[ n, k]</text:span></text:span><text:span text:style-name="Table">, </text:span><text:span text:style-name="Table"><text:span text:style-name="Misc_20_Function_20_2"><text:span text:style-name="Misc_20_Function">DDAlt[ n, k]</text:span></text:span></text:span><text:span text:style-name="Table">}, { n, 7, 100, 5}, { k, 1, 8 }]]</text:span></text:p>
      <text:p text:style-name="P131"><text:span text:style-name="MathematicaFormatStandardForm"><text:span text:style-name="T22"/></text:span></text:p>
      <text:p text:style-name="P237"><text:span text:style-name="MathematicaFormatStandardForm"><text:span text:style-name="T247"><text:tab/></text:span></text:span><text:span text:style-name="MathematicaFormatStandardForm"><text:span text:style-name="T324">These are both special cases of the </text:span></text:span><text:span text:style-name="MathematicaFormatStandardForm"><text:span text:style-name="T354">much </text:span></text:span><text:span text:style-name="MathematicaFormatStandardForm"><text:span text:style-name="T324">more general</text:span></text:span></text:p>
      <text:p text:style-name="P237"><text:span text:style-name="MathematicaFormatStandardForm"><text:span text:style-name="T324"/></text:span></text:p>
      <text:p text:style-name="P115"><text:span text:style-name="MathematicaFormatStandardForm"><text:span text:style-name="T448"><draw:frame draw:style-name="fr2" draw:name="Object265" text:anchor-type="as-char" svg:y="-0.2807in" svg:width="4.8134in" svg:height="0.4484in" draw:z-index="194"><draw:object xlink:href="./Object 265" xlink:type="simple" xlink:show="embed" xlink:actuate="onLoad"/><draw:image xlink:href="./ObjectReplacements/Object 265" xlink:type="simple" xlink:show="embed" xlink:actuate="onLoad"/><svg:desc>formula</svg:desc></draw:frame></text:span></text:span></text:p>
      <text:p text:style-name="P278"><text:span text:style-name="MathematicaFormatStandardForm"><text:span text:style-name="T64"/></text:span></text:p>
      <text:p text:style-name="P244"><text:span text:style-name="MathematicaFormatStandardForm"><text:span text:style-name="T324"><text:tab/></text:span></text:span><text:span text:style-name="MathematicaFormatStandardForm"><text:span text:style-name="T354">It's worth noting, </text:span></text:span><text:span text:style-name="MathematicaFormatStandardForm"><text:span text:style-name="T358">once again,</text:span></text:span><text:span text:style-name="MathematicaFormatStandardForm"><text:span text:style-name="T354"> the parallel here to standard exponent behavior, </text:span></text:span><text:span text:style-name="ATitleSmall"><draw:frame draw:style-name="fr2" draw:name="Object401" text:anchor-type="as-char" svg:y="-0.172in" svg:width="0.8693in" svg:height="0.2083in" draw:z-index="197"><draw:object xlink:href="./Object 401" xlink:type="simple" xlink:show="embed" xlink:actuate="onLoad"/><draw:image xlink:href="./ObjectReplacements/Object 401" xlink:type="simple" xlink:show="embed" xlink:actuate="onLoad"/><svg:desc>formula</svg:desc></draw:frame></text:span><text:span text:style-name="ATitleSmall">.</text:span></text:p>
      <text:p text:style-name="P278"><text:span text:style-name="MathematicaFormatStandardForm"><text:span text:style-name="T64"/></text:span></text:p>
      <text:p text:style-name="P247"><text:span text:style-name="MathematicaFormatStandardForm"><text:span text:style-name="T324"><text:tab/></text:span></text:span><text:span text:style-name="MathematicaFormatStandardForm"><text:span text:style-name="T359">Getting away from recursive notation for a moment, in terms of arithmetic, this means</text:span></text:span></text:p>
      <text:p text:style-name="P132"><text:span text:style-name="MathematicaFormatStandardForm"><text:span text:style-name="T22"/></text:span></text:p>
      <text:p text:style-name="P315"><text:span text:style-name="MathematicaFormatStandardForm"><text:span text:style-name="T107"><draw:frame draw:style-name="fr2" draw:name="Object432" text:anchor-type="as-char" svg:y="-0.5516in" svg:width="4.0862in" svg:height="1.1543in" draw:z-index="198"><draw:object xlink:href="./Object 432" xlink:type="simple" xlink:show="embed" xlink:actuate="onLoad"/><draw:image xlink:href="./ObjectReplacements/Object 432" xlink:type="simple" xlink:show="embed" xlink:actuate="onLoad"/><svg:desc>formula</svg:desc></draw:frame></text:span></text:span></text:p>
      <text:p text:style-name="P247"><text:span text:style-name="MathematicaFormatStandardForm"><text:span text:style-name="T359">and so on.</text:span></text:span></text:p>
      <text:p text:style-name="P278"><text:span text:style-name="MathematicaFormatStandardForm"><text:span text:style-name="T64"/></text:span></text:p>
      <text:p text:style-name="P273"><text:span text:style-name="ATitleSmall">3-2b: </text:span><text:span text:style-name="ATitleSmall"><draw:frame draw:style-name="fr2" draw:name="Object260" text:anchor-type="as-char" svg:y="-0.1484in" svg:width="0.5035in" svg:height="0.2098in" draw:z-index="200"><draw:object xlink:href="./Object 260" xlink:type="simple" xlink:show="embed" xlink:actuate="onLoad"/><draw:image xlink:href="./ObjectReplacements/Object 260" xlink:type="simple" xlink:show="embed" xlink:actuate="onLoad"/><svg:desc>formula</svg:desc></draw:frame></text:span><text:span text:style-name="ATitleSmall">and</text:span><text:span text:style-name="ATitleSmall"><draw:frame draw:style-name="fr2" draw:name="Object261" text:anchor-type="as-char" svg:y="-0.1484in" svg:width="0.572in" svg:height="0.2098in" draw:z-index="201"><draw:object xlink:href="./Object 261" xlink:type="simple" xlink:show="embed" xlink:actuate="onLoad"/><draw:image xlink:href="./ObjectReplacements/Object 261" xlink:type="simple" xlink:show="embed" xlink:actuate="onLoad"/><svg:desc>formula</svg:desc></draw:frame></text:span><text:span text:style-name="ATitleSmall">expressed in terms of each other</text:span></text:p>
      <text:p text:style-name="P394"><text:span text:style-name="MathematicaFormatStandardForm"><text:span text:style-name="T71"/></text:span></text:p>
      <text:p text:style-name="P231"><text:span text:style-name="MathematicaFormatStandardForm"><text:span text:style-name="T154"><text:tab/></text:span></text:span><text:span text:style-name="MathematicaFormatStandardForm"><text:span text:style-name="T324">T</text:span></text:span><text:span text:style-name="MathematicaFormatStandardForm"><text:span text:style-name="T154">he </text:span></text:span><text:span text:style-name="MathematicaFormatStandardForm"><text:span text:style-name="T179">two functions can be interchanged </text:span></text:span><text:span text:style-name="MathematicaFormatStandardForm"><text:span text:style-name="T219">like so</text:span></text:span><text:span text:style-name="MathematicaFormatStandardForm"><text:span text:style-name="T154">:</text:span></text:span></text:p>
      <text:p text:style-name="P440"><text:span text:style-name="MathematicaFormatStandardForm"><text:span text:style-name="T154"/></text:span></text:p>
      <text:p text:style-name="P13"><text:span text:style-name="MathematicaFormatStandardForm"><text:span text:style-name="T448"><draw:frame draw:style-name="fr3" draw:name="Object65" text:anchor-type="as-char" svg:y="-0.2807in" svg:width="4.3701in" svg:height="0.4902in" draw:z-index="202"><draw:object xlink:href="./Object 65" xlink:type="simple" xlink:show="embed" xlink:actuate="onLoad"/><draw:image xlink:href="./ObjectReplacements/Object 65" xlink:type="simple" xlink:show="embed" xlink:actuate="onLoad"/></draw:frame></text:span></text:span></text:p>
      <text:p text:style-name="P13"><text:span text:style-name="MathematicaFormatStandardForm"><text:span text:style-name="T448"/></text:span></text:p>
      <text:p text:style-name="P13"><text:span text:style-name="MathematicaFormatStandardForm"><text:span text:style-name="T448"/></text:span></text:p>
      <text:p text:style-name="P486"><text:span text:style-name="D2"><text:span text:style-name="T675">D2[ n_, k_ ] := Sum[ D2[ Floor[ n / j ], k - 1 ], { j, 2, n }]; D2[ n_, 0 ] := 1</text:span></text:span></text:p>
      <text:p text:style-name="P486"><text:soft-page-break/><text:span text:style-name="D1">DD[ n_, k_ ] := Sum[ DD[ Floor[ n / j ], k - 1 ], { j, 1, n }]; DD[ n_, 0 ] := 1</text:span></text:p>
      <text:p text:style-name="P422"><text:span text:style-name="Misc_20_Function"><text:span text:style-name="Misc_20_Function_20_2">D2Alt[ n_, k_ ] := Sum[ ( -1 ) ^ </text:span></text:span><text:span text:style-name="Misc_20_Function"><text:span text:style-name="Misc_20_Function_20_2"><text:span text:style-name="T727">j</text:span></text:span></text:span><text:span text:style-name="Misc_20_Function"><text:span text:style-name="Misc_20_Function_20_2"> Binomial[ k, j ] </text:span></text:span><text:span text:style-name="Misc_20_Function"><text:span text:style-name="Misc_20_Function_20_2"><text:span text:style-name="D1">DD[ n, </text:span></text:span></text:span><text:span text:style-name="Misc_20_Function"><text:span text:style-name="Misc_20_Function_20_2"><text:span text:style-name="D1"><text:span text:style-name="T727">k-</text:span></text:span></text:span></text:span><text:span text:style-name="Misc_20_Function"><text:span text:style-name="Misc_20_Function_20_2"><text:span text:style-name="D1">j ]</text:span></text:span></text:span><text:span text:style-name="Misc_20_Function"><text:span text:style-name="D1"><text:span text:style-name="Misc_20_Function_20_2">,</text:span></text:span></text:span><text:span text:style-name="Misc_20_Function"><text:span text:style-name="Misc_20_Function_20_2"> { j, 0, k }]</text:span></text:span></text:p>
      <text:p text:style-name="P501"><text:span text:style-name="Misc_20_Function_20_2"><text:span text:style-name="Misc_20_Function">DDAlt[ n_, k_ ] := Sum[ Binomial[ k, j ]</text:span></text:span><text:span text:style-name="Misc_20_Function_20_2"><text:span text:style-name="D1"><text:span text:style-name="D2"><text:span text:style-name="Misc_20_Function"> D2[ n, </text:span></text:span></text:span></text:span><text:span text:style-name="Misc_20_Function_20_2"><text:span text:style-name="D1"><text:span text:style-name="D2"><text:span text:style-name="Misc_20_Function"><text:span text:style-name="T727">k-</text:span></text:span></text:span></text:span></text:span><text:span text:style-name="Misc_20_Function_20_2"><text:span text:style-name="D1"><text:span text:style-name="D2"><text:span text:style-name="Misc_20_Function">j ]</text:span></text:span></text:span></text:span><text:span text:style-name="Misc_20_Function_20_2"><text:span text:style-name="Misc_20_Function">, { j, 0, k }]</text:span></text:span></text:p>
      <text:p text:style-name="P514"><text:span text:style-name="Table"><text:span text:style-name="T677">Grid[ Table[</text:span></text:span><text:span text:style-name="Table">{ </text:span><text:span text:style-name="Table"><text:span text:style-name="D2">D</text:span></text:span><text:span text:style-name="Table"><text:span text:style-name="D2"><text:span text:style-name="T676">2</text:span></text:span></text:span><text:span text:style-name="Table"><text:span text:style-name="D2">[ n, k ]</text:span></text:span><text:span text:style-name="Table">, </text:span><text:span text:style-name="Misc_20_Function_20_2"><text:s/></text:span><text:span text:style-name="Misc_20_Function_20_2"><text:span text:style-name="T703">D2Alt[ n, k ]</text:span></text:span><text:span text:style-name="Table">}, { n, 7, 100, 5 }, { k, </text:span><text:span text:style-name="Table"><text:span text:style-name="T678">1</text:span></text:span><text:span text:style-name="Table">, </text:span><text:span text:style-name="Table"><text:span text:style-name="T678">8 </text:span></text:span><text:span text:style-name="Table">}]]</text:span></text:p>
      <text:p text:style-name="P502"><text:span text:style-name="Table">Grid[ Table[{ </text:span><text:span text:style-name="Table"><text:span text:style-name="D1">DD[ n, k ]</text:span></text:span><text:span text:style-name="Table">, </text:span><text:span text:style-name="Table"><text:span text:style-name="Misc_20_Function_20_2"><text:span text:style-name="Misc_20_Function">DDAlt[ n, k ]</text:span></text:span></text:span><text:span text:style-name="Table">}, { n, 7, 100, 5 }, { k, </text:span><text:span text:style-name="Table"><text:span text:style-name="T678">1</text:span></text:span><text:span text:style-name="Table">, </text:span><text:span text:style-name="Table"><text:span text:style-name="T678">8 </text:span></text:span><text:span text:style-name="Table">}]]</text:span></text:p>
      <text:p text:style-name="P76"><text:span text:style-name="MathematicaFormatStandardForm"><text:span text:style-name="T536"/></text:span></text:p>
      <text:p text:style-name="P246"><text:span text:style-name="MathematicaFormatStandardForm"><text:span text:style-name="T219"><text:tab/></text:span></text:span><text:span text:style-name="MathematicaFormatStandardForm"><text:span text:style-name="T358">Much as with</text:span></text:span><text:span text:style-name="ATitleSmall"><draw:frame draw:style-name="fr2" draw:name="Object110" text:anchor-type="as-char" svg:y="-0.1484in" svg:width="0.4728in" svg:height="0.2098in" draw:z-index="203"><draw:object xlink:href="./Object 110" xlink:type="simple" xlink:show="embed" xlink:actuate="onLoad"/><draw:image xlink:href="./ObjectReplacements/Object 110" xlink:type="simple" xlink:show="embed" xlink:actuate="onLoad"/><svg:desc>formula</svg:desc></draw:frame></text:span><text:span text:style-name="ATitleSmall"><text:span text:style-name="T730">and</text:span></text:span><text:span text:style-name="ATitleSmall"><draw:frame draw:style-name="fr2" draw:name="Object340" text:anchor-type="as-char" svg:y="-0.1484in" svg:width="0.5417in" svg:height="0.2098in" draw:z-index="204"><draw:object xlink:href="./Object 340" xlink:type="simple" xlink:show="embed" xlink:actuate="onLoad"/><draw:image xlink:href="./ObjectReplacements/Object 340" xlink:type="simple" xlink:show="embed" xlink:actuate="onLoad"/><svg:desc>formula</svg:desc></draw:frame></text:span><text:span text:style-name="ATitleSmall">, </text:span><text:span text:style-name="ATitleSmall"><text:span text:style-name="T733">this can be generalized to</text:span></text:span></text:p>
      <text:p text:style-name="P76"><text:span text:style-name="MathematicaFormatStandardForm"><text:span text:style-name="T536"/></text:span></text:p>
      <text:p text:style-name="P25"><text:span text:style-name="MathematicaFormatStandardForm"><text:span text:style-name="T536"><draw:frame draw:style-name="fr3" draw:name="Object433" text:anchor-type="as-char" svg:y="-0.3161in" svg:width="2.911in" svg:height="0.5047in" draw:z-index="205"><draw:object xlink:href="./Object 433" xlink:type="simple" xlink:show="embed" xlink:actuate="onLoad"/><draw:image xlink:href="./ObjectReplacements/Object 433" xlink:type="simple" xlink:show="embed" xlink:actuate="onLoad"/><svg:desc>formula</svg:desc></draw:frame></text:span></text:span></text:p>
      <text:p text:style-name="P168"><text:span text:style-name="MathematicaFormatStandardForm"><text:span text:style-name="T125"/></text:span></text:p>
      <text:p text:style-name="P519"><text:span text:style-name="D1">d[ n_, z_ ] := Product[ Pochhammer[ z, a = p[[2]]] / a!, { p, FI[n] }]; FI[ n_ ] := FactorInteger[ n ]; FI[ 1 ] := {}</text:span></text:p>
      <text:p text:style-name="P481"><text:span text:style-name="D1">DD[ n_, k_ ] := Sum[ d[ j, k ], { j, 1, n}]</text:span></text:p>
      <text:p text:style-name="P550"><text:span text:style-name="D2"><text:span text:style-name="T755">D2[ n_, k_ ] := Sum[ D2[ Floor[ n / j ], k - 1 ], { j, 2, n }]; D2[ n_, 0 ] := 1</text:span></text:span></text:p>
      <text:p text:style-name="P550"><text:span text:style-name="Misc_20_Function"><text:span text:style-name="T755">DD</text:span></text:span><text:span text:style-name="Misc_20_Function">Alt[n_,z_]:=Sum[FactorialPower[z,a]/a! </text:span><text:span text:style-name="Misc_20_Function"><text:span text:style-name="T755">D</text:span></text:span><text:span text:style-name="D2">2[n,a]</text:span><text:span text:style-name="Misc_20_Function">,{a,0, Log[2,n]}]</text:span></text:p>
      <text:p text:style-name="P484"><text:span text:style-name="Table"><text:span text:style-name="T615">Grid[Table[{</text:span></text:span><text:span text:style-name="D1"><text:span text:style-name="T755">DD</text:span></text:span><text:span text:style-name="D1">[n,2.2+(-2+.3k)I]</text:span><text:span text:style-name="Table"><text:span text:style-name="T615">,</text:span></text:span><text:span text:style-name="Misc_20_Function"><text:span text:style-name="T615">DDAlt[n,2.2+(-2+.3k)I]</text:span></text:span><text:span text:style-name="Table"><text:span text:style-name="T615">},{n,7,100,5},{k,1,8}]]</text:span></text:span></text:p>
      <text:p text:style-name="P483"><text:span text:style-name="Table"/></text:p>
      <text:p text:style-name="P247"><text:span text:style-name="MathematicaFormatStandardForm"><text:span text:style-name="T220"><text:tab/></text:span></text:span><text:span text:style-name="MathematicaFormatStandardForm"><text:span text:style-name="T358">It's worth taking a moment to comment on this identity. <text:s/>The sum</text:span></text:span><text:span text:style-name="MathematicaFormatStandardForm"><text:span text:style-name="T359">'s</text:span></text:span><text:span text:style-name="MathematicaFormatStandardForm"><text:span text:style-name="T358"> limit </text:span></text:span><text:span text:style-name="MathematicaFormatStandardForm"><text:span text:style-name="T359">is</text:span></text:span><text:span text:style-name="ATitleSmall"><draw:frame draw:style-name="fr2" draw:name="Object418" text:anchor-type="as-char" svg:y="-0.1484in" svg:width="0.461in" svg:height="0.2098in" draw:z-index="206"><draw:object xlink:href="./Object 418" xlink:type="simple" xlink:show="embed" xlink:actuate="onLoad"/><draw:image xlink:href="./ObjectReplacements/Object 418" xlink:type="simple" xlink:show="embed" xlink:actuate="onLoad"/><svg:desc>formula</svg:desc></draw:frame></text:span><text:span text:style-name="ATitleSmall"><text:span text:style-name="T733">because</text:span></text:span><text:span text:style-name="ATitleSmall"><draw:frame draw:style-name="fr2" draw:name="Object419" text:anchor-type="as-char" svg:y="-0.1484in" svg:width="0.7937in" svg:height="0.2098in" draw:z-index="207"><draw:object xlink:href="./Object 419" xlink:type="simple" xlink:show="embed" xlink:actuate="onLoad"/><draw:image xlink:href="./ObjectReplacements/Object 419" xlink:type="simple" xlink:show="embed" xlink:actuate="onLoad"/><svg:desc>formula</svg:desc></draw:frame></text:span><text:span text:style-name="ATitleSmall"><text:span text:style-name="T733">if</text:span></text:span><text:span text:style-name="ATitleSmall"><draw:frame draw:style-name="fr2" draw:name="Object420" text:anchor-type="as-char" svg:y="-0.172in" svg:width="0.4311in" svg:height="0.2083in" draw:z-index="208"><draw:object xlink:href="./Object 420" xlink:type="simple" xlink:show="embed" xlink:actuate="onLoad"/><draw:image xlink:href="./ObjectReplacements/Object 420" xlink:type="simple" xlink:show="embed" xlink:actuate="onLoad"/><svg:desc>formula</svg:desc></draw:frame></text:span><text:span text:style-name="ATitleSmall">. <text:s/></text:span><text:span text:style-name="ATitleSmall"><text:span text:style-name="T733">Now, computing</text:span></text:span><text:span text:style-name="ATitleSmall"><draw:frame draw:style-name="fr2" draw:name="Object421" text:anchor-type="as-char" svg:y="-0.1484in" svg:width="0.5035in" svg:height="0.2098in" draw:z-index="224"><draw:object xlink:href="./Object 421" xlink:type="simple" xlink:show="embed" xlink:actuate="onLoad"/><draw:image xlink:href="./ObjectReplacements/Object 421" xlink:type="simple" xlink:show="embed" xlink:actuate="onLoad"/><svg:desc>formula</svg:desc></draw:frame></text:span><text:span text:style-name="ATitleSmall"><text:span text:style-name="T733">for </text:span></text:span><text:span text:style-name="ATitleSmall"><text:span text:style-name="T104">n &gt; 10^15 </text:span></text:span><text:span text:style-name="ATitleSmall"><text:span text:style-name="T733">or so</text:span></text:span><text:span text:style-name="ATitleSmall"><text:span text:style-name="T104"> </text:span></text:span><text:span text:style-name="ATitleSmall"><text:span text:style-name="T733">and for larger k is a difficult task. <text:s/></text:span></text:span><text:span text:style-name="ATitleSmall"><draw:frame draw:style-name="fr2" draw:name="Object422" text:anchor-type="as-char" svg:y="-0.1484in" svg:width="0.5035in" svg:height="0.2098in" draw:z-index="225"><draw:object xlink:href="./Object 422" xlink:type="simple" xlink:show="embed" xlink:actuate="onLoad"/><draw:image xlink:href="./ObjectReplacements/Object 422" xlink:type="simple" xlink:show="embed" xlink:actuate="onLoad"/><svg:desc>formula</svg:desc></draw:frame></text:span><text:span text:style-name="ATitleSmall"><text:span text:style-name="T733">is an unruly, jittery, unpredictable function with a lot of high frequency information. <text:s/>So it's surprising that if you've computed</text:span></text:span><text:span text:style-name="ATitleSmall"><draw:frame draw:style-name="fr2" draw:name="Object423" text:anchor-type="as-char" svg:y="-0.1484in" svg:width="0.461in" svg:height="0.2098in" draw:z-index="226"><draw:object xlink:href="./Object 423" xlink:type="simple" xlink:show="embed" xlink:actuate="onLoad"/><draw:image xlink:href="./ObjectReplacements/Object 423" xlink:type="simple" xlink:show="embed" xlink:actuate="onLoad"/><svg:desc>formula</svg:desc></draw:frame></text:span><text:span text:style-name="ATitleSmall"><text:span text:style-name="T733">terms </text:span></text:span><text:span text:style-name="ATitleSmall"><text:span text:style-name="T734">of</text:span></text:span><text:span text:style-name="ATitleSmall"><draw:frame draw:style-name="fr2" draw:name="Object424" text:anchor-type="as-char" svg:y="-0.1484in" svg:width="0.572in" svg:height="0.2098in" draw:z-index="227"><draw:object xlink:href="./Object 424" xlink:type="simple" xlink:show="embed" xlink:actuate="onLoad"/><draw:image xlink:href="./ObjectReplacements/Object 424" xlink:type="simple" xlink:show="embed" xlink:actuate="onLoad"/><svg:desc>formula</svg:desc></draw:frame></text:span><text:span text:style-name="ATitleSmall"><text:span text:style-name="T733">, you can </text:span></text:span><text:span text:style-name="ATitleSmall"><text:span text:style-name="T734">exactly </text:span></text:span><text:span text:style-name="ATitleSmall"><text:span text:style-name="T733">compute</text:span></text:span><text:span text:style-name="ATitleSmall"><draw:frame draw:style-name="fr2" draw:name="Object425" text:anchor-type="as-char" svg:y="-0.1484in" svg:width="0.498in" svg:height="0.2098in" draw:z-index="228"><draw:object xlink:href="./Object 425" xlink:type="simple" xlink:show="embed" xlink:actuate="onLoad"/><draw:image xlink:href="./ObjectReplacements/Object 425" xlink:type="simple" xlink:show="embed" xlink:actuate="onLoad"/><svg:desc>formula</svg:desc></draw:frame></text:span><text:span text:style-name="ATitleSmall"><text:span text:style-name="T733">for any complex value of </text:span></text:span><text:span text:style-name="ATitleSmall"><text:span text:style-name="T104">z</text:span></text:span><text:span text:style-name="ATitleSmall"><text:span text:style-name="T733"> nearly as easily as you would a polynomial with</text:span></text:span><text:span text:style-name="ATitleSmall"><draw:frame draw:style-name="fr2" draw:name="Object426" text:anchor-type="as-char" svg:y="-0.1484in" svg:width="0.461in" svg:height="0.2098in" draw:z-index="229"><draw:object xlink:href="./Object 426" xlink:type="simple" xlink:show="embed" xlink:actuate="onLoad"/><draw:image xlink:href="./ObjectReplacements/Object 426" xlink:type="simple" xlink:show="embed" xlink:actuate="onLoad"/><svg:desc>formula</svg:desc></draw:frame></text:span><text:span text:style-name="ATitleSmall"><text:span text:style-name="T733">terms. <text:s/></text:span></text:span><text:span text:style-name="ATitleSmall"><text:span text:style-name="T734">And because</text:span></text:span><text:span text:style-name="ATitleSmall"><draw:frame draw:style-name="fr2" draw:name="Object427" text:anchor-type="as-char" svg:y="-0.1484in" svg:width="0.7937in" svg:height="0.2098in" draw:z-index="230"><draw:object xlink:href="./Object 427" xlink:type="simple" xlink:show="embed" xlink:actuate="onLoad"/><draw:image xlink:href="./ObjectReplacements/Object 427" xlink:type="simple" xlink:show="embed" xlink:actuate="onLoad"/><svg:desc>formula</svg:desc></draw:frame></text:span><text:span text:style-name="ATitleSmall"><text:span text:style-name="T733">if</text:span></text:span><text:span text:style-name="ATitleSmall"><draw:frame draw:style-name="fr2" draw:name="Object428" text:anchor-type="as-char" svg:y="-0.172in" svg:width="0.4311in" svg:height="0.2083in" draw:z-index="231"><draw:object xlink:href="./Object 428" xlink:type="simple" xlink:show="embed" xlink:actuate="onLoad"/><draw:image xlink:href="./ObjectReplacements/Object 428" xlink:type="simple" xlink:show="embed" xlink:actuate="onLoad"/><svg:desc>formula</svg:desc></draw:frame></text:span><text:span text:style-name="ATitleSmall"><text:span text:style-name="T730">, </text:span></text:span><text:span text:style-name="ATitleSmall"><text:span text:style-name="T734">that's with cleanly guaranteed convergence. <text:s/>More surprising still,</text:span></text:span><text:span text:style-name="ATitleSmall"><draw:frame draw:style-name="fr2" draw:name="Object429" text:anchor-type="as-char" svg:y="-0.1484in" svg:width="0.572in" svg:height="0.2098in" draw:z-index="232"><draw:object xlink:href="./Object 429" xlink:type="simple" xlink:show="embed" xlink:actuate="onLoad"/><draw:image xlink:href="./ObjectReplacements/Object 429" xlink:type="simple" xlink:show="embed" xlink:actuate="onLoad"/><svg:desc>formula</svg:desc></draw:frame></text:span><text:span text:style-name="ATitleSmall"><text:span text:style-name="T734">isn't special - <text:s/>there are other functions, </text:span></text:span><text:span text:style-name="ATitleSmall"><text:span text:style-name="T735">each with their own charms,</text:span></text:span><text:span text:style-name="ATitleSmall"><text:span text:style-name="T734"> similar to </text:span></text:span><text:span text:style-name="ATitleSmall"><draw:frame draw:style-name="fr2" draw:name="Object430" text:anchor-type="as-char" svg:y="-0.1484in" svg:width="0.572in" svg:height="0.2098in" draw:z-index="233"><draw:object xlink:href="./Object 430" xlink:type="simple" xlink:show="embed" xlink:actuate="onLoad"/><draw:image xlink:href="./ObjectReplacements/Object 430" xlink:type="simple" xlink:show="embed" xlink:actuate="onLoad"/><svg:desc>formula</svg:desc></draw:frame></text:span><text:span text:style-name="ATitleSmall"><text:span text:style-name="T734">that, if computed, will </text:span></text:span><text:span text:style-name="ATitleSmall"><text:span text:style-name="T735">quickly </text:span></text:span><text:span text:style-name="ATitleSmall"><text:span text:style-name="T734">yield</text:span></text:span><text:span text:style-name="ATitleSmall"><draw:frame draw:style-name="fr2" draw:name="Object431" text:anchor-type="as-char" svg:y="-0.1484in" svg:width="0.498in" svg:height="0.2098in" draw:z-index="234"><draw:object xlink:href="./Object 431" xlink:type="simple" xlink:show="embed" xlink:actuate="onLoad"/><draw:image xlink:href="./ObjectReplacements/Object 431" xlink:type="simple" xlink:show="embed" xlink:actuate="onLoad"/><svg:desc>formula</svg:desc></draw:frame></text:span><text:span text:style-name="ATitleSmall"><text:span text:style-name="T734">for any complex </text:span></text:span><text:span text:style-name="ATitleSmall"><text:span text:style-name="T105">z</text:span></text:span><text:span text:style-name="ATitleSmall"><text:span text:style-name="T734">. <text:s/></text:span></text:span><text:span text:style-name="ATitleSmall"><text:span text:style-name="T735">It's another consequence of the parallel to power series mechanics here. <text:s/></text:span></text:span><text:span text:style-name="ATitleSmall"><text:span text:style-name="T734">We'll discuss that in chapter 6.</text:span></text:span></text:p>
      <text:p text:style-name="P168"><text:span text:style-name="MathematicaFormatStandardForm"><text:span text:style-name="T125"/></text:span></text:p>
      <text:p text:style-name="P168"><text:span text:style-name="MathematicaFormatStandardForm"><text:span text:style-name="T125"/></text:span></text:p>
      <text:p text:style-name="P103"><text:span text:style-name="MathematicaFormatStandardForm"><text:span text:style-name="T571"><text:tab/></text:span></text:span><text:span text:style-name="MathematicaFormatStandardForm"><text:span text:style-name="T554">So, now we've got a summed prime counting function,</text:span></text:span><text:span text:style-name="MathematicaFormatStandardForm"><text:span text:style-name="T450"><draw:frame draw:style-name="fr2" draw:name="Object134" text:anchor-type="as-char" svg:y="-0.1484in" svg:width="0.4429in" svg:height="0.1909in" draw:z-index="235"><draw:object xlink:href="./Object 134" xlink:type="simple" xlink:show="embed" xlink:actuate="onLoad"/><draw:image xlink:href="./ObjectReplacements/Object 134" xlink:type="simple" xlink:show="embed" xlink:actuate="onLoad"/><svg:desc>formula</svg:desc></draw:frame></text:span></text:span><text:span text:style-name="MathematicaFormatStandardForm"><text:span text:style-name="T450">. <text:s/></text:span></text:span><text:span text:style-name="MathematicaFormatStandardForm"><text:span text:style-name="T554">And we've got a summed divisor function,</text:span></text:span><text:span text:style-name="MathematicaFormatStandardForm"><text:span text:style-name="T450"><draw:frame draw:style-name="fr2" draw:name="Object135" text:anchor-type="as-char" svg:y="-0.1484in" svg:width="0.572in" svg:height="0.2098in" draw:z-index="236"><draw:object xlink:href="./Object 135" xlink:type="simple" xlink:show="embed" xlink:actuate="onLoad"/><draw:image xlink:href="./ObjectReplacements/Object 135" xlink:type="simple" xlink:show="embed" xlink:actuate="onLoad"/><svg:desc>formula</svg:desc></draw:frame></text:span></text:span><text:span text:style-name="MathematicaFormatStandardForm"><text:span text:style-name="T450">. <text:s/></text:span></text:span><text:span text:style-name="MathematicaFormatStandardForm"><text:span text:style-name="T462">Let's connect them.</text:span></text:span></text:p>
      <text:p text:style-name="P168"><text:span text:style-name="MathematicaFormatStandardForm"><text:span text:style-name="T125"/></text:span></text:p>
      <text:p text:style-name="P563"/>
      <text:p text:style-name="P19"><text:span text:style-name="MathematicaFormatStandardForm"><text:span text:style-name="T3"/></text:span></text:p>
      <text:p text:style-name="P168"><text:span text:style-name="ATitleMid"><text:span text:style-name="T615">3-3: Linnik's Identity Summed</text:span></text:span></text:p>
      <text:p text:style-name="P85"/>
      <text:p text:style-name="P85"/>
      <text:p text:style-name="P89"><text:tab/><text:span text:style-name="T617">W</text:span><text:span text:style-name="MathematicaFormatStandardForm"><text:span text:style-name="T453">ith our new notation, we </text:span></text:span><text:span text:style-name="MathematicaFormatStandardForm"><text:span text:style-name="T456">can write </text:span></text:span><text:span text:style-name="MathematicaFormatStandardForm"><text:span text:style-name="T462">Linnik's </text:span></text:span><text:span text:style-name="MathematicaFormatStandardForm"><text:span text:style-name="T503">i</text:span></text:span><text:span text:style-name="MathematicaFormatStandardForm"><text:span text:style-name="T462">dentity </text:span></text:span><text:span text:style-name="MathematicaFormatStandardForm"><text:span text:style-name="T503">s</text:span></text:span><text:span text:style-name="MathematicaFormatStandardForm"><text:span text:style-name="T462">ummed.</text:span></text:span></text:p>
      <text:p text:style-name="P85"/>
      <text:p text:style-name="P10"><draw:frame draw:style-name="fr6" draw:name="Object18" text:anchor-type="as-char" svg:y="-0.4256in" svg:width="3.7835in" svg:height="0.6819in" draw:z-index="237"><draw:object xlink:href="./Object 21" xlink:type="simple" xlink:show="embed" xlink:actuate="onLoad"/><draw:image xlink:href="./ObjectReplacements/Object 21" xlink:type="simple" xlink:show="embed" xlink:actuate="onLoad"/><svg:desc>formula</svg:desc></draw:frame></text:p>
      <text:p text:style-name="P59"><text:span text:style-name="MathematicaFormatStandardForm"><text:span text:style-name="T652"/></text:span></text:p>
      <text:p text:style-name="P461"><text:span text:style-name="Primes">RiePrimeCnt[ n_ ] := Sum[ PrimePi[ n ^ ( 1 / j ) ] / j, { j, 1, Log[ 2, n ]}]</text:span></text:p>
      <text:p text:style-name="P487"><text:span text:style-name="D2"><text:span text:style-name="T675">D2[ n_, k_ ] := Sum[ D2[ Floor[ n / j ], k - 1 ], { j, 2, n }]; D2[ n_, 0 ] := 1</text:span></text:span></text:p>
      <text:p text:style-name="P462"><text:span text:style-name="Linnik2"><text:span text:style-name="T702">LinnikSum</text:span></text:span><text:span text:style-name="Linnik2">[ n_ ] := Sum[ ( -1 ) ^ ( k + 1 ) / k <text:s/></text:span><text:span text:style-name="Linnik2"><text:span text:style-name="D2">D2[ n, k ]</text:span></text:span><text:span text:style-name="Linnik2">, { k, 1, Log[ 2, n ]}]</text:span></text:p>
      <text:p text:style-name="P465"><text:span text:style-name="Table">Table[{ n, </text:span><text:span text:style-name="Table"><text:span text:style-name="Primes">RiePrimeCnt[ n ]</text:span></text:span><text:span text:style-name="Table">, </text:span><text:span text:style-name="Linnik2"><text:span text:style-name="T702">LinnikSum</text:span></text:span><text:span text:style-name="Table"><text:span text:style-name="Linnik2">[ n ]</text:span></text:span><text:span text:style-name="Table">}, { n, 1, 100 }] // TableForm</text:span></text:p>
      <text:p text:style-name="P458"><text:span text:style-name="MathematicaFormatStandardForm"><text:span text:style-name="T93"/></text:span></text:p>
      <text:p text:style-name="P120"><text:span text:style-name="MathematicaFormatStandardForm"><text:span text:style-name="T451"><text:tab/></text:span></text:span><text:span text:style-name="MathematicaFormatStandardForm"><text:span text:style-name="T464">Swapping to s</text:span></text:span><text:span text:style-name="MathematicaFormatStandardForm"><text:span text:style-name="T463">umm</text:span></text:span><text:span text:style-name="MathematicaFormatStandardForm"><text:span text:style-name="T490">ation</text:span></text:span><text:span text:style-name="MathematicaFormatStandardForm"><text:span text:style-name="T463"> </text:span></text:span><text:span text:style-name="MathematicaFormatStandardForm"><text:span text:style-name="T464">notation </text:span></text:span><text:span text:style-name="MathematicaFormatStandardForm"><text:span text:style-name="T490">here </text:span></text:span><text:span text:style-name="MathematicaFormatStandardForm"><text:span text:style-name="T463">might seem trivial, </text:span></text:span><text:span text:style-name="MathematicaFormatStandardForm"><text:span text:style-name="T490">barely worthy of note, </text:span></text:span><text:span text:style-name="MathematicaFormatStandardForm"><text:span text:style-name="T463">but in fact it's </text:span></text:span><text:span text:style-name="MathematicaFormatStandardForm"><text:span text:style-name="T464">very significant</text:span></text:span><text:span text:style-name="MathematicaFormatStandardForm"><text:span text:style-name="T463">, </text:span></text:span><text:span text:style-name="MathematicaFormatStandardForm"><text:span text:style-name="T465">really the </text:span></text:span><text:span text:style-name="MathematicaFormatStandardForm"><text:span text:style-name="T490">central </text:span></text:span><text:span text:style-name="MathematicaFormatStandardForm"><text:span text:style-name="T492">point</text:span></text:span><text:span text:style-name="MathematicaFormatStandardForm"><text:span text:style-name="T465"> in this entire paper.</text:span></text:span></text:p>
      <text:p text:style-name="P120"><text:span text:style-name="MathematicaFormatStandardForm"><text:span text:style-name="T465"/></text:span></text:p>
      <text:p text:style-name="P120"><text:soft-page-break/><text:span text:style-name="MathematicaFormatStandardForm"><text:span text:style-name="T465"/></text:span></text:p>
      <text:p text:style-name="P273"><text:span text:style-name="ATitleSmall">3-3a: Why Linnik's Identity Summed Matters</text:span></text:p>
      <text:p text:style-name="P120"><text:span text:style-name="MathematicaFormatStandardForm"><text:span text:style-name="T465"/></text:span></text:p>
      <text:p text:style-name="P121"><text:span text:style-name="MathematicaFormatStandardForm"><text:span text:style-name="T463"><text:tab/></text:span></text:span><text:span text:style-name="MathematicaFormatStandardForm"><text:span text:style-name="T497">Specifically, i</text:span></text:span><text:span text:style-name="MathematicaFormatStandardForm"><text:span text:style-name="T465">t's </text:span></text:span><text:span text:style-name="MathematicaFormatStandardForm"><text:span text:style-name="T490">very </text:span></text:span><text:span text:style-name="MathematicaFormatStandardForm"><text:span text:style-name="T465">significant because </text:span></text:span><text:span text:style-name="MathematicaFormatStandardForm"><text:span text:style-name="T490">reasoning about </text:span></text:span><text:span text:style-name="MathematicaFormatStandardForm"><text:span text:style-name="T498">this function</text:span></text:span><text:span text:style-name="MathematicaFormatStandardForm"><text:span text:style-name="T450"><draw:frame draw:style-name="fr2" draw:name="Object126" text:anchor-type="as-char" svg:y="-0.1484in" svg:width="0.572in" svg:height="0.2098in" draw:z-index="238"><draw:object xlink:href="./Object 125" xlink:type="simple" xlink:show="embed" xlink:actuate="onLoad"/><draw:image xlink:href="./ObjectReplacements/Object 125" xlink:type="simple" xlink:show="embed" xlink:actuate="onLoad"/><svg:desc>formula</svg:desc></draw:frame></text:span></text:span><text:span text:style-name="MathematicaFormatStandardForm"><text:span text:style-name="T490">opens up many, many more doors than reasoning about</text:span></text:span><text:span text:style-name="MathematicaFormatStandardForm"><text:span text:style-name="T498"> the sum</text:span></text:span><text:span text:style-name="MathematicaFormatStandardForm"><text:span text:style-name="T450"><draw:frame draw:style-name="fr2" draw:name="Object127" text:anchor-type="as-char" svg:y="-0.2807in" svg:width="0.7673in" svg:height="0.4484in" draw:z-index="239"><draw:object xlink:href="./Object 126" xlink:type="simple" xlink:show="embed" xlink:actuate="onLoad"/><draw:image xlink:href="./ObjectReplacements/Object 126" xlink:type="simple" xlink:show="embed" xlink:actuate="onLoad"/><svg:desc>formula</svg:desc></draw:frame></text:span></text:span><text:span text:style-name="MathematicaFormatStandardForm"><text:span text:style-name="T450">. <text:s/></text:span></text:span><text:span text:style-name="MathematicaFormatStandardForm"><text:span text:style-name="T450"><draw:frame draw:style-name="fr2" draw:name="Object128" text:anchor-type="as-char" svg:y="-0.1484in" svg:width="0.572in" svg:height="0.2098in" draw:z-index="240"><draw:object xlink:href="./Object 130" xlink:type="simple" xlink:show="embed" xlink:actuate="onLoad"/><draw:image xlink:href="./ObjectReplacements/Object 130" xlink:type="simple" xlink:show="embed" xlink:actuate="onLoad"/><svg:desc>formula</svg:desc></draw:frame></text:span></text:span><text:span text:style-name="MathematicaFormatStandardForm"><text:span text:style-name="T450">, </text:span></text:span><text:span text:style-name="MathematicaFormatStandardForm"><text:span text:style-name="T491">as an idea, is “the count of solutions to</text:span></text:span><text:span text:style-name="MathematicaFormatStandardForm"><text:span text:style-name="T450"><draw:frame draw:style-name="fr2" draw:name="Object133" text:anchor-type="as-char" svg:y="-0.1484in" svg:width="1.0028in" svg:height="0.2098in" draw:z-index="241"><draw:object xlink:href="./Object 133" xlink:type="simple" xlink:show="embed" xlink:actuate="onLoad"/><draw:image xlink:href="./ObjectReplacements/Object 133" xlink:type="simple" xlink:show="embed" xlink:actuate="onLoad"/><svg:desc>formula</svg:desc></draw:frame></text:span></text:span><text:span text:style-name="MathematicaFormatStandardForm"><text:span text:style-name="T450"> </text:span></text:span><text:span text:style-name="MathematicaFormatStandardForm"><text:span text:style-name="T526">with</text:span></text:span><text:span text:style-name="MathematicaFormatStandardForm"><text:span text:style-name="T491"> each </text:span></text:span><text:span text:style-name="MathematicaFormatStandardForm"><text:span text:style-name="T579">a </text:span></text:span><text:span text:style-name="MathematicaFormatStandardForm"><text:span text:style-name="T584">&gt;=</text:span></text:span><text:span text:style-name="MathematicaFormatStandardForm"><text:span text:style-name="T491"> </text:span></text:span><text:span text:style-name="MathematicaFormatStandardForm"><text:span text:style-name="T526">2</text:span></text:span><text:span text:style-name="MathematicaFormatStandardForm"><text:span text:style-name="T491">.” <text:s/>That idea </text:span></text:span><text:span text:style-name="MathematicaFormatStandardForm"><text:span text:style-name="T493">lends itself to</text:span></text:span><text:span text:style-name="MathematicaFormatStandardForm"><text:span text:style-name="T491"> </text:span></text:span><text:span text:style-name="MathematicaFormatStandardForm"><text:span text:style-name="T499">many different </text:span></text:span><text:span text:style-name="MathematicaFormatStandardForm"><text:span text:style-name="T491">approache</text:span></text:span><text:span text:style-name="MathematicaFormatStandardForm"><text:span text:style-name="T493">s</text:span></text:span><text:span text:style-name="MathematicaFormatStandardForm"><text:span text:style-name="T491">. <text:s/>In fact, the </text:span></text:span><text:span text:style-name="MathematicaFormatStandardForm"><text:span text:style-name="T531">heart</text:span></text:span><text:span text:style-name="MathematicaFormatStandardForm"><text:span text:style-name="T491"> of this paper, </text:span></text:span><text:span text:style-name="MathematicaFormatStandardForm"><text:span text:style-name="T531">in sections 4 and 5,</text:span></text:span><text:span text:style-name="MathematicaFormatStandardForm"><text:span text:style-name="T491"> catalog</text:span></text:span><text:span text:style-name="MathematicaFormatStandardForm"><text:span text:style-name="T531">s</text:span></text:span><text:span text:style-name="MathematicaFormatStandardForm"><text:span text:style-name="T491"> the results of </text:span></text:span><text:span text:style-name="MathematicaFormatStandardForm"><text:span text:style-name="T494">exploring</text:span></text:span><text:span text:style-name="MathematicaFormatStandardForm"><text:span text:style-name="T491"> some of those approaches.</text:span></text:span></text:p>
      <text:p text:style-name="P120"><text:span text:style-name="MathematicaFormatStandardForm"><text:span text:style-name="T464"/></text:span></text:p>
      <text:p text:style-name="P120"><text:span text:style-name="MathematicaFormatStandardForm"><text:span text:style-name="T464"/></text:span></text:p>
      <text:p text:style-name="P273"><text:span text:style-name="ATitleSmall">3-3b: A</text:span><text:span text:style-name="ATitleSmall"><text:span text:style-name="T750">nother</text:span></text:span><text:span text:style-name="ATitleSmall"> Parallel to log x</text:span></text:p>
      <text:p text:style-name="P120"><text:span text:style-name="MathematicaFormatStandardForm"><text:span text:style-name="T464"/></text:span></text:p>
      <text:p text:style-name="P120"><text:span text:style-name="MathematicaFormatStandardForm"><text:span text:style-name="T451"><text:tab/>A</text:span></text:span><text:span text:style-name="MathematicaFormatStandardForm"><text:span text:style-name="T499">s an aside,</text:span></text:span><text:span text:style-name="MathematicaFormatStandardForm"><text:span text:style-name="T488"> </text:span></text:span><text:span text:style-name="MathematicaFormatStandardForm"><text:span text:style-name="T499">let's pause for a moment and t</text:span></text:span><text:span text:style-name="MathematicaFormatStandardForm"><text:span text:style-name="T456">ake </text:span></text:span><text:span text:style-name="MathematicaFormatStandardForm"><text:span text:style-name="T499">a look at </text:span></text:span><text:span text:style-name="MathematicaFormatStandardForm"><text:span text:style-name="T456">th</text:span></text:span><text:span text:style-name="MathematicaFormatStandardForm"><text:span text:style-name="T488">e familiar</text:span></text:span><text:span text:style-name="MathematicaFormatStandardForm"><text:span text:style-name="T456"> power series for the</text:span></text:span><text:span text:style-name="MathematicaFormatStandardForm"><text:span text:style-name="T451"> logarithm, </text:span></text:span><text:span text:style-name="MathematicaFormatStandardForm"><text:span text:style-name="T448"><draw:frame draw:style-name="fr2" draw:name="Object50" text:anchor-type="as-char" svg:y="-0.2445in" svg:width="3.6228in" svg:height="0.3937in" draw:z-index="242"><draw:object xlink:href="./Object 96" xlink:type="simple" xlink:show="embed" xlink:actuate="onLoad"/><draw:image xlink:href="./ObjectReplacements/Object 96" xlink:type="simple" xlink:show="embed" xlink:actuate="onLoad"/><svg:desc>formula</svg:desc></draw:frame></text:span></text:span><text:span text:style-name="MathematicaFormatStandardForm"><text:span text:style-name="T448">. <text:s/></text:span></text:span><text:span text:style-name="MathematicaFormatStandardForm"><text:span text:style-name="T499">E</text:span></text:span><text:span text:style-name="MathematicaFormatStandardForm"><text:span text:style-name="T455">xpand </text:span></text:span><text:span text:style-name="MathematicaFormatStandardForm"><text:span text:style-name="T456">it, </text:span></text:span><text:span text:style-name="MathematicaFormatStandardForm"><text:span text:style-name="T488">and </text:span></text:span><text:span text:style-name="MathematicaFormatStandardForm"><text:span text:style-name="T456">we</text:span></text:span><text:span text:style-name="MathematicaFormatStandardForm"><text:span text:style-name="T455"> </text:span></text:span><text:span text:style-name="MathematicaFormatStandardForm"><text:span text:style-name="T456">have</text:span></text:span></text:p>
      <text:p text:style-name="P120"><text:span text:style-name="MathematicaFormatStandardForm"><text:span text:style-name="T455"/></text:span></text:p>
      <text:p text:style-name="P111"><text:span text:style-name="MathematicaFormatStandardForm"><text:span text:style-name="T448"><draw:frame draw:style-name="fr2" draw:name="Object96" text:anchor-type="as-char" svg:y="-0.4272in" svg:width="3.7453in" svg:height="0.7953in" draw:z-index="243"><draw:object xlink:href="./Object 97" xlink:type="simple" xlink:show="embed" xlink:actuate="onLoad"/><draw:image xlink:href="./ObjectReplacements/Object 97" xlink:type="simple" xlink:show="embed" xlink:actuate="onLoad"/><svg:desc>formula</svg:desc></draw:frame></text:span></text:span></text:p>
      <text:p text:style-name="P111"><text:span text:style-name="MathematicaFormatStandardForm"><text:span text:style-name="T448"/></text:span></text:p>
      <text:p text:style-name="P124"><text:span text:style-name="MathematicaFormatStandardForm"><text:span text:style-name="T456"><text:tab/></text:span></text:span><text:span text:style-name="MathematicaFormatStandardForm"><text:span text:style-name="T499">Now, l</text:span></text:span><text:span text:style-name="MathematicaFormatStandardForm"><text:span text:style-name="T495">et's look at Linnik's identity summed in terms of </text:span></text:span><text:span text:style-name="MathematicaFormatStandardForm"><text:span text:style-name="T450"><draw:frame draw:style-name="fr2" draw:name="Object158" text:anchor-type="as-char" svg:y="-0.1484in" svg:width="0.5035in" svg:height="0.2098in" draw:z-index="244"><draw:object xlink:href="./Object 158" xlink:type="simple" xlink:show="embed" xlink:actuate="onLoad"/><draw:image xlink:href="./ObjectReplacements/Object 158" xlink:type="simple" xlink:show="embed" xlink:actuate="onLoad"/><svg:desc>formula</svg:desc></draw:frame></text:span></text:span><text:span text:style-name="MathematicaFormatStandardForm"><text:span text:style-name="T450">, </text:span></text:span><text:span text:style-name="MathematicaFormatStandardForm"><text:span text:style-name="T495">not </text:span></text:span><text:span text:style-name="MathematicaFormatStandardForm"><text:span text:style-name="T450"><draw:frame draw:style-name="fr2" draw:name="Object159" text:anchor-type="as-char" svg:y="-0.1484in" svg:width="0.572in" svg:height="0.2098in" draw:z-index="245"><draw:object xlink:href="./Object 159" xlink:type="simple" xlink:show="embed" xlink:actuate="onLoad"/><draw:image xlink:href="./ObjectReplacements/Object 159" xlink:type="simple" xlink:show="embed" xlink:actuate="onLoad"/><svg:desc>formula</svg:desc></draw:frame></text:span></text:span><text:span text:style-name="MathematicaFormatStandardForm"><text:span text:style-name="T450">. <text:s/></text:span></text:span><text:span text:style-name="MathematicaFormatStandardForm"><text:span text:style-name="T456">Section 3-2 </text:span></text:span><text:span text:style-name="MathematicaFormatStandardForm"><text:span text:style-name="T504">mentioned that </text:span></text:span><text:span text:style-name="MathematicaFormatStandardForm"><text:span text:style-name="T448"><draw:frame draw:style-name="fr2" draw:name="Object172" text:anchor-type="as-char" svg:y="-0.2807in" svg:width="2.2193in" svg:height="0.4484in" draw:z-index="246"><draw:object xlink:href="./Object 98" xlink:type="simple" xlink:show="embed" xlink:actuate="onLoad"/><draw:image xlink:href="./ObjectReplacements/Object 98" xlink:type="simple" xlink:show="embed" xlink:actuate="onLoad"/><svg:desc>formula</svg:desc></draw:frame></text:span></text:span><text:span text:style-name="MathematicaFormatStandardForm"><text:span text:style-name="T450">. <text:s/></text:span></text:span><text:span text:style-name="MathematicaFormatStandardForm"><text:span text:style-name="T456">Apply that </text:span></text:span><text:span text:style-name="MathematicaFormatStandardForm"><text:span text:style-name="T499">to</text:span></text:span><text:span text:style-name="MathematicaFormatStandardForm"><text:span text:style-name="T456"> Linnik's identity </text:span></text:span><text:span text:style-name="MathematicaFormatStandardForm"><text:span text:style-name="T495">summed</text:span></text:span><text:span text:style-name="MathematicaFormatStandardForm"><text:span text:style-name="T456">, and we have</text:span></text:span></text:p>
      <text:p text:style-name="P124"><text:span text:style-name="MathematicaFormatStandardForm"><text:span text:style-name="T456"/></text:span></text:p>
      <text:p text:style-name="P111"><text:span text:style-name="MathematicaFormatStandardForm"><text:span text:style-name="T448"><draw:frame draw:style-name="fr2" draw:name="Object99" text:anchor-type="as-char" svg:y="-0.4272in" svg:width="6.3083in" svg:height="0.7953in" draw:z-index="247"><draw:object xlink:href="./Object 63" xlink:type="simple" xlink:show="embed" xlink:actuate="onLoad"/><draw:image xlink:href="./ObjectReplacements/Object 63" xlink:type="simple" xlink:show="embed" xlink:actuate="onLoad"/><svg:desc>formula</svg:desc></draw:frame></text:span></text:span></text:p>
      <text:p text:style-name="P111"><text:span text:style-name="MathematicaFormatStandardForm"><text:span text:style-name="T448"/></text:span></text:p>
      <text:p text:style-name="P122"><text:span text:style-name="MathematicaFormatStandardForm"><text:span text:style-name="T489"><text:tab/></text:span></text:span><text:span text:style-name="MathematicaFormatStandardForm"><text:span text:style-name="T558">Once again</text:span></text:span><text:span text:style-name="MathematicaFormatStandardForm"><text:span text:style-name="T505">, t</text:span></text:span><text:span text:style-name="MathematicaFormatStandardForm"><text:span text:style-name="T496">hat's a </text:span></text:span><text:span text:style-name="MathematicaFormatStandardForm"><text:span text:style-name="T555">strong</text:span></text:span><text:span text:style-name="MathematicaFormatStandardForm"><text:span text:style-name="T496"> parallel to the logarithm power series.</text:span></text:span></text:p>
      <text:p text:style-name="P58"><text:span text:style-name="MathematicaFormatStandardForm"><text:span text:style-name="T93"/></text:span></text:p>
      <text:p text:style-name="P563"/>
      <text:p text:style-name="P19"><text:span text:style-name="MathematicaFormatStandardForm"><text:span text:style-name="T3"/></text:span></text:p>
      <text:p text:style-name="P171"><text:span text:style-name="ATitleMid"><text:span text:style-name="T615">3-4: D and</text:span></text:span><text:span text:style-name="ATitleMid"><text:span text:style-name="T615"><draw:frame draw:style-name="fr2" draw:name="Object107" text:anchor-type="as-char" svg:y="-0.1484in" svg:width="0.4429in" svg:height="0.1909in" draw:z-index="248"><draw:object xlink:href="./Object 107" xlink:type="simple" xlink:show="embed" xlink:actuate="onLoad"/><draw:image xlink:href="./ObjectReplacements/Object 107" xlink:type="simple" xlink:show="embed" xlink:actuate="onLoad"/><svg:desc>formula</svg:desc></draw:frame></text:span></text:span><text:span text:style-name="ATitleMid"><text:span text:style-name="T615">mirroring x and log x</text:span></text:span></text:p>
      <text:p text:style-name="P458"><text:span text:style-name="MathematicaFormatStandardForm"><text:span text:style-name="T93"/></text:span></text:p>
      <text:p text:style-name="P458"><text:span text:style-name="MathematicaFormatStandardForm"><text:span text:style-name="T93"/></text:span></text:p>
      <text:p text:style-name="P90"><text:tab/><text:span text:style-name="T620">Here's another parallel to the relationship between x and log x. <text:s/>Section 2-3 noted that</text:span><text:span text:style-name="T620"><draw:frame draw:style-name="fr2" draw:name="Object67" text:anchor-type="as-char" svg:y="-0.2693in" svg:width="1.7453in" svg:height="0.4189in" draw:z-index="249"><draw:object xlink:href="./Object 67" xlink:type="simple" xlink:show="embed" xlink:actuate="onLoad"/><draw:image xlink:href="./ObjectReplacements/Object 67" xlink:type="simple" xlink:show="embed" xlink:actuate="onLoad"/><svg:desc>formula</svg:desc></draw:frame></text:span><text:span text:style-name="T620"> . <text:s/>Sum this from 1 to n, use our</text:span><text:span text:style-name="MathematicaFormatStandardForm"><text:span text:style-name="T108"><draw:frame draw:style-name="fr2" draw:name="Object66" text:anchor-type="as-char" svg:y="-0.1484in" svg:width="0.4429in" svg:height="0.1909in" draw:z-index="250"><draw:object xlink:href="./Object 66" xlink:type="simple" xlink:show="embed" xlink:actuate="onLoad"/><draw:image xlink:href="./ObjectReplacements/Object 66" xlink:type="simple" xlink:show="embed" xlink:actuate="onLoad"/><svg:desc>formula</svg:desc></draw:frame></text:span></text:span><text:span text:style-name="MathematicaFormatStandardForm"><text:span text:style-name="T155">and</text:span></text:span><text:span text:style-name="MathematicaFormatStandardForm"><text:span text:style-name="T108"><draw:frame draw:style-name="fr2" draw:name="Object68" text:anchor-type="as-char" svg:y="-0.1484in" svg:width="0.5035in" svg:height="0.2098in" draw:z-index="251"><draw:object xlink:href="./Object 68" xlink:type="simple" xlink:show="embed" xlink:actuate="onLoad"/><draw:image xlink:href="./ObjectReplacements/Object 68" xlink:type="simple" xlink:show="embed" xlink:actuate="onLoad"/><svg:desc>formula</svg:desc></draw:frame></text:span></text:span><text:span text:style-name="MathematicaFormatStandardForm"><text:span text:style-name="T158">notation</text:span></text:span><text:span text:style-name="MathematicaFormatStandardForm"><text:span text:style-name="T108">, </text:span></text:span><text:span text:style-name="MathematicaFormatStandardForm"><text:span text:style-name="T156">and </text:span></text:span><text:span text:style-name="MathematicaFormatStandardForm"><text:span text:style-name="T155">subtract 1 </text:span></text:span><text:span text:style-name="MathematicaFormatStandardForm"><text:span text:style-name="T157">to prevent</text:span></text:span><text:span text:style-name="MathematicaFormatStandardForm"><text:span text:style-name="T108"><draw:frame draw:style-name="fr2" draw:name="Object69" text:anchor-type="as-char" svg:y="-0.1484in" svg:width="0.6154in" svg:height="0.2098in" draw:z-index="252"><draw:object xlink:href="./Object 69" xlink:type="simple" xlink:show="embed" xlink:actuate="onLoad"/><draw:image xlink:href="./ObjectReplacements/Object 69" xlink:type="simple" xlink:show="embed" xlink:actuate="onLoad"/><svg:desc>formula</svg:desc></draw:frame></text:span></text:span><text:span text:style-name="MathematicaFormatStandardForm"><text:span text:style-name="T108"> </text:span></text:span><text:span text:style-name="MathematicaFormatStandardForm"><text:span text:style-name="T159">from </text:span></text:span><text:span text:style-name="MathematicaFormatStandardForm"><text:span text:style-name="T157">going </text:span></text:span><text:span text:style-name="MathematicaFormatStandardForm"><text:span text:style-name="T156">to infinity</text:span></text:span><text:span text:style-name="MathematicaFormatStandardForm"><text:span text:style-name="T155">, </text:span></text:span><text:span text:style-name="MathematicaFormatStandardForm"><text:span text:style-name="T158">and </text:span></text:span><text:span text:style-name="MathematicaFormatStandardForm"><text:span text:style-name="T155">we </text:span></text:span><text:span text:style-name="MathematicaFormatStandardForm"><text:span text:style-name="T171">also </text:span></text:span><text:span text:style-name="MathematicaFormatStandardForm"><text:span text:style-name="T155">have</text:span></text:span></text:p>
      <text:p text:style-name="P90"><text:span text:style-name="MathematicaFormatStandardForm"><text:span text:style-name="T155"/></text:span></text:p>
      <text:p text:style-name="P109"><draw:frame draw:style-name="fr7" draw:name="Object17" text:anchor-type="as-char" svg:y="-0.2693in" svg:width="1.5799in" svg:height="0.4866in" draw:z-index="253"><draw:object xlink:href="./Object 22" xlink:type="simple" xlink:show="embed" xlink:actuate="onLoad"/><draw:image xlink:href="./ObjectReplacements/Object 22" xlink:type="simple" xlink:show="embed" xlink:actuate="onLoad"/><draw:contour-polygon svg:width="1.4492in" svg:height="0.387in" svg:viewBox="0 0 3681 983" draw:points="2648,26 2145,53 2145,79 2145,106 2171,132 2171,159 2145,186 2145,212 2145,239 2118,265 2118,292 529,318 529,345 79,372 79,398 79,425 132,451 132,478 132,504 132,531 132,558 132,584 132,611 79,637 79,664 79,690 503,717 529,744 529,770 1774,797 1641,823 1430,850 1403,876 1403,903 1403,930 1403,956 1403,983 1403,1009 1880,1009 2939,983 2939,956 2939,930 2886,903 2913,876 2939,850 2966,823 2966,797 2966,770 953,744 979,717 1933,690 1933,664 1933,637 3760,611 3760,584 3760,558 3760,531 1906,504 2542,478 3045,451 3072,425 3098,398 3654,372 3654,345 3654,318 3628,292 3628,265 3628,239 3628,212 3628,186 3628,159 3628,132 3628,106 3628,79 3628,53 3072,26" draw:recreate-on-edit="true"/></draw:frame></text:p>
      <text:p text:style-name="P457"><text:span text:style-name="MathematicaFormatStandardForm"><text:span text:style-name="T93"/></text:span></text:p>
      <text:p text:style-name="P463"><text:span text:style-name="Primes">RiePrimeCnt[ n_ ] := Sum[ PrimePi[ n ^ ( 1 / j )] / j, { j, 1, Log[ 2, n ]}]</text:span></text:p>
      <text:p text:style-name="P503"><text:span text:style-name="D1">d[ n_, z_ ] := Product[ Pochhammer[ z, a = p[[2]]] / a!, { p, FI[ n ]}]; FI[ n_ ] := FactorInteger[ n ]; FI[ 1 ]:={}</text:span></text:p>
      <text:p text:style-name="P525"><text:span text:style-name="D1">DD[ n_, z_ ] := Sum[ d[ j, z ], { j, 1, n }]</text:span></text:p>
      <text:p text:style-name="P525"><text:span text:style-name="Linnik2"><text:span text:style-name="T679">Dlimit</text:span></text:span><text:span text:style-name="Linnik2">[ n_, z_ ] := ( </text:span><text:span text:style-name="Linnik2"><text:span text:style-name="MathematicaFormatStandardForm"><text:span text:style-name="D1">DD[ n, z ]</text:span></text:span></text:span><text:span text:style-name="Linnik2"> - 1 ) / </text:span><text:span text:style-name="Linnik2"><text:span text:style-name="T679">z</text:span></text:span></text:p>
      <text:p text:style-name="P526"><text:soft-page-break/><text:span text:style-name="Table">Table[{ n, </text:span><text:span text:style-name="Table"><text:span text:style-name="Primes">N[ RiePrimeCnt[ n ]]</text:span></text:span><text:span text:style-name="Table">, </text:span><text:span text:style-name="Table"><text:span text:style-name="Linnik2">N[ </text:span></text:span><text:span text:style-name="Table"><text:span text:style-name="Linnik2"><text:span text:style-name="T679">Dlimit</text:span></text:span></text:span><text:span text:style-name="Table"><text:span text:style-name="Linnik2">[ n, 10 ^ ( -120 ) ]]</text:span></text:span><text:span text:style-name="Table">}, { n, 1, 100 }] // TableForm</text:span></text:p>
      <text:p text:style-name="P494"><text:span text:style-name="MathematicaFormatStandardForm"><text:span text:style-name="T93"/></text:span></text:p>
      <text:p text:style-name="P494"><text:span text:style-name="MathematicaFormatStandardForm"><text:span text:style-name="T93"/></text:span></text:p>
      <text:p text:style-name="P119"><text:span text:style-name="MathematicaFormatStandardForm"><text:span text:style-name="T452">This </text:span></text:span><text:span text:style-name="MathematicaFormatStandardForm"><text:span text:style-name="T555">also </text:span></text:span><text:span text:style-name="MathematicaFormatStandardForm"><text:span text:style-name="T452">bears a </text:span></text:span><text:span text:style-name="MathematicaFormatStandardForm"><text:span text:style-name="T557">tidy</text:span></text:span><text:span text:style-name="MathematicaFormatStandardForm"><text:span text:style-name="T452"> resemblance to </text:span></text:span><text:span text:style-name="MathematicaFormatStandardForm"><text:span text:style-name="T456">the familiar</text:span></text:span><text:span text:style-name="MathematicaFormatStandardForm"><text:span text:style-name="T448"><draw:frame draw:style-name="fr2" draw:name="Object14" text:anchor-type="as-char" svg:y="-0.2681in" svg:width="1.2201in" svg:height="0.4173in" draw:z-index="254"><draw:object xlink:href="./Object 19" xlink:type="simple" xlink:show="embed" xlink:actuate="onLoad"/><draw:image xlink:href="./ObjectReplacements/Object 19" xlink:type="simple" xlink:show="embed" xlink:actuate="onLoad"/></draw:frame></text:span></text:span><text:span text:style-name="MathematicaFormatStandardForm"><text:span text:style-name="T448">.</text:span></text:span></text:p>
      <text:p text:style-name="P119"><text:span text:style-name="MathematicaFormatStandardForm"><text:span text:style-name="T454"><text:tab/></text:span></text:span></text:p>
      <text:p text:style-name="P119"><text:span text:style-name="MathematicaFormatStandardForm"><text:span text:style-name="T454"/></text:span></text:p>
      <text:p text:style-name="P119"><text:span text:style-name="MathematicaFormatStandardForm"><text:span text:style-name="T454"/></text:span></text:p>
      <text:p text:style-name="P565"/>
      <text:p text:style-name="P21"><text:span text:style-name="MathematicaFormatStandardForm"><text:span text:style-name="T3"/></text:span></text:p>
      <text:p text:style-name="P174"><text:span text:style-name="ATitleMid"><text:span text:style-name="T615">3-5: References, Notes, Further Questions</text:span></text:span></text:p>
      <text:p text:style-name="P459"><text:span text:style-name="MathematicaFormatStandardForm"><text:span text:style-name="T93"/></text:span></text:p>
      <text:p text:style-name="P459"><text:span text:style-name="MathematicaFormatStandardForm"><text:span text:style-name="T93"/></text:span></text:p>
      <text:p text:style-name="P249"><text:span text:style-name="MathematicaFormatStandardForm"><text:span text:style-name="T436">- </text:span></text:span><text:span text:style-name="MathematicaFormatStandardForm"><text:span text:style-name="T440">Riemann's prime counting function</text:span></text:span><text:span text:style-name="MathematicaFormatStandardForm"><text:span text:style-name="T108"><draw:frame draw:style-name="fr2" draw:name="Object443" text:anchor-type="as-char" svg:y="-0.1236in" svg:width="0.3811in" svg:height="0.1591in" draw:z-index="255"><draw:object xlink:href="./Object 443" xlink:type="simple" xlink:show="embed" xlink:actuate="onLoad"/><draw:image xlink:href="./ObjectReplacements/Object 443" xlink:type="simple" xlink:show="embed" xlink:actuate="onLoad"/><svg:desc>formula</svg:desc></draw:frame></text:span></text:span><text:span text:style-name="MathematicaFormatStandardForm"><text:span text:style-name="T440">, with a slight modification, is covered as the function J, starting in section 1.11 on pp.22-33 of the 2000 edition of H. M. Edwards' “Riemann's Zeta Function”. <text:s/></text:span></text:span></text:p>
      <text:p text:style-name="P241"><text:span text:style-name="MathematicaFormatStandardForm"><text:span text:style-name="T431"/></text:span></text:p>
      <text:p text:style-name="P241"><text:span text:style-name="MathematicaFormatStandardForm"><text:span text:style-name="T431">- </text:span></text:span><text:span text:style-name="MathematicaFormatStandardForm"><text:span text:style-name="T436">Mobius Inversion </text:span></text:span><text:span text:style-name="MathematicaFormatStandardForm"><text:span text:style-name="T439">is an extremely common combinatorial technique. <text:s/>It's covered on p.236 of the 2000 edition (5</text:span></text:span><text:span text:style-name="MathematicaFormatStandardForm"><text:span text:style-name="T754">th</text:span></text:span><text:span text:style-name="MathematicaFormatStandardForm"><text:span text:style-name="T439">) of G.</text:span></text:span><text:span text:style-name="MathematicaFormatStandardForm"><text:span text:style-name="T440">H.</text:span></text:span><text:span text:style-name="MathematicaFormatStandardForm"><text:span text:style-name="T439"> Hardy and E. </text:span></text:span><text:span text:style-name="MathematicaFormatStandardForm"><text:span text:style-name="T440">M.</text:span></text:span><text:span text:style-name="MathematicaFormatStandardForm"><text:span text:style-name="T439"> Wright's “An Introduction to the Theory of Numbers”.</text:span></text:span></text:p>
      <text:p text:style-name="P241"><text:span text:style-name="MathematicaFormatStandardForm"><text:span text:style-name="T436"/></text:span></text:p>
      <text:p text:style-name="P249"><text:span text:style-name="MathematicaFormatStandardForm"><text:span text:style-name="T436">- </text:span></text:span><text:span text:style-name="MathematicaFormatStandardForm"><text:span text:style-name="T440">The specific mechanics of using Moebius inversion to recover</text:span></text:span><text:span text:style-name="MathematicaFormatStandardForm"><text:span text:style-name="T108"><draw:frame draw:style-name="fr2" draw:name="Object444" text:anchor-type="as-char" svg:y="-0.1244in" svg:width="0.3516in" svg:height="0.1591in" draw:z-index="256"><draw:object xlink:href="./Object 444" xlink:type="simple" xlink:show="embed" xlink:actuate="onLoad"/><draw:image xlink:href="./ObjectReplacements/Object 444" xlink:type="simple" xlink:show="embed" xlink:actuate="onLoad"/><svg:desc>formula</svg:desc></draw:frame></text:span></text:span><text:span text:style-name="MathematicaFormatStandardForm"><text:span text:style-name="T440">from</text:span></text:span><text:span text:style-name="MathematicaFormatStandardForm"><text:span text:style-name="T108"><draw:frame draw:style-name="fr2" draw:name="Object445" text:anchor-type="as-char" svg:y="-0.1236in" svg:width="0.3807in" svg:height="0.1583in" draw:z-index="257"><draw:object xlink:href="./Object 445" xlink:type="simple" xlink:show="embed" xlink:actuate="onLoad"/><draw:image xlink:href="./ObjectReplacements/Object 445" xlink:type="simple" xlink:show="embed" xlink:actuate="onLoad"/><svg:desc>formula</svg:desc></draw:frame></text:span></text:span><text:span text:style-name="MathematicaFormatStandardForm"><text:span text:style-name="T440">is detailed as a footnote in p.34 of the 2000 edition of H. M. Edwards' “Riemann's Zeta Function”.</text:span></text:span></text:p>
      <text:p text:style-name="P241"><text:span text:style-name="MathematicaFormatStandardForm"><text:span text:style-name="T436"/></text:span></text:p>
      <text:p text:style-name="P553"><text:span text:style-name="ATitleBig">4</text:span></text:p>
      <text:p text:style-name="P200"><text:span text:style-name="ATitleBig"/></text:p>
      <text:p text:style-name="P200"><text:span text:style-name="ATitleBig">Counting the Distribution of Primes </text:span></text:p>
      <text:p text:style-name="P200"><text:span text:style-name="ATitleBig">with Linnik's Identity Summed</text:span></text:p>
      <text:p text:style-name="P194"/>
      <text:p text:style-name="P194"/>
      <text:p text:style-name="P194"/>
      <text:p text:style-name="P238"><text:span text:style-name="MathematicaFormatStandardForm"><text:span text:style-name="T118"><text:tab/></text:span></text:span><text:span text:style-name="MathematicaFormatStandardForm"><text:span text:style-name="T332">By this point, I hope I've convinced you that</text:span></text:span><text:span text:style-name="MathematicaFormatStandardForm"><text:span text:style-name="T108"><draw:frame draw:style-name="fr2" draw:name="Object309" text:anchor-type="as-char" svg:y="-0.1484in" svg:width="0.4429in" svg:height="0.1909in" draw:z-index="258"><draw:object xlink:href="./Object 309" xlink:type="simple" xlink:show="embed" xlink:actuate="onLoad"/><draw:image xlink:href="./ObjectReplacements/Object 309" xlink:type="simple" xlink:show="embed" xlink:actuate="onLoad"/><svg:desc>formula</svg:desc></draw:frame></text:span></text:span><text:span text:style-name="MathematicaFormatStandardForm"><text:span text:style-name="T155">,</text:span></text:span><text:span text:style-name="MathematicaFormatStandardForm"><text:span text:style-name="T108"><draw:frame draw:style-name="fr2" draw:name="Object310" text:anchor-type="as-char" svg:y="-0.1484in" svg:width="0.5035in" svg:height="0.2098in" draw:z-index="259"><draw:object xlink:href="./Object 310" xlink:type="simple" xlink:show="embed" xlink:actuate="onLoad"/><draw:image xlink:href="./ObjectReplacements/Object 310" xlink:type="simple" xlink:show="embed" xlink:actuate="onLoad"/><svg:desc>formula</svg:desc></draw:frame></text:span></text:span><text:span text:style-name="MathematicaFormatStandardForm"><text:span text:style-name="T108">, </text:span></text:span><text:span text:style-name="MathematicaFormatStandardForm"><text:span text:style-name="T155">and</text:span></text:span><text:span text:style-name="MathematicaFormatStandardForm"><text:span text:style-name="T108"><draw:frame draw:style-name="fr2" draw:name="Object312" text:anchor-type="as-char" svg:y="-0.1484in" svg:width="0.572in" svg:height="0.2098in" draw:z-index="260"><draw:object xlink:href="./Object 312" xlink:type="simple" xlink:show="embed" xlink:actuate="onLoad"/><draw:image xlink:href="./ObjectReplacements/Object 312" xlink:type="simple" xlink:show="embed" xlink:actuate="onLoad"/><svg:desc>formula</svg:desc></draw:frame></text:span></text:span><text:span text:style-name="MathematicaFormatStandardForm"><text:span text:style-name="T332">are all deeply connected</text:span></text:span><text:span text:style-name="MathematicaFormatStandardForm"><text:span text:style-name="T359">.</text:span></text:span></text:p>
      <text:p text:style-name="P235"><text:span text:style-name="MathematicaFormatStandardForm"><text:span text:style-name="T118"><text:tab/></text:span></text:span><text:span text:style-name="MathematicaFormatStandardForm"><text:span text:style-name="T332">Now w</text:span></text:span><text:span text:style-name="MathematicaFormatStandardForm"><text:span text:style-name="T173">e're finally ready to </text:span></text:span><text:span text:style-name="MathematicaFormatStandardForm"><text:span text:style-name="T338">use those connections to </text:span></text:span><text:span text:style-name="MathematicaFormatStandardForm"><text:span text:style-name="T323">talk</text:span></text:span><text:span text:style-name="MathematicaFormatStandardForm"><text:span text:style-name="T173"> about the distribution of the primes. <text:s/></text:span></text:span><text:span text:style-name="MathematicaFormatStandardForm"><text:span text:style-name="T239">In this section, w</text:span></text:span><text:span text:style-name="MathematicaFormatStandardForm"><text:span text:style-name="T173">e'll show three ways to compute Riemann's Prime Counting Function </text:span></text:span><text:span text:style-name="MathematicaFormatStandardForm"><text:span text:style-name="T108"><draw:frame draw:style-name="fr2" draw:name="Object10" text:anchor-type="as-char" svg:y="-0.1484in" svg:width="0.4429in" svg:height="0.1909in" draw:z-index="80"><draw:object xlink:href="./Object 10" xlink:type="simple" xlink:show="embed" xlink:actuate="onLoad"/><draw:image xlink:href="./ObjectReplacements/Object 10" xlink:type="simple" xlink:show="embed" xlink:actuate="onLoad"/><svg:desc>formula</svg:desc></draw:frame></text:span></text:span><text:span text:style-name="MathematicaFormatStandardForm"><text:span text:style-name="T108">, </text:span></text:span><text:span text:style-name="MathematicaFormatStandardForm"><text:span text:style-name="T235">based on different approaches to computing</text:span></text:span><text:span text:style-name="MathematicaFormatStandardForm"><text:span text:style-name="T108"><draw:frame draw:style-name="fr2" draw:name="Object89" text:anchor-type="as-char" svg:y="-0.1484in" svg:width="0.572in" svg:height="0.2098in" draw:z-index="83"><draw:object xlink:href="./Object 89" xlink:type="simple" xlink:show="embed" xlink:actuate="onLoad"/><draw:image xlink:href="./ObjectReplacements/Object 89" xlink:type="simple" xlink:show="embed" xlink:actuate="onLoad"/><svg:desc>formula</svg:desc></draw:frame></text:span></text:span><text:span text:style-name="MathematicaFormatStandardForm"><text:span text:style-name="T108">. <text:s/></text:span></text:span><text:span text:style-name="MathematicaFormatStandardForm"><text:span text:style-name="T323">W</text:span></text:span><text:span text:style-name="MathematicaFormatStandardForm"><text:span text:style-name="T235">e'll </text:span></text:span><text:span text:style-name="MathematicaFormatStandardForm"><text:span text:style-name="T240">end with a </text:span></text:span><text:span text:style-name="MathematicaFormatStandardForm"><text:span text:style-name="T235">mention </text:span></text:span><text:span text:style-name="MathematicaFormatStandardForm"><text:span text:style-name="T241">of </text:span></text:span><text:span text:style-name="MathematicaFormatStandardForm"><text:span text:style-name="T235">wheels, </text:span></text:span><text:span text:style-name="MathematicaFormatStandardForm"><text:span text:style-name="T365">a way to speed up prime counting, </text:span></text:span><text:span text:style-name="MathematicaFormatStandardForm"><text:span text:style-name="T235">too.</text:span></text:span></text:p>
      <text:p text:style-name="P180"/>
      <text:p text:style-name="P563"/>
      <text:p text:style-name="P180"/>
      <text:p text:style-name="P9"><text:span text:style-name="ATitleMid"><text:span text:style-name="T615">4-1: The Simplest Way to Compute</text:span></text:span></text:p>
      <text:p text:style-name="P4"/>
      <text:p text:style-name="P4"/>
      <text:p text:style-name="P233"><text:span text:style-name="MathematicaFormatStandardForm"><text:span text:style-name="T118"><text:tab/></text:span></text:span><text:span text:style-name="MathematicaFormatStandardForm"><text:span text:style-name="T234">Here's </text:span></text:span><text:span text:style-name="MathematicaFormatStandardForm"><text:span text:style-name="T236">t</text:span></text:span><text:span text:style-name="MathematicaFormatStandardForm"><text:span text:style-name="T173">he first approach to </text:span></text:span><text:span text:style-name="MathematicaFormatStandardForm"><text:span text:style-name="T318">evaluating</text:span></text:span><text:span text:style-name="MathematicaFormatStandardForm"><text:span text:style-name="T108"><draw:frame draw:style-name="fr2" draw:name="Object91" text:anchor-type="as-char" svg:y="-0.1484in" svg:width="0.4429in" svg:height="0.1909in" draw:z-index="109"><draw:object xlink:href="./Object 91" xlink:type="simple" xlink:show="embed" xlink:actuate="onLoad"/><draw:image xlink:href="./ObjectReplacements/Object 91" xlink:type="simple" xlink:show="embed" xlink:actuate="onLoad"/><svg:desc>formula</svg:desc></draw:frame></text:span></text:span><text:span text:style-name="MathematicaFormatStandardForm"><text:span text:style-name="T174">, </text:span></text:span><text:span text:style-name="MathematicaFormatStandardForm"><text:span text:style-name="T318">giving</text:span></text:span><text:span text:style-name="MathematicaFormatStandardForm"><text:span text:style-name="T234"> slow-</text:span></text:span><text:span text:style-name="MathematicaFormatStandardForm"><text:span text:style-name="T242">to-compute</text:span></text:span><text:span text:style-name="MathematicaFormatStandardForm"><text:span text:style-name="T234"> but </text:span></text:span><text:span text:style-name="MathematicaFormatStandardForm"><text:span text:style-name="T173">extremely concise </text:span></text:span><text:span text:style-name="MathematicaFormatStandardForm"><text:span text:style-name="T319">expressions</text:span></text:span><text:span text:style-name="MathematicaFormatStandardForm"><text:span text:style-name="T173"> for </text:span></text:span><text:span text:style-name="MathematicaFormatStandardForm"><text:span text:style-name="T108"><draw:frame draw:style-name="fr2" draw:name="Object90" text:anchor-type="as-char" svg:y="-0.1484in" svg:width="0.4429in" svg:height="0.1909in" draw:z-index="117"><draw:object xlink:href="./Object 90" xlink:type="simple" xlink:show="embed" xlink:actuate="onLoad"/><draw:image xlink:href="./ObjectReplacements/Object 90" xlink:type="simple" xlink:show="embed" xlink:actuate="onLoad"/><svg:desc>formula</svg:desc></draw:frame></text:span></text:span><text:span text:style-name="MathematicaFormatStandardForm"><text:span text:style-name="T108">.</text:span></text:span></text:p>
      <text:p text:style-name="P233"><text:span text:style-name="MathematicaFormatStandardForm"><text:span text:style-name="T118"><text:tab/></text:span></text:span><text:span text:style-name="MathematicaFormatStandardForm"><text:span text:style-name="T172">In section 3-3, we had this identity:</text:span></text:span></text:p>
      <text:p text:style-name="P4"/>
      <text:p text:style-name="P14"><draw:frame draw:style-name="fr3" draw:name="Object70" text:anchor-type="as-char" svg:y="-0.3228in" svg:width="3.7291in" svg:height="0.628in" draw:z-index="261"><draw:object xlink:href="./Object 70" xlink:type="simple" xlink:show="embed" xlink:actuate="onLoad"/><draw:image xlink:href="./ObjectReplacements/Object 70" xlink:type="simple" xlink:show="embed" xlink:actuate="onLoad"/><svg:desc>formula</svg:desc></draw:frame></text:p>
      <text:p text:style-name="P14"/>
      <text:p text:style-name="P560"><text:span text:style-name="Primes">RiePrimeCnt[ n_ ] := Sum[ PrimePi[ n ^ ( 1 / j )] / j, { j, 1, Log[ 2, n ]}]</text:span></text:p>
      <text:p text:style-name="P577"><text:span text:style-name="D1"><text:span text:style-name="D2">D</text:span></text:span><text:span text:style-name="D1"><text:span text:style-name="D2"><text:span text:style-name="T702">2</text:span></text:span></text:span><text:span text:style-name="D1"><text:span text:style-name="D2">[ n_, k_ ] := Sum[ D</text:span></text:span><text:span text:style-name="D1"><text:span text:style-name="D2"><text:span text:style-name="T702">2</text:span></text:span></text:span><text:span text:style-name="D1"><text:span text:style-name="D2">[ Floor[ n / j ], k - 1 ], { j, 2, n }]; DD[ n_, 0 ] := 1</text:span></text:span></text:p>
      <text:p text:style-name="P578"><text:span text:style-name="Linnik2"><text:span text:style-name="T79">Linnik</text:span></text:span><text:span text:style-name="Linnik2"><text:span text:style-name="T80">Sum</text:span></text:span><text:span text:style-name="Linnik2"><text:span text:style-name="T1">[ n_ ] := Sum[ ( -1 ) ^ ( k +1 ) / k </text:span></text:span><text:span text:style-name="Linnik2"><text:span text:style-name="D2">D</text:span></text:span><text:span text:style-name="Linnik2"><text:span text:style-name="D2"><text:span text:style-name="T702">2</text:span></text:span></text:span><text:span text:style-name="Linnik2"><text:span text:style-name="D2">[ n, k ]</text:span></text:span><text:span text:style-name="Linnik2"><text:span text:style-name="T1">, { k, 1, Log[ </text:span></text:span><text:span text:style-name="Linnik2"><text:span text:style-name="T80">2, </text:span></text:span><text:span text:style-name="Linnik2"><text:span text:style-name="T1">n ]}]</text:span></text:span></text:p>
      <text:p text:style-name="P576"><text:span text:style-name="Table">Table[{ n, </text:span><text:span text:style-name="Table"><text:span text:style-name="Primes">RiePrimeCnt[ n ]</text:span></text:span><text:span text:style-name="Table">, </text:span><text:span text:style-name="Table"><text:span text:style-name="Linnik2"><text:span text:style-name="T680">LinnikSum</text:span></text:span></text:span><text:span text:style-name="Table"><text:span text:style-name="Linnik2">[ n ]</text:span></text:span><text:span text:style-name="Table">}, { n, 1, 100 }] // TableForm</text:span></text:p>
      <text:p text:style-name="P232"><text:span text:style-name="MathematicaFormatStandardForm"><text:span text:style-name="T172"><text:tab/></text:span></text:span></text:p>
      <text:p text:style-name="P264"><text:span text:style-name="MathematicaFormatStandardForm"><text:span text:style-name="T411"/></text:span></text:p>
      <text:p text:style-name="P264"><text:span text:style-name="ATitleSmall">4-1a: As Nested Sums</text:span></text:p>
      <text:p text:style-name="P232"><text:span text:style-name="MathematicaFormatStandardForm"><text:span text:style-name="T172"/></text:span></text:p>
      <text:p text:style-name="P232"><text:span text:style-name="MathematicaFormatStandardForm"><text:span text:style-name="T172"><text:tab/>Given that </text:span></text:span><text:span text:style-name="MathematicaFormatStandardForm"><text:span text:style-name="T108"><draw:frame draw:style-name="fr2" draw:name="Object87" text:anchor-type="as-char" svg:y="-0.2807in" svg:width="1.6972in" svg:height="0.4484in" draw:z-index="262"><draw:object xlink:href="./Object 87" xlink:type="simple" xlink:show="embed" xlink:actuate="onLoad"/><draw:image xlink:href="./ObjectReplacements/Object 87" xlink:type="simple" xlink:show="embed" xlink:actuate="onLoad"/><svg:desc>formula</svg:desc></draw:frame></text:span></text:span><text:span text:style-name="MathematicaFormatStandardForm"><text:span text:style-name="T172">and</text:span></text:span><text:span text:style-name="MathematicaFormatStandardForm"><text:span text:style-name="T108"><draw:frame draw:style-name="fr2" draw:name="Object88" text:anchor-type="as-char" svg:y="-0.1484in" svg:width="0.7839in" svg:height="0.2098in" draw:z-index="263"><draw:object xlink:href="./Object 88" xlink:type="simple" xlink:show="embed" xlink:actuate="onLoad"/><draw:image xlink:href="./ObjectReplacements/Object 88" xlink:type="simple" xlink:show="embed" xlink:actuate="onLoad"/><svg:desc>formula</svg:desc></draw:frame></text:span></text:span><text:span text:style-name="MathematicaFormatStandardForm"><text:span text:style-name="T108">, </text:span></text:span><text:span text:style-name="MathematicaFormatStandardForm"><text:span text:style-name="T172">we can rewrite </text:span></text:span><text:span text:style-name="MathematicaFormatStandardForm"><text:span text:style-name="T183">this</text:span></text:span><text:span text:style-name="MathematicaFormatStandardForm"><text:span text:style-name="T172"> more concretely </text:span></text:span><text:span text:style-name="MathematicaFormatStandardForm"><text:span text:style-name="T181">to </text:span></text:span><text:span text:style-name="MathematicaFormatStandardForm"><text:span text:style-name="T182">make </text:span></text:span><text:span text:style-name="MathematicaFormatStandardForm"><text:span text:style-name="T196">absolutely</text:span></text:span><text:span text:style-name="MathematicaFormatStandardForm"><text:span text:style-name="T182"> explicit </text:span></text:span><text:span text:style-name="MathematicaFormatStandardForm"><text:span text:style-name="T175">the heart of the computation.</text:span></text:span></text:p>
      <text:p text:style-name="P232"><text:span text:style-name="MathematicaFormatStandardForm"><text:span text:style-name="T172"/></text:span></text:p>
      <text:p text:style-name="P5"><draw:frame draw:style-name="fr6" draw:name="Object1" text:anchor-type="as-char" svg:y="-0.4866in" svg:width="4.611in" svg:height="0.6689in" draw:z-index="0"><draw:object xlink:href="./Object 2" xlink:type="simple" xlink:show="embed" xlink:actuate="onLoad"/><draw:image xlink:href="./ObjectReplacements/Object 2" xlink:type="simple" xlink:show="embed" xlink:actuate="onLoad"/><svg:desc>formula</svg:desc></draw:frame></text:p>
      <text:p text:style-name="P367"/>
      <text:p text:style-name="P367"/>
      <text:p text:style-name="P367"/>
      <text:p text:style-name="P367"><text:soft-page-break/></text:p>
      <text:p text:style-name="P266"><text:span text:style-name="ATitleSmall">4-1b: A Recursive </text:span><text:span text:style-name="ATitleSmall"><text:span text:style-name="T695">Function</text:span></text:span></text:p>
      <text:p text:style-name="P367"/>
      <text:p text:style-name="P44"><text:tab/><text:span text:style-name="T618">There's recursive structure in there. <text:s/>Let's pull it out.</text:span></text:p>
      <text:p text:style-name="P44"/>
      <text:p text:style-name="P30"><draw:frame draw:style-name="fr6" draw:name="Object2" text:anchor-type="as-char" svg:y="-0.4327in" svg:width="1.9228in" svg:height="0.7618in" draw:z-index="199"><draw:object xlink:href="./Object 3" xlink:type="simple" xlink:show="embed" xlink:actuate="onLoad"/><draw:image xlink:href="./ObjectReplacements/Object 3" xlink:type="simple" xlink:show="embed" xlink:actuate="onLoad"/></draw:frame></text:p>
      <text:p text:style-name="P227"><text:span text:style-name="MathematicaFormatStandardForm"/></text:p>
      <text:p text:style-name="P562"><text:span text:style-name="Primes">RiePrimeCnt[ n_ ] := Sum[ PrimePi[ n ^ ( 1 / j )] / j, { j, 1, Log[ 2, n ]}]</text:span></text:p>
      <text:p text:style-name="P373"><text:span text:style-name="Misc_20_Function_20_2">PI[ n_, k_] := Sum[ 1 / k - PI[ Floor[ n / j ], k + 1 ], { j, 2, n}]</text:span></text:p>
      <text:p text:style-name="P427"><text:span text:style-name="Table">Table[{ n, </text:span><text:span text:style-name="Table"><text:span text:style-name="Primes">RiePrimeCnt[n]</text:span></text:span><text:span text:style-name="Table">, </text:span><text:span text:style-name="Table"><text:span text:style-name="Misc_20_Function"><text:span text:style-name="Misc_20_Function_20_2">PI[ n, 1 ]</text:span></text:span></text:span><text:span text:style-name="Table">}, { n, 1, 100 }] // TableForm</text:span></text:p>
      <text:p text:style-name="P264"><text:span text:style-name="MathematicaFormatStandardForm"><text:span text:style-name="T411"/></text:span></text:p>
      <text:p text:style-name="P264"><text:span text:style-name="MathematicaFormatStandardForm"><text:span text:style-name="T411"/></text:span></text:p>
      <text:p text:style-name="P266"><text:span text:style-name="ATitleSmall">4-1c: Another Recursive </text:span><text:span text:style-name="ATitleSmall"><text:span text:style-name="T695">Function</text:span></text:span></text:p>
      <text:p text:style-name="P477"/>
      <text:p text:style-name="P1"><text:span text:style-name="T2"><text:tab/></text:span><text:span text:style-name="T74">One </text:span><text:span text:style-name="T76">final</text:span><text:span text:style-name="T74"> step: </text:span><text:span text:style-name="T76">we can </text:span><text:span text:style-name="T88">rewrite</text:span><text:span text:style-name="T76"> the </text:span><text:span text:style-name="T73">sum </text:span><text:span text:style-name="T88">in 4-1b </text:span><text:span text:style-name="T89">as</text:span><text:span text:style-name="T76"> </text:span><text:span text:style-name="T75">a </text:span><text:span text:style-name="T88">fully </text:span><text:span text:style-name="T73">recursive </text:span><text:span text:style-name="T75">definition.</text:span></text:p>
      <text:p text:style-name="P55"/>
      <text:p text:style-name="P31"><draw:frame draw:style-name="fr6" draw:name="Object5" text:anchor-type="as-char" svg:y="-0.5134in" svg:width="3.1236in" svg:height="0.9244in" draw:z-index="1"><draw:object xlink:href="./Object 6" xlink:type="simple" xlink:show="embed" xlink:actuate="onLoad"/><draw:image xlink:href="./ObjectReplacements/Object 6" xlink:type="simple" xlink:show="embed" xlink:actuate="onLoad"/></draw:frame></text:p>
      <text:p text:style-name="P226"/>
      <text:p text:style-name="P562"><text:span text:style-name="Primes">RiePrimeCnt[ n_ ] := Sum[ PrimePi[ n ^ ( 1 / j )] / j, { j, 1, Log[ 2, n ]}]</text:span></text:p>
      <text:p text:style-name="P415"><text:span text:style-name="Misc_20_Function_20_2">PI[ n_, j_, k_ ] := 1 / k - PI[ Floor[ n / j ], Floor[ n / j ], k + 1 ] + PI[ n, j - 1, k ]; PI[ n_, 1, k_ ] := 0</text:span></text:p>
      <text:p text:style-name="P428"><text:span text:style-name="Table">Table[{ n, </text:span><text:span text:style-name="Table"><text:span text:style-name="Primes">RiePrimeCnt[ n ]</text:span></text:span><text:span text:style-name="Table">, </text:span><text:span text:style-name="Table"><text:span text:style-name="Misc_20_Function"><text:span text:style-name="Misc_20_Function_20_2">PI[ n, n, 1 ]</text:span></text:span></text:span><text:span text:style-name="Table">}, { n, 1, 100 }] // TableForm</text:span></text:p>
      <text:p text:style-name="P281"/>
      <text:p text:style-name="P300"><text:tab/><text:span text:style-name="T715">And so finally we recover</text:span><text:span text:style-name="MathematicaFormatStandardForm"><text:span text:style-name="T393"><draw:frame draw:style-name="fr2" draw:name="Object311" text:anchor-type="as-char" svg:y="-0.1484in" svg:width="0.6661in" svg:height="0.2098in" draw:z-index="264"><draw:object xlink:href="./Object 311" xlink:type="simple" xlink:show="embed" xlink:actuate="onLoad"/><draw:image xlink:href="./ObjectReplacements/Object 311" xlink:type="simple" xlink:show="embed" xlink:actuate="onLoad"/><svg:desc>formula</svg:desc></draw:frame></text:span></text:span><text:span text:style-name="MathematicaFormatStandardForm"><text:span text:style-name="T394">from the introduction, which is</text:span></text:span><text:span text:style-name="MathematicaFormatStandardForm"><text:span text:style-name="T393"><draw:frame draw:style-name="fr2" draw:name="Object322" text:anchor-type="as-char" svg:y="-0.1484in" svg:width="0.678in" svg:height="0.2098in" draw:z-index="265"><draw:object xlink:href="./Object 322" xlink:type="simple" xlink:show="embed" xlink:actuate="onLoad"/><draw:image xlink:href="./ObjectReplacements/Object 322" xlink:type="simple" xlink:show="embed" xlink:actuate="onLoad"/><svg:desc>formula</svg:desc></draw:frame></text:span></text:span><text:span text:style-name="MathematicaFormatStandardForm"><text:span text:style-name="T396">here</text:span></text:span><text:span text:style-name="MathematicaFormatStandardForm"><text:span text:style-name="T394">. <text:s/>None of these </text:span></text:span><text:span text:style-name="MathematicaFormatStandardForm"><text:span text:style-name="T396">identities</text:span></text:span><text:span text:style-name="MathematicaFormatStandardForm"><text:span text:style-name="T394"> are </text:span></text:span>fast <text:span text:style-name="T726">to compute</text:span>, but they <text:span text:style-name="T659">all </text:span>have the advantage of relative clarity.</text:p>
      <text:p text:style-name="P421"/>
      <text:p text:style-name="P564"/>
      <text:p text:style-name="P186"/>
      <text:p text:style-name="P15"><text:span text:style-name="ATitleMid"><text:span text:style-name="T615">4-2: The Hyperbola Method</text:span></text:span></text:p>
      <text:p text:style-name="P57"/>
      <text:p text:style-name="P57"/>
      <text:p text:style-name="P289"><text:tab/><text:span text:style-name="T628">That's a good start, but </text:span><text:span text:style-name="MathematicaFormatStandardForm"><text:span text:style-name="T108"><draw:frame draw:style-name="fr2" draw:name="Object202" text:anchor-type="as-char" svg:y="-0.1484in" svg:width="0.572in" svg:height="0.2098in" draw:z-index="2"><draw:object xlink:href="./Object 202" xlink:type="simple" xlink:show="embed" xlink:actuate="onLoad"/><draw:image xlink:href="./ObjectReplacements/Object 202" xlink:type="simple" xlink:show="embed" xlink:actuate="onLoad"/></draw:frame></text:span></text:span><text:span text:style-name="MathematicaFormatStandardForm"><text:span text:style-name="T250">and</text:span></text:span><text:span text:style-name="MathematicaFormatStandardForm"><text:span text:style-name="T108"><draw:frame draw:style-name="fr2" draw:name="Object203" text:anchor-type="as-char" svg:y="-0.1484in" svg:width="0.5035in" svg:height="0.2098in" draw:z-index="4"><draw:object xlink:href="./Object 203" xlink:type="simple" xlink:show="embed" xlink:actuate="onLoad"/><draw:image xlink:href="./ObjectReplacements/Object 203" xlink:type="simple" xlink:show="embed" xlink:actuate="onLoad"/></draw:frame></text:span></text:span><text:span text:style-name="MathematicaFormatStandardForm"><text:span text:style-name="T258">have other </text:span></text:span><text:span text:style-name="MathematicaFormatStandardForm"><text:span text:style-name="T268">combinatorial </text:span></text:span><text:span text:style-name="MathematicaFormatStandardForm"><text:span text:style-name="T258">properties </text:span></text:span><text:span text:style-name="MathematicaFormatStandardForm"><text:span text:style-name="T268">for </text:span></text:span><text:span text:style-name="MathematicaFormatStandardForm"><text:span text:style-name="T311">much </text:span></text:span><text:span text:style-name="MathematicaFormatStandardForm"><text:span text:style-name="T268">faster computation</text:span></text:span><text:span text:style-name="MathematicaFormatStandardForm"><text:span text:style-name="T258">. <text:s/></text:span></text:span><text:span text:style-name="MathematicaFormatStandardForm"><text:span text:style-name="T312">Let's turn to those. <text:s/></text:span></text:span><text:span text:style-name="MathematicaFormatStandardForm"><text:span text:style-name="T300">A</text:span></text:span><text:span text:style-name="T627">n example will show one such property in action. <text:s/></text:span></text:p>
      <text:p text:style-name="P289"/>
      <text:p text:style-name="P289"/>
      <text:p text:style-name="P266"><text:span text:style-name="ATitleSmall">4-2a: A Worked Example: Counting Permutations for</text:span><text:span text:style-name="ATitleSmall"><draw:frame draw:style-name="fr2" draw:name="Object246" text:anchor-type="as-char" svg:y="-0.1484in" svg:width="0.5654in" svg:height="0.2098in" draw:z-index="266"><draw:object xlink:href="./Object 246" xlink:type="simple" xlink:show="embed" xlink:actuate="onLoad"/><draw:image xlink:href="./ObjectReplacements/Object 246" xlink:type="simple" xlink:show="embed" xlink:actuate="onLoad"/><svg:desc>formula</svg:desc></draw:frame></text:span></text:p>
      <text:p text:style-name="P366"/>
      <text:p text:style-name="P290"><text:span text:style-name="T627"><text:tab/>Look at </text:span><text:span text:style-name="MathematicaFormatStandardForm"><text:span text:style-name="T108"><draw:frame draw:style-name="fr2" draw:name="Object47" text:anchor-type="as-char" svg:y="-0.1484in" svg:width="0.5654in" svg:height="0.2098in" draw:z-index="63"><draw:object xlink:href="./Object 111" xlink:type="simple" xlink:show="embed" xlink:actuate="onLoad"/><draw:image xlink:href="./ObjectReplacements/Object 111" xlink:type="simple" xlink:show="embed" xlink:actuate="onLoad"/></draw:frame></text:span></text:span><text:span text:style-name="MathematicaFormatStandardForm"><text:span text:style-name="T108">, </text:span></text:span><text:span text:style-name="MathematicaFormatStandardForm"><text:span text:style-name="T259">the count of solutions to </text:span></text:span><text:span text:style-name="MathematicaFormatStandardForm"><text:span text:style-name="T108"><draw:frame draw:style-name="fr2" draw:name="Object177" text:anchor-type="as-char" svg:y="-0.1484in" svg:width="1.4425in" svg:height="0.1846in" draw:z-index="64"><draw:object xlink:href="./Object 177" xlink:type="simple" xlink:show="embed" xlink:actuate="onLoad"/><draw:image xlink:href="./ObjectReplacements/Object 177" xlink:type="simple" xlink:show="embed" xlink:actuate="onLoad"/></draw:frame></text:span></text:span><text:span text:style-name="MathematicaFormatStandardForm"><text:span text:style-name="T108">. <text:s/></text:span></text:span><text:span text:style-name="MathematicaFormatStandardForm"><text:span text:style-name="T275">In previous sections, we counted these </text:span></text:span><text:span text:style-name="MathematicaFormatStandardForm"><text:span text:style-name="T279">solutions</text:span></text:span><text:span text:style-name="MathematicaFormatStandardForm"><text:span text:style-name="T275"> one by one with</text:span></text:span><text:span text:style-name="MathematicaFormatStandardForm"><text:span text:style-name="T108"><draw:frame draw:style-name="fr2" draw:name="Object216" text:anchor-type="as-char" svg:y="-0.4047in" svg:width="1.45in" svg:height="0.5728in" draw:z-index="127"><draw:object xlink:href="./Object 216" xlink:type="simple" xlink:show="embed" xlink:actuate="onLoad"/><draw:image xlink:href="./ObjectReplacements/Object 216" xlink:type="simple" xlink:show="embed" xlink:actuate="onLoad"/><svg:desc>formula</svg:desc></draw:frame></text:span></text:span><text:span text:style-name="MathematicaFormatStandardForm"><text:span text:style-name="T108">.</text:span></text:span></text:p>
      <text:p text:style-name="P295"><text:span text:style-name="MathematicaFormatStandardForm"><text:span text:style-name="T108"><text:tab/></text:span></text:span><text:span text:style-name="MathematicaFormatStandardForm"><text:span text:style-name="T269">But look closer at the </text:span></text:span><text:span text:style-name="MathematicaFormatStandardForm"><text:span text:style-name="T301">actual </text:span></text:span><text:span text:style-name="MathematicaFormatStandardForm"><text:span text:style-name="T269">computation </text:span></text:span><text:span text:style-name="MathematicaFormatStandardForm"><text:span text:style-name="T301">here</text:span></text:span><text:span text:style-name="MathematicaFormatStandardForm"><text:span text:style-name="T276">. <text:s/></text:span></text:span><text:span text:style-name="MathematicaFormatStandardForm"><text:span text:style-name="T269">If</text:span></text:span><text:span text:style-name="MathematicaFormatStandardForm"><text:span text:style-name="T259"> </text:span></text:span><text:span text:style-name="MathematicaFormatStandardForm"><text:span text:style-name="T404">n</text:span></text:span><text:span text:style-name="MathematicaFormatStandardForm"><text:span text:style-name="T259"> </text:span></text:span><text:span text:style-name="MathematicaFormatStandardForm"><text:span text:style-name="T262">&gt;=</text:span></text:span><text:span text:style-name="MathematicaFormatStandardForm"><text:span text:style-name="T259"> </text:span></text:span><text:span text:style-name="MathematicaFormatStandardForm"><text:span text:style-name="T263">24</text:span></text:span><text:span text:style-name="MathematicaFormatStandardForm"><text:span text:style-name="T259">, </text:span></text:span><text:span text:style-name="MathematicaFormatStandardForm"><text:span text:style-name="T277">we end up manually counting </text:span></text:span><text:span text:style-name="MathematicaFormatStandardForm"><text:span text:style-name="T259">the set of numbers</text:span></text:span><text:span text:style-name="MathematicaFormatStandardForm"><text:span text:style-name="T108"><draw:frame draw:style-name="fr2" draw:name="Object173" text:anchor-type="as-char" svg:y="-0.1484in" svg:width="0.4528in" svg:height="0.1846in" draw:z-index="130"><draw:object xlink:href="./Object 173" xlink:type="simple" xlink:show="embed" xlink:actuate="onLoad"/><draw:image xlink:href="./ObjectReplacements/Object 173" xlink:type="simple" xlink:show="embed" xlink:actuate="onLoad"/></draw:frame></text:span></text:span><text:span text:style-name="MathematicaFormatStandardForm"><text:span text:style-name="T108"> </text:span></text:span><text:span text:style-name="MathematicaFormatStandardForm"><text:span text:style-name="T277">6 times </text:span></text:span><text:span text:style-name="MathematicaFormatStandardForm"><text:span text:style-name="T302">as</text:span></text:span><text:span text:style-name="MathematicaFormatStandardForm"><text:span text:style-name="T108"><draw:frame draw:style-name="fr2" draw:name="Object184" text:anchor-type="as-char" svg:y="-0.1484in" svg:width="2.8in" svg:height="0.1846in" draw:z-index="267"><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277">, </text:span></text:span><text:span text:style-name="MathematicaFormatStandardForm"><text:span text:style-name="T314">This is</text:span></text:span><text:span text:style-name="MathematicaFormatStandardForm"><text:span text:style-name="T261"> a basic permutation problem, </text:span></text:span><text:span text:style-name="MathematicaFormatStandardForm"><text:span text:style-name="T403"><draw:frame draw:style-name="fr2" draw:name="Object176" text:anchor-type="as-char" svg:y="-0.2189in" svg:width="0.9465in" svg:height="0.378in" draw:z-index="268"><draw:object xlink:href="./Object 176" xlink:type="simple" xlink:show="embed" xlink:actuate="onLoad"/><draw:image xlink:href="./ObjectReplacements/Object 176" xlink:type="simple" xlink:show="embed" xlink:actuate="onLoad"/><svg:desc>formula</svg:desc></draw:frame></text:span></text:span><text:span text:style-name="MathematicaFormatStandardForm"><text:span text:style-name="T260">. <text:s/></text:span></text:span><text:span text:style-name="MathematicaFormatStandardForm"><text:span text:style-name="T269">If</text:span></text:span><text:span text:style-name="MathematicaFormatStandardForm"><text:span text:style-name="T262"> </text:span></text:span><text:span text:style-name="MathematicaFormatStandardForm"><text:span text:style-name="T405">n </text:span></text:span><text:span text:style-name="MathematicaFormatStandardForm"><text:span text:style-name="T262">&gt;= 1</text:span></text:span><text:span text:style-name="MathematicaFormatStandardForm"><text:span text:style-name="T263">2</text:span></text:span><text:span text:style-name="MathematicaFormatStandardForm"><text:span text:style-name="T248">, </text:span></text:span><text:span text:style-name="MathematicaFormatStandardForm"><text:span text:style-name="T277">we count the </text:span></text:span><text:span text:style-name="MathematicaFormatStandardForm"><text:span text:style-name="T262">set </text:span></text:span><text:span text:style-name="MathematicaFormatStandardForm"><text:span text:style-name="T108"><draw:frame draw:style-name="fr2" draw:name="Object174" text:anchor-type="as-char" svg:y="-0.1484in" svg:width="0.4508in" svg:height="0.1846in" draw:z-index="131"><draw:object xlink:href="./Object 174" xlink:type="simple" xlink:show="embed" xlink:actuate="onLoad"/><draw:image xlink:href="./ObjectReplacements/Object 174" xlink:type="simple" xlink:show="embed" xlink:actuate="onLoad"/></draw:frame></text:span></text:span><text:span text:style-name="MathematicaFormatStandardForm"><text:span text:style-name="T277">3 times, as</text:span></text:span><text:span text:style-name="MathematicaFormatStandardForm"><text:span text:style-name="T108"><draw:frame draw:style-name="fr2" draw:name="Object175" text:anchor-type="as-char" svg:y="-0.2189in" svg:width="0.7236in" svg:height="0.378in" draw:z-index="135"><draw:object xlink:href="./Object 175" xlink:type="simple" xlink:show="embed" xlink:actuate="onLoad"/><draw:image xlink:href="./ObjectReplacements/Object 175" xlink:type="simple" xlink:show="embed" xlink:actuate="onLoad"/></draw:frame></text:span></text:span><text:span text:style-name="MathematicaFormatStandardForm"><text:span text:style-name="T108">, </text:span></text:span><text:span text:style-name="MathematicaFormatStandardForm"><text:span text:style-name="T277">another </text:span></text:span><text:span text:style-name="MathematicaFormatStandardForm"><text:span text:style-name="T262">a basic permutation problem.</text:span></text:span></text:p>
      <text:p text:style-name="P288"><text:soft-page-break/><text:span text:style-name="MathematicaFormatStandardForm"><text:span text:style-name="T249"><text:tab/></text:span></text:span><text:span text:style-name="MathematicaFormatStandardForm"><text:span text:style-name="T270">We previously </text:span></text:span><text:span text:style-name="MathematicaFormatStandardForm"><text:span text:style-name="T263">comput</text:span></text:span><text:span text:style-name="MathematicaFormatStandardForm"><text:span text:style-name="T270">ed</text:span></text:span><text:span text:style-name="MathematicaFormatStandardForm"><text:span text:style-name="T108"><draw:frame draw:style-name="fr2" draw:name="Object178" text:anchor-type="as-char" svg:y="-0.1484in" svg:width="0.5654in" svg:height="0.2098in" draw:z-index="136"><draw:object xlink:href="./Object 178" xlink:type="simple" xlink:show="embed" xlink:actuate="onLoad"/><draw:image xlink:href="./ObjectReplacements/Object 178" xlink:type="simple" xlink:show="embed" xlink:actuate="onLoad"/><svg:desc>formula</svg:desc></draw:frame></text:span></text:span><text:span text:style-name="MathematicaFormatStandardForm"><text:span text:style-name="T270">by </text:span></text:span><text:span text:style-name="MathematicaFormatStandardForm"><text:span text:style-name="T264">simply </text:span></text:span><text:span text:style-name="MathematicaFormatStandardForm"><text:span text:style-name="T265">count</text:span></text:span><text:span text:style-name="MathematicaFormatStandardForm"><text:span text:style-name="T270">ing the answers to</text:span></text:span><text:span text:style-name="MathematicaFormatStandardForm"><text:span text:style-name="T108"><draw:frame draw:style-name="fr2" draw:name="Object179" text:anchor-type="as-char" svg:y="-0.1484in" svg:width="1.4425in" svg:height="0.1846in" draw:z-index="137"><draw:object xlink:href="./Object 191" xlink:type="simple" xlink:show="embed" xlink:actuate="onLoad"/><draw:image xlink:href="./ObjectReplacements/Object 191" xlink:type="simple" xlink:show="embed" xlink:actuate="onLoad"/><svg:desc>formula</svg:desc></draw:frame></text:span></text:span><text:span text:style-name="MathematicaFormatStandardForm"><text:span text:style-name="T271">one by one</text:span></text:span><text:span text:style-name="MathematicaFormatStandardForm"><text:span text:style-name="T108">. <text:s/></text:span></text:span><text:span text:style-name="MathematicaFormatStandardForm"><text:span text:style-name="T284">Now l</text:span></text:span><text:span text:style-name="MathematicaFormatStandardForm"><text:span text:style-name="T270">et's count </text:span></text:span><text:span text:style-name="MathematicaFormatStandardForm"><text:span text:style-name="T284">the</text:span></text:span><text:span text:style-name="MathematicaFormatStandardForm"><text:span text:style-name="T315">se</text:span></text:span><text:span text:style-name="MathematicaFormatStandardForm"><text:span text:style-name="T284"> </text:span></text:span><text:span text:style-name="MathematicaFormatStandardForm"><text:span text:style-name="T265">permutations </text:span></text:span><text:span text:style-name="MathematicaFormatStandardForm"><text:span text:style-name="T266">instead</text:span></text:span><text:span text:style-name="MathematicaFormatStandardForm"><text:span text:style-name="T265">.</text:span></text:span><text:span text:style-name="MathematicaFormatStandardForm"><text:span text:style-name="T264"> <text:s/></text:span></text:span><text:span text:style-name="MathematicaFormatStandardForm"><text:span text:style-name="T303">We need a way t</text:span></text:span><text:span text:style-name="MathematicaFormatStandardForm"><text:span text:style-name="T272">o avoid </text:span></text:span><text:span text:style-name="MathematicaFormatStandardForm"><text:span text:style-name="T268">count</text:span></text:span><text:span text:style-name="MathematicaFormatStandardForm"><text:span text:style-name="T272">ing</text:span></text:span><text:span text:style-name="MathematicaFormatStandardForm"><text:span text:style-name="T268"> a permutation more than once, </text:span></text:span><text:span text:style-name="MathematicaFormatStandardForm"><text:span text:style-name="T303">so h</text:span></text:span><text:span text:style-name="MathematicaFormatStandardForm"><text:span text:style-name="T278">ere's a new constraint for</text:span></text:span><text:span text:style-name="MathematicaFormatStandardForm"><text:span text:style-name="T268"> counting: </text:span></text:span><text:span text:style-name="MathematicaFormatStandardForm"><text:span text:style-name="T108"><draw:frame draw:style-name="fr2" draw:name="Object206" text:anchor-type="as-char" svg:y="-0.1484in" svg:width="0.6236in" svg:height="0.1846in" draw:z-index="138"><draw:object xlink:href="./Object 206" xlink:type="simple" xlink:show="embed" xlink:actuate="onLoad"/><draw:image xlink:href="./ObjectReplacements/Object 206" xlink:type="simple" xlink:show="embed" xlink:actuate="onLoad"/><svg:desc>formula</svg:desc></draw:frame></text:span></text:span><text:span text:style-name="MathematicaFormatStandardForm"><text:span text:style-name="T268"> <text:s/></text:span></text:span><text:span text:style-name="MathematicaFormatStandardForm"><text:span text:style-name="T333">Considering both</text:span></text:span><text:span text:style-name="MathematicaFormatStandardForm"><text:span text:style-name="T273"> the constraints</text:span></text:span><text:span text:style-name="MathematicaFormatStandardForm"><text:span text:style-name="T108"><draw:frame draw:style-name="fr2" draw:name="Object209" text:anchor-type="as-char" svg:y="-0.1484in" svg:width="0.6236in" svg:height="0.1846in" draw:z-index="269"><draw:object xlink:href="./Object 209" xlink:type="simple" xlink:show="embed" xlink:actuate="onLoad"/><draw:image xlink:href="./ObjectReplacements/Object 209" xlink:type="simple" xlink:show="embed" xlink:actuate="onLoad"/><svg:desc>formula</svg:desc></draw:frame></text:span></text:span><text:span text:style-name="MathematicaFormatStandardForm"><text:span text:style-name="T273">and</text:span></text:span><text:span text:style-name="MathematicaFormatStandardForm"><text:span text:style-name="T108"><draw:frame draw:style-name="fr2" draw:name="Object210" text:anchor-type="as-char" svg:y="-0.1484in" svg:width="0.6827in" svg:height="0.1846in" draw:z-index="270"><draw:object xlink:href="./Object 210" xlink:type="simple" xlink:show="embed" xlink:actuate="onLoad"/><draw:image xlink:href="./ObjectReplacements/Object 210" xlink:type="simple" xlink:show="embed" xlink:actuate="onLoad"/><svg:desc>formula</svg:desc></draw:frame></text:span></text:span><text:span text:style-name="MathematicaFormatStandardForm"><text:span text:style-name="T108">, </text:span></text:span><text:span text:style-name="MathematicaFormatStandardForm"><text:span text:style-name="T273">clearly</text:span></text:span><text:span text:style-name="MathematicaFormatStandardForm"><text:span text:style-name="T108"><draw:frame draw:style-name="fr2" draw:name="Object211" text:anchor-type="as-char" svg:y="-0.2846in" svg:width="0.5846in" svg:height="0.3256in" draw:z-index="271"><draw:object xlink:href="./Object 211" xlink:type="simple" xlink:show="embed" xlink:actuate="onLoad"/><draw:image xlink:href="./ObjectReplacements/Object 211" xlink:type="simple" xlink:show="embed" xlink:actuate="onLoad"/><svg:desc>formula</svg:desc></draw:frame></text:span></text:span><text:span text:style-name="MathematicaFormatStandardForm"><text:span text:style-name="T273">and</text:span></text:span><text:span text:style-name="MathematicaFormatStandardForm"><text:span text:style-name="T108"><draw:frame draw:style-name="fr2" draw:name="Object212" text:anchor-type="as-char" svg:y="-0.2681in" svg:width="0.7327in" svg:height="0.4173in" draw:z-index="272"><draw:object xlink:href="./Object 212" xlink:type="simple" xlink:show="embed" xlink:actuate="onLoad"/><draw:image xlink:href="./ObjectReplacements/Object 212" xlink:type="simple" xlink:show="embed" xlink:actuate="onLoad"/><svg:desc>formula</svg:desc></draw:frame></text:span></text:span><text:span text:style-name="MathematicaFormatStandardForm"><text:span text:style-name="T108">. <text:s/></text:span></text:span><text:span text:style-name="MathematicaFormatStandardForm"><text:span text:style-name="T303">Also</text:span></text:span><text:span text:style-name="MathematicaFormatStandardForm"><text:span text:style-name="T272">, since t</text:span></text:span><text:span text:style-name="MathematicaFormatStandardForm"><text:span text:style-name="T267">he number of permutations is </text:span></text:span><text:span text:style-name="MathematicaFormatStandardForm"><text:span text:style-name="T272">affected </text:span></text:span><text:span text:style-name="MathematicaFormatStandardForm"><text:span text:style-name="T267">by </text:span></text:span><text:span text:style-name="MathematicaFormatStandardForm"><text:span text:style-name="T272">whether</text:span></text:span><text:span text:style-name="MathematicaFormatStandardForm"><text:span text:style-name="T108"><draw:frame draw:style-name="fr2" draw:name="Object205" text:anchor-type="as-char" svg:y="-0.1484in" svg:width="0.4016in" svg:height="0.1846in" draw:z-index="273"><draw:object xlink:href="./Object 205" xlink:type="simple" xlink:show="embed" xlink:actuate="onLoad"/><draw:image xlink:href="./ObjectReplacements/Object 205" xlink:type="simple" xlink:show="embed" xlink:actuate="onLoad"/><svg:desc>formula</svg:desc></draw:frame></text:span></text:span><text:span text:style-name="MathematicaFormatStandardForm"><text:span text:style-name="T272">or</text:span></text:span><text:span text:style-name="MathematicaFormatStandardForm"><text:span text:style-name="T108"><draw:frame draw:style-name="fr2" draw:name="Object208" text:anchor-type="as-char" svg:y="-0.1484in" svg:width="0.3772in" svg:height="0.1846in" draw:z-index="274"><draw:object xlink:href="./Object 208" xlink:type="simple" xlink:show="embed" xlink:actuate="onLoad"/><draw:image xlink:href="./ObjectReplacements/Object 208" xlink:type="simple" xlink:show="embed" xlink:actuate="onLoad"/><svg:desc>formula</svg:desc></draw:frame></text:span></text:span><text:span text:style-name="MathematicaFormatStandardForm"><text:span text:style-name="T108">, </text:span></text:span><text:span text:style-name="MathematicaFormatStandardForm"><text:span text:style-name="T274">and by whether </text:span></text:span><text:span text:style-name="MathematicaFormatStandardForm"><text:span text:style-name="T108"><draw:frame draw:style-name="fr2" draw:name="Object214" text:anchor-type="as-char" svg:y="-0.1484in" svg:width="0.3898in" svg:height="0.1846in" draw:z-index="275"><draw:object xlink:href="./Object 214" xlink:type="simple" xlink:show="embed" xlink:actuate="onLoad"/><draw:image xlink:href="./ObjectReplacements/Object 214" xlink:type="simple" xlink:show="embed" xlink:actuate="onLoad"/><svg:desc>formula</svg:desc></draw:frame></text:span></text:span><text:span text:style-name="MathematicaFormatStandardForm"><text:span text:style-name="T272">or</text:span></text:span><text:span text:style-name="MathematicaFormatStandardForm"><text:span text:style-name="T108"><draw:frame draw:style-name="fr2" draw:name="Object215" text:anchor-type="as-char" svg:y="-0.1484in" svg:width="0.3654in" svg:height="0.1846in" draw:z-index="276"><draw:object xlink:href="./Object 215" xlink:type="simple" xlink:show="embed" xlink:actuate="onLoad"/><draw:image xlink:href="./ObjectReplacements/Object 215" xlink:type="simple" xlink:show="embed" xlink:actuate="onLoad"/><svg:desc>formula</svg:desc></draw:frame></text:span></text:span><text:span text:style-name="MathematicaFormatStandardForm"><text:span text:style-name="T108">, </text:span></text:span><text:span text:style-name="MathematicaFormatStandardForm"><text:span text:style-name="T272">let's </text:span></text:span><text:span text:style-name="MathematicaFormatStandardForm"><text:span text:style-name="T264">split </text:span></text:span><text:span text:style-name="MathematicaFormatStandardForm"><text:span text:style-name="T274">our counts into </text:span></text:span><text:span text:style-name="MathematicaFormatStandardForm"><text:span text:style-name="T264">four </text:span></text:span><text:span text:style-name="MathematicaFormatStandardForm"><text:span text:style-name="T272">categories.</text:span></text:span></text:p>
      <text:p text:style-name="P284"><text:span text:style-name="MathematicaFormatStandardForm"><text:span text:style-name="T257"/></text:span></text:p>
      <text:p text:style-name="P306"><text:span text:style-name="MathematicaFormatStandardForm"><text:span text:style-name="T108"><draw:frame draw:style-name="fr2" draw:name="Object180" text:anchor-type="as-char" svg:y="-1.2902in" svg:width="3.2319in" svg:height="2.5217in" draw:z-index="277"><draw:object xlink:href="./Object 192" xlink:type="simple" xlink:show="embed" xlink:actuate="onLoad"/><draw:image xlink:href="./ObjectReplacements/Object 192" xlink:type="simple" xlink:show="embed" xlink:actuate="onLoad"/><svg:desc>formula</svg:desc></draw:frame></text:span></text:span><text:span text:style-name="MathematicaFormatStandardForm"><text:span text:style-name="T108"> <text:s text:c="6"/></text:span></text:span><text:span text:style-name="MathematicaFormatStandardForm"><text:span text:style-name="T108"><draw:frame draw:style-name="fr2" draw:name="Object213" text:anchor-type="as-char" svg:y="-1.2854in" svg:width="3.2319in" svg:height="2.5217in" draw:z-index="278"><draw:object xlink:href="./Object 213" xlink:type="simple" xlink:show="embed" xlink:actuate="onLoad"/><draw:image xlink:href="./ObjectReplacements/Object 213" xlink:type="simple" xlink:show="embed" xlink:actuate="onLoad"/><svg:desc>formula</svg:desc></draw:frame></text:span></text:span></text:p>
      <text:p text:style-name="P433"><text:span text:style-name="MathematicaFormatStandardForm"><text:span text:style-name="T95"/></text:span></text:p>
      <text:p text:style-name="P435"><text:span text:style-name="D2"><text:span text:style-name="T660">D2k3[ n_ ] := Sum[ 1, </text:span></text:span><text:span text:style-name="D2">{ a, 2, n }, { b, 2, n / a }, { c, 2, n / (a b) }]</text:span></text:p>
      <text:p text:style-name="P496"><text:span text:style-name="Misc_20_Function_20_2">D2k3Alt[ n_ ] <text:s/>:= 6 Sum[ 1, { a, 2, n ^ ( 1 / 3 )}, { b, a + 1, Floor[ n / a ] ^ ( 1 / 2 )}, { c, b + 1, Floor[ n / (a b)]}]+</text:span></text:p>
      <text:p text:style-name="P496"><text:span text:style-name="Misc_20_Function_20_2">3 Sum[ 1, { a, 2, n ^ ( 1 / 3 )}, { b, a + 1, Floor[ n / a ] ^ ( 1 / 2 )}, <text:s/>{ c, b, b }]+</text:span></text:p>
      <text:p text:style-name="P496"><text:span text:style-name="Misc_20_Function_20_2">3 Sum[ 1, { a, 2, n ^ ( 1 / 3 )}, { b, a, a }, { c, b + 1, n / (a b )}]+</text:span></text:p>
      <text:p text:style-name="P496"><text:span text:style-name="Misc_20_Function_20_2">Sum[ 1, { a, 2, n ^ ( 1 / 3 )}, { b, a, a }, { c, b, b}]</text:span></text:p>
      <text:p text:style-name="P496"><text:span text:style-name="Table">Table[{ n, </text:span><text:span text:style-name="Table"><text:span text:style-name="D2">D2k3[ n ]</text:span></text:span><text:span text:style-name="Table">, </text:span><text:span text:style-name="Table"><text:span text:style-name="Misc_20_Function_20_2">D2k3Alt[ n ]</text:span></text:span><text:span text:style-name="Table">}, { n, 10, 1000, 10 }] // TableForm</text:span></text:p>
      <text:p text:style-name="P368"/>
      <text:p text:style-name="P291"><text:span text:style-name="MathematicaFormatStandardForm"><text:span text:style-name="T274"><text:tab/></text:span></text:span><text:span text:style-name="MathematicaFormatStandardForm"><text:span text:style-name="T280">That </text:span></text:span><text:span text:style-name="MathematicaFormatStandardForm"><text:span text:style-name="T304">right-</text:span></text:span><text:span text:style-name="MathematicaFormatStandardForm"><text:span text:style-name="T309">hand</text:span></text:span><text:span text:style-name="MathematicaFormatStandardForm"><text:span text:style-name="T304"> </text:span></text:span><text:span text:style-name="MathematicaFormatStandardForm"><text:span text:style-name="T320">identity</text:span></text:span><text:span text:style-name="MathematicaFormatStandardForm"><text:span text:style-name="T280"> simplifies to</text:span></text:span></text:p>
      <text:p text:style-name="P291"><text:span text:style-name="MathematicaFormatStandardForm"><text:span text:style-name="T280"/></text:span></text:p>
      <text:p text:style-name="P307"><text:span text:style-name="MathematicaFormatStandardForm"><text:span text:style-name="T108"><draw:frame draw:style-name="fr2" draw:name="Object204" text:anchor-type="as-char" svg:y="-0.4189in" svg:width="5.1783in" svg:height="0.5917in" draw:z-index="279"><draw:object xlink:href="./Object 204" xlink:type="simple" xlink:show="embed" xlink:actuate="onLoad"/><draw:image xlink:href="./ObjectReplacements/Object 204" xlink:type="simple" xlink:show="embed" xlink:actuate="onLoad"/></draw:frame></text:span></text:span></text:p>
      <text:p text:style-name="P308"/>
      <text:p text:style-name="P292"><text:span text:style-name="MathematicaFormatStandardForm"><text:span text:style-name="T280"><text:tab/></text:span></text:span><text:span text:style-name="MathematicaFormatStandardForm"><text:span text:style-name="T281">This process </text:span></text:span><text:span text:style-name="MathematicaFormatStandardForm"><text:span text:style-name="T315">can </text:span></text:span><text:span text:style-name="MathematicaFormatStandardForm"><text:span text:style-name="T281">produce </text:span></text:span><text:span text:style-name="MathematicaFormatStandardForm"><text:span text:style-name="T320">identities</text:span></text:span><text:span text:style-name="MathematicaFormatStandardForm"><text:span text:style-name="T281"> for any</text:span></text:span><text:span text:style-name="MathematicaFormatStandardForm"><text:span text:style-name="T108"><draw:frame draw:style-name="fr2" draw:name="Object207" text:anchor-type="as-char" svg:y="-0.1484in" svg:width="0.572in" svg:height="0.2098in" draw:z-index="280"><draw:object xlink:href="./Object 207" xlink:type="simple" xlink:show="embed" xlink:actuate="onLoad"/><draw:image xlink:href="./ObjectReplacements/Object 207" xlink:type="simple" xlink:show="embed" xlink:actuate="onLoad"/><svg:desc>formula</svg:desc></draw:frame></text:span></text:span><text:span text:style-name="MathematicaFormatStandardForm"><text:span text:style-name="T108">, </text:span></text:span><text:span text:style-name="MathematicaFormatStandardForm"><text:span text:style-name="T281">resulting in</text:span></text:span><text:span text:style-name="MathematicaFormatStandardForm"><text:span text:style-name="T108"><draw:frame draw:style-name="fr2" draw:name="Object217" text:anchor-type="as-char" svg:y="-0.172in" svg:width="0.3591in" svg:height="0.2083in" draw:z-index="281"><draw:object xlink:href="./Object 217" xlink:type="simple" xlink:show="embed" xlink:actuate="onLoad"/><draw:image xlink:href="./ObjectReplacements/Object 217" xlink:type="simple" xlink:show="embed" xlink:actuate="onLoad"/><svg:desc>formula</svg:desc></draw:frame></text:span></text:span><text:span text:style-name="MathematicaFormatStandardForm"><text:span text:style-name="T305">terms </text:span></text:span><text:span text:style-name="MathematicaFormatStandardForm"><text:span text:style-name="T281">(here, </text:span></text:span><text:span text:style-name="MathematicaFormatStandardForm"><text:span text:style-name="T409">k=</text:span></text:span><text:span text:style-name="MathematicaFormatStandardForm"><text:span text:style-name="T410">3</text:span></text:span><text:span text:style-name="MathematicaFormatStandardForm"><text:span text:style-name="T281"> led to</text:span></text:span><text:span text:style-name="MathematicaFormatStandardForm"><text:span text:style-name="T108"><draw:frame draw:style-name="fr2" draw:name="Object218" text:anchor-type="as-char" svg:y="-0.172in" svg:width="0.5835in" svg:height="0.2083in" draw:z-index="282"><draw:object xlink:href="./Object 218" xlink:type="simple" xlink:show="embed" xlink:actuate="onLoad"/><draw:image xlink:href="./ObjectReplacements/Object 218" xlink:type="simple" xlink:show="embed" xlink:actuate="onLoad"/><svg:desc>formula</svg:desc></draw:frame></text:span></text:span><text:span text:style-name="MathematicaFormatStandardForm"><text:span text:style-name="T281">terms to count). <text:s/></text:span></text:span><text:span text:style-name="MathematicaFormatStandardForm"><text:span text:style-name="T305">I</text:span></text:span><text:span text:style-name="MathematicaFormatStandardForm"><text:span text:style-name="T282">f counting </text:span></text:span><text:span text:style-name="MathematicaFormatStandardForm"><text:span text:style-name="T305">started </text:span></text:span><text:span text:style-name="MathematicaFormatStandardForm"><text:span text:style-name="T282">with</text:span></text:span><text:span text:style-name="MathematicaFormatStandardForm"><text:span text:style-name="T108"><draw:frame draw:style-name="fr2" draw:name="Object219" text:anchor-type="as-char" svg:y="-0.1484in" svg:width="0.3957in" svg:height="0.1846in" draw:z-index="283"><draw:object xlink:href="./Object 219" xlink:type="simple" xlink:show="embed" xlink:actuate="onLoad"/><draw:image xlink:href="./ObjectReplacements/Object 219" xlink:type="simple" xlink:show="embed" xlink:actuate="onLoad"/><svg:desc>formula</svg:desc></draw:frame></text:span></text:span><text:span text:style-name="MathematicaFormatStandardForm"><text:span text:style-name="T282">rather than</text:span></text:span><text:span text:style-name="MathematicaFormatStandardForm"><text:span text:style-name="T108"><draw:frame draw:style-name="fr2" draw:name="Object220" text:anchor-type="as-char" svg:y="-0.1484in" svg:width="0.402in" svg:height="0.1846in" draw:z-index="284"><draw:object xlink:href="./Object 220" xlink:type="simple" xlink:show="embed" xlink:actuate="onLoad"/><draw:image xlink:href="./ObjectReplacements/Object 220" xlink:type="simple" xlink:show="embed" xlink:actuate="onLoad"/><svg:desc>formula</svg:desc></draw:frame></text:span></text:span><text:span text:style-name="MathematicaFormatStandardForm"><text:span text:style-name="T108">, </text:span></text:span><text:span text:style-name="MathematicaFormatStandardForm"><text:span text:style-name="T108"><draw:frame draw:style-name="fr2" draw:name="Object221" text:anchor-type="as-char" svg:y="-0.1484in" svg:width="0.5035in" svg:height="0.2098in" draw:z-index="285"><draw:object xlink:href="./Object 221" xlink:type="simple" xlink:show="embed" xlink:actuate="onLoad"/><draw:image xlink:href="./ObjectReplacements/Object 221" xlink:type="simple" xlink:show="embed" xlink:actuate="onLoad"/><svg:desc>formula</svg:desc></draw:frame></text:span></text:span><text:span text:style-name="MathematicaFormatStandardForm"><text:span text:style-name="T305">could be computed this way too</text:span></text:span><text:span text:style-name="MathematicaFormatStandardForm"><text:span text:style-name="T282">. <text:s/></text:span></text:span><text:span text:style-name="MathematicaFormatStandardForm"><text:span text:style-name="T306">For larger</text:span></text:span><text:span text:style-name="MathematicaFormatStandardForm"><text:span text:style-name="T295"> </text:span></text:span><text:span text:style-name="MathematicaFormatStandardForm"><text:span text:style-name="T408">k</text:span></text:span><text:span text:style-name="MathematicaFormatStandardForm"><text:span text:style-name="T295">, </text:span></text:span><text:span text:style-name="MathematicaFormatStandardForm"><text:span text:style-name="T306">though, this gets complicated.</text:span></text:span></text:p>
      <text:p text:style-name="P292"><text:span text:style-name="MathematicaFormatStandardForm"><text:span text:style-name="T306"/></text:span></text:p>
      <text:p text:style-name="P292"><text:span text:style-name="MathematicaFormatStandardForm"><text:span text:style-name="T306"/></text:span></text:p>
      <text:p text:style-name="P265"><text:span text:style-name="ATitleSmall">4-2b: The </text:span><text:span text:style-name="ATitleSmall"><text:span text:style-name="T696">Formula</text:span></text:span><text:span text:style-name="ATitleSmall"> for Counting Permutations to Compute</text:span><text:span text:style-name="ATitleSmall"><draw:frame draw:style-name="fr2" draw:name="Object247" text:anchor-type="as-char" svg:y="-0.1484in" svg:width="0.6102in" svg:height="0.2098in" draw:z-index="286"><draw:object xlink:href="./Object 247" xlink:type="simple" xlink:show="embed" xlink:actuate="onLoad"/><draw:image xlink:href="./ObjectReplacements/Object 247" xlink:type="simple" xlink:show="embed" xlink:actuate="onLoad"/></draw:frame></text:span></text:p>
      <text:p text:style-name="P292"><text:span text:style-name="MathematicaFormatStandardForm"><text:span text:style-name="T306"/></text:span></text:p>
      <text:p text:style-name="P293"><text:span text:style-name="MathematicaFormatStandardForm"><text:span text:style-name="T283"><text:tab/></text:span></text:span><text:span text:style-name="MathematicaFormatStandardForm"><text:span text:style-name="T285">Fortunately, </text:span></text:span><text:span text:style-name="MathematicaFormatStandardForm"><text:span text:style-name="T286">a </text:span></text:span><text:span text:style-name="MathematicaFormatStandardForm"><text:span text:style-name="T338">really </text:span></text:span><text:span text:style-name="MathematicaFormatStandardForm"><text:span text:style-name="T286">concise recursive formula </text:span></text:span><text:span text:style-name="MathematicaFormatStandardForm"><text:span text:style-name="T287">exists </text:span></text:span><text:span text:style-name="MathematicaFormatStandardForm"><text:span text:style-name="T328">expressing</text:span></text:span><text:span text:style-name="MathematicaFormatStandardForm"><text:span text:style-name="T286"> this </text:span></text:span><text:span text:style-name="MathematicaFormatStandardForm"><text:span text:style-name="T326">idea</text:span></text:span><text:span text:style-name="MathematicaFormatStandardForm"><text:span text:style-name="T286"> for </text:span></text:span><text:span text:style-name="MathematicaFormatStandardForm"><text:span text:style-name="T287">any </text:span></text:span><text:span text:style-name="MathematicaFormatStandardForm"><text:span text:style-name="T406">k</text:span></text:span><text:span text:style-name="MathematicaFormatStandardForm"><text:span text:style-name="T286">.</text:span></text:span><text:span text:style-name="MathematicaFormatStandardForm"><text:span text:style-name="T287"> <text:s/></text:span></text:span><text:span text:style-name="MathematicaFormatStandardForm"><text:span text:style-name="T288">One point about notation </text:span></text:span><text:span text:style-name="MathematicaFormatStandardForm"><text:span text:style-name="T293">for th</text:span></text:span><text:span text:style-name="MathematicaFormatStandardForm"><text:span text:style-name="T294">is</text:span></text:span><text:span text:style-name="MathematicaFormatStandardForm"><text:span text:style-name="T293"> recursive formula, </text:span></text:span><text:span text:style-name="MathematicaFormatStandardForm"><text:span text:style-name="T307">though, </text:span></text:span><text:span text:style-name="MathematicaFormatStandardForm"><text:span text:style-name="T294">which generaliz</text:span></text:span><text:span text:style-name="MathematicaFormatStandardForm"><text:span text:style-name="T307">es</text:span></text:span><text:span text:style-name="MathematicaFormatStandardForm"><text:span text:style-name="T294"> </text:span></text:span><text:span text:style-name="MathematicaFormatStandardForm"><text:span text:style-name="T108"><draw:frame draw:style-name="fr2" draw:name="Object182" text:anchor-type="as-char" svg:y="-0.1484in" svg:width="0.572in" svg:height="0.2098in" draw:z-index="287"><draw:object xlink:href="./Object 180" xlink:type="simple" xlink:show="embed" xlink:actuate="onLoad"/><draw:image xlink:href="./ObjectReplacements/Object 180" xlink:type="simple" xlink:show="embed" xlink:actuate="onLoad"/></draw:frame></text:span></text:span><text:span text:style-name="MathematicaFormatStandardForm"><text:span text:style-name="T294">and</text:span></text:span><text:span text:style-name="MathematicaFormatStandardForm"><text:span text:style-name="T108"><draw:frame draw:style-name="fr2" draw:name="Object183" text:anchor-type="as-char" svg:y="-0.1484in" svg:width="0.5035in" svg:height="0.2098in" draw:z-index="288"><draw:object xlink:href="./Object 181" xlink:type="simple" xlink:show="embed" xlink:actuate="onLoad"/><draw:image xlink:href="./ObjectReplacements/Object 181" xlink:type="simple" xlink:show="embed" xlink:actuate="onLoad"/></draw:frame></text:span></text:span><text:span text:style-name="MathematicaFormatStandardForm"><text:span text:style-name="T108">:</text:span></text:span><text:span text:style-name="MathematicaFormatStandardForm"><text:span text:style-name="T288"> </text:span></text:span><text:span text:style-name="MathematicaFormatStandardForm"><text:span text:style-name="T294">it</text:span></text:span><text:span text:style-name="MathematicaFormatStandardForm"><text:span text:style-name="T288"> </text:span></text:span><text:span text:style-name="MathematicaFormatStandardForm"><text:span text:style-name="T294">uses</text:span></text:span><text:span text:style-name="MathematicaFormatStandardForm"><text:span text:style-name="T288"> another parameter, </text:span></text:span><text:span text:style-name="MathematicaFormatStandardForm"><text:span text:style-name="T407">a</text:span></text:span><text:span text:style-name="MathematicaFormatStandardForm"><text:span text:style-name="T288">, </text:span></text:span><text:span text:style-name="MathematicaFormatStandardForm"><text:span text:style-name="T307">as</text:span></text:span><text:span text:style-name="MathematicaFormatStandardForm"><text:span text:style-name="T294"> the smallest allowed factor, giving us</text:span></text:span><text:span text:style-name="MathematicaFormatStandardForm"><text:span text:style-name="T108"><draw:frame draw:style-name="fr2" draw:name="Object181" text:anchor-type="as-char" svg:y="-0.1484in" svg:width="2.439in" svg:height="0.2098in" draw:z-index="289"><draw:object xlink:href="./Object 179" xlink:type="simple" xlink:show="embed" xlink:actuate="onLoad"/><draw:image xlink:href="./ObjectReplacements/Object 179" xlink:type="simple" xlink:show="embed" xlink:actuate="onLoad"/></draw:frame></text:span></text:span><text:span text:style-name="MathematicaFormatStandardForm"><text:span text:style-name="T108">.</text:span></text:span><text:span text:style-name="MathematicaFormatStandardForm"><text:span text:style-name="T294"> <text:s/></text:span></text:span><text:span text:style-name="MathematicaFormatStandardForm"><text:span text:style-name="T288">In this notation, </text:span></text:span><text:span text:style-name="MathematicaFormatStandardForm"><text:span text:style-name="T108"><draw:frame draw:style-name="fr2" draw:name="Object224" text:anchor-type="as-char" svg:y="-0.1484in" svg:width="1.2339in" svg:height="0.2098in" draw:z-index="290"><draw:object xlink:href="./Object 224" xlink:type="simple" xlink:show="embed" xlink:actuate="onLoad"/><draw:image xlink:href="./ObjectReplacements/Object 224" xlink:type="simple" xlink:show="embed" xlink:actuate="onLoad"/></draw:frame></text:span></text:span><text:span text:style-name="MathematicaFormatStandardForm"><text:span text:style-name="T288">and</text:span></text:span><text:span text:style-name="MathematicaFormatStandardForm"><text:span text:style-name="T108"><draw:frame draw:style-name="fr2" draw:name="Object225" text:anchor-type="as-char" svg:y="-0.1484in" svg:width="1.1626in" svg:height="0.2098in" draw:z-index="291"><draw:object xlink:href="./Object 225" xlink:type="simple" xlink:show="embed" xlink:actuate="onLoad"/><draw:image xlink:href="./ObjectReplacements/Object 225" xlink:type="simple" xlink:show="embed" xlink:actuate="onLoad"/></draw:frame></text:span></text:span><text:span text:style-name="MathematicaFormatStandardForm"><text:span text:style-name="T108">.</text:span></text:span></text:p>
      <text:p text:style-name="P293"><text:span text:style-name="MathematicaFormatStandardForm"><text:span text:style-name="T108"><text:tab/></text:span></text:span><text:span text:style-name="MathematicaFormatStandardForm"><text:span text:style-name="T327">That formula is this:</text:span></text:span></text:p>
      <text:p text:style-name="P293"><text:span text:style-name="MathematicaFormatStandardForm"><text:span text:style-name="T327"/></text:span></text:p>
      <text:p text:style-name="P39"><text:soft-page-break/><text:span text:style-name="MathematicaFormatStandardForm"><text:span text:style-name="T450"><draw:frame draw:style-name="fr2" draw:name="Object269" text:anchor-type="as-char" svg:y="-0.2807in" svg:width="5.1783in" svg:height="0.4535in" draw:z-index="292"><draw:object xlink:href="./Object 269" xlink:type="simple" xlink:show="embed" xlink:actuate="onLoad"/><draw:image xlink:href="./ObjectReplacements/Object 269" xlink:type="simple" xlink:show="embed" xlink:actuate="onLoad"/></draw:frame></text:span></text:span></text:p>
      <text:p text:style-name="P39"><text:span text:style-name="MathematicaFormatStandardForm"><text:span text:style-name="T588"/></text:span></text:p>
      <text:p text:style-name="P53"><text:span text:style-name="D2"><text:span text:style-name="T675">D2[ n_, k_ ] := Sum[ D2[ Floor[ n / j ], k - 1 ], { j, 2, n }]; D2[ n_, 0 ] := 1</text:span></text:span></text:p>
      <text:p text:style-name="P488"><text:span text:style-name="D1">DD[ n_, k_ ] := Sum[ DD[ Floor[ n / j ], k - 1 ], { j, 1, n }]; DD[ n_, 0 ] := 1</text:span></text:p>
      <text:p text:style-name="P423"><text:span text:style-name="Da"><text:s/>Dhyp[ n_, k_, a_ ] := If[ n &lt; a ^ k, 0, Sum[ Binomial[ k, j ] <text:s/>Dhyp[ n / a ^ j, k - j, a + 1 ], { j, 0, k }]]; Dhyp[ n_, 0, a_ ] := 1</text:span></text:p>
      <text:p text:style-name="P515"><text:span text:style-name="Table"><text:span text:style-name="T677">Grid[ Table[</text:span></text:span><text:span text:style-name="Table">{ </text:span><text:span text:style-name="D2">D</text:span><text:span text:style-name="D2"><text:span text:style-name="T676">2</text:span></text:span><text:span text:style-name="D2">[ n, k ]</text:span><text:span text:style-name="Table">, </text:span><text:span text:style-name="Misc_20_Function_20_2"><text:s/></text:span><text:span text:style-name="Misc_20_Function_20_2"><text:span text:style-name="T705">Dhyp[ n, k, 2 ]</text:span></text:span><text:span text:style-name="Table">}, { n, 7, 100, 5 }, { k, </text:span><text:span text:style-name="Table"><text:span text:style-name="T678">1</text:span></text:span><text:span text:style-name="Table">, </text:span><text:span text:style-name="Table"><text:span text:style-name="T678">8 </text:span></text:span><text:span text:style-name="Table">}]]</text:span></text:p>
      <text:p text:style-name="P436"><text:span text:style-name="Table"><text:span text:style-name="T100">Grid[ Table[{ </text:span></text:span><text:span text:style-name="D1">DD[ n, k ]</text:span><text:span text:style-name="Table"><text:span text:style-name="T100">, </text:span></text:span><text:span text:style-name="Table"><text:span text:style-name="Da"><text:span text:style-name="T100">Dhyp</text:span></text:span></text:span><text:span text:style-name="Misc_20_Function"><text:span text:style-name="Da"><text:span text:style-name="T100">[ n, k, 1 ]</text:span></text:span></text:span><text:span text:style-name="Table"><text:span text:style-name="T100">}, { n, 7, 100, 5 }, { k, 1, 8 }]]</text:span></text:span></text:p>
      <text:p text:style-name="P293"><text:span text:style-name="MathematicaFormatStandardForm"><text:span text:style-name="T108"/></text:span></text:p>
      <text:p text:style-name="P301"><text:span text:style-name="MathematicaFormatStandardForm"><text:span text:style-name="T108"><text:tab/></text:span></text:span><text:span text:style-name="MathematicaFormatStandardForm"><text:span text:style-name="T333">This is</text:span></text:span><text:span text:style-name="MathematicaFormatStandardForm"><text:span text:style-name="T393"><draw:frame draw:style-name="fr2" draw:name="Object313" text:anchor-type="as-char" svg:y="-0.1484in" svg:width="0.5791in" svg:height="0.2098in" draw:z-index="293"><draw:object xlink:href="./Object 313" xlink:type="simple" xlink:show="embed" xlink:actuate="onLoad"/><draw:image xlink:href="./ObjectReplacements/Object 313" xlink:type="simple" xlink:show="embed" xlink:actuate="onLoad"/><svg:desc>formula</svg:desc></draw:frame></text:span></text:span><text:span text:style-name="MathematicaFormatStandardForm"><text:span text:style-name="T395">from the introduction. <text:s/></text:span></text:span><text:span text:style-name="MathematicaFormatStandardForm"><text:span text:style-name="T108"><draw:frame draw:style-name="fr2" draw:name="Object342" text:anchor-type="as-char" svg:y="-0.2807in" svg:width="1.761in" svg:height="0.4484in" draw:z-index="294"><draw:object xlink:href="./Object 342" xlink:type="simple" xlink:show="embed" xlink:actuate="onLoad"/><draw:image xlink:href="./ObjectReplacements/Object 342" xlink:type="simple" xlink:show="embed" xlink:actuate="onLoad"/><svg:desc>formula</svg:desc></draw:frame></text:span></text:span><text:span text:style-name="MathematicaFormatStandardForm"><text:span text:style-name="T397">from 3-2b is a</text:span></text:span><text:span text:style-name="MathematicaFormatStandardForm"><text:span text:style-name="T398">lso a</text:span></text:span><text:span text:style-name="MathematicaFormatStandardForm"><text:span text:style-name="T397"> specific case of this identity.</text:span></text:span></text:p>
      <text:p text:style-name="P299"><text:span text:style-name="MathematicaFormatStandardForm"><text:span text:style-name="T395"/></text:span></text:p>
      <text:p text:style-name="P299"><text:span text:style-name="MathematicaFormatStandardForm"><text:span text:style-name="T395"/></text:span></text:p>
      <text:p text:style-name="P275"><text:span text:style-name="ATitleSmall">4-2</text:span><text:span text:style-name="ATitleSmall"><text:span text:style-name="T726">c</text:span></text:span><text:span text:style-name="ATitleSmall">: </text:span><text:span text:style-name="ATitleSmall"><text:span text:style-name="T726">Improving the Performance of </text:span></text:span><text:span text:style-name="ATitleSmall"><draw:frame draw:style-name="fr2" draw:name="Object323" text:anchor-type="as-char" svg:y="-0.1484in" svg:width="0.6102in" svg:height="0.2098in" draw:z-index="295"><draw:object xlink:href="./Object 323" xlink:type="simple" xlink:show="embed" xlink:actuate="onLoad"/><draw:image xlink:href="./ObjectReplacements/Object 323" xlink:type="simple" xlink:show="embed" xlink:actuate="onLoad"/></draw:frame></text:span></text:p>
      <text:p text:style-name="P299"><text:span text:style-name="MathematicaFormatStandardForm"><text:span text:style-name="T395"/></text:span></text:p>
      <text:p text:style-name="P299"><text:span text:style-name="MathematicaFormatStandardForm"><text:span text:style-name="T108"><text:tab/></text:span></text:span><text:span text:style-name="MathematicaFormatStandardForm"><text:span text:style-name="T329">Two improvements speed this </text:span></text:span><text:span text:style-name="MathematicaFormatStandardForm"><text:span text:style-name="T345">identity</text:span></text:span><text:span text:style-name="MathematicaFormatStandardForm"><text:span text:style-name="T329"> up for computational purposes. <text:s/></text:span></text:span></text:p>
      <text:p text:style-name="P297"><text:span text:style-name="MathematicaFormatStandardForm"><text:span text:style-name="T329"><text:tab/>First, work through the </text:span></text:span><text:span text:style-name="MathematicaFormatStandardForm"><text:span text:style-name="T333">arithmetic</text:span></text:span><text:span text:style-name="MathematicaFormatStandardForm"><text:span text:style-name="T329"> for</text:span></text:span><text:span text:style-name="MathematicaFormatStandardForm"><text:span text:style-name="T108"><draw:frame draw:style-name="fr2" draw:name="Object270" text:anchor-type="as-char" svg:y="-0.1484in" svg:width="0.5874in" svg:height="0.2098in" draw:z-index="296"><draw:object xlink:href="./Object 270" xlink:type="simple" xlink:show="embed" xlink:actuate="onLoad"/><draw:image xlink:href="./ObjectReplacements/Object 270" xlink:type="simple" xlink:show="embed" xlink:actuate="onLoad"/><svg:desc>formula</svg:desc></draw:frame></text:span></text:span><text:span text:style-name="MathematicaFormatStandardForm"><text:span text:style-name="T108">, </text:span></text:span><text:span text:style-name="MathematicaFormatStandardForm"><text:span text:style-name="T329">and </text:span></text:span><text:span text:style-name="MathematicaFormatStandardForm"><text:span text:style-name="T333">clearly</text:span></text:span><text:span text:style-name="MathematicaFormatStandardForm"><text:span text:style-name="T108"><draw:frame draw:style-name="fr2" draw:name="Object271" text:anchor-type="as-char" svg:y="-0.1484in" svg:width="1.3508in" svg:height="0.2098in" draw:z-index="297"><draw:object xlink:href="./Object 271" xlink:type="simple" xlink:show="embed" xlink:actuate="onLoad"/><draw:image xlink:href="./ObjectReplacements/Object 271" xlink:type="simple" xlink:show="embed" xlink:actuate="onLoad"/><svg:desc>formula</svg:desc></draw:frame></text:span></text:span><text:span text:style-name="MathematicaFormatStandardForm"><text:span text:style-name="T108">. <text:s/></text:span></text:span><text:span text:style-name="MathematicaFormatStandardForm"><text:span text:style-name="T329">Let's take </text:span></text:span><text:span text:style-name="MathematicaFormatStandardForm"><text:span text:style-name="T338">note</text:span></text:span><text:span text:style-name="MathematicaFormatStandardForm"><text:span text:style-name="T329"> of that.</text:span></text:span></text:p>
      <text:p text:style-name="P300"><text:span text:style-name="MathematicaFormatStandardForm"><text:span text:style-name="T329"><text:tab/>Second, if we take advantage of the condition</text:span></text:span><text:span text:style-name="MathematicaFormatStandardForm"><text:span text:style-name="T108"><draw:frame draw:style-name="fr2" draw:name="Object273" text:anchor-type="as-char" svg:y="-0.172in" svg:width="1.6756in" svg:height="0.2335in" draw:z-index="298"><draw:object xlink:href="./Object 273" xlink:type="simple" xlink:show="embed" xlink:actuate="onLoad"/><draw:image xlink:href="./ObjectReplacements/Object 273" xlink:type="simple" xlink:show="embed" xlink:actuate="onLoad"/></draw:frame></text:span></text:span><text:span text:style-name="MathematicaFormatStandardForm"><text:span text:style-name="T108">, </text:span></text:span><text:span text:style-name="MathematicaFormatStandardForm"><text:span text:style-name="T329">we can replace most recursion </text:span></text:span><text:span text:style-name="MathematicaFormatStandardForm"><text:span text:style-name="T338">here </text:span></text:span><text:span text:style-name="MathematicaFormatStandardForm"><text:span text:style-name="T329">with iteration. We split</text:span></text:span><text:span text:style-name="ATitleSmall"><draw:frame draw:style-name="fr2" draw:name="Object325" text:anchor-type="as-char" svg:y="-0.1484in" svg:width="0.6102in" svg:height="0.2098in" draw:z-index="299"><draw:object xlink:href="./Object 325" xlink:type="simple" xlink:show="embed" xlink:actuate="onLoad"/><draw:image xlink:href="./ObjectReplacements/Object 325" xlink:type="simple" xlink:show="embed" xlink:actuate="onLoad"/><svg:desc>formula</svg:desc></draw:frame></text:span><text:span text:style-name="MathematicaFormatStandardForm"><text:span text:style-name="T329">into</text:span></text:span><text:span text:style-name="MathematicaFormatStandardForm"><text:span text:style-name="T108"><draw:frame draw:style-name="fr2" draw:name="Object272" text:anchor-type="as-char" svg:y="-0.2807in" svg:width="2.8307in" svg:height="0.4535in" draw:z-index="300"><draw:object xlink:href="./Object 272" xlink:type="simple" xlink:show="embed" xlink:actuate="onLoad"/><draw:image xlink:href="./ObjectReplacements/Object 272" xlink:type="simple" xlink:show="embed" xlink:actuate="onLoad"/><svg:desc>formula</svg:desc></draw:frame></text:span></text:span><text:span text:style-name="MathematicaFormatStandardForm"><text:span text:style-name="T108">, </text:span></text:span><text:span text:style-name="MathematicaFormatStandardForm"><text:span text:style-name="T329">then replace</text:span></text:span><text:span text:style-name="MathematicaFormatStandardForm"><text:span text:style-name="T108"><draw:frame draw:style-name="fr2" draw:name="Object274" text:anchor-type="as-char" svg:y="-0.2807in" svg:width="3.5484in" svg:height="0.4598in" draw:z-index="301"><draw:object xlink:href="./Object 274" xlink:type="simple" xlink:show="embed" xlink:actuate="onLoad"/><draw:image xlink:href="./ObjectReplacements/Object 274" xlink:type="simple" xlink:show="embed" xlink:actuate="onLoad"/><svg:desc>formula</svg:desc></draw:frame></text:span></text:span><text:span text:style-name="MathematicaFormatStandardForm"><text:span text:style-name="T108">. <text:s/></text:span></text:span><text:span text:style-name="MathematicaFormatStandardForm"><text:span text:style-name="T329">Repeat this until</text:span></text:span><text:span text:style-name="MathematicaFormatStandardForm"><text:span text:style-name="T108"><draw:frame draw:style-name="fr2" draw:name="Object275" text:anchor-type="as-char" svg:y="-0.172in" svg:width="0.4366in" svg:height="0.2083in" draw:z-index="302"><draw:object xlink:href="./Object 275" xlink:type="simple" xlink:show="embed" xlink:actuate="onLoad"/><draw:image xlink:href="./ObjectReplacements/Object 275" xlink:type="simple" xlink:show="embed" xlink:actuate="onLoad"/><svg:desc>formula</svg:desc></draw:frame></text:span></text:span><text:span text:style-name="MathematicaFormatStandardForm"><text:span text:style-name="T108">, </text:span></text:span><text:span text:style-name="MathematicaFormatStandardForm"><text:span text:style-name="T329">at which point</text:span></text:span><text:span text:style-name="MathematicaFormatStandardForm"><text:span text:style-name="T108"><draw:frame draw:style-name="fr2" draw:name="Object276" text:anchor-type="as-char" svg:y="-0.1484in" svg:width="0.8571in" svg:height="0.2098in" draw:z-index="303"><draw:object xlink:href="./Object 276" xlink:type="simple" xlink:show="embed" xlink:actuate="onLoad"/><draw:image xlink:href="./ObjectReplacements/Object 276" xlink:type="simple" xlink:show="embed" xlink:actuate="onLoad"/><svg:desc>formula</svg:desc></draw:frame></text:span></text:span><text:span text:style-name="MathematicaFormatStandardForm"><text:span text:style-name="T108">, </text:span></text:span><text:span text:style-name="MathematicaFormatStandardForm"><text:span text:style-name="T329">and </text:span></text:span><text:span text:style-name="MathematicaFormatStandardForm"><text:span text:style-name="T338">w</text:span></text:span><text:span text:style-name="MathematicaFormatStandardForm"><text:span text:style-name="T329">e will find we have</text:span></text:span><text:span text:style-name="MathematicaFormatStandardForm"><text:span text:style-name="T108"><draw:frame draw:style-name="fr2" draw:name="Object277" text:anchor-type="as-char" svg:y="-0.3638in" svg:width="2.3728in" svg:height="0.5366in" draw:z-index="304"><draw:object xlink:href="./Object 277" xlink:type="simple" xlink:show="embed" xlink:actuate="onLoad"/><draw:image xlink:href="./ObjectReplacements/Object 277" xlink:type="simple" xlink:show="embed" xlink:actuate="onLoad"/><svg:desc>formula</svg:desc></draw:frame></text:span></text:span><text:span text:style-name="MathematicaFormatStandardForm"><text:span text:style-name="T108">.</text:span></text:span></text:p>
      <text:p text:style-name="P297"><text:span text:style-name="MathematicaFormatStandardForm"><text:span text:style-name="T108"/></text:span></text:p>
      <text:p text:style-name="P275"><text:span text:style-name="ATitleSmall">4-2</text:span><text:span text:style-name="ATitleSmall"><text:span text:style-name="T726">d</text:span></text:span><text:span text:style-name="ATitleSmall">: </text:span><text:span text:style-name="ATitleSmall"><text:span text:style-name="T726">Using</text:span></text:span><text:span text:style-name="ATitleSmall"><draw:frame draw:style-name="fr2" draw:name="Object244" text:anchor-type="as-char" svg:y="-0.1484in" svg:width="0.6102in" svg:height="0.2098in" draw:z-index="305"><draw:object xlink:href="./Object 244" xlink:type="simple" xlink:show="embed" xlink:actuate="onLoad"/><draw:image xlink:href="./ObjectReplacements/Object 244" xlink:type="simple" xlink:show="embed" xlink:actuate="onLoad"/></draw:frame></text:span><text:span text:style-name="ATitleSmall">to Compute</text:span><text:span text:style-name="ATitleSmall"><draw:frame draw:style-name="fr2" draw:name="Object324" text:anchor-type="as-char" svg:y="-0.1484in" svg:width="0.4429in" svg:height="0.1909in" draw:z-index="306"><draw:object xlink:href="./Object 324" xlink:type="simple" xlink:show="embed" xlink:actuate="onLoad"/><draw:image xlink:href="./ObjectReplacements/Object 324" xlink:type="simple" xlink:show="embed" xlink:actuate="onLoad"/></draw:frame></text:span></text:p>
      <text:p text:style-name="P297"><text:span text:style-name="MathematicaFormatStandardForm"><text:span text:style-name="T108"/></text:span></text:p>
      <text:p text:style-name="P300"><text:span text:style-name="MathematicaFormatStandardForm"><text:span text:style-name="T108"><text:tab/></text:span></text:span><text:span text:style-name="MathematicaFormatStandardForm"><text:span text:style-name="T307">So let's use this new </text:span></text:span><text:span text:style-name="MathematicaFormatStandardForm"><text:span text:style-name="T108"><draw:frame draw:style-name="fr2" draw:name="Object188" text:anchor-type="as-char" svg:y="-0.1484in" svg:width="0.6102in" svg:height="0.2098in" draw:z-index="307"><draw:object xlink:href="./Object 183" xlink:type="simple" xlink:show="embed" xlink:actuate="onLoad"/><draw:image xlink:href="./ObjectReplacements/Object 183" xlink:type="simple" xlink:show="embed" xlink:actuate="onLoad"/><svg:desc>formula</svg:desc></draw:frame></text:span></text:span><text:span text:style-name="MathematicaFormatStandardForm"><text:span text:style-name="T307">formula to compute the Riemann Prime Counting Function via Linnik's identity summed.</text:span></text:span></text:p>
      <text:p text:style-name="P285"><text:span text:style-name="MathematicaFormatStandardForm"><text:span text:style-name="T251"/></text:span></text:p>
      <text:p text:style-name="P36"><draw:frame draw:style-name="fr6" draw:name="Object115" text:anchor-type="as-char" svg:y="-0.798in" svg:width="3.8075in" svg:height="1.4689in" draw:z-index="308"><draw:object xlink:href="./Object 115" xlink:type="simple" xlink:show="embed" xlink:actuate="onLoad"/><draw:image xlink:href="./ObjectReplacements/Object 115" xlink:type="simple" xlink:show="embed" xlink:actuate="onLoad"/></draw:frame></text:p>
      <text:p text:style-name="P430"><text:span text:style-name="MathematicaFormatStandardForm"/></text:p>
      <text:p text:style-name="P562"><text:span text:style-name="Primes">RiePrimeCnt[ n_ ] := Sum[ PrimePi[ n ^ ( 1 / j )] / j, { j, 1, Log[ 2, n ]}]</text:span></text:p>
      <text:p text:style-name="P496"><text:span text:style-name="Da">Dhyp[ n_, k_, </text:span><text:span text:style-name="Da"><text:span text:style-name="T681">a</text:span></text:span><text:span text:style-name="Da">_ ] := Sum[ Binomial[ k, j ] Dhyp[ n / ( m ^ ( k - j )), j, m + 1 ], { m, </text:span><text:span text:style-name="Da"><text:span text:style-name="T681">a</text:span></text:span><text:span text:style-name="Da">, n ^ ( 1 / k )}, { j, 0, k - 1 }]</text:span></text:p>
      <text:p text:style-name="P496"><text:span text:style-name="Da">Dhyp[ n_, 1, </text:span><text:span text:style-name="Da"><text:span text:style-name="T681">a</text:span></text:span><text:span text:style-name="Da">_ ] := Floor[ n ] - </text:span><text:span text:style-name="Da"><text:span text:style-name="T681">a </text:span></text:span><text:span text:style-name="Da">+ 1; Dhyp[ n_, 0, </text:span><text:span text:style-name="Da"><text:span text:style-name="T681">a</text:span></text:span><text:span text:style-name="Da">_ ] := 1</text:span></text:p>
      <text:p text:style-name="P496"><text:span text:style-name="Linnik2">LinnikSumHyp[ n_ ] := Sum[ ( -1 ) ^ ( k + 1 ) / k </text:span><text:span text:style-name="Linnik2"><text:span text:style-name="Da">Dhyp[ n, k, 2 ]</text:span></text:span><text:span text:style-name="Linnik2">, { k, 1, Log[ 2, n ]}]</text:span></text:p>
      <text:p text:style-name="P496"><text:span text:style-name="Table">Table[{ n, </text:span><text:span text:style-name="Table"><text:span text:style-name="Primes">RiePrimeCnt[ n ]</text:span></text:span><text:span text:style-name="Table">, </text:span><text:span text:style-name="Table"><text:span text:style-name="Linnik2">LinnikSumHyp[ n ]</text:span></text:span><text:span text:style-name="Table">}, { n, 1, 100}] // TableForm</text:span></text:p>
      <text:p text:style-name="P135"/>
      <text:p text:style-name="P298"><text:span text:style-name="MathematicaFormatStandardForm"><text:span text:style-name="T108"><text:tab/></text:span></text:span><text:span text:style-name="MathematicaFormatStandardForm"><text:span text:style-name="T330">By </text:span></text:span><text:span text:style-name="MathematicaFormatStandardForm"><text:span text:style-name="T338">empirical evidence</text:span></text:span><text:span text:style-name="MathematicaFormatStandardForm"><text:span text:style-name="T330">, this approach </text:span></text:span><text:span text:style-name="MathematicaFormatStandardForm"><text:span text:style-name="T338">seems to </text:span></text:span><text:span text:style-name="MathematicaFormatStandardForm"><text:span text:style-name="T330">comput</text:span></text:span><text:span text:style-name="MathematicaFormatStandardForm"><text:span text:style-name="T338">e</text:span></text:span><text:span text:style-name="ATitleSmall"><draw:frame draw:style-name="fr2" draw:name="Object226" text:anchor-type="as-char" svg:y="-0.1484in" svg:width="0.4429in" svg:height="0.1909in" draw:z-index="309"><draw:object xlink:href="./Object 226" xlink:type="simple" xlink:show="embed" xlink:actuate="onLoad"/><draw:image xlink:href="./ObjectReplacements/Object 226" xlink:type="simple" xlink:show="embed" xlink:actuate="onLoad"/><svg:desc>formula</svg:desc></draw:frame></text:span><text:span text:style-name="ATitleSmall"> </text:span><text:span text:style-name="MathematicaFormatStandardForm"><text:span text:style-name="T330">(and thus </text:span></text:span><text:span text:style-name="ATitleSmall"><draw:frame draw:style-name="fr2" draw:name="Object278" text:anchor-type="as-char" svg:y="-0.1484in" svg:width="0.4075in" svg:height="0.1909in" draw:z-index="310"><draw:object xlink:href="./Object 278" xlink:type="simple" xlink:show="embed" xlink:actuate="onLoad"/><draw:image xlink:href="./ObjectReplacements/Object 278" xlink:type="simple" xlink:show="embed" xlink:actuate="onLoad"/><svg:desc>formula</svg:desc></draw:frame></text:span><text:span text:style-name="MathematicaFormatStandardForm"><text:span text:style-name="T330">, the number of </text:span></text:span><text:soft-page-break/><text:span text:style-name="MathematicaFormatStandardForm"><text:span text:style-name="T330">primes</text:span></text:span><text:span text:style-name="MathematicaFormatStandardForm"><text:span text:style-name="T334">) </text:span></text:span><text:span text:style-name="MathematicaFormatStandardForm"><text:span text:style-name="T330">a bit faster than </text:span></text:span><text:span text:style-name="ATitleSmall"><draw:frame draw:style-name="fr2" draw:name="Object279" text:anchor-type="as-char" svg:y="-0.1484in" svg:width="0.4346in" svg:height="0.1909in" draw:z-index="311"><draw:object xlink:href="./Object 279" xlink:type="simple" xlink:show="embed" xlink:actuate="onLoad"/><draw:image xlink:href="./ObjectReplacements/Object 279" xlink:type="simple" xlink:show="embed" xlink:actuate="onLoad"/><svg:desc>formula</svg:desc></draw:frame></text:span><text:span text:style-name="MathematicaFormatStandardForm"><text:span text:style-name="T330">and uses</text:span></text:span><text:span text:style-name="ATitleSmall"><draw:frame draw:style-name="fr2" draw:name="Object280" text:anchor-type="as-char" svg:y="-0.1484in" svg:width="0.6728in" svg:height="0.1909in" draw:z-index="312"><draw:object xlink:href="./Object 280" xlink:type="simple" xlink:show="embed" xlink:actuate="onLoad"/><draw:image xlink:href="./ObjectReplacements/Object 280" xlink:type="simple" xlink:show="embed" xlink:actuate="onLoad"/><svg:desc>formula</svg:desc></draw:frame></text:span><text:span text:style-name="MathematicaFormatStandardForm"><text:span text:style-name="T330">memory.</text:span></text:span></text:p>
      <text:p text:style-name="P294"><text:span text:style-name="MathematicaFormatStandardForm"><text:span text:style-name="T289"/></text:span></text:p>
      <text:p text:style-name="P294"><text:span text:style-name="MathematicaFormatStandardForm"><text:span text:style-name="T289"/></text:span></text:p>
      <text:p text:style-name="P265"><text:span text:style-name="ATitleSmall">4-2c: Connection to the Dirichlet Hyperbola Method</text:span></text:p>
      <text:p text:style-name="P294"><text:span text:style-name="MathematicaFormatStandardForm"><text:span text:style-name="T289"/></text:span></text:p>
      <text:p text:style-name="P287"><text:span text:style-name="MathematicaFormatStandardForm"><text:span text:style-name="T251"><text:tab/></text:span></text:span><text:span text:style-name="MathematicaFormatStandardForm"><text:span text:style-name="T252">This </text:span></text:span><text:span text:style-name="MathematicaFormatStandardForm"><text:span text:style-name="T290">idea, counting permutations </text:span></text:span><text:span text:style-name="MathematicaFormatStandardForm"><text:span text:style-name="T338">instead of individual solutions</text:span></text:span><text:span text:style-name="MathematicaFormatStandardForm"><text:span text:style-name="T290">, is </text:span></text:span><text:span text:style-name="MathematicaFormatStandardForm"><text:span text:style-name="T252">exactly the </text:span></text:span><text:span text:style-name="MathematicaFormatStandardForm"><text:span text:style-name="T291">approach</text:span></text:span><text:span text:style-name="MathematicaFormatStandardForm"><text:span text:style-name="T252"> </text:span></text:span><text:span text:style-name="MathematicaFormatStandardForm"><text:span text:style-name="T338">used </text:span></text:span><text:span text:style-name="MathematicaFormatStandardForm"><text:span text:style-name="T252">by </text:span></text:span><text:span text:style-name="MathematicaFormatStandardForm"><text:span text:style-name="T251">the </text:span></text:span><text:span text:style-name="MathematicaFormatStandardForm"><text:span text:style-name="T290">well-known </text:span></text:span><text:span text:style-name="MathematicaFormatStandardForm"><text:span text:style-name="T251">Dirichlet hyperbola method. <text:s/></text:span></text:span><text:span text:style-name="MathematicaFormatStandardForm"><text:span text:style-name="T253">By </text:span></text:span><text:span text:style-name="MathematicaFormatStandardForm"><text:span text:style-name="T292">that</text:span></text:span><text:span text:style-name="MathematicaFormatStandardForm"><text:span text:style-name="T253"> method,</text:span></text:span></text:p>
      <text:p text:style-name="P287"><text:span text:style-name="MathematicaFormatStandardForm"><text:span text:style-name="T253"/></text:span></text:p>
      <text:p text:style-name="P305"><text:span text:style-name="MathematicaFormatStandardForm"><text:span text:style-name="T108"><draw:frame draw:style-name="fr2" draw:name="Object185" text:anchor-type="as-char" svg:y="-0.3638in" svg:width="1.7598in" svg:height="0.5319in" draw:z-index="313"><draw:object xlink:href="./Object 188" xlink:type="simple" xlink:show="embed" xlink:actuate="onLoad"/><draw:image xlink:href="./ObjectReplacements/Object 188" xlink:type="simple" xlink:show="embed" xlink:actuate="onLoad"/><svg:desc>formula</svg:desc></draw:frame></text:span></text:span></text:p>
      <text:p text:style-name="P305"><text:span text:style-name="MathematicaFormatStandardForm"><text:span text:style-name="T108"><draw:frame draw:style-name="fr2" draw:name="Object186" text:anchor-type="as-char" svg:y="-0.4189in" svg:width="3.1902in" svg:height="0.5917in" draw:z-index="314"><draw:object xlink:href="./Object 189" xlink:type="simple" xlink:show="embed" xlink:actuate="onLoad"/><draw:image xlink:href="./ObjectReplacements/Object 189" xlink:type="simple" xlink:show="embed" xlink:actuate="onLoad"/><svg:desc>formula</svg:desc></draw:frame></text:span></text:span></text:p>
      <text:p text:style-name="P305"><text:span text:style-name="MathematicaFormatStandardForm"><text:span text:style-name="T108"/></text:span></text:p>
      <text:p text:style-name="P310"><text:span text:style-name="D1">d[ n_, z_ ] := Product[ Pochhammer[ z, a = p[[2]]] / a!, { p, FI[ n ]}]; FI[ n_ ] := FactorInteger[ n ]; FI[ 1 ] := {}</text:span></text:p>
      <text:p text:style-name="P527"><text:span text:style-name="D1">DD[ n_, k_ ] := Sum[ d[ j, k ], { j, 1, n }]</text:span></text:p>
      <text:p text:style-name="P527"><text:span text:style-name="Misc_20_Function">Dk2Alt[ n_ ] := -Floor[ n ^ ( 1 / 2 )] ^ 2 + 2 Sum[ Floor[ n / m], { m, 1, Floor[ n ^ ( 1 / 2 )]}]</text:span></text:p>
      <text:p text:style-name="P527"><text:span text:style-name="Misc_20_Function_20_2">Dk3Alt[ n_ ] := Floor[ n ^ ( 1 / 3 )] ^ 3 + 3 Sum[ Floor[ n / ( j ^ 2 ) ] - Floor[ Floor[ n / j ] ^ ( 1 / 2 )] ^ 2 + 2 Sum[ Floor[ n / k / j ],{ k, j + 1, Floor[ Floor[ n / j] ^ ( 1 / 2 )]}], { j, 1, Floor[ n ^ ( 1 / 3 )]}]</text:span></text:p>
      <text:p text:style-name="P527"><text:span text:style-name="Table">Table[{ </text:span><text:span text:style-name="Table"><text:span text:style-name="D1">DD[ n, 2 ]</text:span></text:span><text:span text:style-name="Table">, </text:span><text:span text:style-name="Table"><text:span text:style-name="Misc_20_Function">Dk2Alt[ n ]</text:span></text:span><text:span text:style-name="Table">}, { n, 1, 100 }] // TableForm</text:span></text:p>
      <text:p text:style-name="P527"><text:span text:style-name="Table">Table[{ </text:span><text:span text:style-name="Table"><text:span text:style-name="D1">DD[ n, 3 ]</text:span></text:span><text:span text:style-name="Table">, </text:span><text:span text:style-name="Table"><text:span text:style-name="Misc_20_Function_20_2">Dk3Alt[ n ]</text:span></text:span><text:span text:style-name="Table">}, { n, 1, 100 }] // TableForm</text:span></text:p>
      <text:p text:style-name="P287"><text:span text:style-name="MathematicaFormatStandardForm"><text:span text:style-name="T253"/></text:span></text:p>
      <text:p text:style-name="P287"><text:span text:style-name="MathematicaFormatStandardForm"><text:span text:style-name="T253">and more general </text:span></text:span><text:span text:style-name="MathematicaFormatStandardForm"><text:span text:style-name="T320">identities</text:span></text:span><text:span text:style-name="MathematicaFormatStandardForm"><text:span text:style-name="T253"> for </text:span></text:span><text:span text:style-name="MathematicaFormatStandardForm"><text:span text:style-name="T108"><draw:frame draw:style-name="fr2" draw:name="Object187" text:anchor-type="as-char" svg:y="-0.1484in" svg:width="0.5035in" svg:height="0.2098in" draw:z-index="315"><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298">are </text:span></text:span><text:span text:style-name="MathematicaFormatStandardForm"><text:span text:style-name="T253">possible</text:span></text:span><text:span text:style-name="MathematicaFormatStandardForm"><text:span text:style-name="T254">.</text:span></text:span></text:p>
      <text:p text:style-name="P286"><text:span text:style-name="MathematicaFormatStandardForm"><text:span text:style-name="T253"><text:tab/></text:span></text:span><text:span text:style-name="MathematicaFormatStandardForm"><text:span text:style-name="T255">The connection between </text:span></text:span><text:span text:style-name="MathematicaFormatStandardForm"><text:span text:style-name="T108"><draw:frame draw:style-name="fr2" draw:name="Object193" text:anchor-type="as-char" svg:y="-0.1484in" svg:width="0.6102in" svg:height="0.2098in" draw:z-index="316"><draw:object xlink:href="./Object 193" xlink:type="simple" xlink:show="embed" xlink:actuate="onLoad"/><draw:image xlink:href="./ObjectReplacements/Object 193" xlink:type="simple" xlink:show="embed" xlink:actuate="onLoad"/><svg:desc>formula</svg:desc></draw:frame></text:span></text:span><text:span text:style-name="MathematicaFormatStandardForm"><text:span text:style-name="T255">and the </text:span></text:span><text:span text:style-name="MathematicaFormatStandardForm"><text:span text:style-name="T310">Dirichlet </text:span></text:span><text:span text:style-name="MathematicaFormatStandardForm"><text:span text:style-name="T255">hyperbola method might seem obscure, but if you begin with</text:span></text:span><text:span text:style-name="MathematicaFormatStandardForm"><text:span text:style-name="T108"><draw:frame draw:style-name="fr2" draw:name="Object194" text:anchor-type="as-char" svg:y="-0.3638in" svg:width="2.3201in" svg:height="0.5366in" draw:z-index="317"><draw:object xlink:href="./Object 194" xlink:type="simple" xlink:show="embed" xlink:actuate="onLoad"/><draw:image xlink:href="./ObjectReplacements/Object 194" xlink:type="simple" xlink:show="embed" xlink:actuate="onLoad"/><svg:desc>formula</svg:desc></draw:frame></text:span></text:span><text:span text:style-name="MathematicaFormatStandardForm"><text:span text:style-name="T255">and manually swap in the values for</text:span></text:span><text:span text:style-name="MathematicaFormatStandardForm"><text:span text:style-name="T108"><draw:frame draw:style-name="fr2" draw:name="Object196" text:anchor-type="as-char" svg:y="-0.1484in" svg:width="1.3508in" svg:height="0.2098in" draw:z-index="318"><draw:object xlink:href="./Object 196" xlink:type="simple" xlink:show="embed" xlink:actuate="onLoad"/><draw:image xlink:href="./ObjectReplacements/Object 196" xlink:type="simple" xlink:show="embed" xlink:actuate="onLoad"/><svg:desc>formula</svg:desc></draw:frame></text:span></text:span><text:span text:style-name="MathematicaFormatStandardForm"><text:span text:style-name="T255">and</text:span></text:span><text:span text:style-name="MathematicaFormatStandardForm"><text:span text:style-name="T108"><draw:frame draw:style-name="fr2" draw:name="Object197" text:anchor-type="as-char" svg:y="-0.1484in" svg:width="0.8055in" svg:height="0.2098in" draw:z-index="319"><draw:object xlink:href="./Object 197" xlink:type="simple" xlink:show="embed" xlink:actuate="onLoad"/><draw:image xlink:href="./ObjectReplacements/Object 197" xlink:type="simple" xlink:show="embed" xlink:actuate="onLoad"/><svg:desc>formula</svg:desc></draw:frame></text:span></text:span><text:span text:style-name="MathematicaFormatStandardForm"><text:span text:style-name="T108">, </text:span></text:span><text:span text:style-name="MathematicaFormatStandardForm"><text:span text:style-name="T255">you arrive (</text:span></text:span><text:span text:style-name="MathematicaFormatStandardForm"><text:span text:style-name="T299">after </text:span></text:span><text:span text:style-name="MathematicaFormatStandardForm"><text:span text:style-name="T296">some </text:span></text:span><text:span text:style-name="MathematicaFormatStandardForm"><text:span text:style-name="T297">extra</text:span></text:span><text:span text:style-name="MathematicaFormatStandardForm"><text:span text:style-name="T255"> simplifying) at </text:span></text:span><text:span text:style-name="MathematicaFormatStandardForm"><text:span text:style-name="T108"><draw:frame draw:style-name="fr2" draw:name="Object195" text:anchor-type="as-char" svg:y="-0.3638in" svg:width="1.8291in" svg:height="0.5319in" draw:z-index="320"><draw:object xlink:href="./Object 195" xlink:type="simple" xlink:show="embed" xlink:actuate="onLoad"/><draw:image xlink:href="./ObjectReplacements/Object 195" xlink:type="simple" xlink:show="embed" xlink:actuate="onLoad"/><svg:desc>formula</svg:desc></draw:frame></text:span></text:span><text:span text:style-name="MathematicaFormatStandardForm"><text:span text:style-name="T108">. <text:s/></text:span></text:span><text:span text:style-name="MathematicaFormatStandardForm"><text:span text:style-name="T308">Likewise</text:span></text:span><text:span text:style-name="MathematicaFormatStandardForm"><text:span text:style-name="T256"> for</text:span></text:span><text:span text:style-name="MathematicaFormatStandardForm"><text:span text:style-name="T108"><draw:frame draw:style-name="fr2" draw:name="Object198" text:anchor-type="as-char" svg:y="-0.3638in" svg:width="2.3161in" svg:height="0.5366in" draw:z-index="321"><draw:object xlink:href="./Object 198" xlink:type="simple" xlink:show="embed" xlink:actuate="onLoad"/><draw:image xlink:href="./ObjectReplacements/Object 198" xlink:type="simple" xlink:show="embed" xlink:actuate="onLoad"/><svg:desc>formula</svg:desc></draw:frame></text:span></text:span><text:span text:style-name="MathematicaFormatStandardForm"><text:span text:style-name="T108">, </text:span></text:span><text:span text:style-name="MathematicaFormatStandardForm"><text:span text:style-name="T256">though it's more work.</text:span></text:span></text:p>
      <text:p text:style-name="P135"/>
      <text:p text:style-name="P563"/>
      <text:p text:style-name="P185"/>
      <text:p text:style-name="P183"><text:span text:style-name="ATitleMid">4-3: A Fast</text:span><text:span text:style-name="ATitleMid"><text:span text:style-name="T629">er</text:span></text:span><text:span text:style-name="ATitleMid"> Combinatorial Method</text:span></text:p>
      <text:p text:style-name="P225"/>
      <text:p text:style-name="P309"/>
      <text:p text:style-name="P309"/>
      <text:p text:style-name="P265"><text:span text:style-name="ATitleSmall">4-3a: Another Combinatorial Identity for</text:span><text:span text:style-name="ATitleSmall"><draw:frame draw:style-name="fr2" draw:name="Object245" text:anchor-type="as-char" svg:y="-0.1484in" svg:width="0.6102in" svg:height="0.2098in" draw:z-index="322"><draw:object xlink:href="./Object 245" xlink:type="simple" xlink:show="embed" xlink:actuate="onLoad"/><draw:image xlink:href="./ObjectReplacements/Object 245" xlink:type="simple" xlink:show="embed" xlink:actuate="onLoad"/><svg:desc>formula</svg:desc></draw:frame></text:span></text:p>
      <text:p text:style-name="P296"/>
      <text:p text:style-name="P46"><text:span text:style-name="T593"><text:tab/></text:span><text:span text:style-name="T595">Let's </text:span><text:span text:style-name="T604">keep using</text:span><text:span text:style-name="T595"> our generalized divisor sum from 4-2, </text:span><text:span text:style-name="MathematicaFormatStandardForm"><text:span text:style-name="T450"><draw:frame draw:style-name="fr2" draw:name="Object189" text:anchor-type="as-char" svg:y="-0.1484in" svg:width="2.439in" svg:height="0.2098in" draw:z-index="323"><draw:object xlink:href="./Object 184" xlink:type="simple" xlink:show="embed" xlink:actuate="onLoad"/><draw:image xlink:href="./ObjectReplacements/Object 184" xlink:type="simple" xlink:show="embed" xlink:actuate="onLoad"/><svg:desc>formula</svg:desc></draw:frame></text:span></text:span><text:span text:style-name="MathematicaFormatStandardForm"><text:span text:style-name="T450">,</text:span></text:span><text:span text:style-name="MathematicaFormatStandardForm"><text:span text:style-name="T506"> </text:span></text:span><text:span text:style-name="MathematicaFormatStandardForm"><text:span text:style-name="T508">with</text:span></text:span><text:span text:style-name="MathematicaFormatStandardForm"><text:span text:style-name="T450"><draw:frame draw:style-name="fr2" draw:name="Object200" text:anchor-type="as-char" svg:y="-0.1484in" svg:width="0.9339in" svg:height="0.2098in" draw:z-index="324"><draw:object xlink:href="./Object 200" xlink:type="simple" xlink:show="embed" xlink:actuate="onLoad"/><draw:image xlink:href="./ObjectReplacements/Object 200" xlink:type="simple" xlink:show="embed" xlink:actuate="onLoad"/><svg:desc>formula</svg:desc></draw:frame></text:span></text:span><text:span text:style-name="MathematicaFormatStandardForm"><text:span text:style-name="T506">and</text:span></text:span><text:span text:style-name="MathematicaFormatStandardForm"><text:span text:style-name="T450"><draw:frame draw:style-name="fr2" draw:name="Object201" text:anchor-type="as-char" svg:y="-0.1484in" svg:width="1.0063in" svg:height="0.2098in" draw:z-index="325"><draw:object xlink:href="./Object 201" xlink:type="simple" xlink:show="embed" xlink:actuate="onLoad"/><draw:image xlink:href="./ObjectReplacements/Object 201" xlink:type="simple" xlink:show="embed" xlink:actuate="onLoad"/><svg:desc>formula</svg:desc></draw:frame></text:span></text:span><text:span text:style-name="MathematicaFormatStandardForm"><text:span text:style-name="T528">, </text:span></text:span><text:span text:style-name="MathematicaFormatStandardForm"><text:span text:style-name="T534">and</text:span></text:span><text:span text:style-name="MathematicaFormatStandardForm"><text:span text:style-name="T507"> a </text:span></text:span><text:span text:style-name="MathematicaFormatStandardForm"><text:span text:style-name="T528">similar</text:span></text:span><text:span text:style-name="MathematicaFormatStandardForm"><text:span text:style-name="T507"> divisor function,</text:span></text:span><text:span text:style-name="MathematicaFormatStandardForm"><text:span text:style-name="T450"><draw:frame draw:style-name="fr2" draw:name="Object190" text:anchor-type="as-char" svg:y="-0.1484in" svg:width="2.4083in" svg:height="0.2098in" draw:z-index="326"><draw:object xlink:href="./Object 185" xlink:type="simple" xlink:show="embed" xlink:actuate="onLoad"/><draw:image xlink:href="./ObjectReplacements/Object 185" xlink:type="simple" xlink:show="embed" xlink:actuate="onLoad"/><svg:desc>formula</svg:desc></draw:frame></text:span></text:span><text:span text:style-name="MathematicaFormatStandardForm"><text:span text:style-name="T450">.</text:span></text:span></text:p>
      <text:p text:style-name="P47"><text:span text:style-name="T593"><text:tab/></text:span><text:span text:style-name="T594">For </text:span><text:span text:style-name="T610">k &gt;= 2, </text:span><text:span text:style-name="MathematicaFormatStandardForm"><text:span text:style-name="T450"><draw:frame draw:style-name="fr2" draw:name="Object191" text:anchor-type="as-char" svg:y="-0.1484in" svg:width="0.6102in" svg:height="0.2098in" draw:z-index="327"><draw:object xlink:href="./Object 186" xlink:type="simple" xlink:show="embed" xlink:actuate="onLoad"/><draw:image xlink:href="./ObjectReplacements/Object 186" xlink:type="simple" xlink:show="embed" xlink:actuate="onLoad"/><svg:desc>formula</svg:desc></draw:frame></text:span></text:span><text:span text:style-name="MathematicaFormatStandardForm"><text:span text:style-name="T527">has</text:span></text:span><text:span text:style-name="T596"> </text:span><text:span text:style-name="T603">another</text:span><text:span text:style-name="T596"> </text:span><text:span text:style-name="T603">useful </text:span><text:span text:style-name="T596">combinatorial identity.</text:span><text:span text:style-name="MathematicaFormatStandardForm"><text:span text:style-name="T450"> <text:s/></text:span></text:span><text:span text:style-name="MathematicaFormatStandardForm"><text:span text:style-name="T527">I</text:span></text:span><text:span text:style-name="MathematicaFormatStandardForm"><text:span text:style-name="T510">t </text:span></text:span><text:span text:style-name="MathematicaFormatStandardForm"><text:span text:style-name="T527">needs</text:span></text:span><text:span text:style-name="MathematicaFormatStandardForm"><text:span text:style-name="T509"> one more parameter, </text:span></text:span><text:span text:style-name="MathematicaFormatStandardForm"><text:span text:style-name="T580">t,</text:span></text:span><text:span text:style-name="MathematicaFormatStandardForm"><text:span text:style-name="T509"> with </text:span></text:span><text:span text:style-name="MathematicaFormatStandardForm"><text:span text:style-name="T450"><draw:frame draw:style-name="fr2" draw:name="Object192" text:anchor-type="as-char" svg:y="-0.1484in" svg:width="0.5535in" svg:height="0.1846in" draw:z-index="328"><draw:object xlink:href="./Object 187" xlink:type="simple" xlink:show="embed" xlink:actuate="onLoad"/><draw:image xlink:href="./ObjectReplacements/Object 187" xlink:type="simple" xlink:show="embed" xlink:actuate="onLoad"/><svg:desc>formula</svg:desc></draw:frame></text:span></text:span><text:span text:style-name="MathematicaFormatStandardForm"><text:span text:style-name="T450">.</text:span></text:span></text:p>
      <text:p text:style-name="P34"><text:span text:style-name="MathematicaFormatStandardForm"><text:span text:style-name="T448"/></text:span></text:p>
      <text:p text:style-name="P35"><text:soft-page-break/><text:span text:style-name="MathematicaFormatStandardForm"><text:span text:style-name="T448"><draw:frame draw:style-name="fr3" draw:name="Object171" text:anchor-type="as-char" svg:y="-0.8929in" svg:width="3.6264in" svg:height="1.8701in" draw:z-index="329"><draw:object xlink:href="./Object 172" xlink:type="simple" xlink:show="embed" xlink:actuate="onLoad"/><draw:image xlink:href="./ObjectReplacements/Object 172" xlink:type="simple" xlink:show="embed" xlink:actuate="onLoad"/></draw:frame></text:span></text:span></text:p>
      <text:p text:style-name="P35"><text:span text:style-name="MathematicaFormatStandardForm"><text:span text:style-name="T448"/></text:span></text:p>
      <text:p text:style-name="P504"><text:span text:style-name="Da">Dhyp[ n_, k_, a_ ] := Sum[ Binomial[ k, j ] Dhyp[ n / ( m ^ ( k - j )), j, m + 1 ], { m, a, n ^ ( 1 / k )}, { j, 0, k - 1 }]</text:span></text:p>
      <text:p text:style-name="P496"><text:span text:style-name="Da">Dhyp[ n_, 1, a_ ] := If[ n &lt; a, 0, Floor[ n ] - a + 1 ]; Dhyp[ n_, 0, a_ ] := 1</text:span></text:p>
      <text:p text:style-name="P496"><text:span text:style-name="Da">dhyp[ n_, k_, a_ ] := dhyp[ n, k, a ] = Dhyp[ n, k, a ] - Dhyp[ n - 1, k, a ]</text:span></text:p>
      <text:p text:style-name="P543"><text:span text:style-name="Misc_20_Function">D2Alt[ n_, k_, a_, t_ ] := Sum[ </text:span><text:span text:style-name="Misc_20_Function"><text:span text:style-name="Da">dhyp[ j, 1, a ]</text:span></text:span><text:span text:style-name="Misc_20_Function"> </text:span><text:span text:style-name="Misc_20_Function"><text:span text:style-name="Da">Dhyp[ Floor[ n / j ], k - 1, a ], { j, t + 1, n }]</text:span></text:span><text:span text:style-name="Misc_20_Function"> + Sum[ </text:span><text:span text:style-name="Misc_20_Function"><text:span text:style-name="Da">dhyp[ j, k - 1, a ]</text:span></text:span><text:span text:style-name="Misc_20_Function"> </text:span><text:span text:style-name="Misc_20_Function"><text:span text:style-name="Da">Dhyp[ Floor[ n / j ], 1, a ]</text:span></text:span><text:span text:style-name="Misc_20_Function">,{ j, a, t }] + Sum[ </text:span><text:span text:style-name="Misc_20_Function"><text:span text:style-name="Da">dhyp[ s, 1, a ]</text:span></text:span><text:span text:style-name="Misc_20_Function"> </text:span><text:span text:style-name="Misc_20_Function"><text:span text:style-name="Da">dhyp[ j, m, a ]</text:span></text:span><text:span text:style-name="Misc_20_Function"> </text:span><text:span text:style-name="Misc_20_Function"><text:span text:style-name="Da">Dhyp[ Floor[ n / (j s) ], k - m - 1, a ]</text:span></text:span><text:span text:style-name="Misc_20_Function">, { j, a, t }, { s, Floor[ t / j ] + 1, Floor[ n / j ]}, { m, 1, k - 2 }]</text:span></text:p>
      <text:p text:style-name="P541"><text:span text:style-name="Table">Table[ Grid[ Table[{ </text:span><text:span text:style-name="Table"><text:span text:style-name="Da">Dhyp[ n, k, a ]</text:span></text:span><text:span text:style-name="Table">, </text:span><text:span text:style-name="Table"><text:span text:style-name="Misc_20_Function">D2Alt[ n, k, a, Floor[ n ^ ( 1 / 3 )]], D2Alt[ n, k, a, Floor[ n ^ ( 1 / 2 )]]</text:span></text:span><text:span text:style-name="Table">}, { n, 7, </text:span><text:span text:style-name="Table"><text:span text:style-name="T682">3</text:span></text:span><text:span text:style-name="Table">00, </text:span><text:span text:style-name="Table"><text:span text:style-name="T682">2</text:span></text:span><text:span text:style-name="Table">1}, { k, 2, </text:span><text:span text:style-name="Table"><text:span text:style-name="T682">6 </text:span></text:span><text:span text:style-name="Table">}]],{ a, 1, </text:span><text:span text:style-name="Table"><text:span text:style-name="T682">4 </text:span></text:span><text:span text:style-name="Table">}]// TableForm</text:span></text:p>
      <text:p text:style-name="P396"><text:span text:style-name="MathematicaFormatStandardForm"><text:span text:style-name="T93"/></text:span></text:p>
      <text:p text:style-name="P48"><text:span text:style-name="T594"><text:tab/></text:span><text:span text:style-name="T599">T</text:span><text:span text:style-name="T597">his identity</text:span><text:span text:style-name="T599">'s </text:span><text:span text:style-name="T605">utility</text:span><text:span text:style-name="T597"> take</text:span><text:span text:style-name="T599">s</text:span><text:span text:style-name="T597"> </text:span><text:span text:style-name="T600">some</text:span><text:span text:style-name="T597"> explanation.</text:span></text:p>
      <text:p text:style-name="P49"><text:span text:style-name="T597"><text:tab/></text:span><text:span text:style-name="T598">We want to </text:span><text:span text:style-name="T599">compute</text:span><text:span text:style-name="MathematicaFormatStandardForm"><text:span text:style-name="T450"><draw:frame draw:style-name="fr2" draw:name="Object199" text:anchor-type="as-char" svg:y="-0.1484in" svg:width="0.6071in" svg:height="0.2098in" draw:z-index="330"><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511">as quickly as possible </text:span></text:span><text:span text:style-name="MathematicaFormatStandardForm"><text:span text:style-name="T533">so that, through </text:span></text:span><text:span text:style-name="MathematicaFormatStandardForm"><text:span text:style-name="T511">Linnik's identity summed, </text:span></text:span><text:span text:style-name="MathematicaFormatStandardForm"><text:span text:style-name="T533">we </text:span></text:span><text:span text:style-name="MathematicaFormatStandardForm"><text:span text:style-name="T556">will </text:span></text:span><text:span text:style-name="MathematicaFormatStandardForm"><text:span text:style-name="T533">compute </text:span></text:span><text:span text:style-name="MathematicaFormatStandardForm"><text:span text:style-name="T450"><draw:frame draw:style-name="fr2" draw:name="Object222" text:anchor-type="as-char" svg:y="-0.1484in" svg:width="0.4429in" svg:height="0.1909in" draw:z-index="331"><draw:object xlink:href="./Object 222" xlink:type="simple" xlink:show="embed" xlink:actuate="onLoad"/><draw:image xlink:href="./ObjectReplacements/Object 222" xlink:type="simple" xlink:show="embed" xlink:actuate="onLoad"/><svg:desc>formula</svg:desc></draw:frame></text:span></text:span><text:span text:style-name="MathematicaFormatStandardForm"><text:span text:style-name="T533">as quickly as possible</text:span></text:span><text:span text:style-name="MathematicaFormatStandardForm"><text:span text:style-name="T450">, </text:span></text:span><text:span text:style-name="MathematicaFormatStandardForm"><text:span text:style-name="T515">and all</text:span></text:span><text:span text:style-name="MathematicaFormatStandardForm"><text:span text:style-name="T511"> with a reasonable memory bound, too.</text:span></text:span></text:p>
      <text:p text:style-name="P50"><text:span text:style-name="MathematicaFormatStandardForm"><text:span text:style-name="T511"><text:tab/></text:span></text:span><text:span text:style-name="MathematicaFormatStandardForm"><text:span text:style-name="T512">For computational purposes, </text:span></text:span><text:span text:style-name="MathematicaFormatStandardForm"><text:span text:style-name="T450"><draw:frame draw:style-name="fr2" draw:name="Object223" text:anchor-type="as-char" svg:y="-0.1484in" svg:width="0.5571in" svg:height="0.2098in" draw:z-index="332"><draw:object xlink:href="./Object 223" xlink:type="simple" xlink:show="embed" xlink:actuate="onLoad"/><draw:image xlink:href="./ObjectReplacements/Object 223" xlink:type="simple" xlink:show="embed" xlink:actuate="onLoad"/><svg:desc>formula</svg:desc></draw:frame></text:span></text:span><text:span text:style-name="MathematicaFormatStandardForm"><text:span text:style-name="T512">and </text:span></text:span><text:span text:style-name="MathematicaFormatStandardForm"><text:span text:style-name="T450"><draw:frame draw:style-name="fr2" draw:name="Object229" text:anchor-type="as-char" svg:y="-0.1484in" svg:width="0.5874in" svg:height="0.2098in" draw:z-index="333"><draw:object xlink:href="./Object 229" xlink:type="simple" xlink:show="embed" xlink:actuate="onLoad"/><draw:image xlink:href="./ObjectReplacements/Object 229" xlink:type="simple" xlink:show="embed" xlink:actuate="onLoad"/><svg:desc>formula</svg:desc></draw:frame></text:span></text:span><text:span text:style-name="MathematicaFormatStandardForm"><text:span text:style-name="T512"> are special </text:span></text:span><text:span text:style-name="MathematicaFormatStandardForm"><text:span text:style-name="T520">because</text:span></text:span><text:span text:style-name="MathematicaFormatStandardForm"><text:span text:style-name="T512"> they can be computed instantly for any value of </text:span></text:span><text:span text:style-name="MathematicaFormatStandardForm"><text:span text:style-name="T581">n. <text:s/></text:span></text:span><text:span text:style-name="MathematicaFormatStandardForm"><text:span text:style-name="T450"><draw:frame draw:style-name="fr2" draw:name="Object227" text:anchor-type="as-char" svg:y="-0.1484in" svg:width="2.1134in" svg:height="0.2098in" draw:z-index="334"><draw:object xlink:href="./Object 227" xlink:type="simple" xlink:show="embed" xlink:actuate="onLoad"/><draw:image xlink:href="./ObjectReplacements/Object 227" xlink:type="simple" xlink:show="embed" xlink:actuate="onLoad"/><svg:desc>formula</svg:desc></draw:frame></text:span></text:span><text:span text:style-name="MathematicaFormatStandardForm"><text:span text:style-name="T450"> </text:span></text:span><text:span text:style-name="MathematicaFormatStandardForm"><text:span text:style-name="T512">and</text:span></text:span><text:span text:style-name="MathematicaFormatStandardForm"><text:span text:style-name="T450"> </text:span></text:span><text:span text:style-name="MathematicaFormatStandardForm"><text:span text:style-name="T450"><draw:frame draw:style-name="fr2" draw:name="Object228" text:anchor-type="as-char" svg:y="-0.1484in" svg:width="1.3508in" svg:height="0.2098in" draw:z-index="335"><draw:object xlink:href="./Object 228" xlink:type="simple" xlink:show="embed" xlink:actuate="onLoad"/><draw:image xlink:href="./ObjectReplacements/Object 228" xlink:type="simple" xlink:show="embed" xlink:actuate="onLoad"/><svg:desc>formula</svg:desc></draw:frame></text:span></text:span><text:span text:style-name="MathematicaFormatStandardForm"><text:span text:style-name="T450">.</text:span></text:span></text:p>
      <text:p text:style-name="P52"><text:span text:style-name="MathematicaFormatStandardForm"><text:span text:style-name="T450"><text:tab/></text:span></text:span><text:span text:style-name="MathematicaFormatStandardForm"><text:span text:style-name="T513">Look closely </text:span></text:span><text:span text:style-name="MathematicaFormatStandardForm"><text:span text:style-name="T514">at </text:span></text:span><text:span text:style-name="MathematicaFormatStandardForm"><text:span text:style-name="T450"><draw:frame draw:style-name="fr2" draw:name="Object230" text:anchor-type="as-char" svg:y="-0.1484in" svg:width="0.6965in" svg:height="0.2098in" draw:z-index="336"><draw:object xlink:href="./Object 230" xlink:type="simple" xlink:show="embed" xlink:actuate="onLoad"/><draw:image xlink:href="./ObjectReplacements/Object 230" xlink:type="simple" xlink:show="embed" xlink:actuate="onLoad"/><svg:desc>formula</svg:desc></draw:frame></text:span></text:span><text:span text:style-name="MathematicaFormatStandardForm"><text:span text:style-name="T513">, and </text:span></text:span><text:span text:style-name="MathematicaFormatStandardForm"><text:span text:style-name="T514">you'll </text:span></text:span><text:span text:style-name="MathematicaFormatStandardForm"><text:span text:style-name="T513">notice that </text:span></text:span><text:span text:style-name="MathematicaFormatStandardForm"><text:span text:style-name="T450"><draw:frame draw:style-name="fr2" draw:name="Object231" text:anchor-type="as-char" svg:y="-0.2445in" svg:width="0.6437in" svg:height="0.3937in" draw:z-index="337"><draw:object xlink:href="./Object 231" xlink:type="simple" xlink:show="embed" xlink:actuate="onLoad"/><draw:image xlink:href="./ObjectReplacements/Object 231" xlink:type="simple" xlink:show="embed" xlink:actuate="onLoad"/><svg:desc>formula</svg:desc></draw:frame></text:span></text:span><text:span text:style-name="MathematicaFormatStandardForm"><text:span text:style-name="T514">is the largest </text:span></text:span><text:span text:style-name="MathematicaFormatStandardForm"><text:span text:style-name="T556">argument</text:span></text:span><text:span text:style-name="MathematicaFormatStandardForm"><text:span text:style-name="T514"> for </text:span></text:span><text:span text:style-name="MathematicaFormatStandardForm"><text:span text:style-name="T450"><draw:frame draw:style-name="fr2" draw:name="Object232" text:anchor-type="as-char" svg:y="-0.1484in" svg:width="0.3827in" svg:height="0.2098in" draw:z-index="338"><draw:object xlink:href="./Object 232" xlink:type="simple" xlink:show="embed" xlink:actuate="onLoad"/><draw:image xlink:href="./ObjectReplacements/Object 232" xlink:type="simple" xlink:show="embed" xlink:actuate="onLoad"/><svg:desc>formula</svg:desc></draw:frame></text:span></text:span><text:span text:style-name="MathematicaFormatStandardForm"><text:span text:style-name="T514">, and </text:span></text:span><text:span text:style-name="MathematicaFormatStandardForm"><text:span text:style-name="T450"><draw:frame draw:style-name="fr2" draw:name="Object233" text:anchor-type="as-char" svg:y="-0.1484in" svg:width="0.5492in" svg:height="0.2098in" draw:z-index="339"><draw:object xlink:href="./Object 233" xlink:type="simple" xlink:show="embed" xlink:actuate="onLoad"/><draw:image xlink:href="./ObjectReplacements/Object 233" xlink:type="simple" xlink:show="embed" xlink:actuate="onLoad"/><svg:desc>formula</svg:desc></draw:frame></text:span></text:span><text:span text:style-name="MathematicaFormatStandardForm"><text:span text:style-name="T450"> </text:span></text:span><text:span text:style-name="MathematicaFormatStandardForm"><text:span text:style-name="T514">is the largest </text:span></text:span><text:span text:style-name="MathematicaFormatStandardForm"><text:span text:style-name="T556">argument</text:span></text:span><text:span text:style-name="MathematicaFormatStandardForm"><text:span text:style-name="T514"> for </text:span></text:span><text:span text:style-name="MathematicaFormatStandardForm"><text:span text:style-name="T450"><draw:frame draw:style-name="fr2" draw:name="Object234" text:anchor-type="as-char" svg:y="-0.1484in" svg:width="0.352in" svg:height="0.2098in" draw:z-index="340"><draw:object xlink:href="./Object 234" xlink:type="simple" xlink:show="embed" xlink:actuate="onLoad"/><draw:image xlink:href="./ObjectReplacements/Object 234" xlink:type="simple" xlink:show="embed" xlink:actuate="onLoad"/><svg:desc>formula</svg:desc></draw:frame></text:span></text:span><text:span text:style-name="MathematicaFormatStandardForm"><text:span text:style-name="T450">, </text:span></text:span><text:span text:style-name="MathematicaFormatStandardForm"><text:span text:style-name="T514">except in the cases of </text:span></text:span><text:span text:style-name="MathematicaFormatStandardForm"><text:span text:style-name="T450"><draw:frame draw:style-name="fr2" draw:name="Object235" text:anchor-type="as-char" svg:y="-0.1484in" svg:width="0.5571in" svg:height="0.2098in" draw:z-index="341"><draw:object xlink:href="./Object 235" xlink:type="simple" xlink:show="embed" xlink:actuate="onLoad"/><draw:image xlink:href="./ObjectReplacements/Object 235" xlink:type="simple" xlink:show="embed" xlink:actuate="onLoad"/><svg:desc>formula</svg:desc></draw:frame></text:span></text:span><text:span text:style-name="MathematicaFormatStandardForm"><text:span text:style-name="T512">and </text:span></text:span><text:span text:style-name="MathematicaFormatStandardForm"><text:span text:style-name="T450"><draw:frame draw:style-name="fr2" draw:name="Object236" text:anchor-type="as-char" svg:y="-0.1484in" svg:width="0.5874in" svg:height="0.2098in" draw:z-index="342"><draw:object xlink:href="./Object 236" xlink:type="simple" xlink:show="embed" xlink:actuate="onLoad"/><draw:image xlink:href="./ObjectReplacements/Object 236" xlink:type="simple" xlink:show="embed" xlink:actuate="onLoad"/><svg:desc>formula</svg:desc></draw:frame></text:span></text:span><text:span text:style-name="MathematicaFormatStandardForm"><text:span text:style-name="T450">, </text:span></text:span><text:span text:style-name="MathematicaFormatStandardForm"><text:span text:style-name="T521">which</text:span></text:span><text:span text:style-name="MathematicaFormatStandardForm"><text:span text:style-name="T516"> can be computed instantly for any </text:span></text:span><text:span text:style-name="MathematicaFormatStandardForm"><text:span text:style-name="T582">n.</text:span></text:span><text:span text:style-name="MathematicaFormatStandardForm"><text:span text:style-name="T516"> <text:s/></text:span></text:span><text:span text:style-name="MathematicaFormatStandardForm"><text:span text:style-name="T532">An example should make this more clear. <text:s/>I</text:span></text:span><text:span text:style-name="MathematicaFormatStandardForm"><text:span text:style-name="T517">f we </text:span></text:span><text:span text:style-name="MathematicaFormatStandardForm"><text:span text:style-name="T532">pick</text:span></text:span><text:span text:style-name="MathematicaFormatStandardForm"><text:span text:style-name="T450"><draw:frame draw:style-name="fr2" draw:name="Object237" text:anchor-type="as-char" svg:y="-0.2846in" svg:width="0.4417in" svg:height="0.3201in" draw:z-index="343"><draw:object xlink:href="./Object 237" xlink:type="simple" xlink:show="embed" xlink:actuate="onLoad"/><draw:image xlink:href="./ObjectReplacements/Object 237" xlink:type="simple" xlink:show="embed" xlink:actuate="onLoad"/><svg:desc>formula</svg:desc></draw:frame></text:span></text:span><text:span text:style-name="MathematicaFormatStandardForm"><text:span text:style-name="T450">, </text:span></text:span><text:span text:style-name="MathematicaFormatStandardForm"><text:span text:style-name="T517">and we had a precomputed table with values of </text:span></text:span><text:span text:style-name="MathematicaFormatStandardForm"><text:span text:style-name="T450"><draw:frame draw:style-name="fr2" draw:name="Object238" text:anchor-type="as-char" svg:y="-0.1484in" svg:width="0.6102in" svg:height="0.2098in" draw:z-index="344"><draw:object xlink:href="./Object 238" xlink:type="simple" xlink:show="embed" xlink:actuate="onLoad"/><draw:image xlink:href="./ObjectReplacements/Object 238" xlink:type="simple" xlink:show="embed" xlink:actuate="onLoad"/><svg:desc>formula</svg:desc></draw:frame></text:span></text:span><text:span text:style-name="MathematicaFormatStandardForm"><text:span text:style-name="T517">up to </text:span></text:span><text:span text:style-name="MathematicaFormatStandardForm"><text:span text:style-name="T450"><draw:frame draw:style-name="fr2" draw:name="Object239" text:anchor-type="as-char" svg:y="-0.2846in" svg:width="0.2425in" svg:height="0.3201in" draw:z-index="345"><draw:object xlink:href="./Object 239" xlink:type="simple" xlink:show="embed" xlink:actuate="onLoad"/><draw:image xlink:href="./ObjectReplacements/Object 239" xlink:type="simple" xlink:show="embed" xlink:actuate="onLoad"/><svg:desc>formula</svg:desc></draw:frame></text:span></text:span><text:span text:style-name="MathematicaFormatStandardForm"><text:span text:style-name="T517"> and </text:span></text:span><text:span text:style-name="MathematicaFormatStandardForm"><text:span text:style-name="T450"><draw:frame draw:style-name="fr2" draw:name="Object240" text:anchor-type="as-char" svg:y="-0.1484in" svg:width="0.5807in" svg:height="0.2098in" draw:z-index="346"><draw:object xlink:href="./Object 240" xlink:type="simple" xlink:show="embed" xlink:actuate="onLoad"/><draw:image xlink:href="./ObjectReplacements/Object 240" xlink:type="simple" xlink:show="embed" xlink:actuate="onLoad"/><svg:desc>formula</svg:desc></draw:frame></text:span></text:span><text:span text:style-name="MathematicaFormatStandardForm"><text:span text:style-name="T450"> </text:span></text:span><text:span text:style-name="MathematicaFormatStandardForm"><text:span text:style-name="T517">up to </text:span></text:span><text:span text:style-name="MathematicaFormatStandardForm"><text:span text:style-name="T450"><draw:frame draw:style-name="fr2" draw:name="Object241" text:anchor-type="as-char" svg:y="-0.2846in" svg:width="0.2425in" svg:height="0.3201in" draw:z-index="347"><draw:object xlink:href="./Object 241" xlink:type="simple" xlink:show="embed" xlink:actuate="onLoad"/><draw:image xlink:href="./ObjectReplacements/Object 241" xlink:type="simple" xlink:show="embed" xlink:actuate="onLoad"/><svg:desc>formula</svg:desc></draw:frame></text:span></text:span><text:span text:style-name="MathematicaFormatStandardForm"><text:span text:style-name="T450">,</text:span></text:span><text:span text:style-name="MathematicaFormatStandardForm"><text:span text:style-name="T519"> </text:span></text:span><text:span text:style-name="MathematicaFormatStandardForm"><text:span text:style-name="T518">computing </text:span></text:span><text:span text:style-name="MathematicaFormatStandardForm"><text:span text:style-name="T450"><draw:frame draw:style-name="fr2" draw:name="Object242" text:anchor-type="as-char" svg:y="-0.1484in" svg:width="0.6965in" svg:height="0.2098in" draw:z-index="348"><draw:object xlink:href="./Object 242" xlink:type="simple" xlink:show="embed" xlink:actuate="onLoad"/><draw:image xlink:href="./ObjectReplacements/Object 242" xlink:type="simple" xlink:show="embed" xlink:actuate="onLoad"/><svg:desc>formula</svg:desc></draw:frame></text:span></text:span><text:span text:style-name="MathematicaFormatStandardForm"><text:span text:style-name="T450"> </text:span></text:span><text:span text:style-name="MathematicaFormatStandardForm"><text:span text:style-name="T518">would reduce to performing the </text:span></text:span><text:span text:style-name="MathematicaFormatStandardForm"><text:span text:style-name="T522">bas</text:span></text:span><text:span text:style-name="MathematicaFormatStandardForm"><text:span text:style-name="T532">ic</text:span></text:span><text:span text:style-name="MathematicaFormatStandardForm"><text:span text:style-name="T522"> </text:span></text:span><text:span text:style-name="MathematicaFormatStandardForm"><text:span text:style-name="T518">arithmetic of those sums. <text:s/></text:span></text:span><text:span text:style-name="MathematicaFormatStandardForm"><text:span text:style-name="T556">We would be able to look up any reference to</text:span></text:span><text:span text:style-name="MathematicaFormatStandardForm"><text:span text:style-name="T450"><draw:frame draw:style-name="fr2" draw:name="Object44" text:anchor-type="as-char" svg:y="-0.1484in" svg:width="0.6102in" svg:height="0.2098in" draw:z-index="349"><draw:object xlink:href="./Object 46" xlink:type="simple" xlink:show="embed" xlink:actuate="onLoad"/><draw:image xlink:href="./ObjectReplacements/Object 46" xlink:type="simple" xlink:show="embed" xlink:actuate="onLoad"/><svg:desc>formula</svg:desc></draw:frame></text:span></text:span><text:span text:style-name="MathematicaFormatStandardForm"><text:span text:style-name="T556">or</text:span></text:span><text:span text:style-name="MathematicaFormatStandardForm"><text:span text:style-name="T450"><draw:frame draw:style-name="fr2" draw:name="Object434" text:anchor-type="as-char" svg:y="-0.1484in" svg:width="0.5807in" svg:height="0.2098in" draw:z-index="350"><draw:object xlink:href="./Object 434" xlink:type="simple" xlink:show="embed" xlink:actuate="onLoad"/><draw:image xlink:href="./ObjectReplacements/Object 434" xlink:type="simple" xlink:show="embed" xlink:actuate="onLoad"/><svg:desc>formula</svg:desc></draw:frame></text:span></text:span><text:span text:style-name="MathematicaFormatStandardForm"><text:span text:style-name="T450">, </text:span></text:span><text:span text:style-name="MathematicaFormatStandardForm"><text:span text:style-name="T556">except for</text:span></text:span><text:span text:style-name="MathematicaFormatStandardForm"><text:span text:style-name="T450"><draw:frame draw:style-name="fr2" draw:name="Object435" text:anchor-type="as-char" svg:y="-0.1484in" svg:width="0.5571in" svg:height="0.2098in" draw:z-index="351"><draw:object xlink:href="./Object 435" xlink:type="simple" xlink:show="embed" xlink:actuate="onLoad"/><draw:image xlink:href="./ObjectReplacements/Object 435" xlink:type="simple" xlink:show="embed" xlink:actuate="onLoad"/><svg:desc>formula</svg:desc></draw:frame></text:span></text:span><text:span text:style-name="MathematicaFormatStandardForm"><text:span text:style-name="T512">and </text:span></text:span><text:span text:style-name="MathematicaFormatStandardForm"><text:span text:style-name="T450"><draw:frame draw:style-name="fr2" draw:name="Object436" text:anchor-type="as-char" svg:y="-0.1484in" svg:width="0.5874in" svg:height="0.2098in" draw:z-index="352"><draw:object xlink:href="./Object 436" xlink:type="simple" xlink:show="embed" xlink:actuate="onLoad"/><draw:image xlink:href="./ObjectReplacements/Object 436" xlink:type="simple" xlink:show="embed" xlink:actuate="onLoad"/><svg:desc>formula</svg:desc></draw:frame></text:span></text:span><text:span text:style-name="MathematicaFormatStandardForm"><text:span text:style-name="T450">, </text:span></text:span><text:span text:style-name="MathematicaFormatStandardForm"><text:span text:style-name="T556">which we would compute instantly.</text:span></text:span></text:p>
      <text:p text:style-name="P51"><text:span text:style-name="MathematicaFormatStandardForm"><text:span text:style-name="T518"><text:tab/></text:span></text:span><text:span text:style-name="MathematicaFormatStandardForm"><text:span text:style-name="T524">Let's get more specific about the case we're concerned with, </text:span></text:span><text:span text:style-name="MathematicaFormatStandardForm"><text:span text:style-name="T523">where </text:span></text:span><text:span text:style-name="MathematicaFormatStandardForm"><text:span text:style-name="T583">a=2. </text:span></text:span></text:p>
      <text:p text:style-name="P51"><text:span text:style-name="MathematicaFormatStandardForm"><text:span text:style-name="T523"><text:tab/></text:span></text:span><text:span text:style-name="MathematicaFormatStandardForm"><text:span text:style-name="T524">Our </text:span></text:span><text:span text:style-name="MathematicaFormatStandardForm"><text:span text:style-name="T523">arithmetic can be reduced </text:span></text:span><text:span text:style-name="MathematicaFormatStandardForm"><text:span text:style-name="T524">with </text:span></text:span><text:span text:style-name="MathematicaFormatStandardForm"><text:span text:style-name="T523"><text:s/></text:span></text:span><text:span text:style-name="MathematicaFormatStandardForm"><text:span text:style-name="T450"><draw:frame draw:style-name="fr2" draw:name="Object243" text:anchor-type="as-char" svg:y="-0.4854in" svg:width="3.3902in" svg:height="0.6543in" draw:z-index="353"><draw:object xlink:href="./Object 243" xlink:type="simple" xlink:show="embed" xlink:actuate="onLoad"/><draw:image xlink:href="./ObjectReplacements/Object 243" xlink:type="simple" xlink:show="embed" xlink:actuate="onLoad"/><svg:desc>formula</svg:desc></draw:frame></text:span></text:span><text:span text:style-name="MathematicaFormatStandardForm"><text:span text:style-name="T450">, </text:span></text:span><text:span text:style-name="MathematicaFormatStandardForm"><text:span text:style-name="T523">a consequence of division in the floor function.</text:span></text:span></text:p>
      <text:p text:style-name="P51"><text:span text:style-name="MathematicaFormatStandardForm"><text:span text:style-name="T523"><text:tab/></text:span></text:span></text:p>
      <text:p text:style-name="P485"/>
      <text:p text:style-name="P485"/>
      <text:p text:style-name="P32"><text:soft-page-break/><text:span text:style-name="MathematicaFormatStandardForm"><text:span text:style-name="T448"><draw:frame draw:style-name="fr6" draw:name="Object116" text:anchor-type="as-char" svg:y="-1.1228in" svg:width="7.2882in" svg:height="2.0957in" draw:z-index="139"><draw:object xlink:href="./Object 116" xlink:type="simple" xlink:show="embed" xlink:actuate="onLoad"/><draw:image xlink:href="./ObjectReplacements/Object 116" xlink:type="simple" xlink:show="embed" xlink:actuate="onLoad"/></draw:frame></text:span></text:span></text:p>
      <text:p text:style-name="P482"><text:span text:style-name="MathematicaFormatStandardForm"><text:span text:style-name="T97"/></text:span></text:p>
      <text:p text:style-name="P482"><text:span text:style-name="MathematicaFormatStandardForm"><text:span text:style-name="T97"/></text:span></text:p>
      <text:p text:style-name="P513"><text:span text:style-name="D2"><text:span text:style-name="T683">D2Cache[ n_, k_, s_ ] := Sum[ Binomial[ k, j ] D2Cache[ n / ( m ^ ( k - j )), j, m + 1 ], { m, s, n ^ ( 1 / k )}, { j, 0, k - 1 }]</text:span></text:span></text:p>
      <text:p text:style-name="P528"><text:span text:style-name="D2"><text:span text:style-name="T683">D2Cache</text:span></text:span><text:span text:style-name="D2">[ n_, 1, s_ ] := Floor[ n ] - s + 1; </text:span><text:span text:style-name="D2"><text:span text:style-name="T683">D2Cache</text:span></text:span><text:span text:style-name="D2">[ n_, 0, s_ ] := 1</text:span></text:p>
      <text:p text:style-name="P528"><text:span text:style-name="D2"><text:span text:style-name="T663">d2cache[ n_, k_ ] := D2Cache[ n, k, 2 ] - D2Cache[ n - 1, k, 2 ]</text:span></text:span></text:p>
      <text:p text:style-name="P529"><text:span text:style-name="MathematicaFormatStandardForm"><text:span text:style-name="T633"/></text:span></text:p>
      <text:p text:style-name="P530"><text:span text:style-name="Misc_20_Function">D</text:span><text:span text:style-name="Misc_20_Function"><text:span text:style-name="T661">2</text:span></text:span><text:span text:style-name="Misc_20_Function">Fast[ n_, k_ ] := </text:span></text:p>
      <text:p text:style-name="P530"><text:span text:style-name="Misc_20_Function">Sum[ </text:span><text:span text:style-name="Misc_20_Function"><text:span text:style-name="T78">D2Cache</text:span></text:span><text:span text:style-name="Misc_20_Function">[ n / j, k - 1, 2 ], { j, Floor[ n ^ ( 1 / 3 )] + 1, n ^ ( 1 / 2 )}] </text:span><text:span text:style-name="Misc_20_Function"><text:span text:style-name="T662">+ </text:span></text:span><text:span text:style-name="Misc_20_Function">Sum[( Floor[ n / j ] - ( Floor[ n / ( j + 1 )])) </text:span><text:span text:style-name="Misc_20_Function"><text:span text:style-name="T78">D2Cache</text:span></text:span><text:span text:style-name="Misc_20_Function">[ j, k - 1, 2 ],{ j, 1, n / Floor[ n ^ ( 1 / 2 )] - 1}] </text:span><text:span text:style-name="Misc_20_Function"><text:span text:style-name="T662">+ </text:span></text:span><text:span text:style-name="Misc_20_Function">Sum[ </text:span><text:span text:style-name="Misc_20_Function"><text:span text:style-name="T663">d2cache</text:span></text:span><text:span text:style-name="Misc_20_Function">[ j , k - 1 ] ( Floor[ n / j ] - 1 ), { j, 2, n ^ ( 1 / 3 )}] </text:span><text:span text:style-name="Misc_20_Function"><text:span text:style-name="T662">+ </text:span></text:span><text:span text:style-name="Misc_20_Function">Sum[ </text:span><text:span text:style-name="Misc_20_Function"><text:span text:style-name="T663">d2cache</text:span></text:span><text:span text:style-name="Misc_20_Function">[ j, m ] </text:span><text:span text:style-name="Misc_20_Function"><text:span text:style-name="T78">D2Cache</text:span></text:span><text:span text:style-name="Misc_20_Function">[ n / ( j <text:s text:c="2"/>s ), k - m - 1, 2 ], { j, 2, n ^ ( 1 / 3 )}, { s, Floor[ Floor[ n ^ ( 1 / 3 )] / j ] + 1, Floor[ n / j ] ^ ( 1 / 2 )}, { m, 1, k - 2 }] + Sum[ (Sum[ 1, { m, Floor[ n / ( j ( s + 1 ))] + 1, n / ( j s )}]) ( Sum[ </text:span><text:span text:style-name="Misc_20_Function"><text:span text:style-name="T663">d2cache</text:span></text:span><text:span text:style-name="Misc_20_Function">[ j, m ] <text:s/></text:span><text:span text:style-name="Misc_20_Function"><text:span text:style-name="T78">D2Cache</text:span></text:span><text:span text:style-name="Misc_20_Function">[ s, k - m - 1, 2 ], { m, 1, k - 2 }]), { j, 2, n ^ ( 1 / 3 )}, { s, 1, Floor[ n / j ] / Floor[ Floor[ n / j ] ^ ( 1 / 2 )] - 1 }]</text:span></text:p>
      <text:p text:style-name="P531"><text:span text:style-name="Misc_20_Function">D</text:span><text:span text:style-name="Misc_20_Function"><text:span text:style-name="T661">2</text:span></text:span><text:span text:style-name="Misc_20_Function">Fast[ n_, 1 ] := </text:span><text:span text:style-name="Misc_20_Function"><text:span text:style-name="T664">Floor[ n ] - 1</text:span></text:span></text:p>
      <text:p text:style-name="P531"><text:span text:style-name="MathematicaFormatStandardForm"><text:span text:style-name="T634"/></text:span></text:p>
      <text:p text:style-name="P532"><text:span text:style-name="Linnik2"><text:span text:style-name="T81">Linnik</text:span></text:span><text:span text:style-name="Linnik2"><text:span text:style-name="T82">Sum</text:span></text:span><text:span text:style-name="Linnik2"><text:span text:style-name="T83">Fast</text:span></text:span><text:span text:style-name="Linnik2">[ n_ ] := Sum[ ( -1 ) ^ ( k + 1 ) / k D</text:span><text:span text:style-name="Linnik2"><text:span text:style-name="T661">2</text:span></text:span><text:span text:style-name="Linnik2">Fast[ n, k ], { k, 1, Log[ </text:span><text:span text:style-name="Linnik2"><text:span text:style-name="T684">2, </text:span></text:span><text:span text:style-name="Linnik2">n ]}]</text:span></text:p>
      <text:p text:style-name="P561"><text:span text:style-name="Primes">RiePrimeCnt[ n_ ] <text:s/>:= Sum[ PrimePi[ n ^ ( 1 / j )] / j, { j, 1, Log[ 2, n ]}]</text:span></text:p>
      <text:p text:style-name="P429"><text:span text:style-name="Table">Table[{ n, </text:span><text:span text:style-name="Table"><text:span text:style-name="Linnik2"><text:span text:style-name="T621">LinnikSumFast[ n ]</text:span></text:span></text:span><text:span text:style-name="Table">, </text:span><text:span text:style-name="Table"><text:span text:style-name="Primes">RiePrimeCnt[ n ]</text:span></text:span><text:span text:style-name="Table">}, { n, 1, 100 }] // TableForm</text:span></text:p>
      <text:p text:style-name="P223"/>
      <text:p text:style-name="P223"/>
      <text:p text:style-name="P563"/>
      <text:p text:style-name="P185"/>
      <text:p text:style-name="P181"><text:span text:style-name="ATitleMid">4-</text:span><text:span text:style-name="ATitleMid"><text:span text:style-name="T624">4</text:span></text:span><text:span text:style-name="ATitleMid">: Wheels</text:span></text:p>
      <text:p text:style-name="P154"/>
      <text:p text:style-name="P312"><text:span text:style-name="MathematicaFormatStandardForm"><text:span text:style-name="T107"><draw:frame draw:style-name="fr2" draw:name="Object111" text:anchor-type="as-char" svg:y="-0.3346in" svg:width="2.7846in" svg:height="0.6173in" draw:z-index="140"><draw:object xlink:href="./Object 50" xlink:type="simple" xlink:show="embed" xlink:actuate="onLoad"/><draw:image xlink:href="./ObjectReplacements/Object 50" xlink:type="simple" xlink:show="embed" xlink:actuate="onLoad"/><svg:desc>formula</svg:desc></draw:frame></text:span></text:span></text:p>
      <text:p text:style-name="P312"><text:span text:style-name="MathematicaFormatStandardForm"><text:span text:style-name="T22"/></text:span></text:p>
      <text:p text:style-name="P283"><text:span text:style-name="MathematicaFormatStandardForm"><text:span text:style-name="T197"><draw:frame draw:style-name="fr3" draw:name="Object112" text:anchor-type="as-char" svg:y="-0.4866in" svg:width="4.2492in" svg:height="0.9398in" draw:z-index="141"><draw:object xlink:href="./Object 112" xlink:type="simple" xlink:show="embed" xlink:actuate="onLoad"/><draw:image xlink:href="./ObjectReplacements/Object 112" xlink:type="simple" xlink:show="embed" xlink:actuate="onLoad"/><svg:desc>formula</svg:desc></draw:frame></text:span></text:span></text:p>
      <text:p text:style-name="P490"><text:span text:style-name="MathematicaFormatStandardForm"><text:span text:style-name="T93"/></text:span></text:p>
      <text:p text:style-name="P505"><text:span text:style-name="MathematicaFormatStandardForm"><text:span text:style-name="T635">(* </text:span></text:span><text:span text:style-name="MathematicaFormatStandardForm"><text:span text:style-name="T636">SETTING UP THE WHEEL</text:span></text:span><text:span text:style-name="MathematicaFormatStandardForm"><text:span text:style-name="T635"> *)</text:span></text:span></text:p>
      <text:p text:style-name="P505"><text:span text:style-name="MathematicaFormatStandardForm"><text:span text:style-name="T635"/></text:span></text:p>
      <text:p text:style-name="P506"><text:span text:style-name="MathematicaFormatStandardForm"><text:span text:style-name="T635">(* </text:span></text:span><text:span text:style-name="MathematicaFormatStandardForm"><text:span text:style-name="T637">Wheel Initialization </text:span></text:span><text:span text:style-name="MathematicaFormatStandardForm"><text:span text:style-name="T635">*)</text:span></text:span></text:p>
      <text:p text:style-name="P507"><text:span text:style-name="MathematicaFormatStandardForm"><text:span text:style-name="T632">WheelEntries:=WheelEntries= 5</text:span></text:span></text:p>
      <text:p text:style-name="P508"><text:span text:style-name="MathematicaFormatStandardForm"><text:span text:style-name="T632">WheelSize:=WheelSize=Product[Prime[j],{j,1,WheelEntries}]</text:span></text:span></text:p>
      <text:p text:style-name="P509"><text:span text:style-name="MathematicaFormatStandardForm"><text:span text:style-name="T638">Excluded</text:span></text:span><text:span text:style-name="MathematicaFormatStandardForm"><text:span text:style-name="T639">Primes</text:span></text:span><text:span text:style-name="MathematicaFormatStandardForm"><text:span text:style-name="T632">[n_]:=Sum[1/k,{j,1,WheelEntries},{k,1,Log[Prime[j],n]}]</text:span></text:span></text:p>
      <text:p text:style-name="P509"><text:span text:style-name="MathematicaFormatStandardForm"><text:span text:style-name="T632"/></text:span></text:p>
      <text:p text:style-name="P510"><text:span text:style-name="MathematicaFormatStandardForm"><text:span text:style-name="T635">(* </text:span></text:span><text:span text:style-name="MathematicaFormatStandardForm"><text:span text:style-name="T640">Use[n] is 1 if n isn't rejected by the wheel, and 0 otherwise</text:span></text:span><text:span text:style-name="MathematicaFormatStandardForm"><text:span text:style-name="T635"> *)</text:span></text:span></text:p>
      <text:p text:style-name="P511"><text:span text:style-name="MathematicaFormatStandardForm"><text:span text:style-name="T632">Co</text:span></text:span><text:span text:style-name="MathematicaFormatStandardForm"><text:span text:style-name="T641">primeCache</text:span></text:span><text:span text:style-name="MathematicaFormatStandardForm"><text:span text:style-name="T632">:=Co</text:span></text:span><text:span text:style-name="MathematicaFormatStandardForm"><text:span text:style-name="T641">primeCache</text:span></text:span><text:span text:style-name="MathematicaFormatStandardForm"><text:span text:style-name="T632">=Table[CoprimeQ[WheelSize,n],{n,1,WheelSize}]</text:span></text:span></text:p>
      <text:p text:style-name="P511"><text:soft-page-break/><text:span text:style-name="MathematicaFormatStandardForm"><text:span text:style-name="T642">Use</text:span></text:span><text:span text:style-name="MathematicaFormatStandardForm"><text:span text:style-name="T632">[</text:span></text:span><text:span text:style-name="MathematicaFormatStandardForm"><text:span text:style-name="T640">n</text:span></text:span><text:span text:style-name="MathematicaFormatStandardForm"><text:span text:style-name="T632">_]:=</text:span></text:span><text:span text:style-name="MathematicaFormatStandardForm"><text:span text:style-name="T640">Use</text:span></text:span><text:span text:style-name="MathematicaFormatStandardForm"><text:span text:style-name="T632">[</text:span></text:span><text:span text:style-name="MathematicaFormatStandardForm"><text:span text:style-name="T640">n</text:span></text:span><text:span text:style-name="MathematicaFormatStandardForm"><text:span text:style-name="T632">]=If[ Co</text:span></text:span><text:span text:style-name="MathematicaFormatStandardForm"><text:span text:style-name="T641">primeCache</text:span></text:span><text:span text:style-name="MathematicaFormatStandardForm"><text:span text:style-name="T632">[[Mod[</text:span></text:span><text:span text:style-name="MathematicaFormatStandardForm"><text:span text:style-name="T640">n</text:span></text:span><text:span text:style-name="MathematicaFormatStandardForm"><text:span text:style-name="T632">-1,WheelSize]+1]]</text:span></text:span><text:span text:style-name="MathematicaFormatStandardForm"><text:span text:style-name="T643">==</text:span></text:span><text:span text:style-name="MathematicaFormatStandardForm"><text:span text:style-name="T632">True,</text:span></text:span><text:span text:style-name="MathematicaFormatStandardForm"><text:span text:style-name="T642">1</text:span></text:span><text:span text:style-name="MathematicaFormatStandardForm"><text:span text:style-name="T632">,</text:span></text:span><text:span text:style-name="MathematicaFormatStandardForm"><text:span text:style-name="T642">0</text:span></text:span><text:span text:style-name="MathematicaFormatStandardForm"><text:span text:style-name="T632">]</text:span></text:span></text:p>
      <text:p text:style-name="P512"><text:span text:style-name="MathematicaFormatStandardForm"><text:span text:style-name="T632"/></text:span></text:p>
      <text:p text:style-name="P510"><text:span text:style-name="MathematicaFormatStandardForm"><text:span text:style-name="T635">(* </text:span></text:span><text:span text:style-name="MathematicaFormatStandardForm"><text:span text:style-name="T644">Coprimes[n] is the count of numbers &lt;= n coprime to our wheel</text:span></text:span><text:span text:style-name="MathematicaFormatStandardForm"><text:span text:style-name="T635"> *)</text:span></text:span></text:p>
      <text:p text:style-name="P496"><text:span text:style-name="MathematicaFormatStandardForm"><text:span text:style-name="T632">LegendrePhi[x_,a_]:=LegendrePhi[x,a-1]-LegendrePhi[x/Prime[a],a-1];LegendrePhi[x_,0]:=Floor[x]</text:span></text:span></text:p>
      <text:p text:style-name="P533"><text:span text:style-name="MathematicaFormatStandardForm"><text:span text:style-name="T632">Leg</text:span></text:span><text:span text:style-name="MathematicaFormatStandardForm"><text:span text:style-name="T645">PhiCache</text:span></text:span><text:span text:style-name="MathematicaFormatStandardForm"><text:span text:style-name="T632">:=Leg</text:span></text:span><text:span text:style-name="MathematicaFormatStandardForm"><text:span text:style-name="T645">PhiCache</text:span></text:span><text:span text:style-name="MathematicaFormatStandardForm"><text:span text:style-name="T632">=Table[LegendrePhi[n,WheelEntries],{n,1,WheelSize}]</text:span></text:span></text:p>
      <text:p text:style-name="P496"><text:span text:style-name="MathematicaFormatStandardForm"><text:span text:style-name="T632">FullWheel:=FullWheel= LegendrePhi[WheelSize,WheelEntries]</text:span></text:span></text:p>
      <text:p text:style-name="P534"><text:span text:style-name="MathematicaFormatStandardForm"><text:span text:style-name="T644">Coprimes</text:span></text:span><text:span text:style-name="MathematicaFormatStandardForm"><text:span text:style-name="T632">[n_]:=</text:span></text:span><text:span text:style-name="MathematicaFormatStandardForm"><text:span text:style-name="T644">Coprimes</text:span></text:span><text:span text:style-name="MathematicaFormatStandardForm"><text:span text:style-name="T632">[n]=Leg</text:span></text:span><text:span text:style-name="MathematicaFormatStandardForm"><text:span text:style-name="T645">PhiCache</text:span></text:span><text:span text:style-name="MathematicaFormatStandardForm"><text:span text:style-name="T632">[[Mod[n-1,WheelSize]+1]]+Floor[(n-1)/WheelSize]FullWheel</text:span></text:span></text:p>
      <text:p text:style-name="P496"><text:span text:style-name="MathematicaFormatStandardForm"><text:span text:style-name="T632"/></text:span></text:p>
      <text:p text:style-name="P510"><text:span text:style-name="MathematicaFormatStandardForm"><text:span text:style-name="T635">(* </text:span></text:span><text:span text:style-name="MathematicaFormatStandardForm"><text:span text:style-name="T636">VARIATIONS OF LINNIK'S IDENTITY SUMMED</text:span></text:span><text:span text:style-name="MathematicaFormatStandardForm"><text:span text:style-name="T635"> *)</text:span></text:span></text:p>
      <text:p text:style-name="P510"><text:span text:style-name="MathematicaFormatStandardForm"><text:span text:style-name="T635"/></text:span></text:p>
      <text:p text:style-name="P506"><text:span text:style-name="MathematicaFormatStandardForm"><text:span text:style-name="T635">(* Linnik's Identity Summed with the Default Method *)</text:span></text:span></text:p>
      <text:p text:style-name="P535"><text:span text:style-name="MathematicaFormatStandardForm"><text:span text:style-name="T632">DD[n_,k_]:=Sum[If[</text:span></text:span><text:span text:style-name="MathematicaFormatStandardForm"><text:span text:style-name="T642">Use</text:span></text:span><text:span text:style-name="MathematicaFormatStandardForm"><text:span text:style-name="T632">[j]</text:span></text:span><text:span text:style-name="MathematicaFormatStandardForm"><text:span text:style-name="T642">=</text:span></text:span><text:span text:style-name="MathematicaFormatStandardForm"><text:span text:style-name="T632">=0,0,DD[Floor[n/j],k-1]],{j,2,n}]</text:span></text:span></text:p>
      <text:p text:style-name="P534"><text:span text:style-name="MathematicaFormatStandardForm"><text:span text:style-name="T632">DD[n_,1]:=DD[n,1]=</text:span></text:span><text:span text:style-name="MathematicaFormatStandardForm"><text:span text:style-name="T644">Coprimes</text:span></text:span><text:span text:style-name="MathematicaFormatStandardForm"><text:span text:style-name="T632">[n]-1</text:span></text:span></text:p>
      <text:p text:style-name="P496"><text:span text:style-name="MathematicaFormatStandardForm"><text:span text:style-name="T632">DD[n_,0]:=DD[n,0]=1</text:span></text:span></text:p>
      <text:p text:style-name="P496"><text:span text:style-name="Linnik2">LinnikSum[n_]:=Sum[(-1)^(k+1)/k DD[n,k],{k,1,Log[2,n]}]</text:span></text:p>
      <text:p text:style-name="P506"><text:span text:style-name="MathematicaFormatStandardForm"><text:span text:style-name="T635"/></text:span></text:p>
      <text:p text:style-name="P506"><text:span text:style-name="MathematicaFormatStandardForm"><text:span text:style-name="T635">(* Linnik's Identity Summed Recursively *)</text:span></text:span></text:p>
      <text:p text:style-name="P496"><text:span text:style-name="MathematicaFormatStandardForm"><text:span text:style-name="T632">PI[n_,k_]:=PI[n,k]=Sum[If[</text:span></text:span><text:span text:style-name="MathematicaFormatStandardForm"><text:span text:style-name="T642">Use</text:span></text:span><text:span text:style-name="MathematicaFormatStandardForm"><text:span text:style-name="T632">[j]</text:span></text:span><text:span text:style-name="MathematicaFormatStandardForm"><text:span text:style-name="T642">=</text:span></text:span><text:span text:style-name="MathematicaFormatStandardForm"><text:span text:style-name="T632">=0,0,1/k-PI[Floor[n/j],k+1]],{j,2,n}]</text:span></text:span></text:p>
      <text:p text:style-name="P506"><text:span text:style-name="MathematicaFormatStandardForm"><text:span text:style-name="T635"/></text:span></text:p>
      <text:p text:style-name="P506"><text:span text:style-name="MathematicaFormatStandardForm"><text:span text:style-name="T635">(* Linnik's Identity Summed with the Hyperbola Method *)</text:span></text:span></text:p>
      <text:p text:style-name="P496"><text:span text:style-name="Da">Dhyp[n_,k_,s_]:=Sum[If[</text:span><text:span text:style-name="Da"><text:span text:style-name="T685">Use</text:span></text:span><text:span text:style-name="Da">[m]</text:span><text:span text:style-name="Da"><text:span text:style-name="T685">==0</text:span></text:span><text:span text:style-name="Da">,0,Binomial[k,j]Dhyp[Floor[n/(m^(k-j))],j,m+1]],{m,s,n^(1/k)},{j,0,k-1}]</text:span></text:p>
      <text:p text:style-name="P534"><text:span text:style-name="Da">Dhyp[n_,1,s_]:=Dhyp[n,1,s]=</text:span><text:span text:style-name="Da"><text:span text:style-name="T686">Coprimes</text:span></text:span><text:span text:style-name="Da">[n]-</text:span><text:span text:style-name="Da"><text:span text:style-name="T686">Coprimes</text:span></text:span><text:span text:style-name="Da">[s-1]</text:span></text:p>
      <text:p text:style-name="P496"><text:span text:style-name="Da">Dhyp[n_,0,s_] := Dhyp[n,0,s]=1</text:span></text:p>
      <text:p text:style-name="P496"><text:span text:style-name="Linnik2">LinnikSumHyp[n_]:=Sum[(-1)^(k+1)/k Dhyp[n,k,2],{k,1,Log[2,n]}]</text:span></text:p>
      <text:p text:style-name="P506"><text:span text:style-name="MathematicaFormatStandardForm"><text:span text:style-name="T635"/></text:span></text:p>
      <text:p text:style-name="P506"><text:span text:style-name="MathematicaFormatStandardForm"><text:span text:style-name="T635">(* The Test Bed *)</text:span></text:span></text:p>
      <text:p text:style-name="P561"><text:span text:style-name="Primes">RiePrimeCnt[ n_ ] := Sum[ PrimePi[ n ^ ( 1 / j )] / j, { j, 1, Log[ 2, n ]}]</text:span></text:p>
      <text:p text:style-name="P540"><text:span text:style-name="Table">Table[{n,</text:span><text:span text:style-name="Table"><text:span text:style-name="T623">RiePrimeCnt[n]</text:span></text:span><text:span text:style-name="Table">,LinnikSum[n]+</text:span><text:span text:style-name="Table"><text:span text:style-name="T687">ExcludedPrimes</text:span></text:span><text:span text:style-name="Table">[n],PI[n,1]+</text:span><text:span text:style-name="Table"><text:span text:style-name="T687">ExcludedPrimes</text:span></text:span><text:span text:style-name="Table">[n],LinnikSumHyp[n]+</text:span><text:span text:style-name="Table"><text:span text:style-name="T687">ExcludedPrimes</text:span></text:span><text:span text:style-name="Table">[n]},{n,1,100,1}]//TableForm</text:span></text:p>
      <text:p text:style-name="P490"><text:span text:style-name="MathematicaFormatStandardForm"><text:span text:style-name="T93"/></text:span></text:p>
      <text:p text:style-name="P200"/>
      <text:p text:style-name="P200"/>
      <text:p text:style-name="P222">WHEELS ARE CURRENTLY BUSTED.</text:p>
      <text:p text:style-name="P222"/>
      <text:p text:style-name="P125"/>
      <text:p text:style-name="P565"/>
      <text:p text:style-name="P21"><text:span text:style-name="MathematicaFormatStandardForm"><text:span text:style-name="T3"/></text:span></text:p>
      <text:p text:style-name="P174"><text:span text:style-name="ATitleMid"><text:span text:style-name="T723">4-5: References, Notes, Further Questions</text:span></text:span></text:p>
      <text:p text:style-name="P459"><text:span text:style-name="MathematicaFormatStandardForm"><text:span text:style-name="T93"/></text:span></text:p>
      <text:p text:style-name="P459"><text:span text:style-name="MathematicaFormatStandardForm"><text:span text:style-name="T93"/></text:span></text:p>
      <text:p text:style-name="P241"><text:span text:style-name="MathematicaFormatStandardForm"><text:span text:style-name="T431">- </text:span></text:span><text:span text:style-name="MathematicaFormatStandardForm"><text:span text:style-name="T436">Comparison to Legendre identities</text:span></text:span></text:p>
      <text:p text:style-name="P241"><text:span text:style-name="MathematicaFormatStandardForm"><text:span text:style-name="T436"/></text:span></text:p>
      <text:p text:style-name="P241"><text:span text:style-name="MathematicaFormatStandardForm"><text:span text:style-name="T436">- Hyperbola Method Write Up?</text:span></text:span></text:p>
      <text:p text:style-name="P241"><text:span text:style-name="MathematicaFormatStandardForm"><text:span text:style-name="T436"/></text:span></text:p>
      <text:p text:style-name="P392"><text:span text:style-name="MathematicaFormatStandardForm"><text:span text:style-name="T70">- Mertens function: </text:span></text:span><text:a xlink:type="simple" xlink:href="http://projecteuclid.org/DPubS/Repository/1.0/Disseminate?view=body&amp;id=pdf_1&amp;handle=euclid.em/1047565447" text:style-name="Internet_20_link" text:visited-style-name="Visited_20_Internet_20_Link"><text:span text:style-name="MathematicaFormatStandardForm"><text:span text:style-name="T443">http://projecteuclid.org/DPubS/Repository/1.0/Disseminate?view=body&amp;id=pdf_1&amp;handle=euclid.em/1047565447</text:span></text:span></text:a><text:span text:style-name="MathematicaFormatStandardForm"><text:span text:style-name="T70"> </text:span></text:span><text:span text:style-name="MathematicaFormatStandardForm"><text:span text:style-name="T748">Marc Deléglise and Joöl Rivat</text:span></text:span><text:span text:style-name="MathematicaFormatStandardForm"><text:span text:style-name="T444"> </text:span></text:span><text:span text:style-name="MathematicaFormatStandardForm"><text:span text:style-name="T70">“Computing the Summation of the Mobius Function”</text:span></text:span></text:p>
      <text:p text:style-name="P241"><text:span text:style-name="MathematicaFormatStandardForm"><text:span text:style-name="T592"/></text:span></text:p>
      <text:p text:style-name="P241"><text:span text:style-name="MathematicaFormatStandardForm"><text:span text:style-name="T434">- </text:span></text:span><text:span text:style-name="MathematicaFormatStandardForm"><text:span text:style-name="T436">Wheels?</text:span></text:span></text:p>
      <text:p text:style-name="P241"><text:span text:style-name="MathematicaFormatStandardForm"><text:span text:style-name="T436">- </text:span></text:span><text:span text:style-name="MathematicaFormatStandardForm"><text:span text:style-name="T438">Other prime counting approaches.</text:span></text:span></text:p>
      <text:p text:style-name="P554"><text:span text:style-name="ATitleBig">5</text:span></text:p>
      <text:p text:style-name="P198"><text:span text:style-name="ATitleBig"/></text:p>
      <text:p text:style-name="P215"><text:span text:style-name="ATitleBig">Estimating the Distribution of Primes</text:span></text:p>
      <text:p text:style-name="P215"><text:span text:style-name="ATitleBig">with Linnik's Identity Summed</text:span></text:p>
      <text:p text:style-name="P215"/>
      <text:p text:style-name="P215"/>
      <text:p text:style-name="P142"/>
      <text:p text:style-name="P137"><text:tab/><text:span text:style-name="T744">Since antiquity we've known the primes are limitless. <text:s/>It's taken longer to resolve questions about their frequency among natural numbers.</text:span></text:p>
      <text:p text:style-name="P140"><text:span text:style-name="T744"><text:tab/>In the decades around 1800, Legendre speculated that</text:span><text:span text:style-name="MathematicaFormatStandardForm"><text:span text:style-name="T450"><draw:frame draw:style-name="fr2" draw:name="Object6" text:anchor-type="as-char" svg:y="-0.2445in" svg:width="1.1555in" svg:height="0.3937in" draw:z-index="354"><draw:object xlink:href="./Object 100" xlink:type="simple" xlink:show="embed" xlink:actuate="onLoad"/><draw:image xlink:href="./ObjectReplacements/Object 100" xlink:type="simple" xlink:show="embed" xlink:actuate="onLoad"/><svg:desc>formula</svg:desc></draw:frame></text:span></text:span><text:span text:style-name="MathematicaFormatStandardForm"><text:span text:style-name="T450">, </text:span></text:span><text:span text:style-name="MathematicaFormatStandardForm"><text:span text:style-name="T544">and Gauss, in turn, that</text:span></text:span><text:span text:style-name="MathematicaFormatStandardForm"><text:span text:style-name="T450"><draw:frame draw:style-name="fr2" draw:name="Object9" text:anchor-type="as-char" svg:y="-0.2925in" svg:width="1.0244in" svg:height="0.4717in" draw:z-index="355"><draw:object xlink:href="./Object 101" xlink:type="simple" xlink:show="embed" xlink:actuate="onLoad"/><draw:image xlink:href="./ObjectReplacements/Object 101" xlink:type="simple" xlink:show="embed" xlink:actuate="onLoad"/><svg:desc>formula</svg:desc></draw:frame></text:span></text:span><text:span text:style-name="MathematicaFormatStandardForm"><text:span text:style-name="T450">, </text:span></text:span><text:span text:style-name="MathematicaFormatStandardForm"><text:span text:style-name="T544">which is the logarithmic integral</text:span></text:span><text:span text:style-name="MathematicaFormatStandardForm"><text:span text:style-name="T450"><draw:frame draw:style-name="fr2" draw:name="Object376" text:anchor-type="as-char" svg:y="-0.1484in" svg:width="0.4138in" svg:height="0.1909in" draw:z-index="356"><draw:object xlink:href="./Object 376" xlink:type="simple" xlink:show="embed" xlink:actuate="onLoad"/><draw:image xlink:href="./ObjectReplacements/Object 376" xlink:type="simple" xlink:show="embed" xlink:actuate="onLoad"/><svg:desc>formula</svg:desc></draw:frame></text:span></text:span><text:span text:style-name="MathematicaFormatStandardForm"><text:span text:style-name="T450">. <text:s/></text:span></text:span><text:span text:style-name="MathematicaFormatStandardForm"><text:span text:style-name="T544">These </text:span></text:span><text:span text:style-name="MathematicaFormatStandardForm"><text:span text:style-name="T545">good </text:span></text:span><text:span text:style-name="MathematicaFormatStandardForm"><text:span text:style-name="T544">estimat</text:span></text:span><text:span text:style-name="MathematicaFormatStandardForm"><text:span text:style-name="T545">es</text:span></text:span><text:span text:style-name="MathematicaFormatStandardForm"><text:span text:style-name="T544"> were empirical, based on tables of prime counts, </text:span></text:span><text:span text:style-name="MathematicaFormatStandardForm"><text:span text:style-name="T545">meaning they provided no </text:span></text:span><text:span text:style-name="MathematicaFormatStandardForm"><text:span text:style-name="T551">particular </text:span></text:span><text:span text:style-name="MathematicaFormatStandardForm"><text:span text:style-name="T545">insight into the difference between the approximations and</text:span></text:span><text:span text:style-name="MathematicaFormatStandardForm"><text:span text:style-name="T450"><draw:frame draw:style-name="fr2" draw:name="Object377" text:anchor-type="as-char" svg:y="-0.1484in" svg:width="0.4126in" svg:height="0.1909in" draw:z-index="357"><draw:object xlink:href="./Object 377" xlink:type="simple" xlink:show="embed" xlink:actuate="onLoad"/><draw:image xlink:href="./ObjectReplacements/Object 377" xlink:type="simple" xlink:show="embed" xlink:actuate="onLoad"/><svg:desc>formula</svg:desc></draw:frame></text:span></text:span><text:span text:style-name="MathematicaFormatStandardForm"><text:span text:style-name="T450">.</text:span></text:span></text:p>
      <text:p text:style-name="P140"><text:span text:style-name="MathematicaFormatStandardForm"><text:span text:style-name="T450"><text:tab/></text:span></text:span><text:span text:style-name="MathematicaFormatStandardForm"><text:span text:style-name="T545">Riemann, in his 1859 paper, massively advanced knowledge about the entire topic. <text:s/>He showed that </text:span></text:span><text:span text:style-name="MathematicaFormatStandardForm"><text:span text:style-name="T450"><draw:frame draw:style-name="fr2" draw:name="Object378" text:anchor-type="as-char" svg:y="-0.1484in" svg:width="0.4138in" svg:height="0.1909in" draw:z-index="358"><draw:object xlink:href="./Object 378" xlink:type="simple" xlink:show="embed" xlink:actuate="onLoad"/><draw:image xlink:href="./ObjectReplacements/Object 378" xlink:type="simple" xlink:show="embed" xlink:actuate="onLoad"/><svg:desc>formula</svg:desc></draw:frame></text:span></text:span><text:span text:style-name="MathematicaFormatStandardForm"><text:span text:style-name="T545">approximated a slightly different prime counting function, </text:span></text:span><text:span text:style-name="MathematicaFormatStandardForm"><text:span text:style-name="T450"><draw:frame draw:style-name="fr2" draw:name="Object379" text:anchor-type="as-char" svg:y="-0.1484in" svg:width="0.4429in" svg:height="0.1909in" draw:z-index="359"><draw:object xlink:href="./Object 379" xlink:type="simple" xlink:show="embed" xlink:actuate="onLoad"/><draw:image xlink:href="./ObjectReplacements/Object 379" xlink:type="simple" xlink:show="embed" xlink:actuate="onLoad"/><svg:desc>formula</svg:desc></draw:frame></text:span></text:span><text:span text:style-name="MathematicaFormatStandardForm"><text:span text:style-name="T450">. <text:s/></text:span></text:span><text:span text:style-name="MathematicaFormatStandardForm"><text:span text:style-name="T545">And he gave an incredible exact formula for the difference between</text:span></text:span><text:span text:style-name="MathematicaFormatStandardForm"><text:span text:style-name="T450"><draw:frame draw:style-name="fr2" draw:name="Object380" text:anchor-type="as-char" svg:y="-0.1484in" svg:width="0.4138in" svg:height="0.1909in" draw:z-index="360"><draw:object xlink:href="./Object 380" xlink:type="simple" xlink:show="embed" xlink:actuate="onLoad"/><draw:image xlink:href="./ObjectReplacements/Object 380" xlink:type="simple" xlink:show="embed" xlink:actuate="onLoad"/><svg:desc>formula</svg:desc></draw:frame></text:span></text:span><text:span text:style-name="MathematicaFormatStandardForm"><text:span text:style-name="T545">and</text:span></text:span><text:span text:style-name="MathematicaFormatStandardForm"><text:span text:style-name="T450"><draw:frame draw:style-name="fr2" draw:name="Object381" text:anchor-type="as-char" svg:y="-0.1484in" svg:width="0.4429in" svg:height="0.1909in" draw:z-index="361"><draw:object xlink:href="./Object 381" xlink:type="simple" xlink:show="embed" xlink:actuate="onLoad"/><draw:image xlink:href="./ObjectReplacements/Object 381" xlink:type="simple" xlink:show="embed" xlink:actuate="onLoad"/><svg:desc>formula</svg:desc></draw:frame></text:span></text:span><text:span text:style-name="MathematicaFormatStandardForm"><text:span text:style-name="T450">. <text:s/></text:span></text:span><text:span text:style-name="MathematicaFormatStandardForm"><text:span text:style-name="T545">That equation relies directly on the so called non-trivial zeroes of the Riemann Zeta function and leads immediately to the importance of the Riemann Hypothesis. <text:s/>The deep nature of those non-trivial zeroes directly impacts the difference between</text:span></text:span><text:span text:style-name="MathematicaFormatStandardForm"><text:span text:style-name="T450"><draw:frame draw:style-name="fr2" draw:name="Object382" text:anchor-type="as-char" svg:y="-0.1484in" svg:width="0.4138in" svg:height="0.1909in" draw:z-index="362"><draw:object xlink:href="./Object 382" xlink:type="simple" xlink:show="embed" xlink:actuate="onLoad"/><draw:image xlink:href="./ObjectReplacements/Object 382" xlink:type="simple" xlink:show="embed" xlink:actuate="onLoad"/><svg:desc>formula</svg:desc></draw:frame></text:span></text:span><text:span text:style-name="MathematicaFormatStandardForm"><text:span text:style-name="T545">and</text:span></text:span><text:span text:style-name="MathematicaFormatStandardForm"><text:span text:style-name="T450"><draw:frame draw:style-name="fr2" draw:name="Object383" text:anchor-type="as-char" svg:y="-0.1484in" svg:width="0.4429in" svg:height="0.1909in" draw:z-index="363"><draw:object xlink:href="./Object 383" xlink:type="simple" xlink:show="embed" xlink:actuate="onLoad"/><draw:image xlink:href="./ObjectReplacements/Object 383" xlink:type="simple" xlink:show="embed" xlink:actuate="onLoad"/><svg:desc>formula</svg:desc></draw:frame></text:span></text:span><text:span text:style-name="MathematicaFormatStandardForm"><text:span text:style-name="T450">.</text:span></text:span></text:p>
      <text:p text:style-name="P140"><text:span text:style-name="MathematicaFormatStandardForm"><text:span text:style-name="T450"><text:tab/></text:span></text:span><text:span text:style-name="MathematicaFormatStandardForm"><text:span text:style-name="T545">If that last paragraph sounds like gibberish to you, hang on! <text:s/>Riemann's work, and all the analytic number theory that followed it, is amazing and beautiful and a supreme achievement. <text:s/>But it's also hugely complex and demanding, requiring deep </text:span></text:span><text:span text:style-name="MathematicaFormatStandardForm"><text:span text:style-name="T546">knowledge</text:span></text:span><text:span text:style-name="MathematicaFormatStandardForm"><text:span text:style-name="T545"> of complex analysis to follow.</text:span></text:span></text:p>
      <text:p text:style-name="P141"><text:span text:style-name="MathematicaFormatStandardForm"><text:span text:style-name="T545"><text:tab/></text:span></text:span><text:span text:style-name="MathematicaFormatStandardForm"><text:span text:style-name="T546">This section provides a different route to reasoning about the difference between</text:span></text:span><text:span text:style-name="MathematicaFormatStandardForm"><text:span text:style-name="T450"><draw:frame draw:style-name="fr2" draw:name="Object385" text:anchor-type="as-char" svg:y="-0.1484in" svg:width="0.4138in" svg:height="0.1909in" draw:z-index="364"><draw:object xlink:href="./Object 385" xlink:type="simple" xlink:show="embed" xlink:actuate="onLoad"/><draw:image xlink:href="./ObjectReplacements/Object 385" xlink:type="simple" xlink:show="embed" xlink:actuate="onLoad"/><svg:desc>formula</svg:desc></draw:frame></text:span></text:span><text:span text:style-name="MathematicaFormatStandardForm"><text:span text:style-name="T545">and</text:span></text:span><text:span text:style-name="MathematicaFormatStandardForm"><text:span text:style-name="T450"><draw:frame draw:style-name="fr2" draw:name="Object386" text:anchor-type="as-char" svg:y="-0.1484in" svg:width="0.4429in" svg:height="0.1909in" draw:z-index="365"><draw:object xlink:href="./Object 386" xlink:type="simple" xlink:show="embed" xlink:actuate="onLoad"/><draw:image xlink:href="./ObjectReplacements/Object 386" xlink:type="simple" xlink:show="embed" xlink:actuate="onLoad"/><svg:desc>formula</svg:desc></draw:frame></text:span></text:span><text:span text:style-name="MathematicaFormatStandardForm"><text:span text:style-name="T546">, one that relies </text:span></text:span><text:span text:style-name="MathematicaFormatStandardForm"><text:span text:style-name="T547">only</text:span></text:span><text:span text:style-name="MathematicaFormatStandardForm"><text:span text:style-name="T546"> on combinatorial arguments and some real-valued calculus.</text:span></text:span></text:p>
      <text:p text:style-name="P137"><text:span text:style-name="T619"><text:tab/>Our plan of attack will be this: we'll approximate</text:span><text:span text:style-name="MathematicaFormatStandardForm"><text:span text:style-name="T450"><draw:frame draw:style-name="fr2" draw:name="Object141" text:anchor-type="as-char" svg:y="-0.1484in" svg:width="0.572in" svg:height="0.2098in" draw:z-index="142"><draw:object xlink:href="./Object 141" xlink:type="simple" xlink:show="embed" xlink:actuate="onLoad"/><draw:image xlink:href="./ObjectReplacements/Object 141" xlink:type="simple" xlink:show="embed" xlink:actuate="onLoad"/><svg:desc>formula</svg:desc></draw:frame></text:span></text:span><text:span text:style-name="MathematicaFormatStandardForm"><text:span text:style-name="T450"> </text:span></text:span><text:span text:style-name="MathematicaFormatStandardForm"><text:span text:style-name="T471">and </text:span></text:span><text:span text:style-name="MathematicaFormatStandardForm"><text:span text:style-name="T473">then,</text:span></text:span><text:span text:style-name="MathematicaFormatStandardForm"><text:span text:style-name="T471"> </text:span></text:span><text:span text:style-name="MathematicaFormatStandardForm"><text:span text:style-name="T547">using</text:span></text:span><text:span text:style-name="MathematicaFormatStandardForm"><text:span text:style-name="T471"> Linnik's </text:span></text:span><text:span text:style-name="MathematicaFormatStandardForm"><text:span text:style-name="T500">i</text:span></text:span><text:span text:style-name="MathematicaFormatStandardForm"><text:span text:style-name="T471">dentity </text:span></text:span><text:span text:style-name="MathematicaFormatStandardForm"><text:span text:style-name="T500">s</text:span></text:span><text:span text:style-name="MathematicaFormatStandardForm"><text:span text:style-name="T471">ummed </text:span></text:span><text:span text:style-name="MathematicaFormatStandardForm"><text:span text:style-name="T547">and those approximations</text:span></text:span><text:span text:style-name="MathematicaFormatStandardForm"><text:span text:style-name="T471">, </text:span></text:span><text:span text:style-name="MathematicaFormatStandardForm"><text:span text:style-name="T473">also </text:span></text:span><text:span text:style-name="MathematicaFormatStandardForm"><text:span text:style-name="T471">approximate</text:span></text:span><text:span text:style-name="MathematicaFormatStandardForm"><text:span text:style-name="T450"><draw:frame draw:style-name="fr2" draw:name="Object142" text:anchor-type="as-char" svg:y="-0.1484in" svg:width="0.4429in" svg:height="0.1909in" draw:z-index="143"><draw:object xlink:href="./Object 142" xlink:type="simple" xlink:show="embed" xlink:actuate="onLoad"/><draw:image xlink:href="./ObjectReplacements/Object 142" xlink:type="simple" xlink:show="embed" xlink:actuate="onLoad"/><svg:desc>formula</svg:desc></draw:frame></text:span></text:span><text:span text:style-name="MathematicaFormatStandardForm"><text:span text:style-name="T450">, </text:span></text:span><text:span text:style-name="MathematicaFormatStandardForm"><text:span text:style-name="T474">Riemann's </text:span></text:span><text:span text:style-name="MathematicaFormatStandardForm"><text:span text:style-name="T543">p</text:span></text:span><text:span text:style-name="MathematicaFormatStandardForm"><text:span text:style-name="T474">rime </text:span></text:span><text:span text:style-name="MathematicaFormatStandardForm"><text:span text:style-name="T543">c</text:span></text:span><text:span text:style-name="MathematicaFormatStandardForm"><text:span text:style-name="T474">ounting </text:span></text:span><text:span text:style-name="MathematicaFormatStandardForm"><text:span text:style-name="T543">f</text:span></text:span><text:span text:style-name="MathematicaFormatStandardForm"><text:span text:style-name="T474">unction</text:span></text:span><text:span text:style-name="MathematicaFormatStandardForm"><text:span text:style-name="T450">.</text:span></text:span></text:p>
      <text:p text:style-name="P215"/>
      <text:p text:style-name="P563"/>
      <text:p text:style-name="P185"/>
      <text:p text:style-name="P156"><text:span text:style-name="ATitleMid"><text:span text:style-name="T624">5-1: Approximating</text:span></text:span><text:span text:style-name="ATitleMid"><text:span text:style-name="T601"><draw:frame draw:style-name="fr2" draw:name="Object136" text:anchor-type="as-char" svg:y="-0.1484in" svg:width="0.572in" svg:height="0.2098in" draw:z-index="144"><draw:object xlink:href="./Object 136" xlink:type="simple" xlink:show="embed" xlink:actuate="onLoad"/><draw:image xlink:href="./ObjectReplacements/Object 136" xlink:type="simple" xlink:show="embed" xlink:actuate="onLoad"/><svg:desc>formula</svg:desc></draw:frame></text:span></text:span></text:p>
      <text:p text:style-name="P155"/>
      <text:p text:style-name="P137"><text:span text:style-name="T619"><text:tab/>Here's one way to approximate</text:span><text:span text:style-name="MathematicaFormatStandardForm"><text:span text:style-name="T450"><draw:frame draw:style-name="fr2" draw:name="Object143" text:anchor-type="as-char" svg:y="-0.1484in" svg:width="0.572in" svg:height="0.2098in" draw:z-index="145"><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450">. <text:s/></text:span></text:span><text:span text:style-name="MathematicaFormatStandardForm"><text:span text:style-name="T471">Take this earlier definition</text:span></text:span><text:span text:style-name="MathematicaFormatStandardForm"><text:span text:style-name="T450"><draw:frame draw:style-name="fr2" draw:name="Object144" text:anchor-type="as-char" svg:y="-0.2807in" svg:width="2.5547in" svg:height="0.4484in" draw:z-index="366"><draw:object xlink:href="./Object 143" xlink:type="simple" xlink:show="embed" xlink:actuate="onLoad"/><draw:image xlink:href="./ObjectReplacements/Object 143" xlink:type="simple" xlink:show="embed" xlink:actuate="onLoad"/><svg:desc>formula</svg:desc></draw:frame></text:span></text:span><text:span text:style-name="MathematicaFormatStandardForm"><text:span text:style-name="T450">, </text:span></text:span><text:span text:style-name="MathematicaFormatStandardForm"><text:span text:style-name="T471">and write out the sums explicitly for different values of </text:span></text:span><text:span text:style-name="MathematicaFormatStandardForm"><text:span text:style-name="T578">k</text:span></text:span></text:p>
      <text:p text:style-name="P137"><text:span text:style-name="MathematicaFormatStandardForm"><text:span text:style-name="T450"/></text:span></text:p>
      <text:p text:style-name="P112"><text:span text:style-name="MathematicaFormatStandardForm"><text:span text:style-name="T460"><draw:frame draw:style-name="fr2" draw:name="Object137" text:anchor-type="as-char" svg:y="-0.4047in" svg:width="3.7866in" svg:height="0.5728in" draw:z-index="367"><draw:object xlink:href="./Object 137" xlink:type="simple" xlink:show="embed" xlink:actuate="onLoad"/><draw:image xlink:href="./ObjectReplacements/Object 137" xlink:type="simple" xlink:show="embed" xlink:actuate="onLoad"/><svg:desc>formula</svg:desc></draw:frame></text:span></text:span></text:p>
      <text:p text:style-name="P136"><text:span text:style-name="MathematicaFormatStandardForm"><text:span text:style-name="T466"/></text:span></text:p>
      <text:p text:style-name="P139"><text:span text:style-name="MathematicaFormatStandardForm"><text:span text:style-name="T466">and so on.</text:span></text:span><text:span text:style-name="MathematicaFormatStandardForm"><text:span text:style-name="T467"> <text:s/></text:span></text:span></text:p>
      <text:p text:style-name="P139"><text:soft-page-break/><text:span text:style-name="MathematicaFormatStandardForm"><text:span text:style-name="T467"/></text:span></text:p>
      <text:p text:style-name="P274"><text:span text:style-name="ATitleSmall"><text:span text:style-name="T704">5-1a: The Smooth Volume Bounding</text:span></text:span><text:span text:style-name="MathematicaFormatStandardForm"><text:span text:style-name="T108"><draw:frame draw:style-name="fr2" draw:name="Object266" text:anchor-type="as-char" svg:y="-0.1484in" svg:width="0.572in" svg:height="0.2098in" draw:z-index="368"><draw:object xlink:href="./Object 266" xlink:type="simple" xlink:show="embed" xlink:actuate="onLoad"/><draw:image xlink:href="./ObjectReplacements/Object 266" xlink:type="simple" xlink:show="embed" xlink:actuate="onLoad"/><svg:desc>formula</svg:desc></draw:frame></text:span></text:span></text:p>
      <text:p text:style-name="P139"><text:span text:style-name="MathematicaFormatStandardForm"><text:span text:style-name="T467"/></text:span></text:p>
      <text:p text:style-name="P139"><text:span text:style-name="MathematicaFormatStandardForm"><text:span text:style-name="T467"><text:tab/></text:span></text:span><text:span text:style-name="MathematicaFormatStandardForm"><text:span text:style-name="T472">Now, l</text:span></text:span><text:span text:style-name="MathematicaFormatStandardForm"><text:span text:style-name="T468">et's</text:span></text:span><text:span text:style-name="MathematicaFormatStandardForm"><text:span text:style-name="T469"> </text:span></text:span><text:span text:style-name="MathematicaFormatStandardForm"><text:span text:style-name="T468">replace </text:span></text:span><text:span text:style-name="MathematicaFormatStandardForm"><text:span text:style-name="T469">those discrete sums with continuous integrals. <text:s/></text:span></text:span><text:span text:style-name="MathematicaFormatStandardForm"><text:span text:style-name="T470">Remove</text:span></text:span><text:span text:style-name="MathematicaFormatStandardForm"><text:span text:style-name="T468"> the floor function on the upper bounds and change the lower bounds from 2 to 1, too.</text:span></text:span></text:p>
      <text:p text:style-name="P136"><text:span text:style-name="MathematicaFormatStandardForm"><text:span text:style-name="T466"/></text:span></text:p>
      <text:p text:style-name="P112"><text:span text:style-name="MathematicaFormatStandardForm"><text:span text:style-name="T448"><draw:frame draw:style-name="fr2" draw:name="Object138" text:anchor-type="as-char" svg:y="-0.4165in" svg:width="4.3327in" svg:height="0.5957in" draw:z-index="369"><draw:object xlink:href="./Object 138" xlink:type="simple" xlink:show="embed" xlink:actuate="onLoad"/><draw:image xlink:href="./ObjectReplacements/Object 138" xlink:type="simple" xlink:show="embed" xlink:actuate="onLoad"/><svg:desc>formula</svg:desc></draw:frame></text:span></text:span></text:p>
      <text:p text:style-name="P112"><text:span text:style-name="MathematicaFormatStandardForm"><text:span text:style-name="T457"/></text:span></text:p>
      <text:p text:style-name="P471"><text:span text:style-name="MathematicaFormatStandardForm"><text:span text:style-name="Misc_20_Function"><text:span text:style-name="Misc_20_Function_20_2">Dif1[ n_ ] := Integrate[ 1, { x, 1, n }] - </text:span></text:span></text:span><text:span text:style-name="MathematicaFormatStandardForm"><text:span text:style-name="Misc_20_Function"><text:span text:style-name="D2">Sum[ 1, { j, 2, n }]</text:span></text:span></text:span></text:p>
      <text:p text:style-name="P496"><text:span text:style-name="MathematicaFormatStandardForm"><text:span text:style-name="Misc_20_Function"><text:span text:style-name="Misc_20_Function_20_2">Dif2[ n_ ] <text:s/>:= Integrate[ 1, { x, 1, n }, { y, 1, n / x }] </text:span></text:span></text:span><text:span text:style-name="MathematicaFormatStandardForm"><text:span text:style-name="Misc_20_Function"><text:span text:style-name="D2">- Sum[ 1, { j, 2, n }, { k, 2, n / j }]</text:span></text:span></text:span></text:p>
      <text:p text:style-name="P496"><text:span text:style-name="MathematicaFormatStandardForm"><text:span text:style-name="Misc_20_Function"><text:span text:style-name="Misc_20_Function_20_2">Dif3[ n_ ] <text:s/>:= Integrate[ 1, { x, 1, n }, { y, 1, n / x }, { z, 1, n / (x y)}] -</text:span></text:span></text:span><text:span text:style-name="MathematicaFormatStandardForm"><text:span text:style-name="Misc_20_Function"><text:span text:style-name="D2"> Sum[ 1, { j, 2, n }, { k, 2, n / j }, { l, 2, n / (j k)}]</text:span></text:span></text:span></text:p>
      <text:p text:style-name="P544"><text:span text:style-name="Misc_20_Function_20_2">Dif4[ n_ ] <text:s/>:= Integrate[ 1, { x, 1, n }, { y, 1, n / x }, { z, 1, n / (x y)}, { w, 1, n / (x y z)}] </text:span></text:p>
      <text:p text:style-name="P544"><text:span text:style-name="MathematicaFormatStandardForm"><text:span text:style-name="Misc_20_Function"><text:span text:style-name="Misc_20_Function_20_2">-</text:span></text:span></text:span><text:span text:style-name="MathematicaFormatStandardForm"><text:span text:style-name="Misc_20_Function"><text:span text:style-name="D2"> Sum[ 1, { j, 2, n }, { k, 2, n / j }, { l, 2, n / (j k)}, { m, 2, n / ( j k l)}]</text:span></text:span></text:span></text:p>
      <text:p text:style-name="P496"><text:span text:style-name="Table">Table[{ n, </text:span><text:span text:style-name="Table"><text:span text:style-name="Misc_20_Function"><text:span text:style-name="Misc_20_Function_20_2">N[ Dif1[ n ]], N[ Dif2[ n ]], N[ Dif3[ n ]], N[Dif4[ n ]]</text:span></text:span></text:span><text:span text:style-name="Table">}, { n, 2, 10 }] // TableForm</text:span></text:p>
      <text:p text:style-name="P470"><text:span text:style-name="MathematicaFormatStandardForm"><text:span text:style-name="T457"/></text:span></text:p>
      <text:p text:style-name="P351"><text:span text:style-name="MathematicaFormatStandardForm"><text:span text:style-name="T188"><text:tab/></text:span></text:span><text:span text:style-name="MathematicaFormatStandardForm"><text:span text:style-name="T221">This approximation is not </text:span></text:span><text:span text:style-name="MathematicaFormatStandardForm"><text:span text:style-name="T353">at all </text:span></text:span><text:span text:style-name="MathematicaFormatStandardForm"><text:span text:style-name="T221">tight. <text:s/>On the other hand, every lattice square / cube / hypercube / etc in</text:span></text:span><text:span text:style-name="MathematicaFormatStandardForm"><text:span text:style-name="T108"><draw:frame draw:style-name="fr2" draw:name="Object145" text:anchor-type="as-char" svg:y="-0.1484in" svg:width="0.572in" svg:height="0.2098in" draw:z-index="370"><draw:object xlink:href="./Object 145" xlink:type="simple" xlink:show="embed" xlink:actuate="onLoad"/><draw:image xlink:href="./ObjectReplacements/Object 145" xlink:type="simple" xlink:show="embed" xlink:actuate="onLoad"/><svg:desc>formula</svg:desc></draw:frame></text:span></text:span><text:span text:style-name="MathematicaFormatStandardForm"><text:span text:style-name="T223">is </text:span></text:span><text:span text:style-name="MathematicaFormatStandardForm"><text:span text:style-name="T221">entirely bounded by the</text:span></text:span><text:span text:style-name="MathematicaFormatStandardForm"><text:span text:style-name="T222">se</text:span></text:span><text:span text:style-name="MathematicaFormatStandardForm"><text:span text:style-name="T221"> curves, and </text:span></text:span><text:span text:style-name="MathematicaFormatStandardForm"><text:span text:style-name="T224">no </text:span></text:span><text:span text:style-name="MathematicaFormatStandardForm"><text:span text:style-name="T221">lattice square</text:span></text:span><text:span text:style-name="MathematicaFormatStandardForm"><text:span text:style-name="T224">s</text:span></text:span><text:span text:style-name="MathematicaFormatStandardForm"><text:span text:style-name="T221"> / cube</text:span></text:span><text:span text:style-name="MathematicaFormatStandardForm"><text:span text:style-name="T224">s</text:span></text:span><text:span text:style-name="MathematicaFormatStandardForm"><text:span text:style-name="T221"> / hypercube</text:span></text:span><text:span text:style-name="MathematicaFormatStandardForm"><text:span text:style-name="T224">s</text:span></text:span><text:span text:style-name="MathematicaFormatStandardForm"><text:span text:style-name="T221"> / etc </text:span></text:span><text:span text:style-name="MathematicaFormatStandardForm"><text:span text:style-name="T224">not </text:span></text:span><text:span text:style-name="MathematicaFormatStandardForm"><text:span text:style-name="T222">in</text:span></text:span><text:span text:style-name="MathematicaFormatStandardForm"><text:span text:style-name="T108"><draw:frame draw:style-name="fr2" draw:name="Object146" text:anchor-type="as-char" svg:y="-0.1484in" svg:width="0.572in" svg:height="0.2098in" draw:z-index="371"><draw:object xlink:href="./Object 146" xlink:type="simple" xlink:show="embed" xlink:actuate="onLoad"/><draw:image xlink:href="./ObjectReplacements/Object 146" xlink:type="simple" xlink:show="embed" xlink:actuate="onLoad"/><svg:desc>formula</svg:desc></draw:frame></text:span></text:span><text:span text:style-name="MathematicaFormatStandardForm"><text:span text:style-name="T222">are </text:span></text:span><text:span text:style-name="MathematicaFormatStandardForm"><text:span text:style-name="T224">entirely </text:span></text:span><text:span text:style-name="MathematicaFormatStandardForm"><text:span text:style-name="T222">bounded by these curves.</text:span></text:span></text:p>
      <text:p text:style-name="P351"><text:span text:style-name="MathematicaFormatStandardForm"><text:span text:style-name="T222"/></text:span></text:p>
      <text:p text:style-name="P351"><text:span text:style-name="MathematicaFormatStandardForm"><text:span text:style-name="T222"/></text:span></text:p>
      <text:p text:style-name="P274"><text:span text:style-name="ATitleSmall"><text:span text:style-name="T704">5-1b: Evaluating the Integrals for the Approximation of</text:span></text:span><text:span text:style-name="MathematicaFormatStandardForm"><text:span text:style-name="T108"><draw:frame draw:style-name="fr2" draw:name="Object267" text:anchor-type="as-char" svg:y="-0.1484in" svg:width="0.572in" svg:height="0.2098in" draw:z-index="372"><draw:object xlink:href="./Object 267" xlink:type="simple" xlink:show="embed" xlink:actuate="onLoad"/><draw:image xlink:href="./ObjectReplacements/Object 267" xlink:type="simple" xlink:show="embed" xlink:actuate="onLoad"/><svg:desc>formula</svg:desc></draw:frame></text:span></text:span></text:p>
      <text:p text:style-name="P351"><text:span text:style-name="MathematicaFormatStandardForm"><text:span text:style-name="T222"/></text:span></text:p>
      <text:p text:style-name="P138"><text:span text:style-name="MathematicaFormatStandardForm"><text:span text:style-name="T476"><text:tab/></text:span></text:span><text:span text:style-name="MathematicaFormatStandardForm"><text:span text:style-name="T477">Here's a method for </text:span></text:span><text:span text:style-name="MathematicaFormatStandardForm"><text:span text:style-name="T478">evaluating these integrals. <text:s/></text:span></text:span><text:span text:style-name="MathematicaFormatStandardForm"><text:span text:style-name="T450"><draw:frame draw:style-name="fr2" draw:name="Object147" text:anchor-type="as-char" svg:y="-0.2925in" svg:width="1.4681in" svg:height="0.4717in" draw:z-index="373"><draw:object xlink:href="./Object 147" xlink:type="simple" xlink:show="embed" xlink:actuate="onLoad"/><draw:image xlink:href="./ObjectReplacements/Object 147" xlink:type="simple" xlink:show="embed" xlink:actuate="onLoad"/><svg:desc>formula</svg:desc></draw:frame></text:span></text:span><text:span text:style-name="MathematicaFormatStandardForm"><text:span text:style-name="T450">, </text:span></text:span><text:span text:style-name="MathematicaFormatStandardForm"><text:span text:style-name="T479">obviously. <text:s/></text:span></text:span><text:span text:style-name="MathematicaFormatStandardForm"><text:span text:style-name="T480">The </text:span></text:span><text:span text:style-name="MathematicaFormatStandardForm"><text:span text:style-name="T537">integral in</text:span></text:span><text:span text:style-name="MathematicaFormatStandardForm"><text:span text:style-name="T480"> that </text:span></text:span><text:span text:style-name="MathematicaFormatStandardForm"><text:span text:style-name="T529">identity</text:span></text:span><text:span text:style-name="MathematicaFormatStandardForm"><text:span text:style-name="T480"> is the inner </text:span></text:span><text:span text:style-name="MathematicaFormatStandardForm"><text:span text:style-name="T537">integral </text:span></text:span><text:span text:style-name="MathematicaFormatStandardForm"><text:span text:style-name="T480">of</text:span></text:span><text:span text:style-name="MathematicaFormatStandardForm"><text:span text:style-name="T450"><draw:frame draw:style-name="fr2" draw:name="Object148" text:anchor-type="as-char" svg:y="-0.4165in" svg:width="1.3508in" svg:height="0.5957in" draw:z-index="374"><draw:object xlink:href="./Object 148" xlink:type="simple" xlink:show="embed" xlink:actuate="onLoad"/><draw:image xlink:href="./ObjectReplacements/Object 148" xlink:type="simple" xlink:show="embed" xlink:actuate="onLoad"/><svg:desc>formula</svg:desc></draw:frame></text:span></text:span><text:span text:style-name="MathematicaFormatStandardForm"><text:span text:style-name="T450">, </text:span></text:span><text:span text:style-name="MathematicaFormatStandardForm"><text:span text:style-name="T480">with n/x replacing x, so</text:span></text:span><text:span text:style-name="MathematicaFormatStandardForm"><text:span text:style-name="T450"><draw:frame draw:style-name="fr2" draw:name="Object149" text:anchor-type="as-char" svg:y="-0.4165in" svg:width="2.172in" svg:height="0.5957in" draw:z-index="375"><draw:object xlink:href="./Object 149" xlink:type="simple" xlink:show="embed" xlink:actuate="onLoad"/><draw:image xlink:href="./ObjectReplacements/Object 149" xlink:type="simple" xlink:show="embed" xlink:actuate="onLoad"/><svg:desc>formula</svg:desc></draw:frame></text:span></text:span><text:span text:style-name="MathematicaFormatStandardForm"><text:span text:style-name="T450">. <text:s/></text:span></text:span><text:span text:style-name="MathematicaFormatStandardForm"><text:span text:style-name="T481">The</text:span></text:span><text:span text:style-name="MathematicaFormatStandardForm"><text:span text:style-name="T482">n</text:span></text:span><text:span text:style-name="MathematicaFormatStandardForm"><text:span text:style-name="T481"> integrate </text:span></text:span><text:span text:style-name="MathematicaFormatStandardForm"><text:span text:style-name="T537">for </text:span></text:span><text:span text:style-name="MathematicaFormatStandardForm"><text:span text:style-name="T450"><draw:frame draw:style-name="fr2" draw:name="Object150" text:anchor-type="as-char" svg:y="-0.4165in" svg:width="2.3535in" svg:height="0.5957in" draw:z-index="376"><draw:object xlink:href="./Object 150" xlink:type="simple" xlink:show="embed" xlink:actuate="onLoad"/><draw:image xlink:href="./ObjectReplacements/Object 150" xlink:type="simple" xlink:show="embed" xlink:actuate="onLoad"/><svg:desc>formula</svg:desc></draw:frame></text:span></text:span><text:span text:style-name="MathematicaFormatStandardForm"><text:span text:style-name="T450">. <text:s/></text:span></text:span><text:span text:style-name="MathematicaFormatStandardForm"><text:span text:style-name="T483">But </text:span></text:span><text:span text:style-name="MathematicaFormatStandardForm"><text:span text:style-name="T537">the double integral</text:span></text:span><text:span text:style-name="MathematicaFormatStandardForm"><text:span text:style-name="T483"> of that </text:span></text:span><text:span text:style-name="MathematicaFormatStandardForm"><text:span text:style-name="T529">identity</text:span></text:span><text:span text:style-name="MathematicaFormatStandardForm"><text:span text:style-name="T483"> is the inner </text:span></text:span><text:span text:style-name="MathematicaFormatStandardForm"><text:span text:style-name="T537">double integral</text:span></text:span><text:span text:style-name="MathematicaFormatStandardForm"><text:span text:style-name="T483"> of</text:span></text:span><text:span text:style-name="MathematicaFormatStandardForm"><text:span text:style-name="T450"><draw:frame draw:style-name="fr2" draw:name="Object151" text:anchor-type="as-char" svg:y="-0.4165in" svg:width="1.7083in" svg:height="0.5957in" draw:z-index="377"><draw:object xlink:href="./Object 151" xlink:type="simple" xlink:show="embed" xlink:actuate="onLoad"/><draw:image xlink:href="./ObjectReplacements/Object 151" xlink:type="simple" xlink:show="embed" xlink:actuate="onLoad"/><svg:desc>formula</svg:desc></draw:frame></text:span></text:span><text:span text:style-name="MathematicaFormatStandardForm"><text:span text:style-name="T450">, </text:span></text:span><text:span text:style-name="MathematicaFormatStandardForm"><text:span text:style-name="T477">with n/x replacing n, so</text:span></text:span><text:span text:style-name="MathematicaFormatStandardForm"><text:span text:style-name="T450"><draw:frame draw:style-name="fr2" draw:name="Object152" text:anchor-type="as-char" svg:y="-0.4165in" svg:width="3.1563in" svg:height="0.5957in" draw:z-index="378"><draw:object xlink:href="./Object 152" xlink:type="simple" xlink:show="embed" xlink:actuate="onLoad"/><draw:image xlink:href="./ObjectReplacements/Object 152" xlink:type="simple" xlink:show="embed" xlink:actuate="onLoad"/><svg:desc>formula</svg:desc></draw:frame></text:span></text:span><text:span text:style-name="MathematicaFormatStandardForm"><text:span text:style-name="T450">. <text:s/></text:span></text:span><text:span text:style-name="MathematicaFormatStandardForm"><text:span text:style-name="T475">Integrate term by term to get</text:span></text:span><text:span text:style-name="MathematicaFormatStandardForm"><text:span text:style-name="T450"><draw:frame draw:style-name="fr2" draw:name="Object153" text:anchor-type="as-char" svg:y="-0.4165in" svg:width="3.5945in" svg:height="0.5957in" draw:z-index="379"><draw:object xlink:href="./Object 153" xlink:type="simple" xlink:show="embed" xlink:actuate="onLoad"/><draw:image xlink:href="./ObjectReplacements/Object 153" xlink:type="simple" xlink:show="embed" xlink:actuate="onLoad"/><svg:desc>formula</svg:desc></draw:frame></text:span></text:span><text:span text:style-name="MathematicaFormatStandardForm"><text:span text:style-name="T450">. <text:s/></text:span></text:span><text:span text:style-name="MathematicaFormatStandardForm"><text:span text:style-name="T486">This approach is easy to repeat.</text:span></text:span><text:span text:style-name="MathematicaFormatStandardForm"><text:span text:style-name="T475"> <text:s/></text:span></text:span><text:span text:style-name="MathematicaFormatStandardForm"><text:span text:style-name="T487">The general pattern here is</text:span></text:span></text:p>
      <text:p text:style-name="P113"><text:span text:style-name="MathematicaFormatStandardForm"><text:span text:style-name="T461"><draw:frame draw:style-name="fr3" draw:name="Object140" text:anchor-type="as-char" svg:y="-0.3016in" svg:width="2.4701in" svg:height="0.4902in" draw:z-index="380"><draw:object xlink:href="./Object 140" xlink:type="simple" xlink:show="embed" xlink:actuate="onLoad"/><draw:image xlink:href="./ObjectReplacements/Object 140" xlink:type="simple" xlink:show="embed" xlink:actuate="onLoad"/><svg:desc>formula</svg:desc></draw:frame></text:span></text:span></text:p>
      <text:p text:style-name="P113"><text:span text:style-name="MathematicaFormatStandardForm"><text:span text:style-name="T461"/></text:span></text:p>
      <text:p text:style-name="P113"><text:span text:style-name="MathematicaFormatStandardForm"><text:span text:style-name="T461"/></text:span></text:p>
      <text:p text:style-name="P113"><text:span text:style-name="MathematicaFormatStandardForm"><text:span text:style-name="T461"/></text:span></text:p>
      <text:p text:style-name="P437"><text:soft-page-break/><text:span text:style-name="MathematicaFormatStandardForm"><text:span text:style-name="T653">D2Approx[ j_ ] := Expand[ ( -1 ) ^ j( 1 - n Sum</text:span></text:span><text:span text:style-name="D2approx">[(-Lo</text:span><text:span text:style-name="MathematicaFormatStandardForm"><text:span text:style-name="T653">g[ n ]) ^ k / ( k! ), { k, 0, j - 1 }])]</text:span></text:span></text:p>
      <text:p text:style-name="P536"><text:span text:style-name="MathematicaFormatStandardForm"><text:span text:style-name="D2approx">{ D2Approx[ 1 ]</text:span></text:span><text:span text:style-name="MathematicaFormatStandardForm"><text:span text:style-name="D2approx"><text:span text:style-name="Misc_20_Function_20_2">, <text:s/></text:span></text:span></text:span><text:span text:style-name="MathematicaFormatStandardForm"><text:span text:style-name="Misc_20_Function"><text:span text:style-name="Misc_20_Function_20_2">Integrate[ 1, { x, 1, n }]}</text:span></text:span></text:span></text:p>
      <text:p text:style-name="P536"><text:span text:style-name="MathematicaFormatStandardForm"><text:span text:style-name="D2approx">{ D2Approx[ 2 ]</text:span></text:span><text:span text:style-name="MathematicaFormatStandardForm"><text:span text:style-name="Misc_20_Function"><text:span text:style-name="D2approx"><text:span text:style-name="Misc_20_Function_20_2">, </text:span></text:span></text:span></text:span><text:span text:style-name="MathematicaFormatStandardForm"><text:span text:style-name="Misc_20_Function"><text:span text:style-name="Misc_20_Function_20_2">Expand[ Integrate[ 1, { x, 1, n }, { y, 1, n / x }]]}</text:span></text:span></text:span></text:p>
      <text:p text:style-name="P536"><text:span text:style-name="MathematicaFormatStandardForm"><text:span text:style-name="D2approx">{ D2Approx[ 3 ]</text:span></text:span><text:span text:style-name="MathematicaFormatStandardForm"><text:span text:style-name="Misc_20_Function"><text:span text:style-name="D2approx"><text:span text:style-name="Misc_20_Function_20_2">, </text:span></text:span></text:span></text:span><text:span text:style-name="MathematicaFormatStandardForm"><text:span text:style-name="Misc_20_Function"><text:span text:style-name="Misc_20_Function_20_2">Expand[ Integrate[ 1, { x, 1, n }, { y, 1, n / x }, { z, 1, n / (x y)}]]}</text:span></text:span></text:span></text:p>
      <text:p text:style-name="P472"><text:span text:style-name="MathematicaFormatStandardForm"><text:span text:style-name="D2approx">{ D2Approx[ 4 ]</text:span></text:span><text:span text:style-name="MathematicaFormatStandardForm"><text:span text:style-name="Misc_20_Function"><text:span text:style-name="D2approx"><text:span text:style-name="Misc_20_Function_20_2">, </text:span></text:span></text:span></text:span><text:span text:style-name="MathematicaFormatStandardForm"><text:span text:style-name="Misc_20_Function"><text:span text:style-name="Misc_20_Function_20_2">Expand[ Integrate[ 1, { x, 1, n }, { y, 1, n / x }, { z, 1, n / (x y)}, { w, 1, n / (x y z)}]]}</text:span></text:span></text:span></text:p>
      <text:p text:style-name="P469"><text:span text:style-name="MathematicaFormatStandardForm"><text:span text:style-name="T612"/></text:span></text:p>
      <text:p text:style-name="P362"><text:span text:style-name="MathematicaFormatStandardForm"><text:span text:style-name="T484"/></text:span></text:p>
      <text:p text:style-name="P274"><text:span text:style-name="ATitleSmall"/></text:p>
      <text:p text:style-name="P274"><text:span text:style-name="ATitleSmall"><text:span text:style-name="T704">5-1c: Generalizing the Approximation of</text:span></text:span><text:span text:style-name="MathematicaFormatStandardForm"><text:span text:style-name="T108"><draw:frame draw:style-name="fr2" draw:name="Object268" text:anchor-type="as-char" svg:y="-0.1484in" svg:width="0.572in" svg:height="0.2098in" draw:z-index="381"><draw:object xlink:href="./Object 268" xlink:type="simple" xlink:show="embed" xlink:actuate="onLoad"/><draw:image xlink:href="./ObjectReplacements/Object 268" xlink:type="simple" xlink:show="embed" xlink:actuate="onLoad"/><svg:desc>formula</svg:desc></draw:frame></text:span></text:span></text:p>
      <text:p text:style-name="P362"><text:span text:style-name="MathematicaFormatStandardForm"><text:span text:style-name="T484"/></text:span></text:p>
      <text:p text:style-name="P362"><text:span text:style-name="MathematicaFormatStandardForm"><text:span text:style-name="T484"><text:tab/></text:span></text:span><text:span text:style-name="MathematicaFormatStandardForm"><text:span text:style-name="T229">This approximation can be made to handle </text:span></text:span><text:span text:style-name="MathematicaFormatStandardForm"><text:span text:style-name="T353">non-integer</text:span></text:span><text:span text:style-name="MathematicaFormatStandardForm"><text:span text:style-name="T226"> values for </text:span></text:span><text:span text:style-name="MathematicaFormatStandardForm"><text:span text:style-name="T402">j.</text:span></text:span><text:span text:style-name="MathematicaFormatStandardForm"><text:span text:style-name="T226"> <text:s/></text:span></text:span><text:span text:style-name="MathematicaFormatStandardForm"><text:span text:style-name="T225">T</text:span></text:span><text:span text:style-name="MathematicaFormatStandardForm"><text:span text:style-name="T200">he</text:span></text:span><text:span text:style-name="MathematicaFormatStandardForm"><text:span text:style-name="T484"> </text:span></text:span><text:span text:style-name="MathematicaFormatStandardForm"><text:span text:style-name="T232">upper </text:span></text:span><text:span text:style-name="MathematicaFormatStandardForm"><text:span text:style-name="T484">incomplete gamma function</text:span></text:span><text:span text:style-name="MathematicaFormatStandardForm"><text:span text:style-name="T108"><draw:frame draw:style-name="fr2" draw:name="Object156" text:anchor-type="as-char" svg:y="-0.1484in" svg:width="0.5945in" svg:height="0.1909in" draw:z-index="382"><draw:object xlink:href="./Object 156" xlink:type="simple" xlink:show="embed" xlink:actuate="onLoad"/><draw:image xlink:href="./ObjectReplacements/Object 156" xlink:type="simple" xlink:show="embed" xlink:actuate="onLoad"/><svg:desc>formula</svg:desc></draw:frame></text:span></text:span><text:span text:style-name="MathematicaFormatStandardForm"><text:span text:style-name="T484">can be written as</text:span></text:span><text:span text:style-name="MathematicaFormatStandardForm"><text:span text:style-name="T450"><draw:frame draw:style-name="fr2" draw:name="Object154" text:anchor-type="as-char" svg:y="-0.2807in" svg:width="1.739in" svg:height="0.4484in" draw:z-index="383"><draw:object xlink:href="./Object 154" xlink:type="simple" xlink:show="embed" xlink:actuate="onLoad"/><draw:image xlink:href="./ObjectReplacements/Object 154" xlink:type="simple" xlink:show="embed" xlink:actuate="onLoad"/><svg:desc>formula</svg:desc></draw:frame></text:span></text:span><text:span text:style-name="MathematicaFormatStandardForm"><text:span text:style-name="T485">and thus </text:span></text:span><text:span text:style-name="MathematicaFormatStandardForm"><text:span text:style-name="T450"><draw:frame draw:style-name="fr2" draw:name="Object155" text:anchor-type="as-char" svg:y="-0.2807in" svg:width="2.4283in" svg:height="0.4484in" draw:z-index="384"><draw:object xlink:href="./Object 155" xlink:type="simple" xlink:show="embed" xlink:actuate="onLoad"/><draw:image xlink:href="./ObjectReplacements/Object 155" xlink:type="simple" xlink:show="embed" xlink:actuate="onLoad"/><svg:desc>formula</svg:desc></draw:frame></text:span></text:span><text:span text:style-name="MathematicaFormatStandardForm"><text:span text:style-name="T325">So</text:span></text:span><text:span text:style-name="MathematicaFormatStandardForm"><text:span text:style-name="T226">, we can </text:span></text:span><text:span text:style-name="MathematicaFormatStandardForm"><text:span text:style-name="T353">extend</text:span></text:span><text:span text:style-name="MathematicaFormatStandardForm"><text:span text:style-name="T226"> our approximation </text:span></text:span><text:span text:style-name="MathematicaFormatStandardForm"><text:span text:style-name="T353">to</text:span></text:span></text:p>
      <text:p text:style-name="P113"><text:span text:style-name="MathematicaFormatStandardForm"><text:span text:style-name="T461"/></text:span></text:p>
      <text:p text:style-name="P302"><text:span text:style-name="MathematicaFormatStandardForm"><text:span text:style-name="T461"><draw:frame draw:style-name="fr3" draw:name="Object139" text:anchor-type="as-char" svg:y="-0.2717in" svg:width="2.3736in" svg:height="0.448in" draw:z-index="385"><draw:object xlink:href="./Object 139" xlink:type="simple" xlink:show="embed" xlink:actuate="onLoad"/><draw:image xlink:href="./ObjectReplacements/Object 139" xlink:type="simple" xlink:show="embed" xlink:actuate="onLoad"/><svg:desc>formula</svg:desc></draw:frame></text:span></text:span></text:p>
      <text:p text:style-name="P365"><text:span text:style-name="MathematicaFormatStandardForm"><text:span text:style-name="T450"/></text:span></text:p>
      <text:p text:style-name="P361"><text:span text:style-name="D2approx">D2Approx[ n_, j_ ] := ( -1 ) ^ j ( 1 - n Sum[(-Log[ n ]) ^ k / ( k! ), { k, 0, j - 1 }])</text:span></text:p>
      <text:p text:style-name="P438"><text:span text:style-name="Misc_20_Function_20_2">D2ApproxAlt[ n_, j_ ] := ( -1 ) ^ j ( 1 - ( Gamma[ j, -Log[ n ]]) / Gamma[ j ])</text:span></text:p>
      <text:p text:style-name="P439"><text:span text:style-name="Table"><text:span text:style-name="T100">Grid[ Table[ {</text:span></text:span><text:span text:style-name="Table"><text:span text:style-name="D2approx">N[ D2Approx[ n, k ]]</text:span></text:span><text:span text:style-name="Table"><text:span text:style-name="T100">, </text:span></text:span><text:span text:style-name="Table"><text:span text:style-name="Misc_20_Function_20_2">N[ Round[ D2ApproxAlt[ n, k ], 10 ^ -120 ]]</text:span></text:span><text:span text:style-name="Table"><text:span text:style-name="T100">}, { n, 7, 1000, 41 }, { k, 0, 8 }]]</text:span></text:span></text:p>
      <text:p text:style-name="P161"/>
      <text:p text:style-name="P563"/>
      <text:p text:style-name="P185"/>
      <text:p text:style-name="P158"><text:span text:style-name="ATitleMid"><text:span text:style-name="T624">5-2: Approximating</text:span></text:span><text:span text:style-name="ATitleMid"><text:span text:style-name="T601"><draw:frame draw:style-name="fr2" draw:name="Object119" text:anchor-type="as-char" svg:y="-0.1484in" svg:width="0.4429in" svg:height="0.1909in" draw:z-index="387"><draw:object xlink:href="./Object 123" xlink:type="simple" xlink:show="embed" xlink:actuate="onLoad"/><draw:image xlink:href="./ObjectReplacements/Object 123" xlink:type="simple" xlink:show="embed" xlink:actuate="onLoad"/><svg:desc>formula</svg:desc></draw:frame></text:span></text:span></text:p>
      <text:p text:style-name="P195"/>
      <text:p text:style-name="P151"><text:tab/><text:span text:style-name="T747">Now let's see what our approximations for</text:span><text:span text:style-name="MathematicaFormatStandardForm"><text:span text:style-name="T450"><draw:frame draw:style-name="fr2" draw:name="Object384" text:anchor-type="as-char" svg:y="-0.1484in" svg:width="0.572in" svg:height="0.2098in" draw:z-index="388"><draw:object xlink:href="./Object 384" xlink:type="simple" xlink:show="embed" xlink:actuate="onLoad"/><draw:image xlink:href="./ObjectReplacements/Object 384" xlink:type="simple" xlink:show="embed" xlink:actuate="onLoad"/></draw:frame></text:span></text:span><text:span text:style-name="MathematicaFormatStandardForm"><text:span text:style-name="T547">are good for.</text:span></text:span></text:p>
      <text:p text:style-name="P151"><text:span text:style-name="MathematicaFormatStandardForm"><text:span text:style-name="T547"><text:tab/></text:span></text:span>Section 3-4 gave this <text:span text:style-name="T695">identity</text:span> for the Riemann Prime Counting Function.</text:p>
      <text:p text:style-name="P157"/>
      <text:p text:style-name="P313"><text:span text:style-name="MathematicaFormatStandardForm"><text:span text:style-name="T107"><draw:frame draw:style-name="fr2" draw:name="Object113" text:anchor-type="as-char" svg:y="-0.2693in" svg:width="1.6272in" svg:height="0.4189in" draw:z-index="389"><draw:object xlink:href="./Object 117" xlink:type="simple" xlink:show="embed" xlink:actuate="onLoad"/><draw:image xlink:href="./ObjectReplacements/Object 117" xlink:type="simple" xlink:show="embed" xlink:actuate="onLoad"/><svg:desc>formula</svg:desc></draw:frame></text:span></text:span></text:p>
      <text:p text:style-name="P313"><text:span text:style-name="MathematicaFormatStandardForm"><text:span text:style-name="T107"/></text:span></text:p>
      <text:p text:style-name="P379"><text:span text:style-name="MathematicaFormatStandardForm"><text:span text:style-name="T24"><text:tab/></text:span></text:span><text:span text:style-name="MathematicaFormatStandardForm"><text:span text:style-name="T25">Can we approximate</text:span></text:span><text:span text:style-name="MathematicaFormatStandardForm"><text:span text:style-name="T20"><draw:frame draw:style-name="fr2" draw:name="Object117" text:anchor-type="as-char" svg:y="-0.1484in" svg:width="0.4429in" svg:height="0.1909in" draw:z-index="390"><draw:object xlink:href="./Object 118" xlink:type="simple" xlink:show="embed" xlink:actuate="onLoad"/><draw:image xlink:href="./ObjectReplacements/Object 118" xlink:type="simple" xlink:show="embed" xlink:actuate="onLoad"/><svg:desc>formula</svg:desc></draw:frame></text:span></text:span><text:span text:style-name="MathematicaFormatStandardForm"><text:span text:style-name="T25">by approximating</text:span></text:span><text:span text:style-name="MathematicaFormatStandardForm"><text:span text:style-name="T20"><draw:frame draw:style-name="fr2" draw:name="Object118" text:anchor-type="as-char" svg:y="-0.1484in" svg:width="0.4984in" svg:height="0.2098in" draw:z-index="391"><draw:object xlink:href="./Object 119" xlink:type="simple" xlink:show="embed" xlink:actuate="onLoad"/><draw:image xlink:href="./ObjectReplacements/Object 119" xlink:type="simple" xlink:show="embed" xlink:actuate="onLoad"/><svg:desc>formula</svg:desc></draw:frame></text:span></text:span><text:span text:style-name="MathematicaFormatStandardForm"><text:span text:style-name="T25">somehow? <text:s/></text:span></text:span><text:span text:style-name="MathematicaFormatStandardForm"><text:span text:style-name="T26">We know</text:span></text:span><text:span text:style-name="MathematicaFormatStandardForm"><text:span text:style-name="T26"><draw:frame draw:style-name="fr2" draw:name="Object129" text:anchor-type="as-char" svg:y="-0.2807in" svg:width="1.6201in" svg:height="0.4484in" draw:z-index="392"><draw:object xlink:href="./Object 120" xlink:type="simple" xlink:show="embed" xlink:actuate="onLoad"/><draw:image xlink:href="./ObjectReplacements/Object 120" xlink:type="simple" xlink:show="embed" xlink:actuate="onLoad"/><svg:desc>formula</svg:desc></draw:frame></text:span></text:span><text:span text:style-name="MathematicaFormatStandardForm"><text:span text:style-name="T20"> </text:span></text:span><text:span text:style-name="MathematicaFormatStandardForm"><text:span text:style-name="T26">from 3-2, so</text:span></text:span><text:span text:style-name="MathematicaFormatStandardForm"><text:span text:style-name="T26"><draw:frame draw:style-name="fr2" draw:name="Object130" text:anchor-type="as-char" svg:y="-0.1484in" svg:width="1.1201in" svg:height="0.2098in" draw:z-index="393"><draw:object xlink:href="./Object 121" xlink:type="simple" xlink:show="embed" xlink:actuate="onLoad"/><draw:image xlink:href="./ObjectReplacements/Object 121" xlink:type="simple" xlink:show="embed" xlink:actuate="onLoad"/><svg:desc>formula</svg:desc></draw:frame></text:span></text:span><text:span text:style-name="MathematicaFormatStandardForm"><text:span text:style-name="T20">. </text:span></text:span><text:span text:style-name="MathematicaFormatStandardForm"><text:span text:style-name="T27">So </text:span></text:span><text:span text:style-name="MathematicaFormatStandardForm"><text:span text:style-name="T34">we might see interesting results if we </text:span></text:span><text:span text:style-name="MathematicaFormatStandardForm"><text:span text:style-name="T26">approximate </text:span></text:span><text:span text:style-name="MathematicaFormatStandardForm"><text:span text:style-name="T26"><draw:frame draw:style-name="fr2" draw:name="Object121" text:anchor-type="as-char" svg:y="-0.2693in" svg:width="1.6953in" svg:height="0.4189in" draw:z-index="394"><draw:object xlink:href="./Object 122" xlink:type="simple" xlink:show="embed" xlink:actuate="onLoad"/><draw:image xlink:href="./ObjectReplacements/Object 122" xlink:type="simple" xlink:show="embed" xlink:actuate="onLoad"/><svg:desc>formula</svg:desc></draw:frame></text:span></text:span><text:span text:style-name="MathematicaFormatStandardForm"><text:span text:style-name="T26">.</text:span></text:span></text:p>
      <text:p text:style-name="P350"><text:span text:style-name="MathematicaFormatStandardForm"><text:span text:style-name="T427"/></text:span></text:p>
      <text:p text:style-name="P364"><text:span text:style-name="MathematicaFormatStandardForm"><text:span text:style-name="T198"><text:tab/></text:span></text:span><text:span text:style-name="MathematicaFormatStandardForm"><text:span text:style-name="T228">Let's </text:span></text:span><text:span text:style-name="MathematicaFormatStandardForm"><text:span text:style-name="T227">use </text:span></text:span><text:span text:style-name="MathematicaFormatStandardForm"><text:span text:style-name="T108"><draw:frame draw:style-name="fr2" draw:name="Object157" text:anchor-type="as-char" svg:y="-0.2508in" svg:width="2.3319in" svg:height="0.4063in" draw:z-index="396"><draw:object xlink:href="./Object 157" xlink:type="simple" xlink:show="embed" xlink:actuate="onLoad"/><draw:image xlink:href="./ObjectReplacements/Object 157" xlink:type="simple" xlink:show="embed" xlink:actuate="onLoad"/><svg:desc>formula</svg:desc></draw:frame></text:span></text:span><text:span text:style-name="MathematicaFormatStandardForm"><text:span text:style-name="T228">from 5-1 </text:span></text:span><text:span text:style-name="MathematicaFormatStandardForm"><text:span text:style-name="T199">for</text:span></text:span><text:span text:style-name="MathematicaFormatStandardForm"><text:span text:style-name="T108"><draw:frame draw:style-name="fr2" draw:name="Object125" text:anchor-type="as-char" svg:y="-0.1484in" svg:width="0.5665in" svg:height="0.2098in" draw:z-index="397"><draw:object xlink:href="./Object 127" xlink:type="simple" xlink:show="embed" xlink:actuate="onLoad"/><draw:image xlink:href="./ObjectReplacements/Object 127" xlink:type="simple" xlink:show="embed" xlink:actuate="onLoad"/><svg:desc>formula</svg:desc></draw:frame></text:span></text:span><text:span text:style-name="MathematicaFormatStandardForm"><text:span text:style-name="T198">in our limit</text:span></text:span><text:span text:style-name="MathematicaFormatStandardForm"><text:span text:style-name="T202">, </text:span></text:span><text:span text:style-name="MathematicaFormatStandardForm"><text:span text:style-name="T227">giving us</text:span></text:span></text:p>
      <text:p text:style-name="P363"><text:span text:style-name="MathematicaFormatStandardForm"><text:span text:style-name="T198"/></text:span></text:p>
      <text:p text:style-name="P313"><text:span text:style-name="MathematicaFormatStandardForm"><text:span text:style-name="T107"><draw:frame draw:style-name="fr2" draw:name="Object123" text:anchor-type="as-char" svg:y="-0.2744in" svg:width="6.0583in" svg:height="0.4299in" draw:z-index="399"><draw:object xlink:href="./Object 128" xlink:type="simple" xlink:show="embed" xlink:actuate="onLoad"/><draw:image xlink:href="./ObjectReplacements/Object 128" xlink:type="simple" xlink:show="embed" xlink:actuate="onLoad"/><svg:desc>formula</svg:desc></draw:frame></text:span></text:span></text:p>
      <text:p text:style-name="P313"><text:span text:style-name="MathematicaFormatStandardForm"><text:span text:style-name="T107"/></text:span></text:p>
      <text:p text:style-name="P303"><draw:frame draw:style-name="fr3" draw:name="Object120" text:anchor-type="as-char" svg:y="-0.1693in" svg:width="1.5854in" svg:height="0.2327in" draw:z-index="400"><draw:object xlink:href="./Object 129" xlink:type="simple" xlink:show="embed" xlink:actuate="onLoad"/><draw:image xlink:href="./ObjectReplacements/Object 129" xlink:type="simple" xlink:show="embed" xlink:actuate="onLoad"/><svg:desc>formula</svg:desc></draw:frame></text:p>
      <text:p text:style-name="P303"><text:span text:style-name="MathematicaFormatStandardForm"><text:span text:style-name="T428"/></text:span></text:p>
      <text:p text:style-name="P311"><text:span text:style-name="Primes">RiePrimeCnt[ n_ ] := Sum[ PrimePi[ n ^ ( 1 / j )] / j, { j, 1, Log[ 2, n ]}]</text:span></text:p>
      <text:p text:style-name="P537"><text:soft-page-break/><text:span text:style-name="Linnik2">LinnikApprox[ n_ ] := -Gamma[ 0, -Log[ n ]]</text:span></text:p>
      <text:p text:style-name="P537"><text:span text:style-name="Table">Table[{ n, a = </text:span><text:span text:style-name="Table"><text:span text:style-name="Primes">N[ RiePrimeCnt[ 10 ^ n ]]</text:span></text:span><text:span text:style-name="Table">, b = </text:span><text:span text:style-name="Table"><text:span text:style-name="Linnik2">N[ LinnikApprox[ 10 ^ n ]]</text:span></text:span><text:span text:style-name="Table">, a - b }, { n, 1, 12 }] // TableForm</text:span></text:p>
      <text:p text:style-name="P335"><text:span text:style-name="MathematicaFormatStandardForm"><text:span text:style-name="T425"/></text:span></text:p>
      <text:p text:style-name="P363"><text:span text:style-name="MathematicaFormatStandardForm"><text:span text:style-name="T202">w</text:span></text:span><text:span text:style-name="MathematicaFormatStandardForm"><text:span text:style-name="T201">hich looks like a pretty good approximation</text:span></text:span><text:span text:style-name="MathematicaFormatStandardForm"><text:span text:style-name="T108">. <text:s/></text:span></text:span><text:span text:style-name="MathematicaFormatStandardForm"><text:span text:style-name="T201">In fact, </text:span></text:span><text:span text:style-name="MathematicaFormatStandardForm"><text:span text:style-name="T203">given that </text:span></text:span><text:span text:style-name="MathematicaFormatStandardForm"><text:span text:style-name="T230">the exponential integral is connected to the incomplete gamma function by </text:span></text:span><text:span text:style-name="MathematicaFormatStandardForm"><text:span text:style-name="T108"><draw:frame draw:style-name="fr2" draw:name="Object131" text:anchor-type="as-char" svg:y="-0.1484in" svg:width="1.6465in" svg:height="0.1909in" draw:z-index="401"><draw:object xlink:href="./Object 131" xlink:type="simple" xlink:show="embed" xlink:actuate="onLoad"/><draw:image xlink:href="./ObjectReplacements/Object 131" xlink:type="simple" xlink:show="embed" xlink:actuate="onLoad"/></draw:frame></text:span></text:span><text:span text:style-name="MathematicaFormatStandardForm"><text:span text:style-name="T203"> </text:span></text:span><text:span text:style-name="MathematicaFormatStandardForm"><text:span text:style-name="T204">when x &lt; 0, and </text:span></text:span><text:span text:style-name="MathematicaFormatStandardForm"><text:span text:style-name="T230">the logarithmic integral is connected to the exponential integral via</text:span></text:span><text:span text:style-name="MathematicaFormatStandardForm"><text:span text:style-name="T204"> </text:span></text:span><text:span text:style-name="MathematicaFormatStandardForm"><text:span text:style-name="T108"><draw:frame draw:style-name="fr2" draw:name="Object132" text:anchor-type="as-char" svg:y="-0.1484in" svg:width="1.1681in" svg:height="0.1909in" draw:z-index="402"><draw:object xlink:href="./Object 132" xlink:type="simple" xlink:show="embed" xlink:actuate="onLoad"/><draw:image xlink:href="./ObjectReplacements/Object 132" xlink:type="simple" xlink:show="embed" xlink:actuate="onLoad"/></draw:frame></text:span></text:span><text:span text:style-name="MathematicaFormatStandardForm"><text:span text:style-name="T108">, </text:span></text:span><text:span text:style-name="MathematicaFormatStandardForm"><text:span text:style-name="T204">that leads immediately to</text:span></text:span></text:p>
      <text:p text:style-name="P363"><text:span text:style-name="MathematicaFormatStandardForm"><text:span text:style-name="T204"/></text:span></text:p>
      <text:p text:style-name="P304"><text:span text:style-name="MathematicaFormatStandardForm"><text:span text:style-name="T149"><draw:frame draw:style-name="fr8" draw:name="Object124" text:anchor-type="as-char" svg:y="-0.2311in" svg:width="1.3134in" svg:height="0.3146in" draw:z-index="403"><draw:object xlink:href="./Object 114" xlink:type="simple" xlink:show="embed" xlink:actuate="onLoad"/><draw:image xlink:href="./ObjectReplacements/Object 114" xlink:type="simple" xlink:show="embed" xlink:actuate="onLoad"/><svg:desc>formula</svg:desc></draw:frame></text:span></text:span></text:p>
      <text:p text:style-name="P313"><text:span text:style-name="MathematicaFormatStandardForm"><text:span text:style-name="T107"/></text:span></text:p>
      <text:p text:style-name="P431"><text:span text:style-name="MathematicaFormatStandardForm"><text:span text:style-name="Table"><text:span text:style-name="T91">Table[</text:span></text:span></text:span><text:span text:style-name="MathematicaFormatStandardForm"><text:span text:style-name="Table">{a=10^n,N[-Gamma[0,-Log[a]]],N[ExpIntegralEi[Log[a]]+Pi I],N[LogIntegral[a]+Pi I]},{n,1,12}]//TableForm</text:span></text:span></text:p>
      <text:p text:style-name="P157"/>
      <text:p text:style-name="P563"/>
      <text:p text:style-name="P185"/>
      <text:p text:style-name="P159"><text:span text:style-name="ATitleMid"><text:span text:style-name="T624">5-3: Approximating</text:span></text:span><text:span text:style-name="ATitleMid"><text:span text:style-name="T601"><draw:frame draw:style-name="fr2" draw:name="Object122" text:anchor-type="as-char" svg:y="-0.1484in" svg:width="0.4429in" svg:height="0.1909in" draw:z-index="404"><draw:object xlink:href="./Object 124" xlink:type="simple" xlink:show="embed" xlink:actuate="onLoad"/><draw:image xlink:href="./ObjectReplacements/Object 124" xlink:type="simple" xlink:show="embed" xlink:actuate="onLoad"/><svg:desc>formula</svg:desc></draw:frame></text:span></text:span><text:span text:style-name="ATitleMid"><text:span text:style-name="T602">Using Linnik's Identity Summed</text:span></text:span></text:p>
      <text:p text:style-name="P357"/>
      <text:p text:style-name="P349"><text:span text:style-name="MathematicaFormatStandardForm"><text:span text:style-name="T185"><text:tab/></text:span></text:span><text:span text:style-name="MathematicaFormatStandardForm"><text:span text:style-name="T186">Let's </text:span></text:span><text:span text:style-name="MathematicaFormatStandardForm"><text:span text:style-name="T187">try</text:span></text:span><text:span text:style-name="MathematicaFormatStandardForm"><text:span text:style-name="T186"> another way to approximate</text:span></text:span><text:span text:style-name="MathematicaFormatStandardForm"><text:span text:style-name="T108"><draw:frame draw:style-name="fr2" draw:name="Object21" text:anchor-type="as-char" svg:y="-0.1484in" svg:width="0.4429in" svg:height="0.1909in" draw:z-index="146"><draw:object xlink:href="./Object 12" xlink:type="simple" xlink:show="embed" xlink:actuate="onLoad"/><draw:image xlink:href="./ObjectReplacements/Object 12" xlink:type="simple" xlink:show="embed" xlink:actuate="onLoad"/><svg:desc>formula</svg:desc></draw:frame></text:span></text:span><text:span text:style-name="MathematicaFormatStandardForm"><text:span text:style-name="T186">. <text:s/>Start with </text:span></text:span><text:span text:style-name="MathematicaFormatStandardForm"><text:span text:style-name="T231">Linnik's Identity Summed:</text:span></text:span></text:p>
      <text:p text:style-name="P349"><text:span text:style-name="MathematicaFormatStandardForm"><text:span text:style-name="T188"/></text:span></text:p>
      <text:p text:style-name="P110"><text:span text:style-name="MathematicaFormatStandardForm"><text:span text:style-name="T448"><draw:frame draw:style-name="fr2" draw:name="Object12" text:anchor-type="as-char" svg:y="-0.3228in" svg:width="3.6874in" svg:height="0.5862in" draw:z-index="147"><draw:object xlink:href="./Object 13" xlink:type="simple" xlink:show="embed" xlink:actuate="onLoad"/><draw:image xlink:href="./ObjectReplacements/Object 13" xlink:type="simple" xlink:show="embed" xlink:actuate="onLoad"/><svg:desc>formula</svg:desc></draw:frame></text:span></text:span></text:p>
      <text:p text:style-name="P110"><text:span text:style-name="MathematicaFormatStandardForm"><text:span text:style-name="T448"/></text:span></text:p>
      <text:p text:style-name="P352"><text:span text:style-name="MathematicaFormatStandardForm"><text:span text:style-name="T205"><text:tab/></text:span></text:span><text:span text:style-name="MathematicaFormatStandardForm"><text:span text:style-name="T346">Now insert our</text:span></text:span><text:span text:style-name="MathematicaFormatStandardForm"><text:span text:style-name="T233"> approximation</text:span></text:span><text:span text:style-name="MathematicaFormatStandardForm"><text:span text:style-name="T346"> from 5-1, </text:span></text:span><text:span text:style-name="MathematicaFormatStandardForm"><text:span text:style-name="T138"><draw:frame draw:style-name="fr2" draw:name="Object343" text:anchor-type="as-char" svg:y="-0.2807in" svg:width="2.4283in" svg:height="0.4484in" draw:z-index="405"><draw:object xlink:href="./Object 17" xlink:type="simple" xlink:show="embed" xlink:actuate="onLoad"/><draw:image xlink:href="./ObjectReplacements/Object 17" xlink:type="simple" xlink:show="embed" xlink:actuate="onLoad"/><svg:desc>formula</svg:desc></draw:frame></text:span></text:span><text:span text:style-name="MathematicaFormatStandardForm"><text:span text:style-name="T138">, </text:span></text:span><text:span text:style-name="MathematicaFormatStandardForm"><text:span text:style-name="T351">giving</text:span></text:span></text:p>
      <text:p text:style-name="P357"><text:span text:style-name="MathematicaFormatStandardForm"><text:span text:style-name="T108"/></text:span></text:p>
      <text:p text:style-name="P410"><text:span text:style-name="MathematicaFormatStandardForm"><text:span text:style-name="T23"><draw:frame draw:style-name="fr3" draw:name="Object114" text:anchor-type="as-char" svg:y="-0.3016in" svg:width="4.6291in" svg:height="0.4902in" draw:z-index="406"><draw:object xlink:href="./Object 20" xlink:type="simple" xlink:show="embed" xlink:actuate="onLoad"/><draw:image xlink:href="./ObjectReplacements/Object 20" xlink:type="simple" xlink:show="embed" xlink:actuate="onLoad"/></draw:frame></text:span></text:span></text:p>
      <text:p text:style-name="P410"><text:span text:style-name="MathematicaFormatStandardForm"><text:span text:style-name="T33"/></text:span></text:p>
      <text:p text:style-name="P391"><text:span text:style-name="MathematicaFormatStandardForm"><text:span text:style-name="T33">Simplify powers of -1:</text:span></text:span></text:p>
      <text:p text:style-name="P358"><text:span text:style-name="MathematicaFormatStandardForm"><text:span text:style-name="T138"><draw:frame draw:style-name="fr2" draw:name="Object102" text:anchor-type="as-char" svg:y="-0.2807in" svg:width="2.3957in" svg:height="0.4484in" draw:z-index="407"><draw:object xlink:href="./Object 343" xlink:type="simple" xlink:show="embed" xlink:actuate="onLoad"/><draw:image xlink:href="./ObjectReplacements/Object 343" xlink:type="simple" xlink:show="embed" xlink:actuate="onLoad"/><svg:desc>formula</svg:desc></draw:frame></text:span></text:span></text:p>
      <text:p text:style-name="P358"><text:span text:style-name="MathematicaFormatStandardForm"><text:span text:style-name="T22"/></text:span></text:p>
      <text:p text:style-name="P353"><text:span text:style-name="MathematicaFormatStandardForm"><text:span text:style-name="T346"><text:tab/></text:span></text:span><text:span text:style-name="MathematicaFormatStandardForm"><text:span text:style-name="T347">Now, here are two known identities for the lower incomplete gamma function, </text:span></text:span><text:span text:style-name="MathematicaFormatStandardForm"><text:span text:style-name="T108"><draw:frame draw:style-name="fr2" draw:name="Object344" text:anchor-type="as-char" svg:y="-0.1484in" svg:width="0.4154in" svg:height="0.1909in" draw:z-index="408"><draw:object xlink:href="./Object 344" xlink:type="simple" xlink:show="embed" xlink:actuate="onLoad"/><draw:image xlink:href="./ObjectReplacements/Object 344" xlink:type="simple" xlink:show="embed" xlink:actuate="onLoad"/><svg:desc>formula</svg:desc></draw:frame></text:span></text:span><text:span text:style-name="MathematicaFormatStandardForm"><text:span text:style-name="T108">. <text:s/></text:span></text:span><text:span text:style-name="MathematicaFormatStandardForm"><text:span text:style-name="T108"><draw:frame draw:style-name="fr2" draw:name="Object345" text:anchor-type="as-char" svg:y="-0.2807in" svg:width="2.2602in" svg:height="0.4484in" draw:z-index="409"><draw:object xlink:href="./Object 345" xlink:type="simple" xlink:show="embed" xlink:actuate="onLoad"/><draw:image xlink:href="./ObjectReplacements/Object 345" xlink:type="simple" xlink:show="embed" xlink:actuate="onLoad"/><svg:desc>formula</svg:desc></draw:frame></text:span></text:span><text:span text:style-name="MathematicaFormatStandardForm"><text:span text:style-name="T347">and</text:span></text:span><text:span text:style-name="MathematicaFormatStandardForm"><text:span text:style-name="T108"><draw:frame draw:style-name="fr2" draw:name="Object346" text:anchor-type="as-char" svg:y="-0.2925in" svg:width="1.4937in" svg:height="0.4717in" draw:z-index="410"><draw:object xlink:href="./Object 346" xlink:type="simple" xlink:show="embed" xlink:actuate="onLoad"/><draw:image xlink:href="./ObjectReplacements/Object 346" xlink:type="simple" xlink:show="embed" xlink:actuate="onLoad"/><svg:desc>formula</svg:desc></draw:frame></text:span></text:span><text:span text:style-name="MathematicaFormatStandardForm"><text:span text:style-name="T108">. <text:s/></text:span></text:span><text:span text:style-name="MathematicaFormatStandardForm"><text:span text:style-name="T347">If we say</text:span></text:span><text:span text:style-name="MathematicaFormatStandardForm"><text:span text:style-name="T108"><draw:frame draw:style-name="fr2" draw:name="Object347" text:anchor-type="as-char" svg:y="-0.1484in" svg:width="0.7638in" svg:height="0.1846in" draw:z-index="411"><draw:object xlink:href="./Object 347" xlink:type="simple" xlink:show="embed" xlink:actuate="onLoad"/><draw:image xlink:href="./ObjectReplacements/Object 347" xlink:type="simple" xlink:show="embed" xlink:actuate="onLoad"/><svg:desc>formula</svg:desc></draw:frame></text:span></text:span><text:span text:style-name="MathematicaFormatStandardForm"><text:span text:style-name="T108">, </text:span></text:span><text:span text:style-name="MathematicaFormatStandardForm"><text:span text:style-name="T347">we have</text:span></text:span></text:p>
      <text:p text:style-name="P353"><text:span text:style-name="MathematicaFormatStandardForm"><text:span text:style-name="T347"/></text:span></text:p>
      <text:p text:style-name="P359"><text:span text:style-name="MathematicaFormatStandardForm"><text:span text:style-name="T138"><draw:frame draw:style-name="fr2" draw:name="Object348" text:anchor-type="as-char" svg:y="-0.2445in" svg:width="2.5319in" svg:height="0.4134in" draw:z-index="412"><draw:object xlink:href="./Object 348" xlink:type="simple" xlink:show="embed" xlink:actuate="onLoad"/><draw:image xlink:href="./ObjectReplacements/Object 348" xlink:type="simple" xlink:show="embed" xlink:actuate="onLoad"/></draw:frame></text:span></text:span></text:p>
      <text:p text:style-name="P354"><text:span text:style-name="MathematicaFormatStandardForm"><text:span text:style-name="T347">and then</text:span></text:span></text:p>
      <text:p text:style-name="P359"><text:span text:style-name="MathematicaFormatStandardForm"><text:span text:style-name="T138"><draw:frame draw:style-name="fr2" draw:name="Object349" text:anchor-type="as-char" svg:y="-0.2925in" svg:width="2.061in" svg:height="0.4717in" draw:z-index="413"><draw:object xlink:href="./Object 349" xlink:type="simple" xlink:show="embed" xlink:actuate="onLoad"/><draw:image xlink:href="./ObjectReplacements/Object 349" xlink:type="simple" xlink:show="embed" xlink:actuate="onLoad"/></draw:frame></text:span></text:span></text:p>
      <text:p text:style-name="P354"><text:span text:style-name="MathematicaFormatStandardForm"><text:span text:style-name="T348">Swap the sum and integral for</text:span></text:span></text:p>
      <text:p text:style-name="P359"><text:span text:style-name="MathematicaFormatStandardForm"><text:span text:style-name="T138"><draw:frame draw:style-name="fr2" draw:name="Object350" text:anchor-type="as-char" svg:y="-0.2925in" svg:width="1.9898in" svg:height="0.4717in" draw:z-index="414"><draw:object xlink:href="./Object 350" xlink:type="simple" xlink:show="embed" xlink:actuate="onLoad"/><draw:image xlink:href="./ObjectReplacements/Object 350" xlink:type="simple" xlink:show="embed" xlink:actuate="onLoad"/></draw:frame></text:span></text:span></text:p>
      <text:p text:style-name="P354"><text:span text:style-name="MathematicaFormatStandardForm"><text:span text:style-name="T348">which is</text:span></text:span></text:p>
      <text:p text:style-name="P360"><text:soft-page-break/><text:span text:style-name="MathematicaFormatStandardForm"><text:span text:style-name="T138"><draw:frame draw:style-name="fr2" draw:name="Object351" text:anchor-type="as-char" svg:y="-0.2925in" svg:width="1.8626in" svg:height="0.4717in" draw:z-index="415"><draw:object xlink:href="./Object 351" xlink:type="simple" xlink:show="embed" xlink:actuate="onLoad"/><draw:image xlink:href="./ObjectReplacements/Object 351" xlink:type="simple" xlink:show="embed" xlink:actuate="onLoad"/></draw:frame></text:span></text:span></text:p>
      <text:p text:style-name="P355"><text:span text:style-name="MathematicaFormatStandardForm"><text:span text:style-name="T349">Multiply to get</text:span></text:span></text:p>
      <text:p text:style-name="P360"><text:span text:style-name="MathematicaFormatStandardForm"><text:span text:style-name="T138"><draw:frame draw:style-name="fr2" draw:name="Object352" text:anchor-type="as-char" svg:y="-0.2925in" svg:width="1.6126in" svg:height="0.4717in" draw:z-index="416"><draw:object xlink:href="./Object 352" xlink:type="simple" xlink:show="embed" xlink:actuate="onLoad"/><draw:image xlink:href="./ObjectReplacements/Object 352" xlink:type="simple" xlink:show="embed" xlink:actuate="onLoad"/></draw:frame></text:span></text:span></text:p>
      <text:p text:style-name="P355"><text:span text:style-name="MathematicaFormatStandardForm"><text:span text:style-name="T361"/></text:span></text:p>
      <text:p text:style-name="P355"><text:span text:style-name="MathematicaFormatStandardForm"><text:span text:style-name="T361">With a bit of sweat, s</text:span></text:span><text:span text:style-name="MathematicaFormatStandardForm"><text:span text:style-name="T350">implify out</text:span></text:span><text:span text:style-name="MathematicaFormatStandardForm"><text:span text:style-name="T349"> minus signs</text:span></text:span></text:p>
      <text:p text:style-name="P355"><text:span text:style-name="MathematicaFormatStandardForm"><text:span text:style-name="T349"/></text:span></text:p>
      <text:p text:style-name="P360"><text:span text:style-name="MathematicaFormatStandardForm"><text:span text:style-name="T138"><draw:frame draw:style-name="fr2" draw:name="Object353" text:anchor-type="as-char" svg:y="-0.2925in" svg:width="1.3465in" svg:height="0.4717in" draw:z-index="417"><draw:object xlink:href="./Object 353" xlink:type="simple" xlink:show="embed" xlink:actuate="onLoad"/><draw:image xlink:href="./ObjectReplacements/Object 353" xlink:type="simple" xlink:show="embed" xlink:actuate="onLoad"/><svg:desc>formula</svg:desc></draw:frame></text:span></text:span></text:p>
      <text:p text:style-name="P356"><text:span text:style-name="MathematicaFormatStandardForm"><text:span text:style-name="T350"/></text:span></text:p>
      <text:p text:style-name="P356"><text:span text:style-name="MathematicaFormatStandardForm"><text:span text:style-name="T350">Now, the exponential integral can be expressed as</text:span></text:span><text:span text:style-name="MathematicaFormatStandardForm"><text:span text:style-name="T138"><draw:frame draw:style-name="fr2" draw:name="Object341" text:anchor-type="as-char" svg:y="-0.2925in" svg:width="2.5402in" svg:height="0.4717in" draw:z-index="418"><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138">, </text:span></text:span><text:span text:style-name="MathematicaFormatStandardForm"><text:span text:style-name="T350">and </text:span></text:span><text:span text:style-name="MathematicaFormatStandardForm"><text:span text:style-name="T230">the logarithmic integral is connected to the exponential integral via</text:span></text:span><text:span text:style-name="MathematicaFormatStandardForm"><text:span text:style-name="T204"> </text:span></text:span><text:span text:style-name="MathematicaFormatStandardForm"><text:span text:style-name="T108"><draw:frame draw:style-name="fr2" draw:name="Object354" text:anchor-type="as-char" svg:y="-0.1484in" svg:width="1.1854in" svg:height="0.1909in" draw:z-index="419"><draw:object xlink:href="./Object 354" xlink:type="simple" xlink:show="embed" xlink:actuate="onLoad"/><draw:image xlink:href="./ObjectReplacements/Object 354" xlink:type="simple" xlink:show="embed" xlink:actuate="onLoad"/><svg:desc>formula</svg:desc></draw:frame></text:span></text:span><text:span text:style-name="MathematicaFormatStandardForm"><text:span text:style-name="T108">, </text:span></text:span><text:span text:style-name="MathematicaFormatStandardForm"><text:span text:style-name="T350">leaving us with</text:span></text:span></text:p>
      <text:p text:style-name="P356"><text:span text:style-name="MathematicaFormatStandardForm"><text:span text:style-name="T350"/></text:span></text:p>
      <text:p text:style-name="P409"><text:span text:style-name="MathematicaFormatStandardForm"><text:span text:style-name="T22"><draw:frame draw:style-name="fr9" draw:name="Object355" text:anchor-type="as-char" svg:y="-0.1965in" svg:width="2.5291in" svg:height="0.2866in" draw:z-index="420"><draw:object xlink:href="./Object 355" xlink:type="simple" xlink:show="embed" xlink:actuate="onLoad"/><draw:image xlink:href="./ObjectReplacements/Object 355" xlink:type="simple" xlink:show="embed" xlink:actuate="onLoad"/></draw:frame></text:span></text:span></text:p>
      <text:p text:style-name="P409"><text:span text:style-name="MathematicaFormatStandardForm"><text:span text:style-name="T22"/></text:span></text:p>
      <text:p text:style-name="P399"><text:span text:style-name="Primes">RiePrimeCnt[ n_ ] := Sum[ PrimePi[ n ^ ( 1 / j )] / j, { j, 1, Log[ 2, n ]}]</text:span></text:p>
      <text:p text:style-name="P545"><text:span text:style-name="Linnik2">LinnikApprox[ n_ ] := Sum[ ( -1 ) ^ ( j + 1 ) / j ( -1 ) ^ j ( 1 - n Sum[ (-Log[ n ]) ^ k / k!, { k, 0, j – 1 }]), { j, 1, Infinity }]</text:span></text:p>
      <text:p text:style-name="P546"><text:span text:style-name="Table">Table[ { </text:span><text:span text:style-name="Table"><text:span text:style-name="T694">10 ^ </text:span></text:span><text:span text:style-name="Table">n, a = </text:span><text:span text:style-name="Table"><text:span text:style-name="Primes">N[ RiePrimeCnt[ 10 ^ n ]]</text:span></text:span><text:span text:style-name="Table">, b = </text:span><text:span text:style-name="Table"><text:span text:style-name="Linnik2">N[ </text:span></text:span><text:span text:style-name="Table"><text:span text:style-name="Linnik2"><text:span text:style-name="T688">LinnikApprox</text:span></text:span></text:span><text:span text:style-name="Table"><text:span text:style-name="Linnik2">[ 10 ^ n ]], <text:s/></text:span></text:span><text:span text:style-name="Table">N[ LogIntegral[ a ] - Log[ Log[ a ]] - EulerGamma</text:span><text:span text:style-name="Table"><text:span text:style-name="T738">]</text:span></text:span><text:span text:style-name="Table"> }, { n, 1, 12 }] // TableForm</text:span></text:p>
      <text:p text:style-name="P395"><text:span text:style-name="MathematicaFormatStandardForm"><text:span text:style-name="T94"/></text:span></text:p>
      <text:p text:style-name="P337"><text:span text:style-name="MathematicaFormatStandardForm"><text:span text:style-name="T206"/></text:span></text:p>
      <text:p text:style-name="P337"><text:span text:style-name="MathematicaFormatStandardForm"><text:span text:style-name="T206"/></text:span></text:p>
      <text:p text:style-name="P563"/>
      <text:p text:style-name="P185"/>
      <text:p text:style-name="P160"><text:span text:style-name="ATitleMid"><text:span text:style-name="T624">5-4: More on Approximating</text:span></text:span><text:span text:style-name="ATitleMid"><text:span text:style-name="T601"><draw:frame draw:style-name="fr2" draw:name="Object20" text:anchor-type="as-char" svg:y="-0.1484in" svg:width="0.4429in" svg:height="0.1909in" draw:z-index="386"><draw:object xlink:href="./Object 14" xlink:type="simple" xlink:show="embed" xlink:actuate="onLoad"/><draw:image xlink:href="./ObjectReplacements/Object 14" xlink:type="simple" xlink:show="embed" xlink:actuate="onLoad"/><svg:desc>formula</svg:desc></draw:frame></text:span></text:span><text:span text:style-name="ATitleMid"><text:span text:style-name="T602">Using Linnik's Identity Summed</text:span></text:span></text:p>
      <text:p text:style-name="P18"><text:span text:style-name="MathematicaFormatStandardForm"><text:span text:style-name="T21"/></text:span></text:p>
      <text:p text:style-name="P18"><text:span text:style-name="MathematicaFormatStandardForm"><text:span text:style-name="T21"/></text:span></text:p>
      <text:p text:style-name="P279"><text:span text:style-name="ATitleSmall"><text:span text:style-name="T704">5-4a: Generalizing </text:span></text:span></text:p>
      <text:p text:style-name="P279"><text:span text:style-name="MathematicaFormatStandardForm"><text:span text:style-name="T450"/></text:span></text:p>
      <text:p text:style-name="P27"><text:span text:style-name="MathematicaFormatStandardForm"><text:span text:style-name="T448"><text:tab/></text:span></text:span><text:span text:style-name="MathematicaFormatStandardForm"><text:span text:style-name="T543">The introduction mentioned that Riemann provided an explicit formula for his prime counting function, </text:span></text:span><text:span text:style-name="MathematicaFormatStandardForm"><text:span text:style-name="T547">which is</text:span></text:span></text:p>
      <text:p text:style-name="P117"><draw:frame draw:style-name="fr2" draw:name="Object11" text:anchor-type="as-char" svg:y="-0.2445in" svg:width="4.2563in" svg:height="0.4236in" draw:z-index="421"><draw:object xlink:href="./Object 11" xlink:type="simple" xlink:show="embed" xlink:actuate="onLoad"/><draw:image xlink:href="./ObjectReplacements/Object 11" xlink:type="simple" xlink:show="embed" xlink:actuate="onLoad"/></draw:frame></text:p>
      <text:p text:style-name="P117"><text:span text:style-name="Primes"/></text:p>
      <text:p text:style-name="P129"><text:span text:style-name="Primes">RiePrimeCnt[ n_ ] := Sum[ PrimePi[ n ^ ( 1 / j )] / j, { j, 1, Log[ 2, n ]}]</text:span></text:p>
      <text:p text:style-name="P538"><text:span text:style-name="ExplicitRie">RieExplicitForumla[ x_, t_] := </text:span><text:span text:style-name="ExplicitRie"><text:span text:style-name="T743">MangoldtLambda[x]/2/Log[x] +</text:span></text:span><text:span text:style-name="ExplicitRie">LogIntegral[ x ] - N[ 2Re[ Sum[ ExpIntegralEi[ ZetaZero[ k ] Log[ x ]], { k, 1, t }]]] + N</text:span><text:span text:style-name="ExplicitRie"><text:span text:style-name="T709">I</text:span></text:span><text:span text:style-name="ExplicitRie">ntegrate[ 1 / (( y ^ 3 - y ) Log[ y ]), { y, x, Infinity }] - Log[ 2 ]</text:span></text:p>
      <text:p text:style-name="P445"><text:span text:style-name="Table">Table[ { n, </text:span><text:span text:style-name="Table"><text:span text:style-name="Primes">N[ RiePrimeCnt[ n ]]</text:span></text:span><text:span text:style-name="Table">, </text:span><text:span text:style-name="Table"><text:span text:style-name="ExplicitRie">RieExplicitForumla[ n, 200 ]</text:span></text:span><text:span text:style-name="Table">}, { n, 2, 100 }] // TableForm</text:span></text:p>
      <text:p text:style-name="P18"><text:span text:style-name="MathematicaFormatStandardForm"><text:span text:style-name="T21"/></text:span></text:p>
      <text:p text:style-name="P28"><text:span text:style-name="MathematicaFormatStandardForm"><text:span text:style-name="T543">where</text:span></text:span><text:span text:style-name="MathematicaFormatStandardForm"><text:span text:style-name="T450"><draw:frame draw:style-name="fr2" draw:name="Object3" text:anchor-type="as-char" svg:y="-0.089in" svg:width="0.1701in" svg:height="0.1311in" draw:z-index="422"><draw:object xlink:href="./Object 8" xlink:type="simple" xlink:show="embed" xlink:actuate="onLoad"/><draw:image xlink:href="./ObjectReplacements/Object 8" xlink:type="simple" xlink:show="embed" xlink:actuate="onLoad"/><svg:desc>formula</svg:desc></draw:frame></text:span></text:span><text:span text:style-name="MathematicaFormatStandardForm"><text:span text:style-name="T543">are the zeroes of his zeta function and</text:span></text:span><text:span text:style-name="MathematicaFormatStandardForm"><text:span text:style-name="T450"><draw:frame draw:style-name="fr2" draw:name="Object4" text:anchor-type="as-char" svg:y="-0.1484in" svg:width="0.4091in" svg:height="0.1909in" draw:z-index="423"><draw:object xlink:href="./Object 18" xlink:type="simple" xlink:show="embed" xlink:actuate="onLoad"/><draw:image xlink:href="./ObjectReplacements/Object 18" xlink:type="simple" xlink:show="embed" xlink:actuate="onLoad"/><svg:desc>formula</svg:desc></draw:frame></text:span></text:span><text:span text:style-name="MathematicaFormatStandardForm"><text:span text:style-name="T543">is the logarithmic integral. <text:s/></text:span></text:span><text:span text:style-name="MathematicaFormatStandardForm"><text:span text:style-name="T547">As mentioned, this formula not only expresses the count of primes, it makes the difference between</text:span></text:span><text:span text:style-name="MathematicaFormatStandardForm"><text:span text:style-name="T450"><draw:frame draw:style-name="fr2" draw:name="Object387" text:anchor-type="as-char" svg:y="-0.1484in" svg:width="0.4429in" svg:height="0.1909in" draw:z-index="424"><draw:object xlink:href="./Object 387" xlink:type="simple" xlink:show="embed" xlink:actuate="onLoad"/><draw:image xlink:href="./ObjectReplacements/Object 387" xlink:type="simple" xlink:show="embed" xlink:actuate="onLoad"/><svg:desc>formula</svg:desc></draw:frame></text:span></text:span><text:span text:style-name="MathematicaFormatStandardForm"><text:span text:style-name="T547">and</text:span></text:span><text:span text:style-name="MathematicaFormatStandardForm"><text:span text:style-name="T450"><draw:frame draw:style-name="fr2" draw:name="Object388" text:anchor-type="as-char" svg:y="-0.1484in" svg:width="0.4091in" svg:height="0.1909in" draw:z-index="425"><draw:object xlink:href="./Object 388" xlink:type="simple" xlink:show="embed" xlink:actuate="onLoad"/><draw:image xlink:href="./ObjectReplacements/Object 388" xlink:type="simple" xlink:show="embed" xlink:actuate="onLoad"/><svg:desc>formula</svg:desc></draw:frame></text:span></text:span><text:span text:style-name="MathematicaFormatStandardForm"><text:span text:style-name="T547">explicit, with properties of those zeta zeros giving estimates for how big the difference is.</text:span></text:span></text:p>
      <text:p text:style-name="P28"><text:span text:style-name="MathematicaFormatStandardForm"><text:span text:style-name="T547"/></text:span></text:p>
      <text:p text:style-name="P28"><text:span text:style-name="MathematicaFormatStandardForm"><text:span text:style-name="T547"/></text:span></text:p>
      <text:p text:style-name="P279"><text:span text:style-name="ATitleSmall"><text:span text:style-name="T704">5-4b: Generalizing </text:span></text:span></text:p>
      <text:p text:style-name="P28"><text:span text:style-name="MathematicaFormatStandardForm"><text:span text:style-name="T547"/></text:span></text:p>
      <text:p text:style-name="P28"><text:soft-page-break/><text:span text:style-name="MathematicaFormatStandardForm"><text:span text:style-name="T547"><text:tab/>Our approach here is not so powerful </text:span></text:span><text:span text:style-name="MathematicaFormatStandardForm"><text:span text:style-name="T548">in that regard</text:span></text:span><text:span text:style-name="MathematicaFormatStandardForm"><text:span text:style-name="T547">. <text:s/>Nevertheless, using our formula for</text:span></text:span><text:span text:style-name="MathematicaFormatStandardForm"><text:span text:style-name="T450"><draw:frame draw:style-name="fr2" draw:name="Object389" text:anchor-type="as-char" svg:y="-0.1484in" svg:width="0.4429in" svg:height="0.1909in" draw:z-index="426"><draw:object xlink:href="./Object 389" xlink:type="simple" xlink:show="embed" xlink:actuate="onLoad"/><draw:image xlink:href="./ObjectReplacements/Object 389" xlink:type="simple" xlink:show="embed" xlink:actuate="onLoad"/><svg:desc>formula</svg:desc></draw:frame></text:span></text:span><text:span text:style-name="MathematicaFormatStandardForm"><text:span text:style-name="T547">from 4-1a and our formula for</text:span></text:span><text:span text:style-name="MathematicaFormatStandardForm"><text:span text:style-name="T450"><draw:frame draw:style-name="fr2" draw:name="Object390" text:anchor-type="as-char" svg:y="-0.1484in" svg:width="0.4091in" svg:height="0.1909in" draw:z-index="427"><draw:object xlink:href="./Object 390" xlink:type="simple" xlink:show="embed" xlink:actuate="onLoad"/><draw:image xlink:href="./ObjectReplacements/Object 390" xlink:type="simple" xlink:show="embed" xlink:actuate="onLoad"/><svg:desc>formula</svg:desc></draw:frame></text:span></text:span><text:span text:style-name="MathematicaFormatStandardForm"><text:span text:style-name="T547">from </text:span></text:span><text:span text:style-name="MathematicaFormatStandardForm"><text:span text:style-name="T548">5-3, we see we have the picturesque</text:span></text:span></text:p>
      <text:p text:style-name="P18"><text:span text:style-name="MathematicaFormatStandardForm"><text:span text:style-name="T21"/></text:span></text:p>
      <text:p text:style-name="P18"><draw:frame draw:style-name="fr3" draw:name="Object8" text:anchor-type="as-char" svg:y="-0.6035in" svg:width="6.8398in" svg:height="1.2189in" draw:z-index="170"><draw:object xlink:href="./Object 103" xlink:type="simple" xlink:show="embed" xlink:actuate="onLoad"/><draw:image xlink:href="./ObjectReplacements/Object 103" xlink:type="simple" xlink:show="embed" xlink:actuate="onLoad"/><svg:desc>formula</svg:desc></draw:frame></text:p>
      <text:p text:style-name="P314"><text:span text:style-name="MathematicaFormatStandardForm"><text:span text:style-name="T107"/></text:span></text:p>
      <text:p text:style-name="P314"><text:span text:style-name="MathematicaFormatStandardForm"><text:span text:style-name="T107"/></text:span></text:p>
      <text:p text:style-name="P282"><text:span text:style-name="MathematicaFormatStandardForm"><text:span text:style-name="T352"><text:tab/>From this perspective,</text:span></text:span><text:span text:style-name="MathematicaFormatStandardForm"><text:span text:style-name="T108"><draw:frame draw:style-name="fr2" draw:name="Object391" text:anchor-type="as-char" svg:y="-0.1484in" svg:width="0.4429in" svg:height="0.1909in" draw:z-index="428"><draw:object xlink:href="./Object 391" xlink:type="simple" xlink:show="embed" xlink:actuate="onLoad"/><draw:image xlink:href="./ObjectReplacements/Object 391" xlink:type="simple" xlink:show="embed" xlink:actuate="onLoad"/><svg:desc>formula</svg:desc></draw:frame></text:span></text:span><text:span text:style-name="MathematicaFormatStandardForm"><text:span text:style-name="T351">and</text:span></text:span><text:span text:style-name="MathematicaFormatStandardForm"><text:span text:style-name="T108"><draw:frame draw:style-name="fr2" draw:name="Object392" text:anchor-type="as-char" svg:y="-0.1484in" svg:width="0.4091in" svg:height="0.1909in" draw:z-index="429"><draw:object xlink:href="./Object 392" xlink:type="simple" xlink:show="embed" xlink:actuate="onLoad"/><draw:image xlink:href="./ObjectReplacements/Object 392" xlink:type="simple" xlink:show="embed" xlink:actuate="onLoad"/><svg:desc>formula</svg:desc></draw:frame></text:span></text:span><text:span text:style-name="MathematicaFormatStandardForm"><text:span text:style-name="T352">bear roughly the same relationship to each other, in an elaborate sense, that</text:span></text:span><text:span text:style-name="MathematicaFormatStandardForm"><text:span text:style-name="T108"><draw:frame draw:style-name="fr2" draw:name="Object393" text:anchor-type="as-char" svg:y="-0.1484in" svg:width="0.2839in" svg:height="0.1902in" draw:z-index="430"><draw:object xlink:href="./Object 393" xlink:type="simple" xlink:show="embed" xlink:actuate="onLoad"/><draw:image xlink:href="./ObjectReplacements/Object 393" xlink:type="simple" xlink:show="embed" xlink:actuate="onLoad"/><svg:desc>formula</svg:desc></draw:frame></text:span></text:span><text:span text:style-name="MathematicaFormatStandardForm"><text:span text:style-name="T351">and</text:span></text:span><text:span text:style-name="MathematicaFormatStandardForm"><text:span text:style-name="T108"><draw:frame draw:style-name="fr2" draw:name="Object394" text:anchor-type="as-char" svg:y="-0.1484in" svg:width="0.1693in" svg:height="0.1846in" draw:z-index="431"><draw:object xlink:href="./Object 394" xlink:type="simple" xlink:show="embed" xlink:actuate="onLoad"/><draw:image xlink:href="./ObjectReplacements/Object 394" xlink:type="simple" xlink:show="embed" xlink:actuate="onLoad"/><svg:desc>formula</svg:desc></draw:frame></text:span></text:span><text:span text:style-name="MathematicaFormatStandardForm"><text:span text:style-name="T352">do.</text:span></text:span></text:p>
      <text:p text:style-name="P162"><text:span text:style-name="MathematicaFormatStandardForm"><text:span text:style-name="T96"/></text:span></text:p>
      <text:p text:style-name="P33"><text:span text:style-name="MathematicaFormatStandardForm"><text:span text:style-name="T461"><draw:frame draw:style-name="fr9" draw:name="Object64" text:anchor-type="as-char" svg:y="-1.8047in" svg:width="4.8445in" svg:height="3.5083in" draw:z-index="157"><draw:object xlink:href="./Object 9" xlink:type="simple" xlink:show="embed" xlink:actuate="onLoad"/><draw:image xlink:href="./ObjectReplacements/Object 9" xlink:type="simple" xlink:show="embed" xlink:actuate="onLoad"/><svg:desc>formula</svg:desc></draw:frame></text:span></text:span></text:p>
      <text:p text:style-name="P155"><text:span text:style-name="MathematicaFormatStandardForm"><text:span text:style-name="T577"/></text:span></text:p>
      <text:p text:style-name="P492"><text:span text:style-name="Misc_20_Function"><text:s/>RiePrimeCnt[n_]:=Sum[PrimePi[n^(1/j)]/j,{j,1,Log[2,n]}]</text:span></text:p>
      <text:p text:style-name="P489"><text:span text:style-name="Misc_20_Function">RiemannError[x_,t_]:=-MangoldtLambda[x]/2/Log[x]+N[2Re[Sum[ExpIntegralEi[ZetaZero[k] Log[x]],{k,1,t}]]]-NIntegrate[1/((y^3-y) Log[y]),{y,x,Infinity}]+Log[2]</text:span></text:p>
      <text:p text:style-name="P489"><text:span text:style-name="Misc_20_Function">D2Approx[n_,j_]:=(-1)^j (1-n Sum[(-Log[n])^k/(k!),{k,0,j-1}])</text:span></text:p>
      <text:p text:style-name="P489"><text:span text:style-name="Misc_20_Function">Dhyp[n_,k_,a_]:=Sum[Binomial[k,j] Dhyp[n/(m^(k-j)),j,m+1],{m,a,n^(1/k)},{j,0,k-1}]</text:span></text:p>
      <text:p text:style-name="P489"><text:span text:style-name="Misc_20_Function">Dhyp[n_,1,a_]:=If[n&lt;a,0,Floor[n]-a+1];Dhyp[n_,0,a_]:=1</text:span></text:p>
      <text:p text:style-name="P489"><text:span text:style-name="Misc_20_Function">dhyp[n_,k_,a_]:=dhyp[n,k,a]=Dhyp[n,k,a]-Dhyp[n-1,k,a]</text:span></text:p>
      <text:p text:style-name="P489"><text:span text:style-name="Misc_20_Function">LinnikError[n_]:=Log[Log[n]]+EulerGamma+Sum[(-1)^(k+1)/k (D2Approx[n,k]-Dhyp[n,k,2]),{k,2,100}]</text:span></text:p>
      <text:p text:style-name="P489"><text:span text:style-name="Misc_20_Function">Table[{n,N[LogIntegral[n]-RiePrimeCnt[n]],N[RiemannError[n,200]], N[LinnikError[n]]},{n,2,100}]//TableForm</text:span></text:p>
      <text:p text:style-name="P492"><text:span text:style-name="Linnik"/></text:p>
      <text:p text:style-name="P492"><text:span text:style-name="Misc_20_Function"/></text:p>
      <text:p text:style-name="P279"><text:span text:style-name="ATitleSmall"><text:span text:style-name="T704">5-4c: Generalizing </text:span></text:span></text:p>
      <text:p text:style-name="P492"><text:span text:style-name="Misc_20_Function"/></text:p>
      <text:p text:style-name="P43"><text:soft-page-break/><text:span text:style-name="MathematicaFormatStandardForm"><text:span text:style-name="T448"><draw:frame draw:style-name="fr9" draw:name="Object13" text:anchor-type="as-char" svg:y="-1.1547in" svg:width="7.4193in" svg:height="2.2508in" draw:z-index="432"><draw:object xlink:href="./Object 113" xlink:type="simple" xlink:show="embed" xlink:actuate="onLoad"/><draw:image xlink:href="./ObjectReplacements/Object 113" xlink:type="simple" xlink:show="embed" xlink:actuate="onLoad"/></draw:frame></text:span></text:span></text:p>
      <text:p text:style-name="P43"><text:span text:style-name="MathematicaFormatStandardForm"><text:span text:style-name="T23"/></text:span></text:p>
      <text:p text:style-name="P43"><text:span text:style-name="MathematicaFormatStandardForm"><text:span text:style-name="T549"/></text:span></text:p>
      <text:p text:style-name="P130"><text:span text:style-name="Misc_20_Function"/></text:p>
      <text:p text:style-name="P130"><text:span text:style-name="Misc_20_Function"/></text:p>
      <text:p text:style-name="P130"><text:span text:style-name="Misc_20_Function"/></text:p>
      <text:p text:style-name="P130"><text:span text:style-name="Misc_20_Function"/></text:p>
      <text:p text:style-name="P565"/>
      <text:p text:style-name="P21"><text:span text:style-name="MathematicaFormatStandardForm"><text:span text:style-name="T3"/></text:span></text:p>
      <text:p text:style-name="P174"><text:span text:style-name="ATitleMid"><text:span text:style-name="T723">5-5: References, Notes, Further Questions</text:span></text:span></text:p>
      <text:p text:style-name="P459"><text:span text:style-name="MathematicaFormatStandardForm"><text:span text:style-name="T93"/></text:span></text:p>
      <text:p text:style-name="P459"><text:span text:style-name="MathematicaFormatStandardForm"><text:span text:style-name="T93"/></text:span></text:p>
      <text:p text:style-name="P242"><text:span text:style-name="MathematicaFormatStandardForm"><text:span text:style-name="T431">-</text:span></text:span><text:span text:style-name="MathematicaFormatStandardForm"><text:span text:style-name="T437"> Reference for history of PNT</text:span></text:span></text:p>
      <text:p text:style-name="P242"><text:span text:style-name="MathematicaFormatStandardForm"><text:span text:style-name="T437"/></text:span></text:p>
      <text:p text:style-name="P242"><text:span text:style-name="MathematicaFormatStandardForm"><text:span text:style-name="T437">- On Riemann's formula</text:span></text:span></text:p>
      <text:p text:style-name="P242"><text:span text:style-name="MathematicaFormatStandardForm"><text:span text:style-name="T437"/></text:span></text:p>
      <text:p text:style-name="P242"><text:span text:style-name="MathematicaFormatStandardForm"><text:span text:style-name="T437">- Cauchy Principle Value of D_k' through residues leading experimentally to li. <text:s/>Connection to the Dirichlet Divisor Problem.</text:span></text:span></text:p>
      <text:p text:style-name="P242"><text:span text:style-name="MathematicaFormatStandardForm"><text:span text:style-name="T437"/></text:span></text:p>
      <text:p text:style-name="P242"><text:span text:style-name="MathematicaFormatStandardForm"><text:span text:style-name="T437">- Voronoi summation?</text:span></text:span></text:p>
      <text:p text:style-name="P242"><text:span text:style-name="MathematicaFormatStandardForm"><text:span text:style-name="T437"/></text:span></text:p>
      <text:p text:style-name="P242"><text:span text:style-name="MathematicaFormatStandardForm"><text:span text:style-name="T437">- Gamma and incomplete gamma</text:span></text:span></text:p>
      <text:p text:style-name="P555"><text:span text:style-name="ATitleBig">6</text:span></text:p>
      <text:p text:style-name="P197"><text:span text:style-name="ATitleBig"/></text:p>
      <text:p text:style-name="P200"><text:span text:style-name="ATitleBig"><text:span text:style-name="T700">Identities like</text:span></text:span><text:span text:style-name="ATitleBig"> Linnik's Identity</text:span></text:p>
      <text:p text:style-name="P200"/>
      <text:p text:style-name="P200"/>
      <text:p text:style-name="P228"><text:span text:style-name="MathematicaFormatStandardForm"><text:span text:style-name="T118"><text:tab/>L</text:span></text:span></text:p>
      <text:p text:style-name="P228"><text:span text:style-name="MathematicaFormatStandardForm"><text:span text:style-name="T118"/></text:span></text:p>
      <text:p text:style-name="P224"/>
      <text:p text:style-name="P568"/>
      <text:p text:style-name="P187"/>
      <text:p text:style-name="P187"><text:span text:style-name="ATitleMid"><text:span text:style-name="T624">6</text:span></text:span><text:span text:style-name="ATitleMid">-</text:span><text:span text:style-name="ATitleMid"><text:span text:style-name="T742">1</text:span></text:span><text:span text:style-name="ATitleMid">: Linnik's Identity </text:span><text:span text:style-name="ATitleMid"><text:span text:style-name="T742">Scaled</text:span></text:span></text:p>
      <text:p text:style-name="P166"/>
      <text:p text:style-name="P126"><text:span text:style-name="MathematicaFormatStandardForm"><text:span text:style-name="T450"><draw:frame draw:style-name="fr2" draw:name="Object100" text:anchor-type="as-char" svg:y="-0.172in" svg:width="1.0535in" svg:height="0.2083in" draw:z-index="433"><draw:object xlink:href="./Object 1" xlink:type="simple" xlink:show="embed" xlink:actuate="onLoad"/><draw:image xlink:href="./ObjectReplacements/Object 1" xlink:type="simple" xlink:show="embed" xlink:actuate="onLoad"/><svg:desc>formula</svg:desc></draw:frame></text:span></text:span></text:p>
      <text:p text:style-name="P116"><text:span text:style-name="MathematicaFormatStandardForm"><text:span text:style-name="T448"/></text:span></text:p>
      <text:p text:style-name="P60"><text:span text:style-name="MathematicaFormatStandardForm"><text:span text:style-name="T448"><draw:frame draw:style-name="fr10" draw:name="Object108" text:anchor-type="as-char" svg:y="-0.2902in" svg:width="1.7528in" svg:height="0.4602in" draw:z-index="434"><draw:object xlink:href="./Object 4" xlink:type="simple" xlink:show="embed" xlink:actuate="onLoad"/><draw:image xlink:href="./ObjectReplacements/Object 4" xlink:type="simple" xlink:show="embed" xlink:actuate="onLoad"/><svg:desc>formula</svg:desc><draw:contour-polygon svg:width="1.6488in" svg:height="0.387in" svg:viewBox="0 0 4188 983" draw:points="3154,26 2438,53 2438,79 2438,106 2465,132 2465,159 2438,186 2438,212 2438,239 2412,265 2412,292 821,318 821,345 371,372 371,398 371,425 424,451 159,478 132,504 106,531 106,558 79,584 79,611 79,637 79,664 106,690 795,717 821,744 821,770 2067,797 1934,823 1722,850 1696,876 1696,903 1696,930 1696,956 1696,983 1696,1009 2173,1009 3339,983 3339,956 3339,930 3286,903 3313,876 3339,850 3366,823 3366,797 3366,770 1245,744 1272,717 2226,690 2226,664 2226,637 4267,611 4267,584 4267,558 4267,531 2200,504 3048,478 3578,451 3604,425 3631,398 4161,372 4161,345 4161,318 4134,292 4134,265 4134,239 4134,212 4134,186 4134,159 4134,132 4134,106 4134,79 4134,53 3604,26" draw:recreate-on-edit="true"/></draw:frame></text:span></text:span></text:p>
      <text:p text:style-name="P60"><text:span text:style-name="MathematicaFormatStandardForm"><text:span text:style-name="T457"><draw:frame draw:style-name="fr10" draw:name="Object109" text:anchor-type="as-char" svg:y="-0.2654in" svg:width="6.8846in" svg:height="0.4354in" draw:z-index="435"><draw:object xlink:href="./Object 5" xlink:type="simple" xlink:show="embed" xlink:actuate="onLoad"/><draw:image xlink:href="./ObjectReplacements/Object 5" xlink:type="simple" xlink:show="embed" xlink:actuate="onLoad"/><svg:desc>formula</svg:desc><draw:contour-polygon svg:width="6.7768in" svg:height="0.3413in" svg:viewBox="0 0 17213 867" draw:points="4854,33 4820,66 4820,100 4820,133 4854,166 4854,200 814,233 373,266 373,300 373,333 169,366 135,400 101,433 67,466 67,500 67,533 67,566 101,600 814,633 814,666 848,700 4888,733 4854,766 4820,800 4786,833 4786,866 4786,900 16804,900 16838,866 16872,833 16872,800 16872,766 16838,733 16838,700 16838,666 16838,633 17246,600 17280,566 17246,533 16940,500 16940,466 16567,433 16261,400 16838,366 16838,333 16838,300 16804,266 16804,233 16804,200 16804,166 16804,133 16804,100 16804,66 16804,33" draw:recreate-on-edit="true"/></draw:frame></text:span></text:span></text:p>
      <text:p text:style-name="P116"><text:span text:style-name="MathematicaFormatStandardForm"><text:span text:style-name="T448"/></text:span></text:p>
      <text:p text:style-name="P466"><text:span text:style-name="Primes">RiemannPrimeCounting[n_] := Sum[ PrimePi[ n^(1/j)]/j,{j,1,N[Log[n]/Log[2]]}]</text:span></text:p>
      <text:p text:style-name="P547"><text:span text:style-name="D1">d[n_,z_]:=Product[1/(p[[2]]!) Pochhammer[z,p[[2]]],{p,FI[n]}]; FI[n_]:=If[n==1,{},FactorInteger[n]]</text:span></text:p>
      <text:p text:style-name="P547"><text:span text:style-name="D1">DD[n_,k_]:=Sum[d[j,k],{j,1,n}]</text:span></text:p>
      <text:p text:style-name="P476"><text:span text:style-name="Linnik2"><text:span text:style-name="T691">LinniksIdentityExpanded</text:span></text:span><text:span text:style-name="Linnik2">[n_, a_ ] := Sum[ (-1)^(k+1)/k Sum[(-1)^(k-j) Binomial[k,j] DD[n,a j],{j,0,k}],{k,1,N[Log[n]/Log[2]]}]</text:span></text:p>
      <text:p text:style-name="P432"><text:span text:style-name="Table">Table[{ n, </text:span><text:span text:style-name="Primes">N[RiemannPrimeCounting[n]]</text:span><text:span text:style-name="Table">, </text:span><text:span text:style-name="Linnik2">N[LinniksIdentityExpanded[n,1]]</text:span><text:span text:style-name="Table">},{n,1,100}] // TableForm</text:span></text:p>
      <text:p text:style-name="P432"><text:span text:style-name="Table"/></text:p>
      <text:p text:style-name="P432"><text:span text:style-name="Table"/></text:p>
      <text:p text:style-name="P563"/>
      <text:p text:style-name="P185"/>
      <text:p text:style-name="P182"><text:span text:style-name="ATitleMid"><text:span text:style-name="T624">6</text:span></text:span><text:span text:style-name="ATitleMid">-</text:span><text:span text:style-name="ATitleMid"><text:span text:style-name="T742">2</text:span></text:span><text:span text:style-name="ATitleMid">: </text:span><text:span text:style-name="ATitleMid"><text:span text:style-name="T701">Inverting </text:span></text:span><text:span text:style-name="ATitleMid">Linnik's Identity and D</text:span></text:p>
      <text:p text:style-name="P56"/>
      <text:p text:style-name="P468"><text:span text:style-name="MathematicaFormatStandardForm"><text:span text:style-name="T93"/></text:span></text:p>
      <text:p text:style-name="P468"><text:span text:style-name="MathematicaFormatStandardForm"><text:span text:style-name="T93"/></text:span></text:p>
      <text:p text:style-name="P468"><text:span text:style-name="MathematicaFormatStandardForm"><text:span text:style-name="T93"/></text:span></text:p>
      <text:p text:style-name="P134"><draw:frame draw:style-name="fr3" draw:name="Object106" text:anchor-type="as-char" svg:y="-0.5484in" svg:width="5.2201in" svg:height="1.0374in" draw:z-index="31"><draw:object xlink:href="./Object 106" xlink:type="simple" xlink:show="embed" xlink:actuate="onLoad"/><draw:image xlink:href="./ObjectReplacements/Object 106" xlink:type="simple" xlink:show="embed" xlink:actuate="onLoad"/></draw:frame></text:p>
      <text:p text:style-name="P424"><text:span text:style-name="MathematicaFormatStandardForm"/></text:p>
      <text:p text:style-name="P425"><text:span text:style-name="MathematicaFormatStandardForm"><text:span text:style-name="T631">PrimeKappa[n_,0]:=If[n</text:span></text:span><text:span text:style-name="MathematicaFormatStandardForm"><text:span text:style-name="T656">==</text:span></text:span><text:span text:style-name="MathematicaFormatStandardForm"><text:span text:style-name="T631">1,1,0]</text:span></text:span></text:p>
      <text:p text:style-name="P496"><text:span text:style-name="MathematicaFormatStandardForm"><text:span text:style-name="T632">PrimeKappa[n_,1]:=If[n</text:span></text:span><text:span text:style-name="MathematicaFormatStandardForm"><text:span text:style-name="T646">==</text:span></text:span><text:span text:style-name="MathematicaFormatStandardForm"><text:span text:style-name="T632">1,0,FullSimplify[MangoldtLambda[n]/Log[n]]]</text:span></text:span></text:p>
      <text:p text:style-name="P496"><text:span text:style-name="MathematicaFormatStandardForm"><text:span text:style-name="T632">PrimeKappa[n_,k_]:=Sum[PrimeKappa[j,k-1] PrimeKappa[n/j,1],{j,Divisors[n]}]</text:span></text:span></text:p>
      <text:p text:style-name="P496"><text:span text:style-name="MathematicaFormatStandardForm"><text:span text:style-name="T632">dv2[n_,k_]:=Sum[k^j/(j!) PrimeKappa[n,j],{j,0,N[Log[n]/Log[2]]}]</text:span></text:span></text:p>
      <text:p text:style-name="P496"><text:span text:style-name="MathematicaFormatStandardForm"><text:span text:style-name="T632"/></text:span></text:p>
      <text:p text:style-name="P496"><text:span text:style-name="MathematicaFormatStandardForm"><text:span text:style-name="T632">FactInteger[n_]:=If[n</text:span></text:span><text:span text:style-name="MathematicaFormatStandardForm"><text:span text:style-name="T646">==</text:span></text:span><text:span text:style-name="MathematicaFormatStandardForm"><text:span text:style-name="T632">1,{},FactorInteger[n]]</text:span></text:span></text:p>
      <text:p text:style-name="P496"><text:span text:style-name="MathematicaFormatStandardForm"><text:span text:style-name="T632">d[n_,z_]:=Product[1/(p[[2]]!) Pochhammer[z,p[[2]]],{p,FactInteger[n]}]</text:span></text:span></text:p>
      <text:p text:style-name="P496"><text:span text:style-name="MathematicaFormatStandardForm"><text:span text:style-name="T632">Grid[Table[{d[n,k],dv2[n,1,k]},{n,7,100,5},{k,1,8}]]</text:span></text:span></text:p>
      <text:p text:style-name="P496"><text:span text:style-name="Table">Grid[Table[{d[n,2.2+(-2+.3k)I],dv2[n,1,2.2+(-2+.3k)I]},{n,7,100,5},{k,1,8}]]</text:span></text:p>
      <text:p text:style-name="P425"><text:span text:style-name="MathematicaFormatStandardForm"><text:span text:style-name="T631"/></text:span></text:p>
      <text:p text:style-name="P426"><text:soft-page-break/><text:span text:style-name="MathematicaFormatStandardForm"><text:span text:style-name="T613"/></text:span></text:p>
      <text:p text:style-name="P24"><draw:frame draw:style-name="fr3" draw:name="Object374" text:anchor-type="as-char" svg:y="-0.6181in" svg:width="4.4555in" svg:height="1.1957in" draw:z-index="395"><draw:object xlink:href="./Object 374" xlink:type="simple" xlink:show="embed" xlink:actuate="onLoad"/><draw:image xlink:href="./ObjectReplacements/Object 374" xlink:type="simple" xlink:show="embed" xlink:actuate="onLoad"/><svg:desc>formula</svg:desc></draw:frame></text:p>
      <text:p text:style-name="P42"/>
      <text:p text:style-name="P42"><draw:frame draw:style-name="fr3" draw:name="Object375" text:anchor-type="as-char" svg:y="-0.3717in" svg:width="2.3689in" svg:height="0.7075in" draw:z-index="398"><draw:object xlink:href="./Object 375" xlink:type="simple" xlink:show="embed" xlink:actuate="onLoad"/><draw:image xlink:href="./ObjectReplacements/Object 375" xlink:type="simple" xlink:show="embed" xlink:actuate="onLoad"/><svg:desc>formula</svg:desc></draw:frame></text:p>
      <text:p text:style-name="P24"/>
      <text:p text:style-name="P374">Kappa[n_] := N[MangoldtLambda[n]/Log[n]]</text:p>
      <text:p text:style-name="P420">F[n_, k_ ] := Sum[ Kappa[j]( 1/(k!) + F[Floor[n/j],k+1]),{j,2,n}]</text:p>
      <text:p text:style-name="P441"><text:span text:style-name="MathematicaFormatStandardForm"><text:span text:style-name="T657">F[n_] := F[n,1]</text:span></text:span></text:p>
      <text:p text:style-name="P426"><text:span text:style-name="MathematicaFormatStandardForm"><text:span text:style-name="T613"/></text:span></text:p>
      <text:p text:style-name="P473"><text:span text:style-name="MathematicaFormatStandardForm"><text:span text:style-name="T632">Kappa[n_]:=FullSimplify[MangoldtLambda[n]/Log[n]]</text:span></text:span></text:p>
      <text:p text:style-name="P474"><text:span text:style-name="MathematicaFormatStandardForm"><text:span text:style-name="T632"><text:s/></text:span></text:span><text:span text:style-name="MathematicaFormatStandardForm"><text:span text:style-name="T647">dv2</text:span></text:span><text:span text:style-name="MathematicaFormatStandardForm"><text:span text:style-name="T632">[n_,k_,a_]:=a/k( Kappa[n]+Sum[If[ j</text:span></text:span><text:span text:style-name="MathematicaFormatStandardForm"><text:span text:style-name="T648">==</text:span></text:span><text:span text:style-name="MathematicaFormatStandardForm"><text:span text:style-name="T632">1 || j</text:span></text:span><text:span text:style-name="MathematicaFormatStandardForm"><text:span text:style-name="T648">==</text:span></text:span><text:span text:style-name="MathematicaFormatStandardForm"><text:span text:style-name="T632">n,0,Kappa[j] ( </text:span></text:span><text:span text:style-name="MathematicaFormatStandardForm"><text:span text:style-name="T647">dv2</text:span></text:span><text:span text:style-name="MathematicaFormatStandardForm"><text:span text:style-name="T632">[n/j,k+1,a])],{j,Divisors[n]}])</text:span></text:span></text:p>
      <text:p text:style-name="P474"><text:span text:style-name="MathematicaFormatStandardForm"><text:span text:style-name="T632"/></text:span></text:p>
      <text:p text:style-name="P539"><text:span text:style-name="MathematicaFormatStandardForm"><text:span text:style-name="T654">FactInteger[n_]:=If[n</text:span></text:span><text:span text:style-name="MathematicaFormatStandardForm"><text:span text:style-name="T655">==</text:span></text:span><text:span text:style-name="MathematicaFormatStandardForm"><text:span text:style-name="T654">1,{},FactorInteger[n]]</text:span></text:span></text:p>
      <text:p text:style-name="P474"><text:span text:style-name="MathematicaFormatStandardForm"><text:span text:style-name="T632">d[n_,z_]:=Product[1/(p[[2]]!) Pochhammer[z,p[[2]]],{p,FactInteger[n]}]</text:span></text:span></text:p>
      <text:p text:style-name="P539"><text:span text:style-name="Table">Grid[Table[{</text:span><text:span text:style-name="Table"><text:span text:style-name="T689">d</text:span></text:span><text:span text:style-name="Table">[n,k],</text:span><text:span text:style-name="Table"><text:span text:style-name="T689">dv2</text:span></text:span><text:span text:style-name="Table">[n,</text:span><text:span text:style-name="Table"><text:span text:style-name="T690">1,</text:span></text:span><text:span text:style-name="Table">k]},{n,7,100,5},{k,1,8}]]</text:span></text:p>
      <text:p text:style-name="P474"><text:span text:style-name="Table">Grid[Table[{</text:span><text:span text:style-name="Table"><text:span text:style-name="T689">d</text:span></text:span><text:span text:style-name="Table">[n,</text:span><text:span text:style-name="Table"><text:span text:style-name="T689">2.2</text:span></text:span><text:span text:style-name="Table">+</text:span><text:span text:style-name="Table"><text:span text:style-name="T689">(-2+.3k)</text:span></text:span><text:span text:style-name="Table">I],</text:span><text:span text:style-name="Table"><text:span text:style-name="T689">dv2</text:span></text:span><text:span text:style-name="Table">[n,</text:span><text:span text:style-name="Table"><text:span text:style-name="T690">1,2.2</text:span></text:span><text:span text:style-name="Table">+</text:span><text:span text:style-name="Table"><text:span text:style-name="T689">(-2+.3k)</text:span></text:span><text:span text:style-name="Table">I]},{n,7,100,5},{k,1,8}]]</text:span></text:p>
      <text:p text:style-name="P475"><text:span text:style-name="MathematicaFormatStandardForm"><text:span text:style-name="T632"/></text:span></text:p>
      <text:p text:style-name="P475"><text:span text:style-name="MathematicaFormatStandardForm"><text:span text:style-name="T632"/></text:span></text:p>
      <text:p text:style-name="P475"><text:span text:style-name="MathematicaFormatStandardForm"><text:span text:style-name="T632"/></text:span></text:p>
      <text:p text:style-name="P475"><text:span text:style-name="MathematicaFormatStandardForm"><text:span text:style-name="T632"/></text:span></text:p>
      <text:p text:style-name="P475"><text:span text:style-name="MathematicaFormatStandardForm"><text:span text:style-name="T632"/></text:span></text:p>
      <text:p text:style-name="P475"><text:span text:style-name="MathematicaFormatStandardForm"><text:span text:style-name="T632"><text:s/>Kappa[n_]:=FullSimplify[MangoldtLambda[n]/Log[n]]</text:span></text:span></text:p>
      <text:p text:style-name="P496"><text:span text:style-name="MathematicaFormatStandardForm"><text:span text:style-name="T654">NewD[n_, k_,a_ ] := Sum[ Kappa[j]a /k(1+NewD[ Floor[n/j],k+1,a]),{j,2,n}]</text:span></text:span></text:p>
      <text:p text:style-name="P496"><text:span text:style-name="MathematicaFormatStandardForm"><text:span text:style-name="T654">TestNewD[n_,a_] := 1+NewD[n,1,a]</text:span></text:span></text:p>
      <text:p text:style-name="P496"><text:span text:style-name="MathematicaFormatStandardForm"><text:span text:style-name="T654"/></text:span></text:p>
      <text:p text:style-name="P496"><text:span text:style-name="MathematicaFormatStandardForm"><text:span text:style-name="T654">FactInteger[n_]:=If[n1,{},FactorInteger[n]]</text:span></text:span></text:p>
      <text:p text:style-name="P496"><text:span text:style-name="MathematicaFormatStandardForm"><text:span text:style-name="T654">d[n_,z_]:=Product[1/(p[[2]]!) Pochhammer[z,p[[2]]],{p,FactInteger[n]}]</text:span></text:span></text:p>
      <text:p text:style-name="P496"><text:span text:style-name="MathematicaFormatStandardForm"><text:span text:style-name="T654">DD[n_,k_]:=Sum[d[j,k],{j,1,n}]</text:span></text:span></text:p>
      <text:p text:style-name="P496"><text:span text:style-name="Table">Grid[Table[{DD[n,k],TestNewD[n,k]},{n,7,100,5},{k,1,8}]]</text:span></text:p>
      <text:p text:style-name="P539"><text:span text:style-name="Table">Grid[Table[{DD[n,</text:span><text:span text:style-name="Table"><text:span text:style-name="T689">2.2</text:span></text:span><text:span text:style-name="Table">+</text:span><text:span text:style-name="Table"><text:span text:style-name="T689">(-2+.3k)</text:span></text:span><text:span text:style-name="Table">I],TestNewD[n,</text:span><text:span text:style-name="Table"><text:span text:style-name="T689">2.2</text:span></text:span><text:span text:style-name="Table">+</text:span><text:span text:style-name="Table"><text:span text:style-name="T689">(-2+.3k)</text:span></text:span><text:span text:style-name="Table">I]},{n,7,100,5},{k,1,8}]]</text:span></text:p>
      <text:p text:style-name="P128"><text:span text:style-name="Table"/></text:p>
      <text:p text:style-name="P411"/>
      <text:p text:style-name="P107"><text:span text:style-name="MathematicaFormatStandardForm"><text:span text:style-name="T448"/></text:span></text:p>
      <text:p text:style-name="P569"/>
      <text:p text:style-name="P188"/>
      <text:p text:style-name="P188"><text:span text:style-name="ATitleMid"><text:span text:style-name="T624">6</text:span></text:span><text:span text:style-name="ATitleMid">-</text:span><text:span text:style-name="ATitleMid"><text:span text:style-name="T744">3</text:span></text:span><text:span text:style-name="ATitleMid">: D </text:span><text:span text:style-name="ATitleMid"><text:span text:style-name="T744">from Other Bases</text:span></text:span></text:p>
      <text:p text:style-name="P188"><text:span text:style-name="ATitleMid"/></text:p>
      <text:p text:style-name="P188"><text:span text:style-name="ATitleMid"/></text:p>
      <text:p text:style-name="P127"><text:span text:style-name="MathematicaFormatStandardForm"><text:span text:style-name="T450"><draw:frame draw:style-name="fr2" draw:name="Object437" text:anchor-type="as-char" svg:y="-0.172in" svg:width="1.1783in" svg:height="0.2146in" draw:z-index="436"><draw:object xlink:href="./Object 437" xlink:type="simple" xlink:show="embed" xlink:actuate="onLoad"/><draw:image xlink:href="./ObjectReplacements/Object 437" xlink:type="simple" xlink:show="embed" xlink:actuate="onLoad"/><svg:desc>formula</svg:desc></draw:frame></text:span></text:span></text:p>
      <text:p text:style-name="P127"><text:span text:style-name="MathematicaFormatStandardForm"><text:span text:style-name="T450"><draw:frame draw:style-name="fr2" draw:name="Object438" text:anchor-type="as-char" svg:y="-0.172in" svg:width="0.7193in" svg:height="0.2083in" draw:z-index="437"><draw:object xlink:href="./Object 438" xlink:type="simple" xlink:show="embed" xlink:actuate="onLoad"/><draw:image xlink:href="./ObjectReplacements/Object 438" xlink:type="simple" xlink:show="embed" xlink:actuate="onLoad"/><svg:desc>formula</svg:desc></draw:frame></text:span></text:span></text:p>
      <text:p text:style-name="P127"><text:span text:style-name="MathematicaFormatStandardForm"><text:span text:style-name="T450"/></text:span></text:p>
      <text:p text:style-name="P127"><text:soft-page-break/><text:span text:style-name="MathematicaFormatStandardForm"><text:span text:style-name="T450"><draw:frame draw:style-name="fr2" draw:name="Object439" text:anchor-type="as-char" svg:y="-0.2681in" svg:width="1.2445in" svg:height="0.6264in" draw:z-index="438"><draw:object xlink:href="./Object 439" xlink:type="simple" xlink:show="embed" xlink:actuate="onLoad"/><draw:image xlink:href="./ObjectReplacements/Object 439" xlink:type="simple" xlink:show="embed" xlink:actuate="onLoad"/><svg:desc>formula</svg:desc></draw:frame></text:span></text:span></text:p>
      <text:p text:style-name="P188"><text:span text:style-name="ATitleMid"/></text:p>
      <text:p text:style-name="P568"/>
      <text:p text:style-name="P187"/>
      <text:p text:style-name="P187"><text:span text:style-name="ATitleMid"><text:span text:style-name="T607">6</text:span></text:span><text:span text:style-name="ATitleMid"><text:span text:style-name="T606">-</text:span></text:span><text:span text:style-name="ATitleMid"><text:span text:style-name="T609">4</text:span></text:span><text:span text:style-name="ATitleMid"><text:span text:style-name="T606">: Linnik</text:span></text:span><text:span text:style-name="ATitleMid"><text:span text:style-name="T608">'s</text:span></text:span><text:span text:style-name="ATitleMid"><text:span text:style-name="T606"> Identit</text:span></text:span><text:span text:style-name="ATitleMid"><text:span text:style-name="T608">ies for Other Arithmetic Functions</text:span></text:span></text:p>
      <text:p text:style-name="P114"><text:span text:style-name="MathematicaFormatStandardForm"><text:span text:style-name="T530"/></text:span></text:p>
      <text:p text:style-name="P449"><text:span text:style-name="Primes">PrimeK[n_] := </text:span><text:span text:style-name="Primes"><text:span text:style-name="T751">If[n==1,0,</text:span></text:span><text:span text:style-name="Primes">FullSimplify[ MangoldtLambda[ n ] / Log[ n ]]</text:span><text:span text:style-name="Primes"><text:span text:style-name="T751">]</text:span></text:span></text:p>
      <text:p text:style-name="P551"><text:span text:style-name="D1">d[ f_, n_, k_ ] := Sum[ d[ f, j, k - 1 ] d[ f, n / j, 1 ], { j, Divisors[ n ]}]; d[ f_, n_, 1 ] := f[ n ]; d[ f_, n_, 0 ] := 0; d[ f_, 1, 0 ] := 1</text:span></text:p>
      <text:p text:style-name="P551"><text:span text:style-name="MathematicaFormatStandardForm"><text:span text:style-name="Misc_20_Function"><text:span text:style-name="D2">d2[ f_, n_, k_ ] := Sum[ ( -1 ) ^ ( k - j ) Binomial[ k, j ] </text:span></text:span></text:span><text:span text:style-name="MathematicaFormatStandardForm"><text:span text:style-name="Misc_20_Function"><text:span text:style-name="D2"><text:span text:style-name="D1">d[ f, n, j ]</text:span></text:span></text:span></text:span><text:span text:style-name="MathematicaFormatStandardForm"><text:span text:style-name="Misc_20_Function"><text:span text:style-name="D2">, { j, 0, k }]</text:span></text:span></text:span></text:p>
      <text:p text:style-name="P551"><text:span text:style-name="MathematicaFormatStandardForm"><text:span text:style-name="Misc_20_Function"><text:span text:style-name="Linnik2">Linnik[ f_, n_ ] := Sum[ ( -1 ) ^ ( k + 1 ) / k </text:span></text:span></text:span><text:span text:style-name="MathematicaFormatStandardForm"><text:span text:style-name="Misc_20_Function"><text:span text:style-name="Linnik2"><text:span text:style-name="D2">d2[ f, n, k ]</text:span></text:span></text:span></text:span><text:span text:style-name="MathematicaFormatStandardForm"><text:span text:style-name="Misc_20_Function"><text:span text:style-name="Linnik2">, { k, 1, Log[ 2, n ]}]</text:span></text:span></text:span></text:p>
      <text:p text:style-name="P551"><text:span text:style-name="Misc_20_Function"/></text:p>
      <text:p text:style-name="P551"><text:span text:style-name="Misc_20_Function">MuSquared[ n_ ] := MoebiusMu[ n ] ^ 2</text:span></text:p>
      <text:p text:style-name="P551"><text:span text:style-name="Misc_20_Function">Divisor1[ n_ ] := DivisorSigma[ 1, n ]</text:span></text:p>
      <text:p text:style-name="P551"><text:span text:style-name="Misc_20_Function">PrimeExp[ n_, z_ ] := Product[ z ^ p[[2]] / (p[[2]]!), { p, FI[ n ]}]; FI[ n_ ] := FactorInteger[ n ]; FI[ 1 ] := {}</text:span></text:p>
      <text:p text:style-name="P551"><text:span text:style-name="Misc_20_Function">PrimeExp1[ n_ ] := PrimeExp[ n, 1 ]</text:span></text:p>
      <text:p text:style-name="P551"><text:span text:style-name="Misc_20_Function"/></text:p>
      <text:p text:style-name="P551"><text:span text:style-name="Table">Table[{ 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MoebiusMu, n ], <text:s text:c="8"/></text:span></text:span></text:span><text:span text:style-name="MathematicaFormatStandardForm"><text:span text:style-name="Misc_20_Function"><text:span text:style-name="Table"><text:span text:style-name="Primes">-PrimeK[ n ]</text:span></text:span></text:span></text:span><text:span text:style-name="MathematicaFormatStandardForm"><text:span text:style-name="Misc_20_Function"><text:span text:style-name="Table">," <text:s/>", </text:span></text:spa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LiouvilleLambda, n ], </text:span></text:span></text:span><text:span text:style-name="MathematicaFormatStandardForm"><text:span text:style-name="Misc_20_Function"><text:span text:style-name="Table"><text:span text:style-name="Primes">PrimeK[ n ]</text:span></text:span></text:span></text:span><text:span text:style-name="MathematicaFormatStandardForm"><text:span text:style-name="Misc_20_Function"><text:span text:style-name="Table"> LiouvilleLambda[ n ]," <text:s/>", </text:span></text:spa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MuSquared, n ], <text:s text:c="8"/></text:span></text:span></text:span><text:span text:style-name="MathematicaFormatStandardForm"><text:span text:style-name="Misc_20_Function"><text:span text:style-name="Table"><text:span text:style-name="Primes">-PrimeK[ n ]</text:span></text:span></text:span></text:span><text:span text:style-name="MathematicaFormatStandardForm"><text:span text:style-name="Misc_20_Function"><text:span text:style-name="Table"> LiouvilleLambda[ n ]," <text:s/>",</text:span></text:spa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Divisor1, n ], <text:s text:c="13"/></text:span></text:span></text:span><text:span text:style-name="MathematicaFormatStandardForm"><text:span text:style-name="Misc_20_Function"><text:span text:style-name="Table"><text:span text:style-name="Primes">PrimeK[ n ]</text:span></text:span></text:span></text:span><text:span text:style-name="MathematicaFormatStandardForm"><text:span text:style-name="Misc_20_Function"><text:span text:style-name="Table">( n + 1 )," <text:s/>",</text:span></text:spa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EulerPhi, n ], <text:s text:c="12"/></text:span></text:span></text:span><text:span text:style-name="MathematicaFormatStandardForm"><text:span text:style-name="Misc_20_Function"><text:span text:style-name="Table"><text:span text:style-name="Primes">PrimeK[ n ]</text:span></text:span></text:span></text:span><text:span text:style-name="MathematicaFormatStandardForm"><text:span text:style-name="Misc_20_Function"><text:span text:style-name="Table">( n - 1 )," <text:s/>",</text:span></text:span></text:span></text:p>
      <text:p text:style-name="P551"><text:span text:style-name="MathematicaFormatStandardForm"><text:span text:style-name="Misc_20_Function"><text:span text:style-name="Table"><text:s text:c="3"/></text:span></text:span></text:span><text:span text:style-name="MathematicaFormatStandardForm"><text:span text:style-name="Misc_20_Function"><text:span text:style-name="Table"><text:span text:style-name="Linnik2">Linnik</text:span></text:span></text:span></text:span><text:span text:style-name="MathematicaFormatStandardForm"><text:span text:style-name="Misc_20_Function"><text:span text:style-name="Table">[ PrimeExp1, n ], <text:s text:c="8"/>If[ PrimeQ[ n ], 1, 0 ]," <text:s/>"</text:span></text:span></text:span></text:p>
      <text:p text:style-name="P551"><text:span text:style-name="Table"><text:s text:c="3"/>}, { n, 2, 100 }] // TableForm</text:span></text:p>
      <text:p text:style-name="P551"><text:span text:style-name="Table"/></text:p>
      <text:p text:style-name="P567"/>
      <text:p text:style-name="P23"><text:span text:style-name="MathematicaFormatStandardForm"><text:span text:style-name="T3"/></text:span></text:p>
      <text:p text:style-name="P174"><text:span text:style-name="ATitleMid"><text:span text:style-name="T742">6-5: References, Notes, Further Questions</text:span></text:span></text:p>
      <text:p text:style-name="P460"><text:span text:style-name="MathematicaFormatStandardForm"><text:span text:style-name="T93"/></text:span></text:p>
      <text:p text:style-name="P460"><text:span text:style-name="MathematicaFormatStandardForm"><text:span text:style-name="T93"/></text:span></text:p>
      <text:p text:style-name="P243"><text:span text:style-name="MathematicaFormatStandardForm"><text:span text:style-name="T431">- </text:span></text:span><text:span text:style-name="MathematicaFormatStandardForm"><text:span text:style-name="T438">General power series reference</text:span></text:span></text:p>
      <text:p text:style-name="P243"><text:span text:style-name="MathematicaFormatStandardForm"><text:span text:style-name="T438"/></text:span></text:p>
      <text:p text:style-name="P243"><text:span text:style-name="MathematicaFormatStandardForm"><text:span text:style-name="T438">- Bateman reference?</text:span></text:span></text:p>
      <text:p text:style-name="P133"><text:span text:style-name="Misc_20_Function"/></text:p>
      <text:p text:style-name="P556"><text:span text:style-name="ATitleBig">7</text:span></text:p>
      <text:p text:style-name="P199"><text:span text:style-name="ATitleBig"/></text:p>
      <text:p text:style-name="P206"><text:span text:style-name="ATitleBig"><text:span text:style-name="T757">Linnik's Identity Summed</text:span></text:span></text:p>
      <text:p text:style-name="P206"><text:span text:style-name="ATitleBig"><text:span text:style-name="T757">and Alternating Series</text:span></text:span></text:p>
      <text:p text:style-name="P205"/>
      <text:p text:style-name="P205"/>
      <text:p text:style-name="P251"><text:span text:style-name="MathematicaFormatStandardForm"><text:span text:style-name="T118"><text:tab/></text:span></text:span><text:span text:style-name="MathematicaFormatStandardForm"><text:span text:style-name="T366">Another</text:span></text:span></text:p>
      <text:p text:style-name="P261"><text:span text:style-name="MathematicaFormatStandardForm"><text:span text:style-name="T366"><text:tab/></text:span></text:span><text:span text:style-name="MathematicaFormatStandardForm"><text:span text:style-name="T379">Here's what we're doing in this section. <text:s/></text:span></text:span></text:p>
      <text:p text:style-name="P261"><text:span text:style-name="MathematicaFormatStandardForm"><text:span text:style-name="T379"><text:tab/>First, we'll define an alternating sign count of divisors function, </text:span></text:span><text:span text:style-name="MathematicaFormatStandardForm"><text:span text:style-name="T108"><draw:frame draw:style-name="fr2" draw:name="Object504" text:anchor-type="as-char" svg:y="-0.1484in" svg:width="0.4898in" svg:height="0.2098in" draw:z-index="441"><draw:object xlink:href="./Object 504" xlink:type="simple" xlink:show="embed" xlink:actuate="onLoad"/><draw:image xlink:href="./ObjectReplacements/Object 504" xlink:type="simple" xlink:show="embed" xlink:actuate="onLoad"/></draw:frame></text:span></text:span><text:span text:style-name="MathematicaFormatStandardForm"><text:span text:style-name="T108">.</text:span></text:span></text:p>
      <text:p text:style-name="P261"><text:span text:style-name="MathematicaFormatStandardForm"><text:span text:style-name="T108"><text:tab/></text:span></text:span><text:span text:style-name="MathematicaFormatStandardForm"><text:span text:style-name="T379">Because </text:span></text:span><text:span text:style-name="MathematicaFormatStandardForm"><text:span text:style-name="T380">we want</text:span></text:span><text:span text:style-name="MathematicaFormatStandardForm"><text:span text:style-name="T379"> to say interesting things about</text:span></text:span><text:span text:style-name="MathematicaFormatStandardForm"><text:span text:style-name="T108"><draw:frame draw:style-name="fr2" draw:name="Object507" text:anchor-type="as-char" svg:y="-0.1484in" svg:width="0.5035in" svg:height="0.2098in" draw:z-index="442"><draw:object xlink:href="./Object 507" xlink:type="simple" xlink:show="embed" xlink:actuate="onLoad"/><draw:image xlink:href="./ObjectReplacements/Object 507" xlink:type="simple" xlink:show="embed" xlink:actuate="onLoad"/></draw:frame></text:span></text:span><text:span text:style-name="MathematicaFormatStandardForm"><text:span text:style-name="T108">, </text:span></text:span><text:span text:style-name="MathematicaFormatStandardForm"><text:span text:style-name="T379">specifically the Riemann prime counting function </text:span></text:span><text:span text:style-name="MathematicaFormatStandardForm"><text:span text:style-name="T108"><draw:frame draw:style-name="fr2" draw:name="Object508" text:anchor-type="as-char" svg:y="-0.2693in" svg:width="1.5173in" svg:height="0.4189in" draw:z-index="443"><draw:object xlink:href="./Object 508" xlink:type="simple" xlink:show="embed" xlink:actuate="onLoad"/><draw:image xlink:href="./ObjectReplacements/Object 508" xlink:type="simple" xlink:show="embed" xlink:actuate="onLoad"/></draw:frame></text:span></text:span><text:span text:style-name="MathematicaFormatStandardForm"><text:span text:style-name="T108">, </text:span></text:span><text:span text:style-name="MathematicaFormatStandardForm"><text:span text:style-name="T379">we'll then express</text:span></text:span><text:span text:style-name="MathematicaFormatStandardForm"><text:span text:style-name="T108"><draw:frame draw:style-name="fr2" draw:name="Object506" text:anchor-type="as-char" svg:y="-0.1484in" svg:width="0.5035in" svg:height="0.2098in" draw:z-index="444"><draw:object xlink:href="./Object 506" xlink:type="simple" xlink:show="embed" xlink:actuate="onLoad"/><draw:image xlink:href="./ObjectReplacements/Object 506" xlink:type="simple" xlink:show="embed" xlink:actuate="onLoad"/></draw:frame></text:span></text:span><text:span text:style-name="MathematicaFormatStandardForm"><text:span text:style-name="T379">in terms of</text:span></text:span><text:span text:style-name="MathematicaFormatStandardForm"><text:span text:style-name="T379"><draw:frame draw:style-name="fr2" draw:name="Object505" text:anchor-type="as-char" svg:y="-0.1484in" svg:width="0.4898in" svg:height="0.2098in" draw:z-index="445"><draw:object xlink:href="./Object 505" xlink:type="simple" xlink:show="embed" xlink:actuate="onLoad"/><draw:image xlink:href="./ObjectReplacements/Object 505" xlink:type="simple" xlink:show="embed" xlink:actuate="onLoad"/></draw:frame></text:span></text:span><text:span text:style-name="MathematicaFormatStandardForm"><text:span text:style-name="T108">. <text:s/></text:span></text:span></text:p>
      <text:p text:style-name="P261"><text:span text:style-name="MathematicaFormatStandardForm"><text:span text:style-name="T108"><text:tab/></text:span></text:span><text:span text:style-name="MathematicaFormatStandardForm"><text:span text:style-name="T380">Then, to extend the domain of</text:span></text:span><text:span text:style-name="MathematicaFormatStandardForm"><text:span text:style-name="T379"><draw:frame draw:style-name="fr2" draw:name="Object510" text:anchor-type="as-char" svg:y="-0.1484in" svg:width="0.4898in" svg:height="0.2098in" draw:z-index="446"><draw:object xlink:href="./Object 510" xlink:type="simple" xlink:show="embed" xlink:actuate="onLoad"/><draw:image xlink:href="./ObjectReplacements/Object 510" xlink:type="simple" xlink:show="embed" xlink:actuate="onLoad"/><svg:desc>formula</svg:desc></draw:frame></text:span></text:span><text:span text:style-name="MathematicaFormatStandardForm"><text:span text:style-name="T380">to real values of </text:span></text:span><text:span text:style-name="MathematicaFormatStandardForm"><text:span text:style-name="T418">k, </text:span></text:span><text:span text:style-name="MathematicaFormatStandardForm"><text:span text:style-name="T380">we'll introduce a strict alternating count of divisors function,</text:span></text:span><text:span text:style-name="MathematicaFormatStandardForm"><text:span text:style-name="T379"><draw:frame draw:style-name="fr2" draw:name="Object511" text:anchor-type="as-char" svg:y="-0.1484in" svg:width="0.5583in" svg:height="0.2098in" draw:z-index="447"><draw:object xlink:href="./Object 511" xlink:type="simple" xlink:show="embed" xlink:actuate="onLoad"/><draw:image xlink:href="./ObjectReplacements/Object 511" xlink:type="simple" xlink:show="embed" xlink:actuate="onLoad"/><svg:desc>formula</svg:desc></draw:frame></text:span></text:span><text:span text:style-name="MathematicaFormatStandardForm"><text:span text:style-name="T380">and express</text:span></text:span><text:span text:style-name="MathematicaFormatStandardForm"><text:span text:style-name="T379"><draw:frame draw:style-name="fr2" draw:name="Object515" text:anchor-type="as-char" svg:y="-0.1484in" svg:width="0.4898in" svg:height="0.2098in" draw:z-index="448"><draw:object xlink:href="./Object 515" xlink:type="simple" xlink:show="embed" xlink:actuate="onLoad"/><draw:image xlink:href="./ObjectReplacements/Object 515" xlink:type="simple" xlink:show="embed" xlink:actuate="onLoad"/><svg:desc>formula</svg:desc></draw:frame></text:span></text:span><text:span text:style-name="MathematicaFormatStandardForm"><text:span text:style-name="T380">in terms of it.</text:span></text:span></text:p>
      <text:p text:style-name="P261"><text:span text:style-name="MathematicaFormatStandardForm"><text:span text:style-name="T379"><text:tab/></text:span></text:span><text:span text:style-name="MathematicaFormatStandardForm"><text:span text:style-name="T380">Finally</text:span></text:span><text:span text:style-name="MathematicaFormatStandardForm"><text:span text:style-name="T379">, we'll generalize the concept of alternating signs, introducing </text:span></text:span><text:span text:style-name="MathematicaFormatStandardForm"><text:span text:style-name="T380">the function</text:span></text:span><text:span text:style-name="MathematicaFormatStandardForm"><text:span text:style-name="T379"><draw:frame draw:style-name="fr2" draw:name="Object509" text:anchor-type="as-char" svg:y="-0.1484in" svg:width="0.5925in" svg:height="0.2098in" draw:z-index="449"><draw:object xlink:href="./Object 509" xlink:type="simple" xlink:show="embed" xlink:actuate="onLoad"/><draw:image xlink:href="./ObjectReplacements/Object 509" xlink:type="simple" xlink:show="embed" xlink:actuate="onLoad"/></draw:frame></text:span></text:span><text:span text:style-name="MathematicaFormatStandardForm"><text:span text:style-name="T380">, for which our original alternating series</text:span></text:span><text:span text:style-name="MathematicaFormatStandardForm"><text:span text:style-name="T108"><draw:frame draw:style-name="fr2" draw:name="Object513" text:anchor-type="as-char" svg:y="-0.1484in" svg:width="0.4898in" svg:height="0.2098in" draw:z-index="450"><draw:object xlink:href="./Object 513" xlink:type="simple" xlink:show="embed" xlink:actuate="onLoad"/><draw:image xlink:href="./ObjectReplacements/Object 513" xlink:type="simple" xlink:show="embed" xlink:actuate="onLoad"/><svg:desc>formula</svg:desc></draw:frame></text:span></text:span><text:span text:style-name="MathematicaFormatStandardForm"><text:span text:style-name="T380">is the special case of </text:span></text:span><text:span text:style-name="MathematicaFormatStandardForm"><text:span text:style-name="T418">b=2</text:span></text:span><text:span text:style-name="MathematicaFormatStandardForm"><text:span text:style-name="T380"> and our count of divisors function</text:span></text:span><text:span text:style-name="MathematicaFormatStandardForm"><text:span text:style-name="T108"><draw:frame draw:style-name="fr2" draw:name="Object514" text:anchor-type="as-char" svg:y="-0.1484in" svg:width="0.5035in" svg:height="0.2098in" draw:z-index="451"><draw:object xlink:href="./Object 514" xlink:type="simple" xlink:show="embed" xlink:actuate="onLoad"/><draw:image xlink:href="./ObjectReplacements/Object 514" xlink:type="simple" xlink:show="embed" xlink:actuate="onLoad"/><svg:desc>formula</svg:desc></draw:frame></text:span></text:span><text:span text:style-name="MathematicaFormatStandardForm"><text:span text:style-name="T380">is the limit as</text:span></text:span><text:span text:style-name="MathematicaFormatStandardForm"><text:span text:style-name="T108"><draw:frame draw:style-name="fr2" draw:name="Object512" text:anchor-type="as-char" svg:y="-0.1484in" svg:width="0.4484in" svg:height="0.1846in" draw:z-index="452"><draw:object xlink:href="./Object 512" xlink:type="simple" xlink:show="embed" xlink:actuate="onLoad"/><draw:image xlink:href="./ObjectReplacements/Object 512" xlink:type="simple" xlink:show="embed" xlink:actuate="onLoad"/><svg:desc>formula</svg:desc></draw:frame></text:span></text:span><text:span text:style-name="MathematicaFormatStandardForm"><text:span text:style-name="T380">, as well as a corresponding</text:span></text:span><text:span text:style-name="MathematicaFormatStandardForm"><text:span text:style-name="T379"><draw:frame draw:style-name="fr2" draw:name="Object520" text:anchor-type="as-char" svg:y="-0.1484in" svg:width="0.661in" svg:height="0.2098in" draw:z-index="453"><draw:object xlink:href="./Object 520" xlink:type="simple" xlink:show="embed" xlink:actuate="onLoad"/><draw:image xlink:href="./ObjectReplacements/Object 520" xlink:type="simple" xlink:show="embed" xlink:actuate="onLoad"/><svg:desc>formula</svg:desc></draw:frame></text:span></text:span><text:span text:style-name="MathematicaFormatStandardForm"><text:span text:style-name="T379">. <text:s/></text:span></text:span><text:span text:style-name="MathematicaFormatStandardForm"><text:span text:style-name="T380">Because</text:span></text:span><text:span text:style-name="MathematicaFormatStandardForm"><text:span text:style-name="T108"><draw:frame draw:style-name="fr2" draw:name="Object518" text:anchor-type="as-char" svg:y="-0.1484in" svg:width="0.5035in" svg:height="0.2098in" draw:z-index="454"><draw:object xlink:href="./Object 518" xlink:type="simple" xlink:show="embed" xlink:actuate="onLoad"/><draw:image xlink:href="./ObjectReplacements/Object 518" xlink:type="simple" xlink:show="embed" xlink:actuate="onLoad"/><svg:desc>formula</svg:desc></draw:frame></text:span></text:span><text:span text:style-name="MathematicaFormatStandardForm"><text:span text:style-name="T380">can be expressed in terms of </text:span></text:span><text:span text:style-name="MathematicaFormatStandardForm"><text:span text:style-name="T379"><draw:frame draw:style-name="fr2" draw:name="Object519" text:anchor-type="as-char" svg:y="-0.1484in" svg:width="0.5925in" svg:height="0.2098in" draw:z-index="455"><draw:object xlink:href="./Object 519" xlink:type="simple" xlink:show="embed" xlink:actuate="onLoad"/><draw:image xlink:href="./ObjectReplacements/Object 519" xlink:type="simple" xlink:show="embed" xlink:actuate="onLoad"/><svg:desc>formula</svg:desc></draw:frame></text:span></text:span><text:span text:style-name="MathematicaFormatStandardForm"><text:span text:style-name="T379">, </text:span></text:span><text:span text:style-name="MathematicaFormatStandardForm"><text:span text:style-name="T380">and a generalized</text:span></text:span><text:span text:style-name="MathematicaFormatStandardForm"><text:span text:style-name="T379"><draw:frame draw:style-name="fr2" draw:name="Object522" text:anchor-type="as-char" svg:y="-0.1484in" svg:width="0.5925in" svg:height="0.2098in" draw:z-index="456"><draw:object xlink:href="./Object 522" xlink:type="simple" xlink:show="embed" xlink:actuate="onLoad"/><draw:image xlink:href="./ObjectReplacements/Object 522" xlink:type="simple" xlink:show="embed" xlink:actuate="onLoad"/><svg:desc>formula</svg:desc></draw:frame></text:span></text:span><text:span text:style-name="MathematicaFormatStandardForm"><text:span text:style-name="T380">can be expressed in terms of </text:span></text:span><text:span text:style-name="MathematicaFormatStandardForm"><text:span text:style-name="T379"><draw:frame draw:style-name="fr2" draw:name="Object523" text:anchor-type="as-char" svg:y="-0.1484in" svg:width="0.661in" svg:height="0.2098in" draw:z-index="457"><draw:object xlink:href="./Object 523" xlink:type="simple" xlink:show="embed" xlink:actuate="onLoad"/><draw:image xlink:href="./ObjectReplacements/Object 523" xlink:type="simple" xlink:show="embed" xlink:actuate="onLoad"/><svg:desc>formula</svg:desc></draw:frame></text:span></text:span><text:span text:style-name="MathematicaFormatStandardForm"><text:span text:style-name="T379">, </text:span></text:span><text:span text:style-name="MathematicaFormatStandardForm"><text:span text:style-name="T380">we'll see that the limit as</text:span></text:span><text:span text:style-name="MathematicaFormatStandardForm"><text:span text:style-name="T108"><draw:frame draw:style-name="fr2" draw:name="Object516" text:anchor-type="as-char" svg:y="-0.1484in" svg:width="0.4047in" svg:height="0.1846in" draw:z-index="458"><draw:object xlink:href="./Object 516" xlink:type="simple" xlink:show="embed" xlink:actuate="onLoad"/><draw:image xlink:href="./ObjectReplacements/Object 516" xlink:type="simple" xlink:show="embed" xlink:actuate="onLoad"/><svg:desc>formula</svg:desc></draw:frame></text:span></text:span><text:span text:style-name="MathematicaFormatStandardForm"><text:span text:style-name="T380">for</text:span></text:span><text:span text:style-name="MathematicaFormatStandardForm"><text:span text:style-name="T379"><draw:frame draw:style-name="fr2" draw:name="Object524" text:anchor-type="as-char" svg:y="-0.1484in" svg:width="0.661in" svg:height="0.2098in" draw:z-index="459"><draw:object xlink:href="./Object 524" xlink:type="simple" xlink:show="embed" xlink:actuate="onLoad"/><draw:image xlink:href="./ObjectReplacements/Object 524" xlink:type="simple" xlink:show="embed" xlink:actuate="onLoad"/><svg:desc>formula</svg:desc></draw:frame></text:span></text:span><text:span text:style-name="MathematicaFormatStandardForm"><text:span text:style-name="T380">let's us say important things about</text:span></text:span><text:span text:style-name="MathematicaFormatStandardForm"><text:span text:style-name="T108"><draw:frame draw:style-name="fr2" draw:name="Object517" text:anchor-type="as-char" svg:y="-0.1484in" svg:width="0.5035in" svg:height="0.2098in" draw:z-index="460"><draw:object xlink:href="./Object 517" xlink:type="simple" xlink:show="embed" xlink:actuate="onLoad"/><draw:image xlink:href="./ObjectReplacements/Object 517" xlink:type="simple" xlink:show="embed" xlink:actuate="onLoad"/><svg:desc>formula</svg:desc></draw:frame></text:span></text:span><text:span text:style-name="MathematicaFormatStandardForm"><text:span text:style-name="T108">.</text:span></text:span></text:p>
      <text:p text:style-name="P570"/>
      <text:p text:style-name="P189"/>
      <text:p text:style-name="P205"><text:span text:style-name="ATitleMid"><text:span text:style-name="T756">7-1: Defining E</text:span></text:span></text:p>
      <text:p text:style-name="P205"><text:span text:style-name="ATitleBig"/></text:p>
      <text:p text:style-name="P251"><text:span text:style-name="MathematicaFormatStandardForm"><text:span text:style-name="T366"><text:tab/></text:span></text:span><text:span text:style-name="MathematicaFormatStandardForm"><text:span text:style-name="T370">L</text:span></text:span><text:span text:style-name="MathematicaFormatStandardForm"><text:span text:style-name="T366">et's look at </text:span></text:span><text:span text:style-name="MathematicaFormatStandardForm"><text:span text:style-name="T370">an alternating series </text:span></text:span><text:span text:style-name="MathematicaFormatStandardForm"><text:span text:style-name="T366">divisor-style sum, given by</text:span></text:span></text:p>
      <text:p text:style-name="P251"><text:span text:style-name="MathematicaFormatStandardForm"><text:span text:style-name="T366"/></text:span></text:p>
      <text:p text:style-name="P316"><text:span text:style-name="MathematicaFormatStandardForm"><text:span text:style-name="T107"><draw:frame draw:style-name="fr2" draw:name="Object449" text:anchor-type="as-char" svg:y="-0.2807in" svg:width="1.3283in" svg:height="0.4484in" draw:z-index="461"><draw:object xlink:href="./Object 449" xlink:type="simple" xlink:show="embed" xlink:actuate="onLoad"/><draw:image xlink:href="./ObjectReplacements/Object 449" xlink:type="simple" xlink:show="embed" xlink:actuate="onLoad"/><svg:desc>formula</svg:desc></draw:frame></text:span></text:span><text:span text:style-name="MathematicaFormatStandardForm"><text:span text:style-name="T107">, </text:span></text:span><text:span text:style-name="MathematicaFormatStandardForm"><text:span text:style-name="T107"><draw:frame draw:style-name="fr2" draw:name="Object448" text:anchor-type="as-char" svg:y="-0.4047in" svg:width="1.5634in" svg:height="0.5728in" draw:z-index="462"><draw:object xlink:href="./Object 448" xlink:type="simple" xlink:show="embed" xlink:actuate="onLoad"/><draw:image xlink:href="./ObjectReplacements/Object 448" xlink:type="simple" xlink:show="embed" xlink:actuate="onLoad"/><svg:desc>formula</svg:desc></draw:frame></text:span></text:span><text:span text:style-name="MathematicaFormatStandardForm"><text:span text:style-name="T107">, </text:span></text:span><text:span text:style-name="MathematicaFormatStandardForm"><text:span text:style-name="T107"><draw:frame draw:style-name="fr2" draw:name="Object450" text:anchor-type="as-char" svg:y="-0.4047in" svg:width="2.0701in" svg:height="0.5728in" draw:z-index="463"><draw:object xlink:href="./Object 450" xlink:type="simple" xlink:show="embed" xlink:actuate="onLoad"/><draw:image xlink:href="./ObjectReplacements/Object 450" xlink:type="simple" xlink:show="embed" xlink:actuate="onLoad"/><svg:desc>formula</svg:desc></draw:frame></text:span></text:span></text:p>
      <text:p text:style-name="P251"><text:span text:style-name="MathematicaFormatStandardForm"><text:span text:style-name="T366"/></text:span></text:p>
      <text:p text:style-name="P251"><text:span text:style-name="MathematicaFormatStandardForm"><text:span text:style-name="T366">and more generally as</text:span></text:span></text:p>
      <text:p text:style-name="P251"><text:span text:style-name="MathematicaFormatStandardForm"><text:span text:style-name="T366"/></text:span></text:p>
      <text:p text:style-name="P316"><text:span text:style-name="MathematicaFormatStandardForm"><text:span text:style-name="T107"><draw:frame draw:style-name="fr2" draw:name="Object451" text:anchor-type="as-char" svg:y="-0.2807in" svg:width="1.9311in" svg:height="0.4484in" draw:z-index="464"><draw:object xlink:href="./Object 451" xlink:type="simple" xlink:show="embed" xlink:actuate="onLoad"/><draw:image xlink:href="./ObjectReplacements/Object 451" xlink:type="simple" xlink:show="embed" xlink:actuate="onLoad"/><svg:desc>formula</svg:desc></draw:frame></text:span></text:span><text:span text:style-name="MathematicaFormatStandardForm"><text:span text:style-name="T107"> </text:span></text:span><text:span text:style-name="MathematicaFormatStandardForm"><text:span text:style-name="T366">with </text:span></text:span><text:span text:style-name="MathematicaFormatStandardForm"><text:span text:style-name="T107"><draw:frame draw:style-name="fr2" draw:name="Object452" text:anchor-type="as-char" svg:y="-0.1484in" svg:width="0.7016in" svg:height="0.2098in" draw:z-index="465"><draw:object xlink:href="./Object 452" xlink:type="simple" xlink:show="embed" xlink:actuate="onLoad"/><draw:image xlink:href="./ObjectReplacements/Object 452" xlink:type="simple" xlink:show="embed" xlink:actuate="onLoad"/><svg:desc>formula</svg:desc></draw:frame></text:span></text:span></text:p>
      <text:p text:style-name="P252"/>
      <text:p text:style-name="P254"><text:span text:style-name="MathematicaFormatStandardForm"><text:span text:style-name="T366"><text:tab/></text:span></text:span></text:p>
      <text:p text:style-name="P571"/>
      <text:p text:style-name="P190"/>
      <text:p text:style-name="P369"><text:span text:style-name="ATitleMid"><text:span text:style-name="T756">7-2: E in terms of D</text:span></text:span></text:p>
      <text:p text:style-name="P251"><text:span text:style-name="MathematicaFormatStandardForm"><text:span text:style-name="T366"><text:tab/></text:span></text:span></text:p>
      <text:p text:style-name="P256"><text:span text:style-name="MathematicaFormatStandardForm"><text:span text:style-name="T367"><text:tab/></text:span></text:span><text:span text:style-name="MathematicaFormatStandardForm"><text:span text:style-name="T108"><draw:frame draw:style-name="fr2" draw:name="Object461" text:anchor-type="as-char" svg:y="-0.1484in" svg:width="0.4898in" svg:height="0.2098in" draw:z-index="466"><draw:object xlink:href="./Object 461" xlink:type="simple" xlink:show="embed" xlink:actuate="onLoad"/><draw:image xlink:href="./ObjectReplacements/Object 461" xlink:type="simple" xlink:show="embed" xlink:actuate="onLoad"/><svg:desc>formula</svg:desc></draw:frame></text:span></text:span><text:span text:style-name="MathematicaFormatStandardForm"><text:span text:style-name="T367"> resembles the count of divisor function </text:span></text:span><text:span text:style-name="MathematicaFormatStandardForm"><text:span text:style-name="T108"><draw:frame draw:style-name="fr2" draw:name="Object462" text:anchor-type="as-char" svg:y="-0.1484in" svg:width="0.5035in" svg:height="0.2098in" draw:z-index="467"><draw:object xlink:href="./Object 462" xlink:type="simple" xlink:show="embed" xlink:actuate="onLoad"/><draw:image xlink:href="./ObjectReplacements/Object 462" xlink:type="simple" xlink:show="embed" xlink:actuate="onLoad"/><svg:desc>formula</svg:desc></draw:frame></text:span></text:span><text:span text:style-name="MathematicaFormatStandardForm"><text:span text:style-name="T367"> from before, but with alternating positive/negative signs rather than the static value 1. <text:s/></text:span></text:span><text:span text:style-name="MathematicaFormatStandardForm"><text:span text:style-name="T369">H</text:span></text:span><text:span text:style-name="MathematicaFormatStandardForm"><text:span text:style-name="T367">ow </text:span></text:span><text:span text:style-name="MathematicaFormatStandardForm"><text:span text:style-name="T369">are </text:span></text:span><text:span text:style-name="MathematicaFormatStandardForm"><text:span text:style-name="T367">these functions related?</text:span></text:span></text:p>
      <text:p text:style-name="P254"><text:soft-page-break/><text:span text:style-name="MathematicaFormatStandardForm"><text:span text:style-name="T367"><text:tab/>Let's </text:span></text:span><text:span text:style-name="MathematicaFormatStandardForm"><text:span text:style-name="T392">work through</text:span></text:span><text:span text:style-name="MathematicaFormatStandardForm"><text:span text:style-name="T367"> </text:span></text:span><text:span text:style-name="MathematicaFormatStandardForm"><text:span text:style-name="T369">an example</text:span></text:span><text:span text:style-name="MathematicaFormatStandardForm"><text:span text:style-name="T367">. <text:s/>From the above definition</text:span></text:span></text:p>
      <text:p text:style-name="P251"><text:span text:style-name="MathematicaFormatStandardForm"><text:span text:style-name="T366"/></text:span></text:p>
      <text:p text:style-name="P317"><text:span text:style-name="MathematicaFormatStandardForm"><text:span text:style-name="T107"><draw:frame draw:style-name="fr2" draw:name="Object453" text:anchor-type="as-char" svg:y="-0.4047in" svg:width="1.5634in" svg:height="0.5728in" draw:z-index="468"><draw:object xlink:href="./Object 453" xlink:type="simple" xlink:show="embed" xlink:actuate="onLoad"/><draw:image xlink:href="./ObjectReplacements/Object 453" xlink:type="simple" xlink:show="embed" xlink:actuate="onLoad"/><svg:desc>formula</svg:desc></draw:frame></text:span></text:span></text:p>
      <text:p text:style-name="P317"><text:span text:style-name="MathematicaFormatStandardForm"><text:span text:style-name="T107"/></text:span></text:p>
      <text:p text:style-name="P263"><text:span text:style-name="MathematicaFormatStandardForm"><text:span text:style-name="T367"><text:tab/></text:span></text:span><text:span text:style-name="MathematicaFormatStandardForm"><text:span text:style-name="T390">The goal </text:span></text:span><text:span text:style-name="MathematicaFormatStandardForm"><text:span text:style-name="T392">here </text:span></text:span><text:span text:style-name="MathematicaFormatStandardForm"><text:span text:style-name="T390">will be to </text:span></text:span><text:span text:style-name="MathematicaFormatStandardForm"><text:span text:style-name="T392">express</text:span></text:span><text:span text:style-name="MathematicaFormatStandardForm"><text:span text:style-name="T108"><draw:frame draw:style-name="fr2" draw:name="Object539" text:anchor-type="as-char" svg:y="-0.1484in" svg:width="0.4854in" svg:height="0.2098in" draw:z-index="469"><draw:object xlink:href="./Object 539" xlink:type="simple" xlink:show="embed" xlink:actuate="onLoad"/><draw:image xlink:href="./ObjectReplacements/Object 539" xlink:type="simple" xlink:show="embed" xlink:actuate="onLoad"/><svg:desc>formula</svg:desc></draw:frame></text:span></text:span><text:span text:style-name="MathematicaFormatStandardForm"><text:span text:style-name="T392">in terms of</text:span></text:span><text:span text:style-name="MathematicaFormatStandardForm"><text:span text:style-name="T108"><draw:frame draw:style-name="fr2" draw:name="Object540" text:anchor-type="as-char" svg:y="-0.1484in" svg:width="0.4992in" svg:height="0.2098in" draw:z-index="470"><draw:object xlink:href="./Object 540" xlink:type="simple" xlink:show="embed" xlink:actuate="onLoad"/><draw:image xlink:href="./ObjectReplacements/Object 540" xlink:type="simple" xlink:show="embed" xlink:actuate="onLoad"/><svg:desc>formula</svg:desc></draw:frame></text:span></text:span><text:span text:style-name="MathematicaFormatStandardForm"><text:span text:style-name="T108">, </text:span></text:span><text:span text:style-name="MathematicaFormatStandardForm"><text:span text:style-name="T392">which requires replacing the </text:span></text:span><text:span text:style-name="MathematicaFormatStandardForm"><text:span text:style-name="T390">-1 with sums involving 1.</text:span></text:span></text:p>
      <text:p text:style-name="P262"><text:span text:style-name="MathematicaFormatStandardForm"><text:span text:style-name="T390"><text:tab/>First, extract the effect of the first sum's contribution to the power of the -1 </text:span></text:span><text:span text:style-name="MathematicaFormatStandardForm"><text:span text:style-name="T392">like so:</text:span></text:span></text:p>
      <text:p text:style-name="P262"><text:span text:style-name="MathematicaFormatStandardForm"><text:span text:style-name="T390"/></text:span></text:p>
      <text:p text:style-name="P333"><text:span text:style-name="MathematicaFormatStandardForm"><text:span text:style-name="T107"><draw:frame draw:style-name="fr2" draw:name="Object459" text:anchor-type="as-char" svg:y="-0.4047in" svg:width="2.9102in" svg:height="0.5764in" draw:z-index="471"><draw:object xlink:href="./Object 459" xlink:type="simple" xlink:show="embed" xlink:actuate="onLoad"/><draw:image xlink:href="./ObjectReplacements/Object 459" xlink:type="simple" xlink:show="embed" xlink:actuate="onLoad"/></draw:frame></text:span></text:span></text:p>
      <text:p text:style-name="P333"><text:span text:style-name="MathematicaFormatStandardForm"><text:span text:style-name="T390"/></text:span></text:p>
      <text:p text:style-name="P347"><text:span text:style-name="MathematicaFormatStandardForm"><text:span text:style-name="T390"><text:tab/>Next, do the same thing to both of the second sums.</text:span></text:span></text:p>
      <text:p text:style-name="P331"><text:span text:style-name="MathematicaFormatStandardForm"><text:span text:style-name="T389"/></text:span></text:p>
      <text:p text:style-name="P334"><text:span text:style-name="MathematicaFormatStandardForm"><text:span text:style-name="T107"><draw:frame draw:style-name="fr2" draw:name="Object463" text:anchor-type="as-char" svg:y="-0.4047in" svg:width="4.1189in" svg:height="0.5764in" draw:z-index="472"><draw:object xlink:href="./Object 463" xlink:type="simple" xlink:show="embed" xlink:actuate="onLoad"/><draw:image xlink:href="./ObjectReplacements/Object 463" xlink:type="simple" xlink:show="embed" xlink:actuate="onLoad"/></draw:frame></text:span></text:span></text:p>
      <text:p text:style-name="P334"><text:span text:style-name="MathematicaFormatStandardForm"><text:span text:style-name="T368"/></text:span></text:p>
      <text:p text:style-name="P348"><text:span text:style-name="MathematicaFormatStandardForm"><text:span text:style-name="T368"><text:tab/></text:span></text:span><text:span text:style-name="MathematicaFormatStandardForm"><text:span text:style-name="T392">The middle pairs of sums are equivalent, so</text:span></text:span></text:p>
      <text:p text:style-name="P332"><text:span text:style-name="MathematicaFormatStandardForm"><text:span text:style-name="T107"/></text:span></text:p>
      <text:p text:style-name="P334"><text:span text:style-name="MathematicaFormatStandardForm"><text:span text:style-name="T107"><draw:frame draw:style-name="fr2" draw:name="Object538" text:anchor-type="as-char" svg:y="-0.4047in" svg:width="3.1807in" svg:height="0.5764in" draw:z-index="473"><draw:object xlink:href="./Object 538" xlink:type="simple" xlink:show="embed" xlink:actuate="onLoad"/><draw:image xlink:href="./ObjectReplacements/Object 538" xlink:type="simple" xlink:show="embed" xlink:actuate="onLoad"/></draw:frame></text:span></text:span></text:p>
      <text:p text:style-name="P334"><text:span text:style-name="MathematicaFormatStandardForm"><text:span text:style-name="T368"/></text:span></text:p>
      <text:p text:style-name="P348"><text:span text:style-name="MathematicaFormatStandardForm"><text:span text:style-name="T368"><text:tab/>The sum</text:span></text:span><text:span text:style-name="MathematicaFormatStandardForm"><text:span text:style-name="T391">s</text:span></text:span><text:span text:style-name="MathematicaFormatStandardForm"><text:span text:style-name="T368"> over even integers </text:span></text:span><text:span text:style-name="MathematicaFormatStandardForm"><text:span text:style-name="T369">s</text:span></text:span><text:span text:style-name="MathematicaFormatStandardForm"><text:span text:style-name="T368">implif</text:span></text:span><text:span text:style-name="MathematicaFormatStandardForm"><text:span text:style-name="T391">y</text:span></text:span><text:span text:style-name="MathematicaFormatStandardForm"><text:span text:style-name="T368"> to</text:span></text:span></text:p>
      <text:p text:style-name="P255"><text:span text:style-name="MathematicaFormatStandardForm"><text:span text:style-name="T368"/></text:span></text:p>
      <text:p text:style-name="P321"><text:span text:style-name="MathematicaFormatStandardForm"><text:span text:style-name="T107"><draw:frame draw:style-name="fr2" draw:name="Object460" text:anchor-type="as-char" svg:y="-0.4047in" svg:width="2.7161in" svg:height="0.5728in" draw:z-index="474"><draw:object xlink:href="./Object 460" xlink:type="simple" xlink:show="embed" xlink:actuate="onLoad"/><draw:image xlink:href="./ObjectReplacements/Object 460" xlink:type="simple" xlink:show="embed" xlink:actuate="onLoad"/></draw:frame></text:span></text:span></text:p>
      <text:p text:style-name="P256"><text:span text:style-name="MathematicaFormatStandardForm"><text:span text:style-name="T368"/></text:span></text:p>
      <text:p text:style-name="P256"><text:span text:style-name="MathematicaFormatStandardForm"><text:span text:style-name="T368"><text:tab/></text:span></text:span><text:span text:style-name="MathematicaFormatStandardForm"><text:span text:style-name="T369">Now, remember, </text:span></text:span><text:span text:style-name="MathematicaFormatStandardForm"><text:span text:style-name="T138"><draw:frame draw:style-name="fr2" draw:name="Object466" text:anchor-type="as-char" svg:y="-0.4047in" svg:width="1.1602in" svg:height="0.5728in" draw:z-index="475"><draw:object xlink:href="./Object 466" xlink:type="simple" xlink:show="embed" xlink:actuate="onLoad"/><draw:image xlink:href="./ObjectReplacements/Object 466" xlink:type="simple" xlink:show="embed" xlink:actuate="onLoad"/><svg:desc>formula</svg:desc></draw:frame></text:span></text:span><text:span text:style-name="MathematicaFormatStandardForm"><text:span text:style-name="T138">.</text:span></text:span><text:span text:style-name="MathematicaFormatStandardForm"><text:span text:style-name="T369">Thus, the right hand side can be rewritten in terms of</text:span></text:span><text:span text:style-name="MathematicaFormatStandardForm"><text:span text:style-name="T108"><draw:frame draw:style-name="fr2" draw:name="Object464" text:anchor-type="as-char" svg:y="-0.1484in" svg:width="0.5035in" svg:height="0.2098in" draw:z-index="476"><draw:object xlink:href="./Object 464" xlink:type="simple" xlink:show="embed" xlink:actuate="onLoad"/><draw:image xlink:href="./ObjectReplacements/Object 464" xlink:type="simple" xlink:show="embed" xlink:actuate="onLoad"/><svg:desc>formula</svg:desc></draw:frame></text:span></text:span><text:span text:style-name="MathematicaFormatStandardForm"><text:span text:style-name="T369">as</text:span></text:span></text:p>
      <text:p text:style-name="P256"><text:span text:style-name="MathematicaFormatStandardForm"><text:span text:style-name="T369"/></text:span></text:p>
      <text:p text:style-name="P322"><text:span text:style-name="MathematicaFormatStandardForm"><text:span text:style-name="T107"><draw:frame draw:style-name="fr2" draw:name="Object465" text:anchor-type="as-char" svg:y="-0.2445in" svg:width="2.4071in" svg:height="0.3937in" draw:z-index="477"><draw:object xlink:href="./Object 465" xlink:type="simple" xlink:show="embed" xlink:actuate="onLoad"/><draw:image xlink:href="./ObjectReplacements/Object 465" xlink:type="simple" xlink:show="embed" xlink:actuate="onLoad"/><svg:desc>formula</svg:desc></draw:frame></text:span></text:span></text:p>
      <text:p text:style-name="P322"><text:span text:style-name="MathematicaFormatStandardForm"><text:span text:style-name="T138"/></text:span></text:p>
      <text:p text:style-name="P339"><text:span text:style-name="MathematicaFormatStandardForm"><text:span text:style-name="T368"><text:tab/>By </text:span></text:span><text:span text:style-name="MathematicaFormatStandardForm"><text:span text:style-name="T370">extending this </text:span></text:span><text:span text:style-name="MathematicaFormatStandardForm"><text:span text:style-name="T368">process, this relationship can be generalized t</text:span></text:span><text:span text:style-name="MathematicaFormatStandardForm"><text:span text:style-name="T369">o</text:span></text:span></text:p>
      <text:p text:style-name="P339"><text:span text:style-name="MathematicaFormatStandardForm"><text:span text:style-name="T369"/></text:span></text:p>
      <text:p text:style-name="P323"><text:span text:style-name="MathematicaFormatStandardForm"><text:span text:style-name="T107"><draw:frame draw:style-name="fr2" draw:name="Object468" text:anchor-type="as-char" svg:y="-0.2807in" svg:width="2.1374in" svg:height="0.4535in" draw:z-index="478"><draw:object xlink:href="./Object 468" xlink:type="simple" xlink:show="embed" xlink:actuate="onLoad"/><draw:image xlink:href="./ObjectReplacements/Object 468" xlink:type="simple" xlink:show="embed" xlink:actuate="onLoad"/><svg:desc>formula</svg:desc></draw:frame></text:span></text:span></text:p>
      <text:p text:style-name="P317"><text:span text:style-name="MathematicaFormatStandardForm"><text:span text:style-name="T138"/></text:span></text:p>
      <text:p text:style-name="P340"><text:span text:style-name="MathematicaFormatStandardForm"><text:span text:style-name="T368"><text:tab/></text:span></text:span><text:span text:style-name="MathematicaFormatStandardForm"><text:span text:style-name="T371">If you're familiar with the Riemann Zeta function and the Dirichlet Eta function, this is roughly analogous to the relationship</text:span></text:span></text:p>
      <text:p text:style-name="P324"><text:span text:style-name="MathematicaFormatStandardForm"><text:span text:style-name="T107"><draw:frame draw:style-name="fr2" draw:name="Object476" text:anchor-type="as-char" svg:y="-0.172in" svg:width="1.4626in" svg:height="0.2146in" draw:z-index="479"><draw:object xlink:href="./Object 476" xlink:type="simple" xlink:show="embed" xlink:actuate="onLoad"/><draw:image xlink:href="./ObjectReplacements/Object 476" xlink:type="simple" xlink:show="embed" xlink:actuate="onLoad"/><svg:desc>formula</svg:desc></draw:frame></text:span></text:span></text:p>
      <text:p text:style-name="P324"><text:soft-page-break/><text:span text:style-name="MathematicaFormatStandardForm"><text:span text:style-name="T107"/></text:span></text:p>
      <text:p text:style-name="P571"/>
      <text:p text:style-name="P190"/>
      <text:p text:style-name="P369"><text:span text:style-name="ATitleMid"><text:span text:style-name="T756">7-3: D in terms of E</text:span></text:span></text:p>
      <text:p text:style-name="P340"><text:span text:style-name="MathematicaFormatStandardForm"><text:span text:style-name="T447"/></text:span></text:p>
      <text:p text:style-name="P340"><text:span text:style-name="MathematicaFormatStandardForm"><text:span text:style-name="T368"><text:tab/></text:span></text:span><text:span text:style-name="MathematicaFormatStandardForm"><text:span text:style-name="T392">T</text:span></text:span><text:span text:style-name="MathematicaFormatStandardForm"><text:span text:style-name="T371">he previous section noted that</text:span></text:span><text:span text:style-name="MathematicaFormatStandardForm"><text:span text:style-name="T107"><draw:frame draw:style-name="fr2" draw:name="Object467" text:anchor-type="as-char" svg:y="-0.2445in" svg:width="2.4071in" svg:height="0.3937in" draw:z-index="480"><draw:object xlink:href="./Object 467" xlink:type="simple" xlink:show="embed" xlink:actuate="onLoad"/><draw:image xlink:href="./ObjectReplacements/Object 467" xlink:type="simple" xlink:show="embed" xlink:actuate="onLoad"/><svg:desc>formula</svg:desc></draw:frame></text:span></text:span><text:span text:style-name="MathematicaFormatStandardForm"><text:span text:style-name="T107">. <text:s/></text:span></text:span><text:span text:style-name="MathematicaFormatStandardForm"><text:span text:style-name="T371">Let's invert this.</text:span></text:span></text:p>
      <text:p text:style-name="P340"><text:span text:style-name="MathematicaFormatStandardForm"><text:span text:style-name="T371"/></text:span></text:p>
      <text:p text:style-name="P334"><text:span text:style-name="MathematicaFormatStandardForm"><text:span text:style-name="T107"><draw:frame draw:style-name="fr2" draw:name="Object469" text:anchor-type="as-char" svg:y="-0.2445in" svg:width="2.4071in" svg:height="0.3937in" draw:z-index="481"><draw:object xlink:href="./Object 469" xlink:type="simple" xlink:show="embed" xlink:actuate="onLoad"/><draw:image xlink:href="./ObjectReplacements/Object 469" xlink:type="simple" xlink:show="embed" xlink:actuate="onLoad"/></draw:frame></text:span></text:span></text:p>
      <text:p text:style-name="P334"><text:span text:style-name="MathematicaFormatStandardForm"><text:span text:style-name="T371"/></text:span></text:p>
      <text:p text:style-name="P348"><text:span text:style-name="MathematicaFormatStandardForm"><text:span text:style-name="T371">Apply</text:span></text:span><text:span text:style-name="MathematicaFormatStandardForm"><text:span text:style-name="T392">ing</text:span></text:span><text:span text:style-name="MathematicaFormatStandardForm"><text:span text:style-name="T371"> this identity to itself, to the</text:span></text:span><text:span text:style-name="MathematicaFormatStandardForm"><text:span text:style-name="T108"><draw:frame draw:style-name="fr2" draw:name="Object470" text:anchor-type="as-char" svg:y="-0.2445in" svg:width="0.5319in" svg:height="0.3937in" draw:z-index="482"><draw:object xlink:href="./Object 470" xlink:type="simple" xlink:show="embed" xlink:actuate="onLoad"/><draw:image xlink:href="./ObjectReplacements/Object 470" xlink:type="simple" xlink:show="embed" xlink:actuate="onLoad"/></draw:frame></text:span></text:span><text:span text:style-name="MathematicaFormatStandardForm"><text:span text:style-name="T392">and</text:span></text:span><text:span text:style-name="MathematicaFormatStandardForm"><text:span text:style-name="T108"><draw:frame draw:style-name="fr2" draw:name="Object541" text:anchor-type="as-char" svg:y="-0.2445in" svg:width="0.5335in" svg:height="0.3937in" draw:z-index="483"><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371">term</text:span></text:span><text:span text:style-name="MathematicaFormatStandardForm"><text:span text:style-name="T392">s</text:span></text:span><text:span text:style-name="MathematicaFormatStandardForm"><text:span text:style-name="T371">, </text:span></text:span><text:span text:style-name="MathematicaFormatStandardForm"><text:span text:style-name="T392">gives</text:span></text:span></text:p>
      <text:p text:style-name="P348"><text:span text:style-name="MathematicaFormatStandardForm"><text:span text:style-name="T371"/></text:span></text:p>
      <text:p text:style-name="P334"><text:span text:style-name="MathematicaFormatStandardForm"><text:span text:style-name="T107"><draw:frame draw:style-name="fr2" draw:name="Object471" text:anchor-type="as-char" svg:y="-0.2445in" svg:width="5.422in" svg:height="0.3937in" draw:z-index="484"><draw:object xlink:href="./Object 471" xlink:type="simple" xlink:show="embed" xlink:actuate="onLoad"/><draw:image xlink:href="./ObjectReplacements/Object 471" xlink:type="simple" xlink:show="embed" xlink:actuate="onLoad"/></draw:frame></text:span></text:span></text:p>
      <text:p text:style-name="P334"><text:span text:style-name="MathematicaFormatStandardForm"><text:span text:style-name="T371"/></text:span></text:p>
      <text:p text:style-name="P348"><text:span text:style-name="MathematicaFormatStandardForm"><text:span text:style-name="T392">Collect like terms, r</text:span></text:span><text:span text:style-name="MathematicaFormatStandardForm"><text:span text:style-name="T371">epeat this, and eventually</text:span></text:span><text:span text:style-name="MathematicaFormatStandardForm"><text:span text:style-name="T108"><draw:frame draw:style-name="fr2" draw:name="Object472" text:anchor-type="as-char" svg:y="-0.1484in" svg:width="0.7209in" svg:height="0.2098in" draw:z-index="485"><draw:object xlink:href="./Object 472" xlink:type="simple" xlink:show="embed" xlink:actuate="onLoad"/><draw:image xlink:href="./ObjectReplacements/Object 472" xlink:type="simple" xlink:show="embed" xlink:actuate="onLoad"/></draw:frame></text:span></text:span><text:span text:style-name="MathematicaFormatStandardForm"><text:span text:style-name="T371">when</text:span></text:span><text:span text:style-name="MathematicaFormatStandardForm"><text:span text:style-name="T108"><draw:frame draw:style-name="fr2" draw:name="Object473" text:anchor-type="as-char" svg:y="-0.1484in" svg:width="0.3681in" svg:height="0.1846in" draw:z-index="486"><draw:object xlink:href="./Object 473" xlink:type="simple" xlink:show="embed" xlink:actuate="onLoad"/><draw:image xlink:href="./ObjectReplacements/Object 473" xlink:type="simple" xlink:show="embed" xlink:actuate="onLoad"/></draw:frame></text:span></text:span><text:span text:style-name="MathematicaFormatStandardForm"><text:span text:style-name="T108">, </text:span></text:span><text:span text:style-name="MathematicaFormatStandardForm"><text:span text:style-name="T371">leaving</text:span></text:span></text:p>
      <text:p text:style-name="P340"><text:span text:style-name="MathematicaFormatStandardForm"><text:span text:style-name="T371"/></text:span></text:p>
      <text:p text:style-name="P324"><text:span text:style-name="MathematicaFormatStandardForm"><text:span text:style-name="T107"><draw:frame draw:style-name="fr2" draw:name="Object474" text:anchor-type="as-char" svg:y="-0.2953in" svg:width="1.5484in" svg:height="0.4681in" draw:z-index="487"><draw:object xlink:href="./Object 474" xlink:type="simple" xlink:show="embed" xlink:actuate="onLoad"/><draw:image xlink:href="./ObjectReplacements/Object 474" xlink:type="simple" xlink:show="embed" xlink:actuate="onLoad"/></draw:frame></text:span></text:span></text:p>
      <text:p text:style-name="P324"><text:span text:style-name="MathematicaFormatStandardForm"><text:span text:style-name="T371"/></text:span></text:p>
      <text:p text:style-name="P340"><text:span text:style-name="MathematicaFormatStandardForm"><text:span text:style-name="T371"><text:tab/>Extend this process, and this relationship generalizes to</text:span></text:span></text:p>
      <text:p text:style-name="P340"><text:span text:style-name="MathematicaFormatStandardForm"><text:span text:style-name="T371"/></text:span></text:p>
      <text:p text:style-name="P324"><text:span text:style-name="MathematicaFormatStandardForm"><text:span text:style-name="T107"><draw:frame draw:style-name="fr2" draw:name="Object475" text:anchor-type="as-char" svg:y="-0.2953in" svg:width="2.2138in" svg:height="0.4681in" draw:z-index="488"><draw:object xlink:href="./Object 475" xlink:type="simple" xlink:show="embed" xlink:actuate="onLoad"/><draw:image xlink:href="./ObjectReplacements/Object 475" xlink:type="simple" xlink:show="embed" xlink:actuate="onLoad"/><svg:desc>formula</svg:desc></draw:frame></text:span></text:span></text:p>
      <text:p text:style-name="P318"><text:span text:style-name="MathematicaFormatStandardForm"><text:span text:style-name="T107"/></text:span></text:p>
      <text:p text:style-name="P327"><text:span text:style-name="MathematicaFormatStandardForm"><text:span text:style-name="T107"/></text:span></text:p>
      <text:p text:style-name="P573"/>
      <text:p text:style-name="P192"/>
      <text:p text:style-name="P372"><text:span text:style-name="ATitleMid"><text:span text:style-name="T756">7-4: Extending E with E'</text:span></text:span></text:p>
      <text:p text:style-name="P342"><text:span text:style-name="MathematicaFormatStandardForm"><text:span text:style-name="T447"/></text:span></text:p>
      <text:p text:style-name="P342"><text:span text:style-name="MathematicaFormatStandardForm"><text:span text:style-name="T368"/></text:span></text:p>
      <text:p text:style-name="P345"><text:span text:style-name="MathematicaFormatStandardForm"><text:span text:style-name="T368"><text:tab/></text:span></text:span><text:span text:style-name="MathematicaFormatStandardForm"><text:span text:style-name="T381">The previous section expressed</text:span></text:span><text:span text:style-name="MathematicaFormatStandardForm"><text:span text:style-name="T108"><draw:frame draw:style-name="fr2" draw:name="Object521" text:anchor-type="as-char" svg:y="-0.1484in" svg:width="0.5035in" svg:height="0.2098in" draw:z-index="489"><draw:object xlink:href="./Object 521" xlink:type="simple" xlink:show="embed" xlink:actuate="onLoad"/><draw:image xlink:href="./ObjectReplacements/Object 521" xlink:type="simple" xlink:show="embed" xlink:actuate="onLoad"/><svg:desc>formula</svg:desc></draw:frame></text:span></text:span><text:span text:style-name="MathematicaFormatStandardForm"><text:span text:style-name="T381">in terms of</text:span></text:span><text:span text:style-name="MathematicaFormatStandardForm"><text:span text:style-name="T108"><draw:frame draw:style-name="fr2" draw:name="Object525" text:anchor-type="as-char" svg:y="-0.1484in" svg:width="0.4898in" svg:height="0.2098in" draw:z-index="490"><draw:object xlink:href="./Object 525" xlink:type="simple" xlink:show="embed" xlink:actuate="onLoad"/><draw:image xlink:href="./ObjectReplacements/Object 525" xlink:type="simple" xlink:show="embed" xlink:actuate="onLoad"/><svg:desc>formula</svg:desc></draw:frame></text:span></text:span><text:span text:style-name="MathematicaFormatStandardForm"><text:span text:style-name="T108">. <text:s/></text:span></text:span><text:span text:style-name="MathematicaFormatStandardForm"><text:span text:style-name="T108"><draw:frame draw:style-name="fr2" draw:name="Object526" text:anchor-type="as-char" svg:y="-0.1484in" svg:width="0.4898in" svg:height="0.2098in" draw:z-index="493"><draw:object xlink:href="./Object 526" xlink:type="simple" xlink:show="embed" xlink:actuate="onLoad"/><draw:image xlink:href="./ObjectReplacements/Object 526" xlink:type="simple" xlink:show="embed" xlink:actuate="onLoad"/><svg:desc>formula</svg:desc></draw:frame></text:span></text:span><text:span text:style-name="MathematicaFormatStandardForm"><text:span text:style-name="T385">'s </text:span></text:span><text:span text:style-name="MathematicaFormatStandardForm"><text:span text:style-name="T381">recursive definition </text:span></text:span><text:span text:style-name="MathematicaFormatStandardForm"><text:span text:style-name="T385">in</text:span></text:span><text:span text:style-name="MathematicaFormatStandardForm"><text:span text:style-name="T381"> 7-1 </text:span></text:span><text:span text:style-name="MathematicaFormatStandardForm"><text:span text:style-name="T385">only </text:span></text:span><text:span text:style-name="MathematicaFormatStandardForm"><text:span text:style-name="T387">works</text:span></text:span><text:span text:style-name="MathematicaFormatStandardForm"><text:span text:style-name="T381"> for positive integer</text:span></text:span><text:span text:style-name="MathematicaFormatStandardForm"><text:span text:style-name="T387">s</text:span></text:span><text:span text:style-name="MathematicaFormatStandardForm"><text:span text:style-name="T381"> </text:span></text:span><text:span text:style-name="MathematicaFormatStandardForm"><text:span text:style-name="T419">k</text:span></text:span><text:span text:style-name="MathematicaFormatStandardForm"><text:span text:style-name="T381">, however. <text:s/></text:span></text:span><text:span text:style-name="MathematicaFormatStandardForm"><text:span text:style-name="T387">H</text:span></text:span><text:span text:style-name="MathematicaFormatStandardForm"><text:span text:style-name="T385">andl</text:span></text:span><text:span text:style-name="MathematicaFormatStandardForm"><text:span text:style-name="T387">ing</text:span></text:span><text:span text:style-name="MathematicaFormatStandardForm"><text:span text:style-name="T385"> </text:span></text:span><text:span text:style-name="MathematicaFormatStandardForm"><text:span text:style-name="T381">Riemann</text:span></text:span><text:span text:style-name="MathematicaFormatStandardForm"><text:span text:style-name="T385">'s</text:span></text:span><text:span text:style-name="MathematicaFormatStandardForm"><text:span text:style-name="T381"> prime counting function,</text:span></text:span><text:span text:style-name="MathematicaFormatStandardForm"><text:span text:style-name="T108"><draw:frame draw:style-name="fr2" draw:name="Object527" text:anchor-type="as-char" svg:y="-0.2693in" svg:width="1.5181in" svg:height="0.4189in" draw:z-index="494"><draw:object xlink:href="./Object 527" xlink:type="simple" xlink:show="embed" xlink:actuate="onLoad"/><draw:image xlink:href="./ObjectReplacements/Object 527" xlink:type="simple" xlink:show="embed" xlink:actuate="onLoad"/><svg:desc>formula</svg:desc></draw:frame></text:span></text:span><text:span text:style-name="MathematicaFormatStandardForm"><text:span text:style-name="T108">, </text:span></text:span><text:span text:style-name="MathematicaFormatStandardForm"><text:span text:style-name="T387">requires an expression for</text:span></text:span><text:span text:style-name="MathematicaFormatStandardForm"><text:span text:style-name="T108"><draw:frame draw:style-name="fr2" draw:name="Object537" text:anchor-type="as-char" svg:y="-0.1484in" svg:width="0.4898in" svg:height="0.2098in" draw:z-index="495"><draw:object xlink:href="./Object 537" xlink:type="simple" xlink:show="embed" xlink:actuate="onLoad"/><draw:image xlink:href="./ObjectReplacements/Object 537" xlink:type="simple" xlink:show="embed" xlink:actuate="onLoad"/><svg:desc>formula</svg:desc></draw:frame></text:span></text:span><text:span text:style-name="MathematicaFormatStandardForm"><text:span text:style-name="T387">where </text:span></text:span><text:span text:style-name="MathematicaFormatStandardForm"><text:span text:style-name="T419">k</text:span></text:span><text:span text:style-name="MathematicaFormatStandardForm"><text:span text:style-name="T381"> </text:span></text:span><text:span text:style-name="MathematicaFormatStandardForm"><text:span text:style-name="T387">can be </text:span></text:span><text:span text:style-name="MathematicaFormatStandardForm"><text:span text:style-name="T381">real values.</text:span></text:span></text:p>
      <text:p text:style-name="P342"><text:span text:style-name="MathematicaFormatStandardForm"><text:span text:style-name="T381"><text:tab/></text:span></text:span><text:span text:style-name="MathematicaFormatStandardForm"><text:span text:style-name="T382">Fortunately, </text:span></text:span><text:span text:style-name="MathematicaFormatStandardForm"><text:span text:style-name="T384">the</text:span></text:span><text:span text:style-name="MathematicaFormatStandardForm"><text:span text:style-name="T382"> techniques back from 3-2b work here. <text:s/></text:span></text:span><text:span text:style-name="MathematicaFormatStandardForm"><text:span text:style-name="T384">Given</text:span></text:span><text:span text:style-name="MathematicaFormatStandardForm"><text:span text:style-name="T382"> a strict alternating count of divisors function</text:span></text:span></text:p>
      <text:p text:style-name="P342"><text:span text:style-name="MathematicaFormatStandardForm"><text:span text:style-name="T382"/></text:span></text:p>
      <text:p text:style-name="P328"><text:span text:style-name="MathematicaFormatStandardForm"><text:span text:style-name="T107"><draw:frame draw:style-name="fr2" draw:name="Object529" text:anchor-type="as-char" svg:y="-0.2807in" svg:width="2.0717in" svg:height="0.4484in" draw:z-index="496"><draw:object xlink:href="./Object 529" xlink:type="simple" xlink:show="embed" xlink:actuate="onLoad"/><draw:image xlink:href="./ObjectReplacements/Object 529" xlink:type="simple" xlink:show="embed" xlink:actuate="onLoad"/><svg:desc>formula</svg:desc></draw:frame></text:span></text:span><text:span text:style-name="MathematicaFormatStandardForm"><text:span text:style-name="T107"> </text:span></text:span><text:span text:style-name="MathematicaFormatStandardForm"><text:span text:style-name="T366">with </text:span></text:span><text:span text:style-name="MathematicaFormatStandardForm"><text:span text:style-name="T107"><draw:frame draw:style-name="fr2" draw:name="Object530" text:anchor-type="as-char" svg:y="-0.1484in" svg:width="0.7701in" svg:height="0.2098in" draw:z-index="497"><draw:object xlink:href="./Object 530" xlink:type="simple" xlink:show="embed" xlink:actuate="onLoad"/><draw:image xlink:href="./ObjectReplacements/Object 530" xlink:type="simple" xlink:show="embed" xlink:actuate="onLoad"/><svg:desc>formula</svg:desc></draw:frame></text:span></text:span></text:p>
      <text:p text:style-name="P328"><text:span text:style-name="MathematicaFormatStandardForm"><text:span text:style-name="T107"/></text:span></text:p>
      <text:p text:style-name="P343"><text:span text:style-name="MathematicaFormatStandardForm"><text:span text:style-name="T383">(not</text:span></text:span><text:span text:style-name="MathematicaFormatStandardForm"><text:span text:style-name="T387">e</text:span></text:span><text:span text:style-name="MathematicaFormatStandardForm"><text:span text:style-name="T383"> </text:span></text:span><text:span text:style-name="MathematicaFormatStandardForm"><text:span text:style-name="T387">that </text:span></text:span><text:span text:style-name="MathematicaFormatStandardForm"><text:span text:style-name="T420">j</text:span></text:span><text:span text:style-name="MathematicaFormatStandardForm"><text:span text:style-name="T382"> starts at 2, not 1, </text:span></text:span><text:span text:style-name="MathematicaFormatStandardForm"><text:span text:style-name="T383">and </text:span></text:span><text:span text:style-name="MathematicaFormatStandardForm"><text:span text:style-name="T108"><draw:frame draw:style-name="fr2" draw:name="Object531" text:anchor-type="as-char" svg:y="-0.1484in" svg:width="0.7799in" svg:height="0.2098in" draw:z-index="498"><draw:object xlink:href="./Object 531" xlink:type="simple" xlink:show="embed" xlink:actuate="onLoad"/><draw:image xlink:href="./ObjectReplacements/Object 531" xlink:type="simple" xlink:show="embed" xlink:actuate="onLoad"/><svg:desc>formula</svg:desc></draw:frame></text:span></text:span><text:span text:style-name="MathematicaFormatStandardForm"><text:span text:style-name="T383">when</text:span></text:span><text:span text:style-name="MathematicaFormatStandardForm"><text:span text:style-name="T108"><draw:frame draw:style-name="fr2" draw:name="Object532" text:anchor-type="as-char" svg:y="-0.172in" svg:width="0.4311in" svg:height="0.2083in" draw:z-index="499"><draw:object xlink:href="./Object 532" xlink:type="simple" xlink:show="embed" xlink:actuate="onLoad"/><draw:image xlink:href="./ObjectReplacements/Object 532" xlink:type="simple" xlink:show="embed" xlink:actuate="onLoad"/><svg:desc>formula</svg:desc></draw:frame></text:span></text:span><text:span text:style-name="MathematicaFormatStandardForm"><text:span text:style-name="T383">)</text:span></text:span><text:span text:style-name="MathematicaFormatStandardForm"><text:span text:style-name="T108">, </text:span></text:span><text:span text:style-name="MathematicaFormatStandardForm"><text:span text:style-name="T382">then </text:span></text:span><text:span text:style-name="MathematicaFormatStandardForm"><text:span text:style-name="T384">a </text:span></text:span><text:span text:style-name="MathematicaFormatStandardForm"><text:span text:style-name="T382">generalized</text:span></text:span><text:span text:style-name="MathematicaFormatStandardForm"><text:span text:style-name="T108"><draw:frame draw:style-name="fr2" draw:name="Object533" text:anchor-type="as-char" svg:y="-0.1484in" svg:width="0.4839in" svg:height="0.2098in" draw:z-index="500"><draw:object xlink:href="./Object 533" xlink:type="simple" xlink:show="embed" xlink:actuate="onLoad"/><draw:image xlink:href="./ObjectReplacements/Object 533" xlink:type="simple" xlink:show="embed" xlink:actuate="onLoad"/><svg:desc>formula</svg:desc></draw:frame></text:span></text:span><text:span text:style-name="MathematicaFormatStandardForm"><text:span text:style-name="T384">can be expressed as</text:span></text:span></text:p>
      <text:p text:style-name="P342"><text:span text:style-name="MathematicaFormatStandardForm"><text:span text:style-name="T382"/></text:span></text:p>
      <text:p text:style-name="P329"><text:soft-page-break/><text:span text:style-name="MathematicaFormatStandardForm"><text:span text:style-name="T107"><draw:frame draw:style-name="fr2" draw:name="Object534" text:anchor-type="as-char" svg:y="-0.2953in" svg:width="2.8417in" svg:height="0.4634in" draw:z-index="501"><draw:object xlink:href="./Object 534" xlink:type="simple" xlink:show="embed" xlink:actuate="onLoad"/><draw:image xlink:href="./ObjectReplacements/Object 534" xlink:type="simple" xlink:show="embed" xlink:actuate="onLoad"/><svg:desc>formula</svg:desc></draw:frame></text:span></text:span></text:p>
      <text:p text:style-name="P329"><text:span text:style-name="MathematicaFormatStandardForm"><text:span text:style-name="T107"/></text:span></text:p>
      <text:p text:style-name="P346"><text:span text:style-name="MathematicaFormatStandardForm"><text:span text:style-name="T386"><text:tab/></text:span></text:span><text:span text:style-name="MathematicaFormatStandardForm"><text:span text:style-name="T388">Section 7-3 showed that</text:span></text:span><text:span text:style-name="MathematicaFormatStandardForm"><text:span text:style-name="T107"><draw:frame draw:style-name="fr2" draw:name="Object528" text:anchor-type="as-char" svg:y="-0.2953in" svg:width="2.2138in" svg:height="0.4681in" draw:z-index="502"><draw:object xlink:href="./Object 528" xlink:type="simple" xlink:show="embed" xlink:actuate="onLoad"/><draw:image xlink:href="./ObjectReplacements/Object 528" xlink:type="simple" xlink:show="embed" xlink:actuate="onLoad"/><svg:desc>formula</svg:desc></draw:frame></text:span></text:span><text:span text:style-name="MathematicaFormatStandardForm"><text:span text:style-name="T107">. </text:span></text:span><text:span text:style-name="MathematicaFormatStandardForm"><text:span text:style-name="T388">To let </text:span></text:span><text:span text:style-name="MathematicaFormatStandardForm"><text:span text:style-name="T421">k </text:span></text:span><text:span text:style-name="MathematicaFormatStandardForm"><text:span text:style-name="T388">take real (or complex) values, <text:s/>the binomial can be rewritten using the identity</text:span></text:span><text:span text:style-name="MathematicaFormatStandardForm"><text:span text:style-name="T107"><draw:frame draw:style-name="fr2" draw:name="Object535" text:anchor-type="as-char" svg:y="-0.2508in" svg:width="2.8075in" svg:height="0.4098in" draw:z-index="503"><draw:object xlink:href="./Object 535" xlink:type="simple" xlink:show="embed" xlink:actuate="onLoad"/><draw:image xlink:href="./ObjectReplacements/Object 535" xlink:type="simple" xlink:show="embed" xlink:actuate="onLoad"/><svg:desc>formula</svg:desc></draw:frame></text:span></text:span><text:span text:style-name="MathematicaFormatStandardForm"><text:span text:style-name="T107">, </text:span></text:span><text:span text:style-name="MathematicaFormatStandardForm"><text:span text:style-name="T388">valid for complex </text:span></text:span><text:span text:style-name="MathematicaFormatStandardForm"><text:span text:style-name="T421">k. <text:s/></text:span></text:span><text:span text:style-name="MathematicaFormatStandardForm"><text:span text:style-name="T388">Thus, </text:span></text:span></text:p>
      <text:p text:style-name="P344"><text:span text:style-name="MathematicaFormatStandardForm"><text:span text:style-name="T108"/></text:span></text:p>
      <text:p text:style-name="P330"><text:span text:style-name="MathematicaFormatStandardForm"><text:span text:style-name="T107"><draw:frame draw:style-name="fr2" draw:name="Object536" text:anchor-type="as-char" svg:y="-0.2953in" svg:width="4.0071in" svg:height="0.4681in" draw:z-index="504"><draw:object xlink:href="./Object 536" xlink:type="simple" xlink:show="embed" xlink:actuate="onLoad"/><draw:image xlink:href="./ObjectReplacements/Object 536" xlink:type="simple" xlink:show="embed" xlink:actuate="onLoad"/><svg:desc>formula</svg:desc></draw:frame></text:span></text:span></text:p>
      <text:p text:style-name="P342"><text:span text:style-name="MathematicaFormatStandardForm"><text:span text:style-name="T381"/></text:span></text:p>
      <text:p text:style-name="P342"><text:span text:style-name="MathematicaFormatStandardForm"><text:span text:style-name="T381"/></text:span></text:p>
      <text:p text:style-name="P342"><text:span text:style-name="MathematicaFormatStandardForm"><text:span text:style-name="T381"/></text:span></text:p>
      <text:p text:style-name="P342"><text:span text:style-name="MathematicaFormatStandardForm"><text:span text:style-name="T381"/></text:span></text:p>
      <text:p text:style-name="P572"/>
      <text:p text:style-name="P191"/>
      <text:p text:style-name="P371"><text:span text:style-name="ATitleMid"><text:span text:style-name="T756">7-5: Extending E to a More General Alternating Series</text:span></text:span></text:p>
      <text:p text:style-name="P318"><text:span text:style-name="MathematicaFormatStandardForm"><text:span text:style-name="T138"/></text:span></text:p>
      <text:p text:style-name="P257"><text:span text:style-name="MathematicaFormatStandardForm"><text:span text:style-name="T366"><text:tab/></text:span></text:span><text:span text:style-name="MathematicaFormatStandardForm"><text:span text:style-name="T372">In the previous set of equations, you might wonder at the factor of 2 showing up. <text:s/></text:span></text:span><text:span text:style-name="MathematicaFormatStandardForm"><text:span text:style-name="T373">It does seem arbitrary, </text:span></text:span><text:span text:style-name="MathematicaFormatStandardForm"><text:span text:style-name="T374">and a clue that we might be able to generalize our alternating series sums to interesting ends.</text:span></text:span></text:p>
      <text:p text:style-name="P257"><text:span text:style-name="MathematicaFormatStandardForm"><text:span text:style-name="T374"/></text:span></text:p>
      <text:p text:style-name="P257"><text:span text:style-name="MathematicaFormatStandardForm"><text:span text:style-name="T373"><text:tab/>Let's define following function</text:span></text:span></text:p>
      <text:p text:style-name="P253"><text:span text:style-name="MathematicaFormatStandardForm"><text:span text:style-name="T366"/></text:span></text:p>
      <text:p text:style-name="P319"><text:span text:style-name="MathematicaFormatStandardForm"><text:span text:style-name="T107"><draw:frame draw:style-name="fr2" draw:name="Object454" text:anchor-type="as-char" svg:y="-0.1484in" svg:width="2.4366in" svg:height="0.1909in" draw:z-index="505"><draw:object xlink:href="./Object 454" xlink:type="simple" xlink:show="embed" xlink:actuate="onLoad"/><draw:image xlink:href="./ObjectReplacements/Object 454" xlink:type="simple" xlink:show="embed" xlink:actuate="onLoad"/></draw:frame></text:span></text:span></text:p>
      <text:p text:style-name="P319"><text:span text:style-name="MathematicaFormatStandardForm"><text:span text:style-name="T107"/></text:span></text:p>
      <text:p text:style-name="P257"><text:span text:style-name="MathematicaFormatStandardForm"><text:span text:style-name="T373">where mod runs from 0 to </text:span></text:span><text:span text:style-name="MathematicaFormatStandardForm"><text:span text:style-name="T108"><draw:frame draw:style-name="fr2" draw:name="Object478" text:anchor-type="as-char" svg:y="-0.1484in" svg:width="0.3898in" svg:height="0.1846in" draw:z-index="506"><draw:object xlink:href="./Object 478" xlink:type="simple" xlink:show="embed" xlink:actuate="onLoad"/><draw:image xlink:href="./ObjectReplacements/Object 478" xlink:type="simple" xlink:show="embed" xlink:actuate="onLoad"/></draw:frame></text:span></text:span><text:span text:style-name="MathematicaFormatStandardForm"><text:span text:style-name="T373">. <text:s/></text:span></text:span></text:p>
      <text:p text:style-name="P257"><text:span text:style-name="MathematicaFormatStandardForm"><text:span text:style-name="T373"/></text:span></text:p>
      <text:p text:style-name="P257"><text:span text:style-name="MathematicaFormatStandardForm"><text:span text:style-name="T373"><text:tab/>As a function, </text:span></text:span><text:span text:style-name="MathematicaFormatStandardForm"><text:span text:style-name="T108"><draw:frame draw:style-name="fr2" draw:name="Object477" text:anchor-type="as-char" svg:y="-0.1484in" svg:width="0.5402in" svg:height="0.1909in" draw:z-index="507"><draw:object xlink:href="./Object 477" xlink:type="simple" xlink:show="embed" xlink:actuate="onLoad"/><draw:image xlink:href="./ObjectReplacements/Object 477" xlink:type="simple" xlink:show="embed" xlink:actuate="onLoad"/><svg:desc>formula</svg:desc></draw:frame></text:span></text:span><text:span text:style-name="MathematicaFormatStandardForm"><text:span text:style-name="T373">yields 1 when </text:span></text:span><text:span text:style-name="MathematicaFormatStandardForm"><text:span text:style-name="T416">n</text:span></text:span><text:span text:style-name="MathematicaFormatStandardForm"><text:span text:style-name="T373"> isn't divisible by </text:span></text:span><text:span text:style-name="MathematicaFormatStandardForm"><text:span text:style-name="T416">b</text:span></text:span><text:span text:style-name="MathematicaFormatStandardForm"><text:span text:style-name="T373">, and</text:span></text:span><text:span text:style-name="MathematicaFormatStandardForm"><text:span text:style-name="T108"><draw:frame draw:style-name="fr2" draw:name="Object479" text:anchor-type="as-char" svg:y="-0.1484in" svg:width="0.3898in" svg:height="0.1846in" draw:z-index="508"><draw:object xlink:href="./Object 479" xlink:type="simple" xlink:show="embed" xlink:actuate="onLoad"/><draw:image xlink:href="./ObjectReplacements/Object 479" xlink:type="simple" xlink:show="embed" xlink:actuate="onLoad"/><svg:desc>formula</svg:desc></draw:frame></text:span></text:span><text:span text:style-name="MathematicaFormatStandardForm"><text:span text:style-name="T373">when </text:span></text:span><text:span text:style-name="MathematicaFormatStandardForm"><text:span text:style-name="T416">n</text:span></text:span><text:span text:style-name="MathematicaFormatStandardForm"><text:span text:style-name="T373"> is divisible by</text:span></text:span><text:span text:style-name="MathematicaFormatStandardForm"><text:span text:style-name="T416"> b</text:span></text:span><text:span text:style-name="MathematicaFormatStandardForm"><text:span text:style-name="T373">.</text:span></text:span></text:p>
      <text:p text:style-name="P257"><text:span text:style-name="MathematicaFormatStandardForm"><text:span text:style-name="T373"><text:tab/>A moment's thought should make clear that</text:span></text:span><text:span text:style-name="MathematicaFormatStandardForm"><text:span text:style-name="T108"><draw:frame draw:style-name="fr2" draw:name="Object480" text:anchor-type="as-char" svg:y="-0.1484in" svg:width="0.5417in" svg:height="0.1909in" draw:z-index="509"><draw:object xlink:href="./Object 480" xlink:type="simple" xlink:show="embed" xlink:actuate="onLoad"/><draw:image xlink:href="./ObjectReplacements/Object 480" xlink:type="simple" xlink:show="embed" xlink:actuate="onLoad"/><svg:desc>formula</svg:desc></draw:frame></text:span></text:span><text:span text:style-name="MathematicaFormatStandardForm"><text:span text:style-name="T373">is, in fact,</text:span></text:span><text:span text:style-name="MathematicaFormatStandardForm"><text:span text:style-name="T108"><draw:frame draw:style-name="fr2" draw:name="Object481" text:anchor-type="as-char" svg:y="-0.172in" svg:width="0.5764in" svg:height="0.2146in" draw:z-index="510"><draw:object xlink:href="./Object 481" xlink:type="simple" xlink:show="embed" xlink:actuate="onLoad"/><draw:image xlink:href="./ObjectReplacements/Object 481" xlink:type="simple" xlink:show="embed" xlink:actuate="onLoad"/><svg:desc>formula</svg:desc></draw:frame></text:span></text:span><text:span text:style-name="MathematicaFormatStandardForm"><text:span text:style-name="T108">, </text:span></text:span><text:span text:style-name="MathematicaFormatStandardForm"><text:span text:style-name="T373">which suggests</text:span></text:span><text:span text:style-name="MathematicaFormatStandardForm"><text:span text:style-name="T108"><draw:frame draw:style-name="fr2" draw:name="Object482" text:anchor-type="as-char" svg:y="-0.1484in" svg:width="0.5402in" svg:height="0.1909in" draw:z-index="511"><draw:object xlink:href="./Object 482" xlink:type="simple" xlink:show="embed" xlink:actuate="onLoad"/><draw:image xlink:href="./ObjectReplacements/Object 482" xlink:type="simple" xlink:show="embed" xlink:actuate="onLoad"/><svg:desc>formula</svg:desc></draw:frame></text:span></text:span><text:span text:style-name="MathematicaFormatStandardForm"><text:span text:style-name="T373">might let us generalize</text:span></text:span><text:span text:style-name="MathematicaFormatStandardForm"><text:span text:style-name="T108"><draw:frame draw:style-name="fr2" draw:name="Object483" text:anchor-type="as-char" svg:y="-0.1484in" svg:width="0.4898in" svg:height="0.2098in" draw:z-index="512"><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108">. <text:s/></text:span></text:span><text:span text:style-name="MathematicaFormatStandardForm"><text:span text:style-name="T373">Add a second parameter to give us</text:span></text:span><text:span text:style-name="MathematicaFormatStandardForm"><text:span text:style-name="T108"><draw:frame draw:style-name="fr2" draw:name="Object484" text:anchor-type="as-char" svg:y="-0.1484in" svg:width="0.5925in" svg:height="0.2098in" draw:z-index="513"><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373">, where </text:span></text:span><text:span text:style-name="MathematicaFormatStandardForm"><text:span text:style-name="T416">b</text:span></text:span><text:span text:style-name="MathematicaFormatStandardForm"><text:span text:style-name="T373"> was 2 for our previous definition, and we have</text:span></text:span></text:p>
      <text:p text:style-name="P319"><text:span text:style-name="MathematicaFormatStandardForm"><text:span text:style-name="T107"/></text:span></text:p>
      <text:p text:style-name="P319"><text:span text:style-name="MathematicaFormatStandardForm"><text:span text:style-name="T107"><draw:frame draw:style-name="fr2" draw:name="Object455" text:anchor-type="as-char" svg:y="-0.2807in" svg:width="2.0862in" svg:height="0.4484in" draw:z-index="514"><draw:object xlink:href="./Object 455" xlink:type="simple" xlink:show="embed" xlink:actuate="onLoad"/><draw:image xlink:href="./ObjectReplacements/Object 455" xlink:type="simple" xlink:show="embed" xlink:actuate="onLoad"/></draw:frame></text:span></text:span><text:span text:style-name="MathematicaFormatStandardForm"><text:span text:style-name="T107"> </text:span></text:span><text:span text:style-name="MathematicaFormatStandardForm"><text:span text:style-name="T366">with </text:span></text:span><text:span text:style-name="MathematicaFormatStandardForm"><text:span text:style-name="T107"><draw:frame draw:style-name="fr2" draw:name="Object456" text:anchor-type="as-char" svg:y="-0.1484in" svg:width="0.7874in" svg:height="0.2098in" draw:z-index="515"><draw:object xlink:href="./Object 456" xlink:type="simple" xlink:show="embed" xlink:actuate="onLoad"/><draw:image xlink:href="./ObjectReplacements/Object 456" xlink:type="simple" xlink:show="embed" xlink:actuate="onLoad"/></draw:frame></text:span></text:span></text:p>
      <text:p text:style-name="P319"><text:span text:style-name="MathematicaFormatStandardForm"><text:span text:style-name="T107"/></text:span></text:p>
      <text:p text:style-name="P258"><text:span text:style-name="MathematicaFormatStandardForm"><text:span text:style-name="T374"><text:tab/>In previous sections, we expressed</text:span></text:span><text:span text:style-name="MathematicaFormatStandardForm"><text:span text:style-name="T108"><draw:frame draw:style-name="fr2" draw:name="Object485" text:anchor-type="as-char" svg:y="-0.1484in" svg:width="0.4898in" svg:height="0.2098in" draw:z-index="516"><draw:object xlink:href="./Object 485" xlink:type="simple" xlink:show="embed" xlink:actuate="onLoad"/><draw:image xlink:href="./ObjectReplacements/Object 485" xlink:type="simple" xlink:show="embed" xlink:actuate="onLoad"/><svg:desc>formula</svg:desc></draw:frame></text:span></text:span><text:span text:style-name="MathematicaFormatStandardForm"><text:span text:style-name="T374">and</text:span></text:span><text:span text:style-name="MathematicaFormatStandardForm"><text:span text:style-name="T108"><draw:frame draw:style-name="fr2" draw:name="Object486" text:anchor-type="as-char" svg:y="-0.1484in" svg:width="0.5035in" svg:height="0.2098in" draw:z-index="517"><draw:object xlink:href="./Object 486" xlink:type="simple" xlink:show="embed" xlink:actuate="onLoad"/><draw:image xlink:href="./ObjectReplacements/Object 486" xlink:type="simple" xlink:show="embed" xlink:actuate="onLoad"/><svg:desc>formula</svg:desc></draw:frame></text:span></text:span><text:span text:style-name="MathematicaFormatStandardForm"><text:span text:style-name="T374">in terms of each other. <text:s/>We can do likewise with this new generalization, giving us</text:span></text:span></text:p>
      <text:p text:style-name="P258"><text:span text:style-name="MathematicaFormatStandardForm"><text:span text:style-name="T374"/></text:span></text:p>
      <text:p text:style-name="P325"><text:span text:style-name="MathematicaFormatStandardForm"><text:span text:style-name="T107"><draw:frame draw:style-name="fr2" draw:name="Object487" text:anchor-type="as-char" svg:y="-0.2807in" svg:width="2.2382in" svg:height="0.4535in" draw:z-index="518"><draw:object xlink:href="./Object 487" xlink:type="simple" xlink:show="embed" xlink:actuate="onLoad"/><draw:image xlink:href="./ObjectReplacements/Object 487" xlink:type="simple" xlink:show="embed" xlink:actuate="onLoad"/><svg:desc>formula</svg:desc></draw:frame></text:span></text:span></text:p>
      <text:p text:style-name="P258"><text:span text:style-name="MathematicaFormatStandardForm"><text:span text:style-name="T374">and</text:span></text:span></text:p>
      <text:p text:style-name="P326"><text:span text:style-name="MathematicaFormatStandardForm"><text:span text:style-name="T107"><draw:frame draw:style-name="fr2" draw:name="Object488" text:anchor-type="as-char" svg:y="-0.2953in" svg:width="2.3138in" svg:height="0.4681in" draw:z-index="519"><draw:object xlink:href="./Object 488" xlink:type="simple" xlink:show="embed" xlink:actuate="onLoad"/><draw:image xlink:href="./ObjectReplacements/Object 488" xlink:type="simple" xlink:show="embed" xlink:actuate="onLoad"/></draw:frame></text:span></text:span></text:p>
      <text:p text:style-name="P326"><text:span text:style-name="MathematicaFormatStandardForm"><text:span text:style-name="T108"/></text:span></text:p>
      <text:p text:style-name="P341"><text:soft-page-break/><text:span text:style-name="MathematicaFormatStandardForm"><text:span text:style-name="T108"><text:tab/></text:span></text:span><text:span text:style-name="MathematicaFormatStandardForm"><text:span text:style-name="T375">As a </text:span></text:span><text:span text:style-name="MathematicaFormatStandardForm"><text:span text:style-name="T377">quick</text:span></text:span><text:span text:style-name="MathematicaFormatStandardForm"><text:span text:style-name="T375"> aside,</text:span></text:span><text:span text:style-name="MathematicaFormatStandardForm"><text:span text:style-name="T108"><draw:frame draw:style-name="fr2" draw:name="Object489" text:anchor-type="as-char" svg:y="-0.1484in" svg:width="0.5402in" svg:height="0.1909in" draw:z-index="520"><draw:object xlink:href="./Object 489" xlink:type="simple" xlink:show="embed" xlink:actuate="onLoad"/><draw:image xlink:href="./ObjectReplacements/Object 489" xlink:type="simple" xlink:show="embed" xlink:actuate="onLoad"/></draw:frame></text:span></text:span><text:span text:style-name="MathematicaFormatStandardForm"><text:span text:style-name="T375">is interesting in its own right. <text:s/>It provides one method for finding intermediary </text:span></text:span><text:span text:style-name="MathematicaFormatStandardForm"><text:span text:style-name="T377">sums</text:span></text:span><text:span text:style-name="MathematicaFormatStandardForm"><text:span text:style-name="T375"> between alternating sums and non-alternating sums.</text:span></text:span></text:p>
      <text:p text:style-name="P341"><text:span text:style-name="MathematicaFormatStandardForm"><text:span text:style-name="T375"><text:tab/>For example, it is well known that</text:span></text:span><text:span text:style-name="MathematicaFormatStandardForm"><text:span text:style-name="T108"><draw:frame draw:style-name="fr2" draw:name="Object490" text:anchor-type="as-char" svg:y="-0.2744in" svg:width="0.8264in" svg:height="0.4429in" draw:z-index="521"><draw:object xlink:href="./Object 490" xlink:type="simple" xlink:show="embed" xlink:actuate="onLoad"/><draw:image xlink:href="./ObjectReplacements/Object 490" xlink:type="simple" xlink:show="embed" xlink:actuate="onLoad"/><svg:desc>formula</svg:desc></draw:frame></text:span></text:span><text:span text:style-name="MathematicaFormatStandardForm"><text:span text:style-name="T377">converges to log 2</text:span></text:span><text:span text:style-name="MathematicaFormatStandardForm"><text:span text:style-name="T108">, </text:span></text:span><text:span text:style-name="MathematicaFormatStandardForm"><text:span text:style-name="T375">while</text:span></text:span><text:span text:style-name="MathematicaFormatStandardForm"><text:span text:style-name="T108"><draw:frame draw:style-name="fr2" draw:name="Object491" text:anchor-type="as-char" svg:y="-0.2445in" svg:width="0.4256in" svg:height="0.4134in" draw:z-index="522"><draw:object xlink:href="./Object 491" xlink:type="simple" xlink:show="embed" xlink:actuate="onLoad"/><draw:image xlink:href="./ObjectReplacements/Object 491" xlink:type="simple" xlink:show="embed" xlink:actuate="onLoad"/><svg:desc>formula</svg:desc></draw:frame></text:span></text:span><text:span text:style-name="MathematicaFormatStandardForm"><text:span text:style-name="T108">, </text:span></text:span><text:span text:style-name="MathematicaFormatStandardForm"><text:span text:style-name="T375">the harmonic series, doesn't converge </text:span></text:span><text:span text:style-name="MathematicaFormatStandardForm"><text:span text:style-name="T377">at all</text:span></text:span><text:span text:style-name="MathematicaFormatStandardForm"><text:span text:style-name="T375">. <text:s/>Using</text:span></text:span><text:span text:style-name="MathematicaFormatStandardForm"><text:span text:style-name="T108"><draw:frame draw:style-name="fr2" draw:name="Object492" text:anchor-type="as-char" svg:y="-0.1484in" svg:width="0.5402in" svg:height="0.1909in" draw:z-index="523"><draw:object xlink:href="./Object 492" xlink:type="simple" xlink:show="embed" xlink:actuate="onLoad"/><draw:image xlink:href="./ObjectReplacements/Object 492" xlink:type="simple" xlink:show="embed" xlink:actuate="onLoad"/><svg:desc>formula</svg:desc></draw:frame></text:span></text:span><text:span text:style-name="MathematicaFormatStandardForm"><text:span text:style-name="T376">provides the intermediary values between these two series,</text:span></text:span><text:span text:style-name="MathematicaFormatStandardForm"><text:span text:style-name="T108"><draw:frame draw:style-name="fr2" draw:name="Object493" text:anchor-type="as-char" svg:y="-0.2508in" svg:width="1.2563in" svg:height="0.4193in" draw:z-index="524"><draw:object xlink:href="./Object 493" xlink:type="simple" xlink:show="embed" xlink:actuate="onLoad"/><draw:image xlink:href="./ObjectReplacements/Object 493" xlink:type="simple" xlink:show="embed" xlink:actuate="onLoad"/><svg:desc>formula</svg:desc></draw:frame></text:span></text:span><text:span text:style-name="MathematicaFormatStandardForm"><text:span text:style-name="T108">.</text:span></text:span></text:p>
      <text:p text:style-name="P259"><text:span text:style-name="MathematicaFormatStandardForm"><text:span text:style-name="T373"><text:tab/></text:span></text:span><text:span text:style-name="MathematicaFormatStandardForm"><text:span text:style-name="T376">This immediately suggests the limit</text:span></text:span><text:span text:style-name="MathematicaFormatStandardForm"><text:span text:style-name="T108"><draw:frame draw:style-name="fr2" draw:name="Object494" text:anchor-type="as-char" svg:y="-0.1484in" svg:width="1.4453in" svg:height="0.2953in" draw:z-index="525"><draw:object xlink:href="./Object 494" xlink:type="simple" xlink:show="embed" xlink:actuate="onLoad"/><draw:image xlink:href="./ObjectReplacements/Object 494" xlink:type="simple" xlink:show="embed" xlink:actuate="onLoad"/><svg:desc>formula</svg:desc></draw:frame></text:span></text:span><text:span text:style-name="MathematicaFormatStandardForm"><text:span text:style-name="T108">, </text:span></text:span><text:span text:style-name="MathematicaFormatStandardForm"><text:span text:style-name="T376">where</text:span></text:span><text:span text:style-name="MathematicaFormatStandardForm"><text:span text:style-name="T108"><draw:frame draw:style-name="fr2" draw:name="Object495" text:anchor-type="as-char" svg:y="-0.1484in" svg:width="0.289in" svg:height="0.2098in" draw:z-index="526"><draw:object xlink:href="./Object 495" xlink:type="simple" xlink:show="embed" xlink:actuate="onLoad"/><draw:image xlink:href="./ObjectReplacements/Object 495" xlink:type="simple" xlink:show="embed" xlink:actuate="onLoad"/><svg:desc>formula</svg:desc></draw:frame></text:span></text:span><text:span text:style-name="MathematicaFormatStandardForm"><text:span text:style-name="T376">are the harmonic numbers.</text:span></text:span></text:p>
      <text:p text:style-name="P259"><text:span text:style-name="MathematicaFormatStandardForm"><text:span text:style-name="T376"><text:tab/></text:span></text:span></text:p>
      <text:p text:style-name="P257"><text:span text:style-name="MathematicaFormatStandardForm"><text:span text:style-name="T373"><text:tab/></text:span></text:span></text:p>
      <text:p text:style-name="P572"/>
      <text:p text:style-name="P191"/>
      <text:p text:style-name="P370"><text:span text:style-name="ATitleMid"><text:span text:style-name="T756">7-6: Extending E to Reals &gt; 1 for </text:span></text:span><text:span text:style-name="ATitleMid"><text:span text:style-name="T106">b</text:span></text:span></text:p>
      <text:p text:style-name="P370"><text:span text:style-name="ATitleMid"/></text:p>
      <text:p text:style-name="P260"><text:span text:style-name="MathematicaFormatStandardForm"><text:span text:style-name="T376"><text:tab/></text:span></text:span><text:span text:style-name="MathematicaFormatStandardForm"><text:span text:style-name="T378">In the previous section, we extended</text:span></text:span><text:span text:style-name="MathematicaFormatStandardForm"><text:span text:style-name="T108"><draw:frame draw:style-name="fr2" draw:name="Object497" text:anchor-type="as-char" svg:y="-0.1484in" svg:width="0.4898in" svg:height="0.2098in" draw:z-index="527"><draw:object xlink:href="./Object 497" xlink:type="simple" xlink:show="embed" xlink:actuate="onLoad"/><draw:image xlink:href="./ObjectReplacements/Object 497" xlink:type="simple" xlink:show="embed" xlink:actuate="onLoad"/><svg:desc>formula</svg:desc></draw:frame></text:span></text:span><text:span text:style-name="MathematicaFormatStandardForm"><text:span text:style-name="T378">from the special case where </text:span></text:span><text:span text:style-name="MathematicaFormatStandardForm"><text:span text:style-name="T417">b=2</text:span></text:span><text:span text:style-name="MathematicaFormatStandardForm"><text:span text:style-name="T378"> to a more general identity for </text:span></text:span><text:span text:style-name="MathematicaFormatStandardForm"><text:span text:style-name="T417">b </text:span></text:span><text:span text:style-name="MathematicaFormatStandardForm"><text:span text:style-name="T378">a positive integer greater than 1. <text:s/>Is there some way to extend to even more values of </text:span></text:span><text:span text:style-name="MathematicaFormatStandardForm"><text:span text:style-name="T417">b</text:span></text:span><text:span text:style-name="MathematicaFormatStandardForm"><text:span text:style-name="T378">?</text:span></text:span></text:p>
      <text:p text:style-name="P280"><text:span text:style-name="MathematicaFormatStandardForm"><text:span text:style-name="T378"><text:tab/>Back in section 7-2, when connecting</text:span></text:span><text:span text:style-name="MathematicaFormatStandardForm"><text:span text:style-name="T108"><draw:frame draw:style-name="fr2" draw:name="Object498" text:anchor-type="as-char" svg:y="-0.1484in" svg:width="0.4854in" svg:height="0.2098in" draw:z-index="528"><draw:object xlink:href="./Object 498" xlink:type="simple" xlink:show="embed" xlink:actuate="onLoad"/><draw:image xlink:href="./ObjectReplacements/Object 498" xlink:type="simple" xlink:show="embed" xlink:actuate="onLoad"/><svg:desc>formula</svg:desc></draw:frame></text:span></text:span><text:span text:style-name="MathematicaFormatStandardForm"><text:span text:style-name="T378">to</text:span></text:span><text:span text:style-name="MathematicaFormatStandardForm"><text:span text:style-name="T108"><draw:frame draw:style-name="fr2" draw:name="Object499" text:anchor-type="as-char" svg:y="-0.1484in" svg:width="0.4992in" svg:height="0.2098in" draw:z-index="531"><draw:object xlink:href="./Object 499" xlink:type="simple" xlink:show="embed" xlink:actuate="onLoad"/><draw:image xlink:href="./ObjectReplacements/Object 499" xlink:type="simple" xlink:show="embed" xlink:actuate="onLoad"/><svg:desc>formula</svg:desc></draw:frame></text:span></text:span><text:span text:style-name="MathematicaFormatStandardForm"><text:span text:style-name="T108">, </text:span></text:span><text:span text:style-name="MathematicaFormatStandardForm"><text:span text:style-name="T378">we noticed in passing that</text:span></text:span><text:span text:style-name="MathematicaFormatStandardForm"><text:span text:style-name="T138"><draw:frame draw:style-name="fr2" draw:name="Object496" text:anchor-type="as-char" svg:y="-0.4047in" svg:width="1.9402in" svg:height="0.5728in" draw:z-index="532"><draw:object xlink:href="./Object 496" xlink:type="simple" xlink:show="embed" xlink:actuate="onLoad"/><draw:image xlink:href="./ObjectReplacements/Object 496" xlink:type="simple" xlink:show="embed" xlink:actuate="onLoad"/></draw:frame></text:span></text:span></text:p>
      <text:p text:style-name="P280"><text:span text:style-name="MathematicaFormatStandardForm"><text:span text:style-name="T378"/></text:span></text:p>
      <text:p text:style-name="P260"><text:span text:style-name="MathematicaFormatStandardForm"><text:span text:style-name="T378"><text:tab/>We might wonder what would happen if we replaced 2 here with some real valued variable </text:span></text:span><text:span text:style-name="MathematicaFormatStandardForm"><text:span text:style-name="T417">b </text:span></text:span><text:span text:style-name="MathematicaFormatStandardForm"><text:span text:style-name="T378">greater than 1, as</text:span></text:span></text:p>
      <text:p text:style-name="P280"><text:span text:style-name="MathematicaFormatStandardForm"><text:span text:style-name="T138"><draw:frame draw:style-name="fr2" draw:name="Object500" text:anchor-type="as-char" svg:y="-0.4047in" svg:width="2.0252in" svg:height="0.5728in" draw:z-index="533"><draw:object xlink:href="./Object 500" xlink:type="simple" xlink:show="embed" xlink:actuate="onLoad"/><draw:image xlink:href="./ObjectReplacements/Object 500" xlink:type="simple" xlink:show="embed" xlink:actuate="onLoad"/></draw:frame></text:span></text:span></text:p>
      <text:p text:style-name="P280"><text:span text:style-name="MathematicaFormatStandardForm"><text:span text:style-name="T138"/></text:span></text:p>
      <text:p text:style-name="P260"><text:span text:style-name="MathematicaFormatStandardForm"><text:span text:style-name="T378"><text:tab/>Though we won't show it here, our identities from section 7-4, expressing</text:span></text:span><text:span text:style-name="MathematicaFormatStandardForm"><text:span text:style-name="T108"><draw:frame draw:style-name="fr2" draw:name="Object501" text:anchor-type="as-char" svg:y="-0.1484in" svg:width="0.5925in" svg:height="0.2098in" draw:z-index="534"><draw:object xlink:href="./Object 501" xlink:type="simple" xlink:show="embed" xlink:actuate="onLoad"/><draw:image xlink:href="./ObjectReplacements/Object 501" xlink:type="simple" xlink:show="embed" xlink:actuate="onLoad"/><svg:desc>formula</svg:desc></draw:frame></text:span></text:span><text:span text:style-name="MathematicaFormatStandardForm"><text:span text:style-name="T378">and</text:span></text:span><text:span text:style-name="MathematicaFormatStandardForm"><text:span text:style-name="T108"><draw:frame draw:style-name="fr2" draw:name="Object502" text:anchor-type="as-char" svg:y="-0.1484in" svg:width="0.5035in" svg:height="0.2098in" draw:z-index="535"><draw:object xlink:href="./Object 502" xlink:type="simple" xlink:show="embed" xlink:actuate="onLoad"/><draw:image xlink:href="./ObjectReplacements/Object 502" xlink:type="simple" xlink:show="embed" xlink:actuate="onLoad"/><svg:desc>formula</svg:desc></draw:frame></text:span></text:span><text:span text:style-name="MathematicaFormatStandardForm"><text:span text:style-name="T378">in terms of each other, hold for this definition of</text:span></text:span><text:span text:style-name="MathematicaFormatStandardForm"><text:span text:style-name="T108"><draw:frame draw:style-name="fr2" draw:name="Object503" text:anchor-type="as-char" svg:y="-0.1484in" svg:width="0.5717in" svg:height="0.2098in" draw:z-index="536"><draw:object xlink:href="./Object 503" xlink:type="simple" xlink:show="embed" xlink:actuate="onLoad"/><draw:image xlink:href="./ObjectReplacements/Object 503" xlink:type="simple" xlink:show="embed" xlink:actuate="onLoad"/><svg:desc>formula</svg:desc></draw:frame></text:span></text:span><text:span text:style-name="MathematicaFormatStandardForm"><text:span text:style-name="T108">. <text:s/></text:span></text:span><text:span text:style-name="MathematicaFormatStandardForm"><text:span text:style-name="T378">In fact, we can generalize this equation to give us</text:span></text:span></text:p>
      <text:p text:style-name="P320"><text:span text:style-name="MathematicaFormatStandardForm"><text:span text:style-name="T445"><draw:frame draw:style-name="fr2" draw:name="Object457" text:anchor-type="as-char" svg:y="-0.4047in" svg:width="2.8425in" svg:height="0.5728in" draw:z-index="529"><draw:object xlink:href="./Object 457" xlink:type="simple" xlink:show="embed" xlink:actuate="onLoad"/><draw:image xlink:href="./ObjectReplacements/Object 457" xlink:type="simple" xlink:show="embed" xlink:actuate="onLoad"/><svg:desc>formula</svg:desc></draw:frame></text:span></text:span><text:span text:style-name="MathematicaFormatStandardForm"><text:span text:style-name="T445"> </text:span></text:span><text:span text:style-name="MathematicaFormatStandardForm"><text:span text:style-name="T446">with </text:span></text:span><text:span text:style-name="MathematicaFormatStandardForm"><text:span text:style-name="T445"><draw:frame draw:style-name="fr2" draw:name="Object458" text:anchor-type="as-char" svg:y="-0.1484in" svg:width="0.7874in" svg:height="0.2098in" draw:z-index="530"><draw:object xlink:href="./Object 458" xlink:type="simple" xlink:show="embed" xlink:actuate="onLoad"/><draw:image xlink:href="./ObjectReplacements/Object 458" xlink:type="simple" xlink:show="embed" xlink:actuate="onLoad"/><svg:desc>formula</svg:desc></draw:frame></text:span></text:span></text:p>
      <text:p text:style-name="P556"><text:span text:style-name="ATitleBig"><text:span text:style-name="T756">8</text:span></text:span></text:p>
      <text:p text:style-name="P197"><text:span text:style-name="ATitleBig"/></text:p>
      <text:p text:style-name="P200"><text:span text:style-name="ATitleBig">Extending Linnik's Identity</text:span></text:p>
      <text:p text:style-name="P202"><text:span text:style-name="ATitleBig"><text:span text:style-name="T713">to Sum Primes</text:span></text:span></text:p>
      <text:p text:style-name="P200"/>
      <text:p text:style-name="P200"/>
      <text:p text:style-name="P200"/>
      <text:p text:style-name="P228"><text:span text:style-name="MathematicaFormatStandardForm"><text:span text:style-name="T118"><text:tab/>L</text:span></text:span></text:p>
      <text:p text:style-name="P563"/>
      <text:p text:style-name="P185"/>
      <text:p text:style-name="P165"><text:span text:style-name="ATitleMid"><text:span text:style-name="T756">8-1: </text:span></text:span><text:span text:style-name="ATitleMid">Sums of Primes</text:span></text:p>
      <text:p text:style-name="P56"/>
      <text:p text:style-name="P464"><text:span text:style-name="MathematicaFormatStandardForm"><text:span text:style-name="T632"><text:s/>SumPrimes[n_,a_] := Sum[ Prime[j]^a,{j,PrimePi[n]}]</text:span></text:span></text:p>
      <text:p text:style-name="P56"/>
      <text:p text:style-name="P56"/>
      <text:p text:style-name="P277"><text:span text:style-name="ATitleSmall"><text:span text:style-name="T741">References</text:span></text:span></text:p>
      <text:p text:style-name="P163"/>
      <text:p text:style-name="P243"><text:span text:style-name="MathematicaFormatStandardForm"><text:span text:style-name="T431">- </text:span></text:span><text:span text:style-name="MathematicaFormatStandardForm"><text:span text:style-name="T438">Mathoverflow link?</text:span></text:span></text:p>
      <text:p text:style-name="P243"><text:span text:style-name="MathematicaFormatStandardForm"><text:span text:style-name="T438"/></text:span></text:p>
      <text:p text:style-name="P243"><text:span text:style-name="MathematicaFormatStandardForm"><text:span text:style-name="T438"/></text:span></text:p>
      <text:p text:style-name="P556"><text:span text:style-name="ATitleBig"><text:span text:style-name="T756">9</text:span></text:span></text:p>
      <text:p text:style-name="P203"><text:span text:style-name="ATitleBig"/></text:p>
      <text:p text:style-name="P204"><text:span text:style-name="ATitleBig"><text:span text:style-name="T739">More Divisor / Prime Power Connections</text:span></text:span></text:p>
      <text:p text:style-name="P203"/>
      <text:p text:style-name="P203"/>
      <text:p text:style-name="P203"/>
      <text:p text:style-name="P99"><text:span text:style-name="MathematicaFormatStandardForm"><text:span text:style-name="T458"><text:tab/></text:span></text:span><text:span text:style-name="MathematicaFormatStandardForm"><text:span text:style-name="T540">Some</text:span></text:span><text:span text:style-name="MathematicaFormatStandardForm"><text:span text:style-name="T538"> well-known results about the Moebius</text:span></text:span><text:span text:style-name="MathematicaFormatStandardForm"><text:span text:style-name="T450"><draw:frame draw:style-name="fr2" draw:name="Object357" text:anchor-type="as-char" svg:y="-0.1484in" svg:width="0.4075in" svg:height="0.1909in" draw:z-index="209"><draw:object xlink:href="./Object 357" xlink:type="simple" xlink:show="embed" xlink:actuate="onLoad"/><draw:image xlink:href="./ObjectReplacements/Object 357" xlink:type="simple" xlink:show="embed" xlink:actuate="onLoad"/><svg:desc>formula</svg:desc></draw:frame></text:span></text:span><text:span text:style-name="MathematicaFormatStandardForm"><text:span text:style-name="T538">function </text:span></text:span><text:span text:style-name="MathematicaFormatStandardForm"><text:span text:style-name="T540">(which is</text:span></text:span><text:span text:style-name="MathematicaFormatStandardForm"><text:span text:style-name="T450"><draw:frame draw:style-name="fr2" draw:name="Object364" text:anchor-type="as-char" svg:y="-0.1484in" svg:width="0.5374in" svg:height="0.2098in" draw:z-index="210"><draw:object xlink:href="./Object 364" xlink:type="simple" xlink:show="embed" xlink:actuate="onLoad"/><draw:image xlink:href="./ObjectReplacements/Object 364" xlink:type="simple" xlink:show="embed" xlink:actuate="onLoad"/><svg:desc>formula</svg:desc></draw:frame></text:span></text:span><text:span text:style-name="MathematicaFormatStandardForm"><text:span text:style-name="T540">) </text:span></text:span><text:span text:style-name="MathematicaFormatStandardForm"><text:span text:style-name="T538">and the </text:span></text:span><text:span text:style-name="MathematicaFormatStandardForm"><text:span text:style-name="T550">v</text:span></text:span><text:span text:style-name="MathematicaFormatStandardForm"><text:span text:style-name="T538">on Mangoldt </text:span></text:span><text:span text:style-name="MathematicaFormatStandardForm"><text:span text:style-name="T450"><draw:frame draw:style-name="fr2" draw:name="Object356" text:anchor-type="as-char" svg:y="-0.1484in" svg:width="0.4335in" svg:height="0.1909in" draw:z-index="211"><draw:object xlink:href="./Object 356" xlink:type="simple" xlink:show="embed" xlink:actuate="onLoad"/><draw:image xlink:href="./ObjectReplacements/Object 356" xlink:type="simple" xlink:show="embed" xlink:actuate="onLoad"/><svg:desc>formula</svg:desc></draw:frame></text:span></text:span><text:span text:style-name="MathematicaFormatStandardForm"><text:span text:style-name="T538">function have analogues with</text:span></text:span><text:span text:style-name="MathematicaFormatStandardForm"><text:span text:style-name="T450"><draw:frame draw:style-name="fr2" draw:name="Object103" text:anchor-type="as-char" svg:y="-0.1484in" svg:width="0.4071in" svg:height="0.1909in" draw:z-index="212"><draw:object xlink:href="./Object 102" xlink:type="simple" xlink:show="embed" xlink:actuate="onLoad"/><draw:image xlink:href="./ObjectReplacements/Object 102" xlink:type="simple" xlink:show="embed" xlink:actuate="onLoad"/><svg:desc>formula</svg:desc></draw:frame></text:span></text:span><text:span text:style-name="MathematicaFormatStandardForm"><text:span text:style-name="T538">. <text:s/></text:span></text:span><text:span text:style-name="MathematicaFormatStandardForm"><text:span text:style-name="T540">But f</text:span></text:span><text:span text:style-name="MathematicaFormatStandardForm"><text:span text:style-name="T539">irst, as a</text:span></text:span><text:span text:style-name="MathematicaFormatStandardForm"><text:span text:style-name="T540">n identity </text:span></text:span><text:span text:style-name="MathematicaFormatStandardForm"><text:span text:style-name="T539">cheat sheet,</text:span></text:span></text:p>
      <text:p text:style-name="P99"><text:span text:style-name="MathematicaFormatStandardForm"><text:span text:style-name="T539"/></text:span></text:p>
      <text:p text:style-name="P99"><text:span text:style-name="MathematicaFormatStandardForm"><text:span text:style-name="T539"/></text:span></text:p>
      <text:p text:style-name="P70"><text:span text:style-name="MathematicaFormatStandardForm"><text:span text:style-name="T450"><draw:frame draw:style-name="fr2" draw:name="Object361" text:anchor-type="as-char" svg:y="-0.2953in" svg:width="4.5209in" svg:height="0.478in" draw:z-index="213"><draw:object xlink:href="./Object 361" xlink:type="simple" xlink:show="embed" xlink:actuate="onLoad"/><draw:image xlink:href="./ObjectReplacements/Object 361" xlink:type="simple" xlink:show="embed" xlink:actuate="onLoad"/><svg:desc>formula</svg:desc></draw:frame></text:span></text:span></text:p>
      <text:p text:style-name="P77"><text:span text:style-name="MathematicaFormatStandardForm"><text:span text:style-name="T450"><draw:frame draw:style-name="fr2" draw:name="Object362" text:anchor-type="as-char" svg:y="-0.2807in" svg:width="2.0917in" svg:height="0.4484in" draw:z-index="214"><draw:object xlink:href="./Object 362" xlink:type="simple" xlink:show="embed" xlink:actuate="onLoad"/><draw:image xlink:href="./ObjectReplacements/Object 362" xlink:type="simple" xlink:show="embed" xlink:actuate="onLoad"/><svg:desc>formula</svg:desc></draw:frame></text:span></text:span></text:p>
      <text:p text:style-name="P77"><text:span text:style-name="MathematicaFormatStandardForm"><text:span text:style-name="T450"><draw:frame draw:style-name="fr2" draw:name="Object360" text:anchor-type="as-char" svg:y="-0.2953in" svg:width="2.252in" svg:height="0.4634in" draw:z-index="491"><draw:object xlink:href="./Object 360" xlink:type="simple" xlink:show="embed" xlink:actuate="onLoad"/><draw:image xlink:href="./ObjectReplacements/Object 360" xlink:type="simple" xlink:show="embed" xlink:actuate="onLoad"/></draw:frame></text:span></text:span></text:p>
      <text:p text:style-name="P77"><text:span text:style-name="MathematicaFormatStandardForm"><text:span text:style-name="T450"><draw:frame draw:style-name="fr2" draw:name="Object359" text:anchor-type="as-char" svg:y="-0.2953in" svg:width="3.6744in" svg:height="0.4634in" draw:z-index="492"><draw:object xlink:href="./Object 359" xlink:type="simple" xlink:show="embed" xlink:actuate="onLoad"/><draw:image xlink:href="./ObjectReplacements/Object 359" xlink:type="simple" xlink:show="embed" xlink:actuate="onLoad"/></draw:frame></text:span></text:span></text:p>
      <text:p text:style-name="P77"><text:span text:style-name="MathematicaFormatStandardForm"><text:span text:style-name="T450"><draw:frame draw:style-name="fr2" draw:name="Object358" text:anchor-type="as-char" svg:y="-0.2929in" svg:width="3.1902in" svg:height="0.4425in" draw:z-index="215"><draw:object xlink:href="./Object 358" xlink:type="simple" xlink:show="embed" xlink:actuate="onLoad"/><draw:image xlink:href="./ObjectReplacements/Object 358" xlink:type="simple" xlink:show="embed" xlink:actuate="onLoad"/></draw:frame></text:span></text:span></text:p>
      <text:p text:style-name="P70"><text:span text:style-name="MathematicaFormatStandardForm"><text:span text:style-name="T450"/></text:span></text:p>
      <text:p text:style-name="P71"><text:span text:style-name="MathematicaFormatStandardForm"><text:span text:style-name="T450"><draw:frame draw:style-name="fr2" draw:name="Object363" text:anchor-type="as-char" svg:y="-0.2807in" svg:width="5.3402in" svg:height="0.4484in" draw:z-index="216"><draw:object xlink:href="./Object 363" xlink:type="simple" xlink:show="embed" xlink:actuate="onLoad"/><draw:image xlink:href="./ObjectReplacements/Object 363" xlink:type="simple" xlink:show="embed" xlink:actuate="onLoad"/><svg:desc>formula</svg:desc></draw:frame></text:span></text:span></text:p>
      <text:p text:style-name="P71"><text:span text:style-name="MathematicaFormatStandardForm"><text:span text:style-name="T450"/></text:span></text:p>
      <text:p text:style-name="P99"><text:span text:style-name="MathematicaFormatStandardForm"><text:span text:style-name="T589"/></text:span></text:p>
      <text:p text:style-name="P99"><text:span text:style-name="MathematicaFormatStandardForm"><text:span text:style-name="T589"/></text:span></text:p>
      <text:p text:style-name="P99"><text:span text:style-name="MathematicaFormatStandardForm"><text:span text:style-name="T589"/></text:span></text:p>
      <text:p text:style-name="P99"><text:span text:style-name="MathematicaFormatStandardForm"><text:span text:style-name="T589"><text:tab/></text:span></text:span><text:span text:style-name="MathematicaFormatStandardForm"><text:span text:style-name="T590">It's well known that</text:span></text:span><text:span text:style-name="MathematicaFormatStandardForm"><text:span text:style-name="T450"><draw:frame draw:style-name="fr2" draw:name="Object365" text:anchor-type="as-char" svg:y="-0.1701in" svg:width="0.8484in" svg:height="0.3417in" draw:z-index="217"><draw:object xlink:href="./Object 365" xlink:type="simple" xlink:show="embed" xlink:actuate="onLoad"/><draw:image xlink:href="./ObjectReplacements/Object 365" xlink:type="simple" xlink:show="embed" xlink:actuate="onLoad"/><svg:desc>formula</svg:desc></draw:frame></text:span></text:span><text:span text:style-name="MathematicaFormatStandardForm"><text:span text:style-name="T540">unless </text:span></text:span><text:span text:style-name="MathematicaFormatStandardForm"><text:span text:style-name="T585">n</text:span></text:span><text:span text:style-name="MathematicaFormatStandardForm"><text:span text:style-name="T540"> is 1, </text:span></text:span><text:span text:style-name="MathematicaFormatStandardForm"><text:span text:style-name="T541">where</text:span></text:span><text:span text:style-name="MathematicaFormatStandardForm"><text:span text:style-name="T540"> it</text:span></text:span><text:span text:style-name="MathematicaFormatStandardForm"><text:span text:style-name="T541">'</text:span></text:span><text:span text:style-name="MathematicaFormatStandardForm"><text:span text:style-name="T540">s one. <text:s/></text:span></text:span><text:span text:style-name="MathematicaFormatStandardForm"><text:span text:style-name="T541">A</text:span></text:span><text:span text:style-name="MathematicaFormatStandardForm"><text:span text:style-name="T540">lso well known </text:span></text:span><text:span text:style-name="MathematicaFormatStandardForm"><text:span text:style-name="T541">is</text:span></text:span><text:span text:style-name="MathematicaFormatStandardForm"><text:span text:style-name="T450"><draw:frame draw:style-name="fr2" draw:name="Object366" text:anchor-type="as-char" svg:y="-0.2445in" svg:width="1.4953in" svg:height="0.4161in" draw:z-index="218"><draw:object xlink:href="./Object 366" xlink:type="simple" xlink:show="embed" xlink:actuate="onLoad"/><draw:image xlink:href="./ObjectReplacements/Object 366" xlink:type="simple" xlink:show="embed" xlink:actuate="onLoad"/><svg:desc>formula</svg:desc></draw:frame></text:span></text:span><text:span text:style-name="MathematicaFormatStandardForm"><text:span text:style-name="T450">. <text:s/></text:span></text:span><text:span text:style-name="MathematicaFormatStandardForm"><text:span text:style-name="T540">Keeping in mind</text:span></text:span><text:span text:style-name="MathematicaFormatStandardForm"><text:span text:style-name="T450"><draw:frame draw:style-name="fr2" draw:name="Object368" text:anchor-type="as-char" svg:y="-0.1484in" svg:width="1.0008in" svg:height="0.2098in" draw:z-index="219"><draw:object xlink:href="./Object 368" xlink:type="simple" xlink:show="embed" xlink:actuate="onLoad"/><draw:image xlink:href="./ObjectReplacements/Object 368" xlink:type="simple" xlink:show="embed" xlink:actuate="onLoad"/><svg:desc>formula</svg:desc></draw:frame></text:span></text:span><text:span text:style-name="MathematicaFormatStandardForm"><text:span text:style-name="T540">, here we have the analogous</text:span></text:span></text:p>
      <text:p text:style-name="P99"><text:span text:style-name="MathematicaFormatStandardForm"><text:span text:style-name="T540"/></text:span></text:p>
      <text:p text:style-name="P413"><text:span text:style-name="MathematicaFormatStandardForm"><text:span text:style-name="T20"><draw:frame draw:style-name="fr2" draw:name="Object367" text:anchor-type="as-char" svg:y="-0.2445in" svg:width="2.5091in" svg:height="0.4161in" draw:z-index="220"><draw:object xlink:href="./Object 367" xlink:type="simple" xlink:show="embed" xlink:actuate="onLoad"/><draw:image xlink:href="./ObjectReplacements/Object 367" xlink:type="simple" xlink:show="embed" xlink:actuate="onLoad"/></draw:frame></text:span></text:span></text:p>
      <text:p text:style-name="P413"><text:span text:style-name="MathematicaFormatStandardForm"><text:span text:style-name="T20"/></text:span></text:p>
      <text:p text:style-name="P400"><text:span text:style-name="Primes">PrimeK[ n_ ] := If[ n </text:span><text:span text:style-name="Primes"><text:span text:style-name="T752">== </text:span></text:span><text:span text:style-name="Primes">1, 0, FullSimplify[ MangoldtLambda[ n ] / Log[ n ]]]</text:span></text:p>
      <text:p text:style-name="P489"><text:span text:style-name="D1">d[ n_, z_ ] := Product[ Pochhammer[ z, a = p[[ 2 ]]] / a!, { p, FI[ n ]}];FI[ n_ ] := FactorInteger[ n ]; FI[ 1 ] := {}</text:span></text:p>
      <text:p text:style-name="P495"><text:span text:style-name="Misc_20_Function_20_2">dlimit[ n_, x_ ] := Round[ N[( </text:span><text:span text:style-name="Misc_20_Function_20_2"><text:span text:style-name="T752">1 / x (</text:span></text:span><text:span text:style-name="Misc_20_Function_20_2">Sum[ </text:span><text:span text:style-name="D1">d[ j, -1 + x ]</text:span><text:span text:style-name="Misc_20_Function_20_2">, { j, Divisors[ n ]}] </text:span><text:span text:style-name="D1">- d[ n, 0 ] </text:span><text:span text:style-name="D1"><text:span text:style-name="T752">)</text:span></text:span><text:span text:style-name="Misc_20_Function_20_2">)],.0000001]</text:span></text:p>
      <text:p text:style-name="P489"><text:span text:style-name="Table">Table[{ n, </text:span><text:span text:style-name="Misc_20_Function_20_2">dlimit[ n, 10^( -120 ) ]</text:span><text:span text:style-name="Table">, N[ </text:span><text:span text:style-name="Primes">PrimeK[ n ]</text:span><text:span text:style-name="Table">]}, { n, 1, 100 }]//TableForm</text:span></text:p>
      <text:p text:style-name="P72"><text:span text:style-name="MathematicaFormatStandardForm"><text:span text:style-name="T450"/></text:span></text:p>
      <text:p text:style-name="P100"><text:span text:style-name="MathematicaFormatStandardForm"><text:span text:style-name="T590"><text:tab/>It's </text:span></text:span><text:span text:style-name="MathematicaFormatStandardForm"><text:span text:style-name="T591">also a standard result that</text:span></text:span><text:span text:style-name="MathematicaFormatStandardForm"><text:span text:style-name="T450"><draw:frame draw:style-name="fr2" draw:name="Object369" text:anchor-type="as-char" svg:y="-0.2807in" svg:width="0.9992in" svg:height="0.4484in" draw:z-index="221"><draw:object xlink:href="./Object 369" xlink:type="simple" xlink:show="embed" xlink:actuate="onLoad"/><draw:image xlink:href="./ObjectReplacements/Object 369" xlink:type="simple" xlink:show="embed" xlink:actuate="onLoad"/><svg:desc>formula</svg:desc></draw:frame></text:span></text:span><text:span text:style-name="MathematicaFormatStandardForm"><text:span text:style-name="T450">, </text:span></text:span><text:span text:style-name="MathematicaFormatStandardForm"><text:span text:style-name="T541">and Mertens himself gave</text:span></text:span><text:span text:style-name="MathematicaFormatStandardForm"><text:span text:style-name="T450"><draw:frame draw:style-name="fr2" draw:name="Object370" text:anchor-type="as-char" svg:y="-0.2807in" svg:width="1.5709in" svg:height="0.4484in" draw:z-index="222"><draw:object xlink:href="./Object 370" xlink:type="simple" xlink:show="embed" xlink:actuate="onLoad"/><draw:image xlink:href="./ObjectReplacements/Object 370" xlink:type="simple" xlink:show="embed" xlink:actuate="onLoad"/><svg:desc>formula</svg:desc></draw:frame></text:span></text:span><text:span text:style-name="MathematicaFormatStandardForm"><text:span text:style-name="T450">. <text:s/></text:span></text:span><text:span text:style-name="MathematicaFormatStandardForm"><text:span text:style-name="T541">Here we have the analogous</text:span></text:span></text:p>
      <text:p text:style-name="P100"><text:soft-page-break/><text:span text:style-name="MathematicaFormatStandardForm"><text:span text:style-name="T541"/></text:span></text:p>
      <text:p text:style-name="P75"><text:span text:style-name="MathematicaFormatStandardForm"><text:span text:style-name="T450"><draw:frame draw:style-name="fr2" draw:name="Object371" text:anchor-type="as-char" svg:y="-0.2807in" svg:width="2.3098in" svg:height="0.4484in" draw:z-index="223"><draw:object xlink:href="./Object 371" xlink:type="simple" xlink:show="embed" xlink:actuate="onLoad"/><draw:image xlink:href="./ObjectReplacements/Object 371" xlink:type="simple" xlink:show="embed" xlink:actuate="onLoad"/></draw:frame></text:span></text:span></text:p>
      <text:p text:style-name="P75"><text:span text:style-name="MathematicaFormatStandardForm"><text:span text:style-name="T450"/></text:span></text:p>
      <text:p text:style-name="P106"><text:span text:style-name="Primes">RiePrimeCnt[ n_ ] := Sum[ PrimePi[ n ^ ( 1 / j ) ] / j, { j, 1, Log[ 2, n ]}]</text:span></text:p>
      <text:p text:style-name="P479"><text:span text:style-name="D1">d[n_,z_]:=Product[Pochhammer[z,a=p[[2]]]/a!,{p,FI[n]}];FI[n_]:=FactorInteger[n];FI[1]:={}</text:span></text:p>
      <text:p text:style-name="P454"><text:span text:style-name="D1">DD[ n_, k_ ] := Sum[ d[ j, k ], { j, 1, n}]</text:span></text:p>
      <text:p text:style-name="P548"><text:span text:style-name="Linnik2"><text:span text:style-name="T745">Dlimit</text:span></text:span><text:span text:style-name="Linnik2">[ n_, </text:span><text:span text:style-name="Linnik2"><text:span text:style-name="T745">x</text:span></text:span><text:span text:style-name="Linnik2">_ ] := Round[ 1 / </text:span><text:span text:style-name="Linnik2"><text:span text:style-name="T745">x</text:span></text:span><text:span text:style-name="Linnik2"> N[</text:span><text:span text:style-name="Linnik2"><text:span text:style-name="T745">Sum[</text:span></text:span><text:span text:style-name="Linnik2"> </text:span><text:span text:style-name="D1"><text:span text:style-name="T745">DD[</text:span></text:span><text:span text:style-name="D1"> </text:span><text:span text:style-name="D1"><text:span text:style-name="T745">n/j</text:span></text:span><text:span text:style-name="D1">, -</text:span><text:span text:style-name="D1"><text:span text:style-name="T745">1+x</text:span></text:span><text:span text:style-name="D1"> ]</text:span><text:span text:style-name="Linnik2">,</text:span><text:span text:style-name="Linnik2"><text:span text:style-name="T745">{j, 1,n }] <text:s/>- 1 ]</text:span></text:span><text:span text:style-name="Linnik2">, .0000001 ]</text:span></text:p>
      <text:p text:style-name="P518"><text:span text:style-name="Table"><text:span text:style-name="T92">Table[{ n, </text:span></text:span><text:span text:style-name="Linnik2"><text:span text:style-name="T90">Dlimit[ n, 10^(-120) ] </text:span></text:span><text:span text:style-name="Table"><text:span text:style-name="T92">,N[</text:span></text:span><text:span text:style-name="Primes"><text:span text:style-name="T745">RiePrimeCnt</text:span></text:span><text:span text:style-name="Primes">[ n ]</text:span><text:span text:style-name="Primes"><text:span text:style-name="T746">]</text:span></text:span><text:span text:style-name="Table"><text:span text:style-name="T92">}, { n,1, 100 }] // TableForm</text:span></text:span></text:p>
      <text:p text:style-name="P73"><text:span text:style-name="MathematicaFormatStandardForm"><text:span text:style-name="T450"/></text:span></text:p>
      <text:p text:style-name="P101"><text:span text:style-name="MathematicaFormatStandardForm"><text:span text:style-name="T541">with </text:span></text:span><text:span text:style-name="MathematicaFormatStandardForm"><text:span text:style-name="T550">the </text:span></text:span><text:span text:style-name="MathematicaFormatStandardForm"><text:span text:style-name="T541">corresponding sum</text:span></text:span><text:span text:style-name="MathematicaFormatStandardForm"><text:span text:style-name="T450"><draw:frame draw:style-name="fr2" draw:name="Object372" text:anchor-type="as-char" svg:y="-0.2807in" svg:width="1.7925in" svg:height="0.4484in" draw:z-index="195"><draw:object xlink:href="./Object 372" xlink:type="simple" xlink:show="embed" xlink:actuate="onLoad"/><draw:image xlink:href="./ObjectReplacements/Object 372" xlink:type="simple" xlink:show="embed" xlink:actuate="onLoad"/><svg:desc>formula</svg:desc></draw:frame></text:span></text:span><text:span text:style-name="MathematicaFormatStandardForm"><text:span text:style-name="T542">matching</text:span></text:span></text:p>
      <text:p text:style-name="P101"><text:span text:style-name="MathematicaFormatStandardForm"><text:span text:style-name="T542"/></text:span></text:p>
      <text:p text:style-name="P74"><text:span text:style-name="MathematicaFormatStandardForm"><text:span text:style-name="T450"><draw:frame draw:style-name="fr2" draw:name="Object373" text:anchor-type="as-char" svg:y="-0.2807in" svg:width="2.1256in" svg:height="0.4484in" draw:z-index="196"><draw:object xlink:href="./Object 373" xlink:type="simple" xlink:show="embed" xlink:actuate="onLoad"/><draw:image xlink:href="./ObjectReplacements/Object 373" xlink:type="simple" xlink:show="embed" xlink:actuate="onLoad"/><svg:desc>formula</svg:desc></draw:frame></text:span></text:span></text:p>
      <text:p text:style-name="P74"><text:span text:style-name="MathematicaFormatStandardForm"><text:span text:style-name="T450"/></text:span></text:p>
      <text:p text:style-name="P467"><text:span text:style-name="Primes">RiePrimeCnt[ n_ ] := Sum[ PrimePi[ n ^ ( 1 / j ) ] / j, { j, 1, Log[ 2, n ]}]</text:span></text:p>
      <text:p text:style-name="P480"><text:span text:style-name="D1">d[n_,z_]:=Product[Pochhammer[z,a=p[[2]]]/a!,{p,FI[n]}];FI[n_]:=FactorInteger[n];FI[1]:={}</text:span></text:p>
      <text:p text:style-name="P453"><text:span text:style-name="D1">DD[ n_, k_ ] := Sum[ d[ j, k ], { j, 1, n}]</text:span></text:p>
      <text:p text:style-name="P548"><text:span text:style-name="Linnik2"><text:span text:style-name="T745">Dlimit</text:span></text:span><text:span text:style-name="Linnik2">[ n_, </text:span><text:span text:style-name="Linnik2"><text:span text:style-name="T745">x</text:span></text:span><text:span text:style-name="Linnik2">_ ] := Round[ 1 / </text:span><text:span text:style-name="Linnik2"><text:span text:style-name="T745">x</text:span></text:span><text:span text:style-name="Linnik2"> N[ -</text:span><text:span text:style-name="Linnik2"><text:span text:style-name="T746">1 +</text:span></text:span><text:span text:style-name="Linnik2"> </text:span><text:span text:style-name="Linnik2"><text:span text:style-name="T745">Sum[MoebiusMu[j]</text:span></text:span><text:span text:style-name="Linnik2"> </text:span><text:span text:style-name="D1"><text:span text:style-name="T745">DD[</text:span></text:span><text:span text:style-name="D1"> </text:span><text:span text:style-name="D1"><text:span text:style-name="T745">n/j</text:span></text:span><text:span text:style-name="D1">, </text:span><text:span text:style-name="D1"><text:span text:style-name="T745">1+x</text:span></text:span><text:span text:style-name="D1"> ]</text:span><text:span text:style-name="Linnik2">,</text:span><text:span text:style-name="Linnik2"><text:span text:style-name="T745">{j, 1,n }]]</text:span></text:span><text:span text:style-name="Linnik2">, .0000001 ]</text:span></text:p>
      <text:p text:style-name="P455"><text:span text:style-name="Table"><text:span text:style-name="T92">Table[{ n, </text:span></text:span><text:span text:style-name="Linnik2"><text:span text:style-name="T670">Dlimit[ n, 10^(-120) ] </text:span></text:span><text:span text:style-name="Table"><text:span text:style-name="T92">, N[</text:span></text:span><text:span text:style-name="Primes"><text:span text:style-name="T745">RiePrimeCnt</text:span></text:span><text:span text:style-name="Primes">[ n ]</text:span><text:span text:style-name="Primes"><text:span text:style-name="T746">]</text:span></text:span><text:span text:style-name="Table"><text:span text:style-name="T92">}, { n, 1, 100 }] // TableForm</text:span></text:span></text:p>
      <text:p text:style-name="P277"><text:span text:style-name="ATitleSmall"/></text:p>
      <text:p text:style-name="P277"><text:span text:style-name="ATitleSmall"/></text:p>
      <text:p text:style-name="P277"><text:span text:style-name="ATitleSmall"><text:span text:style-name="T741">References</text:span></text:span></text:p>
      <text:p text:style-name="P277"><text:span text:style-name="ATitleSmall"/></text:p>
      <text:p text:style-name="P250"><text:span text:style-name="MathematicaFormatStandardForm"><text:span text:style-name="T431">- </text:span></text:span><text:span text:style-name="MathematicaFormatStandardForm"><text:span text:style-name="T442">The </text:span></text:span><text:span text:style-name="MathematicaFormatStandardForm"><text:span text:style-name="T432">identity</text:span></text:span><text:span text:style-name="MathematicaFormatStandardForm"><text:span text:style-name="T108"><draw:frame draw:style-name="fr2" draw:name="Object446" text:anchor-type="as-char" svg:y="-0.1417in" svg:width="0.7165in" svg:height="0.2839in" draw:z-index="439"><draw:object xlink:href="./Object 446" xlink:type="simple" xlink:show="embed" xlink:actuate="onLoad"/><draw:image xlink:href="./ObjectReplacements/Object 446" xlink:type="simple" xlink:show="embed" xlink:actuate="onLoad"/><svg:desc>formula</svg:desc></draw:frame></text:span></text:span><text:span text:style-name="MathematicaFormatStandardForm"><text:span text:style-name="T442">is</text:span></text:span><text:span text:style-name="MathematicaFormatStandardForm"><text:span text:style-name="T432"> identity (1.</text:span></text:span><text:span text:style-name="MathematicaFormatStandardForm"><text:span text:style-name="T442">18</text:span></text:span><text:span text:style-name="MathematicaFormatStandardForm"><text:span text:style-name="T432">) from p. </text:span></text:span><text:span text:style-name="MathematicaFormatStandardForm"><text:span text:style-name="T442">12</text:span></text:span><text:span text:style-name="MathematicaFormatStandardForm"><text:span text:style-name="T432"> of the 2004 edition of H. Iwaniec and E. Kowalski's “Analytic Number Theory”. <text:s/></text:span></text:span><text:span text:style-name="MathematicaFormatStandardForm"><text:span text:style-name="T108"><draw:frame draw:style-name="fr2" draw:name="Object447" text:anchor-type="as-char" svg:y="-0.2028in" svg:width="1.252in" svg:height="0.3453in" draw:z-index="440"><draw:object xlink:href="./Object 447" xlink:type="simple" xlink:show="embed" xlink:actuate="onLoad"/><draw:image xlink:href="./ObjectReplacements/Object 447" xlink:type="simple" xlink:show="embed" xlink:actuate="onLoad"/><svg:desc>formula</svg:desc></draw:frame></text:span></text:span><text:span text:style-name="MathematicaFormatStandardForm"><text:span text:style-name="T442">is identity (1.40) from p. 15 of that same work.</text:span></text:span></text:p>
      <text:p text:style-name="P556"><text:span text:style-name="ATitleBig"><text:span text:style-name="T756">10</text:span></text:span></text:p>
      <text:p text:style-name="P200"><text:span text:style-name="ATitleBig"/></text:p>
      <text:p text:style-name="P200"><text:span text:style-name="ATitleBig">Conclusion</text:span></text:p>
      <text:p text:style-name="P200"/>
      <text:p text:style-name="P200"/>
      <text:p text:style-name="P200"/>
      <text:p text:style-name="P104"><text:span text:style-name="MathematicaFormatStandardForm"><text:span text:style-name="T458"><text:tab/>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ell Gothic Std Black" svg:font-family="'Bell Gothic Std Black'" style:font-adornments="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ematicaCellInput" style:family="paragraph">
      <style:paragraph-properties fo:text-align="start" style:justify-single-word="false" style:text-autospace="none"/>
      <style:text-properties style:text-outline="false" style:text-line-through-style="none" style:text-line-through-type="none" style:font-name="Times" fo:font-family="Times" style:font-family-generic="roman" fo:font-size="12pt" fo:letter-spacing="normal" fo:font-style="normal" fo:text-shadow="none"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D2"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900" fo:background-color="#ccffff"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Misc_20_Function" style:display-name="Misc Function" style:family="text" style:parent-style-name="MathematicaFormatStandardForm">
      <style:text-properties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fo:background-color="#cfe7e5"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Linnik" style:family="text" style:parent-style-name="MathematicaFormatStandardForm">
      <style:text-properties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normal" fo:background-color="#fffacd"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Table"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900" fo:background-color="#d1d1d1"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Mathtable"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900" fo:background-color="#b3b3b3"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D1"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officeooo:rsid="003cd6dc" fo:background-color="#99ccff"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Da" style:family="text" style:parent-style-name="MathematicaFormatStandardForm">
      <style:text-properties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fo:background-color="#ffefdf"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Primes"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officeooo:rsid="002e468a" fo:background-color="#e6e6ff"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Linnik2" style:family="text" style:parent-style-name="MathematicaFormatStandardForm">
      <style:text-properties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fo:background-color="#ffe0e0"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Misc_20_Function_20_2" style:display-name="Misc Function 2"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officeooo:rsid="01c94c18" fo:background-color="#f5f5dc"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ATitleBig" style:family="text">
      <style:text-properties fo:color="#000000" style:text-outline="false" style:font-name="Times New Roman1" fo:font-family="'Times New Roman'" style:font-style-name="Regular" style:font-family-generic="roman" style:font-pitch="variable" fo:font-size="22pt" fo:font-style="normal" fo:text-shadow="none" fo:font-weight="normal" officeooo:rsid="0141b033" fo:background-color="transparent" style:font-name-asian="Courier New" style:font-family-asian="'Courier New'" style:font-family-generic-asian="modern" style:font-pitch-asian="fixed" style:font-size-asian="18pt" style:font-style-asian="italic" style:font-weight-asian="normal" style:font-name-complex="Courier New" style:font-family-complex="'Courier New'" style:font-family-generic-complex="modern" style:font-pitch-complex="fixed" style:font-size-complex="18pt" style:font-style-complex="italic" style:font-weight-complex="normal"/>
    </style:style>
    <style:style style:name="ATitleMid" style:family="text">
      <style:text-properties fo:color="#000000" style:font-name="Times New Roman" fo:font-family="'Times New Roman'" style:font-family-generic="roman" style:font-pitch="variable" fo:font-size="14pt" fo:font-style="normal" fo:font-weight="bold" style:font-name-asian="Courier New" style:font-family-asian="'Courier New'" style:font-family-generic-asian="modern" style:font-pitch-asian="fixed" style:font-size-asian="10.5pt" style:font-style-asian="normal" style:font-weight-asian="bold" style:font-name-complex="Courier New" style:font-family-complex="'Courier New'" style:font-family-generic-complex="modern" style:font-pitch-complex="fixed" style:font-size-complex="10.5pt" style:font-style-complex="normal" style:font-weight-complex="bold"/>
    </style:style>
    <style:style style:name="ATitleSmall" style:family="text">
      <style:text-properties fo:color="#000000" style:text-outline="false" style:text-line-through-style="none" style:text-line-through-type="none" style:font-name="Times New Roman" fo:font-family="'Times New Roman'" style:font-family-generic="roman" style:font-pitch="variable" fo:font-size="11pt" fo:letter-spacing="normal" fo:font-style="italic" fo:text-shadow="none" style:text-underline-style="none" fo:font-weight="normal" officeooo:rsid="0460739a" style:font-name-asian="Courier New" style:font-family-asian="'Courier New'" style:font-family-generic-asian="modern" style:font-pitch-asian="fixed" style:font-size-asian="10.5pt" style:font-style-asian="italic" style:font-weight-asian="normal" style:font-name-complex="Courier New" style:font-family-complex="'Courier New'" style:font-family-generic-complex="modern" style:font-pitch-complex="fixed" style:font-size-complex="10.5pt" style:font-style-complex="italic" style:font-weight-complex="norma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xplicitRie" style:family="text" style:parent-style-name="MathematicaFormatStandardForm">
      <style:text-properties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fo:background-color="#eeb4b4"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D2approx" style:family="text" style:parent-style-name="MathematicaFormatStandardForm">
      <style:text-properties fo:color="#000000" style:text-outline="false" style:text-line-through-style="none" style:text-line-through-type="none" style:font-name="Bell Gothic Std Black" fo:font-family="'Bell Gothic Std Black'" style:font-style-name="Black" style:font-family-generic="swiss" style:font-pitch="variable" fo:font-size="8pt" fo:letter-spacing="normal" fo:font-style="normal" fo:text-shadow="none" style:text-underline-style="none" fo:font-weight="bold" officeooo:rsid="0083eae4" fo:background-color="#e0ffff" style:font-name-asian="Courier" style:font-family-asian="Courier" style:font-family-generic-asian="modern" style:font-pitch-asian="fixed" style:font-size-asian="8pt" style:font-style-asian="normal" style:font-weight-asian="bold" style:font-name-complex="Courier" style:font-family-complex="Courier" style:font-family-generic-complex="modern" style:font-pitch-complex="fixed" style:font-size-complex="8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0T03:02:13.85</meta:creation-date>
    <dc:date>2015-09-18T08:56:14.930000000</dc:date>
    <meta:editing-duration>P39DT41M34S</meta:editing-duration>
    <meta:editing-cycles>1508</meta:editing-cycles>
    <meta:generator>LibreOffice/5.0.0.5$Windows_x86 LibreOffice_project/1b1a90865e348b492231e1c451437d7a15bb262b</meta:generator>
    <meta:document-statistic meta:table-count="0" meta:image-count="0" meta:object-count="540" meta:page-count="43" meta:paragraph-count="682" meta:word-count="9518" meta:character-count="51154" meta:non-whitespace-character-count="41670"/>
  </office:meta>
</office:document-meta>
</file>

<file path=Object 1/content.xml><?xml version="1.0" encoding="utf-8"?>
<math xmlns="http://www.w3.org/1998/Math/MathML">
  <semantics>
    <mrow>
      <mi>a</mi>
      <mi>log</mi>
      <mrow>
        <mi>x</mi>
        <mo stretchy="false">=</mo>
        <mi>log</mi>
      </mrow>
      <msup>
        <mi>x</mi>
        <mi>a</mi>
      </msup>
    </mrow>
    <annotation encoding="StarMath 5.0">a log x = log x^a</annotation>
  </semantics>
</math>
</file>

<file path=Object 10/content.xml><?xml version="1.0" encoding="utf-8"?>
<math xmlns="http://www.w3.org/1998/Math/MathML">
  <semantics>
    <mrow>
      <mo stretchy="false">Π</mo>
      <mrow>
        <mo stretchy="false">(</mo>
        <mrow>
          <mi>n</mi>
        </mrow>
        <mo stretchy="false">)</mo>
      </mrow>
    </mrow>
    <annotation encoding="StarMath 5.0">%PI(n)</annotation>
  </semantics>
</math>
</file>

<file path=Object 100/content.xml><?xml version="1.0" encoding="utf-8"?>
<math xmlns="http://www.w3.org/1998/Math/MathML">
  <semantics>
    <mrow>
      <mo stretchy="false">π</mo>
      <mrow>
        <mrow>
          <mo stretchy="false">(</mo>
          <mrow>
            <mi>x</mi>
          </mrow>
          <mo stretchy="false">)</mo>
        </mrow>
        <mo stretchy="false">≈</mo>
        <mfrac>
          <mrow>
            <mi>x</mi>
          </mrow>
          <mrow>
            <mi>log</mi>
            <mrow>
              <mi>x</mi>
              <mo stretchy="false">+</mo>
              <mi>C</mi>
            </mrow>
          </mrow>
        </mfrac>
      </mrow>
    </mrow>
    <annotation encoding="StarMath 5.0">%pi(x) approx {x}over{log x + C}</annotation>
  </semantics>
</math>
</file>

<file path=Object 101/content.xml><?xml version="1.0" encoding="utf-8"?>
<math xmlns="http://www.w3.org/1998/Math/MathML">
  <semantics>
    <mrow>
      <mo stretchy="false">π</mo>
      <mrow>
        <mrow>
          <mo stretchy="false">(</mo>
          <mrow>
            <mi>x</mi>
          </mrow>
          <mo stretchy="false">)</mo>
        </mrow>
        <mo stretchy="false">≈</mo>
        <mrow>
          <munderover>
            <mo stretchy="false">∫</mo>
            <mn>0</mn>
            <mi>x</mi>
          </munderover>
          <mrow>
            <mfrac>
              <mrow>
                <mi mathvariant="italic">dt</mi>
              </mrow>
              <mrow>
                <mi>log</mi>
                <mi>t</mi>
              </mrow>
            </mfrac>
          </mrow>
        </mrow>
      </mrow>
    </mrow>
    <annotation encoding="StarMath 5.0">%pi(x) approx int from 0 to x {{dt}over{log t}}</annotation>
  </semantics>
</math>
</file>

<file path=Object 102/content.xml><?xml version="1.0" encoding="utf-8"?>
<math xmlns="http://www.w3.org/1998/Math/MathML">
  <semantics>
    <mrow>
      <mo stretchy="false">κ</mo>
      <mrow>
        <mo stretchy="false">(</mo>
        <mrow>
          <mi>n</mi>
        </mrow>
        <mo stretchy="false">)</mo>
      </mrow>
    </mrow>
    <annotation encoding="StarMath 5.0">%kappa(n)</annotation>
  </semantics>
</math>
</file>

<file path=Object 103/content.xml><?xml version="1.0" encoding="utf-8"?>
<math xmlns="http://www.w3.org/1998/Math/MathML">
  <semantics>
    <mtable>
      <mtr>
        <mtd>
          <mrow>
            <mo stretchy="false">Π</mo>
            <mrow>
              <mrow>
                <mo stretchy="false">(</mo>
                <mrow>
                  <mi>n</mi>
                </mrow>
                <mo stretchy="false">)</mo>
              </mrow>
              <mo stretchy="false">=</mo>
              <mtext>                                       </mtext>
            </mrow>
            <mrow>
              <munderover>
                <mo stretchy="false">∑</mo>
                <mrow>
                  <mi>j</mi>
                  <mo stretchy="false">=</mo>
                  <mn>2</mn>
                </mrow>
                <mi>n</mi>
              </munderover>
              <mn>1</mn>
            </mrow>
            <mrow>
              <mtext> </mtext>
              <mo stretchy="false">−</mo>
              <mrow>
                <mfrac>
                  <mn>1</mn>
                  <mn>2</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n>1</mn>
              </mrow>
            </mrow>
            <mrow>
              <mtext>  </mtext>
              <mo stretchy="false">+</mo>
              <mrow>
                <mfrac>
                  <mn>1</mn>
                  <mn>3</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n>1</mn>
                </mrow>
              </mrow>
            </mrow>
            <mrow>
              <mtext>     </mtext>
              <mo stretchy="false">−</mo>
              <mfrac>
                <mn>1</mn>
                <mn>4</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row>
                      <munderover>
                        <mo stretchy="false">∑</mo>
                        <mrow>
                          <mi>m</mi>
                          <mo stretchy="false">=</mo>
                          <mn>2</mn>
                        </mrow>
                        <mrow>
                          <mo stretchy="false">⌊</mo>
                          <mrow>
                            <mfrac>
                              <mi>n</mi>
                              <mrow>
                                <mrow>
                                  <mrow>
                                    <mi>j</mi>
                                    <mo stretchy="false">⋅</mo>
                                    <mi>k</mi>
                                  </mrow>
                                  <mo stretchy="false">⋅</mo>
                                  <mi>l</mi>
                                </mrow>
                              </mrow>
                            </mfrac>
                          </mrow>
                          <mo stretchy="false">⌋</mo>
                        </mrow>
                      </munderover>
                      <mn>1</mn>
                    </mrow>
                  </mrow>
                </mrow>
              </mrow>
              <mo stretchy="false">+</mo>
              <mn>...</mn>
            </mrow>
            <mtext>        </mtext>
          </mrow>
        </mtd>
      </mtr>
      <mtr>
        <mtd>
          <mrow>
            <mi mathvariant="italic">li</mi>
            <mrow>
              <mrow>
                <mo stretchy="false">(</mo>
                <mrow>
                  <mi>n</mi>
                </mrow>
                <mo stretchy="false">)</mo>
              </mrow>
              <mo stretchy="false">=</mo>
              <mtext>   </mtext>
            </mrow>
            <mi>log</mi>
            <mi>log</mi>
            <mrow>
              <mi>n</mi>
              <mo stretchy="false">+</mo>
              <mn>.577215</mn>
            </mrow>
            <mrow>
              <mn>...</mn>
              <mo stretchy="false">+</mo>
              <mtext>  </mtext>
            </mrow>
            <mrow>
              <mrow>
                <munderover>
                  <mo stretchy="false">∫</mo>
                  <mn>1</mn>
                  <mi>n</mi>
                </munderover>
                <mi mathvariant="italic">dx</mi>
              </mrow>
              <mo stretchy="false">−</mo>
              <mrow>
                <mfrac>
                  <mn>1</mn>
                  <mn>2</mn>
                </mfrac>
              </mrow>
            </mrow>
            <mrow>
              <munderover>
                <mo stretchy="false">∫</mo>
                <mn>1</mn>
                <mi>n</mi>
              </munderover>
              <mrow>
                <munderover>
                  <mo stretchy="false">∫</mo>
                  <mn>1</mn>
                  <mfrac>
                    <mi>n</mi>
                    <mi>x</mi>
                  </mfrac>
                </munderover>
                <mi mathvariant="italic">dy</mi>
              </mrow>
            </mrow>
            <mrow>
              <mi mathvariant="italic">dx</mi>
              <mo stretchy="false">+</mo>
              <mrow>
                <mfrac>
                  <mn>1</mn>
                  <mn>3</mn>
                </mfrac>
              </mrow>
            </mrow>
            <mrow>
              <munderover>
                <mo stretchy="false">∫</mo>
                <mn>1</mn>
                <mi>n</mi>
              </munderover>
              <mrow>
                <munderover>
                  <mo stretchy="false">∫</mo>
                  <mn>1</mn>
                  <mfrac>
                    <mi>n</mi>
                    <mi>x</mi>
                  </mfrac>
                </munderover>
                <mrow>
                  <munderover>
                    <mo stretchy="false">∫</mo>
                    <mn>1</mn>
                    <mfrac>
                      <mi>n</mi>
                      <mrow>
                        <mi>x</mi>
                        <mi>y</mi>
                      </mrow>
                    </mfrac>
                  </munderover>
                  <mi mathvariant="italic">dz</mi>
                </mrow>
              </mrow>
            </mrow>
            <mi mathvariant="italic">dy</mi>
            <mrow>
              <mi mathvariant="italic">dx</mi>
              <mo stretchy="false">−</mo>
              <mrow>
                <mfrac>
                  <mn>1</mn>
                  <mn>4</mn>
                </mfrac>
              </mrow>
            </mrow>
            <mrow>
              <munderover>
                <mo stretchy="false">∫</mo>
                <mn>1</mn>
                <mi>n</mi>
              </munderover>
              <mrow>
                <munderover>
                  <mo stretchy="false">∫</mo>
                  <mn>1</mn>
                  <mfrac>
                    <mi>n</mi>
                    <mi>x</mi>
                  </mfrac>
                </munderover>
                <mrow>
                  <munderover>
                    <mo stretchy="false">∫</mo>
                    <mn>1</mn>
                    <mfrac>
                      <mi>n</mi>
                      <mrow>
                        <mi>x</mi>
                        <mi>y</mi>
                      </mrow>
                    </mfrac>
                  </munderover>
                  <mrow>
                    <munderover>
                      <mo stretchy="false">∫</mo>
                      <mn>1</mn>
                      <mfrac>
                        <mi>n</mi>
                        <mrow>
                          <mi>x</mi>
                          <mi>y</mi>
                          <mi>z</mi>
                        </mrow>
                      </mfrac>
                    </munderover>
                    <mi mathvariant="italic">dw</mi>
                  </mrow>
                </mrow>
              </mrow>
            </mrow>
            <mi mathvariant="italic">dz</mi>
            <mi mathvariant="italic">dy</mi>
            <mrow>
              <mi mathvariant="italic">dx</mi>
              <mo stretchy="false">+</mo>
              <mn>...</mn>
            </mrow>
          </mrow>
        </mtd>
      </mtr>
    </mtable>
    <annotation encoding="StarMath 5.0">%PI(n)= 
"                                       "
sum from j = 2 to n 1 
 " "-{1 over 2} sum from j = 2 to n sum from k = 2 to lfloor n over j rfloor 1 
 "  "+{1 over 3} sum from j = 2 to n sum from k = 2 to lfloor n over j rfloor sum from l = 2 to lfloor 	n over {j cdot k} rfloor 1 
"     "- 1 over 4 sum from j = 2 to n sum from k = 2 to lfloor n over j rfloor sum from l = 2 to lfloor 	n over {j cdot k} rfloor sum from m = 2 to lfloor n over {j cdot k cdot l} rfloor 1+...
"        "
 newline li(n) = 
 "   "
 log log n +.577215...+  "  "
int  from 1 to n dx
- {1 over 2} int from 1 to n int from 1 to n over x dy dx
+ {1 over 3} int from 1 to n int from 1 to n over x int from 1 to n over {x y} dz dy dx 
- {1 over 4} int from 1 to n int from 1 to n over x int from 1 to n over {x y} int from 1 to n over {x y z} dw dz dy dx +...</annotation>
  </semantics>
</math>
</file>

<file path=Object 104/content.xml><?xml version="1.0" encoding="utf-8"?>
<math xmlns="http://www.w3.org/1998/Math/MathML" display="block">
  <semantics>
    <msub>
      <mrow>
        <mo fence="true" stretchy="false">[</mo>
        <mrow>
          <mrow>
            <mo stretchy="false">∇</mo>
            <mi mathvariant="normal">ζ</mi>
            <mrow>
              <mo fence="true" stretchy="false">(</mo>
              <mrow>
                <mn>0</mn>
              </mrow>
              <mo fence="true" stretchy="false">)</mo>
            </mrow>
          </mrow>
        </mrow>
        <mo fence="true" stretchy="false">]</mo>
      </mrow>
      <mi>n</mi>
    </msub>
    <annotation encoding="StarMath 5.0">[nabla %zeta(0)]_n</annotation>
  </semantics>
</math>
</file>

<file path=Object 105/content.xml><?xml version="1.0" encoding="utf-8"?>
<math xmlns="http://www.w3.org/1998/Math/MathML" display="block">
  <semantics>
    <msub>
      <mrow>
        <mo fence="true" stretchy="false">[</mo>
        <mrow>
          <mrow>
            <mo stretchy="false">∇</mo>
            <msup>
              <mrow>
                <mo fence="true" stretchy="false">(</mo>
                <mrow>
                  <mrow>
                    <mi mathvariant="normal">ζ</mi>
                    <mo stretchy="false">−</mo>
                    <mn>1</mn>
                  </mrow>
                </mrow>
                <mo fence="true" stretchy="false">)</mo>
              </mrow>
              <mi>k</mi>
            </msup>
          </mrow>
        </mrow>
        <mo fence="true" stretchy="false">]</mo>
      </mrow>
      <mi>n</mi>
    </msub>
    <annotation encoding="StarMath 5.0">[nabla (%zeta-1)^k]_n</annotation>
  </semantics>
</math>
</file>

<file path=Object 106/content.xml><?xml version="1.0" encoding="utf-8"?>
<math xmlns="http://www.w3.org/1998/Math/MathML">
  <semantics>
    <mtable>
      <mtr>
        <mtd>
          <mrow>
            <msub>
              <mo stretchy="false">κ</mo>
              <mi>k</mi>
            </msub>
            <mrow>
              <mrow>
                <mo stretchy="false">(</mo>
                <mrow>
                  <mi>n</mi>
                </mrow>
                <mo stretchy="false">)</mo>
              </mrow>
              <mo stretchy="false">=</mo>
              <mrow>
                <munder>
                  <mo stretchy="false">∑</mo>
                  <mrow>
                    <mrow>
                      <mrow>
                        <mrow>
                          <mrow>
                            <msub>
                              <mi>a</mi>
                              <mn>1</mn>
                            </msub>
                            <mo stretchy="false">⋅</mo>
                            <msub>
                              <mi>a</mi>
                              <mn>2</mn>
                            </msub>
                          </mrow>
                          <mo stretchy="false">⋅</mo>
                          <mn>...</mn>
                        </mrow>
                        <mo stretchy="false">⋅</mo>
                        <msub>
                          <mi>a</mi>
                          <mi>k</mi>
                        </msub>
                      </mrow>
                      <mo stretchy="false">=</mo>
                      <mi>n</mi>
                    </mrow>
                  </mrow>
                </munder>
                <mo stretchy="false">κ</mo>
              </mrow>
            </mrow>
            <mrow>
              <mrow>
                <mo stretchy="false">(</mo>
                <mrow>
                  <msub>
                    <mi>a</mi>
                    <mn>1</mn>
                  </msub>
                </mrow>
                <mo stretchy="false">)</mo>
              </mrow>
              <mo stretchy="false">⋅</mo>
              <mo stretchy="false">κ</mo>
            </mrow>
            <mrow>
              <mrow>
                <mrow>
                  <mo stretchy="false">(</mo>
                  <mrow>
                    <msub>
                      <mi>a</mi>
                      <mn>2</mn>
                    </msub>
                  </mrow>
                  <mo stretchy="false">)</mo>
                </mrow>
                <mo stretchy="false">⋅</mo>
                <mn>...</mn>
              </mrow>
              <mo stretchy="false">⋅</mo>
              <mo stretchy="false">κ</mo>
            </mrow>
            <mrow>
              <mo stretchy="false">(</mo>
              <mrow>
                <msub>
                  <mi>a</mi>
                  <mi>k</mi>
                </msub>
              </mrow>
              <mo stretchy="false">)</mo>
            </mrow>
            <mtext>                                                            </mtext>
            <mtext/>
          </mrow>
        </mtd>
      </mtr>
      <mtr>
        <mtd>
          <mrow>
            <msub>
              <mo stretchy="false">κ</mo>
              <mn>0</mn>
            </msub>
            <mrow>
              <mrow>
                <mo stretchy="false">(</mo>
                <mrow>
                  <mi>n</mi>
                </mrow>
                <mo stretchy="false">)</mo>
              </mrow>
              <mo stretchy="false">=</mo>
              <mn>1</mn>
            </mrow>
            <mi mathvariant="italic">if</mi>
            <mrow>
              <mi>n</mi>
              <mo stretchy="false">=</mo>
              <mn>1,</mn>
            </mrow>
            <mn>0</mn>
            <mi mathvariant="italic">otherwise</mi>
            <mtext>                                                                            </mtext>
          </mrow>
        </mtd>
      </mtr>
      <mtr>
        <mtd>
          <mrow>
            <msub>
              <mi>d</mi>
              <mi>a</mi>
            </msub>
            <mrow>
              <mrow>
                <mo stretchy="false">(</mo>
                <mrow>
                  <mi>n</mi>
                </mrow>
                <mo stretchy="false">)</mo>
              </mrow>
              <mo stretchy="false">=</mo>
              <mfrac>
                <msup>
                  <mi>a</mi>
                  <mn>0</mn>
                </msup>
                <mrow>
                  <mn>0</mn>
                  <mi>!</mi>
                </mrow>
              </mfrac>
            </mrow>
            <msub>
              <mo stretchy="false">κ</mo>
              <mn>0</mn>
            </msub>
            <mrow>
              <mrow>
                <mo stretchy="false">(</mo>
                <mrow>
                  <mi>n</mi>
                </mrow>
                <mo stretchy="false">)</mo>
              </mrow>
              <mo stretchy="false">+</mo>
              <mfrac>
                <msup>
                  <mi>a</mi>
                  <mn>1</mn>
                </msup>
                <mrow>
                  <mn>1</mn>
                  <mi>!</mi>
                </mrow>
              </mfrac>
            </mrow>
            <msub>
              <mo stretchy="false">κ</mo>
              <mn>1</mn>
            </msub>
            <mrow>
              <mrow>
                <mo stretchy="false">(</mo>
                <mrow>
                  <mi>n</mi>
                </mrow>
                <mo stretchy="false">)</mo>
              </mrow>
              <mo stretchy="false">+</mo>
              <mrow>
                <mfrac>
                  <msup>
                    <mi>a</mi>
                    <mn>2</mn>
                  </msup>
                  <mrow>
                    <mn>2</mn>
                    <mi>!</mi>
                  </mrow>
                </mfrac>
              </mrow>
            </mrow>
            <msub>
              <mo stretchy="false">κ</mo>
              <mn>2</mn>
            </msub>
            <mrow>
              <mrow>
                <mo stretchy="false">(</mo>
                <mrow>
                  <mi>n</mi>
                </mrow>
                <mo stretchy="false">)</mo>
              </mrow>
              <mo stretchy="false">+</mo>
              <mrow>
                <mfrac>
                  <msup>
                    <mi>a</mi>
                    <mn>3</mn>
                  </msup>
                  <mrow>
                    <mn>3</mn>
                    <mi>!</mi>
                  </mrow>
                </mfrac>
              </mrow>
            </mrow>
            <msub>
              <mo stretchy="false">κ</mo>
              <mn>3</mn>
            </msub>
            <mrow>
              <mrow>
                <mo stretchy="false">(</mo>
                <mrow>
                  <mi>n</mi>
                </mrow>
                <mo stretchy="false">)</mo>
              </mrow>
              <mo stretchy="false">+</mo>
              <mrow>
                <mfrac>
                  <msup>
                    <mi>a</mi>
                    <mn>4</mn>
                  </msup>
                  <mrow>
                    <mn>4</mn>
                    <mi>!</mi>
                  </mrow>
                </mfrac>
              </mrow>
            </mrow>
            <msub>
              <mo stretchy="false">κ</mo>
              <mn>4</mn>
            </msub>
            <mrow>
              <mrow>
                <mo stretchy="false">(</mo>
                <mrow>
                  <mi>n</mi>
                </mrow>
                <mo stretchy="false">)</mo>
              </mrow>
              <mo stretchy="false">+</mo>
              <mrow>
                <mfrac>
                  <msup>
                    <mi>a</mi>
                    <mn>5</mn>
                  </msup>
                  <mrow>
                    <mn>5</mn>
                    <mi>!</mi>
                  </mrow>
                </mfrac>
              </mrow>
            </mrow>
            <mn>...</mn>
          </mrow>
        </mtd>
      </mtr>
    </mtable>
    <annotation encoding="StarMath 5.0">%kappa_k(n) = sum from {a_1 cdot a_2 cdot ... cdot a_k = n} %kappa(a_1) cdot %kappa(a_2) cdot ... cdot %kappa(a_k)"                                                            "
""newline %kappa_0(n) = 1 if n = 1, 0 otherwise
"                                                                            " 
newline d_a(n) = a^0 over {0!} %kappa_0(n) + a^1 over {1!} %kappa_1(n)
+ {a^2 over {2!}}%kappa_2(n)
+ {a^3 over {3!}}%kappa_3(n)
+ {a^4 over {4!}}%kappa_4(n)
+ {a^5 over {5!}} ...</annotation>
  </semantics>
</math>
</file>

<file path=Object 107/content.xml><?xml version="1.0" encoding="utf-8"?>
<math xmlns="http://www.w3.org/1998/Math/MathML">
  <semantics>
    <mrow>
      <mo stretchy="false">Π</mo>
      <mrow>
        <mo stretchy="false">(</mo>
        <mrow>
          <mi>n</mi>
        </mrow>
        <mo stretchy="false">)</mo>
      </mrow>
    </mrow>
    <annotation encoding="StarMath 5.0">%PI(n)</annotation>
  </semantics>
</math>
</file>

<file path=Object 108/content.xml><?xml version="1.0" encoding="utf-8"?>
<math xmlns="http://www.w3.org/1998/Math/MathML" display="block">
  <semantics>
    <mrow>
      <msub>
        <mrow>
          <mo fence="true" stretchy="false">[</mo>
          <mrow>
            <mrow>
              <mo stretchy="false">∇</mo>
              <mi mathvariant="normal">ζ</mi>
              <msup>
                <mrow>
                  <mo fence="true" stretchy="false">(</mo>
                  <mrow>
                    <mn>0</mn>
                  </mrow>
                  <mo fence="true" stretchy="false">)</mo>
                </mrow>
                <mi>z</mi>
              </msup>
            </mrow>
          </mrow>
          <mo fence="true" stretchy="false">]</mo>
        </mrow>
        <mi>n</mi>
      </msub>
      <mo stretchy="false">=</mo>
      <mrow>
        <munder>
          <mo stretchy="false">∏</mo>
          <mrow>
            <msup>
              <mi>p</mi>
              <mi>a</mi>
            </msup>
            <mo stretchy="false">∣</mo>
            <mi>n</mi>
          </mrow>
        </munder>
        <mfrac>
          <mrow>
            <mi>z</mi>
            <mrow>
              <mo fence="true" stretchy="false">(</mo>
              <mrow>
                <mrow>
                  <mi>z</mi>
                  <mo stretchy="false">+</mo>
                  <mn>1</mn>
                </mrow>
              </mrow>
              <mo fence="true" stretchy="false">)</mo>
            </mrow>
            <mn>...</mn>
            <mrow>
              <mo fence="true" stretchy="false">(</mo>
              <mrow>
                <mrow>
                  <mi>z</mi>
                  <mo stretchy="false">+</mo>
                  <mi>a</mi>
                  <mo stretchy="false">−</mo>
                  <mn>1</mn>
                </mrow>
              </mrow>
              <mo fence="true" stretchy="false">)</mo>
            </mrow>
          </mrow>
          <mrow>
            <mi>a</mi>
            <mi>!</mi>
          </mrow>
        </mfrac>
      </mrow>
    </mrow>
    <annotation encoding="StarMath 5.0">[nabla %zeta(0)^z]_n = prod from p^a divides n { {z(z+1)...(z+a-1)} over {a !} }</annotation>
  </semantics>
</math>
</file>

<file path=Object 109/content.xml><?xml version="1.0" encoding="utf-8"?>
<math xmlns="http://www.w3.org/1998/Math/MathML" display="block">
  <semantics>
    <mrow>
      <mrow>
        <msub>
          <mrow>
            <mo fence="true" stretchy="false">[</mo>
            <mrow>
              <mrow>
                <mo stretchy="false">∇</mo>
                <mi mathvariant="normal">ζ</mi>
                <msup>
                  <mrow>
                    <mo fence="true" stretchy="false">(</mo>
                    <mrow>
                      <mn>0</mn>
                    </mrow>
                    <mo fence="true" stretchy="false">)</mo>
                  </mrow>
                  <mi>k</mi>
                </msup>
              </mrow>
            </mrow>
            <mo fence="true" stretchy="false">]</mo>
          </mrow>
          <mi>n</mi>
        </msub>
        <mo stretchy="false">=</mo>
        <mrow>
          <munder>
            <mo stretchy="false">∑</mo>
            <mrow>
              <mrow>
                <msub>
                  <mi>a</mi>
                  <mn>1</mn>
                </msub>
                <mo stretchy="false">⋅</mo>
                <msub>
                  <mi>a</mi>
                  <mn>2</mn>
                </msub>
                <mo stretchy="false">⋅</mo>
                <mn>...</mn>
                <mo stretchy="false">⋅</mo>
                <msub>
                  <mi>a</mi>
                  <mi>k</mi>
                </msub>
              </mrow>
              <mo stretchy="false">=</mo>
              <mi>n</mi>
            </mrow>
          </munder>
          <mn>1</mn>
        </mrow>
      </mrow>
      <mtext>     </mtext>
      <mrow>
        <msub>
          <mrow>
            <mo fence="true" stretchy="false">[</mo>
            <mrow>
              <mrow>
                <mo stretchy="false">∇</mo>
                <mi mathvariant="normal">ζ</mi>
                <msup>
                  <mrow>
                    <mo fence="true" stretchy="false">(</mo>
                    <mrow>
                      <mn>0</mn>
                    </mrow>
                    <mo fence="true" stretchy="false">)</mo>
                  </mrow>
                  <mi>k</mi>
                </msup>
              </mrow>
            </mrow>
            <mo fence="true" stretchy="false">]</mo>
          </mrow>
          <mi>n</mi>
        </msub>
        <mo stretchy="false">=</mo>
        <mrow>
          <munder>
            <mo stretchy="false">∑</mo>
            <mrow>
              <mi>j</mi>
              <mo stretchy="false">∣</mo>
              <mi>n</mi>
            </mrow>
          </munder>
          <msub>
            <mrow>
              <mo fence="true" stretchy="false">[</mo>
              <mrow>
                <mrow>
                  <mo stretchy="false">∇</mo>
                  <mi mathvariant="normal">ζ</mi>
                  <msup>
                    <mrow>
                      <mo fence="true" stretchy="false">(</mo>
                      <mrow>
                        <mn>0</mn>
                      </mrow>
                      <mo fence="true" stretchy="false">)</mo>
                    </mrow>
                    <mrow>
                      <mi>k</mi>
                      <mo stretchy="false">−</mo>
                      <mn>1</mn>
                    </mrow>
                  </msup>
                </mrow>
              </mrow>
              <mo fence="true" stretchy="false">]</mo>
            </mrow>
            <mi>j</mi>
          </msub>
        </mrow>
      </mrow>
      <mtext>     </mtext>
      <mrow>
        <msub>
          <mrow>
            <mo fence="true" stretchy="false">[</mo>
            <mrow>
              <mrow>
                <mo stretchy="false">∇</mo>
                <mi mathvariant="normal">ζ</mi>
                <mrow>
                  <mo fence="true" stretchy="false">(</mo>
                  <mrow>
                    <mn>0</mn>
                  </mrow>
                  <mo fence="true" stretchy="false">)</mo>
                </mrow>
              </mrow>
            </mrow>
            <mo fence="true" stretchy="false">]</mo>
          </mrow>
          <mi>n</mi>
        </msub>
        <mo stretchy="false">=</mo>
        <mn>1</mn>
      </mrow>
      <mtext>     </mtext>
      <mrow>
        <msub>
          <mrow>
            <mo fence="true" stretchy="false">[</mo>
            <mrow>
              <mrow>
                <mo stretchy="false">∇</mo>
                <mi mathvariant="normal">ζ</mi>
                <msup>
                  <mrow>
                    <mo fence="true" stretchy="false">(</mo>
                    <mrow>
                      <mn>0</mn>
                    </mrow>
                    <mo fence="true" stretchy="false">)</mo>
                  </mrow>
                  <mn>0</mn>
                </msup>
              </mrow>
            </mrow>
            <mo fence="true" stretchy="false">]</mo>
          </mrow>
          <mi>n</mi>
        </msub>
        <mo stretchy="false">=</mo>
        <mn>1</mn>
      </mrow>
      <mi mathvariant="italic">if</mi>
      <mrow>
        <mi>n</mi>
        <mo stretchy="false">=</mo>
        <mn>1,</mn>
      </mrow>
      <mn>0</mn>
      <mi mathvariant="italic">otherwise</mi>
    </mrow>
    <annotation encoding="StarMath 5.0">[nabla %zeta(0)^k]_n = sum from {a_1 cdot a_2 cdot ... cdot a_k = n} 1
"     "[nabla %zeta(0)^k]_n = sum from {j divides n} [nabla %zeta(0)^{k-1}]_j
"     "[nabla %zeta(0)]_n = 1
"     "[nabla %zeta(0)^0]_n=1 if n = 1, 0 otherwise</annotation>
  </semantics>
</math>
</file>

<file path=Object 11/content.xml><?xml version="1.0" encoding="utf-8"?>
<math xmlns="http://www.w3.org/1998/Math/MathML">
  <semantics>
    <mrow>
      <mo stretchy="false">Π</mo>
      <mrow>
        <mrow>
          <mo stretchy="false">(</mo>
          <mrow>
            <mi>n</mi>
          </mrow>
          <mo stretchy="false">)</mo>
        </mrow>
        <mo stretchy="false">=</mo>
        <mfrac>
          <mrow>
            <mn>1</mn>
          </mrow>
          <mrow>
            <mn>2</mn>
          </mrow>
        </mfrac>
      </mrow>
      <mo stretchy="false">κ</mo>
      <mrow>
        <mrow>
          <mo stretchy="false">(</mo>
          <mrow>
            <mi>n</mi>
          </mrow>
          <mo stretchy="false">)</mo>
        </mrow>
        <mo stretchy="false">+</mo>
        <mi mathvariant="italic">li</mi>
      </mrow>
      <mrow>
        <mrow>
          <mo stretchy="false">(</mo>
          <mrow>
            <mi>n</mi>
          </mrow>
          <mo stretchy="false">)</mo>
        </mrow>
        <mo stretchy="false">−</mo>
        <mrow>
          <munder>
            <mo stretchy="false">∑</mo>
            <mo stretchy="false">ρ</mo>
          </munder>
          <mi mathvariant="italic">li</mi>
        </mrow>
      </mrow>
      <mrow>
        <mrow>
          <mo stretchy="false">(</mo>
          <mrow>
            <msup>
              <mi>n</mi>
              <mo stretchy="false">ρ</mo>
            </msup>
          </mrow>
          <mo stretchy="false">)</mo>
        </mrow>
        <mo stretchy="false">−</mo>
        <mn>0.693147</mn>
      </mrow>
      <mrow>
        <mn>...</mn>
        <mo stretchy="false">+</mo>
        <mrow>
          <munderover>
            <mo stretchy="false">∫</mo>
            <mi>x</mi>
            <mo stretchy="false">∞</mo>
          </munderover>
          <mrow>
            <mfrac>
              <mrow>
                <mi mathvariant="italic">dt</mi>
              </mrow>
              <mrow>
                <mi>t</mi>
                <mrow>
                  <mo stretchy="false">(</mo>
                  <mrow>
                    <mrow>
                      <msup>
                        <mi>t</mi>
                        <mn>2</mn>
                      </msup>
                      <mo stretchy="false">−</mo>
                      <mn>1</mn>
                    </mrow>
                  </mrow>
                  <mo stretchy="false">)</mo>
                </mrow>
                <mi>log</mi>
                <mi>t</mi>
              </mrow>
            </mfrac>
          </mrow>
        </mrow>
      </mrow>
    </mrow>
    <annotation encoding="StarMath 5.0">%PI(n) = {1}over{2}%kappa(n)+li(n) - sum from %rho li( n^%rho ) - 0.693147... + int from x to infinity {{dt}over {t(t^2-1)log t}}</annotation>
  </semantics>
</math>
</file>

<file path=Object 110/content.xml><?xml version="1.0" encoding="utf-8"?>
<math xmlns="http://www.w3.org/1998/Math/MathML">
  <semantics>
    <mrow>
      <msub>
        <mi>d</mi>
        <mi>k</mi>
      </msub>
      <mrow>
        <mo stretchy="false">(</mo>
        <mrow>
          <mi>n</mi>
        </mrow>
        <mo stretchy="false">)</mo>
      </mrow>
    </mrow>
    <annotation encoding="StarMath 5.0">d_k(n)</annotation>
  </semantics>
</math>
</file>

<file path=Object 111/content.xml><?xml version="1.0" encoding="utf-8"?>
<math xmlns="http://www.w3.org/1998/Math/MathML">
  <semantics>
    <mrow>
      <msub>
        <mi>D</mi>
        <mn>3</mn>
      </msub>
      <mi>'</mi>
      <mrow>
        <mo stretchy="false">(</mo>
        <mrow>
          <mi>n</mi>
        </mrow>
        <mo stretchy="false">)</mo>
      </mrow>
    </mrow>
    <annotation encoding="StarMath 5.0">D_3'(n)</annotation>
  </semantics>
</math>
</file>

<file path=Object 112/content.xml><?xml version="1.0" encoding="utf-8"?>
<math xmlns="http://www.w3.org/1998/Math/MathML">
  <semantics>
    <mtable>
      <mtr>
        <mtd>
          <mrow>
            <msub>
              <mi>D</mi>
              <mi>k</mi>
            </msub>
            <mi>'</mi>
            <mrow>
              <mrow>
                <mo stretchy="false">(</mo>
                <mrow>
                  <mi>n</mi>
                </mrow>
                <mo stretchy="false">)</mo>
              </mrow>
              <mo stretchy="false">=</mo>
              <mrow>
                <munderover>
                  <mo stretchy="false">∑</mo>
                  <mrow>
                    <mrow>
                      <mi>j</mi>
                      <mo stretchy="false">=</mo>
                      <mn>2</mn>
                    </mrow>
                    <mi>;</mi>
                    <mrow>
                      <mrow>
                        <mn>2,3,.</mn>
                        <mn>..</mn>
                        <msub>
                          <mi>p</mi>
                          <mi>a</mi>
                        </msub>
                      </mrow>
                      <mo stretchy="false">∤</mo>
                      <mi>j</mi>
                    </mrow>
                  </mrow>
                  <mi>n</mi>
                </munderover>
                <msub>
                  <mi>D</mi>
                  <mrow>
                    <mrow>
                      <mi>k</mi>
                      <mo stretchy="false">−</mo>
                      <mn>1</mn>
                    </mrow>
                  </mrow>
                </msub>
              </mrow>
            </mrow>
            <mi>'</mi>
            <mrow>
              <mo stretchy="false">(</mo>
              <mrow>
                <mrow>
                  <mo stretchy="false">⌊</mo>
                  <mrow>
                    <mfrac>
                      <mi>n</mi>
                      <mi>j</mi>
                    </mfrac>
                  </mrow>
                  <mo stretchy="false">⌋</mo>
                </mrow>
              </mrow>
              <mo stretchy="false">)</mo>
            </mrow>
            <mtext/>
          </mrow>
        </mtd>
      </mtr>
      <mtr>
        <mtd>
          <mrow>
            <msub>
              <mi>D</mi>
              <mn>1</mn>
            </msub>
            <mi>'</mi>
            <mrow>
              <mrow>
                <mo stretchy="false">(</mo>
                <mrow>
                  <mi>n</mi>
                </mrow>
                <mo stretchy="false">)</mo>
              </mrow>
              <mo stretchy="false">=</mo>
              <mo stretchy="false">ϕ</mo>
            </mrow>
            <mrow>
              <mrow>
                <mo stretchy="false">(</mo>
                <mrow>
                  <mi>n</mi>
                  <mi mathvariant="italic">mod</mi>
                  <mi>m</mi>
                  <mi>,</mi>
                  <mi>a</mi>
                </mrow>
                <mo stretchy="false">)</mo>
              </mrow>
              <mo stretchy="false">+</mo>
              <mo stretchy="false">ϕ</mo>
            </mrow>
            <mrow>
              <mo stretchy="false">(</mo>
              <mrow>
                <mi>m</mi>
                <mi>,</mi>
                <mi>a</mi>
              </mrow>
              <mo stretchy="false">)</mo>
            </mrow>
            <mrow>
              <mo stretchy="false">⌊</mo>
              <mrow>
                <mrow>
                  <mi>n</mi>
                  <mo stretchy="false">/</mo>
                  <mi>m</mi>
                </mrow>
              </mrow>
              <mo stretchy="false">⌋</mo>
            </mrow>
            <mi mathvariant="italic">where</mi>
            <mrow>
              <mi>m</mi>
              <mo stretchy="false">=</mo>
              <mrow>
                <mo stretchy="false">(</mo>
                <mrow>
                  <mrow>
                    <mrow>
                      <mn>2</mn>
                      <mo stretchy="false">⋅</mo>
                      <mn>3</mn>
                    </mrow>
                    <mo stretchy="false">⋅</mo>
                    <mn>...</mn>
                  </mrow>
                  <msub>
                    <mi>p</mi>
                    <mi>a</mi>
                  </msub>
                </mrow>
                <mo stretchy="false">)</mo>
              </mrow>
            </mrow>
            <mtext/>
          </mrow>
        </mtd>
      </mtr>
      <mtr>
        <mtd>
          <mrow>
            <msub>
              <mi>D</mi>
              <mn>0</mn>
            </msub>
            <mi>'</mi>
            <mrow>
              <mrow>
                <mo stretchy="false">(</mo>
                <mrow>
                  <mi>n</mi>
                </mrow>
                <mo stretchy="false">)</mo>
              </mrow>
              <mo stretchy="false">=</mo>
              <mn>1</mn>
            </mrow>
          </mrow>
        </mtd>
      </mtr>
    </mtable>
    <annotation encoding="StarMath 5.0">D_k'(n) = sum from {j = 2; {2,3,...p_a} ndivides j } to n D_{k-1}'(lfloor n over j rfloor)
"" newline
D_1'(n) = %phi( n mod m, a)+%phi(m,a)lfloor n/m rfloor where m = (2 cdot 3 cdot ... p_a)
"" newline D_0'(n) = 1</annotation>
  </semantics>
</math>
</file>

<file path=Object 113/content.xml><?xml version="1.0" encoding="utf-8"?>
<math xmlns="http://www.w3.org/1998/Math/MathML">
  <semantics>
    <mtable>
      <mtr>
        <mtd>
          <mrow>
            <mi mathvariant="italic">li</mi>
            <mrow>
              <mrow>
                <mo stretchy="false">(</mo>
                <mrow>
                  <mi>n</mi>
                </mrow>
                <mo stretchy="false">)</mo>
              </mrow>
              <mo stretchy="false">−</mo>
              <mo stretchy="false">Π</mo>
            </mrow>
            <mrow>
              <mrow>
                <mo stretchy="false">(</mo>
                <mrow>
                  <mi>n</mi>
                </mrow>
                <mo stretchy="false">)</mo>
              </mrow>
              <mo stretchy="false">=</mo>
              <mtext>                                                                                                                                                      </mtext>
            </mrow>
            <mtext/>
          </mrow>
        </mtd>
      </mtr>
      <mtr>
        <mtd>
          <mrow>
            <mi>log</mi>
            <mi>log</mi>
            <mrow>
              <mi>n</mi>
              <mo stretchy="false">+</mo>
              <mn>.577215</mn>
            </mrow>
            <mn>...</mn>
            <mtext>                                                                                                                                   </mtext>
            <mtext/>
          </mrow>
        </mtd>
      </mtr>
      <mtr>
        <mtd>
          <mrow>
            <mrow>
              <mtext>    </mtext>
              <mo stretchy="false">−</mo>
              <mrow>
                <mfrac>
                  <mn>1</mn>
                  <mn>2</mn>
                </mfrac>
              </mrow>
            </mrow>
            <mrow>
              <mo stretchy="false">(</mo>
              <mrow>
                <mi>n</mi>
                <mi>log</mi>
                <mrow>
                  <mrow>
                    <mrow>
                      <mi>n</mi>
                      <mo stretchy="false">−</mo>
                      <mi>n</mi>
                    </mrow>
                    <mo stretchy="false">+</mo>
                    <mn>1</mn>
                  </mrow>
                  <mo stretchy="false">−</mo>
                  <mrow>
                    <munderover>
                      <mo stretchy="false">∑</mo>
                      <mrow>
                        <mi>x</mi>
                        <mo stretchy="false">=</mo>
                        <mn>1</mn>
                      </mrow>
                      <mi>n</mi>
                    </munderover>
                    <msub>
                      <mi>d</mi>
                      <mn>2</mn>
                    </msub>
                  </mrow>
                </mrow>
                <mrow>
                  <mrow>
                    <mo stretchy="false">(</mo>
                    <mrow>
                      <mi>x</mi>
                    </mrow>
                    <mo stretchy="false">)</mo>
                  </mrow>
                  <mo stretchy="false">+</mo>
                  <mn>2</mn>
                </mrow>
                <mrow>
                  <munderover>
                    <mo stretchy="false">∑</mo>
                    <mrow>
                      <mi>x</mi>
                      <mo stretchy="false">=</mo>
                      <mn>1</mn>
                    </mrow>
                    <mi>n</mi>
                  </munderover>
                  <msub>
                    <mi>d</mi>
                    <mn>1</mn>
                  </msub>
                </mrow>
                <mrow>
                  <mrow>
                    <mo stretchy="false">(</mo>
                    <mrow>
                      <mi>x</mi>
                    </mrow>
                    <mo stretchy="false">)</mo>
                  </mrow>
                  <mo stretchy="false">−</mo>
                  <mrow>
                    <munderover>
                      <mo stretchy="false">∑</mo>
                      <mrow>
                        <mi>x</mi>
                        <mo stretchy="false">=</mo>
                        <mn>1</mn>
                      </mrow>
                      <mi>n</mi>
                    </munderover>
                    <msub>
                      <mi>d</mi>
                      <mn>0</mn>
                    </msub>
                  </mrow>
                </mrow>
                <mrow>
                  <mo stretchy="false">(</mo>
                  <mrow>
                    <mi>x</mi>
                  </mrow>
                  <mo stretchy="false">)</mo>
                </mrow>
              </mrow>
              <mo stretchy="false">)</mo>
            </mrow>
            <mtext/>
          </mrow>
        </mtd>
      </mtr>
      <mtr>
        <mtd>
          <mrow>
            <mrow>
              <mtext>    </mtext>
              <mo stretchy="false">+</mo>
              <mrow>
                <mfrac>
                  <mn>1</mn>
                  <mn>3</mn>
                </mfrac>
              </mrow>
            </mrow>
            <mrow>
              <mo stretchy="false">(</mo>
              <mrow>
                <mrow>
                  <mfrac>
                    <mi>n</mi>
                    <mn>2</mn>
                  </mfrac>
                </mrow>
                <mrow>
                  <msup>
                    <mrow>
                      <mo stretchy="false">(</mo>
                      <mrow>
                        <mi>log</mi>
                        <mi>n</mi>
                      </mrow>
                      <mo stretchy="false">)</mo>
                    </mrow>
                    <mn>2</mn>
                  </msup>
                  <mo stretchy="false">−</mo>
                  <mi>n</mi>
                </mrow>
                <mi>log</mi>
                <mrow>
                  <mrow>
                    <mrow>
                      <mi>n</mi>
                      <mo stretchy="false">+</mo>
                      <mi>n</mi>
                    </mrow>
                    <mo stretchy="false">−</mo>
                    <mn>1</mn>
                  </mrow>
                  <mo stretchy="false">−</mo>
                  <mrow>
                    <munderover>
                      <mo stretchy="false">∑</mo>
                      <mrow>
                        <mi>x</mi>
                        <mo stretchy="false">=</mo>
                        <mn>1</mn>
                      </mrow>
                      <mi>n</mi>
                    </munderover>
                    <msub>
                      <mi>d</mi>
                      <mn>3</mn>
                    </msub>
                  </mrow>
                </mrow>
                <mrow>
                  <mrow>
                    <mo stretchy="false">(</mo>
                    <mrow>
                      <mi>x</mi>
                    </mrow>
                    <mo stretchy="false">)</mo>
                  </mrow>
                  <mo stretchy="false">+</mo>
                  <mn>3</mn>
                </mrow>
                <mrow>
                  <munderover>
                    <mo stretchy="false">∑</mo>
                    <mrow>
                      <mi>x</mi>
                      <mo stretchy="false">=</mo>
                      <mn>1</mn>
                    </mrow>
                    <mi>n</mi>
                  </munderover>
                  <msub>
                    <mi>d</mi>
                    <mn>2</mn>
                  </msub>
                </mrow>
                <mrow>
                  <mrow>
                    <mo stretchy="false">(</mo>
                    <mrow>
                      <mi>x</mi>
                    </mrow>
                    <mo stretchy="false">)</mo>
                  </mrow>
                  <mo stretchy="false">−</mo>
                  <mn>3</mn>
                </mrow>
                <mrow>
                  <munderover>
                    <mo stretchy="false">∑</mo>
                    <mrow>
                      <mi>x</mi>
                      <mo stretchy="false">=</mo>
                      <mn>1</mn>
                    </mrow>
                    <mi>n</mi>
                  </munderover>
                  <msub>
                    <mi>d</mi>
                    <mn>1</mn>
                  </msub>
                </mrow>
                <mrow>
                  <mrow>
                    <mo stretchy="false">(</mo>
                    <mrow>
                      <mi>x</mi>
                    </mrow>
                    <mo stretchy="false">)</mo>
                  </mrow>
                  <mo stretchy="false">+</mo>
                  <mrow>
                    <munderover>
                      <mo stretchy="false">∑</mo>
                      <mrow>
                        <mi>x</mi>
                        <mo stretchy="false">=</mo>
                        <mn>1</mn>
                      </mrow>
                      <mi>n</mi>
                    </munderover>
                    <msub>
                      <mi>d</mi>
                      <mn>0</mn>
                    </msub>
                  </mrow>
                </mrow>
                <mrow>
                  <mo stretchy="false">(</mo>
                  <mrow>
                    <mi>x</mi>
                  </mrow>
                  <mo stretchy="false">)</mo>
                </mrow>
              </mrow>
              <mo stretchy="false">)</mo>
            </mrow>
            <mtext/>
          </mrow>
        </mtd>
      </mtr>
      <mtr>
        <mtd>
          <mrow>
            <mrow>
              <mtext>    </mtext>
              <mo stretchy="false">−</mo>
              <mrow>
                <mfrac>
                  <mn>1</mn>
                  <mn>4</mn>
                </mfrac>
              </mrow>
            </mrow>
            <mrow>
              <mo stretchy="false">(</mo>
              <mrow>
                <mrow>
                  <mfrac>
                    <mi>n</mi>
                    <mn>6</mn>
                  </mfrac>
                </mrow>
                <mrow>
                  <msup>
                    <mrow>
                      <mo stretchy="false">(</mo>
                      <mrow>
                        <mi>log</mi>
                        <mi>n</mi>
                      </mrow>
                      <mo stretchy="false">)</mo>
                    </mrow>
                    <mn>3</mn>
                  </msup>
                  <mo stretchy="false">−</mo>
                  <mrow>
                    <mfrac>
                      <mi>n</mi>
                      <mn>2</mn>
                    </mfrac>
                  </mrow>
                </mrow>
                <mrow>
                  <msup>
                    <mrow>
                      <mo stretchy="false">(</mo>
                      <mrow>
                        <mi>log</mi>
                        <mi>n</mi>
                      </mrow>
                      <mo stretchy="false">)</mo>
                    </mrow>
                    <mn>2</mn>
                  </msup>
                  <mo stretchy="false">+</mo>
                  <mi>n</mi>
                </mrow>
                <mi>log</mi>
                <mrow>
                  <mrow>
                    <mrow>
                      <mi>n</mi>
                      <mo stretchy="false">−</mo>
                      <mi>n</mi>
                    </mrow>
                    <mo stretchy="false">+</mo>
                    <mn>1</mn>
                  </mrow>
                  <mo stretchy="false">−</mo>
                  <mrow>
                    <munderover>
                      <mo stretchy="false">∑</mo>
                      <mrow>
                        <mi>x</mi>
                        <mo stretchy="false">=</mo>
                        <mn>1</mn>
                      </mrow>
                      <mi>n</mi>
                    </munderover>
                    <msub>
                      <mi>d</mi>
                      <mn>4</mn>
                    </msub>
                  </mrow>
                </mrow>
                <mrow>
                  <mrow>
                    <mo stretchy="false">(</mo>
                    <mrow>
                      <mi>x</mi>
                    </mrow>
                    <mo stretchy="false">)</mo>
                  </mrow>
                  <mo stretchy="false">+</mo>
                  <mn>4</mn>
                </mrow>
                <mrow>
                  <munderover>
                    <mo stretchy="false">∑</mo>
                    <mrow>
                      <mi>x</mi>
                      <mo stretchy="false">=</mo>
                      <mn>1</mn>
                    </mrow>
                    <mi>n</mi>
                  </munderover>
                  <msub>
                    <mi>d</mi>
                    <mn>3</mn>
                  </msub>
                </mrow>
                <mrow>
                  <mrow>
                    <mo stretchy="false">(</mo>
                    <mrow>
                      <mi>x</mi>
                    </mrow>
                    <mo stretchy="false">)</mo>
                  </mrow>
                  <mo stretchy="false">−</mo>
                  <mn>6</mn>
                </mrow>
                <mrow>
                  <munderover>
                    <mo stretchy="false">∑</mo>
                    <mrow>
                      <mi>x</mi>
                      <mo stretchy="false">=</mo>
                      <mn>1</mn>
                    </mrow>
                    <mi>n</mi>
                  </munderover>
                  <msub>
                    <mi>d</mi>
                    <mn>2</mn>
                  </msub>
                </mrow>
                <mrow>
                  <mrow>
                    <mo stretchy="false">(</mo>
                    <mrow>
                      <mi>x</mi>
                    </mrow>
                    <mo stretchy="false">)</mo>
                  </mrow>
                  <mo stretchy="false">+</mo>
                  <mn>4</mn>
                </mrow>
                <mrow>
                  <munderover>
                    <mo stretchy="false">∑</mo>
                    <mrow>
                      <mi>x</mi>
                      <mo stretchy="false">=</mo>
                      <mn>1</mn>
                    </mrow>
                    <mi>n</mi>
                  </munderover>
                  <msub>
                    <mi>d</mi>
                    <mn>1</mn>
                  </msub>
                </mrow>
                <mrow>
                  <mrow>
                    <mo stretchy="false">(</mo>
                    <mrow>
                      <mi>x</mi>
                    </mrow>
                    <mo stretchy="false">)</mo>
                  </mrow>
                  <mo stretchy="false">−</mo>
                  <mrow>
                    <munderover>
                      <mo stretchy="false">∑</mo>
                      <mrow>
                        <mi>x</mi>
                        <mo stretchy="false">=</mo>
                        <mn>1</mn>
                      </mrow>
                      <mi>n</mi>
                    </munderover>
                    <msub>
                      <mi>d</mi>
                      <mn>0</mn>
                    </msub>
                  </mrow>
                </mrow>
                <mrow>
                  <mo stretchy="false">(</mo>
                  <mrow>
                    <mi>x</mi>
                  </mrow>
                  <mo stretchy="false">)</mo>
                </mrow>
              </mrow>
              <mo stretchy="false">)</mo>
            </mrow>
            <mtext/>
          </mrow>
        </mtd>
      </mtr>
      <mtr>
        <mtd>
          <mrow>
            <mrow>
              <mtext>    </mtext>
              <mo stretchy="false">+</mo>
              <mrow>
                <mfrac>
                  <mn>1</mn>
                  <mn>5</mn>
                </mfrac>
              </mrow>
            </mrow>
            <mn>...</mn>
          </mrow>
        </mtd>
      </mtr>
    </mtable>
    <annotation encoding="StarMath 5.0">li(n) - %PI(n) = "                                                                                                                                                      "
"" newline log log n +.577215..."                                                                                                                                   "
"" newline "    "- { 1 over 2 } (n log n - n + 1 - sum from x = 1 to n d_2(x)+2 sum from x = 1 to n d_1(x)- sum from x = 1 to n d_0(x)) 
"" newline "    " + { 1 over 3 }({n over 2}(log n)^2- n log n + n - 1  - sum from x = 1 to n d_3(x)+  3 sum from x = 1 to n d_2(x)-3 sum from x = 1 to n d_1(x)+ sum from x = 1 to n d_0(x)) 
"" newline "    "- {1 over 4}({n over 6}(log n)^3-{n over 2}(log n)^2+ n log n - n + 1 - sum from x = 1 to n d_4(x)+  4 sum from x = 1 to n d_3(x)-6 sum from x = 1 to n d_2(x)+ 4 sum from x = 1 to n d_1(x)- sum from x = 1 to n d_0(x))
"" newline "    "+ {1 over 5}...</annotation>
  </semantics>
</math>
</file>

<file path=Object 114/content.xml><?xml version="1.0" encoding="utf-8"?>
<math xmlns="http://www.w3.org/1998/Math/MathML">
  <semantics>
    <mrow>
      <mo stretchy="false">Π</mo>
      <mrow>
        <mrow>
          <mo stretchy="false">(</mo>
          <mrow>
            <mi>n</mi>
          </mrow>
          <mo stretchy="false">)</mo>
        </mrow>
        <mo stretchy="false">≈</mo>
        <mi mathvariant="italic">li</mi>
      </mrow>
      <mrow>
        <mrow>
          <mo stretchy="false">(</mo>
          <mrow>
            <mi>n</mi>
          </mrow>
          <mo stretchy="false">)</mo>
        </mrow>
        <mo stretchy="false">+</mo>
        <mo stretchy="false">π</mo>
      </mrow>
      <mi>i</mi>
    </mrow>
    <annotation encoding="StarMath 5.0">%PI(n) approx li(n) +%pi i</annotation>
  </semantics>
</math>
</file>

<file path=Object 115/content.xml><?xml version="1.0" encoding="utf-8"?>
<math xmlns="http://www.w3.org/1998/Math/MathML">
  <semantics>
    <mtable>
      <mtr>
        <mtd>
          <mrow>
            <msub>
              <mi>D</mi>
              <mrow>
                <mi>k</mi>
                <mi>,</mi>
                <mi>a</mi>
              </mrow>
            </msub>
            <mrow>
              <mrow>
                <mo stretchy="false">(</mo>
                <mrow>
                  <mi>n</mi>
                </mrow>
                <mo stretchy="false">)</mo>
              </mrow>
              <mo stretchy="false">=</mo>
              <mrow>
                <munderover>
                  <mo stretchy="false">∑</mo>
                  <mrow>
                    <mi>j</mi>
                    <mo stretchy="false">=</mo>
                    <mn>1</mn>
                  </mrow>
                  <mi>k</mi>
                </munderover>
                <mrow>
                  <mo stretchy="false">(</mo>
                  <mrow>
                    <mtable>
                      <mtr>
                        <mtd>
                          <mrow>
                            <mi>k</mi>
                          </mrow>
                        </mtd>
                      </mtr>
                      <mtr>
                        <mtd>
                          <mrow>
                            <mi>j</mi>
                          </mrow>
                        </mtd>
                      </mtr>
                    </mtable>
                  </mrow>
                  <mo stretchy="false">)</mo>
                </mrow>
              </mrow>
            </mrow>
            <mrow>
              <munderover>
                <mo stretchy="false">∑</mo>
                <mrow>
                  <mi>m</mi>
                  <mo stretchy="false">=</mo>
                  <mi>a</mi>
                </mrow>
                <mrow>
                  <mo stretchy="false">⌊</mo>
                  <mrow>
                    <msup>
                      <mi>n</mi>
                      <mrow>
                        <mfrac>
                          <mn>1</mn>
                          <mi>k</mi>
                        </mfrac>
                      </mrow>
                    </msup>
                  </mrow>
                  <mo stretchy="false">⌋</mo>
                </mrow>
              </munderover>
              <msub>
                <mi>D</mi>
                <mrow>
                  <mrow>
                    <mi>k</mi>
                    <mo stretchy="false">−</mo>
                    <mi>j</mi>
                  </mrow>
                  <mi>,</mi>
                  <mrow>
                    <mi>m</mi>
                    <mo stretchy="false">+</mo>
                    <mn>1</mn>
                  </mrow>
                </mrow>
              </msub>
            </mrow>
            <mrow>
              <mo stretchy="false">(</mo>
              <mrow>
                <mfrac>
                  <mi>n</mi>
                  <msup>
                    <mi>m</mi>
                    <mi>j</mi>
                  </msup>
                </mfrac>
              </mrow>
              <mo stretchy="false">)</mo>
            </mrow>
            <mtext/>
          </mrow>
        </mtd>
      </mtr>
      <mtr>
        <mtd>
          <mrow>
            <msub>
              <mi>D</mi>
              <mrow>
                <mn>1,</mn>
                <mi>a</mi>
              </mrow>
            </msub>
            <mrow>
              <mrow>
                <mo stretchy="false">(</mo>
                <mrow>
                  <mi>n</mi>
                </mrow>
                <mo stretchy="false">)</mo>
              </mrow>
              <mo stretchy="false">=</mo>
              <mrow>
                <mrow>
                  <mrow>
                    <mo stretchy="false">⌊</mo>
                    <mrow>
                      <mi>n</mi>
                    </mrow>
                    <mo stretchy="false">⌋</mo>
                  </mrow>
                  <mo stretchy="false">−</mo>
                  <mi>a</mi>
                </mrow>
                <mo stretchy="false">+</mo>
                <mn>1</mn>
              </mrow>
            </mrow>
            <mtext/>
          </mrow>
        </mtd>
      </mtr>
      <mtr>
        <mtd>
          <mrow>
            <msub>
              <mi>D</mi>
              <mrow>
                <mn>0,</mn>
                <mi>a</mi>
              </mrow>
            </msub>
            <mrow>
              <mrow>
                <mo stretchy="false">(</mo>
                <mrow>
                  <mi>n</mi>
                </mrow>
                <mo stretchy="false">)</mo>
              </mrow>
              <mo stretchy="false">=</mo>
              <mn>1</mn>
            </mrow>
          </mrow>
        </mtd>
      </mtr>
      <mtr>
        <mtd>
          <mrow>
            <mo stretchy="false">Π</mo>
            <mrow>
              <mrow>
                <mo stretchy="false">(</mo>
                <mrow>
                  <mi>n</mi>
                </mrow>
                <mo stretchy="false">)</mo>
              </mrow>
              <mo stretchy="false">=</mo>
              <msub>
                <mi>D</mi>
                <mrow>
                  <mn>1,2</mn>
                </mrow>
              </msub>
            </mrow>
            <mrow>
              <mrow>
                <mo stretchy="false">(</mo>
                <mrow>
                  <mi>n</mi>
                </mrow>
                <mo stretchy="false">)</mo>
              </mrow>
              <mo stretchy="false">−</mo>
              <mrow>
                <mfrac>
                  <mn>1</mn>
                  <mn>2</mn>
                </mfrac>
              </mrow>
            </mrow>
            <msub>
              <mi>D</mi>
              <mrow>
                <mn>2,2</mn>
              </mrow>
            </msub>
            <mrow>
              <mrow>
                <mo stretchy="false">(</mo>
                <mrow>
                  <mi>n</mi>
                </mrow>
                <mo stretchy="false">)</mo>
              </mrow>
              <mo stretchy="false">+</mo>
              <mrow>
                <mfrac>
                  <mn>1</mn>
                  <mn>3</mn>
                </mfrac>
              </mrow>
            </mrow>
            <msub>
              <mi>D</mi>
              <mrow>
                <mn>3,2</mn>
              </mrow>
            </msub>
            <mrow>
              <mrow>
                <mo stretchy="false">(</mo>
                <mrow>
                  <mi>n</mi>
                </mrow>
                <mo stretchy="false">)</mo>
              </mrow>
              <mo stretchy="false">−</mo>
              <mrow>
                <mfrac>
                  <mn>1</mn>
                  <mn>4</mn>
                </mfrac>
              </mrow>
            </mrow>
            <msub>
              <mi>D</mi>
              <mrow>
                <mn>4,2</mn>
              </mrow>
            </msub>
            <mrow>
              <mrow>
                <mo stretchy="false">(</mo>
                <mrow>
                  <mi>n</mi>
                </mrow>
                <mo stretchy="false">)</mo>
              </mrow>
              <mo stretchy="false">+</mo>
              <mrow>
                <mfrac>
                  <mn>1</mn>
                  <mn>5</mn>
                </mfrac>
              </mrow>
            </mrow>
            <mn>...</mn>
          </mrow>
        </mtd>
      </mtr>
    </mtable>
    <annotation encoding="StarMath 5.0">D_{k,a}(n) = sum from j = 1 to k (binom{k}{j}) sum from m = a to lfloor n^{1 over k} rfloor D_{k-j, m+1}(n over m^j)
"" newline D_{1,a}(n) = lfloor n rfloor -a+1
"" newline D_{0,a}(n) = 1
newline %PI(n) = D_{1,2}(n)
- {1 over 2}D_{2,2}(n)
+ {1 over 3}D_{3,2}(n)
- {1 over 4}D_{4,2}(n)
+ {1 over 5} ...</annotation>
  </semantics>
</math>
</file>

<file path=Object 116/content.xml><?xml version="1.0" encoding="utf-8"?>
<math xmlns="http://www.w3.org/1998/Math/MathML">
  <semantics>
    <mtable>
      <mtr>
        <mtd>
          <mrow>
            <mo stretchy="false">Π</mo>
            <mrow>
              <mrow>
                <mo stretchy="false">(</mo>
                <mrow>
                  <mi>n</mi>
                </mrow>
                <mo stretchy="false">)</mo>
              </mrow>
              <mo stretchy="false">=</mo>
              <msub>
                <mi>D</mi>
                <mn>1</mn>
              </msub>
            </mrow>
            <mi>'</mi>
            <mrow>
              <mrow>
                <mrow>
                  <mo stretchy="false">(</mo>
                  <mrow>
                    <mi>n</mi>
                  </mrow>
                  <mo stretchy="false">)</mo>
                </mrow>
                <mo stretchy="false">+</mo>
                <mrow>
                  <munderover>
                    <mo stretchy="false">∑</mo>
                    <mrow>
                      <mi>j</mi>
                      <mo stretchy="false">=</mo>
                      <mrow>
                        <mrow>
                          <mrow>
                            <mo stretchy="false">⌊</mo>
                            <mrow>
                              <msup>
                                <mi>n</mi>
                                <mrow>
                                  <mfrac>
                                    <mn>1</mn>
                                    <mn>3</mn>
                                  </mfrac>
                                </mrow>
                              </msup>
                            </mrow>
                            <mo stretchy="false">⌋</mo>
                          </mrow>
                          <mo stretchy="false">+</mo>
                          <mn>1</mn>
                        </mrow>
                      </mrow>
                    </mrow>
                    <mrow>
                      <mo stretchy="false">⌊</mo>
                      <mrow>
                        <mrow>
                          <msup>
                            <mi>n</mi>
                            <mrow>
                              <mfrac>
                                <mn>1</mn>
                                <mn>2</mn>
                              </mfrac>
                            </mrow>
                          </msup>
                        </mrow>
                      </mrow>
                      <mo stretchy="false">⌋</mo>
                    </mrow>
                  </munderover>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row>
                              <mo stretchy="false">⌊</mo>
                              <mrow>
                                <mfrac>
                                  <mi>n</mi>
                                  <mi>j</mi>
                                </mfrac>
                              </mrow>
                              <mo stretchy="false">⌋</mo>
                            </mrow>
                          </mrow>
                          <mo stretchy="false">)</mo>
                        </mrow>
                      </mrow>
                    </mrow>
                  </mrow>
                </mrow>
              </mrow>
              <mo stretchy="false">+</mo>
              <mrow>
                <munderover>
                  <mo stretchy="false">∑</mo>
                  <mrow>
                    <mi>j</mi>
                    <mo stretchy="false">=</mo>
                    <mn>1</mn>
                  </mrow>
                  <mrow>
                    <mo stretchy="false">⌊</mo>
                    <mrow>
                      <mrow>
                        <msup>
                          <mi>n</mi>
                          <mrow>
                            <mfrac>
                              <mn>1</mn>
                              <mn>2</mn>
                            </mfrac>
                          </mrow>
                        </msup>
                      </mrow>
                    </mrow>
                    <mo stretchy="false">⌋</mo>
                  </mrow>
                </munderover>
                <mrow>
                  <mrow>
                    <mo stretchy="false">(</mo>
                    <mrow>
                      <msub>
                        <mi>D</mi>
                        <mn>1</mn>
                      </msub>
                      <mi>'</mi>
                      <mrow>
                        <mrow>
                          <mo stretchy="false">(</mo>
                          <mrow>
                            <mrow>
                              <mrow>
                                <mo stretchy="false">⌊</mo>
                                <mrow>
                                  <mfrac>
                                    <mi>n</mi>
                                    <mi>j</mi>
                                  </mfrac>
                                </mrow>
                                <mo stretchy="false">⌋</mo>
                              </mrow>
                            </mrow>
                          </mrow>
                          <mo stretchy="false">)</mo>
                        </mrow>
                        <mo stretchy="false">−</mo>
                        <msub>
                          <mi>D</mi>
                          <mn>1</mn>
                        </msub>
                      </mrow>
                      <mi>'</mi>
                      <mrow>
                        <mo stretchy="false">(</mo>
                        <mrow>
                          <mrow>
                            <mo stretchy="false">⌊</mo>
                            <mrow>
                              <mfrac>
                                <mi>n</mi>
                                <mrow>
                                  <mrow>
                                    <mi>j</mi>
                                    <mo stretchy="false">+</mo>
                                    <mn>1</mn>
                                  </mrow>
                                </mrow>
                              </mfrac>
                            </mrow>
                            <mo stretchy="false">⌋</mo>
                          </mrow>
                        </mrow>
                        <mo stretchy="false">)</mo>
                      </mrow>
                    </mrow>
                    <mo stretchy="false">)</mo>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i>j</mi>
                        </mrow>
                        <mo stretchy="false">)</mo>
                      </mrow>
                    </mrow>
                  </mrow>
                </mrow>
              </mrow>
            </mrow>
            <mtext>              </mtext>
            <mtext/>
          </mrow>
        </mtd>
      </mtr>
      <mtr>
        <mtd>
          <mrow>
            <mrow>
              <mrow>
                <mtext>                    </mtext>
                <mo stretchy="false">+</mo>
                <mrow>
                  <munderover>
                    <mo stretchy="false">∑</mo>
                    <mrow>
                      <mi>j</mi>
                      <mo stretchy="false">=</mo>
                      <mn>2</mn>
                    </mrow>
                    <mrow>
                      <mo stretchy="false">⌊</mo>
                      <mrow>
                        <msup>
                          <mi>n</mi>
                          <mrow>
                            <mfrac>
                              <mn>1</mn>
                              <mn>3</mn>
                            </mfrac>
                          </mrow>
                        </msup>
                      </mrow>
                      <mo stretchy="false">⌋</mo>
                    </mrow>
                  </munderover>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i>j</mi>
                        </mrow>
                        <mo stretchy="false">)</mo>
                      </mrow>
                      <msub>
                        <mi>D</mi>
                        <mrow>
                          <mn>1</mn>
                        </mrow>
                      </msub>
                      <mi>'</mi>
                      <mrow>
                        <mo stretchy="false">(</mo>
                        <mrow>
                          <mrow>
                            <mo stretchy="false">⌊</mo>
                            <mrow>
                              <mfrac>
                                <mi>n</mi>
                                <mi>j</mi>
                              </mfrac>
                            </mrow>
                            <mo stretchy="false">⌋</mo>
                          </mrow>
                        </mrow>
                        <mo stretchy="false">)</mo>
                      </mrow>
                    </mrow>
                  </mrow>
                </mrow>
              </mrow>
              <mo stretchy="false">+</mo>
              <mrow>
                <munderover>
                  <mo stretchy="false">∑</mo>
                  <mrow>
                    <mi>j</mi>
                    <mo stretchy="false">=</mo>
                    <mn>2</mn>
                  </mrow>
                  <mrow>
                    <mo stretchy="false">⌊</mo>
                    <mrow>
                      <msup>
                        <mi>n</mi>
                        <mrow>
                          <mfrac>
                            <mn>1</mn>
                            <mn>3</mn>
                          </mfrac>
                        </mrow>
                      </msup>
                    </mrow>
                    <mo stretchy="false">⌋</mo>
                  </mrow>
                </munderover>
                <mrow>
                  <munderover>
                    <mo stretchy="false">∑</mo>
                    <mrow>
                      <mi>s</mi>
                      <mo stretchy="false">=</mo>
                      <mrow>
                        <mrow>
                          <mrow>
                            <mo stretchy="false">⌊</mo>
                            <mrow>
                              <mrow>
                                <mfrac>
                                  <mrow>
                                    <mo stretchy="false">⌊</mo>
                                    <mrow>
                                      <msup>
                                        <mi>n</mi>
                                        <mrow>
                                          <mfrac>
                                            <mn>1</mn>
                                            <mn>3</mn>
                                          </mfrac>
                                        </mrow>
                                      </msup>
                                    </mrow>
                                    <mo stretchy="false">⌋</mo>
                                  </mrow>
                                  <mi>j</mi>
                                </mfrac>
                              </mrow>
                            </mrow>
                            <mo stretchy="false">⌋</mo>
                          </mrow>
                          <mo stretchy="false">+</mo>
                          <mn>1</mn>
                        </mrow>
                      </mrow>
                    </mrow>
                    <mrow>
                      <mo stretchy="false">⌊</mo>
                      <mrow>
                        <mrow>
                          <mfrac>
                            <mi>n</mi>
                            <mi>j</mi>
                          </mfrac>
                        </mrow>
                      </mrow>
                      <mo stretchy="false">⌋</mo>
                    </mrow>
                  </munderover>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row>
                        <munderover>
                          <mo stretchy="false">∑</mo>
                          <mrow>
                            <mi>m</mi>
                            <mo stretchy="false">=</mo>
                            <mn>1</mn>
                          </mrow>
                          <mrow>
                            <mrow>
                              <mi>k</mi>
                              <mo stretchy="false">−</mo>
                              <mn>2</mn>
                            </mrow>
                          </mrow>
                        </munderover>
                        <msub>
                          <mi>d</mi>
                          <mrow>
                            <mi>m</mi>
                          </mrow>
                        </msub>
                      </mrow>
                      <mi>'</mi>
                      <mrow>
                        <mo stretchy="false">(</mo>
                        <mrow>
                          <mi>j</mi>
                        </mrow>
                        <mo stretchy="false">)</mo>
                      </mrow>
                      <msub>
                        <mi>D</mi>
                        <mrow>
                          <mrow>
                            <mrow>
                              <mi>k</mi>
                              <mo stretchy="false">−</mo>
                              <mi>m</mi>
                            </mrow>
                            <mo stretchy="false">−</mo>
                            <mn>1</mn>
                          </mrow>
                        </mrow>
                      </msub>
                      <mi>'</mi>
                      <mrow>
                        <mo stretchy="false">(</mo>
                        <mrow>
                          <mrow>
                            <mo stretchy="false">⌊</mo>
                            <mrow>
                              <mfrac>
                                <mi>n</mi>
                                <mi mathvariant="italic">js</mi>
                              </mfrac>
                            </mrow>
                            <mo stretchy="false">⌋</mo>
                          </mrow>
                        </mrow>
                        <mo stretchy="false">)</mo>
                      </mrow>
                    </mrow>
                  </mrow>
                </mrow>
              </mrow>
            </mrow>
            <mtext/>
          </mrow>
        </mtd>
      </mtr>
      <mtr>
        <mtd>
          <mrow>
            <mrow>
              <mtext>                     </mtext>
              <mo stretchy="false">+</mo>
              <mrow>
                <mrow>
                  <munderover>
                    <mo stretchy="false">∑</mo>
                    <mrow>
                      <mi>j</mi>
                      <mo stretchy="false">=</mo>
                      <mn>2</mn>
                    </mrow>
                    <mrow>
                      <mo stretchy="false">⌊</mo>
                      <mrow>
                        <msup>
                          <mi>n</mi>
                          <mrow>
                            <mfrac>
                              <mn>1</mn>
                              <mn>3</mn>
                            </mfrac>
                          </mrow>
                        </msup>
                      </mrow>
                      <mo stretchy="false">⌋</mo>
                    </mrow>
                  </munderover>
                  <mrow>
                    <munderover>
                      <mo stretchy="false">∑</mo>
                      <mrow>
                        <mi>s</mi>
                        <mo stretchy="false">=</mo>
                        <mn>1</mn>
                      </mrow>
                      <mrow>
                        <mrow>
                          <mrow>
                            <mo stretchy="false">⌊</mo>
                            <mrow>
                              <msup>
                                <mrow>
                                  <mrow>
                                    <mo stretchy="false">⌊</mo>
                                    <mrow>
                                      <mfrac>
                                        <mi>n</mi>
                                        <mi>j</mi>
                                      </mfrac>
                                    </mrow>
                                    <mo stretchy="false">⌋</mo>
                                  </mrow>
                                </mrow>
                                <mrow>
                                  <mfrac>
                                    <mn>1</mn>
                                    <mn>2</mn>
                                  </mfrac>
                                </mrow>
                              </msup>
                            </mrow>
                            <mo stretchy="false">⌋</mo>
                          </mrow>
                          <mo stretchy="false">−</mo>
                          <mn>1</mn>
                        </mrow>
                      </mrow>
                    </munderover>
                    <mrow>
                      <mo stretchy="false">(</mo>
                      <mrow>
                        <msub>
                          <mi>D</mi>
                          <mn>1</mn>
                        </msub>
                        <mi>'</mi>
                        <mrow>
                          <mrow>
                            <mo stretchy="false">(</mo>
                            <mrow>
                              <mrow>
                                <mo stretchy="false">⌊</mo>
                                <mrow>
                                  <mfrac>
                                    <mi>n</mi>
                                    <mrow>
                                      <mi mathvariant="italic">js</mi>
                                    </mrow>
                                  </mfrac>
                                </mrow>
                                <mo stretchy="false">⌋</mo>
                              </mrow>
                            </mrow>
                            <mo stretchy="false">)</mo>
                          </mrow>
                          <mo stretchy="false">−</mo>
                          <msub>
                            <mi>D</mi>
                            <mn>1</mn>
                          </msub>
                        </mrow>
                        <mi>'</mi>
                        <mrow>
                          <mo stretchy="false">(</mo>
                          <mrow>
                            <mrow>
                              <mo stretchy="false">⌊</mo>
                              <mrow>
                                <mfrac>
                                  <mi>n</mi>
                                  <mrow>
                                    <mi>j</mi>
                                    <mrow>
                                      <mo stretchy="false">(</mo>
                                      <mrow>
                                        <mrow>
                                          <mi>s</mi>
                                          <mo stretchy="false">+</mo>
                                          <mn>1</mn>
                                        </mrow>
                                      </mrow>
                                      <mo stretchy="false">)</mo>
                                    </mrow>
                                  </mrow>
                                </mfrac>
                              </mrow>
                              <mo stretchy="false">⌋</mo>
                            </mrow>
                          </mrow>
                          <mo stretchy="false">)</mo>
                        </mrow>
                      </mrow>
                      <mo stretchy="false">)</mo>
                    </mrow>
                  </mrow>
                </mrow>
                <mo stretchy="false">⋅</mo>
                <mtext/>
              </mrow>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row>
                  <munderover>
                    <mo stretchy="false">∑</mo>
                    <mrow>
                      <mi>m</mi>
                      <mo stretchy="false">=</mo>
                      <mn>1</mn>
                    </mrow>
                    <mrow>
                      <mrow>
                        <mi>k</mi>
                        <mo stretchy="false">−</mo>
                        <mn>2</mn>
                      </mrow>
                    </mrow>
                  </munderover>
                  <msub>
                    <mi>d</mi>
                    <mrow>
                      <mi>m</mi>
                    </mrow>
                  </msub>
                </mrow>
                <mi>'</mi>
                <mrow>
                  <mo stretchy="false">(</mo>
                  <mrow>
                    <mi>j</mi>
                  </mrow>
                  <mo stretchy="false">)</mo>
                </mrow>
                <msub>
                  <mi>D</mi>
                  <mrow>
                    <mrow>
                      <mrow>
                        <mi>k</mi>
                        <mo stretchy="false">−</mo>
                        <mi>m</mi>
                      </mrow>
                      <mo stretchy="false">−</mo>
                      <mn>1</mn>
                    </mrow>
                  </mrow>
                </msub>
                <mi>'</mi>
                <mrow>
                  <mo stretchy="false">(</mo>
                  <mrow>
                    <mi>s</mi>
                  </mrow>
                  <mo stretchy="false">)</mo>
                </mrow>
              </mrow>
            </mrow>
          </mrow>
        </mtd>
      </mtr>
    </mtable>
    <annotation encoding="StarMath 5.0">%PI(n) = D_1'(n) + sum from j = {lfloor n^{1 over 3} rfloor + 1} to lfloor {n^{1 over 2}} rfloor {sum from k = 2 to { lfloor log_2 n rfloor }{ {{-1^{k+1}} over {k}} D_{k-1}'( lfloor n over j rfloor )}}
+ sum from j = 1 to lfloor {n^{1 over 2}} rfloor {(D_1'({lfloor n over j rfloor}) - D_1'(lfloor n over {j+1}rfloor))sum from k = 2 to { lfloor log_2 n rfloor }{ {{-1^{k+1}} over {k}} D_{k-1}'( j )}}"              "

 "" newline "                    "+ sum from j = 2 to lfloor n^{1 over 3} rfloor sum from k = 2 to {lfloor log_2 n rfloor}{ {{-1^{k+1}} over {k}}d_{k-1}'(j) D_{1}'( lfloor n over j rfloor )}

+ sum from j = 2 to lfloor n^{1 over 3} rfloor sum from s = { lfloor { lfloor n ^{1 over 3} rfloor over j}rfloor +1} to lfloor {n over j} rfloor sum from k = 2 to {lfloor log_2 n rfloor}{ {{-1^{k+1}} over {k}}sum from m = 1 to {k-2} d_{m}'(j) D_{k-m-1}'( lfloor n over js rfloor )}

 "" newline "                     "+ sum from j = 2 to lfloor n^{1 over 3} rfloor sum from s = 1 to {lfloor {lfloor n over j rfloor}^{1 over 2 } rfloor - 1}(D_1'(lfloor n over {js} rfloor) - D_1'(lfloor n over {j(s+1)} rfloor)) cdot "" sum from k = 2 to { lfloor log_2 n rfloor}{ {{-1^{k+1}} over {k}}sum from m = 1 to {k-2} d_{m}'(j) D_{k-m-1}'( s )}
</annotation>
  </semantics>
</math>
</file>

<file path=Object 117/content.xml><?xml version="1.0" encoding="utf-8"?>
<math xmlns="http://www.w3.org/1998/Math/MathML">
  <semantics>
    <mrow>
      <mo stretchy="false">Π</mo>
      <mrow>
        <mrow>
          <mo stretchy="false">(</mo>
          <mrow>
            <mi>n</mi>
          </mrow>
          <mo stretchy="false">)</mo>
        </mrow>
        <mo stretchy="false">=</mo>
        <mrow>
          <munder>
            <mi>lim</mi>
            <mrow>
              <mi>z</mi>
              <mo stretchy="false">→</mo>
              <mn>0</mn>
            </mrow>
          </munder>
          <mrow>
            <mfrac>
              <mrow>
                <mo stretchy="false">(</mo>
                <mrow>
                  <msub>
                    <mi>D</mi>
                    <mi>z</mi>
                  </msub>
                  <mrow>
                    <mrow>
                      <mo stretchy="false">(</mo>
                      <mrow>
                        <mi>n</mi>
                      </mrow>
                      <mo stretchy="false">)</mo>
                    </mrow>
                    <mo stretchy="false">−</mo>
                    <mn>1</mn>
                  </mrow>
                </mrow>
                <mo stretchy="false">)</mo>
              </mrow>
              <mi>z</mi>
            </mfrac>
          </mrow>
        </mrow>
      </mrow>
    </mrow>
    <annotation encoding="StarMath 5.0">%PI(n)=lim from{z rightarrow 0} {(D_z(n)-1) over z}</annotation>
  </semantics>
</math>
</file>

<file path=Object 118/content.xml><?xml version="1.0" encoding="utf-8"?>
<math xmlns="http://www.w3.org/1998/Math/MathML">
  <semantics>
    <mrow>
      <mo stretchy="false">Π</mo>
      <mrow>
        <mo stretchy="false">(</mo>
        <mrow>
          <mi>n</mi>
        </mrow>
        <mo stretchy="false">)</mo>
      </mrow>
    </mrow>
    <annotation encoding="StarMath 5.0">%PI(n)</annotation>
  </semantics>
</math>
</file>

<file path=Object 119/content.xml><?xml version="1.0" encoding="utf-8"?>
<math xmlns="http://www.w3.org/1998/Math/MathML">
  <semantics>
    <mrow>
      <msub>
        <mi>D</mi>
        <mn>0</mn>
      </msub>
      <mrow>
        <mo stretchy="false">(</mo>
        <mrow>
          <mi>n</mi>
        </mrow>
        <mo stretchy="false">)</mo>
      </mrow>
    </mrow>
    <annotation encoding="StarMath 5.0">D_0(n)</annotation>
  </semantics>
</math>
</file>

<file path=Object 12/content.xml><?xml version="1.0" encoding="utf-8"?>
<math xmlns="http://www.w3.org/1998/Math/MathML">
  <semantics>
    <mrow>
      <mo stretchy="false">Π</mo>
      <mrow>
        <mo stretchy="false">(</mo>
        <mrow>
          <mi>n</mi>
        </mrow>
        <mo stretchy="false">)</mo>
      </mrow>
    </mrow>
    <annotation encoding="StarMath 5.0">%PI(n)</annotation>
  </semantics>
</math>
</file>

<file path=Object 120/content.xml><?xml version="1.0" encoding="utf-8"?>
<math xmlns="http://www.w3.org/1998/Math/MathML">
  <semantics>
    <mrow>
      <msub>
        <mi>D</mi>
        <mi>k</mi>
      </msub>
      <mrow>
        <mrow>
          <mo stretchy="false">(</mo>
          <mrow>
            <mi>n</mi>
          </mrow>
          <mo stretchy="false">)</mo>
        </mrow>
        <mo stretchy="false">=</mo>
        <mrow>
          <munderover>
            <mo stretchy="false">∑</mo>
            <mrow>
              <mi>j</mi>
              <mo stretchy="false">=</mo>
              <mn>0</mn>
            </mrow>
            <mi>k</mi>
          </munderover>
          <mtext>(</mtext>
        </mrow>
      </mrow>
      <mtable>
        <mtr>
          <mtd>
            <mrow>
              <mi>k</mi>
            </mrow>
          </mtd>
        </mtr>
        <mtr>
          <mtd>
            <mrow>
              <mi>j</mi>
            </mrow>
          </mtd>
        </mtr>
      </mtable>
      <mtext>)</mtext>
      <msub>
        <mi>D</mi>
        <mi>j</mi>
      </msub>
      <mi>'</mi>
      <mrow>
        <mo stretchy="false">(</mo>
        <mrow>
          <mi>n</mi>
        </mrow>
        <mo stretchy="false">)</mo>
      </mrow>
    </mrow>
    <annotation encoding="StarMath 5.0">D_k(n) = sum from j = 0 to k "("binom{k}{j} ")"D_j'(n)</annotation>
  </semantics>
</math>
</file>

<file path=Object 121/content.xml><?xml version="1.0" encoding="utf-8"?>
<math xmlns="http://www.w3.org/1998/Math/MathML">
  <semantics>
    <mrow>
      <msub>
        <mi>D</mi>
        <mn>0</mn>
      </msub>
      <mrow>
        <mrow>
          <mo stretchy="false">(</mo>
          <mrow>
            <mi>n</mi>
          </mrow>
          <mo stretchy="false">)</mo>
        </mrow>
        <mo stretchy="false">=</mo>
        <msub>
          <mi>D</mi>
          <mn>0</mn>
        </msub>
      </mrow>
      <mi>'</mi>
      <mrow>
        <mo stretchy="false">(</mo>
        <mrow>
          <mi>n</mi>
        </mrow>
        <mo stretchy="false">)</mo>
      </mrow>
    </mrow>
    <annotation encoding="StarMath 5.0">D_0(n)=D_0'(n)</annotation>
  </semantics>
</math>
</file>

<file path=Object 122/content.xml><?xml version="1.0" encoding="utf-8"?>
<math xmlns="http://www.w3.org/1998/Math/MathML">
  <semantics>
    <mrow>
      <mo stretchy="false">Π</mo>
      <mrow>
        <mrow>
          <mo stretchy="false">(</mo>
          <mrow>
            <mi>n</mi>
          </mrow>
          <mo stretchy="false">)</mo>
        </mrow>
        <mo stretchy="false">=</mo>
        <mrow>
          <munder>
            <mi>lim</mi>
            <mrow>
              <mi>z</mi>
              <mo stretchy="false">→</mo>
              <mn>0</mn>
            </mrow>
          </munder>
          <mrow>
            <mfrac>
              <mrow>
                <mo stretchy="false">(</mo>
                <mrow>
                  <msub>
                    <mi>D</mi>
                    <mi>z</mi>
                  </msub>
                  <mi>'</mi>
                  <mrow>
                    <mrow>
                      <mo stretchy="false">(</mo>
                      <mrow>
                        <mi>n</mi>
                      </mrow>
                      <mo stretchy="false">)</mo>
                    </mrow>
                    <mo stretchy="false">−</mo>
                    <mn>1</mn>
                  </mrow>
                </mrow>
                <mo stretchy="false">)</mo>
              </mrow>
              <mi>z</mi>
            </mfrac>
          </mrow>
        </mrow>
      </mrow>
    </mrow>
    <annotation encoding="StarMath 5.0">%PI(n)=lim from{z rightarrow 0} {(D_z'(n)-1) over z}</annotation>
  </semantics>
</math>
</file>

<file path=Object 123/content.xml><?xml version="1.0" encoding="utf-8"?>
<math xmlns="http://www.w3.org/1998/Math/MathML">
  <semantics>
    <mrow>
      <mo stretchy="false">Π</mo>
      <mrow>
        <mo stretchy="false">(</mo>
        <mrow>
          <mi>n</mi>
        </mrow>
        <mo stretchy="false">)</mo>
      </mrow>
    </mrow>
    <annotation encoding="StarMath 5.0">%PI(n)</annotation>
  </semantics>
</math>
</file>

<file path=Object 124/content.xml><?xml version="1.0" encoding="utf-8"?>
<math xmlns="http://www.w3.org/1998/Math/MathML">
  <semantics>
    <mrow>
      <mo stretchy="false">Π</mo>
      <mrow>
        <mo stretchy="false">(</mo>
        <mrow>
          <mi>n</mi>
        </mrow>
        <mo stretchy="false">)</mo>
      </mrow>
    </mrow>
    <annotation encoding="StarMath 5.0">%PI(n)</annotation>
  </semantics>
</math>
</file>

<file path=Object 125/content.xml><?xml version="1.0" encoding="utf-8"?>
<math xmlns="http://www.w3.org/1998/Math/MathML">
  <semantics>
    <mrow>
      <msub>
        <mi>D</mi>
        <mi>k</mi>
      </msub>
      <mi>'</mi>
      <mrow>
        <mo stretchy="false">(</mo>
        <mrow>
          <mi>n</mi>
        </mrow>
        <mo stretchy="false">)</mo>
      </mrow>
    </mrow>
    <annotation encoding="StarMath 5.0">D_k'(n)</annotation>
  </semantics>
</math>
</file>

<file path=Object 126/content.xml><?xml version="1.0" encoding="utf-8"?>
<math xmlns="http://www.w3.org/1998/Math/MathML">
  <semantics>
    <mrow>
      <mrow>
        <munderover>
          <mo stretchy="false">∑</mo>
          <mrow>
            <mi>j</mi>
            <mo stretchy="false">=</mo>
            <mn>2</mn>
          </mrow>
          <mi>n</mi>
        </munderover>
        <msub>
          <mi>d</mi>
          <mi>k</mi>
        </msub>
      </mrow>
      <mi>'</mi>
      <mrow>
        <mo stretchy="false">(</mo>
        <mrow>
          <mi>j</mi>
        </mrow>
        <mo stretchy="false">)</mo>
      </mrow>
    </mrow>
    <annotation encoding="StarMath 5.0">sum from j = 2 to n d_k'(j)</annotation>
  </semantics>
</math>
</file>

<file path=Object 127/content.xml><?xml version="1.0" encoding="utf-8"?>
<math xmlns="http://www.w3.org/1998/Math/MathML">
  <semantics>
    <mrow>
      <msub>
        <mi>D</mi>
        <mn>0</mn>
      </msub>
      <mi>'</mi>
      <mrow>
        <mo stretchy="false">(</mo>
        <mrow>
          <mi>n</mi>
        </mrow>
        <mo stretchy="false">)</mo>
      </mrow>
    </mrow>
    <annotation encoding="StarMath 5.0">D_0'(n)</annotation>
  </semantics>
</math>
</file>

<file path=Object 128/content.xml><?xml version="1.0" encoding="utf-8"?>
<math xmlns="http://www.w3.org/1998/Math/MathML">
  <semantics>
    <mrow>
      <mo stretchy="false">Π</mo>
      <mrow>
        <mrow>
          <mo stretchy="false">(</mo>
          <mrow>
            <mi>n</mi>
          </mrow>
          <mo stretchy="false">)</mo>
        </mrow>
        <mo stretchy="false">≈</mo>
        <mrow>
          <munder>
            <mi>lim</mi>
            <mrow>
              <mi>z</mi>
              <mo stretchy="false">→</mo>
              <mn>0</mn>
            </mrow>
          </munder>
          <mrow>
            <mfrac>
              <mn>1</mn>
              <mi>z</mi>
            </mfrac>
          </mrow>
        </mrow>
      </mrow>
      <mrow>
        <mrow>
          <mrow>
            <mrow>
              <mo stretchy="false">(</mo>
              <mrow>
                <mrow>
                  <mrow>
                    <msup>
                      <mrow>
                        <mo stretchy="false">(</mo>
                        <mrow>
                          <mrow>
                            <mo stretchy="false">−</mo>
                            <mn>1</mn>
                          </mrow>
                        </mrow>
                        <mo stretchy="false">)</mo>
                      </mrow>
                      <mi>z</mi>
                    </msup>
                    <mo stretchy="false">−</mo>
                    <mfrac>
                      <mrow>
                        <msup>
                          <mrow>
                            <mo stretchy="false">(</mo>
                            <mrow>
                              <mrow>
                                <mo stretchy="false">−</mo>
                                <mn>1</mn>
                              </mrow>
                            </mrow>
                            <mo stretchy="false">)</mo>
                          </mrow>
                          <mi>z</mi>
                        </msup>
                        <mo stretchy="false">Γ</mo>
                        <mrow>
                          <mo stretchy="false">(</mo>
                          <mrow>
                            <mi>z</mi>
                            <mrow>
                              <mi>,</mi>
                              <mo stretchy="false">−</mo>
                              <mi>log</mi>
                            </mrow>
                            <mi>n</mi>
                          </mrow>
                          <mo stretchy="false">)</mo>
                        </mrow>
                      </mrow>
                      <mrow>
                        <mo stretchy="false">Γ</mo>
                        <mrow>
                          <mo stretchy="false">(</mo>
                          <mrow>
                            <mi>z</mi>
                          </mrow>
                          <mo stretchy="false">)</mo>
                        </mrow>
                      </mrow>
                    </mfrac>
                  </mrow>
                  <mo stretchy="false">−</mo>
                  <mn>1</mn>
                </mrow>
              </mrow>
              <mo stretchy="false">)</mo>
            </mrow>
            <mo stretchy="false">=</mo>
            <mrow>
              <munder>
                <mi>lim</mi>
                <mrow>
                  <mi>z</mi>
                  <mo stretchy="false">→</mo>
                  <mn>0</mn>
                </mrow>
              </munder>
              <mrow>
                <mrow>
                  <mo stretchy="false">−</mo>
                  <mrow>
                    <mfrac>
                      <mrow>
                        <mo stretchy="false">Γ</mo>
                        <mrow>
                          <mo stretchy="false">(</mo>
                          <mrow>
                            <mrow>
                              <mn>0,</mn>
                              <mo stretchy="false">−</mo>
                              <mi>log</mi>
                            </mrow>
                            <mi>n</mi>
                          </mrow>
                          <mo stretchy="false">)</mo>
                        </mrow>
                      </mrow>
                      <mrow>
                        <mrow>
                          <mi>z</mi>
                          <mo stretchy="false">⋅</mo>
                          <mo stretchy="false">Γ</mo>
                        </mrow>
                        <mrow>
                          <mo stretchy="false">(</mo>
                          <mrow>
                            <mi>z</mi>
                          </mrow>
                          <mo stretchy="false">)</mo>
                        </mrow>
                      </mrow>
                    </mfrac>
                  </mrow>
                </mrow>
              </mrow>
            </mrow>
          </mrow>
          <mo stretchy="false">=</mo>
          <mrow>
            <munder>
              <mi>lim</mi>
              <mrow>
                <mi>z</mi>
                <mo stretchy="false">→</mo>
                <mn>0</mn>
              </mrow>
            </munder>
            <mrow>
              <mrow>
                <mo stretchy="false">−</mo>
                <mrow>
                  <mfrac>
                    <mrow>
                      <mo stretchy="false">Γ</mo>
                      <mrow>
                        <mo stretchy="false">(</mo>
                        <mrow>
                          <mrow>
                            <mn>0,</mn>
                            <mo stretchy="false">−</mo>
                            <mi>log</mi>
                          </mrow>
                          <mi>n</mi>
                        </mrow>
                        <mo stretchy="false">)</mo>
                      </mrow>
                    </mrow>
                    <mrow>
                      <mo stretchy="false">Γ</mo>
                      <mrow>
                        <mo stretchy="false">(</mo>
                        <mrow>
                          <mrow>
                            <mi>z</mi>
                            <mo stretchy="false">+</mo>
                            <mn>1</mn>
                          </mrow>
                        </mrow>
                        <mo stretchy="false">)</mo>
                      </mrow>
                    </mrow>
                  </mfrac>
                </mrow>
              </mrow>
            </mrow>
          </mrow>
        </mrow>
        <mo stretchy="false">=</mo>
        <mtext/>
      </mrow>
    </mrow>
    <annotation encoding="StarMath 5.0">%PI(n) approx lim from{z rightarrow 0} {1 over z}((-1)^z-{(-1)^z %GAMMA(z,-log n)}over{%GAMMA(z)} - 1)=lim from{z rightarrow 0} {-{{%GAMMA(0,-log n)}over{z cdot %GAMMA(z)}}}=lim from{z rightarrow 0} {-{{%GAMMA(0,-log n)}over{%GAMMA(z+1)}}}=""</annotation>
  </semantics>
</math>
</file>

<file path=Object 129/content.xml><?xml version="1.0" encoding="utf-8"?>
<math xmlns="http://www.w3.org/1998/Math/MathML">
  <semantics>
    <mrow>
      <mo stretchy="false">Π</mo>
      <mrow>
        <mrow>
          <mo stretchy="false">(</mo>
          <mrow>
            <mi>n</mi>
          </mrow>
          <mo stretchy="false">)</mo>
        </mrow>
        <mo stretchy="false">≈</mo>
        <mrow>
          <mo stretchy="false">−</mo>
          <mo stretchy="false">Γ</mo>
        </mrow>
      </mrow>
      <mrow>
        <mo stretchy="false">(</mo>
        <mrow>
          <mrow>
            <mn>0,</mn>
            <mo stretchy="false">−</mo>
            <mi>log</mi>
          </mrow>
          <mi>n</mi>
        </mrow>
        <mo stretchy="false">)</mo>
      </mrow>
    </mrow>
    <annotation encoding="StarMath 5.0">%PI(n) approx -%GAMMA(0,-log n)</annotation>
  </semantics>
</math>
</file>

<file path=Object 13/content.xml><?xml version="1.0" encoding="utf-8"?>
<math xmlns="http://www.w3.org/1998/Math/MathML">
  <semantics>
    <mtable>
      <mtr>
        <mtd>
          <mrow/>
        </mtd>
      </mtr>
      <mtr>
        <mtd>
          <mrow>
            <mo stretchy="false">Π</mo>
            <mrow>
              <mrow>
                <mo stretchy="false">(</mo>
                <mrow>
                  <mi>n</mi>
                </mrow>
                <mo stretchy="false">)</mo>
              </mrow>
              <mo stretchy="false">=</mo>
              <msub>
                <mi>D</mi>
                <mn>1</mn>
              </msub>
            </mrow>
            <mi>'</mi>
            <mrow>
              <mrow>
                <mo stretchy="false">(</mo>
                <mrow>
                  <mi>n</mi>
                </mrow>
                <mo stretchy="false">)</mo>
              </mrow>
              <mo stretchy="false">−</mo>
              <mrow>
                <mfrac>
                  <mn>1</mn>
                  <mn>2</mn>
                </mfrac>
              </mrow>
            </mrow>
            <msub>
              <mi>D</mi>
              <mn>2</mn>
            </msub>
            <mi>'</mi>
            <mrow>
              <mrow>
                <mo stretchy="false">(</mo>
                <mrow>
                  <mi>n</mi>
                </mrow>
                <mo stretchy="false">)</mo>
              </mrow>
              <mo stretchy="false">+</mo>
              <mrow>
                <mfrac>
                  <mn>1</mn>
                  <mn>3</mn>
                </mfrac>
              </mrow>
            </mrow>
            <msub>
              <mi>D</mi>
              <mn>3</mn>
            </msub>
            <mi>'</mi>
            <mrow>
              <mrow>
                <mo stretchy="false">(</mo>
                <mrow>
                  <mi>n</mi>
                </mrow>
                <mo stretchy="false">)</mo>
              </mrow>
              <mo stretchy="false">−</mo>
              <mrow>
                <mfrac>
                  <mn>1</mn>
                  <mn>4</mn>
                </mfrac>
              </mrow>
            </mrow>
            <msub>
              <mi>D</mi>
              <mn>4</mn>
            </msub>
            <mi>'</mi>
            <mrow>
              <mrow>
                <mo stretchy="false">(</mo>
                <mrow>
                  <mi>n</mi>
                </mrow>
                <mo stretchy="false">)</mo>
              </mrow>
              <mo stretchy="false">+</mo>
              <mrow>
                <mfrac>
                  <mn>1</mn>
                  <mn>5</mn>
                </mfrac>
              </mrow>
            </mrow>
            <mn>...</mn>
          </mrow>
        </mtd>
      </mtr>
    </mtable>
    <annotation encoding="StarMath 5.0">newline %PI(n) = D_1'(n)
- {1 over 2}D_2'(n)
+ {1 over 3}D_3'(n)
- {1 over 4}D_4'(n)
+ {1 over 5} ...</annotation>
  </semantics>
</math>
</file>

<file path=Object 130/content.xml><?xml version="1.0" encoding="utf-8"?>
<math xmlns="http://www.w3.org/1998/Math/MathML">
  <semantics>
    <mrow>
      <msub>
        <mi>D</mi>
        <mi>k</mi>
      </msub>
      <mi>'</mi>
      <mrow>
        <mo stretchy="false">(</mo>
        <mrow>
          <mi>n</mi>
        </mrow>
        <mo stretchy="false">)</mo>
      </mrow>
    </mrow>
    <annotation encoding="StarMath 5.0">D_k'(n)</annotation>
  </semantics>
</math>
</file>

<file path=Object 131/content.xml><?xml version="1.0" encoding="utf-8"?>
<math xmlns="http://www.w3.org/1998/Math/MathML">
  <semantics>
    <mrow>
      <mo stretchy="false">Γ</mo>
      <mrow>
        <mrow>
          <mo stretchy="false">(</mo>
          <mrow>
            <mn>0,</mn>
            <mi>x</mi>
          </mrow>
          <mo stretchy="false">)</mo>
        </mrow>
        <mo stretchy="false">=</mo>
        <mrow>
          <mo stretchy="false">−</mo>
          <mi mathvariant="italic">Ei</mi>
        </mrow>
      </mrow>
      <mrow>
        <mrow>
          <mo stretchy="false">(</mo>
          <mrow>
            <mrow>
              <mo stretchy="false">−</mo>
              <mi>x</mi>
            </mrow>
          </mrow>
          <mo stretchy="false">)</mo>
        </mrow>
        <mo stretchy="false">−</mo>
        <mo stretchy="false">π</mo>
      </mrow>
      <mi>i</mi>
    </mrow>
    <annotation encoding="StarMath 5.0">%GAMMA(0,x)=-Ei(-x)-%pi i</annotation>
  </semantics>
</math>
</file>

<file path=Object 132/content.xml><?xml version="1.0" encoding="utf-8"?>
<math xmlns="http://www.w3.org/1998/Math/MathML">
  <semantics>
    <mrow>
      <mi mathvariant="italic">li</mi>
      <mrow>
        <mrow>
          <mo stretchy="false">(</mo>
          <mrow>
            <mi>z</mi>
          </mrow>
          <mo stretchy="false">)</mo>
        </mrow>
        <mo stretchy="false">=</mo>
        <mi mathvariant="italic">Ei</mi>
      </mrow>
      <mrow>
        <mo stretchy="false">(</mo>
        <mrow>
          <mi>log</mi>
          <mi>z</mi>
        </mrow>
        <mo stretchy="false">)</mo>
      </mrow>
    </mrow>
    <annotation encoding="StarMath 5.0">li(z) = Ei(log z)</annotation>
  </semantics>
</math>
</file>

<file path=Object 133/content.xml><?xml version="1.0" encoding="utf-8"?>
<math xmlns="http://www.w3.org/1998/Math/MathML">
  <semantics>
    <mrow>
      <mrow>
        <mrow>
          <mrow>
            <mrow>
              <msub>
                <mi>a</mi>
                <mn>1</mn>
              </msub>
              <mo stretchy="false">⋅</mo>
              <msub>
                <mi>a</mi>
                <mn>2</mn>
              </msub>
            </mrow>
            <mo stretchy="false">⋅</mo>
            <mn>...</mn>
          </mrow>
          <msub>
            <mi>a</mi>
            <mi>k</mi>
          </msub>
        </mrow>
        <mo stretchy="false">≤</mo>
        <mi>n</mi>
      </mrow>
    </mrow>
    <annotation encoding="StarMath 5.0">{a_1 cdot a_2 cdot ... a_k} &lt;= n</annotation>
  </semantics>
</math>
</file>

<file path=Object 134/content.xml><?xml version="1.0" encoding="utf-8"?>
<math xmlns="http://www.w3.org/1998/Math/MathML">
  <semantics>
    <mrow>
      <mo stretchy="false">Π</mo>
      <mrow>
        <mo stretchy="false">(</mo>
        <mrow>
          <mi>n</mi>
        </mrow>
        <mo stretchy="false">)</mo>
      </mrow>
    </mrow>
    <annotation encoding="StarMath 5.0">%PI(n)</annotation>
  </semantics>
</math>
</file>

<file path=Object 135/content.xml><?xml version="1.0" encoding="utf-8"?>
<math xmlns="http://www.w3.org/1998/Math/MathML">
  <semantics>
    <mrow>
      <msub>
        <mi>D</mi>
        <mi>k</mi>
      </msub>
      <mi>'</mi>
      <mrow>
        <mo stretchy="false">(</mo>
        <mrow>
          <mi>n</mi>
        </mrow>
        <mo stretchy="false">)</mo>
      </mrow>
    </mrow>
    <annotation encoding="StarMath 5.0">D_k'(n)</annotation>
  </semantics>
</math>
</file>

<file path=Object 136/content.xml><?xml version="1.0" encoding="utf-8"?>
<math xmlns="http://www.w3.org/1998/Math/MathML">
  <semantics>
    <mrow>
      <msub>
        <mi>D</mi>
        <mi>k</mi>
      </msub>
      <mi>'</mi>
      <mrow>
        <mo stretchy="false">(</mo>
        <mrow>
          <mi>n</mi>
        </mrow>
        <mo stretchy="false">)</mo>
      </mrow>
    </mrow>
    <annotation encoding="StarMath 5.0">D_k'(n)</annotation>
  </semantics>
</math>
</file>

<file path=Object 137/content.xml><?xml version="1.0" encoding="utf-8"?>
<math xmlns="http://www.w3.org/1998/Math/MathML">
  <semantics>
    <mrow>
      <msub>
        <mi>D</mi>
        <mn>1</mn>
      </msub>
      <mi>'</mi>
      <mrow>
        <mrow>
          <mo stretchy="false">(</mo>
          <mrow>
            <mi>n</mi>
          </mrow>
          <mo stretchy="false">)</mo>
        </mrow>
        <mo stretchy="false">=</mo>
        <mrow>
          <munderover>
            <mo stretchy="false">∑</mo>
            <mrow>
              <mi>j</mi>
              <mo stretchy="false">=</mo>
              <mn>2</mn>
            </mrow>
            <mi>n</mi>
          </munderover>
          <mn>1</mn>
        </mrow>
      </mrow>
      <mtext>   </mtext>
      <msub>
        <mi>D</mi>
        <mn>2</mn>
      </msub>
      <mi>'</mi>
      <mrow>
        <mrow>
          <mo stretchy="false">(</mo>
          <mrow>
            <mi>n</mi>
          </mrow>
          <mo stretchy="false">)</mo>
        </mrow>
        <mo stretchy="false">=</mo>
        <mrow>
          <munderover>
            <mo stretchy="false">∑</mo>
            <mrow>
              <mi>j</mi>
              <mo stretchy="false">=</mo>
              <mn>2</mn>
            </mrow>
            <mi>n</mi>
          </munderover>
          <mrow>
            <munderover>
              <mo stretchy="false">∑</mo>
              <mrow>
                <mi>k</mi>
                <mo stretchy="false">=</mo>
                <mn>2</mn>
              </mrow>
              <mrow>
                <mo stretchy="false">⌊</mo>
                <mrow>
                  <mfrac>
                    <mi>n</mi>
                    <mi>j</mi>
                  </mfrac>
                </mrow>
                <mo stretchy="false">⌋</mo>
              </mrow>
            </munderover>
            <mn>1</mn>
          </mrow>
        </mrow>
      </mrow>
      <mtext>   </mtext>
      <msub>
        <mi>D</mi>
        <mn>3</mn>
      </msub>
      <mi>'</mi>
      <mrow>
        <mo stretchy="false">(</mo>
        <mrow>
          <mi>n</mi>
        </mrow>
        <mo stretchy="false">)</mo>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n>1</mn>
          </mrow>
        </mrow>
      </mrow>
    </mrow>
    <annotation encoding="StarMath 5.0">D_1'(n) = sum from j = 2 to n 1
"   "D_2'(n) = sum from j = 2 to n sum from k = 2 to lfloor n over j rfloor 1 
"   "D_3'(n) sum from j = 2 to n sum from k = 2 to lfloor n over j rfloor sum from l = 2 to lfloor 	n over {j cdot k} rfloor 1 
</annotation>
  </semantics>
</math>
</file>

<file path=Object 138/content.xml><?xml version="1.0" encoding="utf-8"?>
<math xmlns="http://www.w3.org/1998/Math/MathML">
  <semantics>
    <mrow>
      <msub>
        <mi>D</mi>
        <mn>1</mn>
      </msub>
      <mi>'</mi>
      <mrow>
        <mrow>
          <mo stretchy="false">(</mo>
          <mrow>
            <mi>n</mi>
          </mrow>
          <mo stretchy="false">)</mo>
        </mrow>
        <mo stretchy="false">≈</mo>
        <mrow>
          <munderover>
            <mo stretchy="false">∫</mo>
            <mn>1</mn>
            <mi>n</mi>
          </munderover>
          <mi mathvariant="italic">dx</mi>
        </mrow>
      </mrow>
      <mtext>    </mtext>
      <msub>
        <mi>D</mi>
        <mn>2</mn>
      </msub>
      <mi>'</mi>
      <mrow>
        <mrow>
          <mo stretchy="false">(</mo>
          <mrow>
            <mi>n</mi>
          </mrow>
          <mo stretchy="false">)</mo>
        </mrow>
        <mo stretchy="false">≈</mo>
        <mrow>
          <munderover>
            <mo stretchy="false">∫</mo>
            <mn>1</mn>
            <mi>n</mi>
          </munderover>
          <mrow>
            <munderover>
              <mo stretchy="false">∫</mo>
              <mn>1</mn>
              <mfrac>
                <mi>n</mi>
                <mi>x</mi>
              </mfrac>
            </munderover>
            <mi mathvariant="italic">dy</mi>
          </mrow>
        </mrow>
      </mrow>
      <mi mathvariant="italic">dx</mi>
      <mtext>    </mtext>
      <msub>
        <mi>D</mi>
        <mn>3</mn>
      </msub>
      <mi>'</mi>
      <mrow>
        <mrow>
          <mo stretchy="false">(</mo>
          <mrow>
            <mi>n</mi>
          </mrow>
          <mo stretchy="false">)</mo>
        </mrow>
        <mo stretchy="false">≈</mo>
        <mrow>
          <munderover>
            <mo stretchy="false">∫</mo>
            <mn>1</mn>
            <mi>n</mi>
          </munderover>
          <mrow>
            <munderover>
              <mo stretchy="false">∫</mo>
              <mn>1</mn>
              <mfrac>
                <mi>n</mi>
                <mi>x</mi>
              </mfrac>
            </munderover>
            <mrow>
              <munderover>
                <mo stretchy="false">∫</mo>
                <mn>1</mn>
                <mfrac>
                  <mi>n</mi>
                  <mrow>
                    <mi>x</mi>
                    <mi>y</mi>
                  </mrow>
                </mfrac>
              </munderover>
              <mi mathvariant="italic">dz</mi>
            </mrow>
          </mrow>
        </mrow>
      </mrow>
      <mi mathvariant="italic">dy</mi>
      <mi mathvariant="italic">dx</mi>
    </mrow>
    <annotation encoding="StarMath 5.0">D_1'(n) approx int  from 1 to n dx
"    "D_2'(n) approx int from 1 to n int from 1 to n over x dy dx
"    "D_3'(n) approx int from 1 to n int from 1 to n over x int from 1 to n over {x y} dz dy dx </annotation>
  </semantics>
</math>
</file>

<file path=Object 139/content.xml><?xml version="1.0" encoding="utf-8"?>
<math xmlns="http://www.w3.org/1998/Math/MathML">
  <semantics>
    <mrow>
      <msub>
        <mi>D</mi>
        <mi>z</mi>
      </msub>
      <mi>'</mi>
      <mrow>
        <mrow>
          <mo stretchy="false">(</mo>
          <mrow>
            <mi>n</mi>
          </mrow>
          <mo stretchy="false">)</mo>
        </mrow>
        <mo stretchy="false">≈</mo>
        <msup>
          <mrow>
            <mo stretchy="false">(</mo>
            <mrow>
              <mrow>
                <mo stretchy="false">−</mo>
                <mn>1</mn>
              </mrow>
            </mrow>
            <mo stretchy="false">)</mo>
          </mrow>
          <mi>z</mi>
        </msup>
      </mrow>
      <mrow>
        <mo stretchy="false">(</mo>
        <mrow>
          <mrow>
            <mn>1</mn>
            <mo stretchy="false">−</mo>
            <mfrac>
              <mrow>
                <mo stretchy="false">Γ</mo>
                <mrow>
                  <mo stretchy="false">(</mo>
                  <mrow>
                    <mi>z</mi>
                    <mrow>
                      <mi>,</mi>
                      <mo stretchy="false">−</mo>
                      <mi>log</mi>
                    </mrow>
                    <mi>n</mi>
                  </mrow>
                  <mo stretchy="false">)</mo>
                </mrow>
              </mrow>
              <mrow>
                <mo stretchy="false">Γ</mo>
                <mrow>
                  <mo stretchy="false">(</mo>
                  <mrow>
                    <mi>z</mi>
                  </mrow>
                  <mo stretchy="false">)</mo>
                </mrow>
              </mrow>
            </mfrac>
          </mrow>
        </mrow>
        <mo stretchy="false">)</mo>
      </mrow>
    </mrow>
    <annotation encoding="StarMath 5.0">D_z'(n) approx (-1)^z(1-{%GAMMA(z, -log n)}over{%GAMMA(z)})</annotation>
  </semantics>
</math>
</file>

<file path=Object 14/content.xml><?xml version="1.0" encoding="utf-8"?>
<math xmlns="http://www.w3.org/1998/Math/MathML">
  <semantics>
    <mrow>
      <mo stretchy="false">Π</mo>
      <mrow>
        <mo stretchy="false">(</mo>
        <mrow>
          <mi>n</mi>
        </mrow>
        <mo stretchy="false">)</mo>
      </mrow>
    </mrow>
    <annotation encoding="StarMath 5.0">%PI(n)</annotation>
  </semantics>
</math>
</file>

<file path=Object 140/content.xml><?xml version="1.0" encoding="utf-8"?>
<math xmlns="http://www.w3.org/1998/Math/MathML">
  <semantics>
    <mrow>
      <msub>
        <mi>D</mi>
        <mi>j</mi>
      </msub>
      <mi>'</mi>
      <mrow>
        <mrow>
          <mo stretchy="false">(</mo>
          <mrow>
            <mi>n</mi>
          </mrow>
          <mo stretchy="false">)</mo>
        </mrow>
        <mo stretchy="false">≈</mo>
        <msup>
          <mrow>
            <mo stretchy="false">(</mo>
            <mrow>
              <mrow>
                <mo stretchy="false">−</mo>
                <mn>1</mn>
              </mrow>
            </mrow>
            <mo stretchy="false">)</mo>
          </mrow>
          <mi>j</mi>
        </msup>
      </mrow>
      <mrow>
        <mo stretchy="false">(</mo>
        <mrow>
          <mrow>
            <mn>1</mn>
            <mo stretchy="false">−</mo>
            <mi>n</mi>
          </mrow>
          <mrow>
            <munderover>
              <mo stretchy="false">∑</mo>
              <mrow>
                <mi>k</mi>
                <mo stretchy="false">=</mo>
                <mn>0</mn>
              </mrow>
              <mrow>
                <mrow>
                  <mi>j</mi>
                  <mo stretchy="false">−</mo>
                  <mn>1</mn>
                </mrow>
              </mrow>
            </munderover>
            <mrow>
              <mfrac>
                <mrow>
                  <msup>
                    <mrow>
                      <mo stretchy="false">(</mo>
                      <mrow>
                        <mrow>
                          <mo stretchy="false">−</mo>
                          <mi>log</mi>
                        </mrow>
                        <mi>n</mi>
                      </mrow>
                      <mo stretchy="false">)</mo>
                    </mrow>
                    <mi>k</mi>
                  </msup>
                </mrow>
                <mrow>
                  <mi>k</mi>
                  <mi>!</mi>
                </mrow>
              </mfrac>
            </mrow>
          </mrow>
        </mrow>
        <mo stretchy="false">)</mo>
      </mrow>
    </mrow>
    <annotation encoding="StarMath 5.0">D_j'(n) approx (-1)^j(1-n sum from k = 0 to {j-1} {{(-log n)^k} over{k!}})</annotation>
  </semantics>
</math>
</file>

<file path=Object 141/content.xml><?xml version="1.0" encoding="utf-8"?>
<math xmlns="http://www.w3.org/1998/Math/MathML">
  <semantics>
    <mrow>
      <msub>
        <mi>D</mi>
        <mi>k</mi>
      </msub>
      <mi>'</mi>
      <mrow>
        <mo stretchy="false">(</mo>
        <mrow>
          <mi>n</mi>
        </mrow>
        <mo stretchy="false">)</mo>
      </mrow>
    </mrow>
    <annotation encoding="StarMath 5.0">D_k'(n)</annotation>
  </semantics>
</math>
</file>

<file path=Object 142/content.xml><?xml version="1.0" encoding="utf-8"?>
<math xmlns="http://www.w3.org/1998/Math/MathML">
  <semantics>
    <mrow>
      <mo stretchy="false">Π</mo>
      <mrow>
        <mo stretchy="false">(</mo>
        <mrow>
          <mi>n</mi>
        </mrow>
        <mo stretchy="false">)</mo>
      </mrow>
    </mrow>
    <annotation encoding="StarMath 5.0">%PI(n)</annotation>
  </semantics>
</math>
</file>

<file path=Object 143/content.xml><?xml version="1.0" encoding="utf-8"?>
<math xmlns="http://www.w3.org/1998/Math/MathML">
  <semantics>
    <mrow>
      <msub>
        <mi>D</mi>
        <mi>k</mi>
      </msub>
      <mi>'</mi>
      <mrow>
        <mrow>
          <mo stretchy="false">(</mo>
          <mrow>
            <mi>n</mi>
          </mrow>
          <mo stretchy="false">)</mo>
        </mrow>
        <mo stretchy="false">=</mo>
        <mrow>
          <munderover>
            <mo stretchy="false">∑</mo>
            <mrow>
              <mi>j</mi>
              <mo stretchy="false">=</mo>
              <mn>2</mn>
            </mrow>
            <mi>n</mi>
          </munderover>
          <msub>
            <mi>D</mi>
            <mrow>
              <mrow>
                <mi>k</mi>
                <mo stretchy="false">−</mo>
                <mn>1</mn>
              </mrow>
            </mrow>
          </msub>
        </mrow>
      </mrow>
      <mi>'</mi>
      <mrow>
        <mo stretchy="false">(</mo>
        <mrow>
          <mrow>
            <mo stretchy="false">⌊</mo>
            <mrow>
              <mfrac>
                <mi>n</mi>
                <mi>j</mi>
              </mfrac>
            </mrow>
            <mo stretchy="false">⌋</mo>
          </mrow>
        </mrow>
        <mo stretchy="false">)</mo>
      </mrow>
      <mtext>,  </mtext>
      <msub>
        <mi>D</mi>
        <mn>0</mn>
      </msub>
      <mi>'</mi>
      <mrow>
        <mrow>
          <mo stretchy="false">(</mo>
          <mrow>
            <mi>n</mi>
          </mrow>
          <mo stretchy="false">)</mo>
        </mrow>
        <mo stretchy="false">=</mo>
        <mn>1</mn>
      </mrow>
    </mrow>
    <annotation encoding="StarMath 5.0">D_k'(n) = sum from j = 2 to n D_{k-1}'(lfloor n over j rfloor)",  "D_0'(n) = 1</annotation>
  </semantics>
</math>
</file>

<file path=Object 144/content.xml><?xml version="1.0" encoding="utf-8"?>
<math xmlns="http://www.w3.org/1998/Math/MathML">
  <semantics>
    <mrow>
      <msub>
        <mi>D</mi>
        <mi>k</mi>
      </msub>
      <mi>'</mi>
      <mrow>
        <mo stretchy="false">(</mo>
        <mrow>
          <mi>n</mi>
        </mrow>
        <mo stretchy="false">)</mo>
      </mrow>
    </mrow>
    <annotation encoding="StarMath 5.0">D_k'(n)</annotation>
  </semantics>
</math>
</file>

<file path=Object 145/content.xml><?xml version="1.0" encoding="utf-8"?>
<math xmlns="http://www.w3.org/1998/Math/MathML">
  <semantics>
    <mrow>
      <msub>
        <mi>D</mi>
        <mi>k</mi>
      </msub>
      <mi>'</mi>
      <mrow>
        <mo stretchy="false">(</mo>
        <mrow>
          <mi>n</mi>
        </mrow>
        <mo stretchy="false">)</mo>
      </mrow>
    </mrow>
    <annotation encoding="StarMath 5.0">D_k'(n)</annotation>
  </semantics>
</math>
</file>

<file path=Object 146/content.xml><?xml version="1.0" encoding="utf-8"?>
<math xmlns="http://www.w3.org/1998/Math/MathML">
  <semantics>
    <mrow>
      <msub>
        <mi>D</mi>
        <mi>k</mi>
      </msub>
      <mi>'</mi>
      <mrow>
        <mo stretchy="false">(</mo>
        <mrow>
          <mi>n</mi>
        </mrow>
        <mo stretchy="false">)</mo>
      </mrow>
    </mrow>
    <annotation encoding="StarMath 5.0">D_k'(n)</annotation>
  </semantics>
</math>
</file>

<file path=Object 147/content.xml><?xml version="1.0" encoding="utf-8"?>
<math xmlns="http://www.w3.org/1998/Math/MathML">
  <semantics>
    <mrow>
      <msub>
        <mi>D</mi>
        <mn>1</mn>
      </msub>
      <mi>'</mi>
      <mrow>
        <mrow>
          <mrow>
            <mo stretchy="false">(</mo>
            <mrow>
              <mi>n</mi>
            </mrow>
            <mo stretchy="false">)</mo>
          </mrow>
          <mo stretchy="false">≈</mo>
          <mrow>
            <munderover>
              <mo stretchy="false">∫</mo>
              <mn>1</mn>
              <mi>n</mi>
            </munderover>
            <mi mathvariant="italic">dx</mi>
          </mrow>
        </mrow>
        <mo stretchy="false">=</mo>
        <mrow>
          <mi>n</mi>
          <mo stretchy="false">−</mo>
          <mn>1</mn>
        </mrow>
      </mrow>
    </mrow>
    <annotation encoding="StarMath 5.0">D_1'(n) approx int from 1 to n dx=n-1</annotation>
  </semantics>
</math>
</file>

<file path=Object 148/content.xml><?xml version="1.0" encoding="utf-8"?>
<math xmlns="http://www.w3.org/1998/Math/MathML">
  <semantics>
    <mrow>
      <msub>
        <mi>D</mi>
        <mn>2</mn>
      </msub>
      <mi>'</mi>
      <mrow>
        <mrow>
          <mo stretchy="false">(</mo>
          <mrow>
            <mi>n</mi>
          </mrow>
          <mo stretchy="false">)</mo>
        </mrow>
        <mo stretchy="false">≈</mo>
        <mrow>
          <munderover>
            <mo stretchy="false">∫</mo>
            <mn>1</mn>
            <mi>n</mi>
          </munderover>
          <mrow>
            <munderover>
              <mo stretchy="false">∫</mo>
              <mn>1</mn>
              <mfrac>
                <mi>n</mi>
                <mi>x</mi>
              </mfrac>
            </munderover>
            <mi mathvariant="italic">dy</mi>
          </mrow>
        </mrow>
      </mrow>
      <mi mathvariant="italic">dx</mi>
    </mrow>
    <annotation encoding="StarMath 5.0">D_2'(n) approx int from 1 to n int from 1 to n over x dy dx</annotation>
  </semantics>
</math>
</file>

<file path=Object 149/content.xml><?xml version="1.0" encoding="utf-8"?>
<math xmlns="http://www.w3.org/1998/Math/MathML">
  <semantics>
    <mrow>
      <msub>
        <mi>D</mi>
        <mn>2</mn>
      </msub>
      <mi>'</mi>
      <mrow>
        <mrow>
          <mo stretchy="false">(</mo>
          <mrow>
            <mi>n</mi>
          </mrow>
          <mo stretchy="false">)</mo>
        </mrow>
        <mo stretchy="false">≈</mo>
        <mrow>
          <munderover>
            <mo stretchy="false">∫</mo>
            <mn>1</mn>
            <mi>n</mi>
          </munderover>
          <mrow>
            <munderover>
              <mo stretchy="false">∫</mo>
              <mn>1</mn>
              <mfrac>
                <mi>n</mi>
                <mi>x</mi>
              </mfrac>
            </munderover>
            <mi mathvariant="italic">dy</mi>
          </mrow>
        </mrow>
      </mrow>
      <mrow>
        <mi mathvariant="italic">dx</mi>
        <mo stretchy="false">=</mo>
        <mrow>
          <munderover>
            <mo stretchy="false">∫</mo>
            <mn>1</mn>
            <mi>n</mi>
          </munderover>
          <mrow>
            <mrow>
              <mfrac>
                <mi>n</mi>
                <mi>x</mi>
              </mfrac>
              <mo stretchy="false">−</mo>
              <mn>1</mn>
            </mrow>
            <mi mathvariant="italic">dx</mi>
          </mrow>
        </mrow>
      </mrow>
    </mrow>
    <annotation encoding="StarMath 5.0">D_2'(n) approx int from 1 to n int from 1 to n over x dy dx=int from 1 to n {n over x - 1 dx}</annotation>
  </semantics>
</math>
</file>

<file path=Object 15/content.xml><?xml version="1.0" encoding="utf-8"?>
<math xmlns="http://www.w3.org/1998/Math/MathML" display="block">
  <semantics>
    <mrow>
      <mrow>
        <msub>
          <mrow>
            <mo fence="true" stretchy="false">[</mo>
            <mrow>
              <mrow>
                <mo stretchy="false">∇</mo>
                <mi>log</mi>
                <mi mathvariant="normal">ζ</mi>
                <mrow>
                  <mo fence="true" stretchy="false">(</mo>
                  <mrow>
                    <mn>0</mn>
                  </mrow>
                  <mo fence="true" stretchy="false">)</mo>
                </mrow>
              </mrow>
            </mrow>
            <mo fence="true" stretchy="false">]</mo>
          </mrow>
          <mi>n</mi>
        </msub>
        <mo stretchy="false">=</mo>
        <mfrac>
          <mn>1</mn>
          <mi>p</mi>
        </mfrac>
      </mrow>
      <mi mathvariant="italic">if</mi>
      <mrow>
        <mi>n</mi>
        <mo stretchy="false">=</mo>
        <msup>
          <mtext>prime</mtext>
          <mrow>
            <mtext>positive integer</mtext>
            <mi>p</mi>
          </mrow>
        </msup>
      </mrow>
      <mi>,</mi>
      <mn>0</mn>
      <mtext>otherwise</mtext>
    </mrow>
    <annotation encoding="StarMath 5.0">[nabla log %zeta(0)]_n = 1 over p if n = "prime"^{"positive integer"p}, 0 "otherwise"


</annotation>
  </semantics>
</math>
</file>

<file path=Object 150/content.xml><?xml version="1.0" encoding="utf-8"?>
<math xmlns="http://www.w3.org/1998/Math/MathML">
  <semantics>
    <mrow>
      <msub>
        <mi>D</mi>
        <mn>2</mn>
      </msub>
      <mi>'</mi>
      <mrow>
        <mrow>
          <mo stretchy="false">(</mo>
          <mrow>
            <mi>n</mi>
          </mrow>
          <mo stretchy="false">)</mo>
        </mrow>
        <mo stretchy="false">≈</mo>
        <mrow>
          <munderover>
            <mo stretchy="false">∫</mo>
            <mn>1</mn>
            <mi>n</mi>
          </munderover>
          <mrow>
            <munderover>
              <mo stretchy="false">∫</mo>
              <mn>1</mn>
              <mfrac>
                <mi>n</mi>
                <mi>x</mi>
              </mfrac>
            </munderover>
            <mi mathvariant="italic">dy</mi>
          </mrow>
        </mrow>
      </mrow>
      <mrow>
        <mi mathvariant="italic">dx</mi>
        <mo stretchy="false">=</mo>
        <mi>n</mi>
      </mrow>
      <mi>log</mi>
      <mrow>
        <mrow>
          <mi>n</mi>
          <mo stretchy="false">−</mo>
          <mi>n</mi>
        </mrow>
        <mo stretchy="false">+</mo>
        <mn>1</mn>
      </mrow>
    </mrow>
    <annotation encoding="StarMath 5.0">D_2'(n) approx int from 1 to n int from 1 to n over x dy dx=n log n - n + 1</annotation>
  </semantics>
</math>
</file>

<file path=Object 151/content.xml><?xml version="1.0" encoding="utf-8"?>
<math xmlns="http://www.w3.org/1998/Math/MathML">
  <semantics>
    <mrow>
      <msub>
        <mi>D</mi>
        <mn>3</mn>
      </msub>
      <mi>'</mi>
      <mrow>
        <mrow>
          <mo stretchy="false">(</mo>
          <mrow>
            <mi>n</mi>
          </mrow>
          <mo stretchy="false">)</mo>
        </mrow>
        <mo stretchy="false">≈</mo>
        <mrow>
          <munderover>
            <mo stretchy="false">∫</mo>
            <mn>1</mn>
            <mi>n</mi>
          </munderover>
          <mrow>
            <munderover>
              <mo stretchy="false">∫</mo>
              <mn>1</mn>
              <mfrac>
                <mi>n</mi>
                <mi>x</mi>
              </mfrac>
            </munderover>
            <mrow>
              <munderover>
                <mo stretchy="false">∫</mo>
                <mn>1</mn>
                <mfrac>
                  <mi>n</mi>
                  <mrow>
                    <mi>x</mi>
                    <mi>y</mi>
                  </mrow>
                </mfrac>
              </munderover>
              <mrow>
                <mi mathvariant="italic">dz</mi>
                <mi mathvariant="italic">dy</mi>
                <mi mathvariant="italic">dx</mi>
              </mrow>
            </mrow>
          </mrow>
        </mrow>
      </mrow>
    </mrow>
    <annotation encoding="StarMath 5.0">D_3'(n) approx int from 1 to n int from 1 to n over x int from 1 to n over {x y}{ dz dy dx}</annotation>
  </semantics>
</math>
</file>

<file path=Object 152/content.xml><?xml version="1.0" encoding="utf-8"?>
<math xmlns="http://www.w3.org/1998/Math/MathML">
  <semantics>
    <mrow>
      <msub>
        <mi>D</mi>
        <mn>3</mn>
      </msub>
      <mi>'</mi>
      <mrow>
        <mrow>
          <mrow>
            <mo stretchy="false">(</mo>
            <mrow>
              <mi>n</mi>
            </mrow>
            <mo stretchy="false">)</mo>
          </mrow>
          <mo stretchy="false">≈</mo>
          <mrow>
            <munderover>
              <mo stretchy="false">∫</mo>
              <mn>1</mn>
              <mi>n</mi>
            </munderover>
            <mrow>
              <munderover>
                <mo stretchy="false">∫</mo>
                <mn>1</mn>
                <mfrac>
                  <mi>n</mi>
                  <mi>x</mi>
                </mfrac>
              </munderover>
              <mrow>
                <munderover>
                  <mo stretchy="false">∫</mo>
                  <mn>1</mn>
                  <mfrac>
                    <mi>n</mi>
                    <mrow>
                      <mi>x</mi>
                      <mi>y</mi>
                    </mrow>
                  </mfrac>
                </munderover>
                <mrow>
                  <mi mathvariant="italic">dz</mi>
                  <mi mathvariant="italic">dy</mi>
                  <mi mathvariant="italic">dx</mi>
                </mrow>
              </mrow>
            </mrow>
          </mrow>
        </mrow>
        <mo stretchy="false">=</mo>
        <mrow>
          <munderover>
            <mo stretchy="false">∫</mo>
            <mn>1</mn>
            <mi>n</mi>
          </munderover>
          <mrow>
            <mfrac>
              <mi>n</mi>
              <mi>x</mi>
            </mfrac>
          </mrow>
        </mrow>
      </mrow>
      <mi>log</mi>
      <mrow>
        <mrow>
          <mrow>
            <mfrac>
              <mi>n</mi>
              <mi>x</mi>
            </mfrac>
          </mrow>
          <mo stretchy="false">−</mo>
          <mrow>
            <mfrac>
              <mi>n</mi>
              <mi>x</mi>
            </mfrac>
          </mrow>
        </mrow>
        <mo stretchy="false">+</mo>
        <mn>1</mn>
      </mrow>
      <mi mathvariant="italic">dx</mi>
    </mrow>
    <annotation encoding="StarMath 5.0">D_3'(n) approx int from 1 to n int from 1 to n over x int from 1 to n over {x y}{ dz dy dx}= int from 1 to n {n over x} log { n over x} - {n over x} + 1 dx</annotation>
  </semantics>
</math>
</file>

<file path=Object 153/content.xml><?xml version="1.0" encoding="utf-8"?>
<math xmlns="http://www.w3.org/1998/Math/MathML">
  <semantics>
    <mrow>
      <msub>
        <mi>D</mi>
        <mn>3</mn>
      </msub>
      <mi>'</mi>
      <mrow>
        <mrow>
          <mrow>
            <mo stretchy="false">(</mo>
            <mrow>
              <mi>n</mi>
            </mrow>
            <mo stretchy="false">)</mo>
          </mrow>
          <mo stretchy="false">≈</mo>
          <mrow>
            <munderover>
              <mo stretchy="false">∫</mo>
              <mn>1</mn>
              <mi>n</mi>
            </munderover>
            <mrow>
              <munderover>
                <mo stretchy="false">∫</mo>
                <mn>1</mn>
                <mfrac>
                  <mi>n</mi>
                  <mi>x</mi>
                </mfrac>
              </munderover>
              <mrow>
                <munderover>
                  <mo stretchy="false">∫</mo>
                  <mn>1</mn>
                  <mfrac>
                    <mi>n</mi>
                    <mrow>
                      <mi>x</mi>
                      <mi>y</mi>
                    </mrow>
                  </mfrac>
                </munderover>
                <mrow>
                  <mi mathvariant="italic">dz</mi>
                  <mi mathvariant="italic">dy</mi>
                  <mi mathvariant="italic">dx</mi>
                </mrow>
              </mrow>
            </mrow>
          </mrow>
        </mrow>
        <mo stretchy="false">=</mo>
        <mfrac>
          <mn>1</mn>
          <mn>2</mn>
        </mfrac>
      </mrow>
      <mi>n</mi>
      <mrow>
        <msup>
          <mrow>
            <mo stretchy="false">(</mo>
            <mrow>
              <mi>log</mi>
              <mi>n</mi>
            </mrow>
            <mo stretchy="false">)</mo>
          </mrow>
          <mn>2</mn>
        </msup>
        <mo stretchy="false">−</mo>
        <mi>n</mi>
      </mrow>
      <mi>log</mi>
      <mrow>
        <mrow>
          <mi>n</mi>
          <mo stretchy="false">+</mo>
          <mi>n</mi>
        </mrow>
        <mo stretchy="false">−</mo>
        <mn>1</mn>
      </mrow>
    </mrow>
    <annotation encoding="StarMath 5.0">D_3'(n) approx int from 1 to n int from 1 to n over x int from 1 to n over {x y}{ dz dy dx}= 1 over 2 n (log n)^2 - n log n + n - 1</annotation>
  </semantics>
</math>
</file>

<file path=Object 154/content.xml><?xml version="1.0" encoding="utf-8"?>
<math xmlns="http://www.w3.org/1998/Math/MathML">
  <semantics>
    <mrow>
      <mo stretchy="false">Γ</mo>
      <mrow>
        <mrow>
          <mo stretchy="false">(</mo>
          <mrow>
            <mi>j</mi>
            <mi>,</mi>
            <mi>n</mi>
          </mrow>
          <mo stretchy="false">)</mo>
        </mrow>
        <mo stretchy="false">=</mo>
        <mo stretchy="false">Γ</mo>
      </mrow>
      <mrow>
        <mo stretchy="false">(</mo>
        <mrow>
          <mi>j</mi>
        </mrow>
        <mo stretchy="false">)</mo>
      </mrow>
      <msup>
        <mi>e</mi>
        <mrow>
          <mo stretchy="false">−</mo>
          <mi>n</mi>
        </mrow>
      </msup>
      <mrow>
        <munderover>
          <mo stretchy="false">∑</mo>
          <mrow>
            <mi>k</mi>
            <mo stretchy="false">=</mo>
            <mn>0</mn>
          </mrow>
          <mrow>
            <mi>j</mi>
            <mo stretchy="false">−</mo>
            <mn>1</mn>
          </mrow>
        </munderover>
        <mrow>
          <mfrac>
            <msup>
              <mi>n</mi>
              <mi>k</mi>
            </msup>
            <mrow>
              <mi>k</mi>
              <mi>!</mi>
            </mrow>
          </mfrac>
        </mrow>
      </mrow>
    </mrow>
    <annotation encoding="StarMath 5.0">%GAMMA(j,n)=%GAMMA(j) e^-n sum from k = 0 to j-1 {n^k over {k!}}</annotation>
  </semantics>
</math>
</file>

<file path=Object 155/content.xml><?xml version="1.0" encoding="utf-8"?>
<math xmlns="http://www.w3.org/1998/Math/MathML">
  <semantics>
    <mrow>
      <mo stretchy="false">Γ</mo>
      <mrow>
        <mrow>
          <mo stretchy="false">(</mo>
          <mrow>
            <mi>j</mi>
            <mrow>
              <mi>,</mi>
              <mo stretchy="false">−</mo>
              <mi>log</mi>
            </mrow>
            <mi>n</mi>
          </mrow>
          <mo stretchy="false">)</mo>
        </mrow>
        <mo stretchy="false">=</mo>
        <mo stretchy="false">Γ</mo>
      </mrow>
      <mrow>
        <mo stretchy="false">(</mo>
        <mrow>
          <mi>j</mi>
        </mrow>
        <mo stretchy="false">)</mo>
      </mrow>
      <mi>n</mi>
      <mrow>
        <munderover>
          <mo stretchy="false">∑</mo>
          <mrow>
            <mi>k</mi>
            <mo stretchy="false">=</mo>
            <mn>0</mn>
          </mrow>
          <mrow>
            <mi>j</mi>
            <mo stretchy="false">−</mo>
            <mn>1</mn>
          </mrow>
        </munderover>
        <mrow>
          <mfrac>
            <msup>
              <mrow>
                <mo stretchy="false">(</mo>
                <mrow>
                  <mrow>
                    <mo stretchy="false">−</mo>
                    <mi>log</mi>
                  </mrow>
                  <mi>n</mi>
                </mrow>
                <mo stretchy="false">)</mo>
              </mrow>
              <mi>k</mi>
            </msup>
            <mrow>
              <mi>k</mi>
              <mi>!</mi>
            </mrow>
          </mfrac>
        </mrow>
      </mrow>
    </mrow>
    <annotation encoding="StarMath 5.0">%GAMMA(j, -log n)=%GAMMA(j) n sum from k = 0 to j-1 {(-log n)^k over {k!}}</annotation>
  </semantics>
</math>
</file>

<file path=Object 156/content.xml><?xml version="1.0" encoding="utf-8"?>
<math xmlns="http://www.w3.org/1998/Math/MathML">
  <semantics>
    <mrow>
      <mo stretchy="false">Γ</mo>
      <mrow>
        <mo stretchy="false">(</mo>
        <mrow>
          <mi>j</mi>
          <mi>,</mi>
          <mi>n</mi>
        </mrow>
        <mo stretchy="false">)</mo>
      </mrow>
    </mrow>
    <annotation encoding="StarMath 5.0">%GAMMA(j,n)</annotation>
  </semantics>
</math>
</file>

<file path=Object 157/content.xml><?xml version="1.0" encoding="utf-8"?>
<math xmlns="http://www.w3.org/1998/Math/MathML">
  <semantics>
    <mrow>
      <msub>
        <mi>D</mi>
        <mi>z</mi>
      </msub>
      <mi>'</mi>
      <mrow>
        <mrow>
          <mo stretchy="false">(</mo>
          <mrow>
            <mi>n</mi>
          </mrow>
          <mo stretchy="false">)</mo>
        </mrow>
        <mo stretchy="false">≈</mo>
        <msup>
          <mrow>
            <mo stretchy="false">(</mo>
            <mrow>
              <mrow>
                <mo stretchy="false">−</mo>
                <mn>1</mn>
              </mrow>
            </mrow>
            <mo stretchy="false">)</mo>
          </mrow>
          <mi>z</mi>
        </msup>
      </mrow>
      <mrow>
        <mo stretchy="false">(</mo>
        <mrow>
          <mrow>
            <mn>1</mn>
            <mo stretchy="false">−</mo>
            <mfrac>
              <mrow>
                <mo stretchy="false">Γ</mo>
                <mrow>
                  <mo stretchy="false">(</mo>
                  <mrow>
                    <mi>z</mi>
                    <mrow>
                      <mi>,</mi>
                      <mo stretchy="false">−</mo>
                      <mi>log</mi>
                    </mrow>
                    <mi>n</mi>
                  </mrow>
                  <mo stretchy="false">)</mo>
                </mrow>
              </mrow>
              <mrow>
                <mo stretchy="false">Γ</mo>
                <mrow>
                  <mo stretchy="false">(</mo>
                  <mrow>
                    <mi>z</mi>
                  </mrow>
                  <mo stretchy="false">)</mo>
                </mrow>
              </mrow>
            </mfrac>
          </mrow>
        </mrow>
        <mo stretchy="false">)</mo>
      </mrow>
    </mrow>
    <annotation encoding="StarMath 5.0">D_z'(n) approx (-1)^z(1-{%GAMMA(z, -log n)}over{%GAMMA(z)})</annotation>
  </semantics>
</math>
</file>

<file path=Object 158/content.xml><?xml version="1.0" encoding="utf-8"?>
<math xmlns="http://www.w3.org/1998/Math/MathML">
  <semantics>
    <mrow>
      <msub>
        <mi>D</mi>
        <mi>k</mi>
      </msub>
      <mrow>
        <mo stretchy="false">(</mo>
        <mrow>
          <mi>n</mi>
        </mrow>
        <mo stretchy="false">)</mo>
      </mrow>
    </mrow>
    <annotation encoding="StarMath 5.0">D_k(n)</annotation>
  </semantics>
</math>
</file>

<file path=Object 159/content.xml><?xml version="1.0" encoding="utf-8"?>
<math xmlns="http://www.w3.org/1998/Math/MathML">
  <semantics>
    <mrow>
      <msub>
        <mi>D</mi>
        <mi>k</mi>
      </msub>
      <mi>'</mi>
      <mrow>
        <mo stretchy="false">(</mo>
        <mrow>
          <mi>n</mi>
        </mrow>
        <mo stretchy="false">)</mo>
      </mrow>
    </mrow>
    <annotation encoding="StarMath 5.0">D_k'(n)</annotation>
  </semantics>
</math>
</file>

<file path=Object 16/content.xml><?xml version="1.0" encoding="utf-8"?>
<math xmlns="http://www.w3.org/1998/Math/MathML" display="block">
  <semantics>
    <mrow>
      <msub>
        <mrow>
          <mo fence="true" stretchy="false">[</mo>
          <mrow>
            <mrow>
              <mi>log</mi>
              <mi mathvariant="normal">ζ</mi>
              <mrow>
                <mo fence="true" stretchy="false">(</mo>
                <mrow>
                  <mn>0</mn>
                </mrow>
                <mo fence="true" stretchy="false">)</mo>
              </mrow>
            </mrow>
          </mrow>
          <mo fence="true" stretchy="false">]</mo>
        </mrow>
        <mi>n</mi>
      </msub>
      <mo stretchy="false">=</mo>
      <mrow>
        <munderover>
          <mo stretchy="false">∑</mo>
          <mrow>
            <mi>j</mi>
            <mo stretchy="false">=</mo>
            <mn>1</mn>
          </mrow>
          <mi>n</mi>
        </munderover>
        <msub>
          <mrow>
            <mo fence="true" stretchy="false">[</mo>
            <mrow>
              <mrow>
                <mo stretchy="false">∇</mo>
                <mi>log</mi>
                <mi mathvariant="normal">ζ</mi>
                <mrow>
                  <mo fence="true" stretchy="false">(</mo>
                  <mrow>
                    <mn>0</mn>
                  </mrow>
                  <mo fence="true" stretchy="false">)</mo>
                </mrow>
              </mrow>
            </mrow>
            <mo fence="true" stretchy="false">]</mo>
          </mrow>
          <mi>j</mi>
        </msub>
      </mrow>
    </mrow>
    <annotation encoding="StarMath 5.0">[log %zeta(0)]_n = sum from j = 1 to n [nabla log %zeta(0)]_j
</annotation>
  </semantics>
</math>
</file>

<file path=Object 160/content.xml><?xml version="1.0" encoding="utf-8"?>
<math xmlns="http://www.w3.org/1998/Math/MathML" display="block">
  <semantics>
    <mrow>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under>
            <mi>lim</mi>
            <mrow>
              <mi>z</mi>
              <mo stretchy="false">→</mo>
              <mn>0</mn>
            </mrow>
          </munder>
          <mfrac>
            <mn>1</mn>
            <mi>z</mi>
          </mfrac>
        </mrow>
      </mrow>
      <mrow>
        <mfrac>
          <mrow>
            <mi>z</mi>
            <mrow>
              <mo fence="true" stretchy="false">(</mo>
              <mrow>
                <mrow>
                  <mi>z</mi>
                  <mo stretchy="false">+</mo>
                  <mn>1</mn>
                </mrow>
              </mrow>
              <mo fence="true" stretchy="false">)</mo>
            </mrow>
            <mn>...</mn>
            <mrow>
              <mo fence="true" stretchy="false">(</mo>
              <mrow>
                <mrow>
                  <mi>z</mi>
                  <mo stretchy="false">+</mo>
                  <mi mathvariant="normal">α</mi>
                  <mo stretchy="false">−</mo>
                  <mn>1</mn>
                </mrow>
              </mrow>
              <mo fence="true" stretchy="false">)</mo>
            </mrow>
          </mrow>
          <mrow>
            <mi mathvariant="normal">α</mi>
            <mi>!</mi>
          </mrow>
        </mfrac>
        <mo stretchy="false">=</mo>
        <mrow>
          <munder>
            <mi>lim</mi>
            <mrow>
              <mi>z</mi>
              <mo stretchy="false">→</mo>
              <mn>0</mn>
            </mrow>
          </munder>
          <mfrac>
            <mrow>
              <mrow>
                <mo fence="true" stretchy="false">(</mo>
                <mrow>
                  <mrow>
                    <mi>z</mi>
                    <mo stretchy="false">+</mo>
                    <mn>1</mn>
                  </mrow>
                </mrow>
                <mo fence="true" stretchy="false">)</mo>
              </mrow>
              <mn>...</mn>
              <mrow>
                <mo fence="true" stretchy="false">(</mo>
                <mrow>
                  <mrow>
                    <mi>z</mi>
                    <mo stretchy="false">+</mo>
                    <mi mathvariant="normal">α</mi>
                    <mo stretchy="false">−</mo>
                    <mn>1</mn>
                  </mrow>
                </mrow>
                <mo fence="true" stretchy="false">)</mo>
              </mrow>
            </mrow>
            <mrow>
              <mi mathvariant="normal">α</mi>
              <mi>!</mi>
            </mrow>
          </mfrac>
        </mrow>
        <mo stretchy="false">=</mo>
        <mfrac>
          <mn>1</mn>
          <mi mathvariant="normal">α</mi>
        </mfrac>
      </mrow>
    </mrow>
    <annotation encoding="StarMath 5.0">lim from {z rightarrow 0}  {[nabla %zeta( 0 )^z]_n over z} = lim from {z rightarrow 0}{1 over z}{ {z(z+1)...(z+%alpha-1)} over {%alpha !} } = lim from {z rightarrow 0}{ {(z+1)...(z+%alpha-1)} over {%alpha !} }={1 over %alpha}</annotation>
  </semantics>
</math>
</file>

<file path=Object 161/content.xml><?xml version="1.0" encoding="utf-8"?>
<math xmlns="http://www.w3.org/1998/Math/MathML" display="block">
  <semantics>
    <mrow>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under>
            <mi>lim</mi>
            <mrow>
              <mi>z</mi>
              <mo stretchy="false">→</mo>
              <mn>0</mn>
            </mrow>
          </munder>
          <mfrac>
            <mn>1</mn>
            <mi>z</mi>
          </mfrac>
        </mrow>
      </mrow>
      <mrow>
        <mrow>
          <mo stretchy="false">∏</mo>
          <mtext/>
        </mrow>
        <mo stretchy="false">=</mo>
        <mi mathvariant="normal">∞</mi>
      </mrow>
    </mrow>
    <annotation encoding="StarMath 5.0">lim from {z rightarrow 0}  {[nabla %zeta( 0 )^z]_n over z} = lim from {z rightarrow 0}  {1 over z} prod"" = infinity</annotation>
  </semantics>
</math>
</file>

<file path=Object 162/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163/content.xml><?xml version="1.0" encoding="utf-8"?>
<math xmlns="http://www.w3.org/1998/Math/MathML">
  <semantics>
    <mrow>
      <mi>J</mi>
      <mrow>
        <mo stretchy="false">(</mo>
        <mrow>
          <mi>n</mi>
        </mrow>
        <mo stretchy="false">)</mo>
      </mrow>
    </mrow>
    <annotation encoding="StarMath 5.0">J(n)</annotation>
  </semantics>
</math>
</file>

<file path=Object 164/content.xml><?xml version="1.0" encoding="utf-8"?>
<math xmlns="http://www.w3.org/1998/Math/MathML">
  <semantics>
    <mrow>
      <msup>
        <mo stretchy="false">π</mo>
        <mtext>*</mtext>
      </msup>
      <mrow>
        <mo stretchy="false">(</mo>
        <mrow>
          <mi>n</mi>
        </mrow>
        <mo stretchy="false">)</mo>
      </mrow>
    </mrow>
    <annotation encoding="StarMath 5.0">%pi^"*"(n)</annotation>
  </semantics>
</math>
</file>

<file path=Object 165/content.xml><?xml version="1.0" encoding="utf-8"?>
<math xmlns="http://www.w3.org/1998/Math/MathML">
  <semantics>
    <mrow>
      <msub>
        <mo stretchy="false">π</mo>
        <mn>1</mn>
      </msub>
      <mrow>
        <mo stretchy="false">(</mo>
        <mrow>
          <mi>n</mi>
        </mrow>
        <mo stretchy="false">)</mo>
      </mrow>
    </mrow>
    <annotation encoding="StarMath 5.0">%pi_1(n)</annotation>
  </semantics>
</math>
</file>

<file path=Object 166/content.xml><?xml version="1.0" encoding="utf-8"?>
<math xmlns="http://www.w3.org/1998/Math/MathML">
  <semantics>
    <mrow>
      <msub>
        <mi>log</mi>
        <mn>2</mn>
      </msub>
      <mi>n</mi>
    </mrow>
    <annotation encoding="StarMath 5.0">log_2 n</annotation>
  </semantics>
</math>
</file>

<file path=Object 167/content.xml><?xml version="1.0" encoding="utf-8"?>
<math xmlns="http://www.w3.org/1998/Math/MathML">
  <semantics>
    <mrow>
      <mo stretchy="false">π</mo>
      <mrow>
        <mrow>
          <mo stretchy="false">(</mo>
          <mrow>
            <mn>1</mn>
          </mrow>
          <mo stretchy="false">)</mo>
        </mrow>
        <mo stretchy="false">=</mo>
        <mn>0</mn>
      </mrow>
    </mrow>
    <annotation encoding="StarMath 5.0">%pi(1)=0</annotation>
  </semantics>
</math>
</file>

<file path=Object 168/content.xml><?xml version="1.0" encoding="utf-8"?>
<math xmlns="http://www.w3.org/1998/Math/MathML">
  <semantics>
    <mrow>
      <mrow>
        <mi>n</mi>
        <mo stretchy="false">&lt;</mo>
        <msup>
          <mn>2</mn>
          <mi>k</mi>
        </msup>
      </mrow>
    </mrow>
    <annotation encoding="StarMath 5.0">n &lt; 2^k</annotation>
  </semantics>
</math>
</file>

<file path=Object 169/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zeta(0)-1)^k]_n</annotation>
  </semantics>
</math>
</file>

<file path=Object 17/content.xml><?xml version="1.0" encoding="utf-8"?>
<math xmlns="http://www.w3.org/1998/Math/MathML">
  <semantics>
    <mrow>
      <msub>
        <mi>D</mi>
        <mi>j</mi>
      </msub>
      <mi>'</mi>
      <mrow>
        <mrow>
          <mo stretchy="false">(</mo>
          <mrow>
            <mi>n</mi>
          </mrow>
          <mo stretchy="false">)</mo>
        </mrow>
        <mo stretchy="false">≈</mo>
        <msup>
          <mrow>
            <mo stretchy="false">(</mo>
            <mrow>
              <mrow>
                <mo stretchy="false">−</mo>
                <mn>1</mn>
              </mrow>
            </mrow>
            <mo stretchy="false">)</mo>
          </mrow>
          <mi>j</mi>
        </msup>
      </mrow>
      <mrow>
        <mo stretchy="false">(</mo>
        <mrow>
          <mrow>
            <mn>1</mn>
            <mo stretchy="false">−</mo>
            <mi>n</mi>
          </mrow>
          <mrow>
            <munderover>
              <mo stretchy="false">∑</mo>
              <mrow>
                <mi>k</mi>
                <mo stretchy="false">=</mo>
                <mn>0</mn>
              </mrow>
              <mrow>
                <mrow>
                  <mi>j</mi>
                  <mo stretchy="false">−</mo>
                  <mn>1</mn>
                </mrow>
              </mrow>
            </munderover>
            <mrow>
              <mfrac>
                <mrow>
                  <msup>
                    <mrow>
                      <mo stretchy="false">(</mo>
                      <mrow>
                        <mrow>
                          <mo stretchy="false">−</mo>
                          <mi>log</mi>
                        </mrow>
                        <mi>n</mi>
                      </mrow>
                      <mo stretchy="false">)</mo>
                    </mrow>
                    <mi>k</mi>
                  </msup>
                </mrow>
                <mrow>
                  <mi>k</mi>
                  <mi>!</mi>
                </mrow>
              </mfrac>
            </mrow>
          </mrow>
        </mrow>
        <mo stretchy="false">)</mo>
      </mrow>
    </mrow>
    <annotation encoding="StarMath 5.0">D_j'(n) approx (-1)^j(1-n sum from k = 0 to {j-1} {{(-log n)^k} over{k!}})</annotation>
  </semantics>
</math>
</file>

<file path=Object 170/content.xml><?xml version="1.0" encoding="utf-8"?>
<math xmlns="http://www.w3.org/1998/Math/MathML" display="block">
  <semantics>
    <msub>
      <mrow>
        <mo fence="true" stretchy="false">[</mo>
        <mrow>
          <mrow>
            <mo stretchy="false">∇</mo>
            <mi>log</mi>
            <mi mathvariant="normal">ζ</mi>
            <mrow>
              <mo fence="true" stretchy="false">(</mo>
              <mrow>
                <mn>0</mn>
              </mrow>
              <mo fence="true" stretchy="false">)</mo>
            </mrow>
          </mrow>
        </mrow>
        <mo fence="true" stretchy="false">]</mo>
      </mrow>
      <mi>n</mi>
    </msub>
    <annotation encoding="StarMath 5.0">[nabla log %zeta(0)]_n</annotation>
  </semantics>
</math>
</file>

<file path=Object 171/content.xml><?xml version="1.0" encoding="utf-8"?>
<math xmlns="http://www.w3.org/1998/Math/MathML" display="block">
  <semantics>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zeta(s)-1)^k]_n</annotation>
  </semantics>
</math>
</file>

<file path=Object 172/content.xml><?xml version="1.0" encoding="utf-8"?>
<math xmlns="http://www.w3.org/1998/Math/MathML">
  <semantics>
    <mtable>
      <mtr>
        <mtd>
          <mrow>
            <msub>
              <mi>D</mi>
              <mrow>
                <mi>k</mi>
                <mi>,</mi>
                <mi>a</mi>
                <mi>,</mi>
                <mi>t</mi>
              </mrow>
            </msub>
            <mrow>
              <mrow>
                <mo stretchy="false">(</mo>
                <mrow>
                  <mi>n</mi>
                </mrow>
                <mo stretchy="false">)</mo>
              </mrow>
              <mo stretchy="false">=</mo>
              <mtext>                                                   </mtext>
            </mrow>
            <mtext/>
          </mrow>
        </mtd>
      </mtr>
      <mtr>
        <mtd>
          <mrow>
            <mtext>              </mtext>
            <mrow>
              <munderover>
                <mo stretchy="false">∑</mo>
                <mrow>
                  <mi>j</mi>
                  <mo stretchy="false">=</mo>
                  <mrow>
                    <mrow>
                      <mi>t</mi>
                      <mo stretchy="false">+</mo>
                      <mn>1</mn>
                    </mrow>
                  </mrow>
                </mrow>
                <mi>n</mi>
              </munderover>
              <msub>
                <mi>d</mi>
                <mrow>
                  <mn>1,</mn>
                  <mi>a</mi>
                </mrow>
              </msub>
            </mrow>
            <mrow>
              <mo stretchy="false">(</mo>
              <mrow>
                <mi>j</mi>
              </mrow>
              <mo stretchy="false">)</mo>
            </mrow>
            <msub>
              <mi>D</mi>
              <mrow>
                <mrow>
                  <mi>k</mi>
                  <mo stretchy="false">−</mo>
                  <mn>1,</mn>
                </mrow>
                <mi>a</mi>
              </mrow>
            </msub>
            <mrow>
              <mo stretchy="false">(</mo>
              <mrow>
                <mfrac>
                  <mi>n</mi>
                  <mi>j</mi>
                </mfrac>
              </mrow>
              <mo stretchy="false">)</mo>
            </mrow>
            <mtext/>
          </mrow>
        </mtd>
      </mtr>
      <mtr>
        <mtd>
          <mrow>
            <mrow>
              <mtext>              </mtext>
              <mo stretchy="false">+</mo>
              <mrow>
                <munderover>
                  <mo stretchy="false">∑</mo>
                  <mrow>
                    <mi>j</mi>
                    <mo stretchy="false">=</mo>
                    <mi>a</mi>
                  </mrow>
                  <mi>t</mi>
                </munderover>
                <msub>
                  <mi>d</mi>
                  <mrow>
                    <mrow>
                      <mi>k</mi>
                      <mo stretchy="false">−</mo>
                      <mn>1,</mn>
                    </mrow>
                    <mi>a</mi>
                  </mrow>
                </msub>
              </mrow>
            </mrow>
            <mrow>
              <mo stretchy="false">(</mo>
              <mrow>
                <mi>j</mi>
              </mrow>
              <mo stretchy="false">)</mo>
            </mrow>
            <msub>
              <mi>D</mi>
              <mrow>
                <mn>1,</mn>
                <mi>a</mi>
              </mrow>
            </msub>
            <mrow>
              <mo stretchy="false">(</mo>
              <mrow>
                <mfrac>
                  <mi>n</mi>
                  <mi>j</mi>
                </mfrac>
              </mrow>
              <mo stretchy="false">)</mo>
            </mrow>
            <mtext/>
          </mrow>
        </mtd>
      </mtr>
      <mtr>
        <mtd>
          <mrow>
            <mrow>
              <mtext>              </mtext>
              <mo stretchy="false">+</mo>
              <mrow>
                <munderover>
                  <mo stretchy="false">∑</mo>
                  <mrow>
                    <mi>j</mi>
                    <mo stretchy="false">=</mo>
                    <mi>a</mi>
                  </mrow>
                  <mi>t</mi>
                </munderover>
                <mrow>
                  <munderover>
                    <mo stretchy="false">∑</mo>
                    <mrow>
                      <mi>s</mi>
                      <mo stretchy="false">=</mo>
                      <mrow>
                        <mrow>
                          <mrow>
                            <mrow>
                              <mo stretchy="false">⌊</mo>
                              <mrow>
                                <mfrac>
                                  <mi>t</mi>
                                  <mi>j</mi>
                                </mfrac>
                              </mrow>
                              <mo stretchy="false">⌋</mo>
                            </mrow>
                          </mrow>
                          <mo stretchy="false">+</mo>
                          <mn>1</mn>
                        </mrow>
                      </mrow>
                    </mrow>
                    <mrow>
                      <mrow>
                        <mo stretchy="false">⌊</mo>
                        <mrow>
                          <mfrac>
                            <mi>n</mi>
                            <mi>j</mi>
                          </mfrac>
                        </mrow>
                        <mo stretchy="false">⌋</mo>
                      </mrow>
                    </mrow>
                  </munderover>
                  <mrow>
                    <munderover>
                      <mo stretchy="false">∑</mo>
                      <mrow>
                        <mi>m</mi>
                        <mo stretchy="false">=</mo>
                        <mn>1</mn>
                      </mrow>
                      <mrow>
                        <mrow>
                          <mi>k</mi>
                          <mo stretchy="false">−</mo>
                          <mn>2</mn>
                        </mrow>
                      </mrow>
                    </munderover>
                    <msub>
                      <mi>d</mi>
                      <mrow>
                        <mn>1,</mn>
                        <mi>a</mi>
                      </mrow>
                    </msub>
                  </mrow>
                </mrow>
              </mrow>
            </mrow>
            <mrow>
              <mo stretchy="false">(</mo>
              <mrow>
                <mi>s</mi>
              </mrow>
              <mo stretchy="false">)</mo>
            </mrow>
            <msub>
              <mi>d</mi>
              <mrow>
                <mi>m</mi>
                <mi>,</mi>
                <mi>a</mi>
              </mrow>
            </msub>
            <mrow>
              <mo stretchy="false">(</mo>
              <mrow>
                <mi>j</mi>
              </mrow>
              <mo stretchy="false">)</mo>
            </mrow>
            <msub>
              <mi>D</mi>
              <mrow>
                <mrow>
                  <mrow>
                    <mi>k</mi>
                    <mo stretchy="false">−</mo>
                    <mi>m</mi>
                  </mrow>
                  <mo stretchy="false">−</mo>
                  <mn>1,</mn>
                </mrow>
                <mi>a</mi>
              </mrow>
            </msub>
            <mrow>
              <mo stretchy="false">(</mo>
              <mrow>
                <mfrac>
                  <mi>n</mi>
                  <mi mathvariant="italic">js</mi>
                </mfrac>
              </mrow>
              <mo stretchy="false">)</mo>
            </mrow>
          </mrow>
        </mtd>
      </mtr>
    </mtable>
    <annotation encoding="StarMath 5.0">D_{k,a,t}(n) = "                                                   "
 "" newline "              " sum from j = {t+1} to n d_{1,a}(j) D_{k-1,a}( n over j )
 "" newline "              "+ sum from j = a to t d_{k-1,a}(j) D_{1,a}( n over j )
 "" newline "              "+ sum from j = a to t sum from s = { { lfloor t over j rfloor}+1} to {lfloor n over j rfloor} sum from m = 1 to {k-2} d_{1,a}(s)d_{m,a}(j) D_{k-m-1,a}( n over js )
</annotation>
  </semantics>
</math>
</file>

<file path=Object 173/content.xml><?xml version="1.0" encoding="utf-8"?>
<math xmlns="http://www.w3.org/1998/Math/MathML">
  <semantics>
    <mrow>
      <mrow>
        <mrow>
          <mn>2</mn>
          <mo stretchy="false">⋅</mo>
          <mn>3</mn>
        </mrow>
        <mo stretchy="false">⋅</mo>
        <mn>4</mn>
      </mrow>
    </mrow>
    <annotation encoding="StarMath 5.0">2 cdot 3 cdot 4</annotation>
  </semantics>
</math>
</file>

<file path=Object 174/content.xml><?xml version="1.0" encoding="utf-8"?>
<math xmlns="http://www.w3.org/1998/Math/MathML">
  <semantics>
    <mrow>
      <mrow>
        <mrow>
          <mn>2</mn>
          <mo stretchy="false">⋅</mo>
          <mn>2</mn>
        </mrow>
        <mo stretchy="false">⋅</mo>
        <mn>3</mn>
      </mrow>
    </mrow>
    <annotation encoding="StarMath 5.0">2 cdot 2 cdot 3</annotation>
  </semantics>
</math>
</file>

<file path=Object 175/content.xml><?xml version="1.0" encoding="utf-8"?>
<math xmlns="http://www.w3.org/1998/Math/MathML">
  <semantics>
    <mrow>
      <mrow>
        <mo stretchy="false">(</mo>
        <mrow>
          <mtable>
            <mtr>
              <mtd>
                <mrow>
                  <mn>3</mn>
                </mrow>
              </mtd>
            </mtr>
            <mtr>
              <mtd>
                <mrow>
                  <mn>1</mn>
                </mrow>
              </mtd>
            </mtr>
          </mtable>
        </mrow>
        <mo stretchy="false">)</mo>
      </mrow>
      <mrow>
        <mrow>
          <mo stretchy="false">(</mo>
          <mrow>
            <mtable>
              <mtr>
                <mtd>
                  <mrow>
                    <mn>1</mn>
                  </mrow>
                </mtd>
              </mtr>
              <mtr>
                <mtd>
                  <mrow>
                    <mn>1</mn>
                  </mrow>
                </mtd>
              </mtr>
            </mtable>
          </mrow>
          <mo stretchy="false">)</mo>
        </mrow>
        <mo stretchy="false">=</mo>
        <mn>3</mn>
      </mrow>
    </mrow>
    <annotation encoding="StarMath 5.0">(binom{3}{1})(binom{1}{1})=3</annotation>
  </semantics>
</math>
</file>

<file path=Object 176/content.xml><?xml version="1.0" encoding="utf-8"?>
<math xmlns="http://www.w3.org/1998/Math/MathML">
  <semantics>
    <mrow>
      <mrow>
        <mo stretchy="false">(</mo>
        <mrow>
          <mtable>
            <mtr>
              <mtd>
                <mrow>
                  <mn>3</mn>
                </mrow>
              </mtd>
            </mtr>
            <mtr>
              <mtd>
                <mrow>
                  <mn>1</mn>
                </mrow>
              </mtd>
            </mtr>
          </mtable>
        </mrow>
        <mo stretchy="false">)</mo>
      </mrow>
      <mrow>
        <mo stretchy="false">(</mo>
        <mrow>
          <mtable>
            <mtr>
              <mtd>
                <mrow>
                  <mn>2</mn>
                </mrow>
              </mtd>
            </mtr>
            <mtr>
              <mtd>
                <mrow>
                  <mn>1</mn>
                </mrow>
              </mtd>
            </mtr>
          </mtable>
        </mrow>
        <mo stretchy="false">)</mo>
      </mrow>
      <mrow>
        <mrow>
          <mo stretchy="false">(</mo>
          <mrow>
            <mtable>
              <mtr>
                <mtd>
                  <mrow>
                    <mn>1</mn>
                  </mrow>
                </mtd>
              </mtr>
              <mtr>
                <mtd>
                  <mrow>
                    <mn>1</mn>
                  </mrow>
                </mtd>
              </mtr>
            </mtable>
          </mrow>
          <mo stretchy="false">)</mo>
        </mrow>
        <mo stretchy="false">=</mo>
        <mn>6</mn>
      </mrow>
    </mrow>
    <annotation encoding="StarMath 5.0">(binom{3}{1})(binom{2}{1})(binom{1}{1})=6</annotation>
  </semantics>
</math>
</file>

<file path=Object 177/content.xml><?xml version="1.0" encoding="utf-8"?>
<math xmlns="http://www.w3.org/1998/Math/MathML">
  <semantics>
    <mrow>
      <mrow>
        <mrow>
          <mrow>
            <mi>a</mi>
            <mo stretchy="false">⋅</mo>
            <mi>b</mi>
          </mrow>
          <mo stretchy="false">⋅</mo>
          <mi>c</mi>
        </mrow>
        <mo stretchy="false">≤</mo>
        <mi>n</mi>
      </mrow>
      <mi>;</mi>
      <mi>a</mi>
      <mi>,</mi>
      <mi>b</mi>
      <mi>,</mi>
      <mrow>
        <mi>c</mi>
        <mo stretchy="false">≥</mo>
        <mn>2</mn>
      </mrow>
    </mrow>
    <annotation encoding="StarMath 5.0">a cdot b cdot c &lt;= n; a,b,c &gt;=2</annotation>
  </semantics>
</math>
</file>

<file path=Object 178/content.xml><?xml version="1.0" encoding="utf-8"?>
<math xmlns="http://www.w3.org/1998/Math/MathML">
  <semantics>
    <mrow>
      <msub>
        <mi>D</mi>
        <mn>3</mn>
      </msub>
      <mi>'</mi>
      <mrow>
        <mo stretchy="false">(</mo>
        <mrow>
          <mi>n</mi>
        </mrow>
        <mo stretchy="false">)</mo>
      </mrow>
    </mrow>
    <annotation encoding="StarMath 5.0">D_3'(n)</annotation>
  </semantics>
</math>
</file>

<file path=Object 179/content.xml><?xml version="1.0" encoding="utf-8"?>
<math xmlns="http://www.w3.org/1998/Math/MathML">
  <semantics>
    <mrow>
      <msub>
        <mi>D</mi>
        <mrow>
          <mi>k</mi>
          <mi>,</mi>
          <mi>a</mi>
        </mrow>
      </msub>
      <mrow>
        <mrow>
          <mo stretchy="false">(</mo>
          <mrow>
            <mi>n</mi>
          </mrow>
          <mo stretchy="false">)</mo>
        </mrow>
        <mo stretchy="false">=</mo>
        <mtext>#{</mtext>
      </mrow>
      <mrow>
        <mrow>
          <msub>
            <mi>n</mi>
            <mn>1</mn>
          </msub>
          <mo stretchy="false">⋅</mo>
          <msub>
            <mi>n</mi>
            <mn>2</mn>
          </msub>
        </mrow>
        <mo stretchy="false">⋅</mo>
        <mn>...</mn>
      </mrow>
      <mrow>
        <msub>
          <mi>n</mi>
          <mi>k</mi>
        </msub>
        <mo stretchy="false">≤</mo>
        <mi>n</mi>
      </mrow>
      <mi>;</mi>
      <mrow>
        <msub>
          <mi>n</mi>
          <mi>i</mi>
        </msub>
        <mo stretchy="false">≥</mo>
        <mi>a</mi>
      </mrow>
      <mtext> }</mtext>
    </mrow>
    <annotation encoding="StarMath 5.0">D_{k,a}(n)="#{"n_1 cdot n_2 cdot ... n_k &lt;= n;n_i &gt;= a" }"</annotation>
  </semantics>
</math>
</file>

<file path=Object 18/content.xml><?xml version="1.0" encoding="utf-8"?>
<math xmlns="http://www.w3.org/1998/Math/MathML">
  <semantics>
    <mrow>
      <mi mathvariant="italic">li</mi>
      <mrow>
        <mo stretchy="false">(</mo>
        <mrow>
          <mi>n</mi>
        </mrow>
        <mo stretchy="false">)</mo>
      </mrow>
    </mrow>
    <annotation encoding="StarMath 5.0">li(n)</annotation>
  </semantics>
</math>
</file>

<file path=Object 180/content.xml><?xml version="1.0" encoding="utf-8"?>
<math xmlns="http://www.w3.org/1998/Math/MathML">
  <semantics>
    <mrow>
      <msub>
        <mi>D</mi>
        <mi>k</mi>
      </msub>
      <mi>'</mi>
      <mrow>
        <mo stretchy="false">(</mo>
        <mrow>
          <mi>n</mi>
        </mrow>
        <mo stretchy="false">)</mo>
      </mrow>
    </mrow>
    <annotation encoding="StarMath 5.0">D_k'(n)</annotation>
  </semantics>
</math>
</file>

<file path=Object 181/content.xml><?xml version="1.0" encoding="utf-8"?>
<math xmlns="http://www.w3.org/1998/Math/MathML">
  <semantics>
    <mrow>
      <msub>
        <mi>D</mi>
        <mi>k</mi>
      </msub>
      <mrow>
        <mo stretchy="false">(</mo>
        <mrow>
          <mi>n</mi>
        </mrow>
        <mo stretchy="false">)</mo>
      </mrow>
    </mrow>
    <annotation encoding="StarMath 5.0">D_k(n)</annotation>
  </semantics>
</math>
</file>

<file path=Object 182/content.xml><?xml version="1.0" encoding="utf-8"?>
<math xmlns="http://www.w3.org/1998/Math/MathML">
  <semantics>
    <mrow>
      <mtext>{</mtext>
      <mrow>
        <mrow>
          <mn>2</mn>
          <mo stretchy="false">⋅</mo>
          <mn>3</mn>
        </mrow>
        <mo stretchy="false">⋅</mo>
        <mn>4,</mn>
      </mrow>
      <mrow>
        <mrow>
          <mn>2</mn>
          <mo stretchy="false">⋅</mo>
          <mn>4</mn>
        </mrow>
        <mo stretchy="false">⋅</mo>
        <mn>3,</mn>
      </mrow>
      <mrow>
        <mrow>
          <mn>3</mn>
          <mo stretchy="false">⋅</mo>
          <mn>2</mn>
        </mrow>
        <mo stretchy="false">⋅</mo>
        <mn>4,</mn>
      </mrow>
      <mrow>
        <mrow>
          <mn>3</mn>
          <mo stretchy="false">⋅</mo>
          <mn>4</mn>
        </mrow>
        <mo stretchy="false">⋅</mo>
        <mn>2,</mn>
      </mrow>
      <mrow>
        <mrow>
          <mn>4</mn>
          <mo stretchy="false">⋅</mo>
          <mn>2</mn>
        </mrow>
        <mo stretchy="false">⋅</mo>
        <mn>3,</mn>
      </mrow>
      <mrow>
        <mrow>
          <mn>4</mn>
          <mo stretchy="false">⋅</mo>
          <mn>3</mn>
        </mrow>
        <mo stretchy="false">⋅</mo>
        <mn>2</mn>
      </mrow>
      <mtext>}</mtext>
    </mrow>
    <annotation encoding="StarMath 5.0">"{" 2 cdot 3 cdot 4, 2 cdot 4 cdot 3, 3 cdot 2 cdot 4, 3 cdot 4 cdot 2, 4 cdot 2 cdot 3, 4 cdot 3 cdot 2"}"</annotation>
  </semantics>
</math>
</file>

<file path=Object 183/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184/content.xml><?xml version="1.0" encoding="utf-8"?>
<math xmlns="http://www.w3.org/1998/Math/MathML">
  <semantics>
    <mrow>
      <msub>
        <mi>D</mi>
        <mrow>
          <mi>k</mi>
          <mi>,</mi>
          <mi>a</mi>
        </mrow>
      </msub>
      <mrow>
        <mrow>
          <mo stretchy="false">(</mo>
          <mrow>
            <mi>n</mi>
          </mrow>
          <mo stretchy="false">)</mo>
        </mrow>
        <mo stretchy="false">=</mo>
        <mtext>#{</mtext>
      </mrow>
      <mrow>
        <mrow>
          <msub>
            <mi>n</mi>
            <mn>1</mn>
          </msub>
          <mo stretchy="false">⋅</mo>
          <msub>
            <mi>n</mi>
            <mn>2</mn>
          </msub>
        </mrow>
        <mo stretchy="false">⋅</mo>
        <mn>...</mn>
      </mrow>
      <mrow>
        <msub>
          <mi>n</mi>
          <mi>k</mi>
        </msub>
        <mo stretchy="false">≤</mo>
        <mi>n</mi>
      </mrow>
      <mi>;</mi>
      <mrow>
        <msub>
          <mi>n</mi>
          <mi>i</mi>
        </msub>
        <mo stretchy="false">≥</mo>
        <mi>a</mi>
      </mrow>
      <mtext> }</mtext>
    </mrow>
    <annotation encoding="StarMath 5.0">D_{k,a}(n)="#{"n_1 cdot n_2 cdot ... n_k &lt;= n;n_i &gt;= a" }"</annotation>
  </semantics>
</math>
</file>

<file path=Object 185/content.xml><?xml version="1.0" encoding="utf-8"?>
<math xmlns="http://www.w3.org/1998/Math/MathML">
  <semantics>
    <mrow>
      <msub>
        <mi>d</mi>
        <mrow>
          <mi>k</mi>
          <mi>,</mi>
          <mi>a</mi>
        </mrow>
      </msub>
      <mrow>
        <mrow>
          <mo stretchy="false">(</mo>
          <mrow>
            <mi>n</mi>
          </mrow>
          <mo stretchy="false">)</mo>
        </mrow>
        <mo stretchy="false">=</mo>
        <mtext>#{</mtext>
      </mrow>
      <mrow>
        <mrow>
          <msub>
            <mi>n</mi>
            <mn>1</mn>
          </msub>
          <mo stretchy="false">⋅</mo>
          <msub>
            <mi>n</mi>
            <mn>2</mn>
          </msub>
        </mrow>
        <mo stretchy="false">⋅</mo>
        <mn>...</mn>
      </mrow>
      <mrow>
        <msub>
          <mi>n</mi>
          <mi>k</mi>
        </msub>
        <mo stretchy="false">=</mo>
        <mi>n</mi>
      </mrow>
      <mi>;</mi>
      <mrow>
        <msub>
          <mi>n</mi>
          <mi>i</mi>
        </msub>
        <mo stretchy="false">≥</mo>
        <mi>a</mi>
      </mrow>
      <mtext> }</mtext>
    </mrow>
    <annotation encoding="StarMath 5.0">d_{k,a}(n)="#{"n_1 cdot n_2 cdot ... n_k = n;n_i &gt;= a" }"</annotation>
  </semantics>
</math>
</file>

<file path=Object 186/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187/content.xml><?xml version="1.0" encoding="utf-8"?>
<math xmlns="http://www.w3.org/1998/Math/MathML">
  <semantics>
    <mrow>
      <mrow>
        <mrow>
          <mi>a</mi>
          <mo stretchy="false">&lt;</mo>
          <mi>t</mi>
        </mrow>
        <mo stretchy="false">&lt;</mo>
        <mi>n</mi>
      </mrow>
    </mrow>
    <annotation encoding="StarMath 5.0">a &lt; t &lt; n</annotation>
  </semantics>
</math>
</file>

<file path=Object 188/content.xml><?xml version="1.0" encoding="utf-8"?>
<math xmlns="http://www.w3.org/1998/Math/MathML">
  <semantics>
    <mrow>
      <msub>
        <mi>D</mi>
        <mn>2</mn>
      </msub>
      <mrow>
        <mrow>
          <mo stretchy="false">(</mo>
          <mrow>
            <mi>n</mi>
          </mrow>
          <mo stretchy="false">)</mo>
        </mrow>
        <mo stretchy="false">=</mo>
        <mrow>
          <mrow>
            <mo stretchy="false">−</mo>
            <msup>
              <mrow>
                <mo stretchy="false">⌊</mo>
                <mrow>
                  <msup>
                    <mi>n</mi>
                    <mrow>
                      <mfrac>
                        <mn>1</mn>
                        <mn>2</mn>
                      </mfrac>
                    </mrow>
                  </msup>
                </mrow>
                <mo stretchy="false">⌋</mo>
              </mrow>
              <mn>2</mn>
            </msup>
          </mrow>
          <mo stretchy="false">+</mo>
          <mn>2</mn>
        </mrow>
      </mrow>
      <mrow>
        <munderover>
          <mo stretchy="false">∑</mo>
          <mrow>
            <mi>a</mi>
            <mo stretchy="false">=</mo>
            <mn>1</mn>
          </mrow>
          <mrow>
            <mo stretchy="false">⌊</mo>
            <mrow>
              <msup>
                <mi>n</mi>
                <mrow>
                  <mfrac>
                    <mn>1</mn>
                    <mn>2</mn>
                  </mfrac>
                </mrow>
              </msup>
            </mrow>
            <mo stretchy="false">⌋</mo>
          </mrow>
        </munderover>
        <mrow>
          <mo stretchy="false">⌊</mo>
          <mrow>
            <mfrac>
              <mi>n</mi>
              <mi>a</mi>
            </mfrac>
          </mrow>
          <mo stretchy="false">⌋</mo>
        </mrow>
      </mrow>
    </mrow>
    <annotation encoding="StarMath 5.0">D_2(n) = -lfloor n^{1 over 2}rfloor^2+2 sum from a = 1 to lfloor n^{1 over 2} rfloor lfloor n over a rfloor</annotation>
  </semantics>
</math>
</file>

<file path=Object 189/content.xml><?xml version="1.0" encoding="utf-8"?>
<math xmlns="http://www.w3.org/1998/Math/MathML">
  <semantics>
    <mrow>
      <msub>
        <mi>D</mi>
        <mn>3</mn>
      </msub>
      <mrow>
        <mrow>
          <mo stretchy="false">(</mo>
          <mrow>
            <mi>n</mi>
          </mrow>
          <mo stretchy="false">)</mo>
        </mrow>
        <mo stretchy="false">=</mo>
        <mrow>
          <msup>
            <mrow>
              <mo stretchy="false">⌊</mo>
              <mrow>
                <msup>
                  <mi>n</mi>
                  <mrow>
                    <mfrac>
                      <mn>1</mn>
                      <mn>3</mn>
                    </mfrac>
                  </mrow>
                </msup>
              </mrow>
              <mo stretchy="false">⌋</mo>
            </mrow>
            <mn>3</mn>
          </msup>
          <mo stretchy="false">+</mo>
          <mn>3</mn>
        </mrow>
      </mrow>
      <mrow>
        <mrow>
          <mrow>
            <munderover>
              <mo stretchy="false">∑</mo>
              <mrow>
                <mi>a</mi>
                <mo stretchy="false">=</mo>
                <mn>1</mn>
              </mrow>
              <mrow>
                <mo stretchy="false">⌊</mo>
                <mrow>
                  <msup>
                    <mi>n</mi>
                    <mrow>
                      <mfrac>
                        <mn>1</mn>
                        <mn>3</mn>
                      </mfrac>
                    </mrow>
                  </msup>
                </mrow>
                <mo stretchy="false">⌋</mo>
              </mrow>
            </munderover>
            <mrow>
              <mo stretchy="false">⌊</mo>
              <mrow>
                <mfrac>
                  <mi>n</mi>
                  <mrow>
                    <msup>
                      <mi>a</mi>
                      <mn>2</mn>
                    </msup>
                  </mrow>
                </mfrac>
              </mrow>
              <mo stretchy="false">⌋</mo>
            </mrow>
          </mrow>
          <mo stretchy="false">−</mo>
          <msup>
            <mrow>
              <mo stretchy="false">⌊</mo>
              <mrow>
                <msup>
                  <mrow>
                    <mo stretchy="false">⌊</mo>
                    <mrow>
                      <mfrac>
                        <mi>n</mi>
                        <mi>a</mi>
                      </mfrac>
                    </mrow>
                    <mo stretchy="false">⌋</mo>
                  </mrow>
                  <mrow>
                    <mfrac>
                      <mn>1</mn>
                      <mn>2</mn>
                    </mfrac>
                  </mrow>
                </msup>
              </mrow>
              <mo stretchy="false">⌋</mo>
            </mrow>
            <mn>2</mn>
          </msup>
        </mrow>
        <mo stretchy="false">+</mo>
        <mn>2</mn>
      </mrow>
      <mrow>
        <munderover>
          <mo stretchy="false">∑</mo>
          <mrow>
            <mi>b</mi>
            <mo stretchy="false">=</mo>
            <mrow>
              <mi>a</mi>
              <mo stretchy="false">+</mo>
              <mn>1</mn>
            </mrow>
          </mrow>
          <mrow>
            <mo stretchy="false">⌊</mo>
            <mrow>
              <msup>
                <mrow>
                  <mo stretchy="false">⌊</mo>
                  <mrow>
                    <mfrac>
                      <mi>n</mi>
                      <mi>a</mi>
                    </mfrac>
                  </mrow>
                  <mo stretchy="false">⌋</mo>
                </mrow>
                <mrow>
                  <mfrac>
                    <mn>1</mn>
                    <mn>2</mn>
                  </mfrac>
                </mrow>
              </msup>
            </mrow>
            <mo stretchy="false">⌋</mo>
          </mrow>
        </munderover>
        <mrow>
          <mo stretchy="false">⌊</mo>
          <mrow>
            <mfrac>
              <mi>n</mi>
              <mrow>
                <mi>a</mi>
                <mi>b</mi>
              </mrow>
            </mfrac>
          </mrow>
          <mo stretchy="false">⌋</mo>
        </mrow>
      </mrow>
    </mrow>
    <annotation encoding="StarMath 5.0">D_3(n) = lfloor n^{1 over 3}rfloor^3+3 sum from a = 1 to lfloor n^{1 over 3} rfloor lfloor n over {a^2} rfloor-lfloor lfloor n over a rfloor^{1 over 2} rfloor^2 + 2 sum from b = a+1 to lfloor lfloor n over a rfloor^{1 over 2} rfloor lfloor n over {a b} rfloor</annotation>
  </semantics>
</math>
</file>

<file path=Object 19/content.xml><?xml version="1.0" encoding="utf-8"?>
<math xmlns="http://www.w3.org/1998/Math/MathML">
  <semantics>
    <mrow>
      <mi>log</mi>
      <mrow>
        <mi>x</mi>
        <mo stretchy="false">=</mo>
        <mrow>
          <munder>
            <mi>lim</mi>
            <mrow>
              <mi>z</mi>
              <mo stretchy="false">→</mo>
              <mn>0</mn>
            </mrow>
          </munder>
          <mrow>
            <mfrac>
              <mrow>
                <mrow>
                  <msup>
                    <mi>x</mi>
                    <mi>z</mi>
                  </msup>
                  <mo stretchy="false">−</mo>
                  <mn>1</mn>
                </mrow>
              </mrow>
              <mi>z</mi>
            </mfrac>
          </mrow>
        </mrow>
      </mrow>
    </mrow>
    <annotation encoding="StarMath 5.0">log x = lim from {z rightarrow 0}  {{x^z-1} over z}</annotation>
  </semantics>
</math>
</file>

<file path=Object 190/content.xml><?xml version="1.0" encoding="utf-8"?>
<math xmlns="http://www.w3.org/1998/Math/MathML">
  <semantics>
    <mrow>
      <msub>
        <mi>D</mi>
        <mi>k</mi>
      </msub>
      <mrow>
        <mo stretchy="false">(</mo>
        <mrow>
          <mi>n</mi>
        </mrow>
        <mo stretchy="false">)</mo>
      </mrow>
    </mrow>
    <annotation encoding="StarMath 5.0">D_k(n)</annotation>
  </semantics>
</math>
</file>

<file path=Object 191/content.xml><?xml version="1.0" encoding="utf-8"?>
<math xmlns="http://www.w3.org/1998/Math/MathML">
  <semantics>
    <mrow>
      <mrow>
        <mrow>
          <mrow>
            <mi>a</mi>
            <mo stretchy="false">⋅</mo>
            <mi>b</mi>
          </mrow>
          <mo stretchy="false">⋅</mo>
          <mi>c</mi>
        </mrow>
        <mo stretchy="false">≤</mo>
        <mi>n</mi>
      </mrow>
      <mi>;</mi>
      <mi>a</mi>
      <mi>,</mi>
      <mi>b</mi>
      <mi>,</mi>
      <mrow>
        <mi>c</mi>
        <mo stretchy="false">≥</mo>
        <mn>2</mn>
      </mrow>
    </mrow>
    <annotation encoding="StarMath 5.0">a cdot b cdot c &lt;= n; a,b,c &gt;=2</annotation>
  </semantics>
</math>
</file>

<file path=Object 192/content.xml><?xml version="1.0" encoding="utf-8"?>
<math xmlns="http://www.w3.org/1998/Math/MathML">
  <semantics>
    <mtable>
      <mtr>
        <mtd>
          <mrow>
            <msub>
              <mi>D</mi>
              <mn>3</mn>
            </msub>
            <mi>'</mi>
            <mrow>
              <mrow>
                <mo stretchy="false">(</mo>
                <mrow>
                  <mi>n</mi>
                </mrow>
                <mo stretchy="false">)</mo>
              </mrow>
              <mo stretchy="false">=</mo>
              <mtext>                                                            </mtext>
            </mrow>
            <mtext/>
          </mrow>
        </mtd>
      </mtr>
      <mtr>
        <mtd>
          <mrow>
            <mrow>
              <mo stretchy="false">(</mo>
              <mrow>
                <mtable>
                  <mtr>
                    <mtd>
                      <mrow>
                        <mn>3</mn>
                      </mrow>
                    </mtd>
                  </mtr>
                  <mtr>
                    <mtd>
                      <mrow>
                        <mn>1</mn>
                      </mrow>
                    </mtd>
                  </mtr>
                </mtable>
              </mrow>
              <mo stretchy="false">)</mo>
            </mrow>
            <mrow>
              <mo stretchy="false">(</mo>
              <mrow>
                <mtable>
                  <mtr>
                    <mtd>
                      <mrow>
                        <mn>2</mn>
                      </mrow>
                    </mtd>
                  </mtr>
                  <mtr>
                    <mtd>
                      <mrow>
                        <mn>1</mn>
                      </mrow>
                    </mtd>
                  </mtr>
                </mtable>
              </mrow>
              <mo stretchy="false">)</mo>
            </mrow>
            <mrow>
              <mo stretchy="false">(</mo>
              <mrow>
                <mtable>
                  <mtr>
                    <mtd>
                      <mrow>
                        <mn>1</mn>
                      </mrow>
                    </mtd>
                  </mtr>
                  <mtr>
                    <mtd>
                      <mrow>
                        <mn>1</mn>
                      </mrow>
                    </mtd>
                  </mtr>
                </mtable>
              </mrow>
              <mo stretchy="false">)</mo>
            </mrow>
            <mtext>#{</mtext>
            <mrow>
              <mrow>
                <mrow>
                  <mi>a</mi>
                  <mo stretchy="false">⋅</mo>
                  <mi>b</mi>
                </mrow>
                <mo stretchy="false">⋅</mo>
                <mi>c</mi>
              </mrow>
              <mo stretchy="false">≤</mo>
              <mi>n</mi>
            </mrow>
            <mi>;</mi>
            <mi>a</mi>
            <mi>,</mi>
            <mi>b</mi>
            <mi>,</mi>
            <mrow>
              <mi>c</mi>
              <mo stretchy="false">≥</mo>
              <mn>2</mn>
            </mrow>
            <mi>;</mi>
            <mrow>
              <mrow>
                <mi>a</mi>
                <mo stretchy="false">&lt;</mo>
                <mi>b</mi>
              </mrow>
              <mo stretchy="false">&lt;</mo>
              <mi>c</mi>
            </mrow>
            <mtext>}</mtext>
            <mtext/>
          </mrow>
        </mtd>
      </mtr>
      <mtr>
        <mtd>
          <mrow>
            <mrow>
              <mo stretchy="false">+</mo>
              <mrow>
                <mo stretchy="false">(</mo>
                <mrow>
                  <mtable>
                    <mtr>
                      <mtd>
                        <mrow>
                          <mn>3</mn>
                        </mrow>
                      </mtd>
                    </mtr>
                    <mtr>
                      <mtd>
                        <mrow>
                          <mn>1</mn>
                        </mrow>
                      </mtd>
                    </mtr>
                  </mtable>
                </mrow>
                <mo stretchy="false">)</mo>
              </mrow>
            </mrow>
            <mrow>
              <mo stretchy="false">(</mo>
              <mrow>
                <mtable>
                  <mtr>
                    <mtd>
                      <mrow>
                        <mn>2</mn>
                      </mrow>
                    </mtd>
                  </mtr>
                  <mtr>
                    <mtd>
                      <mrow>
                        <mn>2</mn>
                      </mrow>
                    </mtd>
                  </mtr>
                </mtable>
              </mrow>
              <mo stretchy="false">)</mo>
            </mrow>
            <mtext>#{</mtext>
            <mrow>
              <mrow>
                <mrow>
                  <mi>a</mi>
                  <mo stretchy="false">⋅</mo>
                  <mi>b</mi>
                </mrow>
                <mo stretchy="false">⋅</mo>
                <mi>c</mi>
              </mrow>
              <mo stretchy="false">≤</mo>
              <mi>n</mi>
            </mrow>
            <mi>;</mi>
            <mi>a</mi>
            <mi>,</mi>
            <mi>b</mi>
            <mi>,</mi>
            <mrow>
              <mi>c</mi>
              <mo stretchy="false">≥</mo>
              <mn>2</mn>
            </mrow>
            <mi>;</mi>
            <mrow>
              <mrow>
                <mi>a</mi>
                <mo stretchy="false">&lt;</mo>
                <mi>b</mi>
              </mrow>
              <mo stretchy="false">=</mo>
              <mi>c</mi>
            </mrow>
            <mtext>}</mtext>
            <mtext/>
          </mrow>
        </mtd>
      </mtr>
      <mtr>
        <mtd>
          <mrow>
            <mrow>
              <mo stretchy="false">+</mo>
              <mrow>
                <mo stretchy="false">(</mo>
                <mrow>
                  <mtable>
                    <mtr>
                      <mtd>
                        <mrow>
                          <mn>3</mn>
                        </mrow>
                      </mtd>
                    </mtr>
                    <mtr>
                      <mtd>
                        <mrow>
                          <mn>2</mn>
                        </mrow>
                      </mtd>
                    </mtr>
                  </mtable>
                </mrow>
                <mo stretchy="false">)</mo>
              </mrow>
            </mrow>
            <mrow>
              <mo stretchy="false">(</mo>
              <mrow>
                <mtable>
                  <mtr>
                    <mtd>
                      <mrow>
                        <mn>1</mn>
                      </mrow>
                    </mtd>
                  </mtr>
                  <mtr>
                    <mtd>
                      <mrow>
                        <mn>1</mn>
                      </mrow>
                    </mtd>
                  </mtr>
                </mtable>
              </mrow>
              <mo stretchy="false">)</mo>
            </mrow>
            <mtext>#{</mtext>
            <mrow>
              <mrow>
                <mrow>
                  <mi>a</mi>
                  <mo stretchy="false">⋅</mo>
                  <mi>b</mi>
                </mrow>
                <mo stretchy="false">⋅</mo>
                <mi>c</mi>
              </mrow>
              <mo stretchy="false">≤</mo>
              <mi>n</mi>
            </mrow>
            <mi>;</mi>
            <mi>a</mi>
            <mi>,</mi>
            <mi>b</mi>
            <mi>,</mi>
            <mrow>
              <mi>c</mi>
              <mo stretchy="false">≥</mo>
              <mn>2</mn>
            </mrow>
            <mi>;</mi>
            <mrow>
              <mrow>
                <mi>a</mi>
                <mo stretchy="false">=</mo>
                <mi>b</mi>
              </mrow>
              <mo stretchy="false">&lt;</mo>
              <mi>c</mi>
            </mrow>
            <mtext>}</mtext>
            <mtext/>
          </mrow>
        </mtd>
      </mtr>
      <mtr>
        <mtd>
          <mrow>
            <mrow>
              <mo stretchy="false">+</mo>
              <mrow>
                <mo stretchy="false">(</mo>
                <mrow>
                  <mtable>
                    <mtr>
                      <mtd>
                        <mrow>
                          <mn>3</mn>
                        </mrow>
                      </mtd>
                    </mtr>
                    <mtr>
                      <mtd>
                        <mrow>
                          <mn>3</mn>
                        </mrow>
                      </mtd>
                    </mtr>
                  </mtable>
                </mrow>
                <mo stretchy="false">)</mo>
              </mrow>
            </mrow>
            <mtext>#{</mtext>
            <mrow>
              <mrow>
                <mrow>
                  <mi>a</mi>
                  <mo stretchy="false">⋅</mo>
                  <mi>b</mi>
                </mrow>
                <mo stretchy="false">⋅</mo>
                <mi>c</mi>
              </mrow>
              <mo stretchy="false">≤</mo>
              <mi>n</mi>
            </mrow>
            <mi>;</mi>
            <mi>a</mi>
            <mi>,</mi>
            <mi>b</mi>
            <mi>,</mi>
            <mrow>
              <mi>c</mi>
              <mo stretchy="false">≥</mo>
              <mn>2</mn>
            </mrow>
            <mi>;</mi>
            <mrow>
              <mrow>
                <mi>a</mi>
                <mo stretchy="false">=</mo>
                <mi>b</mi>
              </mrow>
              <mo stretchy="false">=</mo>
              <mi>c</mi>
            </mrow>
            <mtext>}</mtext>
            <mtext> </mtext>
          </mrow>
        </mtd>
      </mtr>
      <mtr>
        <mtd>
          <mrow>
            <mtext> </mtext>
          </mrow>
        </mtd>
      </mtr>
      <mtr>
        <mtd>
          <mrow>
            <mtext> </mtext>
          </mrow>
        </mtd>
      </mtr>
      <mtr>
        <mtd>
          <mrow>
            <mtext> </mtext>
          </mrow>
        </mtd>
      </mtr>
      <mtr>
        <mtd>
          <mrow/>
        </mtd>
      </mtr>
    </mtable>
    <annotation encoding="StarMath 5.0">D_3'(n) = "                                                            "
""newline (binom{3}{1})(binom{2}{1})(binom{1}{1})"#{"a cdot b cdot c &lt;= n;a,b,c&gt;=2; a&lt;b&lt;c"}"
""newline+(binom{3}{1})(binom{2}{2})"#{"a cdot b cdot c &lt;= n;a,b,c&gt;=2; a&lt;b=c"}"
"" newline +(binom{3}{2})(binom{1}{1})"#{"a cdot b cdot c &lt;= n;a,b,c&gt;=2; a=b&lt;c"}"
"" newline +(binom{3}{3})"#{"a cdot b cdot c &lt;= n;a,b,c&gt;=2; a=b=c"}"
" " newline
" " newline
" " newline
" " newline</annotation>
  </semantics>
</math>
</file>

<file path=Object 193/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194/content.xml><?xml version="1.0" encoding="utf-8"?>
<math xmlns="http://www.w3.org/1998/Math/MathML">
  <semantics>
    <mrow>
      <msub>
        <mi>D</mi>
        <mrow>
          <mn>2,1</mn>
        </mrow>
      </msub>
      <mrow>
        <mrow>
          <mo stretchy="false">(</mo>
          <mrow>
            <mi>n</mi>
          </mrow>
          <mo stretchy="false">)</mo>
        </mrow>
        <mo stretchy="false">=</mo>
        <mrow>
          <munderover>
            <mo stretchy="false">∑</mo>
            <mrow>
              <mi>j</mi>
              <mo stretchy="false">=</mo>
              <mn>1</mn>
            </mrow>
            <mn>2</mn>
          </munderover>
          <mrow>
            <mo stretchy="false">(</mo>
            <mrow>
              <mtable>
                <mtr>
                  <mtd>
                    <mrow>
                      <mn>2</mn>
                    </mrow>
                  </mtd>
                </mtr>
                <mtr>
                  <mtd>
                    <mrow>
                      <mi>j</mi>
                    </mrow>
                  </mtd>
                </mtr>
              </mtable>
            </mrow>
            <mo stretchy="false">)</mo>
          </mrow>
        </mrow>
      </mrow>
      <mrow>
        <munderover>
          <mo stretchy="false">∑</mo>
          <mrow>
            <mi>m</mi>
            <mo stretchy="false">=</mo>
            <mn>1</mn>
          </mrow>
          <mrow>
            <mo stretchy="false">⌊</mo>
            <mrow>
              <msup>
                <mi>n</mi>
                <mrow>
                  <mfrac>
                    <mn>1</mn>
                    <mn>2</mn>
                  </mfrac>
                </mrow>
              </msup>
            </mrow>
            <mo stretchy="false">⌋</mo>
          </mrow>
        </munderover>
        <msub>
          <mi>D</mi>
          <mrow>
            <mrow>
              <mn>2</mn>
              <mo stretchy="false">−</mo>
              <mi>j</mi>
            </mrow>
            <mi>,</mi>
            <mrow>
              <mi>m</mi>
              <mo stretchy="false">+</mo>
              <mn>1</mn>
            </mrow>
          </mrow>
        </msub>
      </mrow>
      <mrow>
        <mo stretchy="false">(</mo>
        <mrow>
          <mfrac>
            <mi>n</mi>
            <msup>
              <mi>m</mi>
              <mi>j</mi>
            </msup>
          </mfrac>
        </mrow>
        <mo stretchy="false">)</mo>
      </mrow>
    </mrow>
    <annotation encoding="StarMath 5.0">D_{2,1}(n)=sum from j = 1 to 2 (binom{2}{j})sum from m = 1 to lfloor n^{1 over 2} rfloor D_{2-j,m+1}( n over m^j )</annotation>
  </semantics>
</math>
</file>

<file path=Object 195/content.xml><?xml version="1.0" encoding="utf-8"?>
<math xmlns="http://www.w3.org/1998/Math/MathML">
  <semantics>
    <mrow>
      <msub>
        <mi>D</mi>
        <mrow>
          <mn>2,1</mn>
        </mrow>
      </msub>
      <mrow>
        <mrow>
          <mo stretchy="false">(</mo>
          <mrow>
            <mi>n</mi>
          </mrow>
          <mo stretchy="false">)</mo>
        </mrow>
        <mo stretchy="false">=</mo>
        <mrow>
          <mrow>
            <mo stretchy="false">−</mo>
            <msup>
              <mrow>
                <mo stretchy="false">⌊</mo>
                <mrow>
                  <msup>
                    <mi>n</mi>
                    <mrow>
                      <mfrac>
                        <mn>1</mn>
                        <mn>2</mn>
                      </mfrac>
                    </mrow>
                  </msup>
                </mrow>
                <mo stretchy="false">⌋</mo>
              </mrow>
              <mn>2</mn>
            </msup>
          </mrow>
          <mo stretchy="false">+</mo>
          <mn>2</mn>
        </mrow>
      </mrow>
      <mrow>
        <munderover>
          <mo stretchy="false">∑</mo>
          <mrow>
            <mi>j</mi>
            <mo stretchy="false">=</mo>
            <mn>1</mn>
          </mrow>
          <mrow>
            <mo stretchy="false">⌊</mo>
            <mrow>
              <msup>
                <mi>n</mi>
                <mrow>
                  <mfrac>
                    <mn>1</mn>
                    <mn>2</mn>
                  </mfrac>
                </mrow>
              </msup>
            </mrow>
            <mo stretchy="false">⌋</mo>
          </mrow>
        </munderover>
        <mrow>
          <mo stretchy="false">⌊</mo>
          <mrow>
            <mfrac>
              <mi>n</mi>
              <mi>j</mi>
            </mfrac>
          </mrow>
          <mo stretchy="false">⌋</mo>
        </mrow>
      </mrow>
    </mrow>
    <annotation encoding="StarMath 5.0">D_{2,1}(n) = -lfloor n^{1 over 2}rfloor^2+2 sum from j = 1 to lfloor n^{1 over 2} rfloor lfloor n over j rfloor</annotation>
  </semantics>
</math>
</file>

<file path=Object 196/content.xml><?xml version="1.0" encoding="utf-8"?>
<math xmlns="http://www.w3.org/1998/Math/MathML">
  <semantics>
    <mrow>
      <msub>
        <mi>D</mi>
        <mrow>
          <mn>1,</mn>
          <mi>a</mi>
        </mrow>
      </msub>
      <mrow>
        <mrow>
          <mo stretchy="false">(</mo>
          <mrow>
            <mi>n</mi>
          </mrow>
          <mo stretchy="false">)</mo>
        </mrow>
        <mo stretchy="false">=</mo>
        <mrow>
          <mrow>
            <mrow>
              <mo stretchy="false">⌊</mo>
              <mrow>
                <mi>n</mi>
              </mrow>
              <mo stretchy="false">⌋</mo>
            </mrow>
            <mo stretchy="false">−</mo>
            <mi>a</mi>
          </mrow>
          <mo stretchy="false">+</mo>
          <mn>1</mn>
        </mrow>
      </mrow>
    </mrow>
    <annotation encoding="StarMath 5.0">D_{1,a}(n)=lfloor n rfloor-a+1</annotation>
  </semantics>
</math>
</file>

<file path=Object 197/content.xml><?xml version="1.0" encoding="utf-8"?>
<math xmlns="http://www.w3.org/1998/Math/MathML">
  <semantics>
    <mrow>
      <msub>
        <mi>D</mi>
        <mrow>
          <mn>0,</mn>
          <mi>a</mi>
        </mrow>
      </msub>
      <mrow>
        <mrow>
          <mo stretchy="false">(</mo>
          <mrow>
            <mi>n</mi>
          </mrow>
          <mo stretchy="false">)</mo>
        </mrow>
        <mo stretchy="false">=</mo>
        <mn>1</mn>
      </mrow>
    </mrow>
    <annotation encoding="StarMath 5.0">D_{0,a}(n)=1</annotation>
  </semantics>
</math>
</file>

<file path=Object 198/content.xml><?xml version="1.0" encoding="utf-8"?>
<math xmlns="http://www.w3.org/1998/Math/MathML">
  <semantics>
    <mrow>
      <msub>
        <mi>D</mi>
        <mrow>
          <mn>3,1</mn>
        </mrow>
      </msub>
      <mrow>
        <mrow>
          <mo stretchy="false">(</mo>
          <mrow>
            <mi>n</mi>
          </mrow>
          <mo stretchy="false">)</mo>
        </mrow>
        <mo stretchy="false">=</mo>
        <mrow>
          <munderover>
            <mo stretchy="false">∑</mo>
            <mrow>
              <mi>j</mi>
              <mo stretchy="false">=</mo>
              <mn>1</mn>
            </mrow>
            <mn>3</mn>
          </munderover>
          <mrow>
            <mo stretchy="false">(</mo>
            <mrow>
              <mtable>
                <mtr>
                  <mtd>
                    <mrow>
                      <mn>3</mn>
                    </mrow>
                  </mtd>
                </mtr>
                <mtr>
                  <mtd>
                    <mrow>
                      <mi>j</mi>
                    </mrow>
                  </mtd>
                </mtr>
              </mtable>
            </mrow>
            <mo stretchy="false">)</mo>
          </mrow>
        </mrow>
      </mrow>
      <mrow>
        <munderover>
          <mo stretchy="false">∑</mo>
          <mrow>
            <mi>m</mi>
            <mo stretchy="false">=</mo>
            <mn>1</mn>
          </mrow>
          <mrow>
            <mo stretchy="false">⌊</mo>
            <mrow>
              <msup>
                <mi>n</mi>
                <mrow>
                  <mfrac>
                    <mn>1</mn>
                    <mn>3</mn>
                  </mfrac>
                </mrow>
              </msup>
            </mrow>
            <mo stretchy="false">⌋</mo>
          </mrow>
        </munderover>
        <msub>
          <mi>D</mi>
          <mrow>
            <mrow>
              <mn>3</mn>
              <mo stretchy="false">−</mo>
              <mi>j</mi>
            </mrow>
            <mi>,</mi>
            <mrow>
              <mi>m</mi>
              <mo stretchy="false">+</mo>
              <mn>1</mn>
            </mrow>
          </mrow>
        </msub>
      </mrow>
      <mrow>
        <mo stretchy="false">(</mo>
        <mrow>
          <mfrac>
            <mi>n</mi>
            <msup>
              <mi>m</mi>
              <mi>j</mi>
            </msup>
          </mfrac>
        </mrow>
        <mo stretchy="false">)</mo>
      </mrow>
    </mrow>
    <annotation encoding="StarMath 5.0">D_{3,1}(n)=sum from j = 1 to 3 (binom{3}{j})sum from m = 1 to lfloor n^{1 over 3} rfloor D_{3-j,m+1}( n over m^j )</annotation>
  </semantics>
</math>
</file>

<file path=Object 199/content.xml><?xml version="1.0" encoding="utf-8"?>
<math xmlns="http://www.w3.org/1998/Math/MathML">
  <semantics>
    <mrow>
      <msub>
        <mi>D</mi>
        <mrow>
          <mi>k</mi>
          <mi>,</mi>
          <mn>2</mn>
        </mrow>
      </msub>
      <mrow>
        <mo stretchy="false">(</mo>
        <mrow>
          <mi>n</mi>
        </mrow>
        <mo stretchy="false">)</mo>
      </mrow>
    </mrow>
    <annotation encoding="StarMath 5.0">D_{k,2}(n)</annotation>
  </semantics>
</math>
</file>

<file path=Object 2/content.xml><?xml version="1.0" encoding="utf-8"?>
<math xmlns="http://www.w3.org/1998/Math/MathML">
  <semantics>
    <mrow>
      <mo stretchy="false">Π</mo>
      <mrow>
        <mrow>
          <mo stretchy="false">(</mo>
          <mrow>
            <mi>n</mi>
          </mrow>
          <mo stretchy="false">)</mo>
        </mrow>
        <mo stretchy="false">=</mo>
        <mrow>
          <mrow>
            <munderover>
              <mo stretchy="false">∑</mo>
              <mrow>
                <mi>j</mi>
                <mo stretchy="false">=</mo>
                <mn>2</mn>
              </mrow>
              <mi>n</mi>
            </munderover>
            <mn>1</mn>
          </mrow>
          <mo stretchy="false">−</mo>
          <mrow>
            <mfrac>
              <mn>1</mn>
              <mn>2</mn>
            </mfrac>
          </mrow>
        </mrow>
      </mrow>
      <mrow>
        <mrow>
          <munderover>
            <mo stretchy="false">∑</mo>
            <mrow>
              <mi>j</mi>
              <mo stretchy="false">=</mo>
              <mn>2</mn>
            </mrow>
            <mi>n</mi>
          </munderover>
          <mrow>
            <munderover>
              <mo stretchy="false">∑</mo>
              <mrow>
                <mi>k</mi>
                <mo stretchy="false">=</mo>
                <mn>2</mn>
              </mrow>
              <mrow>
                <mo stretchy="false">⌊</mo>
                <mrow>
                  <mfrac>
                    <mi>n</mi>
                    <mi>j</mi>
                  </mfrac>
                </mrow>
                <mo stretchy="false">⌋</mo>
              </mrow>
            </munderover>
            <mn>1</mn>
          </mrow>
        </mrow>
        <mo stretchy="false">+</mo>
        <mrow>
          <mfrac>
            <mn>1</mn>
            <mn>3</mn>
          </mfrac>
        </mrow>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n>1</mn>
            </mrow>
          </mrow>
        </mrow>
        <mo stretchy="false">−</mo>
        <mfrac>
          <mn>1</mn>
          <mn>4</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row>
                <munderover>
                  <mo stretchy="false">∑</mo>
                  <mrow>
                    <mi>m</mi>
                    <mo stretchy="false">=</mo>
                    <mn>2</mn>
                  </mrow>
                  <mrow>
                    <mo stretchy="false">⌊</mo>
                    <mrow>
                      <mfrac>
                        <mi>n</mi>
                        <mrow>
                          <mrow>
                            <mrow>
                              <mi>j</mi>
                              <mo stretchy="false">⋅</mo>
                              <mi>k</mi>
                            </mrow>
                            <mo stretchy="false">⋅</mo>
                            <mi>l</mi>
                          </mrow>
                        </mrow>
                      </mfrac>
                    </mrow>
                    <mo stretchy="false">⌋</mo>
                  </mrow>
                </munderover>
                <mn>1</mn>
              </mrow>
            </mrow>
          </mrow>
        </mrow>
        <mo stretchy="false">+</mo>
        <mfrac>
          <mn>1</mn>
          <mn>5</mn>
        </mfrac>
      </mrow>
      <mn>...</mn>
    </mrow>
    <annotation encoding="StarMath 5.0">%PI(n) = 
sum from j = 2 to n 1 
- {1 over 2} sum from j = 2 to n sum from k = 2 to lfloor n over j rfloor 1 
+ {1 over 3} sum from j = 2 to n sum from k = 2 to lfloor n over j rfloor sum from l = 2 to lfloor 	n over {j cdot k} rfloor 1 
- 1 over 4 sum from j = 2 to n sum from k = 2 to lfloor n over j rfloor sum from l = 2 to lfloor 	n over {j cdot k} rfloor sum from m = 2 to lfloor n over {j cdot k cdot l} rfloor 1+1 over 5 ...</annotation>
  </semantics>
</math>
</file>

<file path=Object 20/content.xml><?xml version="1.0" encoding="utf-8"?>
<math xmlns="http://www.w3.org/1998/Math/MathML">
  <semantics>
    <mrow>
      <mo stretchy="false">Π</mo>
      <mrow>
        <mrow>
          <mrow>
            <mo stretchy="false">(</mo>
            <mrow>
              <mi>n</mi>
            </mrow>
            <mo stretchy="false">)</mo>
          </mrow>
          <mo stretchy="false">≈</mo>
          <mrow>
            <munderover>
              <mo stretchy="false">∑</mo>
              <mrow>
                <mi>j</mi>
                <mo stretchy="false">=</mo>
                <mn>1</mn>
              </mrow>
              <mo stretchy="false">∞</mo>
            </munderover>
            <mrow>
              <mfrac>
                <msup>
                  <mrow>
                    <mo stretchy="false">(</mo>
                    <mrow>
                      <mrow>
                        <mo stretchy="false">−</mo>
                        <mn>1</mn>
                      </mrow>
                    </mrow>
                    <mo stretchy="false">)</mo>
                  </mrow>
                  <mrow>
                    <mo stretchy="false">(</mo>
                    <mrow>
                      <mrow>
                        <mi>j</mi>
                        <mo stretchy="false">+</mo>
                        <mn>1</mn>
                      </mrow>
                    </mrow>
                    <mo stretchy="false">)</mo>
                  </mrow>
                </msup>
                <mi>j</mi>
              </mfrac>
              <msub>
                <mi>D</mi>
                <mi>j</mi>
              </msub>
              <mi>'</mi>
              <mrow>
                <mo stretchy="false">(</mo>
                <mrow>
                  <mi>n</mi>
                </mrow>
                <mo stretchy="false">)</mo>
              </mrow>
            </mrow>
          </mrow>
        </mrow>
        <mo stretchy="false">=</mo>
        <mrow>
          <munderover>
            <mo stretchy="false">∑</mo>
            <mrow>
              <mi>j</mi>
              <mo stretchy="false">=</mo>
              <mn>1</mn>
            </mrow>
            <mo stretchy="false">∞</mo>
          </munderover>
          <mrow>
            <mfrac>
              <msup>
                <mrow>
                  <mo stretchy="false">(</mo>
                  <mrow>
                    <mrow>
                      <mo stretchy="false">−</mo>
                      <mn>1</mn>
                    </mrow>
                  </mrow>
                  <mo stretchy="false">)</mo>
                </mrow>
                <mrow>
                  <mo stretchy="false">(</mo>
                  <mrow>
                    <mrow>
                      <mi>j</mi>
                      <mo stretchy="false">+</mo>
                      <mn>1</mn>
                    </mrow>
                  </mrow>
                  <mo stretchy="false">)</mo>
                </mrow>
              </msup>
              <mi>j</mi>
            </mfrac>
            <msup>
              <mrow>
                <mo stretchy="false">(</mo>
                <mrow>
                  <mrow>
                    <mo stretchy="false">−</mo>
                    <mn>1</mn>
                  </mrow>
                </mrow>
                <mo stretchy="false">)</mo>
              </mrow>
              <mi>j</mi>
            </msup>
            <mrow>
              <mo stretchy="false">(</mo>
              <mrow>
                <mrow>
                  <mn>1</mn>
                  <mo stretchy="false">−</mo>
                  <mi>n</mi>
                </mrow>
                <mrow>
                  <munderover>
                    <mo stretchy="false">∑</mo>
                    <mrow>
                      <mi>k</mi>
                      <mo stretchy="false">=</mo>
                      <mn>0</mn>
                    </mrow>
                    <mrow>
                      <mrow>
                        <mi>j</mi>
                        <mo stretchy="false">−</mo>
                        <mn>1</mn>
                      </mrow>
                    </mrow>
                  </munderover>
                  <mrow>
                    <mfrac>
                      <mrow>
                        <msup>
                          <mrow>
                            <mo stretchy="false">(</mo>
                            <mrow>
                              <mrow>
                                <mo stretchy="false">−</mo>
                                <mi>log</mi>
                              </mrow>
                              <mi>n</mi>
                            </mrow>
                            <mo stretchy="false">)</mo>
                          </mrow>
                          <mi>k</mi>
                        </msup>
                      </mrow>
                      <mrow>
                        <mi>k</mi>
                        <mi>!</mi>
                      </mrow>
                    </mfrac>
                  </mrow>
                </mrow>
              </mrow>
              <mo stretchy="false">)</mo>
            </mrow>
          </mrow>
        </mrow>
      </mrow>
    </mrow>
    <annotation encoding="StarMath 5.0">%PI(n) approx sum from j = 1 to infinity {(-1)^(j+1) over j D_j'(n) }=sum from j = 1 to infinity {(-1)^(j+1) over j (-1)^j(1-n sum from k = 0 to {j-1} {{(-log n)^k} over{k!}})}</annotation>
  </semantics>
</math>
</file>

<file path=Object 200/content.xml><?xml version="1.0" encoding="utf-8"?>
<math xmlns="http://www.w3.org/1998/Math/MathML">
  <semantics>
    <mrow>
      <msub>
        <mi>D</mi>
        <mi>k</mi>
      </msub>
      <mrow>
        <mrow>
          <mo stretchy="false">(</mo>
          <mrow>
            <mi>n</mi>
          </mrow>
          <mo stretchy="false">)</mo>
        </mrow>
        <mo stretchy="false">=</mo>
        <msub>
          <mi>D</mi>
          <mrow>
            <mi>k</mi>
            <mi>,</mi>
            <mn>1</mn>
          </mrow>
        </msub>
      </mrow>
    </mrow>
    <annotation encoding="StarMath 5.0">D_k(n)=D_{k,1}</annotation>
  </semantics>
</math>
</file>

<file path=Object 201/content.xml><?xml version="1.0" encoding="utf-8"?>
<math xmlns="http://www.w3.org/1998/Math/MathML">
  <semantics>
    <mrow>
      <msub>
        <mi>D</mi>
        <mi>k</mi>
      </msub>
      <mi>'</mi>
      <mrow>
        <mrow>
          <mo stretchy="false">(</mo>
          <mrow>
            <mi>n</mi>
          </mrow>
          <mo stretchy="false">)</mo>
        </mrow>
        <mo stretchy="false">=</mo>
        <msub>
          <mi>D</mi>
          <mrow>
            <mi>k</mi>
            <mi>,</mi>
            <mn>2</mn>
          </mrow>
        </msub>
      </mrow>
    </mrow>
    <annotation encoding="StarMath 5.0">D_k'(n)=D_{k,2}</annotation>
  </semantics>
</math>
</file>

<file path=Object 202/content.xml><?xml version="1.0" encoding="utf-8"?>
<math xmlns="http://www.w3.org/1998/Math/MathML">
  <semantics>
    <mrow>
      <msub>
        <mi>D</mi>
        <mi>k</mi>
      </msub>
      <mi>'</mi>
      <mrow>
        <mo stretchy="false">(</mo>
        <mrow>
          <mi>n</mi>
        </mrow>
        <mo stretchy="false">)</mo>
      </mrow>
    </mrow>
    <annotation encoding="StarMath 5.0">D_k'(n)</annotation>
  </semantics>
</math>
</file>

<file path=Object 203/content.xml><?xml version="1.0" encoding="utf-8"?>
<math xmlns="http://www.w3.org/1998/Math/MathML">
  <semantics>
    <mrow>
      <msub>
        <mi>D</mi>
        <mi>k</mi>
      </msub>
      <mrow>
        <mo stretchy="false">(</mo>
        <mrow>
          <mi>n</mi>
        </mrow>
        <mo stretchy="false">)</mo>
      </mrow>
    </mrow>
    <annotation encoding="StarMath 5.0">D_k(n)</annotation>
  </semantics>
</math>
</file>

<file path=Object 204/content.xml><?xml version="1.0" encoding="utf-8"?>
<math xmlns="http://www.w3.org/1998/Math/MathML">
  <semantics>
    <mrow>
      <msub>
        <mi>D</mi>
        <mn>3</mn>
      </msub>
      <mi>'</mi>
      <mrow>
        <mrow>
          <mo stretchy="false">(</mo>
          <mrow>
            <mi>n</mi>
          </mrow>
          <mo stretchy="false">)</mo>
        </mrow>
        <mo stretchy="false">=</mo>
        <mrow>
          <mrow>
            <mrow>
              <mrow>
                <mo stretchy="false">(</mo>
                <mrow>
                  <mn>6</mn>
                  <mrow>
                    <mrow>
                      <munderover>
                        <mo stretchy="false">∑</mo>
                        <mrow>
                          <mi>a</mi>
                          <mo stretchy="false">=</mo>
                          <mn>2</mn>
                        </mrow>
                        <mrow>
                          <mo stretchy="false">⌊</mo>
                          <mrow>
                            <msup>
                              <mi>n</mi>
                              <mrow>
                                <mfrac>
                                  <mn>1</mn>
                                  <mn>3</mn>
                                </mfrac>
                              </mrow>
                            </msup>
                          </mrow>
                          <mo stretchy="false">⌋</mo>
                        </mrow>
                      </munderover>
                      <mrow>
                        <munderover>
                          <mo stretchy="false">∑</mo>
                          <mrow>
                            <mi>b</mi>
                            <mo stretchy="false">=</mo>
                            <mrow>
                              <mi>a</mi>
                              <mo stretchy="false">+</mo>
                              <mn>1</mn>
                            </mrow>
                          </mrow>
                          <mrow>
                            <mo stretchy="false">⌊</mo>
                            <mrow>
                              <msup>
                                <mrow>
                                  <mo stretchy="false">⌊</mo>
                                  <mrow>
                                    <mfrac>
                                      <mi>n</mi>
                                      <mi>a</mi>
                                    </mfrac>
                                  </mrow>
                                  <mo stretchy="false">⌋</mo>
                                </mrow>
                                <mrow>
                                  <mfrac>
                                    <mn>1</mn>
                                    <mn>2</mn>
                                  </mfrac>
                                </mrow>
                              </msup>
                            </mrow>
                            <mo stretchy="false">⌋</mo>
                          </mrow>
                        </munderover>
                        <mrow>
                          <mo stretchy="false">⌊</mo>
                          <mrow>
                            <mfrac>
                              <mi>n</mi>
                              <mrow>
                                <mi>a</mi>
                                <mi>b</mi>
                              </mrow>
                            </mfrac>
                          </mrow>
                          <mo stretchy="false">⌋</mo>
                        </mrow>
                      </mrow>
                    </mrow>
                    <mo stretchy="false">−</mo>
                    <mi>b</mi>
                  </mrow>
                </mrow>
                <mo stretchy="false">)</mo>
              </mrow>
              <mo stretchy="false">+</mo>
              <mrow>
                <mo stretchy="false">(</mo>
                <mrow>
                  <mn>3</mn>
                  <mrow>
                    <mrow>
                      <munderover>
                        <mo stretchy="false">∑</mo>
                        <mrow>
                          <mi>a</mi>
                          <mo stretchy="false">=</mo>
                          <mn>2</mn>
                        </mrow>
                        <mrow>
                          <mo stretchy="false">⌊</mo>
                          <mrow>
                            <msup>
                              <mi>n</mi>
                              <mrow>
                                <mfrac>
                                  <mn>1</mn>
                                  <mn>3</mn>
                                </mfrac>
                              </mrow>
                            </msup>
                          </mrow>
                          <mo stretchy="false">⌋</mo>
                        </mrow>
                      </munderover>
                      <mrow>
                        <mo stretchy="false">⌊</mo>
                        <mrow>
                          <msup>
                            <mrow>
                              <mo stretchy="false">⌊</mo>
                              <mrow>
                                <mfrac>
                                  <mi>n</mi>
                                  <mi>a</mi>
                                </mfrac>
                              </mrow>
                              <mo stretchy="false">⌋</mo>
                            </mrow>
                            <mrow>
                              <mfrac>
                                <mn>1</mn>
                                <mn>2</mn>
                              </mfrac>
                            </mrow>
                          </msup>
                        </mrow>
                        <mo stretchy="false">⌋</mo>
                      </mrow>
                    </mrow>
                    <mo stretchy="false">−</mo>
                    <mi>a</mi>
                  </mrow>
                </mrow>
                <mo stretchy="false">)</mo>
              </mrow>
            </mrow>
            <mo stretchy="false">+</mo>
            <mrow>
              <mo stretchy="false">(</mo>
              <mrow>
                <mn>3</mn>
                <mrow>
                  <munderover>
                    <mo stretchy="false">∑</mo>
                    <mrow>
                      <mi>a</mi>
                      <mo stretchy="false">=</mo>
                      <mn>2</mn>
                    </mrow>
                    <mrow>
                      <mo stretchy="false">⌊</mo>
                      <mrow>
                        <msup>
                          <mi>n</mi>
                          <mrow>
                            <mfrac>
                              <mn>1</mn>
                              <mn>3</mn>
                            </mfrac>
                          </mrow>
                        </msup>
                      </mrow>
                      <mo stretchy="false">⌋</mo>
                    </mrow>
                  </munderover>
                  <mrow>
                    <mo stretchy="false">(</mo>
                    <mrow>
                      <mrow>
                        <mrow>
                          <mrow>
                            <mo stretchy="false">⌊</mo>
                            <mrow>
                              <mfrac>
                                <mi>n</mi>
                                <mrow>
                                  <msup>
                                    <mi>a</mi>
                                    <mn>2</mn>
                                  </msup>
                                </mrow>
                              </mfrac>
                            </mrow>
                            <mo stretchy="false">⌋</mo>
                          </mrow>
                        </mrow>
                        <mo stretchy="false">−</mo>
                        <mi>a</mi>
                      </mrow>
                    </mrow>
                    <mo stretchy="false">)</mo>
                  </mrow>
                </mrow>
              </mrow>
              <mo stretchy="false">)</mo>
            </mrow>
          </mrow>
          <mo stretchy="false">+</mo>
          <mrow>
            <mo stretchy="false">(</mo>
            <mrow>
              <mrow>
                <mrow>
                  <mo stretchy="false">⌊</mo>
                  <mrow>
                    <msup>
                      <mi>n</mi>
                      <mrow>
                        <mfrac>
                          <mn>1</mn>
                          <mn>3</mn>
                        </mfrac>
                      </mrow>
                    </msup>
                  </mrow>
                  <mo stretchy="false">⌋</mo>
                </mrow>
                <mo stretchy="false">−</mo>
                <mn>1</mn>
              </mrow>
            </mrow>
            <mo stretchy="false">)</mo>
          </mrow>
        </mrow>
      </mrow>
    </mrow>
    <annotation encoding="StarMath 5.0">D_3'(n) = (6 sum from a = 2 to lfloor n^{1 over 3} rfloor sum from b = a+1 to lfloor lfloor n over a rfloor^{1 over 2} rfloor lfloor n over {a b} rfloor - b)
+(3 sum from a = 2 to lfloor n^{1 over 3} rfloor lfloor lfloor n over a rfloor^{1 over 2} rfloor-a)
+(3 sum from a = 2 to lfloor n^{1 over 3} rfloor ({lfloor n over {a^2} rfloor}-a))
+(lfloor n^{1 over 3} rfloor-1)</annotation>
  </semantics>
</math>
</file>

<file path=Object 205/content.xml><?xml version="1.0" encoding="utf-8"?>
<math xmlns="http://www.w3.org/1998/Math/MathML">
  <semantics>
    <mrow>
      <mrow>
        <mi>a</mi>
        <mo stretchy="false">=</mo>
        <mi>b</mi>
      </mrow>
    </mrow>
    <annotation encoding="StarMath 5.0">a=b</annotation>
  </semantics>
</math>
</file>

<file path=Object 206/content.xml><?xml version="1.0" encoding="utf-8"?>
<math xmlns="http://www.w3.org/1998/Math/MathML">
  <semantics>
    <mrow>
      <mrow>
        <mrow>
          <mi>a</mi>
          <mo stretchy="false">≤</mo>
          <mi>b</mi>
        </mrow>
        <mo stretchy="false">≤</mo>
        <mi>c</mi>
      </mrow>
    </mrow>
    <annotation encoding="StarMath 5.0">a&lt;=b&lt;=c</annotation>
  </semantics>
</math>
</file>

<file path=Object 207/content.xml><?xml version="1.0" encoding="utf-8"?>
<math xmlns="http://www.w3.org/1998/Math/MathML">
  <semantics>
    <mrow>
      <msub>
        <mi>D</mi>
        <mi>k</mi>
      </msub>
      <mi>'</mi>
      <mrow>
        <mo stretchy="false">(</mo>
        <mrow>
          <mi>n</mi>
        </mrow>
        <mo stretchy="false">)</mo>
      </mrow>
    </mrow>
    <annotation encoding="StarMath 5.0">D_k'(n)</annotation>
  </semantics>
</math>
</file>

<file path=Object 208/content.xml><?xml version="1.0" encoding="utf-8"?>
<math xmlns="http://www.w3.org/1998/Math/MathML">
  <semantics>
    <mrow>
      <mrow>
        <mi>a</mi>
        <mo stretchy="false">&lt;</mo>
        <mi>b</mi>
      </mrow>
    </mrow>
    <annotation encoding="StarMath 5.0">a&lt;b</annotation>
  </semantics>
</math>
</file>

<file path=Object 209/content.xml><?xml version="1.0" encoding="utf-8"?>
<math xmlns="http://www.w3.org/1998/Math/MathML">
  <semantics>
    <mrow>
      <mrow>
        <mrow>
          <mi>a</mi>
          <mo stretchy="false">≤</mo>
          <mi>b</mi>
        </mrow>
        <mo stretchy="false">≤</mo>
        <mi>c</mi>
      </mrow>
    </mrow>
    <annotation encoding="StarMath 5.0">a&lt;=b&lt;=c</annotation>
  </semantics>
</math>
</file>

<file path=Object 21/content.xml><?xml version="1.0" encoding="utf-8"?>
<math xmlns="http://www.w3.org/1998/Math/MathML">
  <semantics>
    <mtable>
      <mtr>
        <mtd>
          <mrow/>
        </mtd>
      </mtr>
      <mtr>
        <mtd>
          <mrow>
            <mo stretchy="false">Π</mo>
            <mrow>
              <mrow>
                <mo stretchy="false">(</mo>
                <mrow>
                  <mi>n</mi>
                </mrow>
                <mo stretchy="false">)</mo>
              </mrow>
              <mo stretchy="false">=</mo>
              <msub>
                <mi>D</mi>
                <mn>1</mn>
              </msub>
            </mrow>
            <mi>'</mi>
            <mrow>
              <mrow>
                <mo stretchy="false">(</mo>
                <mrow>
                  <mi>n</mi>
                </mrow>
                <mo stretchy="false">)</mo>
              </mrow>
              <mo stretchy="false">−</mo>
              <mrow>
                <mfrac>
                  <mn>1</mn>
                  <mn>2</mn>
                </mfrac>
              </mrow>
            </mrow>
            <msub>
              <mi>D</mi>
              <mn>2</mn>
            </msub>
            <mi>'</mi>
            <mrow>
              <mrow>
                <mo stretchy="false">(</mo>
                <mrow>
                  <mi>n</mi>
                </mrow>
                <mo stretchy="false">)</mo>
              </mrow>
              <mo stretchy="false">+</mo>
              <mrow>
                <mfrac>
                  <mn>1</mn>
                  <mn>3</mn>
                </mfrac>
              </mrow>
            </mrow>
            <msub>
              <mi>D</mi>
              <mn>3</mn>
            </msub>
            <mi>'</mi>
            <mrow>
              <mrow>
                <mo stretchy="false">(</mo>
                <mrow>
                  <mi>n</mi>
                </mrow>
                <mo stretchy="false">)</mo>
              </mrow>
              <mo stretchy="false">−</mo>
              <mrow>
                <mfrac>
                  <mn>1</mn>
                  <mn>4</mn>
                </mfrac>
              </mrow>
            </mrow>
            <msub>
              <mi>D</mi>
              <mn>4</mn>
            </msub>
            <mi>'</mi>
            <mrow>
              <mrow>
                <mo stretchy="false">(</mo>
                <mrow>
                  <mi>n</mi>
                </mrow>
                <mo stretchy="false">)</mo>
              </mrow>
              <mo stretchy="false">+</mo>
              <mrow>
                <mfrac>
                  <mn>1</mn>
                  <mn>5</mn>
                </mfrac>
              </mrow>
            </mrow>
            <mn>...</mn>
          </mrow>
        </mtd>
      </mtr>
    </mtable>
    <annotation encoding="StarMath 5.0">newline %PI(n) = D_1'(n)
- {1 over 2}D_2'(n)
+ {1 over 3}D_3'(n)
- {1 over 4}D_4'(n)
+ {1 over 5} ...</annotation>
  </semantics>
</math>
</file>

<file path=Object 210/content.xml><?xml version="1.0" encoding="utf-8"?>
<math xmlns="http://www.w3.org/1998/Math/MathML">
  <semantics>
    <mrow>
      <mrow>
        <mrow>
          <mrow>
            <mi>a</mi>
            <mo stretchy="false">⋅</mo>
            <mi>b</mi>
          </mrow>
          <mo stretchy="false">⋅</mo>
          <mi>c</mi>
        </mrow>
        <mo stretchy="false">≤</mo>
        <mi>n</mi>
      </mrow>
    </mrow>
    <annotation encoding="StarMath 5.0">a cdot b cdot c &lt;= n</annotation>
  </semantics>
</math>
</file>

<file path=Object 211/content.xml><?xml version="1.0" encoding="utf-8"?>
<math xmlns="http://www.w3.org/1998/Math/MathML">
  <semantics>
    <mrow>
      <mrow>
        <mi>a</mi>
        <mo stretchy="false">≤</mo>
        <mrow>
          <mo stretchy="false">⌊</mo>
          <mrow>
            <msup>
              <mi>n</mi>
              <mrow>
                <mfrac>
                  <mn>1</mn>
                  <mn>3</mn>
                </mfrac>
              </mrow>
            </msup>
          </mrow>
          <mo stretchy="false">⌋</mo>
        </mrow>
      </mrow>
    </mrow>
    <annotation encoding="StarMath 5.0">a &lt;= lfloor n^{1 over 3} rfloor</annotation>
  </semantics>
</math>
</file>

<file path=Object 212/content.xml><?xml version="1.0" encoding="utf-8"?>
<math xmlns="http://www.w3.org/1998/Math/MathML">
  <semantics>
    <mrow>
      <mrow>
        <mi>b</mi>
        <mo stretchy="false">≤</mo>
        <mrow>
          <mo stretchy="false">⌊</mo>
          <mrow>
            <msup>
              <mrow>
                <mo stretchy="false">(</mo>
                <mrow>
                  <mfrac>
                    <mi>n</mi>
                    <mi>a</mi>
                  </mfrac>
                </mrow>
                <mo stretchy="false">)</mo>
              </mrow>
              <mrow>
                <mfrac>
                  <mn>1</mn>
                  <mn>2</mn>
                </mfrac>
              </mrow>
            </msup>
          </mrow>
          <mo stretchy="false">⌋</mo>
        </mrow>
      </mrow>
    </mrow>
    <annotation encoding="StarMath 5.0">b &lt;= lfloor (n over a)^{1 over 2} rfloor</annotation>
  </semantics>
</math>
</file>

<file path=Object 213/content.xml><?xml version="1.0" encoding="utf-8"?>
<math xmlns="http://www.w3.org/1998/Math/MathML">
  <semantics>
    <mtable>
      <mtr>
        <mtd>
          <mrow>
            <msub>
              <mi>D</mi>
              <mn>3</mn>
            </msub>
            <mi>'</mi>
            <mrow>
              <mrow>
                <mo stretchy="false">(</mo>
                <mrow>
                  <mi>n</mi>
                </mrow>
                <mo stretchy="false">)</mo>
              </mrow>
              <mo stretchy="false">=</mo>
              <mtext>                                                            </mtext>
            </mrow>
            <mtext/>
          </mrow>
        </mtd>
      </mtr>
      <mtr>
        <mtd>
          <mrow>
            <mrow>
              <mo stretchy="false">(</mo>
              <mrow>
                <mtable>
                  <mtr>
                    <mtd>
                      <mrow>
                        <mn>3</mn>
                      </mrow>
                    </mtd>
                  </mtr>
                  <mtr>
                    <mtd>
                      <mrow>
                        <mn>1</mn>
                      </mrow>
                    </mtd>
                  </mtr>
                </mtable>
              </mrow>
              <mo stretchy="false">)</mo>
            </mrow>
            <mrow>
              <mo stretchy="false">(</mo>
              <mrow>
                <mtable>
                  <mtr>
                    <mtd>
                      <mrow>
                        <mn>2</mn>
                      </mrow>
                    </mtd>
                  </mtr>
                  <mtr>
                    <mtd>
                      <mrow>
                        <mn>1</mn>
                      </mrow>
                    </mtd>
                  </mtr>
                </mtable>
              </mrow>
              <mo stretchy="false">)</mo>
            </mrow>
            <mrow>
              <mo stretchy="false">(</mo>
              <mrow>
                <mtable>
                  <mtr>
                    <mtd>
                      <mrow>
                        <mn>1</mn>
                      </mrow>
                    </mtd>
                  </mtr>
                  <mtr>
                    <mtd>
                      <mrow>
                        <mn>1</mn>
                      </mrow>
                    </mtd>
                  </mtr>
                </mtable>
              </mrow>
              <mo stretchy="false">)</mo>
            </mrow>
            <mrow>
              <munderover>
                <mo stretchy="false">∑</mo>
                <mrow>
                  <mi>a</mi>
                  <mo stretchy="false">=</mo>
                  <mn>2</mn>
                </mrow>
                <mrow>
                  <mo stretchy="false">⌊</mo>
                  <mrow>
                    <msup>
                      <mi>n</mi>
                      <mrow>
                        <mfrac>
                          <mn>1</mn>
                          <mn>3</mn>
                        </mfrac>
                      </mrow>
                    </msup>
                  </mrow>
                  <mo stretchy="false">⌋</mo>
                </mrow>
              </munderover>
              <mrow>
                <munderover>
                  <mo stretchy="false">∑</mo>
                  <mrow>
                    <mi>b</mi>
                    <mo stretchy="false">=</mo>
                    <mrow>
                      <mi>a</mi>
                      <mo stretchy="false">+</mo>
                      <mn>1</mn>
                    </mrow>
                  </mrow>
                  <mrow>
                    <mo stretchy="false">⌊</mo>
                    <mrow>
                      <msup>
                        <mrow>
                          <mo stretchy="false">⌊</mo>
                          <mrow>
                            <mfrac>
                              <mi>n</mi>
                              <mi>a</mi>
                            </mfrac>
                          </mrow>
                          <mo stretchy="false">⌋</mo>
                        </mrow>
                        <mrow>
                          <mfrac>
                            <mn>1</mn>
                            <mn>2</mn>
                          </mfrac>
                        </mrow>
                      </msup>
                    </mrow>
                    <mo stretchy="false">⌋</mo>
                  </mrow>
                </munderover>
                <mrow>
                  <munderover>
                    <mo stretchy="false">∑</mo>
                    <mrow>
                      <mi>c</mi>
                      <mo stretchy="false">=</mo>
                      <mrow>
                        <mi>b</mi>
                        <mo stretchy="false">+</mo>
                        <mn>1</mn>
                      </mrow>
                    </mrow>
                    <mrow>
                      <mo stretchy="false">⌊</mo>
                      <mrow>
                        <mfrac>
                          <mi>n</mi>
                          <mrow>
                            <mi>a</mi>
                            <mi>b</mi>
                          </mrow>
                        </mfrac>
                      </mrow>
                      <mo stretchy="false">⌋</mo>
                    </mrow>
                  </munderover>
                  <mn>1</mn>
                </mrow>
              </mrow>
            </mrow>
            <mtext/>
          </mrow>
        </mtd>
      </mtr>
      <mtr>
        <mtd>
          <mrow>
            <mrow>
              <mo stretchy="false">+</mo>
              <mrow>
                <mo stretchy="false">(</mo>
                <mrow>
                  <mtable>
                    <mtr>
                      <mtd>
                        <mrow>
                          <mn>3</mn>
                        </mrow>
                      </mtd>
                    </mtr>
                    <mtr>
                      <mtd>
                        <mrow>
                          <mn>1</mn>
                        </mrow>
                      </mtd>
                    </mtr>
                  </mtable>
                </mrow>
                <mo stretchy="false">)</mo>
              </mrow>
            </mrow>
            <mrow>
              <mo stretchy="false">(</mo>
              <mrow>
                <mtable>
                  <mtr>
                    <mtd>
                      <mrow>
                        <mn>2</mn>
                      </mrow>
                    </mtd>
                  </mtr>
                  <mtr>
                    <mtd>
                      <mrow>
                        <mn>2</mn>
                      </mrow>
                    </mtd>
                  </mtr>
                </mtable>
              </mrow>
              <mo stretchy="false">)</mo>
            </mrow>
            <mrow>
              <munderover>
                <mo stretchy="false">∑</mo>
                <mrow>
                  <mi>a</mi>
                  <mo stretchy="false">=</mo>
                  <mn>2</mn>
                </mrow>
                <mrow>
                  <mo stretchy="false">⌊</mo>
                  <mrow>
                    <msup>
                      <mi>n</mi>
                      <mrow>
                        <mfrac>
                          <mn>1</mn>
                          <mn>3</mn>
                        </mfrac>
                      </mrow>
                    </msup>
                  </mrow>
                  <mo stretchy="false">⌋</mo>
                </mrow>
              </munderover>
              <mrow>
                <munderover>
                  <mo stretchy="false">∑</mo>
                  <mrow>
                    <mi>b</mi>
                    <mo stretchy="false">=</mo>
                    <mrow>
                      <mi>a</mi>
                      <mo stretchy="false">+</mo>
                      <mn>1</mn>
                    </mrow>
                  </mrow>
                  <mrow>
                    <mo stretchy="false">⌊</mo>
                    <mrow>
                      <msup>
                        <mrow>
                          <mo stretchy="false">⌊</mo>
                          <mrow>
                            <mfrac>
                              <mi>n</mi>
                              <mi>a</mi>
                            </mfrac>
                          </mrow>
                          <mo stretchy="false">⌋</mo>
                        </mrow>
                        <mrow>
                          <mfrac>
                            <mn>1</mn>
                            <mn>2</mn>
                          </mfrac>
                        </mrow>
                      </msup>
                    </mrow>
                    <mo stretchy="false">⌋</mo>
                  </mrow>
                </munderover>
                <mrow>
                  <munderover>
                    <mo stretchy="false">∑</mo>
                    <mrow>
                      <mi>c</mi>
                      <mo stretchy="false">=</mo>
                      <mi>b</mi>
                    </mrow>
                    <mi>b</mi>
                  </munderover>
                  <mn>1</mn>
                </mrow>
              </mrow>
            </mrow>
            <mtext/>
          </mrow>
        </mtd>
      </mtr>
      <mtr>
        <mtd>
          <mrow>
            <mrow>
              <mo stretchy="false">+</mo>
              <mrow>
                <mo stretchy="false">(</mo>
                <mrow>
                  <mtable>
                    <mtr>
                      <mtd>
                        <mrow>
                          <mn>3</mn>
                        </mrow>
                      </mtd>
                    </mtr>
                    <mtr>
                      <mtd>
                        <mrow>
                          <mn>2</mn>
                        </mrow>
                      </mtd>
                    </mtr>
                  </mtable>
                </mrow>
                <mo stretchy="false">)</mo>
              </mrow>
            </mrow>
            <mrow>
              <mo stretchy="false">(</mo>
              <mrow>
                <mtable>
                  <mtr>
                    <mtd>
                      <mrow>
                        <mn>1</mn>
                      </mrow>
                    </mtd>
                  </mtr>
                  <mtr>
                    <mtd>
                      <mrow>
                        <mn>1</mn>
                      </mrow>
                    </mtd>
                  </mtr>
                </mtable>
              </mrow>
              <mo stretchy="false">)</mo>
            </mrow>
            <mrow>
              <munderover>
                <mo stretchy="false">∑</mo>
                <mrow>
                  <mi>a</mi>
                  <mo stretchy="false">=</mo>
                  <mn>2</mn>
                </mrow>
                <mrow>
                  <mo stretchy="false">⌊</mo>
                  <mrow>
                    <msup>
                      <mi>n</mi>
                      <mrow>
                        <mfrac>
                          <mn>1</mn>
                          <mn>3</mn>
                        </mfrac>
                      </mrow>
                    </msup>
                  </mrow>
                  <mo stretchy="false">⌋</mo>
                </mrow>
              </munderover>
              <mrow>
                <munderover>
                  <mo stretchy="false">∑</mo>
                  <mrow>
                    <mi>b</mi>
                    <mo stretchy="false">=</mo>
                    <mi>a</mi>
                  </mrow>
                  <mi>a</mi>
                </munderover>
                <mrow>
                  <munderover>
                    <mo stretchy="false">∑</mo>
                    <mrow>
                      <mi>c</mi>
                      <mo stretchy="false">=</mo>
                      <mrow>
                        <mi>b</mi>
                        <mo stretchy="false">+</mo>
                        <mn>1</mn>
                      </mrow>
                    </mrow>
                    <mrow>
                      <mrow>
                        <mo stretchy="false">⌊</mo>
                        <mrow>
                          <mfrac>
                            <mi>n</mi>
                            <mrow>
                              <mi>a</mi>
                              <mi>b</mi>
                            </mrow>
                          </mfrac>
                        </mrow>
                        <mo stretchy="false">⌋</mo>
                      </mrow>
                    </mrow>
                  </munderover>
                  <mn>1</mn>
                </mrow>
              </mrow>
            </mrow>
            <mtext/>
          </mrow>
        </mtd>
      </mtr>
      <mtr>
        <mtd>
          <mrow>
            <mrow>
              <mo stretchy="false">+</mo>
              <mrow>
                <mo stretchy="false">(</mo>
                <mrow>
                  <mtable>
                    <mtr>
                      <mtd>
                        <mrow>
                          <mn>3</mn>
                        </mrow>
                      </mtd>
                    </mtr>
                    <mtr>
                      <mtd>
                        <mrow>
                          <mn>3</mn>
                        </mrow>
                      </mtd>
                    </mtr>
                  </mtable>
                </mrow>
                <mo stretchy="false">)</mo>
              </mrow>
            </mrow>
            <mrow>
              <munderover>
                <mo stretchy="false">∑</mo>
                <mrow>
                  <mi>a</mi>
                  <mo stretchy="false">=</mo>
                  <mn>2</mn>
                </mrow>
                <mrow>
                  <mo stretchy="false">⌊</mo>
                  <mrow>
                    <msup>
                      <mi>n</mi>
                      <mrow>
                        <mfrac>
                          <mn>1</mn>
                          <mn>3</mn>
                        </mfrac>
                      </mrow>
                    </msup>
                  </mrow>
                  <mo stretchy="false">⌋</mo>
                </mrow>
              </munderover>
              <mrow>
                <munderover>
                  <mo stretchy="false">∑</mo>
                  <mrow>
                    <mi>b</mi>
                    <mo stretchy="false">=</mo>
                    <mi>a</mi>
                  </mrow>
                  <mi>a</mi>
                </munderover>
                <mrow>
                  <munderover>
                    <mo stretchy="false">∑</mo>
                    <mrow>
                      <mi>c</mi>
                      <mo stretchy="false">=</mo>
                      <mi>b</mi>
                    </mrow>
                    <mi>b</mi>
                  </munderover>
                  <mn>1</mn>
                </mrow>
              </mrow>
            </mrow>
          </mrow>
        </mtd>
      </mtr>
    </mtable>
    <annotation encoding="StarMath 5.0">D_3'(n) = "                                                            "

""newline (binom{3}{1})(binom{2}{1})(binom{1}{1})sum from a = 2 to lfloor n^{1 over 3} rfloor sum from b = a+1 to lfloor lfloor n over a rfloor^{1 over 2} rfloor sum from c = b + 1 to lfloor n over {a b} rfloor 1

""newline+(binom{3}{1})(binom{2}{2})sum from a = 2 to lfloor n^{1 over 3} rfloor sum from b = a+1 to lfloor lfloor n over a rfloor^{1 over 2} rfloor sum from c= b to b 1

"" newline +(binom{3}{2})(binom{1}{1})sum from a = 2 to lfloor n^{1 over 3} rfloor sum from b = a to a sum from c = b+1 to {lfloor n over {a b} rfloor} 1

"" newline +(binom{3}{3})sum from a=2 to lfloor n^{1 over 3} rfloor sum from b = a to a sum from c = b to b 1</annotation>
  </semantics>
</math>
</file>

<file path=Object 214/content.xml><?xml version="1.0" encoding="utf-8"?>
<math xmlns="http://www.w3.org/1998/Math/MathML">
  <semantics>
    <mrow>
      <mrow>
        <mi>b</mi>
        <mo stretchy="false">=</mo>
        <mi>c</mi>
      </mrow>
    </mrow>
    <annotation encoding="StarMath 5.0">b=c</annotation>
  </semantics>
</math>
</file>

<file path=Object 215/content.xml><?xml version="1.0" encoding="utf-8"?>
<math xmlns="http://www.w3.org/1998/Math/MathML">
  <semantics>
    <mrow>
      <mrow>
        <mi>b</mi>
        <mo stretchy="false">&lt;</mo>
        <mi>c</mi>
      </mrow>
    </mrow>
    <annotation encoding="StarMath 5.0">b&lt;c</annotation>
  </semantics>
</math>
</file>

<file path=Object 216/content.xml><?xml version="1.0" encoding="utf-8"?>
<math xmlns="http://www.w3.org/1998/Math/MathML">
  <semantics>
    <mrow>
      <msub>
        <mi>D</mi>
        <mn>3</mn>
      </msub>
      <mi>'</mi>
      <mrow>
        <mrow>
          <mo stretchy="false">(</mo>
          <mrow>
            <mi>n</mi>
          </mrow>
          <mo stretchy="false">)</mo>
        </mrow>
        <mo stretchy="false">=</mo>
        <mrow>
          <munderover>
            <mo stretchy="false">∑</mo>
            <mrow>
              <mi>a</mi>
              <mo stretchy="false">=</mo>
              <mn>2</mn>
            </mrow>
            <mi>n</mi>
          </munderover>
          <mrow>
            <munderover>
              <mo stretchy="false">∑</mo>
              <mrow>
                <mi>b</mi>
                <mo stretchy="false">=</mo>
                <mn>2</mn>
              </mrow>
              <mrow>
                <mo stretchy="false">⌊</mo>
                <mrow>
                  <mfrac>
                    <mi>n</mi>
                    <mi>a</mi>
                  </mfrac>
                </mrow>
                <mo stretchy="false">⌋</mo>
              </mrow>
            </munderover>
            <mrow>
              <munderover>
                <mo stretchy="false">∑</mo>
                <mrow>
                  <mi>c</mi>
                  <mo stretchy="false">=</mo>
                  <mn>2</mn>
                </mrow>
                <mrow>
                  <mo stretchy="false">⌊</mo>
                  <mrow>
                    <mfrac>
                      <mi>n</mi>
                      <mrow>
                        <mi mathvariant="italic">ab</mi>
                      </mrow>
                    </mfrac>
                  </mrow>
                  <mo stretchy="false">⌋</mo>
                </mrow>
              </munderover>
              <mn>1</mn>
            </mrow>
          </mrow>
        </mrow>
      </mrow>
    </mrow>
    <annotation encoding="StarMath 5.0">D_3'(n)=sum from a = 2 to n sum from b = 2 to lfloor n over a rfloor sum from c = 2 to lfloor n over {ab} rfloor 1</annotation>
  </semantics>
</math>
</file>

<file path=Object 217/content.xml><?xml version="1.0" encoding="utf-8"?>
<math xmlns="http://www.w3.org/1998/Math/MathML">
  <semantics>
    <mrow>
      <msup>
        <mn>2</mn>
        <mrow>
          <mrow>
            <mi>k</mi>
            <mo stretchy="false">−</mo>
            <mn>1</mn>
          </mrow>
        </mrow>
      </msup>
    </mrow>
    <annotation encoding="StarMath 5.0">2^{k-1}</annotation>
  </semantics>
</math>
</file>

<file path=Object 218/content.xml><?xml version="1.0" encoding="utf-8"?>
<math xmlns="http://www.w3.org/1998/Math/MathML">
  <semantics>
    <mrow>
      <mrow>
        <msup>
          <mn>2</mn>
          <mrow>
            <mrow>
              <mn>3</mn>
              <mo stretchy="false">−</mo>
              <mn>1</mn>
            </mrow>
          </mrow>
        </msup>
        <mo stretchy="false">=</mo>
        <mn>4</mn>
      </mrow>
    </mrow>
    <annotation encoding="StarMath 5.0">2^{3-1}=4</annotation>
  </semantics>
</math>
</file>

<file path=Object 219/content.xml><?xml version="1.0" encoding="utf-8"?>
<math xmlns="http://www.w3.org/1998/Math/MathML">
  <semantics>
    <mrow>
      <mrow>
        <mi>a</mi>
        <mo stretchy="false">=</mo>
        <mn>1</mn>
      </mrow>
    </mrow>
    <annotation encoding="StarMath 5.0">a=1</annotation>
  </semantics>
</math>
</file>

<file path=Object 22/content.xml><?xml version="1.0" encoding="utf-8"?>
<math xmlns="http://www.w3.org/1998/Math/MathML" display="block">
  <semantics>
    <mrow>
      <mi mathvariant="normal">Π</mi>
      <mrow>
        <mrow>
          <mo fence="true" stretchy="false">(</mo>
          <mrow>
            <mi>n</mi>
          </mrow>
          <mo fence="true" stretchy="false">)</mo>
        </mrow>
        <mo stretchy="false">=</mo>
        <mrow>
          <munder>
            <mi>lim</mi>
            <mrow>
              <mi>z</mi>
              <mo stretchy="false">→</mo>
              <mn>0</mn>
            </mrow>
          </munder>
          <mfrac>
            <mrow>
              <msub>
                <mi>D</mi>
                <mi>z</mi>
              </msub>
              <mrow>
                <mrow>
                  <mo fence="true" stretchy="false">(</mo>
                  <mrow>
                    <mi>n</mi>
                  </mrow>
                  <mo fence="true" stretchy="false">)</mo>
                </mrow>
                <mo stretchy="false">−</mo>
                <mn>1</mn>
              </mrow>
            </mrow>
            <mi>z</mi>
          </mfrac>
        </mrow>
      </mrow>
    </mrow>
    <annotation encoding="StarMath 5.0">%PI(n) = lim from {z rightarrow 0}  {{D_z(n)-1} over z}</annotation>
  </semantics>
</math>
</file>

<file path=Object 220/content.xml><?xml version="1.0" encoding="utf-8"?>
<math xmlns="http://www.w3.org/1998/Math/MathML">
  <semantics>
    <mrow>
      <mrow>
        <mi>a</mi>
        <mo stretchy="false">=</mo>
        <mn>2</mn>
      </mrow>
    </mrow>
    <annotation encoding="StarMath 5.0">a=2</annotation>
  </semantics>
</math>
</file>

<file path=Object 221/content.xml><?xml version="1.0" encoding="utf-8"?>
<math xmlns="http://www.w3.org/1998/Math/MathML">
  <semantics>
    <mrow>
      <msub>
        <mi>D</mi>
        <mi>k</mi>
      </msub>
      <mrow>
        <mo stretchy="false">(</mo>
        <mrow>
          <mi>n</mi>
        </mrow>
        <mo stretchy="false">)</mo>
      </mrow>
    </mrow>
    <annotation encoding="StarMath 5.0">D_k(n)</annotation>
  </semantics>
</math>
</file>

<file path=Object 222/content.xml><?xml version="1.0" encoding="utf-8"?>
<math xmlns="http://www.w3.org/1998/Math/MathML">
  <semantics>
    <mrow>
      <mo stretchy="false">Π</mo>
      <mrow>
        <mo stretchy="false">(</mo>
        <mrow>
          <mi>n</mi>
        </mrow>
        <mo stretchy="false">)</mo>
      </mrow>
    </mrow>
    <annotation encoding="StarMath 5.0">%PI(n)</annotation>
  </semantics>
</math>
</file>

<file path=Object 223/content.xml><?xml version="1.0" encoding="utf-8"?>
<math xmlns="http://www.w3.org/1998/Math/MathML">
  <semantics>
    <mrow>
      <msub>
        <mi>d</mi>
        <mrow>
          <mn>1,</mn>
          <mi>a</mi>
        </mrow>
      </msub>
      <mrow>
        <mo stretchy="false">(</mo>
        <mrow>
          <mi>n</mi>
        </mrow>
        <mo stretchy="false">)</mo>
      </mrow>
    </mrow>
    <annotation encoding="StarMath 5.0">d_{1,a}(n)</annotation>
  </semantics>
</math>
</file>

<file path=Object 224/content.xml><?xml version="1.0" encoding="utf-8"?>
<math xmlns="http://www.w3.org/1998/Math/MathML">
  <semantics>
    <mrow>
      <msub>
        <mi>D</mi>
        <mi>k</mi>
      </msub>
      <mi>'</mi>
      <mrow>
        <mrow>
          <mo stretchy="false">(</mo>
          <mrow>
            <mi>n</mi>
          </mrow>
          <mo stretchy="false">)</mo>
        </mrow>
        <mo stretchy="false">=</mo>
        <msub>
          <mi>D</mi>
          <mrow>
            <mi>k</mi>
            <mi>,</mi>
            <mn>2</mn>
          </mrow>
        </msub>
      </mrow>
      <mrow>
        <mo stretchy="false">(</mo>
        <mrow>
          <mi>n</mi>
        </mrow>
        <mo stretchy="false">)</mo>
      </mrow>
    </mrow>
    <annotation encoding="StarMath 5.0">D_k'(n)=D_{k,2}(n)</annotation>
  </semantics>
</math>
</file>

<file path=Object 225/content.xml><?xml version="1.0" encoding="utf-8"?>
<math xmlns="http://www.w3.org/1998/Math/MathML">
  <semantics>
    <mrow>
      <msub>
        <mi>D</mi>
        <mi>k</mi>
      </msub>
      <mrow>
        <mrow>
          <mo stretchy="false">(</mo>
          <mrow>
            <mi>n</mi>
          </mrow>
          <mo stretchy="false">)</mo>
        </mrow>
        <mo stretchy="false">=</mo>
        <msub>
          <mi>D</mi>
          <mrow>
            <mi>k</mi>
            <mi>,</mi>
            <mn>1</mn>
          </mrow>
        </msub>
      </mrow>
      <mrow>
        <mo stretchy="false">(</mo>
        <mrow>
          <mi>n</mi>
        </mrow>
        <mo stretchy="false">)</mo>
      </mrow>
    </mrow>
    <annotation encoding="StarMath 5.0">D_k(n)=D_{k,1}(n)</annotation>
  </semantics>
</math>
</file>

<file path=Object 226/content.xml><?xml version="1.0" encoding="utf-8"?>
<math xmlns="http://www.w3.org/1998/Math/MathML">
  <semantics>
    <mrow>
      <mo stretchy="false">Π</mo>
      <mrow>
        <mo stretchy="false">(</mo>
        <mrow>
          <mi>n</mi>
        </mrow>
        <mo stretchy="false">)</mo>
      </mrow>
    </mrow>
    <annotation encoding="StarMath 5.0">%PI(n)</annotation>
  </semantics>
</math>
</file>

<file path=Object 227/content.xml><?xml version="1.0" encoding="utf-8"?>
<math xmlns="http://www.w3.org/1998/Math/MathML">
  <semantics>
    <mrow>
      <msub>
        <mi>d</mi>
        <mrow>
          <mn>1,</mn>
          <mi>a</mi>
        </mrow>
      </msub>
      <mrow>
        <mrow>
          <mo stretchy="false">(</mo>
          <mrow>
            <mi>n</mi>
          </mrow>
          <mo stretchy="false">)</mo>
        </mrow>
        <mo stretchy="false">=</mo>
        <mn>1</mn>
      </mrow>
      <mi mathvariant="italic">if</mi>
      <mrow>
        <mi>n</mi>
        <mo stretchy="false">≥</mo>
        <mi>a</mi>
      </mrow>
      <mi>,</mi>
      <mn>0</mn>
      <mi mathvariant="italic">otherwise</mi>
    </mrow>
    <annotation encoding="StarMath 5.0">d_{1,a}(n)= 1 if n &gt;= a, 0 otherwise</annotation>
  </semantics>
</math>
</file>

<file path=Object 228/content.xml><?xml version="1.0" encoding="utf-8"?>
<math xmlns="http://www.w3.org/1998/Math/MathML">
  <semantics>
    <mrow>
      <msub>
        <mi>D</mi>
        <mrow>
          <mn>1,</mn>
          <mi>a</mi>
        </mrow>
      </msub>
      <mrow>
        <mrow>
          <mo stretchy="false">(</mo>
          <mrow>
            <mi>n</mi>
          </mrow>
          <mo stretchy="false">)</mo>
        </mrow>
        <mo stretchy="false">=</mo>
        <mrow>
          <mrow>
            <mrow>
              <mo stretchy="false">⌊</mo>
              <mrow>
                <mi>n</mi>
              </mrow>
              <mo stretchy="false">⌋</mo>
            </mrow>
            <mo stretchy="false">−</mo>
            <mi>a</mi>
          </mrow>
          <mo stretchy="false">+</mo>
          <mn>1</mn>
        </mrow>
      </mrow>
    </mrow>
    <annotation encoding="StarMath 5.0">D_{1,a}(n)=lfloor n rfloor - a + 1</annotation>
  </semantics>
</math>
</file>

<file path=Object 229/content.xml><?xml version="1.0" encoding="utf-8"?>
<math xmlns="http://www.w3.org/1998/Math/MathML">
  <semantics>
    <mrow>
      <msub>
        <mi>D</mi>
        <mrow>
          <mn>1,</mn>
          <mi>a</mi>
        </mrow>
      </msub>
      <mrow>
        <mo stretchy="false">(</mo>
        <mrow>
          <mi>n</mi>
        </mrow>
        <mo stretchy="false">)</mo>
      </mrow>
    </mrow>
    <annotation encoding="StarMath 5.0">D_{1,a}(n)</annotation>
  </semantics>
</math>
</file>

<file path=Object 23/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230/content.xml><?xml version="1.0" encoding="utf-8"?>
<math xmlns="http://www.w3.org/1998/Math/MathML">
  <semantics>
    <mrow>
      <msub>
        <mi>D</mi>
        <mrow>
          <mi>k</mi>
          <mi>,</mi>
          <mi>a</mi>
          <mi>,</mi>
          <mi>t</mi>
        </mrow>
      </msub>
      <mrow>
        <mo stretchy="false">(</mo>
        <mrow>
          <mi>n</mi>
        </mrow>
        <mo stretchy="false">)</mo>
      </mrow>
    </mrow>
    <annotation encoding="StarMath 5.0">D_{k,a,t}(n)</annotation>
  </semantics>
</math>
</file>

<file path=Object 231/content.xml><?xml version="1.0" encoding="utf-8"?>
<math xmlns="http://www.w3.org/1998/Math/MathML">
  <semantics>
    <mrow>
      <msub>
        <mi>D</mi>
        <mrow>
          <mi>k</mi>
          <mi>,</mi>
          <mi>a</mi>
        </mrow>
      </msub>
      <mrow>
        <mo stretchy="false">(</mo>
        <mrow>
          <mfrac>
            <mi>n</mi>
            <mi>t</mi>
          </mfrac>
        </mrow>
        <mo stretchy="false">)</mo>
      </mrow>
    </mrow>
    <annotation encoding="StarMath 5.0">D_{k,a}(n over t)</annotation>
  </semantics>
</math>
</file>

<file path=Object 232/content.xml><?xml version="1.0" encoding="utf-8"?>
<math xmlns="http://www.w3.org/1998/Math/MathML">
  <semantics>
    <mrow>
      <msub>
        <mi>D</mi>
        <mrow>
          <mi>k</mi>
          <mi>,</mi>
          <mi>a</mi>
        </mrow>
      </msub>
    </mrow>
    <annotation encoding="StarMath 5.0">D_{k,a}</annotation>
  </semantics>
</math>
</file>

<file path=Object 233/content.xml><?xml version="1.0" encoding="utf-8"?>
<math xmlns="http://www.w3.org/1998/Math/MathML">
  <semantics>
    <mrow>
      <msub>
        <mi>d</mi>
        <mrow>
          <mi>k</mi>
          <mi>,</mi>
          <mi>a</mi>
        </mrow>
      </msub>
      <mrow>
        <mo stretchy="false">(</mo>
        <mrow>
          <mi>t</mi>
        </mrow>
        <mo stretchy="false">)</mo>
      </mrow>
    </mrow>
    <annotation encoding="StarMath 5.0">d_{k,a}(t)</annotation>
  </semantics>
</math>
</file>

<file path=Object 234/content.xml><?xml version="1.0" encoding="utf-8"?>
<math xmlns="http://www.w3.org/1998/Math/MathML">
  <semantics>
    <mrow>
      <msub>
        <mi>d</mi>
        <mrow>
          <mi>k</mi>
          <mi>,</mi>
          <mi>a</mi>
        </mrow>
      </msub>
    </mrow>
    <annotation encoding="StarMath 5.0">d_{k,a}</annotation>
  </semantics>
</math>
</file>

<file path=Object 235/content.xml><?xml version="1.0" encoding="utf-8"?>
<math xmlns="http://www.w3.org/1998/Math/MathML">
  <semantics>
    <mrow>
      <msub>
        <mi>d</mi>
        <mrow>
          <mn>1,</mn>
          <mi>a</mi>
        </mrow>
      </msub>
      <mrow>
        <mo stretchy="false">(</mo>
        <mrow>
          <mi>n</mi>
        </mrow>
        <mo stretchy="false">)</mo>
      </mrow>
    </mrow>
    <annotation encoding="StarMath 5.0">d_{1,a}(n)</annotation>
  </semantics>
</math>
</file>

<file path=Object 236/content.xml><?xml version="1.0" encoding="utf-8"?>
<math xmlns="http://www.w3.org/1998/Math/MathML">
  <semantics>
    <mrow>
      <msub>
        <mi>D</mi>
        <mrow>
          <mn>1,</mn>
          <mi>a</mi>
        </mrow>
      </msub>
      <mrow>
        <mo stretchy="false">(</mo>
        <mrow>
          <mi>n</mi>
        </mrow>
        <mo stretchy="false">)</mo>
      </mrow>
    </mrow>
    <annotation encoding="StarMath 5.0">D_{1,a}(n)</annotation>
  </semantics>
</math>
</file>

<file path=Object 237/content.xml><?xml version="1.0" encoding="utf-8"?>
<math xmlns="http://www.w3.org/1998/Math/MathML">
  <semantics>
    <mrow>
      <mrow>
        <mi>t</mi>
        <mo stretchy="false">=</mo>
        <msup>
          <mi>n</mi>
          <mrow>
            <mfrac>
              <mn>1</mn>
              <mn>2</mn>
            </mfrac>
          </mrow>
        </msup>
      </mrow>
    </mrow>
    <annotation encoding="StarMath 5.0">t=n^{1 over 2}</annotation>
  </semantics>
</math>
</file>

<file path=Object 238/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239/content.xml><?xml version="1.0" encoding="utf-8"?>
<math xmlns="http://www.w3.org/1998/Math/MathML">
  <semantics>
    <mrow>
      <msup>
        <mi>n</mi>
        <mrow>
          <mfrac>
            <mn>1</mn>
            <mn>2</mn>
          </mfrac>
        </mrow>
      </msup>
    </mrow>
    <annotation encoding="StarMath 5.0">n^{1 over 2}</annotation>
  </semantics>
</math>
</file>

<file path=Object 24/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240/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241/content.xml><?xml version="1.0" encoding="utf-8"?>
<math xmlns="http://www.w3.org/1998/Math/MathML">
  <semantics>
    <mrow>
      <msup>
        <mi>n</mi>
        <mrow>
          <mfrac>
            <mn>1</mn>
            <mn>2</mn>
          </mfrac>
        </mrow>
      </msup>
    </mrow>
    <annotation encoding="StarMath 5.0">n^{1 over 2}</annotation>
  </semantics>
</math>
</file>

<file path=Object 242/content.xml><?xml version="1.0" encoding="utf-8"?>
<math xmlns="http://www.w3.org/1998/Math/MathML">
  <semantics>
    <mrow>
      <msub>
        <mi>D</mi>
        <mrow>
          <mi>k</mi>
          <mi>,</mi>
          <mi>a</mi>
          <mi>,</mi>
          <mi>t</mi>
        </mrow>
      </msub>
      <mrow>
        <mo stretchy="false">(</mo>
        <mrow>
          <mi>n</mi>
        </mrow>
        <mo stretchy="false">)</mo>
      </mrow>
    </mrow>
    <annotation encoding="StarMath 5.0">D_{k,a,t}(n)</annotation>
  </semantics>
</math>
</file>

<file path=Object 243/content.xml><?xml version="1.0" encoding="utf-8"?>
<math xmlns="http://www.w3.org/1998/Math/MathML">
  <semantics>
    <mrow>
      <mrow>
        <munderover>
          <mo stretchy="false">∑</mo>
          <mrow>
            <mi>j</mi>
            <mo stretchy="false">=</mo>
            <mn>2</mn>
          </mrow>
          <mi>n</mi>
        </munderover>
        <mi>f</mi>
      </mrow>
      <mrow>
        <mrow>
          <mo stretchy="false">(</mo>
          <mrow>
            <mrow>
              <mo stretchy="false">⌊</mo>
              <mrow>
                <mfrac>
                  <mi>n</mi>
                  <mi>j</mi>
                </mfrac>
              </mrow>
              <mo stretchy="false">⌋</mo>
            </mrow>
          </mrow>
          <mo stretchy="false">)</mo>
        </mrow>
        <mo stretchy="false">=</mo>
        <mrow>
          <munderover>
            <mo stretchy="false">∑</mo>
            <mrow>
              <mi>j</mi>
              <mo stretchy="false">=</mo>
              <mn>2</mn>
            </mrow>
            <msup>
              <mi>n</mi>
              <mrow>
                <mfrac>
                  <mn>1</mn>
                  <mn>2</mn>
                </mfrac>
              </mrow>
            </msup>
          </munderover>
          <mi>f</mi>
        </mrow>
      </mrow>
      <mrow>
        <mrow>
          <mo stretchy="false">(</mo>
          <mrow>
            <mrow>
              <mo stretchy="false">⌊</mo>
              <mrow>
                <mfrac>
                  <mi>n</mi>
                  <mi>j</mi>
                </mfrac>
              </mrow>
              <mo stretchy="false">⌋</mo>
            </mrow>
          </mrow>
          <mo stretchy="false">)</mo>
        </mrow>
        <mo stretchy="false">+</mo>
        <mrow>
          <munderover>
            <mo stretchy="false">∑</mo>
            <mrow>
              <mi>j</mi>
              <mo stretchy="false">=</mo>
              <mn>1</mn>
            </mrow>
            <mrow>
              <mrow>
                <mrow>
                  <mo stretchy="false">⌊</mo>
                  <mrow>
                    <mfrac>
                      <mi>n</mi>
                      <msup>
                        <mi>n</mi>
                        <mrow>
                          <mfrac>
                            <mn>1</mn>
                            <mn>2</mn>
                          </mfrac>
                        </mrow>
                      </msup>
                    </mfrac>
                  </mrow>
                  <mo stretchy="false">⌋</mo>
                </mrow>
                <mo stretchy="false">−</mo>
                <mn>1</mn>
              </mrow>
            </mrow>
          </munderover>
          <mrow>
            <mrow>
              <mo stretchy="false">(</mo>
              <mrow>
                <mrow>
                  <mrow>
                    <mo stretchy="false">⌊</mo>
                    <mrow>
                      <mfrac>
                        <mi>n</mi>
                        <mi>j</mi>
                      </mfrac>
                    </mrow>
                    <mo stretchy="false">⌋</mo>
                  </mrow>
                  <mo stretchy="false">−</mo>
                  <mrow>
                    <mo stretchy="false">⌊</mo>
                    <mrow>
                      <mfrac>
                        <mi>n</mi>
                        <mrow>
                          <mrow>
                            <mi>j</mi>
                            <mo stretchy="false">+</mo>
                            <mn>1</mn>
                          </mrow>
                        </mrow>
                      </mfrac>
                    </mrow>
                    <mo stretchy="false">⌋</mo>
                  </mrow>
                </mrow>
              </mrow>
              <mo stretchy="false">)</mo>
            </mrow>
            <mi>f</mi>
            <mrow>
              <mo stretchy="false">(</mo>
              <mrow>
                <mi>j</mi>
              </mrow>
              <mo stretchy="false">)</mo>
            </mrow>
          </mrow>
        </mrow>
      </mrow>
    </mrow>
    <annotation encoding="StarMath 5.0">sum from j = 2 to n f(lfloor n over j rfloor) = sum from j = 2 to n^{1 over 2 } f( lfloor n over j rfloor ) + sum from j = 1 to {lfloor n over n^{1 over 2} rfloor - 1} { (lfloor n over j rfloor - lfloor n over {j + 1} rfloor) f(j) }</annotation>
  </semantics>
</math>
</file>

<file path=Object 244/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245/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246/content.xml><?xml version="1.0" encoding="utf-8"?>
<math xmlns="http://www.w3.org/1998/Math/MathML">
  <semantics>
    <mrow>
      <msub>
        <mi>D</mi>
        <mn>3</mn>
      </msub>
      <mi>'</mi>
      <mrow>
        <mo stretchy="false">(</mo>
        <mrow>
          <mi>n</mi>
        </mrow>
        <mo stretchy="false">)</mo>
      </mrow>
    </mrow>
    <annotation encoding="StarMath 5.0">D_3'(n)</annotation>
  </semantics>
</math>
</file>

<file path=Object 247/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248/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 %zeta(0)-1 )^k]_n</annotation>
  </semantics>
</math>
</file>

<file path=Object 249/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k</mi>
            </msup>
          </mrow>
        </mrow>
        <mo fence="true" stretchy="false">]</mo>
      </mrow>
      <mi>n</mi>
    </msub>
    <annotation encoding="StarMath 5.0">[nabla %zeta(0)^k]_n</annotation>
  </semantics>
</math>
</file>

<file path=Object 25/content.xml><?xml version="1.0" encoding="utf-8"?>
<math xmlns="http://www.w3.org/1998/Math/MathML" display="block">
  <semantics>
    <msub>
      <mrow>
        <mo fence="true" stretchy="false">[</mo>
        <mrow>
          <mrow>
            <mo stretchy="false">∇</mo>
            <mi>log</mi>
            <mi mathvariant="normal">ζ</mi>
            <mrow>
              <mo fence="true" stretchy="false">(</mo>
              <mrow>
                <mn>0</mn>
              </mrow>
              <mo fence="true" stretchy="false">)</mo>
            </mrow>
          </mrow>
        </mrow>
        <mo fence="true" stretchy="false">]</mo>
      </mrow>
      <mi>n</mi>
    </msub>
    <annotation encoding="StarMath 5.0">[nabla log %zeta(0)]_n</annotation>
  </semantics>
</math>
</file>

<file path=Object 250/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k</mi>
            </msup>
          </mrow>
        </mrow>
        <mo fence="true" stretchy="false">]</mo>
      </mrow>
      <mi>n</mi>
    </msub>
    <annotation encoding="StarMath 5.0">[nabla %zeta(0)^k]_n</annotation>
  </semantics>
</math>
</file>

<file path=Object 251/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 0 )^z]_n</annotation>
  </semantics>
</math>
</file>

<file path=Object 252/content.xml><?xml version="1.0" encoding="utf-8"?>
<math xmlns="http://www.w3.org/1998/Math/MathML" display="block">
  <semantics>
    <mrow>
      <mi mathvariant="normal">κ</mi>
      <mrow>
        <mo fence="true" stretchy="false">(</mo>
        <mrow>
          <mi>n</mi>
        </mrow>
        <mo fence="true" stretchy="false">)</mo>
      </mrow>
    </mrow>
    <annotation encoding="StarMath 5.0">%kappa(n)</annotation>
  </semantics>
</math>
</file>

<file path=Object 253/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 0 )^z]_n</annotation>
  </semantics>
</math>
</file>

<file path=Object 254/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255/content.xml><?xml version="1.0" encoding="utf-8"?>
<math xmlns="http://www.w3.org/1998/Math/MathML">
  <semantics>
    <mrow>
      <mo stretchy="false">π</mo>
      <mrow>
        <mo stretchy="false">(</mo>
        <mrow>
          <mi>n</mi>
        </mrow>
        <mo stretchy="false">)</mo>
      </mrow>
    </mrow>
    <annotation encoding="StarMath 5.0">%pi(n)</annotation>
  </semantics>
</math>
</file>

<file path=Object 256/content.xml><?xml version="1.0" encoding="utf-8"?>
<math xmlns="http://www.w3.org/1998/Math/MathML">
  <semantics>
    <mrow>
      <mo stretchy="false">π</mo>
      <mrow>
        <mo stretchy="false">(</mo>
        <mrow>
          <mi>n</mi>
        </mrow>
        <mo stretchy="false">)</mo>
      </mrow>
    </mrow>
    <annotation encoding="StarMath 5.0">%pi(n)</annotation>
  </semantics>
</math>
</file>

<file path=Object 257/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258/content.xml><?xml version="1.0" encoding="utf-8"?>
<math xmlns="http://www.w3.org/1998/Math/MathML">
  <semantics>
    <mrow>
      <msub>
        <mi>D</mi>
        <mi>k</mi>
      </msub>
      <mrow>
        <mo stretchy="false">(</mo>
        <mrow>
          <mi>n</mi>
        </mrow>
        <mo stretchy="false">)</mo>
      </mrow>
    </mrow>
    <annotation encoding="StarMath 5.0">D_k(n)</annotation>
  </semantics>
</math>
</file>

<file path=Object 259/content.xml><?xml version="1.0" encoding="utf-8"?>
<math xmlns="http://www.w3.org/1998/Math/MathML">
  <semantics>
    <mrow>
      <msub>
        <mi>D</mi>
        <mi>k</mi>
      </msub>
      <mi>'</mi>
      <mrow>
        <mo stretchy="false">(</mo>
        <mrow>
          <mi>n</mi>
        </mrow>
        <mo stretchy="false">)</mo>
      </mrow>
    </mrow>
    <annotation encoding="StarMath 5.0">D_k'(n)</annotation>
  </semantics>
</math>
</file>

<file path=Object 26/content.xml><?xml version="1.0" encoding="utf-8"?>
<math xmlns="http://www.w3.org/1998/Math/MathML">
  <semantics>
    <mrow>
      <mo stretchy="false">κ</mo>
      <mrow>
        <mo stretchy="false">(</mo>
        <mrow>
          <mi>n</mi>
        </mrow>
        <mo stretchy="false">)</mo>
      </mrow>
    </mrow>
    <annotation encoding="StarMath 5.0">%kappa(n)</annotation>
  </semantics>
</math>
</file>

<file path=Object 260/content.xml><?xml version="1.0" encoding="utf-8"?>
<math xmlns="http://www.w3.org/1998/Math/MathML">
  <semantics>
    <mrow>
      <msub>
        <mi>D</mi>
        <mi>k</mi>
      </msub>
      <mrow>
        <mo stretchy="false">(</mo>
        <mrow>
          <mi>n</mi>
        </mrow>
        <mo stretchy="false">)</mo>
      </mrow>
    </mrow>
    <annotation encoding="StarMath 5.0">D_k(n)</annotation>
  </semantics>
</math>
</file>

<file path=Object 261/content.xml><?xml version="1.0" encoding="utf-8"?>
<math xmlns="http://www.w3.org/1998/Math/MathML">
  <semantics>
    <mrow>
      <msub>
        <mi>D</mi>
        <mi>k</mi>
      </msub>
      <mi>'</mi>
      <mrow>
        <mo stretchy="false">(</mo>
        <mrow>
          <mi>n</mi>
        </mrow>
        <mo stretchy="false">)</mo>
      </mrow>
    </mrow>
    <annotation encoding="StarMath 5.0">D_k'(n)</annotation>
  </semantics>
</math>
</file>

<file path=Object 262/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zeta(0)-1)^k]_n</annotation>
  </semantics>
</math>
</file>

<file path=Object 263/content.xml><?xml version="1.0" encoding="utf-8"?>
<math xmlns="http://www.w3.org/1998/Math/MathML">
  <semantics>
    <mtable>
      <mtr>
        <mtd>
          <mrow>
            <mtext>   </mtext>
            <msub>
              <mi>f</mi>
              <mi>k</mi>
            </msub>
            <mrow>
              <mrow>
                <mo stretchy="false">(</mo>
                <mrow>
                  <mi>n</mi>
                  <mi>,</mi>
                  <mn>1</mn>
                </mrow>
                <mo stretchy="false">)</mo>
              </mrow>
              <mo stretchy="false">=</mo>
              <mn>0</mn>
            </mrow>
            <mtext>                                                                    </mtext>
            <mrow>
              <mi>m</mi>
              <mo stretchy="false">=</mo>
              <mtext>{</mtext>
            </mrow>
            <mrow>
              <mrow>
                <mrow>
                  <mrow>
                    <mn>1,</mn>
                    <mo stretchy="false">−</mo>
                    <mn>1,</mn>
                  </mrow>
                  <mo stretchy="false">−</mo>
                  <mn>1,0,</mn>
                </mrow>
                <mo stretchy="false">−</mo>
                <mn>1,1,</mn>
              </mrow>
              <mo stretchy="false">−</mo>
              <mn>1,.</mn>
            </mrow>
            <mn>..</mn>
            <mtext>}</mtext>
            <mtext/>
          </mrow>
        </mtd>
      </mtr>
      <mtr>
        <mtd>
          <mrow>
            <msub>
              <mi>f</mi>
              <mi>k</mi>
            </msub>
            <mrow>
              <mrow>
                <mo stretchy="false">(</mo>
                <mrow>
                  <mi>n</mi>
                  <mi>,</mi>
                  <mi>j</mi>
                </mrow>
                <mo stretchy="false">)</mo>
              </mrow>
              <mo stretchy="false">=</mo>
              <mrow>
                <mfrac>
                  <mn>1</mn>
                  <mi>k</mi>
                </mfrac>
                <mo stretchy="false">−</mo>
                <msub>
                  <mi>f</mi>
                  <mrow>
                    <mrow>
                      <mi>k</mi>
                      <mo stretchy="false">+</mo>
                      <mn>1</mn>
                    </mrow>
                  </mrow>
                </msub>
              </mrow>
            </mrow>
            <mrow>
              <mrow>
                <mo stretchy="false">(</mo>
                <mrow>
                  <mrow>
                    <mo stretchy="false">⌊</mo>
                    <mrow>
                      <mfrac>
                        <mi>n</mi>
                        <mi>j</mi>
                      </mfrac>
                    </mrow>
                    <mo stretchy="false">⌋</mo>
                  </mrow>
                  <mi>,</mi>
                  <mrow>
                    <mo stretchy="false">⌊</mo>
                    <mrow>
                      <mfrac>
                        <mi>n</mi>
                        <mi>j</mi>
                      </mfrac>
                    </mrow>
                    <mo stretchy="false">⌋</mo>
                  </mrow>
                </mrow>
                <mo stretchy="false">)</mo>
              </mrow>
              <mo stretchy="false">+</mo>
              <msub>
                <mi>f</mi>
                <mi>k</mi>
              </msub>
            </mrow>
            <mrow>
              <mo stretchy="false">(</mo>
              <mrow>
                <mi>n</mi>
                <mi>,</mi>
                <mrow>
                  <mi>j</mi>
                  <mo stretchy="false">−</mo>
                  <mn>1</mn>
                </mrow>
              </mrow>
              <mo stretchy="false">)</mo>
            </mrow>
            <mtext>                   </mtext>
            <mi>p</mi>
            <mrow>
              <mrow>
                <mo stretchy="false">(</mo>
                <mrow>
                  <mi>n</mi>
                </mrow>
                <mo stretchy="false">)</mo>
              </mrow>
              <mo stretchy="false">=</mo>
              <mrow>
                <munderover>
                  <mo stretchy="false">∑</mo>
                  <mrow>
                    <mi>k</mi>
                    <mo stretchy="false">=</mo>
                    <mn>1</mn>
                  </mrow>
                  <mrow>
                    <mrow>
                      <mo stretchy="false">⌊</mo>
                      <mrow>
                        <msub>
                          <mi>log</mi>
                          <mn>2</mn>
                        </msub>
                        <mi>n</mi>
                      </mrow>
                      <mo stretchy="false">⌋</mo>
                    </mrow>
                  </mrow>
                </munderover>
                <mrow>
                  <mrow>
                    <mfrac>
                      <msub>
                        <mi>m</mi>
                        <mi>k</mi>
                      </msub>
                      <mi>k</mi>
                    </mfrac>
                  </mrow>
                  <msub>
                    <mi>f</mi>
                    <mn>1</mn>
                  </msub>
                  <mrow>
                    <mo stretchy="false">(</mo>
                    <mrow>
                      <mrow>
                        <mo stretchy="false">⌊</mo>
                        <mrow>
                          <msup>
                            <mi>n</mi>
                            <mrow>
                              <mfrac>
                                <mn>1</mn>
                                <mi>k</mi>
                              </mfrac>
                            </mrow>
                          </msup>
                        </mrow>
                        <mo stretchy="false">⌋</mo>
                      </mrow>
                      <mi>,</mi>
                      <mrow>
                        <mo stretchy="false">⌊</mo>
                        <mrow>
                          <msup>
                            <mi>n</mi>
                            <mrow>
                              <mfrac>
                                <mn>1</mn>
                                <mi>k</mi>
                              </mfrac>
                            </mrow>
                          </msup>
                        </mrow>
                        <mo stretchy="false">⌋</mo>
                      </mrow>
                    </mrow>
                    <mo stretchy="false">)</mo>
                  </mrow>
                </mrow>
              </mrow>
            </mrow>
          </mrow>
        </mtd>
      </mtr>
    </mtable>
    <annotation encoding="StarMath 5.0">"   "f_k(n,1)=0
"                                                                    "m="{"1,-1,-1,0,-1,1,-1,..."}"
"" newline f_k(n,j)=1 over k -f_{k+1}(lfloor n over j rfloor, lfloor n over j rfloor)+f_k(n,j-1) 
"                   " p(n)= sum from k = 1 to {lfloor log_2 n rfloor }{{m_k over k}f_1( lfloor n^{1 over k} rfloor, lfloor n^{1 over k} rfloor)}
</annotation>
  </semantics>
</math>
</file>

<file path=Object 264/content.xml><?xml version="1.0" encoding="utf-8"?>
<math xmlns="http://www.w3.org/1998/Math/MathML">
  <semantics>
    <mtable>
      <mtr>
        <mtd>
          <mrow>
            <mtext/>
            <msub>
              <mi>g</mi>
              <mrow>
                <mn>0,</mn>
                <mi>a</mi>
              </mrow>
            </msub>
            <mrow>
              <mrow>
                <mo stretchy="false">(</mo>
                <mrow>
                  <mi>n</mi>
                </mrow>
                <mo stretchy="false">)</mo>
              </mrow>
              <mo stretchy="false">=</mo>
              <mn>1</mn>
            </mrow>
            <mtext>                                                                        </mtext>
            <mrow>
              <mi>m</mi>
              <mo stretchy="false">=</mo>
              <mtext>{</mtext>
            </mrow>
            <mrow>
              <mrow>
                <mrow>
                  <mrow>
                    <mn>1,</mn>
                    <mo stretchy="false">−</mo>
                    <mn>1,</mn>
                  </mrow>
                  <mo stretchy="false">−</mo>
                  <mn>1,0,</mn>
                </mrow>
                <mo stretchy="false">−</mo>
                <mn>1,1,</mn>
              </mrow>
              <mo stretchy="false">−</mo>
              <mn>1,.</mn>
            </mrow>
            <mn>..</mn>
            <mtext>}</mtext>
            <mtext/>
          </mrow>
        </mtd>
      </mtr>
      <mtr>
        <mtd>
          <mrow>
            <msub>
              <mi>g</mi>
              <mrow>
                <mi>k</mi>
                <mi>,</mi>
                <mi>a</mi>
              </mrow>
            </msub>
            <mrow>
              <mrow>
                <mo stretchy="false">(</mo>
                <mrow>
                  <mi>n</mi>
                </mrow>
                <mo stretchy="false">)</mo>
              </mrow>
              <mo stretchy="false">=</mo>
              <mrow>
                <munderover>
                  <mo stretchy="false">∑</mo>
                  <mrow>
                    <mi>j</mi>
                    <mo stretchy="false">=</mo>
                    <mn>0</mn>
                  </mrow>
                  <mi>k</mi>
                </munderover>
                <mrow>
                  <mo stretchy="false">(</mo>
                  <mrow>
                    <mtable>
                      <mtr>
                        <mtd>
                          <mrow>
                            <mi>k</mi>
                          </mrow>
                        </mtd>
                      </mtr>
                      <mtr>
                        <mtd>
                          <mrow>
                            <mi>j</mi>
                          </mrow>
                        </mtd>
                      </mtr>
                    </mtable>
                  </mrow>
                  <mo stretchy="false">)</mo>
                </mrow>
              </mrow>
            </mrow>
            <msub>
              <mi>g</mi>
              <mrow>
                <mrow>
                  <mi>k</mi>
                  <mo stretchy="false">−</mo>
                  <mi>j</mi>
                </mrow>
                <mi>,</mi>
                <mrow>
                  <mi>a</mi>
                  <mo stretchy="false">+</mo>
                  <mn>1</mn>
                </mrow>
              </mrow>
            </msub>
            <mrow>
              <mo stretchy="false">(</mo>
              <mrow>
                <mfrac>
                  <mi>n</mi>
                  <mrow>
                    <msup>
                      <mi>a</mi>
                      <mi>j</mi>
                    </msup>
                  </mrow>
                </mfrac>
              </mrow>
              <mo stretchy="false">)</mo>
            </mrow>
            <mtext>                           </mtext>
            <mo stretchy="false">π</mo>
            <mrow>
              <mrow>
                <mo stretchy="false">(</mo>
                <mrow>
                  <mi>n</mi>
                </mrow>
                <mo stretchy="false">)</mo>
              </mrow>
              <mo stretchy="false">=</mo>
              <mrow>
                <munderover>
                  <mo stretchy="false">∑</mo>
                  <mrow>
                    <mi>k</mi>
                    <mo stretchy="false">=</mo>
                    <mn>1</mn>
                  </mrow>
                  <mrow>
                    <mrow>
                      <mo stretchy="false">⌊</mo>
                      <mrow>
                        <msub>
                          <mi>log</mi>
                          <mn>2</mn>
                        </msub>
                        <mi>n</mi>
                      </mrow>
                      <mo stretchy="false">⌋</mo>
                    </mrow>
                  </mrow>
                </munderover>
                <mrow>
                  <munderover>
                    <mo stretchy="false">∑</mo>
                    <mrow>
                      <mi>j</mi>
                      <mo stretchy="false">=</mo>
                      <mn>1</mn>
                    </mrow>
                    <mrow>
                      <mrow>
                        <mo stretchy="false">⌊</mo>
                        <mrow>
                          <msub>
                            <mi>log</mi>
                            <mn>2</mn>
                          </msub>
                          <mrow>
                            <mo stretchy="false">⌊</mo>
                            <mrow>
                              <msup>
                                <mi>n</mi>
                                <mrow>
                                  <mfrac>
                                    <mn>1</mn>
                                    <mi>k</mi>
                                  </mfrac>
                                </mrow>
                              </msup>
                            </mrow>
                            <mo stretchy="false">⌋</mo>
                          </mrow>
                        </mrow>
                        <mo stretchy="false">⌋</mo>
                      </mrow>
                    </mrow>
                  </munderover>
                  <mrow>
                    <mrow>
                      <mfrac>
                        <mrow>
                          <msup>
                            <mrow>
                              <mo stretchy="false">(</mo>
                              <mrow>
                                <mrow>
                                  <mo stretchy="false">−</mo>
                                  <mn>1</mn>
                                </mrow>
                              </mrow>
                              <mo stretchy="false">)</mo>
                            </mrow>
                            <mrow>
                              <mrow>
                                <mi>j</mi>
                                <mo stretchy="false">−</mo>
                                <mn>1</mn>
                              </mrow>
                            </mrow>
                          </msup>
                          <msub>
                            <mi>m</mi>
                            <mi>k</mi>
                          </msub>
                        </mrow>
                        <mrow>
                          <mrow>
                            <mi>j</mi>
                            <mo stretchy="false">⋅</mo>
                            <mi>k</mi>
                          </mrow>
                        </mrow>
                      </mfrac>
                    </mrow>
                    <msub>
                      <mi>g</mi>
                      <mrow>
                        <mi>j</mi>
                        <mi>,</mi>
                        <mn>2</mn>
                      </mrow>
                    </msub>
                    <mrow>
                      <mo stretchy="false">(</mo>
                      <mrow>
                        <mrow>
                          <mo stretchy="false">⌊</mo>
                          <mrow>
                            <msup>
                              <mi>n</mi>
                              <mrow>
                                <mfrac>
                                  <mn>1</mn>
                                  <mi>k</mi>
                                </mfrac>
                              </mrow>
                            </msup>
                          </mrow>
                          <mo stretchy="false">⌋</mo>
                        </mrow>
                      </mrow>
                      <mo stretchy="false">)</mo>
                    </mrow>
                  </mrow>
                </mrow>
              </mrow>
            </mrow>
            <mtext/>
          </mrow>
        </mtd>
      </mtr>
      <mtr>
        <mtd>
          <mrow>
            <msub>
              <mi>g</mi>
              <mrow>
                <mi>k</mi>
                <mi>,</mi>
                <mi>a</mi>
              </mrow>
            </msub>
            <mrow>
              <mrow>
                <mo stretchy="false">(</mo>
                <mrow>
                  <mi>n</mi>
                </mrow>
                <mo stretchy="false">)</mo>
              </mrow>
              <mo stretchy="false">=</mo>
              <mn>0</mn>
            </mrow>
            <mi mathvariant="italic">if</mi>
            <mrow>
              <mi>n</mi>
              <mo stretchy="false">&lt;</mo>
              <msup>
                <mi>a</mi>
                <mi>k</mi>
              </msup>
            </mrow>
            <mtext>                                                                                                             </mtext>
          </mrow>
        </mtd>
      </mtr>
    </mtable>
    <annotation encoding="StarMath 5.0">""g_{0,a}(n)=1"                                                                        "m="{"1,-1,-1,0,-1,1,-1,..."}"
"" newline g_{k,a}(n)=sum from j = 0 to k (binom{k}{j})g_{k-j,a+1}(n over {a^j})"                           "%pi(n)= sum from k = 1 to {lfloor log_2 n rfloor } sum from j= 1 to {lfloor log_2 lfloor n^{1 over k} rfloor rfloor}{{{(-1)^{j-1} m_k} over {j cdot k}}g_{j,2}( lfloor n^{1 over k} rfloor)}
"" newline g_{k,a}(n)=0 if n &lt; a^k"                                                                                                             "</annotation>
  </semantics>
</math>
</file>

<file path=Object 265/content.xml><?xml version="1.0" encoding="utf-8"?>
<math xmlns="http://www.w3.org/1998/Math/MathML">
  <semantics>
    <mrow>
      <msub>
        <mi>D</mi>
        <mi>k</mi>
      </msub>
      <mi>'</mi>
      <mrow>
        <mrow>
          <mo stretchy="false">(</mo>
          <mrow>
            <mi>n</mi>
          </mrow>
          <mo stretchy="false">)</mo>
        </mrow>
        <mo stretchy="false">=</mo>
        <mrow>
          <munderover>
            <mo stretchy="false">∑</mo>
            <mrow>
              <mi>j</mi>
              <mo stretchy="false">=</mo>
              <mn>2</mn>
            </mrow>
            <mi>n</mi>
          </munderover>
          <msub>
            <mi>d</mi>
            <mi>a</mi>
          </msub>
        </mrow>
      </mrow>
      <mi>'</mi>
      <mrow>
        <mo stretchy="false">(</mo>
        <mrow>
          <mi>j</mi>
        </mrow>
        <mo stretchy="false">)</mo>
      </mrow>
      <msub>
        <mi>D</mi>
        <mrow>
          <mrow>
            <mi>k</mi>
            <mo stretchy="false">−</mo>
            <mi>a</mi>
          </mrow>
        </mrow>
      </msub>
      <mi>'</mi>
      <mrow>
        <mo stretchy="false">(</mo>
        <mrow>
          <mrow>
            <mo stretchy="false">⌊</mo>
            <mrow>
              <mfrac>
                <mi>n</mi>
                <mi>j</mi>
              </mfrac>
            </mrow>
            <mo stretchy="false">⌋</mo>
          </mrow>
        </mrow>
        <mo stretchy="false">)</mo>
      </mrow>
      <mtext>                 </mtext>
      <msub>
        <mi>D</mi>
        <mi>k</mi>
      </msub>
      <mrow>
        <mrow>
          <mo stretchy="false">(</mo>
          <mrow>
            <mi>n</mi>
          </mrow>
          <mo stretchy="false">)</mo>
        </mrow>
        <mo stretchy="false">=</mo>
        <mrow>
          <munderover>
            <mo stretchy="false">∑</mo>
            <mrow>
              <mi>j</mi>
              <mo stretchy="false">=</mo>
              <mn>1</mn>
            </mrow>
            <mi>n</mi>
          </munderover>
          <msub>
            <mi>d</mi>
            <mi>a</mi>
          </msub>
        </mrow>
      </mrow>
      <mrow>
        <mo stretchy="false">(</mo>
        <mrow>
          <mi>j</mi>
        </mrow>
        <mo stretchy="false">)</mo>
      </mrow>
      <msub>
        <mi>D</mi>
        <mrow>
          <mrow>
            <mi>k</mi>
            <mo stretchy="false">−</mo>
            <mi>a</mi>
          </mrow>
        </mrow>
      </msub>
      <mrow>
        <mo stretchy="false">(</mo>
        <mrow>
          <mrow>
            <mo stretchy="false">⌊</mo>
            <mrow>
              <mfrac>
                <mi>n</mi>
                <mi>j</mi>
              </mfrac>
            </mrow>
            <mo stretchy="false">⌋</mo>
          </mrow>
        </mrow>
        <mo stretchy="false">)</mo>
      </mrow>
    </mrow>
    <annotation encoding="StarMath 5.0">D_k'(n) = sum from j = 2 to n d_a'(j) D_{k-a}'(lfloor n over j rfloor)
"                 " D_k(n) = sum from j = 1 to n d_a(j) D_{k-a}(lfloor n over j rfloor)
</annotation>
  </semantics>
</math>
</file>

<file path=Object 266/content.xml><?xml version="1.0" encoding="utf-8"?>
<math xmlns="http://www.w3.org/1998/Math/MathML">
  <semantics>
    <mrow>
      <msub>
        <mi>D</mi>
        <mi>k</mi>
      </msub>
      <mi>'</mi>
      <mrow>
        <mo stretchy="false">(</mo>
        <mrow>
          <mi>n</mi>
        </mrow>
        <mo stretchy="false">)</mo>
      </mrow>
    </mrow>
    <annotation encoding="StarMath 5.0">D_k'(n)</annotation>
  </semantics>
</math>
</file>

<file path=Object 267/content.xml><?xml version="1.0" encoding="utf-8"?>
<math xmlns="http://www.w3.org/1998/Math/MathML">
  <semantics>
    <mrow>
      <msub>
        <mi>D</mi>
        <mi>k</mi>
      </msub>
      <mi>'</mi>
      <mrow>
        <mo stretchy="false">(</mo>
        <mrow>
          <mi>n</mi>
        </mrow>
        <mo stretchy="false">)</mo>
      </mrow>
    </mrow>
    <annotation encoding="StarMath 5.0">D_k'(n)</annotation>
  </semantics>
</math>
</file>

<file path=Object 268/content.xml><?xml version="1.0" encoding="utf-8"?>
<math xmlns="http://www.w3.org/1998/Math/MathML">
  <semantics>
    <mrow>
      <msub>
        <mi>D</mi>
        <mi>k</mi>
      </msub>
      <mi>'</mi>
      <mrow>
        <mo stretchy="false">(</mo>
        <mrow>
          <mi>n</mi>
        </mrow>
        <mo stretchy="false">)</mo>
      </mrow>
    </mrow>
    <annotation encoding="StarMath 5.0">D_k'(n)</annotation>
  </semantics>
</math>
</file>

<file path=Object 269/content.xml><?xml version="1.0" encoding="utf-8"?>
<math xmlns="http://www.w3.org/1998/Math/MathML">
  <semantics>
    <mrow>
      <msub>
        <mi>D</mi>
        <mrow>
          <mi>k</mi>
          <mi>,</mi>
          <mi>a</mi>
        </mrow>
      </msub>
      <mrow>
        <mrow>
          <mo stretchy="false">(</mo>
          <mrow>
            <mi>n</mi>
          </mrow>
          <mo stretchy="false">)</mo>
        </mrow>
        <mo stretchy="false">=</mo>
        <mrow>
          <munderover>
            <mo stretchy="false">∑</mo>
            <mrow>
              <mi>j</mi>
              <mo stretchy="false">=</mo>
              <mn>0</mn>
            </mrow>
            <mi>k</mi>
          </munderover>
          <mrow>
            <mo stretchy="false">(</mo>
            <mrow>
              <mtable>
                <mtr>
                  <mtd>
                    <mrow>
                      <mi>k</mi>
                    </mrow>
                  </mtd>
                </mtr>
                <mtr>
                  <mtd>
                    <mrow>
                      <mi>j</mi>
                    </mrow>
                  </mtd>
                </mtr>
              </mtable>
            </mrow>
            <mo stretchy="false">)</mo>
          </mrow>
        </mrow>
      </mrow>
      <msub>
        <mi>D</mi>
        <mrow>
          <mrow>
            <mi>k</mi>
            <mo stretchy="false">−</mo>
            <mi>j</mi>
          </mrow>
          <mi>,</mi>
          <mrow>
            <mi>a</mi>
            <mo stretchy="false">+</mo>
            <mn>1</mn>
          </mrow>
        </mrow>
      </msub>
      <mrow>
        <mo stretchy="false">(</mo>
        <mrow>
          <mfrac>
            <mi>n</mi>
            <mrow>
              <msup>
                <mi>a</mi>
                <mi>j</mi>
              </msup>
            </mrow>
          </mfrac>
        </mrow>
        <mo stretchy="false">)</mo>
      </mrow>
      <mtext> with </mtext>
      <msub>
        <mi>D</mi>
        <mrow>
          <mn>0,</mn>
          <mi>a</mi>
        </mrow>
      </msub>
      <mrow>
        <mrow>
          <mo stretchy="false">(</mo>
          <mrow>
            <mi>n</mi>
          </mrow>
          <mo stretchy="false">)</mo>
        </mrow>
        <mo stretchy="false">=</mo>
        <mn>1</mn>
      </mrow>
      <mtext> and </mtext>
      <msub>
        <mi>D</mi>
        <mrow>
          <mi>k</mi>
          <mi>,</mi>
          <mi>a</mi>
        </mrow>
      </msub>
      <mrow>
        <mrow>
          <mo stretchy="false">(</mo>
          <mrow>
            <mi>n</mi>
          </mrow>
          <mo stretchy="false">)</mo>
        </mrow>
        <mo stretchy="false">=</mo>
        <mn>0</mn>
      </mrow>
      <mtext> when </mtext>
      <mrow>
        <mi>n</mi>
        <mo stretchy="false">&lt;</mo>
        <msup>
          <mi>a</mi>
          <mi>k</mi>
        </msup>
      </mrow>
    </mrow>
    <annotation encoding="StarMath 5.0">
D_{k,a}(n)=sum from j = 0 to k (binom{k}{j})D_{k-j,a+1}(n over {a^j})" with "D_{0,a}(n)=1" and "D_{k,a}(n)=0" when "n &lt; a^k</annotation>
  </semantics>
</math>
</file>

<file path=Object 27/content.xml><?xml version="1.0" encoding="utf-8"?>
<math xmlns="http://www.w3.org/1998/Math/MathML" display="block">
  <semantics>
    <msub>
      <mrow>
        <mo fence="true" stretchy="false">[</mo>
        <mrow>
          <mrow>
            <mo stretchy="false">∇</mo>
            <mi>log</mi>
            <mi mathvariant="normal">ζ</mi>
            <mrow>
              <mo fence="true" stretchy="false">(</mo>
              <mrow>
                <mn>0</mn>
              </mrow>
              <mo fence="true" stretchy="false">)</mo>
            </mrow>
          </mrow>
        </mrow>
        <mo fence="true" stretchy="false">]</mo>
      </mrow>
      <mi>n</mi>
    </msub>
    <annotation encoding="StarMath 5.0">[nabla log %zeta(0)]_n</annotation>
  </semantics>
</math>
</file>

<file path=Object 270/content.xml><?xml version="1.0" encoding="utf-8"?>
<math xmlns="http://www.w3.org/1998/Math/MathML">
  <semantics>
    <mrow>
      <msub>
        <mi>D</mi>
        <mrow>
          <mn>1,</mn>
          <mi>a</mi>
        </mrow>
      </msub>
      <mrow>
        <mo stretchy="false">(</mo>
        <mrow>
          <mi>n</mi>
        </mrow>
        <mo stretchy="false">)</mo>
      </mrow>
    </mrow>
    <annotation encoding="StarMath 5.0">D_{1,a}(n)</annotation>
  </semantics>
</math>
</file>

<file path=Object 271/content.xml><?xml version="1.0" encoding="utf-8"?>
<math xmlns="http://www.w3.org/1998/Math/MathML">
  <semantics>
    <mrow>
      <msub>
        <mi>D</mi>
        <mrow>
          <mn>1,</mn>
          <mi>a</mi>
        </mrow>
      </msub>
      <mrow>
        <mrow>
          <mo stretchy="false">(</mo>
          <mrow>
            <mi>n</mi>
          </mrow>
          <mo stretchy="false">)</mo>
        </mrow>
        <mo stretchy="false">=</mo>
        <mrow>
          <mrow>
            <mrow>
              <mo stretchy="false">⌊</mo>
              <mrow>
                <mi>n</mi>
              </mrow>
              <mo stretchy="false">⌋</mo>
            </mrow>
            <mo stretchy="false">−</mo>
            <mi>a</mi>
          </mrow>
          <mo stretchy="false">+</mo>
          <mn>1</mn>
        </mrow>
      </mrow>
    </mrow>
    <annotation encoding="StarMath 5.0">D_{1,a}(n)=lfloor n rfloor - a + 1</annotation>
  </semantics>
</math>
</file>

<file path=Object 272/content.xml><?xml version="1.0" encoding="utf-8"?>
<math xmlns="http://www.w3.org/1998/Math/MathML">
  <semantics>
    <mrow>
      <msub>
        <mi>D</mi>
        <mrow>
          <mi>k</mi>
          <mi>,</mi>
          <mi>a</mi>
        </mrow>
      </msub>
      <mrow>
        <mrow>
          <mo stretchy="false">(</mo>
          <mrow>
            <mi>n</mi>
          </mrow>
          <mo stretchy="false">)</mo>
        </mrow>
        <mo stretchy="false">=</mo>
        <msub>
          <mi>D</mi>
          <mrow>
            <mi>k</mi>
            <mi>,</mi>
            <mrow>
              <mi>a</mi>
              <mo stretchy="false">+</mo>
              <mn>1</mn>
            </mrow>
          </mrow>
        </msub>
      </mrow>
      <mrow>
        <mrow>
          <mo stretchy="false">(</mo>
          <mrow>
            <mi>n</mi>
          </mrow>
          <mo stretchy="false">)</mo>
        </mrow>
        <mo stretchy="false">+</mo>
        <mrow>
          <munderover>
            <mo stretchy="false">∑</mo>
            <mrow>
              <mi>j</mi>
              <mo stretchy="false">=</mo>
              <mn>1</mn>
            </mrow>
            <mi>k</mi>
          </munderover>
          <mrow>
            <mo stretchy="false">(</mo>
            <mrow>
              <mtable>
                <mtr>
                  <mtd>
                    <mrow>
                      <mi>k</mi>
                    </mrow>
                  </mtd>
                </mtr>
                <mtr>
                  <mtd>
                    <mrow>
                      <mi>j</mi>
                    </mrow>
                  </mtd>
                </mtr>
              </mtable>
            </mrow>
            <mo stretchy="false">)</mo>
          </mrow>
        </mrow>
      </mrow>
      <msub>
        <mi>D</mi>
        <mrow>
          <mrow>
            <mi>k</mi>
            <mo stretchy="false">−</mo>
            <mi>j</mi>
          </mrow>
          <mi>,</mi>
          <mrow>
            <mi>a</mi>
            <mo stretchy="false">+</mo>
            <mn>1</mn>
          </mrow>
        </mrow>
      </msub>
      <mrow>
        <mo stretchy="false">(</mo>
        <mrow>
          <mfrac>
            <mi>n</mi>
            <mrow>
              <msup>
                <mi>a</mi>
                <mi>j</mi>
              </msup>
            </mrow>
          </mfrac>
        </mrow>
        <mo stretchy="false">)</mo>
      </mrow>
    </mrow>
    <annotation encoding="StarMath 5.0">
D_{k,a}(n)=D_{k,a+1}(n)+sum from j = 1 to k (binom{k}{j})D_{k-j,a+1}(n over {a^j})</annotation>
  </semantics>
</math>
</file>

<file path=Object 273/content.xml><?xml version="1.0" encoding="utf-8"?>
<math xmlns="http://www.w3.org/1998/Math/MathML">
  <semantics>
    <mrow>
      <msub>
        <mi>D</mi>
        <mrow>
          <mi>k</mi>
          <mi>,</mi>
          <mi>a</mi>
        </mrow>
      </msub>
      <mrow>
        <mrow>
          <mo stretchy="false">(</mo>
          <mrow>
            <mi>n</mi>
          </mrow>
          <mo stretchy="false">)</mo>
        </mrow>
        <mo stretchy="false">=</mo>
        <mn>0</mn>
      </mrow>
      <mtext> when </mtext>
      <mrow>
        <mi>n</mi>
        <mo stretchy="false">&lt;</mo>
        <msup>
          <mi>a</mi>
          <mi>k</mi>
        </msup>
      </mrow>
    </mrow>
    <annotation encoding="StarMath 5.0">D_{k,a}(n)=0" when "n &lt; a^k</annotation>
  </semantics>
</math>
</file>

<file path=Object 274/content.xml><?xml version="1.0" encoding="utf-8"?>
<math xmlns="http://www.w3.org/1998/Math/MathML">
  <semantics>
    <mrow>
      <msub>
        <mi>D</mi>
        <mrow>
          <mi>k</mi>
          <mi>,</mi>
          <mrow>
            <mi>a</mi>
            <mo stretchy="false">+</mo>
            <mn>1</mn>
          </mrow>
        </mrow>
      </msub>
      <mrow>
        <mo stretchy="false">(</mo>
        <mrow>
          <mi>n</mi>
        </mrow>
        <mo stretchy="false">)</mo>
      </mrow>
      <mtext> with </mtext>
      <msub>
        <mi>D</mi>
        <mrow>
          <mi>k</mi>
          <mi>,</mi>
          <mrow>
            <mi>a</mi>
            <mo stretchy="false">+</mo>
            <mn>2</mn>
          </mrow>
        </mrow>
      </msub>
      <mrow>
        <mrow>
          <mo stretchy="false">(</mo>
          <mrow>
            <mi>n</mi>
          </mrow>
          <mo stretchy="false">)</mo>
        </mrow>
        <mo stretchy="false">+</mo>
        <mrow>
          <munderover>
            <mo stretchy="false">∑</mo>
            <mrow>
              <mi>j</mi>
              <mo stretchy="false">=</mo>
              <mn>1</mn>
            </mrow>
            <mi>k</mi>
          </munderover>
          <mrow>
            <mo stretchy="false">(</mo>
            <mrow>
              <mtable>
                <mtr>
                  <mtd>
                    <mrow>
                      <mi>k</mi>
                    </mrow>
                  </mtd>
                </mtr>
                <mtr>
                  <mtd>
                    <mrow>
                      <mi>j</mi>
                    </mrow>
                  </mtd>
                </mtr>
              </mtable>
            </mrow>
            <mo stretchy="false">)</mo>
          </mrow>
        </mrow>
      </mrow>
      <msub>
        <mi>D</mi>
        <mrow>
          <mrow>
            <mi>k</mi>
            <mo stretchy="false">−</mo>
            <mi>j</mi>
          </mrow>
          <mi>,</mi>
          <mrow>
            <mi>a</mi>
            <mo stretchy="false">+</mo>
            <mn>2</mn>
          </mrow>
        </mrow>
      </msub>
      <mrow>
        <mo stretchy="false">(</mo>
        <mrow>
          <mfrac>
            <mi>n</mi>
            <mrow>
              <msup>
                <mrow>
                  <mo stretchy="false">(</mo>
                  <mrow>
                    <mrow>
                      <mi>a</mi>
                      <mo stretchy="false">+</mo>
                      <mn>1</mn>
                    </mrow>
                  </mrow>
                  <mo stretchy="false">)</mo>
                </mrow>
                <mi>j</mi>
              </msup>
            </mrow>
          </mfrac>
        </mrow>
        <mo stretchy="false">)</mo>
      </mrow>
    </mrow>
    <annotation encoding="StarMath 5.0">D_{k,a+1}(n)" with "D_{k,a+2}(n)+sum from j = 1 to k (binom{k}{j})D_{k-j,a+2}(n over {(a+1)^j})</annotation>
  </semantics>
</math>
</file>

<file path=Object 275/content.xml><?xml version="1.0" encoding="utf-8"?>
<math xmlns="http://www.w3.org/1998/Math/MathML">
  <semantics>
    <mrow>
      <mrow>
        <msup>
          <mi>a</mi>
          <mi>k</mi>
        </msup>
        <mo stretchy="false">&gt;</mo>
        <mi>n</mi>
      </mrow>
    </mrow>
    <annotation encoding="StarMath 5.0">a^k &gt; n</annotation>
  </semantics>
</math>
</file>

<file path=Object 276/content.xml><?xml version="1.0" encoding="utf-8"?>
<math xmlns="http://www.w3.org/1998/Math/MathML">
  <semantics>
    <mrow>
      <msub>
        <mi>D</mi>
        <mrow>
          <mi>k</mi>
          <mi>,</mi>
          <mi>a</mi>
        </mrow>
      </msub>
      <mrow>
        <mrow>
          <mo stretchy="false">(</mo>
          <mrow>
            <mi>n</mi>
          </mrow>
          <mo stretchy="false">)</mo>
        </mrow>
        <mo stretchy="false">=</mo>
        <mn>0</mn>
      </mrow>
      <mtext/>
    </mrow>
    <annotation encoding="StarMath 5.0">D_{k,a}(n)=0"</annotation>
  </semantics>
</math>
</file>

<file path=Object 277/content.xml><?xml version="1.0" encoding="utf-8"?>
<math xmlns="http://www.w3.org/1998/Math/MathML">
  <semantics>
    <mrow>
      <msub>
        <mi>D</mi>
        <mrow>
          <mi>k</mi>
          <mi>,</mi>
          <mi>a</mi>
        </mrow>
      </msub>
      <mrow>
        <mrow>
          <mo stretchy="false">(</mo>
          <mrow>
            <mi>n</mi>
          </mrow>
          <mo stretchy="false">)</mo>
        </mrow>
        <mo stretchy="false">=</mo>
        <mrow>
          <munderover>
            <mo stretchy="false">∑</mo>
            <mrow>
              <mi>j</mi>
              <mo stretchy="false">=</mo>
              <mn>1</mn>
            </mrow>
            <mi>k</mi>
          </munderover>
          <mrow>
            <mo stretchy="false">(</mo>
            <mrow>
              <mtable>
                <mtr>
                  <mtd>
                    <mrow>
                      <mi>k</mi>
                    </mrow>
                  </mtd>
                </mtr>
                <mtr>
                  <mtd>
                    <mrow>
                      <mi>j</mi>
                    </mrow>
                  </mtd>
                </mtr>
              </mtable>
            </mrow>
            <mo stretchy="false">)</mo>
          </mrow>
        </mrow>
      </mrow>
      <mrow>
        <munderover>
          <mo stretchy="false">∑</mo>
          <mrow>
            <mi>m</mi>
            <mo stretchy="false">=</mo>
            <mi>a</mi>
          </mrow>
          <mrow>
            <mo stretchy="false">⌊</mo>
            <mrow>
              <msup>
                <mi>n</mi>
                <mrow>
                  <mfrac>
                    <mn>1</mn>
                    <mi>k</mi>
                  </mfrac>
                </mrow>
              </msup>
            </mrow>
            <mo stretchy="false">⌋</mo>
          </mrow>
        </munderover>
        <msub>
          <mi>D</mi>
          <mrow>
            <mrow>
              <mi>k</mi>
              <mo stretchy="false">−</mo>
              <mi>j</mi>
            </mrow>
            <mi>,</mi>
            <mrow>
              <mi>m</mi>
              <mo stretchy="false">+</mo>
              <mn>1</mn>
            </mrow>
          </mrow>
        </msub>
      </mrow>
      <mrow>
        <mo stretchy="false">(</mo>
        <mrow>
          <mfrac>
            <mi>n</mi>
            <msup>
              <mi>m</mi>
              <mi>j</mi>
            </msup>
          </mfrac>
        </mrow>
        <mo stretchy="false">)</mo>
      </mrow>
    </mrow>
    <annotation encoding="StarMath 5.0">D_{k,a}(n) = sum from j = 1 to k (binom{k}{j}) sum from m = a to lfloor n^{1 over k} rfloor D_{k-j, m+1}(n over m^j)</annotation>
  </semantics>
</math>
</file>

<file path=Object 278/content.xml><?xml version="1.0" encoding="utf-8"?>
<math xmlns="http://www.w3.org/1998/Math/MathML">
  <semantics>
    <mrow>
      <mo stretchy="false">π</mo>
      <mrow>
        <mo stretchy="false">(</mo>
        <mrow>
          <mi>n</mi>
        </mrow>
        <mo stretchy="false">)</mo>
      </mrow>
    </mrow>
    <annotation encoding="StarMath 5.0">%pi(n)</annotation>
  </semantics>
</math>
</file>

<file path=Object 279/content.xml><?xml version="1.0" encoding="utf-8"?>
<math xmlns="http://www.w3.org/1998/Math/MathML">
  <semantics>
    <mrow>
      <mi>O</mi>
      <mrow>
        <mo stretchy="false">(</mo>
        <mrow>
          <mi>n</mi>
        </mrow>
        <mo stretchy="false">)</mo>
      </mrow>
    </mrow>
    <annotation encoding="StarMath 5.0">O(n)</annotation>
  </semantics>
</math>
</file>

<file path=Object 28/content.xml><?xml version="1.0" encoding="utf-8"?>
<math xmlns="http://www.w3.org/1998/Math/MathML" display="block">
  <semantics>
    <mrow>
      <mrow>
        <msub>
          <mrow>
            <mo fence="true" stretchy="false">[</mo>
            <mrow>
              <msup>
                <mrow>
                  <mo fence="true" stretchy="false">(</mo>
                  <mrow>
                    <mrow>
                      <mi mathvariant="normal">ζ</mi>
                      <mrow>
                        <mrow>
                          <mo fence="true" stretchy="false">(</mo>
                          <mrow>
                            <mn>0</mn>
                          </mrow>
                          <mo fence="true" stretchy="false">)</mo>
                        </mrow>
                        <mo stretchy="false">−</mo>
                        <mn>1</mn>
                      </mrow>
                    </mrow>
                  </mrow>
                  <mo fence="true" stretchy="false">)</mo>
                </mrow>
                <mi>k</mi>
              </msup>
            </mrow>
            <mo fence="true" stretchy="false">]</mo>
          </mrow>
          <mi>n</mi>
        </msub>
        <mo stretchy="false">=</mo>
        <mrow>
          <munderover>
            <mo stretchy="false">∑</mo>
            <mrow>
              <mi>j</mi>
              <mo stretchy="false">=</mo>
              <mn>1</mn>
            </mrow>
            <mi>n</mi>
          </munderover>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mrow>
      </mrow>
      <mtext>                  </mtext>
      <mrow>
        <msub>
          <mrow>
            <mo fence="true" stretchy="false">[</mo>
            <mrow>
              <mrow>
                <mi mathvariant="normal">ζ</mi>
                <msup>
                  <mrow>
                    <mo fence="true" stretchy="false">(</mo>
                    <mrow>
                      <mn>0</mn>
                    </mrow>
                    <mo fence="true" stretchy="false">)</mo>
                  </mrow>
                  <mi>k</mi>
                </msup>
              </mrow>
            </mrow>
            <mo fence="true" stretchy="false">]</mo>
          </mrow>
          <mi>n</mi>
        </msub>
        <mo stretchy="false">=</mo>
        <mrow>
          <munderover>
            <mo stretchy="false">∑</mo>
            <mrow>
              <mi>j</mi>
              <mo stretchy="false">=</mo>
              <mn>1</mn>
            </mrow>
            <mi>n</mi>
          </munderover>
          <msub>
            <mrow>
              <mo fence="true" stretchy="false">[</mo>
              <mrow>
                <mrow>
                  <mo stretchy="false">∇</mo>
                  <mi mathvariant="normal">ζ</mi>
                  <msup>
                    <mrow>
                      <mo fence="true" stretchy="false">(</mo>
                      <mrow>
                        <mn>0</mn>
                      </mrow>
                      <mo fence="true" stretchy="false">)</mo>
                    </mrow>
                    <mi>k</mi>
                  </msup>
                </mrow>
              </mrow>
              <mo fence="true" stretchy="false">]</mo>
            </mrow>
            <mi>n</mi>
          </msub>
        </mrow>
      </mrow>
    </mrow>
    <annotation encoding="StarMath 5.0">[(%zeta(0)-1)^k]_n = sum from j = 1 to n [nabla (%zeta(0)-1)^k]_n
"                  " [%zeta(0)^k]_n = sum from j = 1 to n [nabla %zeta(0)^k]_n
</annotation>
  </semantics>
</math>
</file>

<file path=Object 280/content.xml><?xml version="1.0" encoding="utf-8"?>
<math xmlns="http://www.w3.org/1998/Math/MathML">
  <semantics>
    <mrow>
      <mi>O</mi>
      <mrow>
        <mo stretchy="false">(</mo>
        <mrow>
          <mi>log</mi>
          <mi>n</mi>
        </mrow>
        <mo stretchy="false">)</mo>
      </mrow>
    </mrow>
    <annotation encoding="StarMath 5.0">O(log n)</annotation>
  </semantics>
</math>
</file>

<file path=Object 281/content.xml><?xml version="1.0" encoding="utf-8"?>
<math xmlns="http://www.w3.org/1998/Math/MathML">
  <semantics>
    <mtable>
      <mtr>
        <mtd>
          <mrow>
            <mo stretchy="false">ϕ</mo>
            <mrow>
              <mrow>
                <mo stretchy="false">(</mo>
                <mrow>
                  <mi>n</mi>
                  <mi>,</mi>
                  <mn>0</mn>
                </mrow>
                <mo stretchy="false">)</mo>
              </mrow>
              <mo stretchy="false">=</mo>
              <mi>n</mi>
            </mrow>
            <mtext>                                                                           </mtext>
            <mrow>
              <mo stretchy="false">(</mo>
              <mrow>
                <mrow>
                  <msub>
                    <mi>p</mi>
                    <mi>j</mi>
                  </msub>
                  <mo stretchy="false">=</mo>
                  <mtext>the </mtext>
                </mrow>
                <msup>
                  <mi>j</mi>
                  <mrow>
                    <mi mathvariant="italic">th</mi>
                  </mrow>
                </msup>
                <mtext> prime</mtext>
              </mrow>
              <mo stretchy="false">)</mo>
            </mrow>
            <mtext/>
          </mrow>
        </mtd>
      </mtr>
      <mtr>
        <mtd>
          <mrow>
            <mo stretchy="false">ϕ</mo>
            <mrow>
              <mrow>
                <mo stretchy="false">(</mo>
                <mrow>
                  <mi>n</mi>
                  <mi>,</mi>
                  <mi>j</mi>
                </mrow>
                <mo stretchy="false">)</mo>
              </mrow>
              <mo stretchy="false">=</mo>
              <mrow>
                <mo stretchy="false">−</mo>
                <mo stretchy="false">ϕ</mo>
              </mrow>
            </mrow>
            <mrow>
              <mrow>
                <mo stretchy="false">(</mo>
                <mrow>
                  <mrow>
                    <mo stretchy="false">⌊</mo>
                    <mrow>
                      <mfrac>
                        <mi>n</mi>
                        <msub>
                          <mi>p</mi>
                          <mi>j</mi>
                        </msub>
                      </mfrac>
                    </mrow>
                    <mo stretchy="false">⌋</mo>
                  </mrow>
                  <mi>,</mi>
                  <mrow>
                    <mi>j</mi>
                    <mo stretchy="false">−</mo>
                    <mn>1</mn>
                  </mrow>
                </mrow>
                <mo stretchy="false">)</mo>
              </mrow>
              <mo stretchy="false">+</mo>
              <mo stretchy="false">ϕ</mo>
            </mrow>
            <mrow>
              <mo stretchy="false">(</mo>
              <mrow>
                <mi>n</mi>
                <mi>,</mi>
                <mrow>
                  <mi>j</mi>
                  <mo stretchy="false">−</mo>
                  <mn>1</mn>
                </mrow>
              </mrow>
              <mo stretchy="false">)</mo>
            </mrow>
            <mtext>           </mtext>
            <mo stretchy="false">π</mo>
            <mrow>
              <mrow>
                <mo stretchy="false">(</mo>
                <mrow>
                  <mi>n</mi>
                </mrow>
                <mo stretchy="false">)</mo>
              </mrow>
              <mo stretchy="false">=</mo>
              <mo stretchy="false">π</mo>
            </mrow>
            <mrow>
              <mrow>
                <mo stretchy="false">(</mo>
                <mrow>
                  <mrow>
                    <mo stretchy="false">⌊</mo>
                    <mrow>
                      <msup>
                        <mi>n</mi>
                        <mrow>
                          <mfrac>
                            <mn>1</mn>
                            <mn>2</mn>
                          </mfrac>
                        </mrow>
                      </msup>
                    </mrow>
                    <mo stretchy="false">⌋</mo>
                  </mrow>
                </mrow>
                <mo stretchy="false">)</mo>
              </mrow>
              <mo stretchy="false">+</mo>
              <mo stretchy="false">ϕ</mo>
            </mrow>
            <mrow>
              <mrow>
                <mo stretchy="false">(</mo>
                <mrow>
                  <mi>n</mi>
                  <mi>,</mi>
                  <mo stretchy="false">π</mo>
                  <mrow>
                    <mo stretchy="false">(</mo>
                    <mrow>
                      <mrow>
                        <mo stretchy="false">⌊</mo>
                        <mrow>
                          <msup>
                            <mi>n</mi>
                            <mrow>
                              <mfrac>
                                <mn>1</mn>
                                <mn>2</mn>
                              </mfrac>
                            </mrow>
                          </msup>
                        </mrow>
                        <mo stretchy="false">⌋</mo>
                      </mrow>
                    </mrow>
                    <mo stretchy="false">)</mo>
                  </mrow>
                </mrow>
                <mo stretchy="false">)</mo>
              </mrow>
              <mo stretchy="false">−</mo>
              <mn>1</mn>
            </mrow>
          </mrow>
        </mtd>
      </mtr>
    </mtable>
    <annotation encoding="StarMath 5.0">%phi(n,0)=n"                                                                           "(p_j = "the "j^{th}" prime")
"" newline %phi(n,j)=-%phi(lfloor n over p_j rfloor, j-1)+%phi(n,j-1)"           "%pi(n)=%pi(lfloor n^{1 over 2} rfloor)+%phi(n,%pi( lfloor n^{1 over 2} rfloor))-1</annotation>
  </semantics>
</math>
</file>

<file path=Object 282/content.xml><?xml version="1.0" encoding="utf-8"?>
<math xmlns="http://www.w3.org/1998/Math/MathML">
  <semantics>
    <mrow>
      <mi>p</mi>
      <mrow>
        <mo stretchy="false">(</mo>
        <mrow>
          <mi>n</mi>
        </mrow>
        <mo stretchy="false">)</mo>
      </mrow>
    </mrow>
    <annotation encoding="StarMath 5.0">p(n)</annotation>
  </semantics>
</math>
</file>

<file path=Object 283/content.xml><?xml version="1.0" encoding="utf-8"?>
<math xmlns="http://www.w3.org/1998/Math/MathML">
  <semantics>
    <mrow>
      <mo stretchy="false">π</mo>
      <mrow>
        <mrow>
          <mo stretchy="false">(</mo>
          <mrow>
            <mi>n</mi>
          </mrow>
          <mo stretchy="false">)</mo>
        </mrow>
        <mo stretchy="false">=</mo>
        <mrow>
          <mrow>
            <mo stretchy="false">−</mo>
            <mn>1</mn>
          </mrow>
          <mo stretchy="false">+</mo>
          <mrow>
            <munderover>
              <mo stretchy="false">∑</mo>
              <mrow>
                <mi>j</mi>
                <mo stretchy="false">=</mo>
                <mn>1</mn>
              </mrow>
              <mi>n</mi>
            </munderover>
            <mrow>
              <mo stretchy="false">⌊</mo>
              <mrow>
                <msup>
                  <mi>cos</mi>
                  <mn>2</mn>
                </msup>
                <mrow>
                  <mo stretchy="false">(</mo>
                  <mrow>
                    <mo stretchy="false">π</mo>
                    <mfrac>
                      <mrow>
                        <mrow>
                          <mo stretchy="false">(</mo>
                          <mrow>
                            <mrow>
                              <mi>j</mi>
                              <mo stretchy="false">−</mo>
                              <mn>1</mn>
                            </mrow>
                          </mrow>
                          <mo stretchy="false">)</mo>
                        </mrow>
                        <mrow>
                          <mi>!</mi>
                          <mo stretchy="false">+</mo>
                          <mn>1</mn>
                        </mrow>
                      </mrow>
                      <mrow>
                        <mi>j</mi>
                      </mrow>
                    </mfrac>
                  </mrow>
                  <mo stretchy="false">)</mo>
                </mrow>
              </mrow>
              <mo stretchy="false">⌋</mo>
            </mrow>
          </mrow>
        </mrow>
      </mrow>
    </mrow>
    <annotation encoding="StarMath 5.0">%pi(n)=-1+sum from j = 1 to n lfloor cos^2(%pi{(j-1)!+1} over {j}) rfloor</annotation>
  </semantics>
</math>
</file>

<file path=Object 284/content.xml><?xml version="1.0" encoding="utf-8"?>
<math xmlns="http://www.w3.org/1998/Math/MathML">
  <semantics>
    <mrow>
      <msub>
        <mi>f</mi>
        <mi>k</mi>
      </msub>
      <mrow>
        <mo stretchy="false">(</mo>
        <mrow>
          <mi>n</mi>
          <mi>,</mi>
          <mi>j</mi>
        </mrow>
        <mo stretchy="false">)</mo>
      </mrow>
    </mrow>
    <annotation encoding="StarMath 5.0">f_k(n,j)</annotation>
  </semantics>
</math>
</file>

<file path=Object 285/content.xml><?xml version="1.0" encoding="utf-8"?>
<math xmlns="http://www.w3.org/1998/Math/MathML">
  <semantics>
    <mrow>
      <msub>
        <mi>f</mi>
        <mi>k</mi>
      </msub>
      <mrow>
        <mo stretchy="false">(</mo>
        <mrow>
          <mi>n</mi>
          <mi>,</mi>
          <mi>j</mi>
        </mrow>
        <mo stretchy="false">)</mo>
      </mrow>
    </mrow>
    <annotation encoding="StarMath 5.0">f_k(n,j)</annotation>
  </semantics>
</math>
</file>

<file path=Object 286/content.xml><?xml version="1.0" encoding="utf-8"?>
<math xmlns="http://www.w3.org/1998/Math/MathML">
  <semantics>
    <mrow>
      <mi>p</mi>
      <mrow>
        <mo stretchy="false">(</mo>
        <mrow>
          <mi>n</mi>
        </mrow>
        <mo stretchy="false">)</mo>
      </mrow>
    </mrow>
    <annotation encoding="StarMath 5.0">p(n)</annotation>
  </semantics>
</math>
</file>

<file path=Object 287/content.xml><?xml version="1.0" encoding="utf-8"?>
<math xmlns="http://www.w3.org/1998/Math/MathML">
  <semantics>
    <mrow>
      <mi>p</mi>
      <mrow>
        <mo stretchy="false">(</mo>
        <mrow>
          <mi>n</mi>
        </mrow>
        <mo stretchy="false">)</mo>
      </mrow>
    </mrow>
    <annotation encoding="StarMath 5.0">p(n)</annotation>
  </semantics>
</math>
</file>

<file path=Object 288/content.xml><?xml version="1.0" encoding="utf-8"?>
<math xmlns="http://www.w3.org/1998/Math/MathML">
  <semantics>
    <mrow>
      <mo stretchy="false">ϕ</mo>
      <mrow>
        <mo stretchy="false">(</mo>
        <mrow>
          <mi>n</mi>
          <mi>,</mi>
          <mi>j</mi>
        </mrow>
        <mo stretchy="false">)</mo>
      </mrow>
    </mrow>
    <annotation encoding="StarMath 5.0">%phi(n,j)</annotation>
  </semantics>
</math>
</file>

<file path=Object 289/content.xml><?xml version="1.0" encoding="utf-8"?>
<math xmlns="http://www.w3.org/1998/Math/MathML">
  <semantics>
    <mrow>
      <msub>
        <mi>f</mi>
        <mi>k</mi>
      </msub>
      <mrow>
        <mo stretchy="false">(</mo>
        <mrow>
          <mi>n</mi>
          <mi>,</mi>
          <mi>j</mi>
        </mrow>
        <mo stretchy="false">)</mo>
      </mrow>
    </mrow>
    <annotation encoding="StarMath 5.0">f_k(n,j)</annotation>
  </semantics>
</math>
</file>

<file path=Object 29/content.xml><?xml version="1.0" encoding="utf-8"?>
<math xmlns="http://www.w3.org/1998/Math/MathML">
  <semantics>
    <mrow>
      <mn>2</mn>
      <mo stretchy="false">π</mo>
    </mrow>
    <annotation encoding="StarMath 5.0">2 %pi</annotation>
  </semantics>
</math>
</file>

<file path=Object 290/content.xml><?xml version="1.0" encoding="utf-8"?>
<math xmlns="http://www.w3.org/1998/Math/MathML">
  <semantics>
    <mrow>
      <mo stretchy="false">ϕ</mo>
      <mrow>
        <mo stretchy="false">(</mo>
        <mrow>
          <mi>n</mi>
          <mi>,</mi>
          <mi>j</mi>
        </mrow>
        <mo stretchy="false">)</mo>
      </mrow>
    </mrow>
    <annotation encoding="StarMath 5.0">%phi(n,j)</annotation>
  </semantics>
</math>
</file>

<file path=Object 291/content.xml><?xml version="1.0" encoding="utf-8"?>
<math xmlns="http://www.w3.org/1998/Math/MathML">
  <semantics>
    <mtable>
      <mtr>
        <mtd>
          <mrow>
            <mtext>                                                               </mtext>
            <mrow>
              <mi>m</mi>
              <mo stretchy="false">=</mo>
              <mtext>{</mtext>
            </mrow>
            <mrow>
              <mrow>
                <mrow>
                  <mrow>
                    <mn>1,</mn>
                    <mo stretchy="false">−</mo>
                    <mn>1,</mn>
                  </mrow>
                  <mo stretchy="false">−</mo>
                  <mn>1,0,</mn>
                </mrow>
                <mo stretchy="false">−</mo>
                <mn>1,1,</mn>
              </mrow>
              <mo stretchy="false">−</mo>
              <mn>1,.</mn>
            </mrow>
            <mn>..</mn>
            <mtext>}</mtext>
            <mtext/>
          </mrow>
        </mtd>
      </mtr>
      <mtr>
        <mtd>
          <mrow>
            <mo stretchy="false">π</mo>
            <mrow>
              <mrow>
                <mo stretchy="false">(</mo>
                <mrow>
                  <mi>n</mi>
                </mrow>
                <mo stretchy="false">)</mo>
              </mrow>
              <mo stretchy="false">=</mo>
              <mrow>
                <munderover>
                  <mo stretchy="false">∑</mo>
                  <mrow>
                    <mi>k</mi>
                    <mo stretchy="false">=</mo>
                    <mn>1</mn>
                  </mrow>
                  <mrow>
                    <mrow>
                      <mo stretchy="false">⌊</mo>
                      <mrow>
                        <msub>
                          <mi>log</mi>
                          <mn>2</mn>
                        </msub>
                        <mi>n</mi>
                      </mrow>
                      <mo stretchy="false">⌋</mo>
                    </mrow>
                  </mrow>
                </munderover>
                <mrow>
                  <mrow>
                    <mfrac>
                      <msub>
                        <mi>m</mi>
                        <mi>k</mi>
                      </msub>
                      <mi>k</mi>
                    </mfrac>
                  </mrow>
                  <mrow>
                    <mo stretchy="false">(</mo>
                    <mrow>
                      <mrow>
                        <mrow>
                          <mfrac>
                            <mrow>
                              <mo stretchy="false">Λ</mo>
                              <mrow>
                                <mo stretchy="false">(</mo>
                                <mrow>
                                  <mrow>
                                    <mo stretchy="false">⌊</mo>
                                    <mrow>
                                      <msup>
                                        <mi>n</mi>
                                        <mrow>
                                          <mfrac>
                                            <mn>1</mn>
                                            <mi>k</mi>
                                          </mfrac>
                                        </mrow>
                                      </msup>
                                    </mrow>
                                    <mo stretchy="false">⌋</mo>
                                  </mrow>
                                </mrow>
                                <mo stretchy="false">)</mo>
                              </mrow>
                            </mrow>
                            <mrow>
                              <mn>2</mn>
                              <mi>log</mi>
                              <mrow>
                                <mo stretchy="false">⌊</mo>
                                <mrow>
                                  <msup>
                                    <mi>n</mi>
                                    <mrow>
                                      <mfrac>
                                        <mn>1</mn>
                                        <mi>k</mi>
                                      </mfrac>
                                    </mrow>
                                  </msup>
                                </mrow>
                                <mo stretchy="false">⌋</mo>
                              </mrow>
                            </mrow>
                          </mfrac>
                        </mrow>
                        <mo stretchy="false">+</mo>
                        <mi mathvariant="italic">li</mi>
                      </mrow>
                      <mrow>
                        <mrow>
                          <mo stretchy="false">(</mo>
                          <mrow>
                            <mrow>
                              <mo stretchy="false">⌊</mo>
                              <mrow>
                                <msup>
                                  <mi>n</mi>
                                  <mrow>
                                    <mfrac>
                                      <mn>1</mn>
                                      <mi>k</mi>
                                    </mfrac>
                                  </mrow>
                                </msup>
                              </mrow>
                              <mo stretchy="false">⌋</mo>
                            </mrow>
                          </mrow>
                          <mo stretchy="false">)</mo>
                        </mrow>
                        <mo stretchy="false">−</mo>
                        <mrow>
                          <munder>
                            <mo stretchy="false">∑</mo>
                            <mo stretchy="false">ρ</mo>
                          </munder>
                          <mi mathvariant="italic">li</mi>
                        </mrow>
                      </mrow>
                      <mrow>
                        <mrow>
                          <mo stretchy="false">(</mo>
                          <mrow>
                            <msup>
                              <mrow>
                                <mo stretchy="false">⌊</mo>
                                <mrow>
                                  <msup>
                                    <mi>n</mi>
                                    <mrow>
                                      <mfrac>
                                        <mn>1</mn>
                                        <mi>k</mi>
                                      </mfrac>
                                    </mrow>
                                  </msup>
                                </mrow>
                                <mo stretchy="false">⌋</mo>
                              </mrow>
                              <mo stretchy="false">ρ</mo>
                            </msup>
                          </mrow>
                          <mo stretchy="false">)</mo>
                        </mrow>
                        <mo stretchy="false">−</mo>
                        <mn>0.693147</mn>
                      </mrow>
                      <mrow>
                        <mn>...</mn>
                        <mo stretchy="false">+</mo>
                        <mrow>
                          <munderover>
                            <mo stretchy="false">∫</mo>
                            <mrow>
                              <mo stretchy="false">⌊</mo>
                              <mrow>
                                <msup>
                                  <mi>n</mi>
                                  <mrow>
                                    <mfrac>
                                      <mn>1</mn>
                                      <mi>k</mi>
                                    </mfrac>
                                  </mrow>
                                </msup>
                              </mrow>
                              <mo stretchy="false">⌋</mo>
                            </mrow>
                            <mo stretchy="false">∞</mo>
                          </munderover>
                          <mrow>
                            <mfrac>
                              <mrow>
                                <mi mathvariant="italic">dt</mi>
                              </mrow>
                              <mrow>
                                <mi>t</mi>
                                <mrow>
                                  <mo stretchy="false">(</mo>
                                  <mrow>
                                    <mrow>
                                      <msup>
                                        <mi>t</mi>
                                        <mn>2</mn>
                                      </msup>
                                      <mo stretchy="false">−</mo>
                                      <mn>1</mn>
                                    </mrow>
                                  </mrow>
                                  <mo stretchy="false">)</mo>
                                </mrow>
                                <mi>log</mi>
                                <mi>t</mi>
                              </mrow>
                            </mfrac>
                          </mrow>
                        </mrow>
                      </mrow>
                    </mrow>
                    <mo stretchy="false">)</mo>
                  </mrow>
                </mrow>
              </mrow>
            </mrow>
          </mrow>
        </mtd>
      </mtr>
    </mtable>
    <annotation encoding="StarMath 5.0">"                                                               "m="{"1,-1,-1,0,-1,1,-1,..."}"
"" newline %pi(n)= sum from k = 1 to {lfloor log_2 n rfloor }{{m_k over k}
({{%LAMBDA(lfloor n^{1 over k} rfloor)} over {2 log lfloor n^{1 over k} rfloor }} +li(lfloor n^{1 over k} rfloor) - sum from %rho li( lfloor n^{1 over k} rfloor^%rho ) - 0.693147... + int from lfloor n^{1 over k} rfloor to infinity {{dt}over {t(t^2-1)log t}})}</annotation>
  </semantics>
</math>
</file>

<file path=Object 292/content.xml><?xml version="1.0" encoding="utf-8"?>
<math xmlns="http://www.w3.org/1998/Math/MathML">
  <semantics>
    <mrow>
      <msub>
        <mi>f</mi>
        <mi>k</mi>
      </msub>
      <mrow>
        <mo stretchy="false">(</mo>
        <mrow>
          <mi>n</mi>
          <mi>,</mi>
          <mi>j</mi>
        </mrow>
        <mo stretchy="false">)</mo>
      </mrow>
    </mrow>
    <annotation encoding="StarMath 5.0">f_k(n,j)</annotation>
  </semantics>
</math>
</file>

<file path=Object 293/content.xml><?xml version="1.0" encoding="utf-8"?>
<math xmlns="http://www.w3.org/1998/Math/MathML">
  <semantics>
    <mrow>
      <msub>
        <mi>f</mi>
        <mi>k</mi>
      </msub>
      <mrow>
        <mo stretchy="false">(</mo>
        <mrow>
          <mi>n</mi>
          <mi>,</mi>
          <mi>j</mi>
        </mrow>
        <mo stretchy="false">)</mo>
      </mrow>
    </mrow>
    <annotation encoding="StarMath 5.0">f_k(n,j)</annotation>
  </semantics>
</math>
</file>

<file path=Object 294/content.xml><?xml version="1.0" encoding="utf-8"?>
<math xmlns="http://www.w3.org/1998/Math/MathML">
  <semantics>
    <mrow>
      <mo stretchy="false">π</mo>
      <mrow>
        <mo stretchy="false">(</mo>
        <mrow>
          <mi>n</mi>
        </mrow>
        <mo stretchy="false">)</mo>
      </mrow>
    </mrow>
    <annotation encoding="StarMath 5.0">%pi(n)</annotation>
  </semantics>
</math>
</file>

<file path=Object 295/content.xml><?xml version="1.0" encoding="utf-8"?>
<math xmlns="http://www.w3.org/1998/Math/MathML">
  <semantics>
    <mrow>
      <mo stretchy="false">ϕ</mo>
      <mrow>
        <mo stretchy="false">(</mo>
        <mrow>
          <mi>n</mi>
          <mi>,</mi>
          <mi>j</mi>
        </mrow>
        <mo stretchy="false">)</mo>
      </mrow>
    </mrow>
    <annotation encoding="StarMath 5.0">%phi(n,j)</annotation>
  </semantics>
</math>
</file>

<file path=Object 296/content.xml><?xml version="1.0" encoding="utf-8"?>
<math xmlns="http://www.w3.org/1998/Math/MathML">
  <semantics>
    <mrow>
      <msub>
        <mi>f</mi>
        <mi>k</mi>
      </msub>
      <mrow>
        <mo stretchy="false">(</mo>
        <mrow>
          <mi>n</mi>
          <mi>,</mi>
          <mi>j</mi>
        </mrow>
        <mo stretchy="false">)</mo>
      </mrow>
    </mrow>
    <annotation encoding="StarMath 5.0">f_k(n,j)</annotation>
  </semantics>
</math>
</file>

<file path=Object 297/content.xml><?xml version="1.0" encoding="utf-8"?>
<math xmlns="http://www.w3.org/1998/Math/MathML">
  <semantics>
    <mrow>
      <mrow>
        <munder>
          <mo stretchy="false">∑</mo>
          <mo stretchy="false">ρ</mo>
        </munder>
        <mtext/>
      </mrow>
    </mrow>
    <annotation encoding="StarMath 5.0">sum from %rho ""</annotation>
  </semantics>
</math>
</file>

<file path=Object 298/content.xml><?xml version="1.0" encoding="utf-8"?>
<math xmlns="http://www.w3.org/1998/Math/MathML">
  <semantics>
    <mrow>
      <mo stretchy="false">ρ</mo>
    </mrow>
    <annotation encoding="StarMath 5.0">%rho</annotation>
  </semantics>
</math>
</file>

<file path=Object 299/content.xml><?xml version="1.0" encoding="utf-8"?>
<math xmlns="http://www.w3.org/1998/Math/MathML">
  <semantics>
    <mrow>
      <mrow>
        <mn>.5</mn>
        <mo stretchy="false">+</mo>
        <mi>x</mi>
      </mrow>
      <mi>i</mi>
    </mrow>
    <annotation encoding="StarMath 5.0">.5 + x i</annotation>
  </semantics>
</math>
</file>

<file path=Object 3/content.xml><?xml version="1.0" encoding="utf-8"?>
<math xmlns="http://www.w3.org/1998/Math/MathML">
  <semantics>
    <mtable>
      <mtr>
        <mtd>
          <mrow>
            <msub>
              <mo stretchy="false">Π</mo>
              <mi>k</mi>
            </msub>
            <mrow>
              <mrow>
                <mo stretchy="false">(</mo>
                <mrow>
                  <mi>n</mi>
                </mrow>
                <mo stretchy="false">)</mo>
              </mrow>
              <mo stretchy="false">=</mo>
              <mrow>
                <munderover>
                  <mo stretchy="false">∑</mo>
                  <mrow>
                    <mi>j</mi>
                    <mo stretchy="false">=</mo>
                    <mn>2</mn>
                  </mrow>
                  <mi>n</mi>
                </munderover>
                <mrow>
                  <mrow>
                    <mfrac>
                      <mn>1</mn>
                      <mi>k</mi>
                    </mfrac>
                    <mo stretchy="false">−</mo>
                    <msub>
                      <mo stretchy="false">Π</mo>
                      <mrow>
                        <mrow>
                          <mi>k</mi>
                          <mo stretchy="false">+</mo>
                          <mn>1</mn>
                        </mrow>
                      </mrow>
                    </msub>
                  </mrow>
                  <mrow>
                    <mo stretchy="false">(</mo>
                    <mrow>
                      <mrow>
                        <mo stretchy="false">⌊</mo>
                        <mrow>
                          <mfrac>
                            <mi>n</mi>
                            <mi>j</mi>
                          </mfrac>
                        </mrow>
                        <mo stretchy="false">⌋</mo>
                      </mrow>
                    </mrow>
                    <mo stretchy="false">)</mo>
                  </mrow>
                </mrow>
              </mrow>
            </mrow>
            <mtext/>
          </mrow>
        </mtd>
      </mtr>
      <mtr>
        <mtd>
          <mrow>
            <mo stretchy="false">Π</mo>
            <mrow>
              <mrow>
                <mo stretchy="false">(</mo>
                <mrow>
                  <mi>n</mi>
                </mrow>
                <mo stretchy="false">)</mo>
              </mrow>
              <mo stretchy="false">=</mo>
              <msub>
                <mo stretchy="false">Π</mo>
                <mn>1</mn>
              </msub>
            </mrow>
            <mrow>
              <mo stretchy="false">(</mo>
              <mrow>
                <mi>n</mi>
              </mrow>
              <mo stretchy="false">)</mo>
            </mrow>
          </mrow>
        </mtd>
      </mtr>
    </mtable>
    <annotation encoding="StarMath 5.0">%PI_k(n) = sum from j = 2 to n {1 over k - %PI_{k+1}(lfloor n over j rfloor)}
"" newline %PI(n) = %PI_1(n)</annotation>
  </semantics>
</math>
</file>

<file path=Object 30/content.xml><?xml version="1.0" encoding="utf-8"?>
<math xmlns="http://www.w3.org/1998/Math/MathML">
  <semantics>
    <mrow>
      <mo stretchy="false">κ</mo>
      <mrow>
        <mo stretchy="false">(</mo>
        <mrow>
          <mi>n</mi>
        </mrow>
        <mo stretchy="false">)</mo>
      </mrow>
    </mrow>
    <annotation encoding="StarMath 5.0">%kappa(n)</annotation>
  </semantics>
</math>
</file>

<file path=Object 300/content.xml><?xml version="1.0" encoding="utf-8"?>
<math xmlns="http://www.w3.org/1998/Math/MathML">
  <semantics>
    <mrow>
      <msub>
        <mi>f</mi>
        <mi>k</mi>
      </msub>
      <mrow>
        <mo stretchy="false">(</mo>
        <mrow>
          <mi>n</mi>
          <mi>,</mi>
          <mi>j</mi>
        </mrow>
        <mo stretchy="false">)</mo>
      </mrow>
    </mrow>
    <annotation encoding="StarMath 5.0">f_k(n,j)</annotation>
  </semantics>
</math>
</file>

<file path=Object 301/content.xml><?xml version="1.0" encoding="utf-8"?>
<math xmlns="http://www.w3.org/1998/Math/MathML">
  <semantics>
    <mrow>
      <mo stretchy="false">ρ</mo>
    </mrow>
    <annotation encoding="StarMath 5.0">%rho</annotation>
  </semantics>
</math>
</file>

<file path=Object 302/content.xml><?xml version="1.0" encoding="utf-8"?>
<math xmlns="http://www.w3.org/1998/Math/MathML">
  <semantics>
    <mrow>
      <mrow>
        <munderover>
          <mo stretchy="false">∑</mo>
          <mrow>
            <mi>k</mi>
            <mo stretchy="false">=</mo>
            <mn>1</mn>
          </mrow>
          <mrow>
            <mrow>
              <mo stretchy="false">⌊</mo>
              <mrow>
                <msub>
                  <mi>log</mi>
                  <mn>2</mn>
                </msub>
                <mi>n</mi>
              </mrow>
              <mo stretchy="false">⌋</mo>
            </mrow>
          </mrow>
        </munderover>
        <mrow>
          <mfrac>
            <msub>
              <mi>m</mi>
              <mi>k</mi>
            </msub>
            <mi>k</mi>
          </mfrac>
        </mrow>
      </mrow>
      <mtext/>
    </mrow>
    <annotation encoding="StarMath 5.0">sum from k = 1 to {lfloor log_2 n rfloor } {m_k over k}""</annotation>
  </semantics>
</math>
</file>

<file path=Object 303/content.xml><?xml version="1.0" encoding="utf-8"?>
<math xmlns="http://www.w3.org/1998/Math/MathML">
  <semantics>
    <mrow>
      <msub>
        <mi>f</mi>
        <mi>k</mi>
      </msub>
      <mrow>
        <mo stretchy="false">(</mo>
        <mrow>
          <mi>n</mi>
          <mi>,</mi>
          <mi>j</mi>
        </mrow>
        <mo stretchy="false">)</mo>
      </mrow>
    </mrow>
    <annotation encoding="StarMath 5.0">f_k(n,j)</annotation>
  </semantics>
</math>
</file>

<file path=Object 304/content.xml><?xml version="1.0" encoding="utf-8"?>
<math xmlns="http://www.w3.org/1998/Math/MathML">
  <semantics>
    <mrow>
      <msub>
        <mi>f</mi>
        <mi>k</mi>
      </msub>
      <mrow>
        <mo stretchy="false">(</mo>
        <mrow>
          <mi>n</mi>
          <mi>,</mi>
          <mi>j</mi>
        </mrow>
        <mo stretchy="false">)</mo>
      </mrow>
    </mrow>
    <annotation encoding="StarMath 5.0">f_k(n,j)</annotation>
  </semantics>
</math>
</file>

<file path=Object 305/content.xml><?xml version="1.0" encoding="utf-8"?>
<math xmlns="http://www.w3.org/1998/Math/MathML">
  <semantics>
    <mrow>
      <mtext>#</mtext>
      <mrow>
        <mi mathvariant="italic">primes</mi>
        <mo stretchy="false">≤</mo>
        <mi>n</mi>
      </mrow>
    </mrow>
    <annotation encoding="StarMath 5.0">"#"primes &lt;= n</annotation>
  </semantics>
</math>
</file>

<file path=Object 306/content.xml><?xml version="1.0" encoding="utf-8"?>
<math xmlns="http://www.w3.org/1998/Math/MathML">
  <semantics>
    <mrow>
      <msub>
        <mi>f</mi>
        <mi>k</mi>
      </msub>
      <mrow>
        <mo stretchy="false">(</mo>
        <mrow>
          <mi>n</mi>
          <mi>,</mi>
          <mi>j</mi>
        </mrow>
        <mo stretchy="false">)</mo>
      </mrow>
    </mrow>
    <annotation encoding="StarMath 5.0">f_k(n,j)</annotation>
  </semantics>
</math>
</file>

<file path=Object 307/content.xml><?xml version="1.0" encoding="utf-8"?>
<math xmlns="http://www.w3.org/1998/Math/MathML">
  <semantics>
    <mrow>
      <msub>
        <mi>f</mi>
        <mi>k</mi>
      </msub>
      <mrow>
        <mo stretchy="false">(</mo>
        <mrow>
          <mi>n</mi>
          <mi>,</mi>
          <mi>j</mi>
        </mrow>
        <mo stretchy="false">)</mo>
      </mrow>
    </mrow>
    <annotation encoding="StarMath 5.0">f_k(n,j)</annotation>
  </semantics>
</math>
</file>

<file path=Object 308/content.xml><?xml version="1.0" encoding="utf-8"?>
<math xmlns="http://www.w3.org/1998/Math/MathML">
  <semantics>
    <mrow>
      <msub>
        <mi>f</mi>
        <mi>k</mi>
      </msub>
      <mrow>
        <mo stretchy="false">(</mo>
        <mrow>
          <mi>n</mi>
          <mi>,</mi>
          <mi>j</mi>
        </mrow>
        <mo stretchy="false">)</mo>
      </mrow>
    </mrow>
    <annotation encoding="StarMath 5.0">f_k(n,j)</annotation>
  </semantics>
</math>
</file>

<file path=Object 309/content.xml><?xml version="1.0" encoding="utf-8"?>
<math xmlns="http://www.w3.org/1998/Math/MathML">
  <semantics>
    <mrow>
      <mo stretchy="false">Π</mo>
      <mrow>
        <mo stretchy="false">(</mo>
        <mrow>
          <mi>n</mi>
        </mrow>
        <mo stretchy="false">)</mo>
      </mrow>
    </mrow>
    <annotation encoding="StarMath 5.0">%PI(n)</annotation>
  </semantics>
</math>
</file>

<file path=Object 31/content.xml><?xml version="1.0" encoding="utf-8"?>
<math xmlns="http://www.w3.org/1998/Math/MathML" display="block">
  <semantics>
    <mrow>
      <msub>
        <mrow>
          <mo fence="true" stretchy="false">[</mo>
          <mrow>
            <mrow>
              <mo stretchy="false">∇</mo>
              <mi>log</mi>
              <mi mathvariant="normal">ζ</mi>
              <mrow>
                <mo fence="true" stretchy="false">(</mo>
                <mrow>
                  <mn>0</mn>
                </mrow>
                <mo fence="true" stretchy="false">)</mo>
              </mrow>
            </mrow>
          </mrow>
          <mo fence="true" stretchy="false">]</mo>
        </mrow>
        <mi>n</mi>
      </msub>
      <mo stretchy="false">=</mo>
      <mfrac>
        <mrow>
          <mi mathvariant="normal">Λ</mi>
          <mrow>
            <mo fence="true" stretchy="false">(</mo>
            <mrow>
              <mi>n</mi>
            </mrow>
            <mo fence="true" stretchy="false">)</mo>
          </mrow>
        </mrow>
        <mrow>
          <mi>log</mi>
          <mi>n</mi>
        </mrow>
      </mfrac>
    </mrow>
    <annotation encoding="StarMath 5.0">[nabla log %zeta(0)]_n = {%LAMBDA (n)} over {log n}</annotation>
  </semantics>
</math>
</file>

<file path=Object 310/content.xml><?xml version="1.0" encoding="utf-8"?>
<math xmlns="http://www.w3.org/1998/Math/MathML">
  <semantics>
    <mrow>
      <msub>
        <mi>D</mi>
        <mi>k</mi>
      </msub>
      <mrow>
        <mo stretchy="false">(</mo>
        <mrow>
          <mi>n</mi>
        </mrow>
        <mo stretchy="false">)</mo>
      </mrow>
    </mrow>
    <annotation encoding="StarMath 5.0">D_k(n)</annotation>
  </semantics>
</math>
</file>

<file path=Object 311/content.xml><?xml version="1.0" encoding="utf-8"?>
<math xmlns="http://www.w3.org/1998/Math/MathML">
  <semantics>
    <mrow>
      <msub>
        <mi>f</mi>
        <mi>k</mi>
      </msub>
      <mrow>
        <mo stretchy="false">(</mo>
        <mrow>
          <mi>n</mi>
          <mi>,</mi>
          <mi>j</mi>
        </mrow>
        <mo stretchy="false">)</mo>
      </mrow>
    </mrow>
    <annotation encoding="StarMath 5.0">f_k(n,j)</annotation>
  </semantics>
</math>
</file>

<file path=Object 312/content.xml><?xml version="1.0" encoding="utf-8"?>
<math xmlns="http://www.w3.org/1998/Math/MathML">
  <semantics>
    <mrow>
      <msub>
        <mi>D</mi>
        <mi>k</mi>
      </msub>
      <mi>'</mi>
      <mrow>
        <mo stretchy="false">(</mo>
        <mrow>
          <mi>n</mi>
        </mrow>
        <mo stretchy="false">)</mo>
      </mrow>
    </mrow>
    <annotation encoding="StarMath 5.0">D_k'(n)</annotation>
  </semantics>
</math>
</file>

<file path=Object 313/content.xml><?xml version="1.0" encoding="utf-8"?>
<math xmlns="http://www.w3.org/1998/Math/MathML">
  <semantics>
    <mrow>
      <msub>
        <mi>g</mi>
        <mrow>
          <mi>k</mi>
          <mi>,</mi>
          <mi>a</mi>
        </mrow>
      </msub>
      <mrow>
        <mo stretchy="false">(</mo>
        <mrow>
          <mi>n</mi>
        </mrow>
        <mo stretchy="false">)</mo>
      </mrow>
    </mrow>
    <annotation encoding="StarMath 5.0">g_{k,a}(n)</annotation>
  </semantics>
</math>
</file>

<file path=Object 314/content.xml><?xml version="1.0" encoding="utf-8"?>
<math xmlns="http://www.w3.org/1998/Math/MathML">
  <semantics>
    <mrow>
      <msub>
        <mi>f</mi>
        <mi>k</mi>
      </msub>
      <mrow>
        <mo stretchy="false">(</mo>
        <mrow>
          <mi>n</mi>
          <mi>,</mi>
          <mi>j</mi>
        </mrow>
        <mo stretchy="false">)</mo>
      </mrow>
    </mrow>
    <annotation encoding="StarMath 5.0">f_k(n,j)</annotation>
  </semantics>
</math>
</file>

<file path=Object 315/content.xml><?xml version="1.0" encoding="utf-8"?>
<math xmlns="http://www.w3.org/1998/Math/MathML">
  <semantics>
    <mrow>
      <msub>
        <mi>g</mi>
        <mrow>
          <mi>k</mi>
          <mi>,</mi>
          <mi>a</mi>
        </mrow>
      </msub>
      <mrow>
        <mo stretchy="false">(</mo>
        <mrow>
          <mi>n</mi>
        </mrow>
        <mo stretchy="false">)</mo>
      </mrow>
    </mrow>
    <annotation encoding="StarMath 5.0">g_{k,a}(n)</annotation>
  </semantics>
</math>
</file>

<file path=Object 316/content.xml><?xml version="1.0" encoding="utf-8"?>
<math xmlns="http://www.w3.org/1998/Math/MathML">
  <semantics>
    <mrow>
      <mi>F</mi>
      <mrow>
        <mrow>
          <mo stretchy="false">(</mo>
          <mrow>
            <mi>n</mi>
          </mrow>
          <mo stretchy="false">)</mo>
        </mrow>
        <mo stretchy="false">=</mo>
        <mi>F</mi>
      </mrow>
      <mrow>
        <mrow>
          <mo stretchy="false">(</mo>
          <mrow>
            <mrow>
              <mi>n</mi>
              <mo stretchy="false">−</mo>
              <mn>1</mn>
            </mrow>
          </mrow>
          <mo stretchy="false">)</mo>
        </mrow>
        <mo stretchy="false">+</mo>
        <mi>F</mi>
      </mrow>
      <mrow>
        <mo stretchy="false">(</mo>
        <mrow>
          <mrow>
            <mi>n</mi>
            <mo stretchy="false">−</mo>
            <mn>2</mn>
          </mrow>
        </mrow>
        <mo stretchy="false">)</mo>
      </mrow>
    </mrow>
    <annotation encoding="StarMath 5.0">F(n)=F(n-1)+F(n-2)</annotation>
  </semantics>
</math>
</file>

<file path=Object 317/content.xml><?xml version="1.0" encoding="utf-8"?>
<math xmlns="http://www.w3.org/1998/Math/MathML">
  <semantics>
    <mrow>
      <mi>F</mi>
      <mrow>
        <mrow>
          <mo stretchy="false">(</mo>
          <mrow>
            <mn>1</mn>
          </mrow>
          <mo stretchy="false">)</mo>
        </mrow>
        <mo stretchy="false">=</mo>
        <mn>1</mn>
      </mrow>
      <mtext>and</mtext>
      <mi>F</mi>
      <mrow>
        <mrow>
          <mo stretchy="false">(</mo>
          <mrow>
            <mn>0</mn>
          </mrow>
          <mo stretchy="false">)</mo>
        </mrow>
        <mo stretchy="false">=</mo>
        <mn>0</mn>
      </mrow>
    </mrow>
    <annotation encoding="StarMath 5.0">F(1)=1 "and" F(0)=0</annotation>
  </semantics>
</math>
</file>

<file path=Object 318/content.xml><?xml version="1.0" encoding="utf-8"?>
<math xmlns="http://www.w3.org/1998/Math/MathML" display="block">
  <semantics>
    <mrow>
      <msub>
        <mrow>
          <mo fence="true" stretchy="false">[</mo>
          <mrow>
            <mrow>
              <mo stretchy="false">∇</mo>
              <mi>log</mi>
              <mi mathvariant="normal">ζ</mi>
              <mrow>
                <mo fence="true" stretchy="false">(</mo>
                <mrow>
                  <mn>0</mn>
                </mrow>
                <mo fence="true" stretchy="false">)</mo>
              </mrow>
            </mrow>
          </mrow>
          <mo fence="true" stretchy="false">]</mo>
        </mrow>
        <mn>3,</mn>
      </msub>
      <mo stretchy="false">∇</mo>
      <msub>
        <mrow>
          <mo fence="true" stretchy="false">[</mo>
          <mrow>
            <mrow>
              <mo stretchy="false">∇</mo>
              <mi>log</mi>
              <mi mathvariant="normal">ζ</mi>
              <mrow>
                <mo fence="true" stretchy="false">(</mo>
                <mrow>
                  <mn>0</mn>
                </mrow>
                <mo fence="true" stretchy="false">)</mo>
              </mrow>
            </mrow>
          </mrow>
          <mo fence="true" stretchy="false">]</mo>
        </mrow>
        <mn>17,</mn>
      </msub>
      <msub>
        <mrow>
          <mo fence="true" stretchy="false">[</mo>
          <mrow>
            <mrow>
              <mo stretchy="false">∇</mo>
              <mi>log</mi>
              <mi mathvariant="normal">ζ</mi>
              <mrow>
                <mo fence="true" stretchy="false">(</mo>
                <mrow>
                  <mn>0</mn>
                </mrow>
                <mo fence="true" stretchy="false">)</mo>
              </mrow>
            </mrow>
          </mrow>
          <mo fence="true" stretchy="false">]</mo>
        </mrow>
        <mn>31</mn>
      </msub>
    </mrow>
    <annotation encoding="StarMath 5.0">[nabla log %zeta(0)]_3,nabla [nabla log %zeta(0)]_17,[nabla log %zeta(0)]_31</annotation>
  </semantics>
</math>
</file>

<file path=Object 319/content.xml><?xml version="1.0" encoding="utf-8"?>
<math xmlns="http://www.w3.org/1998/Math/MathML">
  <semantics>
    <mrow>
      <mo stretchy="false">κ</mo>
      <mrow>
        <mo stretchy="false">(</mo>
        <mrow>
          <mn>6</mn>
        </mrow>
        <mo stretchy="false">)</mo>
      </mrow>
      <mi>,</mi>
      <mo stretchy="false">κ</mo>
      <mrow>
        <mo stretchy="false">(</mo>
        <mrow>
          <mn>15</mn>
        </mrow>
        <mo stretchy="false">)</mo>
      </mrow>
      <mi>,</mi>
      <mo stretchy="false">κ</mo>
      <mrow>
        <mo stretchy="false">(</mo>
        <mrow>
          <mn>42</mn>
        </mrow>
        <mo stretchy="false">)</mo>
      </mrow>
    </mrow>
    <annotation encoding="StarMath 5.0">%kappa(6),%kappa(15),%kappa(42)</annotation>
  </semantics>
</math>
</file>

<file path=Object 32/content.xml><?xml version="1.0" encoding="utf-8"?>
<math xmlns="http://www.w3.org/1998/Math/MathML" display="block">
  <semantics>
    <mtable>
      <mtr>
        <mtd>
          <mrow>
            <msub>
              <mi>D</mi>
              <mi>k</mi>
            </msub>
            <mi>'</mi>
            <mrow>
              <mrow>
                <mo fence="true" stretchy="false">(</mo>
                <mrow>
                  <mi>n</mi>
                </mrow>
                <mo fence="true" stretchy="false">)</mo>
              </mrow>
              <mo stretchy="false">=</mo>
              <mrow>
                <munderover>
                  <mo stretchy="false">∑</mo>
                  <mrow>
                    <mi>j</mi>
                    <mo stretchy="false">=</mo>
                    <mn>2</mn>
                  </mrow>
                  <mi>n</mi>
                </munderover>
                <msub>
                  <mi>D</mi>
                  <mrow>
                    <mi>k</mi>
                    <mo stretchy="false">−</mo>
                    <mn>1</mn>
                  </mrow>
                </msub>
              </mrow>
            </mrow>
            <mi>'</mi>
            <mrow>
              <mo fence="true" stretchy="false">(</mo>
              <mrow>
                <mrow>
                  <mo fence="true" stretchy="false">⌊</mo>
                  <mrow>
                    <mfrac>
                      <mi>n</mi>
                      <mi>j</mi>
                    </mfrac>
                  </mrow>
                  <mo fence="true" stretchy="false">⌋</mo>
                </mrow>
              </mrow>
              <mo fence="true" stretchy="false">)</mo>
            </mrow>
            <mtext>                 </mtext>
            <mrow>
              <msub>
                <mrow>
                  <mo fence="true" stretchy="false">[</mo>
                  <mrow>
                    <mrow>
                      <mi mathvariant="normal">ζ</mi>
                      <msup>
                        <mrow>
                          <mo fence="true" stretchy="false">(</mo>
                          <mrow>
                            <mn>0</mn>
                          </mrow>
                          <mo fence="true" stretchy="false">)</mo>
                        </mrow>
                        <mi>k</mi>
                      </msup>
                    </mrow>
                  </mrow>
                  <mo fence="true" stretchy="false">]</mo>
                </mrow>
                <mi>n</mi>
              </msub>
              <mo stretchy="false">=</mo>
              <mrow>
                <munderover>
                  <mo stretchy="false">∑</mo>
                  <mrow>
                    <mi>j</mi>
                    <mo stretchy="false">=</mo>
                    <mn>1</mn>
                  </mrow>
                  <mi>n</mi>
                </munderover>
                <msub>
                  <mrow>
                    <mo fence="true" stretchy="false">[</mo>
                    <mrow>
                      <mrow>
                        <mi mathvariant="normal">ζ</mi>
                        <msup>
                          <mrow>
                            <mo fence="true" stretchy="false">(</mo>
                            <mrow>
                              <mn>0</mn>
                            </mrow>
                            <mo fence="true" stretchy="false">)</mo>
                          </mrow>
                          <mrow>
                            <mi>k</mi>
                            <mo stretchy="false">−</mo>
                            <mn>1</mn>
                          </mrow>
                        </msup>
                      </mrow>
                    </mrow>
                    <mo fence="true" stretchy="false">]</mo>
                  </mrow>
                  <mrow>
                    <mi>n</mi>
                    <msup>
                      <mi>j</mi>
                      <mrow>
                        <mo stretchy="false">−</mo>
                        <mn>1</mn>
                      </mrow>
                    </msup>
                  </mrow>
                </msub>
              </mrow>
            </mrow>
            <mtext/>
          </mrow>
        </mtd>
      </mtr>
      <mtr>
        <mtd>
          <mrow>
            <msub>
              <mi>D</mi>
              <mn>0</mn>
            </msub>
            <mi>'</mi>
            <mrow>
              <mrow>
                <mo fence="true" stretchy="false">(</mo>
                <mrow>
                  <mi>n</mi>
                </mrow>
                <mo fence="true" stretchy="false">)</mo>
              </mrow>
              <mo stretchy="false">=</mo>
              <mn>1</mn>
            </mrow>
            <mtext>                 </mtext>
            <mrow>
              <msub>
                <mrow>
                  <mo fence="true" stretchy="false">[</mo>
                  <mrow>
                    <mrow>
                      <mi mathvariant="normal">ζ</mi>
                      <msup>
                        <mrow>
                          <mo fence="true" stretchy="false">(</mo>
                          <mrow>
                            <mn>0</mn>
                          </mrow>
                          <mo fence="true" stretchy="false">)</mo>
                        </mrow>
                        <mn>0</mn>
                      </msup>
                    </mrow>
                  </mrow>
                  <mo fence="true" stretchy="false">]</mo>
                </mrow>
                <mi>n</mi>
              </msub>
              <mo stretchy="false">=</mo>
              <mn>1</mn>
            </mrow>
          </mrow>
        </mtd>
      </mtr>
    </mtable>
    <annotation encoding="StarMath 5.0">D_k'(n) = sum from j = 2 to n D_{k-1}'(lfloor n over j rfloor)
"                 " [%zeta(0)^k]_n = sum from j = 1 to n [%zeta(0)^{k-1}]_{n j^-1}
"" newline
D_0'(n) = 1"                 "[%zeta(0)^0]_n = 1</annotation>
  </semantics>
</math>
</file>

<file path=Object 320/content.xml><?xml version="1.0" encoding="utf-8"?>
<math xmlns="http://www.w3.org/1998/Math/MathML">
  <semantics>
    <mrow>
      <mo stretchy="false">κ</mo>
      <mrow>
        <mrow>
          <mo stretchy="false">(</mo>
          <mrow>
            <mn>6</mn>
          </mrow>
          <mo stretchy="false">)</mo>
        </mrow>
        <mo stretchy="false">=</mo>
        <mo stretchy="false">κ</mo>
      </mrow>
      <mrow>
        <mrow>
          <mo stretchy="false">(</mo>
          <mrow>
            <mn>15</mn>
          </mrow>
          <mo stretchy="false">)</mo>
        </mrow>
        <mo stretchy="false">=</mo>
        <mo stretchy="false">κ</mo>
      </mrow>
      <mrow>
        <mrow>
          <mo stretchy="false">(</mo>
          <mrow>
            <mn>42</mn>
          </mrow>
          <mo stretchy="false">)</mo>
        </mrow>
        <mo stretchy="false">=</mo>
        <mrow>
          <mfrac>
            <mn>1</mn>
            <mn>2</mn>
          </mfrac>
        </mrow>
      </mrow>
    </mrow>
    <annotation encoding="StarMath 5.0">%kappa(6)=%kappa(15)=%kappa(42)={1 over 2}</annotation>
  </semantics>
</math>
</file>

<file path=Object 321/content.xml><?xml version="1.0" encoding="utf-8"?>
<math xmlns="http://www.w3.org/1998/Math/MathML">
  <semantics>
    <mrow>
      <mo stretchy="false">κ</mo>
      <mrow>
        <mrow>
          <mo stretchy="false">(</mo>
          <mrow>
            <mn>8</mn>
          </mrow>
          <mo stretchy="false">)</mo>
        </mrow>
        <mo stretchy="false">=</mo>
        <mo stretchy="false">κ</mo>
      </mrow>
      <mrow>
        <mrow>
          <mo stretchy="false">(</mo>
          <mrow>
            <mn>27</mn>
          </mrow>
          <mo stretchy="false">)</mo>
        </mrow>
        <mo stretchy="false">=</mo>
        <mo stretchy="false">κ</mo>
      </mrow>
      <mrow>
        <mrow>
          <mo stretchy="false">(</mo>
          <mrow>
            <mn>125</mn>
          </mrow>
          <mo stretchy="false">)</mo>
        </mrow>
        <mo stretchy="false">=</mo>
        <mrow>
          <mfrac>
            <mn>1</mn>
            <mn>3</mn>
          </mfrac>
        </mrow>
      </mrow>
    </mrow>
    <annotation encoding="StarMath 5.0">%kappa(8)=%kappa(27)=%kappa(125)={1 over 3}</annotation>
  </semantics>
</math>
</file>

<file path=Object 322/content.xml><?xml version="1.0" encoding="utf-8"?>
<math xmlns="http://www.w3.org/1998/Math/MathML">
  <semantics>
    <mrow>
      <msub>
        <mo stretchy="false">Π</mo>
        <mi>k</mi>
      </msub>
      <mrow>
        <mo stretchy="false">(</mo>
        <mrow>
          <mi>n</mi>
          <mi>,</mi>
          <mi>j</mi>
        </mrow>
        <mo stretchy="false">)</mo>
      </mrow>
    </mrow>
    <annotation encoding="StarMath 5.0">%PI_k(n,j)</annotation>
  </semantics>
</math>
</file>

<file path=Object 323/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324/content.xml><?xml version="1.0" encoding="utf-8"?>
<math xmlns="http://www.w3.org/1998/Math/MathML">
  <semantics>
    <mrow>
      <mo stretchy="false">Π</mo>
      <mrow>
        <mo stretchy="false">(</mo>
        <mrow>
          <mi>n</mi>
        </mrow>
        <mo stretchy="false">)</mo>
      </mrow>
    </mrow>
    <annotation encoding="StarMath 5.0">%PI(n)</annotation>
  </semantics>
</math>
</file>

<file path=Object 325/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326/content.xml><?xml version="1.0" encoding="utf-8"?>
<math xmlns="http://www.w3.org/1998/Math/MathML">
  <semantics>
    <mrow>
      <mo stretchy="false">ζ</mo>
      <mrow>
        <mo stretchy="false">(</mo>
        <mrow>
          <mi>s</mi>
        </mrow>
        <mo stretchy="false">)</mo>
      </mrow>
    </mrow>
    <annotation encoding="StarMath 5.0">%zeta(s)</annotation>
  </semantics>
</math>
</file>

<file path=Object 327/content.xml><?xml version="1.0" encoding="utf-8"?>
<math xmlns="http://www.w3.org/1998/Math/MathML">
  <semantics>
    <mrow>
      <mi>log</mi>
      <mo stretchy="false">ζ</mo>
      <mrow>
        <mo stretchy="false">(</mo>
        <mrow>
          <mi>s</mi>
        </mrow>
        <mo stretchy="false">)</mo>
      </mrow>
    </mrow>
    <annotation encoding="StarMath 5.0">log %zeta(s)</annotation>
  </semantics>
</math>
</file>

<file path=Object 328/content.xml><?xml version="1.0" encoding="utf-8"?>
<math xmlns="http://www.w3.org/1998/Math/MathML" display="block">
  <semantics>
    <mtable>
      <mtr>
        <mtd>
          <mrow>
            <mtext/>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under>
                  <mi>lim</mi>
                  <mrow>
                    <mi>z</mi>
                    <mo stretchy="false">→</mo>
                    <mn>0</mn>
                  </mrow>
                </munder>
                <mfrac>
                  <mn>1</mn>
                  <mi>z</mi>
                </mfrac>
              </mrow>
            </mrow>
            <mrow>
              <munder>
                <mo stretchy="false">∑</mo>
                <mrow>
                  <mi>a</mi>
                  <mo stretchy="false">=</mo>
                  <mn>0</mn>
                </mrow>
              </munder>
              <mfrac>
                <mrow>
                  <mrow>
                    <mo fence="true" stretchy="false">(</mo>
                    <mrow>
                      <mi>z</mi>
                    </mrow>
                    <mo fence="true" stretchy="false">)</mo>
                  </mrow>
                  <mrow>
                    <mo fence="true" stretchy="false">(</mo>
                    <mrow>
                      <mrow>
                        <mi>z</mi>
                        <mo stretchy="false">−</mo>
                        <mn>1</mn>
                      </mrow>
                    </mrow>
                    <mo fence="true" stretchy="false">)</mo>
                  </mrow>
                  <mn>...</mn>
                  <mrow>
                    <mo fence="true" stretchy="false">(</mo>
                    <mrow>
                      <mrow>
                        <mi>z</mi>
                        <mo stretchy="false">−</mo>
                        <mi>k</mi>
                        <mo stretchy="false">+</mo>
                        <mn>1</mn>
                      </mrow>
                    </mrow>
                    <mo fence="true" stretchy="false">)</mo>
                  </mrow>
                </mrow>
                <mrow>
                  <mi>k</mi>
                  <mi>!</mi>
                </mrow>
              </mfrac>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mtext>                                                                     </mtext>
            <mtext/>
          </mrow>
        </mtd>
      </mtr>
      <mtr>
        <mtd>
          <mrow>
            <mtext/>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under>
                  <mi>lim</mi>
                  <mrow>
                    <mi>z</mi>
                    <mo stretchy="false">→</mo>
                    <mn>0</mn>
                  </mrow>
                </munder>
                <mfrac>
                  <mn>1</mn>
                  <mi>z</mi>
                </mfrac>
              </mrow>
            </mrow>
            <mfrac>
              <mn>1</mn>
              <mrow>
                <mn>0</mn>
                <mi>!</mi>
              </mrow>
            </mfrac>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0</mn>
                      </msup>
                    </mrow>
                  </mrow>
                  <mo fence="true" stretchy="false">]</mo>
                </mrow>
                <mi>n</mi>
              </msub>
              <mo stretchy="false">+</mo>
              <mfrac>
                <mn>1</mn>
                <mi>z</mi>
              </mfrac>
            </mrow>
            <mfrac>
              <mi>z</mi>
              <mrow>
                <mn>1</mn>
                <mi>!</mi>
              </mrow>
            </mfrac>
            <mrow>
              <msub>
                <mrow>
                  <mo fence="true" stretchy="false">[</mo>
                  <mrow>
                    <mrow>
                      <mo stretchy="false">∇</mo>
                      <mi mathvariant="normal">ζ</mi>
                      <mrow>
                        <mrow>
                          <mo fence="true" stretchy="false">(</mo>
                          <mrow>
                            <mn>0</mn>
                          </mrow>
                          <mo fence="true" stretchy="false">)</mo>
                        </mrow>
                        <mo stretchy="false">−</mo>
                        <mn>1</mn>
                      </mrow>
                    </mrow>
                  </mrow>
                  <mo fence="true" stretchy="false">]</mo>
                </mrow>
                <mi>n</mi>
              </msub>
              <mo stretchy="false">+</mo>
              <mfrac>
                <mn>1</mn>
                <mi>z</mi>
              </mfrac>
            </mrow>
            <mfrac>
              <mrow>
                <mi>z</mi>
                <mrow>
                  <mo fence="true" stretchy="false">(</mo>
                  <mrow>
                    <mrow>
                      <mi>z</mi>
                      <mo stretchy="false">−</mo>
                      <mn>1</mn>
                    </mrow>
                  </mrow>
                  <mo fence="true" stretchy="false">)</mo>
                </mrow>
              </mrow>
              <mrow>
                <mn>2</mn>
                <mi>!</mi>
              </mrow>
            </mfrac>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2</mn>
                      </msup>
                    </mrow>
                  </mrow>
                  <mo fence="true" stretchy="false">]</mo>
                </mrow>
                <mi>n</mi>
              </msub>
              <mo stretchy="false">+</mo>
              <mfrac>
                <mn>1</mn>
                <mi>z</mi>
              </mfrac>
            </mrow>
            <mfrac>
              <mrow>
                <mi>z</mi>
                <mrow>
                  <mo fence="true" stretchy="false">(</mo>
                  <mrow>
                    <mrow>
                      <mi>z</mi>
                      <mo stretchy="false">−</mo>
                      <mn>1</mn>
                    </mrow>
                  </mrow>
                  <mo fence="true" stretchy="false">)</mo>
                </mrow>
                <mrow>
                  <mo fence="true" stretchy="false">(</mo>
                  <mrow>
                    <mrow>
                      <mi>z</mi>
                      <mo stretchy="false">−</mo>
                      <mn>2</mn>
                    </mrow>
                  </mrow>
                  <mo fence="true" stretchy="false">)</mo>
                </mrow>
              </mrow>
              <mrow>
                <mn>3</mn>
                <mi>!</mi>
              </mrow>
            </mfrac>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3</mn>
                      </msup>
                    </mrow>
                  </mrow>
                  <mo fence="true" stretchy="false">]</mo>
                </mrow>
                <mi>n</mi>
              </msub>
              <mo stretchy="false">+</mo>
              <mn>...</mn>
              <mo stretchy="false">+</mo>
              <mn>...</mn>
            </mrow>
            <mtext/>
          </mrow>
        </mtd>
      </mtr>
      <mtr>
        <mtd>
          <mrow>
            <mtext/>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row>
                  <mo fence="true" stretchy="false">(</mo>
                  <mrow>
                    <mrow>
                      <mrow>
                        <munder>
                          <mi>lim</mi>
                          <mrow>
                            <mi>z</mi>
                            <mo stretchy="false">→</mo>
                            <mn>0</mn>
                          </mrow>
                        </munder>
                        <mfrac>
                          <mn>1</mn>
                          <mi>z</mi>
                        </mfrac>
                      </mrow>
                      <mfrac>
                        <mn>1</mn>
                        <mrow>
                          <mn>0</mn>
                          <mi>!</mi>
                        </mrow>
                      </mfrac>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0</mn>
                              </msup>
                            </mrow>
                          </mrow>
                          <mo fence="true" stretchy="false">]</mo>
                        </mrow>
                        <mi>n</mi>
                      </msub>
                    </mrow>
                  </mrow>
                  <mo fence="true" stretchy="false">)</mo>
                </mrow>
                <mo stretchy="false">+</mo>
                <mfrac>
                  <mn>1</mn>
                  <mrow>
                    <mn>1</mn>
                    <mi>!</mi>
                  </mrow>
                </mfrac>
              </mrow>
            </mrow>
            <mrow>
              <msub>
                <mrow>
                  <mo fence="true" stretchy="false">[</mo>
                  <mrow>
                    <mrow>
                      <mo stretchy="false">∇</mo>
                      <mi mathvariant="normal">ζ</mi>
                      <mrow>
                        <mrow>
                          <mo fence="true" stretchy="false">(</mo>
                          <mrow>
                            <mn>0</mn>
                          </mrow>
                          <mo fence="true" stretchy="false">)</mo>
                        </mrow>
                        <mo stretchy="false">−</mo>
                        <mn>1</mn>
                      </mrow>
                    </mrow>
                  </mrow>
                  <mo fence="true" stretchy="false">]</mo>
                </mrow>
                <mi>n</mi>
              </msub>
              <mo stretchy="false">+</mo>
              <mfrac>
                <mrow>
                  <mo fence="true" stretchy="false">(</mo>
                  <mrow>
                    <mrow>
                      <mn>0</mn>
                      <mo stretchy="false">−</mo>
                      <mn>1</mn>
                    </mrow>
                  </mrow>
                  <mo fence="true" stretchy="false">)</mo>
                </mrow>
                <mrow>
                  <mn>2</mn>
                  <mi>!</mi>
                </mrow>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2</mn>
                      </msup>
                    </mrow>
                  </mrow>
                  <mo fence="true" stretchy="false">]</mo>
                </mrow>
                <mi>n</mi>
              </msub>
              <mo stretchy="false">+</mo>
              <mfrac>
                <mrow>
                  <mrow>
                    <mo fence="true" stretchy="false">(</mo>
                    <mrow>
                      <mrow>
                        <mn>0</mn>
                        <mo stretchy="false">−</mo>
                        <mn>1</mn>
                      </mrow>
                    </mrow>
                    <mo fence="true" stretchy="false">)</mo>
                  </mrow>
                  <mrow>
                    <mo fence="true" stretchy="false">(</mo>
                    <mrow>
                      <mrow>
                        <mn>0</mn>
                        <mo stretchy="false">−</mo>
                        <mn>2</mn>
                      </mrow>
                    </mrow>
                    <mo fence="true" stretchy="false">)</mo>
                  </mrow>
                </mrow>
                <mrow>
                  <mn>3</mn>
                  <mi>!</mi>
                </mrow>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3</mn>
                      </msup>
                    </mrow>
                  </mrow>
                  <mo fence="true" stretchy="false">]</mo>
                </mrow>
                <mi>n</mi>
              </msub>
              <mo stretchy="false">+</mo>
              <mn>...</mn>
              <mo stretchy="false">+</mo>
              <mn>...</mn>
            </mrow>
            <mtext>              </mtext>
            <mtext/>
          </mrow>
        </mtd>
      </mtr>
      <mtr>
        <mtd>
          <mrow>
            <mtext/>
            <mrow>
              <mrow>
                <munder>
                  <mi>lim</mi>
                  <mrow>
                    <mi>z</mi>
                    <mo stretchy="false">→</mo>
                    <mn>0</mn>
                  </mrow>
                </munder>
                <mfrac>
                  <mrow>
                    <msub>
                      <mrow>
                        <mo fence="true" stretchy="false">[</mo>
                        <mrow>
                          <mrow>
                            <mo stretchy="false">∇</mo>
                            <mi mathvariant="normal">ζ</mi>
                            <msup>
                              <mrow>
                                <mo fence="true" stretchy="false">(</mo>
                                <mrow>
                                  <mn>0</mn>
                                </mrow>
                                <mo fence="true" stretchy="false">)</mo>
                              </mrow>
                              <mi>z</mi>
                            </msup>
                          </mrow>
                        </mrow>
                        <mo fence="true" stretchy="false">]</mo>
                      </mrow>
                      <mi>n</mi>
                    </msub>
                    <mo stretchy="false">−</mo>
                    <msub>
                      <mrow>
                        <mo fence="true" stretchy="false">[</mo>
                        <mrow>
                          <mrow>
                            <mo stretchy="false">∇</mo>
                            <mi mathvariant="normal">ζ</mi>
                            <msup>
                              <mrow>
                                <mo fence="true" stretchy="false">(</mo>
                                <mrow>
                                  <mn>0</mn>
                                </mrow>
                                <mo fence="true" stretchy="false">)</mo>
                              </mrow>
                              <mn>0</mn>
                            </msup>
                          </mrow>
                        </mrow>
                        <mo fence="true" stretchy="false">]</mo>
                      </mrow>
                      <mi>n</mi>
                    </msub>
                  </mrow>
                  <mi>z</mi>
                </mfrac>
              </mrow>
              <mo stretchy="false">=</mo>
              <mrow>
                <msub>
                  <mrow>
                    <mo fence="true" stretchy="false">[</mo>
                    <mrow>
                      <mrow>
                        <mo stretchy="false">∇</mo>
                        <mi mathvariant="normal">ζ</mi>
                        <mrow>
                          <mrow>
                            <mo fence="true" stretchy="false">(</mo>
                            <mrow>
                              <mn>0</mn>
                            </mrow>
                            <mo fence="true" stretchy="false">)</mo>
                          </mrow>
                          <mo stretchy="false">−</mo>
                          <mn>1</mn>
                        </mrow>
                      </mrow>
                    </mrow>
                    <mo fence="true" stretchy="false">]</mo>
                  </mrow>
                  <mi>n</mi>
                </msub>
                <mo stretchy="false">−</mo>
                <mfrac>
                  <mn>1</mn>
                  <mn>2</mn>
                </mfrac>
              </mrow>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2</mn>
                      </msup>
                    </mrow>
                  </mrow>
                  <mo fence="true" stretchy="false">]</mo>
                </mrow>
                <mi>n</mi>
              </msub>
              <mo stretchy="false">+</mo>
              <mfrac>
                <mn>1</mn>
                <mn>3</mn>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3</mn>
                      </msup>
                    </mrow>
                  </mrow>
                  <mo fence="true" stretchy="false">]</mo>
                </mrow>
                <mi>n</mi>
              </msub>
              <mo stretchy="false">−</mo>
              <mfrac>
                <mn>1</mn>
                <mn>4</mn>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4</mn>
                      </msup>
                    </mrow>
                  </mrow>
                  <mo fence="true" stretchy="false">]</mo>
                </mrow>
                <mi>n</mi>
              </msub>
              <mo stretchy="false">+</mo>
              <mn>...</mn>
            </mrow>
            <mtext>                                                    </mtext>
          </mrow>
        </mtd>
      </mtr>
    </mtable>
    <annotation encoding="StarMath 5.0">""lim from{z rightarrow 0 }{[nabla %zeta( 0 )^z]_n over z } = 
lim from{z rightarrow 0 }{1 over z}sum from a = 0 {{(z)(z-1)...(z-k+1)} over { k! }}[nabla (%zeta( 0 )-1)^k]_n  "                                                                     "

"" newline ""lim from{z rightarrow 0 }{[nabla %zeta( 0 )^z]_n over z } = lim from{z rightarrow 0 }{1 over z}{1 over {0!}}[nabla (%zeta( 0 )-1)^0]_n +{1 over z}{z over {1!}}[nabla %zeta( 0 )-1]_n+{1 over z}{{z(z-1)} over {2!}}[nabla (%zeta( 0 )-1)^2]_n+{1 over z}{{z(z-1)(z-2)} over {3!}}[nabla (%zeta( 0 )-1)^3]_n+... +...

"" newline ""lim from{z rightarrow 0 }{[nabla %zeta( 0 )^z]_n over z } = (lim from{z rightarrow 0 }{1 over z}{1 over {0!}}[nabla (%zeta( 0 )-1)^0]_n) +{1 over {1!}}[nabla %zeta( 0 )-1]_n+{{(0-1)} over {2!}}[nabla (%zeta( 0 )-1)^2]_n+{{(0-1)(0-2)} over {3!}}[nabla (%zeta( 0 )-1)^3]_n+... +..."              "

"" newline ""lim from{z rightarrow 0 }{{[nabla %zeta( 0 )^z]_n-[nabla %zeta( 0 )^0]_n} over z } = [nabla %zeta( 0 )-1]_n-{1 over {2}}[nabla (%zeta( 0 )-1)^2]_n+{1 over {3}}[nabla (%zeta( 0 )-1)^3]_n-{1 over {4}}[nabla (%zeta( 0 )-1)^4]_n +..."                                                    "
</annotation>
  </semantics>
</math>
</file>

<file path=Object 329/content.xml><?xml version="1.0" encoding="utf-8"?>
<math xmlns="http://www.w3.org/1998/Math/MathML" display="block">
  <semantics>
    <mrow>
      <mrow>
        <msub>
          <mrow>
            <mo fence="true" stretchy="false">[</mo>
            <mrow>
              <mrow>
                <mo stretchy="false">∇</mo>
                <mi mathvariant="normal">ζ</mi>
                <msup>
                  <mrow>
                    <mo fence="true" stretchy="false">(</mo>
                    <mrow>
                      <mi>s</mi>
                    </mrow>
                    <mo fence="true" stretchy="false">)</mo>
                  </mrow>
                  <mi>z</mi>
                </msup>
              </mrow>
            </mrow>
            <mo fence="true" stretchy="false">]</mo>
          </mrow>
          <mi>n</mi>
        </msub>
        <mo stretchy="false">=</mo>
        <mrow>
          <munder>
            <mo stretchy="false">∑</mo>
            <mrow>
              <mi>k</mi>
              <mo stretchy="false">=</mo>
              <mn>0</mn>
            </mrow>
          </munder>
          <mfrac>
            <mrow>
              <mrow>
                <mo fence="true" stretchy="false">(</mo>
                <mrow>
                  <mi>z</mi>
                </mrow>
                <mo fence="true" stretchy="false">)</mo>
              </mrow>
              <mrow>
                <mo fence="true" stretchy="false">(</mo>
                <mrow>
                  <mrow>
                    <mi>z</mi>
                    <mo stretchy="false">−</mo>
                    <mn>1</mn>
                  </mrow>
                </mrow>
                <mo fence="true" stretchy="false">)</mo>
              </mrow>
              <mn>...</mn>
              <mrow>
                <mo fence="true" stretchy="false">(</mo>
                <mrow>
                  <mrow>
                    <mi>z</mi>
                    <mo stretchy="false">−</mo>
                    <mi>k</mi>
                    <mo stretchy="false">+</mo>
                    <mn>1</mn>
                  </mrow>
                </mrow>
                <mo fence="true" stretchy="false">)</mo>
              </mrow>
            </mrow>
            <mrow>
              <mi>a</mi>
              <mi>!</mi>
            </mrow>
          </mfrac>
        </mrow>
      </mrow>
      <msub>
        <mrow>
          <mo fence="true" stretchy="false">[</mo>
          <mrow>
            <mrow>
              <mo stretchy="false">∇</mo>
              <mrow>
                <mo fence="true" stretchy="false">(</mo>
                <mrow>
                  <mrow>
                    <mi mathvariant="normal">ζ</mi>
                    <mrow>
                      <msup>
                        <mrow>
                          <mo fence="true" stretchy="false">(</mo>
                          <mrow>
                            <mi>s</mi>
                          </mrow>
                          <mo fence="true" stretchy="false">)</mo>
                        </mrow>
                        <mi>k</mi>
                      </msup>
                      <mo stretchy="false">−</mo>
                      <mn>1</mn>
                    </mrow>
                  </mrow>
                </mrow>
                <mo fence="true" stretchy="false">)</mo>
              </mrow>
            </mrow>
          </mrow>
          <mo fence="true" stretchy="false">]</mo>
        </mrow>
        <mi>n</mi>
      </msub>
    </mrow>
    <annotation encoding="StarMath 5.0">[nabla %zeta( s )^z]_n = sum from k = 0 {{(z)(z-1)...(z-k+1)} over { a! }}[nabla (%zeta( s )^k-1)]_n</annotation>
  </semantics>
</math>
</file>

<file path=Object 33/content.xml><?xml version="1.0" encoding="utf-8"?>
<math xmlns="http://www.w3.org/1998/Math/MathML">
  <semantics>
    <mrow>
      <mo stretchy="false">κ</mo>
      <mrow>
        <mrow>
          <mo stretchy="false">(</mo>
          <mrow>
            <msup>
              <mn>2</mn>
              <mn>12</mn>
            </msup>
          </mrow>
          <mo stretchy="false">)</mo>
        </mrow>
        <mo stretchy="false">=</mo>
        <mrow>
          <mfrac>
            <mn>1</mn>
            <mn>12</mn>
          </mfrac>
        </mrow>
      </mrow>
    </mrow>
    <annotation encoding="StarMath 5.0">%kappa(2^12)={1 over 12}</annotation>
  </semantics>
</math>
</file>

<file path=Object 330/content.xml><?xml version="1.0" encoding="utf-8"?>
<math xmlns="http://www.w3.org/1998/Math/MathML" display="block">
  <semantics>
    <mrow>
      <msub>
        <mi>d</mi>
        <mi>k</mi>
      </msub>
      <mrow>
        <mo fence="true" stretchy="false">(</mo>
        <mrow>
          <mi>n</mi>
        </mrow>
        <mo fence="true" stretchy="false">)</mo>
      </mrow>
    </mrow>
    <annotation encoding="StarMath 5.0">d_k(n)</annotation>
  </semantics>
</math>
</file>

<file path=Object 331/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0)^z]_n</annotation>
  </semantics>
</math>
</file>

<file path=Object 332/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zeta(0)-1)^k]_n</annotation>
  </semantics>
</math>
</file>

<file path=Object 333/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 0 )^z]_n</annotation>
  </semantics>
</math>
</file>

<file path=Object 334/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zeta( 0 )-1)^k]_n</annotation>
  </semantics>
</math>
</file>

<file path=Object 335/content.xml><?xml version="1.0" encoding="utf-8"?>
<math xmlns="http://www.w3.org/1998/Math/MathML" display="block">
  <semantics>
    <mrow>
      <mrow>
        <msup>
          <mi>x</mi>
          <mi>z</mi>
        </msup>
        <mo stretchy="false">=</mo>
        <mrow>
          <munder>
            <mo stretchy="false">∑</mo>
            <mrow>
              <mi>a</mi>
              <mo stretchy="false">=</mo>
              <mn>0</mn>
            </mrow>
          </munder>
          <mfrac>
            <mrow>
              <mrow>
                <mo fence="true" stretchy="false">(</mo>
                <mrow>
                  <mi>z</mi>
                </mrow>
                <mo fence="true" stretchy="false">)</mo>
              </mrow>
              <mrow>
                <mo fence="true" stretchy="false">(</mo>
                <mrow>
                  <mrow>
                    <mi>z</mi>
                    <mo stretchy="false">−</mo>
                    <mn>1</mn>
                  </mrow>
                </mrow>
                <mo fence="true" stretchy="false">)</mo>
              </mrow>
              <mn>...</mn>
              <mrow>
                <mo fence="true" stretchy="false">(</mo>
                <mrow>
                  <mrow>
                    <mi>z</mi>
                    <mo stretchy="false">−</mo>
                    <mi>a</mi>
                    <mo stretchy="false">+</mo>
                    <mn>1</mn>
                  </mrow>
                </mrow>
                <mo fence="true" stretchy="false">)</mo>
              </mrow>
            </mrow>
            <mrow>
              <mi>a</mi>
              <mi>!</mi>
            </mrow>
          </mfrac>
        </mrow>
      </mrow>
      <msup>
        <mrow>
          <mo fence="true" stretchy="false">(</mo>
          <mrow>
            <mrow>
              <mi>x</mi>
              <mo stretchy="false">−</mo>
              <mn>1</mn>
            </mrow>
          </mrow>
          <mo fence="true" stretchy="false">)</mo>
        </mrow>
        <mi>a</mi>
      </msup>
    </mrow>
    <annotation encoding="StarMath 5.0">x^z = sum from a = 0 {{(z)(z-1)...(z-a+1)} over { a! }}(x-1)^a</annotation>
  </semantics>
</math>
</file>

<file path=Object 336/content.xml><?xml version="1.0" encoding="utf-8"?>
<math xmlns="http://www.w3.org/1998/Math/MathML">
  <semantics>
    <mrow>
      <mo stretchy="false">κ</mo>
      <mrow>
        <mo stretchy="false">(</mo>
        <mrow>
          <mn>1</mn>
        </mrow>
        <mo stretchy="false">)</mo>
      </mrow>
    </mrow>
    <annotation encoding="StarMath 5.0">%kappa(1)</annotation>
  </semantics>
</math>
</file>

<file path=Object 337/content.xml><?xml version="1.0" encoding="utf-8"?>
<math xmlns="http://www.w3.org/1998/Math/MathML" display="block">
  <semantics>
    <mrow>
      <mrow>
        <msub>
          <mrow>
            <mo fence="true" stretchy="false">[</mo>
            <mrow>
              <mrow>
                <mo stretchy="false">∇</mo>
                <mi mathvariant="normal">ζ</mi>
                <msup>
                  <mrow>
                    <mo fence="true" stretchy="false">(</mo>
                    <mrow>
                      <mn>0</mn>
                    </mrow>
                    <mo fence="true" stretchy="false">)</mo>
                  </mrow>
                  <mi>z</mi>
                </msup>
              </mrow>
            </mrow>
            <mo fence="true" stretchy="false">]</mo>
          </mrow>
          <mi>n</mi>
        </msub>
        <mo stretchy="false">=</mo>
        <mrow>
          <munder>
            <mo stretchy="false">∑</mo>
            <mrow>
              <mi>a</mi>
              <mo stretchy="false">=</mo>
              <mn>0</mn>
            </mrow>
          </munder>
          <mfrac>
            <mrow>
              <mrow>
                <mo fence="true" stretchy="false">(</mo>
                <mrow>
                  <mi>z</mi>
                </mrow>
                <mo fence="true" stretchy="false">)</mo>
              </mrow>
              <mrow>
                <mo fence="true" stretchy="false">(</mo>
                <mrow>
                  <mrow>
                    <mi>z</mi>
                    <mo stretchy="false">−</mo>
                    <mn>1</mn>
                  </mrow>
                </mrow>
                <mo fence="true" stretchy="false">)</mo>
              </mrow>
              <mn>...</mn>
              <mrow>
                <mo fence="true" stretchy="false">(</mo>
                <mrow>
                  <mrow>
                    <mi>z</mi>
                    <mo stretchy="false">−</mo>
                    <mi>a</mi>
                    <mo stretchy="false">+</mo>
                    <mn>1</mn>
                  </mrow>
                </mrow>
                <mo fence="true" stretchy="false">)</mo>
              </mrow>
            </mrow>
            <mrow>
              <mi>a</mi>
              <mi>!</mi>
            </mrow>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a</mi>
              </msup>
            </mrow>
          </mrow>
          <mo fence="true" stretchy="false">]</mo>
        </mrow>
        <mi>n</mi>
      </msub>
    </mrow>
    <annotation encoding="StarMath 5.0">[nabla %zeta(0)^z]_n = sum from a = 0 {{(z)(z-1)...(z-a+1)} over { a! }} [nabla( %zeta(0)-1 )^a]_n</annotation>
  </semantics>
</math>
</file>

<file path=Object 338/content.xml><?xml version="1.0" encoding="utf-8"?>
<math xmlns="http://www.w3.org/1998/Math/MathML" display="block">
  <semantics>
    <msub>
      <mrow>
        <mo fence="true" stretchy="false">[</mo>
        <mrow>
          <mrow>
            <mo stretchy="false">∇</mo>
            <mi>log</mi>
            <mi mathvariant="normal">ζ</mi>
            <mrow>
              <mo fence="true" stretchy="false">(</mo>
              <mrow>
                <mi>s</mi>
              </mrow>
              <mo fence="true" stretchy="false">)</mo>
            </mrow>
          </mrow>
        </mrow>
        <mo fence="true" stretchy="false">]</mo>
      </mrow>
      <mi>n</mi>
    </msub>
    <annotation encoding="StarMath 5.0">[ nabla log %zeta(s) ]_n</annotation>
  </semantics>
</math>
</file>

<file path=Object 339/content.xml><?xml version="1.0" encoding="utf-8"?>
<math xmlns="http://www.w3.org/1998/Math/MathML" display="block">
  <semantics>
    <msub>
      <mrow>
        <mo fence="true" stretchy="false">[</mo>
        <mrow>
          <mrow>
            <mo stretchy="false">∇</mo>
            <mi mathvariant="normal">ζ</mi>
            <msup>
              <mrow>
                <mo fence="true" stretchy="false">(</mo>
                <mrow>
                  <mi>s</mi>
                </mrow>
                <mo fence="true" stretchy="false">)</mo>
              </mrow>
              <mi>z</mi>
            </msup>
          </mrow>
        </mrow>
        <mo fence="true" stretchy="false">]</mo>
      </mrow>
      <mi>n</mi>
    </msub>
    <annotation encoding="StarMath 5.0">[nabla %zeta( s )^z]_n</annotation>
  </semantics>
</math>
</file>

<file path=Object 34/content.xml><?xml version="1.0" encoding="utf-8"?>
<math xmlns="http://www.w3.org/1998/Math/MathML">
  <semantics>
    <mrow>
      <mo stretchy="false">π</mo>
      <mrow>
        <mo stretchy="false">(</mo>
        <mrow>
          <mi>n</mi>
        </mrow>
        <mo stretchy="false">)</mo>
      </mrow>
    </mrow>
    <annotation encoding="StarMath 5.0">%pi(n)</annotation>
  </semantics>
</math>
</file>

<file path=Object 340/content.xml><?xml version="1.0" encoding="utf-8"?>
<math xmlns="http://www.w3.org/1998/Math/MathML">
  <semantics>
    <mrow>
      <msub>
        <mi>d</mi>
        <mi>k</mi>
      </msub>
      <mi>'</mi>
      <mrow>
        <mo stretchy="false">(</mo>
        <mrow>
          <mi>n</mi>
        </mrow>
        <mo stretchy="false">)</mo>
      </mrow>
    </mrow>
    <annotation encoding="StarMath 5.0">d_k'(n)</annotation>
  </semantics>
</math>
</file>

<file path=Object 341/content.xml><?xml version="1.0" encoding="utf-8"?>
<math xmlns="http://www.w3.org/1998/Math/MathML">
  <semantics>
    <mrow>
      <mi mathvariant="italic">Ei</mi>
      <mrow>
        <mrow>
          <mo stretchy="false">(</mo>
          <mrow>
            <mi>x</mi>
          </mrow>
          <mo stretchy="false">)</mo>
        </mrow>
        <mo stretchy="false">=</mo>
        <mrow>
          <munderover>
            <mo stretchy="false">∫</mo>
            <mn>0</mn>
            <mrow>
              <mi>x</mi>
            </mrow>
          </munderover>
          <mrow>
            <mfrac>
              <mrow>
                <mrow>
                  <msup>
                    <mi>e</mi>
                    <mi>t</mi>
                  </msup>
                  <mo stretchy="false">−</mo>
                  <mn>1</mn>
                </mrow>
              </mrow>
              <mi>t</mi>
            </mfrac>
          </mrow>
        </mrow>
      </mrow>
      <mrow>
        <mi mathvariant="italic">dt</mi>
        <mo stretchy="false">+</mo>
        <mi>log</mi>
      </mrow>
      <mrow>
        <mi>x</mi>
        <mo stretchy="false">+</mo>
        <mn>.577215</mn>
      </mrow>
      <mn>...</mn>
    </mrow>
    <annotation encoding="StarMath 5.0">Ei(x) = int from 0 to {x}{{e^t-1} over t} dt + log x + .577215...</annotation>
  </semantics>
</math>
</file>

<file path=Object 342/content.xml><?xml version="1.0" encoding="utf-8"?>
<math xmlns="http://www.w3.org/1998/Math/MathML">
  <semantics>
    <mrow>
      <msub>
        <mi>D</mi>
        <mi>k</mi>
      </msub>
      <mrow>
        <mrow>
          <mo stretchy="false">(</mo>
          <mrow>
            <mi>n</mi>
          </mrow>
          <mo stretchy="false">)</mo>
        </mrow>
        <mo stretchy="false">=</mo>
        <mrow>
          <munderover>
            <mo stretchy="false">∑</mo>
            <mrow>
              <mi>j</mi>
              <mo stretchy="false">=</mo>
              <mn>0</mn>
            </mrow>
            <mi>k</mi>
          </munderover>
          <mtext>(</mtext>
        </mrow>
      </mrow>
      <mtable>
        <mtr>
          <mtd>
            <mrow>
              <mi>k</mi>
            </mrow>
          </mtd>
        </mtr>
        <mtr>
          <mtd>
            <mrow>
              <mi>j</mi>
            </mrow>
          </mtd>
        </mtr>
      </mtable>
      <mtext>)</mtext>
      <msub>
        <mi>D</mi>
        <mrow>
          <mrow>
            <mi>k</mi>
            <mo stretchy="false">−</mo>
            <mi>j</mi>
          </mrow>
        </mrow>
      </msub>
      <mi>'</mi>
      <mrow>
        <mo stretchy="false">(</mo>
        <mrow>
          <mi>n</mi>
        </mrow>
        <mo stretchy="false">)</mo>
      </mrow>
    </mrow>
    <annotation encoding="StarMath 5.0">D_k(n) = sum from j = 0 to k "("binom{k}{j} ")"D_{k-j}'(n)</annotation>
  </semantics>
</math>
</file>

<file path=Object 343/content.xml><?xml version="1.0" encoding="utf-8"?>
<math xmlns="http://www.w3.org/1998/Math/MathML">
  <semantics>
    <mrow>
      <mo stretchy="false">Π</mo>
      <mrow>
        <mrow>
          <mo stretchy="false">(</mo>
          <mrow>
            <mi>n</mi>
          </mrow>
          <mo stretchy="false">)</mo>
        </mrow>
        <mo stretchy="false">≈</mo>
        <mrow>
          <mo stretchy="false">−</mo>
          <mrow>
            <munderover>
              <mo stretchy="false">∑</mo>
              <mrow>
                <mi>j</mi>
                <mo stretchy="false">=</mo>
                <mn>1</mn>
              </mrow>
              <mo stretchy="false">∞</mo>
            </munderover>
            <mrow>
              <mfrac>
                <mn>1</mn>
                <mi>j</mi>
              </mfrac>
              <mrow>
                <mo stretchy="false">(</mo>
                <mrow>
                  <mrow>
                    <mn>1</mn>
                    <mo stretchy="false">−</mo>
                    <mi>n</mi>
                  </mrow>
                  <mrow>
                    <munderover>
                      <mo stretchy="false">∑</mo>
                      <mrow>
                        <mi>k</mi>
                        <mo stretchy="false">=</mo>
                        <mn>0</mn>
                      </mrow>
                      <mrow>
                        <mrow>
                          <mi>j</mi>
                          <mo stretchy="false">−</mo>
                          <mn>1</mn>
                        </mrow>
                      </mrow>
                    </munderover>
                    <mrow>
                      <mfrac>
                        <mrow>
                          <msup>
                            <mrow>
                              <mo stretchy="false">(</mo>
                              <mrow>
                                <mrow>
                                  <mo stretchy="false">−</mo>
                                  <mi>log</mi>
                                </mrow>
                                <mi>n</mi>
                              </mrow>
                              <mo stretchy="false">)</mo>
                            </mrow>
                            <mi>k</mi>
                          </msup>
                        </mrow>
                        <mrow>
                          <mi>k</mi>
                          <mi>!</mi>
                        </mrow>
                      </mfrac>
                    </mrow>
                  </mrow>
                </mrow>
                <mo stretchy="false">)</mo>
              </mrow>
            </mrow>
          </mrow>
        </mrow>
      </mrow>
    </mrow>
    <annotation encoding="StarMath 5.0">%PI(n) approx - sum from j = 1 to infinity {1 over j (1-n sum from k = 0 to {j-1} {{(-log n)^k} over{k!}})}</annotation>
  </semantics>
</math>
</file>

<file path=Object 344/content.xml><?xml version="1.0" encoding="utf-8"?>
<math xmlns="http://www.w3.org/1998/Math/MathML">
  <semantics>
    <mrow>
      <mo stretchy="false">γ</mo>
      <mrow>
        <mo stretchy="false">(</mo>
        <mrow>
          <mi>n</mi>
        </mrow>
        <mo stretchy="false">)</mo>
      </mrow>
    </mrow>
    <annotation encoding="StarMath 5.0">%gamma(n)</annotation>
  </semantics>
</math>
</file>

<file path=Object 345/content.xml><?xml version="1.0" encoding="utf-8"?>
<math xmlns="http://www.w3.org/1998/Math/MathML">
  <semantics>
    <mrow>
      <mo stretchy="false">γ</mo>
      <mrow>
        <mrow>
          <mo stretchy="false">(</mo>
          <mrow>
            <mi>j</mi>
            <mi>,</mi>
            <mi>x</mi>
          </mrow>
          <mo stretchy="false">)</mo>
        </mrow>
        <mo stretchy="false">=</mo>
        <mrow>
          <mo stretchy="false">(</mo>
          <mrow>
            <mrow>
              <mi>j</mi>
              <mo stretchy="false">−</mo>
              <mn>1</mn>
            </mrow>
          </mrow>
          <mo stretchy="false">)</mo>
        </mrow>
      </mrow>
      <mi>!</mi>
      <mrow>
        <mo stretchy="false">(</mo>
        <mrow>
          <mrow>
            <mn>1</mn>
            <mo stretchy="false">−</mo>
            <msup>
              <mi>e</mi>
              <mrow>
                <mo stretchy="false">−</mo>
                <mi>x</mi>
              </mrow>
            </msup>
          </mrow>
          <mrow>
            <munderover>
              <mo stretchy="false">∑</mo>
              <mrow>
                <mrow>
                  <mi>k</mi>
                  <mo stretchy="false">=</mo>
                  <mn>0</mn>
                </mrow>
              </mrow>
              <mrow>
                <mrow>
                  <mi>j</mi>
                  <mo stretchy="false">−</mo>
                  <mn>1</mn>
                </mrow>
              </mrow>
            </munderover>
            <mrow>
              <mfrac>
                <mrow>
                  <msup>
                    <mi>x</mi>
                    <mi>k</mi>
                  </msup>
                </mrow>
                <mrow>
                  <mi>k</mi>
                  <mi>!</mi>
                </mrow>
              </mfrac>
            </mrow>
          </mrow>
        </mrow>
        <mo stretchy="false">)</mo>
      </mrow>
    </mrow>
    <annotation encoding="StarMath 5.0">%gamma(j,x)=(j-1)!(1-e^-x sum from {k = 0} to {j-1} {{x^k} over {k!}})</annotation>
  </semantics>
</math>
</file>

<file path=Object 346/content.xml><?xml version="1.0" encoding="utf-8"?>
<math xmlns="http://www.w3.org/1998/Math/MathML">
  <semantics>
    <mrow>
      <mo stretchy="false">γ</mo>
      <mrow>
        <mrow>
          <mo stretchy="false">(</mo>
          <mrow>
            <mi>j</mi>
            <mi>,</mi>
            <mi>x</mi>
          </mrow>
          <mo stretchy="false">)</mo>
        </mrow>
        <mo stretchy="false">=</mo>
        <mrow>
          <munderover>
            <mo stretchy="false">∫</mo>
            <mn>0</mn>
            <mi>x</mi>
          </munderover>
          <msup>
            <mi>t</mi>
            <mrow>
              <mrow>
                <mi>j</mi>
                <mo stretchy="false">−</mo>
                <mn>1</mn>
              </mrow>
            </mrow>
          </msup>
        </mrow>
      </mrow>
      <msup>
        <mi>e</mi>
        <mrow>
          <mo stretchy="false">−</mo>
          <mi>t</mi>
        </mrow>
      </msup>
      <mi mathvariant="italic">dt</mi>
    </mrow>
    <annotation encoding="StarMath 5.0">%gamma(j,x)= int from 0 to x t^{j-1} e^-t dt</annotation>
  </semantics>
</math>
</file>

<file path=Object 347/content.xml><?xml version="1.0" encoding="utf-8"?>
<math xmlns="http://www.w3.org/1998/Math/MathML">
  <semantics>
    <mrow>
      <mrow>
        <mi>x</mi>
        <mo stretchy="false">=</mo>
        <mrow>
          <mo stretchy="false">−</mo>
          <mi>log</mi>
        </mrow>
      </mrow>
      <mi>n</mi>
    </mrow>
    <annotation encoding="StarMath 5.0">x=-log n</annotation>
  </semantics>
</math>
</file>

<file path=Object 348/content.xml><?xml version="1.0" encoding="utf-8"?>
<math xmlns="http://www.w3.org/1998/Math/MathML">
  <semantics>
    <mrow>
      <mo stretchy="false">Π</mo>
      <mrow>
        <mrow>
          <mo stretchy="false">(</mo>
          <mrow>
            <mi>n</mi>
          </mrow>
          <mo stretchy="false">)</mo>
        </mrow>
        <mo stretchy="false">≈</mo>
        <mrow>
          <mo stretchy="false">−</mo>
          <mrow>
            <munderover>
              <mo stretchy="false">∑</mo>
              <mrow>
                <mi>j</mi>
                <mo stretchy="false">=</mo>
                <mn>1</mn>
              </mrow>
              <mo stretchy="false">∞</mo>
            </munderover>
            <mrow>
              <mrow>
                <mrow>
                  <mfrac>
                    <mn>1</mn>
                    <mrow>
                      <mi>j</mi>
                    </mrow>
                  </mfrac>
                </mrow>
                <mo stretchy="false">⋅</mo>
                <mrow>
                  <mfrac>
                    <mn>1</mn>
                    <mrow>
                      <mrow>
                        <mo stretchy="false">(</mo>
                        <mrow>
                          <mrow>
                            <mi>j</mi>
                            <mo stretchy="false">−</mo>
                            <mn>1</mn>
                          </mrow>
                        </mrow>
                        <mo stretchy="false">)</mo>
                      </mrow>
                      <mi>!</mi>
                    </mrow>
                  </mfrac>
                </mrow>
              </mrow>
              <mo stretchy="false">γ</mo>
              <mrow>
                <mo stretchy="false">(</mo>
                <mrow>
                  <mi>j</mi>
                  <mrow>
                    <mi>,</mi>
                    <mo stretchy="false">−</mo>
                    <mi>log</mi>
                  </mrow>
                  <mi>n</mi>
                </mrow>
                <mo stretchy="false">)</mo>
              </mrow>
            </mrow>
          </mrow>
        </mrow>
      </mrow>
    </mrow>
    <annotation encoding="StarMath 5.0">%PI(n) approx - sum from j = 1 to infinity {{1 over {j}} cdot {1 over {(j-1)!}} %gamma(j,-log n)}</annotation>
  </semantics>
</math>
</file>

<file path=Object 349/content.xml><?xml version="1.0" encoding="utf-8"?>
<math xmlns="http://www.w3.org/1998/Math/MathML">
  <semantics>
    <mrow>
      <mo stretchy="false">Π</mo>
      <mrow>
        <mrow>
          <mo stretchy="false">(</mo>
          <mrow>
            <mi>n</mi>
          </mrow>
          <mo stretchy="false">)</mo>
        </mrow>
        <mo stretchy="false">≈</mo>
        <mrow>
          <mo stretchy="false">−</mo>
          <mrow>
            <munderover>
              <mo stretchy="false">∑</mo>
              <mrow>
                <mi>j</mi>
                <mo stretchy="false">=</mo>
                <mn>1</mn>
              </mrow>
              <mo stretchy="false">∞</mo>
            </munderover>
            <mrow>
              <mfrac>
                <mn>1</mn>
                <mrow>
                  <mi>j</mi>
                  <mi>!</mi>
                </mrow>
              </mfrac>
              <mrow>
                <munderover>
                  <mo stretchy="false">∫</mo>
                  <mn>0</mn>
                  <mrow>
                    <mrow>
                      <mo stretchy="false">−</mo>
                      <mi>log</mi>
                    </mrow>
                    <mi>n</mi>
                  </mrow>
                </munderover>
                <msup>
                  <mi>t</mi>
                  <mrow>
                    <mrow>
                      <mi>j</mi>
                      <mo stretchy="false">−</mo>
                      <mn>1</mn>
                    </mrow>
                  </mrow>
                </msup>
              </mrow>
              <msup>
                <mi>e</mi>
                <mrow>
                  <mo stretchy="false">−</mo>
                  <mi>t</mi>
                </mrow>
              </msup>
              <mi mathvariant="italic">dt</mi>
            </mrow>
          </mrow>
        </mrow>
      </mrow>
    </mrow>
    <annotation encoding="StarMath 5.0">%PI(n) approx - sum from j = 1 to infinity {1 over {j!} int from 0 to {-log n} t^{j-1} e^-t dt}</annotation>
  </semantics>
</math>
</file>

<file path=Object 35/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350/content.xml><?xml version="1.0" encoding="utf-8"?>
<math xmlns="http://www.w3.org/1998/Math/MathML">
  <semantics>
    <mrow>
      <mo stretchy="false">Π</mo>
      <mrow>
        <mrow>
          <mo stretchy="false">(</mo>
          <mrow>
            <mi>n</mi>
          </mrow>
          <mo stretchy="false">)</mo>
        </mrow>
        <mo stretchy="false">≈</mo>
        <mrow>
          <mo stretchy="false">−</mo>
          <mrow>
            <munderover>
              <mo stretchy="false">∫</mo>
              <mn>0</mn>
              <mrow>
                <mrow>
                  <mo stretchy="false">−</mo>
                  <mi>log</mi>
                </mrow>
                <mi>n</mi>
              </mrow>
            </munderover>
            <mrow>
              <munderover>
                <mo stretchy="false">∑</mo>
                <mrow>
                  <mi>j</mi>
                  <mo stretchy="false">=</mo>
                  <mn>1</mn>
                </mrow>
                <mo stretchy="false">∞</mo>
              </munderover>
              <mrow>
                <mrow>
                  <mo stretchy="false">(</mo>
                  <mrow>
                    <mfrac>
                      <msup>
                        <mi>t</mi>
                        <mrow>
                          <mrow>
                            <mi>j</mi>
                            <mo stretchy="false">−</mo>
                            <mn>1</mn>
                          </mrow>
                        </mrow>
                      </msup>
                      <mrow>
                        <mi>j</mi>
                        <mi>!</mi>
                      </mrow>
                    </mfrac>
                  </mrow>
                  <mo stretchy="false">)</mo>
                </mrow>
                <msup>
                  <mi>e</mi>
                  <mrow>
                    <mo stretchy="false">−</mo>
                    <mi>t</mi>
                  </mrow>
                </msup>
                <mi mathvariant="italic">dt</mi>
              </mrow>
            </mrow>
          </mrow>
        </mrow>
      </mrow>
    </mrow>
    <annotation encoding="StarMath 5.0">%PI(n) approx - int from 0 to {-log n}sum from j = 1 to infinity {(t^{j-1} over {j!}  ) e^-t dt}</annotation>
  </semantics>
</math>
</file>

<file path=Object 351/content.xml><?xml version="1.0" encoding="utf-8"?>
<math xmlns="http://www.w3.org/1998/Math/MathML">
  <semantics>
    <mrow>
      <mo stretchy="false">Π</mo>
      <mrow>
        <mrow>
          <mo stretchy="false">(</mo>
          <mrow>
            <mi>n</mi>
          </mrow>
          <mo stretchy="false">)</mo>
        </mrow>
        <mo stretchy="false">≈</mo>
        <mrow>
          <mo stretchy="false">−</mo>
          <mrow>
            <munderover>
              <mo stretchy="false">∫</mo>
              <mn>0</mn>
              <mrow>
                <mrow>
                  <mo stretchy="false">−</mo>
                  <mi>log</mi>
                </mrow>
                <mi>n</mi>
              </mrow>
            </munderover>
            <mrow>
              <mo stretchy="false">(</mo>
              <mrow>
                <mfrac>
                  <mrow>
                    <mrow>
                      <msup>
                        <mi>e</mi>
                        <mi>t</mi>
                      </msup>
                      <mo stretchy="false">−</mo>
                      <mn>1</mn>
                    </mrow>
                  </mrow>
                  <mi>t</mi>
                </mfrac>
              </mrow>
              <mo stretchy="false">)</mo>
            </mrow>
          </mrow>
        </mrow>
      </mrow>
      <msup>
        <mi>e</mi>
        <mrow>
          <mo stretchy="false">−</mo>
          <mi>t</mi>
        </mrow>
      </msup>
      <mi mathvariant="italic">dt</mi>
    </mrow>
    <annotation encoding="StarMath 5.0">%PI(n) approx - int from 0 to {-log n}({e^t-1} over t) e^-t dt</annotation>
  </semantics>
</math>
</file>

<file path=Object 352/content.xml><?xml version="1.0" encoding="utf-8"?>
<math xmlns="http://www.w3.org/1998/Math/MathML">
  <semantics>
    <mrow>
      <mo stretchy="false">Π</mo>
      <mrow>
        <mrow>
          <mo stretchy="false">(</mo>
          <mrow>
            <mi>n</mi>
          </mrow>
          <mo stretchy="false">)</mo>
        </mrow>
        <mo stretchy="false">≈</mo>
        <mrow>
          <mo stretchy="false">−</mo>
          <mrow>
            <munderover>
              <mo stretchy="false">∫</mo>
              <mn>0</mn>
              <mrow>
                <mrow>
                  <mo stretchy="false">−</mo>
                  <mi>log</mi>
                </mrow>
                <mi>n</mi>
              </mrow>
            </munderover>
            <mrow>
              <mfrac>
                <mrow>
                  <mrow>
                    <mn>1</mn>
                    <mo stretchy="false">−</mo>
                    <msup>
                      <mi>e</mi>
                      <mrow>
                        <mo stretchy="false">−</mo>
                        <mi>t</mi>
                      </mrow>
                    </msup>
                  </mrow>
                </mrow>
                <mi>t</mi>
              </mfrac>
            </mrow>
          </mrow>
        </mrow>
      </mrow>
      <mi mathvariant="italic">dt</mi>
    </mrow>
    <annotation encoding="StarMath 5.0">%PI(n) approx - int from 0 to {-log n}{{1-e^-t} over t}  dt</annotation>
  </semantics>
</math>
</file>

<file path=Object 353/content.xml><?xml version="1.0" encoding="utf-8"?>
<math xmlns="http://www.w3.org/1998/Math/MathML">
  <semantics>
    <mrow>
      <mo stretchy="false">Π</mo>
      <mrow>
        <mrow>
          <mo stretchy="false">(</mo>
          <mrow>
            <mi>n</mi>
          </mrow>
          <mo stretchy="false">)</mo>
        </mrow>
        <mo stretchy="false">≈</mo>
        <mrow>
          <munderover>
            <mo stretchy="false">∫</mo>
            <mn>0</mn>
            <mrow>
              <mi>log</mi>
              <mi>n</mi>
            </mrow>
          </munderover>
          <mrow>
            <mfrac>
              <mrow>
                <mrow>
                  <msup>
                    <mi>e</mi>
                    <mi>t</mi>
                  </msup>
                  <mo stretchy="false">−</mo>
                  <mn>1</mn>
                </mrow>
              </mrow>
              <mi>t</mi>
            </mfrac>
          </mrow>
        </mrow>
      </mrow>
      <mi mathvariant="italic">dt</mi>
    </mrow>
    <annotation encoding="StarMath 5.0">%PI(n) approx int from 0 to {log n}{{e^t-1} over t}  dt</annotation>
  </semantics>
</math>
</file>

<file path=Object 354/content.xml><?xml version="1.0" encoding="utf-8"?>
<math xmlns="http://www.w3.org/1998/Math/MathML">
  <semantics>
    <mrow>
      <mi mathvariant="italic">li</mi>
      <mrow>
        <mrow>
          <mo stretchy="false">(</mo>
          <mrow>
            <mi>x</mi>
          </mrow>
          <mo stretchy="false">)</mo>
        </mrow>
        <mo stretchy="false">=</mo>
        <mi mathvariant="italic">Ei</mi>
      </mrow>
      <mrow>
        <mo stretchy="false">(</mo>
        <mrow>
          <mi>log</mi>
          <mi>x</mi>
        </mrow>
        <mo stretchy="false">)</mo>
      </mrow>
    </mrow>
    <annotation encoding="StarMath 5.0">li(x) = Ei(log x)</annotation>
  </semantics>
</math>
</file>

<file path=Object 355/content.xml><?xml version="1.0" encoding="utf-8"?>
<math xmlns="http://www.w3.org/1998/Math/MathML">
  <semantics>
    <mrow>
      <mo stretchy="false">Π</mo>
      <mrow>
        <mrow>
          <mo stretchy="false">(</mo>
          <mrow>
            <mi>n</mi>
          </mrow>
          <mo stretchy="false">)</mo>
        </mrow>
        <mo stretchy="false">≈</mo>
        <mi mathvariant="italic">li</mi>
      </mrow>
      <mrow>
        <mrow>
          <mo stretchy="false">(</mo>
          <mrow>
            <mi>n</mi>
          </mrow>
          <mo stretchy="false">)</mo>
        </mrow>
        <mo stretchy="false">−</mo>
        <mi>log</mi>
      </mrow>
      <mi>log</mi>
      <mrow>
        <mi>n</mi>
        <mo stretchy="false">−</mo>
        <mn>.577215</mn>
      </mrow>
      <mn>...</mn>
    </mrow>
    <annotation encoding="StarMath 5.0">%PI(n) approx li(n) - log log n - .577215...</annotation>
  </semantics>
</math>
</file>

<file path=Object 356/content.xml><?xml version="1.0" encoding="utf-8"?>
<math xmlns="http://www.w3.org/1998/Math/MathML">
  <semantics>
    <mrow>
      <mo stretchy="false">Λ</mo>
      <mrow>
        <mo stretchy="false">(</mo>
        <mrow>
          <mi>n</mi>
        </mrow>
        <mo stretchy="false">)</mo>
      </mrow>
    </mrow>
    <annotation encoding="StarMath 5.0">%LAMBDA(n)</annotation>
  </semantics>
</math>
</file>

<file path=Object 357/content.xml><?xml version="1.0" encoding="utf-8"?>
<math xmlns="http://www.w3.org/1998/Math/MathML">
  <semantics>
    <mrow>
      <mo stretchy="false">μ</mo>
      <mrow>
        <mo stretchy="false">(</mo>
        <mrow>
          <mi>n</mi>
        </mrow>
        <mo stretchy="false">)</mo>
      </mrow>
    </mrow>
    <annotation encoding="StarMath 5.0">%mu(n)</annotation>
  </semantics>
</math>
</file>

<file path=Object 358/content.xml><?xml version="1.0" encoding="utf-8"?>
<math xmlns="http://www.w3.org/1998/Math/MathML">
  <semantics>
    <mrow>
      <mo stretchy="false">Λ</mo>
      <mrow>
        <mrow>
          <mo stretchy="false">(</mo>
          <mrow>
            <mi>n</mi>
          </mrow>
          <mo stretchy="false">)</mo>
        </mrow>
        <mo stretchy="false">=</mo>
        <mo stretchy="false">κ</mo>
      </mrow>
      <mrow>
        <mo stretchy="false">(</mo>
        <mrow>
          <mi>n</mi>
        </mrow>
        <mo stretchy="false">)</mo>
      </mrow>
      <mi>log</mi>
      <mrow>
        <mi>n</mi>
        <mo stretchy="false">=</mo>
        <mrow>
          <munder>
            <mi>lim</mi>
            <mrow>
              <mi>z</mi>
              <mo stretchy="false">→</mo>
              <mn>0</mn>
            </mrow>
          </munder>
          <mrow>
            <mfrac>
              <mrow>
                <mrow>
                  <mo stretchy="false">(</mo>
                  <mrow>
                    <msub>
                      <mi>d</mi>
                      <mi>z</mi>
                    </msub>
                    <mrow>
                      <mrow>
                        <mo stretchy="false">(</mo>
                        <mrow>
                          <mi>n</mi>
                        </mrow>
                        <mo stretchy="false">)</mo>
                      </mrow>
                      <mo stretchy="false">−</mo>
                      <msub>
                        <mi>d</mi>
                        <mn>0</mn>
                      </msub>
                    </mrow>
                    <mrow>
                      <mo stretchy="false">(</mo>
                      <mrow>
                        <mi>n</mi>
                      </mrow>
                      <mo stretchy="false">)</mo>
                    </mrow>
                  </mrow>
                  <mo stretchy="false">)</mo>
                </mrow>
                <mrow>
                  <mo stretchy="false">(</mo>
                  <mrow>
                    <mrow>
                      <msup>
                        <mi>n</mi>
                        <mi>z</mi>
                      </msup>
                      <mo stretchy="false">−</mo>
                      <mn>1</mn>
                    </mrow>
                  </mrow>
                  <mo stretchy="false">)</mo>
                </mrow>
              </mrow>
              <mrow>
                <mrow>
                  <mi>z</mi>
                  <mo stretchy="false">⋅</mo>
                  <mi>z</mi>
                </mrow>
              </mrow>
            </mfrac>
          </mrow>
        </mrow>
      </mrow>
    </mrow>
    <annotation encoding="StarMath 5.0">%LAMBDA(n)=%kappa(n) log n= lim from {z rightarrow 0}{{(d_z(n)-d_0(n))(n^z-1)}over{z cdot z}}</annotation>
  </semantics>
</math>
</file>

<file path=Object 359/content.xml><?xml version="1.0" encoding="utf-8"?>
<math xmlns="http://www.w3.org/1998/Math/MathML">
  <semantics>
    <mrow>
      <mo stretchy="false">κ</mo>
      <mrow>
        <mrow>
          <mrow>
            <mrow>
              <mo stretchy="false">(</mo>
              <mrow>
                <mi>n</mi>
              </mrow>
              <mo stretchy="false">)</mo>
            </mrow>
            <mo stretchy="false">=</mo>
            <mfrac>
              <mrow>
                <mo stretchy="false">Λ</mo>
                <mrow>
                  <mo stretchy="false">(</mo>
                  <mrow>
                    <mi>n</mi>
                  </mrow>
                  <mo stretchy="false">)</mo>
                </mrow>
              </mrow>
              <mrow>
                <mi>log</mi>
                <mi>n</mi>
              </mrow>
            </mfrac>
          </mrow>
          <mo stretchy="false">=</mo>
          <mrow>
            <munder>
              <mi>lim</mi>
              <mrow>
                <mi>z</mi>
                <mo stretchy="false">→</mo>
                <mn>0</mn>
              </mrow>
            </munder>
            <mrow>
              <mfrac>
                <mrow>
                  <msub>
                    <mi>d</mi>
                    <mi>z</mi>
                  </msub>
                  <mrow>
                    <mrow>
                      <mo stretchy="false">(</mo>
                      <mrow>
                        <mi>n</mi>
                      </mrow>
                      <mo stretchy="false">)</mo>
                    </mrow>
                    <mo stretchy="false">−</mo>
                    <msub>
                      <mi>d</mi>
                      <mn>0</mn>
                    </msub>
                  </mrow>
                  <mrow>
                    <mo stretchy="false">(</mo>
                    <mrow>
                      <mi>n</mi>
                    </mrow>
                    <mo stretchy="false">)</mo>
                  </mrow>
                </mrow>
                <mrow>
                  <mi>z</mi>
                </mrow>
              </mfrac>
            </mrow>
          </mrow>
        </mrow>
        <mo stretchy="false">=</mo>
        <mrow>
          <munderover>
            <mo stretchy="false">∑</mo>
            <mrow>
              <mi>k</mi>
              <mo stretchy="false">=</mo>
              <mn>0</mn>
            </mrow>
            <mrow>
              <msub>
                <mi>log</mi>
                <mn>2</mn>
              </msub>
              <mi>n</mi>
            </mrow>
          </munderover>
          <mrow>
            <mfrac>
              <msup>
                <mrow>
                  <mo stretchy="false">(</mo>
                  <mrow>
                    <mrow>
                      <mo stretchy="false">−</mo>
                      <mn>1</mn>
                    </mrow>
                  </mrow>
                  <mo stretchy="false">)</mo>
                </mrow>
                <mrow>
                  <mrow>
                    <mi>k</mi>
                    <mo stretchy="false">+</mo>
                    <mn>1</mn>
                  </mrow>
                </mrow>
              </msup>
              <mi>k</mi>
            </mfrac>
            <msub>
              <mi>d</mi>
              <mi>k</mi>
            </msub>
            <mi>'</mi>
            <mrow>
              <mo stretchy="false">(</mo>
              <mrow>
                <mi>n</mi>
              </mrow>
              <mo stretchy="false">)</mo>
            </mrow>
          </mrow>
        </mrow>
      </mrow>
    </mrow>
    <annotation encoding="StarMath 5.0">%kappa(n)= {%LAMBDA(n)}over{log n}= lim from{z rightarrow 0}{{d_z(n)-d_0(n)}over{z}}=sum from k = 0 to {log_2 n}{(-1)^{k+1} over k d_k'(n)}</annotation>
  </semantics>
</math>
</file>

<file path=Object 36/content.xml><?xml version="1.0" encoding="utf-8"?>
<math xmlns="http://www.w3.org/1998/Math/MathML">
  <semantics>
    <mrow>
      <mo stretchy="false">π</mo>
      <mrow>
        <mo stretchy="false">(</mo>
        <mrow>
          <mi>n</mi>
        </mrow>
        <mo stretchy="false">)</mo>
      </mrow>
    </mrow>
    <annotation encoding="StarMath 5.0">%pi(n)</annotation>
  </semantics>
</math>
</file>

<file path=Object 360/content.xml><?xml version="1.0" encoding="utf-8"?>
<math xmlns="http://www.w3.org/1998/Math/MathML">
  <semantics>
    <mrow>
      <mo stretchy="false">μ</mo>
      <mrow>
        <mrow>
          <mo stretchy="false">(</mo>
          <mrow>
            <mi>n</mi>
          </mrow>
          <mo stretchy="false">)</mo>
        </mrow>
        <mo stretchy="false">=</mo>
        <msub>
          <mi>d</mi>
          <mrow>
            <mrow>
              <mo stretchy="false">−</mo>
              <mn>1</mn>
            </mrow>
          </mrow>
        </msub>
      </mrow>
      <mrow>
        <mrow>
          <mo stretchy="false">(</mo>
          <mrow>
            <mi>n</mi>
          </mrow>
          <mo stretchy="false">)</mo>
        </mrow>
        <mo stretchy="false">=</mo>
        <mrow>
          <munderover>
            <mo stretchy="false">∑</mo>
            <mrow>
              <mi>k</mi>
              <mo stretchy="false">=</mo>
              <mn>0</mn>
            </mrow>
            <mrow>
              <msub>
                <mi>log</mi>
                <mn>2</mn>
              </msub>
              <mi>n</mi>
            </mrow>
          </munderover>
          <mrow>
            <msup>
              <mrow>
                <mo stretchy="false">(</mo>
                <mrow>
                  <mrow>
                    <mo stretchy="false">−</mo>
                    <mn>1</mn>
                  </mrow>
                </mrow>
                <mo stretchy="false">)</mo>
              </mrow>
              <mi>k</mi>
            </msup>
            <msub>
              <mi>d</mi>
              <mi>k</mi>
            </msub>
            <mi>'</mi>
            <mrow>
              <mo stretchy="false">(</mo>
              <mrow>
                <mi>n</mi>
              </mrow>
              <mo stretchy="false">)</mo>
            </mrow>
          </mrow>
        </mrow>
      </mrow>
    </mrow>
    <annotation encoding="StarMath 5.0">%mu(n)= d_{-1}(n)=sum from k = 0 to {log_2 n}{(-1)^k d_k'(n)}</annotation>
  </semantics>
</math>
</file>

<file path=Object 361/content.xml><?xml version="1.0" encoding="utf-8"?>
<math xmlns="http://www.w3.org/1998/Math/MathML">
  <semantics>
    <mrow>
      <msub>
        <mi>d</mi>
        <mi>z</mi>
      </msub>
      <mrow>
        <mrow>
          <mrow>
            <mo stretchy="false">(</mo>
            <mrow>
              <mi>n</mi>
            </mrow>
            <mo stretchy="false">)</mo>
          </mrow>
          <mo stretchy="false">=</mo>
          <mrow>
            <munder>
              <mo stretchy="false">∏</mo>
              <mrow>
                <msup>
                  <mi>p</mi>
                  <mi>a</mi>
                </msup>
                <mo stretchy="false">∣</mo>
                <mi>n</mi>
              </mrow>
            </munder>
            <mrow>
              <mfrac>
                <mrow>
                  <mi>z</mi>
                  <mrow>
                    <mo stretchy="false">(</mo>
                    <mrow>
                      <mrow>
                        <mi>z</mi>
                        <mo stretchy="false">+</mo>
                        <mn>1</mn>
                      </mrow>
                    </mrow>
                    <mo stretchy="false">)</mo>
                  </mrow>
                  <mn>...</mn>
                  <mrow>
                    <mo stretchy="false">(</mo>
                    <mrow>
                      <mrow>
                        <mrow>
                          <mi>z</mi>
                          <mo stretchy="false">+</mo>
                          <mi>a</mi>
                        </mrow>
                        <mo stretchy="false">−</mo>
                        <mn>1</mn>
                      </mrow>
                    </mrow>
                    <mo stretchy="false">)</mo>
                  </mrow>
                </mrow>
                <mrow>
                  <mi>a</mi>
                  <mi>!</mi>
                </mrow>
              </mfrac>
            </mrow>
          </mrow>
        </mrow>
        <mo stretchy="false">=</mo>
        <mrow>
          <munderover>
            <mo stretchy="false">∑</mo>
            <mrow>
              <mi>a</mi>
              <mo stretchy="false">=</mo>
              <mn>0</mn>
            </mrow>
            <mrow>
              <msub>
                <mi>log</mi>
                <mn>2</mn>
              </msub>
              <mi>n</mi>
            </mrow>
          </munderover>
          <mrow>
            <mfrac>
              <mrow>
                <mrow>
                  <mo stretchy="false">(</mo>
                  <mrow>
                    <mi>z</mi>
                  </mrow>
                  <mo stretchy="false">)</mo>
                </mrow>
                <mrow>
                  <mo stretchy="false">(</mo>
                  <mrow>
                    <mrow>
                      <mi>z</mi>
                      <mo stretchy="false">−</mo>
                      <mn>1</mn>
                    </mrow>
                  </mrow>
                  <mo stretchy="false">)</mo>
                </mrow>
                <mn>...</mn>
                <mrow>
                  <mo stretchy="false">(</mo>
                  <mrow>
                    <mrow>
                      <mrow>
                        <mi>z</mi>
                        <mo stretchy="false">−</mo>
                        <mi>a</mi>
                      </mrow>
                      <mo stretchy="false">+</mo>
                      <mn>1</mn>
                    </mrow>
                  </mrow>
                  <mo stretchy="false">)</mo>
                </mrow>
              </mrow>
              <mrow>
                <mi>a</mi>
                <mi>!</mi>
              </mrow>
            </mfrac>
          </mrow>
        </mrow>
      </mrow>
      <msub>
        <mi>d</mi>
        <mi>a</mi>
      </msub>
      <mi>'</mi>
      <mrow>
        <mo stretchy="false">(</mo>
        <mrow>
          <mi>n</mi>
        </mrow>
        <mo stretchy="false">)</mo>
      </mrow>
    </mrow>
    <annotation encoding="StarMath 5.0">d_z(n) = prod from p^a divides n { {z(z+1)...(z+a-1)} over {a !} }=sum from a = 0 to {log_2 n} {{(z)(z-1)...(z-a+1)} over { a! }}d_a'(n)</annotation>
  </semantics>
</math>
</file>

<file path=Object 362/content.xml><?xml version="1.0" encoding="utf-8"?>
<math xmlns="http://www.w3.org/1998/Math/MathML">
  <semantics>
    <mrow>
      <msub>
        <mi>d</mi>
        <mi>k</mi>
      </msub>
      <mi>'</mi>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i>j</mi>
          </msup>
        </mrow>
      </mrow>
      <mtext>(</mtext>
      <mtable>
        <mtr>
          <mtd>
            <mrow>
              <mi>k</mi>
            </mrow>
          </mtd>
        </mtr>
        <mtr>
          <mtd>
            <mrow>
              <mi>j</mi>
            </mrow>
          </mtd>
        </mtr>
      </mtable>
      <mtext>)</mtext>
      <msub>
        <mi>d</mi>
        <mrow>
          <mrow>
            <mi>k</mi>
            <mo stretchy="false">−</mo>
            <mi>j</mi>
          </mrow>
        </mrow>
      </msub>
      <mrow>
        <mo stretchy="false">(</mo>
        <mrow>
          <mi>n</mi>
        </mrow>
        <mo stretchy="false">)</mo>
      </mrow>
    </mrow>
    <annotation encoding="StarMath 5.0">d_k'(n) = sum from j = 0 to k (-1)^j"("binom{k}{j} ")"d_{k-j}(n)</annotation>
  </semantics>
</math>
</file>

<file path=Object 363/content.xml><?xml version="1.0" encoding="utf-8"?>
<math xmlns="http://www.w3.org/1998/Math/MathML">
  <semantics>
    <mrow>
      <msub>
        <mi>D</mi>
        <mi>z</mi>
      </msub>
      <mrow>
        <mrow>
          <mo stretchy="false">(</mo>
          <mrow>
            <mi>n</mi>
          </mrow>
          <mo stretchy="false">)</mo>
        </mrow>
        <mo stretchy="false">=</mo>
        <mrow>
          <munderover>
            <mo stretchy="false">∑</mo>
            <mrow>
              <mi>j</mi>
              <mo stretchy="false">=</mo>
              <mn>1</mn>
            </mrow>
            <mi>n</mi>
          </munderover>
          <msub>
            <mi>d</mi>
            <mi>z</mi>
          </msub>
        </mrow>
      </mrow>
      <mrow>
        <mo stretchy="false">(</mo>
        <mrow>
          <mi>j</mi>
        </mrow>
        <mo stretchy="false">)</mo>
      </mrow>
      <mtext>      </mtext>
      <mi>M</mi>
      <mrow>
        <mrow>
          <mo stretchy="false">(</mo>
          <mrow>
            <mi>n</mi>
          </mrow>
          <mo stretchy="false">)</mo>
        </mrow>
        <mo stretchy="false">=</mo>
        <mrow>
          <munderover>
            <mo stretchy="false">∑</mo>
            <mrow>
              <mi>j</mi>
              <mo stretchy="false">=</mo>
              <mn>1</mn>
            </mrow>
            <mi>n</mi>
          </munderover>
          <mo stretchy="false">μ</mo>
        </mrow>
      </mrow>
      <mrow>
        <mo stretchy="false">(</mo>
        <mrow>
          <mi>j</mi>
        </mrow>
        <mo stretchy="false">)</mo>
      </mrow>
      <mtext>      </mtext>
      <mo stretchy="false">Π</mo>
      <mrow>
        <mrow>
          <mo stretchy="false">(</mo>
          <mrow>
            <mi>n</mi>
          </mrow>
          <mo stretchy="false">)</mo>
        </mrow>
        <mo stretchy="false">=</mo>
        <mrow>
          <munderover>
            <mo stretchy="false">∑</mo>
            <mrow>
              <mi>j</mi>
              <mo stretchy="false">=</mo>
              <mn>2</mn>
            </mrow>
            <mi>n</mi>
          </munderover>
          <mo stretchy="false">κ</mo>
        </mrow>
      </mrow>
      <mrow>
        <mo stretchy="false">(</mo>
        <mrow>
          <mi>j</mi>
        </mrow>
        <mo stretchy="false">)</mo>
      </mrow>
      <mtext>       </mtext>
      <mo stretchy="false">ψ</mo>
      <mrow>
        <mrow>
          <mo stretchy="false">(</mo>
          <mrow>
            <mi>n</mi>
          </mrow>
          <mo stretchy="false">)</mo>
        </mrow>
        <mo stretchy="false">=</mo>
        <mrow>
          <munderover>
            <mo stretchy="false">∑</mo>
            <mrow>
              <mi>j</mi>
              <mo stretchy="false">=</mo>
              <mn>2</mn>
            </mrow>
            <mi>n</mi>
          </munderover>
          <mo stretchy="false">Λ</mo>
        </mrow>
      </mrow>
      <mrow>
        <mo stretchy="false">(</mo>
        <mrow>
          <mi>j</mi>
        </mrow>
        <mo stretchy="false">)</mo>
      </mrow>
    </mrow>
    <annotation encoding="StarMath 5.0">D_z(n) = sum from j = 1 to n d_z(j)"      "M(n) = sum from j=1 to n %mu(j)"      "%PI(n) = sum from j = 2 to n %kappa(j)"       " %psi(n) = sum from j = 2 to n %LAMBDA(j)</annotation>
  </semantics>
</math>
</file>

<file path=Object 364/content.xml><?xml version="1.0" encoding="utf-8"?>
<math xmlns="http://www.w3.org/1998/Math/MathML">
  <semantics>
    <mrow>
      <msub>
        <mi>d</mi>
        <mrow>
          <mrow>
            <mo stretchy="false">−</mo>
            <mn>1</mn>
          </mrow>
        </mrow>
      </msub>
      <mrow>
        <mo stretchy="false">(</mo>
        <mrow>
          <mi>n</mi>
        </mrow>
        <mo stretchy="false">)</mo>
      </mrow>
    </mrow>
    <annotation encoding="StarMath 5.0">d_{-1}(n)</annotation>
  </semantics>
</math>
</file>

<file path=Object 365/content.xml><?xml version="1.0" encoding="utf-8"?>
<math xmlns="http://www.w3.org/1998/Math/MathML">
  <semantics>
    <mrow>
      <mrow>
        <munder>
          <mo stretchy="false">∑</mo>
          <mrow>
            <mrow>
              <mi>j</mi>
              <mo stretchy="false">∣</mo>
              <mi>n</mi>
            </mrow>
          </mrow>
        </munder>
        <mo stretchy="false">μ</mo>
      </mrow>
      <mrow>
        <mrow>
          <mo stretchy="false">(</mo>
          <mrow>
            <mi>j</mi>
          </mrow>
          <mo stretchy="false">)</mo>
        </mrow>
        <mo stretchy="false">=</mo>
        <mn>0</mn>
      </mrow>
    </mrow>
    <annotation encoding="StarMath 5.0">sum from {j divides n}%mu(j)=0</annotation>
  </semantics>
</math>
</file>

<file path=Object 366/content.xml><?xml version="1.0" encoding="utf-8"?>
<math xmlns="http://www.w3.org/1998/Math/MathML">
  <semantics>
    <mrow>
      <mrow>
        <munder>
          <mo stretchy="false">∑</mo>
          <mrow>
            <mrow>
              <mi>j</mi>
              <mo stretchy="false">∣</mo>
              <mi>n</mi>
            </mrow>
          </mrow>
        </munder>
        <mo stretchy="false">μ</mo>
      </mrow>
      <mrow>
        <mo stretchy="false">(</mo>
        <mrow>
          <mi>j</mi>
        </mrow>
        <mo stretchy="false">)</mo>
      </mrow>
      <mi>log</mi>
      <mrow>
        <mrow>
          <mfrac>
            <mi>n</mi>
            <mi>j</mi>
          </mfrac>
        </mrow>
        <mo stretchy="false">=</mo>
        <mo stretchy="false">Λ</mo>
      </mrow>
      <mrow>
        <mo stretchy="false">(</mo>
        <mrow>
          <mi>n</mi>
        </mrow>
        <mo stretchy="false">)</mo>
      </mrow>
    </mrow>
    <annotation encoding="StarMath 5.0">sum from {j divides n}%mu(j) log {n over j}=%LAMBDA(n)</annotation>
  </semantics>
</math>
</file>

<file path=Object 367/content.xml><?xml version="1.0" encoding="utf-8"?>
<math xmlns="http://www.w3.org/1998/Math/MathML">
  <semantics>
    <mrow>
      <mrow>
        <munder>
          <mi>lim</mi>
          <mrow>
            <mi>x</mi>
            <mo stretchy="false">→</mo>
            <mn>0</mn>
          </mrow>
        </munder>
        <mrow>
          <mfrac>
            <mn>1</mn>
            <mi>x</mi>
          </mfrac>
        </mrow>
      </mrow>
      <mrow>
        <mrow>
          <mrow>
            <mo stretchy="false">(</mo>
            <mrow>
              <mrow>
                <mrow>
                  <mo stretchy="false">(</mo>
                  <mrow>
                    <mrow>
                      <munder>
                        <mo stretchy="false">∑</mo>
                        <mrow>
                          <mrow>
                            <mi>j</mi>
                            <mo stretchy="false">∣</mo>
                            <mi>n</mi>
                          </mrow>
                        </mrow>
                      </munder>
                      <mrow>
                        <mrow>
                          <msub>
                            <mi>d</mi>
                            <mrow>
                              <mrow>
                                <mrow>
                                  <mo stretchy="false">−</mo>
                                  <mn>1</mn>
                                </mrow>
                                <mo stretchy="false">+</mo>
                                <mi>x</mi>
                              </mrow>
                            </mrow>
                          </msub>
                          <mrow>
                            <mo stretchy="false">(</mo>
                            <mrow>
                              <mi>j</mi>
                            </mrow>
                            <mo stretchy="false">)</mo>
                          </mrow>
                        </mrow>
                      </mrow>
                    </mrow>
                  </mrow>
                  <mo stretchy="false">)</mo>
                </mrow>
                <mo stretchy="false">−</mo>
                <msub>
                  <mi>d</mi>
                  <mrow>
                    <mn>0</mn>
                  </mrow>
                </msub>
              </mrow>
              <mrow>
                <mo stretchy="false">(</mo>
                <mrow>
                  <mi>n</mi>
                </mrow>
                <mo stretchy="false">)</mo>
              </mrow>
            </mrow>
            <mo stretchy="false">)</mo>
          </mrow>
        </mrow>
        <mo stretchy="false">=</mo>
        <mo stretchy="false">κ</mo>
      </mrow>
      <mrow>
        <mo stretchy="false">(</mo>
        <mrow>
          <mi>n</mi>
        </mrow>
        <mo stretchy="false">)</mo>
      </mrow>
    </mrow>
    <annotation encoding="StarMath 5.0">lim from {x rightarrow 0} {1 over x}{((sum from {j divides n}{{d_{-1+x}(j)}})-d_{0}(n))}=%kappa(n)</annotation>
  </semantics>
</math>
</file>

<file path=Object 368/content.xml><?xml version="1.0" encoding="utf-8"?>
<math xmlns="http://www.w3.org/1998/Math/MathML">
  <semantics>
    <mrow>
      <mo stretchy="false">μ</mo>
      <mrow>
        <mrow>
          <mo stretchy="false">(</mo>
          <mrow>
            <mi>n</mi>
          </mrow>
          <mo stretchy="false">)</mo>
        </mrow>
        <mo stretchy="false">=</mo>
        <msub>
          <mi>d</mi>
          <mrow>
            <mrow>
              <mo stretchy="false">−</mo>
              <mn>1</mn>
            </mrow>
          </mrow>
        </msub>
      </mrow>
      <mrow>
        <mo stretchy="false">(</mo>
        <mrow>
          <mi>n</mi>
        </mrow>
        <mo stretchy="false">)</mo>
      </mrow>
    </mrow>
    <annotation encoding="StarMath 5.0">%mu(n)=d_{-1}(n)</annotation>
  </semantics>
</math>
</file>

<file path=Object 369/content.xml><?xml version="1.0" encoding="utf-8"?>
<math xmlns="http://www.w3.org/1998/Math/MathML">
  <semantics>
    <mrow>
      <mrow>
        <munderover>
          <mo stretchy="false">∑</mo>
          <mrow>
            <mi>j</mi>
            <mo stretchy="false">=</mo>
            <mn>1</mn>
          </mrow>
          <mi>n</mi>
        </munderover>
        <mi>M</mi>
      </mrow>
      <mrow>
        <mrow>
          <mo stretchy="false">(</mo>
          <mrow>
            <mfrac>
              <mi>n</mi>
              <mi>j</mi>
            </mfrac>
          </mrow>
          <mo stretchy="false">)</mo>
        </mrow>
        <mo stretchy="false">=</mo>
        <mn>1.</mn>
      </mrow>
    </mrow>
    <annotation encoding="StarMath 5.0">sum from j=1 to n M(n over j)=1.</annotation>
  </semantics>
</math>
</file>

<file path=Object 37/content.xml><?xml version="1.0" encoding="utf-8"?>
<math xmlns="http://www.w3.org/1998/Math/MathML" display="block">
  <semantics>
    <mtable>
      <mtr>
        <mtd>
          <mrow>
            <mi mathvariant="normal">π</mi>
            <mrow>
              <mrow>
                <mo fence="true" stretchy="false">(</mo>
                <mrow>
                  <mi>n</mi>
                </mrow>
                <mo fence="true" stretchy="false">)</mo>
              </mrow>
              <mo stretchy="false">=</mo>
              <mtext>number of primes</mtext>
              <mo stretchy="false">≤</mo>
              <mi>n</mi>
            </mrow>
            <mtext/>
          </mrow>
        </mtd>
      </mtr>
      <mtr>
        <mtd>
          <mrow>
            <mrow>
              <msub>
                <mrow>
                  <mo fence="true" stretchy="false">[</mo>
                  <mrow>
                    <mrow>
                      <mi>log</mi>
                      <mi mathvariant="normal">ζ</mi>
                      <mrow>
                        <mo fence="true" stretchy="false">(</mo>
                        <mrow>
                          <mn>0</mn>
                        </mrow>
                        <mo fence="true" stretchy="false">)</mo>
                      </mrow>
                    </mrow>
                  </mrow>
                  <mo fence="true" stretchy="false">]</mo>
                </mrow>
                <mi>n</mi>
              </msub>
              <mo stretchy="false">=</mo>
              <mrow>
                <munderover>
                  <mo stretchy="false">∑</mo>
                  <mrow>
                    <mi>k</mi>
                    <mo stretchy="false">=</mo>
                    <mn>1</mn>
                  </mrow>
                  <mrow>
                    <mo fence="true" stretchy="false">⌊</mo>
                    <mrow>
                      <mrow>
                        <msub>
                          <mi>log</mi>
                          <mn>2</mn>
                        </msub>
                        <mi>n</mi>
                      </mrow>
                    </mrow>
                    <mo fence="true" stretchy="false">⌋</mo>
                  </mrow>
                </munderover>
                <mfrac>
                  <mn>1</mn>
                  <mi>k</mi>
                </mfrac>
              </mrow>
            </mrow>
            <mrow>
              <mi mathvariant="normal">π</mi>
              <mrow>
                <mo fence="true" stretchy="false">(</mo>
                <mrow>
                  <msup>
                    <mi>n</mi>
                    <mfrac>
                      <mn>1</mn>
                      <mi>k</mi>
                    </mfrac>
                  </msup>
                </mrow>
                <mo fence="true" stretchy="false">)</mo>
              </mrow>
            </mrow>
          </mrow>
        </mtd>
      </mtr>
    </mtable>
    <annotation encoding="StarMath 5.0">%pi(n) = "number of primes" &lt;= n
"" newline [log %zeta(0)]_n = sum from k = 1 to {lfloor log_2 n rfloor} {1  over k }{%pi(n^{1 over k})}
</annotation>
  </semantics>
</math>
</file>

<file path=Object 370/content.xml><?xml version="1.0" encoding="utf-8"?>
<math xmlns="http://www.w3.org/1998/Math/MathML">
  <semantics>
    <mrow>
      <mrow>
        <munderover>
          <mo stretchy="false">∑</mo>
          <mrow>
            <mi>j</mi>
            <mo stretchy="false">=</mo>
            <mn>1</mn>
          </mrow>
          <mi>n</mi>
        </munderover>
        <mi>M</mi>
      </mrow>
      <mrow>
        <mo stretchy="false">(</mo>
        <mrow>
          <mfrac>
            <mi>n</mi>
            <mi>j</mi>
          </mfrac>
        </mrow>
        <mo stretchy="false">)</mo>
      </mrow>
      <mi>log</mi>
      <mrow>
        <mi>j</mi>
        <mo stretchy="false">=</mo>
        <mo stretchy="false">ψ</mo>
      </mrow>
      <mrow>
        <mo stretchy="false">(</mo>
        <mrow>
          <mi>n</mi>
        </mrow>
        <mo stretchy="false">)</mo>
      </mrow>
    </mrow>
    <annotation encoding="StarMath 5.0">sum from j=1 to n M(n over j)log j =%psi(n)</annotation>
  </semantics>
</math>
</file>

<file path=Object 371/content.xml><?xml version="1.0" encoding="utf-8"?>
<math xmlns="http://www.w3.org/1998/Math/MathML">
  <semantics>
    <mrow>
      <mrow>
        <munder>
          <mi>lim</mi>
          <mrow>
            <mi>x</mi>
            <mo stretchy="false">→</mo>
            <mn>0</mn>
          </mrow>
        </munder>
        <mrow>
          <mfrac>
            <mn>1</mn>
            <mi>x</mi>
          </mfrac>
        </mrow>
      </mrow>
      <mrow>
        <mrow>
          <mo stretchy="false">(</mo>
          <mrow>
            <mrow>
              <mrow>
                <mo stretchy="false">(</mo>
                <mrow>
                  <mrow>
                    <munderover>
                      <mo stretchy="false">∑</mo>
                      <mrow>
                        <mi>j</mi>
                        <mo stretchy="false">=</mo>
                        <mn>1</mn>
                      </mrow>
                      <mi>n</mi>
                    </munderover>
                    <mrow>
                      <msub>
                        <mi>D</mi>
                        <mrow>
                          <mrow>
                            <mrow>
                              <mo stretchy="false">−</mo>
                              <mn>1</mn>
                            </mrow>
                            <mo stretchy="false">+</mo>
                            <mi>x</mi>
                          </mrow>
                        </mrow>
                      </msub>
                    </mrow>
                  </mrow>
                  <mrow>
                    <mo stretchy="false">(</mo>
                    <mrow>
                      <mfrac>
                        <mi>n</mi>
                        <mi>j</mi>
                      </mfrac>
                    </mrow>
                    <mo stretchy="false">)</mo>
                  </mrow>
                </mrow>
                <mo stretchy="false">)</mo>
              </mrow>
              <mo stretchy="false">−</mo>
              <mn>1</mn>
            </mrow>
          </mrow>
          <mo stretchy="false">)</mo>
        </mrow>
        <mo stretchy="false">=</mo>
        <mo stretchy="false">Π</mo>
      </mrow>
      <mrow>
        <mo stretchy="false">(</mo>
        <mrow>
          <mi>n</mi>
        </mrow>
        <mo stretchy="false">)</mo>
      </mrow>
    </mrow>
    <annotation encoding="StarMath 5.0">lim from {x rightarrow 0} {1 over x} ((sum from j=1 to n {D_{-1+x}}(n over j))-1) =%PI(n)</annotation>
  </semantics>
</math>
</file>

<file path=Object 372/content.xml><?xml version="1.0" encoding="utf-8"?>
<math xmlns="http://www.w3.org/1998/Math/MathML">
  <semantics>
    <mrow>
      <mrow>
        <munderover>
          <mo stretchy="false">∑</mo>
          <mrow>
            <mi>j</mi>
            <mo stretchy="false">=</mo>
            <mn>2</mn>
          </mrow>
          <mi>n</mi>
        </munderover>
        <mo stretchy="false">μ</mo>
      </mrow>
      <mrow>
        <mo stretchy="false">(</mo>
        <mrow>
          <mi>j</mi>
        </mrow>
        <mo stretchy="false">)</mo>
      </mrow>
      <mi>log</mi>
      <mrow>
        <mrow>
          <mo stretchy="false">(</mo>
          <mrow>
            <mrow>
              <mo stretchy="false">⌊</mo>
              <mrow>
                <mfrac>
                  <mi>n</mi>
                  <mi>j</mi>
                </mfrac>
              </mrow>
              <mo stretchy="false">⌋</mo>
            </mrow>
            <mi>!</mi>
          </mrow>
          <mo stretchy="false">)</mo>
        </mrow>
        <mo stretchy="false">=</mo>
        <mo stretchy="false">ψ</mo>
      </mrow>
      <mrow>
        <mo stretchy="false">(</mo>
        <mrow>
          <mi>n</mi>
        </mrow>
        <mo stretchy="false">)</mo>
      </mrow>
    </mrow>
    <annotation encoding="StarMath 5.0">sum from j=2 to n %mu(j) log (lfloor n over j rfloor!) =%psi(n)</annotation>
  </semantics>
</math>
</file>

<file path=Object 373/content.xml><?xml version="1.0" encoding="utf-8"?>
<math xmlns="http://www.w3.org/1998/Math/MathML">
  <semantics>
    <mrow>
      <mrow>
        <munder>
          <mi>lim</mi>
          <mrow>
            <mi>x</mi>
            <mo stretchy="false">→</mo>
            <mn>0</mn>
          </mrow>
        </munder>
        <mrow>
          <mfrac>
            <mn>1</mn>
            <mi>x</mi>
          </mfrac>
        </mrow>
      </mrow>
      <mrow>
        <munderover>
          <mo stretchy="false">∑</mo>
          <mrow>
            <mi>j</mi>
            <mo stretchy="false">=</mo>
            <mn>2</mn>
          </mrow>
          <mi>n</mi>
        </munderover>
        <mo stretchy="false">μ</mo>
      </mrow>
      <mrow>
        <mo stretchy="false">(</mo>
        <mrow>
          <mi>j</mi>
        </mrow>
        <mo stretchy="false">)</mo>
      </mrow>
      <mrow>
        <msub>
          <mi>D</mi>
          <mrow>
            <mrow>
              <mn>1</mn>
              <mo stretchy="false">+</mo>
              <mi>x</mi>
            </mrow>
          </mrow>
        </msub>
      </mrow>
      <mrow>
        <mrow>
          <mo stretchy="false">(</mo>
          <mrow>
            <mfrac>
              <mi>n</mi>
              <mi>j</mi>
            </mfrac>
          </mrow>
          <mo stretchy="false">)</mo>
        </mrow>
        <mo stretchy="false">=</mo>
        <mo stretchy="false">Π</mo>
      </mrow>
      <mrow>
        <mo stretchy="false">(</mo>
        <mrow>
          <mi>n</mi>
        </mrow>
        <mo stretchy="false">)</mo>
      </mrow>
    </mrow>
    <annotation encoding="StarMath 5.0">lim from {x rightarrow 0} {1 over x} sum from j=2 to n %mu(j){D_{1+x}}(n over j) =%PI(n)</annotation>
  </semantics>
</math>
</file>

<file path=Object 374/content.xml><?xml version="1.0" encoding="utf-8"?>
<math xmlns="http://www.w3.org/1998/Math/MathML">
  <semantics>
    <mtable>
      <mtr>
        <mtd>
          <mrow>
            <mrow>
              <mrow>
                <mi>n</mi>
                <mo stretchy="false">−</mo>
                <mn>1</mn>
              </mrow>
              <mo stretchy="false">=</mo>
              <mrow>
                <munderover>
                  <mo stretchy="false">∑</mo>
                  <mrow>
                    <mi>j</mi>
                    <mo stretchy="false">=</mo>
                    <mn>2</mn>
                  </mrow>
                  <mi>n</mi>
                </munderover>
                <mo stretchy="false">κ</mo>
              </mrow>
            </mrow>
            <mrow>
              <mrow>
                <mo stretchy="false">(</mo>
                <mrow>
                  <mi>j</mi>
                </mrow>
                <mo stretchy="false">)</mo>
              </mrow>
              <mo stretchy="false">+</mo>
              <mrow>
                <mfrac>
                  <mn>1</mn>
                  <mn>2</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o stretchy="false">κ</mo>
              </mrow>
            </mrow>
            <mrow>
              <mo stretchy="false">(</mo>
              <mrow>
                <mi>j</mi>
              </mrow>
              <mo stretchy="false">)</mo>
            </mrow>
            <mo stretchy="false">κ</mo>
            <mrow>
              <mrow>
                <mo stretchy="false">(</mo>
                <mrow>
                  <mi>k</mi>
                </mrow>
                <mo stretchy="false">)</mo>
              </mrow>
              <mo stretchy="false">+</mo>
              <mrow>
                <mfrac>
                  <mn>1</mn>
                  <mn>6</mn>
                </mfrac>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o stretchy="false">κ</mo>
                </mrow>
              </mrow>
            </mrow>
            <mrow>
              <mo stretchy="false">(</mo>
              <mrow>
                <mi>j</mi>
              </mrow>
              <mo stretchy="false">)</mo>
            </mrow>
            <mo stretchy="false">κ</mo>
            <mrow>
              <mo stretchy="false">(</mo>
              <mrow>
                <mi>k</mi>
              </mrow>
              <mo stretchy="false">)</mo>
            </mrow>
            <mo stretchy="false">κ</mo>
            <mrow>
              <mo stretchy="false">(</mo>
              <mrow>
                <mi>l</mi>
              </mrow>
              <mo stretchy="false">)</mo>
            </mrow>
            <mtext/>
          </mrow>
        </mtd>
      </mtr>
      <mtr>
        <mtd>
          <mrow>
            <mrow>
              <mtext>            </mtext>
              <mo stretchy="false">+</mo>
              <mfrac>
                <mn>1</mn>
                <mn>24</mn>
              </mfrac>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row>
                    <munderover>
                      <mo stretchy="false">∑</mo>
                      <mrow>
                        <mi>m</mi>
                        <mo stretchy="false">=</mo>
                        <mn>2</mn>
                      </mrow>
                      <mrow>
                        <mo stretchy="false">⌊</mo>
                        <mrow>
                          <mfrac>
                            <mi>n</mi>
                            <mrow>
                              <mrow>
                                <mrow>
                                  <mi>j</mi>
                                  <mo stretchy="false">⋅</mo>
                                  <mi>k</mi>
                                </mrow>
                                <mo stretchy="false">⋅</mo>
                                <mi>l</mi>
                              </mrow>
                            </mrow>
                          </mfrac>
                        </mrow>
                        <mo stretchy="false">⌋</mo>
                      </mrow>
                    </munderover>
                    <mo stretchy="false">κ</mo>
                  </mrow>
                </mrow>
              </mrow>
            </mrow>
            <mrow>
              <mo stretchy="false">(</mo>
              <mrow>
                <mi>j</mi>
              </mrow>
              <mo stretchy="false">)</mo>
            </mrow>
            <mo stretchy="false">κ</mo>
            <mrow>
              <mo stretchy="false">(</mo>
              <mrow>
                <mi>k</mi>
              </mrow>
              <mo stretchy="false">)</mo>
            </mrow>
            <mo stretchy="false">κ</mo>
            <mrow>
              <mo stretchy="false">(</mo>
              <mrow>
                <mi>l</mi>
              </mrow>
              <mo stretchy="false">)</mo>
            </mrow>
            <mo stretchy="false">κ</mo>
            <mrow>
              <mrow>
                <mo stretchy="false">(</mo>
                <mrow>
                  <mi>m</mi>
                </mrow>
                <mo stretchy="false">)</mo>
              </mrow>
              <mo stretchy="false">+</mo>
              <mfrac>
                <mn>1</mn>
                <mn>120</mn>
              </mfrac>
            </mrow>
            <mn>...</mn>
          </mrow>
        </mtd>
      </mtr>
    </mtable>
    <annotation encoding="StarMath 5.0">n-1 = 
sum from j = 2 to n %kappa(j) 
+ {1 over 2} sum from j = 2 to n sum from k = 2 to lfloor n over j rfloor %kappa(j)%kappa(k) 
+ {1 over 6} sum from j = 2 to n sum from k = 2 to lfloor n over j rfloor sum from l = 2 to lfloor 	n over {j cdot k} rfloor %kappa(j)%kappa(k)%kappa(l) 
"" newline "            "+ 1 over 24 sum from j = 2 to n sum from k = 2 to lfloor n over j rfloor sum from l = 2 to lfloor 	n over {j cdot k} rfloor sum from m = 2 to lfloor n over {j cdot k cdot l} rfloor %kappa(j)%kappa(k)%kappa(l)%kappa(m) +1 over 120 ...</annotation>
  </semantics>
</math>
</file>

<file path=Object 375/content.xml><?xml version="1.0" encoding="utf-8"?>
<math xmlns="http://www.w3.org/1998/Math/MathML">
  <semantics>
    <mtable>
      <mtr>
        <mtd>
          <mrow>
            <msub>
              <mi>F</mi>
              <mi>k</mi>
            </msub>
            <mrow>
              <mrow>
                <mo stretchy="false">(</mo>
                <mrow>
                  <mi>n</mi>
                </mrow>
                <mo stretchy="false">)</mo>
              </mrow>
              <mo stretchy="false">=</mo>
              <mrow>
                <munderover>
                  <mo stretchy="false">∑</mo>
                  <mrow>
                    <mi>j</mi>
                    <mo stretchy="false">=</mo>
                    <mn>2</mn>
                  </mrow>
                  <mi>n</mi>
                </munderover>
                <mo stretchy="false">κ</mo>
              </mrow>
            </mrow>
            <mrow>
              <mo stretchy="false">(</mo>
              <mrow>
                <mi>j</mi>
              </mrow>
              <mo stretchy="false">)</mo>
            </mrow>
            <mrow>
              <mo stretchy="false">(</mo>
              <mrow>
                <mrow>
                  <mrow>
                    <mfrac>
                      <mn>1</mn>
                      <mrow>
                        <mi>k</mi>
                        <mi>!</mi>
                      </mrow>
                    </mfrac>
                    <mo stretchy="false">+</mo>
                    <msub>
                      <mi>F</mi>
                      <mrow>
                        <mrow>
                          <mi>k</mi>
                          <mo stretchy="false">+</mo>
                          <mn>1</mn>
                        </mrow>
                      </mrow>
                    </msub>
                  </mrow>
                  <mrow>
                    <mo stretchy="false">(</mo>
                    <mrow>
                      <mrow>
                        <mo stretchy="false">⌊</mo>
                        <mrow>
                          <mfrac>
                            <mi>n</mi>
                            <mi>j</mi>
                          </mfrac>
                        </mrow>
                        <mo stretchy="false">⌋</mo>
                      </mrow>
                    </mrow>
                    <mo stretchy="false">)</mo>
                  </mrow>
                </mrow>
              </mrow>
              <mo stretchy="false">)</mo>
            </mrow>
            <mtext/>
          </mrow>
        </mtd>
      </mtr>
      <mtr>
        <mtd>
          <mrow>
            <mrow>
              <mrow>
                <mi>n</mi>
                <mo stretchy="false">−</mo>
                <mn>1</mn>
              </mrow>
              <mo stretchy="false">=</mo>
              <msub>
                <mi>F</mi>
                <mn>1</mn>
              </msub>
            </mrow>
            <mrow>
              <mo stretchy="false">(</mo>
              <mrow>
                <mi>n</mi>
              </mrow>
              <mo stretchy="false">)</mo>
            </mrow>
          </mrow>
        </mtd>
      </mtr>
    </mtable>
    <annotation encoding="StarMath 5.0">F_k(n) = sum from j = 2 to n %kappa(j) ({1 over {k!} + F_{k+1}(lfloor n over j rfloor)})
"" newline n - 1 = F_1(n)</annotation>
  </semantics>
</math>
</file>

<file path=Object 376/content.xml><?xml version="1.0" encoding="utf-8"?>
<math xmlns="http://www.w3.org/1998/Math/MathML">
  <semantics>
    <mrow>
      <mi mathvariant="italic">li</mi>
      <mrow>
        <mo stretchy="false">(</mo>
        <mrow>
          <mi>x</mi>
        </mrow>
        <mo stretchy="false">)</mo>
      </mrow>
    </mrow>
    <annotation encoding="StarMath 5.0">li(x)</annotation>
  </semantics>
</math>
</file>

<file path=Object 377/content.xml><?xml version="1.0" encoding="utf-8"?>
<math xmlns="http://www.w3.org/1998/Math/MathML">
  <semantics>
    <mrow>
      <mo stretchy="false">π</mo>
      <mrow>
        <mo stretchy="false">(</mo>
        <mrow>
          <mi>x</mi>
        </mrow>
        <mo stretchy="false">)</mo>
      </mrow>
    </mrow>
    <annotation encoding="StarMath 5.0">%pi(x)</annotation>
  </semantics>
</math>
</file>

<file path=Object 378/content.xml><?xml version="1.0" encoding="utf-8"?>
<math xmlns="http://www.w3.org/1998/Math/MathML">
  <semantics>
    <mrow>
      <mi mathvariant="italic">li</mi>
      <mrow>
        <mo stretchy="false">(</mo>
        <mrow>
          <mi>x</mi>
        </mrow>
        <mo stretchy="false">)</mo>
      </mrow>
    </mrow>
    <annotation encoding="StarMath 5.0">li(x)</annotation>
  </semantics>
</math>
</file>

<file path=Object 379/content.xml><?xml version="1.0" encoding="utf-8"?>
<math xmlns="http://www.w3.org/1998/Math/MathML">
  <semantics>
    <mrow>
      <mo stretchy="false">Π</mo>
      <mrow>
        <mo stretchy="false">(</mo>
        <mrow>
          <mi>n</mi>
        </mrow>
        <mo stretchy="false">)</mo>
      </mrow>
    </mrow>
    <annotation encoding="StarMath 5.0">%PI(n)</annotation>
  </semantics>
</math>
</file>

<file path=Object 38/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380/content.xml><?xml version="1.0" encoding="utf-8"?>
<math xmlns="http://www.w3.org/1998/Math/MathML">
  <semantics>
    <mrow>
      <mi mathvariant="italic">li</mi>
      <mrow>
        <mo stretchy="false">(</mo>
        <mrow>
          <mi>x</mi>
        </mrow>
        <mo stretchy="false">)</mo>
      </mrow>
    </mrow>
    <annotation encoding="StarMath 5.0">li(x)</annotation>
  </semantics>
</math>
</file>

<file path=Object 381/content.xml><?xml version="1.0" encoding="utf-8"?>
<math xmlns="http://www.w3.org/1998/Math/MathML">
  <semantics>
    <mrow>
      <mo stretchy="false">Π</mo>
      <mrow>
        <mo stretchy="false">(</mo>
        <mrow>
          <mi>n</mi>
        </mrow>
        <mo stretchy="false">)</mo>
      </mrow>
    </mrow>
    <annotation encoding="StarMath 5.0">%PI(n)</annotation>
  </semantics>
</math>
</file>

<file path=Object 382/content.xml><?xml version="1.0" encoding="utf-8"?>
<math xmlns="http://www.w3.org/1998/Math/MathML">
  <semantics>
    <mrow>
      <mi mathvariant="italic">li</mi>
      <mrow>
        <mo stretchy="false">(</mo>
        <mrow>
          <mi>x</mi>
        </mrow>
        <mo stretchy="false">)</mo>
      </mrow>
    </mrow>
    <annotation encoding="StarMath 5.0">li(x)</annotation>
  </semantics>
</math>
</file>

<file path=Object 383/content.xml><?xml version="1.0" encoding="utf-8"?>
<math xmlns="http://www.w3.org/1998/Math/MathML">
  <semantics>
    <mrow>
      <mo stretchy="false">Π</mo>
      <mrow>
        <mo stretchy="false">(</mo>
        <mrow>
          <mi>n</mi>
        </mrow>
        <mo stretchy="false">)</mo>
      </mrow>
    </mrow>
    <annotation encoding="StarMath 5.0">%PI(n)</annotation>
  </semantics>
</math>
</file>

<file path=Object 384/content.xml><?xml version="1.0" encoding="utf-8"?>
<math xmlns="http://www.w3.org/1998/Math/MathML">
  <semantics>
    <mrow>
      <msub>
        <mi>D</mi>
        <mi>k</mi>
      </msub>
      <mi>'</mi>
      <mrow>
        <mo stretchy="false">(</mo>
        <mrow>
          <mi>n</mi>
        </mrow>
        <mo stretchy="false">)</mo>
      </mrow>
    </mrow>
    <annotation encoding="StarMath 5.0">D_k'(n)</annotation>
  </semantics>
</math>
</file>

<file path=Object 385/content.xml><?xml version="1.0" encoding="utf-8"?>
<math xmlns="http://www.w3.org/1998/Math/MathML">
  <semantics>
    <mrow>
      <mi mathvariant="italic">li</mi>
      <mrow>
        <mo stretchy="false">(</mo>
        <mrow>
          <mi>x</mi>
        </mrow>
        <mo stretchy="false">)</mo>
      </mrow>
    </mrow>
    <annotation encoding="StarMath 5.0">li(x)</annotation>
  </semantics>
</math>
</file>

<file path=Object 386/content.xml><?xml version="1.0" encoding="utf-8"?>
<math xmlns="http://www.w3.org/1998/Math/MathML">
  <semantics>
    <mrow>
      <mo stretchy="false">Π</mo>
      <mrow>
        <mo stretchy="false">(</mo>
        <mrow>
          <mi>n</mi>
        </mrow>
        <mo stretchy="false">)</mo>
      </mrow>
    </mrow>
    <annotation encoding="StarMath 5.0">%PI(n)</annotation>
  </semantics>
</math>
</file>

<file path=Object 387/content.xml><?xml version="1.0" encoding="utf-8"?>
<math xmlns="http://www.w3.org/1998/Math/MathML">
  <semantics>
    <mrow>
      <mo stretchy="false">Π</mo>
      <mrow>
        <mo stretchy="false">(</mo>
        <mrow>
          <mi>n</mi>
        </mrow>
        <mo stretchy="false">)</mo>
      </mrow>
    </mrow>
    <annotation encoding="StarMath 5.0">%PI(n)</annotation>
  </semantics>
</math>
</file>

<file path=Object 388/content.xml><?xml version="1.0" encoding="utf-8"?>
<math xmlns="http://www.w3.org/1998/Math/MathML">
  <semantics>
    <mrow>
      <mi mathvariant="italic">li</mi>
      <mrow>
        <mo stretchy="false">(</mo>
        <mrow>
          <mi>n</mi>
        </mrow>
        <mo stretchy="false">)</mo>
      </mrow>
    </mrow>
    <annotation encoding="StarMath 5.0">li(n)</annotation>
  </semantics>
</math>
</file>

<file path=Object 389/content.xml><?xml version="1.0" encoding="utf-8"?>
<math xmlns="http://www.w3.org/1998/Math/MathML">
  <semantics>
    <mrow>
      <mo stretchy="false">Π</mo>
      <mrow>
        <mo stretchy="false">(</mo>
        <mrow>
          <mi>n</mi>
        </mrow>
        <mo stretchy="false">)</mo>
      </mrow>
    </mrow>
    <annotation encoding="StarMath 5.0">%PI(n)</annotation>
  </semantics>
</math>
</file>

<file path=Object 39/content.xml><?xml version="1.0" encoding="utf-8"?>
<math xmlns="http://www.w3.org/1998/Math/MathML">
  <semantics>
    <mrow>
      <mo stretchy="false">π</mo>
      <mrow>
        <mo stretchy="false">(</mo>
        <mrow>
          <mi>n</mi>
        </mrow>
        <mo stretchy="false">)</mo>
      </mrow>
    </mrow>
    <annotation encoding="StarMath 5.0">%pi(n)</annotation>
  </semantics>
</math>
</file>

<file path=Object 390/content.xml><?xml version="1.0" encoding="utf-8"?>
<math xmlns="http://www.w3.org/1998/Math/MathML">
  <semantics>
    <mrow>
      <mi mathvariant="italic">li</mi>
      <mrow>
        <mo stretchy="false">(</mo>
        <mrow>
          <mi>n</mi>
        </mrow>
        <mo stretchy="false">)</mo>
      </mrow>
    </mrow>
    <annotation encoding="StarMath 5.0">li(n)</annotation>
  </semantics>
</math>
</file>

<file path=Object 391/content.xml><?xml version="1.0" encoding="utf-8"?>
<math xmlns="http://www.w3.org/1998/Math/MathML">
  <semantics>
    <mrow>
      <mo stretchy="false">Π</mo>
      <mrow>
        <mo stretchy="false">(</mo>
        <mrow>
          <mi>n</mi>
        </mrow>
        <mo stretchy="false">)</mo>
      </mrow>
    </mrow>
    <annotation encoding="StarMath 5.0">%PI(n)</annotation>
  </semantics>
</math>
</file>

<file path=Object 392/content.xml><?xml version="1.0" encoding="utf-8"?>
<math xmlns="http://www.w3.org/1998/Math/MathML">
  <semantics>
    <mrow>
      <mi mathvariant="italic">li</mi>
      <mrow>
        <mo stretchy="false">(</mo>
        <mrow>
          <mi>n</mi>
        </mrow>
        <mo stretchy="false">)</mo>
      </mrow>
    </mrow>
    <annotation encoding="StarMath 5.0">li(n)</annotation>
  </semantics>
</math>
</file>

<file path=Object 393/content.xml><?xml version="1.0" encoding="utf-8"?>
<math xmlns="http://www.w3.org/1998/Math/MathML">
  <semantics>
    <mrow>
      <mrow>
        <mo stretchy="false">⌊</mo>
        <mrow>
          <mi>n</mi>
        </mrow>
        <mo stretchy="false">⌋</mo>
      </mrow>
    </mrow>
    <annotation encoding="StarMath 5.0">lfloor n rfloor</annotation>
  </semantics>
</math>
</file>

<file path=Object 394/content.xml><?xml version="1.0" encoding="utf-8"?>
<math xmlns="http://www.w3.org/1998/Math/MathML">
  <semantics>
    <mrow>
      <mi>n</mi>
    </mrow>
    <annotation encoding="StarMath 5.0">n</annotation>
  </semantics>
</math>
</file>

<file path=Object 395/content.xml><?xml version="1.0" encoding="utf-8"?>
<math xmlns="http://www.w3.org/1998/Math/MathML">
  <semantics>
    <mrow>
      <msub>
        <mi>d</mi>
        <mi>k</mi>
      </msub>
      <mrow>
        <mo stretchy="false">(</mo>
        <mrow>
          <mi>n</mi>
        </mrow>
        <mo stretchy="false">)</mo>
      </mrow>
    </mrow>
    <annotation encoding="StarMath 5.0">d_k(n)</annotation>
  </semantics>
</math>
</file>

<file path=Object 396/content.xml><?xml version="1.0" encoding="utf-8"?>
<math xmlns="http://www.w3.org/1998/Math/MathML">
  <semantics>
    <mrow>
      <msub>
        <mi>d</mi>
        <mi>k</mi>
      </msub>
      <mrow>
        <mo stretchy="false">(</mo>
        <mrow>
          <mi>n</mi>
        </mrow>
        <mo stretchy="false">)</mo>
      </mrow>
    </mrow>
    <annotation encoding="StarMath 5.0">d_k(n)</annotation>
  </semantics>
</math>
</file>

<file path=Object 397/content.xml><?xml version="1.0" encoding="utf-8"?>
<math xmlns="http://www.w3.org/1998/Math/MathML">
  <semantics>
    <mrow>
      <msub>
        <mi>d</mi>
        <mi>k</mi>
      </msub>
      <mi>'</mi>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row>
              <mrow>
                <mi>k</mi>
                <mo stretchy="false">−</mo>
                <mi>j</mi>
              </mrow>
            </mrow>
          </msup>
        </mrow>
      </mrow>
      <mrow>
        <mo stretchy="false">(</mo>
        <mrow>
          <mtable>
            <mtr>
              <mtd>
                <mrow>
                  <mi>k</mi>
                </mrow>
              </mtd>
            </mtr>
            <mtr>
              <mtd>
                <mrow>
                  <mi>j</mi>
                </mrow>
              </mtd>
            </mtr>
          </mtable>
        </mrow>
        <mo stretchy="false">)</mo>
      </mrow>
      <msub>
        <mi>d</mi>
        <mi>j</mi>
      </msub>
      <mrow>
        <mo stretchy="false">(</mo>
        <mrow>
          <mi>n</mi>
        </mrow>
        <mo stretchy="false">)</mo>
      </mrow>
    </mrow>
    <annotation encoding="StarMath 5.0">d_k'(n)= sum from j = 0 to k (-1)^{k-j} (binom{k}{j}) d_j(n)</annotation>
  </semantics>
</math>
</file>

<file path=Object 398/content.xml><?xml version="1.0" encoding="utf-8"?>
<math xmlns="http://www.w3.org/1998/Math/MathML">
  <semantics>
    <mrow>
      <mo stretchy="false">κ</mo>
      <mrow>
        <mo stretchy="false">(</mo>
        <mrow>
          <mi>n</mi>
        </mrow>
        <mo stretchy="false">)</mo>
      </mrow>
    </mrow>
    <annotation encoding="StarMath 5.0">%kappa(n)</annotation>
  </semantics>
</math>
</file>

<file path=Object 399/content.xml><?xml version="1.0" encoding="utf-8"?>
<math xmlns="http://www.w3.org/1998/Math/MathML">
  <semantics>
    <mrow>
      <msub>
        <mi>d</mi>
        <mi>k</mi>
      </msub>
      <mrow>
        <mrow>
          <mo stretchy="false">(</mo>
          <mrow>
            <mi>n</mi>
          </mrow>
          <mo stretchy="false">)</mo>
        </mrow>
        <mo stretchy="false">=</mo>
        <mrow>
          <munderover>
            <mo stretchy="false">∑</mo>
            <mrow>
              <mi>j</mi>
              <mo stretchy="false">=</mo>
              <mn>0</mn>
            </mrow>
            <mi>k</mi>
          </munderover>
          <mrow>
            <mo stretchy="false">(</mo>
            <mrow>
              <mtable>
                <mtr>
                  <mtd>
                    <mrow>
                      <mi>k</mi>
                    </mrow>
                  </mtd>
                </mtr>
                <mtr>
                  <mtd>
                    <mrow>
                      <mi>j</mi>
                    </mrow>
                  </mtd>
                </mtr>
              </mtable>
            </mrow>
            <mo stretchy="false">)</mo>
          </mrow>
        </mrow>
      </mrow>
      <msub>
        <mi>d</mi>
        <mi>j</mi>
      </msub>
      <mrow>
        <mo stretchy="false">(</mo>
        <mrow>
          <mi>n</mi>
        </mrow>
        <mo stretchy="false">)</mo>
      </mrow>
    </mrow>
    <annotation encoding="StarMath 5.0">d_k(n)= sum from j = 0 to k (binom{k}{j}) d_j(n)</annotation>
  </semantics>
</math>
</file>

<file path=Object 4/content.xml><?xml version="1.0" encoding="utf-8"?>
<math xmlns="http://www.w3.org/1998/Math/MathML">
  <semantics>
    <mrow>
      <mi>a</mi>
      <mo stretchy="false">Π</mo>
      <mrow>
        <mrow>
          <mo stretchy="false">(</mo>
          <mrow>
            <mi>n</mi>
          </mrow>
          <mo stretchy="false">)</mo>
        </mrow>
        <mo stretchy="false">=</mo>
        <mrow>
          <munder>
            <mi>lim</mi>
            <mrow>
              <mi>z</mi>
              <mo stretchy="false">→</mo>
              <mn>0</mn>
            </mrow>
          </munder>
          <mrow>
            <mfrac>
              <mrow>
                <msub>
                  <mi>D</mi>
                  <mrow>
                    <mrow>
                      <mi>a</mi>
                      <mo stretchy="false">⋅</mo>
                      <mi>z</mi>
                    </mrow>
                  </mrow>
                </msub>
                <mrow>
                  <mrow>
                    <mo stretchy="false">(</mo>
                    <mrow>
                      <mi>n</mi>
                    </mrow>
                    <mo stretchy="false">)</mo>
                  </mrow>
                  <mo stretchy="false">−</mo>
                  <mn>1</mn>
                </mrow>
              </mrow>
              <mi>z</mi>
            </mfrac>
          </mrow>
        </mrow>
      </mrow>
    </mrow>
    <annotation encoding="StarMath 5.0">a %PI(n) = lim from {z rightarrow 0}  {{D_{a cdot z}(n)-1} over z}</annotation>
  </semantics>
</math>
</file>

<file path=Object 40/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400/content.xml><?xml version="1.0" encoding="utf-8"?>
<math xmlns="http://www.w3.org/1998/Math/MathML">
  <semantics>
    <mrow>
      <mrow>
        <mrow>
          <mo stretchy="false">(</mo>
          <mrow>
            <mtable>
              <mtr>
                <mtd>
                  <mrow>
                    <mi>k</mi>
                  </mrow>
                </mtd>
              </mtr>
              <mtr>
                <mtd>
                  <mrow>
                    <mi>j</mi>
                  </mrow>
                </mtd>
              </mtr>
            </mtable>
          </mrow>
          <mo stretchy="false">)</mo>
        </mrow>
        <mo stretchy="false">=</mo>
        <mrow>
          <mfrac>
            <mrow>
              <mrow>
                <mo stretchy="false">(</mo>
                <mrow>
                  <mi>k</mi>
                </mrow>
                <mo stretchy="false">)</mo>
              </mrow>
              <mrow>
                <mo stretchy="false">(</mo>
                <mrow>
                  <mrow>
                    <mi>k</mi>
                    <mo stretchy="false">−</mo>
                    <mn>1</mn>
                  </mrow>
                </mrow>
                <mo stretchy="false">)</mo>
              </mrow>
              <mn>...</mn>
              <mrow>
                <mo stretchy="false">(</mo>
                <mrow>
                  <mrow>
                    <mrow>
                      <mi>k</mi>
                      <mo stretchy="false">−</mo>
                      <mi>j</mi>
                    </mrow>
                    <mo stretchy="false">+</mo>
                    <mn>1</mn>
                  </mrow>
                </mrow>
                <mo stretchy="false">)</mo>
              </mrow>
            </mrow>
            <mrow>
              <mi>j</mi>
              <mi>!</mi>
            </mrow>
          </mfrac>
        </mrow>
      </mrow>
    </mrow>
    <annotation encoding="StarMath 5.0">(binom{k}{j})={{(k)(k-1)...(k-j+1)} over { j! }}</annotation>
  </semantics>
</math>
</file>

<file path=Object 401/content.xml><?xml version="1.0" encoding="utf-8"?>
<math xmlns="http://www.w3.org/1998/Math/MathML">
  <semantics>
    <mrow>
      <mrow>
        <msup>
          <mi>x</mi>
          <mi>k</mi>
        </msup>
        <mo stretchy="false">=</mo>
        <mrow>
          <msup>
            <mi>x</mi>
            <mi>a</mi>
          </msup>
          <mo stretchy="false">⋅</mo>
          <msup>
            <mi>x</mi>
            <mrow>
              <mrow>
                <mi>k</mi>
                <mo stretchy="false">−</mo>
                <mi>a</mi>
              </mrow>
            </mrow>
          </msup>
        </mrow>
      </mrow>
    </mrow>
    <annotation encoding="StarMath 5.0">x^k = x^a cdot x^{k-a}</annotation>
  </semantics>
</math>
</file>

<file path=Object 402/content.xml><?xml version="1.0" encoding="utf-8"?>
<math xmlns="http://www.w3.org/1998/Math/MathML">
  <semantics>
    <mrow>
      <msub>
        <mi>d</mi>
        <mi>k</mi>
      </msub>
      <mrow>
        <mo stretchy="false">(</mo>
        <mrow>
          <mi>n</mi>
        </mrow>
        <mo stretchy="false">)</mo>
      </mrow>
    </mrow>
    <annotation encoding="StarMath 5.0">d_k(n)</annotation>
  </semantics>
</math>
</file>

<file path=Object 403/content.xml><?xml version="1.0" encoding="utf-8"?>
<math xmlns="http://www.w3.org/1998/Math/MathML">
  <semantics>
    <mrow>
      <msub>
        <mi>d</mi>
        <mi>k</mi>
      </msub>
      <mi>'</mi>
      <mrow>
        <mo stretchy="false">(</mo>
        <mrow>
          <mi>n</mi>
        </mrow>
        <mo stretchy="false">)</mo>
      </mrow>
    </mrow>
    <annotation encoding="StarMath 5.0">d_k'(n)</annotation>
  </semantics>
</math>
</file>

<file path=Object 404/content.xml><?xml version="1.0" encoding="utf-8"?>
<math xmlns="http://www.w3.org/1998/Math/MathML" display="block">
  <semantics>
    <mrow>
      <mi mathvariant="normal">Π</mi>
      <mrow>
        <mo fence="true" stretchy="false">(</mo>
        <mrow>
          <mi>n</mi>
        </mrow>
        <mo fence="true" stretchy="false">)</mo>
      </mrow>
    </mrow>
    <annotation encoding="StarMath 5.0">%PI(n)</annotation>
  </semantics>
</math>
</file>

<file path=Object 406/content.xml><?xml version="1.0" encoding="utf-8"?>
<math xmlns="http://www.w3.org/1998/Math/MathML">
  <semantics>
    <mrow>
      <msup>
        <mi>x</mi>
        <mi>k</mi>
      </msup>
    </mrow>
    <annotation encoding="StarMath 5.0">x^k</annotation>
  </semantics>
</math>
</file>

<file path=Object 407/content.xml><?xml version="1.0" encoding="utf-8"?>
<math xmlns="http://www.w3.org/1998/Math/MathML">
  <semantics>
    <mrow>
      <msup>
        <mrow>
          <mo stretchy="false">(</mo>
          <mrow>
            <mrow>
              <mi>x</mi>
              <mo stretchy="false">−</mo>
              <mn>1</mn>
            </mrow>
          </mrow>
          <mo stretchy="false">)</mo>
        </mrow>
        <mi>k</mi>
      </msup>
    </mrow>
    <annotation encoding="StarMath 5.0">(x-1)^k</annotation>
  </semantics>
</math>
</file>

<file path=Object 408/content.xml><?xml version="1.0" encoding="utf-8"?>
<math xmlns="http://www.w3.org/1998/Math/MathML" display="block">
  <semantics>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row>
                  <mi>a</mi>
                  <mo stretchy="false">+</mo>
                  <mi>b</mi>
                </mrow>
              </msup>
            </mrow>
          </mrow>
          <mo fence="true" stretchy="false">]</mo>
        </mrow>
        <mi>n</mi>
      </msub>
      <mo stretchy="false">=</mo>
      <mrow>
        <mrow>
          <munder>
            <mo stretchy="false">∑</mo>
            <mrow>
              <mi>j</mi>
              <mo stretchy="false">∣</mo>
              <mi>n</mi>
            </mrow>
          </munder>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a</mi>
                  </msup>
                </mrow>
              </mrow>
              <mo fence="true" stretchy="false">]</mo>
            </mrow>
            <mi>j</mi>
          </msub>
        </mrow>
        <mo stretchy="false">⋅</mo>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row>
                    <mtext>*</mtext>
                    <mi>b</mi>
                  </mrow>
                </msup>
              </mrow>
            </mrow>
            <mo fence="true" stretchy="false">]</mo>
          </mrow>
          <mrow>
            <mi>n</mi>
            <mo stretchy="false">⋅</mo>
            <msup>
              <mi>j</mi>
              <mrow>
                <mo stretchy="false">−</mo>
                <mn>1</mn>
              </mrow>
            </msup>
          </mrow>
        </msub>
      </mrow>
    </mrow>
    <annotation encoding="StarMath 5.0">[nabla ( %zeta(0)-1 )^{ a+b }]_n = sum from {j divides n} [nabla ( %zeta(0)-1 )^a]_j cdot [nabla ( %zeta(0)-1 )^{ "*"b }]_{n cdot j^-1}</annotation>
  </semantics>
</math>
</file>

<file path=Object 409/content.xml><?xml version="1.0" encoding="utf-8"?>
<math xmlns="http://www.w3.org/1998/Math/MathML">
  <semantics>
    <mrow>
      <mi>a</mi>
      <mi>,</mi>
      <mrow>
        <mi>b</mi>
        <mo stretchy="false">≥</mo>
        <mn>0</mn>
      </mrow>
    </mrow>
    <annotation encoding="StarMath 5.0">a,b&gt;=0</annotation>
  </semantics>
</math>
</file>

<file path=Object 41/content.xml><?xml version="1.0" encoding="utf-8"?>
<math xmlns="http://www.w3.org/1998/Math/MathML">
  <semantics>
    <mrow>
      <mo stretchy="false">π</mo>
      <mrow>
        <mo stretchy="false">(</mo>
        <mrow>
          <mi>n</mi>
        </mrow>
        <mo stretchy="false">)</mo>
      </mrow>
    </mrow>
    <annotation encoding="StarMath 5.0">%pi(n)</annotation>
  </semantics>
</math>
</file>

<file path=Object 410/content.xml><?xml version="1.0" encoding="utf-8"?>
<math xmlns="http://www.w3.org/1998/Math/MathML">
  <semantics>
    <mrow>
      <mrow>
        <msup>
          <mi>x</mi>
          <mrow>
            <mrow>
              <mi>a</mi>
              <mo stretchy="false">+</mo>
              <mi>b</mi>
            </mrow>
          </mrow>
        </msup>
        <mo stretchy="false">=</mo>
        <mrow>
          <msup>
            <mi>x</mi>
            <mi>a</mi>
          </msup>
          <mo stretchy="false">⋅</mo>
          <msup>
            <mi>x</mi>
            <mi>b</mi>
          </msup>
        </mrow>
      </mrow>
    </mrow>
    <annotation encoding="StarMath 5.0">x^{a+b} = x^a cdot x^b</annotation>
  </semantics>
</math>
</file>

<file path=Object 411/content.xml><?xml version="1.0" encoding="utf-8"?>
<math xmlns="http://www.w3.org/1998/Math/MathML" display="block">
  <semantics>
    <mrow>
      <msub>
        <mrow>
          <mo fence="true" stretchy="false">[</mo>
          <mrow>
            <mrow>
              <mo stretchy="false">∇</mo>
              <mi mathvariant="normal">ζ</mi>
              <msup>
                <mrow>
                  <mo fence="true" stretchy="false">(</mo>
                  <mrow>
                    <mn>0</mn>
                  </mrow>
                  <mo fence="true" stretchy="false">)</mo>
                </mrow>
                <mrow>
                  <mi>z</mi>
                  <mo stretchy="false">+</mo>
                  <mi>w</mi>
                </mrow>
              </msup>
            </mrow>
          </mrow>
          <mo fence="true" stretchy="false">]</mo>
        </mrow>
        <mi>n</mi>
      </msub>
      <mo stretchy="false">=</mo>
      <mrow>
        <mrow>
          <munder>
            <mo stretchy="false">∑</mo>
            <mrow>
              <mi>j</mi>
              <mo stretchy="false">∣</mo>
              <mi>n</mi>
            </mrow>
          </munder>
          <msub>
            <mrow>
              <mo fence="true" stretchy="false">[</mo>
              <mrow>
                <mrow>
                  <mo stretchy="false">∇</mo>
                  <mi mathvariant="normal">ζ</mi>
                  <msup>
                    <mrow>
                      <mo fence="true" stretchy="false">(</mo>
                      <mrow>
                        <mn>0</mn>
                      </mrow>
                      <mo fence="true" stretchy="false">)</mo>
                    </mrow>
                    <mi>z</mi>
                  </msup>
                </mrow>
              </mrow>
              <mo fence="true" stretchy="false">]</mo>
            </mrow>
            <mi>j</mi>
          </msub>
        </mrow>
        <mo stretchy="false">⋅</mo>
        <msub>
          <mrow>
            <mo fence="true" stretchy="false">[</mo>
            <mrow>
              <mrow>
                <mo stretchy="false">∇</mo>
                <mi mathvariant="normal">ζ</mi>
                <msup>
                  <mrow>
                    <mo fence="true" stretchy="false">(</mo>
                    <mrow>
                      <mn>0</mn>
                    </mrow>
                    <mo fence="true" stretchy="false">)</mo>
                  </mrow>
                  <mi>w</mi>
                </msup>
              </mrow>
            </mrow>
            <mo fence="true" stretchy="false">]</mo>
          </mrow>
          <mrow>
            <mi>n</mi>
            <mo stretchy="false">⋅</mo>
            <msup>
              <mi>j</mi>
              <mrow>
                <mo stretchy="false">−</mo>
                <mn>1</mn>
              </mrow>
            </msup>
          </mrow>
        </msub>
      </mrow>
    </mrow>
    <annotation encoding="StarMath 5.0">[nabla %zeta(0)^{z+w}]_n = sum from {j divides n} [nabla %zeta(0)^z]_j cdot [nabla %zeta(0)^w]_{n cdot j^-1}</annotation>
  </semantics>
</math>
</file>

<file path=Object 412/content.xml><?xml version="1.0" encoding="utf-8"?>
<math xmlns="http://www.w3.org/1998/Math/MathML">
  <semantics>
    <mrow>
      <mrow>
        <msup>
          <mi>x</mi>
          <mrow>
            <mrow>
              <mi>z</mi>
              <mo stretchy="false">+</mo>
              <mi>w</mi>
            </mrow>
          </mrow>
        </msup>
        <mo stretchy="false">=</mo>
        <mrow>
          <msup>
            <mi>x</mi>
            <mi>z</mi>
          </msup>
          <mo stretchy="false">⋅</mo>
          <msup>
            <mi>x</mi>
            <mi>w</mi>
          </msup>
        </mrow>
      </mrow>
    </mrow>
    <annotation encoding="StarMath 5.0">x^{z+w} = x^z cdot x^w</annotation>
  </semantics>
</math>
</file>

<file path=Object 413/content.xml><?xml version="1.0" encoding="utf-8"?>
<math xmlns="http://www.w3.org/1998/Math/MathML">
  <semantics>
    <mrow>
      <mi>log</mi>
      <mrow>
        <mi>x</mi>
        <mo stretchy="false">=</mo>
        <mrow>
          <munder>
            <mi>lim</mi>
            <mrow>
              <mi>z</mi>
              <mo stretchy="false">→</mo>
              <mn>0</mn>
            </mrow>
          </munder>
          <mrow>
            <mfrac>
              <mrow>
                <mrow>
                  <msup>
                    <mi>x</mi>
                    <mi>z</mi>
                  </msup>
                  <mo stretchy="false">−</mo>
                  <msup>
                    <mi>x</mi>
                    <mn>0</mn>
                  </msup>
                </mrow>
              </mrow>
              <mi>z</mi>
            </mfrac>
          </mrow>
        </mrow>
      </mrow>
    </mrow>
    <annotation encoding="StarMath 5.0">log x = lim from {z rightarrow 0}  {{x^z-x^0} over z} </annotation>
  </semantics>
</math>
</file>

<file path=Object 414/content.xml><?xml version="1.0" encoding="utf-8"?>
<math xmlns="http://www.w3.org/1998/Math/MathML">
  <semantics>
    <mrow>
      <mrow>
        <msup>
          <mi>x</mi>
          <mi>z</mi>
        </msup>
        <mo stretchy="false">=</mo>
        <mrow>
          <munder>
            <mo stretchy="false">∑</mo>
            <mrow>
              <mi>a</mi>
              <mo stretchy="false">=</mo>
              <mn>0</mn>
            </mrow>
          </munder>
          <mrow>
            <mfrac>
              <mrow>
                <mrow>
                  <mo stretchy="false">(</mo>
                  <mrow>
                    <mi>z</mi>
                  </mrow>
                  <mo stretchy="false">)</mo>
                </mrow>
                <mrow>
                  <mo stretchy="false">(</mo>
                  <mrow>
                    <mrow>
                      <mi>z</mi>
                      <mo stretchy="false">−</mo>
                      <mn>1</mn>
                    </mrow>
                  </mrow>
                  <mo stretchy="false">)</mo>
                </mrow>
                <mn>...</mn>
                <mrow>
                  <mo stretchy="false">(</mo>
                  <mrow>
                    <mrow>
                      <mrow>
                        <mi>z</mi>
                        <mo stretchy="false">−</mo>
                        <mi>a</mi>
                      </mrow>
                      <mo stretchy="false">+</mo>
                      <mn>1</mn>
                    </mrow>
                  </mrow>
                  <mo stretchy="false">)</mo>
                </mrow>
              </mrow>
              <mrow>
                <mi>a</mi>
                <mi>!</mi>
              </mrow>
            </mfrac>
          </mrow>
        </mrow>
      </mrow>
      <msup>
        <mrow>
          <mo stretchy="false">(</mo>
          <mrow>
            <mrow>
              <mi>x</mi>
              <mo stretchy="false">−</mo>
              <mn>1</mn>
            </mrow>
          </mrow>
          <mo stretchy="false">)</mo>
        </mrow>
        <mi>a</mi>
      </msup>
    </mrow>
    <annotation encoding="StarMath 5.0">x^z = sum from a = 0 {{(z)(z-1)...(z-a+1)} over { a! }}(x-1)^a</annotation>
  </semantics>
</math>
</file>

<file path=Object 415/content.xml><?xml version="1.0" encoding="utf-8"?>
<math xmlns="http://www.w3.org/1998/Math/MathML">
  <semantics>
    <mrow>
      <mi>log</mi>
      <mrow>
        <mrow>
          <mi>x</mi>
          <mo stretchy="false">=</mo>
          <mrow>
            <munder>
              <mi>lim</mi>
              <mrow>
                <mi>z</mi>
                <mo stretchy="false">→</mo>
                <mn>0</mn>
              </mrow>
            </munder>
            <mrow>
              <mfrac>
                <mrow>
                  <mrow>
                    <msup>
                      <mi>x</mi>
                      <mi>z</mi>
                    </msup>
                    <mo stretchy="false">−</mo>
                    <msup>
                      <mi>x</mi>
                      <mn>0</mn>
                    </msup>
                  </mrow>
                </mrow>
                <mrow>
                  <mi>z</mi>
                </mrow>
              </mfrac>
            </mrow>
          </mrow>
        </mrow>
        <mo stretchy="false">=</mo>
        <mrow>
          <mrow>
            <mrow>
              <mfrac>
                <mrow>
                  <mo stretchy="false">(</mo>
                  <mrow>
                    <mrow>
                      <mi>x</mi>
                      <mo stretchy="false">−</mo>
                      <mn>1</mn>
                    </mrow>
                  </mrow>
                  <mo stretchy="false">)</mo>
                </mrow>
                <mn>1</mn>
              </mfrac>
              <mo stretchy="false">−</mo>
              <mfrac>
                <msup>
                  <mrow>
                    <mo stretchy="false">(</mo>
                    <mrow>
                      <mrow>
                        <mi>x</mi>
                        <mo stretchy="false">−</mo>
                        <mn>1</mn>
                      </mrow>
                    </mrow>
                    <mo stretchy="false">)</mo>
                  </mrow>
                  <mn>2</mn>
                </msup>
                <mn>2</mn>
              </mfrac>
            </mrow>
            <mo stretchy="false">+</mo>
            <mfrac>
              <msup>
                <mrow>
                  <mo stretchy="false">(</mo>
                  <mrow>
                    <mrow>
                      <mi>x</mi>
                      <mo stretchy="false">−</mo>
                      <mn>1</mn>
                    </mrow>
                  </mrow>
                  <mo stretchy="false">)</mo>
                </mrow>
                <mn>3</mn>
              </msup>
              <mn>3</mn>
            </mfrac>
          </mrow>
          <mo stretchy="false">+</mo>
          <mn>...</mn>
        </mrow>
      </mrow>
    </mrow>
    <annotation encoding="StarMath 5.0">log x = lim from {z rightarrow 0}  {{x^z-x^0}over{z}} = (x-1) over 1- (x-1)^2 over 2+(x-1)^3 over 3+...</annotation>
  </semantics>
</math>
</file>

<file path=Object 416/content.xml><?xml version="1.0" encoding="utf-8"?>
<math xmlns="http://www.w3.org/1998/Math/MathML">
  <semantics>
    <mrow>
      <mi>log</mi>
      <mi>x</mi>
    </mrow>
    <annotation encoding="StarMath 5.0">log x</annotation>
  </semantics>
</math>
</file>

<file path=Object 417/content.xml><?xml version="1.0" encoding="utf-8"?>
<math xmlns="http://www.w3.org/1998/Math/MathML" display="block">
  <semantics>
    <msup>
      <mi>x</mi>
      <mi>z</mi>
    </msup>
    <annotation encoding="StarMath 5.0">x^z</annotation>
  </semantics>
</math>
</file>

<file path=Object 418/content.xml><?xml version="1.0" encoding="utf-8"?>
<math xmlns="http://www.w3.org/1998/Math/MathML">
  <semantics>
    <mrow>
      <msub>
        <mi>log</mi>
        <mn>2</mn>
      </msub>
      <mi>n</mi>
    </mrow>
    <annotation encoding="StarMath 5.0">log_2 n</annotation>
  </semantics>
</math>
</file>

<file path=Object 419/content.xml><?xml version="1.0" encoding="utf-8"?>
<math xmlns="http://www.w3.org/1998/Math/MathML">
  <semantics>
    <mrow>
      <msub>
        <mi>D</mi>
        <mi>k</mi>
      </msub>
      <mi>'</mi>
      <mrow>
        <mrow>
          <mo stretchy="false">(</mo>
          <mrow>
            <mi>n</mi>
          </mrow>
          <mo stretchy="false">)</mo>
        </mrow>
        <mo stretchy="false">=</mo>
        <mn>0</mn>
      </mrow>
    </mrow>
    <annotation encoding="StarMath 5.0">D_k'(n)=0</annotation>
  </semantics>
</math>
</file>

<file path=Object 42/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420/content.xml><?xml version="1.0" encoding="utf-8"?>
<math xmlns="http://www.w3.org/1998/Math/MathML">
  <semantics>
    <mrow>
      <mrow>
        <mi>n</mi>
        <mo stretchy="false">&lt;</mo>
        <msup>
          <mn>2</mn>
          <mi>k</mi>
        </msup>
      </mrow>
    </mrow>
    <annotation encoding="StarMath 5.0">n&lt;2^k</annotation>
  </semantics>
</math>
</file>

<file path=Object 421/content.xml><?xml version="1.0" encoding="utf-8"?>
<math xmlns="http://www.w3.org/1998/Math/MathML">
  <semantics>
    <mrow>
      <msub>
        <mi>D</mi>
        <mi>k</mi>
      </msub>
      <mrow>
        <mo stretchy="false">(</mo>
        <mrow>
          <mi>n</mi>
        </mrow>
        <mo stretchy="false">)</mo>
      </mrow>
    </mrow>
    <annotation encoding="StarMath 5.0">D_k(n)</annotation>
  </semantics>
</math>
</file>

<file path=Object 422/content.xml><?xml version="1.0" encoding="utf-8"?>
<math xmlns="http://www.w3.org/1998/Math/MathML">
  <semantics>
    <mrow>
      <msub>
        <mi>D</mi>
        <mi>k</mi>
      </msub>
      <mrow>
        <mo stretchy="false">(</mo>
        <mrow>
          <mi>n</mi>
        </mrow>
        <mo stretchy="false">)</mo>
      </mrow>
    </mrow>
    <annotation encoding="StarMath 5.0">D_k(n)</annotation>
  </semantics>
</math>
</file>

<file path=Object 423/content.xml><?xml version="1.0" encoding="utf-8"?>
<math xmlns="http://www.w3.org/1998/Math/MathML">
  <semantics>
    <mrow>
      <msub>
        <mi>log</mi>
        <mn>2</mn>
      </msub>
      <mi>n</mi>
    </mrow>
    <annotation encoding="StarMath 5.0">log_2 n</annotation>
  </semantics>
</math>
</file>

<file path=Object 424/content.xml><?xml version="1.0" encoding="utf-8"?>
<math xmlns="http://www.w3.org/1998/Math/MathML">
  <semantics>
    <mrow>
      <msub>
        <mi>D</mi>
        <mi>k</mi>
      </msub>
      <mi>'</mi>
      <mrow>
        <mo stretchy="false">(</mo>
        <mrow>
          <mi>n</mi>
        </mrow>
        <mo stretchy="false">)</mo>
      </mrow>
    </mrow>
    <annotation encoding="StarMath 5.0">D_k'(n)</annotation>
  </semantics>
</math>
</file>

<file path=Object 425/content.xml><?xml version="1.0" encoding="utf-8"?>
<math xmlns="http://www.w3.org/1998/Math/MathML">
  <semantics>
    <mrow>
      <msub>
        <mi>D</mi>
        <mi>z</mi>
      </msub>
      <mrow>
        <mo stretchy="false">(</mo>
        <mrow>
          <mi>n</mi>
        </mrow>
        <mo stretchy="false">)</mo>
      </mrow>
    </mrow>
    <annotation encoding="StarMath 5.0">D_z(n)</annotation>
  </semantics>
</math>
</file>

<file path=Object 426/content.xml><?xml version="1.0" encoding="utf-8"?>
<math xmlns="http://www.w3.org/1998/Math/MathML">
  <semantics>
    <mrow>
      <msub>
        <mi>log</mi>
        <mn>2</mn>
      </msub>
      <mi>n</mi>
    </mrow>
    <annotation encoding="StarMath 5.0">log_2 n</annotation>
  </semantics>
</math>
</file>

<file path=Object 427/content.xml><?xml version="1.0" encoding="utf-8"?>
<math xmlns="http://www.w3.org/1998/Math/MathML">
  <semantics>
    <mrow>
      <msub>
        <mi>D</mi>
        <mi>k</mi>
      </msub>
      <mi>'</mi>
      <mrow>
        <mrow>
          <mo stretchy="false">(</mo>
          <mrow>
            <mi>n</mi>
          </mrow>
          <mo stretchy="false">)</mo>
        </mrow>
        <mo stretchy="false">=</mo>
        <mn>0</mn>
      </mrow>
    </mrow>
    <annotation encoding="StarMath 5.0">D_k'(n)=0</annotation>
  </semantics>
</math>
</file>

<file path=Object 428/content.xml><?xml version="1.0" encoding="utf-8"?>
<math xmlns="http://www.w3.org/1998/Math/MathML">
  <semantics>
    <mrow>
      <mrow>
        <mi>n</mi>
        <mo stretchy="false">&lt;</mo>
        <msup>
          <mn>2</mn>
          <mi>k</mi>
        </msup>
      </mrow>
    </mrow>
    <annotation encoding="StarMath 5.0">n&lt;2^k</annotation>
  </semantics>
</math>
</file>

<file path=Object 429/content.xml><?xml version="1.0" encoding="utf-8"?>
<math xmlns="http://www.w3.org/1998/Math/MathML">
  <semantics>
    <mrow>
      <msub>
        <mi>D</mi>
        <mi>k</mi>
      </msub>
      <mi>'</mi>
      <mrow>
        <mo stretchy="false">(</mo>
        <mrow>
          <mi>n</mi>
        </mrow>
        <mo stretchy="false">)</mo>
      </mrow>
    </mrow>
    <annotation encoding="StarMath 5.0">D_k'(n)</annotation>
  </semantics>
</math>
</file>

<file path=Object 43/content.xml><?xml version="1.0" encoding="utf-8"?>
<math xmlns="http://www.w3.org/1998/Math/MathML">
  <semantics>
    <mrow>
      <msub>
        <mi>d</mi>
        <mi>k</mi>
      </msub>
      <mrow>
        <mo stretchy="false">(</mo>
        <mrow>
          <mi>n</mi>
        </mrow>
        <mo stretchy="false">)</mo>
      </mrow>
    </mrow>
    <annotation encoding="StarMath 5.0">d_k(n)</annotation>
  </semantics>
</math>
</file>

<file path=Object 430/content.xml><?xml version="1.0" encoding="utf-8"?>
<math xmlns="http://www.w3.org/1998/Math/MathML">
  <semantics>
    <mrow>
      <msub>
        <mi>D</mi>
        <mi>k</mi>
      </msub>
      <mi>'</mi>
      <mrow>
        <mo stretchy="false">(</mo>
        <mrow>
          <mi>n</mi>
        </mrow>
        <mo stretchy="false">)</mo>
      </mrow>
    </mrow>
    <annotation encoding="StarMath 5.0">D_k'(n)</annotation>
  </semantics>
</math>
</file>

<file path=Object 431/content.xml><?xml version="1.0" encoding="utf-8"?>
<math xmlns="http://www.w3.org/1998/Math/MathML">
  <semantics>
    <mrow>
      <msub>
        <mi>D</mi>
        <mi>z</mi>
      </msub>
      <mrow>
        <mo stretchy="false">(</mo>
        <mrow>
          <mi>n</mi>
        </mrow>
        <mo stretchy="false">)</mo>
      </mrow>
    </mrow>
    <annotation encoding="StarMath 5.0">D_z(n)</annotation>
  </semantics>
</math>
</file>

<file path=Object 432/content.xml><?xml version="1.0" encoding="utf-8"?>
<math xmlns="http://www.w3.org/1998/Math/MathML">
  <semantics>
    <mtable>
      <mtr>
        <mtd>
          <mrow>
            <msub>
              <mi>D</mi>
              <mn>1</mn>
            </msub>
            <mi>'</mi>
            <mrow>
              <mrow>
                <mo stretchy="false">(</mo>
                <mrow>
                  <mi>n</mi>
                </mrow>
                <mo stretchy="false">)</mo>
              </mrow>
              <mo stretchy="false">=</mo>
              <mrow>
                <munderover>
                  <mo stretchy="false">∑</mo>
                  <mrow>
                    <mi>j</mi>
                    <mo stretchy="false">=</mo>
                    <mn>2</mn>
                  </mrow>
                  <mi>n</mi>
                </munderover>
                <mn>1</mn>
              </mrow>
            </mrow>
            <mtext>     </mtext>
            <msub>
              <mi>D</mi>
              <mn>2</mn>
            </msub>
            <mi>'</mi>
            <mrow>
              <mrow>
                <mo stretchy="false">(</mo>
                <mrow>
                  <mi>n</mi>
                </mrow>
                <mo stretchy="false">)</mo>
              </mrow>
              <mo stretchy="false">=</mo>
              <mrow>
                <munderover>
                  <mo stretchy="false">∑</mo>
                  <mrow>
                    <mi>j</mi>
                    <mo stretchy="false">=</mo>
                    <mn>2</mn>
                  </mrow>
                  <mi>n</mi>
                </munderover>
                <mrow>
                  <munderover>
                    <mo stretchy="false">∑</mo>
                    <mrow>
                      <mi>k</mi>
                      <mo stretchy="false">=</mo>
                      <mn>2</mn>
                    </mrow>
                    <mrow>
                      <mo stretchy="false">⌊</mo>
                      <mrow>
                        <mfrac>
                          <mi>n</mi>
                          <mi>j</mi>
                        </mfrac>
                      </mrow>
                      <mo stretchy="false">⌋</mo>
                    </mrow>
                  </munderover>
                  <mn>1</mn>
                </mrow>
              </mrow>
            </mrow>
            <mtext>     </mtext>
            <msub>
              <mi>D</mi>
              <mn>3</mn>
            </msub>
            <mi>'</mi>
            <mrow>
              <mrow>
                <mo stretchy="false">(</mo>
                <mrow>
                  <mi>n</mi>
                </mrow>
                <mo stretchy="false">)</mo>
              </mrow>
              <mo stretchy="false">=</mo>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m</mi>
                        <mo stretchy="false">=</mo>
                        <mn>2</mn>
                      </mrow>
                      <mrow>
                        <mo stretchy="false">⌊</mo>
                        <mrow>
                          <mfrac>
                            <mi>n</mi>
                            <mrow>
                              <mi>j</mi>
                              <mi>k</mi>
                            </mrow>
                          </mfrac>
                        </mrow>
                        <mo stretchy="false">⌋</mo>
                      </mrow>
                    </munderover>
                    <mn>1</mn>
                  </mrow>
                </mrow>
              </mrow>
            </mrow>
            <mtext/>
          </mrow>
        </mtd>
      </mtr>
      <mtr>
        <mtd>
          <mrow>
            <msub>
              <mi>D</mi>
              <mn>1</mn>
            </msub>
            <mrow>
              <mrow>
                <mo stretchy="false">(</mo>
                <mrow>
                  <mi>n</mi>
                </mrow>
                <mo stretchy="false">)</mo>
              </mrow>
              <mo stretchy="false">=</mo>
              <mrow>
                <munderover>
                  <mo stretchy="false">∑</mo>
                  <mrow>
                    <mi>j</mi>
                    <mo stretchy="false">=</mo>
                    <mn>1</mn>
                  </mrow>
                  <mi>n</mi>
                </munderover>
                <mn>1</mn>
              </mrow>
            </mrow>
            <mtext>     </mtext>
            <msub>
              <mi>D</mi>
              <mn>2</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row>
                        <mfrac>
                          <mi>n</mi>
                          <mi>j</mi>
                        </mfrac>
                      </mrow>
                      <mo stretchy="false">⌋</mo>
                    </mrow>
                  </munderover>
                  <mn>1</mn>
                </mrow>
              </mrow>
            </mrow>
            <mtext>     </mtext>
            <msub>
              <mi>D</mi>
              <mn>3</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row>
                        <mfrac>
                          <mi>n</mi>
                          <mi>j</mi>
                        </mfrac>
                      </mrow>
                      <mo stretchy="false">⌋</mo>
                    </mrow>
                  </munderover>
                  <mrow>
                    <munderover>
                      <mo stretchy="false">∑</mo>
                      <mrow>
                        <mi>m</mi>
                        <mo stretchy="false">=</mo>
                        <mn>1</mn>
                      </mrow>
                      <mrow>
                        <mo stretchy="false">⌊</mo>
                        <mrow>
                          <mfrac>
                            <mi>n</mi>
                            <mrow>
                              <mi>j</mi>
                              <mi>k</mi>
                            </mrow>
                          </mfrac>
                        </mrow>
                        <mo stretchy="false">⌋</mo>
                      </mrow>
                    </munderover>
                    <mn>1</mn>
                  </mrow>
                </mrow>
              </mrow>
            </mrow>
          </mrow>
        </mtd>
      </mtr>
    </mtable>
    <annotation encoding="StarMath 5.0">D_1'(n) = sum from j = 2 to n 1"     " D_2'(n) = sum from j = 2 to n sum from k = 2 to lfloor n over j rfloor 1"     " D_3'(n) = sum from j = 2 to n sum from k = 2 to lfloor n over j rfloor sum from m = 2 to lfloor n over {j k} rfloor 1
"" newline
D_1(n) = sum from j = 1 to n 1"     " D_2(n) = sum from j = 1 to n sum from k = 1 to lfloor n over j rfloor 1"     " D_3(n) = sum from j = 1 to n sum from k = 1 to lfloor n over j rfloor sum from m = 1 to lfloor n over {j k} rfloor 1</annotation>
  </semantics>
</math>
</file>

<file path=Object 433/content.xml><?xml version="1.0" encoding="utf-8"?>
<math xmlns="http://www.w3.org/1998/Math/MathML">
  <semantics>
    <mrow>
      <msub>
        <mi>D</mi>
        <mi>z</mi>
      </msub>
      <mrow>
        <mrow>
          <mo stretchy="false">(</mo>
          <mrow>
            <mi>n</mi>
          </mrow>
          <mo stretchy="false">)</mo>
        </mrow>
        <mo stretchy="false">=</mo>
        <mrow>
          <munderover>
            <mo stretchy="false">∑</mo>
            <mrow>
              <mi>a</mi>
              <mo stretchy="false">=</mo>
              <mn>0</mn>
            </mrow>
            <mrow>
              <msub>
                <mi>log</mi>
                <mn>2</mn>
              </msub>
              <mi>n</mi>
            </mrow>
          </munderover>
          <mrow>
            <mfrac>
              <mrow>
                <mrow>
                  <mo stretchy="false">(</mo>
                  <mrow>
                    <mi>z</mi>
                  </mrow>
                  <mo stretchy="false">)</mo>
                </mrow>
                <mrow>
                  <mo stretchy="false">(</mo>
                  <mrow>
                    <mrow>
                      <mi>z</mi>
                      <mo stretchy="false">−</mo>
                      <mn>1</mn>
                    </mrow>
                  </mrow>
                  <mo stretchy="false">)</mo>
                </mrow>
                <mn>...</mn>
                <mrow>
                  <mo stretchy="false">(</mo>
                  <mrow>
                    <mrow>
                      <mrow>
                        <mi>z</mi>
                        <mo stretchy="false">−</mo>
                        <mi>a</mi>
                      </mrow>
                      <mo stretchy="false">+</mo>
                      <mn>1</mn>
                    </mrow>
                  </mrow>
                  <mo stretchy="false">)</mo>
                </mrow>
              </mrow>
              <mrow>
                <mi>a</mi>
                <mi>!</mi>
              </mrow>
            </mfrac>
          </mrow>
        </mrow>
      </mrow>
      <msub>
        <mi>D</mi>
        <mi>a</mi>
      </msub>
      <mi>'</mi>
      <mrow>
        <mo stretchy="false">(</mo>
        <mrow>
          <mi>n</mi>
        </mrow>
        <mo stretchy="false">)</mo>
      </mrow>
    </mrow>
    <annotation encoding="StarMath 5.0">D_z(n) = sum from a = 0 to{log_2 n} {{(z)(z-1)...(z-a+1)} over { a! }}D_a'(n)</annotation>
  </semantics>
</math>
</file>

<file path=Object 434/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435/content.xml><?xml version="1.0" encoding="utf-8"?>
<math xmlns="http://www.w3.org/1998/Math/MathML">
  <semantics>
    <mrow>
      <msub>
        <mi>d</mi>
        <mrow>
          <mn>1,</mn>
          <mi>a</mi>
        </mrow>
      </msub>
      <mrow>
        <mo stretchy="false">(</mo>
        <mrow>
          <mi>n</mi>
        </mrow>
        <mo stretchy="false">)</mo>
      </mrow>
    </mrow>
    <annotation encoding="StarMath 5.0">d_{1,a}(n)</annotation>
  </semantics>
</math>
</file>

<file path=Object 436/content.xml><?xml version="1.0" encoding="utf-8"?>
<math xmlns="http://www.w3.org/1998/Math/MathML">
  <semantics>
    <mrow>
      <msub>
        <mi>D</mi>
        <mrow>
          <mn>1,</mn>
          <mi>a</mi>
        </mrow>
      </msub>
      <mrow>
        <mo stretchy="false">(</mo>
        <mrow>
          <mi>n</mi>
        </mrow>
        <mo stretchy="false">)</mo>
      </mrow>
    </mrow>
    <annotation encoding="StarMath 5.0">D_{1,a}(n)</annotation>
  </semantics>
</math>
</file>

<file path=Object 437/content.xml><?xml version="1.0" encoding="utf-8"?>
<math xmlns="http://www.w3.org/1998/Math/MathML">
  <semantics>
    <mrow>
      <mrow>
        <msup>
          <mrow>
            <mo stretchy="false">(</mo>
            <mrow>
              <mrow>
                <mrow>
                  <mo stretchy="false">(</mo>
                  <mrow>
                    <mrow>
                      <mi>x</mi>
                      <mo stretchy="false">−</mo>
                      <mn>1</mn>
                    </mrow>
                  </mrow>
                  <mo stretchy="false">)</mo>
                </mrow>
                <mo stretchy="false">+</mo>
                <mn>1</mn>
              </mrow>
            </mrow>
            <mo stretchy="false">)</mo>
          </mrow>
          <mi>a</mi>
        </msup>
        <mo stretchy="false">=</mo>
        <msup>
          <mi>x</mi>
          <mi>a</mi>
        </msup>
      </mrow>
    </mrow>
    <annotation encoding="StarMath 5.0">((x-1)+1)^a=x^a</annotation>
  </semantics>
</math>
</file>

<file path=Object 438/content.xml><?xml version="1.0" encoding="utf-8"?>
<math xmlns="http://www.w3.org/1998/Math/MathML">
  <semantics>
    <mrow>
      <mrow>
        <msup>
          <mi>e</mi>
          <mrow>
            <mi>a</mi>
            <mi>log</mi>
            <mi>x</mi>
          </mrow>
        </msup>
        <mo stretchy="false">=</mo>
        <msup>
          <mi>x</mi>
          <mi>a</mi>
        </msup>
      </mrow>
    </mrow>
    <annotation encoding="StarMath 5.0">e^{a log x}=x^a</annotation>
  </semantics>
</math>
</file>

<file path=Object 439/content.xml><?xml version="1.0" encoding="utf-8"?>
<math xmlns="http://www.w3.org/1998/Math/MathML">
  <semantics>
    <mrow>
      <mrow>
        <msup>
          <mrow>
            <mo stretchy="false">(</mo>
            <mrow>
              <mrow>
                <mfrac>
                  <mn>1</mn>
                  <mrow>
                    <mrow>
                      <mrow>
                        <mrow>
                          <mo stretchy="false">(</mo>
                          <mrow>
                            <mfrac>
                              <mn>1</mn>
                              <mrow>
                                <mrow>
                                  <mi>x</mi>
                                  <mo stretchy="false">−</mo>
                                  <mn>1</mn>
                                </mrow>
                              </mrow>
                            </mfrac>
                          </mrow>
                          <mo stretchy="false">)</mo>
                        </mrow>
                      </mrow>
                      <mo stretchy="false">+</mo>
                      <mn>1</mn>
                    </mrow>
                  </mrow>
                </mfrac>
              </mrow>
            </mrow>
            <mo stretchy="false">)</mo>
          </mrow>
          <mi>a</mi>
        </msup>
        <mo stretchy="false">=</mo>
        <msup>
          <mi>x</mi>
          <mi>a</mi>
        </msup>
      </mrow>
    </mrow>
    <annotation encoding="StarMath 5.0">({1 over {{(1 over {x - 1})}+1}})^a=x^a</annotation>
  </semantics>
</math>
</file>

<file path=Object 44/content.xml><?xml version="1.0" encoding="utf-8"?>
<math xmlns="http://www.w3.org/1998/Math/MathML" display="block">
  <semantics>
    <mtable>
      <mtr>
        <mtd>
          <mrow/>
        </mtd>
      </mtr>
      <mtr>
        <mtd>
          <mrow>
            <mrow>
              <msub>
                <mrow>
                  <mo fence="true" stretchy="false">[</mo>
                  <mrow>
                    <mrow>
                      <mo stretchy="false">∇</mo>
                      <mi>log</mi>
                      <mi mathvariant="normal">ζ</mi>
                      <mrow>
                        <mo fence="true" stretchy="false">(</mo>
                        <mrow>
                          <mn>0</mn>
                        </mrow>
                        <mo fence="true" stretchy="false">)</mo>
                      </mrow>
                    </mrow>
                  </mrow>
                  <mo fence="true" stretchy="false">]</mo>
                </mrow>
                <mi>n</mi>
              </msub>
              <mo stretchy="false">=</mo>
              <mrow>
                <msub>
                  <mrow>
                    <mo fence="true" stretchy="false">[</mo>
                    <mrow>
                      <mrow>
                        <mo stretchy="false">∇</mo>
                        <mi mathvariant="normal">ζ</mi>
                        <mrow>
                          <mrow>
                            <mo fence="true" stretchy="false">(</mo>
                            <mrow>
                              <mn>0</mn>
                            </mrow>
                            <mo fence="true" stretchy="false">)</mo>
                          </mrow>
                          <mo stretchy="false">−</mo>
                          <mn>1</mn>
                        </mrow>
                      </mrow>
                    </mrow>
                    <mo fence="true" stretchy="false">]</mo>
                  </mrow>
                  <mi>n</mi>
                </msub>
                <mo stretchy="false">−</mo>
                <mfrac>
                  <mn>1</mn>
                  <mn>2</mn>
                </mfrac>
              </mrow>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2</mn>
                      </msup>
                    </mrow>
                  </mrow>
                  <mo fence="true" stretchy="false">]</mo>
                </mrow>
                <mi>n</mi>
              </msub>
              <mo stretchy="false">+</mo>
              <mfrac>
                <mn>1</mn>
                <mn>3</mn>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3</mn>
                      </msup>
                    </mrow>
                  </mrow>
                  <mo fence="true" stretchy="false">]</mo>
                </mrow>
                <mi>n</mi>
              </msub>
              <mo stretchy="false">−</mo>
              <mfrac>
                <mn>1</mn>
                <mn>4</mn>
              </mfrac>
            </mrow>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4</mn>
                      </msup>
                    </mrow>
                  </mrow>
                  <mo fence="true" stretchy="false">]</mo>
                </mrow>
                <mi>n</mi>
              </msub>
              <mo stretchy="false">+</mo>
              <mfrac>
                <mn>1</mn>
                <mn>5</mn>
              </mfrac>
            </mrow>
            <mn>..</mn>
            <mi>.</mi>
          </mrow>
        </mtd>
      </mtr>
    </mtable>
    <annotation encoding="StarMath 5.0">newline [nabla log %zeta(0)]_n = [nabla %zeta(0)-1]_n
- {1 over 2}[nabla (%zeta(0)-1)^2]_n
+ {1 over 3}[nabla (%zeta(0)-1)^3]_n
- {1 over 4}[nabla (%zeta(0)-1)^4]_n
+ {1 over 5} ...</annotation>
  </semantics>
</math>
</file>

<file path=Object 440/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k</mi>
            </msup>
          </mrow>
        </mrow>
        <mo fence="true" stretchy="false">]</mo>
      </mrow>
      <mi>n</mi>
    </msub>
    <annotation encoding="StarMath 5.0">[nabla %zeta(0)^k]_n</annotation>
  </semantics>
</math>
</file>

<file path=Object 441/content.xml><?xml version="1.0" encoding="utf-8"?>
<math xmlns="http://www.w3.org/1998/Math/MathML" display="block">
  <semantics>
    <mrow>
      <msub>
        <mrow>
          <mo fence="true" stretchy="false">[</mo>
          <mrow>
            <mrow>
              <mo stretchy="false">∇</mo>
              <mi mathvariant="normal">ζ</mi>
              <msup>
                <mrow>
                  <mo fence="true" stretchy="false">(</mo>
                  <mrow>
                    <mn>0</mn>
                  </mrow>
                  <mo fence="true" stretchy="false">)</mo>
                </mrow>
                <mi>z</mi>
              </msup>
            </mrow>
          </mrow>
          <mo fence="true" stretchy="false">]</mo>
        </mrow>
        <mrow>
          <mi>a</mi>
          <mo stretchy="false">⋅</mo>
          <mi>b</mi>
        </mrow>
      </msub>
      <mo stretchy="false">=</mo>
      <mrow>
        <msub>
          <mrow>
            <mo fence="true" stretchy="false">[</mo>
            <mrow>
              <mrow>
                <mo stretchy="false">∇</mo>
                <mi mathvariant="normal">ζ</mi>
                <msup>
                  <mrow>
                    <mo fence="true" stretchy="false">(</mo>
                    <mrow>
                      <mn>0</mn>
                    </mrow>
                    <mo fence="true" stretchy="false">)</mo>
                  </mrow>
                  <mi>z</mi>
                </msup>
              </mrow>
            </mrow>
            <mo fence="true" stretchy="false">]</mo>
          </mrow>
          <mi>a</mi>
        </msub>
        <mo stretchy="false">⋅</mo>
        <msub>
          <mrow>
            <mo fence="true" stretchy="false">[</mo>
            <mrow>
              <mrow>
                <mo stretchy="false">∇</mo>
                <mi mathvariant="normal">ζ</mi>
                <msup>
                  <mrow>
                    <mo fence="true" stretchy="false">(</mo>
                    <mrow>
                      <mn>0</mn>
                    </mrow>
                    <mo fence="true" stretchy="false">)</mo>
                  </mrow>
                  <mi>z</mi>
                </msup>
              </mrow>
            </mrow>
            <mo fence="true" stretchy="false">]</mo>
          </mrow>
          <mi>b</mi>
        </msub>
      </mrow>
    </mrow>
    <annotation encoding="StarMath 5.0">[nabla %zeta(0)^z]_{a cdot b} = [nabla %zeta(0)^z]_a cdot [nabla %zeta(0)^z]_b</annotation>
  </semantics>
</math>
</file>

<file path=Object 442/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zeta(0)-1)^k]_n</annotation>
  </semantics>
</math>
</file>

<file path=Object 443/content.xml><?xml version="1.0" encoding="utf-8"?>
<math xmlns="http://www.w3.org/1998/Math/MathML">
  <semantics>
    <mrow>
      <mo stretchy="false">Π</mo>
      <mrow>
        <mo stretchy="false">(</mo>
        <mrow>
          <mi>n</mi>
        </mrow>
        <mo stretchy="false">)</mo>
      </mrow>
    </mrow>
    <annotation encoding="StarMath 5.0">%PI(n)</annotation>
  </semantics>
</math>
</file>

<file path=Object 444/content.xml><?xml version="1.0" encoding="utf-8"?>
<math xmlns="http://www.w3.org/1998/Math/MathML">
  <semantics>
    <mrow>
      <mo stretchy="false">π</mo>
      <mrow>
        <mo stretchy="false">(</mo>
        <mrow>
          <mi>n</mi>
        </mrow>
        <mo stretchy="false">)</mo>
      </mrow>
    </mrow>
    <annotation encoding="StarMath 5.0">%pi(n)</annotation>
  </semantics>
</math>
</file>

<file path=Object 445/content.xml><?xml version="1.0" encoding="utf-8"?>
<math xmlns="http://www.w3.org/1998/Math/MathML">
  <semantics>
    <mrow>
      <mo stretchy="false">Π</mo>
      <mrow>
        <mo stretchy="false">(</mo>
        <mrow>
          <mi>n</mi>
        </mrow>
        <mo stretchy="false">)</mo>
      </mrow>
    </mrow>
    <annotation encoding="StarMath 5.0">%PI(n)</annotation>
  </semantics>
</math>
</file>

<file path=Object 446/content.xml><?xml version="1.0" encoding="utf-8"?>
<math xmlns="http://www.w3.org/1998/Math/MathML">
  <semantics>
    <mrow>
      <mrow>
        <munder>
          <mo stretchy="false">∑</mo>
          <mrow>
            <mrow>
              <mi>j</mi>
              <mo stretchy="false">∣</mo>
              <mi>n</mi>
            </mrow>
          </mrow>
        </munder>
        <mo stretchy="false">μ</mo>
      </mrow>
      <mrow>
        <mrow>
          <mo stretchy="false">(</mo>
          <mrow>
            <mi>j</mi>
          </mrow>
          <mo stretchy="false">)</mo>
        </mrow>
        <mo stretchy="false">=</mo>
        <mn>0</mn>
      </mrow>
    </mrow>
    <annotation encoding="StarMath 5.0">sum from {j divides n}%mu(j)=0</annotation>
  </semantics>
</math>
</file>

<file path=Object 447/content.xml><?xml version="1.0" encoding="utf-8"?>
<math xmlns="http://www.w3.org/1998/Math/MathML">
  <semantics>
    <mrow>
      <mrow>
        <munder>
          <mo stretchy="false">∑</mo>
          <mrow>
            <mrow>
              <mi>j</mi>
              <mo stretchy="false">∣</mo>
              <mi>n</mi>
            </mrow>
          </mrow>
        </munder>
        <mo stretchy="false">μ</mo>
      </mrow>
      <mrow>
        <mo stretchy="false">(</mo>
        <mrow>
          <mi>j</mi>
        </mrow>
        <mo stretchy="false">)</mo>
      </mrow>
      <mi>log</mi>
      <mrow>
        <mrow>
          <mfrac>
            <mi>n</mi>
            <mi>j</mi>
          </mfrac>
        </mrow>
        <mo stretchy="false">=</mo>
        <mo stretchy="false">Λ</mo>
      </mrow>
      <mrow>
        <mo stretchy="false">(</mo>
        <mrow>
          <mi>n</mi>
        </mrow>
        <mo stretchy="false">)</mo>
      </mrow>
    </mrow>
    <annotation encoding="StarMath 5.0">sum from {j divides n}%mu(j) log {n over j}=%LAMBDA(n)</annotation>
  </semantics>
</math>
</file>

<file path=Object 448/content.xml><?xml version="1.0" encoding="utf-8"?>
<math xmlns="http://www.w3.org/1998/Math/MathML">
  <semantics>
    <mrow>
      <msub>
        <mi>E</mi>
        <mn>2</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frac>
                  <mi>n</mi>
                  <mi>j</mi>
                </mfrac>
                <mo stretchy="false">⌋</mo>
              </mrow>
            </munderover>
            <msup>
              <mrow>
                <mo stretchy="false">(</mo>
                <mrow>
                  <mrow>
                    <mo stretchy="false">−</mo>
                    <mn>1</mn>
                  </mrow>
                </mrow>
                <mo stretchy="false">)</mo>
              </mrow>
              <mrow>
                <mrow>
                  <mi>j</mi>
                  <mo stretchy="false">+</mo>
                  <mi>k</mi>
                </mrow>
              </mrow>
            </msup>
          </mrow>
        </mrow>
      </mrow>
    </mrow>
    <annotation encoding="StarMath 5.0">E_2(n) = sum from j = 1 to n sum from k = 1 to {\lfloor n over j \rfloor} (-1)^{j+k}</annotation>
  </semantics>
</math>
</file>

<file path=Object 449/content.xml><?xml version="1.0" encoding="utf-8"?>
<math xmlns="http://www.w3.org/1998/Math/MathML">
  <semantics>
    <mrow>
      <msub>
        <mi>E</mi>
        <mn>1</mn>
      </msub>
      <mrow>
        <mrow>
          <mo stretchy="false">(</mo>
          <mrow>
            <mi>n</mi>
          </mrow>
          <mo stretchy="false">)</mo>
        </mrow>
        <mo stretchy="false">=</mo>
        <mrow>
          <munderover>
            <mo stretchy="false">∑</mo>
            <mrow>
              <mi>j</mi>
              <mo stretchy="false">=</mo>
              <mn>1</mn>
            </mrow>
            <mi>n</mi>
          </munderover>
          <msup>
            <mrow>
              <mo stretchy="false">(</mo>
              <mrow>
                <mrow>
                  <mo stretchy="false">−</mo>
                  <mn>1</mn>
                </mrow>
              </mrow>
              <mo stretchy="false">)</mo>
            </mrow>
            <mrow>
              <mrow>
                <mi>j</mi>
                <mo stretchy="false">+</mo>
                <mn>1</mn>
              </mrow>
            </mrow>
          </msup>
        </mrow>
      </mrow>
    </mrow>
    <annotation encoding="StarMath 5.0">E_1(n) = sum from j = 1 to n (-1)^{j+1}</annotation>
  </semantics>
</math>
</file>

<file path=Object 45/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row>
                <mo fence="true" stretchy="false">⌊</mo>
                <mrow>
                  <mfrac>
                    <mrow>
                      <mi>log</mi>
                      <mi>n</mi>
                    </mrow>
                    <mrow>
                      <mi>log</mi>
                      <mn>2</mn>
                    </mrow>
                  </mfrac>
                </mrow>
                <mo fence="true" stretchy="false">⌋</mo>
              </mrow>
            </msup>
          </mrow>
        </mrow>
        <mo fence="true" stretchy="false">]</mo>
      </mrow>
      <mi>n</mi>
    </msub>
    <annotation encoding="StarMath 5.0">[nabla (%zeta(0)-1)^lfloor{log n} over {log 2}rfloor]_n</annotation>
  </semantics>
</math>
</file>

<file path=Object 450/content.xml><?xml version="1.0" encoding="utf-8"?>
<math xmlns="http://www.w3.org/1998/Math/MathML">
  <semantics>
    <mrow>
      <msub>
        <mi>E</mi>
        <mn>3</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frac>
                  <mi>n</mi>
                  <mi>j</mi>
                </mfrac>
                <mo stretchy="false">⌋</mo>
              </mrow>
            </munderover>
            <mrow>
              <munderover>
                <mo stretchy="false">∑</mo>
                <mrow>
                  <mi>m</mi>
                  <mo stretchy="false">=</mo>
                  <mn>1</mn>
                </mrow>
                <mrow>
                  <mo stretchy="false">⌊</mo>
                  <mfrac>
                    <mi>n</mi>
                    <mrow>
                      <mi>j</mi>
                      <mi>k</mi>
                    </mrow>
                  </mfrac>
                  <mo stretchy="false">⌋</mo>
                </mrow>
              </munderover>
              <msup>
                <mrow>
                  <mo stretchy="false">(</mo>
                  <mrow>
                    <mrow>
                      <mo stretchy="false">−</mo>
                      <mn>1</mn>
                    </mrow>
                  </mrow>
                  <mo stretchy="false">)</mo>
                </mrow>
                <mrow>
                  <mrow>
                    <mrow>
                      <mrow>
                        <mi>j</mi>
                        <mo stretchy="false">+</mo>
                        <mi>k</mi>
                      </mrow>
                      <mo stretchy="false">+</mo>
                      <mi>m</mi>
                    </mrow>
                    <mo stretchy="false">+</mo>
                    <mn>1</mn>
                  </mrow>
                </mrow>
              </msup>
            </mrow>
          </mrow>
        </mrow>
      </mrow>
    </mrow>
    <annotation encoding="StarMath 5.0">E_3(n) = sum from j = 1 to n sum from k = 1 to {\lfloor n over j \rfloor} sum from m = 1 to {\lfloor n over {j k} \rfloor}(-1)^{j+k+m+1}</annotation>
  </semantics>
</math>
</file>

<file path=Object 451/content.xml><?xml version="1.0" encoding="utf-8"?>
<math xmlns="http://www.w3.org/1998/Math/MathML">
  <semantics>
    <mrow>
      <msub>
        <mi>E</mi>
        <mi>k</mi>
      </msub>
      <mrow>
        <mrow>
          <mo stretchy="false">(</mo>
          <mrow>
            <mi>n</mi>
          </mrow>
          <mo stretchy="false">)</mo>
        </mrow>
        <mo stretchy="false">=</mo>
        <mrow>
          <munderover>
            <mo stretchy="false">∑</mo>
            <mrow>
              <mi>j</mi>
              <mo stretchy="false">=</mo>
              <mn>1</mn>
            </mrow>
            <mi>n</mi>
          </munderover>
          <msup>
            <mrow>
              <mo stretchy="false">(</mo>
              <mrow>
                <mrow>
                  <mo stretchy="false">−</mo>
                  <mn>1</mn>
                </mrow>
              </mrow>
              <mo stretchy="false">)</mo>
            </mrow>
            <mrow>
              <mrow>
                <mi>j</mi>
                <mo stretchy="false">+</mo>
                <mn>1</mn>
              </mrow>
            </mrow>
          </msup>
        </mrow>
      </mrow>
      <msub>
        <mi>E</mi>
        <mrow>
          <mrow>
            <mi>k</mi>
            <mo stretchy="false">−</mo>
            <mn>1</mn>
          </mrow>
        </mrow>
      </msub>
      <mrow>
        <mo stretchy="false">(</mo>
        <mrow>
          <mfrac>
            <mi>n</mi>
            <mi>j</mi>
          </mfrac>
        </mrow>
        <mo stretchy="false">)</mo>
      </mrow>
    </mrow>
    <annotation encoding="StarMath 5.0">E_k(n) = sum from j = 1 to n (-1)^{j+1}E_{k-1}(n over j)</annotation>
  </semantics>
</math>
</file>

<file path=Object 452/content.xml><?xml version="1.0" encoding="utf-8"?>
<math xmlns="http://www.w3.org/1998/Math/MathML">
  <semantics>
    <mrow>
      <msub>
        <mi>E</mi>
        <mn>0</mn>
      </msub>
      <mrow>
        <mrow>
          <mo stretchy="false">(</mo>
          <mrow>
            <mi>n</mi>
          </mrow>
          <mo stretchy="false">)</mo>
        </mrow>
        <mo stretchy="false">=</mo>
        <mn>1</mn>
      </mrow>
    </mrow>
    <annotation encoding="StarMath 5.0">E_0(n) = 1</annotation>
  </semantics>
</math>
</file>

<file path=Object 453/content.xml><?xml version="1.0" encoding="utf-8"?>
<math xmlns="http://www.w3.org/1998/Math/MathML">
  <semantics>
    <mrow>
      <msub>
        <mi>E</mi>
        <mn>2</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frac>
                  <mi>n</mi>
                  <mi>j</mi>
                </mfrac>
                <mo stretchy="false">⌋</mo>
              </mrow>
            </munderover>
            <msup>
              <mrow>
                <mo stretchy="false">(</mo>
                <mrow>
                  <mrow>
                    <mo stretchy="false">−</mo>
                    <mn>1</mn>
                  </mrow>
                </mrow>
                <mo stretchy="false">)</mo>
              </mrow>
              <mrow>
                <mrow>
                  <mi>j</mi>
                  <mo stretchy="false">+</mo>
                  <mi>k</mi>
                </mrow>
              </mrow>
            </msup>
          </mrow>
        </mrow>
      </mrow>
    </mrow>
    <annotation encoding="StarMath 5.0">E_2(n) = sum from j = 1 to n sum from k = 1 to {\lfloor n over j \rfloor} (-1)^{j+k}</annotation>
  </semantics>
</math>
</file>

<file path=Object 454/content.xml><?xml version="1.0" encoding="utf-8"?>
<math xmlns="http://www.w3.org/1998/Math/MathML">
  <semantics>
    <mrow>
      <mi>t</mi>
      <mrow>
        <mrow>
          <mo stretchy="false">(</mo>
          <mrow>
            <mi>n</mi>
            <mi>,</mi>
            <mi>b</mi>
          </mrow>
          <mo stretchy="false">)</mo>
        </mrow>
        <mo stretchy="false">=</mo>
        <mrow>
          <mrow>
            <mo stretchy="false">(</mo>
            <mrow>
              <mi>n</mi>
              <mi mathvariant="italic">mod</mi>
              <mi>b</mi>
            </mrow>
            <mo stretchy="false">)</mo>
          </mrow>
          <mo stretchy="false">−</mo>
          <mrow>
            <mo stretchy="false">(</mo>
            <mrow>
              <mrow>
                <mo stretchy="false">(</mo>
                <mrow>
                  <mrow>
                    <mi>n</mi>
                    <mo stretchy="false">−</mo>
                    <mn>1</mn>
                  </mrow>
                </mrow>
                <mo stretchy="false">)</mo>
              </mrow>
              <mi mathvariant="italic">mod</mi>
              <mi>b</mi>
            </mrow>
            <mo stretchy="false">)</mo>
          </mrow>
        </mrow>
      </mrow>
    </mrow>
    <annotation encoding="StarMath 5.0">t(n,b) = (n mod b) - ((n-1) mod b)</annotation>
  </semantics>
</math>
</file>

<file path=Object 455/content.xml><?xml version="1.0" encoding="utf-8"?>
<math xmlns="http://www.w3.org/1998/Math/MathML">
  <semantics>
    <mrow>
      <msub>
        <mi>E</mi>
        <mrow>
          <mi>k</mi>
          <mi>,</mi>
          <mi>b</mi>
        </mrow>
      </msub>
      <mrow>
        <mrow>
          <mo stretchy="false">(</mo>
          <mrow>
            <mi>n</mi>
          </mrow>
          <mo stretchy="false">)</mo>
        </mrow>
        <mo stretchy="false">=</mo>
        <mrow>
          <munderover>
            <mo stretchy="false">∑</mo>
            <mrow>
              <mi>j</mi>
              <mo stretchy="false">=</mo>
              <mn>1</mn>
            </mrow>
            <mi>n</mi>
          </munderover>
          <mi>t</mi>
        </mrow>
      </mrow>
      <mrow>
        <mo stretchy="false">(</mo>
        <mrow>
          <mi>j</mi>
          <mi>,</mi>
          <mi>b</mi>
        </mrow>
        <mo stretchy="false">)</mo>
      </mrow>
      <msub>
        <mi>E</mi>
        <mrow>
          <mrow>
            <mi>k</mi>
            <mo stretchy="false">−</mo>
            <mn>1,</mn>
          </mrow>
          <mi>b</mi>
        </mrow>
      </msub>
      <mrow>
        <mo stretchy="false">(</mo>
        <mrow>
          <mfrac>
            <mi>n</mi>
            <mi>j</mi>
          </mfrac>
        </mrow>
        <mo stretchy="false">)</mo>
      </mrow>
    </mrow>
    <annotation encoding="StarMath 5.0">E_{k,b}(n) = sum from j = 1 to n t(j,b)E_{k-1,b}(n over j)</annotation>
  </semantics>
</math>
</file>

<file path=Object 456/content.xml><?xml version="1.0" encoding="utf-8"?>
<math xmlns="http://www.w3.org/1998/Math/MathML">
  <semantics>
    <mrow>
      <msub>
        <mi>E</mi>
        <mrow>
          <mn>0,</mn>
          <mi>b</mi>
        </mrow>
      </msub>
      <mrow>
        <mrow>
          <mo stretchy="false">(</mo>
          <mrow>
            <mi>n</mi>
          </mrow>
          <mo stretchy="false">)</mo>
        </mrow>
        <mo stretchy="false">=</mo>
        <mn>1</mn>
      </mrow>
    </mrow>
    <annotation encoding="StarMath 5.0">E_{0,b}(n) = 1</annotation>
  </semantics>
</math>
</file>

<file path=Object 457/content.xml><?xml version="1.0" encoding="utf-8"?>
<math xmlns="http://www.w3.org/1998/Math/MathML">
  <semantics>
    <mrow>
      <msub>
        <mi>E</mi>
        <mrow>
          <mi>k</mi>
          <mi>,</mi>
          <mi>b</mi>
        </mrow>
      </msub>
      <mrow>
        <mrow>
          <mo stretchy="false">(</mo>
          <mrow>
            <mi>n</mi>
          </mrow>
          <mo stretchy="false">)</mo>
        </mrow>
        <mo stretchy="false">=</mo>
        <mrow>
          <munderover>
            <mo stretchy="false">∑</mo>
            <mrow>
              <mi>j</mi>
              <mo stretchy="false">=</mo>
              <mn>1</mn>
            </mrow>
            <mi>n</mi>
          </munderover>
          <msub>
            <mi>E</mi>
            <mrow>
              <mrow>
                <mi>k</mi>
                <mo stretchy="false">−</mo>
                <mn>1,</mn>
              </mrow>
              <mi>b</mi>
            </mrow>
          </msub>
        </mrow>
      </mrow>
      <mrow>
        <mrow>
          <mo stretchy="false">(</mo>
          <mrow>
            <mfrac>
              <mi>n</mi>
              <mi>j</mi>
            </mfrac>
          </mrow>
          <mo stretchy="false">)</mo>
        </mrow>
        <mo stretchy="false">−</mo>
        <mi>b</mi>
      </mrow>
      <mrow>
        <munderover>
          <mo stretchy="false">∑</mo>
          <mrow>
            <mi>j</mi>
            <mo stretchy="false">=</mo>
            <mn>1</mn>
          </mrow>
          <mrow>
            <mrow>
              <mo stretchy="false">⌊</mo>
              <mrow>
                <mfrac>
                  <mi>n</mi>
                  <mi>b</mi>
                </mfrac>
              </mrow>
              <mo stretchy="false">⌋</mo>
            </mrow>
          </mrow>
        </munderover>
        <msub>
          <mi>E</mi>
          <mrow>
            <mrow>
              <mi>k</mi>
              <mo stretchy="false">−</mo>
              <mn>1,</mn>
            </mrow>
            <mi>b</mi>
          </mrow>
        </msub>
      </mrow>
      <mrow>
        <mo stretchy="false">(</mo>
        <mrow>
          <mfrac>
            <mi>n</mi>
            <mrow>
              <mi>b</mi>
              <mi>j</mi>
            </mrow>
          </mfrac>
        </mrow>
        <mo stretchy="false">)</mo>
      </mrow>
    </mrow>
    <annotation encoding="StarMath 5.0">E_{k,b}(n) = sum from j = 1 to n E_{k-1,b}(n over j)- b sum from j = 1 to {lfloor n over b rfloor}E_{k-1,b}(n over {b j})</annotation>
  </semantics>
</math>
</file>

<file path=Object 458/content.xml><?xml version="1.0" encoding="utf-8"?>
<math xmlns="http://www.w3.org/1998/Math/MathML">
  <semantics>
    <mrow>
      <msub>
        <mi>E</mi>
        <mrow>
          <mn>0,</mn>
          <mi>b</mi>
        </mrow>
      </msub>
      <mrow>
        <mrow>
          <mo stretchy="false">(</mo>
          <mrow>
            <mi>n</mi>
          </mrow>
          <mo stretchy="false">)</mo>
        </mrow>
        <mo stretchy="false">=</mo>
        <mn>1</mn>
      </mrow>
    </mrow>
    <annotation encoding="StarMath 5.0">E_{0,b}(n) = 1</annotation>
  </semantics>
</math>
</file>

<file path=Object 459/content.xml><?xml version="1.0" encoding="utf-8"?>
<math xmlns="http://www.w3.org/1998/Math/MathML">
  <semantics>
    <mrow>
      <msub>
        <mi>E</mi>
        <mn>2</mn>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sup>
                <mrow>
                  <mo stretchy="false">(</mo>
                  <mrow>
                    <mrow>
                      <mo stretchy="false">−</mo>
                      <mn>1</mn>
                    </mrow>
                  </mrow>
                  <mo stretchy="false">)</mo>
                </mrow>
                <mrow>
                  <mrow>
                    <mi>k</mi>
                    <mo stretchy="false">+</mo>
                    <mn>1</mn>
                  </mrow>
                </mrow>
              </msup>
            </mrow>
          </mrow>
          <mo stretchy="false">−</mo>
          <mn>2</mn>
        </mrow>
      </mrow>
      <mrow>
        <munderover>
          <mo stretchy="false">∑</mo>
          <mrow>
            <mrow>
              <mi>j</mi>
              <mo stretchy="false">=</mo>
              <mn>2,</mn>
            </mrow>
            <mrow>
              <mn>2</mn>
              <mo stretchy="false">∣</mo>
              <mi>j</mi>
            </mrow>
          </mrow>
          <mi>n</mi>
        </munderover>
        <mrow>
          <munderover>
            <mo stretchy="false">∑</mo>
            <mrow>
              <mrow>
                <mi>k</mi>
                <mo stretchy="false">=</mo>
                <mn>1</mn>
              </mrow>
            </mrow>
            <mrow>
              <mo stretchy="false">⌊</mo>
              <mfrac>
                <mi>n</mi>
                <mi>j</mi>
              </mfrac>
              <mo stretchy="false">⌋</mo>
            </mrow>
          </munderover>
          <msup>
            <mrow>
              <mo stretchy="false">(</mo>
              <mrow>
                <mrow>
                  <mo stretchy="false">−</mo>
                  <mn>1</mn>
                </mrow>
              </mrow>
              <mo stretchy="false">)</mo>
            </mrow>
            <mrow>
              <mrow>
                <mi>k</mi>
                <mo stretchy="false">+</mo>
                <mn>1</mn>
              </mrow>
            </mrow>
          </msup>
        </mrow>
      </mrow>
    </mrow>
    <annotation encoding="StarMath 5.0">E_2(n) = sum from j = 1 to n sum from k = 1 to {\lfloor n over j \rfloor} (-1)^{k+1} -2 sum from {j = 2, 2 divides j} to n sum from {k = 1} to {\lfloor n over j \rfloor} (-1)^{k+1}</annotation>
  </semantics>
</math>
</file>

<file path=Object 46/content.xml><?xml version="1.0" encoding="utf-8"?>
<math xmlns="http://www.w3.org/1998/Math/MathML">
  <semantics>
    <mrow>
      <msub>
        <mi>D</mi>
        <mrow>
          <mi>k</mi>
          <mi>,</mi>
          <mi>a</mi>
        </mrow>
      </msub>
      <mrow>
        <mo stretchy="false">(</mo>
        <mrow>
          <mi>n</mi>
        </mrow>
        <mo stretchy="false">)</mo>
      </mrow>
    </mrow>
    <annotation encoding="StarMath 5.0">D_{k,a}(n)</annotation>
  </semantics>
</math>
</file>

<file path=Object 460/content.xml><?xml version="1.0" encoding="utf-8"?>
<math xmlns="http://www.w3.org/1998/Math/MathML">
  <semantics>
    <mrow>
      <msub>
        <mi>E</mi>
        <mn>2</mn>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n>1</mn>
            </mrow>
          </mrow>
          <mo stretchy="false">−</mo>
          <mn>4</mn>
        </mrow>
      </mrow>
      <mrow>
        <mrow>
          <munderover>
            <mo stretchy="false">∑</mo>
            <mrow>
              <mrow>
                <mi>j</mi>
                <mo stretchy="false">=</mo>
                <mn>1</mn>
              </mrow>
            </mrow>
            <mi>n</mi>
          </munderover>
          <mrow>
            <munderover>
              <mo stretchy="false">∑</mo>
              <mrow>
                <mrow>
                  <mi>k</mi>
                  <mo stretchy="false">=</mo>
                  <mn>1</mn>
                </mrow>
              </mrow>
              <mrow>
                <mo stretchy="false">⌊</mo>
                <mfrac>
                  <mi>n</mi>
                  <mrow>
                    <mn>2</mn>
                    <mi>j</mi>
                  </mrow>
                </mfrac>
                <mo stretchy="false">⌋</mo>
              </mrow>
            </munderover>
            <mn>1</mn>
          </mrow>
        </mrow>
        <mo stretchy="false">+</mo>
        <mn>4</mn>
      </mrow>
      <mrow>
        <munderover>
          <mo stretchy="false">∑</mo>
          <mrow>
            <mrow>
              <mi>j</mi>
              <mo stretchy="false">=</mo>
              <mn>1</mn>
            </mrow>
          </mrow>
          <mrow>
            <mrow>
              <mo stretchy="false">⌊</mo>
              <mrow>
                <mfrac>
                  <mi>n</mi>
                  <mn>2</mn>
                </mfrac>
              </mrow>
              <mo stretchy="false">⌋</mo>
            </mrow>
          </mrow>
        </munderover>
        <mrow>
          <munderover>
            <mo stretchy="false">∑</mo>
            <mrow>
              <mrow>
                <mi>k</mi>
                <mo stretchy="false">=</mo>
                <mn>1</mn>
              </mrow>
            </mrow>
            <mrow>
              <mo stretchy="false">⌊</mo>
              <mfrac>
                <mi>n</mi>
                <mrow>
                  <mn>4</mn>
                  <mi>j</mi>
                </mrow>
              </mfrac>
              <mo stretchy="false">⌋</mo>
            </mrow>
          </munderover>
          <mn>1</mn>
        </mrow>
      </mrow>
    </mrow>
    <annotation encoding="StarMath 5.0">E_2(n) = sum from j = 1 to n sum from k = 1 to {\lfloor n over j \rfloor} 1
-4 sum from {j = 1} to n sum from {k = 1} to {\lfloor n over {2 j} \rfloor} 1
+4 sum from {j = 1} to {lfloor n over 2 rfloor} sum from {k = 1} to {\lfloor n over {4 j} \rfloor} 1</annotation>
  </semantics>
</math>
</file>

<file path=Object 461/content.xml><?xml version="1.0" encoding="utf-8"?>
<math xmlns="http://www.w3.org/1998/Math/MathML">
  <semantics>
    <mrow>
      <msub>
        <mi>E</mi>
        <mi>k</mi>
      </msub>
      <mrow>
        <mo stretchy="false">(</mo>
        <mrow>
          <mi>n</mi>
        </mrow>
        <mo stretchy="false">)</mo>
      </mrow>
    </mrow>
    <annotation encoding="StarMath 5.0">E_k(n)</annotation>
  </semantics>
</math>
</file>

<file path=Object 462/content.xml><?xml version="1.0" encoding="utf-8"?>
<math xmlns="http://www.w3.org/1998/Math/MathML">
  <semantics>
    <mrow>
      <msub>
        <mi>D</mi>
        <mi>k</mi>
      </msub>
      <mrow>
        <mo stretchy="false">(</mo>
        <mrow>
          <mi>n</mi>
        </mrow>
        <mo stretchy="false">)</mo>
      </mrow>
    </mrow>
    <annotation encoding="StarMath 5.0">D_k(n)</annotation>
  </semantics>
</math>
</file>

<file path=Object 463/content.xml><?xml version="1.0" encoding="utf-8"?>
<math xmlns="http://www.w3.org/1998/Math/MathML">
  <semantics>
    <mrow>
      <msub>
        <mi>E</mi>
        <mn>2</mn>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n>1</mn>
            </mrow>
          </mrow>
          <mo stretchy="false">−</mo>
          <mn>2</mn>
        </mrow>
      </mrow>
      <mrow>
        <mrow>
          <munderover>
            <mo stretchy="false">∑</mo>
            <mrow>
              <mrow>
                <mi>j</mi>
                <mo stretchy="false">=</mo>
                <mn>1</mn>
              </mrow>
            </mrow>
            <mi>n</mi>
          </munderover>
          <mrow>
            <munderover>
              <mo stretchy="false">∑</mo>
              <mrow>
                <mrow>
                  <mi>k</mi>
                  <mo stretchy="false">=</mo>
                  <mn>2,</mn>
                </mrow>
                <mrow>
                  <mn>2</mn>
                  <mo stretchy="false">∣</mo>
                  <mi>k</mi>
                </mrow>
              </mrow>
              <mrow>
                <mo stretchy="false">⌊</mo>
                <mfrac>
                  <mi>n</mi>
                  <mi>j</mi>
                </mfrac>
                <mo stretchy="false">⌋</mo>
              </mrow>
            </munderover>
            <mn>1</mn>
          </mrow>
        </mrow>
        <mo stretchy="false">−</mo>
        <mn>2</mn>
      </mrow>
      <mrow>
        <mrow>
          <munderover>
            <mo stretchy="false">∑</mo>
            <mrow>
              <mi>j</mi>
              <mo stretchy="false">=</mo>
              <mrow>
                <mn>2,</mn>
                <mrow>
                  <mn>2</mn>
                  <mo stretchy="false">∣</mo>
                  <mi>j</mi>
                </mrow>
              </mrow>
            </mrow>
            <mi>n</mi>
          </munderover>
          <mrow>
            <munderover>
              <mo stretchy="false">∑</mo>
              <mrow>
                <mrow>
                  <mi>k</mi>
                  <mo stretchy="false">=</mo>
                  <mn>1</mn>
                </mrow>
              </mrow>
              <mrow>
                <mo stretchy="false">⌊</mo>
                <mfrac>
                  <mi>n</mi>
                  <mi>j</mi>
                </mfrac>
                <mo stretchy="false">⌋</mo>
              </mrow>
            </munderover>
            <mn>1</mn>
          </mrow>
        </mrow>
        <mo stretchy="false">+</mo>
        <mn>4</mn>
      </mrow>
      <mrow>
        <munderover>
          <mo stretchy="false">∑</mo>
          <mrow>
            <mrow>
              <mi>j</mi>
              <mo stretchy="false">=</mo>
              <mn>2,</mn>
            </mrow>
            <mrow>
              <mn>2</mn>
              <mo stretchy="false">∣</mo>
              <mi>j</mi>
            </mrow>
          </mrow>
          <mi>n</mi>
        </munderover>
        <mrow>
          <munderover>
            <mo stretchy="false">∑</mo>
            <mrow>
              <mrow>
                <mi>k</mi>
                <mo stretchy="false">=</mo>
                <mn>2,</mn>
              </mrow>
              <mrow>
                <mn>2</mn>
                <mo stretchy="false">∣</mo>
                <mi>k</mi>
              </mrow>
            </mrow>
            <mrow>
              <mo stretchy="false">⌊</mo>
              <mfrac>
                <mi>n</mi>
                <mi>j</mi>
              </mfrac>
              <mo stretchy="false">⌋</mo>
            </mrow>
          </munderover>
          <mn>1</mn>
        </mrow>
      </mrow>
    </mrow>
    <annotation encoding="StarMath 5.0">E_2(n) = sum from j = 1 to n sum from k = 1 to {\lfloor n over j \rfloor} 1 - 2 sum from {j = 1} to n sum from {k = 2, 2 divides k} to {\lfloor n over j \rfloor} 1-2 sum from j = {2, 2 divides j} to n sum from {k=1} to {\lfloor n over j \rfloor} 1 + 4 sum from {j = 2, 2 divides j} to n sum from {k = 2, 2 divides k} to {\lfloor n over j \rfloor} 1</annotation>
  </semantics>
</math>
</file>

<file path=Object 464/content.xml><?xml version="1.0" encoding="utf-8"?>
<math xmlns="http://www.w3.org/1998/Math/MathML">
  <semantics>
    <mrow>
      <msub>
        <mi>D</mi>
        <mi>k</mi>
      </msub>
      <mrow>
        <mo stretchy="false">(</mo>
        <mrow>
          <mi>n</mi>
        </mrow>
        <mo stretchy="false">)</mo>
      </mrow>
    </mrow>
    <annotation encoding="StarMath 5.0">D_k(n)</annotation>
  </semantics>
</math>
</file>

<file path=Object 465/content.xml><?xml version="1.0" encoding="utf-8"?>
<math xmlns="http://www.w3.org/1998/Math/MathML">
  <semantics>
    <mrow>
      <msub>
        <mi>E</mi>
        <mn>2</mn>
      </msub>
      <mrow>
        <mrow>
          <mo stretchy="false">(</mo>
          <mrow>
            <mi>n</mi>
          </mrow>
          <mo stretchy="false">)</mo>
        </mrow>
        <mo stretchy="false">=</mo>
        <msub>
          <mi>D</mi>
          <mn>2</mn>
        </msub>
      </mrow>
      <mrow>
        <mrow>
          <mo stretchy="false">(</mo>
          <mrow>
            <mi>n</mi>
          </mrow>
          <mo stretchy="false">)</mo>
        </mrow>
        <mo stretchy="false">−</mo>
        <mn>4</mn>
      </mrow>
      <msub>
        <mi>D</mi>
        <mn>2</mn>
      </msub>
      <mrow>
        <mrow>
          <mo stretchy="false">(</mo>
          <mrow>
            <mfrac>
              <mi>n</mi>
              <mn>2</mn>
            </mfrac>
          </mrow>
          <mo stretchy="false">)</mo>
        </mrow>
        <mo stretchy="false">+</mo>
        <mn>4</mn>
      </mrow>
      <msub>
        <mi>D</mi>
        <mn>2</mn>
      </msub>
      <mrow>
        <mo stretchy="false">(</mo>
        <mrow>
          <mfrac>
            <mi>n</mi>
            <mn>4</mn>
          </mfrac>
        </mrow>
        <mo stretchy="false">)</mo>
      </mrow>
    </mrow>
    <annotation encoding="StarMath 5.0">E_2(n) = D_2(n) - 4 D_2(n over 2) + 4 D_2(n over 4)</annotation>
  </semantics>
</math>
</file>

<file path=Object 466/content.xml><?xml version="1.0" encoding="utf-8"?>
<math xmlns="http://www.w3.org/1998/Math/MathML">
  <semantics>
    <mrow>
      <msub>
        <mi>D</mi>
        <mn>2</mn>
      </msub>
      <mrow>
        <mrow>
          <mo stretchy="false">(</mo>
          <mrow>
            <mi>n</mi>
          </mrow>
          <mo stretchy="false">)</mo>
        </mrow>
        <mo stretchy="false">=</mo>
        <mrow>
          <munderover>
            <mo stretchy="false">∑</mo>
            <mrow>
              <mi>j</mi>
              <mo stretchy="false">=</mo>
              <mn>1</mn>
            </mrow>
            <mi>n</mi>
          </munderover>
          <mrow>
            <munderover>
              <mo stretchy="false">∑</mo>
              <mrow>
                <mi>k</mi>
                <mo stretchy="false">=</mo>
                <mn>1</mn>
              </mrow>
              <mrow>
                <mo stretchy="false">⌊</mo>
                <mfrac>
                  <mi>n</mi>
                  <mi>j</mi>
                </mfrac>
                <mo stretchy="false">⌋</mo>
              </mrow>
            </munderover>
            <mn>1</mn>
          </mrow>
        </mrow>
      </mrow>
    </mrow>
    <annotation encoding="StarMath 5.0">D_2(n) = sum from j = 1 to n sum from k = 1 to {\lfloor n over j \rfloor} 1</annotation>
  </semantics>
</math>
</file>

<file path=Object 467/content.xml><?xml version="1.0" encoding="utf-8"?>
<math xmlns="http://www.w3.org/1998/Math/MathML">
  <semantics>
    <mrow>
      <msub>
        <mi>E</mi>
        <mn>2</mn>
      </msub>
      <mrow>
        <mrow>
          <mo stretchy="false">(</mo>
          <mrow>
            <mi>n</mi>
          </mrow>
          <mo stretchy="false">)</mo>
        </mrow>
        <mo stretchy="false">=</mo>
        <msub>
          <mi>D</mi>
          <mn>2</mn>
        </msub>
      </mrow>
      <mrow>
        <mrow>
          <mo stretchy="false">(</mo>
          <mrow>
            <mi>n</mi>
          </mrow>
          <mo stretchy="false">)</mo>
        </mrow>
        <mo stretchy="false">−</mo>
        <mn>4</mn>
      </mrow>
      <msub>
        <mi>D</mi>
        <mn>2</mn>
      </msub>
      <mrow>
        <mrow>
          <mo stretchy="false">(</mo>
          <mrow>
            <mfrac>
              <mi>n</mi>
              <mn>2</mn>
            </mfrac>
          </mrow>
          <mo stretchy="false">)</mo>
        </mrow>
        <mo stretchy="false">+</mo>
        <mn>4</mn>
      </mrow>
      <msub>
        <mi>D</mi>
        <mn>2</mn>
      </msub>
      <mrow>
        <mo stretchy="false">(</mo>
        <mrow>
          <mfrac>
            <mi>n</mi>
            <mn>4</mn>
          </mfrac>
        </mrow>
        <mo stretchy="false">)</mo>
      </mrow>
    </mrow>
    <annotation encoding="StarMath 5.0">E_2(n) = D_2(n) - 4 D_2(n over 2) + 4 D_2(n over 4)</annotation>
  </semantics>
</math>
</file>

<file path=Object 468/content.xml><?xml version="1.0" encoding="utf-8"?>
<math xmlns="http://www.w3.org/1998/Math/MathML">
  <semantics>
    <mrow>
      <msub>
        <mi>E</mi>
        <mi>k</mi>
      </msub>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i>j</mi>
          </msup>
        </mrow>
      </mrow>
      <mrow>
        <mo stretchy="false">(</mo>
        <mrow>
          <mtable>
            <mtr>
              <mtd>
                <mrow>
                  <mi>k</mi>
                </mrow>
              </mtd>
            </mtr>
            <mtr>
              <mtd>
                <mrow>
                  <mi>j</mi>
                </mrow>
              </mtd>
            </mtr>
          </mtable>
        </mrow>
        <mo stretchy="false">)</mo>
      </mrow>
      <msup>
        <mn>2</mn>
        <mi>j</mi>
      </msup>
      <msub>
        <mi>D</mi>
        <mi>k</mi>
      </msub>
      <mrow>
        <mo stretchy="false">(</mo>
        <mrow>
          <mfrac>
            <mi>n</mi>
            <msup>
              <mn>2</mn>
              <mi>j</mi>
            </msup>
          </mfrac>
        </mrow>
        <mo stretchy="false">)</mo>
      </mrow>
    </mrow>
    <annotation encoding="StarMath 5.0">E_k(n) = sum from j = 0 to k (-1)^j( binom {k}{j} )2^j D_k(n over 2^j )</annotation>
  </semantics>
</math>
</file>

<file path=Object 469/content.xml><?xml version="1.0" encoding="utf-8"?>
<math xmlns="http://www.w3.org/1998/Math/MathML">
  <semantics>
    <mrow>
      <msub>
        <mi>D</mi>
        <mn>2</mn>
      </msub>
      <mrow>
        <mrow>
          <mo stretchy="false">(</mo>
          <mrow>
            <mi>n</mi>
          </mrow>
          <mo stretchy="false">)</mo>
        </mrow>
        <mo stretchy="false">=</mo>
        <msub>
          <mi>E</mi>
          <mn>2</mn>
        </msub>
      </mrow>
      <mrow>
        <mrow>
          <mo stretchy="false">(</mo>
          <mrow>
            <mi>n</mi>
          </mrow>
          <mo stretchy="false">)</mo>
        </mrow>
        <mo stretchy="false">+</mo>
        <mn>4</mn>
      </mrow>
      <msub>
        <mi>D</mi>
        <mn>2</mn>
      </msub>
      <mrow>
        <mrow>
          <mo stretchy="false">(</mo>
          <mrow>
            <mfrac>
              <mi>n</mi>
              <mn>2</mn>
            </mfrac>
          </mrow>
          <mo stretchy="false">)</mo>
        </mrow>
        <mo stretchy="false">−</mo>
        <mn>4</mn>
      </mrow>
      <msub>
        <mi>D</mi>
        <mn>2</mn>
      </msub>
      <mrow>
        <mo stretchy="false">(</mo>
        <mrow>
          <mfrac>
            <mi>n</mi>
            <mn>4</mn>
          </mfrac>
        </mrow>
        <mo stretchy="false">)</mo>
      </mrow>
    </mrow>
    <annotation encoding="StarMath 5.0">D_2(n) = E_2(n) + 4 D_2(n over 2) - 4 D_2(n over 4)</annotation>
  </semantics>
</math>
</file>

<file path=Object 47/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k</mi>
            </msup>
          </mrow>
        </mrow>
        <mo fence="true" stretchy="false">]</mo>
      </mrow>
      <mi>n</mi>
    </msub>
    <annotation encoding="StarMath 5.0">[nabla %zeta(0)^k]_n</annotation>
  </semantics>
</math>
</file>

<file path=Object 470/content.xml><?xml version="1.0" encoding="utf-8"?>
<math xmlns="http://www.w3.org/1998/Math/MathML">
  <semantics>
    <mrow>
      <msub>
        <mi>D</mi>
        <mn>2</mn>
      </msub>
      <mrow>
        <mo stretchy="false">(</mo>
        <mrow>
          <mfrac>
            <mi>n</mi>
            <mn>2</mn>
          </mfrac>
        </mrow>
        <mo stretchy="false">)</mo>
      </mrow>
    </mrow>
    <annotation encoding="StarMath 5.0">D_2(n over 2)</annotation>
  </semantics>
</math>
</file>

<file path=Object 471/content.xml><?xml version="1.0" encoding="utf-8"?>
<math xmlns="http://www.w3.org/1998/Math/MathML">
  <semantics>
    <mrow>
      <msub>
        <mi>D</mi>
        <mn>2</mn>
      </msub>
      <mrow>
        <mrow>
          <mo stretchy="false">(</mo>
          <mrow>
            <mi>n</mi>
          </mrow>
          <mo stretchy="false">)</mo>
        </mrow>
        <mo stretchy="false">=</mo>
        <msub>
          <mi>E</mi>
          <mn>2</mn>
        </msub>
      </mrow>
      <mrow>
        <mrow>
          <mo stretchy="false">(</mo>
          <mrow>
            <mi>n</mi>
          </mrow>
          <mo stretchy="false">)</mo>
        </mrow>
        <mo stretchy="false">+</mo>
        <mn>4</mn>
      </mrow>
      <msub>
        <mi>E</mi>
        <mn>2</mn>
      </msub>
      <mrow>
        <mrow>
          <mo stretchy="false">(</mo>
          <mrow>
            <mfrac>
              <mi>n</mi>
              <mn>2</mn>
            </mfrac>
          </mrow>
          <mo stretchy="false">)</mo>
        </mrow>
        <mo stretchy="false">+</mo>
        <mn>16</mn>
      </mrow>
      <msub>
        <mi>D</mi>
        <mn>2</mn>
      </msub>
      <mrow>
        <mrow>
          <mo stretchy="false">(</mo>
          <mrow>
            <mfrac>
              <mi>n</mi>
              <mn>4</mn>
            </mfrac>
          </mrow>
          <mo stretchy="false">)</mo>
        </mrow>
        <mo stretchy="false">−</mo>
        <mn>16</mn>
      </mrow>
      <msub>
        <mi>D</mi>
        <mn>2</mn>
      </msub>
      <mrow>
        <mrow>
          <mo stretchy="false">(</mo>
          <mrow>
            <mfrac>
              <mi>n</mi>
              <mn>8</mn>
            </mfrac>
          </mrow>
          <mo stretchy="false">)</mo>
        </mrow>
        <mo stretchy="false">−</mo>
        <mn>4</mn>
      </mrow>
      <msub>
        <mi>E</mi>
        <mn>2</mn>
      </msub>
      <mrow>
        <mrow>
          <mo stretchy="false">(</mo>
          <mrow>
            <mfrac>
              <mi>n</mi>
              <mn>4</mn>
            </mfrac>
          </mrow>
          <mo stretchy="false">)</mo>
        </mrow>
        <mo stretchy="false">−</mo>
        <mn>16</mn>
      </mrow>
      <msub>
        <mi>D</mi>
        <mn>2</mn>
      </msub>
      <mrow>
        <mrow>
          <mo stretchy="false">(</mo>
          <mrow>
            <mfrac>
              <mi>n</mi>
              <mn>4</mn>
            </mfrac>
          </mrow>
          <mo stretchy="false">)</mo>
        </mrow>
        <mo stretchy="false">+</mo>
        <mn>16</mn>
      </mrow>
      <msub>
        <mi>D</mi>
        <mn>2</mn>
      </msub>
      <mrow>
        <mo stretchy="false">(</mo>
        <mrow>
          <mfrac>
            <mi>n</mi>
            <mn>8</mn>
          </mfrac>
        </mrow>
        <mo stretchy="false">)</mo>
      </mrow>
    </mrow>
    <annotation encoding="StarMath 5.0">D_2(n) = E_2(n) + 4 E_2(n over 2)+16 D_2( n over 4)-16 D_2(n over 8 )-4 E_2(n over 4)-16 D_2( n over 4 )+16 D_2(n over 8 )</annotation>
  </semantics>
</math>
</file>

<file path=Object 472/content.xml><?xml version="1.0" encoding="utf-8"?>
<math xmlns="http://www.w3.org/1998/Math/MathML">
  <semantics>
    <mrow>
      <msub>
        <mi>D</mi>
        <mn>2</mn>
      </msub>
      <mrow>
        <mrow>
          <mo stretchy="false">(</mo>
          <mrow>
            <mi>n</mi>
          </mrow>
          <mo stretchy="false">)</mo>
        </mrow>
        <mo stretchy="false">=</mo>
        <mn>0</mn>
      </mrow>
    </mrow>
    <annotation encoding="StarMath 5.0">D_2(n)=0</annotation>
  </semantics>
</math>
</file>

<file path=Object 473/content.xml><?xml version="1.0" encoding="utf-8"?>
<math xmlns="http://www.w3.org/1998/Math/MathML">
  <semantics>
    <mrow>
      <mrow>
        <mi>n</mi>
        <mo stretchy="false">&lt;</mo>
        <mn>1</mn>
      </mrow>
    </mrow>
    <annotation encoding="StarMath 5.0">n&lt;1</annotation>
  </semantics>
</math>
</file>

<file path=Object 474/content.xml><?xml version="1.0" encoding="utf-8"?>
<math xmlns="http://www.w3.org/1998/Math/MathML">
  <semantics>
    <mrow>
      <msub>
        <mi>D</mi>
        <mn>2</mn>
      </msub>
      <mrow>
        <mrow>
          <mo stretchy="false">(</mo>
          <mrow>
            <mi>n</mi>
          </mrow>
          <mo stretchy="false">)</mo>
        </mrow>
        <mo stretchy="false">=</mo>
        <mrow>
          <munderover>
            <mo stretchy="false">∑</mo>
            <mrow>
              <mi>j</mi>
              <mo stretchy="false">=</mo>
              <mn>0</mn>
            </mrow>
            <mrow>
              <msub>
                <mi>log</mi>
                <mn>2</mn>
              </msub>
              <mi>n</mi>
            </mrow>
          </munderover>
          <msup>
            <mn>2</mn>
            <mi>j</mi>
          </msup>
        </mrow>
      </mrow>
      <msub>
        <mi>E</mi>
        <mn>2</mn>
      </msub>
      <mrow>
        <mo stretchy="false">(</mo>
        <mrow>
          <mfrac>
            <mi>n</mi>
            <msup>
              <mn>2</mn>
              <mi>j</mi>
            </msup>
          </mfrac>
        </mrow>
        <mo stretchy="false">)</mo>
      </mrow>
    </mrow>
    <annotation encoding="StarMath 5.0">D_2(n) = sum from j = 0  to {log_2 n} 2^j E_2(n over 2^j)</annotation>
  </semantics>
</math>
</file>

<file path=Object 475/content.xml><?xml version="1.0" encoding="utf-8"?>
<math xmlns="http://www.w3.org/1998/Math/MathML">
  <semantics>
    <mrow>
      <msub>
        <mi>D</mi>
        <mi>k</mi>
      </msub>
      <mrow>
        <mrow>
          <mo stretchy="false">(</mo>
          <mrow>
            <mi>n</mi>
          </mrow>
          <mo stretchy="false">)</mo>
        </mrow>
        <mo stretchy="false">=</mo>
        <mrow>
          <munderover>
            <mo stretchy="false">∑</mo>
            <mrow>
              <mi>j</mi>
              <mo stretchy="false">=</mo>
              <mn>0</mn>
            </mrow>
            <mrow>
              <msub>
                <mi>log</mi>
                <mn>2</mn>
              </msub>
              <mi>n</mi>
            </mrow>
          </munderover>
          <mrow>
            <mo stretchy="false">(</mo>
            <mrow>
              <mtable>
                <mtr>
                  <mtd>
                    <mrow>
                      <mrow>
                        <mrow>
                          <mi>k</mi>
                          <mo stretchy="false">+</mo>
                          <mi>j</mi>
                        </mrow>
                        <mo stretchy="false">−</mo>
                        <mn>1</mn>
                      </mrow>
                    </mrow>
                  </mtd>
                </mtr>
                <mtr>
                  <mtd>
                    <mrow>
                      <mrow>
                        <mi>k</mi>
                        <mo stretchy="false">−</mo>
                        <mn>1</mn>
                      </mrow>
                    </mrow>
                  </mtd>
                </mtr>
              </mtable>
            </mrow>
            <mo stretchy="false">)</mo>
          </mrow>
        </mrow>
      </mrow>
      <msup>
        <mn>2</mn>
        <mi>j</mi>
      </msup>
      <msub>
        <mi>E</mi>
        <mi>k</mi>
      </msub>
      <mrow>
        <mo stretchy="false">(</mo>
        <mrow>
          <mfrac>
            <mi>n</mi>
            <msup>
              <mn>2</mn>
              <mi>j</mi>
            </msup>
          </mfrac>
        </mrow>
        <mo stretchy="false">)</mo>
      </mrow>
    </mrow>
    <annotation encoding="StarMath 5.0">D_k(n) = sum from j = 0  to {log_2 n} (binom{k+j-1}{k-1})2^j E_k(n over 2^j)</annotation>
  </semantics>
</math>
</file>

<file path=Object 476/content.xml><?xml version="1.0" encoding="utf-8"?>
<math xmlns="http://www.w3.org/1998/Math/MathML">
  <semantics>
    <mrow>
      <mo stretchy="false">η</mo>
      <mrow>
        <mrow>
          <mo stretchy="false">(</mo>
          <mrow>
            <mi>s</mi>
          </mrow>
          <mo stretchy="false">)</mo>
        </mrow>
        <mo stretchy="false">=</mo>
        <mrow>
          <mo stretchy="false">(</mo>
          <mrow>
            <mrow>
              <mn>1</mn>
              <mo stretchy="false">−</mo>
              <msup>
                <mn>2</mn>
                <mrow>
                  <mrow>
                    <mn>1</mn>
                    <mo stretchy="false">−</mo>
                    <mi>s</mi>
                  </mrow>
                </mrow>
              </msup>
            </mrow>
          </mrow>
          <mo stretchy="false">)</mo>
        </mrow>
      </mrow>
      <mo stretchy="false">ζ</mo>
      <mrow>
        <mo stretchy="false">(</mo>
        <mrow>
          <mi>s</mi>
        </mrow>
        <mo stretchy="false">)</mo>
      </mrow>
    </mrow>
    <annotation encoding="StarMath 5.0">%eta(s)=(1-2^{1-s})%zeta(s)</annotation>
  </semantics>
</math>
</file>

<file path=Object 477/content.xml><?xml version="1.0" encoding="utf-8"?>
<math xmlns="http://www.w3.org/1998/Math/MathML">
  <semantics>
    <mrow>
      <mi>t</mi>
      <mrow>
        <mo stretchy="false">(</mo>
        <mrow>
          <mi>n</mi>
          <mi>,</mi>
          <mi>b</mi>
        </mrow>
        <mo stretchy="false">)</mo>
      </mrow>
    </mrow>
    <annotation encoding="StarMath 5.0">t(n,b)</annotation>
  </semantics>
</math>
</file>

<file path=Object 478/content.xml><?xml version="1.0" encoding="utf-8"?>
<math xmlns="http://www.w3.org/1998/Math/MathML">
  <semantics>
    <mrow>
      <mrow>
        <mi>b</mi>
        <mo stretchy="false">−</mo>
        <mn>1</mn>
      </mrow>
    </mrow>
    <annotation encoding="StarMath 5.0">b-1</annotation>
  </semantics>
</math>
</file>

<file path=Object 479/content.xml><?xml version="1.0" encoding="utf-8"?>
<math xmlns="http://www.w3.org/1998/Math/MathML">
  <semantics>
    <mrow>
      <mrow>
        <mi>b</mi>
        <mo stretchy="false">−</mo>
        <mn>1</mn>
      </mrow>
    </mrow>
    <annotation encoding="StarMath 5.0">b-1</annotation>
  </semantics>
</math>
</file>

<file path=Object 48/content.xml><?xml version="1.0" encoding="utf-8"?>
<math xmlns="http://www.w3.org/1998/Math/MathML">
  <semantics>
    <mrow>
      <mrow>
        <mi>n</mi>
        <mo stretchy="false">=</mo>
        <mrow>
          <mrow>
            <msubsup>
              <mi>p</mi>
              <mn>1</mn>
              <mrow>
                <msub>
                  <mi>a</mi>
                  <mn>1</mn>
                </msub>
              </mrow>
            </msubsup>
            <mo stretchy="false">⋅</mo>
            <msubsup>
              <mi>p</mi>
              <mn>2</mn>
              <mrow>
                <msub>
                  <mi>a</mi>
                  <mn>2</mn>
                </msub>
              </mrow>
            </msubsup>
          </mrow>
          <mo stretchy="false">⋅</mo>
          <mn>...</mn>
        </mrow>
      </mrow>
    </mrow>
    <annotation encoding="StarMath 5.0">n=p_1^{a_1} cdot p_2^{a_2} cdot ...</annotation>
  </semantics>
</math>
</file>

<file path=Object 480/content.xml><?xml version="1.0" encoding="utf-8"?>
<math xmlns="http://www.w3.org/1998/Math/MathML">
  <semantics>
    <mrow>
      <mi>t</mi>
      <mrow>
        <mo stretchy="false">(</mo>
        <mrow>
          <mi>n</mi>
          <mi>,</mi>
          <mn>2</mn>
        </mrow>
        <mo stretchy="false">)</mo>
      </mrow>
    </mrow>
    <annotation encoding="StarMath 5.0">t(n,2)</annotation>
  </semantics>
</math>
</file>

<file path=Object 481/content.xml><?xml version="1.0" encoding="utf-8"?>
<math xmlns="http://www.w3.org/1998/Math/MathML">
  <semantics>
    <mrow>
      <msup>
        <mrow>
          <mo stretchy="false">(</mo>
          <mrow>
            <mrow>
              <mo stretchy="false">−</mo>
              <mn>1</mn>
            </mrow>
          </mrow>
          <mo stretchy="false">)</mo>
        </mrow>
        <mrow>
          <mrow>
            <mi>n</mi>
            <mo stretchy="false">+</mo>
            <mn>1</mn>
          </mrow>
        </mrow>
      </msup>
    </mrow>
    <annotation encoding="StarMath 5.0">(-1)^{n+1}</annotation>
  </semantics>
</math>
</file>

<file path=Object 482/content.xml><?xml version="1.0" encoding="utf-8"?>
<math xmlns="http://www.w3.org/1998/Math/MathML">
  <semantics>
    <mrow>
      <mi>t</mi>
      <mrow>
        <mo stretchy="false">(</mo>
        <mrow>
          <mi>n</mi>
          <mi>,</mi>
          <mi>b</mi>
        </mrow>
        <mo stretchy="false">)</mo>
      </mrow>
    </mrow>
    <annotation encoding="StarMath 5.0">t(n,b)</annotation>
  </semantics>
</math>
</file>

<file path=Object 483/content.xml><?xml version="1.0" encoding="utf-8"?>
<math xmlns="http://www.w3.org/1998/Math/MathML">
  <semantics>
    <mrow>
      <msub>
        <mi>E</mi>
        <mi>k</mi>
      </msub>
      <mrow>
        <mo stretchy="false">(</mo>
        <mrow>
          <mi>n</mi>
        </mrow>
        <mo stretchy="false">)</mo>
      </mrow>
    </mrow>
    <annotation encoding="StarMath 5.0">E_k(n)</annotation>
  </semantics>
</math>
</file>

<file path=Object 484/content.xml><?xml version="1.0" encoding="utf-8"?>
<math xmlns="http://www.w3.org/1998/Math/MathML">
  <semantics>
    <mrow>
      <msub>
        <mi>E</mi>
        <mrow>
          <mi>k</mi>
          <mi>,</mi>
          <mi>b</mi>
        </mrow>
      </msub>
      <mrow>
        <mo stretchy="false">(</mo>
        <mrow>
          <mi>n</mi>
        </mrow>
        <mo stretchy="false">)</mo>
      </mrow>
    </mrow>
    <annotation encoding="StarMath 5.0">E_{k,b}(n)</annotation>
  </semantics>
</math>
</file>

<file path=Object 485/content.xml><?xml version="1.0" encoding="utf-8"?>
<math xmlns="http://www.w3.org/1998/Math/MathML">
  <semantics>
    <mrow>
      <msub>
        <mi>E</mi>
        <mi>k</mi>
      </msub>
      <mrow>
        <mo stretchy="false">(</mo>
        <mrow>
          <mi>n</mi>
        </mrow>
        <mo stretchy="false">)</mo>
      </mrow>
    </mrow>
    <annotation encoding="StarMath 5.0">E_k(n)</annotation>
  </semantics>
</math>
</file>

<file path=Object 486/content.xml><?xml version="1.0" encoding="utf-8"?>
<math xmlns="http://www.w3.org/1998/Math/MathML">
  <semantics>
    <mrow>
      <msub>
        <mi>D</mi>
        <mi>k</mi>
      </msub>
      <mrow>
        <mo stretchy="false">(</mo>
        <mrow>
          <mi>n</mi>
        </mrow>
        <mo stretchy="false">)</mo>
      </mrow>
    </mrow>
    <annotation encoding="StarMath 5.0">D_k(n)</annotation>
  </semantics>
</math>
</file>

<file path=Object 487/content.xml><?xml version="1.0" encoding="utf-8"?>
<math xmlns="http://www.w3.org/1998/Math/MathML">
  <semantics>
    <mrow>
      <msub>
        <mi>E</mi>
        <mrow>
          <mi>k</mi>
          <mi>,</mi>
          <mi>b</mi>
        </mrow>
      </msub>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i>j</mi>
          </msup>
        </mrow>
      </mrow>
      <mrow>
        <mo stretchy="false">(</mo>
        <mrow>
          <mtable>
            <mtr>
              <mtd>
                <mrow>
                  <mi>k</mi>
                </mrow>
              </mtd>
            </mtr>
            <mtr>
              <mtd>
                <mrow>
                  <mi>j</mi>
                </mrow>
              </mtd>
            </mtr>
          </mtable>
        </mrow>
        <mo stretchy="false">)</mo>
      </mrow>
      <msup>
        <mi>b</mi>
        <mi>j</mi>
      </msup>
      <msub>
        <mi>D</mi>
        <mi>k</mi>
      </msub>
      <mrow>
        <mo stretchy="false">(</mo>
        <mrow>
          <mfrac>
            <mi>n</mi>
            <msup>
              <mi>b</mi>
              <mi>j</mi>
            </msup>
          </mfrac>
        </mrow>
        <mo stretchy="false">)</mo>
      </mrow>
    </mrow>
    <annotation encoding="StarMath 5.0">E_{k,b}(n) = sum from j = 0 to k (-1)^j( binom {k}{j} )b^j D_k(n over b^j )</annotation>
  </semantics>
</math>
</file>

<file path=Object 488/content.xml><?xml version="1.0" encoding="utf-8"?>
<math xmlns="http://www.w3.org/1998/Math/MathML">
  <semantics>
    <mrow>
      <msub>
        <mi>D</mi>
        <mi>k</mi>
      </msub>
      <mrow>
        <mrow>
          <mo stretchy="false">(</mo>
          <mrow>
            <mi>n</mi>
          </mrow>
          <mo stretchy="false">)</mo>
        </mrow>
        <mo stretchy="false">=</mo>
        <mrow>
          <munderover>
            <mo stretchy="false">∑</mo>
            <mrow>
              <mi>j</mi>
              <mo stretchy="false">=</mo>
              <mn>0</mn>
            </mrow>
            <mrow>
              <msub>
                <mi>log</mi>
                <mn>2</mn>
              </msub>
              <mi>n</mi>
            </mrow>
          </munderover>
          <mrow>
            <mo stretchy="false">(</mo>
            <mrow>
              <mtable>
                <mtr>
                  <mtd>
                    <mrow>
                      <mrow>
                        <mrow>
                          <mi>k</mi>
                          <mo stretchy="false">+</mo>
                          <mi>j</mi>
                        </mrow>
                        <mo stretchy="false">−</mo>
                        <mn>1</mn>
                      </mrow>
                    </mrow>
                  </mtd>
                </mtr>
                <mtr>
                  <mtd>
                    <mrow>
                      <mrow>
                        <mi>k</mi>
                        <mo stretchy="false">−</mo>
                        <mn>1</mn>
                      </mrow>
                    </mrow>
                  </mtd>
                </mtr>
              </mtable>
            </mrow>
            <mo stretchy="false">)</mo>
          </mrow>
        </mrow>
      </mrow>
      <msup>
        <mi>b</mi>
        <mi>j</mi>
      </msup>
      <msub>
        <mi>E</mi>
        <mrow>
          <mi>k</mi>
          <mi>,</mi>
          <mi>b</mi>
        </mrow>
      </msub>
      <mrow>
        <mo stretchy="false">(</mo>
        <mrow>
          <mfrac>
            <mi>n</mi>
            <msup>
              <mi>b</mi>
              <mi>j</mi>
            </msup>
          </mfrac>
        </mrow>
        <mo stretchy="false">)</mo>
      </mrow>
    </mrow>
    <annotation encoding="StarMath 5.0">D_k(n) = sum from j = 0  to {log_2 n} (binom{k+j-1}{k-1})b^j E_{k,b}(n over b^j)</annotation>
  </semantics>
</math>
</file>

<file path=Object 489/content.xml><?xml version="1.0" encoding="utf-8"?>
<math xmlns="http://www.w3.org/1998/Math/MathML">
  <semantics>
    <mrow>
      <mi>t</mi>
      <mrow>
        <mo stretchy="false">(</mo>
        <mrow>
          <mi>n</mi>
          <mi>,</mi>
          <mi>b</mi>
        </mrow>
        <mo stretchy="false">)</mo>
      </mrow>
    </mrow>
    <annotation encoding="StarMath 5.0">t(n,b)</annotation>
  </semantics>
</math>
</file>

<file path=Object 49/content.xml><?xml version="1.0" encoding="utf-8"?>
<math xmlns="http://www.w3.org/1998/Math/MathML" display="block">
  <semantics>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mo stretchy="false">=</mo>
      <mrow>
        <munder>
          <mo stretchy="false">∑</mo>
          <mrow>
            <mrow>
              <mrow>
                <msub>
                  <mi>a</mi>
                  <mn>1</mn>
                </msub>
                <mo stretchy="false">⋅</mo>
                <msub>
                  <mi>a</mi>
                  <mn>2</mn>
                </msub>
                <mo stretchy="false">⋅</mo>
                <mn>...</mn>
                <mo stretchy="false">⋅</mo>
                <msub>
                  <mi>a</mi>
                  <mi>k</mi>
                </msub>
              </mrow>
              <mo stretchy="false">=</mo>
              <mi>n</mi>
            </mrow>
            <mi>;</mi>
            <mrow>
              <msub>
                <mi>a</mi>
                <mi>i</mi>
              </msub>
              <mo stretchy="false">&gt;</mo>
              <mn>1</mn>
            </mrow>
          </mrow>
        </munder>
        <mn>1</mn>
      </mrow>
    </mrow>
    <annotation encoding="StarMath 5.0">[nabla ( %zeta(0)-1 )^{ k }]_n = sum from {a_1 cdot a_2 cdot ... cdot a_k = n; a_i &gt; 1} 1</annotation>
  </semantics>
</math>
</file>

<file path=Object 490/content.xml><?xml version="1.0" encoding="utf-8"?>
<math xmlns="http://www.w3.org/1998/Math/MathML">
  <semantics>
    <mrow>
      <mrow>
        <munderover>
          <mo stretchy="false">∑</mo>
          <mrow>
            <mi>n</mi>
            <mo stretchy="false">=</mo>
            <mn>1</mn>
          </mrow>
          <mo stretchy="false">∞</mo>
        </munderover>
        <mrow>
          <mfrac>
            <msup>
              <mrow>
                <mo stretchy="false">(</mo>
                <mrow>
                  <mrow>
                    <mo stretchy="false">−</mo>
                    <mn>1</mn>
                  </mrow>
                </mrow>
                <mo stretchy="false">)</mo>
              </mrow>
              <mrow>
                <mrow>
                  <mi>n</mi>
                  <mo stretchy="false">+</mo>
                  <mn>1</mn>
                </mrow>
              </mrow>
            </msup>
            <mi>n</mi>
          </mfrac>
        </mrow>
      </mrow>
    </mrow>
    <annotation encoding="StarMath 5.0">sum from n = 1 to infinity {(-1)^{n+1} over n}</annotation>
  </semantics>
</math>
</file>

<file path=Object 491/content.xml><?xml version="1.0" encoding="utf-8"?>
<math xmlns="http://www.w3.org/1998/Math/MathML">
  <semantics>
    <mrow>
      <mrow>
        <munderover>
          <mo stretchy="false">∑</mo>
          <mrow>
            <mi>n</mi>
            <mo stretchy="false">=</mo>
            <mn>1</mn>
          </mrow>
          <mo stretchy="false">∞</mo>
        </munderover>
        <mrow>
          <mfrac>
            <mn>1</mn>
            <mi>n</mi>
          </mfrac>
        </mrow>
      </mrow>
    </mrow>
    <annotation encoding="StarMath 5.0">sum from n = 1 to infinity {1 over n}</annotation>
  </semantics>
</math>
</file>

<file path=Object 492/content.xml><?xml version="1.0" encoding="utf-8"?>
<math xmlns="http://www.w3.org/1998/Math/MathML">
  <semantics>
    <mrow>
      <mi>t</mi>
      <mrow>
        <mo stretchy="false">(</mo>
        <mrow>
          <mi>n</mi>
          <mi>,</mi>
          <mi>b</mi>
        </mrow>
        <mo stretchy="false">)</mo>
      </mrow>
    </mrow>
    <annotation encoding="StarMath 5.0">t(n,b)</annotation>
  </semantics>
</math>
</file>

<file path=Object 493/content.xml><?xml version="1.0" encoding="utf-8"?>
<math xmlns="http://www.w3.org/1998/Math/MathML">
  <semantics>
    <mrow>
      <mrow>
        <mrow>
          <munderover>
            <mo stretchy="false">∑</mo>
            <mrow>
              <mi>n</mi>
              <mo stretchy="false">=</mo>
              <mn>1</mn>
            </mrow>
            <mo stretchy="false">∞</mo>
          </munderover>
          <mrow>
            <mfrac>
              <mrow>
                <mi>t</mi>
                <mrow>
                  <mo stretchy="false">(</mo>
                  <mrow>
                    <mi>n</mi>
                    <mi>,</mi>
                    <mi>b</mi>
                  </mrow>
                  <mo stretchy="false">)</mo>
                </mrow>
              </mrow>
              <mi>n</mi>
            </mfrac>
          </mrow>
        </mrow>
        <mo stretchy="false">=</mo>
        <mi>log</mi>
      </mrow>
      <mi>b</mi>
    </mrow>
    <annotation encoding="StarMath 5.0">sum from n = 1 to infinity {{t(n,b)} over n}=log b</annotation>
  </semantics>
</math>
</file>

<file path=Object 494/content.xml><?xml version="1.0" encoding="utf-8"?>
<math xmlns="http://www.w3.org/1998/Math/MathML">
  <semantics>
    <mrow>
      <mrow>
        <mrow>
          <mrow>
            <munder>
              <mi>lim</mi>
              <mrow>
                <mi>n</mi>
                <mo stretchy="false">→</mo>
                <mo stretchy="false">∞</mo>
              </mrow>
            </munder>
            <msub>
              <mi>H</mi>
              <mrow>
                <mi>k</mi>
                <mi>n</mi>
              </mrow>
            </msub>
          </mrow>
          <mo stretchy="false">−</mo>
          <msub>
            <mi>H</mi>
            <mrow>
              <mi>n</mi>
            </mrow>
          </msub>
        </mrow>
        <mo stretchy="false">=</mo>
        <mi>log</mi>
      </mrow>
      <mi>k</mi>
    </mrow>
    <annotation encoding="StarMath 5.0">lim from{n rightarrow infinity} H_{k n} - H_{n} = log k</annotation>
  </semantics>
</math>
</file>

<file path=Object 495/content.xml><?xml version="1.0" encoding="utf-8"?>
<math xmlns="http://www.w3.org/1998/Math/MathML">
  <semantics>
    <mrow>
      <msub>
        <mi>H</mi>
        <mi>n</mi>
      </msub>
    </mrow>
    <annotation encoding="StarMath 5.0">H_n</annotation>
  </semantics>
</math>
</file>

<file path=Object 496/content.xml><?xml version="1.0" encoding="utf-8"?>
<math xmlns="http://www.w3.org/1998/Math/MathML">
  <semantics>
    <mrow>
      <msub>
        <mi>E</mi>
        <mn>2</mn>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n>1</mn>
            </mrow>
          </mrow>
          <mo stretchy="false">−</mo>
          <mn>2</mn>
        </mrow>
      </mrow>
      <mrow>
        <munderover>
          <mo stretchy="false">∑</mo>
          <mrow>
            <mrow>
              <mi>j</mi>
              <mo stretchy="false">=</mo>
              <mn>1</mn>
            </mrow>
          </mrow>
          <mrow>
            <mrow>
              <mo stretchy="false">⌊</mo>
              <mrow>
                <mfrac>
                  <mi>n</mi>
                  <mn>2</mn>
                </mfrac>
              </mrow>
              <mo stretchy="false">⌋</mo>
            </mrow>
          </mrow>
        </munderover>
        <mrow>
          <munderover>
            <mo stretchy="false">∑</mo>
            <mrow>
              <mrow>
                <mi>k</mi>
                <mo stretchy="false">=</mo>
                <mn>1</mn>
              </mrow>
            </mrow>
            <mrow>
              <mo stretchy="false">⌊</mo>
              <mfrac>
                <mi>n</mi>
                <mrow>
                  <mn>2</mn>
                  <mi>j</mi>
                </mrow>
              </mfrac>
              <mo stretchy="false">⌋</mo>
            </mrow>
          </munderover>
          <mn>1</mn>
        </mrow>
      </mrow>
    </mrow>
    <annotation encoding="StarMath 5.0">E_2(n) = sum from j = 1 to n sum from k = 1 to {\lfloor n over j \rfloor} 1-2 sum from {j = 1} to {lfloor n over 2 rfloor} sum from {k = 1} to {\lfloor n over {2 j} \rfloor} 1</annotation>
  </semantics>
</math>
</file>

<file path=Object 497/content.xml><?xml version="1.0" encoding="utf-8"?>
<math xmlns="http://www.w3.org/1998/Math/MathML">
  <semantics>
    <mrow>
      <msub>
        <mi>E</mi>
        <mi>k</mi>
      </msub>
      <mrow>
        <mo stretchy="false">(</mo>
        <mrow>
          <mi>n</mi>
        </mrow>
        <mo stretchy="false">)</mo>
      </mrow>
    </mrow>
    <annotation encoding="StarMath 5.0">E_k(n)</annotation>
  </semantics>
</math>
</file>

<file path=Object 498/content.xml><?xml version="1.0" encoding="utf-8"?>
<math xmlns="http://www.w3.org/1998/Math/MathML">
  <semantics>
    <mrow>
      <msub>
        <mi>E</mi>
        <mn>2</mn>
      </msub>
      <mrow>
        <mo stretchy="false">(</mo>
        <mrow>
          <mi>n</mi>
        </mrow>
        <mo stretchy="false">)</mo>
      </mrow>
    </mrow>
    <annotation encoding="StarMath 5.0">E_2(n)</annotation>
  </semantics>
</math>
</file>

<file path=Object 499/content.xml><?xml version="1.0" encoding="utf-8"?>
<math xmlns="http://www.w3.org/1998/Math/MathML">
  <semantics>
    <mrow>
      <msub>
        <mi>D</mi>
        <mn>2</mn>
      </msub>
      <mrow>
        <mo stretchy="false">(</mo>
        <mrow>
          <mi>n</mi>
        </mrow>
        <mo stretchy="false">)</mo>
      </mrow>
    </mrow>
    <annotation encoding="StarMath 5.0">D_2(n)</annotation>
  </semantics>
</math>
</file>

<file path=Object 5/content.xml><?xml version="1.0" encoding="utf-8"?>
<math xmlns="http://www.w3.org/1998/Math/MathML">
  <semantics>
    <mrow>
      <mi>a</mi>
      <mo stretchy="false">Π</mo>
      <mrow>
        <mrow>
          <mo stretchy="false">(</mo>
          <mrow>
            <mi>n</mi>
          </mrow>
          <mo stretchy="false">)</mo>
        </mrow>
        <mo stretchy="false">=</mo>
        <mrow>
          <mrow>
            <mo stretchy="false">(</mo>
            <mrow>
              <msub>
                <mi>D</mi>
                <mi>a</mi>
              </msub>
              <mrow>
                <mrow>
                  <mo stretchy="false">(</mo>
                  <mrow>
                    <mi>n</mi>
                  </mrow>
                  <mo stretchy="false">)</mo>
                </mrow>
                <mo stretchy="false">−</mo>
                <msub>
                  <mi>D</mi>
                  <mn>0</mn>
                </msub>
              </mrow>
              <mrow>
                <mo stretchy="false">(</mo>
                <mrow>
                  <mi>n</mi>
                </mrow>
                <mo stretchy="false">)</mo>
              </mrow>
            </mrow>
            <mo stretchy="false">)</mo>
          </mrow>
          <mo stretchy="false">−</mo>
          <mrow>
            <mfrac>
              <mn>1</mn>
              <mn>2</mn>
            </mfrac>
          </mrow>
        </mrow>
      </mrow>
      <mrow>
        <mrow>
          <mo stretchy="false">(</mo>
          <mrow>
            <msub>
              <mi>D</mi>
              <mrow>
                <mn>2a</mn>
              </mrow>
            </msub>
            <mrow>
              <mrow>
                <mo stretchy="false">(</mo>
                <mrow>
                  <mi>n</mi>
                </mrow>
                <mo stretchy="false">)</mo>
              </mrow>
              <mo stretchy="false">−</mo>
              <msub>
                <mn>2D</mn>
                <mi>a</mi>
              </msub>
            </mrow>
            <mrow>
              <mrow>
                <mo stretchy="false">(</mo>
                <mrow>
                  <mi>n</mi>
                </mrow>
                <mo stretchy="false">)</mo>
              </mrow>
              <mo stretchy="false">+</mo>
              <msub>
                <mi>D</mi>
                <mn>0</mn>
              </msub>
            </mrow>
            <mrow>
              <mo stretchy="false">(</mo>
              <mrow>
                <mi>n</mi>
              </mrow>
              <mo stretchy="false">)</mo>
            </mrow>
          </mrow>
          <mo stretchy="false">)</mo>
        </mrow>
        <mo stretchy="false">+</mo>
        <mrow>
          <mfrac>
            <mn>1</mn>
            <mn>3</mn>
          </mfrac>
        </mrow>
      </mrow>
      <mrow>
        <mrow>
          <mo stretchy="false">(</mo>
          <mrow>
            <msub>
              <mi>D</mi>
              <mrow>
                <mn>3a</mn>
              </mrow>
            </msub>
            <mrow>
              <mrow>
                <mo stretchy="false">(</mo>
                <mrow>
                  <mi>n</mi>
                </mrow>
                <mo stretchy="false">)</mo>
              </mrow>
              <mo stretchy="false">−</mo>
              <msub>
                <mn>3D</mn>
                <mrow>
                  <mn>2a</mn>
                </mrow>
              </msub>
            </mrow>
            <mrow>
              <mrow>
                <mo stretchy="false">(</mo>
                <mrow>
                  <mi>n</mi>
                </mrow>
                <mo stretchy="false">)</mo>
              </mrow>
              <mo stretchy="false">+</mo>
              <msub>
                <mn>3D</mn>
                <mi>a</mi>
              </msub>
            </mrow>
            <mrow>
              <mrow>
                <mo stretchy="false">(</mo>
                <mrow>
                  <mi>n</mi>
                </mrow>
                <mo stretchy="false">)</mo>
              </mrow>
              <mo stretchy="false">−</mo>
              <msub>
                <mi>D</mi>
                <mn>0</mn>
              </msub>
            </mrow>
            <mrow>
              <mo stretchy="false">(</mo>
              <mrow>
                <mi>n</mi>
              </mrow>
              <mo stretchy="false">)</mo>
            </mrow>
          </mrow>
          <mo stretchy="false">)</mo>
        </mrow>
        <mo stretchy="false">−</mo>
        <mfrac>
          <mn>1</mn>
          <mn>4</mn>
        </mfrac>
      </mrow>
      <mn>...</mn>
    </mrow>
    <annotation encoding="StarMath 5.0">a %PI(n) = 
(D_a(n)-D_0(n))
- {1 over 2} (D_{2a}(n)-2D_a(n)+D_0(n))
+ {1 over 3}(D_{3a}(n)-3D_{2a}(n)+3D_a(n)-D_0(n))
- 1 over 4  ...</annotation>
  </semantics>
</math>
</file>

<file path=Object 50/content.xml><?xml version="1.0" encoding="utf-8"?>
<math xmlns="http://www.w3.org/1998/Math/MathML">
  <semantics>
    <mtable>
      <mtr>
        <mtd>
          <mrow>
            <mo stretchy="false">ϕ</mo>
            <mrow>
              <mrow>
                <mo stretchy="false">(</mo>
                <mrow>
                  <mi>x</mi>
                  <mi>,</mi>
                  <mi>a</mi>
                </mrow>
                <mo stretchy="false">)</mo>
              </mrow>
              <mo stretchy="false">=</mo>
              <mo stretchy="false">ϕ</mo>
            </mrow>
            <mrow>
              <mrow>
                <mo stretchy="false">(</mo>
                <mrow>
                  <mi>x</mi>
                  <mi>,</mi>
                  <mrow>
                    <mi>a</mi>
                    <mo stretchy="false">−</mo>
                    <mn>1</mn>
                  </mrow>
                </mrow>
                <mo stretchy="false">)</mo>
              </mrow>
              <mo stretchy="false">−</mo>
              <mo stretchy="false">ϕ</mo>
            </mrow>
            <mrow>
              <mo stretchy="false">(</mo>
              <mrow>
                <mfrac>
                  <mi>x</mi>
                  <msub>
                    <mi mathvariant="italic">prime</mi>
                    <mi>a</mi>
                  </msub>
                </mfrac>
                <mi>,</mi>
                <mrow>
                  <mi>a</mi>
                  <mo stretchy="false">−</mo>
                  <mn>1</mn>
                </mrow>
              </mrow>
              <mo stretchy="false">)</mo>
            </mrow>
            <mtext/>
          </mrow>
        </mtd>
      </mtr>
      <mtr>
        <mtd>
          <mrow>
            <mo stretchy="false">ϕ</mo>
            <mrow>
              <mrow>
                <mo stretchy="false">(</mo>
                <mrow>
                  <mi>x</mi>
                  <mi>,</mi>
                  <mn>0</mn>
                </mrow>
                <mo stretchy="false">)</mo>
              </mrow>
              <mo stretchy="false">=</mo>
              <mrow>
                <mo stretchy="false">⌊</mo>
                <mrow>
                  <mi>x</mi>
                </mrow>
                <mo stretchy="false">⌋</mo>
              </mrow>
            </mrow>
          </mrow>
        </mtd>
      </mtr>
    </mtable>
    <annotation encoding="StarMath 5.0">%phi(x,a) = %phi(x,a-1)-%phi(x over prime_a, a-1)
"" newline %phi(x,0)=lfloor x rfloor</annotation>
  </semantics>
</math>
</file>

<file path=Object 500/content.xml><?xml version="1.0" encoding="utf-8"?>
<math xmlns="http://www.w3.org/1998/Math/MathML">
  <semantics>
    <mrow>
      <msub>
        <mi>E</mi>
        <mrow>
          <mn>2,</mn>
          <mi>b</mi>
        </mrow>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n>1</mn>
            </mrow>
          </mrow>
          <mo stretchy="false">−</mo>
          <mi>b</mi>
        </mrow>
      </mrow>
      <mrow>
        <munderover>
          <mo stretchy="false">∑</mo>
          <mrow>
            <mrow>
              <mi>j</mi>
              <mo stretchy="false">=</mo>
              <mn>1</mn>
            </mrow>
          </mrow>
          <mrow>
            <mrow>
              <mo stretchy="false">⌊</mo>
              <mrow>
                <mfrac>
                  <mi>n</mi>
                  <mi>b</mi>
                </mfrac>
              </mrow>
              <mo stretchy="false">⌋</mo>
            </mrow>
          </mrow>
        </munderover>
        <mrow>
          <munderover>
            <mo stretchy="false">∑</mo>
            <mrow>
              <mrow>
                <mi>k</mi>
                <mo stretchy="false">=</mo>
                <mn>1</mn>
              </mrow>
            </mrow>
            <mrow>
              <mo stretchy="false">⌊</mo>
              <mfrac>
                <mi>n</mi>
                <mrow>
                  <mi>b</mi>
                  <mi>j</mi>
                </mrow>
              </mfrac>
              <mo stretchy="false">⌋</mo>
            </mrow>
          </munderover>
          <mn>1</mn>
        </mrow>
      </mrow>
    </mrow>
    <annotation encoding="StarMath 5.0">E_{2,b}(n) = sum from j = 1 to n sum from k = 1 to {\lfloor n over j \rfloor} 1-b sum from {j = 1} to {lfloor n over b rfloor} sum from {k = 1} to {\lfloor n over {b j} \rfloor} 1</annotation>
  </semantics>
</math>
</file>

<file path=Object 501/content.xml><?xml version="1.0" encoding="utf-8"?>
<math xmlns="http://www.w3.org/1998/Math/MathML">
  <semantics>
    <mrow>
      <msub>
        <mi>E</mi>
        <mrow>
          <mi>k</mi>
          <mi>,</mi>
          <mi>b</mi>
        </mrow>
      </msub>
      <mrow>
        <mo stretchy="false">(</mo>
        <mrow>
          <mi>n</mi>
        </mrow>
        <mo stretchy="false">)</mo>
      </mrow>
    </mrow>
    <annotation encoding="StarMath 5.0">E_{k,b}(n)</annotation>
  </semantics>
</math>
</file>

<file path=Object 502/content.xml><?xml version="1.0" encoding="utf-8"?>
<math xmlns="http://www.w3.org/1998/Math/MathML">
  <semantics>
    <mrow>
      <msub>
        <mi>D</mi>
        <mi>k</mi>
      </msub>
      <mrow>
        <mo stretchy="false">(</mo>
        <mrow>
          <mi>n</mi>
        </mrow>
        <mo stretchy="false">)</mo>
      </mrow>
    </mrow>
    <annotation encoding="StarMath 5.0">D_k(n)</annotation>
  </semantics>
</math>
</file>

<file path=Object 503/content.xml><?xml version="1.0" encoding="utf-8"?>
<math xmlns="http://www.w3.org/1998/Math/MathML">
  <semantics>
    <mrow>
      <msub>
        <mi>E</mi>
        <mrow>
          <mn>2,</mn>
          <mi>b</mi>
        </mrow>
      </msub>
      <mrow>
        <mo stretchy="false">(</mo>
        <mrow>
          <mi>n</mi>
        </mrow>
        <mo stretchy="false">)</mo>
      </mrow>
    </mrow>
    <annotation encoding="StarMath 5.0">E_{2,b}(n)</annotation>
  </semantics>
</math>
</file>

<file path=Object 504/content.xml><?xml version="1.0" encoding="utf-8"?>
<math xmlns="http://www.w3.org/1998/Math/MathML">
  <semantics>
    <mrow>
      <msub>
        <mi>E</mi>
        <mi>k</mi>
      </msub>
      <mrow>
        <mo stretchy="false">(</mo>
        <mrow>
          <mi>n</mi>
        </mrow>
        <mo stretchy="false">)</mo>
      </mrow>
    </mrow>
    <annotation encoding="StarMath 5.0">E_k(n)</annotation>
  </semantics>
</math>
</file>

<file path=Object 505/content.xml><?xml version="1.0" encoding="utf-8"?>
<math xmlns="http://www.w3.org/1998/Math/MathML">
  <semantics>
    <mrow>
      <msub>
        <mi>E</mi>
        <mi>k</mi>
      </msub>
      <mrow>
        <mo stretchy="false">(</mo>
        <mrow>
          <mi>n</mi>
        </mrow>
        <mo stretchy="false">)</mo>
      </mrow>
    </mrow>
    <annotation encoding="StarMath 5.0">E_k(n)</annotation>
  </semantics>
</math>
</file>

<file path=Object 506/content.xml><?xml version="1.0" encoding="utf-8"?>
<math xmlns="http://www.w3.org/1998/Math/MathML">
  <semantics>
    <mrow>
      <msub>
        <mi>D</mi>
        <mi>k</mi>
      </msub>
      <mrow>
        <mo stretchy="false">(</mo>
        <mrow>
          <mi>n</mi>
        </mrow>
        <mo stretchy="false">)</mo>
      </mrow>
    </mrow>
    <annotation encoding="StarMath 5.0">D_k(n)</annotation>
  </semantics>
</math>
</file>

<file path=Object 507/content.xml><?xml version="1.0" encoding="utf-8"?>
<math xmlns="http://www.w3.org/1998/Math/MathML">
  <semantics>
    <mrow>
      <msub>
        <mi>D</mi>
        <mi>k</mi>
      </msub>
      <mrow>
        <mo stretchy="false">(</mo>
        <mrow>
          <mi>n</mi>
        </mrow>
        <mo stretchy="false">)</mo>
      </mrow>
    </mrow>
    <annotation encoding="StarMath 5.0">D_k(n)</annotation>
  </semantics>
</math>
</file>

<file path=Object 508/content.xml><?xml version="1.0" encoding="utf-8"?>
<math xmlns="http://www.w3.org/1998/Math/MathML">
  <semantics>
    <mrow>
      <mrow>
        <mrow>
          <munder>
            <mi>lim</mi>
            <mrow>
              <mi>z</mi>
              <mo stretchy="false">→</mo>
              <mn>0</mn>
            </mrow>
          </munder>
          <mrow>
            <mfrac>
              <mrow>
                <msub>
                  <mi>D</mi>
                  <mi>z</mi>
                </msub>
                <mrow>
                  <mrow>
                    <mo stretchy="false">(</mo>
                    <mrow>
                      <mi>n</mi>
                    </mrow>
                    <mo stretchy="false">)</mo>
                  </mrow>
                  <mo stretchy="false">−</mo>
                  <mn>1</mn>
                </mrow>
              </mrow>
              <mi>z</mi>
            </mfrac>
          </mrow>
        </mrow>
        <mo stretchy="false">=</mo>
        <mo stretchy="false">Π</mo>
      </mrow>
      <mrow>
        <mo stretchy="false">(</mo>
        <mrow>
          <mi>n</mi>
        </mrow>
        <mo stretchy="false">)</mo>
      </mrow>
    </mrow>
    <annotation encoding="StarMath 5.0">lim from{z rightarrow 0}{{D_z(n)-1}over z}=%PI(n)</annotation>
  </semantics>
</math>
</file>

<file path=Object 509/content.xml><?xml version="1.0" encoding="utf-8"?>
<math xmlns="http://www.w3.org/1998/Math/MathML">
  <semantics>
    <mrow>
      <msub>
        <mi>E</mi>
        <mrow>
          <mi>k</mi>
          <mi>,</mi>
          <mi>b</mi>
        </mrow>
      </msub>
      <mrow>
        <mo stretchy="false">(</mo>
        <mrow>
          <mi>n</mi>
        </mrow>
        <mo stretchy="false">)</mo>
      </mrow>
    </mrow>
    <annotation encoding="StarMath 5.0">E_{k,b}(n)</annotation>
  </semantics>
</math>
</file>

<file path=Object 51/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 %zeta(0)-1 )^k]_n</annotation>
  </semantics>
</math>
</file>

<file path=Object 510/content.xml><?xml version="1.0" encoding="utf-8"?>
<math xmlns="http://www.w3.org/1998/Math/MathML">
  <semantics>
    <mrow>
      <msub>
        <mi>E</mi>
        <mi>k</mi>
      </msub>
      <mrow>
        <mo stretchy="false">(</mo>
        <mrow>
          <mi>n</mi>
        </mrow>
        <mo stretchy="false">)</mo>
      </mrow>
    </mrow>
    <annotation encoding="StarMath 5.0">E_k(n)</annotation>
  </semantics>
</math>
</file>

<file path=Object 511/content.xml><?xml version="1.0" encoding="utf-8"?>
<math xmlns="http://www.w3.org/1998/Math/MathML">
  <semantics>
    <mrow>
      <msub>
        <mi>E</mi>
        <mi>k</mi>
      </msub>
      <mi>'</mi>
      <mrow>
        <mo stretchy="false">(</mo>
        <mrow>
          <mi>n</mi>
        </mrow>
        <mo stretchy="false">)</mo>
      </mrow>
    </mrow>
    <annotation encoding="StarMath 5.0">E_k'(n)</annotation>
  </semantics>
</math>
</file>

<file path=Object 512/content.xml><?xml version="1.0" encoding="utf-8"?>
<math xmlns="http://www.w3.org/1998/Math/MathML">
  <semantics>
    <mrow>
      <mi>b</mi>
      <mo stretchy="false">→</mo>
      <mo stretchy="false">∞</mo>
    </mrow>
    <annotation encoding="StarMath 5.0">b rightarrow infinity</annotation>
  </semantics>
</math>
</file>

<file path=Object 513/content.xml><?xml version="1.0" encoding="utf-8"?>
<math xmlns="http://www.w3.org/1998/Math/MathML">
  <semantics>
    <mrow>
      <msub>
        <mi>E</mi>
        <mi>k</mi>
      </msub>
      <mrow>
        <mo stretchy="false">(</mo>
        <mrow>
          <mi>n</mi>
        </mrow>
        <mo stretchy="false">)</mo>
      </mrow>
    </mrow>
    <annotation encoding="StarMath 5.0">E_k(n)</annotation>
  </semantics>
</math>
</file>

<file path=Object 514/content.xml><?xml version="1.0" encoding="utf-8"?>
<math xmlns="http://www.w3.org/1998/Math/MathML">
  <semantics>
    <mrow>
      <msub>
        <mi>D</mi>
        <mi>k</mi>
      </msub>
      <mrow>
        <mo stretchy="false">(</mo>
        <mrow>
          <mi>n</mi>
        </mrow>
        <mo stretchy="false">)</mo>
      </mrow>
    </mrow>
    <annotation encoding="StarMath 5.0">D_k(n)</annotation>
  </semantics>
</math>
</file>

<file path=Object 515/content.xml><?xml version="1.0" encoding="utf-8"?>
<math xmlns="http://www.w3.org/1998/Math/MathML">
  <semantics>
    <mrow>
      <msub>
        <mi>E</mi>
        <mi>k</mi>
      </msub>
      <mrow>
        <mo stretchy="false">(</mo>
        <mrow>
          <mi>n</mi>
        </mrow>
        <mo stretchy="false">)</mo>
      </mrow>
    </mrow>
    <annotation encoding="StarMath 5.0">E_k(n)</annotation>
  </semantics>
</math>
</file>

<file path=Object 516/content.xml><?xml version="1.0" encoding="utf-8"?>
<math xmlns="http://www.w3.org/1998/Math/MathML">
  <semantics>
    <mrow>
      <mi>b</mi>
      <mo stretchy="false">→</mo>
      <mn>1</mn>
    </mrow>
    <annotation encoding="StarMath 5.0">b rightarrow 1</annotation>
  </semantics>
</math>
</file>

<file path=Object 517/content.xml><?xml version="1.0" encoding="utf-8"?>
<math xmlns="http://www.w3.org/1998/Math/MathML">
  <semantics>
    <mrow>
      <msub>
        <mi>D</mi>
        <mi>k</mi>
      </msub>
      <mrow>
        <mo stretchy="false">(</mo>
        <mrow>
          <mi>n</mi>
        </mrow>
        <mo stretchy="false">)</mo>
      </mrow>
    </mrow>
    <annotation encoding="StarMath 5.0">D_k(n)</annotation>
  </semantics>
</math>
</file>

<file path=Object 518/content.xml><?xml version="1.0" encoding="utf-8"?>
<math xmlns="http://www.w3.org/1998/Math/MathML">
  <semantics>
    <mrow>
      <msub>
        <mi>D</mi>
        <mi>k</mi>
      </msub>
      <mrow>
        <mo stretchy="false">(</mo>
        <mrow>
          <mi>n</mi>
        </mrow>
        <mo stretchy="false">)</mo>
      </mrow>
    </mrow>
    <annotation encoding="StarMath 5.0">D_k(n)</annotation>
  </semantics>
</math>
</file>

<file path=Object 519/content.xml><?xml version="1.0" encoding="utf-8"?>
<math xmlns="http://www.w3.org/1998/Math/MathML">
  <semantics>
    <mrow>
      <msub>
        <mi>E</mi>
        <mrow>
          <mi>k</mi>
          <mi>,</mi>
          <mi>b</mi>
        </mrow>
      </msub>
      <mrow>
        <mo stretchy="false">(</mo>
        <mrow>
          <mi>n</mi>
        </mrow>
        <mo stretchy="false">)</mo>
      </mrow>
    </mrow>
    <annotation encoding="StarMath 5.0">E_{k,b}(n)</annotation>
  </semantics>
</math>
</file>

<file path=Object 52/content.xml><?xml version="1.0" encoding="utf-8"?>
<math xmlns="http://www.w3.org/1998/Math/MathML">
  <semantics>
    <mrow>
      <mrow>
        <mrow>
          <mrow>
            <mrow>
              <msub>
                <mi>a</mi>
                <mn>1</mn>
              </msub>
              <mo stretchy="false">⋅</mo>
              <msub>
                <mi>a</mi>
                <mn>2</mn>
              </msub>
            </mrow>
            <mo stretchy="false">⋅</mo>
            <mn>...</mn>
          </mrow>
          <mo stretchy="false">⋅</mo>
          <msub>
            <mi>a</mi>
            <mi>k</mi>
          </msub>
        </mrow>
        <mo stretchy="false">=</mo>
        <mi>n</mi>
      </mrow>
    </mrow>
    <annotation encoding="StarMath 5.0">a_1 cdot a_2 cdot ... cdot a_k = n</annotation>
  </semantics>
</math>
</file>

<file path=Object 520/content.xml><?xml version="1.0" encoding="utf-8"?>
<math xmlns="http://www.w3.org/1998/Math/MathML">
  <semantics>
    <mrow>
      <msub>
        <mi>E</mi>
        <mrow>
          <mi>k</mi>
          <mi>,</mi>
          <mi>b</mi>
        </mrow>
      </msub>
      <mi>'</mi>
      <mrow>
        <mo stretchy="false">(</mo>
        <mrow>
          <mi>n</mi>
        </mrow>
        <mo stretchy="false">)</mo>
      </mrow>
    </mrow>
    <annotation encoding="StarMath 5.0">E_{k,b}'(n)</annotation>
  </semantics>
</math>
</file>

<file path=Object 521/content.xml><?xml version="1.0" encoding="utf-8"?>
<math xmlns="http://www.w3.org/1998/Math/MathML">
  <semantics>
    <mrow>
      <msub>
        <mi>D</mi>
        <mi>k</mi>
      </msub>
      <mrow>
        <mo stretchy="false">(</mo>
        <mrow>
          <mi>n</mi>
        </mrow>
        <mo stretchy="false">)</mo>
      </mrow>
    </mrow>
    <annotation encoding="StarMath 5.0">D_k(n)</annotation>
  </semantics>
</math>
</file>

<file path=Object 522/content.xml><?xml version="1.0" encoding="utf-8"?>
<math xmlns="http://www.w3.org/1998/Math/MathML">
  <semantics>
    <mrow>
      <msub>
        <mi>E</mi>
        <mrow>
          <mi>k</mi>
          <mi>,</mi>
          <mi>b</mi>
        </mrow>
      </msub>
      <mrow>
        <mo stretchy="false">(</mo>
        <mrow>
          <mi>n</mi>
        </mrow>
        <mo stretchy="false">)</mo>
      </mrow>
    </mrow>
    <annotation encoding="StarMath 5.0">E_{k,b}(n)</annotation>
  </semantics>
</math>
</file>

<file path=Object 523/content.xml><?xml version="1.0" encoding="utf-8"?>
<math xmlns="http://www.w3.org/1998/Math/MathML">
  <semantics>
    <mrow>
      <msub>
        <mi>E</mi>
        <mrow>
          <mi>k</mi>
          <mi>,</mi>
          <mi>b</mi>
        </mrow>
      </msub>
      <mi>'</mi>
      <mrow>
        <mo stretchy="false">(</mo>
        <mrow>
          <mi>n</mi>
        </mrow>
        <mo stretchy="false">)</mo>
      </mrow>
    </mrow>
    <annotation encoding="StarMath 5.0">E_{k,b}'(n)</annotation>
  </semantics>
</math>
</file>

<file path=Object 524/content.xml><?xml version="1.0" encoding="utf-8"?>
<math xmlns="http://www.w3.org/1998/Math/MathML">
  <semantics>
    <mrow>
      <msub>
        <mi>E</mi>
        <mrow>
          <mi>k</mi>
          <mi>,</mi>
          <mi>b</mi>
        </mrow>
      </msub>
      <mi>'</mi>
      <mrow>
        <mo stretchy="false">(</mo>
        <mrow>
          <mi>n</mi>
        </mrow>
        <mo stretchy="false">)</mo>
      </mrow>
    </mrow>
    <annotation encoding="StarMath 5.0">E_{k,b}'(n)</annotation>
  </semantics>
</math>
</file>

<file path=Object 525/content.xml><?xml version="1.0" encoding="utf-8"?>
<math xmlns="http://www.w3.org/1998/Math/MathML">
  <semantics>
    <mrow>
      <msub>
        <mi>E</mi>
        <mi>k</mi>
      </msub>
      <mrow>
        <mo stretchy="false">(</mo>
        <mrow>
          <mi>n</mi>
        </mrow>
        <mo stretchy="false">)</mo>
      </mrow>
    </mrow>
    <annotation encoding="StarMath 5.0">E_k(n)</annotation>
  </semantics>
</math>
</file>

<file path=Object 526/content.xml><?xml version="1.0" encoding="utf-8"?>
<math xmlns="http://www.w3.org/1998/Math/MathML">
  <semantics>
    <mrow>
      <msub>
        <mi>E</mi>
        <mi>k</mi>
      </msub>
      <mrow>
        <mo stretchy="false">(</mo>
        <mrow>
          <mi>n</mi>
        </mrow>
        <mo stretchy="false">)</mo>
      </mrow>
    </mrow>
    <annotation encoding="StarMath 5.0">E_k(n)</annotation>
  </semantics>
</math>
</file>

<file path=Object 527/content.xml><?xml version="1.0" encoding="utf-8"?>
<math xmlns="http://www.w3.org/1998/Math/MathML">
  <semantics>
    <mrow>
      <mo stretchy="false">Π</mo>
      <mrow>
        <mrow>
          <mo stretchy="false">(</mo>
          <mrow>
            <mi>n</mi>
          </mrow>
          <mo stretchy="false">)</mo>
        </mrow>
        <mo stretchy="false">=</mo>
        <mrow>
          <munder>
            <mi>lim</mi>
            <mrow>
              <mi>k</mi>
              <mo stretchy="false">→</mo>
              <mn>0</mn>
            </mrow>
          </munder>
          <mrow>
            <mfrac>
              <mrow>
                <msub>
                  <mi>D</mi>
                  <mi>k</mi>
                </msub>
                <mrow>
                  <mrow>
                    <mo stretchy="false">(</mo>
                    <mrow>
                      <mi>n</mi>
                    </mrow>
                    <mo stretchy="false">)</mo>
                  </mrow>
                  <mo stretchy="false">−</mo>
                  <mn>1</mn>
                </mrow>
              </mrow>
              <mi>k</mi>
            </mfrac>
          </mrow>
        </mrow>
      </mrow>
    </mrow>
    <annotation encoding="StarMath 5.0">%PI(n)=lim from{k rightarrow 0}{{D_k(n)-1}over k}</annotation>
  </semantics>
</math>
</file>

<file path=Object 528/content.xml><?xml version="1.0" encoding="utf-8"?>
<math xmlns="http://www.w3.org/1998/Math/MathML">
  <semantics>
    <mrow>
      <msub>
        <mi>D</mi>
        <mi>k</mi>
      </msub>
      <mrow>
        <mrow>
          <mo stretchy="false">(</mo>
          <mrow>
            <mi>n</mi>
          </mrow>
          <mo stretchy="false">)</mo>
        </mrow>
        <mo stretchy="false">=</mo>
        <mrow>
          <munderover>
            <mo stretchy="false">∑</mo>
            <mrow>
              <mi>j</mi>
              <mo stretchy="false">=</mo>
              <mn>0</mn>
            </mrow>
            <mrow>
              <msub>
                <mi>log</mi>
                <mn>2</mn>
              </msub>
              <mi>n</mi>
            </mrow>
          </munderover>
          <mrow>
            <mo stretchy="false">(</mo>
            <mrow>
              <mtable>
                <mtr>
                  <mtd>
                    <mrow>
                      <mrow>
                        <mrow>
                          <mi>k</mi>
                          <mo stretchy="false">+</mo>
                          <mi>j</mi>
                        </mrow>
                        <mo stretchy="false">−</mo>
                        <mn>1</mn>
                      </mrow>
                    </mrow>
                  </mtd>
                </mtr>
                <mtr>
                  <mtd>
                    <mrow>
                      <mrow>
                        <mi>k</mi>
                        <mo stretchy="false">−</mo>
                        <mn>1</mn>
                      </mrow>
                    </mrow>
                  </mtd>
                </mtr>
              </mtable>
            </mrow>
            <mo stretchy="false">)</mo>
          </mrow>
        </mrow>
      </mrow>
      <msup>
        <mn>2</mn>
        <mi>j</mi>
      </msup>
      <msub>
        <mi>E</mi>
        <mi>k</mi>
      </msub>
      <mrow>
        <mo stretchy="false">(</mo>
        <mrow>
          <mfrac>
            <mi>n</mi>
            <msup>
              <mn>2</mn>
              <mi>j</mi>
            </msup>
          </mfrac>
        </mrow>
        <mo stretchy="false">)</mo>
      </mrow>
    </mrow>
    <annotation encoding="StarMath 5.0">D_k(n) = sum from j = 0  to {log_2 n} (binom{k+j-1}{k-1})2^j E_k(n over 2^j)</annotation>
  </semantics>
</math>
</file>

<file path=Object 529/content.xml><?xml version="1.0" encoding="utf-8"?>
<math xmlns="http://www.w3.org/1998/Math/MathML">
  <semantics>
    <mrow>
      <msub>
        <mi>E</mi>
        <mi>k</mi>
      </msub>
      <mi>'</mi>
      <mrow>
        <mrow>
          <mo stretchy="false">(</mo>
          <mrow>
            <mi>n</mi>
          </mrow>
          <mo stretchy="false">)</mo>
        </mrow>
        <mo stretchy="false">=</mo>
        <mrow>
          <munderover>
            <mo stretchy="false">∑</mo>
            <mrow>
              <mi>j</mi>
              <mo stretchy="false">=</mo>
              <mn>2</mn>
            </mrow>
            <mi>n</mi>
          </munderover>
          <msup>
            <mrow>
              <mo stretchy="false">(</mo>
              <mrow>
                <mrow>
                  <mo stretchy="false">−</mo>
                  <mn>1</mn>
                </mrow>
              </mrow>
              <mo stretchy="false">)</mo>
            </mrow>
            <mrow>
              <mrow>
                <mi>j</mi>
                <mo stretchy="false">+</mo>
                <mn>1</mn>
              </mrow>
            </mrow>
          </msup>
        </mrow>
      </mrow>
      <msub>
        <mi>E</mi>
        <mrow>
          <mrow>
            <mi>k</mi>
            <mo stretchy="false">−</mo>
            <mn>1</mn>
          </mrow>
        </mrow>
      </msub>
      <mi>'</mi>
      <mrow>
        <mo stretchy="false">(</mo>
        <mrow>
          <mfrac>
            <mi>n</mi>
            <mi>j</mi>
          </mfrac>
        </mrow>
        <mo stretchy="false">)</mo>
      </mrow>
    </mrow>
    <annotation encoding="StarMath 5.0">E_k'(n) = sum from j = 2 to n (-1)^{j+1}E_{k-1}'(n over j)</annotation>
  </semantics>
</math>
</file>

<file path=Object 53/content.xml><?xml version="1.0" encoding="utf-8"?>
<math xmlns="http://www.w3.org/1998/Math/MathML">
  <semantics>
    <mrow>
      <msub>
        <mi>a</mi>
        <mi>i</mi>
      </msub>
    </mrow>
    <annotation encoding="StarMath 5.0">a_i</annotation>
  </semantics>
</math>
</file>

<file path=Object 530/content.xml><?xml version="1.0" encoding="utf-8"?>
<math xmlns="http://www.w3.org/1998/Math/MathML">
  <semantics>
    <mrow>
      <msub>
        <mi>E</mi>
        <mn>0</mn>
      </msub>
      <mi>'</mi>
      <mrow>
        <mrow>
          <mo stretchy="false">(</mo>
          <mrow>
            <mi>n</mi>
          </mrow>
          <mo stretchy="false">)</mo>
        </mrow>
        <mo stretchy="false">=</mo>
        <mn>1</mn>
      </mrow>
    </mrow>
    <annotation encoding="StarMath 5.0">E_0'(n) = 1</annotation>
  </semantics>
</math>
</file>

<file path=Object 531/content.xml><?xml version="1.0" encoding="utf-8"?>
<math xmlns="http://www.w3.org/1998/Math/MathML">
  <semantics>
    <mrow>
      <msub>
        <mi>E</mi>
        <mi>k</mi>
      </msub>
      <mi>'</mi>
      <mrow>
        <mrow>
          <mo stretchy="false">(</mo>
          <mrow>
            <mi>n</mi>
          </mrow>
          <mo stretchy="false">)</mo>
        </mrow>
        <mo stretchy="false">=</mo>
        <mn>0</mn>
      </mrow>
    </mrow>
    <annotation encoding="StarMath 5.0">E_k'(n)=0</annotation>
  </semantics>
</math>
</file>

<file path=Object 532/content.xml><?xml version="1.0" encoding="utf-8"?>
<math xmlns="http://www.w3.org/1998/Math/MathML">
  <semantics>
    <mrow>
      <mrow>
        <mi>n</mi>
        <mo stretchy="false">&lt;</mo>
        <msup>
          <mn>2</mn>
          <mi>k</mi>
        </msup>
      </mrow>
    </mrow>
    <annotation encoding="StarMath 5.0">n&lt;2^k</annotation>
  </semantics>
</math>
</file>

<file path=Object 533/content.xml><?xml version="1.0" encoding="utf-8"?>
<math xmlns="http://www.w3.org/1998/Math/MathML">
  <semantics>
    <mrow>
      <msub>
        <mi>E</mi>
        <mi>z</mi>
      </msub>
      <mrow>
        <mo stretchy="false">(</mo>
        <mrow>
          <mi>n</mi>
        </mrow>
        <mo stretchy="false">)</mo>
      </mrow>
    </mrow>
    <annotation encoding="StarMath 5.0">E_z(n)</annotation>
  </semantics>
</math>
</file>

<file path=Object 534/content.xml><?xml version="1.0" encoding="utf-8"?>
<math xmlns="http://www.w3.org/1998/Math/MathML">
  <semantics>
    <mrow>
      <msub>
        <mi>E</mi>
        <mi>z</mi>
      </msub>
      <mrow>
        <mrow>
          <mo stretchy="false">(</mo>
          <mrow>
            <mi>n</mi>
          </mrow>
          <mo stretchy="false">)</mo>
        </mrow>
        <mo stretchy="false">=</mo>
        <mrow>
          <munderover>
            <mo stretchy="false">∑</mo>
            <mrow>
              <mi>a</mi>
              <mo stretchy="false">=</mo>
              <mn>0</mn>
            </mrow>
            <mrow>
              <msub>
                <mi>log</mi>
                <mn>2</mn>
              </msub>
              <mi>n</mi>
            </mrow>
          </munderover>
          <mrow>
            <mfrac>
              <mrow>
                <mrow>
                  <mo stretchy="false">(</mo>
                  <mrow>
                    <mi>z</mi>
                  </mrow>
                  <mo stretchy="false">)</mo>
                </mrow>
                <mrow>
                  <mo stretchy="false">(</mo>
                  <mrow>
                    <mrow>
                      <mi>z</mi>
                      <mo stretchy="false">−</mo>
                      <mn>1</mn>
                    </mrow>
                  </mrow>
                  <mo stretchy="false">)</mo>
                </mrow>
                <mn>...</mn>
                <mrow>
                  <mo stretchy="false">(</mo>
                  <mrow>
                    <mrow>
                      <mrow>
                        <mi>z</mi>
                        <mo stretchy="false">−</mo>
                        <mi>a</mi>
                      </mrow>
                      <mo stretchy="false">+</mo>
                      <mn>1</mn>
                    </mrow>
                  </mrow>
                  <mo stretchy="false">)</mo>
                </mrow>
              </mrow>
              <mrow>
                <mi>a</mi>
                <mi>!</mi>
              </mrow>
            </mfrac>
          </mrow>
        </mrow>
      </mrow>
      <msub>
        <mi>E</mi>
        <mi>a</mi>
      </msub>
      <mi>'</mi>
      <mrow>
        <mo stretchy="false">(</mo>
        <mrow>
          <mi>n</mi>
        </mrow>
        <mo stretchy="false">)</mo>
      </mrow>
    </mrow>
    <annotation encoding="StarMath 5.0">E_z(n) = sum from a = 0 to{log_2 n} {{(z)(z-1)...(z-a+1)} over { a! }}E_a'(n)</annotation>
  </semantics>
</math>
</file>

<file path=Object 535/content.xml><?xml version="1.0" encoding="utf-8"?>
<math xmlns="http://www.w3.org/1998/Math/MathML">
  <semantics>
    <mrow>
      <mrow>
        <mrow>
          <mrow>
            <mo stretchy="false">(</mo>
            <mrow>
              <mtable>
                <mtr>
                  <mtd>
                    <mrow>
                      <mi>k</mi>
                    </mrow>
                  </mtd>
                </mtr>
                <mtr>
                  <mtd>
                    <mrow>
                      <mi>j</mi>
                    </mrow>
                  </mtd>
                </mtr>
              </mtable>
            </mrow>
            <mo stretchy="false">)</mo>
          </mrow>
          <mo stretchy="false">=</mo>
          <mfrac>
            <mrow>
              <mi>k</mi>
              <mi>!</mi>
            </mrow>
            <mrow>
              <mrow>
                <mo stretchy="false">(</mo>
                <mrow>
                  <mrow>
                    <mi>k</mi>
                    <mo stretchy="false">−</mo>
                    <mi>j</mi>
                  </mrow>
                </mrow>
                <mo stretchy="false">)</mo>
              </mrow>
              <mi>!</mi>
              <mi>j</mi>
              <mi>!</mi>
            </mrow>
          </mfrac>
        </mrow>
        <mo stretchy="false">=</mo>
        <mfrac>
          <mrow>
            <mrow>
              <mo stretchy="false">(</mo>
              <mrow>
                <mi>k</mi>
              </mrow>
              <mo stretchy="false">)</mo>
            </mrow>
            <mrow>
              <mo stretchy="false">(</mo>
              <mrow>
                <mrow>
                  <mi>k</mi>
                  <mo stretchy="false">−</mo>
                  <mn>1</mn>
                </mrow>
              </mrow>
              <mo stretchy="false">)</mo>
            </mrow>
            <mn>...</mn>
            <mrow>
              <mo stretchy="false">(</mo>
              <mrow>
                <mrow>
                  <mrow>
                    <mi>k</mi>
                    <mo stretchy="false">−</mo>
                    <mi>j</mi>
                  </mrow>
                  <mo stretchy="false">+</mo>
                  <mn>1</mn>
                </mrow>
              </mrow>
              <mo stretchy="false">)</mo>
            </mrow>
          </mrow>
          <mrow>
            <mi>j</mi>
            <mi>!</mi>
          </mrow>
        </mfrac>
      </mrow>
    </mrow>
    <annotation encoding="StarMath 5.0">(binom{k}{j})={k!}over{(k-j)!j!}={(k)(k-1)...(k-j+1)} over{j!}</annotation>
  </semantics>
</math>
</file>

<file path=Object 536/content.xml><?xml version="1.0" encoding="utf-8"?>
<math xmlns="http://www.w3.org/1998/Math/MathML">
  <semantics>
    <mrow>
      <msub>
        <mi>D</mi>
        <mi>z</mi>
      </msub>
      <mrow>
        <mrow>
          <mo stretchy="false">(</mo>
          <mrow>
            <mi>n</mi>
          </mrow>
          <mo stretchy="false">)</mo>
        </mrow>
        <mo stretchy="false">=</mo>
        <mrow>
          <munderover>
            <mo stretchy="false">∑</mo>
            <mrow>
              <mi>j</mi>
              <mo stretchy="false">=</mo>
              <mn>0</mn>
            </mrow>
            <mrow>
              <msub>
                <mi>log</mi>
                <mn>2</mn>
              </msub>
              <mi>n</mi>
            </mrow>
          </munderover>
          <mrow>
            <munderover>
              <mo stretchy="false">∑</mo>
              <mrow>
                <mi>a</mi>
                <mo stretchy="false">=</mo>
                <mn>0</mn>
              </mrow>
              <mrow>
                <msub>
                  <mi>log</mi>
                  <mn>2</mn>
                </msub>
                <mi>n</mi>
              </mrow>
            </munderover>
            <mrow>
              <mo stretchy="false">(</mo>
              <mrow>
                <mtable>
                  <mtr>
                    <mtd>
                      <mrow>
                        <mrow>
                          <mrow>
                            <mi>z</mi>
                            <mo stretchy="false">+</mo>
                            <mi>j</mi>
                          </mrow>
                          <mo stretchy="false">−</mo>
                          <mn>1</mn>
                        </mrow>
                      </mrow>
                    </mtd>
                  </mtr>
                  <mtr>
                    <mtd>
                      <mrow>
                        <mrow>
                          <mi>z</mi>
                          <mo stretchy="false">−</mo>
                          <mn>1</mn>
                        </mrow>
                      </mrow>
                    </mtd>
                  </mtr>
                </mtable>
              </mrow>
              <mo stretchy="false">)</mo>
            </mrow>
          </mrow>
        </mrow>
      </mrow>
      <mrow>
        <mfrac>
          <mrow>
            <mrow>
              <mo stretchy="false">(</mo>
              <mrow>
                <mi>z</mi>
              </mrow>
              <mo stretchy="false">)</mo>
            </mrow>
            <mrow>
              <mo stretchy="false">(</mo>
              <mrow>
                <mrow>
                  <mi>z</mi>
                  <mo stretchy="false">−</mo>
                  <mn>1</mn>
                </mrow>
              </mrow>
              <mo stretchy="false">)</mo>
            </mrow>
            <mn>...</mn>
            <mrow>
              <mo stretchy="false">(</mo>
              <mrow>
                <mrow>
                  <mrow>
                    <mi>z</mi>
                    <mo stretchy="false">−</mo>
                    <mi>a</mi>
                  </mrow>
                  <mo stretchy="false">+</mo>
                  <mn>1</mn>
                </mrow>
              </mrow>
              <mo stretchy="false">)</mo>
            </mrow>
          </mrow>
          <mrow>
            <mi>a</mi>
            <mi>!</mi>
          </mrow>
        </mfrac>
      </mrow>
      <msup>
        <mn>2</mn>
        <mi>j</mi>
      </msup>
      <msub>
        <mi>E</mi>
        <mi>z</mi>
      </msub>
      <mi>'</mi>
      <mrow>
        <mo stretchy="false">(</mo>
        <mrow>
          <mfrac>
            <mi>n</mi>
            <msup>
              <mn>2</mn>
              <mi>j</mi>
            </msup>
          </mfrac>
        </mrow>
        <mo stretchy="false">)</mo>
      </mrow>
    </mrow>
    <annotation encoding="StarMath 5.0">D_z(n) = sum from j = 0  to {log_2 n}sum from a = 0 to{log_2 n}  (binom{z+j-1}{z-1}){{(z)(z-1)...(z-a+1)} over { a! }}2^j E_z'(n over 2^j)
</annotation>
  </semantics>
</math>
</file>

<file path=Object 537/content.xml><?xml version="1.0" encoding="utf-8"?>
<math xmlns="http://www.w3.org/1998/Math/MathML">
  <semantics>
    <mrow>
      <msub>
        <mi>E</mi>
        <mi>k</mi>
      </msub>
      <mrow>
        <mo stretchy="false">(</mo>
        <mrow>
          <mi>n</mi>
        </mrow>
        <mo stretchy="false">)</mo>
      </mrow>
    </mrow>
    <annotation encoding="StarMath 5.0">E_k(n)</annotation>
  </semantics>
</math>
</file>

<file path=Object 538/content.xml><?xml version="1.0" encoding="utf-8"?>
<math xmlns="http://www.w3.org/1998/Math/MathML">
  <semantics>
    <mrow>
      <msub>
        <mi>E</mi>
        <mn>2</mn>
      </msub>
      <mrow>
        <mrow>
          <mo stretchy="false">(</mo>
          <mrow>
            <mi>n</mi>
          </mrow>
          <mo stretchy="false">)</mo>
        </mrow>
        <mo stretchy="false">=</mo>
        <mrow>
          <mrow>
            <munderover>
              <mo stretchy="false">∑</mo>
              <mrow>
                <mi>j</mi>
                <mo stretchy="false">=</mo>
                <mn>1</mn>
              </mrow>
              <mi>n</mi>
            </munderover>
            <mrow>
              <munderover>
                <mo stretchy="false">∑</mo>
                <mrow>
                  <mi>k</mi>
                  <mo stretchy="false">=</mo>
                  <mn>1</mn>
                </mrow>
                <mrow>
                  <mo stretchy="false">⌊</mo>
                  <mfrac>
                    <mi>n</mi>
                    <mi>j</mi>
                  </mfrac>
                  <mo stretchy="false">⌋</mo>
                </mrow>
              </munderover>
              <mn>1</mn>
            </mrow>
          </mrow>
          <mo stretchy="false">−</mo>
          <mn>4</mn>
        </mrow>
      </mrow>
      <mrow>
        <mrow>
          <munderover>
            <mo stretchy="false">∑</mo>
            <mrow>
              <mrow>
                <mi>j</mi>
                <mo stretchy="false">=</mo>
                <mn>1</mn>
              </mrow>
            </mrow>
            <mi>n</mi>
          </munderover>
          <mrow>
            <munderover>
              <mo stretchy="false">∑</mo>
              <mrow>
                <mrow>
                  <mi>k</mi>
                  <mo stretchy="false">=</mo>
                  <mn>2,</mn>
                </mrow>
                <mrow>
                  <mn>2</mn>
                  <mo stretchy="false">∣</mo>
                  <mi>k</mi>
                </mrow>
              </mrow>
              <mrow>
                <mo stretchy="false">⌊</mo>
                <mfrac>
                  <mi>n</mi>
                  <mi>j</mi>
                </mfrac>
                <mo stretchy="false">⌋</mo>
              </mrow>
            </munderover>
            <mn>1</mn>
          </mrow>
        </mrow>
        <mo stretchy="false">+</mo>
        <mn>4</mn>
      </mrow>
      <mrow>
        <munderover>
          <mo stretchy="false">∑</mo>
          <mrow>
            <mrow>
              <mi>j</mi>
              <mo stretchy="false">=</mo>
              <mn>2,</mn>
            </mrow>
            <mrow>
              <mn>2</mn>
              <mo stretchy="false">∣</mo>
              <mi>j</mi>
            </mrow>
          </mrow>
          <mi>n</mi>
        </munderover>
        <mrow>
          <munderover>
            <mo stretchy="false">∑</mo>
            <mrow>
              <mrow>
                <mi>k</mi>
                <mo stretchy="false">=</mo>
                <mn>2,</mn>
              </mrow>
              <mrow>
                <mn>2</mn>
                <mo stretchy="false">∣</mo>
                <mi>k</mi>
              </mrow>
            </mrow>
            <mrow>
              <mo stretchy="false">⌊</mo>
              <mfrac>
                <mi>n</mi>
                <mi>j</mi>
              </mfrac>
              <mo stretchy="false">⌋</mo>
            </mrow>
          </munderover>
          <mn>1</mn>
        </mrow>
      </mrow>
    </mrow>
    <annotation encoding="StarMath 5.0">E_2(n) = sum from j = 1 to n sum from k = 1 to {\lfloor n over j \rfloor} 1 - 4 sum from {j = 1} to n sum from {k = 2, 2 divides k} to {\lfloor n over j \rfloor} 1+ 4 sum from {j = 2, 2 divides j} to n sum from {k = 2, 2 divides k} to {\lfloor n over j \rfloor} 1</annotation>
  </semantics>
</math>
</file>

<file path=Object 539/content.xml><?xml version="1.0" encoding="utf-8"?>
<math xmlns="http://www.w3.org/1998/Math/MathML">
  <semantics>
    <mrow>
      <msub>
        <mi>E</mi>
        <mn>2</mn>
      </msub>
      <mrow>
        <mo stretchy="false">(</mo>
        <mrow>
          <mi>n</mi>
        </mrow>
        <mo stretchy="false">)</mo>
      </mrow>
    </mrow>
    <annotation encoding="StarMath 5.0">E_2(n)</annotation>
  </semantics>
</math>
</file>

<file path=Object 54/content.xml><?xml version="1.0" encoding="utf-8"?>
<math xmlns="http://www.w3.org/1998/Math/MathML">
  <semantics>
    <mrow>
      <mrow>
        <mn>2</mn>
        <mo stretchy="false">⋅</mo>
        <mn>6,</mn>
      </mrow>
      <mrow>
        <mn>3</mn>
        <mo stretchy="false">⋅</mo>
        <mn>4,</mn>
      </mrow>
      <mrow>
        <mn>4</mn>
        <mo stretchy="false">⋅</mo>
        <mn>3,</mn>
      </mrow>
      <mtext>and</mtext>
      <mrow>
        <mn>6</mn>
        <mo stretchy="false">⋅</mo>
        <mn>2</mn>
      </mrow>
    </mrow>
    <annotation encoding="StarMath 5.0">2 cdot 6, 3 cdot 4, 4 cdot 3, "and" 6 cdot 2</annotation>
  </semantics>
</math>
</file>

<file path=Object 540/content.xml><?xml version="1.0" encoding="utf-8"?>
<math xmlns="http://www.w3.org/1998/Math/MathML">
  <semantics>
    <mrow>
      <msub>
        <mi>D</mi>
        <mn>2</mn>
      </msub>
      <mrow>
        <mo stretchy="false">(</mo>
        <mrow>
          <mi>n</mi>
        </mrow>
        <mo stretchy="false">)</mo>
      </mrow>
    </mrow>
    <annotation encoding="StarMath 5.0">D_2(n)</annotation>
  </semantics>
</math>
</file>

<file path=Object 541/content.xml><?xml version="1.0" encoding="utf-8"?>
<math xmlns="http://www.w3.org/1998/Math/MathML">
  <semantics>
    <mrow>
      <msub>
        <mi>D</mi>
        <mn>2</mn>
      </msub>
      <mrow>
        <mo stretchy="false">(</mo>
        <mrow>
          <mfrac>
            <mi>n</mi>
            <mn>4</mn>
          </mfrac>
        </mrow>
        <mo stretchy="false">)</mo>
      </mrow>
    </mrow>
    <annotation encoding="StarMath 5.0">D_2(n over 4)</annotation>
  </semantics>
</math>
</file>

<file path=Object 55/content.xml><?xml version="1.0" encoding="utf-8"?>
<math xmlns="http://www.w3.org/1998/Math/MathML">
  <semantics>
    <mrow>
      <msub>
        <mi>d</mi>
        <mn>2</mn>
      </msub>
      <mi>'</mi>
      <mrow>
        <mrow>
          <mo stretchy="false">(</mo>
          <mrow>
            <mn>12</mn>
          </mrow>
          <mo stretchy="false">)</mo>
        </mrow>
        <mo stretchy="false">=</mo>
        <mn>4</mn>
      </mrow>
    </mrow>
    <annotation encoding="StarMath 5.0">d_2'(12)=4</annotation>
  </semantics>
</math>
</file>

<file path=Object 56/content.xml><?xml version="1.0" encoding="utf-8"?>
<math xmlns="http://www.w3.org/1998/Math/MathML">
  <semantics>
    <mrow>
      <mrow>
        <mrow>
          <mn>2</mn>
          <mo stretchy="false">⋅</mo>
          <mn>3</mn>
        </mrow>
        <mo stretchy="false">⋅</mo>
        <mn>5</mn>
      </mrow>
    </mrow>
    <annotation encoding="StarMath 5.0">2 cdot 3 cdot 5</annotation>
  </semantics>
</math>
</file>

<file path=Object 57/content.xml><?xml version="1.0" encoding="utf-8"?>
<math xmlns="http://www.w3.org/1998/Math/MathML">
  <semantics>
    <mrow>
      <msub>
        <mi>d</mi>
        <mn>3</mn>
      </msub>
      <mi>'</mi>
      <mrow>
        <mrow>
          <mo stretchy="false">(</mo>
          <mrow>
            <mn>30</mn>
          </mrow>
          <mo stretchy="false">)</mo>
        </mrow>
        <mo stretchy="false">=</mo>
        <mn>6</mn>
      </mrow>
    </mrow>
    <annotation encoding="StarMath 5.0">d_3'(30)=6</annotation>
  </semantics>
</math>
</file>

<file path=Object 58/content.xml><?xml version="1.0" encoding="utf-8"?>
<math xmlns="http://www.w3.org/1998/Math/MathML" display="block">
  <semantics>
    <mrow>
      <mi mathvariant="normal">π</mi>
      <mrow>
        <mrow>
          <mo fence="true" stretchy="false">(</mo>
          <mrow>
            <mi>n</mi>
          </mrow>
          <mo fence="true" stretchy="false">)</mo>
        </mrow>
        <mo stretchy="false">=</mo>
        <mrow>
          <munderover>
            <mo stretchy="false">∑</mo>
            <mrow>
              <mi>k</mi>
              <mo stretchy="false">=</mo>
              <mn>1</mn>
            </mrow>
            <mrow>
              <mo fence="true" stretchy="false">⌊</mo>
              <mrow>
                <mrow>
                  <msub>
                    <mi>log</mi>
                    <mn>2</mn>
                  </msub>
                  <mi>n</mi>
                </mrow>
              </mrow>
              <mo fence="true" stretchy="false">⌋</mo>
            </mrow>
          </munderover>
          <mfrac>
            <mrow>
              <mi mathvariant="normal">μ</mi>
              <mrow>
                <mo fence="true" stretchy="false">(</mo>
                <mrow>
                  <mi>k</mi>
                </mrow>
                <mo fence="true" stretchy="false">)</mo>
              </mrow>
            </mrow>
            <mi>k</mi>
          </mfrac>
        </mrow>
      </mrow>
      <msub>
        <mrow>
          <mo fence="true" stretchy="false">[</mo>
          <mrow>
            <mrow>
              <mi>log</mi>
              <mi mathvariant="normal">ζ</mi>
              <mrow>
                <mo fence="true" stretchy="false">(</mo>
                <mrow>
                  <mn>0</mn>
                </mrow>
                <mo fence="true" stretchy="false">)</mo>
              </mrow>
            </mrow>
          </mrow>
          <mo fence="true" stretchy="false">]</mo>
        </mrow>
        <msup>
          <mi>n</mi>
          <mfrac>
            <mn>1</mn>
            <mi>k</mi>
          </mfrac>
        </msup>
      </msub>
    </mrow>
    <annotation encoding="StarMath 5.0">%pi(n) = sum from k = 1 to {lfloor log_2 n rfloor} {{%mu(k)} over k }[log %zeta(0)]_{n^{ 1 over k}}
</annotation>
  </semantics>
</math>
</file>

<file path=Object 59/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6/content.xml><?xml version="1.0" encoding="utf-8"?>
<math xmlns="http://www.w3.org/1998/Math/MathML">
  <semantics>
    <mtable>
      <mtr>
        <mtd>
          <mrow>
            <msub>
              <mo stretchy="false">Π</mo>
              <mi>k</mi>
            </msub>
            <mrow>
              <mrow>
                <mo stretchy="false">(</mo>
                <mrow>
                  <mi>n</mi>
                  <mi>,</mi>
                  <mi>j</mi>
                </mrow>
                <mo stretchy="false">)</mo>
              </mrow>
              <mo stretchy="false">=</mo>
              <mrow>
                <mfrac>
                  <mn>1</mn>
                  <mi>k</mi>
                </mfrac>
                <mo stretchy="false">−</mo>
                <msub>
                  <mo stretchy="false">Π</mo>
                  <mrow>
                    <mrow>
                      <mi>k</mi>
                      <mo stretchy="false">+</mo>
                      <mn>1</mn>
                    </mrow>
                  </mrow>
                </msub>
              </mrow>
            </mrow>
            <mrow>
              <mrow>
                <mo stretchy="false">(</mo>
                <mrow>
                  <mrow>
                    <mo stretchy="false">⌊</mo>
                    <mrow>
                      <mfrac>
                        <mi>n</mi>
                        <mi>j</mi>
                      </mfrac>
                    </mrow>
                    <mo stretchy="false">⌋</mo>
                  </mrow>
                  <mi>,</mi>
                  <mrow>
                    <mo stretchy="false">⌊</mo>
                    <mrow>
                      <mfrac>
                        <mi>n</mi>
                        <mi>j</mi>
                      </mfrac>
                    </mrow>
                    <mo stretchy="false">⌋</mo>
                  </mrow>
                </mrow>
                <mo stretchy="false">)</mo>
              </mrow>
              <mo stretchy="false">+</mo>
              <msub>
                <mo stretchy="false">Π</mo>
                <mi>k</mi>
              </msub>
            </mrow>
            <mrow>
              <mo stretchy="false">(</mo>
              <mrow>
                <mi>n</mi>
                <mi>,</mi>
                <mrow>
                  <mi>j</mi>
                  <mo stretchy="false">−</mo>
                  <mn>1</mn>
                </mrow>
              </mrow>
              <mo stretchy="false">)</mo>
            </mrow>
            <mtext/>
          </mrow>
        </mtd>
      </mtr>
      <mtr>
        <mtd>
          <mrow>
            <msub>
              <mo stretchy="false">Π</mo>
              <mi>k</mi>
            </msub>
            <mrow>
              <mrow>
                <mo stretchy="false">(</mo>
                <mrow>
                  <mi>n</mi>
                  <mi>,</mi>
                  <mn>1</mn>
                </mrow>
                <mo stretchy="false">)</mo>
              </mrow>
              <mo stretchy="false">=</mo>
              <mn>0</mn>
            </mrow>
            <mtext/>
          </mrow>
        </mtd>
      </mtr>
      <mtr>
        <mtd>
          <mrow>
            <mo stretchy="false">Π</mo>
            <mrow>
              <mrow>
                <mo stretchy="false">(</mo>
                <mrow>
                  <mi>n</mi>
                </mrow>
                <mo stretchy="false">)</mo>
              </mrow>
              <mo stretchy="false">=</mo>
              <msub>
                <mo stretchy="false">Π</mo>
                <mn>1</mn>
              </msub>
            </mrow>
            <mrow>
              <mo stretchy="false">(</mo>
              <mrow>
                <mi>n</mi>
                <mi>,</mi>
                <mi>n</mi>
              </mrow>
              <mo stretchy="false">)</mo>
            </mrow>
          </mrow>
        </mtd>
      </mtr>
    </mtable>
    <annotation encoding="StarMath 5.0">%PI_k(n,j) = 1 over k - %PI_{k+1}(lfloor n over j rfloor,lfloor n over j rfloor) + %PI_k(n,j-1)
"" newline %PI_k(n,1) = 0
"" newline %PI(n) = %PI_1(n,n)</annotation>
  </semantics>
</math>
</file>

<file path=Object 60/content.xml><?xml version="1.0" encoding="utf-8"?>
<math xmlns="http://www.w3.org/1998/Math/MathML">
  <semantics>
    <mrow>
      <mo stretchy="false">π</mo>
      <mrow>
        <mo stretchy="false">(</mo>
        <mrow>
          <mi>n</mi>
        </mrow>
        <mo stretchy="false">)</mo>
      </mrow>
    </mrow>
    <annotation encoding="StarMath 5.0">%pi(n)</annotation>
  </semantics>
</math>
</file>

<file path=Object 61/content.xml><?xml version="1.0" encoding="utf-8"?>
<math xmlns="http://www.w3.org/1998/Math/MathML" display="block">
  <semantics>
    <mtable>
      <mtr>
        <mtd>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mo stretchy="false">=</mo>
            <mrow>
              <mrow>
                <munder>
                  <mo stretchy="false">∑</mo>
                  <mrow>
                    <mi>j</mi>
                    <mo stretchy="false">∣</mo>
                    <mi>n</mi>
                  </mrow>
                </munder>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row>
                            <mi>k</mi>
                            <mo stretchy="false">−</mo>
                            <mn>1</mn>
                          </mrow>
                        </msup>
                      </mrow>
                    </mrow>
                    <mo fence="true" stretchy="false">]</mo>
                  </mrow>
                  <mi>j</mi>
                </msub>
              </mrow>
              <mo stretchy="false">⋅</mo>
              <msub>
                <mrow>
                  <mo fence="true" stretchy="false">[</mo>
                  <mrow>
                    <mrow>
                      <mo stretchy="false">∇</mo>
                      <mrow>
                        <mo fence="true" stretchy="false">(</mo>
                        <mrow>
                          <mrow>
                            <mi mathvariant="normal">ζ</mi>
                            <mrow>
                              <mrow>
                                <mo fence="true" stretchy="false">(</mo>
                                <mrow>
                                  <mn>0</mn>
                                </mrow>
                                <mo fence="true" stretchy="false">)</mo>
                              </mrow>
                              <mo stretchy="false">−</mo>
                              <mn>1</mn>
                            </mrow>
                          </mrow>
                        </mrow>
                        <mo fence="true" stretchy="false">)</mo>
                      </mrow>
                    </mrow>
                  </mrow>
                  <mo fence="true" stretchy="false">]</mo>
                </mrow>
                <mrow>
                  <mi>n</mi>
                  <mo stretchy="false">⋅</mo>
                  <msup>
                    <mi>j</mi>
                    <mrow>
                      <mo stretchy="false">−</mo>
                      <mn>1</mn>
                    </mrow>
                  </msup>
                </mrow>
              </msub>
            </mrow>
          </mrow>
        </mtd>
      </mtr>
      <mtr>
        <mtd>
          <mrow>
            <mtext/>
            <mrow>
              <msub>
                <mrow>
                  <mo fence="true" stretchy="false">[</mo>
                  <mrow>
                    <mrow>
                      <mo stretchy="false">∇</mo>
                      <mrow>
                        <mo fence="true" stretchy="false">(</mo>
                        <mrow>
                          <mrow>
                            <mi mathvariant="normal">ζ</mi>
                            <mrow>
                              <mrow>
                                <mo fence="true" stretchy="false">(</mo>
                                <mrow>
                                  <mn>0</mn>
                                </mrow>
                                <mo fence="true" stretchy="false">)</mo>
                              </mrow>
                              <mo stretchy="false">−</mo>
                              <mn>1</mn>
                            </mrow>
                          </mrow>
                        </mrow>
                        <mo fence="true" stretchy="false">)</mo>
                      </mrow>
                    </mrow>
                  </mrow>
                  <mo fence="true" stretchy="false">]</mo>
                </mrow>
                <mi>n</mi>
              </msub>
              <mo stretchy="false">=</mo>
              <mn>1</mn>
            </mrow>
            <mi mathvariant="italic">if</mi>
            <mrow>
              <mi>n</mi>
              <mo stretchy="false">&gt;</mo>
              <mn>1,</mn>
            </mrow>
            <mn>0</mn>
            <mi mathvariant="italic">otherwise</mi>
          </mrow>
        </mtd>
      </mtr>
      <mtr>
        <mtd>
          <mrow>
            <mtext/>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n>0</mn>
                      </msup>
                    </mrow>
                  </mrow>
                  <mo fence="true" stretchy="false">]</mo>
                </mrow>
                <mi>n</mi>
              </msub>
              <mo stretchy="false">=</mo>
              <mn>1</mn>
            </mrow>
            <mi mathvariant="italic">if</mi>
            <mrow>
              <mi>n</mi>
              <mo stretchy="false">=</mo>
              <mn>1,</mn>
            </mrow>
            <mn>0</mn>
            <mi mathvariant="italic">otherwise</mi>
          </mrow>
        </mtd>
      </mtr>
    </mtable>
    <annotation encoding="StarMath 5.0">[nabla ( %zeta(0)-1 )^k]_n = sum from {j divides n} [nabla ( %zeta(0)-1 )^{ k-1 }]_j cdot [nabla ( %zeta(0)-1 )]_{n cdot j^-1}


newline "" [nabla ( %zeta(0)-1 )]_n = 1 if n &gt; 1, 0 otherwise


newline "" [nabla ( %zeta(0)-1 )^0]_n=1 if n = 1, 0 otherwise</annotation>
  </semantics>
</math>
</file>

<file path=Object 62/content.xml><?xml version="1.0" encoding="utf-8"?>
<math xmlns="http://www.w3.org/1998/Math/MathML" display="block">
  <semantics>
    <mrow>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mo stretchy="false">=</mo>
      <mn>0</mn>
    </mrow>
    <annotation encoding="StarMath 5.0">[nabla (%zeta(0)-1)^k]_n=0</annotation>
  </semantics>
</math>
</file>

<file path=Object 63/content.xml><?xml version="1.0" encoding="utf-8"?>
<math xmlns="http://www.w3.org/1998/Math/MathML">
  <semantics>
    <mtable>
      <mtr>
        <mtd>
          <mrow>
            <mo stretchy="false">Π</mo>
            <mrow>
              <mrow>
                <mo stretchy="false">(</mo>
                <mrow>
                  <mi>n</mi>
                </mrow>
                <mo stretchy="false">)</mo>
              </mrow>
              <mo stretchy="false">=</mo>
              <mrow>
                <mrow>
                  <mo stretchy="false">(</mo>
                  <mrow>
                    <msub>
                      <mi>D</mi>
                      <mn>1</mn>
                    </msub>
                    <mrow>
                      <mrow>
                        <mo stretchy="false">(</mo>
                        <mrow>
                          <mi>n</mi>
                        </mrow>
                        <mo stretchy="false">)</mo>
                      </mrow>
                      <mo stretchy="false">−</mo>
                      <msub>
                        <mi>D</mi>
                        <mn>0</mn>
                      </msub>
                    </mrow>
                    <mrow>
                      <mo stretchy="false">(</mo>
                      <mrow>
                        <mi>n</mi>
                      </mrow>
                      <mo stretchy="false">)</mo>
                    </mrow>
                  </mrow>
                  <mo stretchy="false">)</mo>
                </mrow>
                <mo stretchy="false">−</mo>
                <mfrac>
                  <mn>1</mn>
                  <mn>2</mn>
                </mfrac>
              </mrow>
            </mrow>
            <mrow>
              <mrow>
                <mo stretchy="false">(</mo>
                <mrow>
                  <msub>
                    <mi>D</mi>
                    <mn>2</mn>
                  </msub>
                  <mrow>
                    <mrow>
                      <mo stretchy="false">(</mo>
                      <mrow>
                        <mi>n</mi>
                      </mrow>
                      <mo stretchy="false">)</mo>
                    </mrow>
                    <mo stretchy="false">−</mo>
                    <msub>
                      <mn>2D</mn>
                      <mn>1</mn>
                    </msub>
                  </mrow>
                  <mrow>
                    <mrow>
                      <mo stretchy="false">(</mo>
                      <mrow>
                        <mi>n</mi>
                      </mrow>
                      <mo stretchy="false">)</mo>
                    </mrow>
                    <mo stretchy="false">+</mo>
                    <msub>
                      <mi>D</mi>
                      <mn>0</mn>
                    </msub>
                  </mrow>
                  <mrow>
                    <mo stretchy="false">(</mo>
                    <mrow>
                      <mi>n</mi>
                    </mrow>
                    <mo stretchy="false">)</mo>
                  </mrow>
                </mrow>
                <mo stretchy="false">)</mo>
              </mrow>
              <mo stretchy="false">+</mo>
              <mfrac>
                <mn>1</mn>
                <mn>3</mn>
              </mfrac>
            </mrow>
            <mrow>
              <mrow>
                <mo stretchy="false">(</mo>
                <mrow>
                  <msub>
                    <mi>D</mi>
                    <mn>3</mn>
                  </msub>
                  <mrow>
                    <mrow>
                      <mo stretchy="false">(</mo>
                      <mrow>
                        <mi>n</mi>
                      </mrow>
                      <mo stretchy="false">)</mo>
                    </mrow>
                    <mo stretchy="false">−</mo>
                    <msub>
                      <mn>3D</mn>
                      <mn>2</mn>
                    </msub>
                  </mrow>
                  <mrow>
                    <mrow>
                      <mo stretchy="false">(</mo>
                      <mrow>
                        <mi>n</mi>
                      </mrow>
                      <mo stretchy="false">)</mo>
                    </mrow>
                    <mo stretchy="false">+</mo>
                    <msub>
                      <mn>3D</mn>
                      <mn>1</mn>
                    </msub>
                  </mrow>
                  <mrow>
                    <mrow>
                      <mo stretchy="false">(</mo>
                      <mrow>
                        <mi>n</mi>
                      </mrow>
                      <mo stretchy="false">)</mo>
                    </mrow>
                    <mo stretchy="false">−</mo>
                    <msub>
                      <mi>D</mi>
                      <mn>0</mn>
                    </msub>
                  </mrow>
                  <mrow>
                    <mo stretchy="false">(</mo>
                    <mrow>
                      <mi>n</mi>
                    </mrow>
                    <mo stretchy="false">)</mo>
                  </mrow>
                </mrow>
                <mo stretchy="false">)</mo>
              </mrow>
              <mo stretchy="false">−</mo>
              <mtext/>
            </mrow>
          </mrow>
        </mtd>
      </mtr>
      <mtr>
        <mtd>
          <mrow>
            <mfrac>
              <mn>1</mn>
              <mn>4</mn>
            </mfrac>
            <mrow>
              <mrow>
                <mo stretchy="false">(</mo>
                <mrow>
                  <msub>
                    <mi>D</mi>
                    <mn>4</mn>
                  </msub>
                  <mrow>
                    <mrow>
                      <mo stretchy="false">(</mo>
                      <mrow>
                        <mi>n</mi>
                      </mrow>
                      <mo stretchy="false">)</mo>
                    </mrow>
                    <mo stretchy="false">−</mo>
                    <msub>
                      <mn>4D</mn>
                      <mn>3</mn>
                    </msub>
                  </mrow>
                  <mrow>
                    <mrow>
                      <mo stretchy="false">(</mo>
                      <mrow>
                        <mi>n</mi>
                      </mrow>
                      <mo stretchy="false">)</mo>
                    </mrow>
                    <mo stretchy="false">+</mo>
                    <msub>
                      <mn>6D</mn>
                      <mn>2</mn>
                    </msub>
                  </mrow>
                  <mrow>
                    <mrow>
                      <mo stretchy="false">(</mo>
                      <mrow>
                        <mi>n</mi>
                      </mrow>
                      <mo stretchy="false">)</mo>
                    </mrow>
                    <mo stretchy="false">−</mo>
                    <msub>
                      <mn>4D</mn>
                      <mn>1</mn>
                    </msub>
                  </mrow>
                  <mrow>
                    <mrow>
                      <mo stretchy="false">(</mo>
                      <mrow>
                        <mi>n</mi>
                      </mrow>
                      <mo stretchy="false">)</mo>
                    </mrow>
                    <mo stretchy="false">+</mo>
                    <msub>
                      <mi>D</mi>
                      <mn>0</mn>
                    </msub>
                  </mrow>
                  <mrow>
                    <mo stretchy="false">(</mo>
                    <mrow>
                      <mi>n</mi>
                    </mrow>
                    <mo stretchy="false">)</mo>
                  </mrow>
                </mrow>
                <mo stretchy="false">)</mo>
              </mrow>
              <mo stretchy="false">+</mo>
              <mfrac>
                <mn>1</mn>
                <mn>5</mn>
              </mfrac>
            </mrow>
            <mn>...</mn>
          </mrow>
        </mtd>
      </mtr>
    </mtable>
    <annotation encoding="StarMath 5.0">%PI(n) = (D_1(n)-D_0(n)) - 1 over 2 (D_2(n)-2D_1(n)+D_0(n)) + 1 over 3 (D_3(n)-3D_2(n)+3D_1(n)-D_0(n)) - "" newline 1 over 4 (D_4(n)-4D_3(n)+6D_2(n)-4D_1(n)+D_0(n)) + 1 over 5 ...</annotation>
  </semantics>
</math>
</file>

<file path=Object 64/content.xml><?xml version="1.0" encoding="utf-8"?>
<math xmlns="http://www.w3.org/1998/Math/MathML" display="block">
  <semantics>
    <mrow>
      <msub>
        <mrow>
          <mo fence="true" stretchy="false">[</mo>
          <mrow>
            <mrow>
              <mo stretchy="false">∇</mo>
              <mi mathvariant="normal">ζ</mi>
              <msup>
                <mrow>
                  <mo fence="true" stretchy="false">(</mo>
                  <mrow>
                    <mn>0</mn>
                  </mrow>
                  <mo fence="true" stretchy="false">)</mo>
                </mrow>
                <mi>z</mi>
              </msup>
            </mrow>
          </mrow>
          <mo fence="true" stretchy="false">]</mo>
        </mrow>
        <mi>n</mi>
      </msub>
      <mo stretchy="false">=</mo>
      <mrow>
        <munder>
          <mo stretchy="false">∏</mo>
          <mrow>
            <msup>
              <mi>p</mi>
              <mi mathvariant="normal">α</mi>
            </msup>
            <mo stretchy="false">∣</mo>
            <mi>n</mi>
          </mrow>
        </munder>
        <mfrac>
          <mrow>
            <mi>z</mi>
            <mrow>
              <mo fence="true" stretchy="false">(</mo>
              <mrow>
                <mrow>
                  <mi>z</mi>
                  <mo stretchy="false">+</mo>
                  <mn>1</mn>
                </mrow>
              </mrow>
              <mo fence="true" stretchy="false">)</mo>
            </mrow>
            <mn>...</mn>
            <mrow>
              <mo fence="true" stretchy="false">(</mo>
              <mrow>
                <mrow>
                  <mi>z</mi>
                  <mo stretchy="false">+</mo>
                  <mi mathvariant="normal">α</mi>
                  <mo stretchy="false">−</mo>
                  <mn>1</mn>
                </mrow>
              </mrow>
              <mo fence="true" stretchy="false">)</mo>
            </mrow>
          </mrow>
          <mrow>
            <mi mathvariant="normal">α</mi>
            <mi>!</mi>
          </mrow>
        </mfrac>
      </mrow>
    </mrow>
    <annotation encoding="StarMath 5.0">[nabla %zeta( 0 )^z]_n = prod from p^%alpha divides n { {z(z+1)...(z+%alpha-1)} over {%alpha !} }</annotation>
  </semantics>
</math>
</file>

<file path=Object 65/content.xml><?xml version="1.0" encoding="utf-8"?>
<math xmlns="http://www.w3.org/1998/Math/MathML">
  <semantics>
    <mrow>
      <msub>
        <mi>D</mi>
        <mi>k</mi>
      </msub>
      <mi>'</mi>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i>j</mi>
          </msup>
        </mrow>
      </mrow>
      <mtext>(</mtext>
      <mtable>
        <mtr>
          <mtd>
            <mrow>
              <mi>k</mi>
            </mrow>
          </mtd>
        </mtr>
        <mtr>
          <mtd>
            <mrow>
              <mi>j</mi>
            </mrow>
          </mtd>
        </mtr>
      </mtable>
      <mtext>)</mtext>
      <msub>
        <mi>D</mi>
        <mrow>
          <mrow>
            <mi>k</mi>
            <mo stretchy="false">−</mo>
            <mi>j</mi>
          </mrow>
        </mrow>
      </msub>
      <mrow>
        <mo stretchy="false">(</mo>
        <mrow>
          <mi>n</mi>
        </mrow>
        <mo stretchy="false">)</mo>
      </mrow>
      <mtext>           </mtext>
      <msub>
        <mi>D</mi>
        <mi>k</mi>
      </msub>
      <mrow>
        <mrow>
          <mo stretchy="false">(</mo>
          <mrow>
            <mi>n</mi>
          </mrow>
          <mo stretchy="false">)</mo>
        </mrow>
        <mo stretchy="false">=</mo>
        <mrow>
          <munderover>
            <mo stretchy="false">∑</mo>
            <mrow>
              <mi>j</mi>
              <mo stretchy="false">=</mo>
              <mn>0</mn>
            </mrow>
            <mi>k</mi>
          </munderover>
          <mtext>(</mtext>
        </mrow>
      </mrow>
      <mtable>
        <mtr>
          <mtd>
            <mrow>
              <mi>k</mi>
            </mrow>
          </mtd>
        </mtr>
        <mtr>
          <mtd>
            <mrow>
              <mi>j</mi>
            </mrow>
          </mtd>
        </mtr>
      </mtable>
      <mtext>)</mtext>
      <msub>
        <mi>D</mi>
        <mrow>
          <mrow>
            <mi>k</mi>
            <mo stretchy="false">−</mo>
            <mi>j</mi>
          </mrow>
        </mrow>
      </msub>
      <mi>'</mi>
      <mrow>
        <mo stretchy="false">(</mo>
        <mrow>
          <mi>n</mi>
        </mrow>
        <mo stretchy="false">)</mo>
      </mrow>
    </mrow>
    <annotation encoding="StarMath 5.0">D_k'(n) = sum from j = 0 to k (-1)^j"("binom{k}{j} ")"D_{k-j}(n)
"           " D_k(n) = sum from j = 0 to k "("binom{k}{j} ")"D_{k-j}'(n)</annotation>
  </semantics>
</math>
</file>

<file path=Object 66/content.xml><?xml version="1.0" encoding="utf-8"?>
<math xmlns="http://www.w3.org/1998/Math/MathML">
  <semantics>
    <mrow>
      <mo stretchy="false">Π</mo>
      <mrow>
        <mo stretchy="false">(</mo>
        <mrow>
          <mi>n</mi>
        </mrow>
        <mo stretchy="false">)</mo>
      </mrow>
    </mrow>
    <annotation encoding="StarMath 5.0">%PI(n)</annotation>
  </semantics>
</math>
</file>

<file path=Object 67/content.xml><?xml version="1.0" encoding="utf-8"?>
<math xmlns="http://www.w3.org/1998/Math/MathML">
  <semantics>
    <mrow>
      <mo stretchy="false">κ</mo>
      <mrow>
        <mrow>
          <mo stretchy="false">(</mo>
          <mrow>
            <mi>n</mi>
          </mrow>
          <mo stretchy="false">)</mo>
        </mrow>
        <mo stretchy="false">=</mo>
        <mrow>
          <munder>
            <mi>lim</mi>
            <mrow>
              <mi>z</mi>
              <mo stretchy="false">→</mo>
              <mn>0</mn>
            </mrow>
          </munder>
          <mrow>
            <mfrac>
              <mrow>
                <msub>
                  <mi>d</mi>
                  <mi>z</mi>
                </msub>
                <mrow>
                  <mrow>
                    <mo stretchy="false">(</mo>
                    <mrow>
                      <mi>n</mi>
                    </mrow>
                    <mo stretchy="false">)</mo>
                  </mrow>
                  <mo stretchy="false">−</mo>
                  <msub>
                    <mi>d</mi>
                    <mn>0</mn>
                  </msub>
                </mrow>
                <mrow>
                  <mo stretchy="false">(</mo>
                  <mrow>
                    <mi>n</mi>
                  </mrow>
                  <mo stretchy="false">)</mo>
                </mrow>
              </mrow>
              <mi>z</mi>
            </mfrac>
          </mrow>
        </mrow>
      </mrow>
    </mrow>
    <annotation encoding="StarMath 5.0">%kappa(n) = lim from {z rightarrow 0}  {{d_z(n)-d_0(n)} over z}</annotation>
  </semantics>
</math>
</file>

<file path=Object 68/content.xml><?xml version="1.0" encoding="utf-8"?>
<math xmlns="http://www.w3.org/1998/Math/MathML">
  <semantics>
    <mrow>
      <msub>
        <mi>D</mi>
        <mi>k</mi>
      </msub>
      <mrow>
        <mo stretchy="false">(</mo>
        <mrow>
          <mi>n</mi>
        </mrow>
        <mo stretchy="false">)</mo>
      </mrow>
    </mrow>
    <annotation encoding="StarMath 5.0">D_k(n)</annotation>
  </semantics>
</math>
</file>

<file path=Object 69/content.xml><?xml version="1.0" encoding="utf-8"?>
<math xmlns="http://www.w3.org/1998/Math/MathML">
  <semantics>
    <mrow>
      <msub>
        <mi>d</mi>
        <mn>0</mn>
      </msub>
      <mrow>
        <mrow>
          <mo stretchy="false">(</mo>
          <mrow>
            <mn>1</mn>
          </mrow>
          <mo stretchy="false">)</mo>
        </mrow>
        <mo stretchy="false">/</mo>
        <mn>0</mn>
      </mrow>
    </mrow>
    <annotation encoding="StarMath 5.0">d_0(1)/0</annotation>
  </semantics>
</math>
</file>

<file path=Object 7/content.xml><?xml version="1.0" encoding="utf-8"?>
<math xmlns="http://www.w3.org/1998/Math/MathML" display="block">
  <semantics>
    <msub>
      <mrow>
        <mo fence="true" stretchy="false">[</mo>
        <mrow>
          <mrow>
            <mo stretchy="false">∇</mo>
            <msup>
              <mrow>
                <mo fence="true" stretchy="false">(</mo>
                <mrow>
                  <mrow>
                    <mi mathvariant="normal">ζ</mi>
                    <mrow>
                      <mrow>
                        <mo fence="true" stretchy="false">(</mo>
                        <mrow>
                          <mn>0</mn>
                        </mrow>
                        <mo fence="true" stretchy="false">)</mo>
                      </mrow>
                      <mo stretchy="false">−</mo>
                      <mn>1</mn>
                    </mrow>
                  </mrow>
                </mrow>
                <mo fence="true" stretchy="false">)</mo>
              </mrow>
              <mi>k</mi>
            </msup>
          </mrow>
        </mrow>
        <mo fence="true" stretchy="false">]</mo>
      </mrow>
      <mi>n</mi>
    </msub>
    <annotation encoding="StarMath 5.0">[nabla ( %zeta(0)-1 )^k]_n</annotation>
  </semantics>
</math>
</file>

<file path=Object 70/content.xml><?xml version="1.0" encoding="utf-8"?>
<math xmlns="http://www.w3.org/1998/Math/MathML">
  <semantics>
    <mtable>
      <mtr>
        <mtd>
          <mrow/>
        </mtd>
      </mtr>
      <mtr>
        <mtd>
          <mrow>
            <mo stretchy="false">Π</mo>
            <mrow>
              <mrow>
                <mo stretchy="false">(</mo>
                <mrow>
                  <mi>n</mi>
                </mrow>
                <mo stretchy="false">)</mo>
              </mrow>
              <mo stretchy="false">=</mo>
              <msub>
                <mi>D</mi>
                <mn>1</mn>
              </msub>
            </mrow>
            <mi>'</mi>
            <mrow>
              <mrow>
                <mo stretchy="false">(</mo>
                <mrow>
                  <mi>n</mi>
                </mrow>
                <mo stretchy="false">)</mo>
              </mrow>
              <mo stretchy="false">−</mo>
              <mrow>
                <mfrac>
                  <mn>1</mn>
                  <mn>2</mn>
                </mfrac>
              </mrow>
            </mrow>
            <msub>
              <mi>D</mi>
              <mn>2</mn>
            </msub>
            <mi>'</mi>
            <mrow>
              <mrow>
                <mo stretchy="false">(</mo>
                <mrow>
                  <mi>n</mi>
                </mrow>
                <mo stretchy="false">)</mo>
              </mrow>
              <mo stretchy="false">+</mo>
              <mrow>
                <mfrac>
                  <mn>1</mn>
                  <mn>3</mn>
                </mfrac>
              </mrow>
            </mrow>
            <msub>
              <mi>D</mi>
              <mn>3</mn>
            </msub>
            <mi>'</mi>
            <mrow>
              <mrow>
                <mo stretchy="false">(</mo>
                <mrow>
                  <mi>n</mi>
                </mrow>
                <mo stretchy="false">)</mo>
              </mrow>
              <mo stretchy="false">−</mo>
              <mrow>
                <mfrac>
                  <mn>1</mn>
                  <mn>4</mn>
                </mfrac>
              </mrow>
            </mrow>
            <msub>
              <mi>D</mi>
              <mn>4</mn>
            </msub>
            <mi>'</mi>
            <mrow>
              <mrow>
                <mo stretchy="false">(</mo>
                <mrow>
                  <mi>n</mi>
                </mrow>
                <mo stretchy="false">)</mo>
              </mrow>
              <mo stretchy="false">+</mo>
              <mrow>
                <mfrac>
                  <mn>1</mn>
                  <mn>5</mn>
                </mfrac>
              </mrow>
            </mrow>
            <mn>...</mn>
          </mrow>
        </mtd>
      </mtr>
    </mtable>
    <annotation encoding="StarMath 5.0">newline %PI(n) = D_1'(n)
- {1 over 2}D_2'(n)
+ {1 over 3}D_3'(n)
- {1 over 4}D_4'(n)
+ {1 over 5} ...</annotation>
  </semantics>
</math>
</file>

<file path=Object 71/content.xml><?xml version="1.0" encoding="utf-8"?>
<math xmlns="http://www.w3.org/1998/Math/MathML" display="block">
  <semantics>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annotation encoding="StarMath 5.0">lim from {z rightarrow 0}  {[nabla %zeta( 0 )^z]_n over z} </annotation>
  </semantics>
</math>
</file>

<file path=Object 72/content.xml><?xml version="1.0" encoding="utf-8"?>
<math xmlns="http://www.w3.org/1998/Math/MathML">
  <semantics>
    <mrow>
      <msup>
        <mi>p</mi>
        <mo stretchy="false">α</mo>
      </msup>
    </mrow>
    <annotation encoding="StarMath 5.0">p^%alpha</annotation>
  </semantics>
</math>
</file>

<file path=Object 73/content.xml><?xml version="1.0" encoding="utf-8"?>
<math xmlns="http://www.w3.org/1998/Math/MathML" display="block">
  <semantics>
    <mtable>
      <mtr>
        <mtd>
          <mrow>
            <mrow>
              <mrow>
                <munder>
                  <mi>lim</mi>
                  <mrow>
                    <mi>z</mi>
                    <mo stretchy="false">→</mo>
                    <mn>0</mn>
                  </mrow>
                </munder>
                <mfrac>
                  <msub>
                    <mrow>
                      <mo fence="true" stretchy="false">[</mo>
                      <mrow>
                        <mrow>
                          <mo stretchy="false">∇</mo>
                          <mi mathvariant="normal">ζ</mi>
                          <msup>
                            <mrow>
                              <mo fence="true" stretchy="false">(</mo>
                              <mrow>
                                <mn>0</mn>
                              </mrow>
                              <mo fence="true" stretchy="false">)</mo>
                            </mrow>
                            <mi>z</mi>
                          </msup>
                        </mrow>
                      </mrow>
                      <mo fence="true" stretchy="false">]</mo>
                    </mrow>
                    <mi>n</mi>
                  </msub>
                  <mi>z</mi>
                </mfrac>
              </mrow>
              <mo stretchy="false">=</mo>
              <mrow>
                <munder>
                  <mi>lim</mi>
                  <mrow>
                    <mi>z</mi>
                    <mo stretchy="false">→</mo>
                    <mn>0</mn>
                  </mrow>
                </munder>
                <mfrac>
                  <mn>1</mn>
                  <mi>z</mi>
                </mfrac>
              </mrow>
            </mrow>
            <mrow>
              <mrow>
                <mfrac>
                  <mrow>
                    <mi>z</mi>
                    <mrow>
                      <mo fence="true" stretchy="false">(</mo>
                      <mrow>
                        <mrow>
                          <mi>z</mi>
                          <mo stretchy="false">+</mo>
                          <mn>1</mn>
                        </mrow>
                      </mrow>
                      <mo fence="true" stretchy="false">)</mo>
                    </mrow>
                    <mn>...</mn>
                    <mrow>
                      <mo fence="true" stretchy="false">(</mo>
                      <mrow>
                        <mrow>
                          <mi>z</mi>
                          <mo stretchy="false">+</mo>
                          <mi mathvariant="normal">α</mi>
                          <mo stretchy="false">−</mo>
                          <mn>1</mn>
                        </mrow>
                      </mrow>
                      <mo fence="true" stretchy="false">)</mo>
                    </mrow>
                  </mrow>
                  <mrow>
                    <mi mathvariant="normal">α</mi>
                    <mi>!</mi>
                  </mrow>
                </mfrac>
                <mo stretchy="false">⋅</mo>
                <mfrac>
                  <mrow>
                    <mi>z</mi>
                    <mrow>
                      <mo fence="true" stretchy="false">(</mo>
                      <mrow>
                        <mrow>
                          <mi>z</mi>
                          <mo stretchy="false">+</mo>
                          <mn>1</mn>
                        </mrow>
                      </mrow>
                      <mo fence="true" stretchy="false">)</mo>
                    </mrow>
                    <mn>...</mn>
                    <mrow>
                      <mo fence="true" stretchy="false">(</mo>
                      <mrow>
                        <mrow>
                          <mi>z</mi>
                          <mo stretchy="false">+</mo>
                          <mi mathvariant="normal">β</mi>
                          <mo stretchy="false">−</mo>
                          <mn>1</mn>
                        </mrow>
                      </mrow>
                      <mo fence="true" stretchy="false">)</mo>
                    </mrow>
                  </mrow>
                  <mrow>
                    <mi mathvariant="normal">β</mi>
                    <mi>!</mi>
                  </mrow>
                </mfrac>
                <mo stretchy="false">⋅</mo>
                <mn>...</mn>
              </mrow>
              <mo stretchy="false">=</mo>
              <mtext/>
            </mrow>
          </mrow>
        </mtd>
      </mtr>
      <mtr>
        <mtd>
          <mrow>
            <mrow>
              <mrow>
                <munder>
                  <mi>lim</mi>
                  <mrow>
                    <mi>z</mi>
                    <mo stretchy="false">→</mo>
                    <mn>0</mn>
                  </mrow>
                </munder>
                <mfrac>
                  <mrow>
                    <mrow>
                      <mo fence="true" stretchy="false">(</mo>
                      <mrow>
                        <mrow>
                          <mi>z</mi>
                          <mo stretchy="false">+</mo>
                          <mn>1</mn>
                        </mrow>
                      </mrow>
                      <mo fence="true" stretchy="false">)</mo>
                    </mrow>
                    <mn>...</mn>
                    <mrow>
                      <mo fence="true" stretchy="false">(</mo>
                      <mrow>
                        <mrow>
                          <mi>z</mi>
                          <mo stretchy="false">+</mo>
                          <mi mathvariant="normal">α</mi>
                          <mo stretchy="false">−</mo>
                          <mn>1</mn>
                        </mrow>
                      </mrow>
                      <mo fence="true" stretchy="false">)</mo>
                    </mrow>
                  </mrow>
                  <mrow>
                    <mi mathvariant="normal">α</mi>
                    <mi>!</mi>
                  </mrow>
                </mfrac>
              </mrow>
              <mo stretchy="false">⋅</mo>
              <mfrac>
                <mrow>
                  <mi>z</mi>
                  <mrow>
                    <mo fence="true" stretchy="false">(</mo>
                    <mrow>
                      <mrow>
                        <mi>z</mi>
                        <mo stretchy="false">+</mo>
                        <mn>1</mn>
                      </mrow>
                    </mrow>
                    <mo fence="true" stretchy="false">)</mo>
                  </mrow>
                  <mn>...</mn>
                  <mrow>
                    <mo fence="true" stretchy="false">(</mo>
                    <mrow>
                      <mrow>
                        <mi>z</mi>
                        <mo stretchy="false">+</mo>
                        <mi mathvariant="normal">β</mi>
                        <mo stretchy="false">−</mo>
                        <mn>1</mn>
                      </mrow>
                    </mrow>
                    <mo fence="true" stretchy="false">)</mo>
                  </mrow>
                </mrow>
                <mrow>
                  <mi mathvariant="normal">β</mi>
                  <mi>!</mi>
                </mrow>
              </mfrac>
              <mo stretchy="false">⋅</mo>
              <mn>...</mn>
            </mrow>
            <mo stretchy="false">=</mo>
            <mn>0</mn>
          </mrow>
        </mtd>
      </mtr>
    </mtable>
    <annotation encoding="StarMath 5.0">lim from {z rightarrow 0}  {[nabla %zeta( 0 )^z]_n over z} = lim from {z rightarrow 0}{1 over z}{ {z(z+1)...(z+%alpha-1)} over {%alpha !} }cdot{ {z(z+1)...(z+%beta-1)} over {%beta !}}cdot ... = "" newline lim from {z rightarrow 0}{ {(z+1)...(z+%alpha-1)} over {%alpha !} }cdot{ {z(z+1)...(z+%beta-1)} over {%beta !}}cdot ... =0</annotation>
  </semantics>
</math>
</file>

<file path=Object 74/content.xml><?xml version="1.0" encoding="utf-8"?>
<math xmlns="http://www.w3.org/1998/Math/MathML">
  <semantics>
    <mrow>
      <mrow>
        <mrow>
          <msup>
            <mi>p</mi>
            <mo stretchy="false">α</mo>
          </msup>
          <mo stretchy="false">⋅</mo>
          <msup>
            <mi>q</mi>
            <mo stretchy="false">β</mo>
          </msup>
        </mrow>
        <mo stretchy="false">⋅</mo>
        <mn>...</mn>
      </mrow>
    </mrow>
    <annotation encoding="StarMath 5.0">p^%alpha cdot q^%beta cdot ...</annotation>
  </semantics>
</math>
</file>

<file path=Object 75/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 0 )^z]_n</annotation>
  </semantics>
</math>
</file>

<file path=Object 76/content.xml><?xml version="1.0" encoding="utf-8"?>
<math xmlns="http://www.w3.org/1998/Math/MathML" display="block">
  <semantics>
    <mrow>
      <msub>
        <mrow>
          <mo fence="true" stretchy="false">[</mo>
          <mrow>
            <mrow>
              <mo stretchy="false">∇</mo>
              <mi>log</mi>
              <mi mathvariant="normal">ζ</mi>
              <mrow>
                <mo fence="true" stretchy="false">(</mo>
                <mrow>
                  <mn>0</mn>
                </mrow>
                <mo fence="true" stretchy="false">)</mo>
              </mrow>
            </mrow>
          </mrow>
          <mo fence="true" stretchy="false">]</mo>
        </mrow>
        <mi>n</mi>
      </msub>
      <mo stretchy="false">=</mo>
      <mrow>
        <munder>
          <mi>lim</mi>
          <mrow>
            <mi>z</mi>
            <mo stretchy="false">→</mo>
            <mn>0</mn>
          </mrow>
        </munder>
        <mfrac>
          <mrow>
            <msub>
              <mrow>
                <mo fence="true" stretchy="false">[</mo>
                <mrow>
                  <mrow>
                    <mo stretchy="false">∇</mo>
                    <mi mathvariant="normal">ζ</mi>
                    <msup>
                      <mrow>
                        <mo fence="true" stretchy="false">(</mo>
                        <mrow>
                          <mn>0</mn>
                        </mrow>
                        <mo fence="true" stretchy="false">)</mo>
                      </mrow>
                      <mi>z</mi>
                    </msup>
                  </mrow>
                </mrow>
                <mo fence="true" stretchy="false">]</mo>
              </mrow>
              <mi>n</mi>
            </msub>
            <mo stretchy="false">−</mo>
            <msub>
              <mrow>
                <mo fence="true" stretchy="false">[</mo>
                <mrow>
                  <mrow>
                    <mo stretchy="false">∇</mo>
                    <mi mathvariant="normal">ζ</mi>
                    <msup>
                      <mrow>
                        <mo fence="true" stretchy="false">(</mo>
                        <mrow>
                          <mn>0</mn>
                        </mrow>
                        <mo fence="true" stretchy="false">)</mo>
                      </mrow>
                      <mn>0</mn>
                    </msup>
                  </mrow>
                </mrow>
                <mo fence="true" stretchy="false">]</mo>
              </mrow>
              <mi>n</mi>
            </msub>
          </mrow>
          <mi>z</mi>
        </mfrac>
      </mrow>
    </mrow>
    <annotation encoding="StarMath 5.0">[nabla log %zeta(0)]_n= lim from {z rightarrow 0}  {{[nabla %zeta( 0 )^z]_n-[nabla %zeta( 0 )^0]_n} over z}</annotation>
  </semantics>
</math>
</file>

<file path=Object 77/content.xml><?xml version="1.0" encoding="utf-8"?>
<math xmlns="http://www.w3.org/1998/Math/MathML" display="block">
  <semantics>
    <msub>
      <mrow>
        <mo fence="true" stretchy="false">[</mo>
        <mrow>
          <mrow>
            <mo stretchy="false">∇</mo>
            <mi>log</mi>
            <mi mathvariant="normal">ζ</mi>
            <mrow>
              <mo fence="true" stretchy="false">(</mo>
              <mrow>
                <mn>0</mn>
              </mrow>
              <mo fence="true" stretchy="false">)</mo>
            </mrow>
          </mrow>
        </mrow>
        <mo fence="true" stretchy="false">]</mo>
      </mrow>
      <mi>n</mi>
    </msub>
    <annotation encoding="StarMath 5.0">[nabla log %zeta( 0 )]_n</annotation>
  </semantics>
</math>
</file>

<file path=Object 78/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i>z</mi>
            </msup>
          </mrow>
        </mrow>
        <mo fence="true" stretchy="false">]</mo>
      </mrow>
      <mi>n</mi>
    </msub>
    <annotation encoding="StarMath 5.0">[nabla %zeta( 0 )^z]_n</annotation>
  </semantics>
</math>
</file>

<file path=Object 79/content.xml><?xml version="1.0" encoding="utf-8"?>
<math xmlns="http://www.w3.org/1998/Math/MathML">
  <semantics>
    <mrow>
      <mo stretchy="false">κ</mo>
      <mrow>
        <mo stretchy="false">(</mo>
        <mrow>
          <mi>n</mi>
        </mrow>
        <mo stretchy="false">)</mo>
      </mrow>
    </mrow>
    <annotation encoding="StarMath 5.0">%kappa(n)</annotation>
  </semantics>
</math>
</file>

<file path=Object 8/content.xml><?xml version="1.0" encoding="utf-8"?>
<math xmlns="http://www.w3.org/1998/Math/MathML">
  <semantics>
    <mrow>
      <mo stretchy="false">ρ</mo>
    </mrow>
    <annotation encoding="StarMath 5.0">%rho</annotation>
  </semantics>
</math>
</file>

<file path=Object 80/content.xml><?xml version="1.0" encoding="utf-8"?>
<math xmlns="http://www.w3.org/1998/Math/MathML">
  <semantics>
    <mrow>
      <msub>
        <mi>d</mi>
        <mi>k</mi>
      </msub>
      <mi>'</mi>
      <mrow>
        <mo stretchy="false">(</mo>
        <mrow>
          <mi>n</mi>
        </mrow>
        <mo stretchy="false">)</mo>
      </mrow>
    </mrow>
    <annotation encoding="StarMath 5.0">d_k'(n)</annotation>
  </semantics>
</math>
</file>

<file path=Object 81/content.xml><?xml version="1.0" encoding="utf-8"?>
<math xmlns="http://www.w3.org/1998/Math/MathML">
  <semantics>
    <mrow>
      <mo stretchy="false">κ</mo>
      <mrow>
        <mo stretchy="false">(</mo>
        <mrow>
          <mi>n</mi>
        </mrow>
        <mo stretchy="false">)</mo>
      </mrow>
    </mrow>
    <annotation encoding="StarMath 5.0">%kappa(n)</annotation>
  </semantics>
</math>
</file>

<file path=Object 82/content.xml><?xml version="1.0" encoding="utf-8"?>
<math xmlns="http://www.w3.org/1998/Math/MathML">
  <semantics>
    <mrow>
      <msub>
        <mi>d</mi>
        <mi>k</mi>
      </msub>
      <mi>'</mi>
      <mrow>
        <mo stretchy="false">(</mo>
        <mrow>
          <mi>n</mi>
        </mrow>
        <mo stretchy="false">)</mo>
      </mrow>
    </mrow>
    <annotation encoding="StarMath 5.0">d_k'(n)</annotation>
  </semantics>
</math>
</file>

<file path=Object 83/content.xml><?xml version="1.0" encoding="utf-8"?>
<math xmlns="http://www.w3.org/1998/Math/MathML">
  <semantics>
    <mrow>
      <msub>
        <mo stretchy="false">τ</mo>
        <mi>k</mi>
      </msub>
      <mrow>
        <mo stretchy="false">(</mo>
        <mrow>
          <mi>n</mi>
        </mrow>
        <mo stretchy="false">)</mo>
      </mrow>
    </mrow>
    <annotation encoding="StarMath 5.0">%tau_k(n)</annotation>
  </semantics>
</math>
</file>

<file path=Object 84/content.xml><?xml version="1.0" encoding="utf-8"?>
<math xmlns="http://www.w3.org/1998/Math/MathML" display="block">
  <semantics>
    <msub>
      <mrow>
        <mo fence="true" stretchy="false">[</mo>
        <mrow>
          <mrow>
            <mi>log</mi>
            <mi mathvariant="normal">ζ</mi>
            <mrow>
              <mo fence="true" stretchy="false">(</mo>
              <mrow>
                <mn>0</mn>
              </mrow>
              <mo fence="true" stretchy="false">)</mo>
            </mrow>
          </mrow>
        </mrow>
        <mo fence="true" stretchy="false">]</mo>
      </mrow>
      <mi>n</mi>
    </msub>
    <annotation encoding="StarMath 5.0">[log %zeta(0)]_n</annotation>
  </semantics>
</math>
</file>

<file path=Object 85/content.xml><?xml version="1.0" encoding="utf-8"?>
<math xmlns="http://www.w3.org/1998/Math/MathML">
  <semantics>
    <mrow>
      <mo stretchy="false">κ</mo>
      <mrow>
        <mo stretchy="false">(</mo>
        <mrow>
          <mi>n</mi>
        </mrow>
        <mo stretchy="false">)</mo>
      </mrow>
    </mrow>
    <annotation encoding="StarMath 5.0">%kappa(n)</annotation>
  </semantics>
</math>
</file>

<file path=Object 86/content.xml><?xml version="1.0" encoding="utf-8"?>
<math xmlns="http://www.w3.org/1998/Math/MathML">
  <semantics>
    <mrow>
      <mo stretchy="false">π</mo>
      <mrow>
        <mo stretchy="false">(</mo>
        <mrow>
          <mi>n</mi>
        </mrow>
        <mo stretchy="false">)</mo>
      </mrow>
    </mrow>
    <annotation encoding="StarMath 5.0">%pi(n)</annotation>
  </semantics>
</math>
</file>

<file path=Object 87/content.xml><?xml version="1.0" encoding="utf-8"?>
<math xmlns="http://www.w3.org/1998/Math/MathML">
  <semantics>
    <mrow>
      <msub>
        <mi>D</mi>
        <mi>k</mi>
      </msub>
      <mi>'</mi>
      <mrow>
        <mrow>
          <mo stretchy="false">(</mo>
          <mrow>
            <mi>n</mi>
          </mrow>
          <mo stretchy="false">)</mo>
        </mrow>
        <mo stretchy="false">=</mo>
        <mrow>
          <munderover>
            <mo stretchy="false">∑</mo>
            <mrow>
              <mi>j</mi>
              <mo stretchy="false">=</mo>
              <mn>2</mn>
            </mrow>
            <mi>n</mi>
          </munderover>
          <msub>
            <mi>D</mi>
            <mrow>
              <mrow>
                <mi>k</mi>
                <mo stretchy="false">−</mo>
                <mn>1</mn>
              </mrow>
            </mrow>
          </msub>
        </mrow>
      </mrow>
      <mi>'</mi>
      <mrow>
        <mo stretchy="false">(</mo>
        <mrow>
          <mrow>
            <mo stretchy="false">⌊</mo>
            <mrow>
              <mfrac>
                <mi>n</mi>
                <mi>j</mi>
              </mfrac>
            </mrow>
            <mo stretchy="false">⌋</mo>
          </mrow>
        </mrow>
        <mo stretchy="false">)</mo>
      </mrow>
    </mrow>
    <annotation encoding="StarMath 5.0">D_k'(n) = sum from j = 2 to n D_{k-1}'(lfloor n over j rfloor)</annotation>
  </semantics>
</math>
</file>

<file path=Object 88/content.xml><?xml version="1.0" encoding="utf-8"?>
<math xmlns="http://www.w3.org/1998/Math/MathML">
  <semantics>
    <mrow>
      <msub>
        <mi>D</mi>
        <mn>0</mn>
      </msub>
      <mi>'</mi>
      <mrow>
        <mrow>
          <mo stretchy="false">(</mo>
          <mrow>
            <mi>n</mi>
          </mrow>
          <mo stretchy="false">)</mo>
        </mrow>
        <mo stretchy="false">=</mo>
        <mn>1</mn>
      </mrow>
    </mrow>
    <annotation encoding="StarMath 5.0">D_0'(n) = 1</annotation>
  </semantics>
</math>
</file>

<file path=Object 89/content.xml><?xml version="1.0" encoding="utf-8"?>
<math xmlns="http://www.w3.org/1998/Math/MathML">
  <semantics>
    <mrow>
      <msub>
        <mi>D</mi>
        <mi>k</mi>
      </msub>
      <mi>'</mi>
      <mrow>
        <mo stretchy="false">(</mo>
        <mrow>
          <mi>n</mi>
        </mrow>
        <mo stretchy="false">)</mo>
      </mrow>
    </mrow>
    <annotation encoding="StarMath 5.0">D_k'(n)</annotation>
  </semantics>
</math>
</file>

<file path=Object 9/content.xml><?xml version="1.0" encoding="utf-8"?>
<math xmlns="http://www.w3.org/1998/Math/MathML">
  <semantics>
    <mtable>
      <mtr>
        <mtd>
          <mrow>
            <mi mathvariant="italic">li</mi>
            <mrow>
              <mrow>
                <mo stretchy="false">(</mo>
                <mrow>
                  <mi>n</mi>
                </mrow>
                <mo stretchy="false">)</mo>
              </mrow>
              <mo stretchy="false">−</mo>
              <mo stretchy="false">Π</mo>
            </mrow>
            <mrow>
              <mo stretchy="false">(</mo>
              <mrow>
                <mi>n</mi>
              </mrow>
              <mo stretchy="false">)</mo>
            </mrow>
            <mtext>                                                                                        </mtext>
            <mtext/>
          </mrow>
        </mtd>
      </mtr>
      <mtr>
        <mtd>
          <mrow>
            <mtext> </mtext>
            <mtext/>
          </mrow>
        </mtd>
      </mtr>
      <mtr>
        <mtd>
          <mrow>
            <mrow>
              <mtext>       </mtext>
              <mo stretchy="false">=</mo>
              <mtext>      </mtext>
            </mrow>
            <mrow>
              <munder>
                <mo stretchy="false">∑</mo>
                <mo stretchy="false">ρ</mo>
              </munder>
              <mi mathvariant="italic">li</mi>
            </mrow>
            <mrow>
              <mrow>
                <mo stretchy="false">(</mo>
                <mrow>
                  <msup>
                    <mi>n</mi>
                    <mo stretchy="false">ρ</mo>
                  </msup>
                </mrow>
                <mo stretchy="false">)</mo>
              </mrow>
              <mo stretchy="false">+</mo>
              <mfrac>
                <mrow>
                  <mn>1</mn>
                </mrow>
                <mrow>
                  <mn>2</mn>
                </mrow>
              </mfrac>
            </mrow>
            <mo stretchy="false">κ</mo>
            <mrow>
              <mrow>
                <mo stretchy="false">(</mo>
                <mrow>
                  <mi>n</mi>
                </mrow>
                <mo stretchy="false">)</mo>
              </mrow>
              <mo stretchy="false">+</mo>
              <mn>0.693147</mn>
            </mrow>
            <mrow>
              <mn>...</mn>
              <mo stretchy="false">−</mo>
              <mrow>
                <munderover>
                  <mo stretchy="false">∫</mo>
                  <mi>x</mi>
                  <mo stretchy="false">∞</mo>
                </munderover>
                <mrow>
                  <mfrac>
                    <mrow>
                      <mi mathvariant="italic">dt</mi>
                    </mrow>
                    <mrow>
                      <mi>t</mi>
                      <mrow>
                        <mo stretchy="false">(</mo>
                        <mrow>
                          <mrow>
                            <msup>
                              <mi>t</mi>
                              <mn>2</mn>
                            </msup>
                            <mo stretchy="false">−</mo>
                            <mn>1</mn>
                          </mrow>
                        </mrow>
                        <mo stretchy="false">)</mo>
                      </mrow>
                      <mi>log</mi>
                      <mi>t</mi>
                    </mrow>
                  </mfrac>
                </mrow>
              </mrow>
            </mrow>
            <mtext>             </mtext>
            <mtext/>
          </mrow>
        </mtd>
      </mtr>
      <mtr>
        <mtd>
          <mrow>
            <mtext> </mtext>
            <mtext/>
          </mrow>
        </mtd>
      </mtr>
      <mtr>
        <mtd>
          <mrow>
            <mrow>
              <mtext>       </mtext>
              <mo stretchy="false">=</mo>
              <mtext>       </mtext>
            </mrow>
            <mi>log</mi>
            <mi>log</mi>
            <mrow>
              <mi>n</mi>
              <mo stretchy="false">+</mo>
              <mn>.577215</mn>
            </mrow>
            <mn>...</mn>
            <mtext>                                                            </mtext>
            <mtext/>
          </mrow>
        </mtd>
      </mtr>
      <mtr>
        <mtd>
          <mrow>
            <mrow>
              <mtext>                </mtext>
              <mo stretchy="false">−</mo>
              <mrow>
                <mfrac>
                  <mn>1</mn>
                  <mn>2</mn>
                </mfrac>
              </mrow>
            </mrow>
            <mrow>
              <mo stretchy="false">(</mo>
              <mrow>
                <mrow>
                  <munderover>
                    <mo stretchy="false">∫</mo>
                    <mn>1</mn>
                    <mi>n</mi>
                  </munderover>
                  <mrow>
                    <munderover>
                      <mo stretchy="false">∫</mo>
                      <mn>1</mn>
                      <mrow>
                        <mfrac>
                          <mi>n</mi>
                          <mi>x</mi>
                        </mfrac>
                      </mrow>
                    </munderover>
                    <mi mathvariant="italic">dy</mi>
                  </mrow>
                </mrow>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n>1</mn>
                    </mrow>
                  </mrow>
                </mrow>
              </mrow>
              <mo stretchy="false">)</mo>
            </mrow>
            <mtext/>
          </mrow>
        </mtd>
      </mtr>
      <mtr>
        <mtd>
          <mrow>
            <mrow>
              <mtext>                </mtext>
              <mo stretchy="false">+</mo>
              <mrow>
                <mfrac>
                  <mn>1</mn>
                  <mn>3</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row>
              </mrow>
              <mo stretchy="false">)</mo>
            </mrow>
            <mtext/>
          </mrow>
        </mtd>
      </mtr>
      <mtr>
        <mtd>
          <mrow>
            <mrow>
              <mtext>                </mtext>
              <mo stretchy="false">−</mo>
              <mrow>
                <mfrac>
                  <mn>1</mn>
                  <mn>4</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row>
                        <munderover>
                          <mo stretchy="false">∫</mo>
                          <mn>1</mn>
                          <mrow>
                            <mfrac>
                              <mi>n</mi>
                              <mrow>
                                <mi mathvariant="italic">xyz</mi>
                              </mrow>
                            </mfrac>
                          </mrow>
                        </munderover>
                        <mi mathvariant="italic">dw</mi>
                      </mrow>
                    </mrow>
                  </mrow>
                </mrow>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underover>
                            <mo stretchy="false">∑</mo>
                            <mrow>
                              <mi>w</mi>
                              <mo stretchy="false">=</mo>
                              <mn>2</mn>
                            </mrow>
                            <mrow>
                              <mrow>
                                <mo stretchy="false">⌊</mo>
                                <mrow>
                                  <mfrac>
                                    <mi>n</mi>
                                    <mrow>
                                      <mi mathvariant="italic">xyz</mi>
                                    </mrow>
                                  </mfrac>
                                </mrow>
                                <mo stretchy="false">⌋</mo>
                              </mrow>
                            </mrow>
                          </munderover>
                          <mn>1</mn>
                        </mrow>
                      </mrow>
                    </mrow>
                  </mrow>
                </mrow>
              </mrow>
              <mo stretchy="false">)</mo>
            </mrow>
            <mtext/>
          </mrow>
        </mtd>
      </mtr>
      <mtr>
        <mtd>
          <mrow>
            <mrow>
              <mtext>                </mtext>
              <mo stretchy="false">+</mo>
              <mrow>
                <mfrac>
                  <mn>1</mn>
                  <mn>5</mn>
                </mfrac>
              </mrow>
            </mrow>
            <mn>...</mn>
          </mrow>
        </mtd>
      </mtr>
    </mtable>
    <annotation encoding="StarMath 5.0">li(n) - %PI(n)  "                                                                                        "
""newline " " 
"" newline "       "="      "sum from %rho li( n^%rho ) + {1}over{2}%kappa(n)+ 0.693147... - int from x to infinity {{dt}over {t(t^2-1)log t}}"             "
""newline " " 
"" newline "       "="       "log log n +.577215..."                                                            "
"" newline "                "- { 1 over 2 } (int from 1 to n int from 1 to { n over x } dy dx - sum from x = 2 to n sum from y = 2 to { lfloor n over x rfloor } 1) 
"" newline "                " + { 1 over 3 }(int from 1 to n int from 1 to { n over x } int from 1 to { n over {xy}} dz dy dx - sum from x = 2 to n sum from y = 2 to { lfloor n over x rfloor } sum from z = 2 to { lfloor n over {xy} rfloor } 1) 
"" newline "                "- {1 over 4}(int from 1 to n int from 1 to { n over x } int from 1 to { n over {xy}} int from 1 to { n over {xyz}}dw dz dy dx - sum from x = 2 to n sum from y = 2 to { lfloor n over x rfloor } sum from z = 2 to { lfloor n over {xy} rfloor} sum from w = 2 to { lfloor n over {xyz} rfloor} 1)
"" newline "                "+ {1 over 5}...</annotation>
  </semantics>
</math>
</file>

<file path=Object 90/content.xml><?xml version="1.0" encoding="utf-8"?>
<math xmlns="http://www.w3.org/1998/Math/MathML">
  <semantics>
    <mrow>
      <mo stretchy="false">Π</mo>
      <mrow>
        <mo stretchy="false">(</mo>
        <mrow>
          <mi>n</mi>
        </mrow>
        <mo stretchy="false">)</mo>
      </mrow>
    </mrow>
    <annotation encoding="StarMath 5.0">%PI(n)</annotation>
  </semantics>
</math>
</file>

<file path=Object 91/content.xml><?xml version="1.0" encoding="utf-8"?>
<math xmlns="http://www.w3.org/1998/Math/MathML">
  <semantics>
    <mrow>
      <mo stretchy="false">Π</mo>
      <mrow>
        <mo stretchy="false">(</mo>
        <mrow>
          <mi>n</mi>
        </mrow>
        <mo stretchy="false">)</mo>
      </mrow>
    </mrow>
    <annotation encoding="StarMath 5.0">%PI(n)</annotation>
  </semantics>
</math>
</file>

<file path=Object 92/content.xml><?xml version="1.0" encoding="utf-8"?>
<math xmlns="http://www.w3.org/1998/Math/MathML" display="block">
  <semantics>
    <msub>
      <mrow>
        <mo fence="true" stretchy="false">[</mo>
        <mrow>
          <mrow>
            <mo stretchy="false">∇</mo>
            <mi mathvariant="normal">ζ</mi>
            <msup>
              <mrow>
                <mo fence="true" stretchy="false">(</mo>
                <mrow>
                  <mn>0</mn>
                </mrow>
                <mo fence="true" stretchy="false">)</mo>
              </mrow>
              <mrow>
                <mo stretchy="false">−</mo>
                <mn>1</mn>
              </mrow>
            </msup>
          </mrow>
        </mrow>
        <mo fence="true" stretchy="false">]</mo>
      </mrow>
      <mi>n</mi>
    </msub>
    <annotation encoding="StarMath 5.0">[nabla %zeta(0)^-1]_n</annotation>
  </semantics>
</math>
</file>

<file path=Object 93/content.xml><?xml version="1.0" encoding="utf-8"?>
<math xmlns="http://www.w3.org/1998/Math/MathML" display="block">
  <semantics>
    <mrow>
      <mrow>
        <msub>
          <mrow>
            <mo fence="true" stretchy="false">[</mo>
            <mrow>
              <mrow>
                <mi>log</mi>
                <mi mathvariant="normal">ζ</mi>
                <mrow>
                  <mo fence="true" stretchy="false">(</mo>
                  <mrow>
                    <mn>0</mn>
                  </mrow>
                  <mo fence="true" stretchy="false">)</mo>
                </mrow>
              </mrow>
            </mrow>
            <mo fence="true" stretchy="false">]</mo>
          </mrow>
          <mi>n</mi>
        </msub>
        <mo stretchy="false">=</mo>
        <mrow>
          <munderover>
            <mo stretchy="false">∑</mo>
            <mrow>
              <mi>k</mi>
              <mo stretchy="false">=</mo>
              <mn>1</mn>
            </mrow>
            <mrow>
              <mo fence="true" stretchy="false">⌊</mo>
              <mrow>
                <mrow>
                  <msub>
                    <mi>log</mi>
                    <mn>2</mn>
                  </msub>
                  <mi>n</mi>
                </mrow>
              </mrow>
              <mo fence="true" stretchy="false">⌋</mo>
            </mrow>
          </munderover>
          <mfrac>
            <mn>1</mn>
            <mi>k</mi>
          </mfrac>
        </mrow>
      </mrow>
      <mrow>
        <msub>
          <mrow>
            <mo fence="true" stretchy="false">[</mo>
            <mrow>
              <mrow>
                <mo stretchy="false">∇</mo>
                <mi mathvariant="normal">ζ</mi>
                <mrow>
                  <mo fence="true" stretchy="false">(</mo>
                  <mrow>
                    <mn>0</mn>
                  </mrow>
                  <mo fence="true" stretchy="false">)</mo>
                </mrow>
              </mrow>
            </mrow>
            <mo fence="true" stretchy="false">]</mo>
          </mrow>
          <mi>k</mi>
        </msub>
        <mo stretchy="false">⋅</mo>
        <mrow>
          <mi mathvariant="normal">π</mi>
          <mrow>
            <mo fence="true" stretchy="false">(</mo>
            <mrow>
              <msup>
                <mi>n</mi>
                <mfrac>
                  <mn>1</mn>
                  <mi>k</mi>
                </mfrac>
              </msup>
            </mrow>
            <mo fence="true" stretchy="false">)</mo>
          </mrow>
        </mrow>
      </mrow>
    </mrow>
    <annotation encoding="StarMath 5.0">[log %zeta(0)]_n = sum from k = 1 to {lfloor log_2 n rfloor} {1 over k} [nabla %zeta(0)]_k cdot {%pi(n^{1 over k})}</annotation>
  </semantics>
</math>
</file>

<file path=Object 94/content.xml><?xml version="1.0" encoding="utf-8"?>
<math xmlns="http://www.w3.org/1998/Math/MathML" display="block">
  <semantics>
    <mrow>
      <mi mathvariant="normal">π</mi>
      <mrow>
        <mrow>
          <mo fence="true" stretchy="false">(</mo>
          <mrow>
            <mi>n</mi>
          </mrow>
          <mo fence="true" stretchy="false">)</mo>
        </mrow>
        <mo stretchy="false">=</mo>
        <mrow>
          <munderover>
            <mo stretchy="false">∑</mo>
            <mrow>
              <mi>k</mi>
              <mo stretchy="false">=</mo>
              <mn>1</mn>
            </mrow>
            <mrow>
              <mo fence="true" stretchy="false">⌊</mo>
              <mrow>
                <mrow>
                  <msub>
                    <mi>log</mi>
                    <mn>2</mn>
                  </msub>
                  <mi>n</mi>
                </mrow>
              </mrow>
              <mo fence="true" stretchy="false">⌋</mo>
            </mrow>
          </munderover>
          <mfrac>
            <mn>1</mn>
            <mi>k</mi>
          </mfrac>
        </mrow>
      </mrow>
      <mrow>
        <msub>
          <mrow>
            <mo fence="true" stretchy="false">[</mo>
            <mrow>
              <mrow>
                <mo stretchy="false">∇</mo>
                <mi mathvariant="normal">ζ</mi>
                <msup>
                  <mrow>
                    <mo fence="true" stretchy="false">(</mo>
                    <mrow>
                      <mn>0</mn>
                    </mrow>
                    <mo fence="true" stretchy="false">)</mo>
                  </mrow>
                  <mrow>
                    <mo stretchy="false">−</mo>
                    <mn>1</mn>
                  </mrow>
                </msup>
              </mrow>
            </mrow>
            <mo fence="true" stretchy="false">]</mo>
          </mrow>
          <mi>k</mi>
        </msub>
        <mo stretchy="false">⋅</mo>
        <msub>
          <mrow>
            <mo fence="true" stretchy="false">[</mo>
            <mrow>
              <mrow>
                <mi>log</mi>
                <mi mathvariant="normal">ζ</mi>
                <mrow>
                  <mo fence="true" stretchy="false">(</mo>
                  <mrow>
                    <mn>0</mn>
                  </mrow>
                  <mo fence="true" stretchy="false">)</mo>
                </mrow>
              </mrow>
            </mrow>
            <mo fence="true" stretchy="false">]</mo>
          </mrow>
          <msup>
            <mi>n</mi>
            <mfrac>
              <mn>1</mn>
              <mi>k</mi>
            </mfrac>
          </msup>
        </msub>
      </mrow>
    </mrow>
    <annotation encoding="StarMath 5.0">%pi(n) = sum from k = 1 to {lfloor log_2 n rfloor} {1 over k}[nabla %zeta(0)^-1]_k cdot [log %zeta(0)]_{n^{1 over k}}</annotation>
  </semantics>
</math>
</file>

<file path=Object 95/content.xml><?xml version="1.0" encoding="utf-8"?>
<math xmlns="http://www.w3.org/1998/Math/MathML">
  <semantics>
    <mrow>
      <mo stretchy="false">μ</mo>
      <mrow>
        <mo stretchy="false">(</mo>
        <mrow>
          <mi>n</mi>
        </mrow>
        <mo stretchy="false">)</mo>
      </mrow>
    </mrow>
    <annotation encoding="StarMath 5.0">%mu(n)</annotation>
  </semantics>
</math>
</file>

<file path=Object 96/content.xml><?xml version="1.0" encoding="utf-8"?>
<math xmlns="http://www.w3.org/1998/Math/MathML">
  <semantics>
    <mrow>
      <mi>log</mi>
      <mrow>
        <mi>x</mi>
        <mo stretchy="false">=</mo>
        <mrow>
          <mrow>
            <mo stretchy="false">(</mo>
            <mrow>
              <mrow>
                <mi>x</mi>
                <mo stretchy="false">−</mo>
                <mn>1</mn>
              </mrow>
            </mrow>
            <mo stretchy="false">)</mo>
          </mrow>
          <mo stretchy="false">−</mo>
          <mfrac>
            <mn>1</mn>
            <mn>2</mn>
          </mfrac>
        </mrow>
      </mrow>
      <mrow>
        <msup>
          <mrow>
            <mo stretchy="false">(</mo>
            <mrow>
              <mrow>
                <mi>x</mi>
                <mo stretchy="false">−</mo>
                <mn>1</mn>
              </mrow>
            </mrow>
            <mo stretchy="false">)</mo>
          </mrow>
          <mn>2</mn>
        </msup>
        <mo stretchy="false">+</mo>
        <mfrac>
          <mn>1</mn>
          <mn>3</mn>
        </mfrac>
      </mrow>
      <mrow>
        <msup>
          <mrow>
            <mo stretchy="false">(</mo>
            <mrow>
              <mrow>
                <mi>x</mi>
                <mo stretchy="false">−</mo>
                <mn>1</mn>
              </mrow>
            </mrow>
            <mo stretchy="false">)</mo>
          </mrow>
          <mn>3</mn>
        </msup>
        <mo stretchy="false">−</mo>
        <mfrac>
          <mn>1</mn>
          <mn>4</mn>
        </mfrac>
      </mrow>
      <mrow>
        <msup>
          <mrow>
            <mo stretchy="false">(</mo>
            <mrow>
              <mrow>
                <mi>x</mi>
                <mo stretchy="false">−</mo>
                <mn>1</mn>
              </mrow>
            </mrow>
            <mo stretchy="false">)</mo>
          </mrow>
          <mn>4</mn>
        </msup>
        <mo stretchy="false">+</mo>
        <mfrac>
          <mn>1</mn>
          <mn>5.</mn>
        </mfrac>
      </mrow>
      <mn>..</mn>
    </mrow>
    <annotation encoding="StarMath 5.0">log x = (x-1) - 1 over 2 (x-1)^2 + 1 over 3 (x-1)^3 - 1 over 4 (x-1)^4 + 1 over 5...</annotation>
  </semantics>
</math>
</file>

<file path=Object 97/content.xml><?xml version="1.0" encoding="utf-8"?>
<math xmlns="http://www.w3.org/1998/Math/MathML">
  <semantics>
    <mtable>
      <mtr>
        <mtd>
          <mrow>
            <mi>log</mi>
            <mrow>
              <mi>x</mi>
              <mo stretchy="false">=</mo>
              <mrow>
                <mrow>
                  <mo stretchy="false">(</mo>
                  <mrow>
                    <mrow>
                      <msup>
                        <mi>x</mi>
                        <mn>1</mn>
                      </msup>
                      <mo stretchy="false">−</mo>
                      <msup>
                        <mi>x</mi>
                        <mn>0</mn>
                      </msup>
                    </mrow>
                  </mrow>
                  <mo stretchy="false">)</mo>
                </mrow>
                <mo stretchy="false">−</mo>
                <mfrac>
                  <mn>1</mn>
                  <mn>2</mn>
                </mfrac>
              </mrow>
            </mrow>
            <mrow>
              <mrow>
                <mo stretchy="false">(</mo>
                <mrow>
                  <mrow>
                    <mrow>
                      <mi>x</mi>
                      <mo stretchy="false">−</mo>
                      <msup>
                        <mn>2x</mn>
                        <mn>1</mn>
                      </msup>
                    </mrow>
                    <mo stretchy="false">+</mo>
                    <msup>
                      <mi>x</mi>
                      <mn>0</mn>
                    </msup>
                  </mrow>
                </mrow>
                <mo stretchy="false">)</mo>
              </mrow>
              <mo stretchy="false">+</mo>
              <mfrac>
                <mn>1</mn>
                <mn>3</mn>
              </mfrac>
            </mrow>
            <mrow>
              <mo stretchy="false">(</mo>
              <mrow>
                <mrow>
                  <mrow>
                    <mrow>
                      <msup>
                        <mi>x</mi>
                        <mn>3</mn>
                      </msup>
                      <mo stretchy="false">−</mo>
                      <msup>
                        <mn>3x</mn>
                        <mn>2</mn>
                      </msup>
                    </mrow>
                    <mo stretchy="false">+</mo>
                    <msup>
                      <mn>3x</mn>
                      <mn>1</mn>
                    </msup>
                  </mrow>
                  <mo stretchy="false">−</mo>
                  <msup>
                    <mi>x</mi>
                    <mn>0</mn>
                  </msup>
                </mrow>
              </mrow>
              <mo stretchy="false">)</mo>
            </mrow>
            <mtext/>
          </mrow>
        </mtd>
      </mtr>
      <mtr>
        <mtd>
          <mrow>
            <mfrac>
              <mrow>
                <mo stretchy="false">−</mo>
                <mn>1</mn>
              </mrow>
              <mn>4</mn>
            </mfrac>
            <mrow>
              <mrow>
                <mo stretchy="false">(</mo>
                <mrow>
                  <mrow>
                    <mrow>
                      <mrow>
                        <mrow>
                          <msup>
                            <mi>x</mi>
                            <mn>4</mn>
                          </msup>
                          <mo stretchy="false">−</mo>
                          <msup>
                            <mn>4x</mn>
                            <mn>3</mn>
                          </msup>
                        </mrow>
                        <mo stretchy="false">+</mo>
                        <msup>
                          <mn>6x</mn>
                          <mn>2</mn>
                        </msup>
                      </mrow>
                      <mo stretchy="false">−</mo>
                      <msup>
                        <mn>4x</mn>
                        <mn>1</mn>
                      </msup>
                    </mrow>
                    <mo stretchy="false">+</mo>
                    <msup>
                      <mi>x</mi>
                      <mn>0</mn>
                    </msup>
                  </mrow>
                </mrow>
                <mo stretchy="false">)</mo>
              </mrow>
              <mo stretchy="false">+</mo>
              <mfrac>
                <mn>1</mn>
                <mn>5.</mn>
              </mfrac>
            </mrow>
            <mn>..</mn>
          </mrow>
        </mtd>
      </mtr>
    </mtable>
    <annotation encoding="StarMath 5.0">log x = (x^1-x^0) - 1 over 2 (x-2x^1+x^0) + 1 over 3 (x^3-3x^2+3x^1-x^0) 
"" newline - 1 over 4 (x^4-4x^3+6x^2-4x^1+x^0) + 1 over 5...</annotation>
  </semantics>
</math>
</file>

<file path=Object 98/content.xml><?xml version="1.0" encoding="utf-8"?>
<math xmlns="http://www.w3.org/1998/Math/MathML">
  <semantics>
    <mrow>
      <msub>
        <mi>D</mi>
        <mi>k</mi>
      </msub>
      <mi>'</mi>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row>
              <mo stretchy="false">(</mo>
              <mrow>
                <mrow>
                  <mi>k</mi>
                  <mo stretchy="false">−</mo>
                  <mi>j</mi>
                </mrow>
              </mrow>
              <mo stretchy="false">)</mo>
            </mrow>
          </msup>
        </mrow>
      </mrow>
      <mtext>(</mtext>
      <mtable>
        <mtr>
          <mtd>
            <mrow>
              <mi>k</mi>
            </mrow>
          </mtd>
        </mtr>
        <mtr>
          <mtd>
            <mrow>
              <mi>j</mi>
            </mrow>
          </mtd>
        </mtr>
      </mtable>
      <mtext>)</mtext>
      <msub>
        <mi>D</mi>
        <mi>j</mi>
      </msub>
      <mrow>
        <mo stretchy="false">(</mo>
        <mrow>
          <mi>n</mi>
        </mrow>
        <mo stretchy="false">)</mo>
      </mrow>
    </mrow>
    <annotation encoding="StarMath 5.0">D_k'(n) = sum from j = 0 to k (-1)^(k-j)"("binom{k}{j} ")"D_j(n)</annotation>
  </semantics>
</math>
</file>

<file path=Object 99/content.xml><?xml version="1.0" encoding="utf-8"?>
<math xmlns="http://www.w3.org/1998/Math/MathML" display="block">
  <semantics>
    <msub>
      <mrow>
        <mo fence="true" stretchy="false">[</mo>
        <mrow>
          <mrow>
            <mi mathvariant="normal">ζ</mi>
            <msup>
              <mrow>
                <mo fence="true" stretchy="false">(</mo>
                <mrow>
                  <mn>0</mn>
                </mrow>
                <mo fence="true" stretchy="false">)</mo>
              </mrow>
              <mi>k</mi>
            </msup>
          </mrow>
        </mrow>
        <mo fence="true" stretchy="false">]</mo>
      </mrow>
      <mi>n</mi>
    </msub>
    <annotation encoding="StarMath 5.0">[%zeta(0)^k]_n</annotation>
  </semantics>
</math>
</file>